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Cambria" svg:font-family="Cambria"/>
    <style:font-face style:name="Inconsolata" svg:font-family="Inconsolat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fo:background-color="#808080" style:cell-protect="none" style:repeat-content="false"/>
      <style:paragraph-properties fo:text-align="center"/>
      <style:text-properties style:font-name="Calibri" style:font-name-asian="Calibri" style:font-name-complex="Calibri" fo:font-weight="bold" style:font-weight-asian="bold" style:font-weight-complex="bold"/>
    </style:style>
    <style:style style:name="ce3" style:family="table-cell" style:parent-style-name="Default" style:data-style-name="N0">
      <style:table-cell-properties style:vertical-align="automatic" fo:wrap-option="wrap"/>
      <style:text-properties style:font-name="Calibri" style:font-name-asian="Calibri" style:font-name-complex="Calibri"/>
    </style:style>
    <style:style style:name="ce4" style:family="table-cell" style:parent-style-name="Default" style:data-style-name="N0">
      <style:table-cell-properties fo:border="thin solid #000000" style:vertical-align="top" fo:wrap-option="wrap" fo:background-color="transparent" style:cell-protect="none"/>
      <style:text-properties style:font-name="Calibri" style:font-name-asian="Calibri" style:font-name-complex="Calibri"/>
    </style:style>
    <style:style style:name="ce5" style:family="table-cell" style:parent-style-name="Default" style:data-style-name="N0">
      <style:table-cell-properties fo:border="thin solid #000000" style:vertical-align="top" fo:wrap-option="wrap" fo:background-color="#FFFFFF" style:cell-protect="none"/>
      <style:text-properties style:font-name="Calibri" style:font-name-asian="Calibri" style:font-name-complex="Calibri"/>
    </style:style>
    <style:style style:name="ce6" style:family="table-cell" style:parent-style-name="Default" style:data-style-name="N0">
      <style:table-cell-properties fo:border="thin solid #000000" style:vertical-align="top" fo:wrap-option="wrap" fo:background-color="#FCE4D6" style:cell-protect="none"/>
      <style:text-properties style:font-name="Calibri" style:font-name-asian="Calibri" style:font-name-complex="Calibri"/>
    </style:style>
    <style:style style:name="ce7" style:family="table-cell" style:parent-style-name="Default" style:data-style-name="N0">
      <style:table-cell-properties fo:border="thin solid #000000" style:vertical-align="top" fo:wrap-option="wrap" fo:background-color="#FFFFFF"/>
      <style:text-properties style:font-name="Calibri" style:font-name-asian="Calibri" style:font-name-complex="Calibri"/>
    </style:style>
    <style:style style:name="ce8" style:family="table-cell" style:parent-style-name="Hiperv_237_nculo" style:data-style-name="N0">
      <style:table-cell-properties fo:border="thin solid #000000" style:vertical-align="automatic" fo:wrap-option="wrap" fo:background-color="#FFFFFF"/>
      <style:text-properties fo:color="#0563C1" style:font-name="Calibri" style:font-name-asian="Calibri" style:font-name-complex="Calibri" style:text-underline-style="solid" style:text-underline-type="single"/>
    </style:style>
    <style:style style:name="ce9" style:family="table-cell" style:parent-style-name="Default" style:data-style-name="N0">
      <style:table-cell-properties fo:border="thin solid #000000" style:vertical-align="top" fo:wrap-option="wrap"/>
      <style:text-properties style:font-name="Calibri" style:font-name-asian="Calibri" style:font-name-complex="Calibri"/>
    </style:style>
    <style:style style:name="ce10" style:family="table-cell" style:parent-style-name="Default" style:data-style-name="N0">
      <style:table-cell-properties fo:border="thin solid #000000" style:vertical-align="automatic" fo:wrap-option="wrap"/>
      <style:text-properties style:font-name="Calibri" style:font-name-asian="Calibri" style:font-name-complex="Calibri"/>
    </style:style>
    <style:style style:name="ce11" style:family="table-cell" style:parent-style-name="Default" style:data-style-name="N0">
      <style:table-cell-properties fo:border="thin solid #000000" style:vertical-align="top" fo:wrap-option="wrap" fo:background-color="#C00000" style:cell-protect="none"/>
      <style:text-properties style:font-name="Calibri" style:font-name-asian="Calibri" style:font-name-complex="Calibri"/>
    </style:style>
    <style:style style:name="ce12" style:family="table-cell" style:parent-style-name="Default" style:data-style-name="N0">
      <style:table-cell-properties fo:border="thin solid #000000" style:vertical-align="automatic" fo:wrap-option="wrap" fo:background-color="#FFFFFF"/>
      <style:text-properties style:font-name="Calibri" style:font-name-asian="Calibri" style:font-name-complex="Calibri"/>
    </style:style>
    <style:style style:name="ce13" style:family="table-cell" style:parent-style-name="Default" style:data-style-name="N0">
      <style:table-cell-properties fo:border="thin solid #000000" style:vertical-align="top" fo:wrap-option="wrap" fo:background-color="#FFFF00"/>
      <style:text-properties style:font-name="Calibri" style:font-name-asian="Calibri" style:font-name-complex="Calibri"/>
    </style:style>
    <style:style style:name="ce14" style:family="table-cell" style:parent-style-name="Default" style:data-style-name="N0">
      <style:table-cell-properties fo:border="thin solid #000000" style:vertical-align="top" fo:wrap-option="wrap" fo:background-color="#D9D9D9" style:cell-protect="none"/>
      <style:text-properties style:font-name="Calibri" style:font-name-asian="Calibri" style:font-name-complex="Calibri" fo:font-weight="bold" style:font-weight-asian="bold" style:font-weight-complex="bold"/>
    </style:style>
    <style:style style:name="ce15" style:family="table-cell" style:parent-style-name="Default" style:data-style-name="N0">
      <style:table-cell-properties fo:border="thin solid #000000" style:vertical-align="top" fo:wrap-option="wrap" fo:background-color="#FFFFFF" style:cell-protect="none" style:repeat-content="false"/>
      <style:paragraph-properties fo:text-align="start" fo:margin-left="0cm"/>
      <style:text-properties style:font-name="Calibri" style:font-name-asian="Calibri" style:font-name-complex="Calibri"/>
    </style:style>
    <style:style style:name="ce16" style:family="table-cell" style:parent-style-name="Default" style:data-style-name="N0">
      <style:table-cell-properties fo:border="thin solid #000000" style:vertical-align="top" fo:wrap-option="wrap" fo:background-color="#C00000" style:cell-protect="none" style:repeat-content="false"/>
      <style:paragraph-properties fo:text-align="start" fo:margin-left="0cm"/>
      <style:text-properties style:font-name="Calibri" style:font-name-asian="Calibri" style:font-name-complex="Calibri"/>
    </style:style>
    <style:style style:name="ce17" style:family="table-cell" style:parent-style-name="Hiperv_237_nculo" style:data-style-name="N0">
      <style:table-cell-properties fo:border="thin solid #000000" style:vertical-align="top" fo:wrap-option="wrap" fo:background-color="#FFFFFF" style:cell-protect="none"/>
      <style:text-properties fo:color="#0563C1" style:font-name="Calibri" style:font-name-asian="Calibri" style:font-name-complex="Calibri" style:text-underline-style="solid" style:text-underline-type="single"/>
    </style:style>
    <style:style style:name="ce18" style:family="table-cell" style:parent-style-name="Default" style:data-style-name="N0">
      <style:table-cell-properties fo:border="thin solid #000000" style:vertical-align="top" fo:wrap-option="wrap" fo:background-color="transparent"/>
      <style:text-properties style:font-name="Calibri" style:font-name-asian="Calibri" style:font-name-complex="Calibri"/>
    </style:style>
    <style:style style:name="ce19" style:family="table-cell" style:parent-style-name="Default" style:data-style-name="N0">
      <style:table-cell-properties fo:border="thin solid #000000" style:vertical-align="top" fo:wrap-option="wrap" fo:background-color="#9BC2E6" style:cell-protect="none"/>
      <style:text-properties style:font-name="Calibri" style:font-name-asian="Calibri" style:font-name-complex="Calibri"/>
    </style:style>
    <style:style style:name="ce20" style:family="table-cell" style:parent-style-name="Default" style:data-style-name="N0">
      <style:table-cell-properties fo:border="thin solid #000000" style:vertical-align="top" fo:wrap-option="wrap" fo:background-color="#9BC2E6" style:cell-protect="none" style:repeat-content="false"/>
      <style:paragraph-properties fo:text-align="start" fo:margin-left="0cm"/>
      <style:text-properties style:font-name="Calibri" style:font-name-asian="Calibri" style:font-name-complex="Calibri"/>
    </style:style>
    <style:style style:name="ce21" style:family="table-cell" style:parent-style-name="Default" style:data-style-name="N0">
      <style:table-cell-properties fo:border="thin solid #000000" style:vertical-align="top" fo:wrap-option="wrap" fo:background-color="#9BC2E6"/>
      <style:text-properties style:font-name="Calibri" style:font-name-asian="Calibri" style:font-name-complex="Calibri"/>
    </style:style>
    <style:style style:name="ce22" style:family="table-cell" style:parent-style-name="Entrada" style:data-style-name="N0">
      <style:table-cell-properties fo:border="thin solid #7F7F7F" style:vertical-align="top" fo:wrap-option="wrap" fo:background-color="#FFCC99" style:cell-protect="none"/>
      <style:text-properties fo:color="#3F3F76" style:font-name="Calibri" style:font-name-asian="Calibri" style:font-name-complex="Calibri"/>
    </style:style>
    <style:style style:name="ce23" style:family="table-cell" style:parent-style-name="Default" style:data-style-name="N0">
      <style:table-cell-properties fo:border="thin solid #000000" style:vertical-align="top" fo:wrap-option="wrap" fo:background-color="#D9D9D9" style:cell-protect="none" style:repeat-content="false"/>
      <style:paragraph-properties fo:text-align="start" fo:margin-left="0cm"/>
      <style:text-properties style:font-name="Calibri" style:font-name-asian="Calibri" style:font-name-complex="Calibri" fo:font-weight="bold" style:font-weight-asian="bold" style:font-weight-complex="bold"/>
    </style:style>
    <style:style style:name="ce24" style:family="table-cell" style:parent-style-name="Default" style:data-style-name="N0">
      <style:table-cell-properties fo:border="thin solid #000000" style:vertical-align="top" fo:wrap-option="wrap" fo:background-color="#C00000"/>
      <style:text-properties style:font-name="Calibri" style:font-name-asian="Calibri" style:font-name-complex="Calibri"/>
    </style:style>
    <style:style style:name="ce25" style:family="table-cell" style:parent-style-name="Default" style:data-style-name="N0">
      <style:table-cell-properties fo:border="thin solid #000000" style:vertical-align="top" fo:wrap-option="wrap" fo:background-color="#FFFF00" style:cell-protect="none"/>
      <style:text-properties style:font-name="Calibri" style:font-name-asian="Calibri" style:font-name-complex="Calibri"/>
    </style:style>
    <style:style style:name="ce26" style:family="table-cell" style:parent-style-name="Default" style:data-style-name="N0">
      <style:table-cell-properties fo:border="thin solid #000000" style:vertical-align="top" fo:wrap-option="wrap" fo:background-color="#ACB9CA" style:cell-protect="none"/>
      <style:text-properties style:font-name="Calibri" style:font-name-asian="Calibri" style:font-name-complex="Calibri"/>
    </style:style>
    <style:style style:name="ce27" style:family="table-cell" style:parent-style-name="Default" style:data-style-name="N0">
      <style:table-cell-properties fo:border="thin solid #000000" style:vertical-align="top" fo:wrap-option="wrap" fo:background-color="#ACB9CA" style:cell-protect="none" style:repeat-content="false"/>
      <style:paragraph-properties fo:text-align="start" fo:margin-left="0cm"/>
      <style:text-properties style:font-name="Calibri" style:font-name-asian="Calibri" style:font-name-complex="Calibri"/>
    </style:style>
    <style:style style:name="ce28" style:family="table-cell" style:parent-style-name="Default" style:data-style-name="N0">
      <style:table-cell-properties fo:border="thin solid #000000" style:vertical-align="top" fo:wrap-option="wrap" fo:background-color="#ACB9CA"/>
      <style:text-properties style:font-name="Calibri" style:font-name-asian="Calibri" style:font-name-complex="Calibri"/>
    </style:style>
    <style:style style:name="ce29" style:family="table-cell" style:parent-style-name="Default" style:data-style-name="N0">
      <style:table-cell-properties fo:border="thin solid #000000" style:vertical-align="top" fo:wrap-option="wrap" fo:background-color="#FFFF00" style:cell-protect="none"/>
      <style:text-properties style:font-name="Calibri" style:font-name-asian="Calibri" style:font-name-complex="Calibri" fo:font-weight="bold" style:font-weight-asian="bold" style:font-weight-complex="bold"/>
    </style:style>
    <style:style style:name="ce30" style:family="table-cell" style:parent-style-name="Default" style:data-style-name="N0">
      <style:table-cell-properties fo:border="thin solid #000000" style:vertical-align="top" fo:wrap-option="wrap" fo:background-color="#FFFF00" style:cell-protect="none"/>
      <style:text-properties fo:color="#FF0000" style:font-name="Calibri" style:font-name-asian="Calibri" style:font-name-complex="Calibri"/>
    </style:style>
    <style:style style:name="ce31"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32" style:family="table-cell" style:parent-style-name="Default" style:data-style-name="N0">
      <style:table-cell-properties fo:border-top="thin solid #000000" fo:border-bottom="thin solid #000000" fo:border-left="thin solid #000000" fo:border-right="none"/>
      <style:text-properties fo:font-weight="bold" style:font-weight-asian="bold" style:font-weight-complex="bold"/>
    </style:style>
    <style:style style:name="ce33" style:family="table-cell" style:parent-style-name="Default" style:data-style-name="N0">
      <style:table-cell-properties fo:border-top="thin solid #000000" fo:border-bottom="thin solid #000000" fo:border-left="none" fo:border-right="none"/>
      <style:text-properties fo:font-weight="bold" style:font-weight-asian="bold" style:font-weight-complex="bold"/>
    </style:style>
    <style:style style:name="ce34" style:family="table-cell" style:parent-style-name="Default" style:data-style-name="N0">
      <style:table-cell-properties fo:border-top="thin solid #000000" fo:border-bottom="thin solid #000000" fo:border-left="none" fo:border-right="thin solid #000000"/>
      <style:text-properties fo:font-weight="bold" style:font-weight-asian="bold" style:font-weight-complex="bold"/>
    </style:style>
    <style:style style:name="ce35" style:family="table-cell" style:parent-style-name="Default" style:data-style-name="N0">
      <style:table-cell-properties fo:background-color="#A9D08E"/>
    </style:style>
    <style:style style:name="ce36" style:family="table-cell" style:parent-style-name="Default" style:data-style-name="N0">
      <style:table-cell-properties fo:background-color="#1F4E78"/>
    </style:style>
    <style:style style:name="ce37"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38" style:family="table-cell" style:parent-style-name="Default" style:data-style-name="N0">
      <style:table-cell-properties fo:border-top="thin solid #808080" fo:border-bottom="none" fo:border-left="thin solid #808080" fo:border-right="none" style:vertical-align="middle" fo:background-color="#FFFF00" style:cell-protect="protected"/>
      <style:text-properties fo:font-weight="bold" style:font-weight-asian="bold" style:font-weight-complex="bold"/>
    </style:style>
    <style:style style:name="ce39" style:family="table-cell" style:parent-style-name="Default" style:data-style-name="N0">
      <style:table-cell-properties fo:border-top="thin solid #808080" fo:border-bottom="none" fo:border-left="none" fo:border-right="none" style:vertical-align="middle" fo:background-color="#FFFF00" style:cell-protect="protected" style:repeat-content="false"/>
      <style:paragraph-properties fo:text-align="center"/>
      <style:text-properties fo:font-weight="bold" style:font-weight-asian="bold" style:font-weight-complex="bold"/>
    </style:style>
    <style:style style:name="ce40" style:family="table-cell" style:parent-style-name="Default" style:data-style-name="N0">
      <style:table-cell-properties fo:border-top="thin solid #808080" fo:border-bottom="none" fo:border-left="none" fo:border-right="none" style:vertical-align="middle" fo:background-color="#FFFF00" style:cell-protect="protected" style:repeat-content="false"/>
      <style:paragraph-properties fo:text-align="start" fo:margin-left="0cm"/>
      <style:text-properties fo:font-weight="bold" style:font-weight-asian="bold" style:font-weight-complex="bold"/>
    </style:style>
    <style:style style:name="ce41" style:family="table-cell" style:parent-style-name="Default" style:data-style-name="N0">
      <style:table-cell-properties style:vertical-align="middle" fo:background-color="#FFFF00" style:cell-protect="protected" style:repeat-content="false"/>
      <style:paragraph-properties fo:text-align="start" fo:margin-left="0cm"/>
      <style:text-properties fo:font-weight="bold" style:font-weight-asian="bold" style:font-weight-complex="bold"/>
    </style:style>
    <style:style style:name="ce42" style:family="table-cell" style:parent-style-name="Default" style:data-style-name="N0">
      <style:table-cell-properties style:vertical-align="middle" style:repeat-content="false"/>
      <style:paragraph-properties fo:text-align="start" fo:margin-left="0cm"/>
    </style:style>
    <style:style style:name="ce43" style:family="table-cell" style:parent-style-name="Default" style:data-style-name="N0">
      <style:table-cell-properties style:vertical-align="middle" fo:background-color="#F8CBAD" style:repeat-content="false"/>
      <style:paragraph-properties fo:text-align="start" fo:margin-left="0cm"/>
    </style:style>
    <style:style style:name="ce44" style:family="table-cell" style:parent-style-name="Default" style:data-style-name="N0">
      <style:table-cell-properties style:vertical-align="middle" fo:background-color="#F8CBAD" style:repeat-content="false"/>
      <style:paragraph-properties fo:text-align="center"/>
    </style:style>
    <style:style style:name="ce45" style:family="table-cell" style:parent-style-name="Default" style:data-style-name="N0">
      <style:table-cell-properties style:vertical-align="middle" fo:background-color="transparent" style:cell-protect="protected"/>
    </style:style>
    <style:style style:name="ce46" style:family="table-cell" style:parent-style-name="Default" style:data-style-name="N0">
      <style:table-cell-properties style:vertical-align="middle" fo:background-color="transparent" style:cell-protect="protected" style:repeat-content="false"/>
      <style:paragraph-properties fo:text-align="center"/>
    </style:style>
    <style:style style:name="ce47" style:family="table-cell" style:parent-style-name="Default" style:data-style-name="N0">
      <style:table-cell-properties style:vertical-align="middle"/>
    </style:style>
    <style:style style:name="ce48" style:family="table-cell" style:parent-style-name="Default" style:data-style-name="N0">
      <style:table-cell-properties style:vertical-align="middle" fo:background-color="transparent" style:repeat-content="false"/>
      <style:paragraph-properties fo:text-align="start" fo:margin-left="0cm"/>
    </style:style>
    <style:style style:name="ce49" style:family="table-cell" style:parent-style-name="Default" style:data-style-name="N0">
      <style:table-cell-properties style:vertical-align="middle" style:repeat-content="false"/>
      <style:paragraph-properties fo:text-align="center"/>
    </style:style>
    <style:style style:name="ce50" style:family="table-cell" style:parent-style-name="Default" style:data-style-name="N0">
      <style:table-cell-properties style:vertical-align="top" fo:background-color="#CCFFCC" style:cell-protect="protected"/>
    </style:style>
    <style:style style:name="ce51" style:family="table-cell" style:parent-style-name="Default" style:data-style-name="N0">
      <style:table-cell-properties style:vertical-align="top" fo:background-color="#CCFFCC" style:cell-protect="protected" style:repeat-content="false"/>
      <style:paragraph-properties fo:text-align="center"/>
    </style:style>
    <style:style style:name="ce52" style:family="table-cell" style:parent-style-name="Default" style:data-style-name="N0">
      <style:table-cell-properties style:vertical-align="middle" fo:background-color="#CCFFCC" style:cell-protect="protected" style:repeat-content="false"/>
      <style:paragraph-properties fo:text-align="start" fo:margin-left="0cm"/>
    </style:style>
    <style:style style:name="ce53" style:family="table-cell" style:parent-style-name="Default" style:data-style-name="N0">
      <style:table-cell-properties style:vertical-align="middle" fo:background-color="#CCFFCC" style:cell-protect="protected"/>
    </style:style>
    <style:style style:name="ce54" style:family="table-cell" style:parent-style-name="Default" style:data-style-name="N0">
      <style:table-cell-properties style:vertical-align="middle" fo:background-color="#F8CBAD" style:cell-protect="protected"/>
    </style:style>
    <style:style style:name="ce55" style:family="table-cell" style:parent-style-name="Default" style:data-style-name="N0">
      <style:table-cell-properties style:vertical-align="top" fo:background-color="transparent" style:cell-protect="protected"/>
    </style:style>
    <style:style style:name="ce56" style:family="table-cell" style:parent-style-name="Default" style:data-style-name="N0">
      <style:table-cell-properties style:vertical-align="top" fo:background-color="transparent" style:cell-protect="protected" style:repeat-content="false"/>
      <style:paragraph-properties fo:text-align="center"/>
    </style:style>
    <style:style style:name="ce57" style:family="table-cell" style:parent-style-name="Default" style:data-style-name="N0">
      <style:table-cell-properties style:vertical-align="automatic"/>
    </style:style>
    <style:style style:name="ce58" style:family="table-cell" style:parent-style-name="Default" style:data-style-name="N0">
      <style:table-cell-properties style:vertical-align="top" fo:background-color="transparent" style:cell-protect="protected" style:repeat-content="false"/>
      <style:paragraph-properties fo:text-align="start" fo:margin-left="0cm"/>
    </style:style>
    <style:style style:name="ce59" style:family="table-cell" style:parent-style-name="Default" style:data-style-name="N0">
      <style:table-cell-properties style:vertical-align="top" fo:wrap-option="wrap" fo:background-color="transparent" style:cell-protect="protected"/>
    </style:style>
    <style:style style:name="ce60" style:family="table-cell" style:parent-style-name="Default" style:data-style-name="N0">
      <style:table-cell-properties style:vertical-align="top" fo:wrap-option="wrap" fo:background-color="transparent" style:cell-protect="protected" style:repeat-content="false"/>
      <style:paragraph-properties fo:text-align="center"/>
      <style:text-properties fo:font-size="10pt" style:font-size-asian="10pt" style:font-size-complex="10pt"/>
    </style:style>
    <style:style style:name="ce61" style:family="table-cell" style:parent-style-name="Default" style:data-style-name="N0">
      <style:table-cell-properties style:vertical-align="middle" fo:background-color="transparent"/>
    </style:style>
    <style:style style:name="ce62" style:family="table-cell" style:parent-style-name="Default" style:data-style-name="N0">
      <style:table-cell-properties style:vertical-align="top" fo:wrap-option="wrap" fo:background-color="transparent" style:cell-protect="protected"/>
      <style:text-properties fo:font-size="10pt" style:font-size-asian="10pt" style:font-size-complex="10pt"/>
    </style:style>
    <style:style style:name="ce63" style:family="table-cell" style:parent-style-name="Default" style:data-style-name="N0">
      <style:table-cell-properties style:vertical-align="middle" fo:background-color="transparent" style:cell-protect="protected" style:repeat-content="false"/>
      <style:paragraph-properties fo:text-align="start" fo:margin-left="0cm"/>
    </style:style>
    <style:style style:name="ce64" style:family="table-cell" style:parent-style-name="Default" style:data-style-name="N0">
      <style:table-cell-properties fo:background-color="transparent"/>
    </style:style>
    <style:style style:name="ce65" style:family="table-cell" style:parent-style-name="Default" style:data-style-name="N0">
      <style:table-cell-properties style:vertical-align="middle" fo:background-color="#CCFFCC" style:cell-protect="protected" style:repeat-content="false"/>
      <style:paragraph-properties fo:text-align="center"/>
    </style:style>
    <style:style style:name="ce66"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67" style:family="table-cell" style:parent-style-name="Default" style:data-style-name="N0">
      <style:table-cell-properties fo:background-color="#FFFFFF"/>
      <style:text-properties style:font-name="Inconsolata" style:font-name-asian="Inconsolata" style:font-name-complex="Inconsolata"/>
    </style:style>
    <style:style style:name="ce68"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69" style:family="table-cell" style:parent-style-name="Default" style:data-style-name="N0">
      <style:table-cell-properties fo:background-color="#92D050"/>
      <style:text-properties style:font-name="Inconsolata" style:font-name-asian="Inconsolata" style:font-name-complex="Inconsolata"/>
    </style:style>
    <style:style style:name="ce70" style:family="table-cell" style:parent-style-name="Default" style:data-style-name="N0">
      <style:table-cell-properties fo:background-color="#A5E163"/>
      <style:text-properties fo:color="#B7E1CD" style:font-name="Inconsolata" style:font-name-asian="Inconsolata" style:font-name-complex="Inconsolata"/>
    </style:style>
    <style:style style:name="ce71" style:family="table-cell" style:parent-style-name="Default" style:data-style-name="N0">
      <style:text-properties fo:color="#0000FF" style:font-name="Cambria" style:font-name-asian="Cambria" style:font-name-complex="Cambria" style:text-underline-style="solid" style:text-underline-type="single" style:font-family-generic="roman"/>
    </style:style>
    <style:style style:name="ce72" style:family="table-cell" style:parent-style-name="Default" style:data-style-name="N0">
      <style:table-cell-properties style:vertical-align="middle" style:repeat-content="false"/>
      <style:paragraph-properties fo:text-align="start" fo:margin-left="0cm"/>
    </style:style>
    <style:style style:name="ce73" style:family="table-cell" style:parent-style-name="Default" style:data-style-name="N0">
      <style:table-cell-properties style:vertical-align="middle" fo:background-color="#FFFF00" style:cell-protect="protected"/>
    </style:style>
    <style:style style:name="ce74" style:family="table-cell" style:parent-style-name="Default" style:data-style-name="N0">
      <style:table-cell-properties style:vertical-align="middle" fo:background-color="#FFFF00" style:repeat-content="false"/>
      <style:paragraph-properties fo:text-align="center"/>
    </style:style>
    <style:style style:name="ce75" style:family="table-cell" style:parent-style-name="Default" style:data-style-name="N0">
      <style:table-cell-properties style:vertical-align="middle" fo:background-color="#FFFF00" style:repeat-content="false"/>
      <style:paragraph-properties fo:text-align="start" fo:margin-left="0cm"/>
    </style:style>
    <style:style style:name="ce76" style:family="table-cell" style:parent-style-name="Default" style:data-style-name="N0">
      <style:table-cell-properties style:vertical-align="middle" fo:background-color="#FFFF00"/>
    </style:style>
    <style:style style:name="ce77" style:family="table-cell" style:parent-style-name="Default" style:data-style-name="N0">
      <style:table-cell-properties fo:background-color="#FFFF00"/>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9AAE04"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FF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FF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6"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2.32833333333333cm"/>
    </style:style>
    <style:style style:name="co2" style:family="table-column">
      <style:table-column-properties fo:break-before="auto" style:column-width="3.095625cm"/>
    </style:style>
    <style:style style:name="co3" style:family="table-column">
      <style:table-column-properties fo:break-before="auto" style:column-width="6.0325cm"/>
    </style:style>
    <style:style style:name="co4" style:family="table-column">
      <style:table-column-properties fo:break-before="auto" style:column-width="6.905625cm"/>
    </style:style>
    <style:style style:name="co5" style:family="table-column">
      <style:table-column-properties fo:break-before="auto" style:column-width="8.06979166666667cm"/>
    </style:style>
    <style:style style:name="co6" style:family="table-column">
      <style:table-column-properties fo:break-before="auto" style:column-width="4.78895833333333cm"/>
    </style:style>
    <style:style style:name="co7" style:family="table-column">
      <style:table-column-properties fo:break-before="auto" style:column-width="0.740833333333333cm"/>
    </style:style>
    <style:style style:name="co8" style:family="table-column">
      <style:table-column-properties fo:break-before="auto" style:column-width="1.71979166666667cm"/>
    </style:style>
    <style:style style:name="co9" style:family="table-column">
      <style:table-column-properties fo:break-before="auto" style:column-width="9.26041666666667cm"/>
    </style:style>
    <style:style style:name="co10" style:family="table-column">
      <style:table-column-properties fo:break-before="auto" style:column-width="10.9272916666667cm"/>
    </style:style>
    <style:style style:name="co11" style:family="table-column">
      <style:table-column-properties fo:break-before="auto" style:column-width="5.37104166666667cm"/>
    </style:style>
    <style:style style:name="co12" style:family="table-column">
      <style:table-column-properties fo:break-before="auto" style:column-width="8.89cm"/>
    </style:style>
    <style:style style:name="co13" style:family="table-column">
      <style:table-column-properties fo:break-before="auto" style:column-width="3.175cm"/>
    </style:style>
    <style:style style:name="co14" style:family="table-column">
      <style:table-column-properties fo:break-before="auto" style:column-width="9.49854166666667cm"/>
    </style:style>
    <style:style style:name="co15" style:family="table-column">
      <style:table-column-properties fo:break-before="auto" style:column-width="4.365625cm"/>
    </style:style>
    <style:style style:name="co16" style:family="table-column">
      <style:table-column-properties fo:break-before="auto" style:column-width="4.39208333333333cm"/>
    </style:style>
    <style:style style:name="co17" style:family="table-column">
      <style:table-column-properties fo:break-before="auto" style:column-width="6.64104166666667cm"/>
    </style:style>
    <style:style style:name="co18" style:family="table-column">
      <style:table-column-properties fo:break-before="auto" style:column-width="6.61458333333333cm"/>
    </style:style>
    <style:style style:name="co19" style:family="table-column">
      <style:table-column-properties fo:break-before="auto" style:column-width="2.778125cm"/>
    </style:style>
    <style:style style:name="co20" style:family="table-column">
      <style:table-column-properties fo:break-before="auto" style:column-width="13.81125cm"/>
    </style:style>
    <style:style style:name="co21" style:family="table-column">
      <style:table-column-properties fo:break-before="auto" style:column-width="4.23333333333333cm"/>
    </style:style>
    <style:style style:name="co22" style:family="table-column">
      <style:table-column-properties fo:break-before="auto" style:column-width="8.41375cm"/>
    </style:style>
    <style:style style:name="co23" style:family="table-column">
      <style:table-column-properties fo:break-before="auto" style:column-width="12.938125cm"/>
    </style:style>
    <style:style style:name="co24" style:family="table-column">
      <style:table-column-properties fo:break-before="auto" style:column-width="1.5875cm"/>
    </style:style>
    <style:style style:name="co25" style:family="table-column">
      <style:table-column-properties fo:break-before="auto" style:column-width="4.89479166666667cm"/>
    </style:style>
    <style:style style:name="co26" style:family="table-column">
      <style:table-column-properties fo:break-before="auto" style:column-width="3.46604166666667cm"/>
    </style:style>
    <style:style style:name="co27" style:family="table-column">
      <style:table-column-properties fo:break-before="auto" style:column-width="5.635625cm"/>
    </style:style>
    <style:style style:name="co28" style:family="table-column">
      <style:table-column-properties fo:break-before="auto" style:column-width="3.571875cm"/>
    </style:style>
    <style:style style:name="co29" style:family="table-column">
      <style:table-column-properties fo:break-before="auto" style:column-width="8.09625cm"/>
    </style:style>
    <style:style style:name="co30" style:family="table-column">
      <style:table-column-properties fo:break-before="auto" style:column-width="5.000625cm"/>
    </style:style>
    <style:style style:name="co31" style:family="table-column">
      <style:table-column-properties fo:break-before="auto" style:column-width="3.99520833333333cm"/>
    </style:style>
    <style:style style:name="co32" style:family="table-column">
      <style:table-column-properties fo:break-before="auto" style:column-width="2.460625cm"/>
    </style:style>
    <style:style style:name="co33" style:family="table-column">
      <style:table-column-properties fo:break-before="auto" style:column-width="1.69333333333333cm"/>
    </style:style>
    <style:style style:name="co34" style:family="table-column">
      <style:table-column-properties fo:break-before="auto" style:column-width="1.93145833333333cm"/>
    </style:style>
    <style:style style:name="co35" style:family="table-column">
      <style:table-column-properties fo:break-before="auto" style:column-width="1.21708333333333cm"/>
    </style:style>
    <style:style style:name="co36" style:family="table-column">
      <style:table-column-properties fo:break-before="auto" style:column-width="1.08479166666667cm"/>
    </style:style>
    <style:style style:name="co37" style:family="table-column">
      <style:table-column-properties fo:break-before="auto" style:column-width="12.0120833333333cm"/>
    </style:style>
    <style:style style:name="co38" style:family="table-column">
      <style:table-column-properties fo:break-before="auto" style:column-width="1.984375cm"/>
    </style:style>
    <style:style style:name="co39" style:family="table-column">
      <style:table-column-properties fo:break-before="auto" style:column-width="11.9591666666667cm"/>
    </style:style>
    <style:style style:name="co40" style:family="table-column">
      <style:table-column-properties fo:break-before="auto" style:column-width="2.64583333333333cm"/>
    </style:style>
    <style:style style:name="co41" style:family="table-column">
      <style:table-column-properties fo:break-before="auto" style:column-width="2.2225cm"/>
    </style:style>
    <style:style style:name="co42" style:family="table-column">
      <style:table-column-properties fo:break-before="auto" style:column-width="22.939375cm"/>
    </style:style>
    <style:style style:name="co43" style:family="table-column">
      <style:table-column-properties fo:break-before="auto" style:column-width="9.15458333333333cm"/>
    </style:style>
    <style:style style:name="co44" style:family="table-column">
      <style:table-column-properties fo:break-before="auto" style:column-width="3.33375cm"/>
    </style:style>
    <style:style style:name="co45" style:family="table-column">
      <style:table-column-properties fo:break-before="auto" style:column-width="4.49791666666667cm"/>
    </style:style>
    <style:style style:name="co46" style:family="table-column">
      <style:table-column-properties fo:break-before="auto" style:column-width="5.08cm"/>
    </style:style>
    <style:style style:name="ro1" style:family="table-row">
      <style:table-row-properties style:row-height="15pt" style:use-optimal-row-height="true" fo:break-before="auto"/>
    </style:style>
    <style:style style:name="ro2" style:family="table-row">
      <style:table-row-properties style:row-height="60pt" style:use-optimal-row-height="true" fo:break-before="auto"/>
    </style:style>
    <style:style style:name="ro3" style:family="table-row">
      <style:table-row-properties style:row-height="120pt" style:use-optimal-row-height="true" fo:break-before="auto"/>
    </style:style>
    <style:style style:name="ro4" style:family="table-row">
      <style:table-row-properties style:row-height="90pt" style:use-optimal-row-height="true" fo:break-before="auto"/>
    </style:style>
    <style:style style:name="ro5" style:family="table-row">
      <style:table-row-properties style:row-height="45pt" style:use-optimal-row-height="true" fo:break-before="auto"/>
    </style:style>
    <style:style style:name="ro6" style:family="table-row">
      <style:table-row-properties style:row-height="255pt" style:use-optimal-row-height="true" fo:break-before="auto"/>
    </style:style>
    <style:style style:name="ro7" style:family="table-row">
      <style:table-row-properties style:row-height="75pt" style:use-optimal-row-height="true" fo:break-before="auto"/>
    </style:style>
    <style:style style:name="ro8" style:family="table-row">
      <style:table-row-properties style:row-height="135pt" style:use-optimal-row-height="true" fo:break-before="auto"/>
    </style:style>
    <style:style style:name="ro9" style:family="table-row">
      <style:table-row-properties style:row-height="105pt" style:use-optimal-row-height="true" fo:break-before="auto"/>
    </style:style>
    <style:style style:name="ro10" style:family="table-row">
      <style:table-row-properties style:row-height="150pt" style:use-optimal-row-height="true" fo:break-before="auto"/>
    </style:style>
    <style:style style:name="ro11" style:family="table-row">
      <style:table-row-properties style:row-height="225pt" style:use-optimal-row-height="true" fo:break-before="auto"/>
    </style:style>
    <style:style style:name="ro12" style:family="table-row">
      <style:table-row-properties style:row-height="165pt" style:use-optimal-row-height="true" fo:break-before="auto"/>
    </style:style>
    <style:style style:name="ro13" style:family="table-row">
      <style:table-row-properties style:row-height="30pt" style:use-optimal-row-height="true" fo:break-before="auto"/>
    </style:style>
    <style:style style:name="ro14" style:family="table-row">
      <style:table-row-properties style:row-height="180pt" style:use-optimal-row-height="true" fo:break-before="auto"/>
    </style:style>
    <style:style style:name="ro15" style:family="table-row">
      <style:table-row-properties style:row-height="210pt" style:use-optimal-row-height="true" fo:break-before="auto"/>
    </style:style>
    <style:style style:name="ro16" style:family="table-row">
      <style:table-row-properties style:row-height="195pt" style:use-optimal-row-height="true" fo:break-before="auto"/>
    </style:style>
    <style:style style:name="ro17" style:family="table-row">
      <style:table-row-properties style:row-height="14.25pt" style:use-optimal-row-height="true" fo:break-before="auto"/>
    </style:style>
    <style:style style:name="ro18" style:family="table-row">
      <style:table-row-properties style:row-height="15pt" style:use-optimal-row-height="false" fo:break-before="auto"/>
    </style:style>
    <style:style style:name="ro19" style:family="table-row">
      <style:table-row-properties style:row-height="6pt" style:use-optimal-row-height="false" fo:break-before="auto"/>
    </style:style>
    <style:style style:name="ro20" style:family="table-row">
      <style:table-row-properties style:row-height="15.75pt" style:use-optimal-row-height="false" fo:break-before="auto"/>
    </style:style>
    <style:style style:name="ro21" style:family="table-row">
      <style:table-row-properties style:row-height="43.35pt" style:use-optimal-row-height="false" fo:break-before="auto"/>
    </style:style>
    <style:style style:name="ro22" style:family="table-row">
      <style:table-row-properties style:row-height="14.1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2">
      <style:table-properties table:display="false" style:writing-mode="lr-tb"/>
    </style:style>
    <style:style style:name="ce78" style:family="table-cell" style:parent-style-name="Default" style:data-style-name="N0">
      <style:table-cell-properties fo:border="thin solid #000000" style:vertical-align="top" fo:wrap-option="wrap" fo:background-color="#FCE4D6" style:cell-protect="none"/>
      <style:text-properties style:font-name="Calibri" style:font-name-asian="Calibri" style:font-name-complex="Calibri"/>
      <style:map style:condition="of:cell-content()=&quot;Ongoing&quot;" style:apply-style-name="cf8"/>
      <style:map style:condition="of:cell-content()=&quot;Approved&quot;" style:apply-style-name="cf7"/>
      <style:map style:condition="of:cell-content()=&quot;Pending Approval&quot;" style:apply-style-name="cf9"/>
    </style:style>
    <style:style style:name="ce79" style:family="table-cell" style:parent-style-name="Default" style:data-style-name="N0">
      <style:table-cell-properties fo:border="thin solid #000000" style:vertical-align="top" fo:wrap-option="wrap" fo:background-color="#C00000" style:cell-protect="none"/>
      <style:text-properties style:font-name="Calibri" style:font-name-asian="Calibri" style:font-name-complex="Calibri"/>
      <style:map style:condition="of:cell-content()=&quot;Ongoing&quot;" style:apply-style-name="cf8"/>
      <style:map style:condition="of:cell-content()=&quot;Approved&quot;" style:apply-style-name="cf7"/>
      <style:map style:condition="of:cell-content()=&quot;Pending Approval&quot;" style:apply-style-name="cf9"/>
    </style:style>
    <style:style style:name="ce80" style:family="table-cell" style:parent-style-name="Default" style:data-style-name="N0">
      <style:table-cell-properties fo:border="thin solid #000000" style:vertical-align="top" fo:wrap-option="wrap" fo:background-color="#FFFFFF" style:cell-protect="none"/>
      <style:text-properties style:font-name="Calibri" style:font-name-asian="Calibri" style:font-name-complex="Calibri"/>
      <style:map style:condition="of:cell-content()=&quot;Ongoing&quot;" style:apply-style-name="cf8"/>
      <style:map style:condition="of:cell-content()=&quot;Approved&quot;" style:apply-style-name="cf7"/>
      <style:map style:condition="of:cell-content()=&quot;Pending Approval&quot;" style:apply-style-name="cf9"/>
    </style:style>
    <style:style style:name="ce81" style:family="table-cell" style:parent-style-name="Entrada" style:data-style-name="N0">
      <style:table-cell-properties fo:border="thin solid #7F7F7F" style:vertical-align="top" fo:wrap-option="wrap" fo:background-color="#FFCC99" style:cell-protect="none"/>
      <style:text-properties fo:color="#3F3F76" style:font-name="Calibri" style:font-name-asian="Calibri" style:font-name-complex="Calibri"/>
      <style:map style:condition="of:cell-content()=&quot;Ongoing&quot;" style:apply-style-name="cf8"/>
      <style:map style:condition="of:cell-content()=&quot;Approved&quot;" style:apply-style-name="cf7"/>
      <style:map style:condition="of:cell-content()=&quot;Pending Approval&quot;" style:apply-style-name="cf9"/>
    </style:style>
    <style:style style:family="graphic" style:name="a37">
      <style:graphic-properties draw:stroke="solid" svg:stroke-color="#000000" draw:auto-grow-width="false" draw:auto-grow-height="false"/>
    </style:style>
    <style:style style:family="graphic" style:name="a38">
      <style:graphic-properties draw:stroke="solid" svg:stroke-color="#000000" draw:auto-grow-width="false" draw:auto-grow-height="false"/>
    </style:style>
    <style:style style:family="graphic" style:name="a39">
      <style:graphic-properties draw:stroke="solid" svg:stroke-color="#000000" draw:auto-grow-width="false" draw:auto-grow-height="false"/>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27">
      <style:graphic-properties draw:stroke="solid" svg:stroke-color="#000000" draw:auto-grow-width="false" draw:auto-grow-height="false"/>
    </style:style>
    <style:style style:family="graphic" style:name="a28">
      <style:graphic-properties draw:stroke="solid" svg:stroke-color="#000000" draw:auto-grow-width="false" draw:auto-grow-height="false"/>
    </style:style>
    <style:style style:family="graphic" style:name="a2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40">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1">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30">
      <style:graphic-properties draw:stroke="solid" svg:stroke-color="#000000" draw:auto-grow-width="false" draw:auto-grow-height="false"/>
    </style:style>
    <style:style style:family="graphic" style:name="a31">
      <style:graphic-properties draw:stroke="solid" svg:stroke-color="#000000" draw:auto-grow-width="false" draw:auto-grow-height="false"/>
    </style:style>
    <style:style style:family="graphic" style:name="a32">
      <style:graphic-properties draw:stroke="solid" svg:stroke-color="#000000" draw:auto-grow-width="false" draw:auto-grow-height="false"/>
    </style:style>
    <style:style style:family="graphic" style:name="a33">
      <style:graphic-properties draw:stroke="solid" svg:stroke-color="#000000" draw:auto-grow-width="false" draw:auto-grow-height="false"/>
    </style:style>
    <style:style style:family="graphic" style:name="a34">
      <style:graphic-properties draw:stroke="solid" svg:stroke-color="#000000" draw:auto-grow-width="false" draw:auto-grow-height="false"/>
    </style:style>
    <style:style style:family="graphic" style:name="a35">
      <style:graphic-properties draw:stroke="solid" svg:stroke-color="#000000" draw:auto-grow-width="false" draw:auto-grow-height="false"/>
    </style:style>
    <style:style style:family="graphic" style:name="a36">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false" table:use-regular-expressions="false" table:automatic-find-labels="false"/>
      <table:content-validations>
        <table:content-validation table:name="val1" table:condition="of:cell-content-is-in-list(&quot;Removed&quot;;&quot;Pending&quot;;&quot;Ongoing&quot;;&quot;Pending approval&quot;;&quot;Reviewed and Pending Approval&quot;;&quot;Approved&quot;)">
          <table:help-message table:display="true"/>
          <table:error-message table:display="true"/>
        </table:content-validation>
        <table:content-validation table:name="val2" table:condition="of:cell-content-is-in-list(&quot;Removed&quot;;&quot;Pending&quot;;&quot;Ongoing&quot;;&quot;Pending approval&quot;;&quot;Approved&quot;)">
          <table:help-message table:display="true"/>
          <table:error-message table:display="true"/>
        </table:content-validation>
        <table:content-validation table:name="val3" table:condition="of:cell-content-is-in-list(&quot;Pending&quot;;&quot;Ongoing&quot;;&quot;Pending approval&quot;;&quot;Reviewed and Pending Approval&quot;;&quot;Approved&quot;)">
          <table:help-message table:display="true"/>
          <table:error-message table:display="true"/>
        </table:content-validation>
        <table:content-validation table:name="val4" table:condition="of:cell-content-is-in-list(&quot;Removed&quot;;&quot;Ongoing&quot;;&quot;Pending approval&quot;;&quot;Approved&quot;)">
          <table:help-message table:display="true"/>
          <table:error-message table:display="true"/>
        </table:content-validation>
        <table:content-validation table:name="val5" table:condition="of:cell-content-is-in-list([.#REF!])" table:base-cell-address="e-Forms_Foundational.F59">
          <table:help-message table:display="true"/>
          <table:error-message table:display="true"/>
        </table:content-validation>
        <table:content-validation table:name="val6" table:condition="of:cell-content-is-in-list(&quot;Ongoing&quot;;&quot;Pending approval&quot;;&quot;Approved&quot;;&quot;Removed&quot;)">
          <table:help-message table:display="true"/>
          <table:error-message table:display="true"/>
        </table:content-validation>
        <table:content-validation table:name="val7" table:condition="of:cell-content-is-in-list(&quot;YES&quot;;&quot;NO&quot;)">
          <table:help-message/>
          <table:error-message/>
        </table:content-validation>
      </table:content-validations>
      <table:table table:name="e-Forms_Foundational" table:style-name="ta1">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1" table:default-cell-style-name="ce3"/>
        <table:table-column table:style-name="co5" table:default-cell-style-name="ce3"/>
        <table:table-column table:style-name="co6" table:default-cell-style-name="ce3"/>
        <table:table-column table:style-name="co7" table:default-cell-style-name="ce3"/>
        <table:table-column table:style-name="co1" table:number-columns-repeated="1015" table:default-cell-style-name="ce3"/>
        <table:table-column table:style-name="co1" table:number-columns-repeated="15360" table:default-cell-style-name="ce1"/>
        <table:table-row table:style-name="ro1">
          <table:table-cell office:value-type="string" table:style-name="ce2">
            <text:p>ID</text:p>
          </table:table-cell>
          <table:table-cell office:value-type="string" table:style-name="ce2">
            <text:p>Context</text:p>
          </table:table-cell>
          <table:table-cell office:value-type="string" table:style-name="ce2">
            <text:p>Business Term</text:p>
          </table:table-cell>
          <table:table-cell office:value-type="string" table:style-name="ce2">
            <text:p>Business Term Definition</text:p>
          </table:table-cell>
          <table:table-cell office:value-type="string" table:style-name="ce2">
            <text:p>Comments</text:p>
          </table:table-cell>
          <table:table-cell office:value-type="string" table:style-name="ce2">
            <text:p>Status</text:p>
          </table:table-cell>
          <table:table-cell office:value-type="string" table:style-name="ce2">
            <text:p>OP comments</text:p>
          </table:table-cell>
          <table:table-cell office:value-type="string" table:style-name="ce2">
            <text:p>Related links</text:p>
          </table:table-cell>
          <table:table-cell table:number-columns-repeated="16376"/>
        </table:table-row>
        <table:table-row table:style-name="ro2">
          <table:table-cell office:value-type="string" table:style-name="ce4">
            <text:p>BT-001</text:p>
          </table:table-cell>
          <table:table-cell office:value-type="string" table:style-name="ce5">
            <text:p>Notice/</text:p>
          </table:table-cell>
          <table:table-cell office:value-type="string" table:style-name="ce5">
            <text:p>Legal Basis</text:p>
          </table:table-cell>
          <table:table-cell office:value-type="string" table:style-name="ce5">
            <text:p>The provision which confers competence to adopt the act in question.</text:p>
          </table:table-cell>
          <table:table-cell office:value-type="string" table:style-name="ce5">
            <text:p>Based on the Joint Practical Guide</text:p>
            <text:p>See ID C-037 in Details tab for more information.</text:p>
          </table:table-cell>
          <table:table-cell office:value-type="string" table:content-validation-name="val1" table:style-name="ce78">
            <text:p>Reviewed and Pending Approval</text:p>
          </table:table-cell>
          <table:table-cell office:value-type="string" table:style-name="ce7">
            <text:p>The BT legal basis should not describe the possible directives possible etc but what legal basis means does this term not exist in other vocabularies</text:p>
          </table:table-cell>
          <table:table-cell office:value-type="string" table:style-name="ce8">
            <text:p><text:a xlink:href="http://eur-lex.europa.eu/content/techleg/EN-legislative-drafting-guide.pdf">http://eur-lex.europa.eu/content/techleg/EN-legislative-drafting-guide.pdf</text:a></text:p>
          </table:table-cell>
          <table:table-cell table:number-columns-repeated="16376"/>
        </table:table-row>
        <table:table-row table:style-name="ro3">
          <table:table-cell office:value-type="string" table:style-name="ce4">
            <text:p>BT-005</text:p>
          </table:table-cell>
          <table:table-cell office:value-type="string" table:style-name="ce5">
            <text:p>Notice/</text:p>
          </table:table-cell>
          <table:table-cell office:value-type="string" table:style-name="ce4">
            <text:p>Dispatch Date</text:p>
          </table:table-cell>
          <table:table-cell office:value-type="string" table:style-name="ce4">
            <text:p>Time of transmission of the notice by the buyer.</text:p>
          </table:table-cell>
          <table:table-cell office:value-type="string" table:style-name="ce4">
            <text:p>Based on DIRECTIVE 2014/25/EU.</text:p>
            <text:p>See ID C-049 in Details tab for more information.</text:p>
            <text:p>New Business Term proposed (it replaces "Date Dispatch").</text:p>
          </table:table-cell>
          <table:table-cell office:value-type="string" table:content-validation-name="val1" table:style-name="ce78">
            <text:p>Reviewed and Pending Approval</text:p>
          </table:table-cell>
          <table:table-cell office:value-type="string" table:style-name="ce9">
            <text:p>We will probably have 2 fields :</text:p>
            <text:p>1 Date of dispatch to TED</text:p>
            <text:p>2. Date of dispatch from buyer</text:p>
            <text:p>Some help on how to deal with this would be appreciate may rather than use dispatch receive coudl be used but that would require checking if this is possible with regard to the directive.</text:p>
          </table:table-cell>
          <table:table-cell table:style-name="ce10"/>
          <table:table-cell table:number-columns-repeated="16376"/>
        </table:table-row>
        <table:table-row table:style-name="ro3">
          <table:table-cell office:value-type="string" table:style-name="ce11">
            <text:p>BT-005</text:p>
          </table:table-cell>
          <table:table-cell office:value-type="string" table:style-name="ce11">
            <text:p>Notice/</text:p>
          </table:table-cell>
          <table:table-cell office:value-type="string" table:style-name="ce11">
            <text:p>Dispatch Date From Buyer</text:p>
          </table:table-cell>
          <table:table-cell office:value-type="string" table:style-name="ce11">
            <text:p>Date of dispatch of this notice from the buyer to the electronic sender.</text:p>
          </table:table-cell>
          <table:table-cell office:value-type="string" table:style-name="ce11">
            <text:p>Based on eForms consultation.</text:p>
            <text:p>See ID C-049 in Details tab for more information.</text:p>
            <text:p>New Business Term proposed (it replaces "Date Dispatch")</text:p>
            <text:p>Since the Business Term has been split into two, there is a need to review the identifier</text:p>
          </table:table-cell>
          <table:table-cell office:value-type="string" table:content-validation-name="val1" table:style-name="ce79">
            <text:p>Removed</text:p>
          </table:table-cell>
          <table:table-cell office:value-type="string" table:style-name="ce9">
            <text:p>We will probably have 2 fields :</text:p>
            <text:p>1 Date of dispatch to TED</text:p>
            <text:p>2. Date of dispatch from buyer</text:p>
            <text:p>Some help on how to deal with this would be appreciate may rather than use dispatch receive coudl be used but that would require checking if this is possible with regard to the directive.</text:p>
          </table:table-cell>
          <table:table-cell table:style-name="ce10"/>
          <table:table-cell table:number-columns-repeated="16376"/>
        </table:table-row>
        <table:table-row table:style-name="ro4">
          <table:table-cell office:value-type="string" table:style-name="ce5">
            <text:p>BT-004</text:p>
          </table:table-cell>
          <table:table-cell office:value-type="string" table:style-name="ce5">
            <text:p>Notice/</text:p>
          </table:table-cell>
          <table:table-cell office:value-type="string" table:style-name="ce5">
            <text:p>EPPI</text:p>
          </table:table-cell>
          <table:table-cell office:value-type="string" table:style-name="ce5">
            <text:p>European Public Procurement Procedure Identifier, that is, an identifier that is specific to a procurement procedure that can be reused throughout the procurement chain.</text:p>
          </table:table-cell>
          <table:table-cell office:value-type="string" table:style-name="ce5">
            <text:p>Ontology proposal.</text:p>
            <text:p>See ID C-186 in Details tab for more information</text:p>
          </table:table-cell>
          <table:table-cell office:value-type="string" table:content-validation-name="val1" table:style-name="ce78">
            <text:p>Reviewed and Pending Approval</text:p>
          </table:table-cell>
          <table:table-cell office:value-type="string" table:style-name="ce7">
            <text:p>A descripton of what the European Public Procurement Procedure Identifier is proposed to be should be given here: ie an identifier that is specific to a procurement procedure that can be reused throughout the procurement chain.</text:p>
          </table:table-cell>
          <table:table-cell table:style-name="ce12"/>
          <table:table-cell table:number-columns-repeated="16376"/>
        </table:table-row>
        <table:table-row table:style-name="ro5">
          <table:table-cell office:value-type="string" table:style-name="ce4">
            <text:p>BT-300</text:p>
          </table:table-cell>
          <table:table-cell office:value-type="string" table:style-name="ce5">
            <text:p>Notice/</text:p>
          </table:table-cell>
          <table:table-cell office:value-type="string" table:style-name="ce5">
            <text:p>Additional Information</text:p>
          </table:table-cell>
          <table:table-cell office:value-type="string" table:style-name="ce5">
            <text:p>Any other relevant information not specified elsewhere.</text:p>
          </table:table-cell>
          <table:table-cell office:value-type="string" table:style-name="ce5">
            <text:p>OP internal working</text:p>
            <text:p>See ID C-064 in Details tab for more information.</text:p>
          </table:table-cell>
          <table:table-cell office:value-type="string" table:content-validation-name="val2" table:style-name="ce80">
            <text:p>Approved</text:p>
          </table:table-cell>
          <table:table-cell table:style-name="ce9"/>
          <table:table-cell table:style-name="ce10"/>
          <table:table-cell table:number-columns-repeated="16376"/>
        </table:table-row>
        <table:table-row table:style-name="ro6">
          <table:table-cell office:value-type="string" table:style-name="ce11">
            <text:p>BT-003</text:p>
          </table:table-cell>
          <table:table-cell office:value-type="string" table:style-name="ce11">
            <text:p>Notice/</text:p>
          </table:table-cell>
          <table:table-cell office:value-type="string" table:style-name="ce11">
            <text:p>Social Specific Services</text:p>
          </table:table-cell>
          <table:table-cell office:value-type="string" table:style-name="ce11">
            <text:p>This notice concerns only social or other specific services, as laid down in the current legislation.</text:p>
          </table:table-cell>
          <table:table-cell office:value-type="string" table:style-name="ce11">
            <text:p>Ontology proposal.</text:p>
            <text:p>See ID C-039 in Details tab for more information.</text:p>
            <text:p>New Business Term proposed (it replaces "Social Specific Services Indicator": an indicator to specify if this notice only concerns social or other specific services. - Based on eForms consultation)</text:p>
          </table:table-cell>
          <table:table-cell office:value-type="string" table:content-validation-name="val1" table:style-name="ce79">
            <text:p>Removed</text:p>
          </table:table-cell>
          <table:table-cell office:value-type="string" table:style-name="ce13">
            <text:p>Nataile: Would it not be better to say:</text:p>
            <text:p>Services referred to in Article 74 of Directive 2014/24/EU</text:p>
            <text:p><text:span text:style-name="T3">everis: Since references to specific Directives have been removed from other definitions, we think it would be better not to refer to an specific article of Directive 2014/24/EU here</text:span><text:span text:style-name="T3"/></text:p>
            <text:p>This is not a decision but a discussion point. Is the definition the same in the other directives?</text:p>
            <text:p><text:span text:style-name="T3">everis: Yes, the definition is the same</text:span><text:span text:style-name="T3"/></text:p>
            <text:p>However as I say below I do not think relationships to legal basis should be included. Is there no shorter way round this?</text:p>
            <text:p>It is possible this term is removed from the notices as such but will be included in a code list so your input would be appreciated.</text:p>
            <text:p><text:span text:style-name="T3">everis: we propose a new definition</text:span></text:p>
          </table:table-cell>
          <table:table-cell table:style-name="ce12"/>
          <table:table-cell table:number-columns-repeated="16376"/>
        </table:table-row>
        <table:table-row table:style-name="ro5">
          <table:table-cell office:value-type="string" table:style-name="ce4">
            <text:p>BT-006</text:p>
          </table:table-cell>
          <table:table-cell office:value-type="string" table:style-name="ce5">
            <text:p>Notice/</text:p>
          </table:table-cell>
          <table:table-cell office:value-type="string" table:style-name="ce5">
            <text:p>Strategic Procurement</text:p>
          </table:table-cell>
          <table:table-cell office:value-type="string" table:style-name="ce4">
            <text:p>Impact of the procurement (social, environnemental , innovative,...)</text:p>
          </table:table-cell>
          <table:table-cell office:value-type="string" table:style-name="ce4">
            <text:p>OP internal working</text:p>
            <text:p>See ID C-040 in Details tab for more information.</text:p>
          </table:table-cell>
          <table:table-cell office:value-type="string" table:content-validation-name="val1" table:style-name="ce78">
            <text:p>Reviewed and Pending Approval</text:p>
          </table:table-cell>
          <table:table-cell table:style-name="ce9"/>
          <table:table-cell table:style-name="ce10"/>
          <table:table-cell table:number-columns-repeated="16376"/>
        </table:table-row>
        <table:table-row table:style-name="ro2">
          <table:table-cell office:value-type="string" table:style-name="ce14">
            <text:p>BG-010</text:p>
          </table:table-cell>
          <table:table-cell office:value-type="string" table:style-name="ce14">
            <text:p>Notice/Buyer/</text:p>
          </table:table-cell>
          <table:table-cell office:value-type="string" table:style-name="ce14">
            <text:p>Buyer Party</text:p>
          </table:table-cell>
          <table:table-cell office:value-type="string" table:style-name="ce14">
            <text:p>The coordinates and identifiers relating to the organisation(s) that are procuring works, supplies and services.</text:p>
          </table:table-cell>
          <table:table-cell office:value-type="string" table:style-name="ce14">
            <text:p>Ontology proposal.</text:p>
            <text:p>See ID C-044 in Details tab for more information.</text:p>
          </table:table-cell>
          <table:table-cell office:value-type="string" table:content-validation-name="val1" table:style-name="ce78">
            <text:p>Reviewed and Pending Approval</text:p>
          </table:table-cell>
          <table:table-cell office:value-type="string" table:style-name="ce9">
            <text:p>The coordinates and identifiers relating to the organisation(s) that are procuring works, supplies and services.</text:p>
          </table:table-cell>
          <table:table-cell table:style-name="ce10"/>
          <table:table-cell table:number-columns-repeated="16376"/>
        </table:table-row>
        <table:table-row table:style-name="ro5">
          <table:table-cell office:value-type="string" table:style-name="ce4">
            <text:p>BT-500</text:p>
          </table:table-cell>
          <table:table-cell office:value-type="string" table:style-name="ce15">
            <text:p>Notice/Buyer/BuyerParty/</text:p>
          </table:table-cell>
          <table:table-cell office:value-type="string" table:style-name="ce4">
            <text:p>Name</text:p>
          </table:table-cell>
          <table:table-cell office:value-type="string" table:style-name="ce7">
            <text:p>The official name of the organisation.</text:p>
          </table:table-cell>
          <table:table-cell office:value-type="string" table:style-name="ce5">
            <text:p>Ontology proposal.</text:p>
            <text:p>See ID C-050 in Details tab for further information.</text:p>
          </table:table-cell>
          <table:table-cell office:value-type="string" table:content-validation-name="val1" table:style-name="ce78">
            <text:p>Reviewed and Pending Approval</text:p>
          </table:table-cell>
          <table:table-cell office:value-type="string" table:style-name="ce7">
            <text:p>Official name of the organisation</text:p>
          </table:table-cell>
          <table:table-cell table:style-name="ce12"/>
          <table:table-cell table:number-columns-repeated="16376"/>
        </table:table-row>
        <table:table-row table:style-name="ro4">
          <table:table-cell office:value-type="string" table:style-name="ce4">
            <text:p>BT-501</text:p>
          </table:table-cell>
          <table:table-cell office:value-type="string" table:style-name="ce15">
            <text:p>Notice/Buyer/BuyerParty/</text:p>
          </table:table-cell>
          <table:table-cell office:value-type="string" table:style-name="ce4">
            <text:p>Organisation Identifier</text:p>
          </table:table-cell>
          <table:table-cell office:value-type="string" table:style-name="ce5">
            <text:p>The code that identifies the organisation in a unique way.</text:p>
          </table:table-cell>
          <table:table-cell office:value-type="string" table:style-name="ce4">
            <text:p>Ontology proposal.</text:p>
            <text:p>See ID C-027 in Details tab for more information</text:p>
            <text:p>Change of Business Term proposed (it replaces "National ID")</text:p>
          </table:table-cell>
          <table:table-cell office:value-type="string" table:content-validation-name="val1" table:style-name="ce78">
            <text:p>Reviewed and Pending Approval</text:p>
          </table:table-cell>
          <table:table-cell office:value-type="string" table:style-name="ce9">
            <text:p>The BT has changed from Nataional identifier to organisation identifier at the request of DG GROW.</text:p>
            <text:p/>
            <text:p>Suggested definition: Unique way of identifying the organisation</text:p>
          </table:table-cell>
          <table:table-cell table:style-name="ce10"/>
          <table:table-cell table:number-columns-repeated="16376"/>
        </table:table-row>
        <table:table-row table:style-name="ro5">
          <table:table-cell office:value-type="string" table:style-name="ce11">
            <text:p>BT-502</text:p>
          </table:table-cell>
          <table:table-cell office:value-type="string" table:style-name="ce16">
            <text:p>Notice/Buyer/BuyerParty/</text:p>
          </table:table-cell>
          <table:table-cell office:value-type="string" table:style-name="ce11">
            <text:p>Contact Point</text:p>
          </table:table-cell>
          <table:table-cell office:value-type="string" table:style-name="ce11">
            <text:p>The person or service who can be contacted.</text:p>
          </table:table-cell>
          <table:table-cell office:value-type="string" table:style-name="ce11">
            <text:p>Ontology proposal.</text:p>
            <text:p>See ID C-115 in Details tab for more information.</text:p>
          </table:table-cell>
          <table:table-cell office:value-type="string" table:content-validation-name="val1" table:style-name="ce79">
            <text:p>Removed</text:p>
          </table:table-cell>
          <table:table-cell office:value-type="string" table:style-name="ce7">
            <text:p>Person/service who can be contacted</text:p>
          </table:table-cell>
          <table:table-cell table:style-name="ce12"/>
          <table:table-cell table:number-columns-repeated="16376"/>
        </table:table-row>
        <table:table-row table:style-name="ro7">
          <table:table-cell office:value-type="string" table:style-name="ce5">
            <text:p>BT-503</text:p>
          </table:table-cell>
          <table:table-cell office:value-type="string" table:style-name="ce15">
            <text:p>Notice/Buyer/BuyerParty/</text:p>
          </table:table-cell>
          <table:table-cell office:value-type="string" table:style-name="ce4">
            <text:p>Telephone Number</text:p>
          </table:table-cell>
          <table:table-cell office:value-type="string" table:style-name="ce5">
            <text:p>Comunication channel for contacting the responsible person or service of the organisation</text:p>
          </table:table-cell>
          <table:table-cell office:value-type="string" table:style-name="ce4">
            <text:p>Ontology proposal.</text:p>
            <text:p>See ID C-116 in Details tab for more information.</text:p>
            <text:p>New Business Term proposed (it replaces "Telephone number")</text:p>
          </table:table-cell>
          <table:table-cell office:value-type="string" table:content-validation-name="val1" table:style-name="ce78">
            <text:p>Reviewed and Pending Approval</text:p>
          </table:table-cell>
          <table:table-cell office:value-type="string" table:style-name="ce9">
            <text:p>Comunication channel for contacitng the responsible person/service</text:p>
          </table:table-cell>
          <table:table-cell table:style-name="ce10"/>
          <table:table-cell table:number-columns-repeated="16376"/>
        </table:table-row>
        <table:table-row table:style-name="ro5">
          <table:table-cell office:value-type="string" table:style-name="ce11">
            <text:p>BT-504</text:p>
          </table:table-cell>
          <table:table-cell office:value-type="string" table:style-name="ce16">
            <text:p>Notice/Buyer/BuyerParty/</text:p>
          </table:table-cell>
          <table:table-cell office:value-type="string" table:style-name="ce11">
            <text:p>Fax</text:p>
          </table:table-cell>
          <table:table-cell office:value-type="string" table:style-name="ce11">
            <text:p>Comunication channel for contacting the responsible person or service of the organisation</text:p>
          </table:table-cell>
          <table:table-cell office:value-type="string" table:style-name="ce11">
            <text:p>Ontology proposal.</text:p>
            <text:p>See ID C-117in Details tab for more information.</text:p>
          </table:table-cell>
          <table:table-cell office:value-type="string" table:content-validation-name="val1" table:style-name="ce79">
            <text:p>Removed</text:p>
          </table:table-cell>
          <table:table-cell office:value-type="string" table:style-name="ce9">
            <text:p>Comunication channel for contacitng the responsible person/service</text:p>
          </table:table-cell>
          <table:table-cell table:style-name="ce12"/>
          <table:table-cell table:number-columns-repeated="16376"/>
        </table:table-row>
        <table:table-row table:style-name="ro7">
          <table:table-cell office:value-type="string" table:style-name="ce5">
            <text:p>BT-505</text:p>
          </table:table-cell>
          <table:table-cell office:value-type="string" table:style-name="ce15">
            <text:p>Notice/Buyer/BuyerParty/</text:p>
          </table:table-cell>
          <table:table-cell office:value-type="string" table:style-name="ce4">
            <text:p>Internet Address</text:p>
          </table:table-cell>
          <table:table-cell office:value-type="string" table:style-name="ce5">
            <text:p><text:s/>The website URL of the organisation.</text:p>
          </table:table-cell>
          <table:table-cell office:value-type="string" table:style-name="ce4">
            <text:p>Ontology proposal.</text:p>
            <text:p>See ID C-118 in Details tab for more information.</text:p>
            <text:p>New Business Term proposed (it replaces "Internet address")</text:p>
          </table:table-cell>
          <table:table-cell office:value-type="string" table:content-validation-name="val1" table:style-name="ce78">
            <text:p>Reviewed and Pending Approval</text:p>
          </table:table-cell>
          <table:table-cell office:value-type="string" table:style-name="ce9">
            <text:p>Website URL of the organisation</text:p>
          </table:table-cell>
          <table:table-cell table:style-name="ce10"/>
          <table:table-cell table:number-columns-repeated="16376"/>
        </table:table-row>
        <table:table-row table:style-name="ro7">
          <table:table-cell office:value-type="string" table:style-name="ce5">
            <text:p>BT-506</text:p>
          </table:table-cell>
          <table:table-cell office:value-type="string" table:style-name="ce15">
            <text:p>Notice/Buyer/BuyerParty/</text:p>
          </table:table-cell>
          <table:table-cell office:value-type="string" table:style-name="ce4">
            <text:p>e-Mail Address</text:p>
          </table:table-cell>
          <table:table-cell office:value-type="string" table:style-name="ce5">
            <text:p>Comunication channel for contacting the responsible person or service of the organisation</text:p>
          </table:table-cell>
          <table:table-cell office:value-type="string" table:style-name="ce4">
            <text:p>Ontology proposal.</text:p>
            <text:p>See ID C-119 in Details tab for more information.</text:p>
            <text:p>New Business Term proposed (it replaces "eMail address")</text:p>
          </table:table-cell>
          <table:table-cell office:value-type="string" table:content-validation-name="val3" table:style-name="ce78">
            <text:p>Reviewed and Pending Approval</text:p>
          </table:table-cell>
          <table:table-cell office:value-type="string" table:style-name="ce7">
            <text:p>Comunication channel for contacitng the responsible person/service</text:p>
          </table:table-cell>
          <table:table-cell table:style-name="ce12"/>
          <table:table-cell table:number-columns-repeated="16376"/>
        </table:table-row>
        <table:table-row table:style-name="ro8">
          <table:table-cell office:value-type="string" table:style-name="ce4">
            <text:p>BT-507</text:p>
          </table:table-cell>
          <table:table-cell office:value-type="string" table:style-name="ce15">
            <text:p>Notice/Buyer/BuyerParty/</text:p>
          </table:table-cell>
          <table:table-cell office:value-type="string" table:style-name="ce4">
            <text:p>NUTS Code</text:p>
          </table:table-cell>
          <table:table-cell office:value-type="string" table:style-name="ce5">
            <text:p>The common classification of territorial units for statistics.</text:p>
          </table:table-cell>
          <table:table-cell office:value-type="string" table:style-name="ce5">
            <text:p>Based on DIRECTIVE 2014/24/EU</text:p>
            <text:p>See ID C-017 in Details tab for more information.</text:p>
            <text:p>New Business Term proposed (it replaces "NUTS code")</text:p>
          </table:table-cell>
          <table:table-cell office:value-type="string" table:content-validation-name="val1" table:style-name="ce78">
            <text:p>Reviewed and Pending Approval</text:p>
          </table:table-cell>
          <table:table-cell office:value-type="string" table:style-name="ce9">
            <text:p>Nomenclature of territorial units for statistics</text:p>
            <text:p>We should probably have somewhere to link to the directive in another column, please note there was a new regulation in 2016. Legal basis references should not be made in the definitions as they can change</text:p>
          </table:table-cell>
          <table:table-cell office:value-type="string" table:style-name="ce17">
            <text:p><text:a xlink:href="http://eur-lex.europa.eu/legal-content/EN/TXT/PDF/?uri=CELEX:32003R1059&amp;from=EN">http://eur-lex.europa.eu/legal-content/EN/TXT/PDF/?uri=CELEX:32003R1059&amp;from=ENhttp://eur-lex.europa.eu/legal-content/EN/TXT/PDF/?uri=CELEX:32016R2066&amp;from=EN</text:a></text:p>
          </table:table-cell>
          <table:table-cell table:number-columns-repeated="16376"/>
        </table:table-row>
        <table:table-row table:style-name="ro4">
          <table:table-cell office:value-type="string" table:style-name="ce4">
            <text:p>BT-508</text:p>
          </table:table-cell>
          <table:table-cell office:value-type="string" table:style-name="ce15">
            <text:p>Notice/Buyer/BuyerParty/</text:p>
          </table:table-cell>
          <table:table-cell office:value-type="string" table:style-name="ce4">
            <text:p>Buyer Profile URL</text:p>
          </table:table-cell>
          <table:table-cell office:value-type="string" table:style-name="ce4">
            <text:p>Website address where the buyer publishes information regarding procurement processes, such as procurement notices, contract award notices, prior information notices, etc.</text:p>
          </table:table-cell>
          <table:table-cell office:value-type="string" table:style-name="ce5">
            <text:p>Ontology proposal.</text:p>
            <text:p>See ID C-028 in Details tab for more information.</text:p>
            <text:p>New Business Term proposed (it replaces "URL buyer")</text:p>
          </table:table-cell>
          <table:table-cell office:value-type="string" table:content-validation-name="val1" table:style-name="ce78">
            <text:p>Reviewed and Pending Approval</text:p>
          </table:table-cell>
          <table:table-cell office:value-type="string" table:style-name="ce7">
            <text:p>Website URL of the procuring service</text:p>
          </table:table-cell>
          <table:table-cell table:style-name="ce12"/>
          <table:table-cell table:number-columns-repeated="16376"/>
        </table:table-row>
        <table:table-row table:style-name="ro9">
          <table:table-cell office:value-type="string" table:style-name="ce5">
            <text:p>BT-509</text:p>
          </table:table-cell>
          <table:table-cell office:value-type="string" table:style-name="ce15">
            <text:p>Notice/Buyer/BuyerParty/</text:p>
          </table:table-cell>
          <table:table-cell office:value-type="string" table:style-name="ce4">
            <text:p>e-Delivery Gateway</text:p>
          </table:table-cell>
          <table:table-cell office:value-type="string" table:style-name="ce5">
            <text:p>An identifier of the electronic address to be used.</text:p>
          </table:table-cell>
          <table:table-cell office:value-type="string" table:style-name="ce4">
            <text:p>Based on the OP internal working.</text:p>
            <text:p>See ID C-120 in Details tab for more information.</text:p>
            <text:p>New Business Term proposed by eSens, adapted so it is homogeneous to the other BT (it replaces "Electronic Address Identifier")</text:p>
          </table:table-cell>
          <table:table-cell office:value-type="string" table:content-validation-name="val1" table:style-name="ce78">
            <text:p>Reviewed and Pending Approval</text:p>
          </table:table-cell>
          <table:table-cell office:value-type="string" table:style-name="ce13">
            <text:p>I suggest the BT should be e-Delivery gateway.</text:p>
            <text:p>The definitionshould be address to which tendering documents should be sent. However as other phases teh eDelivery Gateway may be for soemething else such as an invoice I am not sure how this should be dealt with.<text:s/><text:span text:style-name="T4">For Machine to machine communication</text:span></text:p>
          </table:table-cell>
          <table:table-cell table:style-name="ce10"/>
          <table:table-cell table:number-columns-repeated="16376"/>
        </table:table-row>
        <table:table-row table:style-name="ro7">
          <table:table-cell office:value-type="string" table:style-name="ce5">
            <text:p>BT-510</text:p>
          </table:table-cell>
          <table:table-cell office:value-type="string" table:style-name="ce15">
            <text:p>Notice/Buyer/BuyerParty/</text:p>
          </table:table-cell>
          <table:table-cell office:value-type="string" table:style-name="ce4">
            <text:p>Street Name</text:p>
          </table:table-cell>
          <table:table-cell office:value-type="string" table:style-name="ce5">
            <text:p>The name of the street, road, avenue, etc., of the organisation's physical address.</text:p>
          </table:table-cell>
          <table:table-cell office:value-type="string" table:style-name="ce4">
            <text:p>Ontology proposal.</text:p>
            <text:p>See ID C-121 in Details tab for more information.</text:p>
            <text:p>New Business Term proposed (it replaces "street name")</text:p>
          </table:table-cell>
          <table:table-cell office:value-type="string" table:content-validation-name="val1" table:style-name="ce78">
            <text:p>Reviewed and Pending Approval</text:p>
          </table:table-cell>
          <table:table-cell office:value-type="string" table:style-name="ce7">
            <text:p>The name of the street, road, avenue etc of the organisation's physical address</text:p>
          </table:table-cell>
          <table:table-cell table:style-name="ce12"/>
          <table:table-cell table:number-columns-repeated="16376"/>
        </table:table-row>
        <table:table-row table:style-name="ro7">
          <table:table-cell office:value-type="string" table:style-name="ce5">
            <text:p>BT-511</text:p>
          </table:table-cell>
          <table:table-cell office:value-type="string" table:style-name="ce15">
            <text:p>Notice/Buyer/BuyerParty/</text:p>
          </table:table-cell>
          <table:table-cell office:value-type="string" table:style-name="ce4">
            <text:p>Street Number</text:p>
          </table:table-cell>
          <table:table-cell office:value-type="string" table:style-name="ce5">
            <text:p>The number of the building of the organisation's physical address.</text:p>
          </table:table-cell>
          <table:table-cell office:value-type="string" table:style-name="ce4">
            <text:p>Ontology proposal.</text:p>
            <text:p>See ID C-122 in Details tab for more information.</text:p>
            <text:p>New Business Term proposed (it replaces "street number")</text:p>
          </table:table-cell>
          <table:table-cell office:value-type="string" table:content-validation-name="val1" table:style-name="ce78">
            <text:p>Reviewed and Pending Approval</text:p>
          </table:table-cell>
          <table:table-cell office:value-type="string" table:style-name="ce9">
            <text:p>The number of the building of the organisation's physical address</text:p>
          </table:table-cell>
          <table:table-cell table:style-name="ce10"/>
          <table:table-cell table:number-columns-repeated="16376"/>
        </table:table-row>
        <table:table-row table:style-name="ro7">
          <table:table-cell office:value-type="string" table:style-name="ce5">
            <text:p>BT-512</text:p>
          </table:table-cell>
          <table:table-cell office:value-type="string" table:style-name="ce15">
            <text:p>Notice/Buyer/BuyerParty/</text:p>
          </table:table-cell>
          <table:table-cell office:value-type="string" table:style-name="ce4">
            <text:p>Postal Code</text:p>
          </table:table-cell>
          <table:table-cell office:value-type="string" table:style-name="ce5">
            <text:p>The post code of the organisation's physical address.</text:p>
          </table:table-cell>
          <table:table-cell office:value-type="string" table:style-name="ce4">
            <text:p>Ontology proposal.</text:p>
            <text:p>See ID C-023 in Details tab for more information.</text:p>
            <text:p>New Business Term proposed (it replaces "postal code")</text:p>
          </table:table-cell>
          <table:table-cell office:value-type="string" table:content-validation-name="val1" table:style-name="ce78">
            <text:p>Reviewed and Pending Approval</text:p>
          </table:table-cell>
          <table:table-cell office:value-type="string" table:style-name="ce7">
            <text:p>The post code of the organisation's address</text:p>
          </table:table-cell>
          <table:table-cell table:style-name="ce12"/>
          <table:table-cell table:number-columns-repeated="16376"/>
        </table:table-row>
        <table:table-row table:style-name="ro7">
          <table:table-cell office:value-type="string" table:style-name="ce5">
            <text:p>BT-513</text:p>
          </table:table-cell>
          <table:table-cell office:value-type="string" table:style-name="ce15">
            <text:p>Notice/Buyer/BuyerParty/</text:p>
          </table:table-cell>
          <table:table-cell office:value-type="string" table:style-name="ce4">
            <text:p>Locality</text:p>
          </table:table-cell>
          <table:table-cell office:value-type="string" table:style-name="ce5">
            <text:p>The name of the locality (city, town or village) of the organisation's physical address.</text:p>
          </table:table-cell>
          <table:table-cell office:value-type="string" table:style-name="ce4">
            <text:p>Based on vCard ontology.</text:p>
            <text:p>See ID C-123 in Details tab for more information.</text:p>
            <text:p>New Business Term proposed (it replaces "Town")</text:p>
          </table:table-cell>
          <table:table-cell office:value-type="string" table:content-validation-name="val1" table:style-name="ce78">
            <text:p>Reviewed and Pending Approval</text:p>
          </table:table-cell>
          <table:table-cell office:value-type="string" table:style-name="ce9">
            <text:p>The name of the city, town, or village of the organisation's address</text:p>
          </table:table-cell>
          <table:table-cell table:style-name="ce10"/>
          <table:table-cell table:number-columns-repeated="16376"/>
        </table:table-row>
        <table:table-row table:style-name="ro5">
          <table:table-cell office:value-type="string" table:style-name="ce5">
            <text:p>BT-514</text:p>
          </table:table-cell>
          <table:table-cell office:value-type="string" table:style-name="ce15">
            <text:p>Notice/Buyer/BuyerParty/</text:p>
          </table:table-cell>
          <table:table-cell office:value-type="string" table:style-name="ce4">
            <text:p>Country</text:p>
          </table:table-cell>
          <table:table-cell office:value-type="string" table:style-name="ce7">
            <text:p>The country of the organisation's physical address</text:p>
          </table:table-cell>
          <table:table-cell office:value-type="string" table:style-name="ce4">
            <text:p>Ontology proposal.</text:p>
            <text:p>See ID See ID C-124 in Details tab for more information.</text:p>
          </table:table-cell>
          <table:table-cell office:value-type="string" table:content-validation-name="val1" table:style-name="ce78">
            <text:p>Reviewed and Pending Approval</text:p>
          </table:table-cell>
          <table:table-cell office:value-type="string" table:style-name="ce7">
            <text:p>The country of the organisation's address</text:p>
          </table:table-cell>
          <table:table-cell table:style-name="ce12"/>
          <table:table-cell table:number-columns-repeated="16376"/>
        </table:table-row>
        <table:table-row table:style-name="ro10">
          <table:table-cell office:value-type="string" table:style-name="ce4">
            <text:p>BT-008</text:p>
          </table:table-cell>
          <table:table-cell office:value-type="string" table:style-name="ce15">
            <text:p>Notice/Buyer/</text:p>
          </table:table-cell>
          <table:table-cell office:value-type="string" table:style-name="ce5">
            <text:p>Buyer Role</text:p>
          </table:table-cell>
          <table:table-cell office:value-type="string" table:style-name="ce18">
            <text:p>It identifies the function of the buyer in this procurement process.</text:p>
          </table:table-cell>
          <table:table-cell office:value-type="string" table:style-name="ce5">
            <text:p>Based on the OP internal working.</text:p>
            <text:p>See ID C-047 in Details tab for more information.</text:p>
            <text:p>New Business Term proposed (it replaces "Role of the buyer").</text:p>
            <text:p>Possible roles of the buyer: sole contractor; central purchasing body; capacity of the buyer to buy for others, on behalf of others or jointly with others, etc.</text:p>
          </table:table-cell>
          <table:table-cell office:value-type="string" table:content-validation-name="val1" table:style-name="ce78">
            <text:p>Reviewed and Pending Approval</text:p>
          </table:table-cell>
          <table:table-cell office:value-type="string" table:style-name="ce9">
            <text:p>this is not just the case for joint procurment, this also includes Central purchasing bodies etc</text:p>
          </table:table-cell>
          <table:table-cell table:style-name="ce10"/>
          <table:table-cell table:number-columns-repeated="16376"/>
        </table:table-row>
        <table:table-row table:style-name="ro2">
          <table:table-cell office:value-type="string" table:style-name="ce4">
            <text:p>BT-009</text:p>
          </table:table-cell>
          <table:table-cell office:value-type="string" table:style-name="ce15">
            <text:p>Notice/Buyer/</text:p>
          </table:table-cell>
          <table:table-cell office:value-type="string" table:style-name="ce5">
            <text:p>Procurement Law</text:p>
          </table:table-cell>
          <table:table-cell office:value-type="string" table:style-name="ce4">
            <text:p>The procurement law to apply in cross-border joint procurement, when buyers come from different Members States.</text:p>
          </table:table-cell>
          <table:table-cell office:value-type="string" table:style-name="ce4">
            <text:p>Based on the DIRECTIVE 2014/24/EU and the OP internal working.</text:p>
            <text:p>See ID C-056 in Details tab for further information.</text:p>
          </table:table-cell>
          <table:table-cell office:value-type="string" table:content-validation-name="val4" table:style-name="ce80">
            <text:p>Approved</text:p>
          </table:table-cell>
          <table:table-cell table:style-name="ce7"/>
          <table:table-cell table:style-name="ce12"/>
          <table:table-cell table:number-columns-repeated="16376"/>
        </table:table-row>
        <table:table-row table:style-name="ro11">
          <table:table-cell office:value-type="string" table:style-name="ce4">
            <text:p>BT-010</text:p>
          </table:table-cell>
          <table:table-cell office:value-type="string" table:style-name="ce15">
            <text:p>Notice/Buyer/</text:p>
          </table:table-cell>
          <table:table-cell office:value-type="string" table:style-name="ce5">
            <text:p>Main Activity</text:p>
          </table:table-cell>
          <table:table-cell office:value-type="string" table:style-name="ce4">
            <text:p>The nature of the principal type of business of the buyer.</text:p>
          </table:table-cell>
          <table:table-cell office:value-type="string" table:style-name="ce4">
            <text:p>Ontology proposal.</text:p>
            <text:p>See ID C-057 in Details tab for more information.</text:p>
            <text:p>New Business Term proposed (it replaces "Main activity").</text:p>
            <text:p>For example: General public services, Defence, Public order and safety, Economic affairs, Environmental protection, Housing and community amenities, Health, Recreation, culture and religion, Education, Social protection.</text:p>
          </table:table-cell>
          <table:table-cell office:value-type="string" table:content-validation-name="val1" table:style-name="ce78">
            <text:p>Reviewed and Pending Approval</text:p>
          </table:table-cell>
          <table:table-cell office:value-type="string" table:style-name="ce9">
            <text:p>Code lists should not include the value of the codes, but a description of the their global coverage in this case it is quite difficult the current description I have for the code list is:</text:p>
            <text:p>This table provides the list of main activities of the buyers.</text:p>
            <text:p>The codes associated with contracting authorities are derived from the top level of the Classification of the functions of the government (COFOG) from the United Nations Statistics Division.</text:p>
            <text:p>The codes associated with contracting entities are derived from sectors explicitly falling within the sectoral directive (2014/25/EU Art. 8 - Art. 14).</text:p>
          </table:table-cell>
          <table:table-cell table:style-name="ce10"/>
          <table:table-cell table:number-columns-repeated="16376"/>
        </table:table-row>
        <table:table-row table:style-name="ro11">
          <table:table-cell office:value-type="string" table:style-name="ce4">
            <text:p>BT-011</text:p>
          </table:table-cell>
          <table:table-cell office:value-type="string" table:style-name="ce15">
            <text:p>Notice/Buyer/</text:p>
          </table:table-cell>
          <table:table-cell office:value-type="string" table:style-name="ce5">
            <text:p>Type Of Buyer</text:p>
          </table:table-cell>
          <table:table-cell office:value-type="string" table:style-name="ce4">
            <text:p>It specifies different characteristics of the purchasing agent with independence of its role.</text:p>
          </table:table-cell>
          <table:table-cell office:value-type="string" table:style-name="ce4">
            <text:p>Ontology proposal.</text:p>
            <text:p>See ID C-067 in Details tab for more information.</text:p>
            <text:p>New Business Term proposed (it replaces "Type of buyer").</text:p>
            <text:p>For example, the type of buyer can define the jurisdictional level of the buyer (Central government authority; Regional government authority; Local government authority; Body governed by public law; Buyer awarding a contract subsidized by a contracting authority; Public undertaking; Buyer operating on the basis of a special or exclusive right; International organisation; or Other).</text:p>
          </table:table-cell>
          <table:table-cell office:value-type="string" table:content-validation-name="val1" table:style-name="ce78">
            <text:p>Reviewed and Pending Approval</text:p>
          </table:table-cell>
          <table:table-cell office:value-type="string" table:style-name="ce13">
            <text:p>Same comment as for Main Activity</text:p>
            <text:p>I do not see the BT has changed as indicated in column h.</text:p>
            <text:p><text:span text:style-name="T3">everis: the changes of the BT affect only to capital letters in order for all the terms to be homogenic in this aspect</text:span></text:p>
          </table:table-cell>
          <table:table-cell table:style-name="ce12"/>
          <table:table-cell table:number-columns-repeated="16376"/>
        </table:table-row>
        <table:table-row table:style-name="ro7">
          <table:table-cell office:value-type="string" table:style-name="ce14">
            <text:p>BG-012</text:p>
          </table:table-cell>
          <table:table-cell office:value-type="string" table:style-name="ce14">
            <text:p>Notice/Buyer/</text:p>
          </table:table-cell>
          <table:table-cell office:value-type="string" table:style-name="ce14">
            <text:p>Further Party</text:p>
          </table:table-cell>
          <table:table-cell office:value-type="string" table:style-name="ce14">
            <text:p>The coordinates and identifiers relating to the organisation(s) where addititonal information can be obtained about this tendering process.</text:p>
          </table:table-cell>
          <table:table-cell office:value-type="string" table:style-name="ce14">
            <text:p>Ontology proposal.</text:p>
            <text:p>See ID C-183 in Details tab for further information.</text:p>
          </table:table-cell>
          <table:table-cell office:value-type="string" table:content-validation-name="val1" table:style-name="ce78">
            <text:p>Reviewed and Pending Approval</text:p>
          </table:table-cell>
          <table:table-cell office:value-type="string" table:style-name="ce9">
            <text:p>The coordinates and identifiers where addititonal information <text:s/>can be obtained</text:p>
          </table:table-cell>
          <table:table-cell table:style-name="ce12"/>
          <table:table-cell table:number-columns-repeated="16376"/>
        </table:table-row>
        <table:table-row table:style-name="ro5">
          <table:table-cell office:value-type="string" table:style-name="ce19">
            <text:p>BT-500</text:p>
          </table:table-cell>
          <table:table-cell office:value-type="string" table:style-name="ce20">
            <text:p>Notice/Buyer/FurtherParty/</text:p>
          </table:table-cell>
          <table:table-cell office:value-type="string" table:style-name="ce19">
            <text:p>Name</text:p>
          </table:table-cell>
          <table:table-cell office:value-type="string" table:style-name="ce21">
            <text:p>The official name of the organisation.</text:p>
          </table:table-cell>
          <table:table-cell office:value-type="string" table:style-name="ce19">
            <text:p>Ontology proposal.</text:p>
            <text:p>See ID C-050 in Details tab for further information.</text:p>
          </table:table-cell>
          <table:table-cell office:value-type="string" table:content-validation-name="val1" table:style-name="ce78">
            <text:p>Reviewed and Pending Approval</text:p>
          </table:table-cell>
          <table:table-cell office:value-type="string" table:style-name="ce7">
            <text:p>Official name of the organisation</text:p>
          </table:table-cell>
          <table:table-cell table:style-name="ce12"/>
          <table:table-cell table:number-columns-repeated="16376"/>
        </table:table-row>
        <table:table-row table:style-name="ro4">
          <table:table-cell office:value-type="string" table:style-name="ce19">
            <text:p>BT-501</text:p>
          </table:table-cell>
          <table:table-cell office:value-type="string" table:style-name="ce20">
            <text:p>Notice/Buyer/FurtherParty/</text:p>
          </table:table-cell>
          <table:table-cell office:value-type="string" table:style-name="ce19">
            <text:p>Organisation Identifier</text:p>
          </table:table-cell>
          <table:table-cell office:value-type="string" table:style-name="ce19">
            <text:p>The code that identifies the organisation in a unique way</text:p>
          </table:table-cell>
          <table:table-cell office:value-type="string" table:style-name="ce19">
            <text:p>Ontology proposal.</text:p>
            <text:p>See ID C-027 in Details tab for more information</text:p>
            <text:p>Change of Business Term proposed (it replaces "National ID")</text:p>
          </table:table-cell>
          <table:table-cell office:value-type="string" table:content-validation-name="val1" table:style-name="ce78">
            <text:p>Reviewed and Pending Approval</text:p>
          </table:table-cell>
          <table:table-cell office:value-type="string" table:style-name="ce9">
            <text:p>The BT has changed from Nataional identifier to organisation identifier at the request of DG GROW.</text:p>
            <text:p/>
            <text:p>Suggested definition: Unique way of identifying the organisation</text:p>
          </table:table-cell>
          <table:table-cell table:style-name="ce12"/>
          <table:table-cell table:number-columns-repeated="16376"/>
        </table:table-row>
        <table:table-row table:style-name="ro5">
          <table:table-cell office:value-type="string" table:style-name="ce19">
            <text:p>BT-502</text:p>
          </table:table-cell>
          <table:table-cell office:value-type="string" table:style-name="ce20">
            <text:p>Notice/Buyer/FurtherParty/</text:p>
          </table:table-cell>
          <table:table-cell office:value-type="string" table:style-name="ce19">
            <text:p>Contact Point</text:p>
          </table:table-cell>
          <table:table-cell office:value-type="string" table:style-name="ce19">
            <text:p>The person or service who can be contacted.</text:p>
          </table:table-cell>
          <table:table-cell office:value-type="string" table:style-name="ce19">
            <text:p>Ontology proposal</text:p>
          </table:table-cell>
          <table:table-cell office:value-type="string" table:content-validation-name="val1" table:style-name="ce78">
            <text:p>Reviewed and Pending Approval</text:p>
          </table:table-cell>
          <table:table-cell office:value-type="string" table:style-name="ce7">
            <text:p>Person/service who can be contacted</text:p>
          </table:table-cell>
          <table:table-cell table:style-name="ce12"/>
          <table:table-cell table:number-columns-repeated="16376"/>
        </table:table-row>
        <table:table-row table:style-name="ro5">
          <table:table-cell office:value-type="string" table:style-name="ce19">
            <text:p>BT-503</text:p>
          </table:table-cell>
          <table:table-cell office:value-type="string" table:style-name="ce20">
            <text:p>Notice/Buyer/FurtherParty/</text:p>
          </table:table-cell>
          <table:table-cell office:value-type="string" table:style-name="ce19">
            <text:p>Telephone Number</text:p>
          </table:table-cell>
          <table:table-cell office:value-type="string" table:style-name="ce19">
            <text:p>Comunication channel for contacting the responsible person or service of the organisation</text:p>
          </table:table-cell>
          <table:table-cell office:value-type="string" table:style-name="ce19">
            <text:p>Ontology proposal.</text:p>
            <text:p>New Business Term proposed (it replaces "Telephone number")</text:p>
          </table:table-cell>
          <table:table-cell office:value-type="string" table:content-validation-name="val1" table:style-name="ce78">
            <text:p>Reviewed and Pending Approval</text:p>
          </table:table-cell>
          <table:table-cell office:value-type="string" table:style-name="ce9">
            <text:p>Comunication channel for contacitng the responsible person/service</text:p>
          </table:table-cell>
          <table:table-cell table:style-name="ce12"/>
          <table:table-cell table:number-columns-repeated="16376"/>
        </table:table-row>
        <table:table-row table:style-name="ro5">
          <table:table-cell office:value-type="string" table:style-name="ce19">
            <text:p>BT-504</text:p>
          </table:table-cell>
          <table:table-cell office:value-type="string" table:style-name="ce20">
            <text:p>Notice/Buyer/FurtherParty/</text:p>
          </table:table-cell>
          <table:table-cell office:value-type="string" table:style-name="ce19">
            <text:p>Fax</text:p>
          </table:table-cell>
          <table:table-cell office:value-type="string" table:style-name="ce19">
            <text:p>Comunication channel for contacting the responsible person or service of the organisation</text:p>
          </table:table-cell>
          <table:table-cell office:value-type="string" table:style-name="ce19">
            <text:p>Ontology proposal.</text:p>
          </table:table-cell>
          <table:table-cell office:value-type="string" table:content-validation-name="val1" table:style-name="ce78">
            <text:p>Reviewed and Pending Approval</text:p>
          </table:table-cell>
          <table:table-cell office:value-type="string" table:style-name="ce7">
            <text:p>Comunication channel for contacitng the responsible person/service</text:p>
          </table:table-cell>
          <table:table-cell table:style-name="ce12"/>
          <table:table-cell table:number-columns-repeated="16376"/>
        </table:table-row>
        <table:table-row table:style-name="ro5">
          <table:table-cell office:value-type="string" table:style-name="ce19">
            <text:p>BT-505</text:p>
          </table:table-cell>
          <table:table-cell office:value-type="string" table:style-name="ce20">
            <text:p>Notice/Buyer/FurtherParty/</text:p>
          </table:table-cell>
          <table:table-cell office:value-type="string" table:style-name="ce19">
            <text:p>Internet Address</text:p>
          </table:table-cell>
          <table:table-cell office:value-type="string" table:style-name="ce19">
            <text:p><text:s/>The website URL of the organisation.</text:p>
          </table:table-cell>
          <table:table-cell office:value-type="string" table:style-name="ce19">
            <text:p>Ontology proposal.</text:p>
            <text:p>New Business Term proposed (it replaces "Internet address")</text:p>
          </table:table-cell>
          <table:table-cell office:value-type="string" table:content-validation-name="val1" table:style-name="ce78">
            <text:p>Reviewed and Pending Approval</text:p>
          </table:table-cell>
          <table:table-cell office:value-type="string" table:style-name="ce9">
            <text:p>Website URL of the organisation</text:p>
          </table:table-cell>
          <table:table-cell table:style-name="ce12"/>
          <table:table-cell table:number-columns-repeated="16376"/>
        </table:table-row>
        <table:table-row table:style-name="ro5">
          <table:table-cell office:value-type="string" table:style-name="ce19">
            <text:p>BT-506</text:p>
          </table:table-cell>
          <table:table-cell office:value-type="string" table:style-name="ce20">
            <text:p>Notice/Buyer/FurtherParty/</text:p>
          </table:table-cell>
          <table:table-cell office:value-type="string" table:style-name="ce19">
            <text:p>e-Mail Address</text:p>
          </table:table-cell>
          <table:table-cell office:value-type="string" table:style-name="ce19">
            <text:p>Comunication channel for contacting the responsible person or service of the organisation</text:p>
          </table:table-cell>
          <table:table-cell office:value-type="string" table:style-name="ce19">
            <text:p>Ontology proposal.</text:p>
            <text:p>New Business Term proposed (it replaces "eMail address")</text:p>
          </table:table-cell>
          <table:table-cell office:value-type="string" table:content-validation-name="val1" table:style-name="ce78">
            <text:p>Reviewed and Pending Approval</text:p>
          </table:table-cell>
          <table:table-cell office:value-type="string" table:style-name="ce7">
            <text:p>Comunication channel for contacitng the responsible person/service</text:p>
          </table:table-cell>
          <table:table-cell table:style-name="ce12"/>
          <table:table-cell table:number-columns-repeated="16376"/>
        </table:table-row>
        <table:table-row table:style-name="ro8">
          <table:table-cell office:value-type="string" table:style-name="ce19">
            <text:p>BT-507</text:p>
          </table:table-cell>
          <table:table-cell office:value-type="string" table:style-name="ce20">
            <text:p>Notice/Buyer/FurtherParty/</text:p>
          </table:table-cell>
          <table:table-cell office:value-type="string" table:style-name="ce19">
            <text:p>NUTS Code</text:p>
          </table:table-cell>
          <table:table-cell office:value-type="string" table:style-name="ce19">
            <text:p>The common classification of territorial units for statistics</text:p>
          </table:table-cell>
          <table:table-cell office:value-type="string" table:style-name="ce19">
            <text:p>Based on DIRECTIVE 2014/24/EU</text:p>
            <text:p>See ID C-017 in Details tab for more information.</text:p>
            <text:p>New Business Term proposed (it replaces "NUTS code")</text:p>
          </table:table-cell>
          <table:table-cell office:value-type="string" table:content-validation-name="val1" table:style-name="ce78">
            <text:p>Reviewed and Pending Approval</text:p>
          </table:table-cell>
          <table:table-cell office:value-type="string" table:style-name="ce9">
            <text:p>Nomenclature of territorial units for statistics</text:p>
            <text:p>We should probably have somewhere to link to the directive in another column, please note there was a new regulation in 2016. Legal basis references should not be made in the definitions as they can change</text:p>
          </table:table-cell>
          <table:table-cell office:value-type="string" table:style-name="ce17">
            <text:p><text:a xlink:href="http://eur-lex.europa.eu/legal-content/EN/TXT/PDF/?uri=CELEX:32003R1059&amp;from=EN">http://eur-lex.europa.eu/legal-content/EN/TXT/PDF/?uri=CELEX:32003R1059&amp;from=ENhttp://eur-lex.europa.eu/legal-content/EN/TXT/PDF/?uri=CELEX:32016R2066&amp;from=EN</text:a></text:p>
          </table:table-cell>
          <table:table-cell table:number-columns-repeated="16376"/>
        </table:table-row>
        <table:table-row table:style-name="ro4">
          <table:table-cell office:value-type="string" table:style-name="ce19">
            <text:p>BT-508</text:p>
          </table:table-cell>
          <table:table-cell office:value-type="string" table:style-name="ce20">
            <text:p>Notice/Buyer/FurtherParty/</text:p>
          </table:table-cell>
          <table:table-cell office:value-type="string" table:style-name="ce19">
            <text:p>Buyer Profile URL</text:p>
          </table:table-cell>
          <table:table-cell office:value-type="string" table:style-name="ce19">
            <text:p>Website address where the buyer publishes information regarding his procurement processes, such as procurement notices, contract award notices, prior information notices, etc.</text:p>
          </table:table-cell>
          <table:table-cell office:value-type="string" table:style-name="ce19">
            <text:p>Ontology proposal.</text:p>
            <text:p>See ID C-028 in Details tab for more information.</text:p>
            <text:p>New Business Term proposed (it replaces "URL buyer")</text:p>
          </table:table-cell>
          <table:table-cell office:value-type="string" table:content-validation-name="val1" table:style-name="ce78">
            <text:p>Reviewed and Pending Approval</text:p>
          </table:table-cell>
          <table:table-cell office:value-type="string" table:style-name="ce7">
            <text:p>Website URL of the procuring service</text:p>
          </table:table-cell>
          <table:table-cell table:style-name="ce12"/>
          <table:table-cell table:number-columns-repeated="16376"/>
        </table:table-row>
        <table:table-row table:style-name="ro8">
          <table:table-cell office:value-type="string" table:style-name="ce19">
            <text:p>BT-509</text:p>
          </table:table-cell>
          <table:table-cell office:value-type="string" table:style-name="ce20">
            <text:p>Notice/Buyer/FurtherParty/</text:p>
          </table:table-cell>
          <table:table-cell office:value-type="string" table:style-name="ce19">
            <text:p>e-Address ID</text:p>
          </table:table-cell>
          <table:table-cell office:value-type="string" table:style-name="ce19">
            <text:p>An identifier of the electronic address to be used</text:p>
          </table:table-cell>
          <table:table-cell office:value-type="string" table:style-name="ce19">
            <text:p>Based on the OP internal working.</text:p>
            <text:p>New Business Term proposed (it replaces "Electronic Address Identifier")</text:p>
          </table:table-cell>
          <table:table-cell office:value-type="string" table:style-name="ce81">
            <text:p>Request for ideas</text:p>
          </table:table-cell>
          <table:table-cell office:value-type="string" table:style-name="ce13">
            <text:p>I suggest the BT should be e-Delivery gateway.</text:p>
            <text:p>The definitionshould be address to which tendering documents should be sent. However as other phases teh eDelivery Gateway may be for soemething else such as an invoice I am not sure how this should be dealt with.</text:p>
            <text:p><text:span text:style-name="T3">everis: maybe we should keep this business term and add a new one for e-Delivery gateway?</text:span></text:p>
          </table:table-cell>
          <table:table-cell table:style-name="ce12"/>
          <table:table-cell table:number-columns-repeated="16376"/>
        </table:table-row>
        <table:table-row table:style-name="ro5">
          <table:table-cell office:value-type="string" table:style-name="ce19">
            <text:p>BT-510</text:p>
          </table:table-cell>
          <table:table-cell office:value-type="string" table:style-name="ce20">
            <text:p>Notice/Buyer/FurtherParty/</text:p>
          </table:table-cell>
          <table:table-cell office:value-type="string" table:style-name="ce19">
            <text:p>Street Name</text:p>
          </table:table-cell>
          <table:table-cell office:value-type="string" table:style-name="ce19">
            <text:p>The name of the street, road, avenue, etc., of the organisation's physical address.</text:p>
          </table:table-cell>
          <table:table-cell office:value-type="string" table:style-name="ce19">
            <text:p>Ontology proposal.</text:p>
            <text:p>New Business Term proposed (it replaces "street name")</text:p>
          </table:table-cell>
          <table:table-cell office:value-type="string" table:content-validation-name="val1" table:style-name="ce78">
            <text:p>Reviewed and Pending Approval</text:p>
          </table:table-cell>
          <table:table-cell office:value-type="string" table:style-name="ce7">
            <text:p>The name of the street, road, avenue etc of the organisation's physical address</text:p>
          </table:table-cell>
          <table:table-cell table:style-name="ce12"/>
          <table:table-cell table:number-columns-repeated="16376"/>
        </table:table-row>
        <table:table-row table:style-name="ro5">
          <table:table-cell office:value-type="string" table:style-name="ce19">
            <text:p>BT-511</text:p>
          </table:table-cell>
          <table:table-cell office:value-type="string" table:style-name="ce20">
            <text:p>Notice/Buyer/FurtherParty/</text:p>
          </table:table-cell>
          <table:table-cell office:value-type="string" table:style-name="ce19">
            <text:p>Street Number</text:p>
          </table:table-cell>
          <table:table-cell office:value-type="string" table:style-name="ce19">
            <text:p>The number of the building of the organisation's physical address.</text:p>
          </table:table-cell>
          <table:table-cell office:value-type="string" table:style-name="ce19">
            <text:p>Ontology proposal.</text:p>
            <text:p>New Business Term proposed (it replaces "street number")</text:p>
          </table:table-cell>
          <table:table-cell office:value-type="string" table:content-validation-name="val1" table:style-name="ce78">
            <text:p>Reviewed and Pending Approval</text:p>
          </table:table-cell>
          <table:table-cell office:value-type="string" table:style-name="ce9">
            <text:p>The number of the building of the organisation's physical address</text:p>
          </table:table-cell>
          <table:table-cell table:style-name="ce12"/>
          <table:table-cell table:number-columns-repeated="16376"/>
        </table:table-row>
        <table:table-row table:style-name="ro5">
          <table:table-cell office:value-type="string" table:style-name="ce19">
            <text:p>BT-512</text:p>
          </table:table-cell>
          <table:table-cell office:value-type="string" table:style-name="ce20">
            <text:p>Notice/Buyer/FurtherParty/</text:p>
          </table:table-cell>
          <table:table-cell office:value-type="string" table:style-name="ce19">
            <text:p>Postal Code</text:p>
          </table:table-cell>
          <table:table-cell office:value-type="string" table:style-name="ce19">
            <text:p>The post code of the organisation's physical address.</text:p>
          </table:table-cell>
          <table:table-cell office:value-type="string" table:style-name="ce19">
            <text:p>Ontology proposal.</text:p>
            <text:p>New Business Term proposed (it replaces "postal code")</text:p>
          </table:table-cell>
          <table:table-cell office:value-type="string" table:content-validation-name="val1" table:style-name="ce78">
            <text:p>Reviewed and Pending Approval</text:p>
          </table:table-cell>
          <table:table-cell office:value-type="string" table:style-name="ce7">
            <text:p>The post code of the organisation's address</text:p>
          </table:table-cell>
          <table:table-cell table:style-name="ce12"/>
          <table:table-cell table:number-columns-repeated="16376"/>
        </table:table-row>
        <table:table-row table:style-name="ro5">
          <table:table-cell office:value-type="string" table:style-name="ce19">
            <text:p>BT-513</text:p>
          </table:table-cell>
          <table:table-cell office:value-type="string" table:style-name="ce20">
            <text:p>Notice/Buyer/FurtherParty/</text:p>
          </table:table-cell>
          <table:table-cell office:value-type="string" table:style-name="ce19">
            <text:p>Locality</text:p>
          </table:table-cell>
          <table:table-cell office:value-type="string" table:style-name="ce19">
            <text:p>The name of the locality (city, town or village) of the organisation's physical address.</text:p>
          </table:table-cell>
          <table:table-cell office:value-type="string" table:style-name="ce19">
            <text:p>Based on vCard ontology.</text:p>
            <text:p>New Business Term proposed (it replaces "Town")</text:p>
          </table:table-cell>
          <table:table-cell office:value-type="string" table:content-validation-name="val1" table:style-name="ce78">
            <text:p>Reviewed and Pending Approval</text:p>
          </table:table-cell>
          <table:table-cell office:value-type="string" table:style-name="ce9">
            <text:p>The name of the city, town, or village of the organisation's address</text:p>
          </table:table-cell>
          <table:table-cell table:style-name="ce12"/>
          <table:table-cell table:number-columns-repeated="16376"/>
        </table:table-row>
        <table:table-row table:style-name="ro5">
          <table:table-cell office:value-type="string" table:style-name="ce19">
            <text:p>BT-514</text:p>
          </table:table-cell>
          <table:table-cell office:value-type="string" table:style-name="ce20">
            <text:p>Notice/Buyer/FurtherParty/</text:p>
          </table:table-cell>
          <table:table-cell office:value-type="string" table:style-name="ce19">
            <text:p>Country</text:p>
          </table:table-cell>
          <table:table-cell office:value-type="string" table:style-name="ce21">
            <text:p>The country of the organisation's physical address</text:p>
          </table:table-cell>
          <table:table-cell office:value-type="string" table:style-name="ce19">
            <text:p>Ontology proposal.</text:p>
          </table:table-cell>
          <table:table-cell office:value-type="string" table:content-validation-name="val1" table:style-name="ce78">
            <text:p>Reviewed and Pending Approval</text:p>
          </table:table-cell>
          <table:table-cell office:value-type="string" table:style-name="ce7">
            <text:p>The country of the organisation's address</text:p>
          </table:table-cell>
          <table:table-cell table:style-name="ce12"/>
          <table:table-cell table:number-columns-repeated="16376"/>
        </table:table-row>
        <table:table-row table:style-name="ro4">
          <table:table-cell office:value-type="string" table:style-name="ce4">
            <text:p>BT-013</text:p>
          </table:table-cell>
          <table:table-cell office:value-type="string" table:style-name="ce15">
            <text:p>Notice/Buyer/</text:p>
          </table:table-cell>
          <table:table-cell office:value-type="string" table:style-name="ce5">
            <text:p>Information Request Deadline</text:p>
          </table:table-cell>
          <table:table-cell office:value-type="string" table:style-name="ce4">
            <text:p>Time limit for submitting questions.</text:p>
          </table:table-cell>
          <table:table-cell office:value-type="string" table:style-name="ce4">
            <text:p>Ontology proposal.</text:p>
            <text:p>See ID C-058 in Details tab for further information.</text:p>
            <text:p>New Business Term proposed (it replaces "Request Information Deadline")</text:p>
          </table:table-cell>
          <table:table-cell office:value-type="string" table:content-validation-name="val1" table:style-name="ce78">
            <text:p>Reviewed and Pending Approval</text:p>
          </table:table-cell>
          <table:table-cell office:value-type="string" table:style-name="ce9">
            <text:p>Time limit for submitting questions</text:p>
          </table:table-cell>
          <table:table-cell table:style-name="ce12"/>
          <table:table-cell table:number-columns-repeated="16376"/>
        </table:table-row>
        <table:table-row table:style-name="ro8">
          <table:table-cell office:value-type="string" table:style-name="ce4">
            <text:p>BT-014</text:p>
          </table:table-cell>
          <table:table-cell office:value-type="string" table:style-name="ce15">
            <text:p>Notice/Buyer/</text:p>
          </table:table-cell>
          <table:table-cell office:value-type="string" table:style-name="ce4">
            <text:p>Free Acces</text:p>
          </table:table-cell>
          <table:table-cell office:value-type="string" table:style-name="ce5">
            <text:p>Non-payment required for unrestricted and full availability of tendering documents.</text:p>
          </table:table-cell>
          <table:table-cell office:value-type="string" table:style-name="ce5">
            <text:p>Ontology proposal.</text:p>
            <text:p>See ID C-035 in Details tab for more information.</text:p>
            <text:p>New Business Term proposed (it replaces "Acces Free Indicator Modalite Access Restreint": An indicator to specify if the procurement documents are available for unrestricted and full direct access, free of charge.)</text:p>
          </table:table-cell>
          <table:table-cell office:value-type="string" table:content-validation-name="val1" table:style-name="ce78">
            <text:p>Reviewed and Pending Approval</text:p>
          </table:table-cell>
          <table:table-cell office:value-type="string" table:style-name="ce7">
            <text:p>Need to remove indicator for term</text:p>
            <text:p>Suggested definition: Non-payment required for tendering documents</text:p>
          </table:table-cell>
          <table:table-cell table:style-name="ce12"/>
          <table:table-cell table:number-columns-repeated="16376"/>
        </table:table-row>
        <table:table-row table:style-name="ro5">
          <table:table-cell office:value-type="string" table:style-name="ce5">
            <text:p>BT-015</text:p>
          </table:table-cell>
          <table:table-cell office:value-type="string" table:style-name="ce15">
            <text:p>Notice/Buyer/</text:p>
          </table:table-cell>
          <table:table-cell office:value-type="string" table:style-name="ce5">
            <text:p>Procurement Document URL</text:p>
          </table:table-cell>
          <table:table-cell office:value-type="string" table:style-name="ce4">
            <text:p>Internet address for access to procurement documents.</text:p>
          </table:table-cell>
          <table:table-cell office:value-type="string" table:style-name="ce5">
            <text:p>OP internal working.</text:p>
            <text:p>See ID C-125 in Details tab for more information.</text:p>
          </table:table-cell>
          <table:table-cell office:value-type="string" table:content-validation-name="val2" table:style-name="ce80">
            <text:p>Approved</text:p>
          </table:table-cell>
          <table:table-cell table:style-name="ce7"/>
          <table:table-cell table:style-name="ce12"/>
          <table:table-cell table:number-columns-repeated="16376"/>
        </table:table-row>
        <table:table-row table:style-name="ro12">
          <table:table-cell office:value-type="string" table:style-name="ce4">
            <text:p>BT-017</text:p>
          </table:table-cell>
          <table:table-cell office:value-type="string" table:style-name="ce15">
            <text:p>Notice/Buyer/</text:p>
          </table:table-cell>
          <table:table-cell office:value-type="string" table:style-name="ce4">
            <text:p>Electronic Submission</text:p>
          </table:table-cell>
          <table:table-cell office:value-type="string" table:style-name="ce5">
            <text:p>Transmission of tenders is possible by electronic means of communication.</text:p>
          </table:table-cell>
          <table:table-cell office:value-type="string" table:style-name="ce5">
            <text:p>Definition based on DIRECTIVE 2014/24/EU</text:p>
            <text:p>See ID C-046 in Details tab for more information.</text:p>
            <text:p>New Business Term proposed (it replaces "Participation Electronic Indicator": an indicator to specify whether electronic submission of tenders is possible by internet or not. - Based on OP internal working and eForms consultation).</text:p>
          </table:table-cell>
          <table:table-cell office:value-type="string" table:content-validation-name="val1" table:style-name="ce78">
            <text:p>Reviewed and Pending Approval</text:p>
          </table:table-cell>
          <table:table-cell office:value-type="string" table:style-name="ce7">
            <text:p>Tenders to be transmitted by an electronic means of communication</text:p>
          </table:table-cell>
          <table:table-cell table:style-name="ce12"/>
          <table:table-cell table:number-columns-repeated="16376"/>
        </table:table-row>
        <table:table-row table:style-name="ro5">
          <table:table-cell office:value-type="string" table:style-name="ce14">
            <text:p>BG-016</text:p>
          </table:table-cell>
          <table:table-cell office:value-type="string" table:style-name="ce23">
            <text:p>Notice/Buyer/</text:p>
          </table:table-cell>
          <table:table-cell office:value-type="string" table:style-name="ce14">
            <text:p>Receiver Party</text:p>
          </table:table-cell>
          <table:table-cell office:value-type="string" table:style-name="ce14">
            <text:p>The organisation that receives the tender (the buyer or his representative)</text:p>
          </table:table-cell>
          <table:table-cell office:value-type="string" table:style-name="ce14">
            <text:p>Ontology proposal.</text:p>
            <text:p>See ID C-184 in Details tab for further information.</text:p>
          </table:table-cell>
          <table:table-cell office:value-type="string" table:content-validation-name="val1" table:style-name="ce78">
            <text:p>Reviewed and Pending Approval</text:p>
          </table:table-cell>
          <table:table-cell office:value-type="string" table:style-name="ce7">
            <text:p>The party that receives the tender (the buyer or his representative)</text:p>
            <text:p>Reuses BT-500 to BT-514</text:p>
          </table:table-cell>
          <table:table-cell table:style-name="ce12"/>
          <table:table-cell table:number-columns-repeated="16376"/>
        </table:table-row>
        <table:table-row table:style-name="ro5">
          <table:table-cell office:value-type="string" table:style-name="ce5">
            <text:p>BT-500</text:p>
          </table:table-cell>
          <table:table-cell office:value-type="string" table:style-name="ce15">
            <text:p>Notice/Buyer/ReceiverParty/</text:p>
          </table:table-cell>
          <table:table-cell office:value-type="string" table:style-name="ce5">
            <text:p>Name</text:p>
          </table:table-cell>
          <table:table-cell office:value-type="string" table:style-name="ce7">
            <text:p>The official name of the organisation.</text:p>
          </table:table-cell>
          <table:table-cell office:value-type="string" table:style-name="ce5">
            <text:p>Ontology proposal.</text:p>
            <text:p>See ID C-050 in Details tab for further information.</text:p>
          </table:table-cell>
          <table:table-cell office:value-type="string" table:content-validation-name="val1" table:style-name="ce78">
            <text:p>Reviewed and Pending Approval</text:p>
          </table:table-cell>
          <table:table-cell office:value-type="string" table:style-name="ce7">
            <text:p>Official name of the organisation</text:p>
          </table:table-cell>
          <table:table-cell table:style-name="ce12"/>
          <table:table-cell table:number-columns-repeated="16376"/>
        </table:table-row>
        <table:table-row table:style-name="ro7">
          <table:table-cell office:value-type="string" table:style-name="ce5">
            <text:p>BT-501</text:p>
          </table:table-cell>
          <table:table-cell office:value-type="string" table:style-name="ce15">
            <text:p>Notice/Buyer/ReceiverParty/</text:p>
          </table:table-cell>
          <table:table-cell office:value-type="string" table:style-name="ce5">
            <text:p>Organisation Identifier</text:p>
          </table:table-cell>
          <table:table-cell office:value-type="string" table:style-name="ce5">
            <text:p>The code that identifies the organisation in a unique way</text:p>
          </table:table-cell>
          <table:table-cell office:value-type="string" table:style-name="ce5">
            <text:p>Ontology proposal.</text:p>
            <text:p>See ID C-027 in Details tab for more information</text:p>
            <text:p>Change of Business Term proposed (it replaces "National ID")</text:p>
          </table:table-cell>
          <table:table-cell office:value-type="string" table:content-validation-name="val1" table:style-name="ce78">
            <text:p>Reviewed and Pending Approval</text:p>
          </table:table-cell>
          <table:table-cell office:value-type="string" table:style-name="ce7">
            <text:p>The BT has changed from Nataional identifier to organisation identifier at the request of DG GROW.</text:p>
            <text:p>Suggested definition: Unique way of identifying the organisation</text:p>
          </table:table-cell>
          <table:table-cell table:style-name="ce12"/>
          <table:table-cell table:number-columns-repeated="16376"/>
        </table:table-row>
        <table:table-row table:style-name="ro5">
          <table:table-cell office:value-type="string" table:style-name="ce5">
            <text:p>BT-502</text:p>
          </table:table-cell>
          <table:table-cell office:value-type="string" table:style-name="ce15">
            <text:p>Notice/Buyer/ReceiverParty/</text:p>
          </table:table-cell>
          <table:table-cell office:value-type="string" table:style-name="ce5">
            <text:p>Contact Point</text:p>
          </table:table-cell>
          <table:table-cell office:value-type="string" table:style-name="ce5">
            <text:p>The person or service who can be contacted.</text:p>
          </table:table-cell>
          <table:table-cell office:value-type="string" table:style-name="ce5">
            <text:p>Ontology proposal</text:p>
          </table:table-cell>
          <table:table-cell office:value-type="string" table:content-validation-name="val1" table:style-name="ce78">
            <text:p>Reviewed and Pending Approval</text:p>
          </table:table-cell>
          <table:table-cell office:value-type="string" table:style-name="ce7">
            <text:p>Person/service who can be contacted</text:p>
          </table:table-cell>
          <table:table-cell table:style-name="ce12"/>
          <table:table-cell table:number-columns-repeated="16376"/>
        </table:table-row>
        <table:table-row table:style-name="ro5">
          <table:table-cell office:value-type="string" table:style-name="ce5">
            <text:p>BT-503</text:p>
          </table:table-cell>
          <table:table-cell office:value-type="string" table:style-name="ce15">
            <text:p>Notice/Buyer/ReceiverParty/</text:p>
          </table:table-cell>
          <table:table-cell office:value-type="string" table:style-name="ce5">
            <text:p>Telephone Number</text:p>
          </table:table-cell>
          <table:table-cell office:value-type="string" table:style-name="ce5">
            <text:p>Comunication channel for contacting the responsible person or service of the organisation</text:p>
          </table:table-cell>
          <table:table-cell office:value-type="string" table:style-name="ce5">
            <text:p>Ontology proposal.</text:p>
            <text:p>New Business Term proposed (it replaces "Telephone number")</text:p>
          </table:table-cell>
          <table:table-cell office:value-type="string" table:content-validation-name="val1" table:style-name="ce78">
            <text:p>Reviewed and Pending Approval</text:p>
          </table:table-cell>
          <table:table-cell office:value-type="string" table:style-name="ce9">
            <text:p>Comunication channel for contacitng the responsible person/service</text:p>
          </table:table-cell>
          <table:table-cell table:style-name="ce12"/>
          <table:table-cell table:number-columns-repeated="16376"/>
        </table:table-row>
        <table:table-row table:style-name="ro5">
          <table:table-cell office:value-type="string" table:style-name="ce5">
            <text:p>BT-504</text:p>
          </table:table-cell>
          <table:table-cell office:value-type="string" table:style-name="ce15">
            <text:p>Notice/Buyer/ReceiverParty/</text:p>
          </table:table-cell>
          <table:table-cell office:value-type="string" table:style-name="ce5">
            <text:p>Fax</text:p>
          </table:table-cell>
          <table:table-cell office:value-type="string" table:style-name="ce5">
            <text:p>Comunication channel for contacting the responsible person or service of the organisation</text:p>
          </table:table-cell>
          <table:table-cell office:value-type="string" table:style-name="ce5">
            <text:p>Ontology proposal.</text:p>
          </table:table-cell>
          <table:table-cell office:value-type="string" table:content-validation-name="val1" table:style-name="ce78">
            <text:p>Reviewed and Pending Approval</text:p>
          </table:table-cell>
          <table:table-cell office:value-type="string" table:style-name="ce7">
            <text:p>Comunication channel for contacitng the responsible person/service</text:p>
          </table:table-cell>
          <table:table-cell table:style-name="ce12"/>
          <table:table-cell table:number-columns-repeated="16376"/>
        </table:table-row>
        <table:table-row table:style-name="ro5">
          <table:table-cell office:value-type="string" table:style-name="ce5">
            <text:p>BT-505</text:p>
          </table:table-cell>
          <table:table-cell office:value-type="string" table:style-name="ce15">
            <text:p>Notice/Buyer/ReceiverParty/</text:p>
          </table:table-cell>
          <table:table-cell office:value-type="string" table:style-name="ce5">
            <text:p>Internet Address</text:p>
          </table:table-cell>
          <table:table-cell office:value-type="string" table:style-name="ce5">
            <text:p><text:s/>The website URL of the organisation.</text:p>
          </table:table-cell>
          <table:table-cell office:value-type="string" table:style-name="ce5">
            <text:p>Ontology proposal.</text:p>
            <text:p>New Business Term proposed (it replaces "Internet address")</text:p>
          </table:table-cell>
          <table:table-cell office:value-type="string" table:content-validation-name="val1" table:style-name="ce78">
            <text:p>Reviewed and Pending Approval</text:p>
          </table:table-cell>
          <table:table-cell office:value-type="string" table:style-name="ce9">
            <text:p>Website URL of the organisation</text:p>
          </table:table-cell>
          <table:table-cell table:style-name="ce12"/>
          <table:table-cell table:number-columns-repeated="16376"/>
        </table:table-row>
        <table:table-row table:style-name="ro5">
          <table:table-cell office:value-type="string" table:style-name="ce5">
            <text:p>BT-506</text:p>
          </table:table-cell>
          <table:table-cell office:value-type="string" table:style-name="ce15">
            <text:p>Notice/Buyer/ReceiverParty/</text:p>
          </table:table-cell>
          <table:table-cell office:value-type="string" table:style-name="ce5">
            <text:p>e-Mail Address</text:p>
          </table:table-cell>
          <table:table-cell office:value-type="string" table:style-name="ce5">
            <text:p>Comunication channel for contacting the responsible person or service of the organisation</text:p>
          </table:table-cell>
          <table:table-cell office:value-type="string" table:style-name="ce5">
            <text:p>Ontology proposal.</text:p>
            <text:p>New Business Term proposed (it replaces "eMail address")</text:p>
          </table:table-cell>
          <table:table-cell office:value-type="string" table:content-validation-name="val1" table:style-name="ce78">
            <text:p>Reviewed and Pending Approval</text:p>
          </table:table-cell>
          <table:table-cell office:value-type="string" table:style-name="ce7">
            <text:p>Comunication channel for contacitng the responsible person/service</text:p>
          </table:table-cell>
          <table:table-cell table:style-name="ce12"/>
          <table:table-cell table:number-columns-repeated="16376"/>
        </table:table-row>
        <table:table-row table:style-name="ro8">
          <table:table-cell office:value-type="string" table:style-name="ce5">
            <text:p>BT-507</text:p>
          </table:table-cell>
          <table:table-cell office:value-type="string" table:style-name="ce15">
            <text:p>Notice/Buyer/ReceiverParty/</text:p>
          </table:table-cell>
          <table:table-cell office:value-type="string" table:style-name="ce4">
            <text:p>NUTS Code</text:p>
          </table:table-cell>
          <table:table-cell office:value-type="string" table:style-name="ce5">
            <text:p>The common classification of territorial units for statistics</text:p>
          </table:table-cell>
          <table:table-cell office:value-type="string" table:style-name="ce5">
            <text:p>Based on DIRECTIVE 2014/24/EU</text:p>
            <text:p>See ID C-017 in Details tab for more information.</text:p>
            <text:p>New Business Term proposed (it replaces "NUTS code")</text:p>
          </table:table-cell>
          <table:table-cell office:value-type="string" table:content-validation-name="val1" table:style-name="ce78">
            <text:p>Reviewed and Pending Approval</text:p>
          </table:table-cell>
          <table:table-cell office:value-type="string" table:style-name="ce9">
            <text:p>Nomenclature of territorial units for statistics</text:p>
            <text:p>We should probably have somewhere to link to the directive in another column, please note there was a new regulation in 2016. Legal basis references should not be made in the definitions as they can change</text:p>
          </table:table-cell>
          <table:table-cell office:value-type="string" table:style-name="ce17">
            <text:p><text:a xlink:href="http://eur-lex.europa.eu/legal-content/EN/TXT/PDF/?uri=CELEX:32003R1059&amp;from=EN">http://eur-lex.europa.eu/legal-content/EN/TXT/PDF/?uri=CELEX:32003R1059&amp;from=ENhttp://eur-lex.europa.eu/legal-content/EN/TXT/PDF/?uri=CELEX:32016R2066&amp;from=EN</text:a></text:p>
          </table:table-cell>
          <table:table-cell table:number-columns-repeated="16376"/>
        </table:table-row>
        <table:table-row table:style-name="ro4">
          <table:table-cell office:value-type="string" table:style-name="ce5">
            <text:p>BT-508</text:p>
          </table:table-cell>
          <table:table-cell office:value-type="string" table:style-name="ce15">
            <text:p>Notice/Buyer/ReceiverParty/</text:p>
          </table:table-cell>
          <table:table-cell office:value-type="string" table:style-name="ce4">
            <text:p>Buyer Profile URL</text:p>
          </table:table-cell>
          <table:table-cell office:value-type="string" table:style-name="ce4">
            <text:p>Website address where the buyer publishes information regarding his procurement processes, such as procurement notices, contract award notices, prior information notices, etc.</text:p>
          </table:table-cell>
          <table:table-cell office:value-type="string" table:style-name="ce5">
            <text:p>Ontology proposal.</text:p>
            <text:p>See ID C-028 in Details tab for more information.</text:p>
            <text:p>New Business Term proposed (it replaces "URL buyer")</text:p>
          </table:table-cell>
          <table:table-cell office:value-type="string" table:content-validation-name="val1" table:style-name="ce78">
            <text:p>Reviewed and Pending Approval</text:p>
          </table:table-cell>
          <table:table-cell office:value-type="string" table:style-name="ce7">
            <text:p>Website URL of the procuring service</text:p>
          </table:table-cell>
          <table:table-cell table:style-name="ce12"/>
          <table:table-cell table:number-columns-repeated="16376"/>
        </table:table-row>
        <table:table-row table:style-name="ro8">
          <table:table-cell office:value-type="string" table:style-name="ce5">
            <text:p>BT-509</text:p>
          </table:table-cell>
          <table:table-cell office:value-type="string" table:style-name="ce15">
            <text:p>Notice/Buyer/ReceiverParty/</text:p>
          </table:table-cell>
          <table:table-cell office:value-type="string" table:style-name="ce4">
            <text:p>e-Address ID</text:p>
          </table:table-cell>
          <table:table-cell office:value-type="string" table:style-name="ce5">
            <text:p>An identifier of the electronic address to be used</text:p>
          </table:table-cell>
          <table:table-cell office:value-type="string" table:style-name="ce5">
            <text:p>Based on the OP internal working.</text:p>
            <text:p>New Business Term proposed (it replaces "Electronic Address Identifier")</text:p>
          </table:table-cell>
          <table:table-cell office:value-type="string" table:content-validation-name="val5" table:style-name="ce81">
            <text:p>Request for ideas</text:p>
          </table:table-cell>
          <table:table-cell office:value-type="string" table:style-name="ce13">
            <text:p>I suggest the BT should be e-Delivery gateway.</text:p>
            <text:p>The definitionshould be address to which tendering documents should be sent. However as other phases teh eDelivery Gateway may be for soemething else such as an invoice I am not sure how this should be dealt with.</text:p>
            <text:p><text:span text:style-name="T3">everis: maybe we should keep this business term and add a new one for e-Delivery gateway?</text:span></text:p>
          </table:table-cell>
          <table:table-cell table:style-name="ce12"/>
          <table:table-cell table:number-columns-repeated="16376"/>
        </table:table-row>
        <table:table-row table:style-name="ro5">
          <table:table-cell office:value-type="string" table:style-name="ce5">
            <text:p>BT-510</text:p>
          </table:table-cell>
          <table:table-cell office:value-type="string" table:style-name="ce15">
            <text:p>Notice/Buyer/ReceiverParty/</text:p>
          </table:table-cell>
          <table:table-cell office:value-type="string" table:style-name="ce5">
            <text:p>Street Name</text:p>
          </table:table-cell>
          <table:table-cell office:value-type="string" table:style-name="ce5">
            <text:p>The name of the street, road, avenue, etc., of the organisation's physical address.</text:p>
          </table:table-cell>
          <table:table-cell office:value-type="string" table:style-name="ce5">
            <text:p>Ontology proposal.</text:p>
            <text:p>New Business Term proposed (it replaces "street name")</text:p>
          </table:table-cell>
          <table:table-cell office:value-type="string" table:content-validation-name="val1" table:style-name="ce78">
            <text:p>Reviewed and Pending Approval</text:p>
          </table:table-cell>
          <table:table-cell office:value-type="string" table:style-name="ce7">
            <text:p>The name of the street, road, avenue etc of the organisation's physical address</text:p>
          </table:table-cell>
          <table:table-cell table:style-name="ce12"/>
          <table:table-cell table:number-columns-repeated="16376"/>
        </table:table-row>
        <table:table-row table:style-name="ro5">
          <table:table-cell office:value-type="string" table:style-name="ce5">
            <text:p>BT-511</text:p>
          </table:table-cell>
          <table:table-cell office:value-type="string" table:style-name="ce15">
            <text:p>Notice/Buyer/ReceiverParty/</text:p>
          </table:table-cell>
          <table:table-cell office:value-type="string" table:style-name="ce5">
            <text:p>Street Number</text:p>
          </table:table-cell>
          <table:table-cell office:value-type="string" table:style-name="ce5">
            <text:p>The number of the building of the organisation's physical address.</text:p>
          </table:table-cell>
          <table:table-cell office:value-type="string" table:style-name="ce5">
            <text:p>Ontology proposal.</text:p>
            <text:p>New Business Term proposed (it replaces "street number")</text:p>
          </table:table-cell>
          <table:table-cell office:value-type="string" table:content-validation-name="val1" table:style-name="ce78">
            <text:p>Reviewed and Pending Approval</text:p>
          </table:table-cell>
          <table:table-cell office:value-type="string" table:style-name="ce9">
            <text:p>The number of the building of the organisation's physical address</text:p>
          </table:table-cell>
          <table:table-cell table:style-name="ce12"/>
          <table:table-cell table:number-columns-repeated="16376"/>
        </table:table-row>
        <table:table-row table:style-name="ro5">
          <table:table-cell office:value-type="string" table:style-name="ce5">
            <text:p>BT-512</text:p>
          </table:table-cell>
          <table:table-cell office:value-type="string" table:style-name="ce15">
            <text:p>Notice/Buyer/ReceiverParty/</text:p>
          </table:table-cell>
          <table:table-cell office:value-type="string" table:style-name="ce5">
            <text:p>Postal Code</text:p>
          </table:table-cell>
          <table:table-cell office:value-type="string" table:style-name="ce5">
            <text:p>The post code of the organisation's physical address.</text:p>
          </table:table-cell>
          <table:table-cell office:value-type="string" table:style-name="ce5">
            <text:p>Ontology proposal.</text:p>
            <text:p>New Business Term proposed (it replaces "postal code")</text:p>
          </table:table-cell>
          <table:table-cell office:value-type="string" table:content-validation-name="val1" table:style-name="ce78">
            <text:p>Reviewed and Pending Approval</text:p>
          </table:table-cell>
          <table:table-cell office:value-type="string" table:style-name="ce7">
            <text:p>The post code of the organisation's address</text:p>
          </table:table-cell>
          <table:table-cell table:style-name="ce12"/>
          <table:table-cell table:number-columns-repeated="16376"/>
        </table:table-row>
        <table:table-row table:style-name="ro5">
          <table:table-cell office:value-type="string" table:style-name="ce5">
            <text:p>BT-513</text:p>
          </table:table-cell>
          <table:table-cell office:value-type="string" table:style-name="ce15">
            <text:p>Notice/Buyer/ReceiverParty/</text:p>
          </table:table-cell>
          <table:table-cell office:value-type="string" table:style-name="ce5">
            <text:p>Locality</text:p>
          </table:table-cell>
          <table:table-cell office:value-type="string" table:style-name="ce5">
            <text:p>The name of the locality (city, town or village) of the organisation's physical address.</text:p>
          </table:table-cell>
          <table:table-cell office:value-type="string" table:style-name="ce5">
            <text:p>Based on vCard ontology.</text:p>
            <text:p>New Business Term proposed (it replaces "Town")</text:p>
          </table:table-cell>
          <table:table-cell office:value-type="string" table:content-validation-name="val1" table:style-name="ce78">
            <text:p>Reviewed and Pending Approval</text:p>
          </table:table-cell>
          <table:table-cell office:value-type="string" table:style-name="ce9">
            <text:p>The name of the city, town, or village of the organisation's address</text:p>
          </table:table-cell>
          <table:table-cell table:style-name="ce12"/>
          <table:table-cell table:number-columns-repeated="16376"/>
        </table:table-row>
        <table:table-row table:style-name="ro5">
          <table:table-cell office:value-type="string" table:style-name="ce5">
            <text:p>BT-514</text:p>
          </table:table-cell>
          <table:table-cell office:value-type="string" table:style-name="ce15">
            <text:p>Notice/Buyer/ReceiverParty/</text:p>
          </table:table-cell>
          <table:table-cell office:value-type="string" table:style-name="ce5">
            <text:p>Country</text:p>
          </table:table-cell>
          <table:table-cell office:value-type="string" table:style-name="ce7">
            <text:p>The country of the organisation's physical address</text:p>
          </table:table-cell>
          <table:table-cell office:value-type="string" table:style-name="ce5">
            <text:p>Ontology proposal.</text:p>
          </table:table-cell>
          <table:table-cell office:value-type="string" table:content-validation-name="val1" table:style-name="ce78">
            <text:p>Reviewed and Pending Approval</text:p>
          </table:table-cell>
          <table:table-cell office:value-type="string" table:style-name="ce7">
            <text:p>The country of the organisation's address</text:p>
          </table:table-cell>
          <table:table-cell table:style-name="ce12"/>
          <table:table-cell table:number-columns-repeated="16376"/>
        </table:table-row>
        <table:table-row table:style-name="ro9">
          <table:table-cell office:value-type="string" table:style-name="ce5">
            <text:p>BT-018</text:p>
          </table:table-cell>
          <table:table-cell office:value-type="string" table:style-name="ce15">
            <text:p>Notice/Buyer/</text:p>
          </table:table-cell>
          <table:table-cell office:value-type="string" table:style-name="ce5">
            <text:p>Tender Submission <text:s/>URL</text:p>
          </table:table-cell>
          <table:table-cell office:value-type="string" table:style-name="ce5">
            <text:p>Internet address for sending bids by electronic means.</text:p>
          </table:table-cell>
          <table:table-cell office:value-type="string" table:style-name="ce5">
            <text:p>Ontology proposal.</text:p>
            <text:p>See ID C-126 in Details tab for further information.</text:p>
            <text:p>New Business Term proposed (it replaces "URLParticipation")</text:p>
          </table:table-cell>
          <table:table-cell office:value-type="string" table:content-validation-name="val1" table:style-name="ce78">
            <text:p>Reviewed and Pending Approval</text:p>
          </table:table-cell>
          <table:table-cell office:value-type="string" table:style-name="ce13">
            <text:p>I think I have mixed this up with BT 509. this should also be an eDelivery address</text:p>
            <text:p><text:span text:style-name="T3">everis: we propose to keep this BT for it is clearer than BT-509. Besides, doesn't it make more sense to have a single Tender Sumission URL, instead of having it repeated for the different parties involved?</text:span></text:p>
          </table:table-cell>
          <table:table-cell table:style-name="ce12"/>
          <table:table-cell table:number-columns-repeated="16376"/>
        </table:table-row>
        <table:table-row table:style-name="ro11">
          <table:table-cell office:value-type="string" table:style-name="ce4">
            <text:p>BT-019</text:p>
          </table:table-cell>
          <table:table-cell office:value-type="string" table:style-name="ce15">
            <text:p>Notice/Buyer/</text:p>
          </table:table-cell>
          <table:table-cell office:value-type="string" table:style-name="ce4">
            <text:p>Reason For Non-Electronic Submission</text:p>
          </table:table-cell>
          <table:table-cell office:value-type="string" table:style-name="ce5">
            <text:p>Basis for phyiscal submission of tenders.</text:p>
          </table:table-cell>
          <table:table-cell office:value-type="string" table:style-name="ce4">
            <text:p>Ontology proposal.</text:p>
            <text:p>See ID C-038 in Details tab for further information.</text:p>
            <text:p>New Business Term proposed (it replaces "Reason Non Electronic Submission Code": A code to specify the reason for accepting/not requesting non-electronic submission, which can be: Tools, devices, or file formats not generally available; Intellectual property right issues; Buyer would need specialized office equipment; Submission of a physical model; Protection of particularly sensitive information).</text:p>
          </table:table-cell>
          <table:table-cell office:value-type="string" table:content-validation-name="val1" table:style-name="ce78">
            <text:p>Reviewed and Pending Approval</text:p>
          </table:table-cell>
          <table:table-cell office:value-type="string" table:style-name="ce7">
            <text:p>Basis for phyiscal submission of offers</text:p>
          </table:table-cell>
          <table:table-cell table:style-name="ce12"/>
          <table:table-cell table:number-columns-repeated="16376"/>
        </table:table-row>
        <table:table-row table:style-name="ro3">
          <table:table-cell office:value-type="string" table:style-name="ce14">
            <text:p>BG-002</text:p>
          </table:table-cell>
          <table:table-cell office:value-type="string" table:style-name="ce23">
            <text:p>Notice/</text:p>
          </table:table-cell>
          <table:table-cell office:value-type="string" table:style-name="ce14">
            <text:p>Procurement Objects</text:p>
          </table:table-cell>
          <table:table-cell office:value-type="string" table:style-name="ce14">
            <text:p>For each lot or object concerned by the procurement procedure this context has to be fufilled.</text:p>
          </table:table-cell>
          <table:table-cell office:value-type="string" table:style-name="ce14">
            <text:p>Based on the definition by DG GROWTH. (URL: https://ec.europa.eu/growth/single-market/public-procurement_en)</text:p>
            <text:p>Change of Business Term (it replaces "Procurement").</text:p>
            <text:p>See ID C-185 in Details tab for further information.</text:p>
          </table:table-cell>
          <table:table-cell office:value-type="string" table:content-validation-name="val1" table:style-name="ce78">
            <text:p>Reviewed and Pending Approval</text:p>
          </table:table-cell>
          <table:table-cell office:value-type="string" table:style-name="ce9">
            <text:p>For each lot or object concerned by the procurement procedure this context has to be fufilled.</text:p>
          </table:table-cell>
          <table:table-cell table:style-name="ce10"/>
          <table:table-cell table:number-columns-repeated="16376"/>
        </table:table-row>
        <table:table-row table:style-name="ro5">
          <table:table-cell office:value-type="string" table:style-name="ce5">
            <text:p>BT-021</text:p>
          </table:table-cell>
          <table:table-cell office:value-type="string" table:style-name="ce15">
            <text:p>Notice/Procurement/</text:p>
          </table:table-cell>
          <table:table-cell office:value-type="string" table:style-name="ce5">
            <text:p>Title</text:p>
          </table:table-cell>
          <table:table-cell office:value-type="string" table:style-name="ce12">
            <text:p>The name of the procurement procedure.</text:p>
          </table:table-cell>
          <table:table-cell office:value-type="string" table:style-name="ce5">
            <text:p>Ontology proposal.</text:p>
            <text:p>See ID C-127 in Details tab for more information.</text:p>
          </table:table-cell>
          <table:table-cell office:value-type="string" table:content-validation-name="val1" table:style-name="ce78">
            <text:p>Reviewed and Pending Approval</text:p>
          </table:table-cell>
          <table:table-cell office:value-type="string" table:style-name="ce7">
            <text:p>The name of the procurement procedure</text:p>
          </table:table-cell>
          <table:table-cell table:style-name="ce12"/>
          <table:table-cell table:number-columns-repeated="16376"/>
        </table:table-row>
        <table:table-row table:style-name="ro10">
          <table:table-cell office:value-type="string" table:style-name="ce5">
            <text:p>BT-022</text:p>
          </table:table-cell>
          <table:table-cell office:value-type="string" table:style-name="ce15">
            <text:p>Notice/Procurement/</text:p>
          </table:table-cell>
          <table:table-cell office:value-type="string" table:style-name="ce5">
            <text:p>Internal Reference Number</text:p>
          </table:table-cell>
          <table:table-cell office:value-type="string" table:style-name="ce5">
            <text:p>Buyer's internal reference number used for the procurement procedure. This is the referece number used before a procurement publication number is given (e.g. coming from the buyer's document management system). It is used internally to identify the files related to the procurement procedure.</text:p>
          </table:table-cell>
          <table:table-cell office:value-type="string" table:style-name="ce4">
            <text:p>eForms consultation.</text:p>
            <text:p>See ID C-128 in Details tab for more information</text:p>
          </table:table-cell>
          <table:table-cell office:value-type="string" table:content-validation-name="val4" table:style-name="ce80">
            <text:p>Approved</text:p>
          </table:table-cell>
          <table:table-cell table:style-name="ce9"/>
          <table:table-cell table:style-name="ce10"/>
          <table:table-cell table:number-columns-repeated="16376"/>
        </table:table-row>
        <table:table-row table:style-name="ro4">
          <table:table-cell office:value-type="string" table:style-name="ce11">
            <text:p>BT-023</text:p>
          </table:table-cell>
          <table:table-cell office:value-type="string" table:style-name="ce16">
            <text:p>Notice/Procurement/</text:p>
          </table:table-cell>
          <table:table-cell office:value-type="string" table:style-name="ce11">
            <text:p>Nature Type</text:p>
          </table:table-cell>
          <table:table-cell office:value-type="string" table:style-name="ce11">
            <text:p>The main object of the contract.</text:p>
          </table:table-cell>
          <table:table-cell office:value-type="string" table:style-name="ce11">
            <text:p>Based on eForms consultation</text:p>
            <text:p>See ID C-019 in Details tab for more information</text:p>
            <text:p>The Nature Type can be either a product that is supplied, a service that is provided or a work that is executed</text:p>
          </table:table-cell>
          <table:table-cell office:value-type="string" table:content-validation-name="val1" table:style-name="ce79">
            <text:p>Removed</text:p>
          </table:table-cell>
          <table:table-cell office:value-type="string" table:style-name="ce7">
            <text:p>this is a code list that also has a combined value so I am not sure the codes should be defined in the definition</text:p>
          </table:table-cell>
          <table:table-cell table:style-name="ce12"/>
          <table:table-cell table:number-columns-repeated="16376"/>
        </table:table-row>
        <table:table-row table:style-name="ro4">
          <table:table-cell office:value-type="string" table:style-name="ce4">
            <text:p>BT-024</text:p>
          </table:table-cell>
          <table:table-cell office:value-type="string" table:style-name="ce15">
            <text:p>Notice/Procurement/</text:p>
          </table:table-cell>
          <table:table-cell office:value-type="string" table:style-name="ce5">
            <text:p>Procurement Description</text:p>
          </table:table-cell>
          <table:table-cell office:value-type="string" table:style-name="ce5">
            <text:p>Specification of the procurement: nature and extent of works, nature and quantity or value of supplies, nature and extent of services.</text:p>
          </table:table-cell>
          <table:table-cell office:value-type="string" table:style-name="ce5">
            <text:p>DIRECTIVE 2014/24/EU</text:p>
            <text:p>See ID C-029 in Details tab for more information</text:p>
            <text:p>New Business Term proposed (it replaces "Description Procurement")</text:p>
          </table:table-cell>
          <table:table-cell office:value-type="string" table:content-validation-name="val1" table:style-name="ce78">
            <text:p>Reviewed and Pending Approval</text:p>
          </table:table-cell>
          <table:table-cell office:value-type="string" table:style-name="ce13">
            <text:p>Not sure how this definiation arrived from the directives</text:p>
            <text:p><text:span text:style-name="T3">everis: see Annex V PART C, Information to be included in contract notices (as referred to in Article 49), in DIRECTIVE 2014/24/EU (also in PART B and PART D of Annex V)</text:span></text:p>
          </table:table-cell>
          <table:table-cell table:style-name="ce10"/>
          <table:table-cell table:number-columns-repeated="16376"/>
        </table:table-row>
        <table:table-row table:style-name="ro2">
          <table:table-cell office:value-type="string" table:style-name="ce4">
            <text:p>BT-025</text:p>
          </table:table-cell>
          <table:table-cell office:value-type="string" table:style-name="ce15">
            <text:p>Notice/Procurement/</text:p>
          </table:table-cell>
          <table:table-cell office:value-type="string" table:style-name="ce5">
            <text:p>Quantity And Unit</text:p>
          </table:table-cell>
          <table:table-cell office:value-type="string" table:style-name="ce5">
            <text:p>The size of the procurement (the number of units required and the type of unit the good, service, or work comes in).</text:p>
          </table:table-cell>
          <table:table-cell office:value-type="string" table:style-name="ce4">
            <text:p>Based on eForms consultation.</text:p>
            <text:p>See ID C-059 in Details tab for more information.</text:p>
          </table:table-cell>
          <table:table-cell office:value-type="string" table:content-validation-name="val1" table:style-name="ce78">
            <text:p>Reviewed and Pending Approval</text:p>
          </table:table-cell>
          <table:table-cell office:value-type="string" table:style-name="ce18">
            <text:p>The size of the procurement. / Natalie:"perhaps duplicate of 'estimated total magnitude'"</text:p>
          </table:table-cell>
          <table:table-cell table:style-name="ce12"/>
          <table:table-cell table:number-columns-repeated="16376"/>
        </table:table-row>
        <table:table-row table:style-name="ro4">
          <table:table-cell office:value-type="string" table:style-name="ce4">
            <text:p>BT-026</text:p>
          </table:table-cell>
          <table:table-cell office:value-type="string" table:style-name="ce15">
            <text:p>Notice/Procurement/</text:p>
          </table:table-cell>
          <table:table-cell office:value-type="string" table:style-name="ce5">
            <text:p>CPV</text:p>
          </table:table-cell>
          <table:table-cell office:value-type="string" table:style-name="ce5">
            <text:p>Common Procurement Vocabulary, which is a classification system for public procurement aimed at standardising the references used by buyers to describe procurement contracts.</text:p>
          </table:table-cell>
          <table:table-cell office:value-type="string" table:style-name="ce5">
            <text:p>Based on the definition provided by DG GROWTH</text:p>
            <text:p>See ID C-009 in Details tab for more information</text:p>
          </table:table-cell>
          <table:table-cell office:value-type="string" table:content-validation-name="val1" table:style-name="ce78">
            <text:p>Reviewed and Pending Approval</text:p>
          </table:table-cell>
          <table:table-cell office:value-type="string" table:style-name="ce9">
            <text:p>Common Procurement Vocabulary</text:p>
          </table:table-cell>
          <table:table-cell table:style-name="ce10"/>
          <table:table-cell table:number-columns-repeated="16376"/>
        </table:table-row>
        <table:table-row table:style-name="ro5">
          <table:table-cell office:value-type="string" table:style-name="ce4">
            <text:p>BT-029</text:p>
          </table:table-cell>
          <table:table-cell office:value-type="string" table:style-name="ce15">
            <text:p>Notice/Procurement/</text:p>
          </table:table-cell>
          <table:table-cell office:value-type="string" table:style-name="ce5">
            <text:p>Estimated Total Magnitude</text:p>
          </table:table-cell>
          <table:table-cell office:value-type="string" table:style-name="ce5">
            <text:p>The expected global value which can be stated as a monetary value or a <text:s/>measure.</text:p>
          </table:table-cell>
          <table:table-cell office:value-type="string" table:style-name="ce4">
            <text:p>Ontology proposal.</text:p>
            <text:p>See ID C-060 in Details tab for more information.</text:p>
          </table:table-cell>
          <table:table-cell office:value-type="string" table:content-validation-name="val1" table:style-name="ce78">
            <text:p>Reviewed and Pending Approval</text:p>
          </table:table-cell>
          <table:table-cell office:value-type="string" table:style-name="ce5">
            <text:p>The estimated total value which can be stated as a monetary value or a <text:s/>measure.</text:p>
          </table:table-cell>
          <table:table-cell table:style-name="ce12"/>
          <table:table-cell table:number-columns-repeated="16376"/>
        </table:table-row>
        <table:table-row table:style-name="ro3">
          <table:table-cell office:value-type="string" table:style-name="ce11">
            <text:p>BT-030</text:p>
          </table:table-cell>
          <table:table-cell office:value-type="string" table:style-name="ce16">
            <text:p>Notice/Procurement/</text:p>
          </table:table-cell>
          <table:table-cell office:value-type="string" table:style-name="ce11">
            <text:p>Lot</text:p>
          </table:table-cell>
          <table:table-cell office:value-type="string" table:style-name="ce11">
            <text:p>One of the parts of a procurement project that is being subdivided to allow the contracting party to award different lots to different economic operators under different contracts</text:p>
          </table:table-cell>
          <table:table-cell office:value-type="string" table:style-name="ce11">
            <text:p>Based on the ESPD</text:p>
            <text:p>See ID C-005 in Details tab for more information</text:p>
            <text:p>New Business Term proposed (it replaces "Divided Intolots Indicator": an indicator to specify whether the contract is divided into lots or not. - Ontology proposal)</text:p>
          </table:table-cell>
          <table:table-cell office:value-type="string" table:content-validation-name="val1" table:style-name="ce79">
            <text:p>Removed</text:p>
          </table:table-cell>
          <table:table-cell office:value-type="string" table:style-name="ce9">
            <text:p>One of the parts of a procurement project that is being subdivided to allow the contracting party to award different lots to different economic operators under different contracts.</text:p>
            <text:p/>
            <text:p>Source: ESPD UBL why was the text changed??</text:p>
          </table:table-cell>
          <table:table-cell table:style-name="ce10"/>
          <table:table-cell table:number-columns-repeated="16376"/>
        </table:table-row>
        <table:table-row table:style-name="ro4">
          <table:table-cell office:value-type="string" table:style-name="ce4">
            <text:p>BT-031</text:p>
          </table:table-cell>
          <table:table-cell office:value-type="string" table:style-name="ce15">
            <text:p>Notice/Procurement/</text:p>
          </table:table-cell>
          <table:table-cell office:value-type="string" table:style-name="ce5">
            <text:p>Max Lots Allowed</text:p>
          </table:table-cell>
          <table:table-cell office:value-type="string" table:style-name="ce5">
            <text:p>Highest number of lots to which a Tenderer may submit an offer.</text:p>
          </table:table-cell>
          <table:table-cell office:value-type="string" table:style-name="ce5">
            <text:p>Ontology proposal</text:p>
            <text:p>See IDs C-005 and C-027 in Details tab for more information</text:p>
            <text:p>New Business Term proposed (it replaces "Part Presentation Code Number Maximum Lots")</text:p>
          </table:table-cell>
          <table:table-cell office:value-type="string" table:content-validation-name="val1" table:style-name="ce78">
            <text:p>Reviewed and Pending Approval</text:p>
          </table:table-cell>
          <table:table-cell office:value-type="string" table:style-name="ce7">
            <text:p>Total number of lots to which a Tenderer may submit an offer</text:p>
          </table:table-cell>
          <table:table-cell table:style-name="ce12"/>
          <table:table-cell table:number-columns-repeated="16376"/>
        </table:table-row>
        <table:table-row table:style-name="ro5">
          <table:table-cell office:value-type="string" table:style-name="ce11">
            <text:p>BT-032</text:p>
          </table:table-cell>
          <table:table-cell office:value-type="string" table:style-name="ce16">
            <text:p>Notice/Procurement/</text:p>
          </table:table-cell>
          <table:table-cell office:value-type="string" table:style-name="ce11">
            <text:p>Max Lots Submitted</text:p>
          </table:table-cell>
          <table:table-cell office:value-type="string" table:style-name="ce11">
            <text:p>Maximum number of lots that one tenderer may bid for.</text:p>
          </table:table-cell>
          <table:table-cell office:value-type="string" table:style-name="ce11">
            <text:p>OP internal working</text:p>
            <text:p>See ID C-005 in Details tab for more information</text:p>
          </table:table-cell>
          <table:table-cell office:value-type="string" table:content-validation-name="val6" table:style-name="ce79">
            <text:p>Removed</text:p>
          </table:table-cell>
          <table:table-cell table:style-name="ce9"/>
          <table:table-cell table:style-name="ce10"/>
          <table:table-cell table:number-columns-repeated="16376"/>
        </table:table-row>
        <table:table-row table:style-name="ro7">
          <table:table-cell office:value-type="string" table:style-name="ce4">
            <text:p>BT-033</text:p>
          </table:table-cell>
          <table:table-cell office:value-type="string" table:style-name="ce15">
            <text:p>Notice/Procurement/</text:p>
          </table:table-cell>
          <table:table-cell office:value-type="string" table:style-name="ce5">
            <text:p>Max Lots Awarded</text:p>
          </table:table-cell>
          <table:table-cell office:value-type="string" table:style-name="ce5">
            <text:p>Highest number of lots that may be awarded to one tenderer.</text:p>
          </table:table-cell>
          <table:table-cell office:value-type="string" table:style-name="ce5">
            <text:p>OP internal working</text:p>
            <text:p>See IDs C-005 and C-104 in Details tab for more information</text:p>
            <text:p>New Business Term proposed (it replaces "Number Max Lots Awarded")</text:p>
          </table:table-cell>
          <table:table-cell office:value-type="string" table:content-validation-name="val4" table:style-name="ce80">
            <text:p>Approved</text:p>
          </table:table-cell>
          <table:table-cell table:style-name="ce9"/>
          <table:table-cell table:style-name="ce10"/>
          <table:table-cell table:number-columns-repeated="16376"/>
        </table:table-row>
        <table:table-row table:style-name="ro8">
          <table:table-cell office:value-type="string" table:style-name="ce11">
            <text:p>BT-034</text:p>
          </table:table-cell>
          <table:table-cell office:value-type="string" table:style-name="ce16">
            <text:p>Notice/Procurement/</text:p>
          </table:table-cell>
          <table:table-cell office:value-type="string" table:style-name="ce11">
            <text:p>NUTS Code</text:p>
            <text:p/>
          </table:table-cell>
          <table:table-cell office:value-type="string" table:style-name="ce11">
            <text:p>The common classification of territorial units for statistics</text:p>
          </table:table-cell>
          <table:table-cell office:value-type="string" table:style-name="ce11">
            <text:p>Based on DIRECTIVE 2014/24/EU</text:p>
            <text:p>See ID C-017 in Details tab for more information.</text:p>
            <text:p>New Business Term proposed (it replaces "NUTS code")</text:p>
          </table:table-cell>
          <table:table-cell office:value-type="string" table:content-validation-name="val1" table:style-name="ce79">
            <text:p>Removed</text:p>
          </table:table-cell>
          <table:table-cell office:value-type="string" table:style-name="ce9">
            <text:p>This will be renumbered to 507</text:p>
          </table:table-cell>
          <table:table-cell office:value-type="string" table:style-name="ce17">
            <text:p><text:a xlink:href="http://eur-lex.europa.eu/legal-content/EN/TXT/PDF/?uri=CELEX:32003R1059&amp;from=EN">http://eur-lex.europa.eu/legal-content/EN/TXT/PDF/?uri=CELEX:32003R1059&amp;from=ENhttp://eur-lex.europa.eu/legal-content/EN/TXT/PDF/?uri=CELEX:32016R2066&amp;from=EN</text:a></text:p>
          </table:table-cell>
          <table:table-cell table:number-columns-repeated="16376"/>
        </table:table-row>
        <table:table-row table:style-name="ro7">
          <table:table-cell office:value-type="string" table:style-name="ce11">
            <text:p>BT-035</text:p>
          </table:table-cell>
          <table:table-cell office:value-type="string" table:style-name="ce16">
            <text:p>Notice/Procurement/</text:p>
          </table:table-cell>
          <table:table-cell office:value-type="string" table:style-name="ce11">
            <text:p>Location Description</text:p>
          </table:table-cell>
          <table:table-cell office:value-type="string" table:style-name="ce24">
            <text:p>Place of delivery or performance of the contract.</text:p>
          </table:table-cell>
          <table:table-cell office:value-type="string" table:style-name="ce11">
            <text:p>Ontology proposal.</text:p>
            <text:p>See ID C-061 in Details tab for further information.</text:p>
            <text:p>New Business Term proposed (it replaces "Description Location")</text:p>
          </table:table-cell>
          <table:table-cell office:value-type="string" table:content-validation-name="val1" table:style-name="ce79">
            <text:p>Removed</text:p>
          </table:table-cell>
          <table:table-cell office:value-type="string" table:style-name="ce9">
            <text:p>Place of delivery or performance of the contract</text:p>
          </table:table-cell>
          <table:table-cell table:style-name="ce10"/>
          <table:table-cell table:number-columns-repeated="16376"/>
        </table:table-row>
        <table:table-row table:style-name="ro9">
          <table:table-cell office:value-type="string" table:style-name="ce4">
            <text:p>BT-036</text:p>
          </table:table-cell>
          <table:table-cell office:value-type="string" table:style-name="ce15">
            <text:p>Notice/Procurement/</text:p>
          </table:table-cell>
          <table:table-cell office:value-type="string" table:style-name="ce4">
            <text:p>Duration</text:p>
          </table:table-cell>
          <table:table-cell office:value-type="string" table:style-name="ce5">
            <text:p>Interval between the award of the contract or closing of the framework agreement and its ending, including options and renewals. This duration may be expressed using two dates (start date and end date).</text:p>
          </table:table-cell>
          <table:table-cell office:value-type="string" table:style-name="ce4">
            <text:p>Based on eForms consultation and the OP internal working.</text:p>
            <text:p>See ID C-062 in Details tab for more information.</text:p>
            <text:p>New Business Term proposed (it replaces "Duration or Date Start Date End")</text:p>
          </table:table-cell>
          <table:table-cell office:value-type="string" table:content-validation-name="val1" table:style-name="ce78">
            <text:p>Reviewed and Pending Approval</text:p>
          </table:table-cell>
          <table:table-cell office:value-type="string" table:style-name="ce9">
            <text:p>BT: Duration</text:p>
            <text:p>Definition: To be taken from ISO 8601 ie 2 dates or period ie 1 year</text:p>
          </table:table-cell>
          <table:table-cell table:style-name="ce10"/>
          <table:table-cell table:number-columns-repeated="16376"/>
        </table:table-row>
        <table:table-row table:style-name="ro5">
          <table:table-cell office:value-type="string" table:style-name="ce4">
            <text:p>BT-037</text:p>
          </table:table-cell>
          <table:table-cell office:value-type="string" table:style-name="ce15">
            <text:p>Notice/Procurement/</text:p>
          </table:table-cell>
          <table:table-cell office:value-type="string" table:style-name="ce5">
            <text:p>Estimated Magnitude</text:p>
          </table:table-cell>
          <table:table-cell office:value-type="string" table:style-name="ce5">
            <text:p>The expected value which can be stated as a monetary value or a measure.</text:p>
          </table:table-cell>
          <table:table-cell office:value-type="string" table:style-name="ce5">
            <text:p>Based on the OP internal working.</text:p>
            <text:p>See ID C-073 in Details tab for further information.</text:p>
          </table:table-cell>
          <table:table-cell office:value-type="string" table:content-validation-name="val1" table:style-name="ce78">
            <text:p>Reviewed and Pending Approval</text:p>
          </table:table-cell>
          <table:table-cell office:value-type="string" table:style-name="ce5">
            <text:p>The estimated value which can be stated as a monetary value or a <text:s/>measure.</text:p>
          </table:table-cell>
          <table:table-cell table:style-name="ce12"/>
          <table:table-cell table:number-columns-repeated="16376"/>
        </table:table-row>
        <table:table-row table:style-name="ro8">
          <table:table-cell office:value-type="string" table:style-name="ce14">
            <text:p>BG-038</text:p>
          </table:table-cell>
          <table:table-cell office:value-type="string" table:style-name="ce23">
            <text:p>Notice/Procurement/</text:p>
          </table:table-cell>
          <table:table-cell office:value-type="string" table:style-name="ce14">
            <text:p>Award Criteria</text:p>
          </table:table-cell>
          <table:table-cell office:value-type="string" table:style-name="ce14">
            <text:p>It describes a rule or a condition from the buyer that will be taken into account for the selection of the most economically advantageous tender, and which will be the basis for a comparative assessment of the quality of tenders.</text:p>
          </table:table-cell>
          <table:table-cell office:value-type="string" table:style-name="ce14">
            <text:p>Based on DIRECTIVE 2014/24/EU</text:p>
            <text:p>An awarding criterion can be objective, when it can be evaluated following a formula, or subjective, when human analysis is required.</text:p>
            <text:p>See ID C-003 in Details tab for more information.</text:p>
            <text:p>New Business Term proposed (it replaces "Award criteria").</text:p>
          </table:table-cell>
          <table:table-cell office:value-type="string" table:content-validation-name="val1" table:style-name="ce78">
            <text:p>Reviewed and Pending Approval</text:p>
          </table:table-cell>
          <table:table-cell office:value-type="string" table:style-name="ce9">
            <text:p>Use article 41 of Directive 23 <text:s/>IS there a similar article in the other directive - If there is a way of avoiding the terms award and criterion/a in the definition that would be great</text:p>
          </table:table-cell>
          <table:table-cell table:style-name="ce10"/>
          <table:table-cell table:number-columns-repeated="16376"/>
        </table:table-row>
        <table:table-row table:style-name="ro2">
          <table:table-cell office:value-type="string" table:style-name="ce4">
            <text:p>BT-539</text:p>
          </table:table-cell>
          <table:table-cell office:value-type="string" table:style-name="ce15">
            <text:p>Notice/Procurement/Award_criteria/</text:p>
          </table:table-cell>
          <table:table-cell office:value-type="string" table:style-name="ce5">
            <text:p>Award Criterion Type</text:p>
          </table:table-cell>
          <table:table-cell office:value-type="string" table:style-name="ce10">
            <text:p>The category of the criterion whether it be concerned with the quality of the offer or the <text:s/>financial offer</text:p>
          </table:table-cell>
          <table:table-cell office:value-type="string" table:style-name="ce5">
            <text:p>Ontology proposal</text:p>
            <text:p>See ID C-003 and C-074 in Details tab for more information</text:p>
          </table:table-cell>
          <table:table-cell office:value-type="string" table:content-validation-name="val1" table:style-name="ce78">
            <text:p>Reviewed and Pending Approval</text:p>
          </table:table-cell>
          <table:table-cell office:value-type="string" table:style-name="ce9">
            <text:p>The category of the criterion whether it be concerned with the quality of the offer or the <text:s/>financial offer</text:p>
          </table:table-cell>
          <table:table-cell table:style-name="ce10"/>
          <table:table-cell table:number-columns-repeated="16376"/>
        </table:table-row>
        <table:table-row table:style-name="ro5">
          <table:table-cell office:value-type="string" table:style-name="ce5">
            <text:p>BT-540</text:p>
          </table:table-cell>
          <table:table-cell office:value-type="string" table:style-name="ce15">
            <text:p>Notice/Procurement/Award_criteria/</text:p>
          </table:table-cell>
          <table:table-cell office:value-type="string" table:style-name="ce5">
            <text:p>Award Criterion Description</text:p>
          </table:table-cell>
          <table:table-cell office:value-type="string" table:style-name="ce5">
            <text:p>The definition and explication of this award criterion.</text:p>
          </table:table-cell>
          <table:table-cell office:value-type="string" table:style-name="ce5">
            <text:p>Ontology proposal</text:p>
            <text:p>See ID C-003 in Details tab for more information</text:p>
          </table:table-cell>
          <table:table-cell office:value-type="string" table:content-validation-name="val1" table:style-name="ce78">
            <text:p>Reviewed and Pending Approval</text:p>
          </table:table-cell>
          <table:table-cell office:value-type="string" table:style-name="ce9">
            <text:p>Definition and explication of the award <text:s/>criterion</text:p>
          </table:table-cell>
          <table:table-cell table:style-name="ce10"/>
          <table:table-cell table:number-columns-repeated="16376"/>
        </table:table-row>
        <table:table-row table:style-name="ro2">
          <table:table-cell office:value-type="string" table:style-name="ce4">
            <text:p>BT-541</text:p>
          </table:table-cell>
          <table:table-cell office:value-type="string" table:style-name="ce15">
            <text:p>Notice/Procurement/Award_criteria/</text:p>
          </table:table-cell>
          <table:table-cell office:value-type="string" table:style-name="ce4">
            <text:p>Award Criterion Weight</text:p>
          </table:table-cell>
          <table:table-cell office:value-type="string" table:style-name="ce4">
            <text:p>A number, a percentage or a range assigned to this award criterion, to enable formulaic evaluation.</text:p>
          </table:table-cell>
          <table:table-cell office:value-type="string" table:style-name="ce4">
            <text:p>Definition base on the OP internal working and the DIRECTIVE 2014/24/EU</text:p>
            <text:p>See IDs C-003 and C-004 in Details tab for more information</text:p>
          </table:table-cell>
          <table:table-cell office:value-type="string" table:content-validation-name="val4" table:style-name="ce80">
            <text:p>Approved</text:p>
          </table:table-cell>
          <table:table-cell table:style-name="ce9"/>
          <table:table-cell table:style-name="ce10"/>
          <table:table-cell table:number-columns-repeated="16376"/>
        </table:table-row>
        <table:table-row table:style-name="ro10">
          <table:table-cell office:value-type="string" table:style-name="ce5">
            <text:p>BT-040</text:p>
          </table:table-cell>
          <table:table-cell office:value-type="string" table:style-name="ce15">
            <text:p>Notice/Procurement/</text:p>
          </table:table-cell>
          <table:table-cell office:value-type="string" table:style-name="ce4">
            <text:p>Candidates Limit Criteria</text:p>
          </table:table-cell>
          <table:table-cell office:value-type="string" table:style-name="ce5">
            <text:p>The objective and non-discriminatory criteria or rules that will be applied to limit the number of candidates meeting the selection criteria.</text:p>
          </table:table-cell>
          <table:table-cell office:value-type="string" table:style-name="ce5">
            <text:p>Based on the DIRECTIVE 2014/24/EU.</text:p>
            <text:p>See ID C-030 in Details tab for more information.</text:p>
            <text:p>New Business Term proposed (it replaces "Critereslimite Candidats")</text:p>
          </table:table-cell>
          <table:table-cell office:value-type="string" table:content-validation-name="val1" table:style-name="ce78">
            <text:p>Reviewed and Pending Approval</text:p>
          </table:table-cell>
          <table:table-cell office:value-type="string" table:style-name="ce13">
            <text:p>I have removed the end of the sentence to try and be broader like UBL to cover both above and below the threshold not sure whether this is a good idea or not?</text:p>
            <text:p><text:span text:style-name="T3">everis: we don't understand your comment, for a limitation on the number of candidates will always be related to two-stage procedures, regardless of the threshold. Anyway, we agree that the end of the sentence was not necessary for the description</text:span></text:p>
          </table:table-cell>
          <table:table-cell table:style-name="ce10"/>
          <table:table-cell table:number-columns-repeated="16376"/>
        </table:table-row>
        <table:table-row table:style-name="ro4">
          <table:table-cell office:value-type="string" table:style-name="ce5">
            <text:p>BT-049</text:p>
          </table:table-cell>
          <table:table-cell office:value-type="string" table:style-name="ce15">
            <text:p>Notice/Procurement/</text:p>
          </table:table-cell>
          <table:table-cell office:value-type="string" table:style-name="ce4">
            <text:p>Expected Number Of Candidates</text:p>
          </table:table-cell>
          <table:table-cell office:value-type="string" table:style-name="ce5">
            <text:p>The quantity of tenderers expected to be on the short list.</text:p>
          </table:table-cell>
          <table:table-cell office:value-type="string" table:style-name="ce4">
            <text:p>Ontology proposal.</text:p>
            <text:p>See ID C-015 in Details tab for more information.</text:p>
            <text:p>New Business Term proposed (it replaces "Envisaged Number Candidats")</text:p>
          </table:table-cell>
          <table:table-cell office:value-type="string" table:content-validation-name="val1" table:style-name="ce78">
            <text:p>Reviewed and Pending Approval</text:p>
          </table:table-cell>
          <table:table-cell office:value-type="string" table:style-name="ce13">
            <text:p>Is this covered in the ESPD? If so need an alighnment</text:p>
            <text:p><text:span text:style-name="T3">everis: it is not covered in the ESPD</text:span></text:p>
          </table:table-cell>
          <table:table-cell table:style-name="ce12"/>
          <table:table-cell table:number-columns-repeated="16376"/>
        </table:table-row>
        <table:table-row table:style-name="ro7">
          <table:table-cell office:value-type="string" table:style-name="ce5">
            <text:p>BT-050</text:p>
          </table:table-cell>
          <table:table-cell office:value-type="string" table:style-name="ce15">
            <text:p>Notice/Procurement/</text:p>
          </table:table-cell>
          <table:table-cell office:value-type="string" table:style-name="ce4">
            <text:p>Min Candidats</text:p>
          </table:table-cell>
          <table:table-cell office:value-type="string" table:style-name="ce5">
            <text:p>The lowest number of tenderers on the short list.</text:p>
          </table:table-cell>
          <table:table-cell office:value-type="string" table:style-name="ce4">
            <text:p>Ontology proposal</text:p>
            <text:p>See IDs C-015 and C-105 in Details tab for more information.</text:p>
            <text:p>New Business Term proposed (it replaces "Number Minimal Candidats")</text:p>
          </table:table-cell>
          <table:table-cell office:value-type="string" table:content-validation-name="val1" table:style-name="ce78">
            <text:p>Reviewed and Pending Approval</text:p>
          </table:table-cell>
          <table:table-cell office:value-type="string" table:style-name="ce13">
            <text:p>Is this covered in the ESPD? If so need an alighnment</text:p>
            <text:p><text:span text:style-name="T3">everis: it is not covered in the ESPD</text:span></text:p>
          </table:table-cell>
          <table:table-cell table:style-name="ce12"/>
          <table:table-cell table:number-columns-repeated="16376"/>
        </table:table-row>
        <table:table-row table:style-name="ro7">
          <table:table-cell office:value-type="string" table:style-name="ce5">
            <text:p>BT-051</text:p>
          </table:table-cell>
          <table:table-cell office:value-type="string" table:style-name="ce15">
            <text:p>Notice/Procurement/</text:p>
          </table:table-cell>
          <table:table-cell office:value-type="string" table:style-name="ce4">
            <text:p>Max Candidats</text:p>
          </table:table-cell>
          <table:table-cell office:value-type="string" table:style-name="ce5">
            <text:p>The highest number of tenderers on the short list.</text:p>
          </table:table-cell>
          <table:table-cell office:value-type="string" table:style-name="ce4">
            <text:p>Ontology proposal</text:p>
            <text:p>See IDs C-015 and C-063 in Details tab for more information.</text:p>
            <text:p>New Business Term proposed (it replaces "Number Maximal Candidats")</text:p>
          </table:table-cell>
          <table:table-cell office:value-type="string" table:content-validation-name="val1" table:style-name="ce78">
            <text:p>Reviewed and Pending Approval</text:p>
          </table:table-cell>
          <table:table-cell office:value-type="string" table:style-name="ce13">
            <text:p>Is this covered in the ESPD? If so need an alighnment</text:p>
            <text:p><text:span text:style-name="T3">everis: it is not covered in the ESPD</text:span></text:p>
          </table:table-cell>
          <table:table-cell table:style-name="ce12"/>
          <table:table-cell table:number-columns-repeated="16376"/>
        </table:table-row>
        <table:table-row table:style-name="ro10">
          <table:table-cell office:value-type="string" table:style-name="ce5">
            <text:p>BT-052</text:p>
          </table:table-cell>
          <table:table-cell office:value-type="string" table:style-name="ce15">
            <text:p>Notice/Procurement/</text:p>
          </table:table-cell>
          <table:table-cell office:value-type="string" table:style-name="ce4">
            <text:p>Reduction Recourse</text:p>
          </table:table-cell>
          <table:table-cell office:value-type="string" table:style-name="ce5">
            <text:p>In two-phased procedures, the buyer may limit the number of candidates meeting the selection criteria that they will invite to tender or to conduct a dialogue.</text:p>
          </table:table-cell>
          <table:table-cell office:value-type="string" table:style-name="ce4">
            <text:p>Based on the DIRECTIVE 2014/24/EU.</text:p>
            <text:p>See ID C-068 in Details tab for more information.</text:p>
            <text:p>New Business Term proposed (it replaces "Reduction Recourse Indicator": an indicator to specify whether the number of candidates participating in this process has been reduced (true) or not (false) - Based on the OP internal working).</text:p>
          </table:table-cell>
          <table:table-cell office:value-type="string" table:content-validation-name="val1" table:style-name="ce78">
            <text:p>Reviewed and Pending Approval</text:p>
          </table:table-cell>
          <table:table-cell office:value-type="string" table:style-name="ce13">
            <text:p>Is this covered in the ESPD? If so need an alighnment</text:p>
            <text:p><text:span text:style-name="T3">everis: it is not covered in the ESPD</text:span></text:p>
          </table:table-cell>
          <table:table-cell table:style-name="ce12"/>
          <table:table-cell table:number-columns-repeated="16376"/>
        </table:table-row>
        <table:table-row table:style-name="ro3">
          <table:table-cell office:value-type="string" table:style-name="ce5">
            <text:p>BT-053</text:p>
          </table:table-cell>
          <table:table-cell office:value-type="string" table:style-name="ce15">
            <text:p>Notice/Procurement/</text:p>
          </table:table-cell>
          <table:table-cell office:value-type="string" table:style-name="ce4">
            <text:p>Options</text:p>
          </table:table-cell>
          <table:table-cell office:value-type="string" table:style-name="ce5">
            <text:p>The possibility to make adjustment of the contract during its term (price revision clauses, changes in the duration of the contract, additional works, services or supplies, etc.), which must be specified and described by the buyer</text:p>
          </table:table-cell>
          <table:table-cell office:value-type="string" table:style-name="ce5">
            <text:p>Ontology proposal.</text:p>
            <text:p>See ID C-069 in Details tab for more information.</text:p>
            <text:p>New Business Term proposed (it replaces "Options Indicator": an indicator to specify the existence of options. Based on the OP internal working)</text:p>
          </table:table-cell>
          <table:table-cell office:value-type="string" table:content-validation-name="val1" table:style-name="ce78">
            <text:p>Reviewed and Pending Approval</text:p>
          </table:table-cell>
          <table:table-cell office:value-type="string" table:style-name="ce7">
            <text:p>Aricle 72 is about modifications to contracts I think <text:s/>this is about options as foreseen in for example Contract notices. <text:s/>Maybe it is about exclusiveness of lots see DIR 24 Annex V Part C point 7</text:p>
          </table:table-cell>
          <table:table-cell table:style-name="ce12"/>
          <table:table-cell table:number-columns-repeated="16376"/>
        </table:table-row>
        <table:table-row table:style-name="ro5">
          <table:table-cell office:value-type="string" table:style-name="ce5">
            <text:p>BT-054</text:p>
          </table:table-cell>
          <table:table-cell office:value-type="string" table:style-name="ce15">
            <text:p>Notice/Procurement/</text:p>
          </table:table-cell>
          <table:table-cell office:value-type="string" table:style-name="ce4">
            <text:p>Options Description</text:p>
          </table:table-cell>
          <table:table-cell office:value-type="string" table:style-name="ce5">
            <text:p>Specifications of the possible adjustments of the contract during its term</text:p>
          </table:table-cell>
          <table:table-cell office:value-type="string" table:style-name="ce5">
            <text:p>Ontology proposal</text:p>
            <text:p>See ID C-069 in Details tab for more information.</text:p>
          </table:table-cell>
          <table:table-cell office:value-type="string" table:content-validation-name="val1" table:style-name="ce78">
            <text:p>Reviewed and Pending Approval</text:p>
          </table:table-cell>
          <table:table-cell office:value-type="string" table:style-name="ce9">
            <text:p>See comment for BT53</text:p>
          </table:table-cell>
          <table:table-cell table:style-name="ce10"/>
          <table:table-cell table:number-columns-repeated="16376"/>
        </table:table-row>
        <table:table-row table:style-name="ro13">
          <table:table-cell office:value-type="string" table:style-name="ce11">
            <text:p>BT-055</text:p>
          </table:table-cell>
          <table:table-cell office:value-type="string" table:style-name="ce16">
            <text:p>Notice/Procurement/</text:p>
          </table:table-cell>
          <table:table-cell office:value-type="string" table:style-name="ce11">
            <text:p>Deadline Options</text:p>
          </table:table-cell>
          <table:table-cell office:value-type="string" table:style-name="ce11">
            <text:p>The estimated time available for exercing the options.</text:p>
          </table:table-cell>
          <table:table-cell office:value-type="string" table:style-name="ce11">
            <text:p>OP internal working</text:p>
          </table:table-cell>
          <table:table-cell office:value-type="string" table:content-validation-name="val2" table:style-name="ce79">
            <text:p>Removed</text:p>
          </table:table-cell>
          <table:table-cell table:style-name="ce7"/>
          <table:table-cell table:style-name="ce12"/>
          <table:table-cell table:number-columns-repeated="16376"/>
        </table:table-row>
        <table:table-row table:style-name="ro8">
          <table:table-cell office:value-type="string" table:style-name="ce5">
            <text:p>BT-056</text:p>
          </table:table-cell>
          <table:table-cell office:value-type="string" table:style-name="ce15">
            <text:p>Notice/Procurement/</text:p>
          </table:table-cell>
          <table:table-cell office:value-type="string" table:style-name="ce4">
            <text:p>Renewals</text:p>
          </table:table-cell>
          <table:table-cell office:value-type="string" table:style-name="ce5">
            <text:p>The period allowed for each contract extension.</text:p>
          </table:table-cell>
          <table:table-cell office:value-type="string" table:style-name="ce5">
            <text:p>ESPD</text:p>
            <text:p>See ID C-070 in Details tab for more information.</text:p>
            <text:p>New Business Term proposed (it replaces "Renewals Indicator": An indicator to specify whether this contract may be renewed (i.e. it's duration may be extended) or not.- Based on eForms consultation).</text:p>
          </table:table-cell>
          <table:table-cell office:value-type="string" table:content-validation-name="val1" table:style-name="ce78">
            <text:p>Reviewed and Pending Approval</text:p>
          </table:table-cell>
          <table:table-cell office:value-type="string" table:style-name="ce7">
            <text:p>This concerns renewl of the contract in DIR 24 Article 5 what does UBL foresee or OCDS or pproc or anyother vocab. <text:s/>See also eForms consultation consultatioon - in the spreadsheet not the visualisation</text:p>
          </table:table-cell>
          <table:table-cell table:style-name="ce12"/>
          <table:table-cell table:number-columns-repeated="16376"/>
        </table:table-row>
        <table:table-row table:style-name="ro2">
          <table:table-cell office:value-type="string" table:style-name="ce5">
            <text:p>BT-057</text:p>
          </table:table-cell>
          <table:table-cell office:value-type="string" table:style-name="ce15">
            <text:p>Notice/Procurement/</text:p>
          </table:table-cell>
          <table:table-cell office:value-type="string" table:style-name="ce4">
            <text:p>Renewals Description</text:p>
          </table:table-cell>
          <table:table-cell office:value-type="string" table:style-name="ce5">
            <text:p>Specifications of the period allowed for each contract extension, such as the amount and period.</text:p>
          </table:table-cell>
          <table:table-cell office:value-type="string" table:style-name="ce5">
            <text:p>Based on the ESPD</text:p>
            <text:p>See ID C-070 in Details tab for more information.</text:p>
          </table:table-cell>
          <table:table-cell office:value-type="string" table:content-validation-name="val1" table:style-name="ce78">
            <text:p>Reviewed and Pending Approval</text:p>
          </table:table-cell>
          <table:table-cell office:value-type="string" table:style-name="ce9">
            <text:p>See BT 56</text:p>
          </table:table-cell>
          <table:table-cell table:style-name="ce10"/>
          <table:table-cell table:number-columns-repeated="16376"/>
        </table:table-row>
        <table:table-row table:style-name="ro7">
          <table:table-cell office:value-type="string" table:style-name="ce5">
            <text:p>BT-058</text:p>
          </table:table-cell>
          <table:table-cell office:value-type="string" table:style-name="ce15">
            <text:p>Notice/Procurement/</text:p>
          </table:table-cell>
          <table:table-cell office:value-type="string" table:style-name="ce5">
            <text:p>Renewals Number</text:p>
          </table:table-cell>
          <table:table-cell office:value-type="string" table:style-name="ce5">
            <text:p>The maximum number of contract extensions foreseen for this contract.</text:p>
          </table:table-cell>
          <table:table-cell office:value-type="string" table:style-name="ce5">
            <text:p>Ontology proposal.</text:p>
            <text:p>See ID C-070 in Details tab for more information.</text:p>
            <text:p>New Business Term proposed (it replaces "Number Renewals").</text:p>
          </table:table-cell>
          <table:table-cell office:value-type="string" table:content-validation-name="val1" table:style-name="ce78">
            <text:p>Reviewed and Pending Approval</text:p>
          </table:table-cell>
          <table:table-cell office:value-type="string" table:style-name="ce9">
            <text:p>See BT 56</text:p>
          </table:table-cell>
          <table:table-cell table:style-name="ce10"/>
          <table:table-cell table:number-columns-repeated="16376"/>
        </table:table-row>
        <table:table-row table:style-name="ro2">
          <table:table-cell office:value-type="string" table:style-name="ce5">
            <text:p>BT-059</text:p>
          </table:table-cell>
          <table:table-cell office:value-type="string" table:style-name="ce15">
            <text:p>Notice/Procurement/</text:p>
          </table:table-cell>
          <table:table-cell office:value-type="string" table:style-name="ce5">
            <text:p>Additional Information</text:p>
          </table:table-cell>
          <table:table-cell office:value-type="string" table:style-name="ce5">
            <text:p>Any other relevant data not covered elsewhere.</text:p>
          </table:table-cell>
          <table:table-cell office:value-type="string" table:style-name="ce25">
            <text:p>Ontology proposal.</text:p>
            <text:p>See ID C-064 in Details tab for more information.</text:p>
            <text:p><text:span text:style-name="T5">Is it the same than BT-300?</text:span></text:p>
          </table:table-cell>
          <table:table-cell office:value-type="string" table:content-validation-name="val1" table:style-name="ce78">
            <text:p>Reviewed and Pending Approval</text:p>
          </table:table-cell>
          <table:table-cell office:value-type="string" table:style-name="ce9">
            <text:p>Please reword withough the word information in the text</text:p>
          </table:table-cell>
          <table:table-cell table:style-name="ce10"/>
          <table:table-cell table:number-columns-repeated="16376"/>
        </table:table-row>
        <table:table-row table:style-name="ro14">
          <table:table-cell office:value-type="string" table:style-name="ce4">
            <text:p>BT-060</text:p>
          </table:table-cell>
          <table:table-cell office:value-type="string" table:style-name="ce15">
            <text:p>Notice/Procurement/</text:p>
          </table:table-cell>
          <table:table-cell office:value-type="string" table:style-name="ce4">
            <text:p>EU Funds</text:p>
          </table:table-cell>
          <table:table-cell office:value-type="string" table:style-name="ce4">
            <text:p>Funds that come from European Structural and Investment Funds.</text:p>
          </table:table-cell>
          <table:table-cell office:value-type="string" table:style-name="ce4">
            <text:p>Definition based on eForms consultation and https://europa.eu/european-union/about-eu/funding-grants_en</text:p>
            <text:p>See ID C-022 in Details tab for more information.</text:p>
            <text:p>New Business Term proposed (it replaces "EUFunds Indicator": an indicator to specify if the contract is related to a project and /or programme financed by EU funds. - Ontology proposal).</text:p>
          </table:table-cell>
          <table:table-cell office:value-type="string" table:content-validation-name="val1" table:style-name="ce78">
            <text:p>Reviewed and Pending Approval</text:p>
          </table:table-cell>
          <table:table-cell office:value-type="string" table:style-name="ce7">
            <text:p>I would keep to what is in the eForms consultation consultation as the fuhds could change and they are mainly 5 big ones that are not listed in the definition <text:s/>- we should find a way of leaving links to the funding page maybe in the comments as has been done here - can a hyperlink be made?</text:p>
          </table:table-cell>
          <table:table-cell office:value-type="string" table:style-name="ce8">
            <text:p><text:a xlink:href="https://europa.eu/european-union/about-eu/funding-grants_en">https://europa.eu/european-union/about-eu/funding-grants_en</text:a></text:p>
          </table:table-cell>
          <table:table-cell table:number-columns-repeated="16376"/>
        </table:table-row>
        <table:table-row table:style-name="ro7">
          <table:table-cell office:value-type="string" table:style-name="ce5">
            <text:p>BT-061</text:p>
          </table:table-cell>
          <table:table-cell office:value-type="string" table:style-name="ce15">
            <text:p>Notice/Procurement/</text:p>
          </table:table-cell>
          <table:table-cell office:value-type="string" table:style-name="ce4">
            <text:p>Funds Identification</text:p>
          </table:table-cell>
          <table:table-cell office:value-type="string" table:style-name="ce5">
            <text:p>The program that funds the tendering process (e.g., EU 6th Framework Program) expressed as text.</text:p>
          </table:table-cell>
          <table:table-cell office:value-type="string" table:style-name="ce5">
            <text:p>ESPD</text:p>
            <text:p>See ID C-022 in Details tab for more information</text:p>
          </table:table-cell>
          <table:table-cell office:value-type="string" table:content-validation-name="val1" table:style-name="ce78">
            <text:p>Reviewed and Pending Approval</text:p>
          </table:table-cell>
          <table:table-cell office:value-type="string" table:style-name="ce9">
            <text:p>see definition in eForms consultation consultation spreadsheet and see with other definitions in C-022 to have definition see also espd - I thinks this is about the national identifier of the project</text:p>
          </table:table-cell>
          <table:table-cell table:style-name="ce10"/>
          <table:table-cell table:number-columns-repeated="16376"/>
        </table:table-row>
        <table:table-row table:style-name="ro3">
          <table:table-cell office:value-type="string" table:style-name="ce5">
            <text:p>BT-063</text:p>
          </table:table-cell>
          <table:table-cell office:value-type="string" table:style-name="ce15">
            <text:p>Notice/Procurement/</text:p>
          </table:table-cell>
          <table:table-cell office:value-type="string" table:style-name="ce4">
            <text:p>Variants</text:p>
          </table:table-cell>
          <table:table-cell office:value-type="string" table:style-name="ce4">
            <text:p>Multiple additional proposals from the tenderer in response to a given set of requirements specified by the buyer in the procurement documents.</text:p>
          </table:table-cell>
          <table:table-cell office:value-type="string" table:style-name="ce4">
            <text:p>Ontology proposal.</text:p>
            <text:p>See ID C-031 in Details tab for more information.</text:p>
            <text:p>New Business Term proposed (it replaces "Variants Indicator": an indicator to specify whether variants are allowed (true) or not allowed (false). - Based on the OP internal working).</text:p>
          </table:table-cell>
          <table:table-cell office:value-type="string" table:content-validation-name="val1" table:style-name="ce78">
            <text:p>Reviewed and Pending Approval</text:p>
          </table:table-cell>
          <table:table-cell office:value-type="string" table:style-name="ce7">
            <text:p>The definition does not explain what a variatn is. <text:s/>Please make another proposal.</text:p>
          </table:table-cell>
          <table:table-cell table:style-name="ce12"/>
          <table:table-cell table:number-columns-repeated="16376"/>
        </table:table-row>
        <table:table-row table:style-name="ro3">
          <table:table-cell office:value-type="string" table:style-name="ce5">
            <text:p>BT-066</text:p>
          </table:table-cell>
          <table:table-cell office:value-type="string" table:style-name="ce15">
            <text:p>Notice/Procurement/</text:p>
          </table:table-cell>
          <table:table-cell office:value-type="string" table:style-name="ce4">
            <text:p>Usage ESPD</text:p>
          </table:table-cell>
          <table:table-cell office:value-type="string" table:style-name="ce4">
            <text:p>The conditions and criteria for participation are specified in the European Single Procurement Document (ESPD), which is a self-declaration of the businesses' financial status, abilities and suitability for a public procurement procedure.</text:p>
          </table:table-cell>
          <table:table-cell office:value-type="string" table:style-name="ce4">
            <text:p>Based on the OP internal working and ESPD.</text:p>
            <text:p>See ID C-065 in Details tab for more information.</text:p>
            <text:p>New Business Term proposed (it replaces "Usage ESPDCode")</text:p>
          </table:table-cell>
          <table:table-cell office:value-type="string" table:content-validation-name="val1" table:style-name="ce78">
            <text:p>Reviewed and Pending Approval</text:p>
          </table:table-cell>
          <table:table-cell office:value-type="string" table:style-name="ce7">
            <text:p>does not give a defination of ESPD not sure whether the or/and other documents is necessary</text:p>
          </table:table-cell>
          <table:table-cell office:value-type="string" table:style-name="ce8">
            <text:p><text:a xlink:href="https://ec.europa.eu/tools/espd/filter">https://ec.europa.eu/tools/espd/filter</text:a></text:p>
          </table:table-cell>
          <table:table-cell table:number-columns-repeated="16376"/>
        </table:table-row>
        <table:table-row table:style-name="ro7">
          <table:table-cell office:value-type="string" table:style-name="ce5">
            <text:p>BT-067</text:p>
          </table:table-cell>
          <table:table-cell office:value-type="string" table:style-name="ce15">
            <text:p>Notice/Procurement/</text:p>
          </table:table-cell>
          <table:table-cell office:value-type="string" table:style-name="ce5">
            <text:p>Personnal Situation Exclusion Criterion</text:p>
          </table:table-cell>
          <table:table-cell office:value-type="string" table:style-name="ce5">
            <text:p>Text describing the personal situation of the economic operators in this tendering process and/or the exclusion criteria.</text:p>
          </table:table-cell>
          <table:table-cell office:value-type="string" table:style-name="ce5">
            <text:p>OP internal working.</text:p>
            <text:p>See ID C-103 in Details tab for more information.</text:p>
          </table:table-cell>
          <table:table-cell office:value-type="string" table:content-validation-name="val5" table:style-name="ce81">
            <text:p>Request for ideas</text:p>
          </table:table-cell>
          <table:table-cell office:value-type="string" table:style-name="ce13">
            <text:p>Maybe there needs to be an alighnment not only in the definition but also in the BT with the espd - I see no cross reference to the espd in the details so can not see if it is alighed.</text:p>
            <text:p><text:span text:style-name="T3">everis: this criterion is not included in the ESPD</text:span></text:p>
          </table:table-cell>
          <table:table-cell table:style-name="ce12"/>
          <table:table-cell table:number-columns-repeated="16376"/>
        </table:table-row>
        <table:table-row table:style-name="ro7">
          <table:table-cell office:value-type="string" table:style-name="ce5">
            <text:p>BT-068</text:p>
          </table:table-cell>
          <table:table-cell office:value-type="string" table:style-name="ce15">
            <text:p>Notice/Procurement/</text:p>
          </table:table-cell>
          <table:table-cell office:value-type="string" table:style-name="ce4">
            <text:p>Economic And Financial Standing</text:p>
          </table:table-cell>
          <table:table-cell office:value-type="string" table:style-name="ce5">
            <text:p>Financial evaluation criteria required for an economic operator in a tendering process.</text:p>
          </table:table-cell>
          <table:table-cell office:value-type="string" table:style-name="ce5">
            <text:p>Based on UBL and ESPD.</text:p>
            <text:p>See ID C-032 in Details tab for more information.</text:p>
            <text:p>New Business Term proposed (it replaces "Conditions Financial")</text:p>
          </table:table-cell>
          <table:table-cell office:value-type="string" table:content-validation-name="val1" table:style-name="ce78">
            <text:p>Reviewed and Pending Approval</text:p>
          </table:table-cell>
          <table:table-cell office:value-type="string" table:style-name="ce7">
            <text:p>Can we not align with teh espd and ubl which seem to be identical?</text:p>
          </table:table-cell>
          <table:table-cell table:style-name="ce12"/>
          <table:table-cell table:number-columns-repeated="16376"/>
        </table:table-row>
        <table:table-row table:style-name="ro7">
          <table:table-cell office:value-type="string" table:style-name="ce5">
            <text:p>BT-069</text:p>
          </table:table-cell>
          <table:table-cell office:value-type="string" table:style-name="ce15">
            <text:p>Notice/Procurement/</text:p>
          </table:table-cell>
          <table:table-cell office:value-type="string" table:style-name="ce4">
            <text:p>Technical And Professional Ability</text:p>
          </table:table-cell>
          <table:table-cell office:value-type="string" table:style-name="ce5">
            <text:p>Technical evaluation criteria required for an economic operator in a tendering process.</text:p>
          </table:table-cell>
          <table:table-cell office:value-type="string" table:style-name="ce5">
            <text:p>Based on UBL and ESP.</text:p>
            <text:p>See ID C-033 in Details tab for more information.</text:p>
            <text:p>New Business Term proposed (it replaces "Conditions Technic")</text:p>
          </table:table-cell>
          <table:table-cell office:value-type="string" table:content-validation-name="val1" table:style-name="ce78">
            <text:p>Reviewed and Pending Approval</text:p>
          </table:table-cell>
          <table:table-cell office:value-type="string" table:style-name="ce7">
            <text:p>idem BT 68</text:p>
          </table:table-cell>
          <table:table-cell table:style-name="ce12"/>
          <table:table-cell table:number-columns-repeated="16376"/>
        </table:table-row>
        <table:table-row table:style-name="ro7">
          <table:table-cell office:value-type="string" table:style-name="ce5">
            <text:p>BT-070</text:p>
          </table:table-cell>
          <table:table-cell office:value-type="string" table:style-name="ce15">
            <text:p>Notice/Procurement/</text:p>
          </table:table-cell>
          <table:table-cell office:value-type="string" table:style-name="ce5">
            <text:p>Contract Performance Conditions</text:p>
          </table:table-cell>
          <table:table-cell office:value-type="string" table:style-name="ce5">
            <text:p>The particular conditions related to the contract (e.g. intermediary deliverables, compensation for damages, intellectual property rights).</text:p>
          </table:table-cell>
          <table:table-cell office:value-type="string" table:style-name="ce5">
            <text:p>Based on eForms consultation</text:p>
            <text:p>See ID C-075 in Details tab for more information.</text:p>
            <text:p>New Business Term proposed (it replaces "Performance Conditions")</text:p>
          </table:table-cell>
          <table:table-cell office:value-type="string" table:content-validation-name="val1" table:style-name="ce78">
            <text:p>Reviewed and Pending Approval</text:p>
          </table:table-cell>
          <table:table-cell office:value-type="string" table:style-name="ce7">
            <text:p>The BT should probably be Contract Performance conditions</text:p>
          </table:table-cell>
          <table:table-cell table:style-name="ce12"/>
          <table:table-cell table:number-columns-repeated="16376"/>
        </table:table-row>
        <table:table-row table:style-name="ro15">
          <table:table-cell office:value-type="string" table:style-name="ce5">
            <text:p>BT-071</text:p>
          </table:table-cell>
          <table:table-cell office:value-type="string" table:style-name="ce15">
            <text:p>Notice/Procurement/</text:p>
          </table:table-cell>
          <table:table-cell office:value-type="string" table:style-name="ce4">
            <text:p>Reserved Contract</text:p>
          </table:table-cell>
          <table:table-cell office:value-type="string" table:style-name="ce4">
            <text:p>Public procurement procedures which are restrained to sheltered workshops and economic operators whose main aim is the social and professional integration of disabled or disadvantaged persons or may provide for such contracts to be performed in the context of sheltered employment programmes, provided that at least 30 % of the employees of those workshops, economic operators or programmes are disabled or disadvantaged workers.</text:p>
          </table:table-cell>
          <table:table-cell office:value-type="string" table:style-name="ce4">
            <text:p>Based on DIRECTIVE 2014/24/EU</text:p>
            <text:p>See ID C-090 in Details tab for more information.</text:p>
            <text:p>New Business Term proposed (it replaces "Reserve Contract Subject Code")</text:p>
          </table:table-cell>
          <table:table-cell office:value-type="string" table:content-validation-name="val1" table:style-name="ce78">
            <text:p>Reviewed and Pending Approval</text:p>
          </table:table-cell>
          <table:table-cell office:value-type="string" table:style-name="ce9">
            <text:p>This refers to point III.I.5 in many forms ie F2 Contract notice for Dir 24. <text:s/>We may need to reword to show the social side of things. <text:s/>See Dir 24 Part C 1.a</text:p>
          </table:table-cell>
          <table:table-cell table:style-name="ce10"/>
          <table:table-cell table:number-columns-repeated="16376"/>
        </table:table-row>
        <table:table-row table:style-name="ro7">
          <table:table-cell office:value-type="string" table:style-name="ce5">
            <text:p>BT-072</text:p>
          </table:table-cell>
          <table:table-cell office:value-type="string" table:style-name="ce15">
            <text:p>Notice/Procurement/</text:p>
          </table:table-cell>
          <table:table-cell office:value-type="string" table:style-name="ce5">
            <text:p>Professional Ability Regulation</text:p>
          </table:table-cell>
          <table:table-cell office:value-type="string" table:style-name="ce5">
            <text:p>Reference to the relevant law, regulation or administrative provision when the provision of the service is reserved to a particular profession</text:p>
          </table:table-cell>
          <table:table-cell office:value-type="string" table:style-name="ce5">
            <text:p>Based on DIRECTIVE 2014/24/EU</text:p>
            <text:p>See ID C-034 in Details tab for more information.</text:p>
            <text:p>New Business Term proposed (it replaces "Conditions Professional")</text:p>
          </table:table-cell>
          <table:table-cell office:value-type="string" table:content-validation-name="val1" table:style-name="ce78">
            <text:p>Reviewed and Pending Approval</text:p>
          </table:table-cell>
          <table:table-cell office:value-type="string" table:style-name="ce7">
            <text:p>This refers to Section III.2.1 in the forms. <text:s/>DIR 24 Part C 11.b</text:p>
          </table:table-cell>
          <table:table-cell table:style-name="ce12"/>
          <table:table-cell table:number-columns-repeated="16376"/>
        </table:table-row>
        <table:table-row table:style-name="ro5">
          <table:table-cell office:value-type="string" table:style-name="ce5">
            <text:p>BT-074</text:p>
          </table:table-cell>
          <table:table-cell office:value-type="string" table:style-name="ce15">
            <text:p>Notice/Procurement/</text:p>
          </table:table-cell>
          <table:table-cell office:value-type="string" table:style-name="ce4">
            <text:p>Legal Reference Law</text:p>
          </table:table-cell>
          <table:table-cell office:value-type="string" table:style-name="ce5">
            <text:p>Mention to the law, regulation or administrative provision</text:p>
          </table:table-cell>
          <table:table-cell office:value-type="string" table:style-name="ce4">
            <text:p>DIRECTIVE 2014/25/EU.</text:p>
            <text:p>See ID C-187 in Details tab for more information.</text:p>
          </table:table-cell>
          <table:table-cell office:value-type="string" table:content-validation-name="val1" table:style-name="ce78">
            <text:p>Reviewed and Pending Approval</text:p>
          </table:table-cell>
          <table:table-cell office:value-type="string" table:style-name="ce18">
            <text:p>NO this relates to Section III.2.1 in the forms.<text:s text:c="2"/></text:p>
          </table:table-cell>
          <table:table-cell table:style-name="ce10"/>
          <table:table-cell table:number-columns-repeated="16376"/>
        </table:table-row>
        <table:table-row table:style-name="ro7">
          <table:table-cell office:value-type="string" table:style-name="ce5">
            <text:p>BT-075</text:p>
          </table:table-cell>
          <table:table-cell office:value-type="string" table:style-name="ce15">
            <text:p>Notice/Procurement/</text:p>
          </table:table-cell>
          <table:table-cell office:value-type="string" table:style-name="ce5">
            <text:p>Guarantee Required</text:p>
          </table:table-cell>
          <table:table-cell office:value-type="string" table:style-name="ce5">
            <text:p>The bond formal assurance that certain conditions will be fulfilled by the winner of a contract.</text:p>
          </table:table-cell>
          <table:table-cell office:value-type="string" table:style-name="ce5">
            <text:p>Ontology proposal</text:p>
            <text:p>See ID C-048 in Details tab for further information.</text:p>
            <text:p>New Business Term proposed (it replaces "Deposit Guarantie Required")</text:p>
          </table:table-cell>
          <table:table-cell office:value-type="string" table:content-validation-name="val1" table:style-name="ce78">
            <text:p>Reviewed and Pending Approval</text:p>
          </table:table-cell>
          <table:table-cell office:value-type="string" table:style-name="ce9">
            <text:p>Please describe what a guarantee is <text:s text:c="2"/>?</text:p>
          </table:table-cell>
          <table:table-cell table:style-name="ce10"/>
          <table:table-cell table:number-columns-repeated="16376"/>
        </table:table-row>
        <table:table-row table:style-name="ro5">
          <table:table-cell office:value-type="string" table:style-name="ce5">
            <text:p>BT-076</text:p>
          </table:table-cell>
          <table:table-cell office:value-type="string" table:style-name="ce15">
            <text:p>Notice/Procurement/</text:p>
          </table:table-cell>
          <table:table-cell office:value-type="string" table:style-name="ce5">
            <text:p>Legal Form</text:p>
          </table:table-cell>
          <table:table-cell office:value-type="string" table:style-name="ce5">
            <text:p>Status to be taken by the group of economic operators to whom the contract is to be awarded.</text:p>
          </table:table-cell>
          <table:table-cell office:value-type="string" table:style-name="ce5">
            <text:p>Based on DIRECTIVE 2014/25/EU</text:p>
            <text:p>See ID C-091 in Details tab for further information.</text:p>
          </table:table-cell>
          <table:table-cell office:value-type="string" table:content-validation-name="val1" table:style-name="ce78">
            <text:p>Reviewed and Pending Approval</text:p>
          </table:table-cell>
          <table:table-cell office:value-type="string" table:style-name="ce15">
            <text:p>Optional CN dir 25, mandatory CN dir 81, not requested other cases, proposal to extend</text:p>
          </table:table-cell>
          <table:table-cell table:style-name="ce10"/>
          <table:table-cell table:number-columns-repeated="16376"/>
        </table:table-row>
        <table:table-row table:style-name="ro2">
          <table:table-cell office:value-type="string" table:style-name="ce5">
            <text:p>BT-077</text:p>
          </table:table-cell>
          <table:table-cell office:value-type="string" table:style-name="ce15">
            <text:p>Notice/Procurement/</text:p>
          </table:table-cell>
          <table:table-cell office:value-type="string" table:style-name="ce5">
            <text:p>Main Financial Conditions</text:p>
          </table:table-cell>
          <table:table-cell office:value-type="string" table:style-name="ce5">
            <text:p>Main terms concerning financing and payment and/or references to the provisions in which those are contained</text:p>
          </table:table-cell>
          <table:table-cell office:value-type="string" table:style-name="ce5">
            <text:p>eForms consultation</text:p>
            <text:p>See ID C-100 in Details tab for further information.</text:p>
          </table:table-cell>
          <table:table-cell office:value-type="string" table:content-validation-name="val1" table:style-name="ce78">
            <text:p>Reviewed and Pending Approval</text:p>
          </table:table-cell>
          <table:table-cell office:value-type="string" table:style-name="ce15">
            <text:p>Optional Pin dir 81, mandatory CN dir 25 and dir 81, not requested other cases, proposal to extend</text:p>
          </table:table-cell>
          <table:table-cell table:style-name="ce12"/>
          <table:table-cell table:number-columns-repeated="16376"/>
        </table:table-row>
        <table:table-row table:style-name="ro5">
          <table:table-cell office:value-type="string" table:style-name="ce5">
            <text:p>BT-079</text:p>
          </table:table-cell>
          <table:table-cell office:value-type="string" table:style-name="ce15">
            <text:p>Notice/Procurement/</text:p>
          </table:table-cell>
          <table:table-cell office:value-type="string" table:style-name="ce5">
            <text:p>Performance Staff Qualification</text:p>
          </table:table-cell>
          <table:table-cell office:value-type="string" table:style-name="ce5">
            <text:p>The professional capacity required to the staff that will perform the contract.</text:p>
          </table:table-cell>
          <table:table-cell office:value-type="string" table:style-name="ce5">
            <text:p>Ontology proposal.</text:p>
            <text:p>See ID C-130 in Details tab for more information</text:p>
          </table:table-cell>
          <table:table-cell office:value-type="string" table:content-validation-name="val1" table:style-name="ce78">
            <text:p>Reviewed and Pending Approval</text:p>
          </table:table-cell>
          <table:table-cell table:style-name="ce9"/>
          <table:table-cell table:style-name="ce10"/>
          <table:table-cell table:number-columns-repeated="16376"/>
        </table:table-row>
        <table:table-row table:style-name="ro10">
          <table:table-cell office:value-type="string" table:style-name="ce5">
            <text:p>BT-090</text:p>
          </table:table-cell>
          <table:table-cell office:value-type="string" table:style-name="ce15">
            <text:p>Notice/Procurement/</text:p>
          </table:table-cell>
          <table:table-cell office:value-type="string" table:style-name="ce4">
            <text:p>Electronic Catalogue</text:p>
          </table:table-cell>
          <table:table-cell office:value-type="string" table:style-name="ce4">
            <text:p>A way of presenting and organizing the information that is common to all the participating bidders and lends itself to electronic treatment. Buyers should be able to require electronic catalogues in all available procedures where the use of electronic means of communication is required.</text:p>
          </table:table-cell>
          <table:table-cell office:value-type="string" table:style-name="ce4">
            <text:p>Based on the OP internal working and on DIRECTIVE 2014/24/EU.</text:p>
            <text:p>See IDs C-020 and C-021 in Details tab for more information.</text:p>
            <text:p>New Business Term proposed (it replaces "Electronic Catalogue Indicator": An indicator to specify if the presentation of tenders in the form of electronic catalogues is accepted or required by the buyer).</text:p>
          </table:table-cell>
          <table:table-cell office:value-type="string" table:content-validation-name="val1" table:style-name="ce78">
            <text:p>Reviewed and Pending Approval</text:p>
          </table:table-cell>
          <table:table-cell table:style-name="ce9"/>
          <table:table-cell table:style-name="ce10"/>
          <table:table-cell table:number-columns-repeated="16376"/>
        </table:table-row>
        <table:table-row table:style-name="ro5">
          <table:table-cell office:value-type="string" table:style-name="ce11">
            <text:p>BT-091</text:p>
          </table:table-cell>
          <table:table-cell office:value-type="string" table:style-name="ce16">
            <text:p>Notice/Procurement/</text:p>
          </table:table-cell>
          <table:table-cell office:value-type="string" table:style-name="ce11">
            <text:p>e-Invoicing</text:p>
          </table:table-cell>
          <table:table-cell office:value-type="string" table:style-name="ce11">
            <text:p>Electronic invoice is used in this process</text:p>
          </table:table-cell>
          <table:table-cell office:value-type="string" table:style-name="ce11">
            <text:p>Based on the OP internal working.</text:p>
            <text:p>New Business Term proposed (it replaces "Electronic Invoicing")</text:p>
          </table:table-cell>
          <table:table-cell office:value-type="string" table:content-validation-name="val2" table:style-name="ce79">
            <text:p>Removed</text:p>
          </table:table-cell>
          <table:table-cell table:style-name="ce9"/>
          <table:table-cell table:style-name="ce10"/>
          <table:table-cell table:number-columns-repeated="16376"/>
        </table:table-row>
        <table:table-row table:style-name="ro7">
          <table:table-cell office:value-type="string" table:style-name="ce5">
            <text:p>BT-092</text:p>
          </table:table-cell>
          <table:table-cell office:value-type="string" table:style-name="ce15">
            <text:p>Notice/Procurement/</text:p>
          </table:table-cell>
          <table:table-cell office:value-type="string" table:style-name="ce5">
            <text:p>e-Ordering</text:p>
          </table:table-cell>
          <table:table-cell office:value-type="string" table:style-name="ce4">
            <text:p>Electronic means are used for requesting and purchasing in the post-award process.</text:p>
          </table:table-cell>
          <table:table-cell office:value-type="string" table:style-name="ce5">
            <text:p>Ontology proposal.</text:p>
            <text:p>See ID C-132 in Details tab for more information.</text:p>
            <text:p>New Business Term proposed (it replaces "Electronic Ordering")</text:p>
          </table:table-cell>
          <table:table-cell office:value-type="string" table:content-validation-name="val1" table:style-name="ce78">
            <text:p>Reviewed and Pending Approval</text:p>
          </table:table-cell>
          <table:table-cell table:style-name="ce9"/>
          <table:table-cell table:style-name="ce10"/>
          <table:table-cell table:number-columns-repeated="16376"/>
        </table:table-row>
        <table:table-row table:style-name="ro7">
          <table:table-cell office:value-type="string" table:style-name="ce5">
            <text:p>BT-093</text:p>
          </table:table-cell>
          <table:table-cell office:value-type="string" table:style-name="ce15">
            <text:p>Notice/Procurement/</text:p>
          </table:table-cell>
          <table:table-cell office:value-type="string" table:style-name="ce5">
            <text:p>e-Payment</text:p>
          </table:table-cell>
          <table:table-cell office:value-type="string" table:style-name="ce4">
            <text:p>Electronic means are used for paying the winner of the contract in the post-award process.</text:p>
          </table:table-cell>
          <table:table-cell office:value-type="string" table:style-name="ce5">
            <text:p>Ontology proposal.</text:p>
            <text:p>See ID C-133 in Details tab for more information.</text:p>
            <text:p>New Business Term proposed (it replaces "Electronic Payment")</text:p>
          </table:table-cell>
          <table:table-cell office:value-type="string" table:content-validation-name="val1" table:style-name="ce78">
            <text:p>Reviewed and Pending Approval</text:p>
          </table:table-cell>
          <table:table-cell table:style-name="ce9"/>
          <table:table-cell table:style-name="ce10"/>
          <table:table-cell table:number-columns-repeated="16376"/>
        </table:table-row>
        <table:table-row table:style-name="ro15">
          <table:table-cell office:value-type="string" table:style-name="ce5">
            <text:p>BT-094</text:p>
          </table:table-cell>
          <table:table-cell office:value-type="string" table:style-name="ce15">
            <text:p>Notice/Procurement/</text:p>
          </table:table-cell>
          <table:table-cell office:value-type="string" table:style-name="ce4">
            <text:p>Recurrency</text:p>
          </table:table-cell>
          <table:table-cell office:value-type="string" table:style-name="ce4">
            <text:p>A procurement procedure, or a qualification system, for which another procurement procedure or qualification system for the same contract matter is likely to be launched, or established, in the foreseeable future.</text:p>
          </table:table-cell>
          <table:table-cell office:value-type="string" table:style-name="ce4">
            <text:p>Based on eForms consultation.</text:p>
            <text:p>See ID C-054 in Details tab for more information.</text:p>
            <text:p>New Business Term proposed (it replaces "Recurrent Indicator": an indicator to specify whether the procurement is recurring (true) or not (false), that is, if a procurement procedure, or a qualification system, for the same contract matter is likely to be launched, or established, in the foreseeable future. - Based on the OP internal working and eForms consultation)</text:p>
          </table:table-cell>
          <table:table-cell office:value-type="string" table:content-validation-name="val1" table:style-name="ce78">
            <text:p>Reviewed and Pending Approval</text:p>
          </table:table-cell>
          <table:table-cell table:style-name="ce9"/>
          <table:table-cell table:style-name="ce10"/>
          <table:table-cell table:number-columns-repeated="16376"/>
        </table:table-row>
        <table:table-row table:style-name="ro5">
          <table:table-cell office:value-type="string" table:style-name="ce5">
            <text:p>BT-095</text:p>
          </table:table-cell>
          <table:table-cell office:value-type="string" table:style-name="ce15">
            <text:p>Notice/Procurement/</text:p>
          </table:table-cell>
          <table:table-cell office:value-type="string" table:style-name="ce4">
            <text:p>Recurrent Estimated Timing</text:p>
          </table:table-cell>
          <table:table-cell office:value-type="string" table:style-name="ce5">
            <text:p>The description of the envisaged timing for further notices to be published.</text:p>
          </table:table-cell>
          <table:table-cell office:value-type="string" table:style-name="ce5">
            <text:p>OP internal working.</text:p>
            <text:p>See ID C-134 in Details tab for more information.</text:p>
          </table:table-cell>
          <table:table-cell office:value-type="string" table:content-validation-name="val1" table:style-name="ce78">
            <text:p>Reviewed and Pending Approval</text:p>
          </table:table-cell>
          <table:table-cell table:style-name="ce9"/>
          <table:table-cell table:style-name="ce10"/>
          <table:table-cell table:number-columns-repeated="16376"/>
        </table:table-row>
        <table:table-row table:style-name="ro5">
          <table:table-cell office:value-type="string" table:style-name="ce5">
            <text:p>BT-097</text:p>
          </table:table-cell>
          <table:table-cell office:value-type="string" table:style-name="ce15">
            <text:p>Notice/Procurement/</text:p>
          </table:table-cell>
          <table:table-cell office:value-type="string" table:style-name="ce5">
            <text:p>Languages</text:p>
          </table:table-cell>
          <table:table-cell office:value-type="string" table:style-name="ce5">
            <text:p>Idioms in which tenders or requests to participate may be submitted.</text:p>
          </table:table-cell>
          <table:table-cell office:value-type="string" table:style-name="ce5">
            <text:p>eForms consultation.</text:p>
            <text:p>See ID C-135 in Details tab for more information.</text:p>
          </table:table-cell>
          <table:table-cell office:value-type="string" table:content-validation-name="val1" table:style-name="ce78">
            <text:p>Reviewed and Pending Approval</text:p>
          </table:table-cell>
          <table:table-cell table:style-name="ce9"/>
          <table:table-cell table:style-name="ce10"/>
          <table:table-cell table:number-columns-repeated="16376"/>
        </table:table-row>
        <table:table-row table:style-name="ro7">
          <table:table-cell office:value-type="string" table:style-name="ce5">
            <text:p>BT-098</text:p>
          </table:table-cell>
          <table:table-cell office:value-type="string" table:style-name="ce15">
            <text:p>Notice/Procurement/</text:p>
          </table:table-cell>
          <table:table-cell office:value-type="string" table:style-name="ce4">
            <text:p>Tender Validity Deadline</text:p>
          </table:table-cell>
          <table:table-cell office:value-type="string" table:style-name="ce5">
            <text:p>The period during which tenders submitted for this tendering process must remain valid.</text:p>
          </table:table-cell>
          <table:table-cell office:value-type="string" table:style-name="ce5">
            <text:p>UBL.</text:p>
            <text:p>See ID C-136 in Details tab for more information.</text:p>
            <text:p>New Business Term proposed (it replaces "Dead Line Tender Valid")</text:p>
          </table:table-cell>
          <table:table-cell office:value-type="string" table:content-validation-name="val1" table:style-name="ce78">
            <text:p>Reviewed and Pending Approval</text:p>
          </table:table-cell>
          <table:table-cell table:style-name="ce7"/>
          <table:table-cell table:style-name="ce12"/>
          <table:table-cell table:number-columns-repeated="16376"/>
        </table:table-row>
        <table:table-row table:style-name="ro7">
          <table:table-cell office:value-type="string" table:style-name="ce5">
            <text:p>BT-099</text:p>
          </table:table-cell>
          <table:table-cell office:value-type="string" table:style-name="ce15">
            <text:p>Notice/Procurement/</text:p>
          </table:table-cell>
          <table:table-cell office:value-type="string" table:style-name="ce4">
            <text:p>Deadline And Description Review</text:p>
          </table:table-cell>
          <table:table-cell office:value-type="string" table:style-name="ce4">
            <text:p>Information concerning time limits for review procedures or, if need be, the name and contact data of the service from which this information may be obtained.</text:p>
          </table:table-cell>
          <table:table-cell office:value-type="string" table:style-name="ce4">
            <text:p>Based on DIRECTIVE 2014/24/EU.</text:p>
            <text:p>See ID C-045 in Details tab for more information.</text:p>
          </table:table-cell>
          <table:table-cell office:value-type="string" table:content-validation-name="val1" table:style-name="ce78">
            <text:p>Reviewed and Pending Approval</text:p>
          </table:table-cell>
          <table:table-cell office:value-type="string" table:style-name="ce7">
            <text:p>Relates to Dire24 Annex V point 25</text:p>
            <text:p>suggested definition Deadline for reviex procedure - New business term to be found</text:p>
          </table:table-cell>
          <table:table-cell table:style-name="ce12"/>
          <table:table-cell table:number-columns-repeated="16376"/>
        </table:table-row>
        <table:table-row table:style-name="ro4">
          <table:table-cell office:value-type="string" table:style-name="ce14">
            <text:p>BG-100</text:p>
          </table:table-cell>
          <table:table-cell office:value-type="string" table:style-name="ce23">
            <text:p>Notice/Procurement/</text:p>
          </table:table-cell>
          <table:table-cell office:value-type="string" table:style-name="ce14">
            <text:p>Review Information Party</text:p>
          </table:table-cell>
          <table:table-cell office:value-type="string" table:style-name="ce14">
            <text:p>A party that is responsible for review and, where appropriate, mediation procedures.</text:p>
          </table:table-cell>
          <table:table-cell office:value-type="string" table:style-name="ce14">
            <text:p>Based on DIRECTIVE 2014/24/EU.</text:p>
            <text:p>See ID C-138 in Details tab for more information.</text:p>
            <text:p>New Business Term proposed (it replaces "Review body")</text:p>
          </table:table-cell>
          <table:table-cell office:value-type="string" table:content-validation-name="val1" table:style-name="ce78">
            <text:p>Reviewed and Pending Approval</text:p>
          </table:table-cell>
          <table:table-cell office:value-type="string" table:style-name="ce7">
            <text:p>Dire24 Annex V point 25</text:p>
            <text:p>suggested definition Deadline for reviex procedure - New business term to be found</text:p>
            <text:p>BT suggestion: Review information party</text:p>
            <text:p><text:span text:style-name="T4">Definition to be aligned with other parties</text:span><text:span text:style-name="T4"/></text:p>
            <text:p>Reuses BT-500 to BT-514</text:p>
          </table:table-cell>
          <table:table-cell table:style-name="ce12"/>
          <table:table-cell table:number-columns-repeated="16376"/>
        </table:table-row>
        <table:table-row table:style-name="ro5">
          <table:table-cell office:value-type="string" table:style-name="ce26">
            <text:p>BT-500</text:p>
          </table:table-cell>
          <table:table-cell office:value-type="string" table:style-name="ce27">
            <text:p>Notice/Procurement/Review_body/</text:p>
          </table:table-cell>
          <table:table-cell office:value-type="string" table:style-name="ce26">
            <text:p>Name</text:p>
          </table:table-cell>
          <table:table-cell office:value-type="string" table:style-name="ce28">
            <text:p>The official name of the organisation.</text:p>
          </table:table-cell>
          <table:table-cell office:value-type="string" table:style-name="ce26">
            <text:p>Ontology proposal.</text:p>
            <text:p>See ID C-050 in Details tab for further information.</text:p>
          </table:table-cell>
          <table:table-cell office:value-type="string" table:content-validation-name="val1" table:style-name="ce78">
            <text:p>Reviewed and Pending Approval</text:p>
          </table:table-cell>
          <table:table-cell office:value-type="string" table:style-name="ce7">
            <text:p>Official name of the organisation</text:p>
          </table:table-cell>
          <table:table-cell table:style-name="ce12"/>
          <table:table-cell table:number-columns-repeated="16376"/>
        </table:table-row>
        <table:table-row table:style-name="ro7">
          <table:table-cell office:value-type="string" table:style-name="ce26">
            <text:p>BT-501</text:p>
          </table:table-cell>
          <table:table-cell office:value-type="string" table:style-name="ce27">
            <text:p>Notice/Procurement/Review_body/</text:p>
          </table:table-cell>
          <table:table-cell office:value-type="string" table:style-name="ce26">
            <text:p>Organisation Identifier</text:p>
          </table:table-cell>
          <table:table-cell office:value-type="string" table:style-name="ce26">
            <text:p>The code that identifies the organisation in a unique way</text:p>
          </table:table-cell>
          <table:table-cell office:value-type="string" table:style-name="ce26">
            <text:p>Ontology proposal.</text:p>
            <text:p>See ID C-027 in Details tab for more information</text:p>
            <text:p>Change of Business Term proposed (it replaces "National ID")</text:p>
          </table:table-cell>
          <table:table-cell office:value-type="string" table:content-validation-name="val1" table:style-name="ce78">
            <text:p>Reviewed and Pending Approval</text:p>
          </table:table-cell>
          <table:table-cell office:value-type="string" table:style-name="ce7">
            <text:p>The BT has changed from Nataional identifier to organisation identifier at the request of DG GROW.</text:p>
            <text:p>Suggested definition: Unique way of identifying the organisation</text:p>
          </table:table-cell>
          <table:table-cell table:style-name="ce12"/>
          <table:table-cell table:number-columns-repeated="16376"/>
        </table:table-row>
        <table:table-row table:style-name="ro5">
          <table:table-cell office:value-type="string" table:style-name="ce26">
            <text:p>BT-502</text:p>
          </table:table-cell>
          <table:table-cell office:value-type="string" table:style-name="ce27">
            <text:p>Notice/Procurement/Review_body/</text:p>
          </table:table-cell>
          <table:table-cell office:value-type="string" table:style-name="ce26">
            <text:p>Contact Point</text:p>
          </table:table-cell>
          <table:table-cell office:value-type="string" table:style-name="ce26">
            <text:p>The person or service who can be contacted.</text:p>
          </table:table-cell>
          <table:table-cell office:value-type="string" table:style-name="ce26">
            <text:p>Ontology proposal</text:p>
          </table:table-cell>
          <table:table-cell office:value-type="string" table:content-validation-name="val1" table:style-name="ce78">
            <text:p>Reviewed and Pending Approval</text:p>
          </table:table-cell>
          <table:table-cell office:value-type="string" table:style-name="ce7">
            <text:p>Person/service who can be contacted</text:p>
          </table:table-cell>
          <table:table-cell table:style-name="ce12"/>
          <table:table-cell table:number-columns-repeated="16376"/>
        </table:table-row>
        <table:table-row table:style-name="ro5">
          <table:table-cell office:value-type="string" table:style-name="ce26">
            <text:p>BT-503</text:p>
          </table:table-cell>
          <table:table-cell office:value-type="string" table:style-name="ce27">
            <text:p>Notice/Procurement/Review_body/</text:p>
          </table:table-cell>
          <table:table-cell office:value-type="string" table:style-name="ce26">
            <text:p>Telephone Number</text:p>
          </table:table-cell>
          <table:table-cell office:value-type="string" table:style-name="ce26">
            <text:p>Comunication channel for contacting the responsible person or service of the organisation</text:p>
          </table:table-cell>
          <table:table-cell office:value-type="string" table:style-name="ce26">
            <text:p>Ontology proposal.</text:p>
            <text:p>New Business Term proposed (it replaces "Telephone number")</text:p>
          </table:table-cell>
          <table:table-cell office:value-type="string" table:content-validation-name="val1" table:style-name="ce78">
            <text:p>Reviewed and Pending Approval</text:p>
          </table:table-cell>
          <table:table-cell office:value-type="string" table:style-name="ce9">
            <text:p>Comunication channel for contacitng the responsible person/service</text:p>
          </table:table-cell>
          <table:table-cell table:style-name="ce12"/>
          <table:table-cell table:number-columns-repeated="16376"/>
        </table:table-row>
        <table:table-row table:style-name="ro5">
          <table:table-cell office:value-type="string" table:style-name="ce26">
            <text:p>BT-504</text:p>
          </table:table-cell>
          <table:table-cell office:value-type="string" table:style-name="ce27">
            <text:p>Notice/Procurement/Review_body/</text:p>
          </table:table-cell>
          <table:table-cell office:value-type="string" table:style-name="ce26">
            <text:p>Fax</text:p>
          </table:table-cell>
          <table:table-cell office:value-type="string" table:style-name="ce26">
            <text:p>Comunication channel for contacting the responsible person or service of the organisation</text:p>
          </table:table-cell>
          <table:table-cell office:value-type="string" table:style-name="ce26">
            <text:p>Ontology proposal.</text:p>
          </table:table-cell>
          <table:table-cell office:value-type="string" table:content-validation-name="val1" table:style-name="ce78">
            <text:p>Reviewed and Pending Approval</text:p>
          </table:table-cell>
          <table:table-cell office:value-type="string" table:style-name="ce7">
            <text:p>Comunication channel for contacitng the responsible person/service</text:p>
          </table:table-cell>
          <table:table-cell table:style-name="ce12"/>
          <table:table-cell table:number-columns-repeated="16376"/>
        </table:table-row>
        <table:table-row table:style-name="ro5">
          <table:table-cell office:value-type="string" table:style-name="ce26">
            <text:p>BT-505</text:p>
          </table:table-cell>
          <table:table-cell office:value-type="string" table:style-name="ce27">
            <text:p>Notice/Procurement/Review_body/</text:p>
          </table:table-cell>
          <table:table-cell office:value-type="string" table:style-name="ce26">
            <text:p>Internet Address</text:p>
          </table:table-cell>
          <table:table-cell office:value-type="string" table:style-name="ce26">
            <text:p><text:s/>The website URL of the organisation.</text:p>
          </table:table-cell>
          <table:table-cell office:value-type="string" table:style-name="ce26">
            <text:p>Ontology proposal.</text:p>
            <text:p>New Business Term proposed (it replaces "Internet address")</text:p>
          </table:table-cell>
          <table:table-cell office:value-type="string" table:content-validation-name="val1" table:style-name="ce78">
            <text:p>Reviewed and Pending Approval</text:p>
          </table:table-cell>
          <table:table-cell office:value-type="string" table:style-name="ce9">
            <text:p>Website URL of the organisation</text:p>
          </table:table-cell>
          <table:table-cell table:style-name="ce12"/>
          <table:table-cell table:number-columns-repeated="16376"/>
        </table:table-row>
        <table:table-row table:style-name="ro5">
          <table:table-cell office:value-type="string" table:style-name="ce26">
            <text:p>BT-506</text:p>
          </table:table-cell>
          <table:table-cell office:value-type="string" table:style-name="ce27">
            <text:p>Notice/Procurement/Review_body/</text:p>
          </table:table-cell>
          <table:table-cell office:value-type="string" table:style-name="ce26">
            <text:p>e-Mail Address</text:p>
          </table:table-cell>
          <table:table-cell office:value-type="string" table:style-name="ce26">
            <text:p>Comunication channel for contacting the responsible person or service of the organisation</text:p>
          </table:table-cell>
          <table:table-cell office:value-type="string" table:style-name="ce26">
            <text:p>Ontology proposal.</text:p>
            <text:p>New Business Term proposed (it replaces "eMail address")</text:p>
          </table:table-cell>
          <table:table-cell office:value-type="string" table:content-validation-name="val1" table:style-name="ce78">
            <text:p>Reviewed and Pending Approval</text:p>
          </table:table-cell>
          <table:table-cell office:value-type="string" table:style-name="ce7">
            <text:p>Comunication channel for contacitng the responsible person/service</text:p>
          </table:table-cell>
          <table:table-cell table:style-name="ce12"/>
          <table:table-cell table:number-columns-repeated="16376"/>
        </table:table-row>
        <table:table-row table:style-name="ro8">
          <table:table-cell office:value-type="string" table:style-name="ce26">
            <text:p>BT-507</text:p>
          </table:table-cell>
          <table:table-cell office:value-type="string" table:style-name="ce27">
            <text:p>Notice/Procurement/Review_body/</text:p>
          </table:table-cell>
          <table:table-cell office:value-type="string" table:style-name="ce26">
            <text:p>NUTS Code</text:p>
          </table:table-cell>
          <table:table-cell office:value-type="string" table:style-name="ce26">
            <text:p>The common classification of territorial units for statistics</text:p>
          </table:table-cell>
          <table:table-cell office:value-type="string" table:style-name="ce26">
            <text:p>Based on DIRECTIVE 2014/24/EU</text:p>
            <text:p>See ID C-017 in Details tab for more information.</text:p>
            <text:p>New Business Term proposed (it replaces "NUTS code")</text:p>
          </table:table-cell>
          <table:table-cell office:value-type="string" table:content-validation-name="val1" table:style-name="ce78">
            <text:p>Reviewed and Pending Approval</text:p>
          </table:table-cell>
          <table:table-cell office:value-type="string" table:style-name="ce9">
            <text:p>Nomenclature of territorial units for statistics</text:p>
            <text:p>We should probably have somewhere to link to the directive in another column, please note there was a new regulation in 2016. Legal basis references should not be made in the definitions as they can change</text:p>
          </table:table-cell>
          <table:table-cell office:value-type="string" table:style-name="ce17">
            <text:p><text:a xlink:href="http://eur-lex.europa.eu/legal-content/EN/TXT/PDF/?uri=CELEX:32003R1059&amp;from=EN">http://eur-lex.europa.eu/legal-content/EN/TXT/PDF/?uri=CELEX:32003R1059&amp;from=ENhttp://eur-lex.europa.eu/legal-content/EN/TXT/PDF/?uri=CELEX:32016R2066&amp;from=EN</text:a></text:p>
          </table:table-cell>
          <table:table-cell table:number-columns-repeated="16376"/>
        </table:table-row>
        <table:table-row table:style-name="ro4">
          <table:table-cell office:value-type="string" table:style-name="ce26">
            <text:p>BT-508</text:p>
          </table:table-cell>
          <table:table-cell office:value-type="string" table:style-name="ce27">
            <text:p>Notice/Procurement/Review_body/</text:p>
          </table:table-cell>
          <table:table-cell office:value-type="string" table:style-name="ce26">
            <text:p>Buyer Profile URL</text:p>
          </table:table-cell>
          <table:table-cell office:value-type="string" table:style-name="ce26">
            <text:p>Website address where the buyer publishes information regarding his procurement processes, such as procurement notices, contract award notices, prior information notices, etc.</text:p>
          </table:table-cell>
          <table:table-cell office:value-type="string" table:style-name="ce26">
            <text:p>Ontology proposal.</text:p>
            <text:p>See ID C-028 in Details tab for more information.</text:p>
            <text:p>New Business Term proposed (it replaces "URL buyer")</text:p>
          </table:table-cell>
          <table:table-cell office:value-type="string" table:content-validation-name="val1" table:style-name="ce78">
            <text:p>Reviewed and Pending Approval</text:p>
          </table:table-cell>
          <table:table-cell office:value-type="string" table:style-name="ce7">
            <text:p>Website URL of the procuring service</text:p>
          </table:table-cell>
          <table:table-cell table:style-name="ce12"/>
          <table:table-cell table:number-columns-repeated="16376"/>
        </table:table-row>
        <table:table-row table:style-name="ro8">
          <table:table-cell office:value-type="string" table:style-name="ce26">
            <text:p>BT-509</text:p>
          </table:table-cell>
          <table:table-cell office:value-type="string" table:style-name="ce27">
            <text:p>Notice/Procurement/Review_body/</text:p>
          </table:table-cell>
          <table:table-cell office:value-type="string" table:style-name="ce26">
            <text:p>e-Address ID</text:p>
          </table:table-cell>
          <table:table-cell office:value-type="string" table:style-name="ce26">
            <text:p>An identifier of the electronic address to be used</text:p>
          </table:table-cell>
          <table:table-cell office:value-type="string" table:style-name="ce26">
            <text:p>Based on the OP internal working.</text:p>
            <text:p>New Business Term proposed (it replaces "Electronic Address Identifier")</text:p>
          </table:table-cell>
          <table:table-cell office:value-type="string" table:content-validation-name="val5" table:style-name="ce81">
            <text:p>Request for ideas</text:p>
          </table:table-cell>
          <table:table-cell office:value-type="string" table:style-name="ce13">
            <text:p>I suggest the BT should be e-Delivery gateway.</text:p>
            <text:p>The definitionshould be address to which tendering documents should be sent. However as other phases teh eDelivery Gateway may be for soemething else such as an invoice I am not sure how this should be dealt with.</text:p>
            <text:p><text:span text:style-name="T3">everis: maybe we should keep this business term and add a new one for e-Delivery gateway?</text:span></text:p>
          </table:table-cell>
          <table:table-cell table:style-name="ce12"/>
          <table:table-cell table:number-columns-repeated="16376"/>
        </table:table-row>
        <table:table-row table:style-name="ro5">
          <table:table-cell office:value-type="string" table:style-name="ce26">
            <text:p>BT-510</text:p>
          </table:table-cell>
          <table:table-cell office:value-type="string" table:style-name="ce27">
            <text:p>Notice/Procurement/Review_body/</text:p>
          </table:table-cell>
          <table:table-cell office:value-type="string" table:style-name="ce26">
            <text:p>Street Name</text:p>
          </table:table-cell>
          <table:table-cell office:value-type="string" table:style-name="ce26">
            <text:p>The name of the street, road, avenue, etc., of the organisation's physical address.</text:p>
          </table:table-cell>
          <table:table-cell office:value-type="string" table:style-name="ce26">
            <text:p>Ontology proposal.</text:p>
            <text:p>New Business Term proposed (it replaces "street name")</text:p>
          </table:table-cell>
          <table:table-cell office:value-type="string" table:content-validation-name="val1" table:style-name="ce78">
            <text:p>Reviewed and Pending Approval</text:p>
          </table:table-cell>
          <table:table-cell office:value-type="string" table:style-name="ce7">
            <text:p>The name of the street, road, avenue etc of the organisation's physical address</text:p>
          </table:table-cell>
          <table:table-cell table:style-name="ce12"/>
          <table:table-cell table:number-columns-repeated="16376"/>
        </table:table-row>
        <table:table-row table:style-name="ro5">
          <table:table-cell office:value-type="string" table:style-name="ce26">
            <text:p>BT-511</text:p>
          </table:table-cell>
          <table:table-cell office:value-type="string" table:style-name="ce27">
            <text:p>Notice/Procurement/Review_body/</text:p>
          </table:table-cell>
          <table:table-cell office:value-type="string" table:style-name="ce26">
            <text:p>Street Number</text:p>
          </table:table-cell>
          <table:table-cell office:value-type="string" table:style-name="ce26">
            <text:p>The number of the building of the organisation's physical address.</text:p>
          </table:table-cell>
          <table:table-cell office:value-type="string" table:style-name="ce26">
            <text:p>Ontology proposal.</text:p>
            <text:p>New Business Term proposed (it replaces "street number")</text:p>
          </table:table-cell>
          <table:table-cell office:value-type="string" table:content-validation-name="val1" table:style-name="ce78">
            <text:p>Reviewed and Pending Approval</text:p>
          </table:table-cell>
          <table:table-cell office:value-type="string" table:style-name="ce9">
            <text:p>The number of the building of the organisation's physical address</text:p>
          </table:table-cell>
          <table:table-cell table:style-name="ce12"/>
          <table:table-cell table:number-columns-repeated="16376"/>
        </table:table-row>
        <table:table-row table:style-name="ro5">
          <table:table-cell office:value-type="string" table:style-name="ce26">
            <text:p>BT-512</text:p>
          </table:table-cell>
          <table:table-cell office:value-type="string" table:style-name="ce27">
            <text:p>Notice/Procurement/Review_body/</text:p>
          </table:table-cell>
          <table:table-cell office:value-type="string" table:style-name="ce26">
            <text:p>Postal Code</text:p>
          </table:table-cell>
          <table:table-cell office:value-type="string" table:style-name="ce26">
            <text:p>The post code of the organisation's physical address.</text:p>
          </table:table-cell>
          <table:table-cell office:value-type="string" table:style-name="ce26">
            <text:p>Ontology proposal.</text:p>
            <text:p>New Business Term proposed (it replaces "postal code")</text:p>
          </table:table-cell>
          <table:table-cell office:value-type="string" table:content-validation-name="val1" table:style-name="ce78">
            <text:p>Reviewed and Pending Approval</text:p>
          </table:table-cell>
          <table:table-cell office:value-type="string" table:style-name="ce7">
            <text:p>The post code of the organisation's address</text:p>
          </table:table-cell>
          <table:table-cell table:style-name="ce12"/>
          <table:table-cell table:number-columns-repeated="16376"/>
        </table:table-row>
        <table:table-row table:style-name="ro5">
          <table:table-cell office:value-type="string" table:style-name="ce26">
            <text:p>BT-513</text:p>
          </table:table-cell>
          <table:table-cell office:value-type="string" table:style-name="ce27">
            <text:p>Notice/Procurement/Review_body/</text:p>
          </table:table-cell>
          <table:table-cell office:value-type="string" table:style-name="ce26">
            <text:p>Locality</text:p>
          </table:table-cell>
          <table:table-cell office:value-type="string" table:style-name="ce26">
            <text:p>The name of the locality (city, town or village) of the organisation's physical address.</text:p>
          </table:table-cell>
          <table:table-cell office:value-type="string" table:style-name="ce26">
            <text:p>Based on vCard ontology.</text:p>
            <text:p>New Business Term proposed (it replaces "Town")</text:p>
          </table:table-cell>
          <table:table-cell office:value-type="string" table:content-validation-name="val1" table:style-name="ce78">
            <text:p>Reviewed and Pending Approval</text:p>
          </table:table-cell>
          <table:table-cell office:value-type="string" table:style-name="ce9">
            <text:p>The name of the city, town, or village of the organisation's address</text:p>
          </table:table-cell>
          <table:table-cell table:style-name="ce12"/>
          <table:table-cell table:number-columns-repeated="16376"/>
        </table:table-row>
        <table:table-row table:style-name="ro5">
          <table:table-cell office:value-type="string" table:style-name="ce26">
            <text:p>BT-514</text:p>
          </table:table-cell>
          <table:table-cell office:value-type="string" table:style-name="ce27">
            <text:p>Notice/Procurement/Review_body/</text:p>
          </table:table-cell>
          <table:table-cell office:value-type="string" table:style-name="ce26">
            <text:p>Country</text:p>
          </table:table-cell>
          <table:table-cell office:value-type="string" table:style-name="ce28">
            <text:p>The country of the organisation's physical address</text:p>
          </table:table-cell>
          <table:table-cell office:value-type="string" table:style-name="ce26">
            <text:p>Ontology proposal.</text:p>
          </table:table-cell>
          <table:table-cell office:value-type="string" table:content-validation-name="val1" table:style-name="ce78">
            <text:p>Reviewed and Pending Approval</text:p>
          </table:table-cell>
          <table:table-cell office:value-type="string" table:style-name="ce7">
            <text:p>The country of the organisation's address</text:p>
          </table:table-cell>
          <table:table-cell table:style-name="ce12"/>
          <table:table-cell table:number-columns-repeated="16376"/>
        </table:table-row>
        <table:table-row table:style-name="ro7">
          <table:table-cell office:value-type="string" table:style-name="ce14">
            <text:p>BG-102</text:p>
          </table:table-cell>
          <table:table-cell office:value-type="string" table:style-name="ce23">
            <text:p>Notice/Procurement/</text:p>
          </table:table-cell>
          <table:table-cell office:value-type="string" table:style-name="ce14">
            <text:p>Mediation Body</text:p>
          </table:table-cell>
          <table:table-cell office:value-type="string" table:style-name="ce14">
            <text:p>The information about the person or organisation that has been appointed to mediate any appeal.</text:p>
          </table:table-cell>
          <table:table-cell office:value-type="string" table:style-name="ce14">
            <text:p>OP internal working.</text:p>
            <text:p>See ID C-137 in Details tab for more information.</text:p>
            <text:p>New Business Term proposed (it replaces "Mediation body")</text:p>
          </table:table-cell>
          <table:table-cell office:value-type="string" table:content-validation-name="val1" table:style-name="ce78">
            <text:p>Reviewed and Pending Approval</text:p>
          </table:table-cell>
          <table:table-cell office:value-type="string" table:style-name="ce7">
            <text:p>Reuses BT-500 to BT-514</text:p>
          </table:table-cell>
          <table:table-cell table:style-name="ce12"/>
          <table:table-cell table:number-columns-repeated="16376"/>
        </table:table-row>
        <table:table-row table:style-name="ro2">
          <table:table-cell office:value-type="string" table:style-name="ce26">
            <text:p>BT-500</text:p>
          </table:table-cell>
          <table:table-cell office:value-type="string" table:style-name="ce27">
            <text:p>Notice/Procurement/Mediation_body/</text:p>
          </table:table-cell>
          <table:table-cell office:value-type="string" table:style-name="ce26">
            <text:p>Name</text:p>
          </table:table-cell>
          <table:table-cell office:value-type="string" table:style-name="ce28">
            <text:p>The official name of the organisation.</text:p>
          </table:table-cell>
          <table:table-cell office:value-type="string" table:style-name="ce26">
            <text:p>Ontology proposal.</text:p>
            <text:p>See ID C-050 in Details tab for further information.</text:p>
          </table:table-cell>
          <table:table-cell office:value-type="string" table:content-validation-name="val1" table:style-name="ce78">
            <text:p>Reviewed and Pending Approval</text:p>
          </table:table-cell>
          <table:table-cell office:value-type="string" table:style-name="ce7">
            <text:p>Official name of the organisation</text:p>
          </table:table-cell>
          <table:table-cell table:style-name="ce12"/>
          <table:table-cell table:number-columns-repeated="16376"/>
        </table:table-row>
        <table:table-row table:style-name="ro4">
          <table:table-cell office:value-type="string" table:style-name="ce26">
            <text:p>BT-501</text:p>
          </table:table-cell>
          <table:table-cell office:value-type="string" table:style-name="ce27">
            <text:p>Notice/Procurement/Mediation_body/</text:p>
          </table:table-cell>
          <table:table-cell office:value-type="string" table:style-name="ce26">
            <text:p>Organisation Identifier</text:p>
          </table:table-cell>
          <table:table-cell office:value-type="string" table:style-name="ce26">
            <text:p>The code that identifies the organisation in a unique way</text:p>
          </table:table-cell>
          <table:table-cell office:value-type="string" table:style-name="ce26">
            <text:p>Ontology proposal.</text:p>
            <text:p>See ID C-027 in Details tab for more information</text:p>
            <text:p>Change of Business Term proposed (it replaces "National ID")</text:p>
          </table:table-cell>
          <table:table-cell office:value-type="string" table:content-validation-name="val1" table:style-name="ce78">
            <text:p>Reviewed and Pending Approval</text:p>
          </table:table-cell>
          <table:table-cell office:value-type="string" table:style-name="ce7">
            <text:p>The BT has changed from Nataional identifier to organisation identifier at the request of DG GROW.</text:p>
            <text:p/>
            <text:p>Suggested definition: Unique way of identifying the organisation</text:p>
          </table:table-cell>
          <table:table-cell table:style-name="ce12"/>
          <table:table-cell table:number-columns-repeated="16376"/>
        </table:table-row>
        <table:table-row table:style-name="ro2">
          <table:table-cell office:value-type="string" table:style-name="ce26">
            <text:p>BT-502</text:p>
          </table:table-cell>
          <table:table-cell office:value-type="string" table:style-name="ce27">
            <text:p>Notice/Procurement/Mediation_body/</text:p>
          </table:table-cell>
          <table:table-cell office:value-type="string" table:style-name="ce26">
            <text:p>Contact Point</text:p>
          </table:table-cell>
          <table:table-cell office:value-type="string" table:style-name="ce26">
            <text:p>The person or service who can be contacted.</text:p>
          </table:table-cell>
          <table:table-cell office:value-type="string" table:style-name="ce26">
            <text:p>Ontology proposal</text:p>
          </table:table-cell>
          <table:table-cell office:value-type="string" table:content-validation-name="val1" table:style-name="ce78">
            <text:p>Reviewed and Pending Approval</text:p>
          </table:table-cell>
          <table:table-cell office:value-type="string" table:style-name="ce7">
            <text:p>Person/service who can be contacted</text:p>
          </table:table-cell>
          <table:table-cell table:style-name="ce12"/>
          <table:table-cell table:number-columns-repeated="16376"/>
        </table:table-row>
        <table:table-row table:style-name="ro2">
          <table:table-cell office:value-type="string" table:style-name="ce26">
            <text:p>BT-503</text:p>
          </table:table-cell>
          <table:table-cell office:value-type="string" table:style-name="ce27">
            <text:p>Notice/Procurement/Mediation_body/</text:p>
          </table:table-cell>
          <table:table-cell office:value-type="string" table:style-name="ce26">
            <text:p>Telephone Number</text:p>
          </table:table-cell>
          <table:table-cell office:value-type="string" table:style-name="ce26">
            <text:p>Comunication channel for contacting the responsible person or service of the organisation</text:p>
          </table:table-cell>
          <table:table-cell office:value-type="string" table:style-name="ce26">
            <text:p>Ontology proposal.</text:p>
            <text:p>New Business Term proposed (it replaces "Telephone number")</text:p>
          </table:table-cell>
          <table:table-cell office:value-type="string" table:content-validation-name="val1" table:style-name="ce78">
            <text:p>Reviewed and Pending Approval</text:p>
          </table:table-cell>
          <table:table-cell office:value-type="string" table:style-name="ce9">
            <text:p>Comunication channel for contacitng the responsible person/service</text:p>
          </table:table-cell>
          <table:table-cell table:style-name="ce12"/>
          <table:table-cell table:number-columns-repeated="16376"/>
        </table:table-row>
        <table:table-row table:style-name="ro2">
          <table:table-cell office:value-type="string" table:style-name="ce26">
            <text:p>BT-504</text:p>
          </table:table-cell>
          <table:table-cell office:value-type="string" table:style-name="ce27">
            <text:p>Notice/Procurement/Mediation_body/</text:p>
          </table:table-cell>
          <table:table-cell office:value-type="string" table:style-name="ce26">
            <text:p>Fax</text:p>
          </table:table-cell>
          <table:table-cell office:value-type="string" table:style-name="ce26">
            <text:p>Comunication channel for contacting the responsible person or service of the organisation</text:p>
          </table:table-cell>
          <table:table-cell office:value-type="string" table:style-name="ce26">
            <text:p>Ontology proposal.</text:p>
          </table:table-cell>
          <table:table-cell office:value-type="string" table:content-validation-name="val1" table:style-name="ce78">
            <text:p>Reviewed and Pending Approval</text:p>
          </table:table-cell>
          <table:table-cell office:value-type="string" table:style-name="ce7">
            <text:p>Comunication channel for contacitng the responsible person/service</text:p>
          </table:table-cell>
          <table:table-cell table:style-name="ce12"/>
          <table:table-cell table:number-columns-repeated="16376"/>
        </table:table-row>
        <table:table-row table:style-name="ro2">
          <table:table-cell office:value-type="string" table:style-name="ce26">
            <text:p>BT-505</text:p>
          </table:table-cell>
          <table:table-cell office:value-type="string" table:style-name="ce27">
            <text:p>Notice/Procurement/Mediation_body/</text:p>
          </table:table-cell>
          <table:table-cell office:value-type="string" table:style-name="ce26">
            <text:p>Internet Address</text:p>
          </table:table-cell>
          <table:table-cell office:value-type="string" table:style-name="ce26">
            <text:p><text:s/>The website URL of the organisation.</text:p>
          </table:table-cell>
          <table:table-cell office:value-type="string" table:style-name="ce26">
            <text:p>Ontology proposal.</text:p>
            <text:p>New Business Term proposed (it replaces "Internet address")</text:p>
          </table:table-cell>
          <table:table-cell office:value-type="string" table:content-validation-name="val1" table:style-name="ce78">
            <text:p>Reviewed and Pending Approval</text:p>
          </table:table-cell>
          <table:table-cell office:value-type="string" table:style-name="ce9">
            <text:p>Website URL of the organisation</text:p>
          </table:table-cell>
          <table:table-cell table:style-name="ce12"/>
          <table:table-cell table:number-columns-repeated="16376"/>
        </table:table-row>
        <table:table-row table:style-name="ro2">
          <table:table-cell office:value-type="string" table:style-name="ce26">
            <text:p>BT-506</text:p>
          </table:table-cell>
          <table:table-cell office:value-type="string" table:style-name="ce27">
            <text:p>Notice/Procurement/Mediation_body/</text:p>
          </table:table-cell>
          <table:table-cell office:value-type="string" table:style-name="ce26">
            <text:p>e-Mail Address</text:p>
          </table:table-cell>
          <table:table-cell office:value-type="string" table:style-name="ce26">
            <text:p>Comunication channel for contacting the responsible person or service of the organisation</text:p>
          </table:table-cell>
          <table:table-cell office:value-type="string" table:style-name="ce26">
            <text:p>Ontology proposal.</text:p>
            <text:p>New Business Term proposed (it replaces "eMail address")</text:p>
          </table:table-cell>
          <table:table-cell office:value-type="string" table:content-validation-name="val1" table:style-name="ce78">
            <text:p>Reviewed and Pending Approval</text:p>
          </table:table-cell>
          <table:table-cell office:value-type="string" table:style-name="ce7">
            <text:p>Comunication channel for contacitng the responsible person/service</text:p>
          </table:table-cell>
          <table:table-cell table:style-name="ce12"/>
          <table:table-cell table:number-columns-repeated="16376"/>
        </table:table-row>
        <table:table-row table:style-name="ro8">
          <table:table-cell office:value-type="string" table:style-name="ce26">
            <text:p>BT-507</text:p>
          </table:table-cell>
          <table:table-cell office:value-type="string" table:style-name="ce27">
            <text:p>Notice/Procurement/Mediation_body/</text:p>
          </table:table-cell>
          <table:table-cell office:value-type="string" table:style-name="ce26">
            <text:p>NUTS Code</text:p>
          </table:table-cell>
          <table:table-cell office:value-type="string" table:style-name="ce26">
            <text:p>The common classification of territorial units for statistics</text:p>
          </table:table-cell>
          <table:table-cell office:value-type="string" table:style-name="ce26">
            <text:p>Based on DIRECTIVE 2014/24/EU</text:p>
            <text:p>See ID C-017 in Details tab for more information.</text:p>
            <text:p>New Business Term proposed (it replaces "NUTS code")</text:p>
          </table:table-cell>
          <table:table-cell office:value-type="string" table:content-validation-name="val1" table:style-name="ce78">
            <text:p>Reviewed and Pending Approval</text:p>
          </table:table-cell>
          <table:table-cell office:value-type="string" table:style-name="ce9">
            <text:p>Nomenclature of territorial units for statistics</text:p>
            <text:p>We should probably have somewhere to link to the directive in another column, please note there was a new regulation in 2016. Legal basis references should not be made in the definitions as they can change</text:p>
          </table:table-cell>
          <table:table-cell office:value-type="string" table:style-name="ce17">
            <text:p><text:a xlink:href="http://eur-lex.europa.eu/legal-content/EN/TXT/PDF/?uri=CELEX:32003R1059&amp;from=EN">http://eur-lex.europa.eu/legal-content/EN/TXT/PDF/?uri=CELEX:32003R1059&amp;from=ENhttp://eur-lex.europa.eu/legal-content/EN/TXT/PDF/?uri=CELEX:32016R2066&amp;from=EN</text:a></text:p>
          </table:table-cell>
          <table:table-cell table:number-columns-repeated="16376"/>
        </table:table-row>
        <table:table-row table:style-name="ro4">
          <table:table-cell office:value-type="string" table:style-name="ce26">
            <text:p>BT-508</text:p>
          </table:table-cell>
          <table:table-cell office:value-type="string" table:style-name="ce27">
            <text:p>Notice/Procurement/Mediation_body/</text:p>
          </table:table-cell>
          <table:table-cell office:value-type="string" table:style-name="ce26">
            <text:p>Buyer Profile URL</text:p>
          </table:table-cell>
          <table:table-cell office:value-type="string" table:style-name="ce26">
            <text:p>Website address where the buyer publishes information regarding his procurement processes, such as procurement notices, contract award notices, prior information notices, etc.</text:p>
          </table:table-cell>
          <table:table-cell office:value-type="string" table:style-name="ce26">
            <text:p>Ontology proposal.</text:p>
            <text:p>See ID C-028 in Details tab for more information.</text:p>
            <text:p>New Business Term proposed (it replaces "URL buyer")</text:p>
          </table:table-cell>
          <table:table-cell office:value-type="string" table:content-validation-name="val1" table:style-name="ce78">
            <text:p>Reviewed and Pending Approval</text:p>
          </table:table-cell>
          <table:table-cell office:value-type="string" table:style-name="ce7">
            <text:p>Website URL of the procuring service</text:p>
          </table:table-cell>
          <table:table-cell table:style-name="ce12"/>
          <table:table-cell table:number-columns-repeated="16376"/>
        </table:table-row>
        <table:table-row table:style-name="ro8">
          <table:table-cell office:value-type="string" table:style-name="ce26">
            <text:p>BT-509</text:p>
          </table:table-cell>
          <table:table-cell office:value-type="string" table:style-name="ce27">
            <text:p>Notice/Procurement/Mediation_body/</text:p>
          </table:table-cell>
          <table:table-cell office:value-type="string" table:style-name="ce26">
            <text:p>e-Address ID</text:p>
          </table:table-cell>
          <table:table-cell office:value-type="string" table:style-name="ce26">
            <text:p>An identifier of the electronic address to be used</text:p>
          </table:table-cell>
          <table:table-cell office:value-type="string" table:style-name="ce26">
            <text:p>Based on the OP internal working.</text:p>
            <text:p>New Business Term proposed (it replaces "Electronic Address Identifier")</text:p>
          </table:table-cell>
          <table:table-cell office:value-type="string" table:content-validation-name="val5" table:style-name="ce81">
            <text:p>Request for ideas</text:p>
          </table:table-cell>
          <table:table-cell office:value-type="string" table:style-name="ce13">
            <text:p>I suggest the BT should be e-Delivery gateway.</text:p>
            <text:p>The definitionshould be address to which tendering documents should be sent. However as other phases teh eDelivery Gateway may be for soemething else such as an invoice I am not sure how this should be dealt with.</text:p>
            <text:p><text:span text:style-name="T3">everis: maybe we should keep this business term and add a new one for e-Delivery gateway?</text:span></text:p>
          </table:table-cell>
          <table:table-cell table:style-name="ce12"/>
          <table:table-cell table:number-columns-repeated="16376"/>
        </table:table-row>
        <table:table-row table:style-name="ro2">
          <table:table-cell office:value-type="string" table:style-name="ce26">
            <text:p>BT-510</text:p>
          </table:table-cell>
          <table:table-cell office:value-type="string" table:style-name="ce27">
            <text:p>Notice/Procurement/Mediation_body/</text:p>
          </table:table-cell>
          <table:table-cell office:value-type="string" table:style-name="ce26">
            <text:p>Street Name</text:p>
          </table:table-cell>
          <table:table-cell office:value-type="string" table:style-name="ce26">
            <text:p>The name of the street, road, avenue, etc., of the organisation's physical address.</text:p>
          </table:table-cell>
          <table:table-cell office:value-type="string" table:style-name="ce26">
            <text:p>Ontology proposal.</text:p>
            <text:p>New Business Term proposed (it replaces "street name")</text:p>
          </table:table-cell>
          <table:table-cell office:value-type="string" table:content-validation-name="val1" table:style-name="ce78">
            <text:p>Reviewed and Pending Approval</text:p>
          </table:table-cell>
          <table:table-cell office:value-type="string" table:style-name="ce7">
            <text:p>The name of the street, road, avenue etc of the organisation's physical address</text:p>
          </table:table-cell>
          <table:table-cell table:style-name="ce12"/>
          <table:table-cell table:number-columns-repeated="16376"/>
        </table:table-row>
        <table:table-row table:style-name="ro2">
          <table:table-cell office:value-type="string" table:style-name="ce26">
            <text:p>BT-511</text:p>
          </table:table-cell>
          <table:table-cell office:value-type="string" table:style-name="ce27">
            <text:p>Notice/Procurement/Mediation_body/</text:p>
          </table:table-cell>
          <table:table-cell office:value-type="string" table:style-name="ce26">
            <text:p>Street Number</text:p>
          </table:table-cell>
          <table:table-cell office:value-type="string" table:style-name="ce26">
            <text:p>The number of the building of the organisation's physical address.</text:p>
          </table:table-cell>
          <table:table-cell office:value-type="string" table:style-name="ce26">
            <text:p>Ontology proposal.</text:p>
            <text:p>New Business Term proposed (it replaces "street number")</text:p>
          </table:table-cell>
          <table:table-cell office:value-type="string" table:content-validation-name="val1" table:style-name="ce78">
            <text:p>Reviewed and Pending Approval</text:p>
          </table:table-cell>
          <table:table-cell office:value-type="string" table:style-name="ce9">
            <text:p>The number of the building of the organisation's physical address</text:p>
          </table:table-cell>
          <table:table-cell table:style-name="ce12"/>
          <table:table-cell table:number-columns-repeated="16376"/>
        </table:table-row>
        <table:table-row table:style-name="ro2">
          <table:table-cell office:value-type="string" table:style-name="ce26">
            <text:p>BT-512</text:p>
          </table:table-cell>
          <table:table-cell office:value-type="string" table:style-name="ce27">
            <text:p>Notice/Procurement/Mediation_body/</text:p>
          </table:table-cell>
          <table:table-cell office:value-type="string" table:style-name="ce26">
            <text:p>Postal Code</text:p>
          </table:table-cell>
          <table:table-cell office:value-type="string" table:style-name="ce26">
            <text:p>The post code of the organisation's physical address.</text:p>
          </table:table-cell>
          <table:table-cell office:value-type="string" table:style-name="ce26">
            <text:p>Ontology proposal.</text:p>
            <text:p>New Business Term proposed (it replaces "postal code")</text:p>
          </table:table-cell>
          <table:table-cell office:value-type="string" table:content-validation-name="val1" table:style-name="ce78">
            <text:p>Reviewed and Pending Approval</text:p>
          </table:table-cell>
          <table:table-cell office:value-type="string" table:style-name="ce7">
            <text:p>The post code of the organisation's address</text:p>
          </table:table-cell>
          <table:table-cell table:style-name="ce12"/>
          <table:table-cell table:number-columns-repeated="16376"/>
        </table:table-row>
        <table:table-row table:style-name="ro2">
          <table:table-cell office:value-type="string" table:style-name="ce26">
            <text:p>BT-513</text:p>
          </table:table-cell>
          <table:table-cell office:value-type="string" table:style-name="ce27">
            <text:p>Notice/Procurement/Mediation_body/</text:p>
          </table:table-cell>
          <table:table-cell office:value-type="string" table:style-name="ce26">
            <text:p>Locality</text:p>
          </table:table-cell>
          <table:table-cell office:value-type="string" table:style-name="ce26">
            <text:p>The name of the locality (city, town or village) of the organisation's physical address.</text:p>
          </table:table-cell>
          <table:table-cell office:value-type="string" table:style-name="ce26">
            <text:p>Based on vCard ontology.</text:p>
            <text:p>New Business Term proposed (it replaces "Town")</text:p>
          </table:table-cell>
          <table:table-cell office:value-type="string" table:content-validation-name="val1" table:style-name="ce78">
            <text:p>Reviewed and Pending Approval</text:p>
          </table:table-cell>
          <table:table-cell office:value-type="string" table:style-name="ce9">
            <text:p>The name of the city, town, or village of the organisation's address</text:p>
          </table:table-cell>
          <table:table-cell table:style-name="ce12"/>
          <table:table-cell table:number-columns-repeated="16376"/>
        </table:table-row>
        <table:table-row table:style-name="ro2">
          <table:table-cell office:value-type="string" table:style-name="ce26">
            <text:p>BT-514</text:p>
          </table:table-cell>
          <table:table-cell office:value-type="string" table:style-name="ce27">
            <text:p>Notice/Procurement/Mediation_body/</text:p>
          </table:table-cell>
          <table:table-cell office:value-type="string" table:style-name="ce26">
            <text:p>Country</text:p>
          </table:table-cell>
          <table:table-cell office:value-type="string" table:style-name="ce28">
            <text:p>The country of the organisation's physical address</text:p>
          </table:table-cell>
          <table:table-cell office:value-type="string" table:style-name="ce26">
            <text:p>Ontology proposal.</text:p>
          </table:table-cell>
          <table:table-cell office:value-type="string" table:content-validation-name="val1" table:style-name="ce78">
            <text:p>Reviewed and Pending Approval</text:p>
          </table:table-cell>
          <table:table-cell office:value-type="string" table:style-name="ce7">
            <text:p>The country of the organisation's address</text:p>
          </table:table-cell>
          <table:table-cell table:style-name="ce12"/>
          <table:table-cell table:number-columns-repeated="16376"/>
        </table:table-row>
        <table:table-row table:style-name="ro4">
          <table:table-cell office:value-type="string" table:style-name="ce14">
            <text:p>BG-103</text:p>
          </table:table-cell>
          <table:table-cell office:value-type="string" table:style-name="ce23">
            <text:p>Notice/Procurement/</text:p>
          </table:table-cell>
          <table:table-cell office:value-type="string" table:style-name="ce14">
            <text:p>Info On Review Body</text:p>
          </table:table-cell>
          <table:table-cell office:value-type="string" table:style-name="ce14">
            <text:p>The information about the contacting person or organisation presenting the information for an appeal.</text:p>
          </table:table-cell>
          <table:table-cell office:value-type="string" table:style-name="ce29">
            <text:p>OP internal working.</text:p>
            <text:p>See ID C-138 in Details tab for more information.</text:p>
            <text:p>Is this the same than BG-100?</text:p>
            <text:p>New Business Term proposed (it replaces "Info On Review body")</text:p>
          </table:table-cell>
          <table:table-cell office:value-type="string" table:content-validation-name="val1" table:style-name="ce78">
            <text:p>Reviewed and Pending Approval</text:p>
          </table:table-cell>
          <table:table-cell office:value-type="string" table:style-name="ce7">
            <text:p>Reuses BT-500 to BT-514</text:p>
          </table:table-cell>
          <table:table-cell table:style-name="ce12"/>
          <table:table-cell table:number-columns-repeated="16376"/>
        </table:table-row>
        <table:table-row table:style-name="ro2">
          <table:table-cell office:value-type="string" table:style-name="ce26">
            <text:p>BT-500</text:p>
          </table:table-cell>
          <table:table-cell office:value-type="string" table:style-name="ce27">
            <text:p>Notice/Procurement/InfoOnReview_body/</text:p>
          </table:table-cell>
          <table:table-cell office:value-type="string" table:style-name="ce26">
            <text:p>Name</text:p>
          </table:table-cell>
          <table:table-cell office:value-type="string" table:style-name="ce28">
            <text:p>The official name of the organisation.</text:p>
          </table:table-cell>
          <table:table-cell office:value-type="string" table:style-name="ce26">
            <text:p>Ontology proposal.</text:p>
            <text:p>See ID C-050 in Details tab for further information.</text:p>
          </table:table-cell>
          <table:table-cell office:value-type="string" table:content-validation-name="val1" table:style-name="ce78">
            <text:p>Reviewed and Pending Approval</text:p>
          </table:table-cell>
          <table:table-cell office:value-type="string" table:style-name="ce7">
            <text:p>Official name of the organisation</text:p>
          </table:table-cell>
          <table:table-cell table:style-name="ce12"/>
          <table:table-cell table:number-columns-repeated="16376"/>
        </table:table-row>
        <table:table-row table:style-name="ro7">
          <table:table-cell office:value-type="string" table:style-name="ce26">
            <text:p>BT-501</text:p>
          </table:table-cell>
          <table:table-cell office:value-type="string" table:style-name="ce27">
            <text:p>Notice/Procurement/InfoOnReview_body/</text:p>
          </table:table-cell>
          <table:table-cell office:value-type="string" table:style-name="ce26">
            <text:p>Organisation Identifier</text:p>
          </table:table-cell>
          <table:table-cell office:value-type="string" table:style-name="ce26">
            <text:p>The code that identifies the organisation in a unique way</text:p>
          </table:table-cell>
          <table:table-cell office:value-type="string" table:style-name="ce26">
            <text:p>Ontology proposal.</text:p>
            <text:p>See ID C-027 in Details tab for more information</text:p>
            <text:p>Change of Business Term proposed (it replaces "National ID")</text:p>
          </table:table-cell>
          <table:table-cell office:value-type="string" table:content-validation-name="val1" table:style-name="ce78">
            <text:p>Reviewed and Pending Approval</text:p>
          </table:table-cell>
          <table:table-cell office:value-type="string" table:style-name="ce7">
            <text:p>The BT has changed from Nataional identifier to organisation identifier at the request of DG GROW.</text:p>
            <text:p>Suggested definition: Unique way of identifying the organisation</text:p>
          </table:table-cell>
          <table:table-cell table:style-name="ce12"/>
          <table:table-cell table:number-columns-repeated="16376"/>
        </table:table-row>
        <table:table-row table:style-name="ro2">
          <table:table-cell office:value-type="string" table:style-name="ce26">
            <text:p>BT-502</text:p>
          </table:table-cell>
          <table:table-cell office:value-type="string" table:style-name="ce27">
            <text:p>Notice/Procurement/InfoOnReview_body/</text:p>
          </table:table-cell>
          <table:table-cell office:value-type="string" table:style-name="ce26">
            <text:p>Contact Point</text:p>
          </table:table-cell>
          <table:table-cell office:value-type="string" table:style-name="ce26">
            <text:p>The person or service who can be contacted.</text:p>
          </table:table-cell>
          <table:table-cell office:value-type="string" table:style-name="ce26">
            <text:p>Ontology proposal</text:p>
          </table:table-cell>
          <table:table-cell office:value-type="string" table:content-validation-name="val1" table:style-name="ce78">
            <text:p>Reviewed and Pending Approval</text:p>
          </table:table-cell>
          <table:table-cell office:value-type="string" table:style-name="ce7">
            <text:p>Person/service who can be contacted</text:p>
          </table:table-cell>
          <table:table-cell table:style-name="ce12"/>
          <table:table-cell table:number-columns-repeated="16376"/>
        </table:table-row>
        <table:table-row table:style-name="ro2">
          <table:table-cell office:value-type="string" table:style-name="ce26">
            <text:p>BT-503</text:p>
          </table:table-cell>
          <table:table-cell office:value-type="string" table:style-name="ce27">
            <text:p>Notice/Procurement/InfoOnReview_body/</text:p>
          </table:table-cell>
          <table:table-cell office:value-type="string" table:style-name="ce26">
            <text:p>Telephone Number</text:p>
          </table:table-cell>
          <table:table-cell office:value-type="string" table:style-name="ce26">
            <text:p>Comunication channel for contacting the responsible person or service of the organisation</text:p>
          </table:table-cell>
          <table:table-cell office:value-type="string" table:style-name="ce26">
            <text:p>Ontology proposal.</text:p>
            <text:p>New Business Term proposed (it replaces "Telephone number")</text:p>
          </table:table-cell>
          <table:table-cell office:value-type="string" table:content-validation-name="val1" table:style-name="ce78">
            <text:p>Reviewed and Pending Approval</text:p>
          </table:table-cell>
          <table:table-cell office:value-type="string" table:style-name="ce9">
            <text:p>Comunication channel for contacitng the responsible person/service</text:p>
          </table:table-cell>
          <table:table-cell table:style-name="ce12"/>
          <table:table-cell table:number-columns-repeated="16376"/>
        </table:table-row>
        <table:table-row table:style-name="ro2">
          <table:table-cell office:value-type="string" table:style-name="ce26">
            <text:p>BT-504</text:p>
          </table:table-cell>
          <table:table-cell office:value-type="string" table:style-name="ce27">
            <text:p>Notice/Procurement/InfoOnReview_body/</text:p>
          </table:table-cell>
          <table:table-cell office:value-type="string" table:style-name="ce26">
            <text:p>Fax</text:p>
          </table:table-cell>
          <table:table-cell office:value-type="string" table:style-name="ce26">
            <text:p>Comunication channel for contacting the responsible person or service of the organisation</text:p>
          </table:table-cell>
          <table:table-cell office:value-type="string" table:style-name="ce26">
            <text:p>Ontology proposal.</text:p>
          </table:table-cell>
          <table:table-cell office:value-type="string" table:content-validation-name="val1" table:style-name="ce78">
            <text:p>Reviewed and Pending Approval</text:p>
          </table:table-cell>
          <table:table-cell office:value-type="string" table:style-name="ce7">
            <text:p>Comunication channel for contacitng the responsible person/service</text:p>
          </table:table-cell>
          <table:table-cell table:style-name="ce12"/>
          <table:table-cell table:number-columns-repeated="16376"/>
        </table:table-row>
        <table:table-row table:style-name="ro2">
          <table:table-cell office:value-type="string" table:style-name="ce26">
            <text:p>BT-505</text:p>
          </table:table-cell>
          <table:table-cell office:value-type="string" table:style-name="ce27">
            <text:p>Notice/Procurement/InfoOnReview_body/</text:p>
          </table:table-cell>
          <table:table-cell office:value-type="string" table:style-name="ce26">
            <text:p>Internet Address</text:p>
          </table:table-cell>
          <table:table-cell office:value-type="string" table:style-name="ce26">
            <text:p><text:s/>The website URL of the organisation.</text:p>
          </table:table-cell>
          <table:table-cell office:value-type="string" table:style-name="ce26">
            <text:p>Ontology proposal.</text:p>
            <text:p>New Business Term proposed (it replaces "Internet address")</text:p>
          </table:table-cell>
          <table:table-cell office:value-type="string" table:content-validation-name="val1" table:style-name="ce78">
            <text:p>Reviewed and Pending Approval</text:p>
          </table:table-cell>
          <table:table-cell office:value-type="string" table:style-name="ce9">
            <text:p>Website URL of the organisation</text:p>
          </table:table-cell>
          <table:table-cell table:style-name="ce12"/>
          <table:table-cell table:number-columns-repeated="16376"/>
        </table:table-row>
        <table:table-row table:style-name="ro2">
          <table:table-cell office:value-type="string" table:style-name="ce26">
            <text:p>BT-506</text:p>
          </table:table-cell>
          <table:table-cell office:value-type="string" table:style-name="ce27">
            <text:p>Notice/Procurement/InfoOnReview_body/</text:p>
          </table:table-cell>
          <table:table-cell office:value-type="string" table:style-name="ce26">
            <text:p>e-Mail Address</text:p>
          </table:table-cell>
          <table:table-cell office:value-type="string" table:style-name="ce26">
            <text:p>Comunication channel for contacting the responsible person or service of the organisation</text:p>
          </table:table-cell>
          <table:table-cell office:value-type="string" table:style-name="ce26">
            <text:p>Ontology proposal.</text:p>
            <text:p>New Business Term proposed (it replaces "eMail address")</text:p>
          </table:table-cell>
          <table:table-cell office:value-type="string" table:content-validation-name="val1" table:style-name="ce78">
            <text:p>Reviewed and Pending Approval</text:p>
          </table:table-cell>
          <table:table-cell office:value-type="string" table:style-name="ce7">
            <text:p>Comunication channel for contacitng the responsible person/service</text:p>
          </table:table-cell>
          <table:table-cell table:style-name="ce12"/>
          <table:table-cell table:number-columns-repeated="16376"/>
        </table:table-row>
        <table:table-row table:style-name="ro8">
          <table:table-cell office:value-type="string" table:style-name="ce26">
            <text:p>BT-507</text:p>
          </table:table-cell>
          <table:table-cell office:value-type="string" table:style-name="ce27">
            <text:p>Notice/Procurement/InfoOnReview_body/</text:p>
          </table:table-cell>
          <table:table-cell office:value-type="string" table:style-name="ce26">
            <text:p>NUTS Code</text:p>
          </table:table-cell>
          <table:table-cell office:value-type="string" table:style-name="ce26">
            <text:p>The common classification of territorial units for statistics</text:p>
          </table:table-cell>
          <table:table-cell office:value-type="string" table:style-name="ce26">
            <text:p>Based on DIRECTIVE 2014/24/EU</text:p>
            <text:p>See ID C-017 in Details tab for more information.</text:p>
            <text:p>New Business Term proposed (it replaces "NUTS code")</text:p>
          </table:table-cell>
          <table:table-cell office:value-type="string" table:content-validation-name="val1" table:style-name="ce78">
            <text:p>Reviewed and Pending Approval</text:p>
          </table:table-cell>
          <table:table-cell office:value-type="string" table:style-name="ce9">
            <text:p>Nomenclature of territorial units for statistics</text:p>
            <text:p>We should probably have somewhere to link to the directive in another column, please note there was a new regulation in 2016. Legal basis references should not be made in the definitions as they can change</text:p>
          </table:table-cell>
          <table:table-cell office:value-type="string" table:style-name="ce17">
            <text:p><text:a xlink:href="http://eur-lex.europa.eu/legal-content/EN/TXT/PDF/?uri=CELEX:32003R1059&amp;from=EN">http://eur-lex.europa.eu/legal-content/EN/TXT/PDF/?uri=CELEX:32003R1059&amp;from=ENhttp://eur-lex.europa.eu/legal-content/EN/TXT/PDF/?uri=CELEX:32016R2066&amp;from=EN</text:a></text:p>
          </table:table-cell>
          <table:table-cell table:number-columns-repeated="16376"/>
        </table:table-row>
        <table:table-row table:style-name="ro4">
          <table:table-cell office:value-type="string" table:style-name="ce26">
            <text:p>BT-508</text:p>
          </table:table-cell>
          <table:table-cell office:value-type="string" table:style-name="ce27">
            <text:p>Notice/Procurement/InfoOnReview_body/</text:p>
          </table:table-cell>
          <table:table-cell office:value-type="string" table:style-name="ce26">
            <text:p>Buyer Profile URL</text:p>
          </table:table-cell>
          <table:table-cell office:value-type="string" table:style-name="ce26">
            <text:p>Website address where the buyer publishes information regarding his procurement processes, such as procurement notices, contract award notices, prior information notices, etc.</text:p>
          </table:table-cell>
          <table:table-cell office:value-type="string" table:style-name="ce26">
            <text:p>Ontology proposal.</text:p>
            <text:p>See ID C-028 in Details tab for more information.</text:p>
            <text:p>New Business Term proposed (it replaces "URL buyer")</text:p>
          </table:table-cell>
          <table:table-cell office:value-type="string" table:content-validation-name="val1" table:style-name="ce78">
            <text:p>Reviewed and Pending Approval</text:p>
          </table:table-cell>
          <table:table-cell office:value-type="string" table:style-name="ce7">
            <text:p>Website URL of the procuring service</text:p>
          </table:table-cell>
          <table:table-cell table:style-name="ce12"/>
          <table:table-cell table:number-columns-repeated="16376"/>
        </table:table-row>
        <table:table-row table:style-name="ro8">
          <table:table-cell office:value-type="string" table:style-name="ce26">
            <text:p>BT-509</text:p>
          </table:table-cell>
          <table:table-cell office:value-type="string" table:style-name="ce27">
            <text:p>Notice/Procurement/InfoOnReview_body/</text:p>
          </table:table-cell>
          <table:table-cell office:value-type="string" table:style-name="ce26">
            <text:p>e-Address ID</text:p>
          </table:table-cell>
          <table:table-cell office:value-type="string" table:style-name="ce26">
            <text:p>An identifier of the electronic address to be used</text:p>
          </table:table-cell>
          <table:table-cell office:value-type="string" table:style-name="ce26">
            <text:p>Based on the OP internal working.</text:p>
            <text:p>New Business Term proposed (it replaces "Electronic Address Identifier")</text:p>
          </table:table-cell>
          <table:table-cell office:value-type="string" table:style-name="ce81">
            <text:p>Request for ideas</text:p>
          </table:table-cell>
          <table:table-cell office:value-type="string" table:style-name="ce13">
            <text:p>I suggest the BT should be e-Delivery gateway.</text:p>
            <text:p>The definitionshould be address to which tendering documents should be sent. However as other phases teh eDelivery Gateway may be for soemething else such as an invoice I am not sure how this should be dealt with.</text:p>
            <text:p><text:span text:style-name="T3">everis: maybe we should keep this business term and add a new one for e-Delivery gateway?</text:span></text:p>
          </table:table-cell>
          <table:table-cell table:style-name="ce12"/>
          <table:table-cell table:number-columns-repeated="16376"/>
        </table:table-row>
        <table:table-row table:style-name="ro2">
          <table:table-cell office:value-type="string" table:style-name="ce26">
            <text:p>BT-510</text:p>
          </table:table-cell>
          <table:table-cell office:value-type="string" table:style-name="ce27">
            <text:p>Notice/Procurement/InfoOnReview_body/</text:p>
          </table:table-cell>
          <table:table-cell office:value-type="string" table:style-name="ce26">
            <text:p>Street Name</text:p>
          </table:table-cell>
          <table:table-cell office:value-type="string" table:style-name="ce26">
            <text:p>The name of the street, road, avenue, etc., of the organisation's physical address.</text:p>
          </table:table-cell>
          <table:table-cell office:value-type="string" table:style-name="ce26">
            <text:p>Ontology proposal.</text:p>
            <text:p>New Business Term proposed (it replaces "street name")</text:p>
          </table:table-cell>
          <table:table-cell office:value-type="string" table:content-validation-name="val1" table:style-name="ce78">
            <text:p>Reviewed and Pending Approval</text:p>
          </table:table-cell>
          <table:table-cell office:value-type="string" table:style-name="ce7">
            <text:p>The name of the street, road, avenue etc of the organisation's physical address</text:p>
          </table:table-cell>
          <table:table-cell table:style-name="ce12"/>
          <table:table-cell table:number-columns-repeated="16376"/>
        </table:table-row>
        <table:table-row table:style-name="ro2">
          <table:table-cell office:value-type="string" table:style-name="ce26">
            <text:p>BT-511</text:p>
          </table:table-cell>
          <table:table-cell office:value-type="string" table:style-name="ce27">
            <text:p>Notice/Procurement/InfoOnReview_body/</text:p>
          </table:table-cell>
          <table:table-cell office:value-type="string" table:style-name="ce26">
            <text:p>Street Number</text:p>
          </table:table-cell>
          <table:table-cell office:value-type="string" table:style-name="ce26">
            <text:p>The number of the building of the organisation's physical address.</text:p>
          </table:table-cell>
          <table:table-cell office:value-type="string" table:style-name="ce26">
            <text:p>Ontology proposal.</text:p>
            <text:p>New Business Term proposed (it replaces "street number")</text:p>
          </table:table-cell>
          <table:table-cell office:value-type="string" table:content-validation-name="val1" table:style-name="ce78">
            <text:p>Reviewed and Pending Approval</text:p>
          </table:table-cell>
          <table:table-cell office:value-type="string" table:style-name="ce9">
            <text:p>The number of the building of the organisation's physical address</text:p>
          </table:table-cell>
          <table:table-cell table:style-name="ce12"/>
          <table:table-cell table:number-columns-repeated="16376"/>
        </table:table-row>
        <table:table-row table:style-name="ro2">
          <table:table-cell office:value-type="string" table:style-name="ce26">
            <text:p>BT-512</text:p>
          </table:table-cell>
          <table:table-cell office:value-type="string" table:style-name="ce27">
            <text:p>Notice/Procurement/InfoOnReview_body/</text:p>
          </table:table-cell>
          <table:table-cell office:value-type="string" table:style-name="ce26">
            <text:p>Postal Code</text:p>
          </table:table-cell>
          <table:table-cell office:value-type="string" table:style-name="ce26">
            <text:p>The post code of the organisation's physical address.</text:p>
          </table:table-cell>
          <table:table-cell office:value-type="string" table:style-name="ce26">
            <text:p>Ontology proposal.</text:p>
            <text:p>New Business Term proposed (it replaces "postal code")</text:p>
          </table:table-cell>
          <table:table-cell office:value-type="string" table:content-validation-name="val1" table:style-name="ce78">
            <text:p>Reviewed and Pending Approval</text:p>
          </table:table-cell>
          <table:table-cell office:value-type="string" table:style-name="ce7">
            <text:p>The post code of the organisation's address</text:p>
          </table:table-cell>
          <table:table-cell table:style-name="ce12"/>
          <table:table-cell table:number-columns-repeated="16376"/>
        </table:table-row>
        <table:table-row table:style-name="ro2">
          <table:table-cell office:value-type="string" table:style-name="ce26">
            <text:p>BT-513</text:p>
          </table:table-cell>
          <table:table-cell office:value-type="string" table:style-name="ce27">
            <text:p>Notice/Procurement/InfoOnReview_body/</text:p>
          </table:table-cell>
          <table:table-cell office:value-type="string" table:style-name="ce26">
            <text:p>Locality</text:p>
          </table:table-cell>
          <table:table-cell office:value-type="string" table:style-name="ce26">
            <text:p>The name of the locality (city, town or village) of the organisation's physical address.</text:p>
          </table:table-cell>
          <table:table-cell office:value-type="string" table:style-name="ce26">
            <text:p>Based on vCard ontology.</text:p>
            <text:p>New Business Term proposed (it replaces "Town")</text:p>
          </table:table-cell>
          <table:table-cell office:value-type="string" table:content-validation-name="val1" table:style-name="ce78">
            <text:p>Reviewed and Pending Approval</text:p>
          </table:table-cell>
          <table:table-cell office:value-type="string" table:style-name="ce9">
            <text:p>The name of the city, town, or village of the organisation's address</text:p>
          </table:table-cell>
          <table:table-cell table:style-name="ce12"/>
          <table:table-cell table:number-columns-repeated="16376"/>
        </table:table-row>
        <table:table-row table:style-name="ro2">
          <table:table-cell office:value-type="string" table:style-name="ce26">
            <text:p>BT-514</text:p>
          </table:table-cell>
          <table:table-cell office:value-type="string" table:style-name="ce27">
            <text:p>Notice/Procurement/InfoOnReview_body/</text:p>
          </table:table-cell>
          <table:table-cell office:value-type="string" table:style-name="ce26">
            <text:p>Country</text:p>
          </table:table-cell>
          <table:table-cell office:value-type="string" table:style-name="ce28">
            <text:p>The country of the organisation's physical address</text:p>
          </table:table-cell>
          <table:table-cell office:value-type="string" table:style-name="ce26">
            <text:p>Ontology proposal.</text:p>
          </table:table-cell>
          <table:table-cell office:value-type="string" table:content-validation-name="val1" table:style-name="ce78">
            <text:p>Reviewed and Pending Approval</text:p>
          </table:table-cell>
          <table:table-cell office:value-type="string" table:style-name="ce7">
            <text:p>The country of the organisation's address</text:p>
          </table:table-cell>
          <table:table-cell table:style-name="ce12"/>
          <table:table-cell table:number-columns-repeated="16376"/>
        </table:table-row>
        <table:table-row table:style-name="ro4">
          <table:table-cell office:value-type="string" table:style-name="ce14">
            <text:p>BG-005</text:p>
          </table:table-cell>
          <table:table-cell office:value-type="string" table:style-name="ce23">
            <text:p>Notice/</text:p>
          </table:table-cell>
          <table:table-cell office:value-type="string" table:style-name="ce14">
            <text:p>Procurement Lot</text:p>
          </table:table-cell>
          <table:table-cell office:value-type="string" table:style-name="ce14">
            <text:p>One of the parts of a procurement project that is being subdivided to allow the buyer to award different lots to different economic operators under different contracts.</text:p>
          </table:table-cell>
          <table:table-cell office:value-type="string" table:style-name="ce29">
            <text:p>Based on the ESPD</text:p>
            <text:p>See ID C-005 in Details tab for more information</text:p>
            <text:p><text:span text:style-name="T5">Is it the same than BT-30?</text:span></text:p>
          </table:table-cell>
          <table:table-cell office:value-type="string" table:content-validation-name="val1" table:style-name="ce78">
            <text:p>Reviewed and Pending Approval</text:p>
          </table:table-cell>
          <table:table-cell table:style-name="ce7"/>
          <table:table-cell table:style-name="ce12"/>
          <table:table-cell table:number-columns-repeated="16376"/>
        </table:table-row>
        <table:table-row table:style-name="ro3">
          <table:table-cell office:value-type="string" table:style-name="ce5">
            <text:p>BT-137</text:p>
          </table:table-cell>
          <table:table-cell office:value-type="string" table:style-name="ce15">
            <text:p>Notice/ProcurementLot/</text:p>
          </table:table-cell>
          <table:table-cell office:value-type="string" table:style-name="ce4">
            <text:p>Lot ID</text:p>
          </table:table-cell>
          <table:table-cell office:value-type="string" table:style-name="ce5">
            <text:p>An identifier for this procurement lot.</text:p>
          </table:table-cell>
          <table:table-cell office:value-type="string" table:style-name="ce4">
            <text:p>Based on the OP internal working.</text:p>
            <text:p>See ID C-005 in Details tab for more information.</text:p>
            <text:p>New Business Term proposed (it replaces "Lot Identifier")</text:p>
            <text:p>The context needs to be reviewed, for the context in other business terms is Notice/ProcurementLots/</text:p>
          </table:table-cell>
          <table:table-cell office:value-type="string" table:content-validation-name="val1" table:style-name="ce78">
            <text:p>Reviewed and Pending Approval</text:p>
          </table:table-cell>
          <table:table-cell table:style-name="ce9"/>
          <table:table-cell table:style-name="ce10"/>
          <table:table-cell table:number-columns-repeated="16376"/>
        </table:table-row>
        <table:table-row table:style-name="ro4">
          <table:table-cell office:value-type="string" table:style-name="ce5">
            <text:p>BT-138</text:p>
          </table:table-cell>
          <table:table-cell office:value-type="string" table:style-name="ce15">
            <text:p>Notice/ProcurementLot/</text:p>
          </table:table-cell>
          <table:table-cell office:value-type="string" table:style-name="ce25">
            <text:p>All Elements Available In Procurement</text:p>
          </table:table-cell>
          <table:table-cell table:style-name="ce30"/>
          <table:table-cell office:value-type="string" table:style-name="ce25">
            <text:p>As agreed with OP on the 15th of september, this is not a business term. Therefore a definition is not required.</text:p>
            <text:p>New Business Term proposed (it replaces "all elements available in Procurement")</text:p>
          </table:table-cell>
          <table:table-cell table:content-validation-name="val2" table:style-name="ce80"/>
          <table:table-cell table:style-name="ce9"/>
          <table:table-cell table:style-name="ce10"/>
          <table:table-cell table:number-columns-repeated="16376"/>
        </table:table-row>
        <table:table-row table:style-name="ro5">
          <table:table-cell office:value-type="string" table:style-name="ce14">
            <text:p>BG-006</text:p>
          </table:table-cell>
          <table:table-cell office:value-type="string" table:style-name="ce23">
            <text:p>Notice/</text:p>
          </table:table-cell>
          <table:table-cell office:value-type="string" table:style-name="ce14">
            <text:p>Process</text:p>
          </table:table-cell>
          <table:table-cell office:value-type="string" table:style-name="ce14">
            <text:p>A series of actions or steps taken in order to achieve a particular end</text:p>
          </table:table-cell>
          <table:table-cell office:value-type="string" table:style-name="ce14">
            <text:p>Oxford Dictionaries.</text:p>
            <text:p>See ID C-182 in Details tab for more information.</text:p>
          </table:table-cell>
          <table:table-cell office:value-type="string" table:content-validation-name="val1" table:style-name="ce78">
            <text:p>Reviewed and Pending Approval</text:p>
          </table:table-cell>
          <table:table-cell table:style-name="ce9"/>
          <table:table-cell table:style-name="ce10"/>
          <table:table-cell table:number-columns-repeated="16376"/>
        </table:table-row>
        <table:table-row table:style-name="ro14">
          <table:table-cell office:value-type="string" table:style-name="ce5">
            <text:p>BT-105</text:p>
          </table:table-cell>
          <table:table-cell office:value-type="string" table:style-name="ce15">
            <text:p>Notice/Process/</text:p>
          </table:table-cell>
          <table:table-cell office:value-type="string" table:style-name="ce5">
            <text:p>Procedure Type</text:p>
          </table:table-cell>
          <table:table-cell office:value-type="string" table:style-name="ce15">
            <text:p>It specifies the sort of procurement procedure, which will regulate the conditions and deadlines that apply to the process</text:p>
          </table:table-cell>
          <table:table-cell office:value-type="string" table:style-name="ce5">
            <text:p>Ontology proposal</text:p>
            <text:p>See ID C-036 in Details tab for more information.</text:p>
            <text:p>For example: Open procedure, Restricted procedure, Competitive procedure with negotiation, Competitive dialogue, Innovation Partnership, Negotiated procedure, or a procedure not based on the EU directives (e.g. for social services, concessions, below-threshold procurement).</text:p>
          </table:table-cell>
          <table:table-cell office:value-type="string" table:content-validation-name="val1" table:style-name="ce78">
            <text:p>Reviewed and Pending Approval</text:p>
          </table:table-cell>
          <table:table-cell table:style-name="ce7"/>
          <table:table-cell table:style-name="ce12"/>
          <table:table-cell table:number-columns-repeated="16376"/>
        </table:table-row>
        <table:table-row table:style-name="ro12">
          <table:table-cell office:value-type="string" table:style-name="ce5">
            <text:p>BT-106</text:p>
          </table:table-cell>
          <table:table-cell office:value-type="string" table:style-name="ce15">
            <text:p>Notice/Process/</text:p>
          </table:table-cell>
          <table:table-cell office:value-type="string" table:style-name="ce4">
            <text:p>Accelerated Procedure</text:p>
          </table:table-cell>
          <table:table-cell office:value-type="string" table:style-name="ce5">
            <text:p>A process where the time limit for receipt of tenders can be reduced due to a state of urgency.</text:p>
          </table:table-cell>
          <table:table-cell office:value-type="string" table:style-name="ce5">
            <text:p>Based on DIRECTIVE 2009/81/EC and DIRECTIVE 2014/24/EU</text:p>
            <text:p>It applies to open procedures, restricted procedures or competitive procedures with negotiation.</text:p>
            <text:p>See IDs C-001 and C-002 in Details tab for more information.</text:p>
            <text:p>New Business Term proposed (it replaces "Accelerated Procedure Justification": justification of usage of an accelerated procedure by the buyer)</text:p>
          </table:table-cell>
          <table:table-cell office:value-type="string" table:content-validation-name="val1" table:style-name="ce78">
            <text:p>Reviewed and Pending Approval</text:p>
          </table:table-cell>
          <table:table-cell table:style-name="ce9"/>
          <table:table-cell table:style-name="ce10"/>
          <table:table-cell table:number-columns-repeated="16376"/>
        </table:table-row>
        <table:table-row table:style-name="ro2">
          <table:table-cell office:value-type="string" table:style-name="ce5">
            <text:p>BT-107</text:p>
          </table:table-cell>
          <table:table-cell office:value-type="string" table:style-name="ce15">
            <text:p>Notice/Process/</text:p>
          </table:table-cell>
          <table:table-cell office:value-type="string" table:style-name="ce5">
            <text:p>Type Of Contract To Establish</text:p>
          </table:table-cell>
          <table:table-cell office:value-type="string" table:style-name="ce4">
            <text:p>The nature of the contract, which corresponds to the main subject of the contract.</text:p>
          </table:table-cell>
          <table:table-cell office:value-type="string" table:style-name="ce25">
            <text:p>OP internal working / eForms consultation</text:p>
            <text:p>See ID C-140 in Details tab for more information.</text:p>
          </table:table-cell>
          <table:table-cell office:value-type="string" table:content-validation-name="val1" table:style-name="ce78">
            <text:p>Reviewed and Pending Approval</text:p>
          </table:table-cell>
          <table:table-cell table:style-name="ce7"/>
          <table:table-cell table:style-name="ce12"/>
          <table:table-cell table:number-columns-repeated="16376"/>
        </table:table-row>
        <table:table-row table:style-name="ro4">
          <table:table-cell office:value-type="string" table:style-name="ce5">
            <text:p>BT-109</text:p>
          </table:table-cell>
          <table:table-cell office:value-type="string" table:style-name="ce15">
            <text:p>Notice/Process/</text:p>
          </table:table-cell>
          <table:table-cell office:value-type="string" table:style-name="ce5">
            <text:p>Extension Duree Justification</text:p>
          </table:table-cell>
          <table:table-cell office:value-type="string" table:style-name="ce5">
            <text:p>In the case of a framework agreement, the reasons for any duration exceeding four years.</text:p>
          </table:table-cell>
          <table:table-cell office:value-type="string" table:style-name="ce5">
            <text:p>Based on DIRECTIVE 2014/24/EU</text:p>
            <text:p>See ID C-096 in Details tab for more information.</text:p>
            <text:p>New Business Term proposed (it replaces "Justification Extension Duree")</text:p>
          </table:table-cell>
          <table:table-cell office:value-type="string" table:content-validation-name="val1" table:style-name="ce78">
            <text:p>Reviewed and Pending Approval</text:p>
          </table:table-cell>
          <table:table-cell table:style-name="ce7"/>
          <table:table-cell table:style-name="ce12"/>
          <table:table-cell table:number-columns-repeated="16376"/>
        </table:table-row>
        <table:table-row table:style-name="ro15">
          <table:table-cell office:value-type="string" table:style-name="ce11">
            <text:p>BT-110</text:p>
          </table:table-cell>
          <table:table-cell office:value-type="string" table:style-name="ce16">
            <text:p>Notice/Process/</text:p>
          </table:table-cell>
          <table:table-cell office:value-type="string" table:style-name="ce11">
            <text:p>Framework Agreement Type</text:p>
          </table:table-cell>
          <table:table-cell office:value-type="string" table:style-name="ce11">
            <text:p>A concept to distinguish the different types of framework agreement, which are: Framework agreement without reopening of competition; Framework agreement with reopening of competition; or Framework agreement partly without reopening and partly with reopening of competition.</text:p>
          </table:table-cell>
          <table:table-cell office:value-type="string" table:style-name="ce11">
            <text:p>Based on eForms consultation.</text:p>
            <text:p>See ID C-066 in Details tab for further information.</text:p>
            <text:p>New Business Term proposed (it replaces "Framework Agreement Type Code": In the case of a framework agreement, a code to identify the type of framework agreement, which are: Framework agreement without reopening of competition; Framework agreement with reopening of competition; or Framework agreement partly without reopening and partly with reopening of competition).</text:p>
          </table:table-cell>
          <table:table-cell office:value-type="string" table:content-validation-name="val2" table:style-name="ce79">
            <text:p>Removed</text:p>
          </table:table-cell>
          <table:table-cell table:style-name="ce7"/>
          <table:table-cell table:style-name="ce12"/>
          <table:table-cell table:number-columns-repeated="16376"/>
        </table:table-row>
        <table:table-row table:style-name="ro4">
          <table:table-cell office:value-type="string" table:style-name="ce5">
            <text:p>BT-111</text:p>
          </table:table-cell>
          <table:table-cell office:value-type="string" table:style-name="ce15">
            <text:p>Notice/Process/</text:p>
          </table:table-cell>
          <table:table-cell office:value-type="string" table:style-name="ce4">
            <text:p>Added Category Buyer In Framework Agreement</text:p>
          </table:table-cell>
          <table:table-cell office:value-type="string" table:style-name="ce5">
            <text:p>Any additonal categories of purchasing agents participating in the framework agreement.</text:p>
          </table:table-cell>
          <table:table-cell office:value-type="string" table:style-name="ce25">
            <text:p>Based on eForms consultation.</text:p>
            <text:p>See ID C-141 in Details tab for more information.</text:p>
            <text:p>New Business Term proposed (it replaces "Added Category Buyer Inframework Agreement")</text:p>
          </table:table-cell>
          <table:table-cell office:value-type="string" table:content-validation-name="val1" table:style-name="ce78">
            <text:p>Reviewed and Pending Approval</text:p>
          </table:table-cell>
          <table:table-cell table:style-name="ce9"/>
          <table:table-cell table:style-name="ce10"/>
          <table:table-cell table:number-columns-repeated="16376"/>
        </table:table-row>
        <table:table-row table:style-name="ro4">
          <table:table-cell office:value-type="string" table:style-name="ce5">
            <text:p>BT-112</text:p>
          </table:table-cell>
          <table:table-cell office:value-type="string" table:style-name="ce15">
            <text:p>Notice/Process/</text:p>
          </table:table-cell>
          <table:table-cell office:value-type="string" table:style-name="ce4">
            <text:p>Expected Number Of Participants</text:p>
          </table:table-cell>
          <table:table-cell office:value-type="string" table:style-name="ce5">
            <text:p>Amount of economic operators envisaged to participate.</text:p>
          </table:table-cell>
          <table:table-cell office:value-type="string" table:style-name="ce5">
            <text:p>Ontology proposal.</text:p>
            <text:p>See ID C-142 in Details tab for more information.</text:p>
            <text:p>New Business Term proposed (it replaces "Number Participants Envisaged")</text:p>
          </table:table-cell>
          <table:table-cell office:value-type="string" table:content-validation-name="val1" table:style-name="ce78">
            <text:p>Reviewed and Pending Approval</text:p>
          </table:table-cell>
          <table:table-cell table:style-name="ce7"/>
          <table:table-cell table:style-name="ce12"/>
          <table:table-cell table:number-columns-repeated="16376"/>
        </table:table-row>
        <table:table-row table:style-name="ro4">
          <table:table-cell office:value-type="string" table:style-name="ce5">
            <text:p>BT-113</text:p>
          </table:table-cell>
          <table:table-cell office:value-type="string" table:style-name="ce15">
            <text:p>Notice/Process/</text:p>
          </table:table-cell>
          <table:table-cell office:value-type="string" table:style-name="ce5">
            <text:p>Max Number Participants</text:p>
          </table:table-cell>
          <table:table-cell office:value-type="string" table:style-name="ce5">
            <text:p>Maximum amount of economic operators to participate.</text:p>
          </table:table-cell>
          <table:table-cell office:value-type="string" table:style-name="ce5">
            <text:p>Based on DIRECTIVE 2014/24/EU</text:p>
            <text:p>See ID C-108 in Details label for more information.</text:p>
            <text:p>New Business Term proposed (it replaces "Maximum Number Participants")</text:p>
          </table:table-cell>
          <table:table-cell office:value-type="string" table:content-validation-name="val1" table:style-name="ce78">
            <text:p>Reviewed and Pending Approval</text:p>
          </table:table-cell>
          <table:table-cell table:style-name="ce9"/>
          <table:table-cell table:style-name="ce10"/>
          <table:table-cell table:number-columns-repeated="16376"/>
        </table:table-row>
        <table:table-row table:style-name="ro7">
          <table:table-cell office:value-type="string" table:style-name="ce11">
            <text:p>BT-114</text:p>
          </table:table-cell>
          <table:table-cell office:value-type="string" table:style-name="ce16">
            <text:p>Notice/Process/</text:p>
          </table:table-cell>
          <table:table-cell office:value-type="string" table:style-name="ce11">
            <text:p>Value Or Frequency Of Award</text:p>
          </table:table-cell>
          <table:table-cell office:value-type="string" table:style-name="ce11">
            <text:p>In the case of a framework agreement, as far as possible, indication of value or order of magnitude and frequency of contracts to be awarded.</text:p>
          </table:table-cell>
          <table:table-cell office:value-type="string" table:style-name="ce11">
            <text:p>Based on DIRECTIVE 2014/24/EU</text:p>
          </table:table-cell>
          <table:table-cell office:value-type="string" table:content-validation-name="val2" table:style-name="ce79">
            <text:p>Removed</text:p>
          </table:table-cell>
          <table:table-cell table:style-name="ce7"/>
          <table:table-cell table:style-name="ce12"/>
          <table:table-cell table:number-columns-repeated="16376"/>
        </table:table-row>
        <table:table-row table:style-name="ro8">
          <table:table-cell office:value-type="string" table:style-name="ce5">
            <text:p>BT-115</text:p>
          </table:table-cell>
          <table:table-cell office:value-type="string" table:style-name="ce15">
            <text:p>Notice/Process/</text:p>
          </table:table-cell>
          <table:table-cell office:value-type="string" table:style-name="ce5">
            <text:p>GPA Usage</text:p>
          </table:table-cell>
          <table:table-cell office:value-type="string" table:style-name="ce4">
            <text:p>The procurement procedure is cobered byt the Government Procurement Agreement (GPA), which has the aim to establish a multilateral framework of balanced rights and obligations relating to public contracts with a view to achieving the liberalisation and expansion of world trade.</text:p>
          </table:table-cell>
          <table:table-cell office:value-type="string" table:style-name="ce5">
            <text:p>Based on DIRECTIVE 2014/24/EU</text:p>
            <text:p>See ID C-052 in Details label for more information.</text:p>
            <text:p>New Business Term proposed (it replaces "Usage Gpa": an indicator to specify if the procurement is covered by the Government Procurement Agreement (GPA))</text:p>
          </table:table-cell>
          <table:table-cell office:value-type="string" table:content-validation-name="val1" table:style-name="ce78">
            <text:p>Reviewed and Pending Approval</text:p>
          </table:table-cell>
          <table:table-cell table:style-name="ce9"/>
          <table:table-cell table:style-name="ce10"/>
          <table:table-cell table:number-columns-repeated="16376"/>
        </table:table-row>
        <table:table-row table:style-name="ro8">
          <table:table-cell office:value-type="string" table:style-name="ce5">
            <text:p>BT-116</text:p>
          </table:table-cell>
          <table:table-cell office:value-type="string" table:style-name="ce15">
            <text:p>Notice/Process/</text:p>
          </table:table-cell>
          <table:table-cell office:value-type="string" table:style-name="ce4">
            <text:p>Outsourced Procedure</text:p>
          </table:table-cell>
          <table:table-cell office:value-type="string" table:style-name="ce4">
            <text:p>A process which has been subcontracted to another organisation.</text:p>
          </table:table-cell>
          <table:table-cell office:value-type="string" table:style-name="ce4">
            <text:p>Based on eForms consultation.</text:p>
            <text:p>See ID C-071 in Details tab for further information.</text:p>
            <text:p>New Business Term proposed (it replaces "Outsourced Procedure Indicator": an indicator to specify if the management of this procurement procedure has been outsourced to another organisation).</text:p>
          </table:table-cell>
          <table:table-cell office:value-type="string" table:content-validation-name="val1" table:style-name="ce78">
            <text:p>Reviewed and Pending Approval</text:p>
          </table:table-cell>
          <table:table-cell table:style-name="ce7"/>
          <table:table-cell table:style-name="ce12"/>
          <table:table-cell table:number-columns-repeated="16376"/>
        </table:table-row>
        <table:table-row table:style-name="ro16">
          <table:table-cell office:value-type="string" table:style-name="ce5">
            <text:p>BT-120</text:p>
          </table:table-cell>
          <table:table-cell office:value-type="string" table:style-name="ce15">
            <text:p>Notice/Process/</text:p>
          </table:table-cell>
          <table:table-cell office:value-type="string" table:style-name="ce4">
            <text:p>No Further Negociation</text:p>
          </table:table-cell>
          <table:table-cell office:value-type="string" table:style-name="ce5">
            <text:p>An examination of the appropriateness of the level of thresholds of the GPA is not required.</text:p>
          </table:table-cell>
          <table:table-cell office:value-type="string" table:style-name="ce5">
            <text:p>Based on<text:span text:style-name="T1"><text:s/></text:span>DIRECTIVE 2014/24/EU.</text:p>
            <text:p>See ID C-053 in Details tab for more information.</text:p>
            <text:p>New Business Term proposed (it replaces "No Further Negociation Indicator": An indicator to specify if the GPA requires further negotiation, taking into account that the GPA shall be the subject of further negotiations three years after its entry into force and periodically thereafter in order to examine the appropriateness of the level of thresholds)</text:p>
          </table:table-cell>
          <table:table-cell office:value-type="string" table:content-validation-name="val1" table:style-name="ce78">
            <text:p>Reviewed and Pending Approval</text:p>
          </table:table-cell>
          <table:table-cell table:style-name="ce9"/>
          <table:table-cell table:style-name="ce10"/>
          <table:table-cell table:number-columns-repeated="16376"/>
        </table:table-row>
        <table:table-row table:style-name="ro14">
          <table:table-cell office:value-type="string" table:style-name="ce4">
            <text:p>BT-121</text:p>
          </table:table-cell>
          <table:table-cell office:value-type="string" table:style-name="ce15">
            <text:p>Notice/Process/</text:p>
          </table:table-cell>
          <table:table-cell office:value-type="string" table:style-name="ce4">
            <text:p>e-Auction</text:p>
          </table:table-cell>
          <table:table-cell office:value-type="string" table:style-name="ce4">
            <text:p>A repetitive electronic process, which occurs after an initial full evaluation of the tenders, enabling them to be ranked using automatic evaluation methods, preceeding the award of a public contract.</text:p>
          </table:table-cell>
          <table:table-cell office:value-type="string" table:style-name="ce4">
            <text:p>Based on DIRECTIVE 2014/24/EU</text:p>
            <text:p>It applies to open or restricted procedures or competitive procedures with negotiation.</text:p>
            <text:p>See IDs C-011 and C-014 in Details tab for more information.</text:p>
            <text:p>New Business Term proposed (it replaces "EAuction Indicator": an indicator to specify whether an electronic auction will be used before the awarding of a contract (true) or not (false))</text:p>
          </table:table-cell>
          <table:table-cell office:value-type="string" table:content-validation-name="val1" table:style-name="ce78">
            <text:p>Reviewed and Pending Approval</text:p>
          </table:table-cell>
          <table:table-cell table:style-name="ce9"/>
          <table:table-cell table:style-name="ce10"/>
          <table:table-cell table:number-columns-repeated="16376"/>
        </table:table-row>
        <table:table-row table:style-name="ro3">
          <table:table-cell office:value-type="string" table:style-name="ce5">
            <text:p>BT-122</text:p>
          </table:table-cell>
          <table:table-cell office:value-type="string" table:style-name="ce15">
            <text:p>Notice/Process/</text:p>
          </table:table-cell>
          <table:table-cell office:value-type="string" table:style-name="ce5">
            <text:p>e-Auction Description</text:p>
          </table:table-cell>
          <table:table-cell office:value-type="string" table:style-name="ce5">
            <text:p>Specification of the terms governing the repetitive electronic process, which occurs after an initial full evaluation of the tenders, enabling them to be ranked using automatic evaluation methods, preceeding the award of a public contract.</text:p>
          </table:table-cell>
          <table:table-cell office:value-type="string" table:style-name="ce5">
            <text:p>Based on UBL and on DIRECTIVE 2014/24/EU</text:p>
            <text:p>See IDs C-011 and C-013 in Details tab for more information.</text:p>
            <text:p>New Business Term proposed (it replaces "Eauction Description")</text:p>
          </table:table-cell>
          <table:table-cell office:value-type="string" table:content-validation-name="val1" table:style-name="ce78">
            <text:p>Reviewed and Pending Approval</text:p>
          </table:table-cell>
          <table:table-cell table:style-name="ce7"/>
          <table:table-cell table:style-name="ce12"/>
          <table:table-cell table:number-columns-repeated="16376"/>
        </table:table-row>
        <table:table-row table:style-name="ro8">
          <table:table-cell office:value-type="string" table:style-name="ce5">
            <text:p>BT-123</text:p>
          </table:table-cell>
          <table:table-cell office:value-type="string" table:style-name="ce15">
            <text:p>Notice/Process/</text:p>
          </table:table-cell>
          <table:table-cell office:value-type="string" table:style-name="ce5">
            <text:p>e-Auction URI</text:p>
          </table:table-cell>
          <table:table-cell office:value-type="string" table:style-name="ce5">
            <text:p>The Uniform Resource Identifier (URI) of the electronic device used for the repetitive electronic process, which occurs after an initial full evaluation of the tenders, enabling them to be ranked using automatic evaluation methods, preceeding the award of a public contract.</text:p>
          </table:table-cell>
          <table:table-cell office:value-type="string" table:style-name="ce5">
            <text:p>Based on DIRECTIVE 2014/24/EU</text:p>
            <text:p>See IDs C-011 and C-012 in Details tab for more information.</text:p>
            <text:p>New Business Term proposed (it replaces "Eauction URI")</text:p>
          </table:table-cell>
          <table:table-cell office:value-type="string" table:content-validation-name="val1" table:style-name="ce78">
            <text:p>Reviewed and Pending Approval</text:p>
          </table:table-cell>
          <table:table-cell table:style-name="ce7"/>
          <table:table-cell table:style-name="ce12"/>
          <table:table-cell table:number-columns-repeated="16376"/>
        </table:table-row>
        <table:table-row table:style-name="ro5">
          <table:table-cell office:value-type="string" table:style-name="ce5">
            <text:p>BT-124</text:p>
          </table:table-cell>
          <table:table-cell office:value-type="string" table:style-name="ce15">
            <text:p>Notice/Process/</text:p>
          </table:table-cell>
          <table:table-cell office:value-type="string" table:style-name="ce5">
            <text:p>Acces Tool URI</text:p>
          </table:table-cell>
          <table:table-cell office:value-type="string" table:style-name="ce5">
            <text:p>The website where access to devices is possible.</text:p>
          </table:table-cell>
          <table:table-cell office:value-type="string" table:style-name="ce5">
            <text:p>Based on eForms consultation.</text:p>
            <text:p>See ID C-143 in Details tab for more information.</text:p>
          </table:table-cell>
          <table:table-cell office:value-type="string" table:content-validation-name="val1" table:style-name="ce78">
            <text:p>Reviewed and Pending Approval</text:p>
          </table:table-cell>
          <table:table-cell table:style-name="ce7"/>
          <table:table-cell table:style-name="ce12"/>
          <table:table-cell table:number-columns-repeated="16376"/>
        </table:table-row>
        <table:table-row table:style-name="ro7">
          <table:table-cell office:value-type="string" table:style-name="ce5">
            <text:p>BT-125</text:p>
          </table:table-cell>
          <table:table-cell office:value-type="string" table:style-name="ce15">
            <text:p>Notice/Process/</text:p>
          </table:table-cell>
          <table:table-cell office:value-type="string" table:style-name="ce5">
            <text:p>Reference Publication</text:p>
          </table:table-cell>
          <table:table-cell office:value-type="string" table:style-name="ce5">
            <text:p>Mention of previous advertisements in the Official Journal of the European Union relevant to the contract(s) advertised in this notice.</text:p>
          </table:table-cell>
          <table:table-cell office:value-type="string" table:style-name="ce4">
            <text:p>Based on DIRECTIVE 2014/24/EU.</text:p>
            <text:p>See ID C-144 in Details tab for more information.</text:p>
          </table:table-cell>
          <table:table-cell office:value-type="string" table:content-validation-name="val1" table:style-name="ce78">
            <text:p>Reviewed and Pending Approval</text:p>
          </table:table-cell>
          <table:table-cell table:style-name="ce7"/>
          <table:table-cell table:style-name="ce12"/>
          <table:table-cell table:number-columns-repeated="16376"/>
        </table:table-row>
        <table:table-row table:style-name="ro7">
          <table:table-cell office:value-type="string" table:style-name="ce5">
            <text:p>BT-126</text:p>
          </table:table-cell>
          <table:table-cell office:value-type="string" table:style-name="ce15">
            <text:p>Notice/Process/</text:p>
          </table:table-cell>
          <table:table-cell office:value-type="string" table:style-name="ce5">
            <text:p>Publication Date</text:p>
          </table:table-cell>
          <table:table-cell office:value-type="string" table:style-name="ce5">
            <text:p>Time(s) of previous advertisements in the Official Journal of the European Union relevant to the contract(s) advertised in this notice.</text:p>
          </table:table-cell>
          <table:table-cell office:value-type="string" table:style-name="ce4">
            <text:p>Based on DIRECTIVE 2014/24/EU</text:p>
            <text:p>See ID C-145 in Details tab for more information.</text:p>
            <text:p>New Business Term proposed (it replaces "Date Publication")</text:p>
          </table:table-cell>
          <table:table-cell office:value-type="string" table:content-validation-name="val1" table:style-name="ce78">
            <text:p>Reviewed and Pending Approval</text:p>
          </table:table-cell>
          <table:table-cell table:style-name="ce7"/>
          <table:table-cell table:style-name="ce12"/>
          <table:table-cell table:number-columns-repeated="16376"/>
        </table:table-row>
        <table:table-row table:style-name="ro7">
          <table:table-cell office:value-type="string" table:style-name="ce5">
            <text:p>BT-130</text:p>
          </table:table-cell>
          <table:table-cell office:value-type="string" table:style-name="ce15">
            <text:p>Notice/Process/</text:p>
          </table:table-cell>
          <table:table-cell office:value-type="string" table:style-name="ce5">
            <text:p>Invitations Dispatch Date<text:s text:c="2"/></text:p>
          </table:table-cell>
          <table:table-cell office:value-type="string" table:style-name="ce5">
            <text:p>Estimated time of transmission of invitation to submit tenders.</text:p>
          </table:table-cell>
          <table:table-cell office:value-type="string" table:style-name="ce4">
            <text:p>Based on eForms consultation.</text:p>
            <text:p>See Ids C-049 and C-146 in Details tab for more information.</text:p>
            <text:p>New Business Term proposed (it replaces "Date Dipatch Invitations")</text:p>
          </table:table-cell>
          <table:table-cell office:value-type="string" table:content-validation-name="val1" table:style-name="ce78">
            <text:p>Reviewed and Pending Approval</text:p>
          </table:table-cell>
          <table:table-cell table:style-name="ce9"/>
          <table:table-cell table:style-name="ce10"/>
          <table:table-cell table:number-columns-repeated="16376"/>
        </table:table-row>
        <table:table-row table:style-name="ro7">
          <table:table-cell office:value-type="string" table:style-name="ce5">
            <text:p>BT-131</text:p>
          </table:table-cell>
          <table:table-cell office:value-type="string" table:style-name="ce15">
            <text:p>Notice/Process/</text:p>
          </table:table-cell>
          <table:table-cell office:value-type="string" table:style-name="ce5">
            <text:p>Participation Deadline</text:p>
          </table:table-cell>
          <table:table-cell office:value-type="string" table:style-name="ce5">
            <text:p>Time limit for receipt of requests to take part in this procurement procedure.</text:p>
          </table:table-cell>
          <table:table-cell office:value-type="string" table:style-name="ce4">
            <text:p>Based on eForms consultation</text:p>
            <text:p>See ID C-147 in Details tab for more information.</text:p>
            <text:p>New Business Term proposed (it replaces "Deadline Participation")</text:p>
          </table:table-cell>
          <table:table-cell office:value-type="string" table:content-validation-name="val1" table:style-name="ce78">
            <text:p>Reviewed and Pending Approval</text:p>
          </table:table-cell>
          <table:table-cell table:style-name="ce9"/>
          <table:table-cell table:style-name="ce10"/>
          <table:table-cell table:number-columns-repeated="16376"/>
        </table:table-row>
        <table:table-row table:style-name="ro5">
          <table:table-cell office:value-type="string" table:style-name="ce5">
            <text:p>BT-132</text:p>
          </table:table-cell>
          <table:table-cell office:value-type="string" table:style-name="ce15">
            <text:p>Notice/Process/</text:p>
          </table:table-cell>
          <table:table-cell office:value-type="string" table:style-name="ce5">
            <text:p>Open Conditions Date</text:p>
          </table:table-cell>
          <table:table-cell office:value-type="string" table:style-name="ce5">
            <text:p>Time for the opening of tenders.</text:p>
          </table:table-cell>
          <table:table-cell office:value-type="string" table:style-name="ce4">
            <text:p>Based on DIRECTIVE 2014/24/EU.</text:p>
            <text:p>See ID C-148 in Details tab for more information.</text:p>
          </table:table-cell>
          <table:table-cell office:value-type="string" table:content-validation-name="val1" table:style-name="ce78">
            <text:p>Reviewed and Pending Approval</text:p>
          </table:table-cell>
          <table:table-cell table:style-name="ce9"/>
          <table:table-cell table:style-name="ce10"/>
          <table:table-cell table:number-columns-repeated="16376"/>
        </table:table-row>
        <table:table-row table:style-name="ro5">
          <table:table-cell office:value-type="string" table:style-name="ce5">
            <text:p>BT-133</text:p>
          </table:table-cell>
          <table:table-cell office:value-type="string" table:style-name="ce15">
            <text:p>Notice/Process/</text:p>
          </table:table-cell>
          <table:table-cell office:value-type="string" table:style-name="ce5">
            <text:p>Open Conditions Place</text:p>
          </table:table-cell>
          <table:table-cell office:value-type="string" table:style-name="ce5">
            <text:p>Site for the opening of tenders.</text:p>
          </table:table-cell>
          <table:table-cell office:value-type="string" table:style-name="ce4">
            <text:p>Based on DIRECTIVE 2014/24/EU.</text:p>
            <text:p>See ID C-149 in Details tab for more information.</text:p>
          </table:table-cell>
          <table:table-cell office:value-type="string" table:content-validation-name="val1" table:style-name="ce78">
            <text:p>Reviewed and Pending Approval</text:p>
          </table:table-cell>
          <table:table-cell table:style-name="ce9"/>
          <table:table-cell table:style-name="ce10"/>
          <table:table-cell table:number-columns-repeated="16376"/>
        </table:table-row>
        <table:table-row table:style-name="ro7">
          <table:table-cell office:value-type="string" table:style-name="ce15">
            <text:p>BT-136</text:p>
          </table:table-cell>
          <table:table-cell office:value-type="string" table:style-name="ce15">
            <text:p>Notice/Process/</text:p>
          </table:table-cell>
          <table:table-cell office:value-type="string" table:style-name="ce15">
            <text:p>Justification Code</text:p>
          </table:table-cell>
          <table:table-cell office:value-type="string" table:style-name="ce15">
            <text:p>A categorization of the explanation for the selection of this tendering process.</text:p>
          </table:table-cell>
          <table:table-cell office:value-type="string" table:style-name="ce18">
            <text:p>Based on UBL.</text:p>
            <text:p>See ID C-156 in Details tab for more information.</text:p>
            <text:p>The definition of Justification is already provided in BT-135</text:p>
          </table:table-cell>
          <table:table-cell office:value-type="string" table:content-validation-name="val1" table:style-name="ce78">
            <text:p>Reviewed and Pending Approval</text:p>
          </table:table-cell>
          <table:table-cell table:style-name="ce9"/>
          <table:table-cell table:style-name="ce10"/>
          <table:table-cell table:number-columns-repeated="16376"/>
        </table:table-row>
        <table:table-row table:style-name="ro2">
          <table:table-cell office:value-type="string" table:style-name="ce14">
            <text:p>BG-009</text:p>
          </table:table-cell>
          <table:table-cell office:value-type="string" table:style-name="ce23">
            <text:p>Notice/</text:p>
          </table:table-cell>
          <table:table-cell office:value-type="string" table:style-name="ce23">
            <text:p>Change</text:p>
          </table:table-cell>
          <table:table-cell office:value-type="string" table:style-name="ce14">
            <text:p>Modification to a notice. The contract modification notice should inform about the nature and extent of all the modifications.</text:p>
          </table:table-cell>
          <table:table-cell office:value-type="string" table:style-name="ce14">
            <text:p>Ontology proposal</text:p>
            <text:p>See ID C-099 in Details tab for further information.</text:p>
          </table:table-cell>
          <table:table-cell office:value-type="string" table:content-validation-name="val1" table:style-name="ce78">
            <text:p>Reviewed and Pending Approval</text:p>
          </table:table-cell>
          <table:table-cell table:style-name="ce9"/>
          <table:table-cell table:style-name="ce10"/>
          <table:table-cell table:number-columns-repeated="16376"/>
        </table:table-row>
        <table:table-row table:style-name="ro7">
          <table:table-cell office:value-type="string" table:style-name="ce5">
            <text:p>BT-140</text:p>
          </table:table-cell>
          <table:table-cell office:value-type="string" table:style-name="ce15">
            <text:p>Notice/Change/</text:p>
          </table:table-cell>
          <table:table-cell office:value-type="string" table:style-name="ce4">
            <text:p>Change Description Code</text:p>
          </table:table-cell>
          <table:table-cell office:value-type="string" table:style-name="ce5">
            <text:p>A categorization of the reason for the change in the current notice related to the original notice.</text:p>
          </table:table-cell>
          <table:table-cell office:value-type="string" table:style-name="ce5">
            <text:p>Based on the OP internal working.</text:p>
            <text:p>See ID C-072 in Details tab for more information.</text:p>
            <text:p>The definition of Change Description is already provided in BT-135</text:p>
          </table:table-cell>
          <table:table-cell office:value-type="string" table:content-validation-name="val1" table:style-name="ce78">
            <text:p>Reviewed and Pending Approval</text:p>
          </table:table-cell>
          <table:table-cell table:style-name="ce7"/>
          <table:table-cell table:style-name="ce12"/>
          <table:table-cell table:number-columns-repeated="16376"/>
        </table:table-row>
        <table:table-row table:style-name="ro5">
          <table:table-cell office:value-type="string" table:style-name="ce5">
            <text:p>BT-141</text:p>
          </table:table-cell>
          <table:table-cell office:value-type="string" table:style-name="ce15">
            <text:p>Notice/Change/</text:p>
          </table:table-cell>
          <table:table-cell office:value-type="string" table:style-name="ce4">
            <text:p>Change Description</text:p>
          </table:table-cell>
          <table:table-cell office:value-type="string" table:style-name="ce5">
            <text:p>An explanation of the changes in the current notice related to the original notice.</text:p>
          </table:table-cell>
          <table:table-cell office:value-type="string" table:style-name="ce5">
            <text:p>Based on the OP internal working.</text:p>
            <text:p>See ID C-072 in Details tab for more information.</text:p>
          </table:table-cell>
          <table:table-cell office:value-type="string" table:content-validation-name="val1" table:style-name="ce78">
            <text:p>Reviewed and Pending Approval</text:p>
          </table:table-cell>
          <table:table-cell table:style-name="ce9"/>
          <table:table-cell table:style-name="ce10"/>
          <table:table-cell table:number-columns-repeated="16376"/>
        </table:table-row>
        <table:table-row table:number-rows-repeated="1048376" table:style-name="ro1">
          <table:table-cell table:number-columns-repeated="16384"/>
        </table:table-row>
      </table:table>
      <table:table table:name="ePO-Glossary" table:style-name="ta2">
        <table:table-column table:style-name="co8" table:default-cell-style-name="ce1"/>
        <table:table-column table:style-name="co9" table:default-cell-style-name="ce1"/>
        <table:table-column table:style-name="co10" table:number-columns-repeated="2" table:default-cell-style-name="ce1"/>
        <table:table-column table:style-name="co11" table:default-cell-style-name="ce1"/>
        <table:table-column table:style-name="co12" table:number-columns-repeated="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5" table:default-cell-style-name="ce1"/>
        <table:table-column table:style-name="co13" table:number-columns-repeated="3" table:default-cell-style-name="ce1"/>
        <table:table-column table:style-name="co16" table:default-cell-style-name="ce1"/>
        <table:table-column table:style-name="co17" table:default-cell-style-name="ce1"/>
        <table:table-column table:style-name="co13" table:number-columns-repeated="1005" table:default-cell-style-name="ce1"/>
        <table:table-column table:style-name="co1" table:number-columns-repeated="15362" table:default-cell-style-name="ce1"/>
        <table:table-row table:style-name="ro1">
          <table:table-cell office:value-type="string" table:number-columns-spanned="2" table:number-rows-spanned="1" table:style-name="ce37">
            <text:p>Concept identification</text:p>
          </table:table-cell>
          <table:covered-table-cell/>
          <table:table-cell office:value-type="string" table:style-name="ce31">
            <text:p>Concept definition</text:p>
          </table:table-cell>
          <table:table-cell table:number-columns-repeated="7" table:style-name="ce1"/>
          <table:table-cell office:value-type="string" table:style-name="ce1">
            <text:p>Context</text:p>
          </table:table-cell>
          <table:table-cell table:style-name="ce1"/>
          <table:table-cell office:value-type="string" table:style-name="ce1">
            <text:p>Use case selection</text:p>
          </table:table-cell>
          <table:table-cell table:number-columns-repeated="2" table:style-name="ce1"/>
          <table:table-cell office:value-type="string" table:style-name="ce1">
            <text:p>eProcurement Phases selection</text:p>
          </table:table-cell>
          <table:table-cell table:number-columns-repeated="16368" table:style-name="ce1"/>
        </table:table-row>
        <table:table-row table:style-name="ro1">
          <table:table-cell office:value-type="string" table:style-name="ce32">
            <office:annotation draw:style-name="a0" svg:x="1.67708333333333in" svg:y="0.645833333333333in" svg:width="6.92708333333333in" svg:height="0.677083333333333in">
              <dc:creator/>
              <text:p><text:span text:style-name="T6">The identification number to each concept</text:span><text:span text:style-name="T6"/></text:p>
              <text:p><text:span text:style-name="T6"><text:s/></text:span><text:span text:style-name="T6">-Juan Carlos Segura Fernández-C</text:span></text:p>
            </office:annotation>
            <text:p>ID</text:p>
          </table:table-cell>
          <table:table-cell office:value-type="string" table:style-name="ce33">
            <office:annotation draw:style-name="a1" svg:x="3.90625in" svg:y="0.645833333333333in" svg:width="6.82291666666667in" svg:height="0.677083333333333in">
              <dc:creator/>
              <text:p><text:span text:style-name="T6">The main term to take into account when defining the ontology. Other concepts may be related, or depend on it.</text:span><text:span text:style-name="T6"/></text:p>
              <text:p><text:span text:style-name="T6"><text:s/></text:span><text:span text:style-name="T6">-Juan Carlos Segura Fernández-C</text:span></text:p>
            </office:annotation>
            <text:p>Concept</text:p>
          </table:table-cell>
          <table:table-cell office:value-type="string" table:style-name="ce33">
            <office:annotation draw:style-name="a2" svg:x="6.08333333333333in" svg:y="0.645833333333333in" svg:width="5.27083333333333in" svg:height="0.677083333333333in">
              <dc:creator/>
              <text:p><text:span text:style-name="T6">The explanation/meaning of the concept taking into account its application context</text:span><text:span text:style-name="T6"/></text:p>
              <text:p><text:span text:style-name="T6"><text:s/></text:span><text:span text:style-name="T6">-Juan Carlos Segura Fernández-C</text:span></text:p>
            </office:annotation>
            <text:p>Definition</text:p>
          </table:table-cell>
          <table:table-cell office:value-type="string" table:style-name="ce33">
            <text:p>Examples (separated with ";")</text:p>
          </table:table-cell>
          <table:table-cell office:value-type="string" table:style-name="ce33">
            <office:annotation draw:style-name="a3" svg:x="7.82291666666667in" svg:y="0.645833333333333in" svg:width="6.125in" svg:height="0.677083333333333in">
              <dc:creator/>
              <text:p><text:span text:style-name="T6">The information source/site used to provide the definition</text:span><text:span text:style-name="T6"/></text:p>
              <text:p><text:span text:style-name="T6"><text:s/></text:span><text:span text:style-name="T6">-Juan Carlos Segura Fernández-C</text:span></text:p>
            </office:annotation>
            <text:p>Source</text:p>
          </table:table-cell>
          <table:table-cell office:value-type="string" table:style-name="ce33">
            <office:annotation draw:style-name="a4" svg:x="10.3229166666667in" svg:y="0.645833333333333in" svg:width="5.19791666666667in" svg:height="0.677083333333333in">
              <dc:creator/>
              <text:p><text:span text:style-name="T6">Extra information related to the concept. Be it the URL of the source, clarifying notes, or the exact citation of the source</text:span><text:span text:style-name="T6"/></text:p>
              <text:p><text:span text:style-name="T6"><text:s/></text:span><text:span text:style-name="T6">-Juan Carlos Segura Fernández-C</text:span></text:p>
            </office:annotation>
            <text:p>Additional information</text:p>
          </table:table-cell>
          <table:table-cell office:value-type="string" table:style-name="ce33">
            <text:p>Related BT in Definitions tab</text:p>
          </table:table-cell>
          <table:table-cell office:value-type="string" table:style-name="ce33">
            <text:p>Choice</text:p>
          </table:table-cell>
          <table:table-cell office:value-type="string" table:style-name="ce33">
            <office:annotation draw:style-name="a5" svg:x="13.8854166666667in" svg:y="0.645833333333333in" svg:width="3.26041666666667in" svg:height="0.677083333333333in">
              <dc:creator/>
              <text:p><text:span text:style-name="T6">The reason user has chosen the definition</text:span><text:span text:style-name="T6"/></text:p>
              <text:p><text:span text:style-name="T6"><text:s/></text:span><text:span text:style-name="T6">-Juan Carlos Segura Fernández-C</text:span></text:p>
            </office:annotation>
            <text:p>Justification</text:p>
          </table:table-cell>
          <table:table-cell office:value-type="string" table:style-name="ce33">
            <office:annotation draw:style-name="a6" svg:x="14.09375in" svg:y="0.645833333333333in" svg:width="3.03125in" svg:height="0.677083333333333in">
              <dc:creator/>
              <text:p><text:span text:style-name="T6">Feedback from the Working Group</text:span><text:span text:style-name="T6"/></text:p>
              <text:p><text:span text:style-name="T6"><text:s/></text:span><text:span text:style-name="T6">-Juan Carlos Segura Fernández-C</text:span></text:p>
            </office:annotation>
            <text:p>Comments [Jáchym Hercher 20180207]</text:p>
          </table:table-cell>
          <table:table-cell office:value-type="string" table:style-name="ce33">
            <office:annotation draw:style-name="a7" svg:x="14.6145833333333in" svg:y="0.645833333333333in" svg:width="2.80208333333333in" svg:height="0.677083333333333in">
              <dc:creator/>
              <text:p><text:span text:style-name="T6">The three different situations that can be found in Github and the concpets related to them</text:span><text:span text:style-name="T6"/></text:p>
              <text:p><text:span text:style-name="T6"><text:s/></text:span><text:span text:style-name="T6">-Juan Carlos Segura Fernández-C</text:span></text:p>
            </office:annotation>
            <text:p>Use Cases</text:p>
          </table:table-cell>
          <table:table-cell office:value-type="string" table:style-name="ce33">
            <office:annotation draw:style-name="a8" svg:x="15.25in" svg:y="0.645833333333333in" svg:width="2.80208333333333in" svg:height="0.677083333333333in">
              <dc:creator/>
              <text:p><text:span text:style-name="T6">The different processes of e-procurement and the concepts related to them</text:span><text:span text:style-name="T6"/></text:p>
              <text:p><text:span text:style-name="T6"><text:s/></text:span><text:span text:style-name="T6">-Juan Carlos Segura Fernández-C</text:span></text:p>
            </office:annotation>
            <text:p>Phases</text:p>
          </table:table-cell>
          <table:table-cell office:value-type="string" table:style-name="ce33">
            <office:annotation draw:style-name="a9" svg:x="15.8958333333333in" svg:y="0.645833333333333in" svg:width="3.48958333333333in" svg:height="0.677083333333333in">
              <dc:creator/>
              <text:p><text:span text:style-name="T6">This column indicates all concepts related to the first Use Case, which can be found in Github</text:span><text:span text:style-name="T6"/></text:p>
              <text:p><text:span text:style-name="T6"><text:s/></text:span><text:span text:style-name="T6">-Juan Carlos Segura Fernández-C</text:span></text:p>
            </office:annotation>
            <text:p>UC 1</text:p>
          </table:table-cell>
          <table:table-cell office:value-type="string" table:style-name="ce33">
            <office:annotation draw:style-name="a10" svg:x="16.5in" svg:y="0.645833333333333in" svg:width="3.5in" svg:height="0.677083333333333in">
              <dc:creator/>
              <text:p><text:span text:style-name="T6">The column to indicate all concepts related to the second Use Case, which can be found in Github.</text:span><text:span text:style-name="T6"/></text:p>
              <text:p><text:span text:style-name="T6"><text:s/></text:span><text:span text:style-name="T6">-Juan Carlos Segura Fernández-C</text:span></text:p>
            </office:annotation>
            <text:p>UC 2</text:p>
          </table:table-cell>
          <table:table-cell office:value-type="string" table:style-name="ce33">
            <office:annotation draw:style-name="a11" svg:x="17.1458333333333in" svg:y="0.645833333333333in" svg:width="3.5in" svg:height="0.677083333333333in">
              <dc:creator/>
              <text:p><text:span text:style-name="T6">This column indicates all concepts that are related to the third Use Case, which can be found in Github</text:span><text:span text:style-name="T6"/></text:p>
              <text:p><text:span text:style-name="T6"><text:s/></text:span><text:span text:style-name="T6">-Juan Carlos Segura Fernández-C</text:span></text:p>
            </office:annotation>
            <text:p>UC 3</text:p>
          </table:table-cell>
          <table:table-cell office:value-type="string" table:style-name="ce33">
            <office:annotation draw:style-name="a12" svg:x="18.75in" svg:y="0.645833333333333in" svg:width="3.22916666666667in" svg:height="0.677083333333333in">
              <dc:creator/>
              <text:p><text:span text:style-name="T6">This column indicates the concepts that are related to this e-procurement phase (to the publication of the contract notices)</text:span><text:span text:style-name="T6"/></text:p>
              <text:p><text:span text:style-name="T6"><text:s/></text:span><text:span text:style-name="T6">-Juan Carlos Segura Fernández-C</text:span></text:p>
            </office:annotation>
            <text:p>e-Notification (TED)</text:p>
          </table:table-cell>
          <table:table-cell office:value-type="string" table:style-name="ce33">
            <office:annotation draw:style-name="a13" svg:x="19.3854166666667in" svg:y="0.645833333333333in" svg:width="2.5625in" svg:height="0.677083333333333in">
              <dc:creator/>
              <text:p><text:span text:style-name="T6">This column indicates which concepts are related to this phase of the e-procurement. It is about the access to all procurement documents and the information of the contract</text:span><text:span text:style-name="T6"/></text:p>
              <text:p><text:span text:style-name="T6"><text:s/></text:span><text:span text:style-name="T6">-Juan Carlos Segura Fernández-C</text:span></text:p>
            </office:annotation>
            <text:p>e-Access (e-Tendering)</text:p>
          </table:table-cell>
          <table:table-cell office:value-type="string" table:style-name="ce33">
            <office:annotation draw:style-name="a14" svg:x="20.5in" svg:y="0.645833333333333in" svg:width="2.55208333333333in" svg:height="0.677083333333333in">
              <dc:creator/>
              <text:p><text:span text:style-name="T6">This column indicates the concepts that are involved in this e-procurement phase. Related to the submission of tenders or the requests to participate.</text:span><text:span text:style-name="T6"/></text:p>
              <text:p><text:span text:style-name="T6"><text:s/></text:span><text:span text:style-name="T6">-Juan Carlos Segura Fernández-C</text:span></text:p>
            </office:annotation>
            <text:p>e-Submission</text:p>
          </table:table-cell>
          <table:table-cell office:value-type="string" table:style-name="ce33">
            <office:annotation draw:style-name="a15" svg:x="20.6354166666667in" svg:y="0.645833333333333in" svg:width="2.5625in" svg:height="0.677083333333333in">
              <dc:creator/>
              <text:p><text:span text:style-name="T6">This column indicates which concepts are related to this e-procurement phase. It is about the evaluation of the tenders submitted and its criterion</text:span><text:span text:style-name="T6"/></text:p>
              <text:p><text:span text:style-name="T6"><text:s/></text:span><text:span text:style-name="T6">-Juan Carlos Segura Fernández-C</text:span></text:p>
            </office:annotation>
            <text:p>e-Evaluation</text:p>
          </table:table-cell>
          <table:table-cell office:value-type="string" table:style-name="ce33">
            <office:annotation draw:style-name="a16" svg:x="21.0729166666667in" svg:y="0.645833333333333in" svg:width="2.55208333333333in" svg:height="0.677083333333333in">
              <dc:creator/>
              <text:p><text:span text:style-name="T6">This column indicates the concepts related to this e-procurement phase. It consists of awarding the contract to the supplier.</text:span><text:span text:style-name="T6"/></text:p>
              <text:p><text:span text:style-name="T6"><text:s/></text:span><text:span text:style-name="T6">-Juan Carlos Segura Fernández-C</text:span></text:p>
            </office:annotation>
            <text:p>e-Awarding</text:p>
          </table:table-cell>
          <table:table-cell office:value-type="string" table:style-name="ce33">
            <office:annotation draw:style-name="a17" svg:x="21.7083333333333in" svg:y="0.645833333333333in" svg:width="2.5625in" svg:height="0.677083333333333in">
              <dc:creator/>
              <text:p><text:span text:style-name="T6">This column indicates which concepts are related to this phase. It is about the opportunity for potential suppliers to competitively cost the final chosen solution</text:span><text:span text:style-name="T6"/></text:p>
              <text:p><text:span text:style-name="T6"><text:s/></text:span><text:span text:style-name="T6">-Juan Carlos Segura Fernández-C</text:span></text:p>
            </office:annotation>
            <text:p>e-Request</text:p>
          </table:table-cell>
          <table:table-cell office:value-type="string" table:style-name="ce33">
            <office:annotation draw:style-name="a18" svg:x="22.34375in" svg:y="0.645833333333333in" svg:width="2.5625in" svg:height="0.677083333333333in">
              <dc:creator/>
              <text:p><text:span text:style-name="T6">This column indicates which concepts are related to this phase. It is about the electronic ordering systems for placing orders within contracts and framework agreements</text:span><text:span text:style-name="T6"/></text:p>
              <text:p><text:span text:style-name="T6"><text:s/></text:span><text:span text:style-name="T6">-Juan Carlos Segura Fernández-C</text:span></text:p>
            </office:annotation>
            <text:p>e-Ordering</text:p>
          </table:table-cell>
          <table:table-cell office:value-type="string" table:style-name="ce33">
            <office:annotation draw:style-name="a19" svg:x="22.9895833333333in" svg:y="0.645833333333333in" svg:width="2.5625in" svg:height="0.677083333333333in">
              <dc:creator/>
              <text:p><text:span text:style-name="T6">This column indicates the concepts that are involved in this e-procurement phase. Related to the accomplishment of the requirements of the contract</text:span><text:span text:style-name="T6"/></text:p>
              <text:p><text:span text:style-name="T6"><text:s/></text:span><text:span text:style-name="T6">-Juan Carlos Segura Fernández-C</text:span></text:p>
            </office:annotation>
            <text:p>e-Fulfilment</text:p>
          </table:table-cell>
          <table:table-cell office:value-type="string" table:style-name="ce33">
            <office:annotation draw:style-name="a20" svg:x="23.625in" svg:y="0.645833333333333in" svg:width="2.55208333333333in" svg:height="0.677083333333333in">
              <dc:creator/>
              <text:p><text:span text:style-name="T6">This column indicates the concepts related to this e-procurement phase. It is about the electronic invoices issued both by the group and by the economic operators</text:span><text:span text:style-name="T6"/></text:p>
              <text:p><text:span text:style-name="T6"><text:s/></text:span><text:span text:style-name="T6">-Juan Carlos Segura Fernández-C</text:span></text:p>
            </office:annotation>
            <text:p>e-Invoicing</text:p>
          </table:table-cell>
          <table:table-cell office:value-type="string" table:style-name="ce34">
            <office:annotation draw:style-name="a21" svg:x="24.2708333333333in" svg:y="0.645833333333333in" svg:width="2.5625in" svg:height="0.677083333333333in">
              <dc:creator/>
              <text:p><text:span text:style-name="T6">This column indicates which concepts are related to this e-procurement phase. The electronic payment and its validation of the invoices from the economic operator to whom the concession contract has been awarded</text:span><text:span text:style-name="T6"/></text:p>
              <text:p><text:span text:style-name="T6"><text:s/></text:span><text:span text:style-name="T6">-Juan Carlos Segura Fernández-C</text:span></text:p>
            </office:annotation>
            <text:p>e-Payment</text:p>
          </table:table-cell>
          <table:table-cell table:number-columns-repeated="16359"/>
        </table:table-row>
        <table:table-row table:style-name="ro17">
          <table:table-cell office:value-type="string" table:style-name="ce35">
            <text:p>C-112</text:p>
          </table:table-cell>
          <table:table-cell office:value-type="string" table:style-name="ce35">
            <text:p>Abnormally low tenders</text:p>
          </table:table-cell>
          <table:table-cell office:value-type="string" table:style-name="ce35">
            <text:p>There are one or several bids with unexpected cheap prices.</text:p>
          </table:table-cell>
          <table:table-cell table:style-name="ce35"/>
          <table:table-cell office:value-type="string" table:style-name="ce35">
            <text:p>Ontology proposal</text:p>
          </table:table-cell>
          <table:table-cell office:value-type="string" table:style-name="ce35">
            <text:p>An indicator to specify whether the tenders are abnormally low or not</text:p>
          </table:table-cell>
          <table:table-cell office:value-type="string" table:style-name="ce35">
            <text:p>BT-194</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3]=&quot;YES&quot;;&quot;UC1;&quot;;&quot;&quot;);IF([.N3]=&quot;YES&quot;;&quot; UC2;&quot;;&quot;&quot;);IF([.O3]=&quot;YES&quot;;&quot; UC3&quot;;&quot;&quot;))" table:style-name="ce35"/>
          <table:table-cell office:value-type="string" office:string-value=" e-Evaluation; e-Awarding;" table:formula="of:=CONCATENATE(IF([.P3]=&quot;YES&quot;;&quot;e-Notification;&quot;;&quot;&quot;);IF([.Q3]=&quot;YES&quot;;&quot; e-Access;&quot;;&quot;&quot;);IF([.R3]=&quot;YES&quot;;&quot; e-Submission;&quot;;&quot;&quot;);IF([.S3]=&quot;YES&quot;;&quot; e-Evaluation;&quot;;&quot;&quot;);IF([.T3]=&quot;YES&quot;;&quot; e-Awarding;&quot;;&quot;&quot;);IF([.U3]=&quot;YES&quot;;&quot; e-Request;&quot;;&quot;&quot;);IF([.V3]=&quot;YES&quot;;&quot; e-Ordering;&quot;;&quot;&quot;);IF([.W3]=&quot;YES&quot;;&quot; e-Fulfiltment;&quot;;&quot;&quot;);IF([.X3]=&quot;YES&quot;;&quot; e-Invoicing;&quot;;&quot;&quot;);IF([.Y3]=&quot;YES&quot;;&quot; e-Payment;&quot;;&quot;&quot;))" table:style-name="ce35">
            <text:p><text:s/>e-Evaluation; e-Awarding;</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12</text:p>
          </table:table-cell>
          <table:table-cell office:value-type="string" table:style-name="ce1">
            <text:p>Abnormally low tenders</text:p>
          </table:table-cell>
          <table:table-cell office:value-type="string" table:style-name="ce1">
            <text:p>Tenders that appear abnormally low in relation to the works, supplies or services might be based on technically, economically or legally unsound assumptions or practices. Where the tenderer cannot provide a sufficient explanation, the contracting authority should be entitled to reject the tender.</text:p>
          </table:table-cell>
          <table:table-cell table:style-name="ce1"/>
          <table:table-cell office:value-type="string" table:style-name="ce1">
            <text:p>DIRECTIVE 2014/24/EU</text:p>
          </table:table-cell>
          <table:table-cell office:value-type="string" table:style-name="ce1">
            <text:p>Whereas (103)</text:p>
          </table:table-cell>
          <table:table-cell office:value-type="string" table:style-name="ce1">
            <text:p>BT-194</text:p>
          </table:table-cell>
          <table:table-cell table:content-validation-name="val7" table:style-name="ce1"/>
          <table:table-cell table:number-columns-repeated="2" table:style-name="ce1"/>
          <table:table-cell office:value-type="string" office:string-value="" table:formula="of:=CONCATENATE(IF([.M4]=&quot;YES&quot;;&quot;UC1;&quot;;&quot;&quot;);IF([.N4]=&quot;YES&quot;;&quot; UC2;&quot;;&quot;&quot;);IF([.O4]=&quot;YES&quot;;&quot; UC3&quot;;&quot;&quot;))" table:style-name="ce1"/>
          <table:table-cell office:value-type="string" office:string-value="" table:formula="of:=CONCATENATE(IF([.P4]=&quot;YES&quot;;&quot;e-Notification;&quot;;&quot;&quot;);IF([.Q4]=&quot;YES&quot;;&quot; e-Access;&quot;;&quot;&quot;);IF([.R4]=&quot;YES&quot;;&quot; e-Submission;&quot;;&quot;&quot;);IF([.S4]=&quot;YES&quot;;&quot; e-Evaluation;&quot;;&quot;&quot;);IF([.T4]=&quot;YES&quot;;&quot; e-Awarding;&quot;;&quot;&quot;);IF([.U4]=&quot;YES&quot;;&quot; e-Request;&quot;;&quot;&quot;);IF([.V4]=&quot;YES&quot;;&quot; e-Ordering;&quot;;&quot;&quot;);IF([.W4]=&quot;YES&quot;;&quot; e-Fulfiltment;&quot;;&quot;&quot;);IF([.X4]=&quot;YES&quot;;&quot; e-Invoicing;&quot;;&quot;&quot;);IF([.Y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12</text:p>
          </table:table-cell>
          <table:table-cell office:value-type="string" table:style-name="ce1">
            <text:p>Abnormally low tenders</text:p>
          </table:table-cell>
          <table:table-cell office:value-type="string" table:style-name="ce1">
            <text:p>Contracting authorities shall require economic operators to explain the price or costs proposed in the tender where tenders appear to be abnormally low in relation to the works, supplies or services</text:p>
          </table:table-cell>
          <table:table-cell table:style-name="ce1"/>
          <table:table-cell office:value-type="string" table:style-name="ce1">
            <text:p>DIRECTIVE 2014/24/EU</text:p>
          </table:table-cell>
          <table:table-cell office:value-type="string" table:style-name="ce1">
            <text:p>Article 69</text:p>
          </table:table-cell>
          <table:table-cell office:value-type="string" table:style-name="ce1">
            <text:p>BT-194</text:p>
          </table:table-cell>
          <table:table-cell table:content-validation-name="val7" table:style-name="ce1"/>
          <table:table-cell table:number-columns-repeated="2" table:style-name="ce1"/>
          <table:table-cell office:value-type="string" office:string-value="" table:formula="of:=CONCATENATE(IF([.M5]=&quot;YES&quot;;&quot;UC1;&quot;;&quot;&quot;);IF([.N5]=&quot;YES&quot;;&quot; UC2;&quot;;&quot;&quot;);IF([.O5]=&quot;YES&quot;;&quot; UC3&quot;;&quot;&quot;))" table:style-name="ce1"/>
          <table:table-cell office:value-type="string" office:string-value="" table:formula="of:=CONCATENATE(IF([.P5]=&quot;YES&quot;;&quot;e-Notification;&quot;;&quot;&quot;);IF([.Q5]=&quot;YES&quot;;&quot; e-Access;&quot;;&quot;&quot;);IF([.R5]=&quot;YES&quot;;&quot; e-Submission;&quot;;&quot;&quot;);IF([.S5]=&quot;YES&quot;;&quot; e-Evaluation;&quot;;&quot;&quot;);IF([.T5]=&quot;YES&quot;;&quot; e-Awarding;&quot;;&quot;&quot;);IF([.U5]=&quot;YES&quot;;&quot; e-Request;&quot;;&quot;&quot;);IF([.V5]=&quot;YES&quot;;&quot; e-Ordering;&quot;;&quot;&quot;);IF([.W5]=&quot;YES&quot;;&quot; e-Fulfiltment;&quot;;&quot;&quot;);IF([.X5]=&quot;YES&quot;;&quot; e-Invoicing;&quot;;&quot;&quot;);IF([.Y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12</text:p>
          </table:table-cell>
          <table:table-cell office:value-type="string" table:style-name="ce1">
            <text:p>Abnormally low tenders</text:p>
          </table:table-cell>
          <table:table-cell office:value-type="string" table:style-name="ce1">
            <text:p>Text describing the exclusion criterion for abnormally low tenders.</text:p>
          </table:table-cell>
          <table:table-cell table:style-name="ce1"/>
          <table:table-cell office:value-type="string" table:style-name="ce1">
            <text:p>UBL</text:p>
          </table:table-cell>
          <table:table-cell table:style-name="ce1"/>
          <table:table-cell office:value-type="string" table:style-name="ce1">
            <text:p>BT-194</text:p>
          </table:table-cell>
          <table:table-cell table:content-validation-name="val7" table:style-name="ce1"/>
          <table:table-cell table:number-columns-repeated="2" table:style-name="ce1"/>
          <table:table-cell office:value-type="string" office:string-value="" table:formula="of:=CONCATENATE(IF([.M6]=&quot;YES&quot;;&quot;UC1;&quot;;&quot;&quot;);IF([.N6]=&quot;YES&quot;;&quot; UC2;&quot;;&quot;&quot;);IF([.O6]=&quot;YES&quot;;&quot; UC3&quot;;&quot;&quot;))" table:style-name="ce1"/>
          <table:table-cell office:value-type="string" office:string-value="" table:formula="of:=CONCATENATE(IF([.P6]=&quot;YES&quot;;&quot;e-Notification;&quot;;&quot;&quot;);IF([.Q6]=&quot;YES&quot;;&quot; e-Access;&quot;;&quot;&quot;);IF([.R6]=&quot;YES&quot;;&quot; e-Submission;&quot;;&quot;&quot;);IF([.S6]=&quot;YES&quot;;&quot; e-Evaluation;&quot;;&quot;&quot;);IF([.T6]=&quot;YES&quot;;&quot; e-Awarding;&quot;;&quot;&quot;);IF([.U6]=&quot;YES&quot;;&quot; e-Request;&quot;;&quot;&quot;);IF([.V6]=&quot;YES&quot;;&quot; e-Ordering;&quot;;&quot;&quot;);IF([.W6]=&quot;YES&quot;;&quot; e-Fulfiltment;&quot;;&quot;&quot;);IF([.X6]=&quot;YES&quot;;&quot; e-Invoicing;&quot;;&quot;&quot;);IF([.Y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12</text:p>
          </table:table-cell>
          <table:table-cell office:value-type="string" table:style-name="ce1">
            <text:p>Abnormally low tenders</text:p>
          </table:table-cell>
          <table:table-cell office:value-type="string" table:style-name="ce1">
            <text:p>Text describing the exclusion criterion for abnormally low tenders.</text:p>
          </table:table-cell>
          <table:table-cell table:style-name="ce1"/>
          <table:table-cell office:value-type="string" table:style-name="ce1">
            <text:p>ESPD</text:p>
          </table:table-cell>
          <table:table-cell table:style-name="ce1"/>
          <table:table-cell office:value-type="string" table:style-name="ce1">
            <text:p>BT-194</text:p>
          </table:table-cell>
          <table:table-cell table:content-validation-name="val7" table:style-name="ce1"/>
          <table:table-cell table:number-columns-repeated="2" table:style-name="ce1"/>
          <table:table-cell office:value-type="string" office:string-value="" table:formula="of:=CONCATENATE(IF([.M7]=&quot;YES&quot;;&quot;UC1;&quot;;&quot;&quot;);IF([.N7]=&quot;YES&quot;;&quot; UC2;&quot;;&quot;&quot;);IF([.O7]=&quot;YES&quot;;&quot; UC3&quot;;&quot;&quot;))" table:style-name="ce1"/>
          <table:table-cell office:value-type="string" office:string-value="" table:formula="of:=CONCATENATE(IF([.P7]=&quot;YES&quot;;&quot;e-Notification;&quot;;&quot;&quot;);IF([.Q7]=&quot;YES&quot;;&quot; e-Access;&quot;;&quot;&quot;);IF([.R7]=&quot;YES&quot;;&quot; e-Submission;&quot;;&quot;&quot;);IF([.S7]=&quot;YES&quot;;&quot; e-Evaluation;&quot;;&quot;&quot;);IF([.T7]=&quot;YES&quot;;&quot; e-Awarding;&quot;;&quot;&quot;);IF([.U7]=&quot;YES&quot;;&quot; e-Request;&quot;;&quot;&quot;);IF([.V7]=&quot;YES&quot;;&quot; e-Ordering;&quot;;&quot;&quot;);IF([.W7]=&quot;YES&quot;;&quot; e-Fulfiltment;&quot;;&quot;&quot;);IF([.X7]=&quot;YES&quot;;&quot; e-Invoicing;&quot;;&quot;&quot;);IF([.Y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01</text:p>
          </table:table-cell>
          <table:table-cell office:value-type="string" table:style-name="ce35">
            <text:p>Accelerated Procedure</text:p>
          </table:table-cell>
          <table:table-cell office:value-type="string" table:style-name="ce35">
            <text:p>A process where the time limit for receipt of tenders can be reduced due to a state of urgency.</text:p>
          </table:table-cell>
          <table:table-cell table:style-name="ce35"/>
          <table:table-cell office:value-type="string" table:style-name="ce35">
            <text:p>Ontology proposal</text:p>
          </table:table-cell>
          <table:table-cell office:value-type="string" table:style-name="ce35">
            <text:p>Based on DIRECTIVE 2009/81/EC and DIRECTIVE 2014/24/EU</text:p>
            <text:p>It applies to open procedures, restricted procedures or competitive procedures with negotiation.</text:p>
          </table:table-cell>
          <table:table-cell office:value-type="string" table:style-name="ce35">
            <text:p>BT-106</text:p>
          </table:table-cell>
          <table:table-cell office:value-type="string" table:content-validation-name="val7" table:style-name="ce35">
            <text:p>YES</text:p>
          </table:table-cell>
          <table:table-cell office:value-type="string" table:style-name="ce35">
            <text:p>When there are more than one Directive that refers to the BT in question, the combination of these Directives helps to get a better definition and more understandable</text:p>
          </table:table-cell>
          <table:table-cell office:value-type="string" table:style-name="ce35">
            <text:p>Please change to "A procedure where the time limit for receipt of requests to participate or tenders can be reduced due to a state of urgency."</text:p>
          </table:table-cell>
          <table:table-cell office:value-type="string" office:string-value="" table:formula="of:=CONCATENATE(IF([.M8]=&quot;YES&quot;;&quot;UC1;&quot;;&quot;&quot;);IF([.N8]=&quot;YES&quot;;&quot; UC2;&quot;;&quot;&quot;);IF([.O8]=&quot;YES&quot;;&quot; UC3&quot;;&quot;&quot;))" table:style-name="ce35"/>
          <table:table-cell office:value-type="string" office:string-value="e-Notification; e-Access; e-Submission; e-Evaluation; e-Awarding;" table:formula="of:=CONCATENATE(IF([.P8]=&quot;YES&quot;;&quot;e-Notification;&quot;;&quot;&quot;);IF([.Q8]=&quot;YES&quot;;&quot; e-Access;&quot;;&quot;&quot;);IF([.R8]=&quot;YES&quot;;&quot; e-Submission;&quot;;&quot;&quot;);IF([.S8]=&quot;YES&quot;;&quot; e-Evaluation;&quot;;&quot;&quot;);IF([.T8]=&quot;YES&quot;;&quot; e-Awarding;&quot;;&quot;&quot;);IF([.U8]=&quot;YES&quot;;&quot; e-Request;&quot;;&quot;&quot;);IF([.V8]=&quot;YES&quot;;&quot; e-Ordering;&quot;;&quot;&quot;);IF([.W8]=&quot;YES&quot;;&quot; e-Fulfiltment;&quot;;&quot;&quot;);IF([.X8]=&quot;YES&quot;;&quot; e-Invoicing;&quot;;&quot;&quot;);IF([.Y8]=&quot;YES&quot;;&quot; e-Payment;&quot;;&quot;&quot;))" table:style-name="ce35">
            <text:p>e-Notification; e-Access; e-Submission; e-Evaluation; e-Awarding;</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01</text:p>
          </table:table-cell>
          <table:table-cell office:value-type="string" table:style-name="ce1">
            <text:p>Accelerated Procedure</text:p>
          </table:table-cell>
          <table:table-cell office:value-type="string" table:style-name="ce1">
            <text:p>Where a state of urgency duly substantiated by the contracting authority renders impracticable the time limit laid down in the second subparagraph of paragraph 1, it may fix a time limit which shall be not less than 15 days from the date on which the contract notice was sent.</text:p>
          </table:table-cell>
          <table:table-cell table:style-name="ce1"/>
          <table:table-cell office:value-type="string" table:style-name="ce1">
            <text:p>DIRECTIVE 2014/24/EU</text:p>
          </table:table-cell>
          <table:table-cell office:value-type="string" table:style-name="ce1">
            <text:p>Article 27.3</text:p>
          </table:table-cell>
          <table:table-cell office:value-type="string" table:style-name="ce1">
            <text:p>BT-106</text:p>
          </table:table-cell>
          <table:table-cell table:content-validation-name="val7" table:style-name="ce1"/>
          <table:table-cell table:number-columns-repeated="5"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1</text:p>
          </table:table-cell>
          <table:table-cell office:value-type="string" table:style-name="ce1">
            <text:p>Accelerated Procedure</text:p>
          </table:table-cell>
          <table:table-cell office:value-type="string" table:style-name="ce1">
            <text:p>Restricted procedures and negotiated procedures with publication of a contract notice, where urgency renders impracticable the minimum time-limits</text:p>
          </table:table-cell>
          <table:table-cell table:style-name="ce1"/>
          <table:table-cell office:value-type="string" table:style-name="ce1">
            <text:p>DIRECTIVE 2009/81/EC</text:p>
          </table:table-cell>
          <table:table-cell office:value-type="string" table:style-name="ce1">
            <text:p>Article 33.7</text:p>
          </table:table-cell>
          <table:table-cell office:value-type="string" table:style-name="ce1">
            <text:p>BT-106</text:p>
          </table:table-cell>
          <table:table-cell table:content-validation-name="val7" table:style-name="ce1"/>
          <table:table-cell table:number-columns-repeated="5"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02</text:p>
          </table:table-cell>
          <table:table-cell office:value-type="string" table:style-name="ce35">
            <text:p>Accelerated Procedure Justification</text:p>
          </table:table-cell>
          <table:table-cell office:value-type="string" table:style-name="ce35">
            <text:p>Explanation why the choice of an accelerated procedure is lawful.</text:p>
          </table:table-cell>
          <table:table-cell table:style-name="ce35"/>
          <table:table-cell office:value-type="string" table:style-name="ce35">
            <text:p>eForms consultation</text:p>
          </table:table-cell>
          <table:table-cell table:style-name="ce35"/>
          <table:table-cell office:value-type="string" table:style-name="ce35">
            <text:p>BT-106</text:p>
          </table:table-cell>
          <table:table-cell office:value-type="string" table:content-validation-name="val7" table:style-name="ce35">
            <text:p>YES</text:p>
          </table:table-cell>
          <table:table-cell office:value-type="string" table:style-name="ce35">
            <text:p>Taking into account the BT, and the definition provided by eForms cocnsultation for the same term, it has been considered that this is a good definition.</text:p>
          </table:table-cell>
          <table:table-cell table:style-name="ce35"/>
          <table:table-cell office:value-type="string" office:string-value="" table:formula="of:=CONCATENATE(IF([.M11]=&quot;YES&quot;;&quot;UC1;&quot;;&quot;&quot;);IF([.N11]=&quot;YES&quot;;&quot; UC2;&quot;;&quot;&quot;);IF([.O11]=&quot;YES&quot;;&quot; UC3&quot;;&quot;&quot;))" table:style-name="ce35"/>
          <table:table-cell office:value-type="string" office:string-value="" table:formula="of:=CONCATENATE(IF([.P11]=&quot;YES&quot;;&quot;e-Notification;&quot;;&quot;&quot;);IF([.Q11]=&quot;YES&quot;;&quot; e-Access;&quot;;&quot;&quot;);IF([.R11]=&quot;YES&quot;;&quot; e-Submission;&quot;;&quot;&quot;);IF([.S11]=&quot;YES&quot;;&quot; e-Evaluation;&quot;;&quot;&quot;);IF([.T11]=&quot;YES&quot;;&quot; e-Awarding;&quot;;&quot;&quot;);IF([.U11]=&quot;YES&quot;;&quot; e-Request;&quot;;&quot;&quot;);IF([.V11]=&quot;YES&quot;;&quot; e-Ordering;&quot;;&quot;&quot;);IF([.W11]=&quot;YES&quot;;&quot; e-Fulfiltment;&quot;;&quot;&quot;);IF([.X11]=&quot;YES&quot;;&quot; e-Invoicing;&quot;;&quot;&quot;);IF([.Y11]=&quot;YES&quot;;&quot; e-Payment;&quot;;&quot;&quot;))"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02</text:p>
          </table:table-cell>
          <table:table-cell office:value-type="string" table:style-name="ce1">
            <text:p>Accelerated Procedure Justification</text:p>
          </table:table-cell>
          <table:table-cell office:value-type="string" table:style-name="ce1">
            <text:p>Justification of usage of a accelerated procedure</text:p>
          </table:table-cell>
          <table:table-cell table:style-name="ce1"/>
          <table:table-cell office:value-type="string" table:style-name="ce1">
            <text:p>OP internal working</text:p>
          </table:table-cell>
          <table:table-cell table:style-name="ce1"/>
          <table:table-cell office:value-type="string" table:style-name="ce1">
            <text:p>BT-106</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2</text:p>
          </table:table-cell>
          <table:table-cell office:value-type="string" table:style-name="ce1">
            <text:p>Accelerated Procedure Justification</text:p>
          </table:table-cell>
          <table:table-cell office:value-type="string" table:style-name="ce1">
            <text:p>(...) a state of urgency duly substantiated by the contracting authority</text:p>
          </table:table-cell>
          <table:table-cell table:style-name="ce1"/>
          <table:table-cell office:value-type="string" table:style-name="ce1">
            <text:p>DIRECTIVE 2014/24/EU</text:p>
          </table:table-cell>
          <table:table-cell office:value-type="string" table:style-name="ce1">
            <text:p>Article 27, Article 28</text:p>
          </table:table-cell>
          <table:table-cell office:value-type="string" table:style-name="ce1">
            <text:p>BT-124</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43</text:p>
          </table:table-cell>
          <table:table-cell office:value-type="string" table:style-name="ce35">
            <text:p>Acces Tool</text:p>
          </table:table-cell>
          <table:table-cell office:value-type="string" table:style-name="ce35">
            <text:p>The website where access to devices is possible.</text:p>
          </table:table-cell>
          <table:table-cell table:style-name="ce35"/>
          <table:table-cell office:value-type="string" table:style-name="ce35">
            <text:p>Ontology proposal</text:p>
          </table:table-cell>
          <table:table-cell office:value-type="string" table:style-name="ce35">
            <text:p>Based on eForms consultation</text:p>
          </table:table-cell>
          <table:table-cell office:value-type="string" table:style-name="ce35">
            <text:p>BT-124</text:p>
          </table:table-cell>
          <table:table-cell office:value-type="string" table:content-validation-name="val7" table:style-name="ce35">
            <text:p>YES</text:p>
          </table:table-cell>
          <table:table-cell office:value-type="string" table:style-name="ce35">
            <text:p>Taking into account the BT, and the definition provided by eForms consultation for the same term, it has been considered that this is a good definition.</text:p>
          </table:table-cell>
          <table:table-cell table:style-name="ce35"/>
          <table:table-cell office:value-type="string" office:string-value="" table:formula="of:=CONCATENATE(IF([.M14]=&quot;YES&quot;;&quot;UC1;&quot;;&quot;&quot;);IF([.N14]=&quot;YES&quot;;&quot; UC2;&quot;;&quot;&quot;);IF([.O14]=&quot;YES&quot;;&quot; UC3&quot;;&quot;&quot;))" table:style-name="ce35"/>
          <table:table-cell office:value-type="string" office:string-value="e-Notification; e-Access;" table:formula="of:=CONCATENATE(IF([.P14]=&quot;YES&quot;;&quot;e-Notification;&quot;;&quot;&quot;);IF([.Q14]=&quot;YES&quot;;&quot; e-Access;&quot;;&quot;&quot;);IF([.R14]=&quot;YES&quot;;&quot; e-Submission;&quot;;&quot;&quot;);IF([.S14]=&quot;YES&quot;;&quot; e-Evaluation;&quot;;&quot;&quot;);IF([.T14]=&quot;YES&quot;;&quot; e-Awarding;&quot;;&quot;&quot;);IF([.U14]=&quot;YES&quot;;&quot; e-Request;&quot;;&quot;&quot;);IF([.V14]=&quot;YES&quot;;&quot; e-Ordering;&quot;;&quot;&quot;);IF([.W14]=&quot;YES&quot;;&quot; e-Fulfiltment;&quot;;&quot;&quot;);IF([.X14]=&quot;YES&quot;;&quot; e-Invoicing;&quot;;&quot;&quot;);IF([.Y14]=&quot;YES&quot;;&quot; e-Payment;&quot;;&quot;&quot;))" table:style-name="ce35">
            <text:p>e-Notification; e-Access;</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43</text:p>
          </table:table-cell>
          <table:table-cell office:value-type="string" table:style-name="ce1">
            <text:p>Acces Tool</text:p>
          </table:table-cell>
          <table:table-cell office:value-type="string" table:style-name="ce1">
            <text:p>Electronic communication requires the use of tools and devices that are not generally available. Access to these tools and devices is possible at: [website]</text:p>
          </table:table-cell>
          <table:table-cell table:style-name="ce1"/>
          <table:table-cell office:value-type="string" table:style-name="ce1">
            <text:p>eForms consultation</text:p>
          </table:table-cell>
          <table:table-cell table:style-name="ce1"/>
          <table:table-cell office:value-type="string" table:style-name="ce1">
            <text:p>BT-111</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41</text:p>
          </table:table-cell>
          <table:table-cell office:value-type="string" table:style-name="ce35">
            <text:p>Added Category Buyer In Framework Agreement</text:p>
          </table:table-cell>
          <table:table-cell office:value-type="string" table:style-name="ce35">
            <text:p>Any additonal categories of purchasing agents participating in the framework agreement.</text:p>
          </table:table-cell>
          <table:table-cell table:style-name="ce35"/>
          <table:table-cell office:value-type="string" table:style-name="ce35">
            <text:p>Ontology proposal</text:p>
          </table:table-cell>
          <table:table-cell office:value-type="string" table:style-name="ce35">
            <text:p>Based on eForms consultation</text:p>
          </table:table-cell>
          <table:table-cell office:value-type="string" table:style-name="ce35">
            <text:p>BT-111</text:p>
          </table:table-cell>
          <table:table-cell office:value-type="string" table:content-validation-name="val7" table:style-name="ce35">
            <text:p>YES</text:p>
          </table:table-cell>
          <table:table-cell office:value-type="string" table:style-name="ce35">
            <text:p>Taking into account the BT, and the definition provided by eForms consultation for the same term, it has been considered that this is a good definition.</text:p>
          </table:table-cell>
          <table:table-cell table:style-name="ce35"/>
          <table:table-cell office:value-type="string" office:string-value="" table:formula="of:=CONCATENATE(IF([.M16]=&quot;YES&quot;;&quot;UC1;&quot;;&quot;&quot;);IF([.N16]=&quot;YES&quot;;&quot; UC2;&quot;;&quot;&quot;);IF([.O16]=&quot;YES&quot;;&quot; UC3&quot;;&quot;&quot;))" table:style-name="ce35"/>
          <table:table-cell office:value-type="string" office:string-value="e-Notification;" table:formula="of:=CONCATENATE(IF([.P16]=&quot;YES&quot;;&quot;e-Notification;&quot;;&quot;&quot;);IF([.Q16]=&quot;YES&quot;;&quot; e-Access;&quot;;&quot;&quot;);IF([.R16]=&quot;YES&quot;;&quot; e-Submission;&quot;;&quot;&quot;);IF([.S16]=&quot;YES&quot;;&quot; e-Evaluation;&quot;;&quot;&quot;);IF([.T16]=&quot;YES&quot;;&quot; e-Awarding;&quot;;&quot;&quot;);IF([.U16]=&quot;YES&quot;;&quot; e-Request;&quot;;&quot;&quot;);IF([.V16]=&quot;YES&quot;;&quot; e-Ordering;&quot;;&quot;&quot;);IF([.W16]=&quot;YES&quot;;&quot; e-Fulfiltment;&quot;;&quot;&quot;);IF([.X16]=&quot;YES&quot;;&quot; e-Invoicing;&quot;;&quot;&quot;);IF([.Y16]=&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41</text:p>
          </table:table-cell>
          <table:table-cell office:value-type="string" table:style-name="ce1">
            <text:p>Added Category Buyer In Framework Agreement</text:p>
          </table:table-cell>
          <table:table-cell office:value-type="string" table:style-name="ce1">
            <text:p>Any additonal categories of buyers participating in the framework agreement and not mentioned in the buyer section of this notice:</text:p>
          </table:table-cell>
          <table:table-cell table:style-name="ce1"/>
          <table:table-cell office:value-type="string" table:style-name="ce1">
            <text:p>eForms consultation</text:p>
          </table:table-cell>
          <table:table-cell table:style-name="ce1"/>
          <table:table-cell office:value-type="string" table:style-name="ce1">
            <text:p>BT-59, BT-300</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64</text:p>
          </table:table-cell>
          <table:table-cell office:value-type="string" table:style-name="ce35">
            <text:p>Additional Information</text:p>
          </table:table-cell>
          <table:table-cell office:value-type="string" table:style-name="ce35">
            <text:p>Any other relevant data not covered elsewhere.</text:p>
          </table:table-cell>
          <table:table-cell table:style-name="ce35"/>
          <table:table-cell office:value-type="string" table:style-name="ce35">
            <text:p>Ontology proposal</text:p>
          </table:table-cell>
          <table:table-cell table:style-name="ce35"/>
          <table:table-cell office:value-type="string" table:style-name="ce35">
            <text:p>BT-59, BT-300</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UC2; UC3" table:formula="of:=CONCATENATE(IF([.M18]=&quot;YES&quot;;&quot;UC1;&quot;;&quot;&quot;);IF([.N18]=&quot;YES&quot;;&quot; UC2;&quot;;&quot;&quot;);IF([.O18]=&quot;YES&quot;;&quot; UC3&quot;;&quot;&quot;))" table:style-name="ce35">
            <text:p><text:s/>UC2; UC3</text:p>
          </table:table-cell>
          <table:table-cell office:value-type="string" office:string-value="e-Notification;" table:formula="of:=CONCATENATE(IF([.P18]=&quot;YES&quot;;&quot;e-Notification;&quot;;&quot;&quot;);IF([.Q18]=&quot;YES&quot;;&quot; e-Access;&quot;;&quot;&quot;);IF([.R18]=&quot;YES&quot;;&quot; e-Submission;&quot;;&quot;&quot;);IF([.S18]=&quot;YES&quot;;&quot; e-Evaluation;&quot;;&quot;&quot;);IF([.T18]=&quot;YES&quot;;&quot; e-Awarding;&quot;;&quot;&quot;);IF([.U18]=&quot;YES&quot;;&quot; e-Request;&quot;;&quot;&quot;);IF([.V18]=&quot;YES&quot;;&quot; e-Ordering;&quot;;&quot;&quot;);IF([.W18]=&quot;YES&quot;;&quot; e-Fulfiltment;&quot;;&quot;&quot;);IF([.X18]=&quot;YES&quot;;&quot; e-Invoicing;&quot;;&quot;&quot;);IF([.Y18]=&quot;YES&quot;;&quot; e-Payment;&quot;;&quot;&quot;))" table:style-name="ce35">
            <text:p>e-Notification;</text:p>
          </table:table-cell>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64</text:p>
          </table:table-cell>
          <table:table-cell office:value-type="string" table:style-name="ce1">
            <text:p>Additional Information</text:p>
          </table:table-cell>
          <table:table-cell office:value-type="string" table:style-name="ce1">
            <text:p>Any other relevant information not specified elsewhere</text:p>
          </table:table-cell>
          <table:table-cell table:style-name="ce1"/>
          <table:table-cell office:value-type="string" table:style-name="ce1">
            <text:p>OP internal working</text:p>
          </table:table-cell>
          <table:table-cell table:style-name="ce1"/>
          <table:table-cell office:value-type="string" table:style-name="ce1">
            <text:p>BT-59, BT-300</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4</text:p>
          </table:table-cell>
          <table:table-cell office:value-type="string" table:style-name="ce1">
            <text:p>Additional Information</text:p>
          </table:table-cell>
          <table:table-cell office:value-type="string" table:style-name="ce1">
            <text:p>Other relevant information not covered above.</text:p>
          </table:table-cell>
          <table:table-cell table:style-name="ce1"/>
          <table:table-cell office:value-type="string" table:style-name="ce1">
            <text:p>eForms consultation</text:p>
          </table:table-cell>
          <table:table-cell table:style-name="ce1"/>
          <table:table-cell office:value-type="string" table:style-name="ce1">
            <text:p>BT-59, BT-300</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4</text:p>
          </table:table-cell>
          <table:table-cell office:value-type="string" table:style-name="ce1">
            <text:p>Additional Information</text:p>
          </table:table-cell>
          <table:table-cell office:value-type="string" table:style-name="ce1">
            <text:p>Further details regarding this item (e.g., the URL of a relevant web page).</text:p>
          </table:table-cell>
          <table:table-cell table:style-name="ce1"/>
          <table:table-cell office:value-type="string" table:style-name="ce1">
            <text:p>UBL</text:p>
          </table:table-cell>
          <table:table-cell table:style-name="ce1"/>
          <table:table-cell office:value-type="string" table:style-name="ce1">
            <text:p>BG-38, BT-539, BT-540, BT-541</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03</text:p>
          </table:table-cell>
          <table:table-cell office:value-type="string" table:style-name="ce35">
            <text:p>Award Criterion</text:p>
          </table:table-cell>
          <table:table-cell office:value-type="string" table:style-name="ce35">
            <text:p>It describes a rule or a condition from the buyer that will be taken into account for the selection of the most economically advantageous tender, and which will be the basis for a comparative assessment of the quality of tenders.</text:p>
          </table:table-cell>
          <table:table-cell table:style-name="ce35"/>
          <table:table-cell office:value-type="string" table:style-name="ce35">
            <text:p>Ontology proposal</text:p>
          </table:table-cell>
          <table:table-cell office:value-type="string" table:style-name="ce35">
            <text:p>Based on DIRECTIVE 2014/24/EU.</text:p>
            <text:p>An awarding criterion can be objective, when it can be evaluated following a formula, or subjective, when human analysis is required.</text:p>
          </table:table-cell>
          <table:table-cell office:value-type="string" table:style-name="ce35">
            <text:p>BG-38, BT-539, BT-540, BT-541</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UC1; UC2;" table:formula="of:=CONCATENATE(IF([.M22]=&quot;YES&quot;;&quot;UC1;&quot;;&quot;&quot;);IF([.N22]=&quot;YES&quot;;&quot; UC2;&quot;;&quot;&quot;);IF([.O22]=&quot;YES&quot;;&quot; UC3&quot;;&quot;&quot;))" table:style-name="ce35">
            <text:p>UC1; UC2;</text:p>
          </table:table-cell>
          <table:table-cell office:value-type="string" office:string-value="e-Notification; e-Evaluation; e-Awarding;" table:formula="of:=CONCATENATE(IF([.P22]=&quot;YES&quot;;&quot;e-Notification;&quot;;&quot;&quot;);IF([.Q22]=&quot;YES&quot;;&quot; e-Access;&quot;;&quot;&quot;);IF([.R22]=&quot;YES&quot;;&quot; e-Submission;&quot;;&quot;&quot;);IF([.S22]=&quot;YES&quot;;&quot; e-Evaluation;&quot;;&quot;&quot;);IF([.T22]=&quot;YES&quot;;&quot; e-Awarding;&quot;;&quot;&quot;);IF([.U22]=&quot;YES&quot;;&quot; e-Request;&quot;;&quot;&quot;);IF([.V22]=&quot;YES&quot;;&quot; e-Ordering;&quot;;&quot;&quot;);IF([.W22]=&quot;YES&quot;;&quot; e-Fulfiltment;&quot;;&quot;&quot;);IF([.X22]=&quot;YES&quot;;&quot; e-Invoicing;&quot;;&quot;&quot;);IF([.Y22]=&quot;YES&quot;;&quot; e-Payment;&quot;;&quot;&quot;))" table:style-name="ce35">
            <text:p>e-Notification; e-Evaluation; e-Awarding;</text:p>
          </table:table-cell>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03</text:p>
          </table:table-cell>
          <table:table-cell office:value-type="string" table:style-name="ce1">
            <text:p>Award Criterion</text:p>
          </table:table-cell>
          <table:table-cell office:value-type="string" table:style-name="ce1">
            <text:p>A concept to define a criterion from the contracting party that will be taken into account when awarding a contract. An awarding criterion can be objective, when it can be evaluated following a formula, or subjective, when human analysis is required.</text:p>
          </table:table-cell>
          <table:table-cell table:style-name="ce1"/>
          <table:table-cell office:value-type="string" table:style-name="ce1">
            <text:p>OP internal working</text:p>
          </table:table-cell>
          <table:table-cell table:style-name="ce1"/>
          <table:table-cell office:value-type="string" table:style-name="ce1">
            <text:p>BG-38, BT-539, BT-540, BT-541</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3</text:p>
          </table:table-cell>
          <table:table-cell office:value-type="string" table:style-name="ce1">
            <text:p>Award Criterion</text:p>
          </table:table-cell>
          <table:table-cell office:value-type="string" table:style-name="ce1">
            <text:p>Contract award criteria are the basis for a comparative assessment of the quality of tenders.</text:p>
          </table:table-cell>
          <table:table-cell table:style-name="ce1"/>
          <table:table-cell office:value-type="string" table:style-name="ce1">
            <text:p>DIRECTIVE 2014/24/EU</text:p>
          </table:table-cell>
          <table:table-cell office:value-type="string" table:style-name="ce1">
            <text:p>Whereas (104)</text:p>
          </table:table-cell>
          <table:table-cell office:value-type="string" table:style-name="ce1">
            <text:p>BG-38, BT-539, BT-540, BT-541</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3</text:p>
          </table:table-cell>
          <table:table-cell office:value-type="string" table:style-name="ce1">
            <text:p>Award Criterion</text:p>
          </table:table-cell>
          <table:table-cell office:value-type="string" table:style-name="ce1">
            <text:p>Without prejudice to national laws, regulations or administrative provisions concerning the price of certain supplies or the remuneration of certain services, contracting authorities shall base the award of public contracts on the most economically advantageous tender.</text:p>
          </table:table-cell>
          <table:table-cell table:style-name="ce1"/>
          <table:table-cell office:value-type="string" table:style-name="ce1">
            <text:p>DIRECTIVE 2014/24/EU</text:p>
          </table:table-cell>
          <table:table-cell office:value-type="string" table:style-name="ce1">
            <text:p>Article 67</text:p>
          </table:table-cell>
          <table:table-cell office:value-type="string" table:style-name="ce1">
            <text:p>BG-38, BT-539, BT-540, BT-541</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3</text:p>
          </table:table-cell>
          <table:table-cell office:value-type="string" table:style-name="ce1">
            <text:p>Award Criterion</text:p>
          </table:table-cell>
          <table:table-cell office:value-type="string" table:style-name="ce1">
            <text:p>Objective criteria which comply with the principle of equal treatment, non-discrimination and transparency and which ensure that tenders are assessed in conditions of effective competition so as to identify an overall economic advantage for the contracting authority or the contracting entity.</text:p>
          </table:table-cell>
          <table:table-cell table:style-name="ce1"/>
          <table:table-cell office:value-type="string" table:style-name="ce1">
            <text:p>DIRECTIVE 2014/23/EU</text:p>
          </table:table-cell>
          <table:table-cell office:value-type="string" table:style-name="ce1">
            <text:p>Article 41</text:p>
          </table:table-cell>
          <table:table-cell office:value-type="string" table:style-name="ce1">
            <text:p>BG-38, BT-539, BT-540, BT-541</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3</text:p>
          </table:table-cell>
          <table:table-cell office:value-type="string" table:style-name="ce1">
            <text:p>Award Criterion</text:p>
          </table:table-cell>
          <table:table-cell office:value-type="string" table:style-name="ce1">
            <text:p>Criteria for the procurement, using the award criteria code list, which describes the basis on which contract awards will be made</text:p>
          </table:table-cell>
          <table:table-cell table:style-name="ce1"/>
          <table:table-cell office:value-type="string" table:style-name="ce1">
            <text:p>OCDS ontology</text:p>
          </table:table-cell>
          <table:table-cell office:value-type="string" table:style-name="ce1">
            <text:p>http://standard.open-contracting.org/latest/en/schema/reference/#award</text:p>
            <text:p>http://standard.open-contracting.org/latest/en/schema/codelists/#award-criteria</text:p>
          </table:table-cell>
          <table:table-cell office:value-type="string" table:style-name="ce1">
            <text:p>BG-38, BT-539, BT-540, BT-541</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3</text:p>
          </table:table-cell>
          <table:table-cell office:value-type="string" table:style-name="ce1">
            <text:p>Award Criterion</text:p>
          </table:table-cell>
          <table:table-cell office:value-type="string" table:style-name="ce1">
            <text:p>Defines a criterion for awarding this tender.</text:p>
          </table:table-cell>
          <table:table-cell table:style-name="ce1"/>
          <table:table-cell office:value-type="string" table:style-name="ce1">
            <text:p>UBL</text:p>
          </table:table-cell>
          <table:table-cell table:style-name="ce1"/>
          <table:table-cell office:value-type="string" table:style-name="ce1">
            <text:p>BG-38, BT-539, BT-540, BT-541</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3</text:p>
          </table:table-cell>
          <table:table-cell office:value-type="string" table:style-name="ce1">
            <text:p>Award Criterion</text:p>
          </table:table-cell>
          <table:table-cell office:value-type="string" table:style-name="ce1">
            <text:p>A class to define a criterion from the contracting party that will be taken into account when awarding a contract. An awarding criterion can be objective, when it can be evaluated following a formula, or subjective, when human analysis is required.</text:p>
          </table:table-cell>
          <table:table-cell table:style-name="ce1"/>
          <table:table-cell office:value-type="string" table:style-name="ce1">
            <text:p>UBL</text:p>
          </table:table-cell>
          <table:table-cell table:style-name="ce1"/>
          <table:table-cell office:value-type="string" table:style-name="ce1">
            <text:p>BG-38, BT-539, BT-540, BT-541</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3</text:p>
          </table:table-cell>
          <table:table-cell office:value-type="string" table:style-name="ce1">
            <text:p>Award Criterion</text:p>
          </table:table-cell>
          <table:table-cell office:value-type="string" table:style-name="ce1">
            <text:p>A class to define the terms for awarding a contract.</text:p>
          </table:table-cell>
          <table:table-cell table:style-name="ce1"/>
          <table:table-cell office:value-type="string" table:style-name="ce1">
            <text:p>ESPD</text:p>
          </table:table-cell>
          <table:table-cell table:style-name="ce1"/>
          <table:table-cell office:value-type="string" table:style-name="ce1">
            <text:p>BG-38, BT-539, BT-540, BT-541</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3</text:p>
          </table:table-cell>
          <table:table-cell office:value-type="string" table:style-name="ce1">
            <text:p>Award Criterion</text:p>
          </table:table-cell>
          <table:table-cell office:value-type="string" table:style-name="ce1">
            <text:p>Class describing criterioa that depend on a value judgement.</text:p>
          </table:table-cell>
          <table:table-cell table:style-name="ce1"/>
          <table:table-cell office:value-type="string" table:style-name="ce1">
            <text:p>PPROC Ontology</text:p>
          </table:table-cell>
          <table:table-cell office:value-type="string" table:style-name="ce1">
            <text:p><text:a xlink:href="http://contsem.unizar.es/def/sector-publico/pproc#ObjectiveAwardCriterion">http://contsem.unizar.es/def/sector-publico/PPROC Ontology#ObjectiveAwardCriterion</text:a></text:p>
          </table:table-cell>
          <table:table-cell office:value-type="string" table:style-name="ce1">
            <text:p>BG-38, BT-539, BT-540, BT-541</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3</text:p>
          </table:table-cell>
          <table:table-cell office:value-type="string" table:style-name="ce1">
            <text:p>Award Criterion</text:p>
          </table:table-cell>
          <table:table-cell office:value-type="string" table:style-name="ce1">
            <text:p>Class used to describe criteria that depend on a subjetive opinion.</text:p>
          </table:table-cell>
          <table:table-cell table:style-name="ce1"/>
          <table:table-cell office:value-type="string" table:style-name="ce1">
            <text:p>PPROC Ontology</text:p>
          </table:table-cell>
          <table:table-cell office:value-type="string" table:style-name="ce1">
            <text:p><text:a xlink:href="http://contsem.unizar.es/def/sector-publico/pproc#SubjectiveAwardCriterion">http://contsem.unizar.es/def/sector-publico/PPROC Ontology#SubjectiveAwardCriterion</text:a></text:p>
          </table:table-cell>
          <table:table-cell office:value-type="string" table:style-name="ce1">
            <text:p>BT-539</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74</text:p>
          </table:table-cell>
          <table:table-cell office:value-type="string" table:style-name="ce35">
            <text:p>Award Criterion Type</text:p>
          </table:table-cell>
          <table:table-cell office:value-type="string" table:style-name="ce35">
            <text:p>The category of the criterion whether it be concerned with the quality of the offer or the financial offer</text:p>
          </table:table-cell>
          <table:table-cell table:style-name="ce35"/>
          <table:table-cell office:value-type="string" table:style-name="ce35">
            <text:p>Ontology proposal</text:p>
          </table:table-cell>
          <table:table-cell table:style-name="ce35"/>
          <table:table-cell office:value-type="string" table:style-name="ce35">
            <text:p>BT-539</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UC1; UC2;" table:formula="of:=CONCATENATE(IF([.M33]=&quot;YES&quot;;&quot;UC1;&quot;;&quot;&quot;);IF([.N33]=&quot;YES&quot;;&quot; UC2;&quot;;&quot;&quot;);IF([.O33]=&quot;YES&quot;;&quot; UC3&quot;;&quot;&quot;))" table:style-name="ce35">
            <text:p>UC1; UC2;</text:p>
          </table:table-cell>
          <table:table-cell office:value-type="string" office:string-value="" table:formula="of:=CONCATENATE(IF([.P33]=&quot;YES&quot;;&quot;e-Notification;&quot;;&quot;&quot;);IF([.Q33]=&quot;YES&quot;;&quot; e-Access;&quot;;&quot;&quot;);IF([.R33]=&quot;YES&quot;;&quot; e-Submission;&quot;;&quot;&quot;);IF([.S33]=&quot;YES&quot;;&quot; e-Evaluation;&quot;;&quot;&quot;);IF([.T33]=&quot;YES&quot;;&quot; e-Awarding;&quot;;&quot;&quot;);IF([.U33]=&quot;YES&quot;;&quot; e-Request;&quot;;&quot;&quot;);IF([.V33]=&quot;YES&quot;;&quot; e-Ordering;&quot;;&quot;&quot;);IF([.W33]=&quot;YES&quot;;&quot; e-Fulfiltment;&quot;;&quot;&quot;);IF([.X33]=&quot;YES&quot;;&quot; e-Invoicing;&quot;;&quot;&quot;);IF([.Y33]=&quot;YES&quot;;&quot; e-Payment;&quot;;&quot;&quot;))"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74</text:p>
          </table:table-cell>
          <table:table-cell office:value-type="string" table:style-name="ce1">
            <text:p>Award Criterion Type</text:p>
          </table:table-cell>
          <table:table-cell office:value-type="string" table:style-name="ce1">
            <text:p>A code used to define this awarding criterion.</text:p>
          </table:table-cell>
          <table:table-cell table:style-name="ce1"/>
          <table:table-cell office:value-type="string" table:style-name="ce1">
            <text:p>OP internal working</text:p>
          </table:table-cell>
          <table:table-cell table:style-name="ce1"/>
          <table:table-cell office:value-type="string" table:style-name="ce1">
            <text:p>BT-539</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74</text:p>
          </table:table-cell>
          <table:table-cell office:value-type="string" table:style-name="ce1">
            <text:p>Award Criterion Type</text:p>
          </table:table-cell>
          <table:table-cell office:value-type="string" table:style-name="ce1">
            <text:p>A quality criterion is any non-price non-cost criterion.</text:p>
            <text:p>Please note that the European Commission maintains a detailed technical list of examples of green award criteria.</text:p>
            <text:p>This list is available in most EU languages at http://ec.europa.eu/environment/gpp/eu_gpp_criteria_en.htm.</text:p>
          </table:table-cell>
          <table:table-cell table:style-name="ce1"/>
          <table:table-cell office:value-type="string" table:style-name="ce1">
            <text:p>eForms consultation</text:p>
          </table:table-cell>
          <table:table-cell table:style-name="ce1"/>
          <table:table-cell office:value-type="string" table:style-name="ce1">
            <text:p>BT-539</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74</text:p>
          </table:table-cell>
          <table:table-cell office:value-type="string" table:style-name="ce1">
            <text:p>Award Criterion Type</text:p>
          </table:table-cell>
          <table:table-cell office:value-type="string" table:style-name="ce1">
            <text:p>Cost refers to any monetary value, except price, that the buyer wants to take into account, e.g. running costs,</text:p>
            <text:p>switching costs, disposal costs.</text:p>
          </table:table-cell>
          <table:table-cell table:style-name="ce1"/>
          <table:table-cell office:value-type="string" table:style-name="ce1">
            <text:p>eForms consultation</text:p>
          </table:table-cell>
          <table:table-cell table:style-name="ce1"/>
          <table:table-cell office:value-type="string" table:style-name="ce1">
            <text:p>BT-539</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74</text:p>
          </table:table-cell>
          <table:table-cell office:value-type="string" table:style-name="ce1">
            <text:p>Award Criterion Type</text:p>
          </table:table-cell>
          <table:table-cell office:value-type="string" table:style-name="ce1">
            <text:p>Price refers to the acquisition price.</text:p>
          </table:table-cell>
          <table:table-cell table:style-name="ce1"/>
          <table:table-cell office:value-type="string" table:style-name="ce1">
            <text:p>eForms consultation</text:p>
          </table:table-cell>
          <table:table-cell table:style-name="ce1"/>
          <table:table-cell office:value-type="string" table:style-name="ce1">
            <text:p>BT-128</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54</text:p>
          </table:table-cell>
          <table:table-cell office:value-type="string" table:style-name="ce35">
            <text:p>Award Date Scheduled</text:p>
          </table:table-cell>
          <table:table-cell office:value-type="string" table:style-name="ce35">
            <text:p>Estimated time of the decision on the winner of the contract.</text:p>
          </table:table-cell>
          <table:table-cell table:style-name="ce35"/>
          <table:table-cell office:value-type="string" table:style-name="ce35">
            <text:p>Ontology proposal</text:p>
          </table:table-cell>
          <table:table-cell table:style-name="ce35"/>
          <table:table-cell office:value-type="string" table:style-name="ce35">
            <text:p>BT-142</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38]=&quot;YES&quot;;&quot;UC1;&quot;;&quot;&quot;);IF([.N38]=&quot;YES&quot;;&quot; UC2;&quot;;&quot;&quot;);IF([.O38]=&quot;YES&quot;;&quot; UC3&quot;;&quot;&quot;))" table:style-name="ce35"/>
          <table:table-cell office:value-type="string" office:string-value="e-Notification;" table:formula="of:=CONCATENATE(IF([.P38]=&quot;YES&quot;;&quot;e-Notification;&quot;;&quot;&quot;);IF([.Q38]=&quot;YES&quot;;&quot; e-Access;&quot;;&quot;&quot;);IF([.R38]=&quot;YES&quot;;&quot; e-Submission;&quot;;&quot;&quot;);IF([.S38]=&quot;YES&quot;;&quot; e-Evaluation;&quot;;&quot;&quot;);IF([.T38]=&quot;YES&quot;;&quot; e-Awarding;&quot;;&quot;&quot;);IF([.U38]=&quot;YES&quot;;&quot; e-Request;&quot;;&quot;&quot;);IF([.V38]=&quot;YES&quot;;&quot; e-Ordering;&quot;;&quot;&quot;);IF([.W38]=&quot;YES&quot;;&quot; e-Fulfiltment;&quot;;&quot;&quot;);IF([.X38]=&quot;YES&quot;;&quot; e-Invoicing;&quot;;&quot;&quot;);IF([.Y38]=&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35">
            <text:p>C-110</text:p>
          </table:table-cell>
          <table:table-cell office:value-type="string" table:style-name="ce35">
            <text:p>Awarded Contract</text:p>
          </table:table-cell>
          <table:table-cell office:value-type="string" table:style-name="ce35">
            <text:p>The decision on the winner of the procurement procedure has been taken.</text:p>
          </table:table-cell>
          <table:table-cell table:style-name="ce35"/>
          <table:table-cell office:value-type="string" table:style-name="ce35">
            <text:p>Ontology proposal</text:p>
          </table:table-cell>
          <table:table-cell office:value-type="string" table:style-name="ce35">
            <text:p>An indicator to specify whether a contract is awarded or not</text:p>
          </table:table-cell>
          <table:table-cell office:value-type="string" table:style-name="ce35">
            <text:p>BT-142</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UC1; UC3" table:formula="of:=CONCATENATE(IF([.M39]=&quot;YES&quot;;&quot;UC1;&quot;;&quot;&quot;);IF([.N39]=&quot;YES&quot;;&quot; UC2;&quot;;&quot;&quot;);IF([.O39]=&quot;YES&quot;;&quot; UC3&quot;;&quot;&quot;))" table:style-name="ce35">
            <text:p>UC1; UC3</text:p>
          </table:table-cell>
          <table:table-cell office:value-type="string" office:string-value="e-Notification; e-Awarding;" table:formula="of:=CONCATENATE(IF([.P39]=&quot;YES&quot;;&quot;e-Notification;&quot;;&quot;&quot;);IF([.Q39]=&quot;YES&quot;;&quot; e-Access;&quot;;&quot;&quot;);IF([.R39]=&quot;YES&quot;;&quot; e-Submission;&quot;;&quot;&quot;);IF([.S39]=&quot;YES&quot;;&quot; e-Evaluation;&quot;;&quot;&quot;);IF([.T39]=&quot;YES&quot;;&quot; e-Awarding;&quot;;&quot;&quot;);IF([.U39]=&quot;YES&quot;;&quot; e-Request;&quot;;&quot;&quot;);IF([.V39]=&quot;YES&quot;;&quot; e-Ordering;&quot;;&quot;&quot;);IF([.W39]=&quot;YES&quot;;&quot; e-Fulfiltment;&quot;;&quot;&quot;);IF([.X39]=&quot;YES&quot;;&quot; e-Invoicing;&quot;;&quot;&quot;);IF([.Y39]=&quot;YES&quot;;&quot; e-Payment;&quot;;&quot;&quot;))" table:style-name="ce35">
            <text:p>e-Notification; e-Awarding;</text:p>
          </table:table-cell>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10</text:p>
          </table:table-cell>
          <table:table-cell office:value-type="string" table:style-name="ce1">
            <text:p>Awarded Contract</text:p>
          </table:table-cell>
          <table:table-cell office:value-type="string" table:style-name="ce1">
            <text:p>Points to the body agreement where a tender has been awarded.</text:p>
          </table:table-cell>
          <table:table-cell table:style-name="ce1"/>
          <table:table-cell office:value-type="string" table:style-name="ce1">
            <text:p>PPROC Ontology</text:p>
          </table:table-cell>
          <table:table-cell office:value-type="string" table:style-name="ce1">
            <text:p><text:a xlink:href="http://contsem.unizar.es/def/sector-publico/pproc#awardAgreement">http://contsem.unizar.es/def/sector-publico/PPROC Ontology#awardAgreement</text:a></text:p>
          </table:table-cell>
          <table:table-cell office:value-type="string" table:style-name="ce1">
            <text:p>BT-142</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10</text:p>
          </table:table-cell>
          <table:table-cell office:value-type="string" table:style-name="ce1">
            <text:p>Awarded Contract</text:p>
          </table:table-cell>
          <table:table-cell office:value-type="string" table:style-name="ce1">
            <text:p>Property for awarded tender submitted by a bidder.</text:p>
          </table:table-cell>
          <table:table-cell table:style-name="ce1"/>
          <table:table-cell office:value-type="string" table:style-name="ce1">
            <text:p>PPROC Ontology</text:p>
          </table:table-cell>
          <table:table-cell office:value-type="string" table:style-name="ce1">
            <text:p><text:a xlink:href="http://purl.org/procurement/public-contracts#awardedTender">http://purl.org/procurement/public-contracts#awardedTender</text:a></text:p>
          </table:table-cell>
          <table:table-cell office:value-type="string" table:style-name="ce1">
            <text:p>BT-142</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10</text:p>
          </table:table-cell>
          <table:table-cell office:value-type="string" table:style-name="ce1">
            <text:p>Awarded Contract</text:p>
          </table:table-cell>
          <table:table-cell office:value-type="string" table:style-name="ce1">
            <text:p>A class to describe the awarding of a tender in a tendering process.</text:p>
          </table:table-cell>
          <table:table-cell table:style-name="ce1"/>
          <table:table-cell office:value-type="string" table:style-name="ce1">
            <text:p>UBL</text:p>
          </table:table-cell>
          <table:table-cell table:style-name="ce1"/>
          <table:table-cell office:value-type="string" table:style-name="ce1">
            <text:p>BT-142</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10</text:p>
          </table:table-cell>
          <table:table-cell office:value-type="string" table:style-name="ce1">
            <text:p>Awarded Contract</text:p>
          </table:table-cell>
          <table:table-cell office:value-type="string" table:style-name="ce1">
            <text:p>The awarded tendered project associated with this tender result.</text:p>
          </table:table-cell>
          <table:table-cell table:style-name="ce1"/>
          <table:table-cell office:value-type="string" table:style-name="ce1">
            <text:p>UBL</text:p>
          </table:table-cell>
          <table:table-cell table:style-name="ce1"/>
          <table:table-cell office:value-type="string" table:style-name="ce1">
            <text:p>BT-166</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67</text:p>
          </table:table-cell>
          <table:table-cell office:value-type="string" table:style-name="ce35">
            <text:p>Awarded To Group</text:p>
          </table:table-cell>
          <table:table-cell office:value-type="string" table:style-name="ce35">
            <text:p>The winner of the contract is Consortium, a Joint Venture or another type of group</text:p>
          </table:table-cell>
          <table:table-cell table:style-name="ce35"/>
          <table:table-cell office:value-type="string" table:style-name="ce35">
            <text:p>Ontology proposal</text:p>
          </table:table-cell>
          <table:table-cell office:value-type="string" table:style-name="ce35">
            <text:p>"Awarded To Group Indicator": an indicator to specify whether the procurement procedure is awarded to group EO (Economic Operator) or not).</text:p>
          </table:table-cell>
          <table:table-cell office:value-type="string" table:style-name="ce35">
            <text:p>BT-166</text:p>
          </table:table-cell>
          <table:table-cell office:value-type="string" table:content-validation-name="val7" table:style-name="ce35">
            <text:p>YES</text:p>
          </table:table-cell>
          <table:table-cell office:value-type="string" table:style-name="ce35">
            <text:p>Taking into account the BT, and the definition provided by ESPD for the same term, it has been considered that this is a good definition.</text:p>
          </table:table-cell>
          <table:table-cell table:style-name="ce35"/>
          <table:table-cell office:value-type="string" office:string-value="" table:formula="of:=CONCATENATE(IF([.M44]=&quot;YES&quot;;&quot;UC1;&quot;;&quot;&quot;);IF([.N44]=&quot;YES&quot;;&quot; UC2;&quot;;&quot;&quot;);IF([.O44]=&quot;YES&quot;;&quot; UC3&quot;;&quot;&quot;))" table:style-name="ce35"/>
          <table:table-cell office:value-type="string" office:string-value="e-Notification; e-Awarding;" table:formula="of:=CONCATENATE(IF([.P44]=&quot;YES&quot;;&quot;e-Notification;&quot;;&quot;&quot;);IF([.Q44]=&quot;YES&quot;;&quot; e-Access;&quot;;&quot;&quot;);IF([.R44]=&quot;YES&quot;;&quot; e-Submission;&quot;;&quot;&quot;);IF([.S44]=&quot;YES&quot;;&quot; e-Evaluation;&quot;;&quot;&quot;);IF([.T44]=&quot;YES&quot;;&quot; e-Awarding;&quot;;&quot;&quot;);IF([.U44]=&quot;YES&quot;;&quot; e-Request;&quot;;&quot;&quot;);IF([.V44]=&quot;YES&quot;;&quot; e-Ordering;&quot;;&quot;&quot;);IF([.W44]=&quot;YES&quot;;&quot; e-Fulfiltment;&quot;;&quot;&quot;);IF([.X44]=&quot;YES&quot;;&quot; e-Invoicing;&quot;;&quot;&quot;);IF([.Y44]=&quot;YES&quot;;&quot; e-Payment;&quot;;&quot;&quot;))" table:style-name="ce35">
            <text:p>e-Notification; e-Awarding;</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67</text:p>
          </table:table-cell>
          <table:table-cell office:value-type="string" table:style-name="ce1">
            <text:p>Awarded To Group</text:p>
          </table:table-cell>
          <table:table-cell office:value-type="string" table:style-name="ce1">
            <text:p>awarded to group EO</text:p>
          </table:table-cell>
          <table:table-cell table:style-name="ce1"/>
          <table:table-cell office:value-type="string" table:style-name="ce1">
            <text:p>OP internal working</text:p>
          </table:table-cell>
          <table:table-cell table:style-name="ce1"/>
          <table:table-cell office:value-type="string" table:style-name="ce1">
            <text:p>BT-165</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68</text:p>
          </table:table-cell>
          <table:table-cell office:value-type="string" table:style-name="ce35">
            <text:p>Awarded To SME</text:p>
          </table:table-cell>
          <table:table-cell office:value-type="string" table:style-name="ce35">
            <text:p>The winner of the contract is a SME (small or medium enterprise).</text:p>
          </table:table-cell>
          <table:table-cell table:style-name="ce35"/>
          <table:table-cell office:value-type="string" table:style-name="ce35">
            <text:p>Ontology proposal</text:p>
          </table:table-cell>
          <table:table-cell office:value-type="string" table:style-name="ce35">
            <text:p>An indicator to specify whether the procurement procedure is awarded to a SME or not)</text:p>
          </table:table-cell>
          <table:table-cell office:value-type="string" table:style-name="ce35">
            <text:p>BT-165</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46]=&quot;YES&quot;;&quot;UC1;&quot;;&quot;&quot;);IF([.N46]=&quot;YES&quot;;&quot; UC2;&quot;;&quot;&quot;);IF([.O46]=&quot;YES&quot;;&quot; UC3&quot;;&quot;&quot;))" table:style-name="ce35"/>
          <table:table-cell office:value-type="string" office:string-value="e-Notification; e-Awarding;" table:formula="of:=CONCATENATE(IF([.P46]=&quot;YES&quot;;&quot;e-Notification;&quot;;&quot;&quot;);IF([.Q46]=&quot;YES&quot;;&quot; e-Access;&quot;;&quot;&quot;);IF([.R46]=&quot;YES&quot;;&quot; e-Submission;&quot;;&quot;&quot;);IF([.S46]=&quot;YES&quot;;&quot; e-Evaluation;&quot;;&quot;&quot;);IF([.T46]=&quot;YES&quot;;&quot; e-Awarding;&quot;;&quot;&quot;);IF([.U46]=&quot;YES&quot;;&quot; e-Request;&quot;;&quot;&quot;);IF([.V46]=&quot;YES&quot;;&quot; e-Ordering;&quot;;&quot;&quot;);IF([.W46]=&quot;YES&quot;;&quot; e-Fulfiltment;&quot;;&quot;&quot;);IF([.X46]=&quot;YES&quot;;&quot; e-Invoicing;&quot;;&quot;&quot;);IF([.Y46]=&quot;YES&quot;;&quot; e-Payment;&quot;;&quot;&quot;))" table:style-name="ce35">
            <text:p>e-Notification; e-Awarding;</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68</text:p>
          </table:table-cell>
          <table:table-cell office:value-type="string" table:style-name="ce1">
            <text:p>Awarded To SME</text:p>
          </table:table-cell>
          <table:table-cell office:value-type="string" table:style-name="ce1">
            <text:p>awarded to SME winner</text:p>
          </table:table-cell>
          <table:table-cell table:style-name="ce1"/>
          <table:table-cell office:value-type="string" table:style-name="ce1">
            <text:p>OP internal working</text:p>
          </table:table-cell>
          <table:table-cell table:style-name="ce1"/>
          <table:table-cell office:value-type="string" table:style-name="ce1">
            <text:p>BT-164</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78</text:p>
          </table:table-cell>
          <table:table-cell office:value-type="string" table:style-name="ce35">
            <text:p>Bargain Purchase Value</text:p>
          </table:table-cell>
          <table:table-cell office:value-type="string" table:style-name="ce35">
            <text:p>The financial worth of a bargain purchase, taking advantage of a particularly advantageous opportunity available for a very short time at a price considerably lower than market prices.</text:p>
          </table:table-cell>
          <table:table-cell table:style-name="ce35"/>
          <table:table-cell office:value-type="string" table:style-name="ce35">
            <text:p>Ontology proposal</text:p>
          </table:table-cell>
          <table:table-cell office:value-type="string" table:style-name="ce35">
            <text:p>Based on the DIRECTIVE 2014/25/EU</text:p>
          </table:table-cell>
          <table:table-cell office:value-type="string" table:style-name="ce35">
            <text:p>BT-164</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48]=&quot;YES&quot;;&quot;UC1;&quot;;&quot;&quot;);IF([.N48]=&quot;YES&quot;;&quot; UC2;&quot;;&quot;&quot;);IF([.O48]=&quot;YES&quot;;&quot; UC3&quot;;&quot;&quot;))" table:style-name="ce35"/>
          <table:table-cell office:value-type="string" office:string-value="e-Notification;" table:formula="of:=CONCATENATE(IF([.P48]=&quot;YES&quot;;&quot;e-Notification;&quot;;&quot;&quot;);IF([.Q48]=&quot;YES&quot;;&quot; e-Access;&quot;;&quot;&quot;);IF([.R48]=&quot;YES&quot;;&quot; e-Submission;&quot;;&quot;&quot;);IF([.S48]=&quot;YES&quot;;&quot; e-Evaluation;&quot;;&quot;&quot;);IF([.T48]=&quot;YES&quot;;&quot; e-Awarding;&quot;;&quot;&quot;);IF([.U48]=&quot;YES&quot;;&quot; e-Request;&quot;;&quot;&quot;);IF([.V48]=&quot;YES&quot;;&quot; e-Ordering;&quot;;&quot;&quot;);IF([.W48]=&quot;YES&quot;;&quot; e-Fulfiltment;&quot;;&quot;&quot;);IF([.X48]=&quot;YES&quot;;&quot; e-Invoicing;&quot;;&quot;&quot;);IF([.Y48]=&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78</text:p>
          </table:table-cell>
          <table:table-cell office:value-type="string" table:style-name="ce1">
            <text:p>Bargain Purchase Value</text:p>
          </table:table-cell>
          <table:table-cell office:value-type="string" table:style-name="ce1">
            <text:p>Price paid for bargain purchases</text:p>
          </table:table-cell>
          <table:table-cell table:style-name="ce1"/>
          <table:table-cell office:value-type="string" table:style-name="ce1">
            <text:p>OP internal working</text:p>
          </table:table-cell>
          <table:table-cell table:style-name="ce1"/>
          <table:table-cell office:value-type="string" table:style-name="ce1">
            <text:p>BT-164</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78</text:p>
          </table:table-cell>
          <table:table-cell office:value-type="string" table:style-name="ce1">
            <text:p>Bargain Purchase Value</text:p>
          </table:table-cell>
          <table:table-cell office:value-type="string" table:style-name="ce1">
            <text:p>(...) for bargain purchases, where it is possible to procure supplies by taking advantage of a particularly advantageous opportunity available for a very short time at a price considerably lower than normal market prices;</text:p>
          </table:table-cell>
          <table:table-cell table:style-name="ce1"/>
          <table:table-cell office:value-type="string" table:style-name="ce1">
            <text:p>DIRECTIVE 2014/25/EU</text:p>
          </table:table-cell>
          <table:table-cell office:value-type="string" table:style-name="ce1">
            <text:p>Article 50 (h)</text:p>
          </table:table-cell>
          <table:table-cell table:style-name="ce1"/>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44</text:p>
          </table:table-cell>
          <table:table-cell office:value-type="string" table:style-name="ce35">
            <text:p>Buyer</text:p>
          </table:table-cell>
          <table:table-cell office:value-type="string" table:style-name="ce35">
            <text:p>The buyer is the entity whose budget will be used to purchase the goods. This may be different from the procuring entity who may be specified in the tender data.</text:p>
          </table:table-cell>
          <table:table-cell table:style-name="ce35"/>
          <table:table-cell office:value-type="string" table:style-name="ce35">
            <text:p>OCDS ontology</text:p>
          </table:table-cell>
          <table:table-cell office:value-type="string" table:style-name="ce35">
            <text:p>Voted WG 21/9/2017.</text:p>
            <text:p>http://standard.open-contracting.org/latest/en/schema/reference/#award</text:p>
          </table:table-cell>
          <table:table-cell table:style-name="ce35"/>
          <table:table-cell office:value-type="string" table:content-validation-name="val7" table:style-name="ce35">
            <text:p>YES</text:p>
          </table:table-cell>
          <table:table-cell office:value-type="string" table:style-name="ce35">
            <text:p>Taking into account the BT, and the definition provided by OCDS ontology for the same term, it has been considered that this is a good definition.</text:p>
          </table:table-cell>
          <table:table-cell office:value-type="string" table:style-name="ce35">
            <text:p>The party whose budget will be used to purchase the works, supplies or services.</text:p>
          </table:table-cell>
          <table:table-cell office:value-type="string" office:string-value="UC1; UC2; UC3" table:formula="of:=CONCATENATE(IF([.M51]=&quot;YES&quot;;&quot;UC1;&quot;;&quot;&quot;);IF([.N51]=&quot;YES&quot;;&quot; UC2;&quot;;&quot;&quot;);IF([.O51]=&quot;YES&quot;;&quot; UC3&quot;;&quot;&quot;))" table:style-name="ce35">
            <text:p>UC1; UC2; UC3</text:p>
          </table:table-cell>
          <table:table-cell office:value-type="string" office:string-value="e-Notification; e-Access; e-Submission; e-Evaluation; e-Awarding; e-Request; e-Ordering; e-Fulfiltment; e-Invoicing; e-Payment;" table:formula="of:=CONCATENATE(IF([.P51]=&quot;YES&quot;;&quot;e-Notification;&quot;;&quot;&quot;);IF([.Q51]=&quot;YES&quot;;&quot; e-Access;&quot;;&quot;&quot;);IF([.R51]=&quot;YES&quot;;&quot; e-Submission;&quot;;&quot;&quot;);IF([.S51]=&quot;YES&quot;;&quot; e-Evaluation;&quot;;&quot;&quot;);IF([.T51]=&quot;YES&quot;;&quot; e-Awarding;&quot;;&quot;&quot;);IF([.U51]=&quot;YES&quot;;&quot; e-Request;&quot;;&quot;&quot;);IF([.V51]=&quot;YES&quot;;&quot; e-Ordering;&quot;;&quot;&quot;);IF([.W51]=&quot;YES&quot;;&quot; e-Fulfiltment;&quot;;&quot;&quot;);IF([.X51]=&quot;YES&quot;;&quot; e-Invoicing;&quot;;&quot;&quot;);IF([.Y51]=&quot;YES&quot;;&quot; e-Payment;&quot;;&quot;&quot;))" table:style-name="ce35">
            <text:p>e-Notification; e-Access; e-Submission; e-Evaluation; e-Awarding; e-Request; e-Ordering; e-Fulfiltment; e-Invoicing; e-Payment;</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table:number-columns-repeated="16359"/>
        </table:table-row>
        <table:table-row table:style-name="ro17">
          <table:table-cell office:value-type="string" table:style-name="ce1">
            <text:p>C-044</text:p>
          </table:table-cell>
          <table:table-cell office:value-type="string" table:style-name="ce1">
            <text:p>Buyer</text:p>
          </table:table-cell>
          <table:table-cell office:value-type="string" table:style-name="ce1">
            <text:p>The entity managing the procurement. This may be different from the buyer who pays for, or uses, the items being procured.</text:p>
          </table:table-cell>
          <table:table-cell table:style-name="ce1"/>
          <table:table-cell office:value-type="string" table:style-name="ce1">
            <text:p>OCDS ontology</text:p>
          </table:table-cell>
          <table:table-cell office:value-type="string" table:style-name="ce1">
            <text:p><text:a xlink:href="http://standard.open-contracting.org/latest/en/schema/reference/#organizationreference">http://standard.open-contracting.org/latest/en/schema/reference/#organizationreference</text:a></text:p>
          </table:table-cell>
          <table:table-cell table:style-name="ce1"/>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4</text:p>
          </table:table-cell>
          <table:table-cell office:value-type="string" table:style-name="ce1">
            <text:p>Buyer</text:p>
          </table:table-cell>
          <table:table-cell office:value-type="string" table:style-name="ce1">
            <text:p>Body related to the contract</text:p>
          </table:table-cell>
          <table:table-cell table:style-name="ce1"/>
          <table:table-cell office:value-type="string" table:style-name="ce1">
            <text:p>PPROC Ontology</text:p>
          </table:table-cell>
          <table:table-cell office:value-type="string" table:style-name="ce1">
            <text:p>http://contsem.unizar.es/def/sector-publico/PPROC Ontology.html#ContractBodies</text:p>
          </table:table-cell>
          <table:table-cell table:style-name="ce1"/>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4</text:p>
          </table:table-cell>
          <table:table-cell office:value-type="string" table:style-name="ce1">
            <text:p>Buyer</text:p>
          </table:table-cell>
          <table:table-cell office:value-type="string" table:style-name="ce1">
            <text:p>Any authority of a State. A public authority is a type of public body, i.e. is a public body of a State apparatus, either at central and local level.</text:p>
          </table:table-cell>
          <table:table-cell table:style-name="ce1"/>
          <table:table-cell office:value-type="string" table:style-name="ce1">
            <text:p>LOTED Ontology</text:p>
          </table:table-cell>
          <table:table-cell office:value-type="string" table:style-name="ce1">
            <text:p>LOTED ontology (http://loted.eu/ontology)</text:p>
          </table:table-cell>
          <table:table-cell table:style-name="ce1"/>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4</text:p>
          </table:table-cell>
          <table:table-cell office:value-type="string" table:style-name="ce1">
            <text:p>Buyer</text:p>
          </table:table-cell>
          <table:table-cell office:value-type="string" table:style-name="ce1">
            <text:p>The contracting authority or contracting entity who is buying supplies, services or public works using a tendering procedure as described in the applicable directive (Directives 2014/24/EU, 2014/25/EU).</text:p>
          </table:table-cell>
          <table:table-cell table:style-name="ce1"/>
          <table:table-cell office:value-type="string" table:style-name="ce1">
            <text:p>e-Sens</text:p>
          </table:table-cell>
          <table:table-cell table:number-columns-repeated="2" table:style-name="ce1"/>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4</text:p>
          </table:table-cell>
          <table:table-cell office:value-type="string" table:style-name="ce1">
            <text:p>Buyer</text:p>
          </table:table-cell>
          <table:table-cell office:value-type="string" table:style-name="ce1">
            <text:p>An entity which pursues one of the activities referred to in Annex II and award a concession for the pursuit of one of those activities, and which are one of the following: (a) State, regional or local authorities, bodies governed by public law or associations formed by one or more such authorities or one or more such bodies governed by public law; (b) public undertakings as defined in paragraph 4 of this Article; (c) entities other than those referred to in points (a) and (b) of this paragraph, but which operate on the basis of special or exclusive rights, granted for the exercise of one of the activities referred to in Annex II.</text:p>
          </table:table-cell>
          <table:table-cell table:style-name="ce1"/>
          <table:table-cell office:value-type="string" table:style-name="ce1">
            <text:p>DIRECTIVE 2014/23/EU</text:p>
          </table:table-cell>
          <table:table-cell office:value-type="string" table:style-name="ce1">
            <text:p>Article 7</text:p>
          </table:table-cell>
          <table:table-cell table:style-name="ce1"/>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4</text:p>
          </table:table-cell>
          <table:table-cell office:value-type="string" table:style-name="ce1">
            <text:p>Buyer</text:p>
          </table:table-cell>
          <table:table-cell office:value-type="string" table:style-name="ce1">
            <text:p>Entities which: (a) are contracting authorities or public undertakings and which pursue one of the activities referred to in Articles 8 to 14; (b) when they are not contracting authorities or public undertakings, have as one of their activities any of the activities referred to in Articles 8 to 14, or any combination thereof and operate on the basis of special or exclusive rights granted by a competent authority of a Member State.</text:p>
          </table:table-cell>
          <table:table-cell table:style-name="ce1"/>
          <table:table-cell office:value-type="string" table:style-name="ce1">
            <text:p>DIRECTIVE 2014/25/EU</text:p>
          </table:table-cell>
          <table:table-cell office:value-type="string" table:style-name="ce1">
            <text:p>Article 4</text:p>
          </table:table-cell>
          <table:table-cell table:style-name="ce1"/>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4</text:p>
          </table:table-cell>
          <table:table-cell office:value-type="string" table:style-name="ce1">
            <text:p>Buyer</text:p>
          </table:table-cell>
          <table:table-cell office:value-type="string" table:style-name="ce1">
            <text:p>A class representing the contracting authority or contracting entity who is buying supplies, services or public works using a tendering procedure as described in the applicable directive (Directives 2014/24/EU, 2014/25/EU)</text:p>
          </table:table-cell>
          <table:table-cell table:style-name="ce1"/>
          <table:table-cell office:value-type="string" table:style-name="ce1">
            <text:p>ESPD</text:p>
          </table:table-cell>
          <table:table-cell office:value-type="string" table:style-name="ce1">
            <text:p>Survey MS15/9/2017</text:p>
          </table:table-cell>
          <table:table-cell table:style-name="ce1"/>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4</text:p>
          </table:table-cell>
          <table:table-cell office:value-type="string" table:style-name="ce1">
            <text:p>Buyer</text:p>
          </table:table-cell>
          <table:table-cell office:value-type="string" table:style-name="ce1">
            <text:p>A contracting authority providing centralised purchasing activities and, possibly, ancillary purchasing activities.</text:p>
          </table:table-cell>
          <table:table-cell table:style-name="ce1"/>
          <table:table-cell office:value-type="string" table:style-name="ce1">
            <text:p>DIRECTIVE 2014/24/EU</text:p>
          </table:table-cell>
          <table:table-cell office:value-type="string" table:style-name="ce1">
            <text:p>Whereas 16</text:p>
          </table:table-cell>
          <table:table-cell table:style-name="ce1"/>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4</text:p>
          </table:table-cell>
          <table:table-cell office:value-type="string" table:style-name="ce1">
            <text:p>Buyer</text:p>
          </table:table-cell>
          <table:table-cell office:value-type="string" table:style-name="ce1">
            <text:p>A role played by an entity operating in ordinary sectors in the context of any procurement competitive process.</text:p>
          </table:table-cell>
          <table:table-cell table:style-name="ce1"/>
          <table:table-cell office:value-type="string" table:style-name="ce1">
            <text:p>LOTED Ontology</text:p>
          </table:table-cell>
          <table:table-cell office:value-type="string" table:style-name="ce1">
            <text:p><text:a xlink:href="http://loted.eu/ontology">http://loted.eu/ontology</text:a></text:p>
          </table:table-cell>
          <table:table-cell table:style-name="ce1"/>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4</text:p>
          </table:table-cell>
          <table:table-cell office:value-type="string" table:style-name="ce1">
            <text:p>Buyer</text:p>
          </table:table-cell>
          <table:table-cell office:value-type="string" table:style-name="ce1">
            <text:p>State, regional or local authorities, bodies governed by public law or associations formed by one or more such authorities or one or more such bodies governed by public law.</text:p>
          </table:table-cell>
          <table:table-cell table:style-name="ce1"/>
          <table:table-cell office:value-type="string" table:style-name="ce1">
            <text:p>DIRECTIVE 2014/24/EU</text:p>
          </table:table-cell>
          <table:table-cell office:value-type="string" table:style-name="ce1">
            <text:p>Article 2</text:p>
          </table:table-cell>
          <table:table-cell table:style-name="ce1"/>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4</text:p>
          </table:table-cell>
          <table:table-cell office:value-type="string" table:style-name="ce1">
            <text:p>Buyer</text:p>
          </table:table-cell>
          <table:table-cell office:value-type="string" table:style-name="ce1">
            <text:p>The contracting authority specifies the business entity which issues the contract.</text:p>
          </table:table-cell>
          <table:table-cell table:style-name="ce1"/>
          <table:table-cell office:value-type="string" table:style-name="ce1">
            <text:p>OCDS ontology</text:p>
          </table:table-cell>
          <table:table-cell office:value-type="string" table:style-name="ce1">
            <text:p><text:a xlink:href="https://github.com/opendatacz/public-contracts-ontology/blob/wiki/Cookbook_Contracting_authority.md">https://github.com/opendatacz/public-contracts-ontology/blob/wiki/Cookbook_Contracting_authority.md</text:a></text:p>
          </table:table-cell>
          <table:table-cell table:style-name="ce1"/>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44</text:p>
          </table:table-cell>
          <table:table-cell office:value-type="string" table:style-name="ce35">
            <text:p>Buyer <text:s/>Party</text:p>
          </table:table-cell>
          <table:table-cell office:value-type="string" table:style-name="ce35">
            <text:p>The coordinates and identifiers relating to the organisation(s) that are procuring works, supplies and services.</text:p>
          </table:table-cell>
          <table:table-cell table:style-name="ce35"/>
          <table:table-cell office:value-type="string" table:style-name="ce35">
            <text:p>Ontology proposal</text:p>
          </table:table-cell>
          <table:table-cell table:style-name="ce35"/>
          <table:table-cell office:value-type="string" table:style-name="ce35">
            <text:p>BG-10</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63]=&quot;YES&quot;;&quot;UC1;&quot;;&quot;&quot;);IF([.N63]=&quot;YES&quot;;&quot; UC2;&quot;;&quot;&quot;);IF([.O63]=&quot;YES&quot;;&quot; UC3&quot;;&quot;&quot;))" table:style-name="ce35"/>
          <table:table-cell office:value-type="string" office:string-value="" table:formula="of:=CONCATENATE(IF([.P63]=&quot;YES&quot;;&quot;e-Notification;&quot;;&quot;&quot;);IF([.Q63]=&quot;YES&quot;;&quot; e-Access;&quot;;&quot;&quot;);IF([.R63]=&quot;YES&quot;;&quot; e-Submission;&quot;;&quot;&quot;);IF([.S63]=&quot;YES&quot;;&quot; e-Evaluation;&quot;;&quot;&quot;);IF([.T63]=&quot;YES&quot;;&quot; e-Awarding;&quot;;&quot;&quot;);IF([.U63]=&quot;YES&quot;;&quot; e-Request;&quot;;&quot;&quot;);IF([.V63]=&quot;YES&quot;;&quot; e-Ordering;&quot;;&quot;&quot;);IF([.W63]=&quot;YES&quot;;&quot; e-Fulfiltment;&quot;;&quot;&quot;);IF([.X63]=&quot;YES&quot;;&quot; e-Invoicing;&quot;;&quot;&quot;);IF([.Y63]=&quot;YES&quot;;&quot; e-Payment;&quot;;&quot;&quot;))"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44</text:p>
          </table:table-cell>
          <table:table-cell office:value-type="string" table:style-name="ce1">
            <text:p>Buyer <text:s/>Party</text:p>
          </table:table-cell>
          <table:table-cell office:value-type="string" table:style-name="ce1">
            <text:p>A concept to describe the buyer with the information about the contacting point and the address of this buyer</text:p>
          </table:table-cell>
          <table:table-cell table:style-name="ce1"/>
          <table:table-cell office:value-type="string" table:style-name="ce1">
            <text:p>OP internal working</text:p>
          </table:table-cell>
          <table:table-cell table:number-columns-repeated="2" table:style-name="ce1"/>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4</text:p>
          </table:table-cell>
          <table:table-cell office:value-type="string" table:style-name="ce1">
            <text:p>Buyer <text:s/>Party</text:p>
          </table:table-cell>
          <table:table-cell office:value-type="string" table:style-name="ce1">
            <text:p>a party that acquires, or agrees to acquire, ownership (in case of goods), or benefit or usage (in case of services), in exchange for money or other consideration under a contract of sale</text:p>
          </table:table-cell>
          <table:table-cell table:style-name="ce1"/>
          <table:table-cell office:value-type="string" table:style-name="ce1">
            <text:p>Financial Industry Business Ontology</text:p>
          </table:table-cell>
          <table:table-cell table:number-columns-repeated="2" table:style-name="ce1"/>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4</text:p>
          </table:table-cell>
          <table:table-cell office:value-type="string" table:style-name="ce1">
            <text:p>Buyer <text:s/>Party</text:p>
          </table:table-cell>
          <table:table-cell office:value-type="string" table:style-name="ce1">
            <text:p>It represents the organization. One organization maycomprise several sub-organizations and any organization may have one or moreorganizational units.</text:p>
          </table:table-cell>
          <table:table-cell table:style-name="ce1"/>
          <table:table-cell office:value-type="string" table:style-name="ce1">
            <text:p>ISA CORE VOCABULARIES</text:p>
          </table:table-cell>
          <table:table-cell table:number-columns-repeated="2" table:style-name="ce1"/>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4</text:p>
          </table:table-cell>
          <table:table-cell office:value-type="string" table:style-name="ce1">
            <text:p>Buyer <text:s/>Party</text:p>
          </table:table-cell>
          <table:table-cell office:value-type="string" table:style-name="ce1">
            <text:p>Each of the parties (organizations or other participants) referenced in a release must be included in the parties section.</text:p>
          </table:table-cell>
          <table:table-cell table:style-name="ce1"/>
          <table:table-cell office:value-type="string" table:style-name="ce1">
            <text:p>OCDS ontology</text:p>
          </table:table-cell>
          <table:table-cell table:number-columns-repeated="2" table:style-name="ce1"/>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4</text:p>
          </table:table-cell>
          <table:table-cell office:value-type="string" table:style-name="ce1">
            <text:p>Buyer <text:s/>Party</text:p>
          </table:table-cell>
          <table:table-cell office:value-type="string" table:style-name="ce1">
            <text:p>A class representing the contracting authority or contracting entity who is buying supplies, services or public works using a tendering procedure as described in the applicable directive (Directives 2014/24/EU, 2014/25/EU).</text:p>
          </table:table-cell>
          <table:table-cell table:style-name="ce1"/>
          <table:table-cell office:value-type="string" table:style-name="ce1">
            <text:p>UBL</text:p>
          </table:table-cell>
          <table:table-cell table:style-name="ce1"/>
          <table:table-cell office:value-type="string" table:style-name="ce1">
            <text:p>BT-508</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28</text:p>
          </table:table-cell>
          <table:table-cell office:value-type="string" table:style-name="ce35">
            <text:p>Buyer Profile</text:p>
          </table:table-cell>
          <table:table-cell office:value-type="string" table:style-name="ce35">
            <text:p>Website address where the buyer publishes information regarding procurement processes, such as procurement notices, contract award notices, prior information notices, etc.</text:p>
          </table:table-cell>
          <table:table-cell table:style-name="ce35"/>
          <table:table-cell office:value-type="string" table:style-name="ce35">
            <text:p>Ontology proposal</text:p>
          </table:table-cell>
          <table:table-cell table:style-name="ce35"/>
          <table:table-cell office:value-type="string" table:style-name="ce35">
            <text:p>BT-508</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69]=&quot;YES&quot;;&quot;UC1;&quot;;&quot;&quot;);IF([.N69]=&quot;YES&quot;;&quot; UC2;&quot;;&quot;&quot;);IF([.O69]=&quot;YES&quot;;&quot; UC3&quot;;&quot;&quot;))" table:style-name="ce35"/>
          <table:table-cell office:value-type="string" office:string-value="e-Notification; e-Access;" table:formula="of:=CONCATENATE(IF([.P69]=&quot;YES&quot;;&quot;e-Notification;&quot;;&quot;&quot;);IF([.Q69]=&quot;YES&quot;;&quot; e-Access;&quot;;&quot;&quot;);IF([.R69]=&quot;YES&quot;;&quot; e-Submission;&quot;;&quot;&quot;);IF([.S69]=&quot;YES&quot;;&quot; e-Evaluation;&quot;;&quot;&quot;);IF([.T69]=&quot;YES&quot;;&quot; e-Awarding;&quot;;&quot;&quot;);IF([.U69]=&quot;YES&quot;;&quot; e-Request;&quot;;&quot;&quot;);IF([.V69]=&quot;YES&quot;;&quot; e-Ordering;&quot;;&quot;&quot;);IF([.W69]=&quot;YES&quot;;&quot; e-Fulfiltment;&quot;;&quot;&quot;);IF([.X69]=&quot;YES&quot;;&quot; e-Invoicing;&quot;;&quot;&quot;);IF([.Y69]=&quot;YES&quot;;&quot; e-Payment;&quot;;&quot;&quot;))" table:style-name="ce35">
            <text:p>e-Notification; e-Access;</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28</text:p>
          </table:table-cell>
          <table:table-cell office:value-type="string" table:style-name="ce1">
            <text:p>Buyer Profile</text:p>
          </table:table-cell>
          <table:table-cell office:value-type="string" table:style-name="ce1">
            <text:p>Internet address of the ‘buyer profile’ (URL).</text:p>
          </table:table-cell>
          <table:table-cell table:style-name="ce1"/>
          <table:table-cell office:value-type="string" table:style-name="ce1">
            <text:p>DIRECTIVE 2014/24/EU</text:p>
          </table:table-cell>
          <table:table-cell office:value-type="string" table:style-name="ce1">
            <text:p>ANNEX V PART A Information to be included in notices of the publication of a prior information notice on a buyer profile</text:p>
          </table:table-cell>
          <table:table-cell office:value-type="string" table:style-name="ce1">
            <text:p>BT-508</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28</text:p>
          </table:table-cell>
          <table:table-cell office:value-type="string" table:style-name="ce1">
            <text:p>Buyer Profile</text:p>
          </table:table-cell>
          <table:table-cell office:value-type="string" table:style-name="ce1">
            <text:p>The buyer profile is typically located on a web site where the contracting party publishes its procurement opportunities</text:p>
          </table:table-cell>
          <table:table-cell table:style-name="ce1"/>
          <table:table-cell office:value-type="string" table:style-name="ce1">
            <text:p>UBL</text:p>
          </table:table-cell>
          <table:table-cell table:style-name="ce1"/>
          <table:table-cell office:value-type="string" table:style-name="ce1">
            <text:p>BT-508</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28</text:p>
          </table:table-cell>
          <table:table-cell office:value-type="string" table:style-name="ce1">
            <text:p>Buyer Profile</text:p>
          </table:table-cell>
          <table:table-cell office:value-type="string" table:style-name="ce1">
            <text:p>Address of the buyer profile: (URL)</text:p>
          </table:table-cell>
          <table:table-cell table:style-name="ce1"/>
          <table:table-cell office:value-type="string" table:style-name="ce1">
            <text:p>eForms consultation</text:p>
          </table:table-cell>
          <table:table-cell table:style-name="ce1"/>
          <table:table-cell office:value-type="string" table:style-name="ce1">
            <text:p>BT-08</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47</text:p>
          </table:table-cell>
          <table:table-cell office:value-type="string" table:style-name="ce35">
            <text:p>Buyer Role</text:p>
          </table:table-cell>
          <table:table-cell office:value-type="string" table:style-name="ce35">
            <text:p>It identifies the function of the buyer in this procurement process.</text:p>
          </table:table-cell>
          <table:table-cell table:style-name="ce35"/>
          <table:table-cell office:value-type="string" table:style-name="ce35">
            <text:p>Ontology proposal</text:p>
          </table:table-cell>
          <table:table-cell office:value-type="string" table:style-name="ce35">
            <text:p>Based on the OP internal working.</text:p>
            <text:p>Possible roles of the buyer: sole contractor; central purchasing body; capacity of the buyer to buy for others, on behalf of others or jointly with others, etc.</text:p>
          </table:table-cell>
          <table:table-cell office:value-type="string" table:style-name="ce35">
            <text:p>BT-08</text:p>
          </table:table-cell>
          <table:table-cell office:value-type="string" table:content-validation-name="val7" table:style-name="ce35">
            <text:p>YES</text:p>
          </table:table-cell>
          <table:table-cell office:value-type="string" table:style-name="ce35">
            <text:p>Taking into account the BT, and the definition provided by the OP internal working for the same term, it has been considered that this is a good definition.</text:p>
          </table:table-cell>
          <table:table-cell table:style-name="ce35"/>
          <table:table-cell office:value-type="string" office:string-value="" table:formula="of:=CONCATENATE(IF([.M73]=&quot;YES&quot;;&quot;UC1;&quot;;&quot;&quot;);IF([.N73]=&quot;YES&quot;;&quot; UC2;&quot;;&quot;&quot;);IF([.O73]=&quot;YES&quot;;&quot; UC3&quot;;&quot;&quot;))" table:style-name="ce35"/>
          <table:table-cell office:value-type="string" office:string-value="e-Notification;" table:formula="of:=CONCATENATE(IF([.P73]=&quot;YES&quot;;&quot;e-Notification;&quot;;&quot;&quot;);IF([.Q73]=&quot;YES&quot;;&quot; e-Access;&quot;;&quot;&quot;);IF([.R73]=&quot;YES&quot;;&quot; e-Submission;&quot;;&quot;&quot;);IF([.S73]=&quot;YES&quot;;&quot; e-Evaluation;&quot;;&quot;&quot;);IF([.T73]=&quot;YES&quot;;&quot; e-Awarding;&quot;;&quot;&quot;);IF([.U73]=&quot;YES&quot;;&quot; e-Request;&quot;;&quot;&quot;);IF([.V73]=&quot;YES&quot;;&quot; e-Ordering;&quot;;&quot;&quot;);IF([.W73]=&quot;YES&quot;;&quot; e-Fulfiltment;&quot;;&quot;&quot;);IF([.X73]=&quot;YES&quot;;&quot; e-Invoicing;&quot;;&quot;&quot;);IF([.Y73]=&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47</text:p>
          </table:table-cell>
          <table:table-cell office:value-type="string" table:style-name="ce1">
            <text:p>Buyer Role</text:p>
          </table:table-cell>
          <table:table-cell office:value-type="string" table:style-name="ce1">
            <text:p>Capacity of the buyer to buy for others/on behal of others together with others.</text:p>
          </table:table-cell>
          <table:table-cell table:style-name="ce1"/>
          <table:table-cell office:value-type="string" table:style-name="ce1">
            <text:p>OP internal working</text:p>
          </table:table-cell>
          <table:table-cell table:style-name="ce1"/>
          <table:table-cell office:value-type="string" table:style-name="ce1">
            <text:p>BT-08</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7</text:p>
          </table:table-cell>
          <table:table-cell office:value-type="string" table:style-name="ce1">
            <text:p>Buyer Role</text:p>
          </table:table-cell>
          <table:table-cell office:value-type="string" table:style-name="ce1">
            <text:p>The buyer is a central purchasing body: ◯ yes ◯ no</text:p>
          </table:table-cell>
          <table:table-cell table:style-name="ce1"/>
          <table:table-cell office:value-type="string" table:style-name="ce1">
            <text:p>eForms consultation</text:p>
          </table:table-cell>
          <table:table-cell table:style-name="ce1"/>
          <table:table-cell office:value-type="string" table:style-name="ce1">
            <text:p>BT-08</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7</text:p>
          </table:table-cell>
          <table:table-cell office:value-type="string" table:style-name="ce1">
            <text:p>Buyer Role</text:p>
          </table:table-cell>
          <table:table-cell office:value-type="string" table:style-name="ce1">
            <text:p>The buyer is a central purchasing body or acts on behalf of another or participates in a joint procurement or as no speciifed role.</text:p>
          </table:table-cell>
          <table:table-cell table:style-name="ce1"/>
          <table:table-cell office:value-type="string" table:style-name="ce1">
            <text:p>eForms consultation</text:p>
          </table:table-cell>
          <table:table-cell table:style-name="ce1"/>
          <table:table-cell office:value-type="string" table:style-name="ce1">
            <text:p>BT-08</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7</text:p>
          </table:table-cell>
          <table:table-cell office:value-type="string" table:style-name="ce1">
            <text:p>Buyer Role</text:p>
          </table:table-cell>
          <table:table-cell office:value-type="string" table:style-name="ce1">
            <text:p>• If the buyer is acquiring goods or services intended for other buyers, no other buyers need to be specified in the notice. (2014/24/EU Art. 2(1) 14a and Art. 37(1) first subparagraph.)</text:p>
            <text:p>• If the buyer is awarding public contracts intended for other buyers, these buyers must be indicated in this</text:p>
            <text:p>section.</text:p>
            <text:p>• If the buyer is concluding a framework agreement or a dynamic purchasing system intended for other buyers,</text:p>
            <text:p>these buyers must be clearly indicated in this section or in the techniques section (...).</text:p>
            <text:p>In case of dynamic purchasing systems, other buyers can join the system later (...).</text:p>
            <text:p>This box should not be ticked if the procurement is not intended for other buyers.</text:p>
          </table:table-cell>
          <table:table-cell table:style-name="ce1"/>
          <table:table-cell office:value-type="string" table:style-name="ce1">
            <text:p>eForms consultation</text:p>
          </table:table-cell>
          <table:table-cell table:style-name="ce1"/>
          <table:table-cell office:value-type="string" table:style-name="ce1">
            <text:p>BT-62</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79</text:p>
          </table:table-cell>
          <table:table-cell office:value-type="string" table:style-name="ce35">
            <text:p>Calculation Method Value</text:p>
          </table:table-cell>
          <table:table-cell office:value-type="string" table:style-name="ce35">
            <text:p>The technique used for determining the estimated cost of the concession.</text:p>
          </table:table-cell>
          <table:table-cell table:style-name="ce35"/>
          <table:table-cell office:value-type="string" table:style-name="ce35">
            <text:p>eForms consultation</text:p>
          </table:table-cell>
          <table:table-cell table:style-name="ce35"/>
          <table:table-cell office:value-type="string" table:style-name="ce35">
            <text:p>BT-62</text:p>
          </table:table-cell>
          <table:table-cell office:value-type="string" table:content-validation-name="val7" table:style-name="ce35">
            <text:p>YES</text:p>
          </table:table-cell>
          <table:table-cell office:value-type="string" table:style-name="ce35">
            <text:p>Taking into account the BT, and the definition provided by the eForms consultation for the same term, it has been considered that this is a good definition.</text:p>
          </table:table-cell>
          <table:table-cell table:style-name="ce35"/>
          <table:table-cell office:value-type="string" office:string-value="" table:formula="of:=CONCATENATE(IF([.M78]=&quot;YES&quot;;&quot;UC1;&quot;;&quot;&quot;);IF([.N78]=&quot;YES&quot;;&quot; UC2;&quot;;&quot;&quot;);IF([.O78]=&quot;YES&quot;;&quot; UC3&quot;;&quot;&quot;))" table:style-name="ce35"/>
          <table:table-cell office:value-type="string" office:string-value="e-Notification;" table:formula="of:=CONCATENATE(IF([.P78]=&quot;YES&quot;;&quot;e-Notification;&quot;;&quot;&quot;);IF([.Q78]=&quot;YES&quot;;&quot; e-Access;&quot;;&quot;&quot;);IF([.R78]=&quot;YES&quot;;&quot; e-Submission;&quot;;&quot;&quot;);IF([.S78]=&quot;YES&quot;;&quot; e-Evaluation;&quot;;&quot;&quot;);IF([.T78]=&quot;YES&quot;;&quot; e-Awarding;&quot;;&quot;&quot;);IF([.U78]=&quot;YES&quot;;&quot; e-Request;&quot;;&quot;&quot;);IF([.V78]=&quot;YES&quot;;&quot; e-Ordering;&quot;;&quot;&quot;);IF([.W78]=&quot;YES&quot;;&quot; e-Fulfiltment;&quot;;&quot;&quot;);IF([.X78]=&quot;YES&quot;;&quot; e-Invoicing;&quot;;&quot;&quot;);IF([.Y78]=&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79</text:p>
          </table:table-cell>
          <table:table-cell office:value-type="string" table:style-name="ce1">
            <text:p>Calculation Method Value</text:p>
          </table:table-cell>
          <table:table-cell office:value-type="string" table:style-name="ce1">
            <text:p>In accordance with the calculation method set out in the GPA, the determination of such values shall be based on the average daily values of those currencies corresponding to the applicable threshold expressed in euro over the 24 months terminating on 31 August preceding the revision with effect from 1 January.</text:p>
          </table:table-cell>
          <table:table-cell table:style-name="ce1"/>
          <table:table-cell office:value-type="string" table:style-name="ce1">
            <text:p>DIRECTIVE 2014/23/EU</text:p>
          </table:table-cell>
          <table:table-cell office:value-type="string" table:style-name="ce1">
            <text:p>Article 9 (2)</text:p>
          </table:table-cell>
          <table:table-cell office:value-type="string" table:style-name="ce1">
            <text:p>BT-62</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79</text:p>
          </table:table-cell>
          <table:table-cell office:value-type="string" table:style-name="ce1">
            <text:p>Calculation Method Value</text:p>
          </table:table-cell>
          <table:table-cell office:value-type="string" table:style-name="ce1">
            <text:p>Method used for calculating the estimated value of</text:p>
            <text:p>the concession</text:p>
          </table:table-cell>
          <table:table-cell table:style-name="ce1"/>
          <table:table-cell office:value-type="string" table:style-name="ce1">
            <text:p>eForms consultation</text:p>
          </table:table-cell>
          <table:table-cell table:number-columns-repeated="2" table:style-name="ce1"/>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06</text:p>
          </table:table-cell>
          <table:table-cell office:value-type="string" table:style-name="ce35">
            <text:p>Call For Tenders</text:p>
          </table:table-cell>
          <table:table-cell office:value-type="string" table:style-name="ce35">
            <text:p>A document that specifies the object of the procurement and any procurement criteria, the publication of which is the initiating step of a competitive tendering process in which economic operators are invited to submit bids</text:p>
          </table:table-cell>
          <table:table-cell table:style-name="ce35"/>
          <table:table-cell office:value-type="string" table:style-name="ce35">
            <text:p>Ontology proposal</text:p>
          </table:table-cell>
          <table:table-cell office:value-type="string" table:style-name="ce35">
            <text:p>Definition based on the OP internal working.</text:p>
          </table:table-cell>
          <table:table-cell table:style-name="ce35"/>
          <table:table-cell office:value-type="string" table:content-validation-name="val7" table:style-name="ce35">
            <text:p>YES</text:p>
          </table:table-cell>
          <table:table-cell office:value-type="string" table:style-name="ce35">
            <text:p>Taking into account the BT, and the definition provided by the OP internal working for the same term, it has been considered that this is a good definition.</text:p>
          </table:table-cell>
          <table:table-cell table:style-name="ce35"/>
          <table:table-cell office:value-type="string" office:string-value="UC1; UC2;" table:formula="of:=CONCATENATE(IF([.M81]=&quot;YES&quot;;&quot;UC1;&quot;;&quot;&quot;);IF([.N81]=&quot;YES&quot;;&quot; UC2;&quot;;&quot;&quot;);IF([.O81]=&quot;YES&quot;;&quot; UC3&quot;;&quot;&quot;))" table:style-name="ce35">
            <text:p>UC1; UC2;</text:p>
          </table:table-cell>
          <table:table-cell office:value-type="string" office:string-value="e-Notification; e-Access;" table:formula="of:=CONCATENATE(IF([.P81]=&quot;YES&quot;;&quot;e-Notification;&quot;;&quot;&quot;);IF([.Q81]=&quot;YES&quot;;&quot; e-Access;&quot;;&quot;&quot;);IF([.R81]=&quot;YES&quot;;&quot; e-Submission;&quot;;&quot;&quot;);IF([.S81]=&quot;YES&quot;;&quot; e-Evaluation;&quot;;&quot;&quot;);IF([.T81]=&quot;YES&quot;;&quot; e-Awarding;&quot;;&quot;&quot;);IF([.U81]=&quot;YES&quot;;&quot; e-Request;&quot;;&quot;&quot;);IF([.V81]=&quot;YES&quot;;&quot; e-Ordering;&quot;;&quot;&quot;);IF([.W81]=&quot;YES&quot;;&quot; e-Fulfiltment;&quot;;&quot;&quot;);IF([.X81]=&quot;YES&quot;;&quot; e-Invoicing;&quot;;&quot;&quot;);IF([.Y81]=&quot;YES&quot;;&quot; e-Payment;&quot;;&quot;&quot;))" table:style-name="ce35">
            <text:p>e-Notification; e-Access;</text:p>
          </table:table-cell>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06</text:p>
          </table:table-cell>
          <table:table-cell office:value-type="string" table:style-name="ce1">
            <text:p>Call For Tenders</text:p>
          </table:table-cell>
          <table:table-cell office:value-type="string" table:style-name="ce1">
            <text:p>A Document that specifies the object of the procurement and any procurement criteria, the publication of which is the initiating step of a competitive tendering process in which qualified suppliers or contractors are invited to submit sealed bids for construction or for supply of specific and clearly defined goods or services during a specified timeframe.</text:p>
          </table:table-cell>
          <table:table-cell table:style-name="ce1"/>
          <table:table-cell office:value-type="string" table:style-name="ce1">
            <text:p>OP internal working</text:p>
          </table:table-cell>
          <table:table-cell table:number-columns-repeated="2" table:style-name="ce1"/>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6</text:p>
          </table:table-cell>
          <table:table-cell office:value-type="string" table:style-name="ce1">
            <text:p>Call For Tenders</text:p>
          </table:table-cell>
          <table:table-cell office:value-type="string" table:style-name="ce1">
            <text:p>A document used by a contracting party to define a procurement project to buy goods, services, or works during a specified period.</text:p>
          </table:table-cell>
          <table:table-cell table:style-name="ce1"/>
          <table:table-cell office:value-type="string" table:style-name="ce1">
            <text:p>UBL</text:p>
          </table:table-cell>
          <table:table-cell table:number-columns-repeated="2" table:style-name="ce1"/>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07</text:p>
          </table:table-cell>
          <table:table-cell office:value-type="string" table:style-name="ce35">
            <text:p>Candidate</text:p>
          </table:table-cell>
          <table:table-cell office:value-type="string" table:style-name="ce35">
            <text:p>An economic operator that has sought an invitation or has been invited to take part in a two-phased procurement procedure</text:p>
          </table:table-cell>
          <table:table-cell table:style-name="ce35"/>
          <table:table-cell office:value-type="string" table:style-name="ce35">
            <text:p>Ontology proposal</text:p>
          </table:table-cell>
          <table:table-cell office:value-type="string" table:style-name="ce35">
            <text:p>Definition based on eForms consultation and on DIRECTIVE 2014/24/EU</text:p>
            <text:p>Candidate is a specialisation of economic operator</text:p>
          </table:table-cell>
          <table:table-cell table:style-name="ce35"/>
          <table:table-cell office:value-type="string" table:content-validation-name="val7" table:style-name="ce35">
            <text:p>YES</text:p>
          </table:table-cell>
          <table:table-cell office:value-type="string" table:style-name="ce35">
            <text:p>When there is more than one Source that refers to the BT in question, it is possible to get a better and/or complete definition by combining these sources. In that case, the information of the directive has been complemented by the definition given in the eForms consultation.</text:p>
          </table:table-cell>
          <table:table-cell table:style-name="ce35"/>
          <table:table-cell office:value-type="string" office:string-value="UC1; UC2;" table:formula="of:=CONCATENATE(IF([.M84]=&quot;YES&quot;;&quot;UC1;&quot;;&quot;&quot;);IF([.N84]=&quot;YES&quot;;&quot; UC2;&quot;;&quot;&quot;);IF([.O84]=&quot;YES&quot;;&quot; UC3&quot;;&quot;&quot;))" table:style-name="ce35">
            <text:p>UC1; UC2;</text:p>
          </table:table-cell>
          <table:table-cell office:value-type="string" office:string-value=" e-Access; e-Submission; e-Awarding;" table:formula="of:=CONCATENATE(IF([.P84]=&quot;YES&quot;;&quot;e-Notification;&quot;;&quot;&quot;);IF([.Q84]=&quot;YES&quot;;&quot; e-Access;&quot;;&quot;&quot;);IF([.R84]=&quot;YES&quot;;&quot; e-Submission;&quot;;&quot;&quot;);IF([.S84]=&quot;YES&quot;;&quot; e-Evaluation;&quot;;&quot;&quot;);IF([.T84]=&quot;YES&quot;;&quot; e-Awarding;&quot;;&quot;&quot;);IF([.U84]=&quot;YES&quot;;&quot; e-Request;&quot;;&quot;&quot;);IF([.V84]=&quot;YES&quot;;&quot; e-Ordering;&quot;;&quot;&quot;);IF([.W84]=&quot;YES&quot;;&quot; e-Fulfiltment;&quot;;&quot;&quot;);IF([.X84]=&quot;YES&quot;;&quot; e-Invoicing;&quot;;&quot;&quot;);IF([.Y84]=&quot;YES&quot;;&quot; e-Payment;&quot;;&quot;&quot;))" table:style-name="ce35">
            <text:p><text:s/>e-Access; e-Submission; e-Awarding;</text:p>
          </table:table-cell>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07</text:p>
          </table:table-cell>
          <table:table-cell office:value-type="string" table:style-name="ce1">
            <text:p>Candidate</text:p>
          </table:table-cell>
          <table:table-cell office:value-type="string" table:style-name="ce1">
            <text:p>In two-stage procedures, buyers have the option to restrict the number of participants in the second phase of the procedure.</text:p>
          </table:table-cell>
          <table:table-cell table:style-name="ce1"/>
          <table:table-cell office:value-type="string" table:style-name="ce1">
            <text:p>eForms consultation</text:p>
          </table:table-cell>
          <table:table-cell table:number-columns-repeated="2" table:style-name="ce1"/>
          <table:table-cell table:content-validation-name="val7" table:style-name="ce1"/>
          <table:table-cell table:number-columns-repeated="2" table:style-name="ce1"/>
          <table:table-cell office:value-type="string" office:string-value="" table:formula="of:=CONCATENATE(IF([.M85]=&quot;YES&quot;;&quot;UC1;&quot;;&quot;&quot;);IF([.N85]=&quot;YES&quot;;&quot; UC2;&quot;;&quot;&quot;);IF([.O85]=&quot;YES&quot;;&quot; UC3&quot;;&quot;&quot;))" table:style-name="ce1"/>
          <table:table-cell office:value-type="string" office:string-value="" table:formula="of:=CONCATENATE(IF([.P85]=&quot;YES&quot;;&quot;e-Notification;&quot;;&quot;&quot;);IF([.Q85]=&quot;YES&quot;;&quot; e-Access;&quot;;&quot;&quot;);IF([.R85]=&quot;YES&quot;;&quot; e-Submission;&quot;;&quot;&quot;);IF([.S85]=&quot;YES&quot;;&quot; e-Evaluation;&quot;;&quot;&quot;);IF([.T85]=&quot;YES&quot;;&quot; e-Awarding;&quot;;&quot;&quot;);IF([.U85]=&quot;YES&quot;;&quot; e-Request;&quot;;&quot;&quot;);IF([.V85]=&quot;YES&quot;;&quot; e-Ordering;&quot;;&quot;&quot;);IF([.W85]=&quot;YES&quot;;&quot; e-Fulfiltment;&quot;;&quot;&quot;);IF([.X85]=&quot;YES&quot;;&quot; e-Invoicing;&quot;;&quot;&quot;);IF([.Y8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7</text:p>
          </table:table-cell>
          <table:table-cell office:value-type="string" table:style-name="ce1">
            <text:p>Candidate</text:p>
          </table:table-cell>
          <table:table-cell office:value-type="string" table:style-name="ce1">
            <text:p>An economic operator that has sought an invitation or has been invited to take part in a restricted procedure, in a competitive procedure with negotiation, in a negotiated procedure without prior publication, in a competitive dialogue or in an innovation partnership.</text:p>
          </table:table-cell>
          <table:table-cell table:style-name="ce1"/>
          <table:table-cell office:value-type="string" table:style-name="ce1">
            <text:p>DIRECTIVE 2014/24/EU</text:p>
          </table:table-cell>
          <table:table-cell office:value-type="string" table:style-name="ce1">
            <text:p>Article 2.</text:p>
          </table:table-cell>
          <table:table-cell table:style-name="ce1"/>
          <table:table-cell table:content-validation-name="val7" table:style-name="ce1"/>
          <table:table-cell table:number-columns-repeated="2" table:style-name="ce1"/>
          <table:table-cell office:value-type="string" office:string-value="" table:formula="of:=CONCATENATE(IF([.M86]=&quot;YES&quot;;&quot;UC1;&quot;;&quot;&quot;);IF([.N86]=&quot;YES&quot;;&quot; UC2;&quot;;&quot;&quot;);IF([.O86]=&quot;YES&quot;;&quot; UC3&quot;;&quot;&quot;))" table:style-name="ce1"/>
          <table:table-cell office:value-type="string" office:string-value="" table:formula="of:=CONCATENATE(IF([.P86]=&quot;YES&quot;;&quot;e-Notification;&quot;;&quot;&quot;);IF([.Q86]=&quot;YES&quot;;&quot; e-Access;&quot;;&quot;&quot;);IF([.R86]=&quot;YES&quot;;&quot; e-Submission;&quot;;&quot;&quot;);IF([.S86]=&quot;YES&quot;;&quot; e-Evaluation;&quot;;&quot;&quot;);IF([.T86]=&quot;YES&quot;;&quot; e-Awarding;&quot;;&quot;&quot;);IF([.U86]=&quot;YES&quot;;&quot; e-Request;&quot;;&quot;&quot;);IF([.V86]=&quot;YES&quot;;&quot; e-Ordering;&quot;;&quot;&quot;);IF([.W86]=&quot;YES&quot;;&quot; e-Fulfiltment;&quot;;&quot;&quot;);IF([.X86]=&quot;YES&quot;;&quot; e-Invoicing;&quot;;&quot;&quot;);IF([.Y8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7</text:p>
          </table:table-cell>
          <table:table-cell office:value-type="string" table:style-name="ce1">
            <text:p>Candidate</text:p>
          </table:table-cell>
          <table:table-cell office:value-type="string" table:style-name="ce1">
            <text:p>Any natural or legal person acting in the market as economic operator (i.e. a BusinessEntity) which has sought an invitation to take part in a restricted or negotiated procedure or in a competitive dialogue</text:p>
          </table:table-cell>
          <table:table-cell table:style-name="ce1"/>
          <table:table-cell office:value-type="string" table:style-name="ce1">
            <text:p>LOTED Ontology</text:p>
          </table:table-cell>
          <table:table-cell office:value-type="string" table:style-name="ce1">
            <text:p><text:a xlink:href="http://loted.eu/ontology">http://loted.eu/ontology</text:a></text:p>
          </table:table-cell>
          <table:table-cell office:value-type="string" table:style-name="ce1">
            <text:p>BT-40</text:p>
          </table:table-cell>
          <table:table-cell table:content-validation-name="val7" table:style-name="ce1"/>
          <table:table-cell table:number-columns-repeated="2" table:style-name="ce1"/>
          <table:table-cell office:value-type="string" office:string-value="" table:formula="of:=CONCATENATE(IF([.M87]=&quot;YES&quot;;&quot;UC1;&quot;;&quot;&quot;);IF([.N87]=&quot;YES&quot;;&quot; UC2;&quot;;&quot;&quot;);IF([.O87]=&quot;YES&quot;;&quot; UC3&quot;;&quot;&quot;))" table:style-name="ce1"/>
          <table:table-cell office:value-type="string" office:string-value="" table:formula="of:=CONCATENATE(IF([.P87]=&quot;YES&quot;;&quot;e-Notification;&quot;;&quot;&quot;);IF([.Q87]=&quot;YES&quot;;&quot; e-Access;&quot;;&quot;&quot;);IF([.R87]=&quot;YES&quot;;&quot; e-Submission;&quot;;&quot;&quot;);IF([.S87]=&quot;YES&quot;;&quot; e-Evaluation;&quot;;&quot;&quot;);IF([.T87]=&quot;YES&quot;;&quot; e-Awarding;&quot;;&quot;&quot;);IF([.U87]=&quot;YES&quot;;&quot; e-Request;&quot;;&quot;&quot;);IF([.V87]=&quot;YES&quot;;&quot; e-Ordering;&quot;;&quot;&quot;);IF([.W87]=&quot;YES&quot;;&quot; e-Fulfiltment;&quot;;&quot;&quot;);IF([.X87]=&quot;YES&quot;;&quot; e-Invoicing;&quot;;&quot;&quot;);IF([.Y8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30</text:p>
          </table:table-cell>
          <table:table-cell office:value-type="string" table:style-name="ce35">
            <text:p>Candidates Limit Criteria</text:p>
          </table:table-cell>
          <table:table-cell office:value-type="string" table:style-name="ce35">
            <text:p>The objective and non-discriminatory criteria or rules that will be applied to limit the number of candidates meeting the selection criteria.</text:p>
          </table:table-cell>
          <table:table-cell table:style-name="ce35"/>
          <table:table-cell office:value-type="string" table:style-name="ce35">
            <text:p>Ontology proposal</text:p>
          </table:table-cell>
          <table:table-cell office:value-type="string" table:style-name="ce35">
            <text:p>Based on the DIRECTIVE 2014/24/EU</text:p>
          </table:table-cell>
          <table:table-cell office:value-type="string" table:style-name="ce35">
            <text:p>BT-40</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UC1; UC2;" table:formula="of:=CONCATENATE(IF([.M88]=&quot;YES&quot;;&quot;UC1;&quot;;&quot;&quot;);IF([.N88]=&quot;YES&quot;;&quot; UC2;&quot;;&quot;&quot;);IF([.O88]=&quot;YES&quot;;&quot; UC3&quot;;&quot;&quot;))" table:style-name="ce35">
            <text:p>UC1; UC2;</text:p>
          </table:table-cell>
          <table:table-cell office:value-type="string" office:string-value="e-Notification; e-Evaluation; e-Awarding;" table:formula="of:=CONCATENATE(IF([.P88]=&quot;YES&quot;;&quot;e-Notification;&quot;;&quot;&quot;);IF([.Q88]=&quot;YES&quot;;&quot; e-Access;&quot;;&quot;&quot;);IF([.R88]=&quot;YES&quot;;&quot; e-Submission;&quot;;&quot;&quot;);IF([.S88]=&quot;YES&quot;;&quot; e-Evaluation;&quot;;&quot;&quot;);IF([.T88]=&quot;YES&quot;;&quot; e-Awarding;&quot;;&quot;&quot;);IF([.U88]=&quot;YES&quot;;&quot; e-Request;&quot;;&quot;&quot;);IF([.V88]=&quot;YES&quot;;&quot; e-Ordering;&quot;;&quot;&quot;);IF([.W88]=&quot;YES&quot;;&quot; e-Fulfiltment;&quot;;&quot;&quot;);IF([.X88]=&quot;YES&quot;;&quot; e-Invoicing;&quot;;&quot;&quot;);IF([.Y88]=&quot;YES&quot;;&quot; e-Payment;&quot;;&quot;&quot;))" table:style-name="ce35">
            <text:p>e-Notification; e-Evaluation; e-Awarding;</text:p>
          </table:table-cell>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30</text:p>
          </table:table-cell>
          <table:table-cell office:value-type="string" table:style-name="ce1">
            <text:p>Candidates Limit Criteria</text:p>
          </table:table-cell>
          <table:table-cell office:value-type="string" table:style-name="ce1">
            <text:p>In two-stage procedures, buyers have the option to restrict the number of participants in the second phase of the procedure. When they do this, they use selection criteria to select the limited number of participants who will be invited to submit a tender, or they introduce new criteria.</text:p>
            <text:p>This field can be used for instance to refer to the selection criteria mentioned in the next section and add the appropriate thresholds (e.g. "for selection criterion X, companies with five highest scores will be selected") or, if legally admissible in the particular circumstances, new selection criterion can be added in this section, together with a relevant threshold.</text:p>
          </table:table-cell>
          <table:table-cell table:style-name="ce1"/>
          <table:table-cell office:value-type="string" table:style-name="ce1">
            <text:p>eForms consultation</text:p>
          </table:table-cell>
          <table:table-cell table:style-name="ce1"/>
          <table:table-cell office:value-type="string" table:style-name="ce1">
            <text:p>BT-40</text:p>
          </table:table-cell>
          <table:table-cell table:content-validation-name="val7" table:style-name="ce1"/>
          <table:table-cell table:number-columns-repeated="2" table:style-name="ce1"/>
          <table:table-cell office:value-type="string" office:string-value="" table:formula="of:=CONCATENATE(IF([.M89]=&quot;YES&quot;;&quot;UC1;&quot;;&quot;&quot;);IF([.N89]=&quot;YES&quot;;&quot; UC2;&quot;;&quot;&quot;);IF([.O89]=&quot;YES&quot;;&quot; UC3&quot;;&quot;&quot;))" table:style-name="ce1"/>
          <table:table-cell office:value-type="string" office:string-value="" table:formula="of:=CONCATENATE(IF([.P89]=&quot;YES&quot;;&quot;e-Notification;&quot;;&quot;&quot;);IF([.Q89]=&quot;YES&quot;;&quot; e-Access;&quot;;&quot;&quot;);IF([.R89]=&quot;YES&quot;;&quot; e-Submission;&quot;;&quot;&quot;);IF([.S89]=&quot;YES&quot;;&quot; e-Evaluation;&quot;;&quot;&quot;);IF([.T89]=&quot;YES&quot;;&quot; e-Awarding;&quot;;&quot;&quot;);IF([.U89]=&quot;YES&quot;;&quot; e-Request;&quot;;&quot;&quot;);IF([.V89]=&quot;YES&quot;;&quot; e-Ordering;&quot;;&quot;&quot;);IF([.W89]=&quot;YES&quot;;&quot; e-Fulfiltment;&quot;;&quot;&quot;);IF([.X89]=&quot;YES&quot;;&quot; e-Invoicing;&quot;;&quot;&quot;);IF([.Y8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0</text:p>
          </table:table-cell>
          <table:table-cell office:value-type="string" table:style-name="ce1">
            <text:p>Candidates Limit Criteria</text:p>
          </table:table-cell>
          <table:table-cell office:value-type="string" table:style-name="ce1">
            <text:p>Text describing the criteria used to restrict the number of candiDates.</text:p>
          </table:table-cell>
          <table:table-cell table:style-name="ce1"/>
          <table:table-cell office:value-type="string" table:style-name="ce1">
            <text:p>OP internal working</text:p>
          </table:table-cell>
          <table:table-cell table:style-name="ce1"/>
          <table:table-cell office:value-type="string" table:style-name="ce1">
            <text:p>BT-40</text:p>
          </table:table-cell>
          <table:table-cell table:content-validation-name="val7" table:style-name="ce1"/>
          <table:table-cell table:number-columns-repeated="2" table:style-name="ce1"/>
          <table:table-cell office:value-type="string" office:string-value="" table:formula="of:=CONCATENATE(IF([.M90]=&quot;YES&quot;;&quot;UC1;&quot;;&quot;&quot;);IF([.N90]=&quot;YES&quot;;&quot; UC2;&quot;;&quot;&quot;);IF([.O90]=&quot;YES&quot;;&quot; UC3&quot;;&quot;&quot;))" table:style-name="ce1"/>
          <table:table-cell office:value-type="string" office:string-value="" table:formula="of:=CONCATENATE(IF([.P90]=&quot;YES&quot;;&quot;e-Notification;&quot;;&quot;&quot;);IF([.Q90]=&quot;YES&quot;;&quot; e-Access;&quot;;&quot;&quot;);IF([.R90]=&quot;YES&quot;;&quot; e-Submission;&quot;;&quot;&quot;);IF([.S90]=&quot;YES&quot;;&quot; e-Evaluation;&quot;;&quot;&quot;);IF([.T90]=&quot;YES&quot;;&quot; e-Awarding;&quot;;&quot;&quot;);IF([.U90]=&quot;YES&quot;;&quot; e-Request;&quot;;&quot;&quot;);IF([.V90]=&quot;YES&quot;;&quot; e-Ordering;&quot;;&quot;&quot;);IF([.W90]=&quot;YES&quot;;&quot; e-Fulfiltment;&quot;;&quot;&quot;);IF([.X90]=&quot;YES&quot;;&quot; e-Invoicing;&quot;;&quot;&quot;);IF([.Y9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0</text:p>
          </table:table-cell>
          <table:table-cell office:value-type="string" table:style-name="ce1">
            <text:p>Candidates Limit Criteria</text:p>
          </table:table-cell>
          <table:table-cell office:value-type="string" table:style-name="ce1">
            <text:p>Text describing the criteria used to restrict the number of candidates.</text:p>
          </table:table-cell>
          <table:table-cell table:style-name="ce1"/>
          <table:table-cell office:value-type="string" table:style-name="ce1">
            <text:p>UBL</text:p>
          </table:table-cell>
          <table:table-cell table:style-name="ce1"/>
          <table:table-cell office:value-type="string" table:style-name="ce1">
            <text:p>BT-40</text:p>
          </table:table-cell>
          <table:table-cell table:content-validation-name="val7" table:style-name="ce1"/>
          <table:table-cell table:number-columns-repeated="2" table:style-name="ce1"/>
          <table:table-cell office:value-type="string" office:string-value="" table:formula="of:=CONCATENATE(IF([.M91]=&quot;YES&quot;;&quot;UC1;&quot;;&quot;&quot;);IF([.N91]=&quot;YES&quot;;&quot; UC2;&quot;;&quot;&quot;);IF([.O91]=&quot;YES&quot;;&quot; UC3&quot;;&quot;&quot;))" table:style-name="ce1"/>
          <table:table-cell office:value-type="string" office:string-value="" table:formula="of:=CONCATENATE(IF([.P91]=&quot;YES&quot;;&quot;e-Notification;&quot;;&quot;&quot;);IF([.Q91]=&quot;YES&quot;;&quot; e-Access;&quot;;&quot;&quot;);IF([.R91]=&quot;YES&quot;;&quot; e-Submission;&quot;;&quot;&quot;);IF([.S91]=&quot;YES&quot;;&quot; e-Evaluation;&quot;;&quot;&quot;);IF([.T91]=&quot;YES&quot;;&quot; e-Awarding;&quot;;&quot;&quot;);IF([.U91]=&quot;YES&quot;;&quot; e-Request;&quot;;&quot;&quot;);IF([.V91]=&quot;YES&quot;;&quot; e-Ordering;&quot;;&quot;&quot;);IF([.W91]=&quot;YES&quot;;&quot; e-Fulfiltment;&quot;;&quot;&quot;);IF([.X91]=&quot;YES&quot;;&quot; e-Invoicing;&quot;;&quot;&quot;);IF([.Y9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0</text:p>
          </table:table-cell>
          <table:table-cell office:value-type="string" table:style-name="ce1">
            <text:p>Candidates Limit Criteria</text:p>
          </table:table-cell>
          <table:table-cell office:value-type="string" table:style-name="ce1">
            <text:p>1. In restricted procedures, competitive procedures with negotiation, competitive dialogue procedures and innovation partnerships, contracting authorities may limit the number of candidates meeting the selection criteria that they will invite to tender or to conduct a dialogue, provided the minimum number, in accordance with paragraph 2, of qualified candidates is available.</text:p>
            <text:p>2. The contracting authorities shall indicate, in the contract notice or in the invitation to confirm interest, the objective and non-discriminatory criteria or rules they intend to apply (...)</text:p>
          </table:table-cell>
          <table:table-cell table:style-name="ce1"/>
          <table:table-cell office:value-type="string" table:style-name="ce1">
            <text:p>DIRECTIVE 2014/24/EU</text:p>
          </table:table-cell>
          <table:table-cell office:value-type="string" table:style-name="ce1">
            <text:p>Article 65</text:p>
          </table:table-cell>
          <table:table-cell table:style-name="ce1"/>
          <table:table-cell table:content-validation-name="val7" table:style-name="ce1"/>
          <table:table-cell table:number-columns-repeated="2" table:style-name="ce1"/>
          <table:table-cell office:value-type="string" office:string-value="" table:formula="of:=CONCATENATE(IF([.M92]=&quot;YES&quot;;&quot;UC1;&quot;;&quot;&quot;);IF([.N92]=&quot;YES&quot;;&quot; UC2;&quot;;&quot;&quot;);IF([.O92]=&quot;YES&quot;;&quot; UC3&quot;;&quot;&quot;))" table:style-name="ce1"/>
          <table:table-cell office:value-type="string" office:string-value="" table:formula="of:=CONCATENATE(IF([.P92]=&quot;YES&quot;;&quot;e-Notification;&quot;;&quot;&quot;);IF([.Q92]=&quot;YES&quot;;&quot; e-Access;&quot;;&quot;&quot;);IF([.R92]=&quot;YES&quot;;&quot; e-Submission;&quot;;&quot;&quot;);IF([.S92]=&quot;YES&quot;;&quot; e-Evaluation;&quot;;&quot;&quot;);IF([.T92]=&quot;YES&quot;;&quot; e-Awarding;&quot;;&quot;&quot;);IF([.U92]=&quot;YES&quot;;&quot; e-Request;&quot;;&quot;&quot;);IF([.V92]=&quot;YES&quot;;&quot; e-Ordering;&quot;;&quot;&quot;);IF([.W92]=&quot;YES&quot;;&quot; e-Fulfiltment;&quot;;&quot;&quot;);IF([.X92]=&quot;YES&quot;;&quot; e-Invoicing;&quot;;&quot;&quot;);IF([.Y9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08</text:p>
          </table:table-cell>
          <table:table-cell office:value-type="string" table:style-name="ce35">
            <text:p>Central Purchasing Body</text:p>
          </table:table-cell>
          <table:table-cell office:value-type="string" table:style-name="ce35">
            <text:p>A buyer which, on a permanent basis, acquires supplies or services, awards contracts, concludes framework agreements or establishes dynamic purchasing systems intended for other buyers (see 2014/24/EU, Art 2(1) (14-16) ).</text:p>
          </table:table-cell>
          <table:table-cell table:style-name="ce35"/>
          <table:table-cell office:value-type="string" table:style-name="ce35">
            <text:p>eForms consultation</text:p>
          </table:table-cell>
          <table:table-cell table:number-columns-repeated="2" table:style-name="ce35"/>
          <table:table-cell office:value-type="string" table:content-validation-name="val7" table:style-name="ce35">
            <text:p>YES</text:p>
          </table:table-cell>
          <table:table-cell office:value-type="string" table:style-name="ce35">
            <text:p>Taking into account the BT, and the definition provided by eForms consultation for the same term, it has been considered that this is a good definition.</text:p>
          </table:table-cell>
          <table:table-cell table:style-name="ce35"/>
          <table:table-cell office:value-type="string" office:string-value="" table:formula="of:=CONCATENATE(IF([.M93]=&quot;YES&quot;;&quot;UC1;&quot;;&quot;&quot;);IF([.N93]=&quot;YES&quot;;&quot; UC2;&quot;;&quot;&quot;);IF([.O93]=&quot;YES&quot;;&quot; UC3&quot;;&quot;&quot;))" table:style-name="ce35"/>
          <table:table-cell office:value-type="string" office:string-value="e-Notification; e-Access; e-Submission; e-Evaluation; e-Awarding; e-Request; e-Ordering; e-Fulfiltment; e-Invoicing; e-Payment;" table:formula="of:=CONCATENATE(IF([.P93]=&quot;YES&quot;;&quot;e-Notification;&quot;;&quot;&quot;);IF([.Q93]=&quot;YES&quot;;&quot; e-Access;&quot;;&quot;&quot;);IF([.R93]=&quot;YES&quot;;&quot; e-Submission;&quot;;&quot;&quot;);IF([.S93]=&quot;YES&quot;;&quot; e-Evaluation;&quot;;&quot;&quot;);IF([.T93]=&quot;YES&quot;;&quot; e-Awarding;&quot;;&quot;&quot;);IF([.U93]=&quot;YES&quot;;&quot; e-Request;&quot;;&quot;&quot;);IF([.V93]=&quot;YES&quot;;&quot; e-Ordering;&quot;;&quot;&quot;);IF([.W93]=&quot;YES&quot;;&quot; e-Fulfiltment;&quot;;&quot;&quot;);IF([.X93]=&quot;YES&quot;;&quot; e-Invoicing;&quot;;&quot;&quot;);IF([.Y93]=&quot;YES&quot;;&quot; e-Payment;&quot;;&quot;&quot;))" table:style-name="ce35">
            <text:p>e-Notification; e-Access; e-Submission; e-Evaluation; e-Awarding; e-Request; e-Ordering; e-Fulfiltment; e-Invoicing; e-Payment;</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table:number-columns-repeated="16359"/>
        </table:table-row>
        <table:table-row table:style-name="ro17">
          <table:table-cell office:value-type="string" table:style-name="ce1">
            <text:p>C-008</text:p>
          </table:table-cell>
          <table:table-cell office:value-type="string" table:style-name="ce1">
            <text:p>Central Purchasing Body</text:p>
          </table:table-cell>
          <table:table-cell office:value-type="string" table:style-name="ce1">
            <text:p>A buyer providing centralised purchasing activities and, possibly, ancillary purchasing activities.</text:p>
          </table:table-cell>
          <table:table-cell table:style-name="ce1"/>
          <table:table-cell office:value-type="string" table:style-name="ce1">
            <text:p>Ontology proposal</text:p>
          </table:table-cell>
          <table:table-cell office:value-type="string" table:style-name="ce1">
            <text:p>Definition based on the DIRECTIVE 2014/24/EU</text:p>
            <text:p>Specialisation of buyer</text:p>
          </table:table-cell>
          <table:table-cell table:style-name="ce1"/>
          <table:table-cell table:content-validation-name="val7" table:style-name="ce1"/>
          <table:table-cell table:number-columns-repeated="2" table:style-name="ce1"/>
          <table:table-cell office:value-type="string" office:string-value="" table:formula="of:=CONCATENATE(IF([.M94]=&quot;YES&quot;;&quot;UC1;&quot;;&quot;&quot;);IF([.N94]=&quot;YES&quot;;&quot; UC2;&quot;;&quot;&quot;);IF([.O94]=&quot;YES&quot;;&quot; UC3&quot;;&quot;&quot;))" table:style-name="ce1"/>
          <table:table-cell office:value-type="string" office:string-value="" table:formula="of:=CONCATENATE(IF([.P94]=&quot;YES&quot;;&quot;e-Notification;&quot;;&quot;&quot;);IF([.Q94]=&quot;YES&quot;;&quot; e-Access;&quot;;&quot;&quot;);IF([.R94]=&quot;YES&quot;;&quot; e-Submission;&quot;;&quot;&quot;);IF([.S94]=&quot;YES&quot;;&quot; e-Evaluation;&quot;;&quot;&quot;);IF([.T94]=&quot;YES&quot;;&quot; e-Awarding;&quot;;&quot;&quot;);IF([.U94]=&quot;YES&quot;;&quot; e-Request;&quot;;&quot;&quot;);IF([.V94]=&quot;YES&quot;;&quot; e-Ordering;&quot;;&quot;&quot;);IF([.W94]=&quot;YES&quot;;&quot; e-Fulfiltment;&quot;;&quot;&quot;);IF([.X94]=&quot;YES&quot;;&quot; e-Invoicing;&quot;;&quot;&quot;);IF([.Y9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8</text:p>
          </table:table-cell>
          <table:table-cell office:value-type="string" table:style-name="ce1">
            <text:p>Central Purchasing Body</text:p>
          </table:table-cell>
          <table:table-cell office:value-type="string" table:style-name="ce1">
            <text:p>Contracting authority providing centralised purchasing activities and, possibly, ancillary purchasing activities.</text:p>
          </table:table-cell>
          <table:table-cell table:style-name="ce1"/>
          <table:table-cell office:value-type="string" table:style-name="ce1">
            <text:p>DIRECTIVE 2014/24/EU</text:p>
          </table:table-cell>
          <table:table-cell office:value-type="string" table:style-name="ce1">
            <text:p>Article 2</text:p>
          </table:table-cell>
          <table:table-cell office:value-type="string" table:style-name="ce1">
            <text:p>BG-9</text:p>
          </table:table-cell>
          <table:table-cell table:content-validation-name="val7" table:style-name="ce1"/>
          <table:table-cell table:number-columns-repeated="2" table:style-name="ce1"/>
          <table:table-cell office:value-type="string" office:string-value="" table:formula="of:=CONCATENATE(IF([.M95]=&quot;YES&quot;;&quot;UC1;&quot;;&quot;&quot;);IF([.N95]=&quot;YES&quot;;&quot; UC2;&quot;;&quot;&quot;);IF([.O95]=&quot;YES&quot;;&quot; UC3&quot;;&quot;&quot;))" table:style-name="ce1"/>
          <table:table-cell office:value-type="string" office:string-value="" table:formula="of:=CONCATENATE(IF([.P95]=&quot;YES&quot;;&quot;e-Notification;&quot;;&quot;&quot;);IF([.Q95]=&quot;YES&quot;;&quot; e-Access;&quot;;&quot;&quot;);IF([.R95]=&quot;YES&quot;;&quot; e-Submission;&quot;;&quot;&quot;);IF([.S95]=&quot;YES&quot;;&quot; e-Evaluation;&quot;;&quot;&quot;);IF([.T95]=&quot;YES&quot;;&quot; e-Awarding;&quot;;&quot;&quot;);IF([.U95]=&quot;YES&quot;;&quot; e-Request;&quot;;&quot;&quot;);IF([.V95]=&quot;YES&quot;;&quot; e-Ordering;&quot;;&quot;&quot;);IF([.W95]=&quot;YES&quot;;&quot; e-Fulfiltment;&quot;;&quot;&quot;);IF([.X95]=&quot;YES&quot;;&quot; e-Invoicing;&quot;;&quot;&quot;);IF([.Y9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99</text:p>
          </table:table-cell>
          <table:table-cell office:value-type="string" table:style-name="ce35">
            <text:p>Change</text:p>
          </table:table-cell>
          <table:table-cell office:value-type="string" table:style-name="ce35">
            <text:p>Modification to a notice. The contract modification notice should inform about the nature and extent of all the modifications.</text:p>
          </table:table-cell>
          <table:table-cell table:style-name="ce35"/>
          <table:table-cell office:value-type="string" table:style-name="ce35">
            <text:p>Ontology proposal</text:p>
          </table:table-cell>
          <table:table-cell table:style-name="ce35"/>
          <table:table-cell office:value-type="string" table:style-name="ce35">
            <text:p>BG-9</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96]=&quot;YES&quot;;&quot;UC1;&quot;;&quot;&quot;);IF([.N96]=&quot;YES&quot;;&quot; UC2;&quot;;&quot;&quot;);IF([.O96]=&quot;YES&quot;;&quot; UC3&quot;;&quot;&quot;))" table:style-name="ce35"/>
          <table:table-cell office:value-type="string" office:string-value="e-Notification;" table:formula="of:=CONCATENATE(IF([.P96]=&quot;YES&quot;;&quot;e-Notification;&quot;;&quot;&quot;);IF([.Q96]=&quot;YES&quot;;&quot; e-Access;&quot;;&quot;&quot;);IF([.R96]=&quot;YES&quot;;&quot; e-Submission;&quot;;&quot;&quot;);IF([.S96]=&quot;YES&quot;;&quot; e-Evaluation;&quot;;&quot;&quot;);IF([.T96]=&quot;YES&quot;;&quot; e-Awarding;&quot;;&quot;&quot;);IF([.U96]=&quot;YES&quot;;&quot; e-Request;&quot;;&quot;&quot;);IF([.V96]=&quot;YES&quot;;&quot; e-Ordering;&quot;;&quot;&quot;);IF([.W96]=&quot;YES&quot;;&quot; e-Fulfiltment;&quot;;&quot;&quot;);IF([.X96]=&quot;YES&quot;;&quot; e-Invoicing;&quot;;&quot;&quot;);IF([.Y96]=&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99</text:p>
          </table:table-cell>
          <table:table-cell office:value-type="string" table:style-name="ce1">
            <text:p>Change</text:p>
          </table:table-cell>
          <table:table-cell office:value-type="string" table:style-name="ce1">
            <text:p>Contracts and framework agreements may be modified without a new procurement procedure in accordance with this Directive in any of the following cases (...)</text:p>
          </table:table-cell>
          <table:table-cell table:style-name="ce1"/>
          <table:table-cell office:value-type="string" table:style-name="ce1">
            <text:p>DIRECTIVE 2014/24/EU</text:p>
          </table:table-cell>
          <table:table-cell office:value-type="string" table:style-name="ce1">
            <text:p>Article 72</text:p>
          </table:table-cell>
          <table:table-cell office:value-type="string" table:style-name="ce1">
            <text:p>BT-140, BT-141</text:p>
          </table:table-cell>
          <table:table-cell table:content-validation-name="val7" table:style-name="ce1"/>
          <table:table-cell table:number-columns-repeated="2" table:style-name="ce1"/>
          <table:table-cell office:value-type="string" office:string-value="" table:formula="of:=CONCATENATE(IF([.M97]=&quot;YES&quot;;&quot;UC1;&quot;;&quot;&quot;);IF([.N97]=&quot;YES&quot;;&quot; UC2;&quot;;&quot;&quot;);IF([.O97]=&quot;YES&quot;;&quot; UC3&quot;;&quot;&quot;))" table:style-name="ce1"/>
          <table:table-cell office:value-type="string" office:string-value="" table:formula="of:=CONCATENATE(IF([.P97]=&quot;YES&quot;;&quot;e-Notification;&quot;;&quot;&quot;);IF([.Q97]=&quot;YES&quot;;&quot; e-Access;&quot;;&quot;&quot;);IF([.R97]=&quot;YES&quot;;&quot; e-Submission;&quot;;&quot;&quot;);IF([.S97]=&quot;YES&quot;;&quot; e-Evaluation;&quot;;&quot;&quot;);IF([.T97]=&quot;YES&quot;;&quot; e-Awarding;&quot;;&quot;&quot;);IF([.U97]=&quot;YES&quot;;&quot; e-Request;&quot;;&quot;&quot;);IF([.V97]=&quot;YES&quot;;&quot; e-Ordering;&quot;;&quot;&quot;);IF([.W97]=&quot;YES&quot;;&quot; e-Fulfiltment;&quot;;&quot;&quot;);IF([.X97]=&quot;YES&quot;;&quot; e-Invoicing;&quot;;&quot;&quot;);IF([.Y9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72</text:p>
          </table:table-cell>
          <table:table-cell office:value-type="string" table:style-name="ce35">
            <text:p>Change Description Code</text:p>
          </table:table-cell>
          <table:table-cell office:value-type="string" table:style-name="ce35">
            <text:p>A categorization of the reason for the change in the current notice related to the original notice.</text:p>
          </table:table-cell>
          <table:table-cell table:style-name="ce35"/>
          <table:table-cell office:value-type="string" table:style-name="ce35">
            <text:p>Ontology proposal</text:p>
          </table:table-cell>
          <table:table-cell office:value-type="string" table:style-name="ce35">
            <text:p>Based on the OP internal working</text:p>
          </table:table-cell>
          <table:table-cell office:value-type="string" table:style-name="ce35">
            <text:p>BT-140, BT-141</text:p>
          </table:table-cell>
          <table:table-cell office:value-type="string" table:content-validation-name="val7" table:style-name="ce35">
            <text:p>YES</text:p>
          </table:table-cell>
          <table:table-cell office:value-type="string" table:style-name="ce35">
            <text:p>Taking into account the BT, and the definition provided by the OP internal working for the same term, it has been considered that this is a good definition.</text:p>
          </table:table-cell>
          <table:table-cell table:style-name="ce35"/>
          <table:table-cell office:value-type="string" office:string-value="" table:formula="of:=CONCATENATE(IF([.M98]=&quot;YES&quot;;&quot;UC1;&quot;;&quot;&quot;);IF([.N98]=&quot;YES&quot;;&quot; UC2;&quot;;&quot;&quot;);IF([.O98]=&quot;YES&quot;;&quot; UC3&quot;;&quot;&quot;))" table:style-name="ce35"/>
          <table:table-cell office:value-type="string" office:string-value="e-Notification;" table:formula="of:=CONCATENATE(IF([.P98]=&quot;YES&quot;;&quot;e-Notification;&quot;;&quot;&quot;);IF([.Q98]=&quot;YES&quot;;&quot; e-Access;&quot;;&quot;&quot;);IF([.R98]=&quot;YES&quot;;&quot; e-Submission;&quot;;&quot;&quot;);IF([.S98]=&quot;YES&quot;;&quot; e-Evaluation;&quot;;&quot;&quot;);IF([.T98]=&quot;YES&quot;;&quot; e-Awarding;&quot;;&quot;&quot;);IF([.U98]=&quot;YES&quot;;&quot; e-Request;&quot;;&quot;&quot;);IF([.V98]=&quot;YES&quot;;&quot; e-Ordering;&quot;;&quot;&quot;);IF([.W98]=&quot;YES&quot;;&quot; e-Fulfiltment;&quot;;&quot;&quot;);IF([.X98]=&quot;YES&quot;;&quot; e-Invoicing;&quot;;&quot;&quot;);IF([.Y98]=&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72</text:p>
          </table:table-cell>
          <table:table-cell office:value-type="string" table:style-name="ce1">
            <text:p>Change Description Code</text:p>
          </table:table-cell>
          <table:table-cell office:value-type="string" table:style-name="ce1">
            <text:p>A description of the changes in the current notice related to the original notice</text:p>
          </table:table-cell>
          <table:table-cell table:style-name="ce1"/>
          <table:table-cell office:value-type="string" table:style-name="ce1">
            <text:p>OP internal working</text:p>
          </table:table-cell>
          <table:table-cell table:style-name="ce1"/>
          <table:table-cell office:value-type="string" table:style-name="ce1">
            <text:p>BT-330</text:p>
          </table:table-cell>
          <table:table-cell table:content-validation-name="val7" table:style-name="ce1"/>
          <table:table-cell table:number-columns-repeated="2" table:style-name="ce1"/>
          <table:table-cell office:value-type="string" office:string-value="" table:formula="of:=CONCATENATE(IF([.M99]=&quot;YES&quot;;&quot;UC1;&quot;;&quot;&quot;);IF([.N99]=&quot;YES&quot;;&quot; UC2;&quot;;&quot;&quot;);IF([.O99]=&quot;YES&quot;;&quot; UC3&quot;;&quot;&quot;))" table:style-name="ce1"/>
          <table:table-cell office:value-type="string" office:string-value="" table:formula="of:=CONCATENATE(IF([.P99]=&quot;YES&quot;;&quot;e-Notification;&quot;;&quot;&quot;);IF([.Q99]=&quot;YES&quot;;&quot; e-Access;&quot;;&quot;&quot;);IF([.R99]=&quot;YES&quot;;&quot; e-Submission;&quot;;&quot;&quot;);IF([.S99]=&quot;YES&quot;;&quot; e-Evaluation;&quot;;&quot;&quot;);IF([.T99]=&quot;YES&quot;;&quot; e-Awarding;&quot;;&quot;&quot;);IF([.U99]=&quot;YES&quot;;&quot; e-Request;&quot;;&quot;&quot;);IF([.V99]=&quot;YES&quot;;&quot; e-Ordering;&quot;;&quot;&quot;);IF([.W99]=&quot;YES&quot;;&quot; e-Fulfiltment;&quot;;&quot;&quot;);IF([.X99]=&quot;YES&quot;;&quot; e-Invoicing;&quot;;&quot;&quot;);IF([.Y9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55</text:p>
          </table:table-cell>
          <table:table-cell office:value-type="string" table:style-name="ce35">
            <text:p>Combination Lots</text:p>
          </table:table-cell>
          <table:table-cell office:value-type="string" table:style-name="ce35">
            <text:p>Description on how to bind lots when submitting a tender.</text:p>
          </table:table-cell>
          <table:table-cell table:style-name="ce35"/>
          <table:table-cell office:value-type="string" table:style-name="ce35">
            <text:p>Ontology proposal</text:p>
          </table:table-cell>
          <table:table-cell office:value-type="string" table:style-name="ce35">
            <text:p>Based on UBL "GroupingLots".</text:p>
          </table:table-cell>
          <table:table-cell office:value-type="string" table:style-name="ce35">
            <text:p>BT-330</text:p>
          </table:table-cell>
          <table:table-cell office:value-type="string" table:content-validation-name="val7" table:style-name="ce35">
            <text:p>YES</text:p>
          </table:table-cell>
          <table:table-cell office:value-type="string" table:style-name="ce35">
            <text:p>Taking into account the BT, and the definition provided by UBL for the same term, it has been considered that this is a good definition.</text:p>
          </table:table-cell>
          <table:table-cell table:style-name="ce35"/>
          <table:table-cell office:value-type="string" office:string-value="" table:formula="of:=CONCATENATE(IF([.M100]=&quot;YES&quot;;&quot;UC1;&quot;;&quot;&quot;);IF([.N100]=&quot;YES&quot;;&quot; UC2;&quot;;&quot;&quot;);IF([.O100]=&quot;YES&quot;;&quot; UC3&quot;;&quot;&quot;))" table:style-name="ce35"/>
          <table:table-cell office:value-type="string" office:string-value="e-Notification; e-Submission;" table:formula="of:=CONCATENATE(IF([.P100]=&quot;YES&quot;;&quot;e-Notification;&quot;;&quot;&quot;);IF([.Q100]=&quot;YES&quot;;&quot; e-Access;&quot;;&quot;&quot;);IF([.R100]=&quot;YES&quot;;&quot; e-Submission;&quot;;&quot;&quot;);IF([.S100]=&quot;YES&quot;;&quot; e-Evaluation;&quot;;&quot;&quot;);IF([.T100]=&quot;YES&quot;;&quot; e-Awarding;&quot;;&quot;&quot;);IF([.U100]=&quot;YES&quot;;&quot; e-Request;&quot;;&quot;&quot;);IF([.V100]=&quot;YES&quot;;&quot; e-Ordering;&quot;;&quot;&quot;);IF([.W100]=&quot;YES&quot;;&quot; e-Fulfiltment;&quot;;&quot;&quot;);IF([.X100]=&quot;YES&quot;;&quot; e-Invoicing;&quot;;&quot;&quot;);IF([.Y100]=&quot;YES&quot;;&quot; e-Payment;&quot;;&quot;&quot;))" table:style-name="ce35">
            <text:p>e-Notification; e-Submiss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55</text:p>
          </table:table-cell>
          <table:table-cell office:value-type="string" table:style-name="ce1">
            <text:p>Combination Lots</text:p>
          </table:table-cell>
          <table:table-cell office:value-type="string" table:style-name="ce1">
            <text:p>Where contracts are divided into lots, contracting authorities should, for instance in order to preserve competition or to ensure reliability of supply, be allowed to limit the number of lots for which an economic operator may tender; they should also be allowed to limit the number of lots that may be awarded to any one tenderer.</text:p>
            <text:p>(...) Where the possibility to apply such a method has been clearly indicated beforehand, it should therefore be possible for contracting authorities to conduct a comparative assessment of the tenders in order to establish whether the tenders submitted by a particular tenderer for a specific combination of lots would, taken as whole, fulfil the award criteria laid down in accordance with this Directive with regard to those lots better than the tenders for the individual lots concerned seen in isolation. If so, the contracting authority should be allowed to award a contract combining the lots in question to the tenderer concerned. It should be clarified that contracting authorities should conduct such a comparative assessment by first determining which tenders best fulfil the award criteria laid down for each individual lot and then comparing it with the tenders submitted by a particular tenderer for a specific combination of lots, taken as a whole.</text:p>
          </table:table-cell>
          <table:table-cell table:style-name="ce1"/>
          <table:table-cell office:value-type="string" table:style-name="ce1">
            <text:p>DIRECTIVE 2014/24/EU</text:p>
          </table:table-cell>
          <table:table-cell office:value-type="string" table:style-name="ce1">
            <text:p>Whereas (79)</text:p>
          </table:table-cell>
          <table:table-cell office:value-type="string" table:style-name="ce1">
            <text:p>BT-330</text:p>
          </table:table-cell>
          <table:table-cell table:content-validation-name="val7" table:style-name="ce1"/>
          <table:table-cell table:number-columns-repeated="2" table:style-name="ce1"/>
          <table:table-cell office:value-type="string" office:string-value="" table:formula="of:=CONCATENATE(IF([.M101]=&quot;YES&quot;;&quot;UC1;&quot;;&quot;&quot;);IF([.N101]=&quot;YES&quot;;&quot; UC2;&quot;;&quot;&quot;);IF([.O101]=&quot;YES&quot;;&quot; UC3&quot;;&quot;&quot;))" table:style-name="ce1"/>
          <table:table-cell office:value-type="string" office:string-value="" table:formula="of:=CONCATENATE(IF([.P101]=&quot;YES&quot;;&quot;e-Notification;&quot;;&quot;&quot;);IF([.Q101]=&quot;YES&quot;;&quot; e-Access;&quot;;&quot;&quot;);IF([.R101]=&quot;YES&quot;;&quot; e-Submission;&quot;;&quot;&quot;);IF([.S101]=&quot;YES&quot;;&quot; e-Evaluation;&quot;;&quot;&quot;);IF([.T101]=&quot;YES&quot;;&quot; e-Awarding;&quot;;&quot;&quot;);IF([.U101]=&quot;YES&quot;;&quot; e-Request;&quot;;&quot;&quot;);IF([.V101]=&quot;YES&quot;;&quot; e-Ordering;&quot;;&quot;&quot;);IF([.W101]=&quot;YES&quot;;&quot; e-Fulfiltment;&quot;;&quot;&quot;);IF([.X101]=&quot;YES&quot;;&quot; e-Invoicing;&quot;;&quot;&quot;);IF([.Y10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55</text:p>
          </table:table-cell>
          <table:table-cell office:value-type="string" table:style-name="ce1">
            <text:p>Combination Lots</text:p>
          </table:table-cell>
          <table:table-cell office:value-type="string" table:style-name="ce1">
            <text:p>The contracting authority reserves the right to award contracts combining the following lots or groups of lots</text:p>
          </table:table-cell>
          <table:table-cell table:style-name="ce1"/>
          <table:table-cell office:value-type="string" table:style-name="ce1">
            <text:p>eForms consultation</text:p>
          </table:table-cell>
          <table:table-cell table:style-name="ce1"/>
          <table:table-cell office:value-type="string" table:style-name="ce1">
            <text:p>BT-330</text:p>
          </table:table-cell>
          <table:table-cell table:content-validation-name="val7" table:style-name="ce1"/>
          <table:table-cell table:number-columns-repeated="2" table:style-name="ce1"/>
          <table:table-cell office:value-type="string" office:string-value="" table:formula="of:=CONCATENATE(IF([.M102]=&quot;YES&quot;;&quot;UC1;&quot;;&quot;&quot;);IF([.N102]=&quot;YES&quot;;&quot; UC2;&quot;;&quot;&quot;);IF([.O102]=&quot;YES&quot;;&quot; UC3&quot;;&quot;&quot;))" table:style-name="ce1"/>
          <table:table-cell office:value-type="string" office:string-value="" table:formula="of:=CONCATENATE(IF([.P102]=&quot;YES&quot;;&quot;e-Notification;&quot;;&quot;&quot;);IF([.Q102]=&quot;YES&quot;;&quot; e-Access;&quot;;&quot;&quot;);IF([.R102]=&quot;YES&quot;;&quot; e-Submission;&quot;;&quot;&quot;);IF([.S102]=&quot;YES&quot;;&quot; e-Evaluation;&quot;;&quot;&quot;);IF([.T102]=&quot;YES&quot;;&quot; e-Awarding;&quot;;&quot;&quot;);IF([.U102]=&quot;YES&quot;;&quot; e-Request;&quot;;&quot;&quot;);IF([.V102]=&quot;YES&quot;;&quot; e-Ordering;&quot;;&quot;&quot;);IF([.W102]=&quot;YES&quot;;&quot; e-Fulfiltment;&quot;;&quot;&quot;);IF([.X102]=&quot;YES&quot;;&quot; e-Invoicing;&quot;;&quot;&quot;);IF([.Y10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55</text:p>
          </table:table-cell>
          <table:table-cell office:value-type="string" table:style-name="ce1">
            <text:p>Combination Lots</text:p>
          </table:table-cell>
          <table:table-cell office:value-type="string" table:style-name="ce1">
            <text:p>List of specific ways to tender to the lots of the procurement project.</text:p>
          </table:table-cell>
          <table:table-cell table:style-name="ce1"/>
          <table:table-cell office:value-type="string" table:style-name="ce1">
            <text:p>UBL</text:p>
          </table:table-cell>
          <table:table-cell table:style-name="ce1"/>
          <table:table-cell office:value-type="string" table:style-name="ce1">
            <text:p>BT-330</text:p>
          </table:table-cell>
          <table:table-cell table:content-validation-name="val7" table:style-name="ce1"/>
          <table:table-cell table:number-columns-repeated="2" table:style-name="ce1"/>
          <table:table-cell office:value-type="string" office:string-value="" table:formula="of:=CONCATENATE(IF([.M103]=&quot;YES&quot;;&quot;UC1;&quot;;&quot;&quot;);IF([.N103]=&quot;YES&quot;;&quot; UC2;&quot;;&quot;&quot;);IF([.O103]=&quot;YES&quot;;&quot; UC3&quot;;&quot;&quot;))" table:style-name="ce1"/>
          <table:table-cell office:value-type="string" office:string-value="" table:formula="of:=CONCATENATE(IF([.P103]=&quot;YES&quot;;&quot;e-Notification;&quot;;&quot;&quot;);IF([.Q103]=&quot;YES&quot;;&quot; e-Access;&quot;;&quot;&quot;);IF([.R103]=&quot;YES&quot;;&quot; e-Submission;&quot;;&quot;&quot;);IF([.S103]=&quot;YES&quot;;&quot; e-Evaluation;&quot;;&quot;&quot;);IF([.T103]=&quot;YES&quot;;&quot; e-Awarding;&quot;;&quot;&quot;);IF([.U103]=&quot;YES&quot;;&quot; e-Request;&quot;;&quot;&quot;);IF([.V103]=&quot;YES&quot;;&quot; e-Ordering;&quot;;&quot;&quot;);IF([.W103]=&quot;YES&quot;;&quot; e-Fulfiltment;&quot;;&quot;&quot;);IF([.X103]=&quot;YES&quot;;&quot; e-Invoicing;&quot;;&quot;&quot;);IF([.Y10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55</text:p>
          </table:table-cell>
          <table:table-cell office:value-type="string" table:style-name="ce1">
            <text:p>Combination Lots</text:p>
          </table:table-cell>
          <table:table-cell office:value-type="string" table:style-name="ce1">
            <text:p>A class defining how to treat different lots in a single procurement.</text:p>
          </table:table-cell>
          <table:table-cell table:style-name="ce1"/>
          <table:table-cell office:value-type="string" table:style-name="ce1">
            <text:p>UBL</text:p>
          </table:table-cell>
          <table:table-cell table:style-name="ce1"/>
          <table:table-cell office:value-type="string" table:style-name="ce1">
            <text:p>BT-330</text:p>
          </table:table-cell>
          <table:table-cell table:content-validation-name="val7" table:style-name="ce1"/>
          <table:table-cell table:number-columns-repeated="2" table:style-name="ce1"/>
          <table:table-cell office:value-type="string" office:string-value="" table:formula="of:=CONCATENATE(IF([.M104]=&quot;YES&quot;;&quot;UC1;&quot;;&quot;&quot;);IF([.N104]=&quot;YES&quot;;&quot; UC2;&quot;;&quot;&quot;);IF([.O104]=&quot;YES&quot;;&quot; UC3&quot;;&quot;&quot;))" table:style-name="ce1"/>
          <table:table-cell office:value-type="string" office:string-value="" table:formula="of:=CONCATENATE(IF([.P104]=&quot;YES&quot;;&quot;e-Notification;&quot;;&quot;&quot;);IF([.Q104]=&quot;YES&quot;;&quot; e-Access;&quot;;&quot;&quot;);IF([.R104]=&quot;YES&quot;;&quot; e-Submission;&quot;;&quot;&quot;);IF([.S104]=&quot;YES&quot;;&quot; e-Evaluation;&quot;;&quot;&quot;);IF([.T104]=&quot;YES&quot;;&quot; e-Awarding;&quot;;&quot;&quot;);IF([.U104]=&quot;YES&quot;;&quot; e-Request;&quot;;&quot;&quot;);IF([.V104]=&quot;YES&quot;;&quot; e-Ordering;&quot;;&quot;&quot;);IF([.W104]=&quot;YES&quot;;&quot; e-Fulfiltment;&quot;;&quot;&quot;);IF([.X104]=&quot;YES&quot;;&quot; e-Invoicing;&quot;;&quot;&quot;);IF([.Y10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55</text:p>
          </table:table-cell>
          <table:table-cell office:value-type="string" table:style-name="ce1">
            <text:p>Combination Lots</text:p>
          </table:table-cell>
          <table:table-cell office:value-type="string" table:style-name="ce1">
            <text:p>Description on how to combine lots when submitting a tender.</text:p>
          </table:table-cell>
          <table:table-cell table:style-name="ce1"/>
          <table:table-cell office:value-type="string" table:style-name="ce1">
            <text:p>UBL</text:p>
          </table:table-cell>
          <table:table-cell table:style-name="ce1"/>
          <table:table-cell office:value-type="string" table:style-name="ce1">
            <text:p>BT-26</text:p>
          </table:table-cell>
          <table:table-cell table:content-validation-name="val7" table:style-name="ce1"/>
          <table:table-cell table:number-columns-repeated="2" table:style-name="ce1"/>
          <table:table-cell office:value-type="string" office:string-value="" table:formula="of:=CONCATENATE(IF([.M105]=&quot;YES&quot;;&quot;UC1;&quot;;&quot;&quot;);IF([.N105]=&quot;YES&quot;;&quot; UC2;&quot;;&quot;&quot;);IF([.O105]=&quot;YES&quot;;&quot; UC3&quot;;&quot;&quot;))" table:style-name="ce1"/>
          <table:table-cell office:value-type="string" office:string-value="" table:formula="of:=CONCATENATE(IF([.P105]=&quot;YES&quot;;&quot;e-Notification;&quot;;&quot;&quot;);IF([.Q105]=&quot;YES&quot;;&quot; e-Access;&quot;;&quot;&quot;);IF([.R105]=&quot;YES&quot;;&quot; e-Submission;&quot;;&quot;&quot;);IF([.S105]=&quot;YES&quot;;&quot; e-Evaluation;&quot;;&quot;&quot;);IF([.T105]=&quot;YES&quot;;&quot; e-Awarding;&quot;;&quot;&quot;);IF([.U105]=&quot;YES&quot;;&quot; e-Request;&quot;;&quot;&quot;);IF([.V105]=&quot;YES&quot;;&quot; e-Ordering;&quot;;&quot;&quot;);IF([.W105]=&quot;YES&quot;;&quot; e-Fulfiltment;&quot;;&quot;&quot;);IF([.X105]=&quot;YES&quot;;&quot; e-Invoicing;&quot;;&quot;&quot;);IF([.Y10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09</text:p>
          </table:table-cell>
          <table:table-cell office:value-type="string" table:style-name="ce35">
            <text:p>Common Procurement Vocabulary (CPV)</text:p>
          </table:table-cell>
          <table:table-cell office:value-type="string" table:style-name="ce35">
            <text:p>Common Procurement Vocabulary, which is a classification system for public procurement aimed at standardising the references used by buyers to describe procurement contracts.</text:p>
          </table:table-cell>
          <table:table-cell table:style-name="ce35"/>
          <table:table-cell office:value-type="string" table:style-name="ce35">
            <text:p>Ontology proposal</text:p>
          </table:table-cell>
          <table:table-cell office:value-type="string" table:style-name="ce35">
            <text:p>Based on the definition provided by DG GROWTH</text:p>
          </table:table-cell>
          <table:table-cell office:value-type="string" table:style-name="ce35">
            <text:p>BT-26</text:p>
          </table:table-cell>
          <table:table-cell office:value-type="string" table:content-validation-name="val7" table:style-name="ce35">
            <text:p>YES</text:p>
          </table:table-cell>
          <table:table-cell office:value-type="string" table:style-name="ce35">
            <text:p>Taking into account the BT, and the information provided by DG GROWTH webpage, it has been considered that this is a good definition.</text:p>
          </table:table-cell>
          <table:table-cell table:style-name="ce35"/>
          <table:table-cell office:value-type="string" office:string-value="UC1;" table:formula="of:=CONCATENATE(IF([.M106]=&quot;YES&quot;;&quot;UC1;&quot;;&quot;&quot;);IF([.N106]=&quot;YES&quot;;&quot; UC2;&quot;;&quot;&quot;);IF([.O106]=&quot;YES&quot;;&quot; UC3&quot;;&quot;&quot;))" table:style-name="ce35">
            <text:p>UC1;</text:p>
          </table:table-cell>
          <table:table-cell office:value-type="string" office:string-value="e-Notification;" table:formula="of:=CONCATENATE(IF([.P106]=&quot;YES&quot;;&quot;e-Notification;&quot;;&quot;&quot;);IF([.Q106]=&quot;YES&quot;;&quot; e-Access;&quot;;&quot;&quot;);IF([.R106]=&quot;YES&quot;;&quot; e-Submission;&quot;;&quot;&quot;);IF([.S106]=&quot;YES&quot;;&quot; e-Evaluation;&quot;;&quot;&quot;);IF([.T106]=&quot;YES&quot;;&quot; e-Awarding;&quot;;&quot;&quot;);IF([.U106]=&quot;YES&quot;;&quot; e-Request;&quot;;&quot;&quot;);IF([.V106]=&quot;YES&quot;;&quot; e-Ordering;&quot;;&quot;&quot;);IF([.W106]=&quot;YES&quot;;&quot; e-Fulfiltment;&quot;;&quot;&quot;);IF([.X106]=&quot;YES&quot;;&quot; e-Invoicing;&quot;;&quot;&quot;);IF([.Y106]=&quot;YES&quot;;&quot; e-Payment;&quot;;&quot;&quot;))" table:style-name="ce35">
            <text:p>e-Notification;</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09</text:p>
          </table:table-cell>
          <table:table-cell office:value-type="string" table:style-name="ce1">
            <text:p>Common Procurement Vocabulary (CPV)</text:p>
          </table:table-cell>
          <table:table-cell office:value-type="string" table:style-name="ce1">
            <text:p>A concept to describe the classification of a commodity.</text:p>
          </table:table-cell>
          <table:table-cell table:style-name="ce1"/>
          <table:table-cell office:value-type="string" table:style-name="ce1">
            <text:p>OP internal working</text:p>
          </table:table-cell>
          <table:table-cell table:style-name="ce1"/>
          <table:table-cell office:value-type="string" table:style-name="ce1">
            <text:p>BT-26</text:p>
          </table:table-cell>
          <table:table-cell table:content-validation-name="val7" table:style-name="ce1"/>
          <table:table-cell table:number-columns-repeated="2" table:style-name="ce1"/>
          <table:table-cell office:value-type="string" office:string-value="" table:formula="of:=CONCATENATE(IF([.M107]=&quot;YES&quot;;&quot;UC1;&quot;;&quot;&quot;);IF([.N107]=&quot;YES&quot;;&quot; UC2;&quot;;&quot;&quot;);IF([.O107]=&quot;YES&quot;;&quot; UC3&quot;;&quot;&quot;))" table:style-name="ce1"/>
          <table:table-cell office:value-type="string" office:string-value="" table:formula="of:=CONCATENATE(IF([.P107]=&quot;YES&quot;;&quot;e-Notification;&quot;;&quot;&quot;);IF([.Q107]=&quot;YES&quot;;&quot; e-Access;&quot;;&quot;&quot;);IF([.R107]=&quot;YES&quot;;&quot; e-Submission;&quot;;&quot;&quot;);IF([.S107]=&quot;YES&quot;;&quot; e-Evaluation;&quot;;&quot;&quot;);IF([.T107]=&quot;YES&quot;;&quot; e-Awarding;&quot;;&quot;&quot;);IF([.U107]=&quot;YES&quot;;&quot; e-Request;&quot;;&quot;&quot;);IF([.V107]=&quot;YES&quot;;&quot; e-Ordering;&quot;;&quot;&quot;);IF([.W107]=&quot;YES&quot;;&quot; e-Fulfiltment;&quot;;&quot;&quot;);IF([.X107]=&quot;YES&quot;;&quot; e-Invoicing;&quot;;&quot;&quot;);IF([.Y10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9</text:p>
          </table:table-cell>
          <table:table-cell office:value-type="string" table:style-name="ce1">
            <text:p>Common Procurement Vocabulary (CPV)</text:p>
          </table:table-cell>
          <table:table-cell office:value-type="string" table:style-name="ce1">
            <text:p>the main classification category for the deliverable requested.</text:p>
          </table:table-cell>
          <table:table-cell table:style-name="ce1"/>
          <table:table-cell office:value-type="string" table:style-name="ce1">
            <text:p>OP internal working</text:p>
          </table:table-cell>
          <table:table-cell table:style-name="ce1"/>
          <table:table-cell office:value-type="string" table:style-name="ce1">
            <text:p>BT-26</text:p>
          </table:table-cell>
          <table:table-cell table:content-validation-name="val7" table:style-name="ce1"/>
          <table:table-cell table:number-columns-repeated="2" table:style-name="ce1"/>
          <table:table-cell office:value-type="string" office:string-value="" table:formula="of:=CONCATENATE(IF([.M108]=&quot;YES&quot;;&quot;UC1;&quot;;&quot;&quot;);IF([.N108]=&quot;YES&quot;;&quot; UC2;&quot;;&quot;&quot;);IF([.O108]=&quot;YES&quot;;&quot; UC3&quot;;&quot;&quot;))" table:style-name="ce1"/>
          <table:table-cell office:value-type="string" office:string-value="" table:formula="of:=CONCATENATE(IF([.P108]=&quot;YES&quot;;&quot;e-Notification;&quot;;&quot;&quot;);IF([.Q108]=&quot;YES&quot;;&quot; e-Access;&quot;;&quot;&quot;);IF([.R108]=&quot;YES&quot;;&quot; e-Submission;&quot;;&quot;&quot;);IF([.S108]=&quot;YES&quot;;&quot; e-Evaluation;&quot;;&quot;&quot;);IF([.T108]=&quot;YES&quot;;&quot; e-Awarding;&quot;;&quot;&quot;);IF([.U108]=&quot;YES&quot;;&quot; e-Request;&quot;;&quot;&quot;);IF([.V108]=&quot;YES&quot;;&quot; e-Ordering;&quot;;&quot;&quot;);IF([.W108]=&quot;YES&quot;;&quot; e-Fulfiltment;&quot;;&quot;&quot;);IF([.X108]=&quot;YES&quot;;&quot; e-Invoicing;&quot;;&quot;&quot;);IF([.Y10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9</text:p>
          </table:table-cell>
          <table:table-cell office:value-type="string" table:style-name="ce1">
            <text:p>Common Procurement Vocabulary (CPV)</text:p>
          </table:table-cell>
          <table:table-cell office:value-type="string" table:style-name="ce1">
            <text:p>The Common Procurement Vocabulary (CPV) code (...) gives an overall characterisation of the purchases.</text:p>
          </table:table-cell>
          <table:table-cell table:style-name="ce1"/>
          <table:table-cell office:value-type="string" table:style-name="ce1">
            <text:p>DG GROWTH</text:p>
          </table:table-cell>
          <table:table-cell table:style-name="ce1"/>
          <table:table-cell office:value-type="string" table:style-name="ce1">
            <text:p>BT-26</text:p>
          </table:table-cell>
          <table:table-cell table:content-validation-name="val7" table:style-name="ce1"/>
          <table:table-cell table:number-columns-repeated="2" table:style-name="ce1"/>
          <table:table-cell office:value-type="string" office:string-value="" table:formula="of:=CONCATENATE(IF([.M109]=&quot;YES&quot;;&quot;UC1;&quot;;&quot;&quot;);IF([.N109]=&quot;YES&quot;;&quot; UC2;&quot;;&quot;&quot;);IF([.O109]=&quot;YES&quot;;&quot; UC3&quot;;&quot;&quot;))" table:style-name="ce1"/>
          <table:table-cell office:value-type="string" office:string-value="" table:formula="of:=CONCATENATE(IF([.P109]=&quot;YES&quot;;&quot;e-Notification;&quot;;&quot;&quot;);IF([.Q109]=&quot;YES&quot;;&quot; e-Access;&quot;;&quot;&quot;);IF([.R109]=&quot;YES&quot;;&quot; e-Submission;&quot;;&quot;&quot;);IF([.S109]=&quot;YES&quot;;&quot; e-Evaluation;&quot;;&quot;&quot;);IF([.T109]=&quot;YES&quot;;&quot; e-Awarding;&quot;;&quot;&quot;);IF([.U109]=&quot;YES&quot;;&quot; e-Request;&quot;;&quot;&quot;);IF([.V109]=&quot;YES&quot;;&quot; e-Ordering;&quot;;&quot;&quot;);IF([.W109]=&quot;YES&quot;;&quot; e-Fulfiltment;&quot;;&quot;&quot;);IF([.X109]=&quot;YES&quot;;&quot; e-Invoicing;&quot;;&quot;&quot;);IF([.Y10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9</text:p>
          </table:table-cell>
          <table:table-cell office:value-type="string" table:style-name="ce1">
            <text:p>Common Procurement Vocabulary (CPV)</text:p>
          </table:table-cell>
          <table:table-cell office:value-type="string" table:style-name="ce1">
            <text:p>Any references to nomenclatures in the context of public procurement shall be made using the Common Procurement Vocabulary (CPV) as adopted by Regulation (EC) No 2195/2002</text:p>
          </table:table-cell>
          <table:table-cell table:style-name="ce1"/>
          <table:table-cell office:value-type="string" table:style-name="ce1">
            <text:p>DIRECTIVE 2014/24/EU</text:p>
          </table:table-cell>
          <table:table-cell office:value-type="string" table:style-name="ce1">
            <text:p>Article 23</text:p>
          </table:table-cell>
          <table:table-cell office:value-type="string" table:style-name="ce1">
            <text:p>BT-26</text:p>
          </table:table-cell>
          <table:table-cell table:content-validation-name="val7" table:style-name="ce1"/>
          <table:table-cell table:number-columns-repeated="2" table:style-name="ce1"/>
          <table:table-cell office:value-type="string" office:string-value="" table:formula="of:=CONCATENATE(IF([.M110]=&quot;YES&quot;;&quot;UC1;&quot;;&quot;&quot;);IF([.N110]=&quot;YES&quot;;&quot; UC2;&quot;;&quot;&quot;);IF([.O110]=&quot;YES&quot;;&quot; UC3&quot;;&quot;&quot;))" table:style-name="ce1"/>
          <table:table-cell office:value-type="string" office:string-value="" table:formula="of:=CONCATENATE(IF([.P110]=&quot;YES&quot;;&quot;e-Notification;&quot;;&quot;&quot;);IF([.Q110]=&quot;YES&quot;;&quot; e-Access;&quot;;&quot;&quot;);IF([.R110]=&quot;YES&quot;;&quot; e-Submission;&quot;;&quot;&quot;);IF([.S110]=&quot;YES&quot;;&quot; e-Evaluation;&quot;;&quot;&quot;);IF([.T110]=&quot;YES&quot;;&quot; e-Awarding;&quot;;&quot;&quot;);IF([.U110]=&quot;YES&quot;;&quot; e-Request;&quot;;&quot;&quot;);IF([.V110]=&quot;YES&quot;;&quot; e-Ordering;&quot;;&quot;&quot;);IF([.W110]=&quot;YES&quot;;&quot; e-Fulfiltment;&quot;;&quot;&quot;);IF([.X110]=&quot;YES&quot;;&quot; e-Invoicing;&quot;;&quot;&quot;);IF([.Y11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9</text:p>
          </table:table-cell>
          <table:table-cell office:value-type="string" table:style-name="ce1">
            <text:p>Common Procurement Vocabulary (CPV)</text:p>
          </table:table-cell>
          <table:table-cell office:value-type="string" table:style-name="ce1">
            <text:p>The common procurement vocabulary (CPV) establishes a single classification system for public procurement aimed at standardising the references used by contracting authorities and entities to describe procurement contracts.</text:p>
          </table:table-cell>
          <table:table-cell table:style-name="ce1"/>
          <table:table-cell office:value-type="string" table:style-name="ce1">
            <text:p>DG GROWTH</text:p>
          </table:table-cell>
          <table:table-cell office:value-type="string" table:style-name="ce1">
            <text:p><text:a xlink:href="https://ec.europa.eu/growth/single-market/public-procurement/rules-implementation/common-vocabulary_en">https://ec.europa.eu/growth/single-market/public-procurement/rules-implementation/common-vocabulary_en</text:a></text:p>
          </table:table-cell>
          <table:table-cell office:value-type="string" table:style-name="ce1">
            <text:p>BT-192</text:p>
          </table:table-cell>
          <table:table-cell table:content-validation-name="val7" table:style-name="ce1"/>
          <table:table-cell table:number-columns-repeated="2" table:style-name="ce1"/>
          <table:table-cell office:value-type="string" office:string-value="" table:formula="of:=CONCATENATE(IF([.M111]=&quot;YES&quot;;&quot;UC1;&quot;;&quot;&quot;);IF([.N111]=&quot;YES&quot;;&quot; UC2;&quot;;&quot;&quot;);IF([.O111]=&quot;YES&quot;;&quot; UC3&quot;;&quot;&quot;))" table:style-name="ce1"/>
          <table:table-cell office:value-type="string" office:string-value="" table:formula="of:=CONCATENATE(IF([.P111]=&quot;YES&quot;;&quot;e-Notification;&quot;;&quot;&quot;);IF([.Q111]=&quot;YES&quot;;&quot; e-Access;&quot;;&quot;&quot;);IF([.R111]=&quot;YES&quot;;&quot; e-Submission;&quot;;&quot;&quot;);IF([.S111]=&quot;YES&quot;;&quot; e-Evaluation;&quot;;&quot;&quot;);IF([.T111]=&quot;YES&quot;;&quot; e-Awarding;&quot;;&quot;&quot;);IF([.U111]=&quot;YES&quot;;&quot; e-Request;&quot;;&quot;&quot;);IF([.V111]=&quot;YES&quot;;&quot; e-Ordering;&quot;;&quot;&quot;);IF([.W111]=&quot;YES&quot;;&quot; e-Fulfiltment;&quot;;&quot;&quot;);IF([.X111]=&quot;YES&quot;;&quot; e-Invoicing;&quot;;&quot;&quot;);IF([.Y11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75</text:p>
          </table:table-cell>
          <table:table-cell office:value-type="string" table:style-name="ce35">
            <text:p>Community Country Origin</text:p>
          </table:table-cell>
          <table:table-cell office:value-type="string" table:style-name="ce35">
            <text:p>The country of origin of the product or service belongs to the European Economic Community</text:p>
          </table:table-cell>
          <table:table-cell table:style-name="ce35"/>
          <table:table-cell office:value-type="string" table:style-name="ce35">
            <text:p>Ontology proposal</text:p>
          </table:table-cell>
          <table:table-cell office:value-type="string" table:style-name="ce35">
            <text:p>Based on eForms consultation.</text:p>
            <text:p>countryOrigin Com Indicator: an indicator to specify whether a community country is the origin or not. - Based ont the OP internal working).</text:p>
          </table:table-cell>
          <table:table-cell office:value-type="string" table:style-name="ce35">
            <text:p>BT-192</text:p>
          </table:table-cell>
          <table:table-cell office:value-type="string" table:content-validation-name="val7" table:style-name="ce35">
            <text:p>YES</text:p>
          </table:table-cell>
          <table:table-cell office:value-type="string" table:style-name="ce35">
            <text:p>Taking into account the BT, and the definition provided by eForms consultation for the same term, it has been considered that this is a good definition.</text:p>
          </table:table-cell>
          <table:table-cell table:style-name="ce35"/>
          <table:table-cell office:value-type="string" office:string-value="UC1; UC2; UC3" table:formula="of:=CONCATENATE(IF([.M112]=&quot;YES&quot;;&quot;UC1;&quot;;&quot;&quot;);IF([.N112]=&quot;YES&quot;;&quot; UC2;&quot;;&quot;&quot;);IF([.O112]=&quot;YES&quot;;&quot; UC3&quot;;&quot;&quot;))" table:style-name="ce35">
            <text:p>UC1; UC2; UC3</text:p>
          </table:table-cell>
          <table:table-cell office:value-type="string" office:string-value="e-Notification;" table:formula="of:=CONCATENATE(IF([.P112]=&quot;YES&quot;;&quot;e-Notification;&quot;;&quot;&quot;);IF([.Q112]=&quot;YES&quot;;&quot; e-Access;&quot;;&quot;&quot;);IF([.R112]=&quot;YES&quot;;&quot; e-Submission;&quot;;&quot;&quot;);IF([.S112]=&quot;YES&quot;;&quot; e-Evaluation;&quot;;&quot;&quot;);IF([.T112]=&quot;YES&quot;;&quot; e-Awarding;&quot;;&quot;&quot;);IF([.U112]=&quot;YES&quot;;&quot; e-Request;&quot;;&quot;&quot;);IF([.V112]=&quot;YES&quot;;&quot; e-Ordering;&quot;;&quot;&quot;);IF([.W112]=&quot;YES&quot;;&quot; e-Fulfiltment;&quot;;&quot;&quot;);IF([.X112]=&quot;YES&quot;;&quot; e-Invoicing;&quot;;&quot;&quot;);IF([.Y112]=&quot;YES&quot;;&quot; e-Payment;&quot;;&quot;&quot;))" table:style-name="ce35">
            <text:p>e-Notification;</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75</text:p>
          </table:table-cell>
          <table:table-cell office:value-type="string" table:style-name="ce1">
            <text:p>Community Country Origin</text:p>
          </table:table-cell>
          <table:table-cell office:value-type="string" table:style-name="ce1">
            <text:p>Country code in community origin or not</text:p>
          </table:table-cell>
          <table:table-cell table:style-name="ce1"/>
          <table:table-cell office:value-type="string" table:style-name="ce1">
            <text:p>OP internal working</text:p>
          </table:table-cell>
          <table:table-cell table:style-name="ce1"/>
          <table:table-cell office:value-type="string" table:style-name="ce1">
            <text:p>BT-192</text:p>
          </table:table-cell>
          <table:table-cell table:content-validation-name="val7" table:style-name="ce1"/>
          <table:table-cell table:number-columns-repeated="2" table:style-name="ce1"/>
          <table:table-cell office:value-type="string" office:string-value="" table:formula="of:=CONCATENATE(IF([.M113]=&quot;YES&quot;;&quot;UC1;&quot;;&quot;&quot;);IF([.N113]=&quot;YES&quot;;&quot; UC2;&quot;;&quot;&quot;);IF([.O113]=&quot;YES&quot;;&quot; UC3&quot;;&quot;&quot;))" table:style-name="ce1"/>
          <table:table-cell office:value-type="string" office:string-value="" table:formula="of:=CONCATENATE(IF([.P113]=&quot;YES&quot;;&quot;e-Notification;&quot;;&quot;&quot;);IF([.Q113]=&quot;YES&quot;;&quot; e-Access;&quot;;&quot;&quot;);IF([.R113]=&quot;YES&quot;;&quot; e-Submission;&quot;;&quot;&quot;);IF([.S113]=&quot;YES&quot;;&quot; e-Evaluation;&quot;;&quot;&quot;);IF([.T113]=&quot;YES&quot;;&quot; e-Awarding;&quot;;&quot;&quot;);IF([.U113]=&quot;YES&quot;;&quot; e-Request;&quot;;&quot;&quot;);IF([.V113]=&quot;YES&quot;;&quot; e-Ordering;&quot;;&quot;&quot;);IF([.W113]=&quot;YES&quot;;&quot; e-Fulfiltment;&quot;;&quot;&quot;);IF([.X113]=&quot;YES&quot;;&quot; e-Invoicing;&quot;;&quot;&quot;);IF([.Y11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75</text:p>
          </table:table-cell>
          <table:table-cell office:value-type="string" table:style-name="ce1">
            <text:p>Community Country Origin</text:p>
          </table:table-cell>
          <table:table-cell office:value-type="string" table:style-name="ce1">
            <text:p>Country of origin of the product or service: [country</text:p>
            <text:p>code]</text:p>
          </table:table-cell>
          <table:table-cell table:style-name="ce1"/>
          <table:table-cell office:value-type="string" table:style-name="ce1">
            <text:p>eForms consultation</text:p>
          </table:table-cell>
          <table:table-cell table:style-name="ce1"/>
          <table:table-cell office:value-type="string" table:style-name="ce1">
            <text:p>BT-163</text:p>
          </table:table-cell>
          <table:table-cell table:content-validation-name="val7" table:style-name="ce1"/>
          <table:table-cell table:number-columns-repeated="2" table:style-name="ce1"/>
          <table:table-cell office:value-type="string" office:string-value="" table:formula="of:=CONCATENATE(IF([.M114]=&quot;YES&quot;;&quot;UC1;&quot;;&quot;&quot;);IF([.N114]=&quot;YES&quot;;&quot; UC2;&quot;;&quot;&quot;);IF([.O114]=&quot;YES&quot;;&quot; UC3&quot;;&quot;&quot;))" table:style-name="ce1"/>
          <table:table-cell office:value-type="string" office:string-value="" table:formula="of:=CONCATENATE(IF([.P114]=&quot;YES&quot;;&quot;e-Notification;&quot;;&quot;&quot;);IF([.Q114]=&quot;YES&quot;;&quot; e-Access;&quot;;&quot;&quot;);IF([.R114]=&quot;YES&quot;;&quot; e-Submission;&quot;;&quot;&quot;);IF([.S114]=&quot;YES&quot;;&quot; e-Evaluation;&quot;;&quot;&quot;);IF([.T114]=&quot;YES&quot;;&quot; e-Awarding;&quot;;&quot;&quot;);IF([.U114]=&quot;YES&quot;;&quot; e-Request;&quot;;&quot;&quot;);IF([.V114]=&quot;YES&quot;;&quot; e-Ordering;&quot;;&quot;&quot;);IF([.W114]=&quot;YES&quot;;&quot; e-Fulfiltment;&quot;;&quot;&quot;);IF([.X114]=&quot;YES&quot;;&quot; e-Invoicing;&quot;;&quot;&quot;);IF([.Y11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86</text:p>
          </table:table-cell>
          <table:table-cell office:value-type="string" table:style-name="ce35">
            <text:p>Concession Description Value</text:p>
          </table:table-cell>
          <table:table-cell office:value-type="string" table:style-name="ce35">
            <text:p>Specification of the objective method used to calculate the estimated financial worth of the concession.</text:p>
          </table:table-cell>
          <table:table-cell table:style-name="ce35"/>
          <table:table-cell office:value-type="string" table:style-name="ce35">
            <text:p>Ontology proposal</text:p>
          </table:table-cell>
          <table:table-cell office:value-type="string" table:style-name="ce35">
            <text:p>Based on the DIRECTIVE 2014/23/EU</text:p>
          </table:table-cell>
          <table:table-cell office:value-type="string" table:style-name="ce35">
            <text:p>BT-163</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UC1;" table:formula="of:=CONCATENATE(IF([.M115]=&quot;YES&quot;;&quot;UC1;&quot;;&quot;&quot;);IF([.N115]=&quot;YES&quot;;&quot; UC2;&quot;;&quot;&quot;);IF([.O115]=&quot;YES&quot;;&quot; UC3&quot;;&quot;&quot;))" table:style-name="ce35">
            <text:p>UC1;</text:p>
          </table:table-cell>
          <table:table-cell office:value-type="string" office:string-value="e-Notification;" table:formula="of:=CONCATENATE(IF([.P115]=&quot;YES&quot;;&quot;e-Notification;&quot;;&quot;&quot;);IF([.Q115]=&quot;YES&quot;;&quot; e-Access;&quot;;&quot;&quot;);IF([.R115]=&quot;YES&quot;;&quot; e-Submission;&quot;;&quot;&quot;);IF([.S115]=&quot;YES&quot;;&quot; e-Evaluation;&quot;;&quot;&quot;);IF([.T115]=&quot;YES&quot;;&quot; e-Awarding;&quot;;&quot;&quot;);IF([.U115]=&quot;YES&quot;;&quot; e-Request;&quot;;&quot;&quot;);IF([.V115]=&quot;YES&quot;;&quot; e-Ordering;&quot;;&quot;&quot;);IF([.W115]=&quot;YES&quot;;&quot; e-Fulfiltment;&quot;;&quot;&quot;);IF([.X115]=&quot;YES&quot;;&quot; e-Invoicing;&quot;;&quot;&quot;);IF([.Y115]=&quot;YES&quot;;&quot; e-Payment;&quot;;&quot;&quot;))" table:style-name="ce35">
            <text:p>e-Notification;</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86</text:p>
          </table:table-cell>
          <table:table-cell office:value-type="string" table:style-name="ce1">
            <text:p>Concession Description Value</text:p>
          </table:table-cell>
          <table:table-cell office:value-type="string" table:style-name="ce1">
            <text:p>Concession document’ means any document produced or referred to by the contracting authority or contracting entity to describe or determine elements of the concession or the procedure, including the concession notice, the technical and functional requirements, proposed conditions of concession, formats for the presentation of documents by candidates and tenderers, information on generally applicable obligations and any additional documents.</text:p>
          </table:table-cell>
          <table:table-cell table:style-name="ce1"/>
          <table:table-cell office:value-type="string" table:style-name="ce1">
            <text:p>DIRECTIVE 2014/23/EU</text:p>
          </table:table-cell>
          <table:table-cell office:value-type="string" table:style-name="ce1">
            <text:p>Whereas (12)</text:p>
          </table:table-cell>
          <table:table-cell office:value-type="string" table:style-name="ce1">
            <text:p>BT-163</text:p>
          </table:table-cell>
          <table:table-cell table:content-validation-name="val7" table:style-name="ce1"/>
          <table:table-cell table:number-columns-repeated="2" table:style-name="ce1"/>
          <table:table-cell office:value-type="string" office:string-value="" table:formula="of:=CONCATENATE(IF([.M116]=&quot;YES&quot;;&quot;UC1;&quot;;&quot;&quot;);IF([.N116]=&quot;YES&quot;;&quot; UC2;&quot;;&quot;&quot;);IF([.O116]=&quot;YES&quot;;&quot; UC3&quot;;&quot;&quot;))" table:style-name="ce1"/>
          <table:table-cell office:value-type="string" office:string-value="" table:formula="of:=CONCATENATE(IF([.P116]=&quot;YES&quot;;&quot;e-Notification;&quot;;&quot;&quot;);IF([.Q116]=&quot;YES&quot;;&quot; e-Access;&quot;;&quot;&quot;);IF([.R116]=&quot;YES&quot;;&quot; e-Submission;&quot;;&quot;&quot;);IF([.S116]=&quot;YES&quot;;&quot; e-Evaluation;&quot;;&quot;&quot;);IF([.T116]=&quot;YES&quot;;&quot; e-Awarding;&quot;;&quot;&quot;);IF([.U116]=&quot;YES&quot;;&quot; e-Request;&quot;;&quot;&quot;);IF([.V116]=&quot;YES&quot;;&quot; e-Ordering;&quot;;&quot;&quot;);IF([.W116]=&quot;YES&quot;;&quot; e-Fulfiltment;&quot;;&quot;&quot;);IF([.X116]=&quot;YES&quot;;&quot; e-Invoicing;&quot;;&quot;&quot;);IF([.Y11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86</text:p>
          </table:table-cell>
          <table:table-cell office:value-type="string" table:style-name="ce1">
            <text:p>Concession Description Value</text:p>
          </table:table-cell>
          <table:table-cell office:value-type="string" table:style-name="ce1">
            <text:p>The estimated value of the concession shall be calculated using an objective method specified in the concession documents. When calculating the estimated value of the concession, contracting authorities and contracting entities shall, where applicable, take into account in particular:</text:p>
            <text:p>(a) the value of any form of option and any extension of the duration of the concession;</text:p>
            <text:p>(b) revenue from the payment of fees and fines by the users of the works or services other than those collected on behalf of the contracting authority or contracting entity;</text:p>
            <text:p>(c) payments or any financial advantage in any form whatsoever made by the contracting authority or contracting entity or any other public authority to the concessionaire, including compensation for compliance with a public service obligation and public investment subsidies;</text:p>
            <text:p>(d) the value of grants or any other financial advantages, in any form, from third parties for the performance of the concession;</text:p>
            <text:p>(e) revenue from sales of any assets which are part of the concession;</text:p>
            <text:p>(f) the value of all the supplies and services that are made available to the concessionaire by the contracting authorities or contracting entities, provided that they are necessary for executing the works or providing the services;</text:p>
            <text:p>(g) any prizes or payments to candidates or tenderers.</text:p>
          </table:table-cell>
          <table:table-cell table:style-name="ce1"/>
          <table:table-cell office:value-type="string" table:style-name="ce1">
            <text:p>DIRECTIVE 2014/23/EU</text:p>
          </table:table-cell>
          <table:table-cell office:value-type="string" table:style-name="ce1">
            <text:p>Article 8</text:p>
          </table:table-cell>
          <table:table-cell office:value-type="string" table:style-name="ce1">
            <text:p>BT-502</text:p>
          </table:table-cell>
          <table:table-cell table:content-validation-name="val7" table:style-name="ce1"/>
          <table:table-cell table:number-columns-repeated="2" table:style-name="ce1"/>
          <table:table-cell office:value-type="string" office:string-value="" table:formula="of:=CONCATENATE(IF([.M117]=&quot;YES&quot;;&quot;UC1;&quot;;&quot;&quot;);IF([.N117]=&quot;YES&quot;;&quot; UC2;&quot;;&quot;&quot;);IF([.O117]=&quot;YES&quot;;&quot; UC3&quot;;&quot;&quot;))" table:style-name="ce1"/>
          <table:table-cell office:value-type="string" office:string-value="" table:formula="of:=CONCATENATE(IF([.P117]=&quot;YES&quot;;&quot;e-Notification;&quot;;&quot;&quot;);IF([.Q117]=&quot;YES&quot;;&quot; e-Access;&quot;;&quot;&quot;);IF([.R117]=&quot;YES&quot;;&quot; e-Submission;&quot;;&quot;&quot;);IF([.S117]=&quot;YES&quot;;&quot; e-Evaluation;&quot;;&quot;&quot;);IF([.T117]=&quot;YES&quot;;&quot; e-Awarding;&quot;;&quot;&quot;);IF([.U117]=&quot;YES&quot;;&quot; e-Request;&quot;;&quot;&quot;);IF([.V117]=&quot;YES&quot;;&quot; e-Ordering;&quot;;&quot;&quot;);IF([.W117]=&quot;YES&quot;;&quot; e-Fulfiltment;&quot;;&quot;&quot;);IF([.X117]=&quot;YES&quot;;&quot; e-Invoicing;&quot;;&quot;&quot;);IF([.Y11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15</text:p>
          </table:table-cell>
          <table:table-cell office:value-type="string" table:style-name="ce35">
            <text:p>Contact</text:p>
          </table:table-cell>
          <table:table-cell office:value-type="string" table:style-name="ce35">
            <text:p>The person or service who can be contacted.</text:p>
          </table:table-cell>
          <table:table-cell table:style-name="ce35"/>
          <table:table-cell office:value-type="string" table:style-name="ce35">
            <text:p>Ontology proposal</text:p>
          </table:table-cell>
          <table:table-cell office:value-type="string" table:style-name="ce35">
            <text:p>Removed</text:p>
          </table:table-cell>
          <table:table-cell table:style-name="ce35"/>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118]=&quot;YES&quot;;&quot;UC1;&quot;;&quot;&quot;);IF([.N118]=&quot;YES&quot;;&quot; UC2;&quot;;&quot;&quot;);IF([.O118]=&quot;YES&quot;;&quot; UC3&quot;;&quot;&quot;))" table:style-name="ce35"/>
          <table:table-cell office:value-type="string" office:string-value="e-Notification;" table:formula="of:=CONCATENATE(IF([.P118]=&quot;YES&quot;;&quot;e-Notification;&quot;;&quot;&quot;);IF([.Q118]=&quot;YES&quot;;&quot; e-Access;&quot;;&quot;&quot;);IF([.R118]=&quot;YES&quot;;&quot; e-Submission;&quot;;&quot;&quot;);IF([.S118]=&quot;YES&quot;;&quot; e-Evaluation;&quot;;&quot;&quot;);IF([.T118]=&quot;YES&quot;;&quot; e-Awarding;&quot;;&quot;&quot;);IF([.U118]=&quot;YES&quot;;&quot; e-Request;&quot;;&quot;&quot;);IF([.V118]=&quot;YES&quot;;&quot; e-Ordering;&quot;;&quot;&quot;);IF([.W118]=&quot;YES&quot;;&quot; e-Fulfiltment;&quot;;&quot;&quot;);IF([.X118]=&quot;YES&quot;;&quot; e-Invoicing;&quot;;&quot;&quot;);IF([.Y118]=&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35">
            <text:p>C-018</text:p>
          </table:table-cell>
          <table:table-cell office:value-type="string" table:style-name="ce35">
            <text:p>Contract</text:p>
          </table:table-cell>
          <table:table-cell office:value-type="string" table:style-name="ce35">
            <text:p>A voluntary, deliberate, and legally binding agreement between two or more competent parties.</text:p>
          </table:table-cell>
          <table:table-cell table:style-name="ce35"/>
          <table:table-cell office:value-type="string" table:style-name="ce35">
            <text:p>OP internal working</text:p>
          </table:table-cell>
          <table:table-cell table:number-columns-repeated="2" table:style-name="ce35"/>
          <table:table-cell office:value-type="string" table:content-validation-name="val7" table:style-name="ce35">
            <text:p>YES</text:p>
          </table:table-cell>
          <table:table-cell office:value-type="string" table:style-name="ce35">
            <text:p>Taking into account the BT, and the definition provided by the OP internal working for the same term, it has been considered that this is a good definition.</text:p>
          </table:table-cell>
          <table:table-cell table:style-name="ce35"/>
          <table:table-cell office:value-type="string" office:string-value=" UC2; UC3" table:formula="of:=CONCATENATE(IF([.M119]=&quot;YES&quot;;&quot;UC1;&quot;;&quot;&quot;);IF([.N119]=&quot;YES&quot;;&quot; UC2;&quot;;&quot;&quot;);IF([.O119]=&quot;YES&quot;;&quot; UC3&quot;;&quot;&quot;))" table:style-name="ce35">
            <text:p><text:s/>UC2; UC3</text:p>
          </table:table-cell>
          <table:table-cell office:value-type="string" office:string-value=" e-Request; e-Ordering; e-Fulfiltment; e-Invoicing; e-Payment;" table:formula="of:=CONCATENATE(IF([.P119]=&quot;YES&quot;;&quot;e-Notification;&quot;;&quot;&quot;);IF([.Q119]=&quot;YES&quot;;&quot; e-Access;&quot;;&quot;&quot;);IF([.R119]=&quot;YES&quot;;&quot; e-Submission;&quot;;&quot;&quot;);IF([.S119]=&quot;YES&quot;;&quot; e-Evaluation;&quot;;&quot;&quot;);IF([.T119]=&quot;YES&quot;;&quot; e-Awarding;&quot;;&quot;&quot;);IF([.U119]=&quot;YES&quot;;&quot; e-Request;&quot;;&quot;&quot;);IF([.V119]=&quot;YES&quot;;&quot; e-Ordering;&quot;;&quot;&quot;);IF([.W119]=&quot;YES&quot;;&quot; e-Fulfiltment;&quot;;&quot;&quot;);IF([.X119]=&quot;YES&quot;;&quot; e-Invoicing;&quot;;&quot;&quot;);IF([.Y119]=&quot;YES&quot;;&quot; e-Payment;&quot;;&quot;&quot;))" table:style-name="ce35">
            <text:p><text:s/>e-Request; e-Ordering; e-Fulfiltment; e-Invoicing; e-Payment;</text:p>
          </table:table-cell>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table:number-columns-repeated="16359"/>
        </table:table-row>
        <table:table-row table:style-name="ro17">
          <table:table-cell office:value-type="string" table:style-name="ce1">
            <text:p>C-018</text:p>
          </table:table-cell>
          <table:table-cell office:value-type="string" table:style-name="ce1">
            <text:p>Contract</text:p>
          </table:table-cell>
          <table:table-cell office:value-type="string" table:style-name="ce1">
            <text:p>Contract for pecuniary interest concluded in writing between one or more economic operators and one or more contracting authorities and having as their object the execution of works, the supply of products or the provision of services.</text:p>
          </table:table-cell>
          <table:table-cell table:style-name="ce1"/>
          <table:table-cell office:value-type="string" table:style-name="ce1">
            <text:p>DIRECTIVE 2014/24/EU</text:p>
          </table:table-cell>
          <table:table-cell office:value-type="string" table:style-name="ce1">
            <text:p>Article 2</text:p>
          </table:table-cell>
          <table:table-cell table:style-name="ce1"/>
          <table:table-cell table:content-validation-name="val7" table:style-name="ce1"/>
          <table:table-cell table:number-columns-repeated="2" table:style-name="ce1"/>
          <table:table-cell office:value-type="string" office:string-value="" table:formula="of:=CONCATENATE(IF([.M120]=&quot;YES&quot;;&quot;UC1;&quot;;&quot;&quot;);IF([.N120]=&quot;YES&quot;;&quot; UC2;&quot;;&quot;&quot;);IF([.O120]=&quot;YES&quot;;&quot; UC3&quot;;&quot;&quot;))" table:style-name="ce1"/>
          <table:table-cell office:value-type="string" office:string-value="" table:formula="of:=CONCATENATE(IF([.P120]=&quot;YES&quot;;&quot;e-Notification;&quot;;&quot;&quot;);IF([.Q120]=&quot;YES&quot;;&quot; e-Access;&quot;;&quot;&quot;);IF([.R120]=&quot;YES&quot;;&quot; e-Submission;&quot;;&quot;&quot;);IF([.S120]=&quot;YES&quot;;&quot; e-Evaluation;&quot;;&quot;&quot;);IF([.T120]=&quot;YES&quot;;&quot; e-Awarding;&quot;;&quot;&quot;);IF([.U120]=&quot;YES&quot;;&quot; e-Request;&quot;;&quot;&quot;);IF([.V120]=&quot;YES&quot;;&quot; e-Ordering;&quot;;&quot;&quot;);IF([.W120]=&quot;YES&quot;;&quot; e-Fulfiltment;&quot;;&quot;&quot;);IF([.X120]=&quot;YES&quot;;&quot; e-Invoicing;&quot;;&quot;&quot;);IF([.Y12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10</text:p>
          </table:table-cell>
          <table:table-cell office:value-type="string" table:style-name="ce35">
            <text:p>Contract Award Notice</text:p>
          </table:table-cell>
          <table:table-cell office:value-type="string" table:style-name="ce35">
            <text:p>A document published by a buyer to announce the awarding of a contract.</text:p>
          </table:table-cell>
          <table:table-cell table:style-name="ce35"/>
          <table:table-cell office:value-type="string" table:style-name="ce35">
            <text:p>Ontology proposal</text:p>
          </table:table-cell>
          <table:table-cell office:value-type="string" table:style-name="ce35">
            <text:p>Based on UBL</text:p>
            <text:p>Specialisation of notice</text:p>
          </table:table-cell>
          <table:table-cell table:style-name="ce35"/>
          <table:table-cell office:value-type="string" table:content-validation-name="val7" table:style-name="ce35">
            <text:p>YES</text:p>
          </table:table-cell>
          <table:table-cell office:value-type="string" table:style-name="ce35">
            <text:p>Taking into account the BT, and the definition provided by UBL for the same term, it has been considered that this is a good definition.</text:p>
          </table:table-cell>
          <table:table-cell table:style-name="ce35"/>
          <table:table-cell office:value-type="string" office:string-value="UC1; UC2; UC3" table:formula="of:=CONCATENATE(IF([.M121]=&quot;YES&quot;;&quot;UC1;&quot;;&quot;&quot;);IF([.N121]=&quot;YES&quot;;&quot; UC2;&quot;;&quot;&quot;);IF([.O121]=&quot;YES&quot;;&quot; UC3&quot;;&quot;&quot;))" table:style-name="ce35">
            <text:p>UC1; UC2; UC3</text:p>
          </table:table-cell>
          <table:table-cell office:value-type="string" office:string-value="e-Notification;" table:formula="of:=CONCATENATE(IF([.P121]=&quot;YES&quot;;&quot;e-Notification;&quot;;&quot;&quot;);IF([.Q121]=&quot;YES&quot;;&quot; e-Access;&quot;;&quot;&quot;);IF([.R121]=&quot;YES&quot;;&quot; e-Submission;&quot;;&quot;&quot;);IF([.S121]=&quot;YES&quot;;&quot; e-Evaluation;&quot;;&quot;&quot;);IF([.T121]=&quot;YES&quot;;&quot; e-Awarding;&quot;;&quot;&quot;);IF([.U121]=&quot;YES&quot;;&quot; e-Request;&quot;;&quot;&quot;);IF([.V121]=&quot;YES&quot;;&quot; e-Ordering;&quot;;&quot;&quot;);IF([.W121]=&quot;YES&quot;;&quot; e-Fulfiltment;&quot;;&quot;&quot;);IF([.X121]=&quot;YES&quot;;&quot; e-Invoicing;&quot;;&quot;&quot;);IF([.Y121]=&quot;YES&quot;;&quot; e-Payment;&quot;;&quot;&quot;))" table:style-name="ce35">
            <text:p>e-Notification;</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10</text:p>
          </table:table-cell>
          <table:table-cell office:value-type="string" table:style-name="ce1">
            <text:p>Contract Award Notice</text:p>
          </table:table-cell>
          <table:table-cell office:value-type="string" table:style-name="ce1">
            <text:p>A document that announces the selection of a Tender that was submitted in response to a Call For Tender.</text:p>
          </table:table-cell>
          <table:table-cell table:style-name="ce1"/>
          <table:table-cell office:value-type="string" table:style-name="ce1">
            <text:p>OP internal working</text:p>
          </table:table-cell>
          <table:table-cell table:number-columns-repeated="2" table:style-name="ce1"/>
          <table:table-cell table:content-validation-name="val7" table:style-name="ce1"/>
          <table:table-cell table:number-columns-repeated="2" table:style-name="ce1"/>
          <table:table-cell office:value-type="string" office:string-value="" table:formula="of:=CONCATENATE(IF([.M122]=&quot;YES&quot;;&quot;UC1;&quot;;&quot;&quot;);IF([.N122]=&quot;YES&quot;;&quot; UC2;&quot;;&quot;&quot;);IF([.O122]=&quot;YES&quot;;&quot; UC3&quot;;&quot;&quot;))" table:style-name="ce1"/>
          <table:table-cell office:value-type="string" office:string-value="" table:formula="of:=CONCATENATE(IF([.P122]=&quot;YES&quot;;&quot;e-Notification;&quot;;&quot;&quot;);IF([.Q122]=&quot;YES&quot;;&quot; e-Access;&quot;;&quot;&quot;);IF([.R122]=&quot;YES&quot;;&quot; e-Submission;&quot;;&quot;&quot;);IF([.S122]=&quot;YES&quot;;&quot; e-Evaluation;&quot;;&quot;&quot;);IF([.T122]=&quot;YES&quot;;&quot; e-Awarding;&quot;;&quot;&quot;);IF([.U122]=&quot;YES&quot;;&quot; e-Request;&quot;;&quot;&quot;);IF([.V122]=&quot;YES&quot;;&quot; e-Ordering;&quot;;&quot;&quot;);IF([.W122]=&quot;YES&quot;;&quot; e-Fulfiltment;&quot;;&quot;&quot;);IF([.X122]=&quot;YES&quot;;&quot; e-Invoicing;&quot;;&quot;&quot;);IF([.Y12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10</text:p>
          </table:table-cell>
          <table:table-cell office:value-type="string" table:style-name="ce1">
            <text:p>Contract Award Notice</text:p>
          </table:table-cell>
          <table:table-cell office:value-type="string" table:style-name="ce1">
            <text:p>(...) contracting authorities shall send a contract award notice on the results of the procurement procedure</text:p>
          </table:table-cell>
          <table:table-cell table:style-name="ce1"/>
          <table:table-cell office:value-type="string" table:style-name="ce1">
            <text:p>DIRECTIVE 2014/24/EU</text:p>
          </table:table-cell>
          <table:table-cell office:value-type="string" table:style-name="ce1">
            <text:p>Article 50</text:p>
          </table:table-cell>
          <table:table-cell table:style-name="ce1"/>
          <table:table-cell table:content-validation-name="val7" table:style-name="ce1"/>
          <table:table-cell table:number-columns-repeated="2" table:style-name="ce1"/>
          <table:table-cell office:value-type="string" office:string-value="" table:formula="of:=CONCATENATE(IF([.M123]=&quot;YES&quot;;&quot;UC1;&quot;;&quot;&quot;);IF([.N123]=&quot;YES&quot;;&quot; UC2;&quot;;&quot;&quot;);IF([.O123]=&quot;YES&quot;;&quot; UC3&quot;;&quot;&quot;))" table:style-name="ce1"/>
          <table:table-cell office:value-type="string" office:string-value="" table:formula="of:=CONCATENATE(IF([.P123]=&quot;YES&quot;;&quot;e-Notification;&quot;;&quot;&quot;);IF([.Q123]=&quot;YES&quot;;&quot; e-Access;&quot;;&quot;&quot;);IF([.R123]=&quot;YES&quot;;&quot; e-Submission;&quot;;&quot;&quot;);IF([.S123]=&quot;YES&quot;;&quot; e-Evaluation;&quot;;&quot;&quot;);IF([.T123]=&quot;YES&quot;;&quot; e-Awarding;&quot;;&quot;&quot;);IF([.U123]=&quot;YES&quot;;&quot; e-Request;&quot;;&quot;&quot;);IF([.V123]=&quot;YES&quot;;&quot; e-Ordering;&quot;;&quot;&quot;);IF([.W123]=&quot;YES&quot;;&quot; e-Fulfiltment;&quot;;&quot;&quot;);IF([.X123]=&quot;YES&quot;;&quot; e-Invoicing;&quot;;&quot;&quot;);IF([.Y12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10</text:p>
          </table:table-cell>
          <table:table-cell office:value-type="string" table:style-name="ce1">
            <text:p>Contract Award Notice</text:p>
          </table:table-cell>
          <table:table-cell office:value-type="string" table:style-name="ce1">
            <text:p>A document published by a Contracting Party to announce the awarding of a procurement project.</text:p>
          </table:table-cell>
          <table:table-cell table:style-name="ce1"/>
          <table:table-cell office:value-type="string" table:style-name="ce1">
            <text:p>UBL</text:p>
          </table:table-cell>
          <table:table-cell table:number-columns-repeated="2" table:style-name="ce1"/>
          <table:table-cell table:content-validation-name="val7" table:style-name="ce1"/>
          <table:table-cell table:number-columns-repeated="2" table:style-name="ce1"/>
          <table:table-cell office:value-type="string" office:string-value="" table:formula="of:=CONCATENATE(IF([.M124]=&quot;YES&quot;;&quot;UC1;&quot;;&quot;&quot;);IF([.N124]=&quot;YES&quot;;&quot; UC2;&quot;;&quot;&quot;);IF([.O124]=&quot;YES&quot;;&quot; UC3&quot;;&quot;&quot;))" table:style-name="ce1"/>
          <table:table-cell office:value-type="string" office:string-value="" table:formula="of:=CONCATENATE(IF([.P124]=&quot;YES&quot;;&quot;e-Notification;&quot;;&quot;&quot;);IF([.Q124]=&quot;YES&quot;;&quot; e-Access;&quot;;&quot;&quot;);IF([.R124]=&quot;YES&quot;;&quot; e-Submission;&quot;;&quot;&quot;);IF([.S124]=&quot;YES&quot;;&quot; e-Evaluation;&quot;;&quot;&quot;);IF([.T124]=&quot;YES&quot;;&quot; e-Awarding;&quot;;&quot;&quot;);IF([.U124]=&quot;YES&quot;;&quot; e-Request;&quot;;&quot;&quot;);IF([.V124]=&quot;YES&quot;;&quot; e-Ordering;&quot;;&quot;&quot;);IF([.W124]=&quot;YES&quot;;&quot; e-Fulfiltment;&quot;;&quot;&quot;);IF([.X124]=&quot;YES&quot;;&quot; e-Invoicing;&quot;;&quot;&quot;);IF([.Y12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10</text:p>
          </table:table-cell>
          <table:table-cell office:value-type="string" table:style-name="ce1">
            <text:p>Contract Award Notice</text:p>
          </table:table-cell>
          <table:table-cell office:value-type="string" table:style-name="ce1">
            <text:p>The document through which is communicated the outcome of the tender, i.e. the name of the successful tenderer.</text:p>
          </table:table-cell>
          <table:table-cell table:style-name="ce1"/>
          <table:table-cell office:value-type="string" table:style-name="ce1">
            <text:p>LOTED Ontology</text:p>
          </table:table-cell>
          <table:table-cell table:style-name="ce1"/>
          <table:table-cell office:value-type="string" table:style-name="ce1">
            <text:p>BT-145</text:p>
          </table:table-cell>
          <table:table-cell table:content-validation-name="val7" table:style-name="ce1"/>
          <table:table-cell table:number-columns-repeated="2" table:style-name="ce1"/>
          <table:table-cell office:value-type="string" office:string-value="" table:formula="of:=CONCATENATE(IF([.M125]=&quot;YES&quot;;&quot;UC1;&quot;;&quot;&quot;);IF([.N125]=&quot;YES&quot;;&quot; UC2;&quot;;&quot;&quot;);IF([.O125]=&quot;YES&quot;;&quot; UC3&quot;;&quot;&quot;))" table:style-name="ce1"/>
          <table:table-cell office:value-type="string" office:string-value="" table:formula="of:=CONCATENATE(IF([.P125]=&quot;YES&quot;;&quot;e-Notification;&quot;;&quot;&quot;);IF([.Q125]=&quot;YES&quot;;&quot; e-Access;&quot;;&quot;&quot;);IF([.R125]=&quot;YES&quot;;&quot; e-Submission;&quot;;&quot;&quot;);IF([.S125]=&quot;YES&quot;;&quot; e-Evaluation;&quot;;&quot;&quot;);IF([.T125]=&quot;YES&quot;;&quot; e-Awarding;&quot;;&quot;&quot;);IF([.U125]=&quot;YES&quot;;&quot; e-Request;&quot;;&quot;&quot;);IF([.V125]=&quot;YES&quot;;&quot; e-Ordering;&quot;;&quot;&quot;);IF([.W125]=&quot;YES&quot;;&quot; e-Fulfiltment;&quot;;&quot;&quot;);IF([.X125]=&quot;YES&quot;;&quot; e-Invoicing;&quot;;&quot;&quot;);IF([.Y12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60</text:p>
          </table:table-cell>
          <table:table-cell office:value-type="string" table:style-name="ce35">
            <text:p>Contract Conclusion Date</text:p>
          </table:table-cell>
          <table:table-cell office:value-type="string" table:style-name="ce35">
            <text:p>Time of completion of the agreement.</text:p>
          </table:table-cell>
          <table:table-cell table:style-name="ce35"/>
          <table:table-cell office:value-type="string" table:style-name="ce35">
            <text:p>Ontology proposal</text:p>
          </table:table-cell>
          <table:table-cell table:style-name="ce35"/>
          <table:table-cell office:value-type="string" table:style-name="ce35">
            <text:p>BT-145</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126]=&quot;YES&quot;;&quot;UC1;&quot;;&quot;&quot;);IF([.N126]=&quot;YES&quot;;&quot; UC2;&quot;;&quot;&quot;);IF([.O126]=&quot;YES&quot;;&quot; UC3&quot;;&quot;&quot;))" table:style-name="ce35"/>
          <table:table-cell office:value-type="string" office:string-value="e-Notification; e-Request; e-Ordering;" table:formula="of:=CONCATENATE(IF([.P126]=&quot;YES&quot;;&quot;e-Notification;&quot;;&quot;&quot;);IF([.Q126]=&quot;YES&quot;;&quot; e-Access;&quot;;&quot;&quot;);IF([.R126]=&quot;YES&quot;;&quot; e-Submission;&quot;;&quot;&quot;);IF([.S126]=&quot;YES&quot;;&quot; e-Evaluation;&quot;;&quot;&quot;);IF([.T126]=&quot;YES&quot;;&quot; e-Awarding;&quot;;&quot;&quot;);IF([.U126]=&quot;YES&quot;;&quot; e-Request;&quot;;&quot;&quot;);IF([.V126]=&quot;YES&quot;;&quot; e-Ordering;&quot;;&quot;&quot;);IF([.W126]=&quot;YES&quot;;&quot; e-Fulfiltment;&quot;;&quot;&quot;);IF([.X126]=&quot;YES&quot;;&quot; e-Invoicing;&quot;;&quot;&quot;);IF([.Y126]=&quot;YES&quot;;&quot; e-Payment;&quot;;&quot;&quot;))" table:style-name="ce35">
            <text:p>e-Notification; e-Request; e-Ordering;</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60</text:p>
          </table:table-cell>
          <table:table-cell office:value-type="string" table:style-name="ce1">
            <text:p>Contract Conclusion Date</text:p>
          </table:table-cell>
          <table:table-cell office:value-type="string" table:style-name="ce1">
            <text:p>Date conclusion of the contract</text:p>
          </table:table-cell>
          <table:table-cell table:style-name="ce1"/>
          <table:table-cell office:value-type="string" table:style-name="ce1">
            <text:p>OP internal working</text:p>
          </table:table-cell>
          <table:table-cell table:style-name="ce1"/>
          <table:table-cell office:value-type="string" table:style-name="ce1">
            <text:p>BT-150</text:p>
          </table:table-cell>
          <table:table-cell table:content-validation-name="val7" table:style-name="ce1"/>
          <table:table-cell table:number-columns-repeated="2" table:style-name="ce1"/>
          <table:table-cell office:value-type="string" office:string-value="" table:formula="of:=CONCATENATE(IF([.M127]=&quot;YES&quot;;&quot;UC1;&quot;;&quot;&quot;);IF([.N127]=&quot;YES&quot;;&quot; UC2;&quot;;&quot;&quot;);IF([.O127]=&quot;YES&quot;;&quot; UC3&quot;;&quot;&quot;))" table:style-name="ce1"/>
          <table:table-cell office:value-type="string" office:string-value="" table:formula="of:=CONCATENATE(IF([.P127]=&quot;YES&quot;;&quot;e-Notification;&quot;;&quot;&quot;);IF([.Q127]=&quot;YES&quot;;&quot; e-Access;&quot;;&quot;&quot;);IF([.R127]=&quot;YES&quot;;&quot; e-Submission;&quot;;&quot;&quot;);IF([.S127]=&quot;YES&quot;;&quot; e-Evaluation;&quot;;&quot;&quot;);IF([.T127]=&quot;YES&quot;;&quot; e-Awarding;&quot;;&quot;&quot;);IF([.U127]=&quot;YES&quot;;&quot; e-Request;&quot;;&quot;&quot;);IF([.V127]=&quot;YES&quot;;&quot; e-Ordering;&quot;;&quot;&quot;);IF([.W127]=&quot;YES&quot;;&quot; e-Fulfiltment;&quot;;&quot;&quot;);IF([.X127]=&quot;YES&quot;;&quot; e-Invoicing;&quot;;&quot;&quot;);IF([.Y12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59</text:p>
          </table:table-cell>
          <table:table-cell office:value-type="string" table:style-name="ce35">
            <text:p>Contract Identifier</text:p>
          </table:table-cell>
          <table:table-cell office:value-type="string" table:style-name="ce35">
            <text:p>The code that identifies the agreement</text:p>
          </table:table-cell>
          <table:table-cell table:style-name="ce35"/>
          <table:table-cell office:value-type="string" table:style-name="ce35">
            <text:p>Ontology proposal</text:p>
          </table:table-cell>
          <table:table-cell table:style-name="ce35"/>
          <table:table-cell office:value-type="string" table:style-name="ce35">
            <text:p>BT-150</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128]=&quot;YES&quot;;&quot;UC1;&quot;;&quot;&quot;);IF([.N128]=&quot;YES&quot;;&quot; UC2;&quot;;&quot;&quot;);IF([.O128]=&quot;YES&quot;;&quot; UC3&quot;;&quot;&quot;))" table:style-name="ce35"/>
          <table:table-cell office:value-type="string" office:string-value=" e-Request; e-Ordering; e-Fulfiltment; e-Invoicing; e-Payment;" table:formula="of:=CONCATENATE(IF([.P128]=&quot;YES&quot;;&quot;e-Notification;&quot;;&quot;&quot;);IF([.Q128]=&quot;YES&quot;;&quot; e-Access;&quot;;&quot;&quot;);IF([.R128]=&quot;YES&quot;;&quot; e-Submission;&quot;;&quot;&quot;);IF([.S128]=&quot;YES&quot;;&quot; e-Evaluation;&quot;;&quot;&quot;);IF([.T128]=&quot;YES&quot;;&quot; e-Awarding;&quot;;&quot;&quot;);IF([.U128]=&quot;YES&quot;;&quot; e-Request;&quot;;&quot;&quot;);IF([.V128]=&quot;YES&quot;;&quot; e-Ordering;&quot;;&quot;&quot;);IF([.W128]=&quot;YES&quot;;&quot; e-Fulfiltment;&quot;;&quot;&quot;);IF([.X128]=&quot;YES&quot;;&quot; e-Invoicing;&quot;;&quot;&quot;);IF([.Y128]=&quot;YES&quot;;&quot; e-Payment;&quot;;&quot;&quot;))" table:style-name="ce35">
            <text:p><text:s/>e-Request; e-Ordering; e-Fulfiltment; e-Invoicing; e-Payment;</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table:number-columns-repeated="16359"/>
        </table:table-row>
        <table:table-row table:style-name="ro17">
          <table:table-cell office:value-type="string" table:style-name="ce1">
            <text:p>C-159</text:p>
          </table:table-cell>
          <table:table-cell office:value-type="string" table:style-name="ce1">
            <text:p>Contract Identifier</text:p>
          </table:table-cell>
          <table:table-cell office:value-type="string" table:style-name="ce1">
            <text:p>Identifier of the contract</text:p>
          </table:table-cell>
          <table:table-cell table:style-name="ce1"/>
          <table:table-cell office:value-type="string" table:style-name="ce1">
            <text:p>OP internal working</text:p>
          </table:table-cell>
          <table:table-cell table:style-name="ce1"/>
          <table:table-cell office:value-type="string" table:style-name="ce1">
            <text:p>BT-150</text:p>
          </table:table-cell>
          <table:table-cell table:content-validation-name="val7" table:style-name="ce1"/>
          <table:table-cell table:number-columns-repeated="2" table:style-name="ce1"/>
          <table:table-cell office:value-type="string" office:string-value="" table:formula="of:=CONCATENATE(IF([.M129]=&quot;YES&quot;;&quot;UC1;&quot;;&quot;&quot;);IF([.N129]=&quot;YES&quot;;&quot; UC2;&quot;;&quot;&quot;);IF([.O129]=&quot;YES&quot;;&quot; UC3&quot;;&quot;&quot;))" table:style-name="ce1"/>
          <table:table-cell office:value-type="string" office:string-value="" table:formula="of:=CONCATENATE(IF([.P129]=&quot;YES&quot;;&quot;e-Notification;&quot;;&quot;&quot;);IF([.Q129]=&quot;YES&quot;;&quot; e-Access;&quot;;&quot;&quot;);IF([.R129]=&quot;YES&quot;;&quot; e-Submission;&quot;;&quot;&quot;);IF([.S129]=&quot;YES&quot;;&quot; e-Evaluation;&quot;;&quot;&quot;);IF([.T129]=&quot;YES&quot;;&quot; e-Awarding;&quot;;&quot;&quot;);IF([.U129]=&quot;YES&quot;;&quot; e-Request;&quot;;&quot;&quot;);IF([.V129]=&quot;YES&quot;;&quot; e-Ordering;&quot;;&quot;&quot;);IF([.W129]=&quot;YES&quot;;&quot; e-Fulfiltment;&quot;;&quot;&quot;);IF([.X129]=&quot;YES&quot;;&quot; e-Invoicing;&quot;;&quot;&quot;);IF([.Y12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59</text:p>
          </table:table-cell>
          <table:table-cell office:value-type="string" table:style-name="ce1">
            <text:p>Contract Identifier</text:p>
          </table:table-cell>
          <table:table-cell office:value-type="string" table:style-name="ce1">
            <text:p>An identifier for this contract.</text:p>
          </table:table-cell>
          <table:table-cell table:number-columns-repeated="3" table:style-name="ce1"/>
          <table:table-cell office:value-type="string" table:style-name="ce1">
            <text:p>BT-23, BT-530</text:p>
          </table:table-cell>
          <table:table-cell table:content-validation-name="val7" table:style-name="ce1"/>
          <table:table-cell table:number-columns-repeated="2" table:style-name="ce1"/>
          <table:table-cell office:value-type="string" office:string-value="" table:formula="of:=CONCATENATE(IF([.M130]=&quot;YES&quot;;&quot;UC1;&quot;;&quot;&quot;);IF([.N130]=&quot;YES&quot;;&quot; UC2;&quot;;&quot;&quot;);IF([.O130]=&quot;YES&quot;;&quot; UC3&quot;;&quot;&quot;))" table:style-name="ce1"/>
          <table:table-cell office:value-type="string" office:string-value="" table:formula="of:=CONCATENATE(IF([.P130]=&quot;YES&quot;;&quot;e-Notification;&quot;;&quot;&quot;);IF([.Q130]=&quot;YES&quot;;&quot; e-Access;&quot;;&quot;&quot;);IF([.R130]=&quot;YES&quot;;&quot; e-Submission;&quot;;&quot;&quot;);IF([.S130]=&quot;YES&quot;;&quot; e-Evaluation;&quot;;&quot;&quot;);IF([.T130]=&quot;YES&quot;;&quot; e-Awarding;&quot;;&quot;&quot;);IF([.U130]=&quot;YES&quot;;&quot; e-Request;&quot;;&quot;&quot;);IF([.V130]=&quot;YES&quot;;&quot; e-Ordering;&quot;;&quot;&quot;);IF([.W130]=&quot;YES&quot;;&quot; e-Fulfiltment;&quot;;&quot;&quot;);IF([.X130]=&quot;YES&quot;;&quot; e-Invoicing;&quot;;&quot;&quot;);IF([.Y13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19</text:p>
          </table:table-cell>
          <table:table-cell office:value-type="string" table:style-name="ce35">
            <text:p>Contract Nature</text:p>
          </table:table-cell>
          <table:table-cell office:value-type="string" table:style-name="ce35">
            <text:p>The main object of the contract.</text:p>
          </table:table-cell>
          <table:table-cell table:style-name="ce35"/>
          <table:table-cell office:value-type="string" table:style-name="ce35">
            <text:p>Ontology proposal</text:p>
          </table:table-cell>
          <table:table-cell office:value-type="string" table:style-name="ce35">
            <text:p>BT-23 Removed</text:p>
            <text:p>Based on eForms consultation.</text:p>
            <text:p>The Nature Type can be either a product that is supplied, a service that is provided or a work that is executed</text:p>
          </table:table-cell>
          <table:table-cell office:value-type="string" table:style-name="ce35">
            <text:p>BT-23, BT-530</text:p>
          </table:table-cell>
          <table:table-cell office:value-type="string" table:content-validation-name="val7" table:style-name="ce35">
            <text:p>YES</text:p>
          </table:table-cell>
          <table:table-cell office:value-type="string" table:style-name="ce35">
            <text:p>Taking into account the BT, and the definition provided by the eForms consultation for the same term, it has been considered that this is a good definition.</text:p>
          </table:table-cell>
          <table:table-cell table:style-name="ce35"/>
          <table:table-cell office:value-type="string" office:string-value="UC1;" table:formula="of:=CONCATENATE(IF([.M131]=&quot;YES&quot;;&quot;UC1;&quot;;&quot;&quot;);IF([.N131]=&quot;YES&quot;;&quot; UC2;&quot;;&quot;&quot;);IF([.O131]=&quot;YES&quot;;&quot; UC3&quot;;&quot;&quot;))" table:style-name="ce35">
            <text:p>UC1;</text:p>
          </table:table-cell>
          <table:table-cell office:value-type="string" office:string-value="e-Notification;" table:formula="of:=CONCATENATE(IF([.P131]=&quot;YES&quot;;&quot;e-Notification;&quot;;&quot;&quot;);IF([.Q131]=&quot;YES&quot;;&quot; e-Access;&quot;;&quot;&quot;);IF([.R131]=&quot;YES&quot;;&quot; e-Submission;&quot;;&quot;&quot;);IF([.S131]=&quot;YES&quot;;&quot; e-Evaluation;&quot;;&quot;&quot;);IF([.T131]=&quot;YES&quot;;&quot; e-Awarding;&quot;;&quot;&quot;);IF([.U131]=&quot;YES&quot;;&quot; e-Request;&quot;;&quot;&quot;);IF([.V131]=&quot;YES&quot;;&quot; e-Ordering;&quot;;&quot;&quot;);IF([.W131]=&quot;YES&quot;;&quot; e-Fulfiltment;&quot;;&quot;&quot;);IF([.X131]=&quot;YES&quot;;&quot; e-Invoicing;&quot;;&quot;&quot;);IF([.Y131]=&quot;YES&quot;;&quot; e-Payment;&quot;;&quot;&quot;))" table:style-name="ce35">
            <text:p>e-Notification;</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19</text:p>
          </table:table-cell>
          <table:table-cell office:value-type="string" table:style-name="ce1">
            <text:p>Contract Nature</text:p>
          </table:table-cell>
          <table:table-cell office:value-type="string" table:style-name="ce1">
            <text:p>A code signifying the type of procurement project (e.g., goods, works, services).</text:p>
          </table:table-cell>
          <table:table-cell table:style-name="ce1"/>
          <table:table-cell office:value-type="string" table:style-name="ce1">
            <text:p>OP internal working</text:p>
          </table:table-cell>
          <table:table-cell table:style-name="ce1"/>
          <table:table-cell office:value-type="string" table:style-name="ce1">
            <text:p>BT-23, BT-530</text:p>
          </table:table-cell>
          <table:table-cell table:content-validation-name="val7" table:style-name="ce1"/>
          <table:table-cell table:number-columns-repeated="2" table:style-name="ce1"/>
          <table:table-cell office:value-type="string" office:string-value="" table:formula="of:=CONCATENATE(IF([.M132]=&quot;YES&quot;;&quot;UC1;&quot;;&quot;&quot;);IF([.N132]=&quot;YES&quot;;&quot; UC2;&quot;;&quot;&quot;);IF([.O132]=&quot;YES&quot;;&quot; UC3&quot;;&quot;&quot;))" table:style-name="ce1"/>
          <table:table-cell office:value-type="string" office:string-value="" table:formula="of:=CONCATENATE(IF([.P132]=&quot;YES&quot;;&quot;e-Notification;&quot;;&quot;&quot;);IF([.Q132]=&quot;YES&quot;;&quot; e-Access;&quot;;&quot;&quot;);IF([.R132]=&quot;YES&quot;;&quot; e-Submission;&quot;;&quot;&quot;);IF([.S132]=&quot;YES&quot;;&quot; e-Evaluation;&quot;;&quot;&quot;);IF([.T132]=&quot;YES&quot;;&quot; e-Awarding;&quot;;&quot;&quot;);IF([.U132]=&quot;YES&quot;;&quot; e-Request;&quot;;&quot;&quot;);IF([.V132]=&quot;YES&quot;;&quot; e-Ordering;&quot;;&quot;&quot;);IF([.W132]=&quot;YES&quot;;&quot; e-Fulfiltment;&quot;;&quot;&quot;);IF([.X132]=&quot;YES&quot;;&quot; e-Invoicing;&quot;;&quot;&quot;);IF([.Y13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19</text:p>
          </table:table-cell>
          <table:table-cell office:value-type="string" table:style-name="ce1">
            <text:p>Contract Nature</text:p>
          </table:table-cell>
          <table:table-cell office:value-type="string" table:style-name="ce1">
            <text:p>In case of mixed contracts, e.g. contracts for both supplies and services, the type of contract to be selected is the one which corresponds to the main subject of the contract (e.g. on the basis of the highest estimated value). For more information, see 2014/24/EU Art. 3.</text:p>
          </table:table-cell>
          <table:table-cell table:style-name="ce1"/>
          <table:table-cell office:value-type="string" table:style-name="ce1">
            <text:p>eForms consultation</text:p>
          </table:table-cell>
          <table:table-cell table:style-name="ce1"/>
          <table:table-cell office:value-type="string" table:style-name="ce1">
            <text:p>BT-23, BT-530</text:p>
          </table:table-cell>
          <table:table-cell table:content-validation-name="val7" table:style-name="ce1"/>
          <table:table-cell table:number-columns-repeated="2" table:style-name="ce1"/>
          <table:table-cell office:value-type="string" office:string-value="" table:formula="of:=CONCATENATE(IF([.M133]=&quot;YES&quot;;&quot;UC1;&quot;;&quot;&quot;);IF([.N133]=&quot;YES&quot;;&quot; UC2;&quot;;&quot;&quot;);IF([.O133]=&quot;YES&quot;;&quot; UC3&quot;;&quot;&quot;))" table:style-name="ce1"/>
          <table:table-cell office:value-type="string" office:string-value="" table:formula="of:=CONCATENATE(IF([.P133]=&quot;YES&quot;;&quot;e-Notification;&quot;;&quot;&quot;);IF([.Q133]=&quot;YES&quot;;&quot; e-Access;&quot;;&quot;&quot;);IF([.R133]=&quot;YES&quot;;&quot; e-Submission;&quot;;&quot;&quot;);IF([.S133]=&quot;YES&quot;;&quot; e-Evaluation;&quot;;&quot;&quot;);IF([.T133]=&quot;YES&quot;;&quot; e-Awarding;&quot;;&quot;&quot;);IF([.U133]=&quot;YES&quot;;&quot; e-Request;&quot;;&quot;&quot;);IF([.V133]=&quot;YES&quot;;&quot; e-Ordering;&quot;;&quot;&quot;);IF([.W133]=&quot;YES&quot;;&quot; e-Fulfiltment;&quot;;&quot;&quot;);IF([.X133]=&quot;YES&quot;;&quot; e-Invoicing;&quot;;&quot;&quot;);IF([.Y13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19</text:p>
          </table:table-cell>
          <table:table-cell office:value-type="string" table:style-name="ce1">
            <text:p>Contract Nature</text:p>
          </table:table-cell>
          <table:table-cell office:value-type="string" table:style-name="ce1">
            <text:p>Contracts which have as their subject two or more types of procurement (works, services or supplies) shall be awarded in accordance with the provisions applicable to the type of procurement that characterises the main subject of the contract in question.</text:p>
          </table:table-cell>
          <table:table-cell table:style-name="ce1"/>
          <table:table-cell office:value-type="string" table:style-name="ce1">
            <text:p>DIRECTIVE 2014/24/EU</text:p>
          </table:table-cell>
          <table:table-cell office:value-type="string" table:style-name="ce1">
            <text:p>Article 3.2</text:p>
          </table:table-cell>
          <table:table-cell office:value-type="string" table:style-name="ce1">
            <text:p>BT-23, BT-530</text:p>
          </table:table-cell>
          <table:table-cell table:content-validation-name="val7" table:style-name="ce1"/>
          <table:table-cell table:number-columns-repeated="2" table:style-name="ce1"/>
          <table:table-cell office:value-type="string" office:string-value="" table:formula="of:=CONCATENATE(IF([.M134]=&quot;YES&quot;;&quot;UC1;&quot;;&quot;&quot;);IF([.N134]=&quot;YES&quot;;&quot; UC2;&quot;;&quot;&quot;);IF([.O134]=&quot;YES&quot;;&quot; UC3&quot;;&quot;&quot;))" table:style-name="ce1"/>
          <table:table-cell office:value-type="string" office:string-value="" table:formula="of:=CONCATENATE(IF([.P134]=&quot;YES&quot;;&quot;e-Notification;&quot;;&quot;&quot;);IF([.Q134]=&quot;YES&quot;;&quot; e-Access;&quot;;&quot;&quot;);IF([.R134]=&quot;YES&quot;;&quot; e-Submission;&quot;;&quot;&quot;);IF([.S134]=&quot;YES&quot;;&quot; e-Evaluation;&quot;;&quot;&quot;);IF([.T134]=&quot;YES&quot;;&quot; e-Awarding;&quot;;&quot;&quot;);IF([.U134]=&quot;YES&quot;;&quot; e-Request;&quot;;&quot;&quot;);IF([.V134]=&quot;YES&quot;;&quot; e-Ordering;&quot;;&quot;&quot;);IF([.W134]=&quot;YES&quot;;&quot; e-Fulfiltment;&quot;;&quot;&quot;);IF([.X134]=&quot;YES&quot;;&quot; e-Invoicing;&quot;;&quot;&quot;);IF([.Y13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53</text:p>
          </table:table-cell>
          <table:table-cell office:value-type="string" table:style-name="ce35">
            <text:p>Contract Publication Date</text:p>
          </table:table-cell>
          <table:table-cell office:value-type="string" table:style-name="ce35">
            <text:p>Estimated time for the advertisement of a contract notice related to a prior information notice.</text:p>
          </table:table-cell>
          <table:table-cell table:style-name="ce35"/>
          <table:table-cell office:value-type="string" table:style-name="ce35">
            <text:p>Ontology proposal</text:p>
          </table:table-cell>
          <table:table-cell office:value-type="string" table:style-name="ce35">
            <text:p>Based on the OP internal working.</text:p>
          </table:table-cell>
          <table:table-cell office:value-type="string" table:style-name="ce35">
            <text:p>BT-127</text:p>
          </table:table-cell>
          <table:table-cell office:value-type="string" table:content-validation-name="val7" table:style-name="ce35">
            <text:p>YES</text:p>
          </table:table-cell>
          <table:table-cell office:value-type="string" table:style-name="ce35">
            <text:p>Taking into account the BT, and the definition provided by OP internal working for the same term, it has been considered that this is a good definition.</text:p>
          </table:table-cell>
          <table:table-cell table:style-name="ce35"/>
          <table:table-cell office:value-type="string" office:string-value="" table:formula="of:=CONCATENATE(IF([.M135]=&quot;YES&quot;;&quot;UC1;&quot;;&quot;&quot;);IF([.N135]=&quot;YES&quot;;&quot; UC2;&quot;;&quot;&quot;);IF([.O135]=&quot;YES&quot;;&quot; UC3&quot;;&quot;&quot;))" table:style-name="ce35"/>
          <table:table-cell office:value-type="string" office:string-value="e-Notification;" table:formula="of:=CONCATENATE(IF([.P135]=&quot;YES&quot;;&quot;e-Notification;&quot;;&quot;&quot;);IF([.Q135]=&quot;YES&quot;;&quot; e-Access;&quot;;&quot;&quot;);IF([.R135]=&quot;YES&quot;;&quot; e-Submission;&quot;;&quot;&quot;);IF([.S135]=&quot;YES&quot;;&quot; e-Evaluation;&quot;;&quot;&quot;);IF([.T135]=&quot;YES&quot;;&quot; e-Awarding;&quot;;&quot;&quot;);IF([.U135]=&quot;YES&quot;;&quot; e-Request;&quot;;&quot;&quot;);IF([.V135]=&quot;YES&quot;;&quot; e-Ordering;&quot;;&quot;&quot;);IF([.W135]=&quot;YES&quot;;&quot; e-Fulfiltment;&quot;;&quot;&quot;);IF([.X135]=&quot;YES&quot;;&quot; e-Invoicing;&quot;;&quot;&quot;);IF([.Y135]=&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53</text:p>
          </table:table-cell>
          <table:table-cell office:value-type="string" table:style-name="ce1">
            <text:p>Contract Publication Date</text:p>
          </table:table-cell>
          <table:table-cell office:value-type="string" table:style-name="ce1">
            <text:p>estimated date for the publication of a contract notice related to this prior information notice</text:p>
          </table:table-cell>
          <table:table-cell table:style-name="ce1"/>
          <table:table-cell office:value-type="string" table:style-name="ce1">
            <text:p>OP internal working</text:p>
          </table:table-cell>
          <table:table-cell table:style-name="ce1"/>
          <table:table-cell office:value-type="string" table:style-name="ce1">
            <text:p>BT-151</text:p>
          </table:table-cell>
          <table:table-cell table:content-validation-name="val7" table:style-name="ce1"/>
          <table:table-cell table:number-columns-repeated="2" table:style-name="ce1"/>
          <table:table-cell office:value-type="string" office:string-value="" table:formula="of:=CONCATENATE(IF([.M136]=&quot;YES&quot;;&quot;UC1;&quot;;&quot;&quot;);IF([.N136]=&quot;YES&quot;;&quot; UC2;&quot;;&quot;&quot;);IF([.O136]=&quot;YES&quot;;&quot; UC3&quot;;&quot;&quot;))" table:style-name="ce1"/>
          <table:table-cell office:value-type="string" office:string-value="" table:formula="of:=CONCATENATE(IF([.P136]=&quot;YES&quot;;&quot;e-Notification;&quot;;&quot;&quot;);IF([.Q136]=&quot;YES&quot;;&quot; e-Access;&quot;;&quot;&quot;);IF([.R136]=&quot;YES&quot;;&quot; e-Submission;&quot;;&quot;&quot;);IF([.S136]=&quot;YES&quot;;&quot; e-Evaluation;&quot;;&quot;&quot;);IF([.T136]=&quot;YES&quot;;&quot; e-Awarding;&quot;;&quot;&quot;);IF([.U136]=&quot;YES&quot;;&quot; e-Request;&quot;;&quot;&quot;);IF([.V136]=&quot;YES&quot;;&quot; e-Ordering;&quot;;&quot;&quot;);IF([.W136]=&quot;YES&quot;;&quot; e-Fulfiltment;&quot;;&quot;&quot;);IF([.X136]=&quot;YES&quot;;&quot; e-Invoicing;&quot;;&quot;&quot;);IF([.Y13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61</text:p>
          </table:table-cell>
          <table:table-cell office:value-type="string" table:style-name="ce35">
            <text:p>Contract URI</text:p>
          </table:table-cell>
          <table:table-cell office:value-type="string" table:style-name="ce35">
            <text:p>The Uniform Resource Identifier (URI) of the agreement.</text:p>
          </table:table-cell>
          <table:table-cell table:style-name="ce35"/>
          <table:table-cell office:value-type="string" table:style-name="ce35">
            <text:p>Ontology proposal</text:p>
          </table:table-cell>
          <table:table-cell table:style-name="ce35"/>
          <table:table-cell office:value-type="string" table:style-name="ce35">
            <text:p>BT-151</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137]=&quot;YES&quot;;&quot;UC1;&quot;;&quot;&quot;);IF([.N137]=&quot;YES&quot;;&quot; UC2;&quot;;&quot;&quot;);IF([.O137]=&quot;YES&quot;;&quot; UC3&quot;;&quot;&quot;))" table:style-name="ce35"/>
          <table:table-cell office:value-type="string" office:string-value="e-Notification;" table:formula="of:=CONCATENATE(IF([.P137]=&quot;YES&quot;;&quot;e-Notification;&quot;;&quot;&quot;);IF([.Q137]=&quot;YES&quot;;&quot; e-Access;&quot;;&quot;&quot;);IF([.R137]=&quot;YES&quot;;&quot; e-Submission;&quot;;&quot;&quot;);IF([.S137]=&quot;YES&quot;;&quot; e-Evaluation;&quot;;&quot;&quot;);IF([.T137]=&quot;YES&quot;;&quot; e-Awarding;&quot;;&quot;&quot;);IF([.U137]=&quot;YES&quot;;&quot; e-Request;&quot;;&quot;&quot;);IF([.V137]=&quot;YES&quot;;&quot; e-Ordering;&quot;;&quot;&quot;);IF([.W137]=&quot;YES&quot;;&quot; e-Fulfiltment;&quot;;&quot;&quot;);IF([.X137]=&quot;YES&quot;;&quot; e-Invoicing;&quot;;&quot;&quot;);IF([.Y137]=&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61</text:p>
          </table:table-cell>
          <table:table-cell office:value-type="string" table:style-name="ce1">
            <text:p>Contract URI</text:p>
          </table:table-cell>
          <table:table-cell office:value-type="string" table:style-name="ce1">
            <text:p>contract available online at : [URL]</text:p>
          </table:table-cell>
          <table:table-cell table:style-name="ce1"/>
          <table:table-cell office:value-type="string" table:style-name="ce1">
            <text:p>OP internal working</text:p>
          </table:table-cell>
          <table:table-cell table:style-name="ce1"/>
          <table:table-cell office:value-type="string" table:style-name="ce1">
            <text:p>BT-191</text:p>
          </table:table-cell>
          <table:table-cell table:content-validation-name="val7" table:style-name="ce1"/>
          <table:table-cell table:number-columns-repeated="2" table:style-name="ce1"/>
          <table:table-cell office:value-type="string" office:string-value="" table:formula="of:=CONCATENATE(IF([.M138]=&quot;YES&quot;;&quot;UC1;&quot;;&quot;&quot;);IF([.N138]=&quot;YES&quot;;&quot; UC2;&quot;;&quot;&quot;);IF([.O138]=&quot;YES&quot;;&quot; UC3&quot;;&quot;&quot;))" table:style-name="ce1"/>
          <table:table-cell office:value-type="string" office:string-value="" table:formula="of:=CONCATENATE(IF([.P138]=&quot;YES&quot;;&quot;e-Notification;&quot;;&quot;&quot;);IF([.Q138]=&quot;YES&quot;;&quot; e-Access;&quot;;&quot;&quot;);IF([.R138]=&quot;YES&quot;;&quot; e-Submission;&quot;;&quot;&quot;);IF([.S138]=&quot;YES&quot;;&quot; e-Evaluation;&quot;;&quot;&quot;);IF([.T138]=&quot;YES&quot;;&quot; e-Awarding;&quot;;&quot;&quot;);IF([.U138]=&quot;YES&quot;;&quot; e-Request;&quot;;&quot;&quot;);IF([.V138]=&quot;YES&quot;;&quot; e-Ordering;&quot;;&quot;&quot;);IF([.W138]=&quot;YES&quot;;&quot; e-Fulfiltment;&quot;;&quot;&quot;);IF([.X138]=&quot;YES&quot;;&quot; e-Invoicing;&quot;;&quot;&quot;);IF([.Y13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02</text:p>
          </table:table-cell>
          <table:table-cell office:value-type="string" table:style-name="ce35">
            <text:p>Country</text:p>
          </table:table-cell>
          <table:table-cell office:value-type="string" table:style-name="ce35">
            <text:p>A code that identifies the country. The lists of valid countries are registered with the ISO 3166-1 Maintenance agency, "Codes for the representation of names of countries and their subdivisions".</text:p>
          </table:table-cell>
          <table:table-cell table:style-name="ce35"/>
          <table:table-cell office:value-type="string" table:style-name="ce35">
            <text:p>ESPD</text:p>
          </table:table-cell>
          <table:table-cell table:style-name="ce35"/>
          <table:table-cell office:value-type="string" table:style-name="ce35">
            <text:p>BT-191</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139]=&quot;YES&quot;;&quot;UC1;&quot;;&quot;&quot;);IF([.N139]=&quot;YES&quot;;&quot; UC2;&quot;;&quot;&quot;);IF([.O139]=&quot;YES&quot;;&quot; UC3&quot;;&quot;&quot;))" table:style-name="ce35"/>
          <table:table-cell office:value-type="string" office:string-value="" table:formula="of:=CONCATENATE(IF([.P139]=&quot;YES&quot;;&quot;e-Notification;&quot;;&quot;&quot;);IF([.Q139]=&quot;YES&quot;;&quot; e-Access;&quot;;&quot;&quot;);IF([.R139]=&quot;YES&quot;;&quot; e-Submission;&quot;;&quot;&quot;);IF([.S139]=&quot;YES&quot;;&quot; e-Evaluation;&quot;;&quot;&quot;);IF([.T139]=&quot;YES&quot;;&quot; e-Awarding;&quot;;&quot;&quot;);IF([.U139]=&quot;YES&quot;;&quot; e-Request;&quot;;&quot;&quot;);IF([.V139]=&quot;YES&quot;;&quot; e-Ordering;&quot;;&quot;&quot;);IF([.W139]=&quot;YES&quot;;&quot; e-Fulfiltment;&quot;;&quot;&quot;);IF([.X139]=&quot;YES&quot;;&quot; e-Invoicing;&quot;;&quot;&quot;);IF([.Y139]=&quot;YES&quot;;&quot; e-Payment;&quot;;&quot;&quot;))"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02</text:p>
          </table:table-cell>
          <table:table-cell office:value-type="string" table:style-name="ce1">
            <text:p>Country</text:p>
          </table:table-cell>
          <table:table-cell office:value-type="string" table:style-name="ce1">
            <text:p>Country code</text:p>
          </table:table-cell>
          <table:table-cell table:style-name="ce1"/>
          <table:table-cell office:value-type="string" table:style-name="ce1">
            <text:p>OP internal working</text:p>
          </table:table-cell>
          <table:table-cell table:style-name="ce1"/>
          <table:table-cell office:value-type="string" table:style-name="ce1">
            <text:p>BT-514</text:p>
          </table:table-cell>
          <table:table-cell table:content-validation-name="val7" table:style-name="ce1"/>
          <table:table-cell table:number-columns-repeated="2" table:style-name="ce1"/>
          <table:table-cell office:value-type="string" office:string-value="" table:formula="of:=CONCATENATE(IF([.M140]=&quot;YES&quot;;&quot;UC1;&quot;;&quot;&quot;);IF([.N140]=&quot;YES&quot;;&quot; UC2;&quot;;&quot;&quot;);IF([.O140]=&quot;YES&quot;;&quot; UC3&quot;;&quot;&quot;))" table:style-name="ce1"/>
          <table:table-cell office:value-type="string" office:string-value="" table:formula="of:=CONCATENATE(IF([.P140]=&quot;YES&quot;;&quot;e-Notification;&quot;;&quot;&quot;);IF([.Q140]=&quot;YES&quot;;&quot; e-Access;&quot;;&quot;&quot;);IF([.R140]=&quot;YES&quot;;&quot; e-Submission;&quot;;&quot;&quot;);IF([.S140]=&quot;YES&quot;;&quot; e-Evaluation;&quot;;&quot;&quot;);IF([.T140]=&quot;YES&quot;;&quot; e-Awarding;&quot;;&quot;&quot;);IF([.U140]=&quot;YES&quot;;&quot; e-Request;&quot;;&quot;&quot;);IF([.V140]=&quot;YES&quot;;&quot; e-Ordering;&quot;;&quot;&quot;);IF([.W140]=&quot;YES&quot;;&quot; e-Fulfiltment;&quot;;&quot;&quot;);IF([.X140]=&quot;YES&quot;;&quot; e-Invoicing;&quot;;&quot;&quot;);IF([.Y14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24</text:p>
          </table:table-cell>
          <table:table-cell office:value-type="string" table:style-name="ce1">
            <text:p>Country</text:p>
          </table:table-cell>
          <table:table-cell office:value-type="string" table:style-name="ce1">
            <text:p>The country of the organisation's physical address</text:p>
          </table:table-cell>
          <table:table-cell table:style-name="ce1"/>
          <table:table-cell office:value-type="string" table:style-name="ce1">
            <text:p>Ontology proposal</text:p>
          </table:table-cell>
          <table:table-cell table:style-name="ce1"/>
          <table:table-cell office:value-type="string" table:style-name="ce1">
            <text:p>BT-514</text:p>
          </table:table-cell>
          <table:table-cell table:content-validation-name="val7" table:style-name="ce1"/>
          <table:table-cell table:number-columns-repeated="2" table:style-name="ce1"/>
          <table:table-cell office:value-type="string" office:string-value="" table:formula="of:=CONCATENATE(IF([.M141]=&quot;YES&quot;;&quot;UC1;&quot;;&quot;&quot;);IF([.N141]=&quot;YES&quot;;&quot; UC2;&quot;;&quot;&quot;);IF([.O141]=&quot;YES&quot;;&quot; UC3&quot;;&quot;&quot;))" table:style-name="ce1"/>
          <table:table-cell office:value-type="string" office:string-value="e-Notification;" table:formula="of:=CONCATENATE(IF([.P141]=&quot;YES&quot;;&quot;e-Notification;&quot;;&quot;&quot;);IF([.Q141]=&quot;YES&quot;;&quot; e-Access;&quot;;&quot;&quot;);IF([.R141]=&quot;YES&quot;;&quot; e-Submission;&quot;;&quot;&quot;);IF([.S141]=&quot;YES&quot;;&quot; e-Evaluation;&quot;;&quot;&quot;);IF([.T141]=&quot;YES&quot;;&quot; e-Awarding;&quot;;&quot;&quot;);IF([.U141]=&quot;YES&quot;;&quot; e-Request;&quot;;&quot;&quot;);IF([.V141]=&quot;YES&quot;;&quot; e-Ordering;&quot;;&quot;&quot;);IF([.W141]=&quot;YES&quot;;&quot; e-Fulfiltment;&quot;;&quot;&quot;);IF([.X141]=&quot;YES&quot;;&quot; e-Invoicing;&quot;;&quot;&quot;);IF([.Y141]=&quot;YES&quot;;&quot; e-Payment;&quot;;&quot;&quot;))" table:style-name="ce1">
            <text:p>e-Notification;</text:p>
          </table:table-cell>
          <table:table-cell table:content-validation-name="val7" table:style-name="ce1"/>
          <table:table-cell table:content-validation-name="val7" table:style-name="ce1"/>
          <table:table-cell table:content-validation-name="val7" table:style-name="ce1"/>
          <table:table-cell office:value-type="string" table:content-validation-name="val7" table:style-name="ce1">
            <text:p>YES</text:p>
          </table:table-cell>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25</text:p>
          </table:table-cell>
          <table:table-cell office:value-type="string" table:style-name="ce1">
            <text:p>Criterion</text:p>
          </table:table-cell>
          <table:table-cell office:value-type="string" table:style-name="ce1">
            <text:p>A requirement defined by a buyer that needs to be satisfied in order for a tender to be taken into consideration</text:p>
          </table:table-cell>
          <table:table-cell table:style-name="ce1"/>
          <table:table-cell office:value-type="string" table:style-name="ce1">
            <text:p>OP internal working</text:p>
          </table:table-cell>
          <table:table-cell table:number-columns-repeated="2" table:style-name="ce1"/>
          <table:table-cell table:content-validation-name="val7" table:style-name="ce1"/>
          <table:table-cell table:number-columns-repeated="2" table:style-name="ce1"/>
          <table:table-cell office:value-type="string" office:string-value="" table:formula="of:=CONCATENATE(IF([.M142]=&quot;YES&quot;;&quot;UC1;&quot;;&quot;&quot;);IF([.N142]=&quot;YES&quot;;&quot; UC2;&quot;;&quot;&quot;);IF([.O142]=&quot;YES&quot;;&quot; UC3&quot;;&quot;&quot;))" table:style-name="ce1"/>
          <table:table-cell office:value-type="string" office:string-value="" table:formula="of:=CONCATENATE(IF([.P142]=&quot;YES&quot;;&quot;e-Notification;&quot;;&quot;&quot;);IF([.Q142]=&quot;YES&quot;;&quot; e-Access;&quot;;&quot;&quot;);IF([.R142]=&quot;YES&quot;;&quot; e-Submission;&quot;;&quot;&quot;);IF([.S142]=&quot;YES&quot;;&quot; e-Evaluation;&quot;;&quot;&quot;);IF([.T142]=&quot;YES&quot;;&quot; e-Awarding;&quot;;&quot;&quot;);IF([.U142]=&quot;YES&quot;;&quot; e-Request;&quot;;&quot;&quot;);IF([.V142]=&quot;YES&quot;;&quot; e-Ordering;&quot;;&quot;&quot;);IF([.W142]=&quot;YES&quot;;&quot; e-Fulfiltment;&quot;;&quot;&quot;);IF([.X142]=&quot;YES&quot;;&quot; e-Invoicing;&quot;;&quot;&quot;);IF([.Y14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25</text:p>
          </table:table-cell>
          <table:table-cell office:value-type="string" table:style-name="ce1">
            <text:p>Criterion</text:p>
          </table:table-cell>
          <table:table-cell office:value-type="string" table:style-name="ce1">
            <text:p>A criterion describes a fact that is used by the contracting body to evaluate and compare tenders by economic operators and which will be used in the award decision.</text:p>
          </table:table-cell>
          <table:table-cell table:style-name="ce1"/>
          <table:table-cell office:value-type="string" table:style-name="ce1">
            <text:p>e-Sens</text:p>
          </table:table-cell>
          <table:table-cell table:number-columns-repeated="2" table:style-name="ce1"/>
          <table:table-cell table:content-validation-name="val7" table:style-name="ce1"/>
          <table:table-cell table:number-columns-repeated="2" table:style-name="ce1"/>
          <table:table-cell office:value-type="string" office:string-value="UC1; UC2;" table:formula="of:=CONCATENATE(IF([.M143]=&quot;YES&quot;;&quot;UC1;&quot;;&quot;&quot;);IF([.N143]=&quot;YES&quot;;&quot; UC2;&quot;;&quot;&quot;);IF([.O143]=&quot;YES&quot;;&quot; UC3&quot;;&quot;&quot;))" table:style-name="ce1">
            <text:p>UC1; UC2;</text:p>
          </table:table-cell>
          <table:table-cell office:value-type="string" office:string-value="e-Notification; e-Access; e-Evaluation; e-Awarding;" table:formula="of:=CONCATENATE(IF([.P143]=&quot;YES&quot;;&quot;e-Notification;&quot;;&quot;&quot;);IF([.Q143]=&quot;YES&quot;;&quot; e-Access;&quot;;&quot;&quot;);IF([.R143]=&quot;YES&quot;;&quot; e-Submission;&quot;;&quot;&quot;);IF([.S143]=&quot;YES&quot;;&quot; e-Evaluation;&quot;;&quot;&quot;);IF([.T143]=&quot;YES&quot;;&quot; e-Awarding;&quot;;&quot;&quot;);IF([.U143]=&quot;YES&quot;;&quot; e-Request;&quot;;&quot;&quot;);IF([.V143]=&quot;YES&quot;;&quot; e-Ordering;&quot;;&quot;&quot;);IF([.W143]=&quot;YES&quot;;&quot; e-Fulfiltment;&quot;;&quot;&quot;);IF([.X143]=&quot;YES&quot;;&quot; e-Invoicing;&quot;;&quot;&quot;);IF([.Y143]=&quot;YES&quot;;&quot; e-Payment;&quot;;&quot;&quot;))" table:style-name="ce1">
            <text:p>e-Notification; e-Access; e-Evaluation; e-Awarding;</text:p>
          </table:table-cell>
          <table:table-cell office:value-type="string" table:content-validation-name="val7" table:style-name="ce1">
            <text:p>YES</text:p>
          </table:table-cell>
          <table:table-cell office:value-type="string" table:content-validation-name="val7" table:style-name="ce1">
            <text:p>YES</text:p>
          </table:table-cell>
          <table:table-cell table:content-validation-name="val7" table:style-name="ce1"/>
          <table:table-cell office:value-type="string" table:content-validation-name="val7" table:style-name="ce1">
            <text:p>YES</text:p>
          </table:table-cell>
          <table:table-cell office:value-type="string" table:content-validation-name="val7" table:style-name="ce1">
            <text:p>YES</text:p>
          </table:table-cell>
          <table:table-cell table:content-validation-name="val7" table:style-name="ce1"/>
          <table:table-cell office:value-type="string" table:content-validation-name="val7" table:style-name="ce1">
            <text:p>YES</text:p>
          </table:table-cell>
          <table:table-cell office:value-type="string" table:content-validation-name="val7" table:style-name="ce1">
            <text:p>YES</text:p>
          </table:table-cell>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25</text:p>
          </table:table-cell>
          <table:table-cell office:value-type="string" table:style-name="ce35">
            <text:p>Criterion</text:p>
          </table:table-cell>
          <table:table-cell office:value-type="string" table:style-name="ce35">
            <text:p>A class to associate a condition that has to be fulfilled. In e-Procurement, a criterion describes a fact that is used by the contracting body to evaluate and compare tenders by economic operators and which will be used in the award decision</text:p>
          </table:table-cell>
          <table:table-cell table:style-name="ce35"/>
          <table:table-cell office:value-type="string" table:style-name="ce35">
            <text:p>ESPD</text:p>
          </table:table-cell>
          <table:table-cell table:number-columns-repeated="2" table:style-name="ce35"/>
          <table:table-cell office:value-type="string" table:content-validation-name="val7" table:style-name="ce35">
            <text:p>YES</text:p>
          </table:table-cell>
          <table:table-cell office:value-type="string" table:style-name="ce35">
            <text:p>Taking into account the BT, and the definition provided by e-Sens for the same term, it has been considered that this is a good definition.</text:p>
          </table:table-cell>
          <table:table-cell table:style-name="ce35"/>
          <table:table-cell office:value-type="string" office:string-value="" table:formula="of:=CONCATENATE(IF([.M144]=&quot;YES&quot;;&quot;UC1;&quot;;&quot;&quot;);IF([.N144]=&quot;YES&quot;;&quot; UC2;&quot;;&quot;&quot;);IF([.O144]=&quot;YES&quot;;&quot; UC3&quot;;&quot;&quot;))" table:style-name="ce35"/>
          <table:table-cell office:value-type="string" office:string-value="" table:formula="of:=CONCATENATE(IF([.P144]=&quot;YES&quot;;&quot;e-Notification;&quot;;&quot;&quot;);IF([.Q144]=&quot;YES&quot;;&quot; e-Access;&quot;;&quot;&quot;);IF([.R144]=&quot;YES&quot;;&quot; e-Submission;&quot;;&quot;&quot;);IF([.S144]=&quot;YES&quot;;&quot; e-Evaluation;&quot;;&quot;&quot;);IF([.T144]=&quot;YES&quot;;&quot; e-Awarding;&quot;;&quot;&quot;);IF([.U144]=&quot;YES&quot;;&quot; e-Request;&quot;;&quot;&quot;);IF([.V144]=&quot;YES&quot;;&quot; e-Ordering;&quot;;&quot;&quot;);IF([.W144]=&quot;YES&quot;;&quot; e-Fulfiltment;&quot;;&quot;&quot;);IF([.X144]=&quot;YES&quot;;&quot; e-Invoicing;&quot;;&quot;&quot;);IF([.Y144]=&quot;YES&quot;;&quot; e-Payment;&quot;;&quot;&quot;))"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25</text:p>
          </table:table-cell>
          <table:table-cell office:value-type="string" table:style-name="ce1">
            <text:p>Criterion</text:p>
          </table:table-cell>
          <table:table-cell office:value-type="string" table:style-name="ce1">
            <text:p>The Criterion class represents the rule or principle used to judge, evaluate or assess something.</text:p>
          </table:table-cell>
          <table:table-cell table:style-name="ce1"/>
          <table:table-cell office:value-type="string" table:style-name="ce1">
            <text:p>ISA CORE VOCABULARIES</text:p>
          </table:table-cell>
          <table:table-cell table:style-name="ce1"/>
          <table:table-cell office:value-type="string" table:style-name="ce1">
            <text:p>BT-541</text:p>
          </table:table-cell>
          <table:table-cell table:content-validation-name="val7" table:style-name="ce1"/>
          <table:table-cell table:number-columns-repeated="2" table:style-name="ce1"/>
          <table:table-cell office:value-type="string" office:string-value="" table:formula="of:=CONCATENATE(IF([.M145]=&quot;YES&quot;;&quot;UC1;&quot;;&quot;&quot;);IF([.N145]=&quot;YES&quot;;&quot; UC2;&quot;;&quot;&quot;);IF([.O145]=&quot;YES&quot;;&quot; UC3&quot;;&quot;&quot;))" table:style-name="ce1"/>
          <table:table-cell office:value-type="string" office:string-value="" table:formula="of:=CONCATENATE(IF([.P145]=&quot;YES&quot;;&quot;e-Notification;&quot;;&quot;&quot;);IF([.Q145]=&quot;YES&quot;;&quot; e-Access;&quot;;&quot;&quot;);IF([.R145]=&quot;YES&quot;;&quot; e-Submission;&quot;;&quot;&quot;);IF([.S145]=&quot;YES&quot;;&quot; e-Evaluation;&quot;;&quot;&quot;);IF([.T145]=&quot;YES&quot;;&quot; e-Awarding;&quot;;&quot;&quot;);IF([.U145]=&quot;YES&quot;;&quot; e-Request;&quot;;&quot;&quot;);IF([.V145]=&quot;YES&quot;;&quot; e-Ordering;&quot;;&quot;&quot;);IF([.W145]=&quot;YES&quot;;&quot; e-Fulfiltment;&quot;;&quot;&quot;);IF([.X145]=&quot;YES&quot;;&quot; e-Invoicing;&quot;;&quot;&quot;);IF([.Y14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4</text:p>
          </table:table-cell>
          <table:table-cell office:value-type="string" table:style-name="ce1">
            <text:p>Criterion Weight</text:p>
          </table:table-cell>
          <table:table-cell office:value-type="string" table:style-name="ce1">
            <text:p>A number, a percentage or a range assigned to this award criterion, to enable formulaic evaluation.</text:p>
          </table:table-cell>
          <table:table-cell table:style-name="ce1"/>
          <table:table-cell office:value-type="string" table:style-name="ce1">
            <text:p>Ontology proposal</text:p>
          </table:table-cell>
          <table:table-cell office:value-type="string" table:style-name="ce1">
            <text:p>Definition base on the OP internal working and the DIRECTIVE 2014/24/EU</text:p>
          </table:table-cell>
          <table:table-cell office:value-type="string" table:style-name="ce1">
            <text:p>BT-541</text:p>
          </table:table-cell>
          <table:table-cell table:content-validation-name="val7" table:style-name="ce1"/>
          <table:table-cell table:number-columns-repeated="2" table:style-name="ce1"/>
          <table:table-cell office:value-type="string" office:string-value="UC1; UC2;" table:formula="of:=CONCATENATE(IF([.M146]=&quot;YES&quot;;&quot;UC1;&quot;;&quot;&quot;);IF([.N146]=&quot;YES&quot;;&quot; UC2;&quot;;&quot;&quot;);IF([.O146]=&quot;YES&quot;;&quot; UC3&quot;;&quot;&quot;))" table:style-name="ce1">
            <text:p>UC1; UC2;</text:p>
          </table:table-cell>
          <table:table-cell office:value-type="string" office:string-value="e-Notification; e-Access; e-Evaluation; e-Awarding;" table:formula="of:=CONCATENATE(IF([.P146]=&quot;YES&quot;;&quot;e-Notification;&quot;;&quot;&quot;);IF([.Q146]=&quot;YES&quot;;&quot; e-Access;&quot;;&quot;&quot;);IF([.R146]=&quot;YES&quot;;&quot; e-Submission;&quot;;&quot;&quot;);IF([.S146]=&quot;YES&quot;;&quot; e-Evaluation;&quot;;&quot;&quot;);IF([.T146]=&quot;YES&quot;;&quot; e-Awarding;&quot;;&quot;&quot;);IF([.U146]=&quot;YES&quot;;&quot; e-Request;&quot;;&quot;&quot;);IF([.V146]=&quot;YES&quot;;&quot; e-Ordering;&quot;;&quot;&quot;);IF([.W146]=&quot;YES&quot;;&quot; e-Fulfiltment;&quot;;&quot;&quot;);IF([.X146]=&quot;YES&quot;;&quot; e-Invoicing;&quot;;&quot;&quot;);IF([.Y146]=&quot;YES&quot;;&quot; e-Payment;&quot;;&quot;&quot;))" table:style-name="ce1">
            <text:p>e-Notification; e-Access; e-Evaluation; e-Awarding;</text:p>
          </table:table-cell>
          <table:table-cell office:value-type="string" table:content-validation-name="val7" table:style-name="ce1">
            <text:p>YES</text:p>
          </table:table-cell>
          <table:table-cell office:value-type="string" table:content-validation-name="val7" table:style-name="ce1">
            <text:p>YES</text:p>
          </table:table-cell>
          <table:table-cell table:content-validation-name="val7" table:style-name="ce1"/>
          <table:table-cell office:value-type="string" table:content-validation-name="val7" table:style-name="ce1">
            <text:p>YES</text:p>
          </table:table-cell>
          <table:table-cell office:value-type="string" table:content-validation-name="val7" table:style-name="ce1">
            <text:p>YES</text:p>
          </table:table-cell>
          <table:table-cell table:content-validation-name="val7" table:style-name="ce1"/>
          <table:table-cell office:value-type="string" table:content-validation-name="val7" table:style-name="ce1">
            <text:p>YES</text:p>
          </table:table-cell>
          <table:table-cell office:value-type="string" table:content-validation-name="val7" table:style-name="ce1">
            <text:p>YES</text:p>
          </table:table-cell>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04</text:p>
          </table:table-cell>
          <table:table-cell office:value-type="string" table:style-name="ce35">
            <text:p>Criterion Weight</text:p>
          </table:table-cell>
          <table:table-cell office:value-type="string" table:style-name="ce35">
            <text:p>A number defining the comparative weighting assigned to this awarding criterion, to enable formulaic evaluation.</text:p>
          </table:table-cell>
          <table:table-cell table:style-name="ce35"/>
          <table:table-cell office:value-type="string" table:style-name="ce35">
            <text:p>OP internal working</text:p>
          </table:table-cell>
          <table:table-cell table:style-name="ce35"/>
          <table:table-cell office:value-type="string" table:style-name="ce35">
            <text:p>BT-541</text:p>
          </table:table-cell>
          <table:table-cell office:value-type="string" table:content-validation-name="val7" table:style-name="ce35">
            <text:p>YES</text:p>
          </table:table-cell>
          <table:table-cell office:value-type="string" table:style-name="ce35">
            <text:p>When there is more than one Source that refers to the BT in question, it is possible to get a better and/or complete definition by combining these sources. In that case, the information of the directive has been complemented by the definition given in the OP internal working.</text:p>
          </table:table-cell>
          <table:table-cell table:style-name="ce35"/>
          <table:table-cell office:value-type="string" office:string-value="" table:formula="of:=CONCATENATE(IF([.M147]=&quot;YES&quot;;&quot;UC1;&quot;;&quot;&quot;);IF([.N147]=&quot;YES&quot;;&quot; UC2;&quot;;&quot;&quot;);IF([.O147]=&quot;YES&quot;;&quot; UC3&quot;;&quot;&quot;))" table:style-name="ce35"/>
          <table:table-cell office:value-type="string" office:string-value="" table:formula="of:=CONCATENATE(IF([.P147]=&quot;YES&quot;;&quot;e-Notification;&quot;;&quot;&quot;);IF([.Q147]=&quot;YES&quot;;&quot; e-Access;&quot;;&quot;&quot;);IF([.R147]=&quot;YES&quot;;&quot; e-Submission;&quot;;&quot;&quot;);IF([.S147]=&quot;YES&quot;;&quot; e-Evaluation;&quot;;&quot;&quot;);IF([.T147]=&quot;YES&quot;;&quot; e-Awarding;&quot;;&quot;&quot;);IF([.U147]=&quot;YES&quot;;&quot; e-Request;&quot;;&quot;&quot;);IF([.V147]=&quot;YES&quot;;&quot; e-Ordering;&quot;;&quot;&quot;);IF([.W147]=&quot;YES&quot;;&quot; e-Fulfiltment;&quot;;&quot;&quot;);IF([.X147]=&quot;YES&quot;;&quot; e-Invoicing;&quot;;&quot;&quot;);IF([.Y147]=&quot;YES&quot;;&quot; e-Payment;&quot;;&quot;&quot;))"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04</text:p>
          </table:table-cell>
          <table:table-cell office:value-type="string" table:style-name="ce1">
            <text:p>Criterion Weight</text:p>
          </table:table-cell>
          <table:table-cell office:value-type="string" table:style-name="ce1">
            <text:p>The contracting authority shall specify, in the procurement documents, the relative weighting which it gives to each of the criteria chosen to determine the most economically advantageous tender, except where this is identified on the basis of price alone.</text:p>
            <text:p>Those weightings may be expressed by providing for a range with an appropriate maximum spread.</text:p>
          </table:table-cell>
          <table:table-cell table:style-name="ce1"/>
          <table:table-cell office:value-type="string" table:style-name="ce1">
            <text:p>DIRECTIVE 2014/24/EU</text:p>
          </table:table-cell>
          <table:table-cell office:value-type="string" table:style-name="ce1">
            <text:p>Article 67.5</text:p>
          </table:table-cell>
          <table:table-cell office:value-type="string" table:style-name="ce1">
            <text:p>BT-541</text:p>
          </table:table-cell>
          <table:table-cell table:content-validation-name="val7" table:style-name="ce1"/>
          <table:table-cell table:number-columns-repeated="2" table:style-name="ce1"/>
          <table:table-cell office:value-type="string" office:string-value="" table:formula="of:=CONCATENATE(IF([.M148]=&quot;YES&quot;;&quot;UC1;&quot;;&quot;&quot;);IF([.N148]=&quot;YES&quot;;&quot; UC2;&quot;;&quot;&quot;);IF([.O148]=&quot;YES&quot;;&quot; UC3&quot;;&quot;&quot;))" table:style-name="ce1"/>
          <table:table-cell office:value-type="string" office:string-value="" table:formula="of:=CONCATENATE(IF([.P148]=&quot;YES&quot;;&quot;e-Notification;&quot;;&quot;&quot;);IF([.Q148]=&quot;YES&quot;;&quot; e-Access;&quot;;&quot;&quot;);IF([.R148]=&quot;YES&quot;;&quot; e-Submission;&quot;;&quot;&quot;);IF([.S148]=&quot;YES&quot;;&quot; e-Evaluation;&quot;;&quot;&quot;);IF([.T148]=&quot;YES&quot;;&quot; e-Awarding;&quot;;&quot;&quot;);IF([.U148]=&quot;YES&quot;;&quot; e-Request;&quot;;&quot;&quot;);IF([.V148]=&quot;YES&quot;;&quot; e-Ordering;&quot;;&quot;&quot;);IF([.W148]=&quot;YES&quot;;&quot; e-Fulfiltment;&quot;;&quot;&quot;);IF([.X148]=&quot;YES&quot;;&quot; e-Invoicing;&quot;;&quot;&quot;);IF([.Y14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4</text:p>
          </table:table-cell>
          <table:table-cell office:value-type="string" table:style-name="ce1">
            <text:p>Criterion Weight</text:p>
          </table:table-cell>
          <table:table-cell office:value-type="string" table:style-name="ce1">
            <text:p>A weighting to provide for automatic scoring of the criterion.</text:p>
          </table:table-cell>
          <table:table-cell table:style-name="ce1"/>
          <table:table-cell office:value-type="string" table:style-name="ce1">
            <text:p>UBL</text:p>
          </table:table-cell>
          <table:table-cell table:style-name="ce1"/>
          <table:table-cell office:value-type="string" table:style-name="ce1">
            <text:p>BT-541</text:p>
          </table:table-cell>
          <table:table-cell table:content-validation-name="val7" table:style-name="ce1"/>
          <table:table-cell table:number-columns-repeated="2" table:style-name="ce1"/>
          <table:table-cell office:value-type="string" office:string-value="" table:formula="of:=CONCATENATE(IF([.M149]=&quot;YES&quot;;&quot;UC1;&quot;;&quot;&quot;);IF([.N149]=&quot;YES&quot;;&quot; UC2;&quot;;&quot;&quot;);IF([.O149]=&quot;YES&quot;;&quot; UC3&quot;;&quot;&quot;))" table:style-name="ce1"/>
          <table:table-cell office:value-type="string" office:string-value="" table:formula="of:=CONCATENATE(IF([.P149]=&quot;YES&quot;;&quot;e-Notification;&quot;;&quot;&quot;);IF([.Q149]=&quot;YES&quot;;&quot; e-Access;&quot;;&quot;&quot;);IF([.R149]=&quot;YES&quot;;&quot; e-Submission;&quot;;&quot;&quot;);IF([.S149]=&quot;YES&quot;;&quot; e-Evaluation;&quot;;&quot;&quot;);IF([.T149]=&quot;YES&quot;;&quot; e-Awarding;&quot;;&quot;&quot;);IF([.U149]=&quot;YES&quot;;&quot; e-Request;&quot;;&quot;&quot;);IF([.V149]=&quot;YES&quot;;&quot; e-Ordering;&quot;;&quot;&quot;);IF([.W149]=&quot;YES&quot;;&quot; e-Fulfiltment;&quot;;&quot;&quot;);IF([.X149]=&quot;YES&quot;;&quot; e-Invoicing;&quot;;&quot;&quot;);IF([.Y14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4</text:p>
          </table:table-cell>
          <table:table-cell office:value-type="string" table:style-name="ce1">
            <text:p>Criterion Weight</text:p>
          </table:table-cell>
          <table:table-cell office:value-type="string" table:style-name="ce1">
            <text:p>A number defining the comparative weighting assigned to this awarding criterion, to enable formulaic evaluation.</text:p>
          </table:table-cell>
          <table:table-cell table:style-name="ce1"/>
          <table:table-cell office:value-type="string" table:style-name="ce1">
            <text:p>ESPD</text:p>
          </table:table-cell>
          <table:table-cell table:style-name="ce1"/>
          <table:table-cell office:value-type="string" table:style-name="ce1">
            <text:p>BT-99</text:p>
          </table:table-cell>
          <table:table-cell table:content-validation-name="val7" table:style-name="ce1"/>
          <table:table-cell table:number-columns-repeated="2" table:style-name="ce1"/>
          <table:table-cell office:value-type="string" office:string-value="" table:formula="of:=CONCATENATE(IF([.M150]=&quot;YES&quot;;&quot;UC1;&quot;;&quot;&quot;);IF([.N150]=&quot;YES&quot;;&quot; UC2;&quot;;&quot;&quot;);IF([.O150]=&quot;YES&quot;;&quot; UC3&quot;;&quot;&quot;))" table:style-name="ce1"/>
          <table:table-cell office:value-type="string" office:string-value="" table:formula="of:=CONCATENATE(IF([.P150]=&quot;YES&quot;;&quot;e-Notification;&quot;;&quot;&quot;);IF([.Q150]=&quot;YES&quot;;&quot; e-Access;&quot;;&quot;&quot;);IF([.R150]=&quot;YES&quot;;&quot; e-Submission;&quot;;&quot;&quot;);IF([.S150]=&quot;YES&quot;;&quot; e-Evaluation;&quot;;&quot;&quot;);IF([.T150]=&quot;YES&quot;;&quot; e-Awarding;&quot;;&quot;&quot;);IF([.U150]=&quot;YES&quot;;&quot; e-Request;&quot;;&quot;&quot;);IF([.V150]=&quot;YES&quot;;&quot; e-Ordering;&quot;;&quot;&quot;);IF([.W150]=&quot;YES&quot;;&quot; e-Fulfiltment;&quot;;&quot;&quot;);IF([.X150]=&quot;YES&quot;;&quot; e-Invoicing;&quot;;&quot;&quot;);IF([.Y15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5</text:p>
          </table:table-cell>
          <table:table-cell office:value-type="string" table:style-name="ce1">
            <text:p>Deadline And Description Review</text:p>
          </table:table-cell>
          <table:table-cell office:value-type="string" table:style-name="ce1">
            <text:p>Information concerning time limits for review procedures or, if need be, the name and contact data of the service from which this information may be obtained.</text:p>
          </table:table-cell>
          <table:table-cell table:style-name="ce1"/>
          <table:table-cell office:value-type="string" table:style-name="ce1">
            <text:p>Ontology proposal</text:p>
          </table:table-cell>
          <table:table-cell office:value-type="string" table:style-name="ce1">
            <text:p>Based on DIRECTIVE 2014/24/EU</text:p>
          </table:table-cell>
          <table:table-cell office:value-type="string" table:style-name="ce1">
            <text:p>BT-99</text:p>
          </table:table-cell>
          <table:table-cell table:content-validation-name="val7" table:style-name="ce1"/>
          <table:table-cell table:number-columns-repeated="2" table:style-name="ce1"/>
          <table:table-cell office:value-type="string" office:string-value="" table:formula="of:=CONCATENATE(IF([.M151]=&quot;YES&quot;;&quot;UC1;&quot;;&quot;&quot;);IF([.N151]=&quot;YES&quot;;&quot; UC2;&quot;;&quot;&quot;);IF([.O151]=&quot;YES&quot;;&quot; UC3&quot;;&quot;&quot;))" table:style-name="ce1"/>
          <table:table-cell office:value-type="string" office:string-value="e-Notification;" table:formula="of:=CONCATENATE(IF([.P151]=&quot;YES&quot;;&quot;e-Notification;&quot;;&quot;&quot;);IF([.Q151]=&quot;YES&quot;;&quot; e-Access;&quot;;&quot;&quot;);IF([.R151]=&quot;YES&quot;;&quot; e-Submission;&quot;;&quot;&quot;);IF([.S151]=&quot;YES&quot;;&quot; e-Evaluation;&quot;;&quot;&quot;);IF([.T151]=&quot;YES&quot;;&quot; e-Awarding;&quot;;&quot;&quot;);IF([.U151]=&quot;YES&quot;;&quot; e-Request;&quot;;&quot;&quot;);IF([.V151]=&quot;YES&quot;;&quot; e-Ordering;&quot;;&quot;&quot;);IF([.W151]=&quot;YES&quot;;&quot; e-Fulfiltment;&quot;;&quot;&quot;);IF([.X151]=&quot;YES&quot;;&quot; e-Invoicing;&quot;;&quot;&quot;);IF([.Y151]=&quot;YES&quot;;&quot; e-Payment;&quot;;&quot;&quot;))" table:style-name="ce1">
            <text:p>e-Notification;</text:p>
          </table:table-cell>
          <table:table-cell table:content-validation-name="val7" table:style-name="ce1"/>
          <table:table-cell table:content-validation-name="val7" table:style-name="ce1"/>
          <table:table-cell table:content-validation-name="val7" table:style-name="ce1"/>
          <table:table-cell office:value-type="string" table:content-validation-name="val7" table:style-name="ce1">
            <text:p>YES</text:p>
          </table:table-cell>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45</text:p>
          </table:table-cell>
          <table:table-cell office:value-type="string" table:style-name="ce35">
            <text:p>Deadline And Description Review</text:p>
          </table:table-cell>
          <table:table-cell office:value-type="string" table:style-name="ce35">
            <text:p>Precise information on deadline(s) for review procedures</text:p>
          </table:table-cell>
          <table:table-cell table:style-name="ce35"/>
          <table:table-cell office:value-type="string" table:style-name="ce35">
            <text:p>eForms consultation</text:p>
          </table:table-cell>
          <table:table-cell table:style-name="ce35"/>
          <table:table-cell office:value-type="string" table:style-name="ce35">
            <text:p>BT-99</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152]=&quot;YES&quot;;&quot;UC1;&quot;;&quot;&quot;);IF([.N152]=&quot;YES&quot;;&quot; UC2;&quot;;&quot;&quot;);IF([.O152]=&quot;YES&quot;;&quot; UC3&quot;;&quot;&quot;))" table:style-name="ce35"/>
          <table:table-cell office:value-type="string" office:string-value="" table:formula="of:=CONCATENATE(IF([.P152]=&quot;YES&quot;;&quot;e-Notification;&quot;;&quot;&quot;);IF([.Q152]=&quot;YES&quot;;&quot; e-Access;&quot;;&quot;&quot;);IF([.R152]=&quot;YES&quot;;&quot; e-Submission;&quot;;&quot;&quot;);IF([.S152]=&quot;YES&quot;;&quot; e-Evaluation;&quot;;&quot;&quot;);IF([.T152]=&quot;YES&quot;;&quot; e-Awarding;&quot;;&quot;&quot;);IF([.U152]=&quot;YES&quot;;&quot; e-Request;&quot;;&quot;&quot;);IF([.V152]=&quot;YES&quot;;&quot; e-Ordering;&quot;;&quot;&quot;);IF([.W152]=&quot;YES&quot;;&quot; e-Fulfiltment;&quot;;&quot;&quot;);IF([.X152]=&quot;YES&quot;;&quot; e-Invoicing;&quot;;&quot;&quot;);IF([.Y152]=&quot;YES&quot;;&quot; e-Payment;&quot;;&quot;&quot;))"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45</text:p>
          </table:table-cell>
          <table:table-cell office:value-type="string" table:style-name="ce1">
            <text:p>Deadline And Description Review</text:p>
          </table:table-cell>
          <table:table-cell office:value-type="string" table:style-name="ce1">
            <text:p>Name and address of the body responsible for review and, where appropriate, mediation procedures. Precise information concerning deadlines for review procedures, or if need be, the name, address, telephone number, fax number and email address of the service from which this information may be obtained.</text:p>
          </table:table-cell>
          <table:table-cell table:style-name="ce1"/>
          <table:table-cell office:value-type="string" table:style-name="ce1">
            <text:p>DIRECTIVE 2014/24/EU</text:p>
          </table:table-cell>
          <table:table-cell office:value-type="string" table:style-name="ce1">
            <text:p>Annex V, PART C Information to be included in contract notices</text:p>
          </table:table-cell>
          <table:table-cell office:value-type="string" table:style-name="ce1">
            <text:p>BT-99</text:p>
          </table:table-cell>
          <table:table-cell table:content-validation-name="val7" table:style-name="ce1"/>
          <table:table-cell table:number-columns-repeated="2" table:style-name="ce1"/>
          <table:table-cell office:value-type="string" office:string-value="" table:formula="of:=CONCATENATE(IF([.M153]=&quot;YES&quot;;&quot;UC1;&quot;;&quot;&quot;);IF([.N153]=&quot;YES&quot;;&quot; UC2;&quot;;&quot;&quot;);IF([.O153]=&quot;YES&quot;;&quot; UC3&quot;;&quot;&quot;))" table:style-name="ce1"/>
          <table:table-cell office:value-type="string" office:string-value="" table:formula="of:=CONCATENATE(IF([.P153]=&quot;YES&quot;;&quot;e-Notification;&quot;;&quot;&quot;);IF([.Q153]=&quot;YES&quot;;&quot; e-Access;&quot;;&quot;&quot;);IF([.R153]=&quot;YES&quot;;&quot; e-Submission;&quot;;&quot;&quot;);IF([.S153]=&quot;YES&quot;;&quot; e-Evaluation;&quot;;&quot;&quot;);IF([.T153]=&quot;YES&quot;;&quot; e-Awarding;&quot;;&quot;&quot;);IF([.U153]=&quot;YES&quot;;&quot; e-Request;&quot;;&quot;&quot;);IF([.V153]=&quot;YES&quot;;&quot; e-Ordering;&quot;;&quot;&quot;);IF([.W153]=&quot;YES&quot;;&quot; e-Fulfiltment;&quot;;&quot;&quot;);IF([.X153]=&quot;YES&quot;;&quot; e-Invoicing;&quot;;&quot;&quot;);IF([.Y15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5</text:p>
          </table:table-cell>
          <table:table-cell office:value-type="string" table:style-name="ce1">
            <text:p>Deadline And Description Review</text:p>
          </table:table-cell>
          <table:table-cell office:value-type="string" table:style-name="ce1">
            <text:p>Text describing the terms of an appeal.</text:p>
          </table:table-cell>
          <table:table-cell table:style-name="ce1"/>
          <table:table-cell office:value-type="string" table:style-name="ce1">
            <text:p>OP internal working</text:p>
          </table:table-cell>
          <table:table-cell table:style-name="ce1"/>
          <table:table-cell office:value-type="string" table:style-name="ce1">
            <text:p>BT-42</text:p>
          </table:table-cell>
          <table:table-cell table:content-validation-name="val7" table:style-name="ce1"/>
          <table:table-cell table:number-columns-repeated="2" table:style-name="ce1"/>
          <table:table-cell office:value-type="string" office:string-value="" table:formula="of:=CONCATENATE(IF([.M154]=&quot;YES&quot;;&quot;UC1;&quot;;&quot;&quot;);IF([.N154]=&quot;YES&quot;;&quot; UC2;&quot;;&quot;&quot;);IF([.O154]=&quot;YES&quot;;&quot; UC3&quot;;&quot;&quot;))" table:style-name="ce1"/>
          <table:table-cell office:value-type="string" office:string-value="" table:formula="of:=CONCATENATE(IF([.P154]=&quot;YES&quot;;&quot;e-Notification;&quot;;&quot;&quot;);IF([.Q154]=&quot;YES&quot;;&quot; e-Access;&quot;;&quot;&quot;);IF([.R154]=&quot;YES&quot;;&quot; e-Submission;&quot;;&quot;&quot;);IF([.S154]=&quot;YES&quot;;&quot; e-Evaluation;&quot;;&quot;&quot;);IF([.T154]=&quot;YES&quot;;&quot; e-Awarding;&quot;;&quot;&quot;);IF([.U154]=&quot;YES&quot;;&quot; e-Request;&quot;;&quot;&quot;);IF([.V154]=&quot;YES&quot;;&quot; e-Ordering;&quot;;&quot;&quot;);IF([.W154]=&quot;YES&quot;;&quot; e-Fulfiltment;&quot;;&quot;&quot;);IF([.X154]=&quot;YES&quot;;&quot; e-Invoicing;&quot;;&quot;&quot;);IF([.Y15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80</text:p>
          </table:table-cell>
          <table:table-cell office:value-type="string" table:style-name="ce1">
            <text:p>Decision Binding Contracting</text:p>
          </table:table-cell>
          <table:table-cell office:value-type="string" table:style-name="ce1">
            <text:p>The statement of the jury is mandatory on the buyer.</text:p>
          </table:table-cell>
          <table:table-cell table:style-name="ce1"/>
          <table:table-cell office:value-type="string" table:style-name="ce1">
            <text:p>Ontology proposal</text:p>
          </table:table-cell>
          <table:table-cell table:style-name="ce1"/>
          <table:table-cell office:value-type="string" table:style-name="ce1">
            <text:p>BT-42</text:p>
          </table:table-cell>
          <table:table-cell table:content-validation-name="val7" table:style-name="ce1"/>
          <table:table-cell table:number-columns-repeated="2" table:style-name="ce1"/>
          <table:table-cell office:value-type="string" office:string-value="" table:formula="of:=CONCATENATE(IF([.M155]=&quot;YES&quot;;&quot;UC1;&quot;;&quot;&quot;);IF([.N155]=&quot;YES&quot;;&quot; UC2;&quot;;&quot;&quot;);IF([.O155]=&quot;YES&quot;;&quot; UC3&quot;;&quot;&quot;))" table:style-name="ce1"/>
          <table:table-cell office:value-type="string" office:string-value=" e-Awarding;" table:formula="of:=CONCATENATE(IF([.P155]=&quot;YES&quot;;&quot;e-Notification;&quot;;&quot;&quot;);IF([.Q155]=&quot;YES&quot;;&quot; e-Access;&quot;;&quot;&quot;);IF([.R155]=&quot;YES&quot;;&quot; e-Submission;&quot;;&quot;&quot;);IF([.S155]=&quot;YES&quot;;&quot; e-Evaluation;&quot;;&quot;&quot;);IF([.T155]=&quot;YES&quot;;&quot; e-Awarding;&quot;;&quot;&quot;);IF([.U155]=&quot;YES&quot;;&quot; e-Request;&quot;;&quot;&quot;);IF([.V155]=&quot;YES&quot;;&quot; e-Ordering;&quot;;&quot;&quot;);IF([.W155]=&quot;YES&quot;;&quot; e-Fulfiltment;&quot;;&quot;&quot;);IF([.X155]=&quot;YES&quot;;&quot; e-Invoicing;&quot;;&quot;&quot;);IF([.Y155]=&quot;YES&quot;;&quot; e-Payment;&quot;;&quot;&quot;))" table:style-name="ce1">
            <text:p><text:s/>e-Awarding;</text:p>
          </table:table-cell>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office:value-type="string" table:content-validation-name="val7" table:style-name="ce1">
            <text:p>YES</text:p>
          </table:table-cell>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80</text:p>
          </table:table-cell>
          <table:table-cell office:value-type="string" table:style-name="ce35">
            <text:p>Decision Binding Contracting</text:p>
          </table:table-cell>
          <table:table-cell office:value-type="string" table:style-name="ce35">
            <text:p>Indication whether the jury 's decision is binding on the contracting authority</text:p>
          </table:table-cell>
          <table:table-cell table:style-name="ce35"/>
          <table:table-cell office:value-type="string" table:style-name="ce35">
            <text:p>OP internal working</text:p>
          </table:table-cell>
          <table:table-cell table:style-name="ce35"/>
          <table:table-cell office:value-type="string" table:style-name="ce35">
            <text:p>BT-42</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156]=&quot;YES&quot;;&quot;UC1;&quot;;&quot;&quot;);IF([.N156]=&quot;YES&quot;;&quot; UC2;&quot;;&quot;&quot;);IF([.O156]=&quot;YES&quot;;&quot; UC3&quot;;&quot;&quot;))" table:style-name="ce35"/>
          <table:table-cell office:value-type="string" office:string-value="" table:formula="of:=CONCATENATE(IF([.P156]=&quot;YES&quot;;&quot;e-Notification;&quot;;&quot;&quot;);IF([.Q156]=&quot;YES&quot;;&quot; e-Access;&quot;;&quot;&quot;);IF([.R156]=&quot;YES&quot;;&quot; e-Submission;&quot;;&quot;&quot;);IF([.S156]=&quot;YES&quot;;&quot; e-Evaluation;&quot;;&quot;&quot;);IF([.T156]=&quot;YES&quot;;&quot; e-Awarding;&quot;;&quot;&quot;);IF([.U156]=&quot;YES&quot;;&quot; e-Request;&quot;;&quot;&quot;);IF([.V156]=&quot;YES&quot;;&quot; e-Ordering;&quot;;&quot;&quot;);IF([.W156]=&quot;YES&quot;;&quot; e-Fulfiltment;&quot;;&quot;&quot;);IF([.X156]=&quot;YES&quot;;&quot; e-Invoicing;&quot;;&quot;&quot;);IF([.Y156]=&quot;YES&quot;;&quot; e-Payment;&quot;;&quot;&quot;))"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80</text:p>
          </table:table-cell>
          <table:table-cell office:value-type="string" table:style-name="ce1">
            <text:p>Decision Binding Contracting</text:p>
          </table:table-cell>
          <table:table-cell office:value-type="string" table:style-name="ce1">
            <text:p>Indicates if the decision is binding on the buyer (true) or not (false).</text:p>
          </table:table-cell>
          <table:table-cell table:style-name="ce1"/>
          <table:table-cell office:value-type="string" table:style-name="ce1">
            <text:p>UBL</text:p>
          </table:table-cell>
          <table:table-cell table:style-name="ce1"/>
          <table:table-cell office:value-type="string" table:style-name="ce1">
            <text:p>BT-42</text:p>
          </table:table-cell>
          <table:table-cell table:content-validation-name="val7" table:style-name="ce1"/>
          <table:table-cell table:number-columns-repeated="2" table:style-name="ce1"/>
          <table:table-cell office:value-type="string" office:string-value="" table:formula="of:=CONCATENATE(IF([.M157]=&quot;YES&quot;;&quot;UC1;&quot;;&quot;&quot;);IF([.N157]=&quot;YES&quot;;&quot; UC2;&quot;;&quot;&quot;);IF([.O157]=&quot;YES&quot;;&quot; UC3&quot;;&quot;&quot;))" table:style-name="ce1"/>
          <table:table-cell office:value-type="string" office:string-value="" table:formula="of:=CONCATENATE(IF([.P157]=&quot;YES&quot;;&quot;e-Notification;&quot;;&quot;&quot;);IF([.Q157]=&quot;YES&quot;;&quot; e-Access;&quot;;&quot;&quot;);IF([.R157]=&quot;YES&quot;;&quot; e-Submission;&quot;;&quot;&quot;);IF([.S157]=&quot;YES&quot;;&quot; e-Evaluation;&quot;;&quot;&quot;);IF([.T157]=&quot;YES&quot;;&quot; e-Awarding;&quot;;&quot;&quot;);IF([.U157]=&quot;YES&quot;;&quot; e-Request;&quot;;&quot;&quot;);IF([.V157]=&quot;YES&quot;;&quot; e-Ordering;&quot;;&quot;&quot;);IF([.W157]=&quot;YES&quot;;&quot; e-Fulfiltment;&quot;;&quot;&quot;);IF([.X157]=&quot;YES&quot;;&quot; e-Invoicing;&quot;;&quot;&quot;);IF([.Y15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80</text:p>
          </table:table-cell>
          <table:table-cell office:value-type="string" table:style-name="ce1">
            <text:p>Decision Binding Contracting</text:p>
          </table:table-cell>
          <table:table-cell office:value-type="string" table:style-name="ce1">
            <text:p>An economic operator shall be excluded from participation in a procurement procedure where the contracting authority is aware that the economic operator is in breach of its obligations relating to the payment of taxes or social security contributions and where this has been established by a judicial or administrative decision having final and binding effect in accordance with the legal provisions of the country in which it is established or with those of the Member State of the contracting authority.</text:p>
          </table:table-cell>
          <table:table-cell table:style-name="ce1"/>
          <table:table-cell office:value-type="string" table:style-name="ce1">
            <text:p>DIRECTIVE 2014/24/EU</text:p>
          </table:table-cell>
          <table:table-cell office:value-type="string" table:style-name="ce1">
            <text:p>Article 57.2</text:p>
          </table:table-cell>
          <table:table-cell office:value-type="string" table:style-name="ce1">
            <text:p>BT-42</text:p>
          </table:table-cell>
          <table:table-cell table:content-validation-name="val7" table:style-name="ce1"/>
          <table:table-cell table:number-columns-repeated="2" table:style-name="ce1"/>
          <table:table-cell office:value-type="string" office:string-value="" table:formula="of:=CONCATENATE(IF([.M158]=&quot;YES&quot;;&quot;UC1;&quot;;&quot;&quot;);IF([.N158]=&quot;YES&quot;;&quot; UC2;&quot;;&quot;&quot;);IF([.O158]=&quot;YES&quot;;&quot; UC3&quot;;&quot;&quot;))" table:style-name="ce1"/>
          <table:table-cell office:value-type="string" office:string-value="" table:formula="of:=CONCATENATE(IF([.P158]=&quot;YES&quot;;&quot;e-Notification;&quot;;&quot;&quot;);IF([.Q158]=&quot;YES&quot;;&quot; e-Access;&quot;;&quot;&quot;);IF([.R158]=&quot;YES&quot;;&quot; e-Submission;&quot;;&quot;&quot;);IF([.S158]=&quot;YES&quot;;&quot; e-Evaluation;&quot;;&quot;&quot;);IF([.T158]=&quot;YES&quot;;&quot; e-Awarding;&quot;;&quot;&quot;);IF([.U158]=&quot;YES&quot;;&quot; e-Request;&quot;;&quot;&quot;);IF([.V158]=&quot;YES&quot;;&quot; e-Ordering;&quot;;&quot;&quot;);IF([.W158]=&quot;YES&quot;;&quot; e-Fulfiltment;&quot;;&quot;&quot;);IF([.X158]=&quot;YES&quot;;&quot; e-Invoicing;&quot;;&quot;&quot;);IF([.Y15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80</text:p>
          </table:table-cell>
          <table:table-cell office:value-type="string" table:style-name="ce1">
            <text:p>Decision Binding Contracting</text:p>
          </table:table-cell>
          <table:table-cell office:value-type="string" table:style-name="ce1">
            <text:p>Indication whether the jury’s decision is binding on the contracting authority.</text:p>
          </table:table-cell>
          <table:table-cell table:style-name="ce1"/>
          <table:table-cell office:value-type="string" table:style-name="ce1">
            <text:p>DIRECTIVE 2014/24/EU</text:p>
          </table:table-cell>
          <table:table-cell office:value-type="string" table:style-name="ce1">
            <text:p>Annex V PART E Information to be included in design contest notices</text:p>
          </table:table-cell>
          <table:table-cell office:value-type="string" table:style-name="ce1">
            <text:p>BT-191</text:p>
          </table:table-cell>
          <table:table-cell table:content-validation-name="val7" table:style-name="ce1"/>
          <table:table-cell table:number-columns-repeated="2" table:style-name="ce1"/>
          <table:table-cell office:value-type="string" office:string-value="" table:formula="of:=CONCATENATE(IF([.M159]=&quot;YES&quot;;&quot;UC1;&quot;;&quot;&quot;);IF([.N159]=&quot;YES&quot;;&quot; UC2;&quot;;&quot;&quot;);IF([.O159]=&quot;YES&quot;;&quot; UC3&quot;;&quot;&quot;))" table:style-name="ce1"/>
          <table:table-cell office:value-type="string" office:string-value="" table:formula="of:=CONCATENATE(IF([.P159]=&quot;YES&quot;;&quot;e-Notification;&quot;;&quot;&quot;);IF([.Q159]=&quot;YES&quot;;&quot; e-Access;&quot;;&quot;&quot;);IF([.R159]=&quot;YES&quot;;&quot; e-Submission;&quot;;&quot;&quot;);IF([.S159]=&quot;YES&quot;;&quot; e-Evaluation;&quot;;&quot;&quot;);IF([.T159]=&quot;YES&quot;;&quot; e-Awarding;&quot;;&quot;&quot;);IF([.U159]=&quot;YES&quot;;&quot; e-Request;&quot;;&quot;&quot;);IF([.V159]=&quot;YES&quot;;&quot; e-Ordering;&quot;;&quot;&quot;);IF([.W159]=&quot;YES&quot;;&quot; e-Fulfiltment;&quot;;&quot;&quot;);IF([.X159]=&quot;YES&quot;;&quot; e-Invoicing;&quot;;&quot;&quot;);IF([.Y15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02</text:p>
          </table:table-cell>
          <table:table-cell office:value-type="string" table:style-name="ce1">
            <text:p>Delivery Country</text:p>
          </table:table-cell>
          <table:table-cell office:value-type="string" table:style-name="ce1">
            <text:p>The country of delivery or performance of the contract.</text:p>
          </table:table-cell>
          <table:table-cell table:style-name="ce1"/>
          <table:table-cell office:value-type="string" table:style-name="ce1">
            <text:p>Ontology proposal</text:p>
          </table:table-cell>
          <table:table-cell table:style-name="ce1"/>
          <table:table-cell office:value-type="string" table:style-name="ce1">
            <text:p>BT-05</text:p>
          </table:table-cell>
          <table:table-cell table:content-validation-name="val7" table:style-name="ce1"/>
          <table:table-cell table:number-columns-repeated="2" table:style-name="ce1"/>
          <table:table-cell office:value-type="string" office:string-value="" table:formula="of:=CONCATENATE(IF([.M160]=&quot;YES&quot;;&quot;UC1;&quot;;&quot;&quot;);IF([.N160]=&quot;YES&quot;;&quot; UC2;&quot;;&quot;&quot;);IF([.O160]=&quot;YES&quot;;&quot; UC3&quot;;&quot;&quot;))" table:style-name="ce1"/>
          <table:table-cell office:value-type="string" office:string-value="e-Notification;" table:formula="of:=CONCATENATE(IF([.P160]=&quot;YES&quot;;&quot;e-Notification;&quot;;&quot;&quot;);IF([.Q160]=&quot;YES&quot;;&quot; e-Access;&quot;;&quot;&quot;);IF([.R160]=&quot;YES&quot;;&quot; e-Submission;&quot;;&quot;&quot;);IF([.S160]=&quot;YES&quot;;&quot; e-Evaluation;&quot;;&quot;&quot;);IF([.T160]=&quot;YES&quot;;&quot; e-Awarding;&quot;;&quot;&quot;);IF([.U160]=&quot;YES&quot;;&quot; e-Request;&quot;;&quot;&quot;);IF([.V160]=&quot;YES&quot;;&quot; e-Ordering;&quot;;&quot;&quot;);IF([.W160]=&quot;YES&quot;;&quot; e-Fulfiltment;&quot;;&quot;&quot;);IF([.X160]=&quot;YES&quot;;&quot; e-Invoicing;&quot;;&quot;&quot;);IF([.Y160]=&quot;YES&quot;;&quot; e-Payment;&quot;;&quot;&quot;))" table:style-name="ce1">
            <text:p>e-Notification;</text:p>
          </table:table-cell>
          <table:table-cell table:content-validation-name="val7" table:style-name="ce1"/>
          <table:table-cell table:content-validation-name="val7" table:style-name="ce1"/>
          <table:table-cell table:content-validation-name="val7" table:style-name="ce1"/>
          <table:table-cell office:value-type="string" table:content-validation-name="val7" table:style-name="ce1">
            <text:p>YES</text:p>
          </table:table-cell>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49</text:p>
          </table:table-cell>
          <table:table-cell office:value-type="string" table:style-name="ce35">
            <text:p>Dispatch Date</text:p>
          </table:table-cell>
          <table:table-cell office:value-type="string" table:style-name="ce35">
            <text:p>Time of transmission of the notice by the buyer.</text:p>
          </table:table-cell>
          <table:table-cell table:style-name="ce35"/>
          <table:table-cell office:value-type="string" table:style-name="ce35">
            <text:p>Ontology proposal</text:p>
          </table:table-cell>
          <table:table-cell office:value-type="string" table:style-name="ce35">
            <text:p>Based on DIRECTIVE 2014/25/EU</text:p>
          </table:table-cell>
          <table:table-cell office:value-type="string" table:style-name="ce35">
            <text:p>BT-05</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161]=&quot;YES&quot;;&quot;UC1;&quot;;&quot;&quot;);IF([.N161]=&quot;YES&quot;;&quot; UC2;&quot;;&quot;&quot;);IF([.O161]=&quot;YES&quot;;&quot; UC3&quot;;&quot;&quot;))" table:style-name="ce35"/>
          <table:table-cell office:value-type="string" office:string-value="e-Notification;" table:formula="of:=CONCATENATE(IF([.P161]=&quot;YES&quot;;&quot;e-Notification;&quot;;&quot;&quot;);IF([.Q161]=&quot;YES&quot;;&quot; e-Access;&quot;;&quot;&quot;);IF([.R161]=&quot;YES&quot;;&quot; e-Submission;&quot;;&quot;&quot;);IF([.S161]=&quot;YES&quot;;&quot; e-Evaluation;&quot;;&quot;&quot;);IF([.T161]=&quot;YES&quot;;&quot; e-Awarding;&quot;;&quot;&quot;);IF([.U161]=&quot;YES&quot;;&quot; e-Request;&quot;;&quot;&quot;);IF([.V161]=&quot;YES&quot;;&quot; e-Ordering;&quot;;&quot;&quot;);IF([.W161]=&quot;YES&quot;;&quot; e-Fulfiltment;&quot;;&quot;&quot;);IF([.X161]=&quot;YES&quot;;&quot; e-Invoicing;&quot;;&quot;&quot;);IF([.Y161]=&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49</text:p>
          </table:table-cell>
          <table:table-cell office:value-type="string" table:style-name="ce1">
            <text:p>Dispatch Date</text:p>
          </table:table-cell>
          <table:table-cell office:value-type="string" table:style-name="ce1">
            <text:p>Estimated date of dispatch of invitations to tender or to participate to selected candidates</text:p>
          </table:table-cell>
          <table:table-cell table:style-name="ce1"/>
          <table:table-cell office:value-type="string" table:style-name="ce1">
            <text:p>eForms consultation</text:p>
          </table:table-cell>
          <table:table-cell table:style-name="ce1"/>
          <table:table-cell office:value-type="string" table:style-name="ce1">
            <text:p>BT-05</text:p>
          </table:table-cell>
          <table:table-cell table:content-validation-name="val7" table:style-name="ce1"/>
          <table:table-cell table:number-columns-repeated="2" table:style-name="ce1"/>
          <table:table-cell office:value-type="string" office:string-value="" table:formula="of:=CONCATENATE(IF([.M162]=&quot;YES&quot;;&quot;UC1;&quot;;&quot;&quot;);IF([.N162]=&quot;YES&quot;;&quot; UC2;&quot;;&quot;&quot;);IF([.O162]=&quot;YES&quot;;&quot; UC3&quot;;&quot;&quot;))" table:style-name="ce1"/>
          <table:table-cell office:value-type="string" office:string-value="" table:formula="of:=CONCATENATE(IF([.P162]=&quot;YES&quot;;&quot;e-Notification;&quot;;&quot;&quot;);IF([.Q162]=&quot;YES&quot;;&quot; e-Access;&quot;;&quot;&quot;);IF([.R162]=&quot;YES&quot;;&quot; e-Submission;&quot;;&quot;&quot;);IF([.S162]=&quot;YES&quot;;&quot; e-Evaluation;&quot;;&quot;&quot;);IF([.T162]=&quot;YES&quot;;&quot; e-Awarding;&quot;;&quot;&quot;);IF([.U162]=&quot;YES&quot;;&quot; e-Request;&quot;;&quot;&quot;);IF([.V162]=&quot;YES&quot;;&quot; e-Ordering;&quot;;&quot;&quot;);IF([.W162]=&quot;YES&quot;;&quot; e-Fulfiltment;&quot;;&quot;&quot;);IF([.X162]=&quot;YES&quot;;&quot; e-Invoicing;&quot;;&quot;&quot;);IF([.Y16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9</text:p>
          </table:table-cell>
          <table:table-cell office:value-type="string" table:style-name="ce1">
            <text:p>Dispatch Date</text:p>
          </table:table-cell>
          <table:table-cell office:value-type="string" table:style-name="ce1">
            <text:p>Date of dispatch of this notice: (dd/mm/yyyy)</text:p>
          </table:table-cell>
          <table:table-cell table:style-name="ce1"/>
          <table:table-cell office:value-type="string" table:style-name="ce1">
            <text:p>eForms consultation</text:p>
          </table:table-cell>
          <table:table-cell table:style-name="ce1"/>
          <table:table-cell office:value-type="string" table:style-name="ce1">
            <text:p>BT-05</text:p>
          </table:table-cell>
          <table:table-cell table:content-validation-name="val7" table:style-name="ce1"/>
          <table:table-cell table:number-columns-repeated="2" table:style-name="ce1"/>
          <table:table-cell office:value-type="string" office:string-value="" table:formula="of:=CONCATENATE(IF([.M163]=&quot;YES&quot;;&quot;UC1;&quot;;&quot;&quot;);IF([.N163]=&quot;YES&quot;;&quot; UC2;&quot;;&quot;&quot;);IF([.O163]=&quot;YES&quot;;&quot; UC3&quot;;&quot;&quot;))" table:style-name="ce1"/>
          <table:table-cell office:value-type="string" office:string-value="" table:formula="of:=CONCATENATE(IF([.P163]=&quot;YES&quot;;&quot;e-Notification;&quot;;&quot;&quot;);IF([.Q163]=&quot;YES&quot;;&quot; e-Access;&quot;;&quot;&quot;);IF([.R163]=&quot;YES&quot;;&quot; e-Submission;&quot;;&quot;&quot;);IF([.S163]=&quot;YES&quot;;&quot; e-Evaluation;&quot;;&quot;&quot;);IF([.T163]=&quot;YES&quot;;&quot; e-Awarding;&quot;;&quot;&quot;);IF([.U163]=&quot;YES&quot;;&quot; e-Request;&quot;;&quot;&quot;);IF([.V163]=&quot;YES&quot;;&quot; e-Ordering;&quot;;&quot;&quot;);IF([.W163]=&quot;YES&quot;;&quot; e-Fulfiltment;&quot;;&quot;&quot;);IF([.X163]=&quot;YES&quot;;&quot; e-Invoicing;&quot;;&quot;&quot;);IF([.Y16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9</text:p>
          </table:table-cell>
          <table:table-cell office:value-type="string" table:style-name="ce1">
            <text:p>Dispatch Date</text:p>
          </table:table-cell>
          <table:table-cell office:value-type="string" table:style-name="ce1">
            <text:p>Date of dispatch</text:p>
          </table:table-cell>
          <table:table-cell table:style-name="ce1"/>
          <table:table-cell office:value-type="string" table:style-name="ce1">
            <text:p>OP internal working</text:p>
          </table:table-cell>
          <table:table-cell table:style-name="ce1"/>
          <table:table-cell office:value-type="string" table:style-name="ce1">
            <text:p>BT-05</text:p>
          </table:table-cell>
          <table:table-cell table:content-validation-name="val7" table:style-name="ce1"/>
          <table:table-cell table:number-columns-repeated="2" table:style-name="ce1"/>
          <table:table-cell office:value-type="string" office:string-value="" table:formula="of:=CONCATENATE(IF([.M164]=&quot;YES&quot;;&quot;UC1;&quot;;&quot;&quot;);IF([.N164]=&quot;YES&quot;;&quot; UC2;&quot;;&quot;&quot;);IF([.O164]=&quot;YES&quot;;&quot; UC3&quot;;&quot;&quot;))" table:style-name="ce1"/>
          <table:table-cell office:value-type="string" office:string-value="" table:formula="of:=CONCATENATE(IF([.P164]=&quot;YES&quot;;&quot;e-Notification;&quot;;&quot;&quot;);IF([.Q164]=&quot;YES&quot;;&quot; e-Access;&quot;;&quot;&quot;);IF([.R164]=&quot;YES&quot;;&quot; e-Submission;&quot;;&quot;&quot;);IF([.S164]=&quot;YES&quot;;&quot; e-Evaluation;&quot;;&quot;&quot;);IF([.T164]=&quot;YES&quot;;&quot; e-Awarding;&quot;;&quot;&quot;);IF([.U164]=&quot;YES&quot;;&quot; e-Request;&quot;;&quot;&quot;);IF([.V164]=&quot;YES&quot;;&quot; e-Ordering;&quot;;&quot;&quot;);IF([.W164]=&quot;YES&quot;;&quot; e-Fulfiltment;&quot;;&quot;&quot;);IF([.X164]=&quot;YES&quot;;&quot; e-Invoicing;&quot;;&quot;&quot;);IF([.Y16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9</text:p>
          </table:table-cell>
          <table:table-cell office:value-type="string" table:style-name="ce1">
            <text:p>Dispatch Date</text:p>
          </table:table-cell>
          <table:table-cell office:value-type="string" table:style-name="ce1">
            <text:p>Date of dispatch of the notice.</text:p>
          </table:table-cell>
          <table:table-cell table:style-name="ce1"/>
          <table:table-cell office:value-type="string" table:style-name="ce1">
            <text:p>DIRECTIVE 2014/24/EU</text:p>
          </table:table-cell>
          <table:table-cell office:value-type="string" table:style-name="ce1">
            <text:p>ANNEX V - INFORMATION TO BE INCLUDED IN NOTICES (PART A Information to be included in notices of the publication of a prior information notice on a buyer profile, PART B Information to be included in prior information notices, PART C Information to be included in contract notices, PART D Information to be included in contract award notices, PART E Information to be included in design contest notices, PART F Information to be included in notices of the results of a contest, PART G Information to be included in notices of modifications of a contract during its term)</text:p>
          </table:table-cell>
          <table:table-cell office:value-type="string" table:style-name="ce1">
            <text:p>BT-05</text:p>
          </table:table-cell>
          <table:table-cell table:content-validation-name="val7" table:style-name="ce1"/>
          <table:table-cell table:number-columns-repeated="2" table:style-name="ce1"/>
          <table:table-cell office:value-type="string" office:string-value="" table:formula="of:=CONCATENATE(IF([.M165]=&quot;YES&quot;;&quot;UC1;&quot;;&quot;&quot;);IF([.N165]=&quot;YES&quot;;&quot; UC2;&quot;;&quot;&quot;);IF([.O165]=&quot;YES&quot;;&quot; UC3&quot;;&quot;&quot;))" table:style-name="ce1"/>
          <table:table-cell office:value-type="string" office:string-value="" table:formula="of:=CONCATENATE(IF([.P165]=&quot;YES&quot;;&quot;e-Notification;&quot;;&quot;&quot;);IF([.Q165]=&quot;YES&quot;;&quot; e-Access;&quot;;&quot;&quot;);IF([.R165]=&quot;YES&quot;;&quot; e-Submission;&quot;;&quot;&quot;);IF([.S165]=&quot;YES&quot;;&quot; e-Evaluation;&quot;;&quot;&quot;);IF([.T165]=&quot;YES&quot;;&quot; e-Awarding;&quot;;&quot;&quot;);IF([.U165]=&quot;YES&quot;;&quot; e-Request;&quot;;&quot;&quot;);IF([.V165]=&quot;YES&quot;;&quot; e-Ordering;&quot;;&quot;&quot;);IF([.W165]=&quot;YES&quot;;&quot; e-Fulfiltment;&quot;;&quot;&quot;);IF([.X165]=&quot;YES&quot;;&quot; e-Invoicing;&quot;;&quot;&quot;);IF([.Y16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9</text:p>
          </table:table-cell>
          <table:table-cell office:value-type="string" table:style-name="ce1">
            <text:p>Dispatch Date</text:p>
          </table:table-cell>
          <table:table-cell office:value-type="string" table:style-name="ce1">
            <text:p>Date of dispatch of the notice by the contracting entity.</text:p>
          </table:table-cell>
          <table:table-cell table:style-name="ce1"/>
          <table:table-cell office:value-type="string" table:style-name="ce1">
            <text:p>DIRECTIVE 2014/25/EU</text:p>
          </table:table-cell>
          <table:table-cell office:value-type="string" table:style-name="ce1">
            <text:p>ANNEX XI INFORMATION TO BE INCLUDED IN CONTRACT NOTICES</text:p>
          </table:table-cell>
          <table:table-cell office:value-type="string" table:style-name="ce1">
            <text:p>BT-05</text:p>
          </table:table-cell>
          <table:table-cell table:content-validation-name="val7" table:style-name="ce1"/>
          <table:table-cell table:number-columns-repeated="2" table:style-name="ce1"/>
          <table:table-cell office:value-type="string" office:string-value="" table:formula="of:=CONCATENATE(IF([.M166]=&quot;YES&quot;;&quot;UC1;&quot;;&quot;&quot;);IF([.N166]=&quot;YES&quot;;&quot; UC2;&quot;;&quot;&quot;);IF([.O166]=&quot;YES&quot;;&quot; UC3&quot;;&quot;&quot;))" table:style-name="ce1"/>
          <table:table-cell office:value-type="string" office:string-value="" table:formula="of:=CONCATENATE(IF([.P166]=&quot;YES&quot;;&quot;e-Notification;&quot;;&quot;&quot;);IF([.Q166]=&quot;YES&quot;;&quot; e-Access;&quot;;&quot;&quot;);IF([.R166]=&quot;YES&quot;;&quot; e-Submission;&quot;;&quot;&quot;);IF([.S166]=&quot;YES&quot;;&quot; e-Evaluation;&quot;;&quot;&quot;);IF([.T166]=&quot;YES&quot;;&quot; e-Awarding;&quot;;&quot;&quot;);IF([.U166]=&quot;YES&quot;;&quot; e-Request;&quot;;&quot;&quot;);IF([.V166]=&quot;YES&quot;;&quot; e-Ordering;&quot;;&quot;&quot;);IF([.W166]=&quot;YES&quot;;&quot; e-Fulfiltment;&quot;;&quot;&quot;);IF([.X166]=&quot;YES&quot;;&quot; e-Invoicing;&quot;;&quot;&quot;);IF([.Y16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9</text:p>
          </table:table-cell>
          <table:table-cell office:value-type="string" table:style-name="ce1">
            <text:p>Dispatch Date</text:p>
          </table:table-cell>
          <table:table-cell office:value-type="string" table:style-name="ce1">
            <text:p>Date of transmission of the notice by the contracting entity.</text:p>
          </table:table-cell>
          <table:table-cell table:style-name="ce1"/>
          <table:table-cell office:value-type="string" table:style-name="ce1">
            <text:p>DIRECTIVE 2014/25/EU</text:p>
          </table:table-cell>
          <table:table-cell office:value-type="string" table:style-name="ce1">
            <text:p>ANNEX XII INFORMATION TO BE INCLUDED IN THE CONTRACT AWARD NOTICE</text:p>
          </table:table-cell>
          <table:table-cell office:value-type="string" table:style-name="ce1">
            <text:p>BT-36</text:p>
          </table:table-cell>
          <table:table-cell table:content-validation-name="val7" table:style-name="ce1"/>
          <table:table-cell table:number-columns-repeated="2" table:style-name="ce1"/>
          <table:table-cell office:value-type="string" office:string-value="" table:formula="of:=CONCATENATE(IF([.M167]=&quot;YES&quot;;&quot;UC1;&quot;;&quot;&quot;);IF([.N167]=&quot;YES&quot;;&quot; UC2;&quot;;&quot;&quot;);IF([.O167]=&quot;YES&quot;;&quot; UC3&quot;;&quot;&quot;))" table:style-name="ce1"/>
          <table:table-cell office:value-type="string" office:string-value="" table:formula="of:=CONCATENATE(IF([.P167]=&quot;YES&quot;;&quot;e-Notification;&quot;;&quot;&quot;);IF([.Q167]=&quot;YES&quot;;&quot; e-Access;&quot;;&quot;&quot;);IF([.R167]=&quot;YES&quot;;&quot; e-Submission;&quot;;&quot;&quot;);IF([.S167]=&quot;YES&quot;;&quot; e-Evaluation;&quot;;&quot;&quot;);IF([.T167]=&quot;YES&quot;;&quot; e-Awarding;&quot;;&quot;&quot;);IF([.U167]=&quot;YES&quot;;&quot; e-Request;&quot;;&quot;&quot;);IF([.V167]=&quot;YES&quot;;&quot; e-Ordering;&quot;;&quot;&quot;);IF([.W167]=&quot;YES&quot;;&quot; e-Fulfiltment;&quot;;&quot;&quot;);IF([.X167]=&quot;YES&quot;;&quot; e-Invoicing;&quot;;&quot;&quot;);IF([.Y16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62</text:p>
          </table:table-cell>
          <table:table-cell office:value-type="string" table:style-name="ce35">
            <text:p>Duration Or Date Start Date End</text:p>
          </table:table-cell>
          <table:table-cell office:value-type="string" table:style-name="ce35">
            <text:p>Interval between the award of the contract or closing of the framework agreement and its ending, including options and renewals. This duration may be expressed using two dates (start date and end date).</text:p>
          </table:table-cell>
          <table:table-cell table:style-name="ce35"/>
          <table:table-cell office:value-type="string" table:style-name="ce35">
            <text:p>Ontology proposal</text:p>
          </table:table-cell>
          <table:table-cell office:value-type="string" table:style-name="ce35">
            <text:p>Based on eForms consultation and the OP internal working.</text:p>
          </table:table-cell>
          <table:table-cell office:value-type="string" table:style-name="ce35">
            <text:p>BT-36</text:p>
          </table:table-cell>
          <table:table-cell office:value-type="string" table:content-validation-name="val7" table:style-name="ce35">
            <text:p>YES</text:p>
          </table:table-cell>
          <table:table-cell office:value-type="string" table:style-name="ce35">
            <text:p>When there is more than one Source that refers to the BT in question, it is possible to get a better and/or complete definition by combining these sources. In that case, the information of the OP internal working has been complemented by the definition given in the eForms consultation.</text:p>
          </table:table-cell>
          <table:table-cell table:style-name="ce35"/>
          <table:table-cell office:value-type="string" office:string-value="" table:formula="of:=CONCATENATE(IF([.M168]=&quot;YES&quot;;&quot;UC1;&quot;;&quot;&quot;);IF([.N168]=&quot;YES&quot;;&quot; UC2;&quot;;&quot;&quot;);IF([.O168]=&quot;YES&quot;;&quot; UC3&quot;;&quot;&quot;))" table:style-name="ce35"/>
          <table:table-cell office:value-type="string" office:string-value="e-Notification; e-Request; e-Ordering;" table:formula="of:=CONCATENATE(IF([.P168]=&quot;YES&quot;;&quot;e-Notification;&quot;;&quot;&quot;);IF([.Q168]=&quot;YES&quot;;&quot; e-Access;&quot;;&quot;&quot;);IF([.R168]=&quot;YES&quot;;&quot; e-Submission;&quot;;&quot;&quot;);IF([.S168]=&quot;YES&quot;;&quot; e-Evaluation;&quot;;&quot;&quot;);IF([.T168]=&quot;YES&quot;;&quot; e-Awarding;&quot;;&quot;&quot;);IF([.U168]=&quot;YES&quot;;&quot; e-Request;&quot;;&quot;&quot;);IF([.V168]=&quot;YES&quot;;&quot; e-Ordering;&quot;;&quot;&quot;);IF([.W168]=&quot;YES&quot;;&quot; e-Fulfiltment;&quot;;&quot;&quot;);IF([.X168]=&quot;YES&quot;;&quot; e-Invoicing;&quot;;&quot;&quot;);IF([.Y168]=&quot;YES&quot;;&quot; e-Payment;&quot;;&quot;&quot;))" table:style-name="ce35">
            <text:p>e-Notification; e-Request; e-Ordering;</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62</text:p>
          </table:table-cell>
          <table:table-cell office:value-type="string" table:style-name="ce1">
            <text:p>Duration Or Date Start Date End</text:p>
          </table:table-cell>
          <table:table-cell office:value-type="string" table:style-name="ce1">
            <text:p>Duration since the award of the contract or closing of the framework agreement. In case of qualification systems, the duration indicates for how long the qualification system is open. This should include options and renewals.</text:p>
          </table:table-cell>
          <table:table-cell table:style-name="ce1"/>
          <table:table-cell office:value-type="string" table:style-name="ce1">
            <text:p>eForms consultation</text:p>
          </table:table-cell>
          <table:table-cell table:style-name="ce1"/>
          <table:table-cell office:value-type="string" table:style-name="ce1">
            <text:p>BT-36</text:p>
          </table:table-cell>
          <table:table-cell table:content-validation-name="val7" table:style-name="ce1"/>
          <table:table-cell table:number-columns-repeated="2" table:style-name="ce1"/>
          <table:table-cell office:value-type="string" office:string-value="" table:formula="of:=CONCATENATE(IF([.M169]=&quot;YES&quot;;&quot;UC1;&quot;;&quot;&quot;);IF([.N169]=&quot;YES&quot;;&quot; UC2;&quot;;&quot;&quot;);IF([.O169]=&quot;YES&quot;;&quot; UC3&quot;;&quot;&quot;))" table:style-name="ce1"/>
          <table:table-cell office:value-type="string" office:string-value="" table:formula="of:=CONCATENATE(IF([.P169]=&quot;YES&quot;;&quot;e-Notification;&quot;;&quot;&quot;);IF([.Q169]=&quot;YES&quot;;&quot; e-Access;&quot;;&quot;&quot;);IF([.R169]=&quot;YES&quot;;&quot; e-Submission;&quot;;&quot;&quot;);IF([.S169]=&quot;YES&quot;;&quot; e-Evaluation;&quot;;&quot;&quot;);IF([.T169]=&quot;YES&quot;;&quot; e-Awarding;&quot;;&quot;&quot;);IF([.U169]=&quot;YES&quot;;&quot; e-Request;&quot;;&quot;&quot;);IF([.V169]=&quot;YES&quot;;&quot; e-Ordering;&quot;;&quot;&quot;);IF([.W169]=&quot;YES&quot;;&quot; e-Fulfiltment;&quot;;&quot;&quot;);IF([.X169]=&quot;YES&quot;;&quot; e-Invoicing;&quot;;&quot;&quot;);IF([.Y16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2</text:p>
          </table:table-cell>
          <table:table-cell office:value-type="string" table:style-name="ce1">
            <text:p>Duration Or Date Start Date End</text:p>
          </table:table-cell>
          <table:table-cell office:value-type="string" table:style-name="ce1">
            <text:p>For contracts and framework agreements, please give their duration since their signature. For dynamic purchasing systems and qualification systems, please give the duration since the publication of the notice.</text:p>
          </table:table-cell>
          <table:table-cell table:style-name="ce1"/>
          <table:table-cell office:value-type="string" table:style-name="ce1">
            <text:p>eForms consultation</text:p>
          </table:table-cell>
          <table:table-cell table:style-name="ce1"/>
          <table:table-cell office:value-type="string" table:style-name="ce1">
            <text:p>BT-36</text:p>
          </table:table-cell>
          <table:table-cell table:content-validation-name="val7" table:style-name="ce1"/>
          <table:table-cell table:number-columns-repeated="2" table:style-name="ce1"/>
          <table:table-cell office:value-type="string" office:string-value="" table:formula="of:=CONCATENATE(IF([.M170]=&quot;YES&quot;;&quot;UC1;&quot;;&quot;&quot;);IF([.N170]=&quot;YES&quot;;&quot; UC2;&quot;;&quot;&quot;);IF([.O170]=&quot;YES&quot;;&quot; UC3&quot;;&quot;&quot;))" table:style-name="ce1"/>
          <table:table-cell office:value-type="string" office:string-value="" table:formula="of:=CONCATENATE(IF([.P170]=&quot;YES&quot;;&quot;e-Notification;&quot;;&quot;&quot;);IF([.Q170]=&quot;YES&quot;;&quot; e-Access;&quot;;&quot;&quot;);IF([.R170]=&quot;YES&quot;;&quot; e-Submission;&quot;;&quot;&quot;);IF([.S170]=&quot;YES&quot;;&quot; e-Evaluation;&quot;;&quot;&quot;);IF([.T170]=&quot;YES&quot;;&quot; e-Awarding;&quot;;&quot;&quot;);IF([.U170]=&quot;YES&quot;;&quot; e-Request;&quot;;&quot;&quot;);IF([.V170]=&quot;YES&quot;;&quot; e-Ordering;&quot;;&quot;&quot;);IF([.W170]=&quot;YES&quot;;&quot; e-Fulfiltment;&quot;;&quot;&quot;);IF([.X170]=&quot;YES&quot;;&quot; e-Invoicing;&quot;;&quot;&quot;);IF([.Y17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2</text:p>
          </table:table-cell>
          <table:table-cell office:value-type="string" table:style-name="ce1">
            <text:p>Duration Or Date Start Date End</text:p>
          </table:table-cell>
          <table:table-cell office:value-type="string" table:style-name="ce1">
            <text:p>Duration since the award of the contract or closing of the framework agreement. Duration of this period.</text:p>
          </table:table-cell>
          <table:table-cell table:style-name="ce1"/>
          <table:table-cell office:value-type="string" table:style-name="ce1">
            <text:p>OP internal working</text:p>
          </table:table-cell>
          <table:table-cell table:style-name="ce1"/>
          <table:table-cell office:value-type="string" table:style-name="ce1">
            <text:p>BT-36</text:p>
          </table:table-cell>
          <table:table-cell table:content-validation-name="val7" table:style-name="ce1"/>
          <table:table-cell table:number-columns-repeated="2" table:style-name="ce1"/>
          <table:table-cell office:value-type="string" office:string-value="" table:formula="of:=CONCATENATE(IF([.M171]=&quot;YES&quot;;&quot;UC1;&quot;;&quot;&quot;);IF([.N171]=&quot;YES&quot;;&quot; UC2;&quot;;&quot;&quot;);IF([.O171]=&quot;YES&quot;;&quot; UC3&quot;;&quot;&quot;))" table:style-name="ce1"/>
          <table:table-cell office:value-type="string" office:string-value="" table:formula="of:=CONCATENATE(IF([.P171]=&quot;YES&quot;;&quot;e-Notification;&quot;;&quot;&quot;);IF([.Q171]=&quot;YES&quot;;&quot; e-Access;&quot;;&quot;&quot;);IF([.R171]=&quot;YES&quot;;&quot; e-Submission;&quot;;&quot;&quot;);IF([.S171]=&quot;YES&quot;;&quot; e-Evaluation;&quot;;&quot;&quot;);IF([.T171]=&quot;YES&quot;;&quot; e-Awarding;&quot;;&quot;&quot;);IF([.U171]=&quot;YES&quot;;&quot; e-Request;&quot;;&quot;&quot;);IF([.V171]=&quot;YES&quot;;&quot; e-Ordering;&quot;;&quot;&quot;);IF([.W171]=&quot;YES&quot;;&quot; e-Fulfiltment;&quot;;&quot;&quot;);IF([.X171]=&quot;YES&quot;;&quot; e-Invoicing;&quot;;&quot;&quot;);IF([.Y17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2</text:p>
          </table:table-cell>
          <table:table-cell office:value-type="string" table:style-name="ce1">
            <text:p>Duration Or Date Start Date End</text:p>
          </table:table-cell>
          <table:table-cell office:value-type="string" table:style-name="ce1">
            <text:p>The period during which this framework agreement applies.</text:p>
          </table:table-cell>
          <table:table-cell table:style-name="ce1"/>
          <table:table-cell office:value-type="string" table:style-name="ce1">
            <text:p>UBL</text:p>
          </table:table-cell>
          <table:table-cell table:style-name="ce1"/>
          <table:table-cell office:value-type="string" table:style-name="ce1">
            <text:p>BT-36</text:p>
          </table:table-cell>
          <table:table-cell table:content-validation-name="val7" table:style-name="ce1"/>
          <table:table-cell table:number-columns-repeated="2" table:style-name="ce1"/>
          <table:table-cell office:value-type="string" office:string-value="" table:formula="of:=CONCATENATE(IF([.M172]=&quot;YES&quot;;&quot;UC1;&quot;;&quot;&quot;);IF([.N172]=&quot;YES&quot;;&quot; UC2;&quot;;&quot;&quot;);IF([.O172]=&quot;YES&quot;;&quot; UC3&quot;;&quot;&quot;))" table:style-name="ce1"/>
          <table:table-cell office:value-type="string" office:string-value="" table:formula="of:=CONCATENATE(IF([.P172]=&quot;YES&quot;;&quot;e-Notification;&quot;;&quot;&quot;);IF([.Q172]=&quot;YES&quot;;&quot; e-Access;&quot;;&quot;&quot;);IF([.R172]=&quot;YES&quot;;&quot; e-Submission;&quot;;&quot;&quot;);IF([.S172]=&quot;YES&quot;;&quot; e-Evaluation;&quot;;&quot;&quot;);IF([.T172]=&quot;YES&quot;;&quot; e-Awarding;&quot;;&quot;&quot;);IF([.U172]=&quot;YES&quot;;&quot; e-Request;&quot;;&quot;&quot;);IF([.V172]=&quot;YES&quot;;&quot; e-Ordering;&quot;;&quot;&quot;);IF([.W172]=&quot;YES&quot;;&quot; e-Fulfiltment;&quot;;&quot;&quot;);IF([.X172]=&quot;YES&quot;;&quot; e-Invoicing;&quot;;&quot;&quot;);IF([.Y17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2</text:p>
          </table:table-cell>
          <table:table-cell office:value-type="string" table:style-name="ce1">
            <text:p>Duration Or Date Start Date End</text:p>
          </table:table-cell>
          <table:table-cell office:value-type="string" table:style-name="ce1">
            <text:p>The period during which this contract is valid.</text:p>
          </table:table-cell>
          <table:table-cell table:style-name="ce1"/>
          <table:table-cell office:value-type="string" table:style-name="ce1">
            <text:p>UBL</text:p>
          </table:table-cell>
          <table:table-cell table:style-name="ce1"/>
          <table:table-cell office:value-type="string" table:style-name="ce1">
            <text:p>BT-36</text:p>
          </table:table-cell>
          <table:table-cell table:content-validation-name="val7" table:style-name="ce1"/>
          <table:table-cell table:number-columns-repeated="2" table:style-name="ce1"/>
          <table:table-cell office:value-type="string" office:string-value="" table:formula="of:=CONCATENATE(IF([.M173]=&quot;YES&quot;;&quot;UC1;&quot;;&quot;&quot;);IF([.N173]=&quot;YES&quot;;&quot; UC2;&quot;;&quot;&quot;);IF([.O173]=&quot;YES&quot;;&quot; UC3&quot;;&quot;&quot;))" table:style-name="ce1"/>
          <table:table-cell office:value-type="string" office:string-value="" table:formula="of:=CONCATENATE(IF([.P173]=&quot;YES&quot;;&quot;e-Notification;&quot;;&quot;&quot;);IF([.Q173]=&quot;YES&quot;;&quot; e-Access;&quot;;&quot;&quot;);IF([.R173]=&quot;YES&quot;;&quot; e-Submission;&quot;;&quot;&quot;);IF([.S173]=&quot;YES&quot;;&quot; e-Evaluation;&quot;;&quot;&quot;);IF([.T173]=&quot;YES&quot;;&quot; e-Awarding;&quot;;&quot;&quot;);IF([.U173]=&quot;YES&quot;;&quot; e-Request;&quot;;&quot;&quot;);IF([.V173]=&quot;YES&quot;;&quot; e-Ordering;&quot;;&quot;&quot;);IF([.W173]=&quot;YES&quot;;&quot; e-Fulfiltment;&quot;;&quot;&quot;);IF([.X173]=&quot;YES&quot;;&quot; e-Invoicing;&quot;;&quot;&quot;);IF([.Y17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2</text:p>
          </table:table-cell>
          <table:table-cell office:value-type="string" table:style-name="ce1">
            <text:p>Duration Or Date Start Date End</text:p>
          </table:table-cell>
          <table:table-cell office:value-type="string" table:style-name="ce1">
            <text:p>Time-frame for delivery or provision of supplies, works or services and, as far as possible, duration of the contract. (a) In the case of a framework agreement, indication of the planned duration of the framework agreement, stating, where appropriate, the reasons for any duration exceeding four years; as far as possible, indication of value or order of magnitude and frequency of contracts to be awarded, number and, where appropriate, proposed maximum number of economic operators to participate. (b) In the case of a dynamic purchasing system, indication of the planned duration of that system; as far as possible, indication of value or order of magnitude and frequency of contracts to be awarded.</text:p>
          </table:table-cell>
          <table:table-cell table:style-name="ce1"/>
          <table:table-cell office:value-type="string" table:style-name="ce1">
            <text:p>DIRECTIVE 2014/24/EU</text:p>
          </table:table-cell>
          <table:table-cell office:value-type="string" table:style-name="ce1">
            <text:p>ANNEX V PART C Information to be included in contract notices</text:p>
          </table:table-cell>
          <table:table-cell office:value-type="string" table:style-name="ce1">
            <text:p>BT-119</text:p>
          </table:table-cell>
          <table:table-cell table:content-validation-name="val7" table:style-name="ce1"/>
          <table:table-cell table:number-columns-repeated="2" table:style-name="ce1"/>
          <table:table-cell office:value-type="string" office:string-value="" table:formula="of:=CONCATENATE(IF([.M174]=&quot;YES&quot;;&quot;UC1;&quot;;&quot;&quot;);IF([.N174]=&quot;YES&quot;;&quot; UC2;&quot;;&quot;&quot;);IF([.O174]=&quot;YES&quot;;&quot; UC3&quot;;&quot;&quot;))" table:style-name="ce1"/>
          <table:table-cell office:value-type="string" office:string-value="" table:formula="of:=CONCATENATE(IF([.P174]=&quot;YES&quot;;&quot;e-Notification;&quot;;&quot;&quot;);IF([.Q174]=&quot;YES&quot;;&quot; e-Access;&quot;;&quot;&quot;);IF([.R174]=&quot;YES&quot;;&quot; e-Submission;&quot;;&quot;&quot;);IF([.S174]=&quot;YES&quot;;&quot; e-Evaluation;&quot;;&quot;&quot;);IF([.T174]=&quot;YES&quot;;&quot; e-Awarding;&quot;;&quot;&quot;);IF([.U174]=&quot;YES&quot;;&quot; e-Request;&quot;;&quot;&quot;);IF([.V174]=&quot;YES&quot;;&quot; e-Ordering;&quot;;&quot;&quot;);IF([.W174]=&quot;YES&quot;;&quot; e-Fulfiltment;&quot;;&quot;&quot;);IF([.X174]=&quot;YES&quot;;&quot; e-Invoicing;&quot;;&quot;&quot;);IF([.Y17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14</text:p>
          </table:table-cell>
          <table:table-cell office:value-type="string" table:style-name="ce35">
            <text:p>Dynamic Purchasing System (DPS)</text:p>
          </table:table-cell>
          <table:table-cell office:value-type="string" table:style-name="ce35">
            <text:p>Estimated limit time of a Dynamic Purchasing System (DPS), which is a completely electronic process for making commonly used purchases.</text:p>
          </table:table-cell>
          <table:table-cell table:style-name="ce35"/>
          <table:table-cell office:value-type="string" table:style-name="ce35">
            <text:p>Ontology proposal</text:p>
          </table:table-cell>
          <table:table-cell table:style-name="ce35"/>
          <table:table-cell office:value-type="string" table:style-name="ce35">
            <text:p>BT-119</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175]=&quot;YES&quot;;&quot;UC1;&quot;;&quot;&quot;);IF([.N175]=&quot;YES&quot;;&quot; UC2;&quot;;&quot;&quot;);IF([.O175]=&quot;YES&quot;;&quot; UC3&quot;;&quot;&quot;))" table:style-name="ce35"/>
          <table:table-cell office:value-type="string" office:string-value="e-Notification;" table:formula="of:=CONCATENATE(IF([.P175]=&quot;YES&quot;;&quot;e-Notification;&quot;;&quot;&quot;);IF([.Q175]=&quot;YES&quot;;&quot; e-Access;&quot;;&quot;&quot;);IF([.R175]=&quot;YES&quot;;&quot; e-Submission;&quot;;&quot;&quot;);IF([.S175]=&quot;YES&quot;;&quot; e-Evaluation;&quot;;&quot;&quot;);IF([.T175]=&quot;YES&quot;;&quot; e-Awarding;&quot;;&quot;&quot;);IF([.U175]=&quot;YES&quot;;&quot; e-Request;&quot;;&quot;&quot;);IF([.V175]=&quot;YES&quot;;&quot; e-Ordering;&quot;;&quot;&quot;);IF([.W175]=&quot;YES&quot;;&quot; e-Fulfiltment;&quot;;&quot;&quot;);IF([.X175]=&quot;YES&quot;;&quot; e-Invoicing;&quot;;&quot;&quot;);IF([.Y175]=&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14</text:p>
          </table:table-cell>
          <table:table-cell office:value-type="string" table:style-name="ce1">
            <text:p>Dynamic Purchasing System (DPS)</text:p>
          </table:table-cell>
          <table:table-cell office:value-type="string" table:style-name="ce1">
            <text:p>For commonly used purchases the characteristics of which, as generally available on the market, meet the requirements of the contracting authorities, contracting authorities may use a dynamic purchasing system. The dynamic purchasing system shall be operated as a completely electronic process, and shall be open throughout the period of validity of the purchasing system to any economic operator that satisfies the selection criteria. (...)</text:p>
          </table:table-cell>
          <table:table-cell table:style-name="ce1"/>
          <table:table-cell office:value-type="string" table:style-name="ce1">
            <text:p>DIRECTIVE 2014/24/EU</text:p>
          </table:table-cell>
          <table:table-cell office:value-type="string" table:style-name="ce1">
            <text:p>Article 34</text:p>
          </table:table-cell>
          <table:table-cell office:value-type="string" table:style-name="ce1">
            <text:p>BT-121, BT-122, BT-123</text:p>
          </table:table-cell>
          <table:table-cell table:content-validation-name="val7" table:style-name="ce1"/>
          <table:table-cell table:number-columns-repeated="2" table:style-name="ce1"/>
          <table:table-cell office:value-type="string" office:string-value="" table:formula="of:=CONCATENATE(IF([.M176]=&quot;YES&quot;;&quot;UC1;&quot;;&quot;&quot;);IF([.N176]=&quot;YES&quot;;&quot; UC2;&quot;;&quot;&quot;);IF([.O176]=&quot;YES&quot;;&quot; UC3&quot;;&quot;&quot;))" table:style-name="ce1"/>
          <table:table-cell office:value-type="string" office:string-value="" table:formula="of:=CONCATENATE(IF([.P176]=&quot;YES&quot;;&quot;e-Notification;&quot;;&quot;&quot;);IF([.Q176]=&quot;YES&quot;;&quot; e-Access;&quot;;&quot;&quot;);IF([.R176]=&quot;YES&quot;;&quot; e-Submission;&quot;;&quot;&quot;);IF([.S176]=&quot;YES&quot;;&quot; e-Evaluation;&quot;;&quot;&quot;);IF([.T176]=&quot;YES&quot;;&quot; e-Awarding;&quot;;&quot;&quot;);IF([.U176]=&quot;YES&quot;;&quot; e-Request;&quot;;&quot;&quot;);IF([.V176]=&quot;YES&quot;;&quot; e-Ordering;&quot;;&quot;&quot;);IF([.W176]=&quot;YES&quot;;&quot; e-Fulfiltment;&quot;;&quot;&quot;);IF([.X176]=&quot;YES&quot;;&quot; e-Invoicing;&quot;;&quot;&quot;);IF([.Y17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11</text:p>
          </table:table-cell>
          <table:table-cell office:value-type="string" table:style-name="ce35">
            <text:p>e-Auction</text:p>
          </table:table-cell>
          <table:table-cell office:value-type="string" table:style-name="ce35">
            <text:p>A repetitive electronic process, which occurs after an initial full evaluation of the tenders, enabling them to be ranked using automatic evaluation methods, preceeding the award of a public contract.</text:p>
          </table:table-cell>
          <table:table-cell table:style-name="ce35"/>
          <table:table-cell office:value-type="string" table:style-name="ce35">
            <text:p>Ontology proposal</text:p>
          </table:table-cell>
          <table:table-cell office:value-type="string" table:style-name="ce35">
            <text:p>BT-121</text:p>
            <text:p>Based on DIRECTIVE 2014/24/EU</text:p>
            <text:p>It applies to open or restricted procedures or competitive procedures with negotiation.</text:p>
          </table:table-cell>
          <table:table-cell office:value-type="string" table:style-name="ce35">
            <text:p>BT-121, BT-122, BT-123</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177]=&quot;YES&quot;;&quot;UC1;&quot;;&quot;&quot;);IF([.N177]=&quot;YES&quot;;&quot; UC2;&quot;;&quot;&quot;);IF([.O177]=&quot;YES&quot;;&quot; UC3&quot;;&quot;&quot;))" table:style-name="ce35"/>
          <table:table-cell office:value-type="string" office:string-value="e-Notification; e-Submission; e-Evaluation; e-Awarding;" table:formula="of:=CONCATENATE(IF([.P177]=&quot;YES&quot;;&quot;e-Notification;&quot;;&quot;&quot;);IF([.Q177]=&quot;YES&quot;;&quot; e-Access;&quot;;&quot;&quot;);IF([.R177]=&quot;YES&quot;;&quot; e-Submission;&quot;;&quot;&quot;);IF([.S177]=&quot;YES&quot;;&quot; e-Evaluation;&quot;;&quot;&quot;);IF([.T177]=&quot;YES&quot;;&quot; e-Awarding;&quot;;&quot;&quot;);IF([.U177]=&quot;YES&quot;;&quot; e-Request;&quot;;&quot;&quot;);IF([.V177]=&quot;YES&quot;;&quot; e-Ordering;&quot;;&quot;&quot;);IF([.W177]=&quot;YES&quot;;&quot; e-Fulfiltment;&quot;;&quot;&quot;);IF([.X177]=&quot;YES&quot;;&quot; e-Invoicing;&quot;;&quot;&quot;);IF([.Y177]=&quot;YES&quot;;&quot; e-Payment;&quot;;&quot;&quot;))" table:style-name="ce35">
            <text:p>e-Notification; e-Submission; e-Evaluation; e-Awarding;</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11</text:p>
          </table:table-cell>
          <table:table-cell office:value-type="string" table:style-name="ce1">
            <text:p>e-Auction</text:p>
          </table:table-cell>
          <table:table-cell office:value-type="string" table:style-name="ce1">
            <text:p>The terms to be fulfilled by tenderers if an auction is to be executed before the awarding of a tender.</text:p>
          </table:table-cell>
          <table:table-cell table:style-name="ce1"/>
          <table:table-cell office:value-type="string" table:style-name="ce1">
            <text:p>OP internal working</text:p>
          </table:table-cell>
          <table:table-cell table:style-name="ce1"/>
          <table:table-cell office:value-type="string" table:style-name="ce1">
            <text:p>BT-121, BT-122, BT-123</text:p>
          </table:table-cell>
          <table:table-cell table:content-validation-name="val7" table:style-name="ce1"/>
          <table:table-cell table:number-columns-repeated="2" table:style-name="ce1"/>
          <table:table-cell office:value-type="string" office:string-value="" table:formula="of:=CONCATENATE(IF([.M178]=&quot;YES&quot;;&quot;UC1;&quot;;&quot;&quot;);IF([.N178]=&quot;YES&quot;;&quot; UC2;&quot;;&quot;&quot;);IF([.O178]=&quot;YES&quot;;&quot; UC3&quot;;&quot;&quot;))" table:style-name="ce1"/>
          <table:table-cell office:value-type="string" office:string-value="" table:formula="of:=CONCATENATE(IF([.P178]=&quot;YES&quot;;&quot;e-Notification;&quot;;&quot;&quot;);IF([.Q178]=&quot;YES&quot;;&quot; e-Access;&quot;;&quot;&quot;);IF([.R178]=&quot;YES&quot;;&quot; e-Submission;&quot;;&quot;&quot;);IF([.S178]=&quot;YES&quot;;&quot; e-Evaluation;&quot;;&quot;&quot;);IF([.T178]=&quot;YES&quot;;&quot; e-Awarding;&quot;;&quot;&quot;);IF([.U178]=&quot;YES&quot;;&quot; e-Request;&quot;;&quot;&quot;);IF([.V178]=&quot;YES&quot;;&quot; e-Ordering;&quot;;&quot;&quot;);IF([.W178]=&quot;YES&quot;;&quot; e-Fulfiltment;&quot;;&quot;&quot;);IF([.X178]=&quot;YES&quot;;&quot; e-Invoicing;&quot;;&quot;&quot;);IF([.Y17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11</text:p>
          </table:table-cell>
          <table:table-cell office:value-type="string" table:style-name="ce1">
            <text:p>e-Auction</text:p>
          </table:table-cell>
          <table:table-cell office:value-type="string" table:style-name="ce1">
            <text:p>A repetitive electronic process, which occurs after an initial full evaluation of the tenders, enabling them to be ranked using automatic evaluation methods.</text:p>
          </table:table-cell>
          <table:table-cell table:style-name="ce1"/>
          <table:table-cell office:value-type="string" table:style-name="ce1">
            <text:p>DIRECTIVE 2014/24/EU</text:p>
          </table:table-cell>
          <table:table-cell office:value-type="string" table:style-name="ce1">
            <text:p>Article 35</text:p>
          </table:table-cell>
          <table:table-cell office:value-type="string" table:style-name="ce1">
            <text:p>BT-121, BT-122, BT-123</text:p>
          </table:table-cell>
          <table:table-cell table:content-validation-name="val7" table:style-name="ce1"/>
          <table:table-cell table:number-columns-repeated="2" table:style-name="ce1"/>
          <table:table-cell office:value-type="string" office:string-value="" table:formula="of:=CONCATENATE(IF([.M179]=&quot;YES&quot;;&quot;UC1;&quot;;&quot;&quot;);IF([.N179]=&quot;YES&quot;;&quot; UC2;&quot;;&quot;&quot;);IF([.O179]=&quot;YES&quot;;&quot; UC3&quot;;&quot;&quot;))" table:style-name="ce1"/>
          <table:table-cell office:value-type="string" office:string-value="" table:formula="of:=CONCATENATE(IF([.P179]=&quot;YES&quot;;&quot;e-Notification;&quot;;&quot;&quot;);IF([.Q179]=&quot;YES&quot;;&quot; e-Access;&quot;;&quot;&quot;);IF([.R179]=&quot;YES&quot;;&quot; e-Submission;&quot;;&quot;&quot;);IF([.S179]=&quot;YES&quot;;&quot; e-Evaluation;&quot;;&quot;&quot;);IF([.T179]=&quot;YES&quot;;&quot; e-Awarding;&quot;;&quot;&quot;);IF([.U179]=&quot;YES&quot;;&quot; e-Request;&quot;;&quot;&quot;);IF([.V179]=&quot;YES&quot;;&quot; e-Ordering;&quot;;&quot;&quot;);IF([.W179]=&quot;YES&quot;;&quot; e-Fulfiltment;&quot;;&quot;&quot;);IF([.X179]=&quot;YES&quot;;&quot; e-Invoicing;&quot;;&quot;&quot;);IF([.Y17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11</text:p>
          </table:table-cell>
          <table:table-cell office:value-type="string" table:style-name="ce1">
            <text:p>e-Auction</text:p>
          </table:table-cell>
          <table:table-cell office:value-type="string" table:style-name="ce1">
            <text:p>A class to describe the terms to be fulfilled by tenderers if an auction is to be executed before the awarding of a tender.</text:p>
          </table:table-cell>
          <table:table-cell table:style-name="ce1"/>
          <table:table-cell office:value-type="string" table:style-name="ce1">
            <text:p>UBL</text:p>
          </table:table-cell>
          <table:table-cell table:style-name="ce1"/>
          <table:table-cell office:value-type="string" table:style-name="ce1">
            <text:p>BT-121, BT-122, BT-123</text:p>
          </table:table-cell>
          <table:table-cell table:content-validation-name="val7" table:style-name="ce1"/>
          <table:table-cell table:number-columns-repeated="2" table:style-name="ce1"/>
          <table:table-cell office:value-type="string" office:string-value="" table:formula="of:=CONCATENATE(IF([.M180]=&quot;YES&quot;;&quot;UC1;&quot;;&quot;&quot;);IF([.N180]=&quot;YES&quot;;&quot; UC2;&quot;;&quot;&quot;);IF([.O180]=&quot;YES&quot;;&quot; UC3&quot;;&quot;&quot;))" table:style-name="ce1"/>
          <table:table-cell office:value-type="string" office:string-value="" table:formula="of:=CONCATENATE(IF([.P180]=&quot;YES&quot;;&quot;e-Notification;&quot;;&quot;&quot;);IF([.Q180]=&quot;YES&quot;;&quot; e-Access;&quot;;&quot;&quot;);IF([.R180]=&quot;YES&quot;;&quot; e-Submission;&quot;;&quot;&quot;);IF([.S180]=&quot;YES&quot;;&quot; e-Evaluation;&quot;;&quot;&quot;);IF([.T180]=&quot;YES&quot;;&quot; e-Awarding;&quot;;&quot;&quot;);IF([.U180]=&quot;YES&quot;;&quot; e-Request;&quot;;&quot;&quot;);IF([.V180]=&quot;YES&quot;;&quot; e-Ordering;&quot;;&quot;&quot;);IF([.W180]=&quot;YES&quot;;&quot; e-Fulfiltment;&quot;;&quot;&quot;);IF([.X180]=&quot;YES&quot;;&quot; e-Invoicing;&quot;;&quot;&quot;);IF([.Y18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11</text:p>
          </table:table-cell>
          <table:table-cell office:value-type="string" table:style-name="ce1">
            <text:p>e-Auction</text:p>
          </table:table-cell>
          <table:table-cell office:value-type="string" table:style-name="ce1">
            <text:p>Class that specifies the existence of an electronic auction of one or more of the award criterions.</text:p>
          </table:table-cell>
          <table:table-cell table:style-name="ce1"/>
          <table:table-cell office:value-type="string" table:style-name="ce1">
            <text:p>PPROC Ontology</text:p>
          </table:table-cell>
          <table:table-cell office:value-type="string" table:style-name="ce1">
            <text:p><text:a xlink:href="http://contsem.unizar.es/def/sector-publico/pproc#ElectronicAuction">http://contsem.unizar.es/def/sector-publico/PPROC Ontology#ElectronicAuction</text:a></text:p>
          </table:table-cell>
          <table:table-cell office:value-type="string" table:style-name="ce1">
            <text:p>BT-122</text:p>
          </table:table-cell>
          <table:table-cell table:content-validation-name="val7" table:style-name="ce1"/>
          <table:table-cell table:number-columns-repeated="2" table:style-name="ce1"/>
          <table:table-cell office:value-type="string" office:string-value="" table:formula="of:=CONCATENATE(IF([.M181]=&quot;YES&quot;;&quot;UC1;&quot;;&quot;&quot;);IF([.N181]=&quot;YES&quot;;&quot; UC2;&quot;;&quot;&quot;);IF([.O181]=&quot;YES&quot;;&quot; UC3&quot;;&quot;&quot;))" table:style-name="ce1"/>
          <table:table-cell office:value-type="string" office:string-value="" table:formula="of:=CONCATENATE(IF([.P181]=&quot;YES&quot;;&quot;e-Notification;&quot;;&quot;&quot;);IF([.Q181]=&quot;YES&quot;;&quot; e-Access;&quot;;&quot;&quot;);IF([.R181]=&quot;YES&quot;;&quot; e-Submission;&quot;;&quot;&quot;);IF([.S181]=&quot;YES&quot;;&quot; e-Evaluation;&quot;;&quot;&quot;);IF([.T181]=&quot;YES&quot;;&quot; e-Awarding;&quot;;&quot;&quot;);IF([.U181]=&quot;YES&quot;;&quot; e-Request;&quot;;&quot;&quot;);IF([.V181]=&quot;YES&quot;;&quot; e-Ordering;&quot;;&quot;&quot;);IF([.W181]=&quot;YES&quot;;&quot; e-Fulfiltment;&quot;;&quot;&quot;);IF([.X181]=&quot;YES&quot;;&quot; e-Invoicing;&quot;;&quot;&quot;);IF([.Y18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13</text:p>
          </table:table-cell>
          <table:table-cell office:value-type="string" table:style-name="ce35">
            <text:p>e-Auction Description</text:p>
          </table:table-cell>
          <table:table-cell office:value-type="string" table:style-name="ce35">
            <text:p>Specification of the terms governing the repetitive electronic process, which occurs after an initial full evaluation of the tenders, enabling them to be ranked using automatic evaluation methods, preceeding the award of a public contract.</text:p>
          </table:table-cell>
          <table:table-cell table:style-name="ce35"/>
          <table:table-cell office:value-type="string" table:style-name="ce35">
            <text:p>Ontology proposal</text:p>
          </table:table-cell>
          <table:table-cell office:value-type="string" table:style-name="ce35">
            <text:p>Based on UBL and on DIRECTIVE 2014/24/EU</text:p>
          </table:table-cell>
          <table:table-cell office:value-type="string" table:style-name="ce35">
            <text:p>BT-122</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182]=&quot;YES&quot;;&quot;UC1;&quot;;&quot;&quot;);IF([.N182]=&quot;YES&quot;;&quot; UC2;&quot;;&quot;&quot;);IF([.O182]=&quot;YES&quot;;&quot; UC3&quot;;&quot;&quot;))" table:style-name="ce35"/>
          <table:table-cell office:value-type="string" office:string-value="e-Notification;" table:formula="of:=CONCATENATE(IF([.P182]=&quot;YES&quot;;&quot;e-Notification;&quot;;&quot;&quot;);IF([.Q182]=&quot;YES&quot;;&quot; e-Access;&quot;;&quot;&quot;);IF([.R182]=&quot;YES&quot;;&quot; e-Submission;&quot;;&quot;&quot;);IF([.S182]=&quot;YES&quot;;&quot; e-Evaluation;&quot;;&quot;&quot;);IF([.T182]=&quot;YES&quot;;&quot; e-Awarding;&quot;;&quot;&quot;);IF([.U182]=&quot;YES&quot;;&quot; e-Request;&quot;;&quot;&quot;);IF([.V182]=&quot;YES&quot;;&quot; e-Ordering;&quot;;&quot;&quot;);IF([.W182]=&quot;YES&quot;;&quot; e-Fulfiltment;&quot;;&quot;&quot;);IF([.X182]=&quot;YES&quot;;&quot; e-Invoicing;&quot;;&quot;&quot;);IF([.Y182]=&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13</text:p>
          </table:table-cell>
          <table:table-cell office:value-type="string" table:style-name="ce1">
            <text:p>e-Auction Description</text:p>
          </table:table-cell>
          <table:table-cell office:value-type="string" table:style-name="ce1">
            <text:p>Text for tenderers describing terms governing the auction.</text:p>
          </table:table-cell>
          <table:table-cell table:style-name="ce1"/>
          <table:table-cell office:value-type="string" table:style-name="ce1">
            <text:p>OP internal working</text:p>
          </table:table-cell>
          <table:table-cell table:style-name="ce1"/>
          <table:table-cell office:value-type="string" table:style-name="ce1">
            <text:p>BT-122</text:p>
          </table:table-cell>
          <table:table-cell table:content-validation-name="val7" table:style-name="ce1"/>
          <table:table-cell table:number-columns-repeated="2" table:style-name="ce1"/>
          <table:table-cell office:value-type="string" office:string-value="" table:formula="of:=CONCATENATE(IF([.M183]=&quot;YES&quot;;&quot;UC1;&quot;;&quot;&quot;);IF([.N183]=&quot;YES&quot;;&quot; UC2;&quot;;&quot;&quot;);IF([.O183]=&quot;YES&quot;;&quot; UC3&quot;;&quot;&quot;))" table:style-name="ce1"/>
          <table:table-cell office:value-type="string" office:string-value="" table:formula="of:=CONCATENATE(IF([.P183]=&quot;YES&quot;;&quot;e-Notification;&quot;;&quot;&quot;);IF([.Q183]=&quot;YES&quot;;&quot; e-Access;&quot;;&quot;&quot;);IF([.R183]=&quot;YES&quot;;&quot; e-Submission;&quot;;&quot;&quot;);IF([.S183]=&quot;YES&quot;;&quot; e-Evaluation;&quot;;&quot;&quot;);IF([.T183]=&quot;YES&quot;;&quot; e-Awarding;&quot;;&quot;&quot;);IF([.U183]=&quot;YES&quot;;&quot; e-Request;&quot;;&quot;&quot;);IF([.V183]=&quot;YES&quot;;&quot; e-Ordering;&quot;;&quot;&quot;);IF([.W183]=&quot;YES&quot;;&quot; e-Fulfiltment;&quot;;&quot;&quot;);IF([.X183]=&quot;YES&quot;;&quot; e-Invoicing;&quot;;&quot;&quot;);IF([.Y18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13</text:p>
          </table:table-cell>
          <table:table-cell office:value-type="string" table:style-name="ce1">
            <text:p>e-Auction Description</text:p>
          </table:table-cell>
          <table:table-cell office:value-type="string" table:style-name="ce1">
            <text:p>Where contracting authorities have decided to hold an electronic auction, the procurement documents shall include at least the following details: (a) the features, the values for which will be the subject of electronic auction, provided that such features are quantifiable and can be expressed in figures or percentages; (b) any limits on the values which may be submitted, as they result from the specifications relating to the subject of the contract; (c) the information which will be made available to tenderers in the course of the electronic auction and, where appropriate, when it will be made available to them; (d) the relevant information concerning the electronic auction process;</text:p>
            <text:p>(e) the conditions under which the tenderers will be able to bid and, in particular, the minimum differences which will, where appropriate, be required when bidding; (f) the relevant information concerning the electronic equipment used and the arrangements and technical specifications for connection.</text:p>
          </table:table-cell>
          <table:table-cell table:style-name="ce1"/>
          <table:table-cell office:value-type="string" table:style-name="ce1">
            <text:p>DIRECTIVE 2014/24/EU</text:p>
          </table:table-cell>
          <table:table-cell office:value-type="string" table:style-name="ce1">
            <text:p>ANNEX VI INFORMATION TO BE INCLUDED IN THE PROCUREMENT DOCUMENTS RELATING TO ELECTRONIC AUCTIONS</text:p>
          </table:table-cell>
          <table:table-cell office:value-type="string" table:style-name="ce1">
            <text:p>BT-122</text:p>
          </table:table-cell>
          <table:table-cell table:content-validation-name="val7" table:style-name="ce1"/>
          <table:table-cell table:number-columns-repeated="2" table:style-name="ce1"/>
          <table:table-cell office:value-type="string" office:string-value="" table:formula="of:=CONCATENATE(IF([.M184]=&quot;YES&quot;;&quot;UC1;&quot;;&quot;&quot;);IF([.N184]=&quot;YES&quot;;&quot; UC2;&quot;;&quot;&quot;);IF([.O184]=&quot;YES&quot;;&quot; UC3&quot;;&quot;&quot;))" table:style-name="ce1"/>
          <table:table-cell office:value-type="string" office:string-value="" table:formula="of:=CONCATENATE(IF([.P184]=&quot;YES&quot;;&quot;e-Notification;&quot;;&quot;&quot;);IF([.Q184]=&quot;YES&quot;;&quot; e-Access;&quot;;&quot;&quot;);IF([.R184]=&quot;YES&quot;;&quot; e-Submission;&quot;;&quot;&quot;);IF([.S184]=&quot;YES&quot;;&quot; e-Evaluation;&quot;;&quot;&quot;);IF([.T184]=&quot;YES&quot;;&quot; e-Awarding;&quot;;&quot;&quot;);IF([.U184]=&quot;YES&quot;;&quot; e-Request;&quot;;&quot;&quot;);IF([.V184]=&quot;YES&quot;;&quot; e-Ordering;&quot;;&quot;&quot;);IF([.W184]=&quot;YES&quot;;&quot; e-Fulfiltment;&quot;;&quot;&quot;);IF([.X184]=&quot;YES&quot;;&quot; e-Invoicing;&quot;;&quot;&quot;);IF([.Y18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13</text:p>
          </table:table-cell>
          <table:table-cell office:value-type="string" table:style-name="ce1">
            <text:p>e-Auction Description</text:p>
          </table:table-cell>
          <table:table-cell office:value-type="string" table:style-name="ce1">
            <text:p>Text for tenderers describing terms governing the auction.</text:p>
          </table:table-cell>
          <table:table-cell table:style-name="ce1"/>
          <table:table-cell office:value-type="string" table:style-name="ce1">
            <text:p>UBL</text:p>
          </table:table-cell>
          <table:table-cell office:value-type="string" table:style-name="ce1">
            <text:p>Class: AuctionTerms</text:p>
          </table:table-cell>
          <table:table-cell office:value-type="string" table:style-name="ce1">
            <text:p>BT-121</text:p>
          </table:table-cell>
          <table:table-cell table:content-validation-name="val7" table:style-name="ce1"/>
          <table:table-cell table:number-columns-repeated="2" table:style-name="ce1"/>
          <table:table-cell office:value-type="string" office:string-value="" table:formula="of:=CONCATENATE(IF([.M185]=&quot;YES&quot;;&quot;UC1;&quot;;&quot;&quot;);IF([.N185]=&quot;YES&quot;;&quot; UC2;&quot;;&quot;&quot;);IF([.O185]=&quot;YES&quot;;&quot; UC3&quot;;&quot;&quot;))" table:style-name="ce1"/>
          <table:table-cell office:value-type="string" office:string-value="" table:formula="of:=CONCATENATE(IF([.P185]=&quot;YES&quot;;&quot;e-Notification;&quot;;&quot;&quot;);IF([.Q185]=&quot;YES&quot;;&quot; e-Access;&quot;;&quot;&quot;);IF([.R185]=&quot;YES&quot;;&quot; e-Submission;&quot;;&quot;&quot;);IF([.S185]=&quot;YES&quot;;&quot; e-Evaluation;&quot;;&quot;&quot;);IF([.T185]=&quot;YES&quot;;&quot; e-Awarding;&quot;;&quot;&quot;);IF([.U185]=&quot;YES&quot;;&quot; e-Request;&quot;;&quot;&quot;);IF([.V185]=&quot;YES&quot;;&quot; e-Ordering;&quot;;&quot;&quot;);IF([.W185]=&quot;YES&quot;;&quot; e-Fulfiltment;&quot;;&quot;&quot;);IF([.X185]=&quot;YES&quot;;&quot; e-Invoicing;&quot;;&quot;&quot;);IF([.Y18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14</text:p>
          </table:table-cell>
          <table:table-cell office:value-type="string" table:style-name="ce35">
            <text:p>e-Auction Indicator</text:p>
          </table:table-cell>
          <table:table-cell office:value-type="string" table:style-name="ce35">
            <text:p>A repetitive electronic process, which occurs after an initial full evaluation of the tenders, enabling them to be ranked using automatic evaluation methods, preceeding the award of a public contract.</text:p>
          </table:table-cell>
          <table:table-cell table:style-name="ce35"/>
          <table:table-cell office:value-type="string" table:style-name="ce35">
            <text:p>Ontology proposal</text:p>
          </table:table-cell>
          <table:table-cell office:value-type="string" table:style-name="ce35">
            <text:p>The same as C-011</text:p>
            <text:p>Based on DIRECTIVE 2014/24/EU</text:p>
            <text:p>It applies to open or restricted procedures or competitive procedures with negotiation.</text:p>
          </table:table-cell>
          <table:table-cell office:value-type="string" table:style-name="ce35">
            <text:p>BT-121</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186]=&quot;YES&quot;;&quot;UC1;&quot;;&quot;&quot;);IF([.N186]=&quot;YES&quot;;&quot; UC2;&quot;;&quot;&quot;);IF([.O186]=&quot;YES&quot;;&quot; UC3&quot;;&quot;&quot;))" table:style-name="ce35"/>
          <table:table-cell office:value-type="string" office:string-value="e-Notification;" table:formula="of:=CONCATENATE(IF([.P186]=&quot;YES&quot;;&quot;e-Notification;&quot;;&quot;&quot;);IF([.Q186]=&quot;YES&quot;;&quot; e-Access;&quot;;&quot;&quot;);IF([.R186]=&quot;YES&quot;;&quot; e-Submission;&quot;;&quot;&quot;);IF([.S186]=&quot;YES&quot;;&quot; e-Evaluation;&quot;;&quot;&quot;);IF([.T186]=&quot;YES&quot;;&quot; e-Awarding;&quot;;&quot;&quot;);IF([.U186]=&quot;YES&quot;;&quot; e-Request;&quot;;&quot;&quot;);IF([.V186]=&quot;YES&quot;;&quot; e-Ordering;&quot;;&quot;&quot;);IF([.W186]=&quot;YES&quot;;&quot; e-Fulfiltment;&quot;;&quot;&quot;);IF([.X186]=&quot;YES&quot;;&quot; e-Invoicing;&quot;;&quot;&quot;);IF([.Y186]=&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14</text:p>
          </table:table-cell>
          <table:table-cell office:value-type="string" table:style-name="ce1">
            <text:p>e-Auction Indicator</text:p>
          </table:table-cell>
          <table:table-cell office:value-type="string" table:style-name="ce1">
            <text:p>Indicates whether an electronic auction will be used before the awarding of a contract (true) or not (false).</text:p>
          </table:table-cell>
          <table:table-cell table:style-name="ce1"/>
          <table:table-cell office:value-type="string" table:style-name="ce1">
            <text:p>OP internal working</text:p>
          </table:table-cell>
          <table:table-cell table:style-name="ce1"/>
          <table:table-cell office:value-type="string" table:style-name="ce1">
            <text:p>BT-121</text:p>
          </table:table-cell>
          <table:table-cell table:content-validation-name="val7" table:style-name="ce1"/>
          <table:table-cell table:number-columns-repeated="2" table:style-name="ce1"/>
          <table:table-cell office:value-type="string" office:string-value="" table:formula="of:=CONCATENATE(IF([.M187]=&quot;YES&quot;;&quot;UC1;&quot;;&quot;&quot;);IF([.N187]=&quot;YES&quot;;&quot; UC2;&quot;;&quot;&quot;);IF([.O187]=&quot;YES&quot;;&quot; UC3&quot;;&quot;&quot;))" table:style-name="ce1"/>
          <table:table-cell office:value-type="string" office:string-value="" table:formula="of:=CONCATENATE(IF([.P187]=&quot;YES&quot;;&quot;e-Notification;&quot;;&quot;&quot;);IF([.Q187]=&quot;YES&quot;;&quot; e-Access;&quot;;&quot;&quot;);IF([.R187]=&quot;YES&quot;;&quot; e-Submission;&quot;;&quot;&quot;);IF([.S187]=&quot;YES&quot;;&quot; e-Evaluation;&quot;;&quot;&quot;);IF([.T187]=&quot;YES&quot;;&quot; e-Awarding;&quot;;&quot;&quot;);IF([.U187]=&quot;YES&quot;;&quot; e-Request;&quot;;&quot;&quot;);IF([.V187]=&quot;YES&quot;;&quot; e-Ordering;&quot;;&quot;&quot;);IF([.W187]=&quot;YES&quot;;&quot; e-Fulfiltment;&quot;;&quot;&quot;);IF([.X187]=&quot;YES&quot;;&quot; e-Invoicing;&quot;;&quot;&quot;);IF([.Y18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14</text:p>
          </table:table-cell>
          <table:table-cell office:value-type="string" table:style-name="ce1">
            <text:p>e-Auction Indicator</text:p>
          </table:table-cell>
          <table:table-cell office:value-type="string" table:style-name="ce1">
            <text:p>Contracting authorities which decide to hold an electronic auction shall state that fact in the contract notice or in the invitation to confirm interest.</text:p>
          </table:table-cell>
          <table:table-cell table:style-name="ce1"/>
          <table:table-cell office:value-type="string" table:style-name="ce1">
            <text:p>DIRECTIVE 2014/24/EU</text:p>
          </table:table-cell>
          <table:table-cell office:value-type="string" table:style-name="ce1">
            <text:p>Article 35.4</text:p>
          </table:table-cell>
          <table:table-cell office:value-type="string" table:style-name="ce1">
            <text:p>BT-121</text:p>
          </table:table-cell>
          <table:table-cell table:content-validation-name="val7" table:style-name="ce1"/>
          <table:table-cell table:number-columns-repeated="2" table:style-name="ce1"/>
          <table:table-cell office:value-type="string" office:string-value="" table:formula="of:=CONCATENATE(IF([.M188]=&quot;YES&quot;;&quot;UC1;&quot;;&quot;&quot;);IF([.N188]=&quot;YES&quot;;&quot; UC2;&quot;;&quot;&quot;);IF([.O188]=&quot;YES&quot;;&quot; UC3&quot;;&quot;&quot;))" table:style-name="ce1"/>
          <table:table-cell office:value-type="string" office:string-value="" table:formula="of:=CONCATENATE(IF([.P188]=&quot;YES&quot;;&quot;e-Notification;&quot;;&quot;&quot;);IF([.Q188]=&quot;YES&quot;;&quot; e-Access;&quot;;&quot;&quot;);IF([.R188]=&quot;YES&quot;;&quot; e-Submission;&quot;;&quot;&quot;);IF([.S188]=&quot;YES&quot;;&quot; e-Evaluation;&quot;;&quot;&quot;);IF([.T188]=&quot;YES&quot;;&quot; e-Awarding;&quot;;&quot;&quot;);IF([.U188]=&quot;YES&quot;;&quot; e-Request;&quot;;&quot;&quot;);IF([.V188]=&quot;YES&quot;;&quot; e-Ordering;&quot;;&quot;&quot;);IF([.W188]=&quot;YES&quot;;&quot; e-Fulfiltment;&quot;;&quot;&quot;);IF([.X188]=&quot;YES&quot;;&quot; e-Invoicing;&quot;;&quot;&quot;);IF([.Y18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14</text:p>
          </table:table-cell>
          <table:table-cell office:value-type="string" table:style-name="ce1">
            <text:p>e-Auction Indicator</text:p>
          </table:table-cell>
          <table:table-cell office:value-type="string" table:style-name="ce1">
            <text:p>Indicates whether an electronic auction will be used before the awarding of a contract (true) or not (false).</text:p>
          </table:table-cell>
          <table:table-cell table:style-name="ce1"/>
          <table:table-cell office:value-type="string" table:style-name="ce1">
            <text:p>UBL</text:p>
          </table:table-cell>
          <table:table-cell table:style-name="ce1"/>
          <table:table-cell office:value-type="string" table:style-name="ce1">
            <text:p>BT-123</text:p>
          </table:table-cell>
          <table:table-cell table:content-validation-name="val7" table:style-name="ce1"/>
          <table:table-cell table:number-columns-repeated="2" table:style-name="ce1"/>
          <table:table-cell office:value-type="string" office:string-value="" table:formula="of:=CONCATENATE(IF([.M189]=&quot;YES&quot;;&quot;UC1;&quot;;&quot;&quot;);IF([.N189]=&quot;YES&quot;;&quot; UC2;&quot;;&quot;&quot;);IF([.O189]=&quot;YES&quot;;&quot; UC3&quot;;&quot;&quot;))" table:style-name="ce1"/>
          <table:table-cell office:value-type="string" office:string-value="" table:formula="of:=CONCATENATE(IF([.P189]=&quot;YES&quot;;&quot;e-Notification;&quot;;&quot;&quot;);IF([.Q189]=&quot;YES&quot;;&quot; e-Access;&quot;;&quot;&quot;);IF([.R189]=&quot;YES&quot;;&quot; e-Submission;&quot;;&quot;&quot;);IF([.S189]=&quot;YES&quot;;&quot; e-Evaluation;&quot;;&quot;&quot;);IF([.T189]=&quot;YES&quot;;&quot; e-Awarding;&quot;;&quot;&quot;);IF([.U189]=&quot;YES&quot;;&quot; e-Request;&quot;;&quot;&quot;);IF([.V189]=&quot;YES&quot;;&quot; e-Ordering;&quot;;&quot;&quot;);IF([.W189]=&quot;YES&quot;;&quot; e-Fulfiltment;&quot;;&quot;&quot;);IF([.X189]=&quot;YES&quot;;&quot; e-Invoicing;&quot;;&quot;&quot;);IF([.Y18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12</text:p>
          </table:table-cell>
          <table:table-cell office:value-type="string" table:style-name="ce35">
            <text:p>e-Auction URI</text:p>
          </table:table-cell>
          <table:table-cell office:value-type="string" table:style-name="ce35">
            <text:p>The Uniform Resource Identifier (URI) of the electronic device used for the repetitive electronic process, which occurs after an initial full evaluation of the tenders, enabling them to be ranked using automatic evaluation methods, preceeding the award of a public contract.</text:p>
          </table:table-cell>
          <table:table-cell table:style-name="ce35"/>
          <table:table-cell office:value-type="string" table:style-name="ce35">
            <text:p>Ontology proposal</text:p>
          </table:table-cell>
          <table:table-cell office:value-type="string" table:style-name="ce35">
            <text:p>Based on DIRECTIVE 2014/24/EU</text:p>
          </table:table-cell>
          <table:table-cell office:value-type="string" table:style-name="ce35">
            <text:p>BT-123</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190]=&quot;YES&quot;;&quot;UC1;&quot;;&quot;&quot;);IF([.N190]=&quot;YES&quot;;&quot; UC2;&quot;;&quot;&quot;);IF([.O190]=&quot;YES&quot;;&quot; UC3&quot;;&quot;&quot;))" table:style-name="ce35"/>
          <table:table-cell office:value-type="string" office:string-value="e-Notification;" table:formula="of:=CONCATENATE(IF([.P190]=&quot;YES&quot;;&quot;e-Notification;&quot;;&quot;&quot;);IF([.Q190]=&quot;YES&quot;;&quot; e-Access;&quot;;&quot;&quot;);IF([.R190]=&quot;YES&quot;;&quot; e-Submission;&quot;;&quot;&quot;);IF([.S190]=&quot;YES&quot;;&quot; e-Evaluation;&quot;;&quot;&quot;);IF([.T190]=&quot;YES&quot;;&quot; e-Awarding;&quot;;&quot;&quot;);IF([.U190]=&quot;YES&quot;;&quot; e-Request;&quot;;&quot;&quot;);IF([.V190]=&quot;YES&quot;;&quot; e-Ordering;&quot;;&quot;&quot;);IF([.W190]=&quot;YES&quot;;&quot; e-Fulfiltment;&quot;;&quot;&quot;);IF([.X190]=&quot;YES&quot;;&quot; e-Invoicing;&quot;;&quot;&quot;);IF([.Y190]=&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12</text:p>
          </table:table-cell>
          <table:table-cell office:value-type="string" table:style-name="ce1">
            <text:p>e-Auction URI</text:p>
          </table:table-cell>
          <table:table-cell office:value-type="string" table:style-name="ce1">
            <text:p>The Uniform Resource Identifier (URI) of the electronic device used for the auction.</text:p>
          </table:table-cell>
          <table:table-cell table:style-name="ce1"/>
          <table:table-cell office:value-type="string" table:style-name="ce1">
            <text:p>OP internal working</text:p>
          </table:table-cell>
          <table:table-cell table:style-name="ce1"/>
          <table:table-cell office:value-type="string" table:style-name="ce1">
            <text:p>BT-123</text:p>
          </table:table-cell>
          <table:table-cell table:content-validation-name="val7" table:style-name="ce1"/>
          <table:table-cell table:number-columns-repeated="2" table:style-name="ce1"/>
          <table:table-cell office:value-type="string" office:string-value="" table:formula="of:=CONCATENATE(IF([.M191]=&quot;YES&quot;;&quot;UC1;&quot;;&quot;&quot;);IF([.N191]=&quot;YES&quot;;&quot; UC2;&quot;;&quot;&quot;);IF([.O191]=&quot;YES&quot;;&quot; UC3&quot;;&quot;&quot;))" table:style-name="ce1"/>
          <table:table-cell office:value-type="string" office:string-value="" table:formula="of:=CONCATENATE(IF([.P191]=&quot;YES&quot;;&quot;e-Notification;&quot;;&quot;&quot;);IF([.Q191]=&quot;YES&quot;;&quot; e-Access;&quot;;&quot;&quot;);IF([.R191]=&quot;YES&quot;;&quot; e-Submission;&quot;;&quot;&quot;);IF([.S191]=&quot;YES&quot;;&quot; e-Evaluation;&quot;;&quot;&quot;);IF([.T191]=&quot;YES&quot;;&quot; e-Awarding;&quot;;&quot;&quot;);IF([.U191]=&quot;YES&quot;;&quot; e-Request;&quot;;&quot;&quot;);IF([.V191]=&quot;YES&quot;;&quot; e-Ordering;&quot;;&quot;&quot;);IF([.W191]=&quot;YES&quot;;&quot; e-Fulfiltment;&quot;;&quot;&quot;);IF([.X191]=&quot;YES&quot;;&quot; e-Invoicing;&quot;;&quot;&quot;);IF([.Y19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12</text:p>
          </table:table-cell>
          <table:table-cell office:value-type="string" table:style-name="ce1">
            <text:p>e-Auction URI</text:p>
          </table:table-cell>
          <table:table-cell office:value-type="string" table:style-name="ce1">
            <text:p>the relevant information concerning the electronic equipment used and the arrangements and technical specifications for connection</text:p>
          </table:table-cell>
          <table:table-cell table:style-name="ce1"/>
          <table:table-cell office:value-type="string" table:style-name="ce1">
            <text:p>DIRECTIVE 2014/24/EU</text:p>
          </table:table-cell>
          <table:table-cell office:value-type="string" table:style-name="ce1">
            <text:p>ANNEX VI INFORMATION TO BE INCLUDED IN THE PROCUREMENT DOCUMENTS RELATING TO ELECTRONIC AUCTIONS</text:p>
          </table:table-cell>
          <table:table-cell office:value-type="string" table:style-name="ce1">
            <text:p>BT-123</text:p>
          </table:table-cell>
          <table:table-cell table:content-validation-name="val7" table:style-name="ce1"/>
          <table:table-cell table:number-columns-repeated="2" table:style-name="ce1"/>
          <table:table-cell office:value-type="string" office:string-value="" table:formula="of:=CONCATENATE(IF([.M192]=&quot;YES&quot;;&quot;UC1;&quot;;&quot;&quot;);IF([.N192]=&quot;YES&quot;;&quot; UC2;&quot;;&quot;&quot;);IF([.O192]=&quot;YES&quot;;&quot; UC3&quot;;&quot;&quot;))" table:style-name="ce1"/>
          <table:table-cell office:value-type="string" office:string-value="" table:formula="of:=CONCATENATE(IF([.P192]=&quot;YES&quot;;&quot;e-Notification;&quot;;&quot;&quot;);IF([.Q192]=&quot;YES&quot;;&quot; e-Access;&quot;;&quot;&quot;);IF([.R192]=&quot;YES&quot;;&quot; e-Submission;&quot;;&quot;&quot;);IF([.S192]=&quot;YES&quot;;&quot; e-Evaluation;&quot;;&quot;&quot;);IF([.T192]=&quot;YES&quot;;&quot; e-Awarding;&quot;;&quot;&quot;);IF([.U192]=&quot;YES&quot;;&quot; e-Request;&quot;;&quot;&quot;);IF([.V192]=&quot;YES&quot;;&quot; e-Ordering;&quot;;&quot;&quot;);IF([.W192]=&quot;YES&quot;;&quot; e-Fulfiltment;&quot;;&quot;&quot;);IF([.X192]=&quot;YES&quot;;&quot; e-Invoicing;&quot;;&quot;&quot;);IF([.Y19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12</text:p>
          </table:table-cell>
          <table:table-cell office:value-type="string" table:style-name="ce1">
            <text:p>e-Auction URI</text:p>
          </table:table-cell>
          <table:table-cell office:value-type="string" table:style-name="ce1">
            <text:p>The Uniform Resource Identifier (URI) of the electronic device used for the auction.</text:p>
          </table:table-cell>
          <table:table-cell table:style-name="ce1"/>
          <table:table-cell office:value-type="string" table:style-name="ce1">
            <text:p>UBL</text:p>
          </table:table-cell>
          <table:table-cell table:style-name="ce1"/>
          <table:table-cell office:value-type="string" table:style-name="ce1">
            <text:p>BT-68</text:p>
          </table:table-cell>
          <table:table-cell table:content-validation-name="val7" table:style-name="ce1"/>
          <table:table-cell table:number-columns-repeated="2" table:style-name="ce1"/>
          <table:table-cell office:value-type="string" office:string-value="" table:formula="of:=CONCATENATE(IF([.M193]=&quot;YES&quot;;&quot;UC1;&quot;;&quot;&quot;);IF([.N193]=&quot;YES&quot;;&quot; UC2;&quot;;&quot;&quot;);IF([.O193]=&quot;YES&quot;;&quot; UC3&quot;;&quot;&quot;))" table:style-name="ce1"/>
          <table:table-cell office:value-type="string" office:string-value="" table:formula="of:=CONCATENATE(IF([.P193]=&quot;YES&quot;;&quot;e-Notification;&quot;;&quot;&quot;);IF([.Q193]=&quot;YES&quot;;&quot; e-Access;&quot;;&quot;&quot;);IF([.R193]=&quot;YES&quot;;&quot; e-Submission;&quot;;&quot;&quot;);IF([.S193]=&quot;YES&quot;;&quot; e-Evaluation;&quot;;&quot;&quot;);IF([.T193]=&quot;YES&quot;;&quot; e-Awarding;&quot;;&quot;&quot;);IF([.U193]=&quot;YES&quot;;&quot; e-Request;&quot;;&quot;&quot;);IF([.V193]=&quot;YES&quot;;&quot; e-Ordering;&quot;;&quot;&quot;);IF([.W193]=&quot;YES&quot;;&quot; e-Fulfiltment;&quot;;&quot;&quot;);IF([.X193]=&quot;YES&quot;;&quot; e-Invoicing;&quot;;&quot;&quot;);IF([.Y19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32</text:p>
          </table:table-cell>
          <table:table-cell office:value-type="string" table:style-name="ce35">
            <text:p>Economic And Financial Standing</text:p>
          </table:table-cell>
          <table:table-cell office:value-type="string" table:style-name="ce35">
            <text:p>Financial evaluation criteria required for an economic operator in a tendering process.</text:p>
          </table:table-cell>
          <table:table-cell table:style-name="ce35"/>
          <table:table-cell office:value-type="string" table:style-name="ce35">
            <text:p>Ontology proposal</text:p>
          </table:table-cell>
          <table:table-cell office:value-type="string" table:style-name="ce35">
            <text:p>Based on UBL and ESPD</text:p>
          </table:table-cell>
          <table:table-cell office:value-type="string" table:style-name="ce35">
            <text:p>BT-68</text:p>
          </table:table-cell>
          <table:table-cell office:value-type="string" table:content-validation-name="val7" table:style-name="ce35">
            <text:p>YES</text:p>
          </table:table-cell>
          <table:table-cell office:value-type="string" table:style-name="ce35">
            <text:p>Taking into account the BT, and the definition provided by OP internal working for the same term, it has been considered that this is a good definition.</text:p>
          </table:table-cell>
          <table:table-cell table:style-name="ce35"/>
          <table:table-cell office:value-type="string" office:string-value="UC1; UC2;" table:formula="of:=CONCATENATE(IF([.M194]=&quot;YES&quot;;&quot;UC1;&quot;;&quot;&quot;);IF([.N194]=&quot;YES&quot;;&quot; UC2;&quot;;&quot;&quot;);IF([.O194]=&quot;YES&quot;;&quot; UC3&quot;;&quot;&quot;))" table:style-name="ce35">
            <text:p>UC1; UC2;</text:p>
          </table:table-cell>
          <table:table-cell office:value-type="string" office:string-value="e-Notification; e-Evaluation;" table:formula="of:=CONCATENATE(IF([.P194]=&quot;YES&quot;;&quot;e-Notification;&quot;;&quot;&quot;);IF([.Q194]=&quot;YES&quot;;&quot; e-Access;&quot;;&quot;&quot;);IF([.R194]=&quot;YES&quot;;&quot; e-Submission;&quot;;&quot;&quot;);IF([.S194]=&quot;YES&quot;;&quot; e-Evaluation;&quot;;&quot;&quot;);IF([.T194]=&quot;YES&quot;;&quot; e-Awarding;&quot;;&quot;&quot;);IF([.U194]=&quot;YES&quot;;&quot; e-Request;&quot;;&quot;&quot;);IF([.V194]=&quot;YES&quot;;&quot; e-Ordering;&quot;;&quot;&quot;);IF([.W194]=&quot;YES&quot;;&quot; e-Fulfiltment;&quot;;&quot;&quot;);IF([.X194]=&quot;YES&quot;;&quot; e-Invoicing;&quot;;&quot;&quot;);IF([.Y194]=&quot;YES&quot;;&quot; e-Payment;&quot;;&quot;&quot;))" table:style-name="ce35">
            <text:p>e-Notification; e-Evaluation;</text:p>
          </table:table-cell>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35">
            <text:p>C-032</text:p>
          </table:table-cell>
          <table:table-cell office:value-type="string" table:style-name="ce35">
            <text:p>Economic And Financial Standing</text:p>
          </table:table-cell>
          <table:table-cell office:value-type="string" table:style-name="ce35">
            <text:p>A financial evaluation criterion required for an economic operator in a tendering process.</text:p>
          </table:table-cell>
          <table:table-cell table:style-name="ce35"/>
          <table:table-cell office:value-type="string" table:style-name="ce35">
            <text:p>OP internal working</text:p>
          </table:table-cell>
          <table:table-cell table:style-name="ce35"/>
          <table:table-cell office:value-type="string" table:style-name="ce35">
            <text:p>BT-68</text:p>
          </table:table-cell>
          <table:table-cell office:value-type="string" table:content-validation-name="val7" table:style-name="ce35">
            <text:p>YES</text:p>
          </table:table-cell>
          <table:table-cell office:value-type="string" table:style-name="ce35">
            <text:p>When there is more than one Source that refers to the BT in question, it is possible to get a better and/or complete definition by combining these sources. In that case, UBL and ESPD are the clearest sources to be able to define the corresponding BT.</text:p>
          </table:table-cell>
          <table:table-cell table:style-name="ce35"/>
          <table:table-cell office:value-type="string" office:string-value="" table:formula="of:=CONCATENATE(IF([.M195]=&quot;YES&quot;;&quot;UC1;&quot;;&quot;&quot;);IF([.N195]=&quot;YES&quot;;&quot; UC2;&quot;;&quot;&quot;);IF([.O195]=&quot;YES&quot;;&quot; UC3&quot;;&quot;&quot;))" table:style-name="ce35"/>
          <table:table-cell office:value-type="string" office:string-value="" table:formula="of:=CONCATENATE(IF([.P195]=&quot;YES&quot;;&quot;e-Notification;&quot;;&quot;&quot;);IF([.Q195]=&quot;YES&quot;;&quot; e-Access;&quot;;&quot;&quot;);IF([.R195]=&quot;YES&quot;;&quot; e-Submission;&quot;;&quot;&quot;);IF([.S195]=&quot;YES&quot;;&quot; e-Evaluation;&quot;;&quot;&quot;);IF([.T195]=&quot;YES&quot;;&quot; e-Awarding;&quot;;&quot;&quot;);IF([.U195]=&quot;YES&quot;;&quot; e-Request;&quot;;&quot;&quot;);IF([.V195]=&quot;YES&quot;;&quot; e-Ordering;&quot;;&quot;&quot;);IF([.W195]=&quot;YES&quot;;&quot; e-Fulfiltment;&quot;;&quot;&quot;);IF([.X195]=&quot;YES&quot;;&quot; e-Invoicing;&quot;;&quot;&quot;);IF([.Y195]=&quot;YES&quot;;&quot; e-Payment;&quot;;&quot;&quot;))"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32</text:p>
          </table:table-cell>
          <table:table-cell office:value-type="string" table:style-name="ce1">
            <text:p>Economic And Financial Standing</text:p>
          </table:table-cell>
          <table:table-cell office:value-type="string" table:style-name="ce1">
            <text:p>Brief description of selection criteria related to economic and financial standing. This should include a list of all such criteria, minimum requirements, and indicate required information (e.g. self-declaration, documentation).</text:p>
          </table:table-cell>
          <table:table-cell table:style-name="ce1"/>
          <table:table-cell office:value-type="string" table:style-name="ce1">
            <text:p>eForms consultation</text:p>
          </table:table-cell>
          <table:table-cell table:style-name="ce1"/>
          <table:table-cell office:value-type="string" table:style-name="ce1">
            <text:p>BT-68</text:p>
          </table:table-cell>
          <table:table-cell table:content-validation-name="val7" table:style-name="ce1"/>
          <table:table-cell table:number-columns-repeated="2" table:style-name="ce1"/>
          <table:table-cell office:value-type="string" office:string-value="" table:formula="of:=CONCATENATE(IF([.M196]=&quot;YES&quot;;&quot;UC1;&quot;;&quot;&quot;);IF([.N196]=&quot;YES&quot;;&quot; UC2;&quot;;&quot;&quot;);IF([.O196]=&quot;YES&quot;;&quot; UC3&quot;;&quot;&quot;))" table:style-name="ce1"/>
          <table:table-cell office:value-type="string" office:string-value="" table:formula="of:=CONCATENATE(IF([.P196]=&quot;YES&quot;;&quot;e-Notification;&quot;;&quot;&quot;);IF([.Q196]=&quot;YES&quot;;&quot; e-Access;&quot;;&quot;&quot;);IF([.R196]=&quot;YES&quot;;&quot; e-Submission;&quot;;&quot;&quot;);IF([.S196]=&quot;YES&quot;;&quot; e-Evaluation;&quot;;&quot;&quot;);IF([.T196]=&quot;YES&quot;;&quot; e-Awarding;&quot;;&quot;&quot;);IF([.U196]=&quot;YES&quot;;&quot; e-Request;&quot;;&quot;&quot;);IF([.V196]=&quot;YES&quot;;&quot; e-Ordering;&quot;;&quot;&quot;);IF([.W196]=&quot;YES&quot;;&quot; e-Fulfiltment;&quot;;&quot;&quot;);IF([.X196]=&quot;YES&quot;;&quot; e-Invoicing;&quot;;&quot;&quot;);IF([.Y19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2</text:p>
          </table:table-cell>
          <table:table-cell office:value-type="string" table:style-name="ce1">
            <text:p>Economic And Financial Standing</text:p>
          </table:table-cell>
          <table:table-cell office:value-type="string" table:style-name="ce1">
            <text:p>Selection criteria may relate to:</text:p>
            <text:p>(a) suitability to pursue the professional activity;</text:p>
            <text:p>(b) economic and financial standing;</text:p>
            <text:p>(c) technical and professional ability.</text:p>
          </table:table-cell>
          <table:table-cell table:style-name="ce1"/>
          <table:table-cell office:value-type="string" table:style-name="ce1">
            <text:p>DIRECTIVE 2014/24/EU</text:p>
          </table:table-cell>
          <table:table-cell office:value-type="string" table:style-name="ce1">
            <text:p>Article 58.1</text:p>
          </table:table-cell>
          <table:table-cell office:value-type="string" table:style-name="ce1">
            <text:p>BT-68</text:p>
          </table:table-cell>
          <table:table-cell table:content-validation-name="val7" table:style-name="ce1"/>
          <table:table-cell table:number-columns-repeated="2" table:style-name="ce1"/>
          <table:table-cell office:value-type="string" office:string-value="" table:formula="of:=CONCATENATE(IF([.M197]=&quot;YES&quot;;&quot;UC1;&quot;;&quot;&quot;);IF([.N197]=&quot;YES&quot;;&quot; UC2;&quot;;&quot;&quot;);IF([.O197]=&quot;YES&quot;;&quot; UC3&quot;;&quot;&quot;))" table:style-name="ce1"/>
          <table:table-cell office:value-type="string" office:string-value="" table:formula="of:=CONCATENATE(IF([.P197]=&quot;YES&quot;;&quot;e-Notification;&quot;;&quot;&quot;);IF([.Q197]=&quot;YES&quot;;&quot; e-Access;&quot;;&quot;&quot;);IF([.R197]=&quot;YES&quot;;&quot; e-Submission;&quot;;&quot;&quot;);IF([.S197]=&quot;YES&quot;;&quot; e-Evaluation;&quot;;&quot;&quot;);IF([.T197]=&quot;YES&quot;;&quot; e-Awarding;&quot;;&quot;&quot;);IF([.U197]=&quot;YES&quot;;&quot; e-Request;&quot;;&quot;&quot;);IF([.V197]=&quot;YES&quot;;&quot; e-Ordering;&quot;;&quot;&quot;);IF([.W197]=&quot;YES&quot;;&quot; e-Fulfiltment;&quot;;&quot;&quot;);IF([.X197]=&quot;YES&quot;;&quot; e-Invoicing;&quot;;&quot;&quot;);IF([.Y19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2</text:p>
          </table:table-cell>
          <table:table-cell office:value-type="string" table:style-name="ce1">
            <text:p>Economic And Financial Standing</text:p>
          </table:table-cell>
          <table:table-cell office:value-type="string" table:style-name="ce1">
            <text:p>With regard to economic and financial standing, contracting authorities may impose requirements ensuring that economic operators possess the necessary economic and financial capacity to perform the contract. For that purpose, contracting authorities may require, in particular, that economic operators have a certain minimum yearly turnover, including a certain minimum turnover in the area covered by the contract. In addition, contracting authorities may require that economic operators provide information on their annual accounts showing the ratios, for instance, between assets and liabilities. They may also require an appropriate level of professional risk indemnity insurance.</text:p>
          </table:table-cell>
          <table:table-cell table:style-name="ce1"/>
          <table:table-cell office:value-type="string" table:style-name="ce1">
            <text:p>DIRECTIVE 2014/24/EU</text:p>
          </table:table-cell>
          <table:table-cell office:value-type="string" table:style-name="ce1">
            <text:p>Article 58.3</text:p>
          </table:table-cell>
          <table:table-cell office:value-type="string" table:style-name="ce1">
            <text:p>BT-68</text:p>
          </table:table-cell>
          <table:table-cell table:content-validation-name="val7" table:style-name="ce1"/>
          <table:table-cell table:number-columns-repeated="2" table:style-name="ce1"/>
          <table:table-cell office:value-type="string" office:string-value="" table:formula="of:=CONCATENATE(IF([.M198]=&quot;YES&quot;;&quot;UC1;&quot;;&quot;&quot;);IF([.N198]=&quot;YES&quot;;&quot; UC2;&quot;;&quot;&quot;);IF([.O198]=&quot;YES&quot;;&quot; UC3&quot;;&quot;&quot;))" table:style-name="ce1"/>
          <table:table-cell office:value-type="string" office:string-value="" table:formula="of:=CONCATENATE(IF([.P198]=&quot;YES&quot;;&quot;e-Notification;&quot;;&quot;&quot;);IF([.Q198]=&quot;YES&quot;;&quot; e-Access;&quot;;&quot;&quot;);IF([.R198]=&quot;YES&quot;;&quot; e-Submission;&quot;;&quot;&quot;);IF([.S198]=&quot;YES&quot;;&quot; e-Evaluation;&quot;;&quot;&quot;);IF([.T198]=&quot;YES&quot;;&quot; e-Awarding;&quot;;&quot;&quot;);IF([.U198]=&quot;YES&quot;;&quot; e-Request;&quot;;&quot;&quot;);IF([.V198]=&quot;YES&quot;;&quot; e-Ordering;&quot;;&quot;&quot;);IF([.W198]=&quot;YES&quot;;&quot; e-Fulfiltment;&quot;;&quot;&quot;);IF([.X198]=&quot;YES&quot;;&quot; e-Invoicing;&quot;;&quot;&quot;);IF([.Y19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2</text:p>
          </table:table-cell>
          <table:table-cell office:value-type="string" table:style-name="ce1">
            <text:p>Economic And Financial Standing</text:p>
          </table:table-cell>
          <table:table-cell office:value-type="string" table:style-name="ce1">
            <text:p>A financial evaluation criterion required for an economic operator in a tendering process.</text:p>
          </table:table-cell>
          <table:table-cell table:style-name="ce1"/>
          <table:table-cell office:value-type="string" table:style-name="ce1">
            <text:p>ESPD</text:p>
          </table:table-cell>
          <table:table-cell table:style-name="ce1"/>
          <table:table-cell office:value-type="string" table:style-name="ce1">
            <text:p>BT-68</text:p>
          </table:table-cell>
          <table:table-cell table:content-validation-name="val7" table:style-name="ce1"/>
          <table:table-cell table:number-columns-repeated="2" table:style-name="ce1"/>
          <table:table-cell office:value-type="string" office:string-value="" table:formula="of:=CONCATENATE(IF([.M199]=&quot;YES&quot;;&quot;UC1;&quot;;&quot;&quot;);IF([.N199]=&quot;YES&quot;;&quot; UC2;&quot;;&quot;&quot;);IF([.O199]=&quot;YES&quot;;&quot; UC3&quot;;&quot;&quot;))" table:style-name="ce1"/>
          <table:table-cell office:value-type="string" office:string-value="" table:formula="of:=CONCATENATE(IF([.P199]=&quot;YES&quot;;&quot;e-Notification;&quot;;&quot;&quot;);IF([.Q199]=&quot;YES&quot;;&quot; e-Access;&quot;;&quot;&quot;);IF([.R199]=&quot;YES&quot;;&quot; e-Submission;&quot;;&quot;&quot;);IF([.S199]=&quot;YES&quot;;&quot; e-Evaluation;&quot;;&quot;&quot;);IF([.T199]=&quot;YES&quot;;&quot; e-Awarding;&quot;;&quot;&quot;);IF([.U199]=&quot;YES&quot;;&quot; e-Request;&quot;;&quot;&quot;);IF([.V199]=&quot;YES&quot;;&quot; e-Ordering;&quot;;&quot;&quot;);IF([.W199]=&quot;YES&quot;;&quot; e-Fulfiltment;&quot;;&quot;&quot;);IF([.X199]=&quot;YES&quot;;&quot; e-Invoicing;&quot;;&quot;&quot;);IF([.Y19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2</text:p>
          </table:table-cell>
          <table:table-cell office:value-type="string" table:style-name="ce1">
            <text:p>Economic And Financial Standing</text:p>
          </table:table-cell>
          <table:table-cell office:value-type="string" table:style-name="ce1">
            <text:p>A financial evaluation criterion required for an economic operator in a tendering process.</text:p>
          </table:table-cell>
          <table:table-cell table:style-name="ce1"/>
          <table:table-cell office:value-type="string" table:style-name="ce1">
            <text:p>UBL</text:p>
          </table:table-cell>
          <table:table-cell table:number-columns-repeated="2" table:style-name="ce1"/>
          <table:table-cell table:content-validation-name="val7" table:style-name="ce1"/>
          <table:table-cell table:number-columns-repeated="2" table:style-name="ce1"/>
          <table:table-cell office:value-type="string" office:string-value="" table:formula="of:=CONCATENATE(IF([.M200]=&quot;YES&quot;;&quot;UC1;&quot;;&quot;&quot;);IF([.N200]=&quot;YES&quot;;&quot; UC2;&quot;;&quot;&quot;);IF([.O200]=&quot;YES&quot;;&quot; UC3&quot;;&quot;&quot;))" table:style-name="ce1"/>
          <table:table-cell office:value-type="string" office:string-value="" table:formula="of:=CONCATENATE(IF([.P200]=&quot;YES&quot;;&quot;e-Notification;&quot;;&quot;&quot;);IF([.Q200]=&quot;YES&quot;;&quot; e-Access;&quot;;&quot;&quot;);IF([.R200]=&quot;YES&quot;;&quot; e-Submission;&quot;;&quot;&quot;);IF([.S200]=&quot;YES&quot;;&quot; e-Evaluation;&quot;;&quot;&quot;);IF([.T200]=&quot;YES&quot;;&quot; e-Awarding;&quot;;&quot;&quot;);IF([.U200]=&quot;YES&quot;;&quot; e-Request;&quot;;&quot;&quot;);IF([.V200]=&quot;YES&quot;;&quot; e-Ordering;&quot;;&quot;&quot;);IF([.W200]=&quot;YES&quot;;&quot; e-Fulfiltment;&quot;;&quot;&quot;);IF([.X200]=&quot;YES&quot;;&quot; e-Invoicing;&quot;;&quot;&quot;);IF([.Y20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26</text:p>
          </table:table-cell>
          <table:table-cell office:value-type="string" table:style-name="ce1">
            <text:p>Economic Operator</text:p>
          </table:table-cell>
          <table:table-cell office:value-type="string" table:style-name="ce1">
            <text:p>Any natural or legal person or public entity or group of such persons and/or entities, including any temporary association of undertakings, which offers the execution of works and/or a work, the supply of products or the provision of services on the market.</text:p>
          </table:table-cell>
          <table:table-cell table:style-name="ce1"/>
          <table:table-cell office:value-type="string" table:style-name="ce1">
            <text:p>DIRECTIVE 2014/24/EU</text:p>
          </table:table-cell>
          <table:table-cell office:value-type="string" table:style-name="ce1">
            <text:p>Article 2</text:p>
          </table:table-cell>
          <table:table-cell table:style-name="ce1"/>
          <table:table-cell table:content-validation-name="val7" table:style-name="ce1"/>
          <table:table-cell table:number-columns-repeated="2" table:style-name="ce1"/>
          <table:table-cell office:value-type="string" office:string-value="UC1; UC2; UC3" table:formula="of:=CONCATENATE(IF([.M201]=&quot;YES&quot;;&quot;UC1;&quot;;&quot;&quot;);IF([.N201]=&quot;YES&quot;;&quot; UC2;&quot;;&quot;&quot;);IF([.O201]=&quot;YES&quot;;&quot; UC3&quot;;&quot;&quot;))" table:style-name="ce1">
            <text:p>UC1; UC2; UC3</text:p>
          </table:table-cell>
          <table:table-cell office:value-type="string" office:string-value="e-Notification; e-Access; e-Submission; e-Evaluation; e-Awarding; e-Request; e-Ordering; e-Fulfiltment; e-Invoicing; e-Payment;" table:formula="of:=CONCATENATE(IF([.P201]=&quot;YES&quot;;&quot;e-Notification;&quot;;&quot;&quot;);IF([.Q201]=&quot;YES&quot;;&quot; e-Access;&quot;;&quot;&quot;);IF([.R201]=&quot;YES&quot;;&quot; e-Submission;&quot;;&quot;&quot;);IF([.S201]=&quot;YES&quot;;&quot; e-Evaluation;&quot;;&quot;&quot;);IF([.T201]=&quot;YES&quot;;&quot; e-Awarding;&quot;;&quot;&quot;);IF([.U201]=&quot;YES&quot;;&quot; e-Request;&quot;;&quot;&quot;);IF([.V201]=&quot;YES&quot;;&quot; e-Ordering;&quot;;&quot;&quot;);IF([.W201]=&quot;YES&quot;;&quot; e-Fulfiltment;&quot;;&quot;&quot;);IF([.X201]=&quot;YES&quot;;&quot; e-Invoicing;&quot;;&quot;&quot;);IF([.Y201]=&quot;YES&quot;;&quot; e-Payment;&quot;;&quot;&quot;))" table:style-name="ce1">
            <text:p>e-Notification; e-Access; e-Submission; e-Evaluation; e-Awarding; e-Request; e-Ordering; e-Fulfiltment; e-Invoicing; e-Payment;</text:p>
          </table:table-cell>
          <table:table-cell office:value-type="string" table:content-validation-name="val7" table:style-name="ce1">
            <text:p>YES</text:p>
          </table:table-cell>
          <table:table-cell office:value-type="string" table:content-validation-name="val7" table:style-name="ce1">
            <text:p>YES</text:p>
          </table:table-cell>
          <table:table-cell office:value-type="string" table:content-validation-name="val7" table:style-name="ce1">
            <text:p>YES</text:p>
          </table:table-cell>
          <table:table-cell office:value-type="string" table:content-validation-name="val7" table:style-name="ce1">
            <text:p>YES</text:p>
          </table:table-cell>
          <table:table-cell office:value-type="string" table:content-validation-name="val7" table:style-name="ce1">
            <text:p>YES</text:p>
          </table:table-cell>
          <table:table-cell office:value-type="string" table:content-validation-name="val7" table:style-name="ce1">
            <text:p>YES</text:p>
          </table:table-cell>
          <table:table-cell office:value-type="string" table:content-validation-name="val7" table:style-name="ce1">
            <text:p>YES</text:p>
          </table:table-cell>
          <table:table-cell office:value-type="string" table:content-validation-name="val7" table:style-name="ce1">
            <text:p>YES</text:p>
          </table:table-cell>
          <table:table-cell office:value-type="string" table:content-validation-name="val7" table:style-name="ce1">
            <text:p>YES</text:p>
          </table:table-cell>
          <table:table-cell office:value-type="string" table:content-validation-name="val7" table:style-name="ce1">
            <text:p>YES</text:p>
          </table:table-cell>
          <table:table-cell office:value-type="string" table:content-validation-name="val7" table:style-name="ce1">
            <text:p>YES</text:p>
          </table:table-cell>
          <table:table-cell office:value-type="string" table:content-validation-name="val7" table:style-name="ce1">
            <text:p>YES</text:p>
          </table:table-cell>
          <table:table-cell office:value-type="string" table:content-validation-name="val7" table:style-name="ce1">
            <text:p>YES</text:p>
          </table:table-cell>
          <table:table-cell table:number-columns-repeated="16359"/>
        </table:table-row>
        <table:table-row table:style-name="ro17">
          <table:table-cell office:value-type="string" table:style-name="ce35">
            <text:p>C-026</text:p>
          </table:table-cell>
          <table:table-cell office:value-type="string" table:style-name="ce35">
            <text:p>Economic Operator</text:p>
          </table:table-cell>
          <table:table-cell office:value-type="string" table:style-name="ce35">
            <text:p>The term economic operator refers to the supplier/bidder</text:p>
          </table:table-cell>
          <table:table-cell table:style-name="ce35"/>
          <table:table-cell office:value-type="string" table:style-name="ce35">
            <text:p>ESPD</text:p>
          </table:table-cell>
          <table:table-cell table:number-columns-repeated="2" table:style-name="ce35"/>
          <table:table-cell office:value-type="string" table:content-validation-name="val7" table:style-name="ce35">
            <text:p>YES</text:p>
          </table:table-cell>
          <table:table-cell office:value-type="string" table:style-name="ce35">
            <text:p>Taking into account the BT, and the definition provided by the Directive for the same term, it has been considered that this is a good definition.</text:p>
          </table:table-cell>
          <table:table-cell table:style-name="ce35"/>
          <table:table-cell office:value-type="string" office:string-value="" table:formula="of:=CONCATENATE(IF([.M202]=&quot;YES&quot;;&quot;UC1;&quot;;&quot;&quot;);IF([.N202]=&quot;YES&quot;;&quot; UC2;&quot;;&quot;&quot;);IF([.O202]=&quot;YES&quot;;&quot; UC3&quot;;&quot;&quot;))" table:style-name="ce35"/>
          <table:table-cell office:value-type="string" office:string-value="" table:formula="of:=CONCATENATE(IF([.P202]=&quot;YES&quot;;&quot;e-Notification;&quot;;&quot;&quot;);IF([.Q202]=&quot;YES&quot;;&quot; e-Access;&quot;;&quot;&quot;);IF([.R202]=&quot;YES&quot;;&quot; e-Submission;&quot;;&quot;&quot;);IF([.S202]=&quot;YES&quot;;&quot; e-Evaluation;&quot;;&quot;&quot;);IF([.T202]=&quot;YES&quot;;&quot; e-Awarding;&quot;;&quot;&quot;);IF([.U202]=&quot;YES&quot;;&quot; e-Request;&quot;;&quot;&quot;);IF([.V202]=&quot;YES&quot;;&quot; e-Ordering;&quot;;&quot;&quot;);IF([.W202]=&quot;YES&quot;;&quot; e-Fulfiltment;&quot;;&quot;&quot;);IF([.X202]=&quot;YES&quot;;&quot; e-Invoicing;&quot;;&quot;&quot;);IF([.Y202]=&quot;YES&quot;;&quot; e-Payment;&quot;;&quot;&quot;))"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26</text:p>
          </table:table-cell>
          <table:table-cell office:value-type="string" table:style-name="ce1">
            <text:p>Economic Operator</text:p>
          </table:table-cell>
          <table:table-cell office:value-type="string" table:style-name="ce1">
            <text:p>“Economic operator” is the role played by any natural or legal person that offers in the market some gr:Offering.</text:p>
          </table:table-cell>
          <table:table-cell table:style-name="ce1"/>
          <table:table-cell office:value-type="string" table:style-name="ce1">
            <text:p>OP internal working</text:p>
          </table:table-cell>
          <table:table-cell table:number-columns-repeated="2" table:style-name="ce1"/>
          <table:table-cell table:content-validation-name="val7" table:style-name="ce1"/>
          <table:table-cell table:number-columns-repeated="2" table:style-name="ce1"/>
          <table:table-cell office:value-type="string" office:string-value="" table:formula="of:=CONCATENATE(IF([.M203]=&quot;YES&quot;;&quot;UC1;&quot;;&quot;&quot;);IF([.N203]=&quot;YES&quot;;&quot; UC2;&quot;;&quot;&quot;);IF([.O203]=&quot;YES&quot;;&quot; UC3&quot;;&quot;&quot;))" table:style-name="ce1"/>
          <table:table-cell office:value-type="string" office:string-value="" table:formula="of:=CONCATENATE(IF([.P203]=&quot;YES&quot;;&quot;e-Notification;&quot;;&quot;&quot;);IF([.Q203]=&quot;YES&quot;;&quot; e-Access;&quot;;&quot;&quot;);IF([.R203]=&quot;YES&quot;;&quot; e-Submission;&quot;;&quot;&quot;);IF([.S203]=&quot;YES&quot;;&quot; e-Evaluation;&quot;;&quot;&quot;);IF([.T203]=&quot;YES&quot;;&quot; e-Awarding;&quot;;&quot;&quot;);IF([.U203]=&quot;YES&quot;;&quot; e-Request;&quot;;&quot;&quot;);IF([.V203]=&quot;YES&quot;;&quot; e-Ordering;&quot;;&quot;&quot;);IF([.W203]=&quot;YES&quot;;&quot; e-Fulfiltment;&quot;;&quot;&quot;);IF([.X203]=&quot;YES&quot;;&quot; e-Invoicing;&quot;;&quot;&quot;);IF([.Y20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26</text:p>
          </table:table-cell>
          <table:table-cell office:value-type="string" table:style-name="ce1">
            <text:p>Economic Operator</text:p>
          </table:table-cell>
          <table:table-cell office:value-type="string" table:style-name="ce1">
            <text:p>Any entity engaged in an economic activity, irrespective of its legal form. This includes, in particular, self-employed persons and family businesses engaged in craft or other activities, and partnerships or associations regularly engaged in an economic activity</text:p>
          </table:table-cell>
          <table:table-cell table:style-name="ce1"/>
          <table:table-cell office:value-type="string" table:style-name="ce1">
            <text:p>Commission Recommendation 2003/361/EC</text:p>
          </table:table-cell>
          <table:table-cell office:value-type="string" table:style-name="ce1">
            <text:p>Article 1</text:p>
          </table:table-cell>
          <table:table-cell office:value-type="string" table:style-name="ce1">
            <text:p>BT-50, BT-51</text:p>
          </table:table-cell>
          <table:table-cell table:content-validation-name="val7" table:style-name="ce1"/>
          <table:table-cell table:number-columns-repeated="2" table:style-name="ce1"/>
          <table:table-cell office:value-type="string" office:string-value="" table:formula="of:=CONCATENATE(IF([.M204]=&quot;YES&quot;;&quot;UC1;&quot;;&quot;&quot;);IF([.N204]=&quot;YES&quot;;&quot; UC2;&quot;;&quot;&quot;);IF([.O204]=&quot;YES&quot;;&quot; UC3&quot;;&quot;&quot;))" table:style-name="ce1"/>
          <table:table-cell office:value-type="string" office:string-value="" table:formula="of:=CONCATENATE(IF([.P204]=&quot;YES&quot;;&quot;e-Notification;&quot;;&quot;&quot;);IF([.Q204]=&quot;YES&quot;;&quot; e-Access;&quot;;&quot;&quot;);IF([.R204]=&quot;YES&quot;;&quot; e-Submission;&quot;;&quot;&quot;);IF([.S204]=&quot;YES&quot;;&quot; e-Evaluation;&quot;;&quot;&quot;);IF([.T204]=&quot;YES&quot;;&quot; e-Awarding;&quot;;&quot;&quot;);IF([.U204]=&quot;YES&quot;;&quot; e-Request;&quot;;&quot;&quot;);IF([.V204]=&quot;YES&quot;;&quot; e-Ordering;&quot;;&quot;&quot;);IF([.W204]=&quot;YES&quot;;&quot; e-Fulfiltment;&quot;;&quot;&quot;);IF([.X204]=&quot;YES&quot;;&quot; e-Invoicing;&quot;;&quot;&quot;);IF([.Y20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15</text:p>
          </table:table-cell>
          <table:table-cell office:value-type="string" table:style-name="ce1">
            <text:p>Economic Operator Short List</text:p>
          </table:table-cell>
          <table:table-cell office:value-type="string" table:style-name="ce1">
            <text:p>The lowest number of tenderers on the short list.</text:p>
          </table:table-cell>
          <table:table-cell table:style-name="ce1"/>
          <table:table-cell office:value-type="string" table:style-name="ce1">
            <text:p>Ontology proposal</text:p>
          </table:table-cell>
          <table:table-cell office:value-type="string" table:style-name="ce1">
            <text:p>BT-50</text:p>
          </table:table-cell>
          <table:table-cell office:value-type="string" table:style-name="ce1">
            <text:p>BT-50, BT-51</text:p>
          </table:table-cell>
          <table:table-cell table:content-validation-name="val7" table:style-name="ce1"/>
          <table:table-cell table:number-columns-repeated="2" table:style-name="ce1"/>
          <table:table-cell office:value-type="string" office:string-value="" table:formula="of:=CONCATENATE(IF([.M205]=&quot;YES&quot;;&quot;UC1;&quot;;&quot;&quot;);IF([.N205]=&quot;YES&quot;;&quot; UC2;&quot;;&quot;&quot;);IF([.O205]=&quot;YES&quot;;&quot; UC3&quot;;&quot;&quot;))" table:style-name="ce1"/>
          <table:table-cell office:value-type="string" office:string-value="e-Notification; e-Evaluation; e-Awarding;" table:formula="of:=CONCATENATE(IF([.P205]=&quot;YES&quot;;&quot;e-Notification;&quot;;&quot;&quot;);IF([.Q205]=&quot;YES&quot;;&quot; e-Access;&quot;;&quot;&quot;);IF([.R205]=&quot;YES&quot;;&quot; e-Submission;&quot;;&quot;&quot;);IF([.S205]=&quot;YES&quot;;&quot; e-Evaluation;&quot;;&quot;&quot;);IF([.T205]=&quot;YES&quot;;&quot; e-Awarding;&quot;;&quot;&quot;);IF([.U205]=&quot;YES&quot;;&quot; e-Request;&quot;;&quot;&quot;);IF([.V205]=&quot;YES&quot;;&quot; e-Ordering;&quot;;&quot;&quot;);IF([.W205]=&quot;YES&quot;;&quot; e-Fulfiltment;&quot;;&quot;&quot;);IF([.X205]=&quot;YES&quot;;&quot; e-Invoicing;&quot;;&quot;&quot;);IF([.Y205]=&quot;YES&quot;;&quot; e-Payment;&quot;;&quot;&quot;))" table:style-name="ce1">
            <text:p>e-Notification; e-Evaluation; e-Awarding;</text:p>
          </table:table-cell>
          <table:table-cell table:content-validation-name="val7" table:style-name="ce1"/>
          <table:table-cell table:content-validation-name="val7" table:style-name="ce1"/>
          <table:table-cell table:content-validation-name="val7" table:style-name="ce1"/>
          <table:table-cell office:value-type="string" table:content-validation-name="val7" table:style-name="ce1">
            <text:p>YES</text:p>
          </table:table-cell>
          <table:table-cell table:content-validation-name="val7" table:style-name="ce1"/>
          <table:table-cell table:content-validation-name="val7" table:style-name="ce1"/>
          <table:table-cell office:value-type="string" table:content-validation-name="val7" table:style-name="ce1">
            <text:p>YES</text:p>
          </table:table-cell>
          <table:table-cell office:value-type="string" table:content-validation-name="val7" table:style-name="ce1">
            <text:p>YES</text:p>
          </table:table-cell>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15</text:p>
          </table:table-cell>
          <table:table-cell office:value-type="string" table:style-name="ce35">
            <text:p>Economic Operator Short List</text:p>
          </table:table-cell>
          <table:table-cell office:value-type="string" table:style-name="ce35">
            <text:p>The highest number of tenderers on the short list.</text:p>
          </table:table-cell>
          <table:table-cell table:style-name="ce35"/>
          <table:table-cell office:value-type="string" table:style-name="ce35">
            <text:p>Ontology proposal</text:p>
          </table:table-cell>
          <table:table-cell office:value-type="string" table:style-name="ce35">
            <text:p>BT-51</text:p>
          </table:table-cell>
          <table:table-cell office:value-type="string" table:style-name="ce35">
            <text:p>BT-50, BT-51</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206]=&quot;YES&quot;;&quot;UC1;&quot;;&quot;&quot;);IF([.N206]=&quot;YES&quot;;&quot; UC2;&quot;;&quot;&quot;);IF([.O206]=&quot;YES&quot;;&quot; UC3&quot;;&quot;&quot;))" table:style-name="ce35"/>
          <table:table-cell office:value-type="string" office:string-value="e-Notification; e-Evaluation; e-Awarding;" table:formula="of:=CONCATENATE(IF([.P206]=&quot;YES&quot;;&quot;e-Notification;&quot;;&quot;&quot;);IF([.Q206]=&quot;YES&quot;;&quot; e-Access;&quot;;&quot;&quot;);IF([.R206]=&quot;YES&quot;;&quot; e-Submission;&quot;;&quot;&quot;);IF([.S206]=&quot;YES&quot;;&quot; e-Evaluation;&quot;;&quot;&quot;);IF([.T206]=&quot;YES&quot;;&quot; e-Awarding;&quot;;&quot;&quot;);IF([.U206]=&quot;YES&quot;;&quot; e-Request;&quot;;&quot;&quot;);IF([.V206]=&quot;YES&quot;;&quot; e-Ordering;&quot;;&quot;&quot;);IF([.W206]=&quot;YES&quot;;&quot; e-Fulfiltment;&quot;;&quot;&quot;);IF([.X206]=&quot;YES&quot;;&quot; e-Invoicing;&quot;;&quot;&quot;);IF([.Y206]=&quot;YES&quot;;&quot; e-Payment;&quot;;&quot;&quot;))" table:style-name="ce35">
            <text:p>e-Notification; e-Evaluation; e-Awarding;</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35">
            <text:p>C-015</text:p>
          </table:table-cell>
          <table:table-cell office:value-type="string" table:style-name="ce35">
            <text:p>Economic Operator Short List</text:p>
          </table:table-cell>
          <table:table-cell office:value-type="string" table:style-name="ce35">
            <text:p>Preselection of a short list of economic operators for consideration as possible candidates in a tendering process</text:p>
          </table:table-cell>
          <table:table-cell table:style-name="ce35"/>
          <table:table-cell office:value-type="string" table:style-name="ce35">
            <text:p>Ontology proposal</text:p>
          </table:table-cell>
          <table:table-cell office:value-type="string" table:style-name="ce35">
            <text:p>Based on the OP internal working</text:p>
          </table:table-cell>
          <table:table-cell office:value-type="string" table:style-name="ce35">
            <text:p>BT-50, BT-51</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207]=&quot;YES&quot;;&quot;UC1;&quot;;&quot;&quot;);IF([.N207]=&quot;YES&quot;;&quot; UC2;&quot;;&quot;&quot;);IF([.O207]=&quot;YES&quot;;&quot; UC3&quot;;&quot;&quot;))" table:style-name="ce35"/>
          <table:table-cell office:value-type="string" office:string-value="" table:formula="of:=CONCATENATE(IF([.P207]=&quot;YES&quot;;&quot;e-Notification;&quot;;&quot;&quot;);IF([.Q207]=&quot;YES&quot;;&quot; e-Access;&quot;;&quot;&quot;);IF([.R207]=&quot;YES&quot;;&quot; e-Submission;&quot;;&quot;&quot;);IF([.S207]=&quot;YES&quot;;&quot; e-Evaluation;&quot;;&quot;&quot;);IF([.T207]=&quot;YES&quot;;&quot; e-Awarding;&quot;;&quot;&quot;);IF([.U207]=&quot;YES&quot;;&quot; e-Request;&quot;;&quot;&quot;);IF([.V207]=&quot;YES&quot;;&quot; e-Ordering;&quot;;&quot;&quot;);IF([.W207]=&quot;YES&quot;;&quot; e-Fulfiltment;&quot;;&quot;&quot;);IF([.X207]=&quot;YES&quot;;&quot; e-Invoicing;&quot;;&quot;&quot;);IF([.Y207]=&quot;YES&quot;;&quot; e-Payment;&quot;;&quot;&quot;))"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15</text:p>
          </table:table-cell>
          <table:table-cell office:value-type="string" table:style-name="ce1">
            <text:p>Economic Operator Short List</text:p>
          </table:table-cell>
          <table:table-cell office:value-type="string" table:style-name="ce1">
            <text:p>A concept to provide information about the preselection of a short list of economic operators for consideration as possible candidates in a tendering process.</text:p>
          </table:table-cell>
          <table:table-cell table:style-name="ce1"/>
          <table:table-cell office:value-type="string" table:style-name="ce1">
            <text:p>OP internal working</text:p>
          </table:table-cell>
          <table:table-cell table:style-name="ce1"/>
          <table:table-cell office:value-type="string" table:style-name="ce1">
            <text:p>BT-50, BT-51</text:p>
          </table:table-cell>
          <table:table-cell table:content-validation-name="val7" table:style-name="ce1"/>
          <table:table-cell table:number-columns-repeated="2" table:style-name="ce1"/>
          <table:table-cell office:value-type="string" office:string-value="" table:formula="of:=CONCATENATE(IF([.M208]=&quot;YES&quot;;&quot;UC1;&quot;;&quot;&quot;);IF([.N208]=&quot;YES&quot;;&quot; UC2;&quot;;&quot;&quot;);IF([.O208]=&quot;YES&quot;;&quot; UC3&quot;;&quot;&quot;))" table:style-name="ce1"/>
          <table:table-cell office:value-type="string" office:string-value="" table:formula="of:=CONCATENATE(IF([.P208]=&quot;YES&quot;;&quot;e-Notification;&quot;;&quot;&quot;);IF([.Q208]=&quot;YES&quot;;&quot; e-Access;&quot;;&quot;&quot;);IF([.R208]=&quot;YES&quot;;&quot; e-Submission;&quot;;&quot;&quot;);IF([.S208]=&quot;YES&quot;;&quot; e-Evaluation;&quot;;&quot;&quot;);IF([.T208]=&quot;YES&quot;;&quot; e-Awarding;&quot;;&quot;&quot;);IF([.U208]=&quot;YES&quot;;&quot; e-Request;&quot;;&quot;&quot;);IF([.V208]=&quot;YES&quot;;&quot; e-Ordering;&quot;;&quot;&quot;);IF([.W208]=&quot;YES&quot;;&quot; e-Fulfiltment;&quot;;&quot;&quot;);IF([.X208]=&quot;YES&quot;;&quot; e-Invoicing;&quot;;&quot;&quot;);IF([.Y20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15</text:p>
          </table:table-cell>
          <table:table-cell office:value-type="string" table:style-name="ce1">
            <text:p>Economic Operator Short List</text:p>
          </table:table-cell>
          <table:table-cell office:value-type="string" table:style-name="ce1">
            <text:p>A class to provide information about the preselection of a short list of economic operators for consideration as possible candidates in a tendering process.</text:p>
          </table:table-cell>
          <table:table-cell table:style-name="ce1"/>
          <table:table-cell office:value-type="string" table:style-name="ce1">
            <text:p>UBL</text:p>
          </table:table-cell>
          <table:table-cell table:style-name="ce1"/>
          <table:table-cell office:value-type="string" table:style-name="ce1">
            <text:p>BT-49</text:p>
          </table:table-cell>
          <table:table-cell table:content-validation-name="val7" table:style-name="ce1"/>
          <table:table-cell table:number-columns-repeated="2" table:style-name="ce1"/>
          <table:table-cell office:value-type="string" office:string-value="" table:formula="of:=CONCATENATE(IF([.M209]=&quot;YES&quot;;&quot;UC1;&quot;;&quot;&quot;);IF([.N209]=&quot;YES&quot;;&quot; UC2;&quot;;&quot;&quot;);IF([.O209]=&quot;YES&quot;;&quot; UC3&quot;;&quot;&quot;))" table:style-name="ce1"/>
          <table:table-cell office:value-type="string" office:string-value="" table:formula="of:=CONCATENATE(IF([.P209]=&quot;YES&quot;;&quot;e-Notification;&quot;;&quot;&quot;);IF([.Q209]=&quot;YES&quot;;&quot; e-Access;&quot;;&quot;&quot;);IF([.R209]=&quot;YES&quot;;&quot; e-Submission;&quot;;&quot;&quot;);IF([.S209]=&quot;YES&quot;;&quot; e-Evaluation;&quot;;&quot;&quot;);IF([.T209]=&quot;YES&quot;;&quot; e-Awarding;&quot;;&quot;&quot;);IF([.U209]=&quot;YES&quot;;&quot; e-Request;&quot;;&quot;&quot;);IF([.V209]=&quot;YES&quot;;&quot; e-Ordering;&quot;;&quot;&quot;);IF([.W209]=&quot;YES&quot;;&quot; e-Fulfiltment;&quot;;&quot;&quot;);IF([.X209]=&quot;YES&quot;;&quot; e-Invoicing;&quot;;&quot;&quot;);IF([.Y20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20</text:p>
          </table:table-cell>
          <table:table-cell office:value-type="string" table:style-name="ce35">
            <text:p>e-Delivery Gateway</text:p>
          </table:table-cell>
          <table:table-cell office:value-type="string" table:style-name="ce35">
            <text:p>An identifier of the electronic address to be used.</text:p>
          </table:table-cell>
          <table:table-cell table:style-name="ce35"/>
          <table:table-cell office:value-type="string" table:style-name="ce35">
            <text:p>Ontology proposal</text:p>
          </table:table-cell>
          <table:table-cell office:value-type="string" table:style-name="ce35">
            <text:p>Based on the OP internal working.</text:p>
            <text:p>New Business Term proposed by eSens, adapted so it is homogeneous to the other BT (it replaces "Electronic Address Identifier")</text:p>
          </table:table-cell>
          <table:table-cell office:value-type="string" table:style-name="ce35">
            <text:p>BT-90</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210]=&quot;YES&quot;;&quot;UC1;&quot;;&quot;&quot;);IF([.N210]=&quot;YES&quot;;&quot; UC2;&quot;;&quot;&quot;);IF([.O210]=&quot;YES&quot;;&quot; UC3&quot;;&quot;&quot;))" table:style-name="ce35"/>
          <table:table-cell office:value-type="string" office:string-value="e-Notification; e-Submission;" table:formula="of:=CONCATENATE(IF([.P210]=&quot;YES&quot;;&quot;e-Notification;&quot;;&quot;&quot;);IF([.Q210]=&quot;YES&quot;;&quot; e-Access;&quot;;&quot;&quot;);IF([.R210]=&quot;YES&quot;;&quot; e-Submission;&quot;;&quot;&quot;);IF([.S210]=&quot;YES&quot;;&quot; e-Evaluation;&quot;;&quot;&quot;);IF([.T210]=&quot;YES&quot;;&quot; e-Awarding;&quot;;&quot;&quot;);IF([.U210]=&quot;YES&quot;;&quot; e-Request;&quot;;&quot;&quot;);IF([.V210]=&quot;YES&quot;;&quot; e-Ordering;&quot;;&quot;&quot;);IF([.W210]=&quot;YES&quot;;&quot; e-Fulfiltment;&quot;;&quot;&quot;);IF([.X210]=&quot;YES&quot;;&quot; e-Invoicing;&quot;;&quot;&quot;);IF([.Y210]=&quot;YES&quot;;&quot; e-Payment;&quot;;&quot;&quot;))" table:style-name="ce35">
            <text:p>e-Notification; e-Submiss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35">
            <text:p>C-020</text:p>
          </table:table-cell>
          <table:table-cell office:value-type="string" table:style-name="ce35">
            <text:p>Electronic Catalogue</text:p>
          </table:table-cell>
          <table:table-cell office:value-type="string" table:style-name="ce35">
            <text:p>A way of presenting and organizing the information that is common to all the participating bidders and lends itself to electronic treatment. Buyers should be able to require electronic catalogues in all available procedures where the use of electronic means of communication is required.</text:p>
          </table:table-cell>
          <table:table-cell table:style-name="ce35"/>
          <table:table-cell office:value-type="string" table:style-name="ce35">
            <text:p>Ontology proposal</text:p>
          </table:table-cell>
          <table:table-cell office:value-type="string" table:style-name="ce35">
            <text:p>Based on the OP internal working and on DIRECTIVE 2014/24/EU</text:p>
          </table:table-cell>
          <table:table-cell office:value-type="string" table:style-name="ce35">
            <text:p>BT-90</text:p>
          </table:table-cell>
          <table:table-cell office:value-type="string" table:content-validation-name="val7" table:style-name="ce35">
            <text:p>YES</text:p>
          </table:table-cell>
          <table:table-cell office:value-type="string" table:style-name="ce35">
            <text:p>When there is more than one Source that refers to the BT in question, it is possible to get a better and/or complete definition by combining these sources. In that case, the best sources in our opinion are the OP internal working document and the Directive.</text:p>
          </table:table-cell>
          <table:table-cell table:style-name="ce35"/>
          <table:table-cell office:value-type="string" office:string-value=" UC3" table:formula="of:=CONCATENATE(IF([.M211]=&quot;YES&quot;;&quot;UC1;&quot;;&quot;&quot;);IF([.N211]=&quot;YES&quot;;&quot; UC2;&quot;;&quot;&quot;);IF([.O211]=&quot;YES&quot;;&quot; UC3&quot;;&quot;&quot;))" table:style-name="ce35">
            <text:p><text:s/>UC3</text:p>
          </table:table-cell>
          <table:table-cell office:value-type="string" office:string-value="e-Notification;" table:formula="of:=CONCATENATE(IF([.P211]=&quot;YES&quot;;&quot;e-Notification;&quot;;&quot;&quot;);IF([.Q211]=&quot;YES&quot;;&quot; e-Access;&quot;;&quot;&quot;);IF([.R211]=&quot;YES&quot;;&quot; e-Submission;&quot;;&quot;&quot;);IF([.S211]=&quot;YES&quot;;&quot; e-Evaluation;&quot;;&quot;&quot;);IF([.T211]=&quot;YES&quot;;&quot; e-Awarding;&quot;;&quot;&quot;);IF([.U211]=&quot;YES&quot;;&quot; e-Request;&quot;;&quot;&quot;);IF([.V211]=&quot;YES&quot;;&quot; e-Ordering;&quot;;&quot;&quot;);IF([.W211]=&quot;YES&quot;;&quot; e-Fulfiltment;&quot;;&quot;&quot;);IF([.X211]=&quot;YES&quot;;&quot; e-Invoicing;&quot;;&quot;&quot;);IF([.Y211]=&quot;YES&quot;;&quot; e-Payment;&quot;;&quot;&quot;))" table:style-name="ce35">
            <text:p>e-Notification;</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20</text:p>
          </table:table-cell>
          <table:table-cell office:value-type="string" table:style-name="ce1">
            <text:p>Electronic Catalogue</text:p>
          </table:table-cell>
          <table:table-cell office:value-type="string" table:style-name="ce1">
            <text:p>Electronic catalogues are a format for the presentation and organisation of information in a manner that is common to all the participating bidders and which lends itself to electronic treatment. An example could be tenders presented in the form of a spreadsheet.</text:p>
          </table:table-cell>
          <table:table-cell table:style-name="ce1"/>
          <table:table-cell office:value-type="string" table:style-name="ce1">
            <text:p>DIRECTIVE 2014/24/EU</text:p>
          </table:table-cell>
          <table:table-cell office:value-type="string" table:style-name="ce1">
            <text:p>Whereas (68)</text:p>
          </table:table-cell>
          <table:table-cell office:value-type="string" table:style-name="ce1">
            <text:p>BT-90</text:p>
          </table:table-cell>
          <table:table-cell table:content-validation-name="val7" table:style-name="ce1"/>
          <table:table-cell table:number-columns-repeated="2" table:style-name="ce1"/>
          <table:table-cell office:value-type="string" office:string-value="" table:formula="of:=CONCATENATE(IF([.M212]=&quot;YES&quot;;&quot;UC1;&quot;;&quot;&quot;);IF([.N212]=&quot;YES&quot;;&quot; UC2;&quot;;&quot;&quot;);IF([.O212]=&quot;YES&quot;;&quot; UC3&quot;;&quot;&quot;))" table:style-name="ce1"/>
          <table:table-cell office:value-type="string" office:string-value="" table:formula="of:=CONCATENATE(IF([.P212]=&quot;YES&quot;;&quot;e-Notification;&quot;;&quot;&quot;);IF([.Q212]=&quot;YES&quot;;&quot; e-Access;&quot;;&quot;&quot;);IF([.R212]=&quot;YES&quot;;&quot; e-Submission;&quot;;&quot;&quot;);IF([.S212]=&quot;YES&quot;;&quot; e-Evaluation;&quot;;&quot;&quot;);IF([.T212]=&quot;YES&quot;;&quot; e-Awarding;&quot;;&quot;&quot;);IF([.U212]=&quot;YES&quot;;&quot; e-Request;&quot;;&quot;&quot;);IF([.V212]=&quot;YES&quot;;&quot; e-Ordering;&quot;;&quot;&quot;);IF([.W212]=&quot;YES&quot;;&quot; e-Fulfiltment;&quot;;&quot;&quot;);IF([.X212]=&quot;YES&quot;;&quot; e-Invoicing;&quot;;&quot;&quot;);IF([.Y21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20</text:p>
          </table:table-cell>
          <table:table-cell office:value-type="string" table:style-name="ce1">
            <text:p>Electronic Catalogue</text:p>
          </table:table-cell>
          <table:table-cell office:value-type="string" table:style-name="ce1">
            <text:p>An Indicator to specify whether an electronic catalogue will be used during the post award phase.</text:p>
          </table:table-cell>
          <table:table-cell table:style-name="ce1"/>
          <table:table-cell office:value-type="string" table:style-name="ce1">
            <text:p>OP internal working</text:p>
          </table:table-cell>
          <table:table-cell table:style-name="ce1"/>
          <table:table-cell office:value-type="string" table:style-name="ce1">
            <text:p>BT-90</text:p>
          </table:table-cell>
          <table:table-cell table:content-validation-name="val7" table:style-name="ce1"/>
          <table:table-cell table:number-columns-repeated="2" table:style-name="ce1"/>
          <table:table-cell office:value-type="string" office:string-value="" table:formula="of:=CONCATENATE(IF([.M213]=&quot;YES&quot;;&quot;UC1;&quot;;&quot;&quot;);IF([.N213]=&quot;YES&quot;;&quot; UC2;&quot;;&quot;&quot;);IF([.O213]=&quot;YES&quot;;&quot; UC3&quot;;&quot;&quot;))" table:style-name="ce1"/>
          <table:table-cell office:value-type="string" office:string-value="" table:formula="of:=CONCATENATE(IF([.P213]=&quot;YES&quot;;&quot;e-Notification;&quot;;&quot;&quot;);IF([.Q213]=&quot;YES&quot;;&quot; e-Access;&quot;;&quot;&quot;);IF([.R213]=&quot;YES&quot;;&quot; e-Submission;&quot;;&quot;&quot;);IF([.S213]=&quot;YES&quot;;&quot; e-Evaluation;&quot;;&quot;&quot;);IF([.T213]=&quot;YES&quot;;&quot; e-Awarding;&quot;;&quot;&quot;);IF([.U213]=&quot;YES&quot;;&quot; e-Request;&quot;;&quot;&quot;);IF([.V213]=&quot;YES&quot;;&quot; e-Ordering;&quot;;&quot;&quot;);IF([.W213]=&quot;YES&quot;;&quot; e-Fulfiltment;&quot;;&quot;&quot;);IF([.X213]=&quot;YES&quot;;&quot; e-Invoicing;&quot;;&quot;&quot;);IF([.Y21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20</text:p>
          </table:table-cell>
          <table:table-cell office:value-type="string" table:style-name="ce1">
            <text:p>Electronic Catalogue</text:p>
          </table:table-cell>
          <table:table-cell office:value-type="string" table:style-name="ce1">
            <text:p>Where the use of electronic means of communication is required, contracting authorities may require tenders to be presented in the format of an electronic catalogue or to include an electronic catalogue.</text:p>
            <text:p>Member States may render the use of electronic catalogues mandatory in connection with certain types of procurement.</text:p>
            <text:p>Tenders presented in the form of an electronic catalogue may be accompanied by other documents, completing the tender.</text:p>
          </table:table-cell>
          <table:table-cell table:style-name="ce1"/>
          <table:table-cell office:value-type="string" table:style-name="ce1">
            <text:p>DIRECTIVE 2014/24/EU</text:p>
          </table:table-cell>
          <table:table-cell office:value-type="string" table:style-name="ce1">
            <text:p>Article 36</text:p>
          </table:table-cell>
          <table:table-cell office:value-type="string" table:style-name="ce1">
            <text:p>BT-90</text:p>
          </table:table-cell>
          <table:table-cell table:content-validation-name="val7" table:style-name="ce1"/>
          <table:table-cell table:number-columns-repeated="2" table:style-name="ce1"/>
          <table:table-cell office:value-type="string" office:string-value="" table:formula="of:=CONCATENATE(IF([.M214]=&quot;YES&quot;;&quot;UC1;&quot;;&quot;&quot;);IF([.N214]=&quot;YES&quot;;&quot; UC2;&quot;;&quot;&quot;);IF([.O214]=&quot;YES&quot;;&quot; UC3&quot;;&quot;&quot;))" table:style-name="ce1"/>
          <table:table-cell office:value-type="string" office:string-value="" table:formula="of:=CONCATENATE(IF([.P214]=&quot;YES&quot;;&quot;e-Notification;&quot;;&quot;&quot;);IF([.Q214]=&quot;YES&quot;;&quot; e-Access;&quot;;&quot;&quot;);IF([.R214]=&quot;YES&quot;;&quot; e-Submission;&quot;;&quot;&quot;);IF([.S214]=&quot;YES&quot;;&quot; e-Evaluation;&quot;;&quot;&quot;);IF([.T214]=&quot;YES&quot;;&quot; e-Awarding;&quot;;&quot;&quot;);IF([.U214]=&quot;YES&quot;;&quot; e-Request;&quot;;&quot;&quot;);IF([.V214]=&quot;YES&quot;;&quot; e-Ordering;&quot;;&quot;&quot;);IF([.W214]=&quot;YES&quot;;&quot; e-Fulfiltment;&quot;;&quot;&quot;);IF([.X214]=&quot;YES&quot;;&quot; e-Invoicing;&quot;;&quot;&quot;);IF([.Y21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20</text:p>
          </table:table-cell>
          <table:table-cell office:value-type="string" table:style-name="ce1">
            <text:p>Electronic Catalogue</text:p>
          </table:table-cell>
          <table:table-cell office:value-type="string" table:style-name="ce1">
            <text:p>A document that describes items, prices, and price validity.</text:p>
          </table:table-cell>
          <table:table-cell table:style-name="ce1"/>
          <table:table-cell office:value-type="string" table:style-name="ce1">
            <text:p>UBL</text:p>
          </table:table-cell>
          <table:table-cell table:style-name="ce1"/>
          <table:table-cell office:value-type="string" table:style-name="ce1">
            <text:p>BT-90</text:p>
          </table:table-cell>
          <table:table-cell table:content-validation-name="val7" table:style-name="ce1"/>
          <table:table-cell table:number-columns-repeated="2" table:style-name="ce1"/>
          <table:table-cell office:value-type="string" office:string-value="" table:formula="of:=CONCATENATE(IF([.M215]=&quot;YES&quot;;&quot;UC1;&quot;;&quot;&quot;);IF([.N215]=&quot;YES&quot;;&quot; UC2;&quot;;&quot;&quot;);IF([.O215]=&quot;YES&quot;;&quot; UC3&quot;;&quot;&quot;))" table:style-name="ce1"/>
          <table:table-cell office:value-type="string" office:string-value="" table:formula="of:=CONCATENATE(IF([.P215]=&quot;YES&quot;;&quot;e-Notification;&quot;;&quot;&quot;);IF([.Q215]=&quot;YES&quot;;&quot; e-Access;&quot;;&quot;&quot;);IF([.R215]=&quot;YES&quot;;&quot; e-Submission;&quot;;&quot;&quot;);IF([.S215]=&quot;YES&quot;;&quot; e-Evaluation;&quot;;&quot;&quot;);IF([.T215]=&quot;YES&quot;;&quot; e-Awarding;&quot;;&quot;&quot;);IF([.U215]=&quot;YES&quot;;&quot; e-Request;&quot;;&quot;&quot;);IF([.V215]=&quot;YES&quot;;&quot; e-Ordering;&quot;;&quot;&quot;);IF([.W215]=&quot;YES&quot;;&quot; e-Fulfiltment;&quot;;&quot;&quot;);IF([.X215]=&quot;YES&quot;;&quot; e-Invoicing;&quot;;&quot;&quot;);IF([.Y21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21</text:p>
          </table:table-cell>
          <table:table-cell office:value-type="string" table:style-name="ce35">
            <text:p>Electronic Catalogue Indicator</text:p>
          </table:table-cell>
          <table:table-cell office:value-type="string" table:style-name="ce35">
            <text:p>An indicator to specify whether an electronic catalogue will be used during the post award phase.</text:p>
          </table:table-cell>
          <table:table-cell table:style-name="ce35"/>
          <table:table-cell office:value-type="string" table:style-name="ce35">
            <text:p>UBL</text:p>
          </table:table-cell>
          <table:table-cell table:style-name="ce35"/>
          <table:table-cell office:value-type="string" table:style-name="ce35">
            <text:p>BT-149</text:p>
          </table:table-cell>
          <table:table-cell office:value-type="string" table:content-validation-name="val7" table:style-name="ce35">
            <text:p>YES</text:p>
          </table:table-cell>
          <table:table-cell office:value-type="string" table:style-name="ce35">
            <text:p>Taking into account the BT, and the definition provided by UBL for the same term, it has been considered that this is a good definition.</text:p>
          </table:table-cell>
          <table:table-cell table:style-name="ce35"/>
          <table:table-cell office:value-type="string" office:string-value="" table:formula="of:=CONCATENATE(IF([.M216]=&quot;YES&quot;;&quot;UC1;&quot;;&quot;&quot;);IF([.N216]=&quot;YES&quot;;&quot; UC2;&quot;;&quot;&quot;);IF([.O216]=&quot;YES&quot;;&quot; UC3&quot;;&quot;&quot;))" table:style-name="ce35"/>
          <table:table-cell office:value-type="string" office:string-value="e-Notification;" table:formula="of:=CONCATENATE(IF([.P216]=&quot;YES&quot;;&quot;e-Notification;&quot;;&quot;&quot;);IF([.Q216]=&quot;YES&quot;;&quot; e-Access;&quot;;&quot;&quot;);IF([.R216]=&quot;YES&quot;;&quot; e-Submission;&quot;;&quot;&quot;);IF([.S216]=&quot;YES&quot;;&quot; e-Evaluation;&quot;;&quot;&quot;);IF([.T216]=&quot;YES&quot;;&quot; e-Awarding;&quot;;&quot;&quot;);IF([.U216]=&quot;YES&quot;;&quot; e-Request;&quot;;&quot;&quot;);IF([.V216]=&quot;YES&quot;;&quot; e-Ordering;&quot;;&quot;&quot;);IF([.W216]=&quot;YES&quot;;&quot; e-Fulfiltment;&quot;;&quot;&quot;);IF([.X216]=&quot;YES&quot;;&quot; e-Invoicing;&quot;;&quot;&quot;);IF([.Y216]=&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21</text:p>
          </table:table-cell>
          <table:table-cell office:value-type="string" table:style-name="ce1">
            <text:p>Electronic Catalogue Indicator</text:p>
          </table:table-cell>
          <table:table-cell office:value-type="string" table:style-name="ce1">
            <text:p>An indicator to specify whether an electronic catalogue will be used during the post award phase.</text:p>
          </table:table-cell>
          <table:table-cell table:style-name="ce1"/>
          <table:table-cell office:value-type="string" table:style-name="ce1">
            <text:p>OP internal working</text:p>
          </table:table-cell>
          <table:table-cell table:style-name="ce1"/>
          <table:table-cell office:value-type="string" table:style-name="ce1">
            <text:p>BT-90</text:p>
          </table:table-cell>
          <table:table-cell table:content-validation-name="val7" table:style-name="ce1"/>
          <table:table-cell table:number-columns-repeated="2" table:style-name="ce1"/>
          <table:table-cell office:value-type="string" office:string-value="" table:formula="of:=CONCATENATE(IF([.M217]=&quot;YES&quot;;&quot;UC1;&quot;;&quot;&quot;);IF([.N217]=&quot;YES&quot;;&quot; UC2;&quot;;&quot;&quot;);IF([.O217]=&quot;YES&quot;;&quot; UC3&quot;;&quot;&quot;))" table:style-name="ce1"/>
          <table:table-cell office:value-type="string" office:string-value="" table:formula="of:=CONCATENATE(IF([.P217]=&quot;YES&quot;;&quot;e-Notification;&quot;;&quot;&quot;);IF([.Q217]=&quot;YES&quot;;&quot; e-Access;&quot;;&quot;&quot;);IF([.R217]=&quot;YES&quot;;&quot; e-Submission;&quot;;&quot;&quot;);IF([.S217]=&quot;YES&quot;;&quot; e-Evaluation;&quot;;&quot;&quot;);IF([.T217]=&quot;YES&quot;;&quot; e-Awarding;&quot;;&quot;&quot;);IF([.U217]=&quot;YES&quot;;&quot; e-Request;&quot;;&quot;&quot;);IF([.V217]=&quot;YES&quot;;&quot; e-Ordering;&quot;;&quot;&quot;);IF([.W217]=&quot;YES&quot;;&quot; e-Fulfiltment;&quot;;&quot;&quot;);IF([.X217]=&quot;YES&quot;;&quot; e-Invoicing;&quot;;&quot;&quot;);IF([.Y21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21</text:p>
          </table:table-cell>
          <table:table-cell office:value-type="string" table:style-name="ce1">
            <text:p>Electronic Catalogue Indicator</text:p>
          </table:table-cell>
          <table:table-cell office:value-type="string" table:style-name="ce1">
            <text:p>Tenders must be presented in the form of electronic catalogues or include an electronic catalogue</text:p>
          </table:table-cell>
          <table:table-cell table:style-name="ce1"/>
          <table:table-cell office:value-type="string" table:style-name="ce1">
            <text:p>eForms consultation</text:p>
          </table:table-cell>
          <table:table-cell table:style-name="ce1"/>
          <table:table-cell office:value-type="string" table:style-name="ce1">
            <text:p>BT-90</text:p>
          </table:table-cell>
          <table:table-cell table:content-validation-name="val7" table:style-name="ce1"/>
          <table:table-cell table:number-columns-repeated="2" table:style-name="ce1"/>
          <table:table-cell office:value-type="string" office:string-value="" table:formula="of:=CONCATENATE(IF([.M218]=&quot;YES&quot;;&quot;UC1;&quot;;&quot;&quot;);IF([.N218]=&quot;YES&quot;;&quot; UC2;&quot;;&quot;&quot;);IF([.O218]=&quot;YES&quot;;&quot; UC3&quot;;&quot;&quot;))" table:style-name="ce1"/>
          <table:table-cell office:value-type="string" office:string-value="" table:formula="of:=CONCATENATE(IF([.P218]=&quot;YES&quot;;&quot;e-Notification;&quot;;&quot;&quot;);IF([.Q218]=&quot;YES&quot;;&quot; e-Access;&quot;;&quot;&quot;);IF([.R218]=&quot;YES&quot;;&quot; e-Submission;&quot;;&quot;&quot;);IF([.S218]=&quot;YES&quot;;&quot; e-Evaluation;&quot;;&quot;&quot;);IF([.T218]=&quot;YES&quot;;&quot; e-Awarding;&quot;;&quot;&quot;);IF([.U218]=&quot;YES&quot;;&quot; e-Request;&quot;;&quot;&quot;);IF([.V218]=&quot;YES&quot;;&quot; e-Ordering;&quot;;&quot;&quot;);IF([.W218]=&quot;YES&quot;;&quot; e-Fulfiltment;&quot;;&quot;&quot;);IF([.X218]=&quot;YES&quot;;&quot; e-Invoicing;&quot;;&quot;&quot;);IF([.Y21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21</text:p>
          </table:table-cell>
          <table:table-cell office:value-type="string" table:style-name="ce1">
            <text:p>Electronic Catalogue Indicator</text:p>
          </table:table-cell>
          <table:table-cell office:value-type="string" table:style-name="ce1">
            <text:p>Where the presentation of tenders in the form of electronic catalogues is accepted or required, contracting authorities shall: (a) state so in the contract notice or in the invitation to confirm interest where a prior information notice is used as a means of calling for competition; (...)</text:p>
          </table:table-cell>
          <table:table-cell table:style-name="ce1"/>
          <table:table-cell office:value-type="string" table:style-name="ce1">
            <text:p>DIRECTIVE 2014/24/EU</text:p>
          </table:table-cell>
          <table:table-cell office:value-type="string" table:style-name="ce1">
            <text:p>Article 36</text:p>
          </table:table-cell>
          <table:table-cell office:value-type="string" table:style-name="ce1">
            <text:p>BT-90</text:p>
          </table:table-cell>
          <table:table-cell table:content-validation-name="val7" table:style-name="ce1"/>
          <table:table-cell table:number-columns-repeated="2" table:style-name="ce1"/>
          <table:table-cell office:value-type="string" office:string-value="" table:formula="of:=CONCATENATE(IF([.M219]=&quot;YES&quot;;&quot;UC1;&quot;;&quot;&quot;);IF([.N219]=&quot;YES&quot;;&quot; UC2;&quot;;&quot;&quot;);IF([.O219]=&quot;YES&quot;;&quot; UC3&quot;;&quot;&quot;))" table:style-name="ce1"/>
          <table:table-cell office:value-type="string" office:string-value="" table:formula="of:=CONCATENATE(IF([.P219]=&quot;YES&quot;;&quot;e-Notification;&quot;;&quot;&quot;);IF([.Q219]=&quot;YES&quot;;&quot; e-Access;&quot;;&quot;&quot;);IF([.R219]=&quot;YES&quot;;&quot; e-Submission;&quot;;&quot;&quot;);IF([.S219]=&quot;YES&quot;;&quot; e-Evaluation;&quot;;&quot;&quot;);IF([.T219]=&quot;YES&quot;;&quot; e-Awarding;&quot;;&quot;&quot;);IF([.U219]=&quot;YES&quot;;&quot; e-Request;&quot;;&quot;&quot;);IF([.V219]=&quot;YES&quot;;&quot; e-Ordering;&quot;;&quot;&quot;);IF([.W219]=&quot;YES&quot;;&quot; e-Fulfiltment;&quot;;&quot;&quot;);IF([.X219]=&quot;YES&quot;;&quot; e-Invoicing;&quot;;&quot;&quot;);IF([.Y21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11</text:p>
          </table:table-cell>
          <table:table-cell office:value-type="string" table:style-name="ce35">
            <text:p>Electronic means</text:p>
          </table:table-cell>
          <table:table-cell office:value-type="string" table:style-name="ce35">
            <text:p>The amount of bids electronically submitted by tenderers</text:p>
          </table:table-cell>
          <table:table-cell table:style-name="ce35"/>
          <table:table-cell office:value-type="string" table:style-name="ce35">
            <text:p>Ontology proposal</text:p>
          </table:table-cell>
          <table:table-cell table:style-name="ce35"/>
          <table:table-cell office:value-type="string" table:style-name="ce35">
            <text:p>BT-149</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220]=&quot;YES&quot;;&quot;UC1;&quot;;&quot;&quot;);IF([.N220]=&quot;YES&quot;;&quot; UC2;&quot;;&quot;&quot;);IF([.O220]=&quot;YES&quot;;&quot; UC3&quot;;&quot;&quot;))" table:style-name="ce35"/>
          <table:table-cell office:value-type="string" office:string-value="e-Notification; e-Submission;" table:formula="of:=CONCATENATE(IF([.P220]=&quot;YES&quot;;&quot;e-Notification;&quot;;&quot;&quot;);IF([.Q220]=&quot;YES&quot;;&quot; e-Access;&quot;;&quot;&quot;);IF([.R220]=&quot;YES&quot;;&quot; e-Submission;&quot;;&quot;&quot;);IF([.S220]=&quot;YES&quot;;&quot; e-Evaluation;&quot;;&quot;&quot;);IF([.T220]=&quot;YES&quot;;&quot; e-Awarding;&quot;;&quot;&quot;);IF([.U220]=&quot;YES&quot;;&quot; e-Request;&quot;;&quot;&quot;);IF([.V220]=&quot;YES&quot;;&quot; e-Ordering;&quot;;&quot;&quot;);IF([.W220]=&quot;YES&quot;;&quot; e-Fulfiltment;&quot;;&quot;&quot;);IF([.X220]=&quot;YES&quot;;&quot; e-Invoicing;&quot;;&quot;&quot;);IF([.Y220]=&quot;YES&quot;;&quot; e-Payment;&quot;;&quot;&quot;))" table:style-name="ce35">
            <text:p>e-Notification; e-Submiss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11</text:p>
          </table:table-cell>
          <table:table-cell office:value-type="string" table:style-name="ce1">
            <text:p>Electronic means</text:p>
          </table:table-cell>
          <table:table-cell office:value-type="string" table:style-name="ce1">
            <text:p>Electronic means of information and communication can greatly simplify the publication of contracts and increase the efficiency and transparency of procurement processes. They should become the standard means of communication and information exchange in procurement procedures (...)</text:p>
          </table:table-cell>
          <table:table-cell table:style-name="ce1"/>
          <table:table-cell office:value-type="string" table:style-name="ce1">
            <text:p>DIRECTIVE 2014/24/EU</text:p>
          </table:table-cell>
          <table:table-cell office:value-type="string" table:style-name="ce1">
            <text:p>Whereas (52)</text:p>
          </table:table-cell>
          <table:table-cell office:value-type="string" table:style-name="ce1">
            <text:p>BT-149</text:p>
          </table:table-cell>
          <table:table-cell table:content-validation-name="val7" table:style-name="ce1"/>
          <table:table-cell table:number-columns-repeated="2" table:style-name="ce1"/>
          <table:table-cell office:value-type="string" office:string-value="" table:formula="of:=CONCATENATE(IF([.M221]=&quot;YES&quot;;&quot;UC1;&quot;;&quot;&quot;);IF([.N221]=&quot;YES&quot;;&quot; UC2;&quot;;&quot;&quot;);IF([.O221]=&quot;YES&quot;;&quot; UC3&quot;;&quot;&quot;))" table:style-name="ce1"/>
          <table:table-cell office:value-type="string" office:string-value="" table:formula="of:=CONCATENATE(IF([.P221]=&quot;YES&quot;;&quot;e-Notification;&quot;;&quot;&quot;);IF([.Q221]=&quot;YES&quot;;&quot; e-Access;&quot;;&quot;&quot;);IF([.R221]=&quot;YES&quot;;&quot; e-Submission;&quot;;&quot;&quot;);IF([.S221]=&quot;YES&quot;;&quot; e-Evaluation;&quot;;&quot;&quot;);IF([.T221]=&quot;YES&quot;;&quot; e-Awarding;&quot;;&quot;&quot;);IF([.U221]=&quot;YES&quot;;&quot; e-Request;&quot;;&quot;&quot;);IF([.V221]=&quot;YES&quot;;&quot; e-Ordering;&quot;;&quot;&quot;);IF([.W221]=&quot;YES&quot;;&quot; e-Fulfiltment;&quot;;&quot;&quot;);IF([.X221]=&quot;YES&quot;;&quot; e-Invoicing;&quot;;&quot;&quot;);IF([.Y22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11</text:p>
          </table:table-cell>
          <table:table-cell office:value-type="string" table:style-name="ce1">
            <text:p>Electronic means</text:p>
          </table:table-cell>
          <table:table-cell office:value-type="string" table:style-name="ce1">
            <text:p>Contracting authorities should, except in certain specific situations, use electronic means of communication which are non-discriminatory, generally available and interoperable with the ICT products in general use and which do not restrict economic operators’ access to the procurement procedure (...)</text:p>
          </table:table-cell>
          <table:table-cell table:style-name="ce1"/>
          <table:table-cell office:value-type="string" table:style-name="ce1">
            <text:p>DIRECTIVE 2014/24/EU</text:p>
          </table:table-cell>
          <table:table-cell office:value-type="string" table:style-name="ce1">
            <text:p>Whereas (53)</text:p>
          </table:table-cell>
          <table:table-cell office:value-type="string" table:style-name="ce1">
            <text:p>BT-149</text:p>
          </table:table-cell>
          <table:table-cell table:content-validation-name="val7" table:style-name="ce1"/>
          <table:table-cell table:number-columns-repeated="2" table:style-name="ce1"/>
          <table:table-cell office:value-type="string" office:string-value="" table:formula="of:=CONCATENATE(IF([.M222]=&quot;YES&quot;;&quot;UC1;&quot;;&quot;&quot;);IF([.N222]=&quot;YES&quot;;&quot; UC2;&quot;;&quot;&quot;);IF([.O222]=&quot;YES&quot;;&quot; UC3&quot;;&quot;&quot;))" table:style-name="ce1"/>
          <table:table-cell office:value-type="string" office:string-value="" table:formula="of:=CONCATENATE(IF([.P222]=&quot;YES&quot;;&quot;e-Notification;&quot;;&quot;&quot;);IF([.Q222]=&quot;YES&quot;;&quot; e-Access;&quot;;&quot;&quot;);IF([.R222]=&quot;YES&quot;;&quot; e-Submission;&quot;;&quot;&quot;);IF([.S222]=&quot;YES&quot;;&quot; e-Evaluation;&quot;;&quot;&quot;);IF([.T222]=&quot;YES&quot;;&quot; e-Awarding;&quot;;&quot;&quot;);IF([.U222]=&quot;YES&quot;;&quot; e-Request;&quot;;&quot;&quot;);IF([.V222]=&quot;YES&quot;;&quot; e-Ordering;&quot;;&quot;&quot;);IF([.W222]=&quot;YES&quot;;&quot; e-Fulfiltment;&quot;;&quot;&quot;);IF([.X222]=&quot;YES&quot;;&quot; e-Invoicing;&quot;;&quot;&quot;);IF([.Y22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11</text:p>
          </table:table-cell>
          <table:table-cell office:value-type="string" table:style-name="ce1">
            <text:p>Electronic means</text:p>
          </table:table-cell>
          <table:table-cell office:value-type="string" table:style-name="ce1">
            <text:p>‘electronic means’ means electronic equipment for the processing (including digital compression) and storage of data which is transmitted, conveyed and received by wire, by radio, by optical means or by other electromagnetic means</text:p>
          </table:table-cell>
          <table:table-cell table:style-name="ce1"/>
          <table:table-cell office:value-type="string" table:style-name="ce1">
            <text:p>DIRECTIVE 2014/24/EU</text:p>
          </table:table-cell>
          <table:table-cell office:value-type="string" table:style-name="ce1">
            <text:p>Article 2</text:p>
          </table:table-cell>
          <table:table-cell office:value-type="string" table:style-name="ce1">
            <text:p>BT-92</text:p>
          </table:table-cell>
          <table:table-cell table:content-validation-name="val7" table:style-name="ce1"/>
          <table:table-cell table:number-columns-repeated="2" table:style-name="ce1"/>
          <table:table-cell office:value-type="string" office:string-value="" table:formula="of:=CONCATENATE(IF([.M223]=&quot;YES&quot;;&quot;UC1;&quot;;&quot;&quot;);IF([.N223]=&quot;YES&quot;;&quot; UC2;&quot;;&quot;&quot;);IF([.O223]=&quot;YES&quot;;&quot; UC3&quot;;&quot;&quot;))" table:style-name="ce1"/>
          <table:table-cell office:value-type="string" office:string-value="" table:formula="of:=CONCATENATE(IF([.P223]=&quot;YES&quot;;&quot;e-Notification;&quot;;&quot;&quot;);IF([.Q223]=&quot;YES&quot;;&quot; e-Access;&quot;;&quot;&quot;);IF([.R223]=&quot;YES&quot;;&quot; e-Submission;&quot;;&quot;&quot;);IF([.S223]=&quot;YES&quot;;&quot; e-Evaluation;&quot;;&quot;&quot;);IF([.T223]=&quot;YES&quot;;&quot; e-Awarding;&quot;;&quot;&quot;);IF([.U223]=&quot;YES&quot;;&quot; e-Request;&quot;;&quot;&quot;);IF([.V223]=&quot;YES&quot;;&quot; e-Ordering;&quot;;&quot;&quot;);IF([.W223]=&quot;YES&quot;;&quot; e-Fulfiltment;&quot;;&quot;&quot;);IF([.X223]=&quot;YES&quot;;&quot; e-Invoicing;&quot;;&quot;&quot;);IF([.Y22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32</text:p>
          </table:table-cell>
          <table:table-cell office:value-type="string" table:style-name="ce35">
            <text:p>Electronic Ordering</text:p>
          </table:table-cell>
          <table:table-cell office:value-type="string" table:style-name="ce35">
            <text:p>Electronic means are used for requesting and purchasing in the post-award process.</text:p>
          </table:table-cell>
          <table:table-cell table:style-name="ce35"/>
          <table:table-cell office:value-type="string" table:style-name="ce35">
            <text:p>Ontology proposal</text:p>
          </table:table-cell>
          <table:table-cell table:style-name="ce35"/>
          <table:table-cell office:value-type="string" table:style-name="ce35">
            <text:p>BT-92</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UC3" table:formula="of:=CONCATENATE(IF([.M224]=&quot;YES&quot;;&quot;UC1;&quot;;&quot;&quot;);IF([.N224]=&quot;YES&quot;;&quot; UC2;&quot;;&quot;&quot;);IF([.O224]=&quot;YES&quot;;&quot; UC3&quot;;&quot;&quot;))" table:style-name="ce35">
            <text:p><text:s/>UC3</text:p>
          </table:table-cell>
          <table:table-cell office:value-type="string" office:string-value="e-Notification; e-Ordering;" table:formula="of:=CONCATENATE(IF([.P224]=&quot;YES&quot;;&quot;e-Notification;&quot;;&quot;&quot;);IF([.Q224]=&quot;YES&quot;;&quot; e-Access;&quot;;&quot;&quot;);IF([.R224]=&quot;YES&quot;;&quot; e-Submission;&quot;;&quot;&quot;);IF([.S224]=&quot;YES&quot;;&quot; e-Evaluation;&quot;;&quot;&quot;);IF([.T224]=&quot;YES&quot;;&quot; e-Awarding;&quot;;&quot;&quot;);IF([.U224]=&quot;YES&quot;;&quot; e-Request;&quot;;&quot;&quot;);IF([.V224]=&quot;YES&quot;;&quot; e-Ordering;&quot;;&quot;&quot;);IF([.W224]=&quot;YES&quot;;&quot; e-Fulfiltment;&quot;;&quot;&quot;);IF([.X224]=&quot;YES&quot;;&quot; e-Invoicing;&quot;;&quot;&quot;);IF([.Y224]=&quot;YES&quot;;&quot; e-Payment;&quot;;&quot;&quot;))" table:style-name="ce35">
            <text:p>e-Notification; e-Ordering;</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32</text:p>
          </table:table-cell>
          <table:table-cell office:value-type="string" table:style-name="ce1">
            <text:p>Electronic Ordering</text:p>
          </table:table-cell>
          <table:table-cell office:value-type="string" table:style-name="ce1">
            <text:p>An indicator on whether electronic ordering shall be used in the post award process.</text:p>
          </table:table-cell>
          <table:table-cell table:style-name="ce1"/>
          <table:table-cell office:value-type="string" table:style-name="ce1">
            <text:p>UBL</text:p>
          </table:table-cell>
          <table:table-cell table:style-name="ce1"/>
          <table:table-cell office:value-type="string" table:style-name="ce1">
            <text:p>BT-93</text:p>
          </table:table-cell>
          <table:table-cell table:content-validation-name="val7" table:style-name="ce1"/>
          <table:table-cell table:number-columns-repeated="2" table:style-name="ce1"/>
          <table:table-cell office:value-type="string" office:string-value="" table:formula="of:=CONCATENATE(IF([.M225]=&quot;YES&quot;;&quot;UC1;&quot;;&quot;&quot;);IF([.N225]=&quot;YES&quot;;&quot; UC2;&quot;;&quot;&quot;);IF([.O225]=&quot;YES&quot;;&quot; UC3&quot;;&quot;&quot;))" table:style-name="ce1"/>
          <table:table-cell office:value-type="string" office:string-value="" table:formula="of:=CONCATENATE(IF([.P225]=&quot;YES&quot;;&quot;e-Notification;&quot;;&quot;&quot;);IF([.Q225]=&quot;YES&quot;;&quot; e-Access;&quot;;&quot;&quot;);IF([.R225]=&quot;YES&quot;;&quot; e-Submission;&quot;;&quot;&quot;);IF([.S225]=&quot;YES&quot;;&quot; e-Evaluation;&quot;;&quot;&quot;);IF([.T225]=&quot;YES&quot;;&quot; e-Awarding;&quot;;&quot;&quot;);IF([.U225]=&quot;YES&quot;;&quot; e-Request;&quot;;&quot;&quot;);IF([.V225]=&quot;YES&quot;;&quot; e-Ordering;&quot;;&quot;&quot;);IF([.W225]=&quot;YES&quot;;&quot; e-Fulfiltment;&quot;;&quot;&quot;);IF([.X225]=&quot;YES&quot;;&quot; e-Invoicing;&quot;;&quot;&quot;);IF([.Y22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33</text:p>
          </table:table-cell>
          <table:table-cell office:value-type="string" table:style-name="ce35">
            <text:p>Electronic Payment</text:p>
          </table:table-cell>
          <table:table-cell office:value-type="string" table:style-name="ce35">
            <text:p>Electronic means are used for paying the winner of the contract in the post-award process.</text:p>
          </table:table-cell>
          <table:table-cell table:style-name="ce35"/>
          <table:table-cell office:value-type="string" table:style-name="ce35">
            <text:p>Ontology proposal</text:p>
          </table:table-cell>
          <table:table-cell table:style-name="ce35"/>
          <table:table-cell office:value-type="string" table:style-name="ce35">
            <text:p>BT-93</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UC3" table:formula="of:=CONCATENATE(IF([.M226]=&quot;YES&quot;;&quot;UC1;&quot;;&quot;&quot;);IF([.N226]=&quot;YES&quot;;&quot; UC2;&quot;;&quot;&quot;);IF([.O226]=&quot;YES&quot;;&quot; UC3&quot;;&quot;&quot;))" table:style-name="ce35">
            <text:p><text:s/>UC3</text:p>
          </table:table-cell>
          <table:table-cell office:value-type="string" office:string-value="e-Notification; e-Payment;" table:formula="of:=CONCATENATE(IF([.P226]=&quot;YES&quot;;&quot;e-Notification;&quot;;&quot;&quot;);IF([.Q226]=&quot;YES&quot;;&quot; e-Access;&quot;;&quot;&quot;);IF([.R226]=&quot;YES&quot;;&quot; e-Submission;&quot;;&quot;&quot;);IF([.S226]=&quot;YES&quot;;&quot; e-Evaluation;&quot;;&quot;&quot;);IF([.T226]=&quot;YES&quot;;&quot; e-Awarding;&quot;;&quot;&quot;);IF([.U226]=&quot;YES&quot;;&quot; e-Request;&quot;;&quot;&quot;);IF([.V226]=&quot;YES&quot;;&quot; e-Ordering;&quot;;&quot;&quot;);IF([.W226]=&quot;YES&quot;;&quot; e-Fulfiltment;&quot;;&quot;&quot;);IF([.X226]=&quot;YES&quot;;&quot; e-Invoicing;&quot;;&quot;&quot;);IF([.Y226]=&quot;YES&quot;;&quot; e-Payment;&quot;;&quot;&quot;))" table:style-name="ce35">
            <text:p>e-Notification; e-Payment;</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number-columns-repeated="16359"/>
        </table:table-row>
        <table:table-row table:style-name="ro17">
          <table:table-cell office:value-type="string" table:style-name="ce1">
            <text:p>C-133</text:p>
          </table:table-cell>
          <table:table-cell office:value-type="string" table:style-name="ce1">
            <text:p>Electronic Payment</text:p>
          </table:table-cell>
          <table:table-cell office:value-type="string" table:style-name="ce1">
            <text:p>An indicator on whether electronic payment shall be used in the post award process.</text:p>
          </table:table-cell>
          <table:table-cell table:style-name="ce1"/>
          <table:table-cell office:value-type="string" table:style-name="ce1">
            <text:p>UBL</text:p>
          </table:table-cell>
          <table:table-cell table:style-name="ce1"/>
          <table:table-cell office:value-type="string" table:style-name="ce1">
            <text:p>BT-17</text:p>
          </table:table-cell>
          <table:table-cell table:content-validation-name="val7" table:style-name="ce1"/>
          <table:table-cell table:number-columns-repeated="2" table:style-name="ce1"/>
          <table:table-cell office:value-type="string" office:string-value="" table:formula="of:=CONCATENATE(IF([.M227]=&quot;YES&quot;;&quot;UC1;&quot;;&quot;&quot;);IF([.N227]=&quot;YES&quot;;&quot; UC2;&quot;;&quot;&quot;);IF([.O227]=&quot;YES&quot;;&quot; UC3&quot;;&quot;&quot;))" table:style-name="ce1"/>
          <table:table-cell office:value-type="string" office:string-value="" table:formula="of:=CONCATENATE(IF([.P227]=&quot;YES&quot;;&quot;e-Notification;&quot;;&quot;&quot;);IF([.Q227]=&quot;YES&quot;;&quot; e-Access;&quot;;&quot;&quot;);IF([.R227]=&quot;YES&quot;;&quot; e-Submission;&quot;;&quot;&quot;);IF([.S227]=&quot;YES&quot;;&quot; e-Evaluation;&quot;;&quot;&quot;);IF([.T227]=&quot;YES&quot;;&quot; e-Awarding;&quot;;&quot;&quot;);IF([.U227]=&quot;YES&quot;;&quot; e-Request;&quot;;&quot;&quot;);IF([.V227]=&quot;YES&quot;;&quot; e-Ordering;&quot;;&quot;&quot;);IF([.W227]=&quot;YES&quot;;&quot; e-Fulfiltment;&quot;;&quot;&quot;);IF([.X227]=&quot;YES&quot;;&quot; e-Invoicing;&quot;;&quot;&quot;);IF([.Y22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46</text:p>
          </table:table-cell>
          <table:table-cell office:value-type="string" table:style-name="ce35">
            <text:p>Electronic Submission</text:p>
          </table:table-cell>
          <table:table-cell office:value-type="string" table:style-name="ce35">
            <text:p>Transmission of tenders is possible by electronic means of communication.</text:p>
          </table:table-cell>
          <table:table-cell table:style-name="ce35"/>
          <table:table-cell office:value-type="string" table:style-name="ce35">
            <text:p>Ontology proposal</text:p>
          </table:table-cell>
          <table:table-cell office:value-type="string" table:style-name="ce35">
            <text:p>Definition based on DIRECTIVE 2014/24/EU</text:p>
          </table:table-cell>
          <table:table-cell office:value-type="string" table:style-name="ce35">
            <text:p>BT-17</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228]=&quot;YES&quot;;&quot;UC1;&quot;;&quot;&quot;);IF([.N228]=&quot;YES&quot;;&quot; UC2;&quot;;&quot;&quot;);IF([.O228]=&quot;YES&quot;;&quot; UC3&quot;;&quot;&quot;))" table:style-name="ce35"/>
          <table:table-cell office:value-type="string" office:string-value="e-Notification; e-Submission;" table:formula="of:=CONCATENATE(IF([.P228]=&quot;YES&quot;;&quot;e-Notification;&quot;;&quot;&quot;);IF([.Q228]=&quot;YES&quot;;&quot; e-Access;&quot;;&quot;&quot;);IF([.R228]=&quot;YES&quot;;&quot; e-Submission;&quot;;&quot;&quot;);IF([.S228]=&quot;YES&quot;;&quot; e-Evaluation;&quot;;&quot;&quot;);IF([.T228]=&quot;YES&quot;;&quot; e-Awarding;&quot;;&quot;&quot;);IF([.U228]=&quot;YES&quot;;&quot; e-Request;&quot;;&quot;&quot;);IF([.V228]=&quot;YES&quot;;&quot; e-Ordering;&quot;;&quot;&quot;);IF([.W228]=&quot;YES&quot;;&quot; e-Fulfiltment;&quot;;&quot;&quot;);IF([.X228]=&quot;YES&quot;;&quot; e-Invoicing;&quot;;&quot;&quot;);IF([.Y228]=&quot;YES&quot;;&quot; e-Payment;&quot;;&quot;&quot;))" table:style-name="ce35">
            <text:p>e-Notification; e-Submiss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46</text:p>
          </table:table-cell>
          <table:table-cell office:value-type="string" table:style-name="ce1">
            <text:p>Electronic Submission</text:p>
          </table:table-cell>
          <table:table-cell office:value-type="string" table:style-name="ce1">
            <text:p>Submission of tenders available by internet.</text:p>
          </table:table-cell>
          <table:table-cell table:style-name="ce1"/>
          <table:table-cell office:value-type="string" table:style-name="ce1">
            <text:p>OP internal working</text:p>
          </table:table-cell>
          <table:table-cell table:style-name="ce1"/>
          <table:table-cell office:value-type="string" table:style-name="ce1">
            <text:p>BT-17</text:p>
          </table:table-cell>
          <table:table-cell table:content-validation-name="val7" table:style-name="ce1"/>
          <table:table-cell table:number-columns-repeated="2" table:style-name="ce1"/>
          <table:table-cell office:value-type="string" office:string-value="" table:formula="of:=CONCATENATE(IF([.M229]=&quot;YES&quot;;&quot;UC1;&quot;;&quot;&quot;);IF([.N229]=&quot;YES&quot;;&quot; UC2;&quot;;&quot;&quot;);IF([.O229]=&quot;YES&quot;;&quot; UC3&quot;;&quot;&quot;))" table:style-name="ce1"/>
          <table:table-cell office:value-type="string" office:string-value="" table:formula="of:=CONCATENATE(IF([.P229]=&quot;YES&quot;;&quot;e-Notification;&quot;;&quot;&quot;);IF([.Q229]=&quot;YES&quot;;&quot; e-Access;&quot;;&quot;&quot;);IF([.R229]=&quot;YES&quot;;&quot; e-Submission;&quot;;&quot;&quot;);IF([.S229]=&quot;YES&quot;;&quot; e-Evaluation;&quot;;&quot;&quot;);IF([.T229]=&quot;YES&quot;;&quot; e-Awarding;&quot;;&quot;&quot;);IF([.U229]=&quot;YES&quot;;&quot; e-Request;&quot;;&quot;&quot;);IF([.V229]=&quot;YES&quot;;&quot; e-Ordering;&quot;;&quot;&quot;);IF([.W229]=&quot;YES&quot;;&quot; e-Fulfiltment;&quot;;&quot;&quot;);IF([.X229]=&quot;YES&quot;;&quot; e-Invoicing;&quot;;&quot;&quot;);IF([.Y22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6</text:p>
          </table:table-cell>
          <table:table-cell office:value-type="string" table:style-name="ce1">
            <text:p>Electronic Submission</text:p>
          </table:table-cell>
          <table:table-cell office:value-type="string" table:style-name="ce1">
            <text:p>Tenders or requests to participate must be submitted electronically via: (URL)</text:p>
          </table:table-cell>
          <table:table-cell table:style-name="ce1"/>
          <table:table-cell office:value-type="string" table:style-name="ce1">
            <text:p>eForms consultation</text:p>
          </table:table-cell>
          <table:table-cell table:style-name="ce1"/>
          <table:table-cell office:value-type="string" table:style-name="ce1">
            <text:p>BT-17</text:p>
          </table:table-cell>
          <table:table-cell table:content-validation-name="val7" table:style-name="ce1"/>
          <table:table-cell table:number-columns-repeated="2" table:style-name="ce1"/>
          <table:table-cell office:value-type="string" office:string-value="" table:formula="of:=CONCATENATE(IF([.M230]=&quot;YES&quot;;&quot;UC1;&quot;;&quot;&quot;);IF([.N230]=&quot;YES&quot;;&quot; UC2;&quot;;&quot;&quot;);IF([.O230]=&quot;YES&quot;;&quot; UC3&quot;;&quot;&quot;))" table:style-name="ce1"/>
          <table:table-cell office:value-type="string" office:string-value="" table:formula="of:=CONCATENATE(IF([.P230]=&quot;YES&quot;;&quot;e-Notification;&quot;;&quot;&quot;);IF([.Q230]=&quot;YES&quot;;&quot; e-Access;&quot;;&quot;&quot;);IF([.R230]=&quot;YES&quot;;&quot; e-Submission;&quot;;&quot;&quot;);IF([.S230]=&quot;YES&quot;;&quot; e-Evaluation;&quot;;&quot;&quot;);IF([.T230]=&quot;YES&quot;;&quot; e-Awarding;&quot;;&quot;&quot;);IF([.U230]=&quot;YES&quot;;&quot; e-Request;&quot;;&quot;&quot;);IF([.V230]=&quot;YES&quot;;&quot; e-Ordering;&quot;;&quot;&quot;);IF([.W230]=&quot;YES&quot;;&quot; e-Fulfiltment;&quot;;&quot;&quot;);IF([.X230]=&quot;YES&quot;;&quot; e-Invoicing;&quot;;&quot;&quot;);IF([.Y23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6</text:p>
          </table:table-cell>
          <table:table-cell office:value-type="string" table:style-name="ce1">
            <text:p>Electronic Submission</text:p>
          </table:table-cell>
          <table:table-cell office:value-type="string" table:style-name="ce1">
            <text:p>Member States shall ensure that all communication and information exchange under this Directive, in particular electronic submission, are performed using electronic means of communication in accordance with the requirements of this Article.</text:p>
          </table:table-cell>
          <table:table-cell table:style-name="ce1"/>
          <table:table-cell office:value-type="string" table:style-name="ce1">
            <text:p>DIRECTIVE 2014/24/EU</text:p>
          </table:table-cell>
          <table:table-cell office:value-type="string" table:style-name="ce1">
            <text:p>Article 22</text:p>
          </table:table-cell>
          <table:table-cell office:value-type="string" table:style-name="ce1">
            <text:p>BT-506</text:p>
          </table:table-cell>
          <table:table-cell table:content-validation-name="val7" table:style-name="ce1"/>
          <table:table-cell table:number-columns-repeated="2" table:style-name="ce1"/>
          <table:table-cell office:value-type="string" office:string-value="" table:formula="of:=CONCATENATE(IF([.M231]=&quot;YES&quot;;&quot;UC1;&quot;;&quot;&quot;);IF([.N231]=&quot;YES&quot;;&quot; UC2;&quot;;&quot;&quot;);IF([.O231]=&quot;YES&quot;;&quot; UC3&quot;;&quot;&quot;))" table:style-name="ce1"/>
          <table:table-cell office:value-type="string" office:string-value="" table:formula="of:=CONCATENATE(IF([.P231]=&quot;YES&quot;;&quot;e-Notification;&quot;;&quot;&quot;);IF([.Q231]=&quot;YES&quot;;&quot; e-Access;&quot;;&quot;&quot;);IF([.R231]=&quot;YES&quot;;&quot; e-Submission;&quot;;&quot;&quot;);IF([.S231]=&quot;YES&quot;;&quot; e-Evaluation;&quot;;&quot;&quot;);IF([.T231]=&quot;YES&quot;;&quot; e-Awarding;&quot;;&quot;&quot;);IF([.U231]=&quot;YES&quot;;&quot; e-Request;&quot;;&quot;&quot;);IF([.V231]=&quot;YES&quot;;&quot; e-Ordering;&quot;;&quot;&quot;);IF([.W231]=&quot;YES&quot;;&quot; e-Fulfiltment;&quot;;&quot;&quot;);IF([.X231]=&quot;YES&quot;;&quot; e-Invoicing;&quot;;&quot;&quot;);IF([.Y23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19</text:p>
          </table:table-cell>
          <table:table-cell office:value-type="string" table:style-name="ce35">
            <text:p>Email</text:p>
          </table:table-cell>
          <table:table-cell office:value-type="string" table:style-name="ce35">
            <text:p>Comunication channel for contacting the responsible person or service of the organisation</text:p>
          </table:table-cell>
          <table:table-cell table:style-name="ce35"/>
          <table:table-cell office:value-type="string" table:style-name="ce35">
            <text:p>Ontology proposal</text:p>
          </table:table-cell>
          <table:table-cell table:style-name="ce35"/>
          <table:table-cell office:value-type="string" table:style-name="ce35">
            <text:p>BT-506</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232]=&quot;YES&quot;;&quot;UC1;&quot;;&quot;&quot;);IF([.N232]=&quot;YES&quot;;&quot; UC2;&quot;;&quot;&quot;);IF([.O232]=&quot;YES&quot;;&quot; UC3&quot;;&quot;&quot;))" table:style-name="ce35"/>
          <table:table-cell office:value-type="string" office:string-value="e-Notification;" table:formula="of:=CONCATENATE(IF([.P232]=&quot;YES&quot;;&quot;e-Notification;&quot;;&quot;&quot;);IF([.Q232]=&quot;YES&quot;;&quot; e-Access;&quot;;&quot;&quot;);IF([.R232]=&quot;YES&quot;;&quot; e-Submission;&quot;;&quot;&quot;);IF([.S232]=&quot;YES&quot;;&quot; e-Evaluation;&quot;;&quot;&quot;);IF([.T232]=&quot;YES&quot;;&quot; e-Awarding;&quot;;&quot;&quot;);IF([.U232]=&quot;YES&quot;;&quot; e-Request;&quot;;&quot;&quot;);IF([.V232]=&quot;YES&quot;;&quot; e-Ordering;&quot;;&quot;&quot;);IF([.W232]=&quot;YES&quot;;&quot; e-Fulfiltment;&quot;;&quot;&quot;);IF([.X232]=&quot;YES&quot;;&quot; e-Invoicing;&quot;;&quot;&quot;);IF([.Y232]=&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19</text:p>
          </table:table-cell>
          <table:table-cell office:value-type="string" table:style-name="ce1">
            <text:p>Email</text:p>
          </table:table-cell>
          <table:table-cell office:value-type="string" table:style-name="ce1">
            <text:p>To specify the electronic mail address for communication with the object the vCard represents.</text:p>
          </table:table-cell>
          <table:table-cell table:style-name="ce1"/>
          <table:table-cell office:value-type="string" table:style-name="ce1">
            <text:p>vCard Ontology</text:p>
          </table:table-cell>
          <table:table-cell table:style-name="ce1"/>
          <table:table-cell office:value-type="string" table:style-name="ce1">
            <text:p>BG-85</text:p>
          </table:table-cell>
          <table:table-cell table:content-validation-name="val7" table:style-name="ce1"/>
          <table:table-cell table:number-columns-repeated="2" table:style-name="ce1"/>
          <table:table-cell office:value-type="string" office:string-value="" table:formula="of:=CONCATENATE(IF([.M233]=&quot;YES&quot;;&quot;UC1;&quot;;&quot;&quot;);IF([.N233]=&quot;YES&quot;;&quot; UC2;&quot;;&quot;&quot;);IF([.O233]=&quot;YES&quot;;&quot; UC3&quot;;&quot;&quot;))" table:style-name="ce1"/>
          <table:table-cell office:value-type="string" office:string-value="" table:formula="of:=CONCATENATE(IF([.P233]=&quot;YES&quot;;&quot;e-Notification;&quot;;&quot;&quot;);IF([.Q233]=&quot;YES&quot;;&quot; e-Access;&quot;;&quot;&quot;);IF([.R233]=&quot;YES&quot;;&quot; e-Submission;&quot;;&quot;&quot;);IF([.S233]=&quot;YES&quot;;&quot; e-Evaluation;&quot;;&quot;&quot;);IF([.T233]=&quot;YES&quot;;&quot; e-Awarding;&quot;;&quot;&quot;);IF([.U233]=&quot;YES&quot;;&quot; e-Request;&quot;;&quot;&quot;);IF([.V233]=&quot;YES&quot;;&quot; e-Ordering;&quot;;&quot;&quot;);IF([.W233]=&quot;YES&quot;;&quot; e-Fulfiltment;&quot;;&quot;&quot;);IF([.X233]=&quot;YES&quot;;&quot; e-Invoicing;&quot;;&quot;&quot;);IF([.Y23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89</text:p>
          </table:table-cell>
          <table:table-cell office:value-type="string" table:style-name="ce35">
            <text:p>Employment Party</text:p>
          </table:table-cell>
          <table:table-cell office:value-type="string" table:style-name="ce35">
            <text:p>The organisation that provides information on the meeting of obligations in the field of labour law by the economic operator.</text:p>
          </table:table-cell>
          <table:table-cell table:style-name="ce35"/>
          <table:table-cell office:value-type="string" table:style-name="ce35">
            <text:p>Ontology proposal</text:p>
          </table:table-cell>
          <table:table-cell office:value-type="string" table:style-name="ce35">
            <text:p>Definition based on ESPD</text:p>
          </table:table-cell>
          <table:table-cell office:value-type="string" table:style-name="ce35">
            <text:p>BG-85</text:p>
          </table:table-cell>
          <table:table-cell office:value-type="string" table:content-validation-name="val7" table:style-name="ce35">
            <text:p>YES</text:p>
          </table:table-cell>
          <table:table-cell office:value-type="string" table:style-name="ce35">
            <text:p>Taking into account the BT, and the definition provided by ESPD for the same term, it has been considered that this is a good definition.</text:p>
          </table:table-cell>
          <table:table-cell table:style-name="ce35"/>
          <table:table-cell office:value-type="string" office:string-value="" table:formula="of:=CONCATENATE(IF([.M234]=&quot;YES&quot;;&quot;UC1;&quot;;&quot;&quot;);IF([.N234]=&quot;YES&quot;;&quot; UC2;&quot;;&quot;&quot;);IF([.O234]=&quot;YES&quot;;&quot; UC3&quot;;&quot;&quot;))" table:style-name="ce35"/>
          <table:table-cell office:value-type="string" office:string-value="" table:formula="of:=CONCATENATE(IF([.P234]=&quot;YES&quot;;&quot;e-Notification;&quot;;&quot;&quot;);IF([.Q234]=&quot;YES&quot;;&quot; e-Access;&quot;;&quot;&quot;);IF([.R234]=&quot;YES&quot;;&quot; e-Submission;&quot;;&quot;&quot;);IF([.S234]=&quot;YES&quot;;&quot; e-Evaluation;&quot;;&quot;&quot;);IF([.T234]=&quot;YES&quot;;&quot; e-Awarding;&quot;;&quot;&quot;);IF([.U234]=&quot;YES&quot;;&quot; e-Request;&quot;;&quot;&quot;);IF([.V234]=&quot;YES&quot;;&quot; e-Ordering;&quot;;&quot;&quot;);IF([.W234]=&quot;YES&quot;;&quot; e-Fulfiltment;&quot;;&quot;&quot;);IF([.X234]=&quot;YES&quot;;&quot; e-Invoicing;&quot;;&quot;&quot;);IF([.Y234]=&quot;YES&quot;;&quot; e-Payment;&quot;;&quot;&quot;))"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89</text:p>
          </table:table-cell>
          <table:table-cell office:value-type="string" table:style-name="ce1">
            <text:p>Employment Party</text:p>
          </table:table-cell>
          <table:table-cell office:value-type="string" table:style-name="ce1">
            <text:p>Breaching of obligations in the fields of labour law</text:p>
            <text:p>Has the economic operator, to its knowledge, breached its obligations in the field of labour law? As referred to for the purposes of this procurement in national law, in the relevant notice or the procurement documents or in Article 18(2) of DIRECTIVE 2014/24/EU</text:p>
          </table:table-cell>
          <table:table-cell table:style-name="ce1"/>
          <table:table-cell office:value-type="string" table:style-name="ce1">
            <text:p>ESPD</text:p>
          </table:table-cell>
          <table:table-cell office:value-type="string" table:style-name="ce1">
            <text:p><text:a xlink:href="https://ec.europa.eu/tools/espd/request/ca/exclusion">https://ec.europa.eu/tools/espd/request/ca/exclusion</text:a></text:p>
          </table:table-cell>
          <table:table-cell office:value-type="string" table:style-name="ce1">
            <text:p>BT-84</text:p>
          </table:table-cell>
          <table:table-cell table:content-validation-name="val7" table:style-name="ce1"/>
          <table:table-cell table:number-columns-repeated="2" table:style-name="ce1"/>
          <table:table-cell office:value-type="string" office:string-value="" table:formula="of:=CONCATENATE(IF([.M235]=&quot;YES&quot;;&quot;UC1;&quot;;&quot;&quot;);IF([.N235]=&quot;YES&quot;;&quot; UC2;&quot;;&quot;&quot;);IF([.O235]=&quot;YES&quot;;&quot; UC3&quot;;&quot;&quot;))" table:style-name="ce1"/>
          <table:table-cell office:value-type="string" office:string-value="" table:formula="of:=CONCATENATE(IF([.P235]=&quot;YES&quot;;&quot;e-Notification;&quot;;&quot;&quot;);IF([.Q235]=&quot;YES&quot;;&quot; e-Access;&quot;;&quot;&quot;);IF([.R235]=&quot;YES&quot;;&quot; e-Submission;&quot;;&quot;&quot;);IF([.S235]=&quot;YES&quot;;&quot; e-Evaluation;&quot;;&quot;&quot;);IF([.T235]=&quot;YES&quot;;&quot; e-Awarding;&quot;;&quot;&quot;);IF([.U235]=&quot;YES&quot;;&quot; e-Request;&quot;;&quot;&quot;);IF([.V235]=&quot;YES&quot;;&quot; e-Ordering;&quot;;&quot;&quot;);IF([.W235]=&quot;YES&quot;;&quot; e-Fulfiltment;&quot;;&quot;&quot;);IF([.X235]=&quot;YES&quot;;&quot; e-Invoicing;&quot;;&quot;&quot;);IF([.Y23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07</text:p>
          </table:table-cell>
          <table:table-cell office:value-type="string" table:style-name="ce35">
            <text:p>Employment Party Address URL General</text:p>
          </table:table-cell>
          <table:table-cell office:value-type="string" table:style-name="ce35">
            <text:p>The internet site from which information can be obtained concerning the general regulatory framework for employment protection and working conditions applicable in the place where the contract is to be performed.</text:p>
          </table:table-cell>
          <table:table-cell table:style-name="ce35"/>
          <table:table-cell office:value-type="string" table:style-name="ce35">
            <text:p>Ontology proposal</text:p>
          </table:table-cell>
          <table:table-cell office:value-type="string" table:style-name="ce35">
            <text:p>Based on DIRECTIVE 2009/81/EC</text:p>
          </table:table-cell>
          <table:table-cell office:value-type="string" table:style-name="ce35">
            <text:p>BT-84</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236]=&quot;YES&quot;;&quot;UC1;&quot;;&quot;&quot;);IF([.N236]=&quot;YES&quot;;&quot; UC2;&quot;;&quot;&quot;);IF([.O236]=&quot;YES&quot;;&quot; UC3&quot;;&quot;&quot;))" table:style-name="ce35"/>
          <table:table-cell office:value-type="string" office:string-value="" table:formula="of:=CONCATENATE(IF([.P236]=&quot;YES&quot;;&quot;e-Notification;&quot;;&quot;&quot;);IF([.Q236]=&quot;YES&quot;;&quot; e-Access;&quot;;&quot;&quot;);IF([.R236]=&quot;YES&quot;;&quot; e-Submission;&quot;;&quot;&quot;);IF([.S236]=&quot;YES&quot;;&quot; e-Evaluation;&quot;;&quot;&quot;);IF([.T236]=&quot;YES&quot;;&quot; e-Awarding;&quot;;&quot;&quot;);IF([.U236]=&quot;YES&quot;;&quot; e-Request;&quot;;&quot;&quot;);IF([.V236]=&quot;YES&quot;;&quot; e-Ordering;&quot;;&quot;&quot;);IF([.W236]=&quot;YES&quot;;&quot; e-Fulfiltment;&quot;;&quot;&quot;);IF([.X236]=&quot;YES&quot;;&quot; e-Invoicing;&quot;;&quot;&quot;);IF([.Y236]=&quot;YES&quot;;&quot; e-Payment;&quot;;&quot;&quot;))"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07</text:p>
          </table:table-cell>
          <table:table-cell office:value-type="string" table:style-name="ce1">
            <text:p>Employment Party Address URL General</text:p>
          </table:table-cell>
          <table:table-cell office:value-type="string" table:style-name="ce1">
            <text:p>A contracting authority/entity may state in the contract documents, or be obliged by a Member State so to state, the body or bodies from which a candidate or tenderer may obtain the appropriate information on the obligations relating to taxes, to environmental protection, to the employment protection provisions and to the working conditions which are in force in the Member State, region, locality or third country in which the works are to be carried out or services are to be provided and which shall be applicable to the works carried out on site or to the services provided during the performance of the contract.</text:p>
          </table:table-cell>
          <table:table-cell table:style-name="ce1"/>
          <table:table-cell office:value-type="string" table:style-name="ce1">
            <text:p>DIRECTIVE 2009/81/EC</text:p>
          </table:table-cell>
          <table:table-cell office:value-type="string" table:style-name="ce1">
            <text:p>Article 24</text:p>
          </table:table-cell>
          <table:table-cell office:value-type="string" table:style-name="ce1">
            <text:p>BT-84</text:p>
          </table:table-cell>
          <table:table-cell table:content-validation-name="val7" table:style-name="ce1"/>
          <table:table-cell table:number-columns-repeated="2" table:style-name="ce1"/>
          <table:table-cell office:value-type="string" office:string-value="" table:formula="of:=CONCATENATE(IF([.M237]=&quot;YES&quot;;&quot;UC1;&quot;;&quot;&quot;);IF([.N237]=&quot;YES&quot;;&quot; UC2;&quot;;&quot;&quot;);IF([.O237]=&quot;YES&quot;;&quot; UC3&quot;;&quot;&quot;))" table:style-name="ce1"/>
          <table:table-cell office:value-type="string" office:string-value="" table:formula="of:=CONCATENATE(IF([.P237]=&quot;YES&quot;;&quot;e-Notification;&quot;;&quot;&quot;);IF([.Q237]=&quot;YES&quot;;&quot; e-Access;&quot;;&quot;&quot;);IF([.R237]=&quot;YES&quot;;&quot; e-Submission;&quot;;&quot;&quot;);IF([.S237]=&quot;YES&quot;;&quot; e-Evaluation;&quot;;&quot;&quot;);IF([.T237]=&quot;YES&quot;;&quot; e-Awarding;&quot;;&quot;&quot;);IF([.U237]=&quot;YES&quot;;&quot; e-Request;&quot;;&quot;&quot;);IF([.V237]=&quot;YES&quot;;&quot; e-Ordering;&quot;;&quot;&quot;);IF([.W237]=&quot;YES&quot;;&quot; e-Fulfiltment;&quot;;&quot;&quot;);IF([.X237]=&quot;YES&quot;;&quot; e-Invoicing;&quot;;&quot;&quot;);IF([.Y23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07</text:p>
          </table:table-cell>
          <table:table-cell office:value-type="string" table:style-name="ce1">
            <text:p>Employment Party Address URL General</text:p>
          </table:table-cell>
          <table:table-cell office:value-type="string" table:style-name="ce1">
            <text:p>The name, address, fax number and e-mail address of the contracting authority/entity and, if different, of the service from which additional information may be obtained and, in the case of services and works contracts, of the departments, e.g. the relevant governmental Internet site, from which information can be obtained concerning the general regulatory framework for taxes, environmental protection, employment protection and working conditions applicable in the place where the contract is to be performed</text:p>
          </table:table-cell>
          <table:table-cell table:style-name="ce1"/>
          <table:table-cell office:value-type="string" table:style-name="ce1">
            <text:p>DIRECTIVE 2009/81/EC</text:p>
          </table:table-cell>
          <table:table-cell office:value-type="string" table:style-name="ce1">
            <text:p>ANNEX IV Information to be included in the notices referred to in Article 30</text:p>
          </table:table-cell>
          <table:table-cell office:value-type="string" table:style-name="ce1">
            <text:p>BT-84</text:p>
          </table:table-cell>
          <table:table-cell table:content-validation-name="val7" table:style-name="ce1"/>
          <table:table-cell table:number-columns-repeated="2" table:style-name="ce1"/>
          <table:table-cell office:value-type="string" office:string-value="" table:formula="of:=CONCATENATE(IF([.M238]=&quot;YES&quot;;&quot;UC1;&quot;;&quot;&quot;);IF([.N238]=&quot;YES&quot;;&quot; UC2;&quot;;&quot;&quot;);IF([.O238]=&quot;YES&quot;;&quot; UC3&quot;;&quot;&quot;))" table:style-name="ce1"/>
          <table:table-cell office:value-type="string" office:string-value="" table:formula="of:=CONCATENATE(IF([.P238]=&quot;YES&quot;;&quot;e-Notification;&quot;;&quot;&quot;);IF([.Q238]=&quot;YES&quot;;&quot; e-Access;&quot;;&quot;&quot;);IF([.R238]=&quot;YES&quot;;&quot; e-Submission;&quot;;&quot;&quot;);IF([.S238]=&quot;YES&quot;;&quot; e-Evaluation;&quot;;&quot;&quot;);IF([.T238]=&quot;YES&quot;;&quot; e-Awarding;&quot;;&quot;&quot;);IF([.U238]=&quot;YES&quot;;&quot; e-Request;&quot;;&quot;&quot;);IF([.V238]=&quot;YES&quot;;&quot; e-Ordering;&quot;;&quot;&quot;);IF([.W238]=&quot;YES&quot;;&quot; e-Fulfiltment;&quot;;&quot;&quot;);IF([.X238]=&quot;YES&quot;;&quot; e-Invoicing;&quot;;&quot;&quot;);IF([.Y23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07</text:p>
          </table:table-cell>
          <table:table-cell office:value-type="string" table:style-name="ce1">
            <text:p>Employment Party Address URL General</text:p>
          </table:table-cell>
          <table:table-cell office:value-type="string" table:style-name="ce1">
            <text:p>Relevant governmental Internet sites where information about the employment protection and working conditions can be obtained</text:p>
          </table:table-cell>
          <table:table-cell table:style-name="ce1"/>
          <table:table-cell office:value-type="string" table:style-name="ce1">
            <text:p>OP internal working</text:p>
          </table:table-cell>
          <table:table-cell table:style-name="ce1"/>
          <table:table-cell office:value-type="string" table:style-name="ce1">
            <text:p>BG-83</text:p>
          </table:table-cell>
          <table:table-cell table:content-validation-name="val7" table:style-name="ce1"/>
          <table:table-cell table:number-columns-repeated="2" table:style-name="ce1"/>
          <table:table-cell office:value-type="string" office:string-value="" table:formula="of:=CONCATENATE(IF([.M239]=&quot;YES&quot;;&quot;UC1;&quot;;&quot;&quot;);IF([.N239]=&quot;YES&quot;;&quot; UC2;&quot;;&quot;&quot;);IF([.O239]=&quot;YES&quot;;&quot; UC3&quot;;&quot;&quot;))" table:style-name="ce1"/>
          <table:table-cell office:value-type="string" office:string-value="" table:formula="of:=CONCATENATE(IF([.P239]=&quot;YES&quot;;&quot;e-Notification;&quot;;&quot;&quot;);IF([.Q239]=&quot;YES&quot;;&quot; e-Access;&quot;;&quot;&quot;);IF([.R239]=&quot;YES&quot;;&quot; e-Submission;&quot;;&quot;&quot;);IF([.S239]=&quot;YES&quot;;&quot; e-Evaluation;&quot;;&quot;&quot;);IF([.T239]=&quot;YES&quot;;&quot; e-Awarding;&quot;;&quot;&quot;);IF([.U239]=&quot;YES&quot;;&quot; e-Request;&quot;;&quot;&quot;);IF([.V239]=&quot;YES&quot;;&quot; e-Ordering;&quot;;&quot;&quot;);IF([.W239]=&quot;YES&quot;;&quot; e-Fulfiltment;&quot;;&quot;&quot;);IF([.X239]=&quot;YES&quot;;&quot; e-Invoicing;&quot;;&quot;&quot;);IF([.Y23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87</text:p>
          </table:table-cell>
          <table:table-cell office:value-type="string" table:style-name="ce35">
            <text:p>Environmental Party</text:p>
          </table:table-cell>
          <table:table-cell office:value-type="string" table:style-name="ce35">
            <text:p>The organisation that provides information on the meeting of obligations in the field of environmental law by the economic operator.</text:p>
          </table:table-cell>
          <table:table-cell table:style-name="ce35"/>
          <table:table-cell office:value-type="string" table:style-name="ce35">
            <text:p>Ontology proposal</text:p>
          </table:table-cell>
          <table:table-cell office:value-type="string" table:style-name="ce35">
            <text:p>Definition based on ESPD</text:p>
          </table:table-cell>
          <table:table-cell office:value-type="string" table:style-name="ce35">
            <text:p>BG-83</text:p>
          </table:table-cell>
          <table:table-cell office:value-type="string" table:content-validation-name="val7" table:style-name="ce35">
            <text:p>YES</text:p>
          </table:table-cell>
          <table:table-cell office:value-type="string" table:style-name="ce35">
            <text:p>Taking into account the BT, and the definition provided by ESPD for the same term, it has been considered that this is a good definition.</text:p>
          </table:table-cell>
          <table:table-cell table:style-name="ce35"/>
          <table:table-cell office:value-type="string" office:string-value="" table:formula="of:=CONCATENATE(IF([.M240]=&quot;YES&quot;;&quot;UC1;&quot;;&quot;&quot;);IF([.N240]=&quot;YES&quot;;&quot; UC2;&quot;;&quot;&quot;);IF([.O240]=&quot;YES&quot;;&quot; UC3&quot;;&quot;&quot;))" table:style-name="ce35"/>
          <table:table-cell office:value-type="string" office:string-value=" e-Evaluation;" table:formula="of:=CONCATENATE(IF([.P240]=&quot;YES&quot;;&quot;e-Notification;&quot;;&quot;&quot;);IF([.Q240]=&quot;YES&quot;;&quot; e-Access;&quot;;&quot;&quot;);IF([.R240]=&quot;YES&quot;;&quot; e-Submission;&quot;;&quot;&quot;);IF([.S240]=&quot;YES&quot;;&quot; e-Evaluation;&quot;;&quot;&quot;);IF([.T240]=&quot;YES&quot;;&quot; e-Awarding;&quot;;&quot;&quot;);IF([.U240]=&quot;YES&quot;;&quot; e-Request;&quot;;&quot;&quot;);IF([.V240]=&quot;YES&quot;;&quot; e-Ordering;&quot;;&quot;&quot;);IF([.W240]=&quot;YES&quot;;&quot; e-Fulfiltment;&quot;;&quot;&quot;);IF([.X240]=&quot;YES&quot;;&quot; e-Invoicing;&quot;;&quot;&quot;);IF([.Y240]=&quot;YES&quot;;&quot; e-Payment;&quot;;&quot;&quot;))" table:style-name="ce35">
            <text:p><text:s/>e-Evaluation;</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87</text:p>
          </table:table-cell>
          <table:table-cell office:value-type="string" table:style-name="ce1">
            <text:p>Environmental Party</text:p>
          </table:table-cell>
          <table:table-cell office:value-type="string" table:style-name="ce1">
            <text:p>Breaching of obligations in the field of environmental law.</text:p>
            <text:p>Has the economic operator, to its knowledge, breached its obligations in the field of environmental law? As referred to for the purposes of this procurement in national law, in the relevant notice or the procurement documents or in Article 18(2) of DIRECTIVE 2014/24/EU</text:p>
          </table:table-cell>
          <table:table-cell table:style-name="ce1"/>
          <table:table-cell office:value-type="string" table:style-name="ce1">
            <text:p>ESPD</text:p>
          </table:table-cell>
          <table:table-cell office:value-type="string" table:style-name="ce1">
            <text:p><text:a xlink:href="https://ec.europa.eu/tools/espd/request/ca/exclusion">https://ec.europa.eu/tools/espd/request/ca/exclusion</text:a></text:p>
          </table:table-cell>
          <table:table-cell office:value-type="string" table:style-name="ce1">
            <text:p>BT-82</text:p>
          </table:table-cell>
          <table:table-cell table:content-validation-name="val7" table:style-name="ce1"/>
          <table:table-cell table:number-columns-repeated="2" table:style-name="ce1"/>
          <table:table-cell office:value-type="string" office:string-value="" table:formula="of:=CONCATENATE(IF([.M241]=&quot;YES&quot;;&quot;UC1;&quot;;&quot;&quot;);IF([.N241]=&quot;YES&quot;;&quot; UC2;&quot;;&quot;&quot;);IF([.O241]=&quot;YES&quot;;&quot; UC3&quot;;&quot;&quot;))" table:style-name="ce1"/>
          <table:table-cell office:value-type="string" office:string-value="" table:formula="of:=CONCATENATE(IF([.P241]=&quot;YES&quot;;&quot;e-Notification;&quot;;&quot;&quot;);IF([.Q241]=&quot;YES&quot;;&quot; e-Access;&quot;;&quot;&quot;);IF([.R241]=&quot;YES&quot;;&quot; e-Submission;&quot;;&quot;&quot;);IF([.S241]=&quot;YES&quot;;&quot; e-Evaluation;&quot;;&quot;&quot;);IF([.T241]=&quot;YES&quot;;&quot; e-Awarding;&quot;;&quot;&quot;);IF([.U241]=&quot;YES&quot;;&quot; e-Request;&quot;;&quot;&quot;);IF([.V241]=&quot;YES&quot;;&quot; e-Ordering;&quot;;&quot;&quot;);IF([.W241]=&quot;YES&quot;;&quot; e-Fulfiltment;&quot;;&quot;&quot;);IF([.X241]=&quot;YES&quot;;&quot; e-Invoicing;&quot;;&quot;&quot;);IF([.Y24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06</text:p>
          </table:table-cell>
          <table:table-cell office:value-type="string" table:style-name="ce1">
            <text:p>Environmental Party Address URL General</text:p>
          </table:table-cell>
          <table:table-cell office:value-type="string" table:style-name="ce1">
            <text:p>The internet site from which information can be obtained concerning the general regulatory framework for environmental protection applicable in the place where the contract is to be performed.</text:p>
          </table:table-cell>
          <table:table-cell table:style-name="ce1"/>
          <table:table-cell office:value-type="string" table:style-name="ce1">
            <text:p>Ontology proposal</text:p>
          </table:table-cell>
          <table:table-cell office:value-type="string" table:style-name="ce1">
            <text:p>Based on DIRECTIVE 2009/81/EC</text:p>
          </table:table-cell>
          <table:table-cell office:value-type="string" table:style-name="ce1">
            <text:p>BT-82</text:p>
          </table:table-cell>
          <table:table-cell table:content-validation-name="val7" table:style-name="ce1"/>
          <table:table-cell table:number-columns-repeated="2" table:style-name="ce1"/>
          <table:table-cell office:value-type="string" office:string-value="" table:formula="of:=CONCATENATE(IF([.M242]=&quot;YES&quot;;&quot;UC1;&quot;;&quot;&quot;);IF([.N242]=&quot;YES&quot;;&quot; UC2;&quot;;&quot;&quot;);IF([.O242]=&quot;YES&quot;;&quot; UC3&quot;;&quot;&quot;))" table:style-name="ce1"/>
          <table:table-cell office:value-type="string" office:string-value="e-Notification; e-Evaluation;" table:formula="of:=CONCATENATE(IF([.P242]=&quot;YES&quot;;&quot;e-Notification;&quot;;&quot;&quot;);IF([.Q242]=&quot;YES&quot;;&quot; e-Access;&quot;;&quot;&quot;);IF([.R242]=&quot;YES&quot;;&quot; e-Submission;&quot;;&quot;&quot;);IF([.S242]=&quot;YES&quot;;&quot; e-Evaluation;&quot;;&quot;&quot;);IF([.T242]=&quot;YES&quot;;&quot; e-Awarding;&quot;;&quot;&quot;);IF([.U242]=&quot;YES&quot;;&quot; e-Request;&quot;;&quot;&quot;);IF([.V242]=&quot;YES&quot;;&quot; e-Ordering;&quot;;&quot;&quot;);IF([.W242]=&quot;YES&quot;;&quot; e-Fulfiltment;&quot;;&quot;&quot;);IF([.X242]=&quot;YES&quot;;&quot; e-Invoicing;&quot;;&quot;&quot;);IF([.Y242]=&quot;YES&quot;;&quot; e-Payment;&quot;;&quot;&quot;))" table:style-name="ce1">
            <text:p>e-Notification; e-Evaluation;</text:p>
          </table:table-cell>
          <table:table-cell table:content-validation-name="val7" table:style-name="ce1"/>
          <table:table-cell table:content-validation-name="val7" table:style-name="ce1"/>
          <table:table-cell table:content-validation-name="val7" table:style-name="ce1"/>
          <table:table-cell office:value-type="string" table:content-validation-name="val7" table:style-name="ce1">
            <text:p>YES</text:p>
          </table:table-cell>
          <table:table-cell table:content-validation-name="val7" table:style-name="ce1"/>
          <table:table-cell table:content-validation-name="val7" table:style-name="ce1"/>
          <table:table-cell office:value-type="string" table:content-validation-name="val7" table:style-name="ce1">
            <text:p>YES</text:p>
          </table:table-cell>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06</text:p>
          </table:table-cell>
          <table:table-cell office:value-type="string" table:style-name="ce35">
            <text:p>Environmental Party Address URL General</text:p>
          </table:table-cell>
          <table:table-cell office:value-type="string" table:style-name="ce35">
            <text:p>A contracting authority/entity may state in the contract documents, or be obliged by a Member State so to state, the body or bodies from which a candidate or tenderer may obtain the appropriate information on the obligations relating to taxes, to environmental protection, to the employment protection provisions and to the working conditions which are in force in the Member State, region, locality or third country in which the works are to be carried out or services are to be provided and which shall be applicable to the works carried out on site or to the services provided during the performance of the contract.</text:p>
          </table:table-cell>
          <table:table-cell table:style-name="ce35"/>
          <table:table-cell office:value-type="string" table:style-name="ce35">
            <text:p>DIRECTIVE 2009/81/EC</text:p>
          </table:table-cell>
          <table:table-cell office:value-type="string" table:style-name="ce35">
            <text:p>Article 24</text:p>
          </table:table-cell>
          <table:table-cell office:value-type="string" table:style-name="ce35">
            <text:p>BT-82</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243]=&quot;YES&quot;;&quot;UC1;&quot;;&quot;&quot;);IF([.N243]=&quot;YES&quot;;&quot; UC2;&quot;;&quot;&quot;);IF([.O243]=&quot;YES&quot;;&quot; UC3&quot;;&quot;&quot;))" table:style-name="ce35"/>
          <table:table-cell office:value-type="string" office:string-value="" table:formula="of:=CONCATENATE(IF([.P243]=&quot;YES&quot;;&quot;e-Notification;&quot;;&quot;&quot;);IF([.Q243]=&quot;YES&quot;;&quot; e-Access;&quot;;&quot;&quot;);IF([.R243]=&quot;YES&quot;;&quot; e-Submission;&quot;;&quot;&quot;);IF([.S243]=&quot;YES&quot;;&quot; e-Evaluation;&quot;;&quot;&quot;);IF([.T243]=&quot;YES&quot;;&quot; e-Awarding;&quot;;&quot;&quot;);IF([.U243]=&quot;YES&quot;;&quot; e-Request;&quot;;&quot;&quot;);IF([.V243]=&quot;YES&quot;;&quot; e-Ordering;&quot;;&quot;&quot;);IF([.W243]=&quot;YES&quot;;&quot; e-Fulfiltment;&quot;;&quot;&quot;);IF([.X243]=&quot;YES&quot;;&quot; e-Invoicing;&quot;;&quot;&quot;);IF([.Y243]=&quot;YES&quot;;&quot; e-Payment;&quot;;&quot;&quot;))"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06</text:p>
          </table:table-cell>
          <table:table-cell office:value-type="string" table:style-name="ce1">
            <text:p>Environmental Party Address URL General</text:p>
          </table:table-cell>
          <table:table-cell office:value-type="string" table:style-name="ce1">
            <text:p>The name, address, fax number and e-mail address of the contracting authority/entity and, if different, of the service from which additional information may be obtained and, in the case of services and works contracts, of the departments, e.g. the relevant governmental Internet site, from which information can be obtained concerning the general regulatory framework for taxes, environmental protection, employment protection and working conditions applicable in the place where the contract is to be performed</text:p>
          </table:table-cell>
          <table:table-cell table:style-name="ce1"/>
          <table:table-cell office:value-type="string" table:style-name="ce1">
            <text:p>DIRECTIVE 2009/81/EC</text:p>
          </table:table-cell>
          <table:table-cell office:value-type="string" table:style-name="ce1">
            <text:p>ANNEX IV Information to be included in the notices referred to in Article 30</text:p>
          </table:table-cell>
          <table:table-cell office:value-type="string" table:style-name="ce1">
            <text:p>BT-82</text:p>
          </table:table-cell>
          <table:table-cell table:content-validation-name="val7" table:style-name="ce1"/>
          <table:table-cell table:number-columns-repeated="2" table:style-name="ce1"/>
          <table:table-cell office:value-type="string" office:string-value="" table:formula="of:=CONCATENATE(IF([.M244]=&quot;YES&quot;;&quot;UC1;&quot;;&quot;&quot;);IF([.N244]=&quot;YES&quot;;&quot; UC2;&quot;;&quot;&quot;);IF([.O244]=&quot;YES&quot;;&quot; UC3&quot;;&quot;&quot;))" table:style-name="ce1"/>
          <table:table-cell office:value-type="string" office:string-value="" table:formula="of:=CONCATENATE(IF([.P244]=&quot;YES&quot;;&quot;e-Notification;&quot;;&quot;&quot;);IF([.Q244]=&quot;YES&quot;;&quot; e-Access;&quot;;&quot;&quot;);IF([.R244]=&quot;YES&quot;;&quot; e-Submission;&quot;;&quot;&quot;);IF([.S244]=&quot;YES&quot;;&quot; e-Evaluation;&quot;;&quot;&quot;);IF([.T244]=&quot;YES&quot;;&quot; e-Awarding;&quot;;&quot;&quot;);IF([.U244]=&quot;YES&quot;;&quot; e-Request;&quot;;&quot;&quot;);IF([.V244]=&quot;YES&quot;;&quot; e-Ordering;&quot;;&quot;&quot;);IF([.W244]=&quot;YES&quot;;&quot; e-Fulfiltment;&quot;;&quot;&quot;);IF([.X244]=&quot;YES&quot;;&quot; e-Invoicing;&quot;;&quot;&quot;);IF([.Y24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06</text:p>
          </table:table-cell>
          <table:table-cell office:value-type="string" table:style-name="ce1">
            <text:p>Environmental Party Address URL General</text:p>
          </table:table-cell>
          <table:table-cell office:value-type="string" table:style-name="ce1">
            <text:p>Relevant governmental Internet sites where information about the environmental protection legislation can be obtained</text:p>
          </table:table-cell>
          <table:table-cell table:style-name="ce1"/>
          <table:table-cell office:value-type="string" table:style-name="ce1">
            <text:p>OP internal working</text:p>
          </table:table-cell>
          <table:table-cell table:style-name="ce1"/>
          <table:table-cell office:value-type="string" table:style-name="ce1">
            <text:p>BG-83, BG-85</text:p>
          </table:table-cell>
          <table:table-cell table:content-validation-name="val7" table:style-name="ce1"/>
          <table:table-cell table:number-columns-repeated="2" table:style-name="ce1"/>
          <table:table-cell office:value-type="string" office:string-value="" table:formula="of:=CONCATENATE(IF([.M245]=&quot;YES&quot;;&quot;UC1;&quot;;&quot;&quot;);IF([.N245]=&quot;YES&quot;;&quot; UC2;&quot;;&quot;&quot;);IF([.O245]=&quot;YES&quot;;&quot; UC3&quot;;&quot;&quot;))" table:style-name="ce1"/>
          <table:table-cell office:value-type="string" office:string-value="" table:formula="of:=CONCATENATE(IF([.P245]=&quot;YES&quot;;&quot;e-Notification;&quot;;&quot;&quot;);IF([.Q245]=&quot;YES&quot;;&quot; e-Access;&quot;;&quot;&quot;);IF([.R245]=&quot;YES&quot;;&quot; e-Submission;&quot;;&quot;&quot;);IF([.S245]=&quot;YES&quot;;&quot; e-Evaluation;&quot;;&quot;&quot;);IF([.T245]=&quot;YES&quot;;&quot; e-Awarding;&quot;;&quot;&quot;);IF([.U245]=&quot;YES&quot;;&quot; e-Request;&quot;;&quot;&quot;);IF([.V245]=&quot;YES&quot;;&quot; e-Ordering;&quot;;&quot;&quot;);IF([.W245]=&quot;YES&quot;;&quot; e-Fulfiltment;&quot;;&quot;&quot;);IF([.X245]=&quot;YES&quot;;&quot; e-Invoicing;&quot;;&quot;&quot;);IF([.Y24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86</text:p>
          </table:table-cell>
          <table:table-cell office:value-type="string" table:style-name="ce35">
            <text:p>EPPI</text:p>
          </table:table-cell>
          <table:table-cell office:value-type="string" table:style-name="ce35">
            <text:p>European Public Procurement Procedure Identifier, that is, an identifier that is specific to a procurement procedure that can be reused throughout the procurement chain.</text:p>
          </table:table-cell>
          <table:table-cell table:style-name="ce35"/>
          <table:table-cell office:value-type="string" table:style-name="ce35">
            <text:p>Ontology proposal</text:p>
          </table:table-cell>
          <table:table-cell table:style-name="ce35"/>
          <table:table-cell office:value-type="string" table:style-name="ce35">
            <text:p>BT-37</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UC1;" table:formula="of:=CONCATENATE(IF([.M246]=&quot;YES&quot;;&quot;UC1;&quot;;&quot;&quot;);IF([.N246]=&quot;YES&quot;;&quot; UC2;&quot;;&quot;&quot;);IF([.O246]=&quot;YES&quot;;&quot; UC3&quot;;&quot;&quot;))" table:style-name="ce35">
            <text:p>UC1;</text:p>
          </table:table-cell>
          <table:table-cell office:value-type="string" office:string-value="e-Notification; e-Access; e-Submission; e-Evaluation; e-Awarding; e-Request; e-Ordering; e-Fulfiltment; e-Invoicing; e-Payment;" table:formula="of:=CONCATENATE(IF([.P246]=&quot;YES&quot;;&quot;e-Notification;&quot;;&quot;&quot;);IF([.Q246]=&quot;YES&quot;;&quot; e-Access;&quot;;&quot;&quot;);IF([.R246]=&quot;YES&quot;;&quot; e-Submission;&quot;;&quot;&quot;);IF([.S246]=&quot;YES&quot;;&quot; e-Evaluation;&quot;;&quot;&quot;);IF([.T246]=&quot;YES&quot;;&quot; e-Awarding;&quot;;&quot;&quot;);IF([.U246]=&quot;YES&quot;;&quot; e-Request;&quot;;&quot;&quot;);IF([.V246]=&quot;YES&quot;;&quot; e-Ordering;&quot;;&quot;&quot;);IF([.W246]=&quot;YES&quot;;&quot; e-Fulfiltment;&quot;;&quot;&quot;);IF([.X246]=&quot;YES&quot;;&quot; e-Invoicing;&quot;;&quot;&quot;);IF([.Y246]=&quot;YES&quot;;&quot; e-Payment;&quot;;&quot;&quot;))" table:style-name="ce35">
            <text:p>e-Notification; e-Access; e-Submission; e-Evaluation; e-Awarding; e-Request; e-Ordering; e-Fulfiltment; e-Invoicing; e-Payment;</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table:number-columns-repeated="16359"/>
        </table:table-row>
        <table:table-row table:style-name="ro17">
          <table:table-cell office:value-type="string" table:style-name="ce35">
            <text:p>C-073</text:p>
          </table:table-cell>
          <table:table-cell office:value-type="string" table:style-name="ce35">
            <text:p>Estimated Magnitude</text:p>
          </table:table-cell>
          <table:table-cell office:value-type="string" table:style-name="ce35">
            <text:p>The expected value which can be stated as a monetary value or a measure.</text:p>
          </table:table-cell>
          <table:table-cell table:style-name="ce35"/>
          <table:table-cell office:value-type="string" table:style-name="ce35">
            <text:p>Ontology proposal</text:p>
          </table:table-cell>
          <table:table-cell office:value-type="string" table:style-name="ce35">
            <text:p>Based on the OP internal working</text:p>
          </table:table-cell>
          <table:table-cell office:value-type="string" table:style-name="ce35">
            <text:p>BT-37</text:p>
          </table:table-cell>
          <table:table-cell office:value-type="string" table:content-validation-name="val7" table:style-name="ce35">
            <text:p>YES</text:p>
          </table:table-cell>
          <table:table-cell office:value-type="string" table:style-name="ce35">
            <text:p>Taking into account the BT, and the definition provided by the OP internal working for the same term, it has been considered that this is a good definition.</text:p>
          </table:table-cell>
          <table:table-cell table:style-name="ce35"/>
          <table:table-cell office:value-type="string" office:string-value="UC1; UC3" table:formula="of:=CONCATENATE(IF([.M247]=&quot;YES&quot;;&quot;UC1;&quot;;&quot;&quot;);IF([.N247]=&quot;YES&quot;;&quot; UC2;&quot;;&quot;&quot;);IF([.O247]=&quot;YES&quot;;&quot; UC3&quot;;&quot;&quot;))" table:style-name="ce35">
            <text:p>UC1; UC3</text:p>
          </table:table-cell>
          <table:table-cell office:value-type="string" office:string-value="e-Notification;" table:formula="of:=CONCATENATE(IF([.P247]=&quot;YES&quot;;&quot;e-Notification;&quot;;&quot;&quot;);IF([.Q247]=&quot;YES&quot;;&quot; e-Access;&quot;;&quot;&quot;);IF([.R247]=&quot;YES&quot;;&quot; e-Submission;&quot;;&quot;&quot;);IF([.S247]=&quot;YES&quot;;&quot; e-Evaluation;&quot;;&quot;&quot;);IF([.T247]=&quot;YES&quot;;&quot; e-Awarding;&quot;;&quot;&quot;);IF([.U247]=&quot;YES&quot;;&quot; e-Request;&quot;;&quot;&quot;);IF([.V247]=&quot;YES&quot;;&quot; e-Ordering;&quot;;&quot;&quot;);IF([.W247]=&quot;YES&quot;;&quot; e-Fulfiltment;&quot;;&quot;&quot;);IF([.X247]=&quot;YES&quot;;&quot; e-Invoicing;&quot;;&quot;&quot;);IF([.Y247]=&quot;YES&quot;;&quot; e-Payment;&quot;;&quot;&quot;))" table:style-name="ce35">
            <text:p>e-Notification;</text:p>
          </table:table-cell>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73</text:p>
          </table:table-cell>
          <table:table-cell office:value-type="string" table:style-name="ce1">
            <text:p>Estimated Magnitude</text:p>
          </table:table-cell>
          <table:table-cell office:value-type="string" table:style-name="ce1">
            <text:p>The estimated order of magnitude of contract that can be stated as a monetary value or a Measure</text:p>
          </table:table-cell>
          <table:table-cell table:style-name="ce1"/>
          <table:table-cell office:value-type="string" table:style-name="ce1">
            <text:p>OP internal working</text:p>
          </table:table-cell>
          <table:table-cell table:style-name="ce1"/>
          <table:table-cell office:value-type="string" table:style-name="ce1">
            <text:p>BT-37</text:p>
          </table:table-cell>
          <table:table-cell table:content-validation-name="val7" table:style-name="ce1"/>
          <table:table-cell table:number-columns-repeated="2" table:style-name="ce1"/>
          <table:table-cell office:value-type="string" office:string-value="" table:formula="of:=CONCATENATE(IF([.M248]=&quot;YES&quot;;&quot;UC1;&quot;;&quot;&quot;);IF([.N248]=&quot;YES&quot;;&quot; UC2;&quot;;&quot;&quot;);IF([.O248]=&quot;YES&quot;;&quot; UC3&quot;;&quot;&quot;))" table:style-name="ce1"/>
          <table:table-cell office:value-type="string" office:string-value="" table:formula="of:=CONCATENATE(IF([.P248]=&quot;YES&quot;;&quot;e-Notification;&quot;;&quot;&quot;);IF([.Q248]=&quot;YES&quot;;&quot; e-Access;&quot;;&quot;&quot;);IF([.R248]=&quot;YES&quot;;&quot; e-Submission;&quot;;&quot;&quot;);IF([.S248]=&quot;YES&quot;;&quot; e-Evaluation;&quot;;&quot;&quot;);IF([.T248]=&quot;YES&quot;;&quot; e-Awarding;&quot;;&quot;&quot;);IF([.U248]=&quot;YES&quot;;&quot; e-Request;&quot;;&quot;&quot;);IF([.V248]=&quot;YES&quot;;&quot; e-Ordering;&quot;;&quot;&quot;);IF([.W248]=&quot;YES&quot;;&quot; e-Fulfiltment;&quot;;&quot;&quot;);IF([.X248]=&quot;YES&quot;;&quot; e-Invoicing;&quot;;&quot;&quot;);IF([.Y24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73</text:p>
          </table:table-cell>
          <table:table-cell office:value-type="string" table:style-name="ce1">
            <text:p>Estimated Magnitude</text:p>
          </table:table-cell>
          <table:table-cell office:value-type="string" table:style-name="ce1">
            <text:p>The estimated overall quantity for this procurement project.</text:p>
          </table:table-cell>
          <table:table-cell table:style-name="ce1"/>
          <table:table-cell office:value-type="string" table:style-name="ce1">
            <text:p>UBL</text:p>
          </table:table-cell>
          <table:table-cell table:style-name="ce1"/>
          <table:table-cell office:value-type="string" table:style-name="ce1">
            <text:p>BT-37</text:p>
          </table:table-cell>
          <table:table-cell table:content-validation-name="val7" table:style-name="ce1"/>
          <table:table-cell table:number-columns-repeated="2" table:style-name="ce1"/>
          <table:table-cell office:value-type="string" office:string-value="" table:formula="of:=CONCATENATE(IF([.M249]=&quot;YES&quot;;&quot;UC1;&quot;;&quot;&quot;);IF([.N249]=&quot;YES&quot;;&quot; UC2;&quot;;&quot;&quot;);IF([.O249]=&quot;YES&quot;;&quot; UC3&quot;;&quot;&quot;))" table:style-name="ce1"/>
          <table:table-cell office:value-type="string" office:string-value="" table:formula="of:=CONCATENATE(IF([.P249]=&quot;YES&quot;;&quot;e-Notification;&quot;;&quot;&quot;);IF([.Q249]=&quot;YES&quot;;&quot; e-Access;&quot;;&quot;&quot;);IF([.R249]=&quot;YES&quot;;&quot; e-Submission;&quot;;&quot;&quot;);IF([.S249]=&quot;YES&quot;;&quot; e-Evaluation;&quot;;&quot;&quot;);IF([.T249]=&quot;YES&quot;;&quot; e-Awarding;&quot;;&quot;&quot;);IF([.U249]=&quot;YES&quot;;&quot; e-Request;&quot;;&quot;&quot;);IF([.V249]=&quot;YES&quot;;&quot; e-Ordering;&quot;;&quot;&quot;);IF([.W249]=&quot;YES&quot;;&quot; e-Fulfiltment;&quot;;&quot;&quot;);IF([.X249]=&quot;YES&quot;;&quot; e-Invoicing;&quot;;&quot;&quot;);IF([.Y24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73</text:p>
          </table:table-cell>
          <table:table-cell office:value-type="string" table:style-name="ce1">
            <text:p>Estimated Magnitude</text:p>
          </table:table-cell>
          <table:table-cell office:value-type="string" table:style-name="ce1">
            <text:p>The calculation of the estimated value of a procurement shall be based on the total amount payable, net of VAT, as estimated by the contracting authority, including any form of option and any renewals of the contracts as explicitly set out in the procurement documents</text:p>
          </table:table-cell>
          <table:table-cell table:style-name="ce1"/>
          <table:table-cell office:value-type="string" table:style-name="ce1">
            <text:p>DIRECTIVE 2014/24/EU</text:p>
          </table:table-cell>
          <table:table-cell office:value-type="string" table:style-name="ce1">
            <text:p>Article 5</text:p>
          </table:table-cell>
          <table:table-cell office:value-type="string" table:style-name="ce1">
            <text:p>BT-29</text:p>
          </table:table-cell>
          <table:table-cell table:content-validation-name="val7" table:style-name="ce1"/>
          <table:table-cell table:number-columns-repeated="2" table:style-name="ce1"/>
          <table:table-cell office:value-type="string" office:string-value="" table:formula="of:=CONCATENATE(IF([.M250]=&quot;YES&quot;;&quot;UC1;&quot;;&quot;&quot;);IF([.N250]=&quot;YES&quot;;&quot; UC2;&quot;;&quot;&quot;);IF([.O250]=&quot;YES&quot;;&quot; UC3&quot;;&quot;&quot;))" table:style-name="ce1"/>
          <table:table-cell office:value-type="string" office:string-value="" table:formula="of:=CONCATENATE(IF([.P250]=&quot;YES&quot;;&quot;e-Notification;&quot;;&quot;&quot;);IF([.Q250]=&quot;YES&quot;;&quot; e-Access;&quot;;&quot;&quot;);IF([.R250]=&quot;YES&quot;;&quot; e-Submission;&quot;;&quot;&quot;);IF([.S250]=&quot;YES&quot;;&quot; e-Evaluation;&quot;;&quot;&quot;);IF([.T250]=&quot;YES&quot;;&quot; e-Awarding;&quot;;&quot;&quot;);IF([.U250]=&quot;YES&quot;;&quot; e-Request;&quot;;&quot;&quot;);IF([.V250]=&quot;YES&quot;;&quot; e-Ordering;&quot;;&quot;&quot;);IF([.W250]=&quot;YES&quot;;&quot; e-Fulfiltment;&quot;;&quot;&quot;);IF([.X250]=&quot;YES&quot;;&quot; e-Invoicing;&quot;;&quot;&quot;);IF([.Y25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60</text:p>
          </table:table-cell>
          <table:table-cell office:value-type="string" table:style-name="ce35">
            <text:p>Estimated Total Magnitude</text:p>
          </table:table-cell>
          <table:table-cell office:value-type="string" table:style-name="ce35">
            <text:p>The expected global value which can be stated as a monetary value or a measure.</text:p>
          </table:table-cell>
          <table:table-cell table:style-name="ce35"/>
          <table:table-cell office:value-type="string" table:style-name="ce35">
            <text:p>Ontology proposal</text:p>
          </table:table-cell>
          <table:table-cell table:style-name="ce35"/>
          <table:table-cell office:value-type="string" table:style-name="ce35">
            <text:p>BT-29</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UC1;" table:formula="of:=CONCATENATE(IF([.M251]=&quot;YES&quot;;&quot;UC1;&quot;;&quot;&quot;);IF([.N251]=&quot;YES&quot;;&quot; UC2;&quot;;&quot;&quot;);IF([.O251]=&quot;YES&quot;;&quot; UC3&quot;;&quot;&quot;))" table:style-name="ce35">
            <text:p>UC1;</text:p>
          </table:table-cell>
          <table:table-cell office:value-type="string" office:string-value="e-Notification;" table:formula="of:=CONCATENATE(IF([.P251]=&quot;YES&quot;;&quot;e-Notification;&quot;;&quot;&quot;);IF([.Q251]=&quot;YES&quot;;&quot; e-Access;&quot;;&quot;&quot;);IF([.R251]=&quot;YES&quot;;&quot; e-Submission;&quot;;&quot;&quot;);IF([.S251]=&quot;YES&quot;;&quot; e-Evaluation;&quot;;&quot;&quot;);IF([.T251]=&quot;YES&quot;;&quot; e-Awarding;&quot;;&quot;&quot;);IF([.U251]=&quot;YES&quot;;&quot; e-Request;&quot;;&quot;&quot;);IF([.V251]=&quot;YES&quot;;&quot; e-Ordering;&quot;;&quot;&quot;);IF([.W251]=&quot;YES&quot;;&quot; e-Fulfiltment;&quot;;&quot;&quot;);IF([.X251]=&quot;YES&quot;;&quot; e-Invoicing;&quot;;&quot;&quot;);IF([.Y251]=&quot;YES&quot;;&quot; e-Payment;&quot;;&quot;&quot;))" table:style-name="ce35">
            <text:p>e-Notification;</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60</text:p>
          </table:table-cell>
          <table:table-cell office:value-type="string" table:style-name="ce1">
            <text:p>Estimated Total Magnitude</text:p>
          </table:table-cell>
          <table:table-cell office:value-type="string" table:style-name="ce1">
            <text:p>The Estimated total order of magnitude of contract that can be stated as a monetary value or a Measure</text:p>
          </table:table-cell>
          <table:table-cell table:style-name="ce1"/>
          <table:table-cell office:value-type="string" table:style-name="ce1">
            <text:p>OP internal working</text:p>
          </table:table-cell>
          <table:table-cell table:style-name="ce1"/>
          <table:table-cell office:value-type="string" table:style-name="ce1">
            <text:p>BT-29</text:p>
          </table:table-cell>
          <table:table-cell table:content-validation-name="val7" table:style-name="ce1"/>
          <table:table-cell table:number-columns-repeated="2" table:style-name="ce1"/>
          <table:table-cell office:value-type="string" office:string-value="" table:formula="of:=CONCATENATE(IF([.M252]=&quot;YES&quot;;&quot;UC1;&quot;;&quot;&quot;);IF([.N252]=&quot;YES&quot;;&quot; UC2;&quot;;&quot;&quot;);IF([.O252]=&quot;YES&quot;;&quot; UC3&quot;;&quot;&quot;))" table:style-name="ce1"/>
          <table:table-cell office:value-type="string" office:string-value="" table:formula="of:=CONCATENATE(IF([.P252]=&quot;YES&quot;;&quot;e-Notification;&quot;;&quot;&quot;);IF([.Q252]=&quot;YES&quot;;&quot; e-Access;&quot;;&quot;&quot;);IF([.R252]=&quot;YES&quot;;&quot; e-Submission;&quot;;&quot;&quot;);IF([.S252]=&quot;YES&quot;;&quot; e-Evaluation;&quot;;&quot;&quot;);IF([.T252]=&quot;YES&quot;;&quot; e-Awarding;&quot;;&quot;&quot;);IF([.U252]=&quot;YES&quot;;&quot; e-Request;&quot;;&quot;&quot;);IF([.V252]=&quot;YES&quot;;&quot; e-Ordering;&quot;;&quot;&quot;);IF([.W252]=&quot;YES&quot;;&quot; e-Fulfiltment;&quot;;&quot;&quot;);IF([.X252]=&quot;YES&quot;;&quot; e-Invoicing;&quot;;&quot;&quot;);IF([.Y25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0</text:p>
          </table:table-cell>
          <table:table-cell office:value-type="string" table:style-name="ce1">
            <text:p>Estimated Total Magnitude</text:p>
          </table:table-cell>
          <table:table-cell office:value-type="string" table:style-name="ce1">
            <text:p>Estimated total order of magnitude of contract(s); where the contract is divided into lots, this information shall be</text:p>
            <text:p>provided for each lot.</text:p>
          </table:table-cell>
          <table:table-cell table:style-name="ce1"/>
          <table:table-cell office:value-type="string" table:style-name="ce1">
            <text:p>DIRECTIVE 2014/24/EU</text:p>
          </table:table-cell>
          <table:table-cell office:value-type="string" table:style-name="ce1">
            <text:p>ANNEX V, PART B (II) Paragraph 7.</text:p>
            <text:p>ANNEX V, PART C paragraph 8.</text:p>
          </table:table-cell>
          <table:table-cell office:value-type="string" table:style-name="ce1">
            <text:p>BT-29</text:p>
          </table:table-cell>
          <table:table-cell table:content-validation-name="val7" table:style-name="ce1"/>
          <table:table-cell table:number-columns-repeated="2" table:style-name="ce1"/>
          <table:table-cell office:value-type="string" office:string-value="" table:formula="of:=CONCATENATE(IF([.M253]=&quot;YES&quot;;&quot;UC1;&quot;;&quot;&quot;);IF([.N253]=&quot;YES&quot;;&quot; UC2;&quot;;&quot;&quot;);IF([.O253]=&quot;YES&quot;;&quot; UC3&quot;;&quot;&quot;))" table:style-name="ce1"/>
          <table:table-cell office:value-type="string" office:string-value="" table:formula="of:=CONCATENATE(IF([.P253]=&quot;YES&quot;;&quot;e-Notification;&quot;;&quot;&quot;);IF([.Q253]=&quot;YES&quot;;&quot; e-Access;&quot;;&quot;&quot;);IF([.R253]=&quot;YES&quot;;&quot; e-Submission;&quot;;&quot;&quot;);IF([.S253]=&quot;YES&quot;;&quot; e-Evaluation;&quot;;&quot;&quot;);IF([.T253]=&quot;YES&quot;;&quot; e-Awarding;&quot;;&quot;&quot;);IF([.U253]=&quot;YES&quot;;&quot; e-Request;&quot;;&quot;&quot;);IF([.V253]=&quot;YES&quot;;&quot; e-Ordering;&quot;;&quot;&quot;);IF([.W253]=&quot;YES&quot;;&quot; e-Fulfiltment;&quot;;&quot;&quot;);IF([.X253]=&quot;YES&quot;;&quot; e-Invoicing;&quot;;&quot;&quot;);IF([.Y25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0</text:p>
          </table:table-cell>
          <table:table-cell office:value-type="string" table:style-name="ce1">
            <text:p>Estimated Total Magnitude</text:p>
          </table:table-cell>
          <table:table-cell office:value-type="string" table:style-name="ce1">
            <text:p>The estimated overall quantity for this procurement project.</text:p>
          </table:table-cell>
          <table:table-cell table:style-name="ce1"/>
          <table:table-cell office:value-type="string" table:style-name="ce1">
            <text:p>UBL</text:p>
          </table:table-cell>
          <table:table-cell table:style-name="ce1"/>
          <table:table-cell office:value-type="string" table:style-name="ce1">
            <text:p>BT-29</text:p>
          </table:table-cell>
          <table:table-cell table:content-validation-name="val7" table:style-name="ce1"/>
          <table:table-cell table:number-columns-repeated="2" table:style-name="ce1"/>
          <table:table-cell office:value-type="string" office:string-value="" table:formula="of:=CONCATENATE(IF([.M254]=&quot;YES&quot;;&quot;UC1;&quot;;&quot;&quot;);IF([.N254]=&quot;YES&quot;;&quot; UC2;&quot;;&quot;&quot;);IF([.O254]=&quot;YES&quot;;&quot; UC3&quot;;&quot;&quot;))" table:style-name="ce1"/>
          <table:table-cell office:value-type="string" office:string-value="" table:formula="of:=CONCATENATE(IF([.P254]=&quot;YES&quot;;&quot;e-Notification;&quot;;&quot;&quot;);IF([.Q254]=&quot;YES&quot;;&quot; e-Access;&quot;;&quot;&quot;);IF([.R254]=&quot;YES&quot;;&quot; e-Submission;&quot;;&quot;&quot;);IF([.S254]=&quot;YES&quot;;&quot; e-Evaluation;&quot;;&quot;&quot;);IF([.T254]=&quot;YES&quot;;&quot; e-Awarding;&quot;;&quot;&quot;);IF([.U254]=&quot;YES&quot;;&quot; e-Request;&quot;;&quot;&quot;);IF([.V254]=&quot;YES&quot;;&quot; e-Ordering;&quot;;&quot;&quot;);IF([.W254]=&quot;YES&quot;;&quot; e-Fulfiltment;&quot;;&quot;&quot;);IF([.X254]=&quot;YES&quot;;&quot; e-Invoicing;&quot;;&quot;&quot;);IF([.Y25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0</text:p>
          </table:table-cell>
          <table:table-cell office:value-type="string" table:style-name="ce1">
            <text:p>Estimated Total Magnitude</text:p>
          </table:table-cell>
          <table:table-cell office:value-type="string" table:style-name="ce1">
            <text:p>The estimated overall monetary amount of a contract.</text:p>
          </table:table-cell>
          <table:table-cell table:style-name="ce1"/>
          <table:table-cell office:value-type="string" table:style-name="ce1">
            <text:p>ESPD</text:p>
          </table:table-cell>
          <table:table-cell table:number-columns-repeated="2" table:style-name="ce1"/>
          <table:table-cell table:content-validation-name="val7" table:style-name="ce1"/>
          <table:table-cell table:number-columns-repeated="2" table:style-name="ce1"/>
          <table:table-cell office:value-type="string" office:string-value="" table:formula="of:=CONCATENATE(IF([.M255]=&quot;YES&quot;;&quot;UC1;&quot;;&quot;&quot;);IF([.N255]=&quot;YES&quot;;&quot; UC2;&quot;;&quot;&quot;);IF([.O255]=&quot;YES&quot;;&quot; UC3&quot;;&quot;&quot;))" table:style-name="ce1"/>
          <table:table-cell office:value-type="string" office:string-value="" table:formula="of:=CONCATENATE(IF([.P255]=&quot;YES&quot;;&quot;e-Notification;&quot;;&quot;&quot;);IF([.Q255]=&quot;YES&quot;;&quot; e-Access;&quot;;&quot;&quot;);IF([.R255]=&quot;YES&quot;;&quot; e-Submission;&quot;;&quot;&quot;);IF([.S255]=&quot;YES&quot;;&quot; e-Evaluation;&quot;;&quot;&quot;);IF([.T255]=&quot;YES&quot;;&quot; e-Awarding;&quot;;&quot;&quot;);IF([.U255]=&quot;YES&quot;;&quot; e-Request;&quot;;&quot;&quot;);IF([.V255]=&quot;YES&quot;;&quot; e-Ordering;&quot;;&quot;&quot;);IF([.W255]=&quot;YES&quot;;&quot; e-Fulfiltment;&quot;;&quot;&quot;);IF([.X255]=&quot;YES&quot;;&quot; e-Invoicing;&quot;;&quot;&quot;);IF([.Y25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16</text:p>
          </table:table-cell>
          <table:table-cell office:value-type="string" table:style-name="ce35">
            <text:p>Estimated Value</text:p>
          </table:table-cell>
          <table:table-cell office:value-type="string" table:style-name="ce35">
            <text:p>The total amount payable, net of VAT, as estimated by the buyer, including any form of option and any renewals of the contracts.</text:p>
          </table:table-cell>
          <table:table-cell table:style-name="ce35"/>
          <table:table-cell office:value-type="string" table:style-name="ce35">
            <text:p>Ontology proposal</text:p>
          </table:table-cell>
          <table:table-cell office:value-type="string" table:style-name="ce35">
            <text:p>Definition based on the DIRECTIVE 2014/24/EU</text:p>
          </table:table-cell>
          <table:table-cell table:style-name="ce35"/>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UC1;" table:formula="of:=CONCATENATE(IF([.M256]=&quot;YES&quot;;&quot;UC1;&quot;;&quot;&quot;);IF([.N256]=&quot;YES&quot;;&quot; UC2;&quot;;&quot;&quot;);IF([.O256]=&quot;YES&quot;;&quot; UC3&quot;;&quot;&quot;))" table:style-name="ce35">
            <text:p>UC1;</text:p>
          </table:table-cell>
          <table:table-cell office:value-type="string" office:string-value="e-Notification;" table:formula="of:=CONCATENATE(IF([.P256]=&quot;YES&quot;;&quot;e-Notification;&quot;;&quot;&quot;);IF([.Q256]=&quot;YES&quot;;&quot; e-Access;&quot;;&quot;&quot;);IF([.R256]=&quot;YES&quot;;&quot; e-Submission;&quot;;&quot;&quot;);IF([.S256]=&quot;YES&quot;;&quot; e-Evaluation;&quot;;&quot;&quot;);IF([.T256]=&quot;YES&quot;;&quot; e-Awarding;&quot;;&quot;&quot;);IF([.U256]=&quot;YES&quot;;&quot; e-Request;&quot;;&quot;&quot;);IF([.V256]=&quot;YES&quot;;&quot; e-Ordering;&quot;;&quot;&quot;);IF([.W256]=&quot;YES&quot;;&quot; e-Fulfiltment;&quot;;&quot;&quot;);IF([.X256]=&quot;YES&quot;;&quot; e-Invoicing;&quot;;&quot;&quot;);IF([.Y256]=&quot;YES&quot;;&quot; e-Payment;&quot;;&quot;&quot;))" table:style-name="ce35">
            <text:p>e-Notification;</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16</text:p>
          </table:table-cell>
          <table:table-cell office:value-type="string" table:style-name="ce1">
            <text:p>Estimated Value</text:p>
          </table:table-cell>
          <table:table-cell office:value-type="string" table:style-name="ce1">
            <text:p>The calculation of the estimated value of a procurement shall be based on the total amount payable, net of VAT, as estimated by the contracting authority, including any form of option and any renewals of the contracts as explicitly set out in the procurement documents</text:p>
          </table:table-cell>
          <table:table-cell table:style-name="ce1"/>
          <table:table-cell office:value-type="string" table:style-name="ce1">
            <text:p>DIRECTIVE 2014/24/EU</text:p>
          </table:table-cell>
          <table:table-cell office:value-type="string" table:style-name="ce1">
            <text:p>Article 5</text:p>
          </table:table-cell>
          <table:table-cell office:value-type="string" table:style-name="ce1">
            <text:p>BT-60</text:p>
          </table:table-cell>
          <table:table-cell table:content-validation-name="val7" table:style-name="ce1"/>
          <table:table-cell table:number-columns-repeated="2" table:style-name="ce1"/>
          <table:table-cell office:value-type="string" office:string-value="" table:formula="of:=CONCATENATE(IF([.M257]=&quot;YES&quot;;&quot;UC1;&quot;;&quot;&quot;);IF([.N257]=&quot;YES&quot;;&quot; UC2;&quot;;&quot;&quot;);IF([.O257]=&quot;YES&quot;;&quot; UC3&quot;;&quot;&quot;))" table:style-name="ce1"/>
          <table:table-cell office:value-type="string" office:string-value="" table:formula="of:=CONCATENATE(IF([.P257]=&quot;YES&quot;;&quot;e-Notification;&quot;;&quot;&quot;);IF([.Q257]=&quot;YES&quot;;&quot; e-Access;&quot;;&quot;&quot;);IF([.R257]=&quot;YES&quot;;&quot; e-Submission;&quot;;&quot;&quot;);IF([.S257]=&quot;YES&quot;;&quot; e-Evaluation;&quot;;&quot;&quot;);IF([.T257]=&quot;YES&quot;;&quot; e-Awarding;&quot;;&quot;&quot;);IF([.U257]=&quot;YES&quot;;&quot; e-Request;&quot;;&quot;&quot;);IF([.V257]=&quot;YES&quot;;&quot; e-Ordering;&quot;;&quot;&quot;);IF([.W257]=&quot;YES&quot;;&quot; e-Fulfiltment;&quot;;&quot;&quot;);IF([.X257]=&quot;YES&quot;;&quot; e-Invoicing;&quot;;&quot;&quot;);IF([.Y25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22</text:p>
          </table:table-cell>
          <table:table-cell office:value-type="string" table:style-name="ce35">
            <text:p>EU Funds Indicator</text:p>
          </table:table-cell>
          <table:table-cell office:value-type="string" table:style-name="ce35">
            <text:p>Funds that come from European Structural and Investment Funds.</text:p>
          </table:table-cell>
          <table:table-cell table:style-name="ce35"/>
          <table:table-cell office:value-type="string" table:style-name="ce35">
            <text:p>Ontology proposal</text:p>
          </table:table-cell>
          <table:table-cell office:value-type="string" table:style-name="ce35">
            <text:p>Definition based on eForms consultation and https://europa.eu/european-union/about-eu/funding-grants_en</text:p>
          </table:table-cell>
          <table:table-cell office:value-type="string" table:style-name="ce35">
            <text:p>BT-60</text:p>
          </table:table-cell>
          <table:table-cell office:value-type="string" table:content-validation-name="val7" table:style-name="ce35">
            <text:p>YES</text:p>
          </table:table-cell>
          <table:table-cell office:value-type="string" table:style-name="ce35">
            <text:p>When there is more than one Source that refers to the BT in question, it is possible to get a better and/or complete definition by combining these sources. In that case, the eForms and the EU Funding webpage are best sources.</text:p>
          </table:table-cell>
          <table:table-cell table:style-name="ce35"/>
          <table:table-cell office:value-type="string" office:string-value="" table:formula="of:=CONCATENATE(IF([.M258]=&quot;YES&quot;;&quot;UC1;&quot;;&quot;&quot;);IF([.N258]=&quot;YES&quot;;&quot; UC2;&quot;;&quot;&quot;);IF([.O258]=&quot;YES&quot;;&quot; UC3&quot;;&quot;&quot;))" table:style-name="ce35"/>
          <table:table-cell office:value-type="string" office:string-value="e-Notification;" table:formula="of:=CONCATENATE(IF([.P258]=&quot;YES&quot;;&quot;e-Notification;&quot;;&quot;&quot;);IF([.Q258]=&quot;YES&quot;;&quot; e-Access;&quot;;&quot;&quot;);IF([.R258]=&quot;YES&quot;;&quot; e-Submission;&quot;;&quot;&quot;);IF([.S258]=&quot;YES&quot;;&quot; e-Evaluation;&quot;;&quot;&quot;);IF([.T258]=&quot;YES&quot;;&quot; e-Awarding;&quot;;&quot;&quot;);IF([.U258]=&quot;YES&quot;;&quot; e-Request;&quot;;&quot;&quot;);IF([.V258]=&quot;YES&quot;;&quot; e-Ordering;&quot;;&quot;&quot;);IF([.W258]=&quot;YES&quot;;&quot; e-Fulfiltment;&quot;;&quot;&quot;);IF([.X258]=&quot;YES&quot;;&quot; e-Invoicing;&quot;;&quot;&quot;);IF([.Y258]=&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22</text:p>
          </table:table-cell>
          <table:table-cell office:value-type="string" table:style-name="ce1">
            <text:p>EU Funds Indicator</text:p>
          </table:table-cell>
          <table:table-cell office:value-type="string" table:style-name="ce1">
            <text:p>An indication that a program that funds the tendering process (e.g., "National", "European") is available.</text:p>
          </table:table-cell>
          <table:table-cell table:style-name="ce1"/>
          <table:table-cell office:value-type="string" table:style-name="ce1">
            <text:p>OP internal working</text:p>
          </table:table-cell>
          <table:table-cell table:style-name="ce1"/>
          <table:table-cell office:value-type="string" table:style-name="ce1">
            <text:p>BT-60</text:p>
          </table:table-cell>
          <table:table-cell table:content-validation-name="val7" table:style-name="ce1"/>
          <table:table-cell table:number-columns-repeated="2" table:style-name="ce1"/>
          <table:table-cell office:value-type="string" office:string-value="" table:formula="of:=CONCATENATE(IF([.M259]=&quot;YES&quot;;&quot;UC1;&quot;;&quot;&quot;);IF([.N259]=&quot;YES&quot;;&quot; UC2;&quot;;&quot;&quot;);IF([.O259]=&quot;YES&quot;;&quot; UC3&quot;;&quot;&quot;))" table:style-name="ce1"/>
          <table:table-cell office:value-type="string" office:string-value="" table:formula="of:=CONCATENATE(IF([.P259]=&quot;YES&quot;;&quot;e-Notification;&quot;;&quot;&quot;);IF([.Q259]=&quot;YES&quot;;&quot; e-Access;&quot;;&quot;&quot;);IF([.R259]=&quot;YES&quot;;&quot; e-Submission;&quot;;&quot;&quot;);IF([.S259]=&quot;YES&quot;;&quot; e-Evaluation;&quot;;&quot;&quot;);IF([.T259]=&quot;YES&quot;;&quot; e-Awarding;&quot;;&quot;&quot;);IF([.U259]=&quot;YES&quot;;&quot; e-Request;&quot;;&quot;&quot;);IF([.V259]=&quot;YES&quot;;&quot; e-Ordering;&quot;;&quot;&quot;);IF([.W259]=&quot;YES&quot;;&quot; e-Fulfiltment;&quot;;&quot;&quot;);IF([.X259]=&quot;YES&quot;;&quot; e-Invoicing;&quot;;&quot;&quot;);IF([.Y25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22</text:p>
          </table:table-cell>
          <table:table-cell office:value-type="string" table:style-name="ce1">
            <text:p>EU Funds Indicator</text:p>
          </table:table-cell>
          <table:table-cell office:value-type="string" table:style-name="ce1">
            <text:p>Money comes from "European Investment and Structural Funds"</text:p>
          </table:table-cell>
          <table:table-cell table:style-name="ce1"/>
          <table:table-cell office:value-type="string" table:style-name="ce1">
            <text:p>eForms consultation</text:p>
          </table:table-cell>
          <table:table-cell table:style-name="ce1"/>
          <table:table-cell office:value-type="string" table:style-name="ce1">
            <text:p>BT-60</text:p>
          </table:table-cell>
          <table:table-cell table:content-validation-name="val7" table:style-name="ce1"/>
          <table:table-cell table:number-columns-repeated="2" table:style-name="ce1"/>
          <table:table-cell office:value-type="string" office:string-value="" table:formula="of:=CONCATENATE(IF([.M260]=&quot;YES&quot;;&quot;UC1;&quot;;&quot;&quot;);IF([.N260]=&quot;YES&quot;;&quot; UC2;&quot;;&quot;&quot;);IF([.O260]=&quot;YES&quot;;&quot; UC3&quot;;&quot;&quot;))" table:style-name="ce1"/>
          <table:table-cell office:value-type="string" office:string-value="" table:formula="of:=CONCATENATE(IF([.P260]=&quot;YES&quot;;&quot;e-Notification;&quot;;&quot;&quot;);IF([.Q260]=&quot;YES&quot;;&quot; e-Access;&quot;;&quot;&quot;);IF([.R260]=&quot;YES&quot;;&quot; e-Submission;&quot;;&quot;&quot;);IF([.S260]=&quot;YES&quot;;&quot; e-Evaluation;&quot;;&quot;&quot;);IF([.T260]=&quot;YES&quot;;&quot; e-Awarding;&quot;;&quot;&quot;);IF([.U260]=&quot;YES&quot;;&quot; e-Request;&quot;;&quot;&quot;);IF([.V260]=&quot;YES&quot;;&quot; e-Ordering;&quot;;&quot;&quot;);IF([.W260]=&quot;YES&quot;;&quot; e-Fulfiltment;&quot;;&quot;&quot;);IF([.X260]=&quot;YES&quot;;&quot; e-Invoicing;&quot;;&quot;&quot;);IF([.Y26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22</text:p>
          </table:table-cell>
          <table:table-cell office:value-type="string" table:style-name="ce1">
            <text:p>EU Funds Indicator</text:p>
          </table:table-cell>
          <table:table-cell office:value-type="string" table:style-name="ce1">
            <text:p>Information whether the contract is related to a project and /or programme financed by Union funds.</text:p>
          </table:table-cell>
          <table:table-cell table:style-name="ce1"/>
          <table:table-cell office:value-type="string" table:style-name="ce1">
            <text:p>DIRECTIVE 2014/24/EU</text:p>
          </table:table-cell>
          <table:table-cell office:value-type="string" table:style-name="ce1">
            <text:p>ANNEX V</text:p>
            <text:p>PART B Information to be included in prior information notices</text:p>
            <text:p>PART C Information to be included in contract notices</text:p>
            <text:p>PART D Information to be included in contract award notices</text:p>
            <text:p>PART F Information to be included in notices of the results of a contest</text:p>
            <text:p>PART G Information to be included in notices of modifications of a contract during its term</text:p>
          </table:table-cell>
          <table:table-cell office:value-type="string" table:style-name="ce1">
            <text:p>BT-61</text:p>
          </table:table-cell>
          <table:table-cell table:content-validation-name="val7" table:style-name="ce1"/>
          <table:table-cell table:number-columns-repeated="2" table:style-name="ce1"/>
          <table:table-cell office:value-type="string" office:string-value="" table:formula="of:=CONCATENATE(IF([.M261]=&quot;YES&quot;;&quot;UC1;&quot;;&quot;&quot;);IF([.N261]=&quot;YES&quot;;&quot; UC2;&quot;;&quot;&quot;);IF([.O261]=&quot;YES&quot;;&quot; UC3&quot;;&quot;&quot;))" table:style-name="ce1"/>
          <table:table-cell office:value-type="string" office:string-value="" table:formula="of:=CONCATENATE(IF([.P261]=&quot;YES&quot;;&quot;e-Notification;&quot;;&quot;&quot;);IF([.Q261]=&quot;YES&quot;;&quot; e-Access;&quot;;&quot;&quot;);IF([.R261]=&quot;YES&quot;;&quot; e-Submission;&quot;;&quot;&quot;);IF([.S261]=&quot;YES&quot;;&quot; e-Evaluation;&quot;;&quot;&quot;);IF([.T261]=&quot;YES&quot;;&quot; e-Awarding;&quot;;&quot;&quot;);IF([.U261]=&quot;YES&quot;;&quot; e-Request;&quot;;&quot;&quot;);IF([.V261]=&quot;YES&quot;;&quot; e-Ordering;&quot;;&quot;&quot;);IF([.W261]=&quot;YES&quot;;&quot; e-Fulfiltment;&quot;;&quot;&quot;);IF([.X261]=&quot;YES&quot;;&quot; e-Invoicing;&quot;;&quot;&quot;);IF([.Y26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22</text:p>
          </table:table-cell>
          <table:table-cell office:value-type="string" table:style-name="ce35">
            <text:p>EU Funds Indicator</text:p>
          </table:table-cell>
          <table:table-cell office:value-type="string" table:style-name="ce35">
            <text:p>The program that funds the tendering process (e.g., EU 6th Framework Program) expressed as text.</text:p>
          </table:table-cell>
          <table:table-cell table:style-name="ce35"/>
          <table:table-cell office:value-type="string" table:style-name="ce35">
            <text:p>ESPD</text:p>
          </table:table-cell>
          <table:table-cell table:style-name="ce35"/>
          <table:table-cell office:value-type="string" table:style-name="ce35">
            <text:p>BT-60, BT-61</text:p>
          </table:table-cell>
          <table:table-cell office:value-type="string" table:content-validation-name="val7" table:style-name="ce35">
            <text:p>YES</text:p>
          </table:table-cell>
          <table:table-cell office:value-type="string" table:style-name="ce35">
            <text:p>Taking into account the BT, and the definition provided by ESP for the same term, it has been considered that this is a good definition.</text:p>
          </table:table-cell>
          <table:table-cell table:style-name="ce35"/>
          <table:table-cell office:value-type="string" office:string-value="" table:formula="of:=CONCATENATE(IF([.M262]=&quot;YES&quot;;&quot;UC1;&quot;;&quot;&quot;);IF([.N262]=&quot;YES&quot;;&quot; UC2;&quot;;&quot;&quot;);IF([.O262]=&quot;YES&quot;;&quot; UC3&quot;;&quot;&quot;))" table:style-name="ce35"/>
          <table:table-cell office:value-type="string" office:string-value="e-Notification;" table:formula="of:=CONCATENATE(IF([.P262]=&quot;YES&quot;;&quot;e-Notification;&quot;;&quot;&quot;);IF([.Q262]=&quot;YES&quot;;&quot; e-Access;&quot;;&quot;&quot;);IF([.R262]=&quot;YES&quot;;&quot; e-Submission;&quot;;&quot;&quot;);IF([.S262]=&quot;YES&quot;;&quot; e-Evaluation;&quot;;&quot;&quot;);IF([.T262]=&quot;YES&quot;;&quot; e-Awarding;&quot;;&quot;&quot;);IF([.U262]=&quot;YES&quot;;&quot; e-Request;&quot;;&quot;&quot;);IF([.V262]=&quot;YES&quot;;&quot; e-Ordering;&quot;;&quot;&quot;);IF([.W262]=&quot;YES&quot;;&quot; e-Fulfiltment;&quot;;&quot;&quot;);IF([.X262]=&quot;YES&quot;;&quot; e-Invoicing;&quot;;&quot;&quot;);IF([.Y262]=&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22</text:p>
          </table:table-cell>
          <table:table-cell office:value-type="string" table:style-name="ce1">
            <text:p>EU Funds Indicator</text:p>
          </table:table-cell>
          <table:table-cell office:value-type="string" table:style-name="ce1">
            <text:p>The program that funds the tendering process (e.g., "National", "European"), expressed as a code.</text:p>
          </table:table-cell>
          <table:table-cell table:style-name="ce1"/>
          <table:table-cell office:value-type="string" table:style-name="ce1">
            <text:p>UBL</text:p>
          </table:table-cell>
          <table:table-cell table:style-name="ce1"/>
          <table:table-cell office:value-type="string" table:style-name="ce1">
            <text:p>BT-60, BT-61</text:p>
          </table:table-cell>
          <table:table-cell table:content-validation-name="val7" table:style-name="ce1"/>
          <table:table-cell table:number-columns-repeated="2" table:style-name="ce1"/>
          <table:table-cell office:value-type="string" office:string-value="" table:formula="of:=CONCATENATE(IF([.M263]=&quot;YES&quot;;&quot;UC1;&quot;;&quot;&quot;);IF([.N263]=&quot;YES&quot;;&quot; UC2;&quot;;&quot;&quot;);IF([.O263]=&quot;YES&quot;;&quot; UC3&quot;;&quot;&quot;))" table:style-name="ce1"/>
          <table:table-cell office:value-type="string" office:string-value="" table:formula="of:=CONCATENATE(IF([.P263]=&quot;YES&quot;;&quot;e-Notification;&quot;;&quot;&quot;);IF([.Q263]=&quot;YES&quot;;&quot; e-Access;&quot;;&quot;&quot;);IF([.R263]=&quot;YES&quot;;&quot; e-Submission;&quot;;&quot;&quot;);IF([.S263]=&quot;YES&quot;;&quot; e-Evaluation;&quot;;&quot;&quot;);IF([.T263]=&quot;YES&quot;;&quot; e-Awarding;&quot;;&quot;&quot;);IF([.U263]=&quot;YES&quot;;&quot; e-Request;&quot;;&quot;&quot;);IF([.V263]=&quot;YES&quot;;&quot; e-Ordering;&quot;;&quot;&quot;);IF([.W263]=&quot;YES&quot;;&quot; e-Fulfiltment;&quot;;&quot;&quot;);IF([.X263]=&quot;YES&quot;;&quot; e-Invoicing;&quot;;&quot;&quot;);IF([.Y26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22</text:p>
          </table:table-cell>
          <table:table-cell office:value-type="string" table:style-name="ce1">
            <text:p>EU Funds Indicator</text:p>
          </table:table-cell>
          <table:table-cell office:value-type="string" table:style-name="ce1">
            <text:p>The program that funds the tendering process (e.g., "National", "European"), expressed as a code.</text:p>
          </table:table-cell>
          <table:table-cell table:style-name="ce1"/>
          <table:table-cell office:value-type="string" table:style-name="ce1">
            <text:p>ESPD</text:p>
          </table:table-cell>
          <table:table-cell office:value-type="string" table:style-name="ce1">
            <text:p>The ESPD has the Funding program code and the Funding program, but not an indicator</text:p>
          </table:table-cell>
          <table:table-cell office:value-type="string" table:style-name="ce1">
            <text:p>BT-60, BT-61</text:p>
          </table:table-cell>
          <table:table-cell table:content-validation-name="val7" table:style-name="ce1"/>
          <table:table-cell table:number-columns-repeated="2" table:style-name="ce1"/>
          <table:table-cell office:value-type="string" office:string-value="" table:formula="of:=CONCATENATE(IF([.M264]=&quot;YES&quot;;&quot;UC1;&quot;;&quot;&quot;);IF([.N264]=&quot;YES&quot;;&quot; UC2;&quot;;&quot;&quot;);IF([.O264]=&quot;YES&quot;;&quot; UC3&quot;;&quot;&quot;))" table:style-name="ce1"/>
          <table:table-cell office:value-type="string" office:string-value="" table:formula="of:=CONCATENATE(IF([.P264]=&quot;YES&quot;;&quot;e-Notification;&quot;;&quot;&quot;);IF([.Q264]=&quot;YES&quot;;&quot; e-Access;&quot;;&quot;&quot;);IF([.R264]=&quot;YES&quot;;&quot; e-Submission;&quot;;&quot;&quot;);IF([.S264]=&quot;YES&quot;;&quot; e-Evaluation;&quot;;&quot;&quot;);IF([.T264]=&quot;YES&quot;;&quot; e-Awarding;&quot;;&quot;&quot;);IF([.U264]=&quot;YES&quot;;&quot; e-Request;&quot;;&quot;&quot;);IF([.V264]=&quot;YES&quot;;&quot; e-Ordering;&quot;;&quot;&quot;);IF([.W264]=&quot;YES&quot;;&quot; e-Fulfiltment;&quot;;&quot;&quot;);IF([.X264]=&quot;YES&quot;;&quot; e-Invoicing;&quot;;&quot;&quot;);IF([.Y26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22</text:p>
          </table:table-cell>
          <table:table-cell office:value-type="string" table:style-name="ce1">
            <text:p>EU Funds Indicator</text:p>
          </table:table-cell>
          <table:table-cell office:value-type="string" table:style-name="ce1">
            <text:p>The program that funds the tendering process (e.g., EU 6th Framework Program) expressed as text.</text:p>
          </table:table-cell>
          <table:table-cell table:style-name="ce1"/>
          <table:table-cell office:value-type="string" table:style-name="ce1">
            <text:p>ESPD</text:p>
          </table:table-cell>
          <table:table-cell office:value-type="string" table:style-name="ce1">
            <text:p>The ESPD has the Funding program code and the Funding program, but not an indicator</text:p>
          </table:table-cell>
          <table:table-cell office:value-type="string" table:style-name="ce1">
            <text:p>BT-60</text:p>
          </table:table-cell>
          <table:table-cell table:content-validation-name="val7" table:style-name="ce1"/>
          <table:table-cell table:number-columns-repeated="2" table:style-name="ce1"/>
          <table:table-cell office:value-type="string" office:string-value="" table:formula="of:=CONCATENATE(IF([.M265]=&quot;YES&quot;;&quot;UC1;&quot;;&quot;&quot;);IF([.N265]=&quot;YES&quot;;&quot; UC2;&quot;;&quot;&quot;);IF([.O265]=&quot;YES&quot;;&quot; UC3&quot;;&quot;&quot;))" table:style-name="ce1"/>
          <table:table-cell office:value-type="string" office:string-value="" table:formula="of:=CONCATENATE(IF([.P265]=&quot;YES&quot;;&quot;e-Notification;&quot;;&quot;&quot;);IF([.Q265]=&quot;YES&quot;;&quot; e-Access;&quot;;&quot;&quot;);IF([.R265]=&quot;YES&quot;;&quot; e-Submission;&quot;;&quot;&quot;);IF([.S265]=&quot;YES&quot;;&quot; e-Evaluation;&quot;;&quot;&quot;);IF([.T265]=&quot;YES&quot;;&quot; e-Awarding;&quot;;&quot;&quot;);IF([.U265]=&quot;YES&quot;;&quot; e-Request;&quot;;&quot;&quot;);IF([.V265]=&quot;YES&quot;;&quot; e-Ordering;&quot;;&quot;&quot;);IF([.W265]=&quot;YES&quot;;&quot; e-Fulfiltment;&quot;;&quot;&quot;);IF([.X265]=&quot;YES&quot;;&quot; e-Invoicing;&quot;;&quot;&quot;);IF([.Y26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22</text:p>
          </table:table-cell>
          <table:table-cell office:value-type="string" table:style-name="ce1">
            <text:p>EU Funds Indicator</text:p>
          </table:table-cell>
          <table:table-cell office:value-type="string" table:style-name="ce1">
            <text:p>The EU provides funding for a broad range of projects and programmes covering areas such as: regional and urban development; employment and social inclusion; agriculture and rural development; maritime and fisheries policies; research and innovation; humanitarian aid.</text:p>
          </table:table-cell>
          <table:table-cell table:style-name="ce1"/>
          <table:table-cell office:value-type="string" table:style-name="ce1">
            <text:p>European Union</text:p>
          </table:table-cell>
          <table:table-cell office:value-type="string" table:style-name="ce1">
            <text:p><text:a xlink:href="https://europa.eu/european-union/about-eu/funding-grants_en">https://europa.eu/european-union/about-eu/funding-grants_en</text:a></text:p>
          </table:table-cell>
          <table:table-cell office:value-type="string" table:style-name="ce1">
            <text:p>BT-86</text:p>
          </table:table-cell>
          <table:table-cell table:content-validation-name="val7" table:style-name="ce1"/>
          <table:table-cell table:number-columns-repeated="2" table:style-name="ce1"/>
          <table:table-cell office:value-type="string" office:string-value="" table:formula="of:=CONCATENATE(IF([.M266]=&quot;YES&quot;;&quot;UC1;&quot;;&quot;&quot;);IF([.N266]=&quot;YES&quot;;&quot; UC2;&quot;;&quot;&quot;);IF([.O266]=&quot;YES&quot;;&quot; UC3&quot;;&quot;&quot;))" table:style-name="ce1"/>
          <table:table-cell office:value-type="string" office:string-value="" table:formula="of:=CONCATENATE(IF([.P266]=&quot;YES&quot;;&quot;e-Notification;&quot;;&quot;&quot;);IF([.Q266]=&quot;YES&quot;;&quot; e-Access;&quot;;&quot;&quot;);IF([.R266]=&quot;YES&quot;;&quot; e-Submission;&quot;;&quot;&quot;);IF([.S266]=&quot;YES&quot;;&quot; e-Evaluation;&quot;;&quot;&quot;);IF([.T266]=&quot;YES&quot;;&quot; e-Awarding;&quot;;&quot;&quot;);IF([.U266]=&quot;YES&quot;;&quot; e-Request;&quot;;&quot;&quot;);IF([.V266]=&quot;YES&quot;;&quot; e-Ordering;&quot;;&quot;&quot;);IF([.W266]=&quot;YES&quot;;&quot; e-Fulfiltment;&quot;;&quot;&quot;);IF([.X266]=&quot;YES&quot;;&quot; e-Invoicing;&quot;;&quot;&quot;);IF([.Y26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88</text:p>
          </table:table-cell>
          <table:table-cell office:value-type="string" table:style-name="ce35">
            <text:p>Evaluation Criterion</text:p>
          </table:table-cell>
          <table:table-cell office:value-type="string" table:style-name="ce35">
            <text:p>A principle or rule to be applied in the assessment of tenders.</text:p>
          </table:table-cell>
          <table:table-cell table:style-name="ce35"/>
          <table:table-cell office:value-type="string" table:style-name="ce35">
            <text:p>Ontology proposal</text:p>
          </table:table-cell>
          <table:table-cell table:style-name="ce35"/>
          <table:table-cell office:value-type="string" table:style-name="ce35">
            <text:p>BT-67</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UC1; UC2;" table:formula="of:=CONCATENATE(IF([.M267]=&quot;YES&quot;;&quot;UC1;&quot;;&quot;&quot;);IF([.N267]=&quot;YES&quot;;&quot; UC2;&quot;;&quot;&quot;);IF([.O267]=&quot;YES&quot;;&quot; UC3&quot;;&quot;&quot;))" table:style-name="ce35">
            <text:p>UC1; UC2;</text:p>
          </table:table-cell>
          <table:table-cell office:value-type="string" office:string-value="e-Notification; e-Access; e-Evaluation;" table:formula="of:=CONCATENATE(IF([.P267]=&quot;YES&quot;;&quot;e-Notification;&quot;;&quot;&quot;);IF([.Q267]=&quot;YES&quot;;&quot; e-Access;&quot;;&quot;&quot;);IF([.R267]=&quot;YES&quot;;&quot; e-Submission;&quot;;&quot;&quot;);IF([.S267]=&quot;YES&quot;;&quot; e-Evaluation;&quot;;&quot;&quot;);IF([.T267]=&quot;YES&quot;;&quot; e-Awarding;&quot;;&quot;&quot;);IF([.U267]=&quot;YES&quot;;&quot; e-Request;&quot;;&quot;&quot;);IF([.V267]=&quot;YES&quot;;&quot; e-Ordering;&quot;;&quot;&quot;);IF([.W267]=&quot;YES&quot;;&quot; e-Fulfiltment;&quot;;&quot;&quot;);IF([.X267]=&quot;YES&quot;;&quot; e-Invoicing;&quot;;&quot;&quot;);IF([.Y267]=&quot;YES&quot;;&quot; e-Payment;&quot;;&quot;&quot;))" table:style-name="ce35">
            <text:p>e-Notification; e-Access; e-Evaluation;</text:p>
          </table:table-cell>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35">
            <text:p>C-024</text:p>
          </table:table-cell>
          <table:table-cell office:value-type="string" table:style-name="ce35">
            <text:p>Exclusion criterion</text:p>
          </table:table-cell>
          <table:table-cell office:value-type="string" table:style-name="ce35">
            <text:p>Text describing the personal situation of the economic operators in this tendering process and/or the exclusion criteria.</text:p>
          </table:table-cell>
          <table:table-cell table:style-name="ce35"/>
          <table:table-cell office:value-type="string" table:style-name="ce35">
            <text:p>OP internal working</text:p>
          </table:table-cell>
          <table:table-cell table:style-name="ce35"/>
          <table:table-cell office:value-type="string" table:style-name="ce35">
            <text:p>BT-67</text:p>
          </table:table-cell>
          <table:table-cell office:value-type="string" table:content-validation-name="val7" table:style-name="ce35">
            <text:p>YES</text:p>
          </table:table-cell>
          <table:table-cell office:value-type="string" table:style-name="ce35">
            <text:p>Taking into account the BT, and the definition provided by the OP internal working for the same term, it has been considered that this is a good definition.</text:p>
          </table:table-cell>
          <table:table-cell table:style-name="ce35"/>
          <table:table-cell office:value-type="string" office:string-value="UC1;" table:formula="of:=CONCATENATE(IF([.M268]=&quot;YES&quot;;&quot;UC1;&quot;;&quot;&quot;);IF([.N268]=&quot;YES&quot;;&quot; UC2;&quot;;&quot;&quot;);IF([.O268]=&quot;YES&quot;;&quot; UC3&quot;;&quot;&quot;))" table:style-name="ce35">
            <text:p>UC1;</text:p>
          </table:table-cell>
          <table:table-cell office:value-type="string" office:string-value="e-Notification; e-Access; e-Evaluation;" table:formula="of:=CONCATENATE(IF([.P268]=&quot;YES&quot;;&quot;e-Notification;&quot;;&quot;&quot;);IF([.Q268]=&quot;YES&quot;;&quot; e-Access;&quot;;&quot;&quot;);IF([.R268]=&quot;YES&quot;;&quot; e-Submission;&quot;;&quot;&quot;);IF([.S268]=&quot;YES&quot;;&quot; e-Evaluation;&quot;;&quot;&quot;);IF([.T268]=&quot;YES&quot;;&quot; e-Awarding;&quot;;&quot;&quot;);IF([.U268]=&quot;YES&quot;;&quot; e-Request;&quot;;&quot;&quot;);IF([.V268]=&quot;YES&quot;;&quot; e-Ordering;&quot;;&quot;&quot;);IF([.W268]=&quot;YES&quot;;&quot; e-Fulfiltment;&quot;;&quot;&quot;);IF([.X268]=&quot;YES&quot;;&quot; e-Invoicing;&quot;;&quot;&quot;);IF([.Y268]=&quot;YES&quot;;&quot; e-Payment;&quot;;&quot;&quot;))" table:style-name="ce35">
            <text:p>e-Notification; e-Access; e-Evaluation;</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24</text:p>
          </table:table-cell>
          <table:table-cell office:value-type="string" table:style-name="ce1">
            <text:p>Exclusion criterion</text:p>
          </table:table-cell>
          <table:table-cell office:value-type="string" table:style-name="ce1">
            <text:p>An exclusion criterion is a criterion that must be absent to satistify the objective</text:p>
          </table:table-cell>
          <table:table-cell table:style-name="ce1"/>
          <table:table-cell office:value-type="string" table:style-name="ce1">
            <text:p>SIO</text:p>
          </table:table-cell>
          <table:table-cell office:value-type="string" table:style-name="ce1">
            <text:p><text:a xlink:href="http://semanticscience.org/resource/SIO_000143.rdf">http://semanticscience.org/resource/SIO_000143.rdf</text:a></text:p>
          </table:table-cell>
          <table:table-cell office:value-type="string" table:style-name="ce1">
            <text:p>BT-67</text:p>
          </table:table-cell>
          <table:table-cell table:content-validation-name="val7" table:style-name="ce1"/>
          <table:table-cell table:number-columns-repeated="2" table:style-name="ce1"/>
          <table:table-cell office:value-type="string" office:string-value="" table:formula="of:=CONCATENATE(IF([.M269]=&quot;YES&quot;;&quot;UC1;&quot;;&quot;&quot;);IF([.N269]=&quot;YES&quot;;&quot; UC2;&quot;;&quot;&quot;);IF([.O269]=&quot;YES&quot;;&quot; UC3&quot;;&quot;&quot;))" table:style-name="ce1"/>
          <table:table-cell office:value-type="string" office:string-value="" table:formula="of:=CONCATENATE(IF([.P269]=&quot;YES&quot;;&quot;e-Notification;&quot;;&quot;&quot;);IF([.Q269]=&quot;YES&quot;;&quot; e-Access;&quot;;&quot;&quot;);IF([.R269]=&quot;YES&quot;;&quot; e-Submission;&quot;;&quot;&quot;);IF([.S269]=&quot;YES&quot;;&quot; e-Evaluation;&quot;;&quot;&quot;);IF([.T269]=&quot;YES&quot;;&quot; e-Awarding;&quot;;&quot;&quot;);IF([.U269]=&quot;YES&quot;;&quot; e-Request;&quot;;&quot;&quot;);IF([.V269]=&quot;YES&quot;;&quot; e-Ordering;&quot;;&quot;&quot;);IF([.W269]=&quot;YES&quot;;&quot; e-Fulfiltment;&quot;;&quot;&quot;);IF([.X269]=&quot;YES&quot;;&quot; e-Invoicing;&quot;;&quot;&quot;);IF([.Y26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24</text:p>
          </table:table-cell>
          <table:table-cell office:value-type="string" table:style-name="ce1">
            <text:p>Exclusion criterion</text:p>
          </table:table-cell>
          <table:table-cell office:value-type="string" table:style-name="ce1">
            <text:p>An exclusion criterion (rule) is_a *eligibility criterion* which defines and states a condition which, if met, makes an entity unsuitable for a given task or participation in a given process.</text:p>
          </table:table-cell>
          <table:table-cell table:style-name="ce1"/>
          <table:table-cell office:value-type="string" table:style-name="ce1">
            <text:p>Ontobee</text:p>
          </table:table-cell>
          <table:table-cell office:value-type="string" table:style-name="ce1">
            <text:p><text:a xlink:href="http://www.ontobee.org/ontology/OBI?iri=http://purl.obolibrary.org/obo/OBI_0500028">http://www.ontobee.org/ontology/OBI?iri=http://purl.obolibrary.org/obo/OBI_0500028</text:a></text:p>
          </table:table-cell>
          <table:table-cell office:value-type="string" table:style-name="ce1">
            <text:p>BT-194</text:p>
          </table:table-cell>
          <table:table-cell table:content-validation-name="val7" table:style-name="ce1"/>
          <table:table-cell table:number-columns-repeated="2" table:style-name="ce1"/>
          <table:table-cell office:value-type="string" office:string-value="" table:formula="of:=CONCATENATE(IF([.M270]=&quot;YES&quot;;&quot;UC1;&quot;;&quot;&quot;);IF([.N270]=&quot;YES&quot;;&quot; UC2;&quot;;&quot;&quot;);IF([.O270]=&quot;YES&quot;;&quot; UC3&quot;;&quot;&quot;))" table:style-name="ce1"/>
          <table:table-cell office:value-type="string" office:string-value="" table:formula="of:=CONCATENATE(IF([.P270]=&quot;YES&quot;;&quot;e-Notification;&quot;;&quot;&quot;);IF([.Q270]=&quot;YES&quot;;&quot; e-Access;&quot;;&quot;&quot;);IF([.R270]=&quot;YES&quot;;&quot; e-Submission;&quot;;&quot;&quot;);IF([.S270]=&quot;YES&quot;;&quot; e-Evaluation;&quot;;&quot;&quot;);IF([.T270]=&quot;YES&quot;;&quot; e-Awarding;&quot;;&quot;&quot;);IF([.U270]=&quot;YES&quot;;&quot; e-Request;&quot;;&quot;&quot;);IF([.V270]=&quot;YES&quot;;&quot; e-Ordering;&quot;;&quot;&quot;);IF([.W270]=&quot;YES&quot;;&quot; e-Fulfiltment;&quot;;&quot;&quot;);IF([.X270]=&quot;YES&quot;;&quot; e-Invoicing;&quot;;&quot;&quot;);IF([.Y27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77</text:p>
          </table:table-cell>
          <table:table-cell office:value-type="string" table:style-name="ce35">
            <text:p>Exclusion Tenders Abnormally Low</text:p>
          </table:table-cell>
          <table:table-cell office:value-type="string" table:style-name="ce35">
            <text:p>There are one or several bids with unexpected cheap prices.</text:p>
          </table:table-cell>
          <table:table-cell table:style-name="ce35"/>
          <table:table-cell office:value-type="string" table:style-name="ce35">
            <text:p>Ontology proposal</text:p>
          </table:table-cell>
          <table:table-cell office:value-type="string" table:style-name="ce35">
            <text:p>An indicator to specify whether the tenders are abnormally low or not).</text:p>
          </table:table-cell>
          <table:table-cell office:value-type="string" table:style-name="ce35">
            <text:p>BT-194</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271]=&quot;YES&quot;;&quot;UC1;&quot;;&quot;&quot;);IF([.N271]=&quot;YES&quot;;&quot; UC2;&quot;;&quot;&quot;);IF([.O271]=&quot;YES&quot;;&quot; UC3&quot;;&quot;&quot;))" table:style-name="ce35"/>
          <table:table-cell office:value-type="string" office:string-value=" e-Evaluation; e-Awarding;" table:formula="of:=CONCATENATE(IF([.P271]=&quot;YES&quot;;&quot;e-Notification;&quot;;&quot;&quot;);IF([.Q271]=&quot;YES&quot;;&quot; e-Access;&quot;;&quot;&quot;);IF([.R271]=&quot;YES&quot;;&quot; e-Submission;&quot;;&quot;&quot;);IF([.S271]=&quot;YES&quot;;&quot; e-Evaluation;&quot;;&quot;&quot;);IF([.T271]=&quot;YES&quot;;&quot; e-Awarding;&quot;;&quot;&quot;);IF([.U271]=&quot;YES&quot;;&quot; e-Request;&quot;;&quot;&quot;);IF([.V271]=&quot;YES&quot;;&quot; e-Ordering;&quot;;&quot;&quot;);IF([.W271]=&quot;YES&quot;;&quot; e-Fulfiltment;&quot;;&quot;&quot;);IF([.X271]=&quot;YES&quot;;&quot; e-Invoicing;&quot;;&quot;&quot;);IF([.Y271]=&quot;YES&quot;;&quot; e-Payment;&quot;;&quot;&quot;))" table:style-name="ce35">
            <text:p><text:s/>e-Evaluation; e-Awarding;</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77</text:p>
          </table:table-cell>
          <table:table-cell office:value-type="string" table:style-name="ce1">
            <text:p>Exclusion Tenders Abnormally Low</text:p>
          </table:table-cell>
          <table:table-cell office:value-type="string" table:style-name="ce1">
            <text:p>Tenders were abnormally low</text:p>
          </table:table-cell>
          <table:table-cell table:style-name="ce1"/>
          <table:table-cell office:value-type="string" table:style-name="ce1">
            <text:p>OP internal working</text:p>
          </table:table-cell>
          <table:table-cell table:style-name="ce1"/>
          <table:table-cell office:value-type="string" table:style-name="ce1">
            <text:p>BT-194</text:p>
          </table:table-cell>
          <table:table-cell table:content-validation-name="val7" table:style-name="ce1"/>
          <table:table-cell table:number-columns-repeated="2" table:style-name="ce1"/>
          <table:table-cell office:value-type="string" office:string-value="" table:formula="of:=CONCATENATE(IF([.M272]=&quot;YES&quot;;&quot;UC1;&quot;;&quot;&quot;);IF([.N272]=&quot;YES&quot;;&quot; UC2;&quot;;&quot;&quot;);IF([.O272]=&quot;YES&quot;;&quot; UC3&quot;;&quot;&quot;))" table:style-name="ce1"/>
          <table:table-cell office:value-type="string" office:string-value="" table:formula="of:=CONCATENATE(IF([.P272]=&quot;YES&quot;;&quot;e-Notification;&quot;;&quot;&quot;);IF([.Q272]=&quot;YES&quot;;&quot; e-Access;&quot;;&quot;&quot;);IF([.R272]=&quot;YES&quot;;&quot; e-Submission;&quot;;&quot;&quot;);IF([.S272]=&quot;YES&quot;;&quot; e-Evaluation;&quot;;&quot;&quot;);IF([.T272]=&quot;YES&quot;;&quot; e-Awarding;&quot;;&quot;&quot;);IF([.U272]=&quot;YES&quot;;&quot; e-Request;&quot;;&quot;&quot;);IF([.V272]=&quot;YES&quot;;&quot; e-Ordering;&quot;;&quot;&quot;);IF([.W272]=&quot;YES&quot;;&quot; e-Fulfiltment;&quot;;&quot;&quot;);IF([.X272]=&quot;YES&quot;;&quot; e-Invoicing;&quot;;&quot;&quot;);IF([.Y27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77</text:p>
          </table:table-cell>
          <table:table-cell office:value-type="string" table:style-name="ce1">
            <text:p>Exclusion Tenders Abnormally Low</text:p>
          </table:table-cell>
          <table:table-cell office:value-type="string" table:style-name="ce1">
            <text:p>Text describing the exclusion criterion for abnormally low tenders.</text:p>
          </table:table-cell>
          <table:table-cell table:style-name="ce1"/>
          <table:table-cell office:value-type="string" table:style-name="ce1">
            <text:p>UBL</text:p>
          </table:table-cell>
          <table:table-cell table:style-name="ce1"/>
          <table:table-cell office:value-type="string" table:style-name="ce1">
            <text:p>BT-194</text:p>
          </table:table-cell>
          <table:table-cell table:content-validation-name="val7" table:style-name="ce1"/>
          <table:table-cell table:number-columns-repeated="2" table:style-name="ce1"/>
          <table:table-cell office:value-type="string" office:string-value="" table:formula="of:=CONCATENATE(IF([.M273]=&quot;YES&quot;;&quot;UC1;&quot;;&quot;&quot;);IF([.N273]=&quot;YES&quot;;&quot; UC2;&quot;;&quot;&quot;);IF([.O273]=&quot;YES&quot;;&quot; UC3&quot;;&quot;&quot;))" table:style-name="ce1"/>
          <table:table-cell office:value-type="string" office:string-value="" table:formula="of:=CONCATENATE(IF([.P273]=&quot;YES&quot;;&quot;e-Notification;&quot;;&quot;&quot;);IF([.Q273]=&quot;YES&quot;;&quot; e-Access;&quot;;&quot;&quot;);IF([.R273]=&quot;YES&quot;;&quot; e-Submission;&quot;;&quot;&quot;);IF([.S273]=&quot;YES&quot;;&quot; e-Evaluation;&quot;;&quot;&quot;);IF([.T273]=&quot;YES&quot;;&quot; e-Awarding;&quot;;&quot;&quot;);IF([.U273]=&quot;YES&quot;;&quot; e-Request;&quot;;&quot;&quot;);IF([.V273]=&quot;YES&quot;;&quot; e-Ordering;&quot;;&quot;&quot;);IF([.W273]=&quot;YES&quot;;&quot; e-Fulfiltment;&quot;;&quot;&quot;);IF([.X273]=&quot;YES&quot;;&quot; e-Invoicing;&quot;;&quot;&quot;);IF([.Y27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77</text:p>
          </table:table-cell>
          <table:table-cell office:value-type="string" table:style-name="ce1">
            <text:p>Exclusion Tenders Abnormally Low</text:p>
          </table:table-cell>
          <table:table-cell office:value-type="string" table:style-name="ce1">
            <text:p>Tenders were excluded on the ground that they were abnormally low</text:p>
          </table:table-cell>
          <table:table-cell table:style-name="ce1"/>
          <table:table-cell office:value-type="string" table:style-name="ce1">
            <text:p>eForms consultation</text:p>
          </table:table-cell>
          <table:table-cell table:style-name="ce1"/>
          <table:table-cell office:value-type="string" table:style-name="ce1">
            <text:p>BT-112</text:p>
          </table:table-cell>
          <table:table-cell table:content-validation-name="val7" table:style-name="ce1"/>
          <table:table-cell table:number-columns-repeated="2" table:style-name="ce1"/>
          <table:table-cell office:value-type="string" office:string-value="" table:formula="of:=CONCATENATE(IF([.M274]=&quot;YES&quot;;&quot;UC1;&quot;;&quot;&quot;);IF([.N274]=&quot;YES&quot;;&quot; UC2;&quot;;&quot;&quot;);IF([.O274]=&quot;YES&quot;;&quot; UC3&quot;;&quot;&quot;))" table:style-name="ce1"/>
          <table:table-cell office:value-type="string" office:string-value="" table:formula="of:=CONCATENATE(IF([.P274]=&quot;YES&quot;;&quot;e-Notification;&quot;;&quot;&quot;);IF([.Q274]=&quot;YES&quot;;&quot; e-Access;&quot;;&quot;&quot;);IF([.R274]=&quot;YES&quot;;&quot; e-Submission;&quot;;&quot;&quot;);IF([.S274]=&quot;YES&quot;;&quot; e-Evaluation;&quot;;&quot;&quot;);IF([.T274]=&quot;YES&quot;;&quot; e-Awarding;&quot;;&quot;&quot;);IF([.U274]=&quot;YES&quot;;&quot; e-Request;&quot;;&quot;&quot;);IF([.V274]=&quot;YES&quot;;&quot; e-Ordering;&quot;;&quot;&quot;);IF([.W274]=&quot;YES&quot;;&quot; e-Fulfiltment;&quot;;&quot;&quot;);IF([.X274]=&quot;YES&quot;;&quot; e-Invoicing;&quot;;&quot;&quot;);IF([.Y27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42</text:p>
          </table:table-cell>
          <table:table-cell office:value-type="string" table:style-name="ce35">
            <text:p>Expected Number Of Participants</text:p>
          </table:table-cell>
          <table:table-cell office:value-type="string" table:style-name="ce35">
            <text:p>Amount of economic operators envisaged to participate.</text:p>
          </table:table-cell>
          <table:table-cell table:style-name="ce35"/>
          <table:table-cell office:value-type="string" table:style-name="ce35">
            <text:p>Ontology proposal</text:p>
          </table:table-cell>
          <table:table-cell table:style-name="ce35"/>
          <table:table-cell office:value-type="string" table:style-name="ce35">
            <text:p>BT-112</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275]=&quot;YES&quot;;&quot;UC1;&quot;;&quot;&quot;);IF([.N275]=&quot;YES&quot;;&quot; UC2;&quot;;&quot;&quot;);IF([.O275]=&quot;YES&quot;;&quot; UC3&quot;;&quot;&quot;))" table:style-name="ce35"/>
          <table:table-cell office:value-type="string" office:string-value="e-Notification;" table:formula="of:=CONCATENATE(IF([.P275]=&quot;YES&quot;;&quot;e-Notification;&quot;;&quot;&quot;);IF([.Q275]=&quot;YES&quot;;&quot; e-Access;&quot;;&quot;&quot;);IF([.R275]=&quot;YES&quot;;&quot; e-Submission;&quot;;&quot;&quot;);IF([.S275]=&quot;YES&quot;;&quot; e-Evaluation;&quot;;&quot;&quot;);IF([.T275]=&quot;YES&quot;;&quot; e-Awarding;&quot;;&quot;&quot;);IF([.U275]=&quot;YES&quot;;&quot; e-Request;&quot;;&quot;&quot;);IF([.V275]=&quot;YES&quot;;&quot; e-Ordering;&quot;;&quot;&quot;);IF([.W275]=&quot;YES&quot;;&quot; e-Fulfiltment;&quot;;&quot;&quot;);IF([.X275]=&quot;YES&quot;;&quot; e-Invoicing;&quot;;&quot;&quot;);IF([.Y275]=&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42</text:p>
          </table:table-cell>
          <table:table-cell office:value-type="string" table:style-name="ce1">
            <text:p>Expected Number Of Participants</text:p>
          </table:table-cell>
          <table:table-cell office:value-type="string" table:style-name="ce1">
            <text:p>&lt;Minimum number: [ ] and maximum number: [ ] of candidates to be invited for the second phase of the procedure&gt;</text:p>
          </table:table-cell>
          <table:table-cell table:style-name="ce1"/>
          <table:table-cell office:value-type="string" table:style-name="ce1">
            <text:p>eForms consultation</text:p>
          </table:table-cell>
          <table:table-cell table:style-name="ce1"/>
          <table:table-cell office:value-type="string" table:style-name="ce1">
            <text:p>BT-109</text:p>
          </table:table-cell>
          <table:table-cell table:content-validation-name="val7" table:style-name="ce1"/>
          <table:table-cell table:number-columns-repeated="2" table:style-name="ce1"/>
          <table:table-cell office:value-type="string" office:string-value="" table:formula="of:=CONCATENATE(IF([.M276]=&quot;YES&quot;;&quot;UC1;&quot;;&quot;&quot;);IF([.N276]=&quot;YES&quot;;&quot; UC2;&quot;;&quot;&quot;);IF([.O276]=&quot;YES&quot;;&quot; UC3&quot;;&quot;&quot;))" table:style-name="ce1"/>
          <table:table-cell office:value-type="string" office:string-value="" table:formula="of:=CONCATENATE(IF([.P276]=&quot;YES&quot;;&quot;e-Notification;&quot;;&quot;&quot;);IF([.Q276]=&quot;YES&quot;;&quot; e-Access;&quot;;&quot;&quot;);IF([.R276]=&quot;YES&quot;;&quot; e-Submission;&quot;;&quot;&quot;);IF([.S276]=&quot;YES&quot;;&quot; e-Evaluation;&quot;;&quot;&quot;);IF([.T276]=&quot;YES&quot;;&quot; e-Awarding;&quot;;&quot;&quot;);IF([.U276]=&quot;YES&quot;;&quot; e-Request;&quot;;&quot;&quot;);IF([.V276]=&quot;YES&quot;;&quot; e-Ordering;&quot;;&quot;&quot;);IF([.W276]=&quot;YES&quot;;&quot; e-Fulfiltment;&quot;;&quot;&quot;);IF([.X276]=&quot;YES&quot;;&quot; e-Invoicing;&quot;;&quot;&quot;);IF([.Y27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96</text:p>
          </table:table-cell>
          <table:table-cell office:value-type="string" table:style-name="ce35">
            <text:p>Extension Duree Justification</text:p>
          </table:table-cell>
          <table:table-cell office:value-type="string" table:style-name="ce35">
            <text:p>In the case of a framework agreement, the reasons for any duration exceeding four years.</text:p>
          </table:table-cell>
          <table:table-cell table:style-name="ce35"/>
          <table:table-cell office:value-type="string" table:style-name="ce35">
            <text:p>Ontology proposal</text:p>
          </table:table-cell>
          <table:table-cell office:value-type="string" table:style-name="ce35">
            <text:p>Based on DIRECTIVE 2014/24/EU</text:p>
          </table:table-cell>
          <table:table-cell office:value-type="string" table:style-name="ce35">
            <text:p>BT-109</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277]=&quot;YES&quot;;&quot;UC1;&quot;;&quot;&quot;);IF([.N277]=&quot;YES&quot;;&quot; UC2;&quot;;&quot;&quot;);IF([.O277]=&quot;YES&quot;;&quot; UC3&quot;;&quot;&quot;))" table:style-name="ce35"/>
          <table:table-cell office:value-type="string" office:string-value="e-Notification;" table:formula="of:=CONCATENATE(IF([.P277]=&quot;YES&quot;;&quot;e-Notification;&quot;;&quot;&quot;);IF([.Q277]=&quot;YES&quot;;&quot; e-Access;&quot;;&quot;&quot;);IF([.R277]=&quot;YES&quot;;&quot; e-Submission;&quot;;&quot;&quot;);IF([.S277]=&quot;YES&quot;;&quot; e-Evaluation;&quot;;&quot;&quot;);IF([.T277]=&quot;YES&quot;;&quot; e-Awarding;&quot;;&quot;&quot;);IF([.U277]=&quot;YES&quot;;&quot; e-Request;&quot;;&quot;&quot;);IF([.V277]=&quot;YES&quot;;&quot; e-Ordering;&quot;;&quot;&quot;);IF([.W277]=&quot;YES&quot;;&quot; e-Fulfiltment;&quot;;&quot;&quot;);IF([.X277]=&quot;YES&quot;;&quot; e-Invoicing;&quot;;&quot;&quot;);IF([.Y277]=&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96</text:p>
          </table:table-cell>
          <table:table-cell office:value-type="string" table:style-name="ce1">
            <text:p>Extension Duree Justification</text:p>
          </table:table-cell>
          <table:table-cell office:value-type="string" table:style-name="ce1">
            <text:p>In the case of a framework agreement, indication of the planned duration of the framework agreement, stating, where appropriate, the reasons for any duration exceeding four years; (...)</text:p>
          </table:table-cell>
          <table:table-cell table:style-name="ce1"/>
          <table:table-cell office:value-type="string" table:style-name="ce1">
            <text:p>DIRECTIVE 2014/24/EU</text:p>
          </table:table-cell>
          <table:table-cell office:value-type="string" table:style-name="ce1">
            <text:p>ANNEX V PART C Information to be included in contract notices</text:p>
          </table:table-cell>
          <table:table-cell office:value-type="string" table:style-name="ce1">
            <text:p>BT-504</text:p>
          </table:table-cell>
          <table:table-cell table:content-validation-name="val7" table:style-name="ce1"/>
          <table:table-cell table:number-columns-repeated="2" table:style-name="ce1"/>
          <table:table-cell office:value-type="string" office:string-value="" table:formula="of:=CONCATENATE(IF([.M278]=&quot;YES&quot;;&quot;UC1;&quot;;&quot;&quot;);IF([.N278]=&quot;YES&quot;;&quot; UC2;&quot;;&quot;&quot;);IF([.O278]=&quot;YES&quot;;&quot; UC3&quot;;&quot;&quot;))" table:style-name="ce1"/>
          <table:table-cell office:value-type="string" office:string-value="" table:formula="of:=CONCATENATE(IF([.P278]=&quot;YES&quot;;&quot;e-Notification;&quot;;&quot;&quot;);IF([.Q278]=&quot;YES&quot;;&quot; e-Access;&quot;;&quot;&quot;);IF([.R278]=&quot;YES&quot;;&quot; e-Submission;&quot;;&quot;&quot;);IF([.S278]=&quot;YES&quot;;&quot; e-Evaluation;&quot;;&quot;&quot;);IF([.T278]=&quot;YES&quot;;&quot; e-Awarding;&quot;;&quot;&quot;);IF([.U278]=&quot;YES&quot;;&quot; e-Request;&quot;;&quot;&quot;);IF([.V278]=&quot;YES&quot;;&quot; e-Ordering;&quot;;&quot;&quot;);IF([.W278]=&quot;YES&quot;;&quot; e-Fulfiltment;&quot;;&quot;&quot;);IF([.X278]=&quot;YES&quot;;&quot; e-Invoicing;&quot;;&quot;&quot;);IF([.Y27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17</text:p>
          </table:table-cell>
          <table:table-cell office:value-type="string" table:style-name="ce35">
            <text:p>FaxNumber</text:p>
          </table:table-cell>
          <table:table-cell office:value-type="string" table:style-name="ce35">
            <text:p>Comunication channel for contacting the responsible person or service of the organisation</text:p>
          </table:table-cell>
          <table:table-cell table:style-name="ce35"/>
          <table:table-cell office:value-type="string" table:style-name="ce35">
            <text:p>Ontology proposal</text:p>
          </table:table-cell>
          <table:table-cell office:value-type="string" table:style-name="ce35">
            <text:p>Removed</text:p>
          </table:table-cell>
          <table:table-cell office:value-type="string" table:style-name="ce35">
            <text:p>BT-504</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279]=&quot;YES&quot;;&quot;UC1;&quot;;&quot;&quot;);IF([.N279]=&quot;YES&quot;;&quot; UC2;&quot;;&quot;&quot;);IF([.O279]=&quot;YES&quot;;&quot; UC3&quot;;&quot;&quot;))" table:style-name="ce35"/>
          <table:table-cell office:value-type="string" office:string-value="e-Notification;" table:formula="of:=CONCATENATE(IF([.P279]=&quot;YES&quot;;&quot;e-Notification;&quot;;&quot;&quot;);IF([.Q279]=&quot;YES&quot;;&quot; e-Access;&quot;;&quot;&quot;);IF([.R279]=&quot;YES&quot;;&quot; e-Submission;&quot;;&quot;&quot;);IF([.S279]=&quot;YES&quot;;&quot; e-Evaluation;&quot;;&quot;&quot;);IF([.T279]=&quot;YES&quot;;&quot; e-Awarding;&quot;;&quot;&quot;);IF([.U279]=&quot;YES&quot;;&quot; e-Request;&quot;;&quot;&quot;);IF([.V279]=&quot;YES&quot;;&quot; e-Ordering;&quot;;&quot;&quot;);IF([.W279]=&quot;YES&quot;;&quot; e-Fulfiltment;&quot;;&quot;&quot;);IF([.X279]=&quot;YES&quot;;&quot; e-Invoicing;&quot;;&quot;&quot;);IF([.Y279]=&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17</text:p>
          </table:table-cell>
          <table:table-cell office:value-type="string" table:style-name="ce1">
            <text:p>FaxNumber</text:p>
          </table:table-cell>
          <table:table-cell office:value-type="string" table:style-name="ce1">
            <text:p>The fax number.</text:p>
          </table:table-cell>
          <table:table-cell table:style-name="ce1"/>
          <table:table-cell office:value-type="string" table:style-name="ce1">
            <text:p><text:a xlink:href="http://schema.org/">Schema.org</text:a></text:p>
          </table:table-cell>
          <table:table-cell office:value-type="string" table:style-name="ce1">
            <text:p>Removed</text:p>
          </table:table-cell>
          <table:table-cell office:value-type="string" table:style-name="ce1">
            <text:p>BT-41</text:p>
          </table:table-cell>
          <table:table-cell table:content-validation-name="val7" table:style-name="ce1"/>
          <table:table-cell table:number-columns-repeated="2" table:style-name="ce1"/>
          <table:table-cell office:value-type="string" office:string-value="" table:formula="of:=CONCATENATE(IF([.M280]=&quot;YES&quot;;&quot;UC1;&quot;;&quot;&quot;);IF([.N280]=&quot;YES&quot;;&quot; UC2;&quot;;&quot;&quot;);IF([.O280]=&quot;YES&quot;;&quot; UC3&quot;;&quot;&quot;))" table:style-name="ce1"/>
          <table:table-cell office:value-type="string" office:string-value="" table:formula="of:=CONCATENATE(IF([.P280]=&quot;YES&quot;;&quot;e-Notification;&quot;;&quot;&quot;);IF([.Q280]=&quot;YES&quot;;&quot; e-Access;&quot;;&quot;&quot;);IF([.R280]=&quot;YES&quot;;&quot; e-Submission;&quot;;&quot;&quot;);IF([.S280]=&quot;YES&quot;;&quot; e-Evaluation;&quot;;&quot;&quot;);IF([.T280]=&quot;YES&quot;;&quot; e-Awarding;&quot;;&quot;&quot;);IF([.U280]=&quot;YES&quot;;&quot; e-Request;&quot;;&quot;&quot;);IF([.V280]=&quot;YES&quot;;&quot; e-Ordering;&quot;;&quot;&quot;);IF([.W280]=&quot;YES&quot;;&quot; e-Fulfiltment;&quot;;&quot;&quot;);IF([.X280]=&quot;YES&quot;;&quot; e-Invoicing;&quot;;&quot;&quot;);IF([.Y28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92</text:p>
          </table:table-cell>
          <table:table-cell office:value-type="string" table:style-name="ce35">
            <text:p>Follow Up Contract</text:p>
          </table:table-cell>
          <table:table-cell office:value-type="string" table:style-name="ce35">
            <text:p>A service contract following the contest will be awarded to the winner or one of the winners of the contest.</text:p>
          </table:table-cell>
          <table:table-cell table:style-name="ce35"/>
          <table:table-cell office:value-type="string" table:style-name="ce35">
            <text:p>Ontology proposal</text:p>
          </table:table-cell>
          <table:table-cell office:value-type="string" table:style-name="ce35">
            <text:p>Based on UBL</text:p>
          </table:table-cell>
          <table:table-cell office:value-type="string" table:style-name="ce35">
            <text:p>BT-41</text:p>
          </table:table-cell>
          <table:table-cell office:value-type="string" table:content-validation-name="val7" table:style-name="ce35">
            <text:p>YES</text:p>
          </table:table-cell>
          <table:table-cell office:value-type="string" table:style-name="ce35">
            <text:p>Taking into account the BT, and the definition provided by UBL for the same term, it has been considered that this is a good definition.</text:p>
          </table:table-cell>
          <table:table-cell table:style-name="ce35"/>
          <table:table-cell office:value-type="string" office:string-value="" table:formula="of:=CONCATENATE(IF([.M281]=&quot;YES&quot;;&quot;UC1;&quot;;&quot;&quot;);IF([.N281]=&quot;YES&quot;;&quot; UC2;&quot;;&quot;&quot;);IF([.O281]=&quot;YES&quot;;&quot; UC3&quot;;&quot;&quot;))" table:style-name="ce35"/>
          <table:table-cell office:value-type="string" office:string-value="e-Notification;" table:formula="of:=CONCATENATE(IF([.P281]=&quot;YES&quot;;&quot;e-Notification;&quot;;&quot;&quot;);IF([.Q281]=&quot;YES&quot;;&quot; e-Access;&quot;;&quot;&quot;);IF([.R281]=&quot;YES&quot;;&quot; e-Submission;&quot;;&quot;&quot;);IF([.S281]=&quot;YES&quot;;&quot; e-Evaluation;&quot;;&quot;&quot;);IF([.T281]=&quot;YES&quot;;&quot; e-Awarding;&quot;;&quot;&quot;);IF([.U281]=&quot;YES&quot;;&quot; e-Request;&quot;;&quot;&quot;);IF([.V281]=&quot;YES&quot;;&quot; e-Ordering;&quot;;&quot;&quot;);IF([.W281]=&quot;YES&quot;;&quot; e-Fulfiltment;&quot;;&quot;&quot;);IF([.X281]=&quot;YES&quot;;&quot; e-Invoicing;&quot;;&quot;&quot;);IF([.Y281]=&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92</text:p>
          </table:table-cell>
          <table:table-cell office:value-type="string" table:style-name="ce1">
            <text:p>Follow Up Contract</text:p>
          </table:table-cell>
          <table:table-cell office:value-type="string" table:style-name="ce1">
            <text:p>Indicates if any service contract following the contest will be awarded to the winner or one of the winners of the contest (true) or not (false).</text:p>
          </table:table-cell>
          <table:table-cell table:style-name="ce1"/>
          <table:table-cell office:value-type="string" table:style-name="ce1">
            <text:p>UBL</text:p>
          </table:table-cell>
          <table:table-cell table:style-name="ce1"/>
          <table:table-cell office:value-type="string" table:style-name="ce1">
            <text:p>BT-110</text:p>
          </table:table-cell>
          <table:table-cell table:content-validation-name="val7" table:style-name="ce1"/>
          <table:table-cell table:number-columns-repeated="2" table:style-name="ce1"/>
          <table:table-cell office:value-type="string" office:string-value="" table:formula="of:=CONCATENATE(IF([.M282]=&quot;YES&quot;;&quot;UC1;&quot;;&quot;&quot;);IF([.N282]=&quot;YES&quot;;&quot; UC2;&quot;;&quot;&quot;);IF([.O282]=&quot;YES&quot;;&quot; UC3&quot;;&quot;&quot;))" table:style-name="ce1"/>
          <table:table-cell office:value-type="string" office:string-value="" table:formula="of:=CONCATENATE(IF([.P282]=&quot;YES&quot;;&quot;e-Notification;&quot;;&quot;&quot;);IF([.Q282]=&quot;YES&quot;;&quot; e-Access;&quot;;&quot;&quot;);IF([.R282]=&quot;YES&quot;;&quot; e-Submission;&quot;;&quot;&quot;);IF([.S282]=&quot;YES&quot;;&quot; e-Evaluation;&quot;;&quot;&quot;);IF([.T282]=&quot;YES&quot;;&quot; e-Awarding;&quot;;&quot;&quot;);IF([.U282]=&quot;YES&quot;;&quot; e-Request;&quot;;&quot;&quot;);IF([.V282]=&quot;YES&quot;;&quot; e-Ordering;&quot;;&quot;&quot;);IF([.W282]=&quot;YES&quot;;&quot; e-Fulfiltment;&quot;;&quot;&quot;);IF([.X282]=&quot;YES&quot;;&quot; e-Invoicing;&quot;;&quot;&quot;);IF([.Y28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66</text:p>
          </table:table-cell>
          <table:table-cell office:value-type="string" table:style-name="ce35">
            <text:p>Framework Agreement Type Code</text:p>
          </table:table-cell>
          <table:table-cell office:value-type="string" table:style-name="ce35">
            <text:p>A concept to distinguish the different types of framework agreement, which are: Framework agreement without reopening of competition; Framework agreement with reopening of competition; or Framework agreement partly without reopening and partly with reopening of competition.</text:p>
          </table:table-cell>
          <table:table-cell table:style-name="ce35"/>
          <table:table-cell office:value-type="string" table:style-name="ce35">
            <text:p>eForms consultation</text:p>
          </table:table-cell>
          <table:table-cell office:value-type="string" table:style-name="ce35">
            <text:p>In the case of a framework agreement, a code to identify the type of framework agreement, which are: Framework agreement without reopening of competition; Framework agreement with reopening of competition; or Framework agreement partly without reopening and partly with reopening of competition.</text:p>
          </table:table-cell>
          <table:table-cell office:value-type="string" table:style-name="ce35">
            <text:p>BT-110</text:p>
          </table:table-cell>
          <table:table-cell office:value-type="string" table:content-validation-name="val7" table:style-name="ce35">
            <text:p>YES</text:p>
          </table:table-cell>
          <table:table-cell office:value-type="string" table:style-name="ce35">
            <text:p>Taking into account the BT, and the definition provided by eForms consultation for the same term, it has been considered that this is a good definition.</text:p>
          </table:table-cell>
          <table:table-cell table:style-name="ce35"/>
          <table:table-cell office:value-type="string" office:string-value="" table:formula="of:=CONCATENATE(IF([.M283]=&quot;YES&quot;;&quot;UC1;&quot;;&quot;&quot;);IF([.N283]=&quot;YES&quot;;&quot; UC2;&quot;;&quot;&quot;);IF([.O283]=&quot;YES&quot;;&quot; UC3&quot;;&quot;&quot;))" table:style-name="ce35"/>
          <table:table-cell office:value-type="string" office:string-value="e-Notification;" table:formula="of:=CONCATENATE(IF([.P283]=&quot;YES&quot;;&quot;e-Notification;&quot;;&quot;&quot;);IF([.Q283]=&quot;YES&quot;;&quot; e-Access;&quot;;&quot;&quot;);IF([.R283]=&quot;YES&quot;;&quot; e-Submission;&quot;;&quot;&quot;);IF([.S283]=&quot;YES&quot;;&quot; e-Evaluation;&quot;;&quot;&quot;);IF([.T283]=&quot;YES&quot;;&quot; e-Awarding;&quot;;&quot;&quot;);IF([.U283]=&quot;YES&quot;;&quot; e-Request;&quot;;&quot;&quot;);IF([.V283]=&quot;YES&quot;;&quot; e-Ordering;&quot;;&quot;&quot;);IF([.W283]=&quot;YES&quot;;&quot; e-Fulfiltment;&quot;;&quot;&quot;);IF([.X283]=&quot;YES&quot;;&quot; e-Invoicing;&quot;;&quot;&quot;);IF([.Y283]=&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66</text:p>
          </table:table-cell>
          <table:table-cell office:value-type="string" table:style-name="ce1">
            <text:p>Framework Agreement Type Code</text:p>
          </table:table-cell>
          <table:table-cell office:value-type="string" table:style-name="ce1">
            <text:p>(…) following the terms and conditions of the framework agreement, without reopening competition, where it sets out all the terms governing the provision of the works, services and supplies concerned and the objective conditions for determining which of the economic operators, party to the framework agreement, shall perform them; the latter conditions shall be indicated in the procurement documents for the framework agreement;</text:p>
          </table:table-cell>
          <table:table-cell table:style-name="ce1"/>
          <table:table-cell office:value-type="string" table:style-name="ce1">
            <text:p>DIRECTIVE 2014/24/EU</text:p>
          </table:table-cell>
          <table:table-cell office:value-type="string" table:style-name="ce1">
            <text:p>Arrticle 33 (4a)</text:p>
          </table:table-cell>
          <table:table-cell office:value-type="string" table:style-name="ce1">
            <text:p>BT-110</text:p>
          </table:table-cell>
          <table:table-cell table:content-validation-name="val7" table:style-name="ce1"/>
          <table:table-cell table:number-columns-repeated="2" table:style-name="ce1"/>
          <table:table-cell office:value-type="string" office:string-value="" table:formula="of:=CONCATENATE(IF([.M284]=&quot;YES&quot;;&quot;UC1;&quot;;&quot;&quot;);IF([.N284]=&quot;YES&quot;;&quot; UC2;&quot;;&quot;&quot;);IF([.O284]=&quot;YES&quot;;&quot; UC3&quot;;&quot;&quot;))" table:style-name="ce1"/>
          <table:table-cell office:value-type="string" office:string-value="" table:formula="of:=CONCATENATE(IF([.P284]=&quot;YES&quot;;&quot;e-Notification;&quot;;&quot;&quot;);IF([.Q284]=&quot;YES&quot;;&quot; e-Access;&quot;;&quot;&quot;);IF([.R284]=&quot;YES&quot;;&quot; e-Submission;&quot;;&quot;&quot;);IF([.S284]=&quot;YES&quot;;&quot; e-Evaluation;&quot;;&quot;&quot;);IF([.T284]=&quot;YES&quot;;&quot; e-Awarding;&quot;;&quot;&quot;);IF([.U284]=&quot;YES&quot;;&quot; e-Request;&quot;;&quot;&quot;);IF([.V284]=&quot;YES&quot;;&quot; e-Ordering;&quot;;&quot;&quot;);IF([.W284]=&quot;YES&quot;;&quot; e-Fulfiltment;&quot;;&quot;&quot;);IF([.X284]=&quot;YES&quot;;&quot; e-Invoicing;&quot;;&quot;&quot;);IF([.Y28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6</text:p>
          </table:table-cell>
          <table:table-cell office:value-type="string" table:style-name="ce1">
            <text:p>Framework Agreement Type Code</text:p>
          </table:table-cell>
          <table:table-cell office:value-type="string" table:style-name="ce1">
            <text:p>(…) where not all the terms governing the provision of the works, services and supplies are laid down in the framework agreement, through reopening competition amongst the economic operators parties to the framework agreement.</text:p>
          </table:table-cell>
          <table:table-cell table:style-name="ce1"/>
          <table:table-cell office:value-type="string" table:style-name="ce1">
            <text:p>DIRECTIVE 2014/24/EU</text:p>
          </table:table-cell>
          <table:table-cell office:value-type="string" table:style-name="ce1">
            <text:p>Arrticle 33 (4c)</text:p>
          </table:table-cell>
          <table:table-cell office:value-type="string" table:style-name="ce1">
            <text:p>BT-110</text:p>
          </table:table-cell>
          <table:table-cell table:content-validation-name="val7" table:style-name="ce1"/>
          <table:table-cell table:number-columns-repeated="2" table:style-name="ce1"/>
          <table:table-cell office:value-type="string" office:string-value="" table:formula="of:=CONCATENATE(IF([.M285]=&quot;YES&quot;;&quot;UC1;&quot;;&quot;&quot;);IF([.N285]=&quot;YES&quot;;&quot; UC2;&quot;;&quot;&quot;);IF([.O285]=&quot;YES&quot;;&quot; UC3&quot;;&quot;&quot;))" table:style-name="ce1"/>
          <table:table-cell office:value-type="string" office:string-value="" table:formula="of:=CONCATENATE(IF([.P285]=&quot;YES&quot;;&quot;e-Notification;&quot;;&quot;&quot;);IF([.Q285]=&quot;YES&quot;;&quot; e-Access;&quot;;&quot;&quot;);IF([.R285]=&quot;YES&quot;;&quot; e-Submission;&quot;;&quot;&quot;);IF([.S285]=&quot;YES&quot;;&quot; e-Evaluation;&quot;;&quot;&quot;);IF([.T285]=&quot;YES&quot;;&quot; e-Awarding;&quot;;&quot;&quot;);IF([.U285]=&quot;YES&quot;;&quot; e-Request;&quot;;&quot;&quot;);IF([.V285]=&quot;YES&quot;;&quot; e-Ordering;&quot;;&quot;&quot;);IF([.W285]=&quot;YES&quot;;&quot; e-Fulfiltment;&quot;;&quot;&quot;);IF([.X285]=&quot;YES&quot;;&quot; e-Invoicing;&quot;;&quot;&quot;);IF([.Y28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6</text:p>
          </table:table-cell>
          <table:table-cell office:value-type="string" table:style-name="ce1">
            <text:p>Framework Agreement Type Code</text:p>
          </table:table-cell>
          <table:table-cell office:value-type="string" table:style-name="ce1">
            <text:p>(...) where the framework agreement sets out all the terms governing the provision of the works, services and supplies concerned, partly without reopening of competition in accordance with point (a) and partly with reopening of competition amongst the economic operators parties to the framework agreement in accordance with point (c), where this possibility has been stipulated by the contracting authorities in the procurement documents for the framework agreement. The choice of whether specific works, supplies or services shall be acquired following a reopening of competition or directly on the terms set out in the framework agreement shall be made pursuant to objective criteria, which shall be set out in the procurement documents for the framework agreement. These procurement documents shall also specify which terms may be subject to reopening of competition.</text:p>
          </table:table-cell>
          <table:table-cell table:style-name="ce1"/>
          <table:table-cell office:value-type="string" table:style-name="ce1">
            <text:p>DIRECTIVE 2014/24/EU</text:p>
          </table:table-cell>
          <table:table-cell office:value-type="string" table:style-name="ce1">
            <text:p>Arrticle 33 (4b)</text:p>
          </table:table-cell>
          <table:table-cell office:value-type="string" table:style-name="ce1">
            <text:p>BT-110</text:p>
          </table:table-cell>
          <table:table-cell table:content-validation-name="val7" table:style-name="ce1"/>
          <table:table-cell table:number-columns-repeated="2" table:style-name="ce1"/>
          <table:table-cell office:value-type="string" office:string-value="" table:formula="of:=CONCATENATE(IF([.M286]=&quot;YES&quot;;&quot;UC1;&quot;;&quot;&quot;);IF([.N286]=&quot;YES&quot;;&quot; UC2;&quot;;&quot;&quot;);IF([.O286]=&quot;YES&quot;;&quot; UC3&quot;;&quot;&quot;))" table:style-name="ce1"/>
          <table:table-cell office:value-type="string" office:string-value="" table:formula="of:=CONCATENATE(IF([.P286]=&quot;YES&quot;;&quot;e-Notification;&quot;;&quot;&quot;);IF([.Q286]=&quot;YES&quot;;&quot; e-Access;&quot;;&quot;&quot;);IF([.R286]=&quot;YES&quot;;&quot; e-Submission;&quot;;&quot;&quot;);IF([.S286]=&quot;YES&quot;;&quot; e-Evaluation;&quot;;&quot;&quot;);IF([.T286]=&quot;YES&quot;;&quot; e-Awarding;&quot;;&quot;&quot;);IF([.U286]=&quot;YES&quot;;&quot; e-Request;&quot;;&quot;&quot;);IF([.V286]=&quot;YES&quot;;&quot; e-Ordering;&quot;;&quot;&quot;);IF([.W286]=&quot;YES&quot;;&quot; e-Fulfiltment;&quot;;&quot;&quot;);IF([.X286]=&quot;YES&quot;;&quot; e-Invoicing;&quot;;&quot;&quot;);IF([.Y28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6</text:p>
          </table:table-cell>
          <table:table-cell office:value-type="string" table:style-name="ce1">
            <text:p>Framework Agreement Type Code</text:p>
          </table:table-cell>
          <table:table-cell office:value-type="string" table:style-name="ce1">
            <text:p>Contracting authorities may conclude framework agreements, provided that they apply the procedures provided for in this Directive.</text:p>
            <text:p>A framework agreement means an agreement between one or more contracting authorities and one or more economic operators, the purpose of which is to establish the terms governing contracts to be awarded during a given period, in particular with regard to price and, where appropriate, the quantity envisaged.</text:p>
          </table:table-cell>
          <table:table-cell table:style-name="ce1"/>
          <table:table-cell office:value-type="string" table:style-name="ce1">
            <text:p>DIRECTIVE 2014/24/EU</text:p>
          </table:table-cell>
          <table:table-cell office:value-type="string" table:style-name="ce1">
            <text:p>Article 33 (1)</text:p>
          </table:table-cell>
          <table:table-cell office:value-type="string" table:style-name="ce1">
            <text:p>BT-110</text:p>
          </table:table-cell>
          <table:table-cell table:content-validation-name="val7" table:style-name="ce1"/>
          <table:table-cell table:number-columns-repeated="2" table:style-name="ce1"/>
          <table:table-cell office:value-type="string" office:string-value="" table:formula="of:=CONCATENATE(IF([.M287]=&quot;YES&quot;;&quot;UC1;&quot;;&quot;&quot;);IF([.N287]=&quot;YES&quot;;&quot; UC2;&quot;;&quot;&quot;);IF([.O287]=&quot;YES&quot;;&quot; UC3&quot;;&quot;&quot;))" table:style-name="ce1"/>
          <table:table-cell office:value-type="string" office:string-value="" table:formula="of:=CONCATENATE(IF([.P287]=&quot;YES&quot;;&quot;e-Notification;&quot;;&quot;&quot;);IF([.Q287]=&quot;YES&quot;;&quot; e-Access;&quot;;&quot;&quot;);IF([.R287]=&quot;YES&quot;;&quot; e-Submission;&quot;;&quot;&quot;);IF([.S287]=&quot;YES&quot;;&quot; e-Evaluation;&quot;;&quot;&quot;);IF([.T287]=&quot;YES&quot;;&quot; e-Awarding;&quot;;&quot;&quot;);IF([.U287]=&quot;YES&quot;;&quot; e-Request;&quot;;&quot;&quot;);IF([.V287]=&quot;YES&quot;;&quot; e-Ordering;&quot;;&quot;&quot;);IF([.W287]=&quot;YES&quot;;&quot; e-Fulfiltment;&quot;;&quot;&quot;);IF([.X287]=&quot;YES&quot;;&quot; e-Invoicing;&quot;;&quot;&quot;);IF([.Y28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6</text:p>
          </table:table-cell>
          <table:table-cell office:value-type="string" table:style-name="ce1">
            <text:p>Framework Agreement Type Code</text:p>
          </table:table-cell>
          <table:table-cell office:value-type="string" table:style-name="ce1">
            <text:p>3. Where a framework agreement is concluded with a single economic operator, contracts based on that agreement shall be awarded within the limits of the terms laid down in the framework agreement. (…)</text:p>
            <text:p>4. Where a framework agreement is concluded with more than one economic operator, that framework agreement shall be performed in one of the following ways:</text:p>
            <text:p>(a) following the terms and conditions of the framework agreement, without reopening competition, where it sets out all the terms governing the provision of the works, services and supplies concerned and the objective conditions for determining which of the economic operators, party to the framework agreement, shall perform them; the latter conditions shall be indicated in the procurement documents for the framework agreement;</text:p>
            <text:p>(b) where the framework agreement sets out all the terms governing the provision of the works, services and supplies concerned, partly without reopening of competition in accordance with point (a) and partly with reopening of competition amongst the economic operators parties to the framework agreement in accordance with point (c), where this possibility has been stipulated by the contracting authorities in the procurement documents for the framework agreement. The choice of whether specific works, supplies or services shall be acquired following a reopening of competition or directly on the terms set out in the framework agreement shall be made pursuant to objective criteria, which shall be set out in the procurement documents for the framework agreement. These procurement documents shall also specify which terms may be subject to reopening of competition. (…)</text:p>
            <text:p>(c) where not all the terms governing the provision of the works, services and supplies are laid down in the framework agreement, through reopening competition amongst the economic operators parties to the framework agreement. (…)</text:p>
          </table:table-cell>
          <table:table-cell table:style-name="ce1"/>
          <table:table-cell office:value-type="string" table:style-name="ce1">
            <text:p>DIRECTIVE 2014/24/EU</text:p>
          </table:table-cell>
          <table:table-cell office:value-type="string" table:style-name="ce1">
            <text:p>Article 33 (3 and 4)</text:p>
          </table:table-cell>
          <table:table-cell office:value-type="string" table:style-name="ce1">
            <text:p>BT-110</text:p>
          </table:table-cell>
          <table:table-cell table:content-validation-name="val7" table:style-name="ce1"/>
          <table:table-cell table:number-columns-repeated="2" table:style-name="ce1"/>
          <table:table-cell office:value-type="string" office:string-value="" table:formula="of:=CONCATENATE(IF([.M288]=&quot;YES&quot;;&quot;UC1;&quot;;&quot;&quot;);IF([.N288]=&quot;YES&quot;;&quot; UC2;&quot;;&quot;&quot;);IF([.O288]=&quot;YES&quot;;&quot; UC3&quot;;&quot;&quot;))" table:style-name="ce1"/>
          <table:table-cell office:value-type="string" office:string-value="" table:formula="of:=CONCATENATE(IF([.P288]=&quot;YES&quot;;&quot;e-Notification;&quot;;&quot;&quot;);IF([.Q288]=&quot;YES&quot;;&quot; e-Access;&quot;;&quot;&quot;);IF([.R288]=&quot;YES&quot;;&quot; e-Submission;&quot;;&quot;&quot;);IF([.S288]=&quot;YES&quot;;&quot; e-Evaluation;&quot;;&quot;&quot;);IF([.T288]=&quot;YES&quot;;&quot; e-Awarding;&quot;;&quot;&quot;);IF([.U288]=&quot;YES&quot;;&quot; e-Request;&quot;;&quot;&quot;);IF([.V288]=&quot;YES&quot;;&quot; e-Ordering;&quot;;&quot;&quot;);IF([.W288]=&quot;YES&quot;;&quot; e-Fulfiltment;&quot;;&quot;&quot;);IF([.X288]=&quot;YES&quot;;&quot; e-Invoicing;&quot;;&quot;&quot;);IF([.Y28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6</text:p>
          </table:table-cell>
          <table:table-cell office:value-type="string" table:style-name="ce1">
            <text:p>Framework Agreement Type Code</text:p>
          </table:table-cell>
          <table:table-cell office:value-type="string" table:style-name="ce1">
            <text:p>A concept to describe a tendering framework agreement.</text:p>
          </table:table-cell>
          <table:table-cell table:style-name="ce1"/>
          <table:table-cell office:value-type="string" table:style-name="ce1">
            <text:p>OP internal working</text:p>
          </table:table-cell>
          <table:table-cell table:style-name="ce1"/>
          <table:table-cell office:value-type="string" table:style-name="ce1">
            <text:p>BT-108</text:p>
          </table:table-cell>
          <table:table-cell table:content-validation-name="val7" table:style-name="ce1"/>
          <table:table-cell table:number-columns-repeated="2" table:style-name="ce1"/>
          <table:table-cell office:value-type="string" office:string-value="" table:formula="of:=CONCATENATE(IF([.M289]=&quot;YES&quot;;&quot;UC1;&quot;;&quot;&quot;);IF([.N289]=&quot;YES&quot;;&quot; UC2;&quot;;&quot;&quot;);IF([.O289]=&quot;YES&quot;;&quot; UC3&quot;;&quot;&quot;))" table:style-name="ce1"/>
          <table:table-cell office:value-type="string" office:string-value="" table:formula="of:=CONCATENATE(IF([.P289]=&quot;YES&quot;;&quot;e-Notification;&quot;;&quot;&quot;);IF([.Q289]=&quot;YES&quot;;&quot; e-Access;&quot;;&quot;&quot;);IF([.R289]=&quot;YES&quot;;&quot; e-Submission;&quot;;&quot;&quot;);IF([.S289]=&quot;YES&quot;;&quot; e-Evaluation;&quot;;&quot;&quot;);IF([.T289]=&quot;YES&quot;;&quot; e-Awarding;&quot;;&quot;&quot;);IF([.U289]=&quot;YES&quot;;&quot; e-Request;&quot;;&quot;&quot;);IF([.V289]=&quot;YES&quot;;&quot; e-Ordering;&quot;;&quot;&quot;);IF([.W289]=&quot;YES&quot;;&quot; e-Fulfiltment;&quot;;&quot;&quot;);IF([.X289]=&quot;YES&quot;;&quot; e-Invoicing;&quot;;&quot;&quot;);IF([.Y28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97</text:p>
          </table:table-cell>
          <table:table-cell office:value-type="string" table:style-name="ce35">
            <text:p>Framework Duration</text:p>
          </table:table-cell>
          <table:table-cell office:value-type="string" table:style-name="ce35">
            <text:p>The period of validity of the terms governing the contracts to be awarded whithin an agreement between one or more contracting authorities and one or more economic operators.</text:p>
          </table:table-cell>
          <table:table-cell table:style-name="ce35"/>
          <table:table-cell office:value-type="string" table:style-name="ce35">
            <text:p>Ontology proposal</text:p>
          </table:table-cell>
          <table:table-cell office:value-type="string" table:style-name="ce35">
            <text:p>Based on DIRECTIVE 2014/24/EU</text:p>
          </table:table-cell>
          <table:table-cell office:value-type="string" table:style-name="ce35">
            <text:p>BT-108</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290]=&quot;YES&quot;;&quot;UC1;&quot;;&quot;&quot;);IF([.N290]=&quot;YES&quot;;&quot; UC2;&quot;;&quot;&quot;);IF([.O290]=&quot;YES&quot;;&quot; UC3&quot;;&quot;&quot;))" table:style-name="ce35"/>
          <table:table-cell office:value-type="string" office:string-value="e-Notification;" table:formula="of:=CONCATENATE(IF([.P290]=&quot;YES&quot;;&quot;e-Notification;&quot;;&quot;&quot;);IF([.Q290]=&quot;YES&quot;;&quot; e-Access;&quot;;&quot;&quot;);IF([.R290]=&quot;YES&quot;;&quot; e-Submission;&quot;;&quot;&quot;);IF([.S290]=&quot;YES&quot;;&quot; e-Evaluation;&quot;;&quot;&quot;);IF([.T290]=&quot;YES&quot;;&quot; e-Awarding;&quot;;&quot;&quot;);IF([.U290]=&quot;YES&quot;;&quot; e-Request;&quot;;&quot;&quot;);IF([.V290]=&quot;YES&quot;;&quot; e-Ordering;&quot;;&quot;&quot;);IF([.W290]=&quot;YES&quot;;&quot; e-Fulfiltment;&quot;;&quot;&quot;);IF([.X290]=&quot;YES&quot;;&quot; e-Invoicing;&quot;;&quot;&quot;);IF([.Y290]=&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97</text:p>
          </table:table-cell>
          <table:table-cell office:value-type="string" table:style-name="ce1">
            <text:p>Framework Duration</text:p>
          </table:table-cell>
          <table:table-cell office:value-type="string" table:style-name="ce1">
            <text:p>A framework agreement means an agreement between one or more contracting authorities and one or more economic operators, the purpose of which is to establish the terms governing contracts to be awarded during a given period, in particular with regard to price and, where appropriate, the quantity envisaged.</text:p>
          </table:table-cell>
          <table:table-cell table:style-name="ce1"/>
          <table:table-cell office:value-type="string" table:style-name="ce1">
            <text:p>DIRECTIVE 2014/24/EU</text:p>
          </table:table-cell>
          <table:table-cell office:value-type="string" table:style-name="ce1">
            <text:p>Article 33.1</text:p>
          </table:table-cell>
          <table:table-cell office:value-type="string" table:style-name="ce1">
            <text:p>BT-108</text:p>
          </table:table-cell>
          <table:table-cell table:content-validation-name="val7" table:style-name="ce1"/>
          <table:table-cell table:number-columns-repeated="2" table:style-name="ce1"/>
          <table:table-cell office:value-type="string" office:string-value="" table:formula="of:=CONCATENATE(IF([.M291]=&quot;YES&quot;;&quot;UC1;&quot;;&quot;&quot;);IF([.N291]=&quot;YES&quot;;&quot; UC2;&quot;;&quot;&quot;);IF([.O291]=&quot;YES&quot;;&quot; UC3&quot;;&quot;&quot;))" table:style-name="ce1"/>
          <table:table-cell office:value-type="string" office:string-value="" table:formula="of:=CONCATENATE(IF([.P291]=&quot;YES&quot;;&quot;e-Notification;&quot;;&quot;&quot;);IF([.Q291]=&quot;YES&quot;;&quot; e-Access;&quot;;&quot;&quot;);IF([.R291]=&quot;YES&quot;;&quot; e-Submission;&quot;;&quot;&quot;);IF([.S291]=&quot;YES&quot;;&quot; e-Evaluation;&quot;;&quot;&quot;);IF([.T291]=&quot;YES&quot;;&quot; e-Awarding;&quot;;&quot;&quot;);IF([.U291]=&quot;YES&quot;;&quot; e-Request;&quot;;&quot;&quot;);IF([.V291]=&quot;YES&quot;;&quot; e-Ordering;&quot;;&quot;&quot;);IF([.W291]=&quot;YES&quot;;&quot; e-Fulfiltment;&quot;;&quot;&quot;);IF([.X291]=&quot;YES&quot;;&quot; e-Invoicing;&quot;;&quot;&quot;);IF([.Y29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97</text:p>
          </table:table-cell>
          <table:table-cell office:value-type="string" table:style-name="ce1">
            <text:p>Framework Duration</text:p>
          </table:table-cell>
          <table:table-cell office:value-type="string" table:style-name="ce1">
            <text:p>In the case of a framework agreement, indication of the planned duration of the framework agreement, stating, where appropriate, the reasons for any duration exceeding four years; (...)</text:p>
          </table:table-cell>
          <table:table-cell table:style-name="ce1"/>
          <table:table-cell office:value-type="string" table:style-name="ce1">
            <text:p>DIRECTIVE 2014/24/EU</text:p>
          </table:table-cell>
          <table:table-cell office:value-type="string" table:style-name="ce1">
            <text:p>ANNEX V PART C Information to be included in contract notices</text:p>
          </table:table-cell>
          <table:table-cell office:value-type="string" table:style-name="ce1">
            <text:p>BT-108</text:p>
          </table:table-cell>
          <table:table-cell table:content-validation-name="val7" table:style-name="ce1"/>
          <table:table-cell table:number-columns-repeated="2" table:style-name="ce1"/>
          <table:table-cell office:value-type="string" office:string-value="" table:formula="of:=CONCATENATE(IF([.M292]=&quot;YES&quot;;&quot;UC1;&quot;;&quot;&quot;);IF([.N292]=&quot;YES&quot;;&quot; UC2;&quot;;&quot;&quot;);IF([.O292]=&quot;YES&quot;;&quot; UC3&quot;;&quot;&quot;))" table:style-name="ce1"/>
          <table:table-cell office:value-type="string" office:string-value="" table:formula="of:=CONCATENATE(IF([.P292]=&quot;YES&quot;;&quot;e-Notification;&quot;;&quot;&quot;);IF([.Q292]=&quot;YES&quot;;&quot; e-Access;&quot;;&quot;&quot;);IF([.R292]=&quot;YES&quot;;&quot; e-Submission;&quot;;&quot;&quot;);IF([.S292]=&quot;YES&quot;;&quot; e-Evaluation;&quot;;&quot;&quot;);IF([.T292]=&quot;YES&quot;;&quot; e-Awarding;&quot;;&quot;&quot;);IF([.U292]=&quot;YES&quot;;&quot; e-Request;&quot;;&quot;&quot;);IF([.V292]=&quot;YES&quot;;&quot; e-Ordering;&quot;;&quot;&quot;);IF([.W292]=&quot;YES&quot;;&quot; e-Fulfiltment;&quot;;&quot;&quot;);IF([.X292]=&quot;YES&quot;;&quot; e-Invoicing;&quot;;&quot;&quot;);IF([.Y29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97</text:p>
          </table:table-cell>
          <table:table-cell office:value-type="string" table:style-name="ce1">
            <text:p>Framework Duration</text:p>
          </table:table-cell>
          <table:table-cell office:value-type="string" table:style-name="ce1">
            <text:p>The period during which this framework agreement applies.</text:p>
          </table:table-cell>
          <table:table-cell table:style-name="ce1"/>
          <table:table-cell office:value-type="string" table:style-name="ce1">
            <text:p>UBL</text:p>
          </table:table-cell>
          <table:table-cell table:style-name="ce1"/>
          <table:table-cell office:value-type="string" table:style-name="ce1">
            <text:p>BT-118</text:p>
          </table:table-cell>
          <table:table-cell table:content-validation-name="val7" table:style-name="ce1"/>
          <table:table-cell table:number-columns-repeated="2" table:style-name="ce1"/>
          <table:table-cell office:value-type="string" office:string-value="" table:formula="of:=CONCATENATE(IF([.M293]=&quot;YES&quot;;&quot;UC1;&quot;;&quot;&quot;);IF([.N293]=&quot;YES&quot;;&quot; UC2;&quot;;&quot;&quot;);IF([.O293]=&quot;YES&quot;;&quot; UC3&quot;;&quot;&quot;))" table:style-name="ce1"/>
          <table:table-cell office:value-type="string" office:string-value="" table:formula="of:=CONCATENATE(IF([.P293]=&quot;YES&quot;;&quot;e-Notification;&quot;;&quot;&quot;);IF([.Q293]=&quot;YES&quot;;&quot; e-Access;&quot;;&quot;&quot;);IF([.R293]=&quot;YES&quot;;&quot; e-Submission;&quot;;&quot;&quot;);IF([.S293]=&quot;YES&quot;;&quot; e-Evaluation;&quot;;&quot;&quot;);IF([.T293]=&quot;YES&quot;;&quot; e-Awarding;&quot;;&quot;&quot;);IF([.U293]=&quot;YES&quot;;&quot; e-Request;&quot;;&quot;&quot;);IF([.V293]=&quot;YES&quot;;&quot; e-Ordering;&quot;;&quot;&quot;);IF([.W293]=&quot;YES&quot;;&quot; e-Fulfiltment;&quot;;&quot;&quot;);IF([.X293]=&quot;YES&quot;;&quot; e-Invoicing;&quot;;&quot;&quot;);IF([.Y29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51</text:p>
          </table:table-cell>
          <table:table-cell office:value-type="string" table:style-name="ce35">
            <text:p>Framework Max Value All Lots</text:p>
          </table:table-cell>
          <table:table-cell office:value-type="string" table:style-name="ce35">
            <text:p>Highest possible price of the framework agreement for all of its parts (excluding VAT)</text:p>
          </table:table-cell>
          <table:table-cell table:style-name="ce35"/>
          <table:table-cell office:value-type="string" table:style-name="ce35">
            <text:p>Ontology proposal</text:p>
          </table:table-cell>
          <table:table-cell table:style-name="ce35"/>
          <table:table-cell office:value-type="string" table:style-name="ce35">
            <text:p>BT-118</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294]=&quot;YES&quot;;&quot;UC1;&quot;;&quot;&quot;);IF([.N294]=&quot;YES&quot;;&quot; UC2;&quot;;&quot;&quot;);IF([.O294]=&quot;YES&quot;;&quot; UC3&quot;;&quot;&quot;))" table:style-name="ce35"/>
          <table:table-cell office:value-type="string" office:string-value="e-Notification;" table:formula="of:=CONCATENATE(IF([.P294]=&quot;YES&quot;;&quot;e-Notification;&quot;;&quot;&quot;);IF([.Q294]=&quot;YES&quot;;&quot; e-Access;&quot;;&quot;&quot;);IF([.R294]=&quot;YES&quot;;&quot; e-Submission;&quot;;&quot;&quot;);IF([.S294]=&quot;YES&quot;;&quot; e-Evaluation;&quot;;&quot;&quot;);IF([.T294]=&quot;YES&quot;;&quot; e-Awarding;&quot;;&quot;&quot;);IF([.U294]=&quot;YES&quot;;&quot; e-Request;&quot;;&quot;&quot;);IF([.V294]=&quot;YES&quot;;&quot; e-Ordering;&quot;;&quot;&quot;);IF([.W294]=&quot;YES&quot;;&quot; e-Fulfiltment;&quot;;&quot;&quot;);IF([.X294]=&quot;YES&quot;;&quot; e-Invoicing;&quot;;&quot;&quot;);IF([.Y294]=&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51</text:p>
          </table:table-cell>
          <table:table-cell office:value-type="string" table:style-name="ce1">
            <text:p>Framework Max Value All Lots</text:p>
          </table:table-cell>
          <table:table-cell office:value-type="string" table:style-name="ce1">
            <text:p>Maximum value of the framework agreement for all lots (excluding VAT)</text:p>
          </table:table-cell>
          <table:table-cell table:style-name="ce1"/>
          <table:table-cell office:value-type="string" table:style-name="ce1">
            <text:p>OP internal working</text:p>
          </table:table-cell>
          <table:table-cell table:style-name="ce1"/>
          <table:table-cell office:value-type="string" table:style-name="ce1">
            <text:p>BT-156</text:p>
          </table:table-cell>
          <table:table-cell table:content-validation-name="val7" table:style-name="ce1"/>
          <table:table-cell table:number-columns-repeated="2" table:style-name="ce1"/>
          <table:table-cell office:value-type="string" office:string-value="" table:formula="of:=CONCATENATE(IF([.M295]=&quot;YES&quot;;&quot;UC1;&quot;;&quot;&quot;);IF([.N295]=&quot;YES&quot;;&quot; UC2;&quot;;&quot;&quot;);IF([.O295]=&quot;YES&quot;;&quot; UC3&quot;;&quot;&quot;))" table:style-name="ce1"/>
          <table:table-cell office:value-type="string" office:string-value="" table:formula="of:=CONCATENATE(IF([.P295]=&quot;YES&quot;;&quot;e-Notification;&quot;;&quot;&quot;);IF([.Q295]=&quot;YES&quot;;&quot; e-Access;&quot;;&quot;&quot;);IF([.R295]=&quot;YES&quot;;&quot; e-Submission;&quot;;&quot;&quot;);IF([.S295]=&quot;YES&quot;;&quot; e-Evaluation;&quot;;&quot;&quot;);IF([.T295]=&quot;YES&quot;;&quot; e-Awarding;&quot;;&quot;&quot;);IF([.U295]=&quot;YES&quot;;&quot; e-Request;&quot;;&quot;&quot;);IF([.V295]=&quot;YES&quot;;&quot; e-Ordering;&quot;;&quot;&quot;);IF([.W295]=&quot;YES&quot;;&quot; e-Fulfiltment;&quot;;&quot;&quot;);IF([.X295]=&quot;YES&quot;;&quot; e-Invoicing;&quot;;&quot;&quot;);IF([.Y29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73</text:p>
          </table:table-cell>
          <table:table-cell office:value-type="string" table:style-name="ce35">
            <text:p>Framework Max Value Group Lots</text:p>
          </table:table-cell>
          <table:table-cell office:value-type="string" table:style-name="ce35">
            <text:p>The highest amount of a set of parts of a framework agreement.</text:p>
          </table:table-cell>
          <table:table-cell table:style-name="ce35"/>
          <table:table-cell office:value-type="string" table:style-name="ce35">
            <text:p>Ontology proposal</text:p>
          </table:table-cell>
          <table:table-cell table:style-name="ce35"/>
          <table:table-cell office:value-type="string" table:style-name="ce35">
            <text:p>BT-156</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296]=&quot;YES&quot;;&quot;UC1;&quot;;&quot;&quot;);IF([.N296]=&quot;YES&quot;;&quot; UC2;&quot;;&quot;&quot;);IF([.O296]=&quot;YES&quot;;&quot; UC3&quot;;&quot;&quot;))" table:style-name="ce35"/>
          <table:table-cell office:value-type="string" office:string-value="e-Notification;" table:formula="of:=CONCATENATE(IF([.P296]=&quot;YES&quot;;&quot;e-Notification;&quot;;&quot;&quot;);IF([.Q296]=&quot;YES&quot;;&quot; e-Access;&quot;;&quot;&quot;);IF([.R296]=&quot;YES&quot;;&quot; e-Submission;&quot;;&quot;&quot;);IF([.S296]=&quot;YES&quot;;&quot; e-Evaluation;&quot;;&quot;&quot;);IF([.T296]=&quot;YES&quot;;&quot; e-Awarding;&quot;;&quot;&quot;);IF([.U296]=&quot;YES&quot;;&quot; e-Request;&quot;;&quot;&quot;);IF([.V296]=&quot;YES&quot;;&quot; e-Ordering;&quot;;&quot;&quot;);IF([.W296]=&quot;YES&quot;;&quot; e-Fulfiltment;&quot;;&quot;&quot;);IF([.X296]=&quot;YES&quot;;&quot; e-Invoicing;&quot;;&quot;&quot;);IF([.Y296]=&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73</text:p>
          </table:table-cell>
          <table:table-cell office:value-type="string" table:style-name="ce1">
            <text:p>Framework Max Value Group Lots</text:p>
          </table:table-cell>
          <table:table-cell office:value-type="string" table:style-name="ce1">
            <text:p>Maximum value of a group of lots in the framework agreement:</text:p>
          </table:table-cell>
          <table:table-cell table:style-name="ce1"/>
          <table:table-cell office:value-type="string" table:style-name="ce1">
            <text:p>OP internal working</text:p>
          </table:table-cell>
          <table:table-cell table:style-name="ce1"/>
          <table:table-cell office:value-type="string" table:style-name="ce1">
            <text:p>BT-14</text:p>
          </table:table-cell>
          <table:table-cell table:content-validation-name="val7" table:style-name="ce1"/>
          <table:table-cell table:number-columns-repeated="2" table:style-name="ce1"/>
          <table:table-cell office:value-type="string" office:string-value="" table:formula="of:=CONCATENATE(IF([.M297]=&quot;YES&quot;;&quot;UC1;&quot;;&quot;&quot;);IF([.N297]=&quot;YES&quot;;&quot; UC2;&quot;;&quot;&quot;);IF([.O297]=&quot;YES&quot;;&quot; UC3&quot;;&quot;&quot;))" table:style-name="ce1"/>
          <table:table-cell office:value-type="string" office:string-value="" table:formula="of:=CONCATENATE(IF([.P297]=&quot;YES&quot;;&quot;e-Notification;&quot;;&quot;&quot;);IF([.Q297]=&quot;YES&quot;;&quot; e-Access;&quot;;&quot;&quot;);IF([.R297]=&quot;YES&quot;;&quot; e-Submission;&quot;;&quot;&quot;);IF([.S297]=&quot;YES&quot;;&quot; e-Evaluation;&quot;;&quot;&quot;);IF([.T297]=&quot;YES&quot;;&quot; e-Awarding;&quot;;&quot;&quot;);IF([.U297]=&quot;YES&quot;;&quot; e-Request;&quot;;&quot;&quot;);IF([.V297]=&quot;YES&quot;;&quot; e-Ordering;&quot;;&quot;&quot;);IF([.W297]=&quot;YES&quot;;&quot; e-Fulfiltment;&quot;;&quot;&quot;);IF([.X297]=&quot;YES&quot;;&quot; e-Invoicing;&quot;;&quot;&quot;);IF([.Y29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35</text:p>
          </table:table-cell>
          <table:table-cell office:value-type="string" table:style-name="ce35">
            <text:p>Free Acces</text:p>
          </table:table-cell>
          <table:table-cell office:value-type="string" table:style-name="ce35">
            <text:p>Non-payment required for unrestricted and full availability of tendering documents.</text:p>
          </table:table-cell>
          <table:table-cell table:style-name="ce35"/>
          <table:table-cell office:value-type="string" table:style-name="ce35">
            <text:p>Ontology proposal</text:p>
          </table:table-cell>
          <table:table-cell table:style-name="ce35"/>
          <table:table-cell office:value-type="string" table:style-name="ce35">
            <text:p>BT-14</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UC1;" table:formula="of:=CONCATENATE(IF([.M298]=&quot;YES&quot;;&quot;UC1;&quot;;&quot;&quot;);IF([.N298]=&quot;YES&quot;;&quot; UC2;&quot;;&quot;&quot;);IF([.O298]=&quot;YES&quot;;&quot; UC3&quot;;&quot;&quot;))" table:style-name="ce35">
            <text:p>UC1;</text:p>
          </table:table-cell>
          <table:table-cell office:value-type="string" office:string-value="e-Notification; e-Access;" table:formula="of:=CONCATENATE(IF([.P298]=&quot;YES&quot;;&quot;e-Notification;&quot;;&quot;&quot;);IF([.Q298]=&quot;YES&quot;;&quot; e-Access;&quot;;&quot;&quot;);IF([.R298]=&quot;YES&quot;;&quot; e-Submission;&quot;;&quot;&quot;);IF([.S298]=&quot;YES&quot;;&quot; e-Evaluation;&quot;;&quot;&quot;);IF([.T298]=&quot;YES&quot;;&quot; e-Awarding;&quot;;&quot;&quot;);IF([.U298]=&quot;YES&quot;;&quot; e-Request;&quot;;&quot;&quot;);IF([.V298]=&quot;YES&quot;;&quot; e-Ordering;&quot;;&quot;&quot;);IF([.W298]=&quot;YES&quot;;&quot; e-Fulfiltment;&quot;;&quot;&quot;);IF([.X298]=&quot;YES&quot;;&quot; e-Invoicing;&quot;;&quot;&quot;);IF([.Y298]=&quot;YES&quot;;&quot; e-Payment;&quot;;&quot;&quot;))" table:style-name="ce35">
            <text:p>e-Notification; e-Acces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35</text:p>
          </table:table-cell>
          <table:table-cell office:value-type="string" table:style-name="ce1">
            <text:p>Free Acces</text:p>
          </table:table-cell>
          <table:table-cell office:value-type="string" table:style-name="ce1">
            <text:p>An indicator to specify if the procurement documents are available for unrestricted and full direct access, free of charge</text:p>
          </table:table-cell>
          <table:table-cell table:style-name="ce1"/>
          <table:table-cell office:value-type="string" table:style-name="ce1">
            <text:p>OP internal working</text:p>
          </table:table-cell>
          <table:table-cell table:style-name="ce1"/>
          <table:table-cell office:value-type="string" table:style-name="ce1">
            <text:p>BT-14</text:p>
          </table:table-cell>
          <table:table-cell table:content-validation-name="val7" table:style-name="ce1"/>
          <table:table-cell table:number-columns-repeated="2" table:style-name="ce1"/>
          <table:table-cell office:value-type="string" office:string-value="" table:formula="of:=CONCATENATE(IF([.M299]=&quot;YES&quot;;&quot;UC1;&quot;;&quot;&quot;);IF([.N299]=&quot;YES&quot;;&quot; UC2;&quot;;&quot;&quot;);IF([.O299]=&quot;YES&quot;;&quot; UC3&quot;;&quot;&quot;))" table:style-name="ce1"/>
          <table:table-cell office:value-type="string" office:string-value="" table:formula="of:=CONCATENATE(IF([.P299]=&quot;YES&quot;;&quot;e-Notification;&quot;;&quot;&quot;);IF([.Q299]=&quot;YES&quot;;&quot; e-Access;&quot;;&quot;&quot;);IF([.R299]=&quot;YES&quot;;&quot; e-Submission;&quot;;&quot;&quot;);IF([.S299]=&quot;YES&quot;;&quot; e-Evaluation;&quot;;&quot;&quot;);IF([.T299]=&quot;YES&quot;;&quot; e-Awarding;&quot;;&quot;&quot;);IF([.U299]=&quot;YES&quot;;&quot; e-Request;&quot;;&quot;&quot;);IF([.V299]=&quot;YES&quot;;&quot; e-Ordering;&quot;;&quot;&quot;);IF([.W299]=&quot;YES&quot;;&quot; e-Fulfiltment;&quot;;&quot;&quot;);IF([.X299]=&quot;YES&quot;;&quot; e-Invoicing;&quot;;&quot;&quot;);IF([.Y29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5</text:p>
          </table:table-cell>
          <table:table-cell office:value-type="string" table:style-name="ce1">
            <text:p>Free Acces</text:p>
          </table:table-cell>
          <table:table-cell office:value-type="string" table:style-name="ce1">
            <text:p>The procurement documents are available for unrestricted and full direct access, free of charge. Access to the procurement documents is restricted. Further information can be obtained.</text:p>
          </table:table-cell>
          <table:table-cell table:style-name="ce1"/>
          <table:table-cell office:value-type="string" table:style-name="ce1">
            <text:p>eForms consultation</text:p>
          </table:table-cell>
          <table:table-cell table:style-name="ce1"/>
          <table:table-cell office:value-type="string" table:style-name="ce1">
            <text:p>BT-14</text:p>
          </table:table-cell>
          <table:table-cell table:content-validation-name="val7" table:style-name="ce1"/>
          <table:table-cell table:number-columns-repeated="2" table:style-name="ce1"/>
          <table:table-cell office:value-type="string" office:string-value="" table:formula="of:=CONCATENATE(IF([.M300]=&quot;YES&quot;;&quot;UC1;&quot;;&quot;&quot;);IF([.N300]=&quot;YES&quot;;&quot; UC2;&quot;;&quot;&quot;);IF([.O300]=&quot;YES&quot;;&quot; UC3&quot;;&quot;&quot;))" table:style-name="ce1"/>
          <table:table-cell office:value-type="string" office:string-value="" table:formula="of:=CONCATENATE(IF([.P300]=&quot;YES&quot;;&quot;e-Notification;&quot;;&quot;&quot;);IF([.Q300]=&quot;YES&quot;;&quot; e-Access;&quot;;&quot;&quot;);IF([.R300]=&quot;YES&quot;;&quot; e-Submission;&quot;;&quot;&quot;);IF([.S300]=&quot;YES&quot;;&quot; e-Evaluation;&quot;;&quot;&quot;);IF([.T300]=&quot;YES&quot;;&quot; e-Awarding;&quot;;&quot;&quot;);IF([.U300]=&quot;YES&quot;;&quot; e-Request;&quot;;&quot;&quot;);IF([.V300]=&quot;YES&quot;;&quot; e-Ordering;&quot;;&quot;&quot;);IF([.W300]=&quot;YES&quot;;&quot; e-Fulfiltment;&quot;;&quot;&quot;);IF([.X300]=&quot;YES&quot;;&quot; e-Invoicing;&quot;;&quot;&quot;);IF([.Y30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5</text:p>
          </table:table-cell>
          <table:table-cell office:value-type="string" table:style-name="ce1">
            <text:p>Free Acces</text:p>
          </table:table-cell>
          <table:table-cell office:value-type="string" table:style-name="ce1">
            <text:p>specify if the url address giving is for the direct access to the procurement documents or to the information of how the procurement documents can be accessed.</text:p>
          </table:table-cell>
          <table:table-cell table:style-name="ce1"/>
          <table:table-cell office:value-type="string" table:style-name="ce1">
            <text:p>OP internal working</text:p>
          </table:table-cell>
          <table:table-cell table:style-name="ce1"/>
          <table:table-cell office:value-type="string" table:style-name="ce1">
            <text:p>BT-14</text:p>
          </table:table-cell>
          <table:table-cell table:content-validation-name="val7" table:style-name="ce1"/>
          <table:table-cell table:number-columns-repeated="2" table:style-name="ce1"/>
          <table:table-cell office:value-type="string" office:string-value="" table:formula="of:=CONCATENATE(IF([.M301]=&quot;YES&quot;;&quot;UC1;&quot;;&quot;&quot;);IF([.N301]=&quot;YES&quot;;&quot; UC2;&quot;;&quot;&quot;);IF([.O301]=&quot;YES&quot;;&quot; UC3&quot;;&quot;&quot;))" table:style-name="ce1"/>
          <table:table-cell office:value-type="string" office:string-value="" table:formula="of:=CONCATENATE(IF([.P301]=&quot;YES&quot;;&quot;e-Notification;&quot;;&quot;&quot;);IF([.Q301]=&quot;YES&quot;;&quot; e-Access;&quot;;&quot;&quot;);IF([.R301]=&quot;YES&quot;;&quot; e-Submission;&quot;;&quot;&quot;);IF([.S301]=&quot;YES&quot;;&quot; e-Evaluation;&quot;;&quot;&quot;);IF([.T301]=&quot;YES&quot;;&quot; e-Awarding;&quot;;&quot;&quot;);IF([.U301]=&quot;YES&quot;;&quot; e-Request;&quot;;&quot;&quot;);IF([.V301]=&quot;YES&quot;;&quot; e-Ordering;&quot;;&quot;&quot;);IF([.W301]=&quot;YES&quot;;&quot; e-Fulfiltment;&quot;;&quot;&quot;);IF([.X301]=&quot;YES&quot;;&quot; e-Invoicing;&quot;;&quot;&quot;);IF([.Y30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5</text:p>
          </table:table-cell>
          <table:table-cell office:value-type="string" table:style-name="ce1">
            <text:p>Free Acces</text:p>
          </table:table-cell>
          <table:table-cell office:value-type="string" table:style-name="ce1">
            <text:p>Contracting authorities shall by electronic means offer unrestricted and full direct access free of charge to the procurement documents from the date of publication of a notice in accordance with Article 51 or the date on which an invitation to confirm interest was sent. The text of the notice or the invitation to confirm interest shall specify the internet address at which the procurement documents are accessible.</text:p>
          </table:table-cell>
          <table:table-cell table:style-name="ce1"/>
          <table:table-cell office:value-type="string" table:style-name="ce1">
            <text:p>DIRECTIVE 2014/24/EU</text:p>
          </table:table-cell>
          <table:table-cell office:value-type="string" table:style-name="ce1">
            <text:p>Article 54.1</text:p>
          </table:table-cell>
          <table:table-cell office:value-type="string" table:style-name="ce1">
            <text:p>BG-12</text:p>
          </table:table-cell>
          <table:table-cell table:content-validation-name="val7" table:style-name="ce1"/>
          <table:table-cell table:number-columns-repeated="2" table:style-name="ce1"/>
          <table:table-cell office:value-type="string" office:string-value="" table:formula="of:=CONCATENATE(IF([.M302]=&quot;YES&quot;;&quot;UC1;&quot;;&quot;&quot;);IF([.N302]=&quot;YES&quot;;&quot; UC2;&quot;;&quot;&quot;);IF([.O302]=&quot;YES&quot;;&quot; UC3&quot;;&quot;&quot;))" table:style-name="ce1"/>
          <table:table-cell office:value-type="string" office:string-value="" table:formula="of:=CONCATENATE(IF([.P302]=&quot;YES&quot;;&quot;e-Notification;&quot;;&quot;&quot;);IF([.Q302]=&quot;YES&quot;;&quot; e-Access;&quot;;&quot;&quot;);IF([.R302]=&quot;YES&quot;;&quot; e-Submission;&quot;;&quot;&quot;);IF([.S302]=&quot;YES&quot;;&quot; e-Evaluation;&quot;;&quot;&quot;);IF([.T302]=&quot;YES&quot;;&quot; e-Awarding;&quot;;&quot;&quot;);IF([.U302]=&quot;YES&quot;;&quot; e-Request;&quot;;&quot;&quot;);IF([.V302]=&quot;YES&quot;;&quot; e-Ordering;&quot;;&quot;&quot;);IF([.W302]=&quot;YES&quot;;&quot; e-Fulfiltment;&quot;;&quot;&quot;);IF([.X302]=&quot;YES&quot;;&quot; e-Invoicing;&quot;;&quot;&quot;);IF([.Y30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83</text:p>
          </table:table-cell>
          <table:table-cell office:value-type="string" table:style-name="ce35">
            <text:p>Further Party</text:p>
          </table:table-cell>
          <table:table-cell office:value-type="string" table:style-name="ce35">
            <text:p>The coordinates and identifiers relating to the organisation(s) where addititonal information can be obtained about this tendering process.</text:p>
          </table:table-cell>
          <table:table-cell table:style-name="ce35"/>
          <table:table-cell office:value-type="string" table:style-name="ce35">
            <text:p>Ontology proposal</text:p>
          </table:table-cell>
          <table:table-cell table:style-name="ce35"/>
          <table:table-cell office:value-type="string" table:style-name="ce35">
            <text:p>BT-115</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303]=&quot;YES&quot;;&quot;UC1;&quot;;&quot;&quot;);IF([.N303]=&quot;YES&quot;;&quot; UC2;&quot;;&quot;&quot;);IF([.O303]=&quot;YES&quot;;&quot; UC3&quot;;&quot;&quot;))" table:style-name="ce35"/>
          <table:table-cell office:value-type="string" office:string-value="e-Notification;" table:formula="of:=CONCATENATE(IF([.P303]=&quot;YES&quot;;&quot;e-Notification;&quot;;&quot;&quot;);IF([.Q303]=&quot;YES&quot;;&quot; e-Access;&quot;;&quot;&quot;);IF([.R303]=&quot;YES&quot;;&quot; e-Submission;&quot;;&quot;&quot;);IF([.S303]=&quot;YES&quot;;&quot; e-Evaluation;&quot;;&quot;&quot;);IF([.T303]=&quot;YES&quot;;&quot; e-Awarding;&quot;;&quot;&quot;);IF([.U303]=&quot;YES&quot;;&quot; e-Request;&quot;;&quot;&quot;);IF([.V303]=&quot;YES&quot;;&quot; e-Ordering;&quot;;&quot;&quot;);IF([.W303]=&quot;YES&quot;;&quot; e-Fulfiltment;&quot;;&quot;&quot;);IF([.X303]=&quot;YES&quot;;&quot; e-Invoicing;&quot;;&quot;&quot;);IF([.Y303]=&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35">
            <text:p>C-052</text:p>
          </table:table-cell>
          <table:table-cell office:value-type="string" table:style-name="ce35">
            <text:p>GPA Usage</text:p>
          </table:table-cell>
          <table:table-cell office:value-type="string" table:style-name="ce35">
            <text:p>The procurement procedure is cobered byt the Government Procurement Agreement (GPA), which has the aim to establish a multilateral framework of balanced rights and obligations relating to public contracts with a view to achieving the liberalisation and expansion of world trade.</text:p>
          </table:table-cell>
          <table:table-cell table:style-name="ce35"/>
          <table:table-cell office:value-type="string" table:style-name="ce35">
            <text:p>Ontology proposal</text:p>
          </table:table-cell>
          <table:table-cell office:value-type="string" table:style-name="ce35">
            <text:p>Based on DIRECTIVE 2014/24/EU</text:p>
            <text:p>An indicator to specify if the procurement is covered by the Government Procurement Agreement (GPA)</text:p>
          </table:table-cell>
          <table:table-cell office:value-type="string" table:style-name="ce35">
            <text:p>BT-115</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304]=&quot;YES&quot;;&quot;UC1;&quot;;&quot;&quot;);IF([.N304]=&quot;YES&quot;;&quot; UC2;&quot;;&quot;&quot;);IF([.O304]=&quot;YES&quot;;&quot; UC3&quot;;&quot;&quot;))" table:style-name="ce35"/>
          <table:table-cell office:value-type="string" office:string-value="e-Notification;" table:formula="of:=CONCATENATE(IF([.P304]=&quot;YES&quot;;&quot;e-Notification;&quot;;&quot;&quot;);IF([.Q304]=&quot;YES&quot;;&quot; e-Access;&quot;;&quot;&quot;);IF([.R304]=&quot;YES&quot;;&quot; e-Submission;&quot;;&quot;&quot;);IF([.S304]=&quot;YES&quot;;&quot; e-Evaluation;&quot;;&quot;&quot;);IF([.T304]=&quot;YES&quot;;&quot; e-Awarding;&quot;;&quot;&quot;);IF([.U304]=&quot;YES&quot;;&quot; e-Request;&quot;;&quot;&quot;);IF([.V304]=&quot;YES&quot;;&quot; e-Ordering;&quot;;&quot;&quot;);IF([.W304]=&quot;YES&quot;;&quot; e-Fulfiltment;&quot;;&quot;&quot;);IF([.X304]=&quot;YES&quot;;&quot; e-Invoicing;&quot;;&quot;&quot;);IF([.Y304]=&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52</text:p>
          </table:table-cell>
          <table:table-cell office:value-type="string" table:style-name="ce1">
            <text:p>GPA Usage</text:p>
          </table:table-cell>
          <table:table-cell office:value-type="string" table:style-name="ce1">
            <text:p>Information about the Government Procurement Agreement (GPA)</text:p>
            <text:p>The procurement is covered by the Government Procurement Agreement</text:p>
          </table:table-cell>
          <table:table-cell table:style-name="ce1"/>
          <table:table-cell office:value-type="string" table:style-name="ce1">
            <text:p>eForms consultation</text:p>
          </table:table-cell>
          <table:table-cell table:style-name="ce1"/>
          <table:table-cell office:value-type="string" table:style-name="ce1">
            <text:p>BT-115</text:p>
          </table:table-cell>
          <table:table-cell table:content-validation-name="val7" table:style-name="ce1"/>
          <table:table-cell table:number-columns-repeated="2" table:style-name="ce1"/>
          <table:table-cell office:value-type="string" office:string-value="" table:formula="of:=CONCATENATE(IF([.M305]=&quot;YES&quot;;&quot;UC1;&quot;;&quot;&quot;);IF([.N305]=&quot;YES&quot;;&quot; UC2;&quot;;&quot;&quot;);IF([.O305]=&quot;YES&quot;;&quot; UC3&quot;;&quot;&quot;))" table:style-name="ce1"/>
          <table:table-cell office:value-type="string" office:string-value="" table:formula="of:=CONCATENATE(IF([.P305]=&quot;YES&quot;;&quot;e-Notification;&quot;;&quot;&quot;);IF([.Q305]=&quot;YES&quot;;&quot; e-Access;&quot;;&quot;&quot;);IF([.R305]=&quot;YES&quot;;&quot; e-Submission;&quot;;&quot;&quot;);IF([.S305]=&quot;YES&quot;;&quot; e-Evaluation;&quot;;&quot;&quot;);IF([.T305]=&quot;YES&quot;;&quot; e-Awarding;&quot;;&quot;&quot;);IF([.U305]=&quot;YES&quot;;&quot; e-Request;&quot;;&quot;&quot;);IF([.V305]=&quot;YES&quot;;&quot; e-Ordering;&quot;;&quot;&quot;);IF([.W305]=&quot;YES&quot;;&quot; e-Fulfiltment;&quot;;&quot;&quot;);IF([.X305]=&quot;YES&quot;;&quot; e-Invoicing;&quot;;&quot;&quot;);IF([.Y30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52</text:p>
          </table:table-cell>
          <table:table-cell office:value-type="string" table:style-name="ce1">
            <text:p>GPA Usage</text:p>
          </table:table-cell>
          <table:table-cell office:value-type="string" table:style-name="ce1">
            <text:p>Council Decision 94/800/EC ( 1 ) approved in particular the World Trade Organisation Agreement on Government Procurement (the ‘GPA’). The aim of the GPA is to establish a multilateral framework of balanced rights and obligations relating to public contracts with a view to achieving the liberalisation and expansion of world trade. For contracts covered by Annexes 1, 2, 4 and 5 and the General Notes to the European Union’s Appendix I to the GPA, as well as by other relevant international agreements by which the Union is bound, contracting authorities should fulfil the obligations under those agreements by applying this Directive to economic operators of third countries that are signatories to the agreements.</text:p>
          </table:table-cell>
          <table:table-cell table:style-name="ce1"/>
          <table:table-cell office:value-type="string" table:style-name="ce1">
            <text:p>DIRECTIVE 2014/24/EU</text:p>
          </table:table-cell>
          <table:table-cell office:value-type="string" table:style-name="ce1">
            <text:p>Whereas (17)</text:p>
          </table:table-cell>
          <table:table-cell office:value-type="string" table:style-name="ce1">
            <text:p>BT-115</text:p>
          </table:table-cell>
          <table:table-cell table:content-validation-name="val7" table:style-name="ce1"/>
          <table:table-cell table:number-columns-repeated="2" table:style-name="ce1"/>
          <table:table-cell office:value-type="string" office:string-value="" table:formula="of:=CONCATENATE(IF([.M306]=&quot;YES&quot;;&quot;UC1;&quot;;&quot;&quot;);IF([.N306]=&quot;YES&quot;;&quot; UC2;&quot;;&quot;&quot;);IF([.O306]=&quot;YES&quot;;&quot; UC3&quot;;&quot;&quot;))" table:style-name="ce1"/>
          <table:table-cell office:value-type="string" office:string-value="" table:formula="of:=CONCATENATE(IF([.P306]=&quot;YES&quot;;&quot;e-Notification;&quot;;&quot;&quot;);IF([.Q306]=&quot;YES&quot;;&quot; e-Access;&quot;;&quot;&quot;);IF([.R306]=&quot;YES&quot;;&quot; e-Submission;&quot;;&quot;&quot;);IF([.S306]=&quot;YES&quot;;&quot; e-Evaluation;&quot;;&quot;&quot;);IF([.T306]=&quot;YES&quot;;&quot; e-Awarding;&quot;;&quot;&quot;);IF([.U306]=&quot;YES&quot;;&quot; e-Request;&quot;;&quot;&quot;);IF([.V306]=&quot;YES&quot;;&quot; e-Ordering;&quot;;&quot;&quot;);IF([.W306]=&quot;YES&quot;;&quot; e-Fulfiltment;&quot;;&quot;&quot;);IF([.X306]=&quot;YES&quot;;&quot; e-Invoicing;&quot;;&quot;&quot;);IF([.Y30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52</text:p>
          </table:table-cell>
          <table:table-cell office:value-type="string" table:style-name="ce1">
            <text:p>GPA Usage</text:p>
          </table:table-cell>
          <table:table-cell office:value-type="string" table:style-name="ce1">
            <text:p>The GPA is a plurilateral agreement within the framework of the WTO, meaning that not all WTO members are parties to the Agreement. (...) The fundamental aim of the GPA is to mutually open government procurement markets among its parties. As a result of several rounds of negotiations, the GPA parties have opened procurement activities worth an estimated US$ 1.7 trillion annually to international competition (i.e. to suppliers from GPA parties offering goods, services or construction services).</text:p>
          </table:table-cell>
          <table:table-cell table:style-name="ce1"/>
          <table:table-cell office:value-type="string" table:style-name="ce1">
            <text:p>World Trade Organization</text:p>
          </table:table-cell>
          <table:table-cell office:value-type="string" table:style-name="ce1">
            <text:p><text:a xlink:href="https://www.wto.org/english/tratop_e/gproc_e/gp_gpa_e.htm">https://www.wto.org/english/tratop_e/gproc_e/gp_gpa_e.htm</text:a></text:p>
          </table:table-cell>
          <table:table-cell office:value-type="string" table:style-name="ce1">
            <text:p>BT-75</text:p>
          </table:table-cell>
          <table:table-cell table:content-validation-name="val7" table:style-name="ce1"/>
          <table:table-cell table:number-columns-repeated="2" table:style-name="ce1"/>
          <table:table-cell office:value-type="string" office:string-value="" table:formula="of:=CONCATENATE(IF([.M307]=&quot;YES&quot;;&quot;UC1;&quot;;&quot;&quot;);IF([.N307]=&quot;YES&quot;;&quot; UC2;&quot;;&quot;&quot;);IF([.O307]=&quot;YES&quot;;&quot; UC3&quot;;&quot;&quot;))" table:style-name="ce1"/>
          <table:table-cell office:value-type="string" office:string-value="" table:formula="of:=CONCATENATE(IF([.P307]=&quot;YES&quot;;&quot;e-Notification;&quot;;&quot;&quot;);IF([.Q307]=&quot;YES&quot;;&quot; e-Access;&quot;;&quot;&quot;);IF([.R307]=&quot;YES&quot;;&quot; e-Submission;&quot;;&quot;&quot;);IF([.S307]=&quot;YES&quot;;&quot; e-Evaluation;&quot;;&quot;&quot;);IF([.T307]=&quot;YES&quot;;&quot; e-Awarding;&quot;;&quot;&quot;);IF([.U307]=&quot;YES&quot;;&quot; e-Request;&quot;;&quot;&quot;);IF([.V307]=&quot;YES&quot;;&quot; e-Ordering;&quot;;&quot;&quot;);IF([.W307]=&quot;YES&quot;;&quot; e-Fulfiltment;&quot;;&quot;&quot;);IF([.X307]=&quot;YES&quot;;&quot; e-Invoicing;&quot;;&quot;&quot;);IF([.Y30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48</text:p>
          </table:table-cell>
          <table:table-cell office:value-type="string" table:style-name="ce35">
            <text:p>Guarantee Required</text:p>
          </table:table-cell>
          <table:table-cell office:value-type="string" table:style-name="ce35">
            <text:p>The bond formal assurance that certain conditions will be fulfilled by the winner of a contract.</text:p>
          </table:table-cell>
          <table:table-cell table:style-name="ce35"/>
          <table:table-cell office:value-type="string" table:style-name="ce35">
            <text:p>Ontology proposal</text:p>
          </table:table-cell>
          <table:table-cell table:style-name="ce35"/>
          <table:table-cell office:value-type="string" table:style-name="ce35">
            <text:p>BT-75</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308]=&quot;YES&quot;;&quot;UC1;&quot;;&quot;&quot;);IF([.N308]=&quot;YES&quot;;&quot; UC2;&quot;;&quot;&quot;);IF([.O308]=&quot;YES&quot;;&quot; UC3&quot;;&quot;&quot;))" table:style-name="ce35"/>
          <table:table-cell office:value-type="string" office:string-value="e-Notification; e-Awarding;" table:formula="of:=CONCATENATE(IF([.P308]=&quot;YES&quot;;&quot;e-Notification;&quot;;&quot;&quot;);IF([.Q308]=&quot;YES&quot;;&quot; e-Access;&quot;;&quot;&quot;);IF([.R308]=&quot;YES&quot;;&quot; e-Submission;&quot;;&quot;&quot;);IF([.S308]=&quot;YES&quot;;&quot; e-Evaluation;&quot;;&quot;&quot;);IF([.T308]=&quot;YES&quot;;&quot; e-Awarding;&quot;;&quot;&quot;);IF([.U308]=&quot;YES&quot;;&quot; e-Request;&quot;;&quot;&quot;);IF([.V308]=&quot;YES&quot;;&quot; e-Ordering;&quot;;&quot;&quot;);IF([.W308]=&quot;YES&quot;;&quot; e-Fulfiltment;&quot;;&quot;&quot;);IF([.X308]=&quot;YES&quot;;&quot; e-Invoicing;&quot;;&quot;&quot;);IF([.Y308]=&quot;YES&quot;;&quot; e-Payment;&quot;;&quot;&quot;))" table:style-name="ce35">
            <text:p>e-Notification; e-Awarding;</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48</text:p>
          </table:table-cell>
          <table:table-cell office:value-type="string" table:style-name="ce1">
            <text:p>Guarantee Required</text:p>
          </table:table-cell>
          <table:table-cell office:value-type="string" table:style-name="ce1">
            <text:p>Deposits and guarantees required:</text:p>
          </table:table-cell>
          <table:table-cell table:style-name="ce1"/>
          <table:table-cell office:value-type="string" table:style-name="ce1">
            <text:p>eForms consultation</text:p>
          </table:table-cell>
          <table:table-cell table:style-name="ce1"/>
          <table:table-cell office:value-type="string" table:style-name="ce1">
            <text:p>BT-75</text:p>
          </table:table-cell>
          <table:table-cell table:content-validation-name="val7" table:style-name="ce1"/>
          <table:table-cell table:number-columns-repeated="2" table:style-name="ce1"/>
          <table:table-cell office:value-type="string" office:string-value="" table:formula="of:=CONCATENATE(IF([.M309]=&quot;YES&quot;;&quot;UC1;&quot;;&quot;&quot;);IF([.N309]=&quot;YES&quot;;&quot; UC2;&quot;;&quot;&quot;);IF([.O309]=&quot;YES&quot;;&quot; UC3&quot;;&quot;&quot;))" table:style-name="ce1"/>
          <table:table-cell office:value-type="string" office:string-value="" table:formula="of:=CONCATENATE(IF([.P309]=&quot;YES&quot;;&quot;e-Notification;&quot;;&quot;&quot;);IF([.Q309]=&quot;YES&quot;;&quot; e-Access;&quot;;&quot;&quot;);IF([.R309]=&quot;YES&quot;;&quot; e-Submission;&quot;;&quot;&quot;);IF([.S309]=&quot;YES&quot;;&quot; e-Evaluation;&quot;;&quot;&quot;);IF([.T309]=&quot;YES&quot;;&quot; e-Awarding;&quot;;&quot;&quot;);IF([.U309]=&quot;YES&quot;;&quot; e-Request;&quot;;&quot;&quot;);IF([.V309]=&quot;YES&quot;;&quot; e-Ordering;&quot;;&quot;&quot;);IF([.W309]=&quot;YES&quot;;&quot; e-Fulfiltment;&quot;;&quot;&quot;);IF([.X309]=&quot;YES&quot;;&quot; e-Invoicing;&quot;;&quot;&quot;);IF([.Y30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8</text:p>
          </table:table-cell>
          <table:table-cell office:value-type="string" table:style-name="ce1">
            <text:p>Guarantee Required</text:p>
          </table:table-cell>
          <table:table-cell office:value-type="string" table:style-name="ce1">
            <text:p>A class to describe the bond guarantee of a tenderer or bid submitter's actual entry into a contract in the event that it is the successful bidder.</text:p>
          </table:table-cell>
          <table:table-cell table:style-name="ce1"/>
          <table:table-cell office:value-type="string" table:style-name="ce1">
            <text:p>UBL</text:p>
          </table:table-cell>
          <table:table-cell table:style-name="ce1"/>
          <table:table-cell office:value-type="string" table:style-name="ce1">
            <text:p>BT-75</text:p>
          </table:table-cell>
          <table:table-cell table:content-validation-name="val7" table:style-name="ce1"/>
          <table:table-cell table:number-columns-repeated="2" table:style-name="ce1"/>
          <table:table-cell office:value-type="string" office:string-value="" table:formula="of:=CONCATENATE(IF([.M310]=&quot;YES&quot;;&quot;UC1;&quot;;&quot;&quot;);IF([.N310]=&quot;YES&quot;;&quot; UC2;&quot;;&quot;&quot;);IF([.O310]=&quot;YES&quot;;&quot; UC3&quot;;&quot;&quot;))" table:style-name="ce1"/>
          <table:table-cell office:value-type="string" office:string-value="" table:formula="of:=CONCATENATE(IF([.P310]=&quot;YES&quot;;&quot;e-Notification;&quot;;&quot;&quot;);IF([.Q310]=&quot;YES&quot;;&quot; e-Access;&quot;;&quot;&quot;);IF([.R310]=&quot;YES&quot;;&quot; e-Submission;&quot;;&quot;&quot;);IF([.S310]=&quot;YES&quot;;&quot; e-Evaluation;&quot;;&quot;&quot;);IF([.T310]=&quot;YES&quot;;&quot; e-Awarding;&quot;;&quot;&quot;);IF([.U310]=&quot;YES&quot;;&quot; e-Request;&quot;;&quot;&quot;);IF([.V310]=&quot;YES&quot;;&quot; e-Ordering;&quot;;&quot;&quot;);IF([.W310]=&quot;YES&quot;;&quot; e-Fulfiltment;&quot;;&quot;&quot;);IF([.X310]=&quot;YES&quot;;&quot; e-Invoicing;&quot;;&quot;&quot;);IF([.Y31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8</text:p>
          </table:table-cell>
          <table:table-cell office:value-type="string" table:style-name="ce1">
            <text:p>Guarantee Required</text:p>
          </table:table-cell>
          <table:table-cell office:value-type="string" table:style-name="ce1">
            <text:p>A financial guarantee of a tenderer or bid submitter's actual entry into a contract in the event that it is the successful bidder.</text:p>
          </table:table-cell>
          <table:table-cell table:style-name="ce1"/>
          <table:table-cell office:value-type="string" table:style-name="ce1">
            <text:p>UBL</text:p>
          </table:table-cell>
          <table:table-cell table:style-name="ce1"/>
          <table:table-cell office:value-type="string" table:style-name="ce1">
            <text:p>BT-75</text:p>
          </table:table-cell>
          <table:table-cell table:content-validation-name="val7" table:style-name="ce1"/>
          <table:table-cell table:number-columns-repeated="2" table:style-name="ce1"/>
          <table:table-cell office:value-type="string" office:string-value="" table:formula="of:=CONCATENATE(IF([.M311]=&quot;YES&quot;;&quot;UC1;&quot;;&quot;&quot;);IF([.N311]=&quot;YES&quot;;&quot; UC2;&quot;;&quot;&quot;);IF([.O311]=&quot;YES&quot;;&quot; UC3&quot;;&quot;&quot;))" table:style-name="ce1"/>
          <table:table-cell office:value-type="string" office:string-value="" table:formula="of:=CONCATENATE(IF([.P311]=&quot;YES&quot;;&quot;e-Notification;&quot;;&quot;&quot;);IF([.Q311]=&quot;YES&quot;;&quot; e-Access;&quot;;&quot;&quot;);IF([.R311]=&quot;YES&quot;;&quot; e-Submission;&quot;;&quot;&quot;);IF([.S311]=&quot;YES&quot;;&quot; e-Evaluation;&quot;;&quot;&quot;);IF([.T311]=&quot;YES&quot;;&quot; e-Awarding;&quot;;&quot;&quot;);IF([.U311]=&quot;YES&quot;;&quot; e-Request;&quot;;&quot;&quot;);IF([.V311]=&quot;YES&quot;;&quot; e-Ordering;&quot;;&quot;&quot;);IF([.W311]=&quot;YES&quot;;&quot; e-Fulfiltment;&quot;;&quot;&quot;);IF([.X311]=&quot;YES&quot;;&quot; e-Invoicing;&quot;;&quot;&quot;);IF([.Y31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8</text:p>
          </table:table-cell>
          <table:table-cell office:value-type="string" table:style-name="ce1">
            <text:p>Guarantee Required</text:p>
          </table:table-cell>
          <table:table-cell office:value-type="string" table:style-name="ce1">
            <text:p>A formal assurance (typically in writing) that certain conditions will be fulfilled, especially that a product will be repaired or replaced if not of a specified quality</text:p>
          </table:table-cell>
          <table:table-cell table:style-name="ce1"/>
          <table:table-cell office:value-type="string" table:style-name="ce1">
            <text:p>Oxford Dictionaries</text:p>
          </table:table-cell>
          <table:table-cell table:style-name="ce1"/>
          <table:table-cell office:value-type="string" table:style-name="ce1">
            <text:p>BT-75</text:p>
          </table:table-cell>
          <table:table-cell table:content-validation-name="val7" table:style-name="ce1"/>
          <table:table-cell table:number-columns-repeated="2" table:style-name="ce1"/>
          <table:table-cell office:value-type="string" office:string-value="" table:formula="of:=CONCATENATE(IF([.M312]=&quot;YES&quot;;&quot;UC1;&quot;;&quot;&quot;);IF([.N312]=&quot;YES&quot;;&quot; UC2;&quot;;&quot;&quot;);IF([.O312]=&quot;YES&quot;;&quot; UC3&quot;;&quot;&quot;))" table:style-name="ce1"/>
          <table:table-cell office:value-type="string" office:string-value="" table:formula="of:=CONCATENATE(IF([.P312]=&quot;YES&quot;;&quot;e-Notification;&quot;;&quot;&quot;);IF([.Q312]=&quot;YES&quot;;&quot; e-Access;&quot;;&quot;&quot;);IF([.R312]=&quot;YES&quot;;&quot; e-Submission;&quot;;&quot;&quot;);IF([.S312]=&quot;YES&quot;;&quot; e-Evaluation;&quot;;&quot;&quot;);IF([.T312]=&quot;YES&quot;;&quot; e-Awarding;&quot;;&quot;&quot;);IF([.U312]=&quot;YES&quot;;&quot; e-Request;&quot;;&quot;&quot;);IF([.V312]=&quot;YES&quot;;&quot; e-Ordering;&quot;;&quot;&quot;);IF([.W312]=&quot;YES&quot;;&quot; e-Fulfiltment;&quot;;&quot;&quot;);IF([.X312]=&quot;YES&quot;;&quot; e-Invoicing;&quot;;&quot;&quot;);IF([.Y31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8</text:p>
          </table:table-cell>
          <table:table-cell office:value-type="string" table:style-name="ce1">
            <text:p>Guarantee Required</text:p>
          </table:table-cell>
          <table:table-cell office:value-type="string" table:style-name="ce1">
            <text:p>Class describing the additional obligations the contract needs (e.g. guarantees or advertisement costs)</text:p>
          </table:table-cell>
          <table:table-cell table:style-name="ce1"/>
          <table:table-cell office:value-type="string" table:style-name="ce1">
            <text:p>PPROC Ontology</text:p>
          </table:table-cell>
          <table:table-cell office:value-type="string" table:style-name="ce1">
            <text:p><text:a xlink:href="http://contsem.unizar.es/def/sector-publico/pproc#ContractAdditionalObligations">http://contsem.unizar.es/def/sector-publico/PPROC Ontology#ContractAdditionalObligations</text:a></text:p>
          </table:table-cell>
          <table:table-cell office:value-type="string" table:style-name="ce1">
            <text:p>BT-75</text:p>
          </table:table-cell>
          <table:table-cell table:content-validation-name="val7" table:style-name="ce1"/>
          <table:table-cell table:number-columns-repeated="2" table:style-name="ce1"/>
          <table:table-cell office:value-type="string" office:string-value="" table:formula="of:=CONCATENATE(IF([.M313]=&quot;YES&quot;;&quot;UC1;&quot;;&quot;&quot;);IF([.N313]=&quot;YES&quot;;&quot; UC2;&quot;;&quot;&quot;);IF([.O313]=&quot;YES&quot;;&quot; UC3&quot;;&quot;&quot;))" table:style-name="ce1"/>
          <table:table-cell office:value-type="string" office:string-value="" table:formula="of:=CONCATENATE(IF([.P313]=&quot;YES&quot;;&quot;e-Notification;&quot;;&quot;&quot;);IF([.Q313]=&quot;YES&quot;;&quot; e-Access;&quot;;&quot;&quot;);IF([.R313]=&quot;YES&quot;;&quot; e-Submission;&quot;;&quot;&quot;);IF([.S313]=&quot;YES&quot;;&quot; e-Evaluation;&quot;;&quot;&quot;);IF([.T313]=&quot;YES&quot;;&quot; e-Awarding;&quot;;&quot;&quot;);IF([.U313]=&quot;YES&quot;;&quot; e-Request;&quot;;&quot;&quot;);IF([.V313]=&quot;YES&quot;;&quot; e-Ordering;&quot;;&quot;&quot;);IF([.W313]=&quot;YES&quot;;&quot; e-Fulfiltment;&quot;;&quot;&quot;);IF([.X313]=&quot;YES&quot;;&quot; e-Invoicing;&quot;;&quot;&quot;);IF([.Y31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8</text:p>
          </table:table-cell>
          <table:table-cell office:value-type="string" table:style-name="ce1">
            <text:p>Guarantee Required</text:p>
          </table:table-cell>
          <table:table-cell office:value-type="string" table:style-name="ce1">
            <text:p>The range of this property must be a percentage (i.e. float between 0.0 and 100.0)</text:p>
          </table:table-cell>
          <table:table-cell table:style-name="ce1"/>
          <table:table-cell office:value-type="string" table:style-name="ce1">
            <text:p>PPROC Ontology</text:p>
          </table:table-cell>
          <table:table-cell office:value-type="string" table:style-name="ce1">
            <text:p><text:a xlink:href="http://contsem.unizar.es/def/sector-publico/pproc#finalFinancialGuarantee">http://contsem.unizar.es/def/sector-publico/PPROC Ontology#finalFinancialGuarantee</text:a></text:p>
          </table:table-cell>
          <table:table-cell office:value-type="string" table:style-name="ce1">
            <text:p>BT-22</text:p>
          </table:table-cell>
          <table:table-cell table:content-validation-name="val7" table:style-name="ce1"/>
          <table:table-cell table:number-columns-repeated="2" table:style-name="ce1"/>
          <table:table-cell office:value-type="string" office:string-value="" table:formula="of:=CONCATENATE(IF([.M314]=&quot;YES&quot;;&quot;UC1;&quot;;&quot;&quot;);IF([.N314]=&quot;YES&quot;;&quot; UC2;&quot;;&quot;&quot;);IF([.O314]=&quot;YES&quot;;&quot; UC3&quot;;&quot;&quot;))" table:style-name="ce1"/>
          <table:table-cell office:value-type="string" office:string-value="" table:formula="of:=CONCATENATE(IF([.P314]=&quot;YES&quot;;&quot;e-Notification;&quot;;&quot;&quot;);IF([.Q314]=&quot;YES&quot;;&quot; e-Access;&quot;;&quot;&quot;);IF([.R314]=&quot;YES&quot;;&quot; e-Submission;&quot;;&quot;&quot;);IF([.S314]=&quot;YES&quot;;&quot; e-Evaluation;&quot;;&quot;&quot;);IF([.T314]=&quot;YES&quot;;&quot; e-Awarding;&quot;;&quot;&quot;);IF([.U314]=&quot;YES&quot;;&quot; e-Request;&quot;;&quot;&quot;);IF([.V314]=&quot;YES&quot;;&quot; e-Ordering;&quot;;&quot;&quot;);IF([.W314]=&quot;YES&quot;;&quot; e-Fulfiltment;&quot;;&quot;&quot;);IF([.X314]=&quot;YES&quot;;&quot; e-Invoicing;&quot;;&quot;&quot;);IF([.Y31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28</text:p>
          </table:table-cell>
          <table:table-cell office:value-type="string" table:style-name="ce35">
            <text:p>Internal Reference Number</text:p>
          </table:table-cell>
          <table:table-cell office:value-type="string" table:style-name="ce35">
            <text:p>Buyer's internal reference number used for the procurement procedure. This is the referece number used before a procurement publication number is given (e.g. coming from the buyer's document management system). It is used internally to identify the files related to the procurement procedure.</text:p>
          </table:table-cell>
          <table:table-cell table:style-name="ce35"/>
          <table:table-cell office:value-type="string" table:style-name="ce35">
            <text:p>eForms consultation</text:p>
          </table:table-cell>
          <table:table-cell table:style-name="ce35"/>
          <table:table-cell office:value-type="string" table:style-name="ce35">
            <text:p>BT-22</text:p>
          </table:table-cell>
          <table:table-cell office:value-type="string" table:content-validation-name="val7" table:style-name="ce35">
            <text:p>YES</text:p>
          </table:table-cell>
          <table:table-cell office:value-type="string" table:style-name="ce35">
            <text:p>Taking into account the BT, and the definition provided by eForms consultation for the same term, it has been considered that this is a good definition.</text:p>
          </table:table-cell>
          <table:table-cell table:style-name="ce35"/>
          <table:table-cell office:value-type="string" office:string-value="UC1; UC2; UC3" table:formula="of:=CONCATENATE(IF([.M315]=&quot;YES&quot;;&quot;UC1;&quot;;&quot;&quot;);IF([.N315]=&quot;YES&quot;;&quot; UC2;&quot;;&quot;&quot;);IF([.O315]=&quot;YES&quot;;&quot; UC3&quot;;&quot;&quot;))" table:style-name="ce35">
            <text:p>UC1; UC2; UC3</text:p>
          </table:table-cell>
          <table:table-cell office:value-type="string" office:string-value="e-Notification; e-Access; e-Submission; e-Evaluation; e-Awarding; e-Request; e-Ordering; e-Fulfiltment; e-Invoicing; e-Payment;" table:formula="of:=CONCATENATE(IF([.P315]=&quot;YES&quot;;&quot;e-Notification;&quot;;&quot;&quot;);IF([.Q315]=&quot;YES&quot;;&quot; e-Access;&quot;;&quot;&quot;);IF([.R315]=&quot;YES&quot;;&quot; e-Submission;&quot;;&quot;&quot;);IF([.S315]=&quot;YES&quot;;&quot; e-Evaluation;&quot;;&quot;&quot;);IF([.T315]=&quot;YES&quot;;&quot; e-Awarding;&quot;;&quot;&quot;);IF([.U315]=&quot;YES&quot;;&quot; e-Request;&quot;;&quot;&quot;);IF([.V315]=&quot;YES&quot;;&quot; e-Ordering;&quot;;&quot;&quot;);IF([.W315]=&quot;YES&quot;;&quot; e-Fulfiltment;&quot;;&quot;&quot;);IF([.X315]=&quot;YES&quot;;&quot; e-Invoicing;&quot;;&quot;&quot;);IF([.Y315]=&quot;YES&quot;;&quot; e-Payment;&quot;;&quot;&quot;))" table:style-name="ce35">
            <text:p>e-Notification; e-Access; e-Submission; e-Evaluation; e-Awarding; e-Request; e-Ordering; e-Fulfiltment; e-Invoicing; e-Payment;</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table:number-columns-repeated="16359"/>
        </table:table-row>
        <table:table-row table:style-name="ro17">
          <table:table-cell office:value-type="string" table:style-name="ce1">
            <text:p>C-128</text:p>
          </table:table-cell>
          <table:table-cell office:value-type="string" table:style-name="ce1">
            <text:p>Internal Reference Number</text:p>
          </table:table-cell>
          <table:table-cell office:value-type="string" table:style-name="ce1">
            <text:p>A reference to a contract document.</text:p>
          </table:table-cell>
          <table:table-cell table:style-name="ce1"/>
          <table:table-cell office:value-type="string" table:style-name="ce1">
            <text:p>UBL</text:p>
          </table:table-cell>
          <table:table-cell table:style-name="ce1"/>
          <table:table-cell office:value-type="string" table:style-name="ce1">
            <text:p>BT-505</text:p>
          </table:table-cell>
          <table:table-cell table:content-validation-name="val7" table:style-name="ce1"/>
          <table:table-cell table:number-columns-repeated="2" table:style-name="ce1"/>
          <table:table-cell office:value-type="string" office:string-value="" table:formula="of:=CONCATENATE(IF([.M316]=&quot;YES&quot;;&quot;UC1;&quot;;&quot;&quot;);IF([.N316]=&quot;YES&quot;;&quot; UC2;&quot;;&quot;&quot;);IF([.O316]=&quot;YES&quot;;&quot; UC3&quot;;&quot;&quot;))" table:style-name="ce1"/>
          <table:table-cell office:value-type="string" office:string-value="" table:formula="of:=CONCATENATE(IF([.P316]=&quot;YES&quot;;&quot;e-Notification;&quot;;&quot;&quot;);IF([.Q316]=&quot;YES&quot;;&quot; e-Access;&quot;;&quot;&quot;);IF([.R316]=&quot;YES&quot;;&quot; e-Submission;&quot;;&quot;&quot;);IF([.S316]=&quot;YES&quot;;&quot; e-Evaluation;&quot;;&quot;&quot;);IF([.T316]=&quot;YES&quot;;&quot; e-Awarding;&quot;;&quot;&quot;);IF([.U316]=&quot;YES&quot;;&quot; e-Request;&quot;;&quot;&quot;);IF([.V316]=&quot;YES&quot;;&quot; e-Ordering;&quot;;&quot;&quot;);IF([.W316]=&quot;YES&quot;;&quot; e-Fulfiltment;&quot;;&quot;&quot;);IF([.X316]=&quot;YES&quot;;&quot; e-Invoicing;&quot;;&quot;&quot;);IF([.Y31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18</text:p>
          </table:table-cell>
          <table:table-cell office:value-type="string" table:style-name="ce35">
            <text:p>Internet Address</text:p>
          </table:table-cell>
          <table:table-cell office:value-type="string" table:style-name="ce35">
            <text:p>The website URL of the organisation.</text:p>
          </table:table-cell>
          <table:table-cell table:style-name="ce35"/>
          <table:table-cell office:value-type="string" table:style-name="ce35">
            <text:p>Ontology proposal</text:p>
          </table:table-cell>
          <table:table-cell table:style-name="ce35"/>
          <table:table-cell office:value-type="string" table:style-name="ce35">
            <text:p>BT-505</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317]=&quot;YES&quot;;&quot;UC1;&quot;;&quot;&quot;);IF([.N317]=&quot;YES&quot;;&quot; UC2;&quot;;&quot;&quot;);IF([.O317]=&quot;YES&quot;;&quot; UC3&quot;;&quot;&quot;))" table:style-name="ce35"/>
          <table:table-cell office:value-type="string" office:string-value="e-Notification;" table:formula="of:=CONCATENATE(IF([.P317]=&quot;YES&quot;;&quot;e-Notification;&quot;;&quot;&quot;);IF([.Q317]=&quot;YES&quot;;&quot; e-Access;&quot;;&quot;&quot;);IF([.R317]=&quot;YES&quot;;&quot; e-Submission;&quot;;&quot;&quot;);IF([.S317]=&quot;YES&quot;;&quot; e-Evaluation;&quot;;&quot;&quot;);IF([.T317]=&quot;YES&quot;;&quot; e-Awarding;&quot;;&quot;&quot;);IF([.U317]=&quot;YES&quot;;&quot; e-Request;&quot;;&quot;&quot;);IF([.V317]=&quot;YES&quot;;&quot; e-Ordering;&quot;;&quot;&quot;);IF([.W317]=&quot;YES&quot;;&quot; e-Fulfiltment;&quot;;&quot;&quot;);IF([.X317]=&quot;YES&quot;;&quot; e-Invoicing;&quot;;&quot;&quot;);IF([.Y317]=&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18</text:p>
          </table:table-cell>
          <table:table-cell office:value-type="string" table:style-name="ce1">
            <text:p>Internet Address</text:p>
          </table:table-cell>
          <table:table-cell office:value-type="string" table:style-name="ce1">
            <text:p>Main internet address(URL) of this contact.</text:p>
          </table:table-cell>
          <table:table-cell table:style-name="ce1"/>
          <table:table-cell office:value-type="string" table:style-name="ce1">
            <text:p>OP internal working</text:p>
          </table:table-cell>
          <table:table-cell table:style-name="ce1"/>
          <table:table-cell office:value-type="string" table:style-name="ce1">
            <text:p>BT-130</text:p>
          </table:table-cell>
          <table:table-cell table:content-validation-name="val7" table:style-name="ce1"/>
          <table:table-cell table:number-columns-repeated="2" table:style-name="ce1"/>
          <table:table-cell office:value-type="string" office:string-value="" table:formula="of:=CONCATENATE(IF([.M318]=&quot;YES&quot;;&quot;UC1;&quot;;&quot;&quot;);IF([.N318]=&quot;YES&quot;;&quot; UC2;&quot;;&quot;&quot;);IF([.O318]=&quot;YES&quot;;&quot; UC3&quot;;&quot;&quot;))" table:style-name="ce1"/>
          <table:table-cell office:value-type="string" office:string-value="" table:formula="of:=CONCATENATE(IF([.P318]=&quot;YES&quot;;&quot;e-Notification;&quot;;&quot;&quot;);IF([.Q318]=&quot;YES&quot;;&quot; e-Access;&quot;;&quot;&quot;);IF([.R318]=&quot;YES&quot;;&quot; e-Submission;&quot;;&quot;&quot;);IF([.S318]=&quot;YES&quot;;&quot; e-Evaluation;&quot;;&quot;&quot;);IF([.T318]=&quot;YES&quot;;&quot; e-Awarding;&quot;;&quot;&quot;);IF([.U318]=&quot;YES&quot;;&quot; e-Request;&quot;;&quot;&quot;);IF([.V318]=&quot;YES&quot;;&quot; e-Ordering;&quot;;&quot;&quot;);IF([.W318]=&quot;YES&quot;;&quot; e-Fulfiltment;&quot;;&quot;&quot;);IF([.X318]=&quot;YES&quot;;&quot; e-Invoicing;&quot;;&quot;&quot;);IF([.Y31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46</text:p>
          </table:table-cell>
          <table:table-cell office:value-type="string" table:style-name="ce35">
            <text:p>Invitations Dispatch Date</text:p>
          </table:table-cell>
          <table:table-cell office:value-type="string" table:style-name="ce35">
            <text:p>Estimated time of transmission of invitation to submit tenders.</text:p>
          </table:table-cell>
          <table:table-cell table:style-name="ce35"/>
          <table:table-cell office:value-type="string" table:style-name="ce35">
            <text:p>Ontology proposal</text:p>
          </table:table-cell>
          <table:table-cell office:value-type="string" table:style-name="ce35">
            <text:p>Based on eForms consultation.</text:p>
          </table:table-cell>
          <table:table-cell office:value-type="string" table:style-name="ce35">
            <text:p>BT-130</text:p>
          </table:table-cell>
          <table:table-cell office:value-type="string" table:content-validation-name="val7" table:style-name="ce35">
            <text:p>YES</text:p>
          </table:table-cell>
          <table:table-cell office:value-type="string" table:style-name="ce35">
            <text:p>Taking into account the BT, and the definition provided by eForms consultation for the same term, it has been considered that this is a good definition.</text:p>
          </table:table-cell>
          <table:table-cell table:style-name="ce35"/>
          <table:table-cell office:value-type="string" office:string-value="" table:formula="of:=CONCATENATE(IF([.M319]=&quot;YES&quot;;&quot;UC1;&quot;;&quot;&quot;);IF([.N319]=&quot;YES&quot;;&quot; UC2;&quot;;&quot;&quot;);IF([.O319]=&quot;YES&quot;;&quot; UC3&quot;;&quot;&quot;))" table:style-name="ce35"/>
          <table:table-cell office:value-type="string" office:string-value="e-Notification;" table:formula="of:=CONCATENATE(IF([.P319]=&quot;YES&quot;;&quot;e-Notification;&quot;;&quot;&quot;);IF([.Q319]=&quot;YES&quot;;&quot; e-Access;&quot;;&quot;&quot;);IF([.R319]=&quot;YES&quot;;&quot; e-Submission;&quot;;&quot;&quot;);IF([.S319]=&quot;YES&quot;;&quot; e-Evaluation;&quot;;&quot;&quot;);IF([.T319]=&quot;YES&quot;;&quot; e-Awarding;&quot;;&quot;&quot;);IF([.U319]=&quot;YES&quot;;&quot; e-Request;&quot;;&quot;&quot;);IF([.V319]=&quot;YES&quot;;&quot; e-Ordering;&quot;;&quot;&quot;);IF([.W319]=&quot;YES&quot;;&quot; e-Fulfiltment;&quot;;&quot;&quot;);IF([.X319]=&quot;YES&quot;;&quot; e-Invoicing;&quot;;&quot;&quot;);IF([.Y319]=&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46</text:p>
          </table:table-cell>
          <table:table-cell office:value-type="string" table:style-name="ce1">
            <text:p>Invitations Dispatch Date</text:p>
          </table:table-cell>
          <table:table-cell office:value-type="string" table:style-name="ce1">
            <text:p>Estimated date of dispatch of invitation to confirm interest: [date]</text:p>
          </table:table-cell>
          <table:table-cell table:style-name="ce1"/>
          <table:table-cell office:value-type="string" table:style-name="ce1">
            <text:p>eForms consultation</text:p>
          </table:table-cell>
          <table:table-cell table:style-name="ce1"/>
          <table:table-cell office:value-type="string" table:style-name="ce1">
            <text:p>BT-130</text:p>
          </table:table-cell>
          <table:table-cell table:content-validation-name="val7" table:style-name="ce1"/>
          <table:table-cell table:number-columns-repeated="2" table:style-name="ce1"/>
          <table:table-cell office:value-type="string" office:string-value="" table:formula="of:=CONCATENATE(IF([.M320]=&quot;YES&quot;;&quot;UC1;&quot;;&quot;&quot;);IF([.N320]=&quot;YES&quot;;&quot; UC2;&quot;;&quot;&quot;);IF([.O320]=&quot;YES&quot;;&quot; UC3&quot;;&quot;&quot;))" table:style-name="ce1"/>
          <table:table-cell office:value-type="string" office:string-value="" table:formula="of:=CONCATENATE(IF([.P320]=&quot;YES&quot;;&quot;e-Notification;&quot;;&quot;&quot;);IF([.Q320]=&quot;YES&quot;;&quot; e-Access;&quot;;&quot;&quot;);IF([.R320]=&quot;YES&quot;;&quot; e-Submission;&quot;;&quot;&quot;);IF([.S320]=&quot;YES&quot;;&quot; e-Evaluation;&quot;;&quot;&quot;);IF([.T320]=&quot;YES&quot;;&quot; e-Awarding;&quot;;&quot;&quot;);IF([.U320]=&quot;YES&quot;;&quot; e-Request;&quot;;&quot;&quot;);IF([.V320]=&quot;YES&quot;;&quot; e-Ordering;&quot;;&quot;&quot;);IF([.W320]=&quot;YES&quot;;&quot; e-Fulfiltment;&quot;;&quot;&quot;);IF([.X320]=&quot;YES&quot;;&quot; e-Invoicing;&quot;;&quot;&quot;);IF([.Y32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46</text:p>
          </table:table-cell>
          <table:table-cell office:value-type="string" table:style-name="ce1">
            <text:p>Invitations Dispatch Date</text:p>
          </table:table-cell>
          <table:table-cell office:value-type="string" table:style-name="ce1">
            <text:p>The period during which invitations to tender must be completed and delivered.</text:p>
          </table:table-cell>
          <table:table-cell table:style-name="ce1"/>
          <table:table-cell office:value-type="string" table:style-name="ce1">
            <text:p>UBL</text:p>
          </table:table-cell>
          <table:table-cell table:style-name="ce1"/>
          <table:table-cell office:value-type="string" table:style-name="ce1">
            <text:p>BT-46</text:p>
          </table:table-cell>
          <table:table-cell table:content-validation-name="val7" table:style-name="ce1"/>
          <table:table-cell table:number-columns-repeated="2" table:style-name="ce1"/>
          <table:table-cell office:value-type="string" office:string-value="" table:formula="of:=CONCATENATE(IF([.M321]=&quot;YES&quot;;&quot;UC1;&quot;;&quot;&quot;);IF([.N321]=&quot;YES&quot;;&quot; UC2;&quot;;&quot;&quot;);IF([.O321]=&quot;YES&quot;;&quot; UC3&quot;;&quot;&quot;))" table:style-name="ce1"/>
          <table:table-cell office:value-type="string" office:string-value="" table:formula="of:=CONCATENATE(IF([.P321]=&quot;YES&quot;;&quot;e-Notification;&quot;;&quot;&quot;);IF([.Q321]=&quot;YES&quot;;&quot; e-Access;&quot;;&quot;&quot;);IF([.R321]=&quot;YES&quot;;&quot; e-Submission;&quot;;&quot;&quot;);IF([.S321]=&quot;YES&quot;;&quot; e-Evaluation;&quot;;&quot;&quot;);IF([.T321]=&quot;YES&quot;;&quot; e-Awarding;&quot;;&quot;&quot;);IF([.U321]=&quot;YES&quot;;&quot; e-Request;&quot;;&quot;&quot;);IF([.V321]=&quot;YES&quot;;&quot; e-Ordering;&quot;;&quot;&quot;);IF([.W321]=&quot;YES&quot;;&quot; e-Fulfiltment;&quot;;&quot;&quot;);IF([.X321]=&quot;YES&quot;;&quot; e-Invoicing;&quot;;&quot;&quot;);IF([.Y32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84</text:p>
          </table:table-cell>
          <table:table-cell office:value-type="string" table:style-name="ce35">
            <text:p>Jury Member Name</text:p>
          </table:table-cell>
          <table:table-cell office:value-type="string" table:style-name="ce35">
            <text:p>Designation of the component of the tribunal</text:p>
          </table:table-cell>
          <table:table-cell table:style-name="ce35"/>
          <table:table-cell office:value-type="string" table:style-name="ce35">
            <text:p>Ontology proposal</text:p>
          </table:table-cell>
          <table:table-cell table:style-name="ce35"/>
          <table:table-cell office:value-type="string" table:style-name="ce35">
            <text:p>BT-46</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322]=&quot;YES&quot;;&quot;UC1;&quot;;&quot;&quot;);IF([.N322]=&quot;YES&quot;;&quot; UC2;&quot;;&quot;&quot;);IF([.O322]=&quot;YES&quot;;&quot; UC3&quot;;&quot;&quot;))" table:style-name="ce35"/>
          <table:table-cell office:value-type="string" office:string-value="e-Notification;" table:formula="of:=CONCATENATE(IF([.P322]=&quot;YES&quot;;&quot;e-Notification;&quot;;&quot;&quot;);IF([.Q322]=&quot;YES&quot;;&quot; e-Access;&quot;;&quot;&quot;);IF([.R322]=&quot;YES&quot;;&quot; e-Submission;&quot;;&quot;&quot;);IF([.S322]=&quot;YES&quot;;&quot; e-Evaluation;&quot;;&quot;&quot;);IF([.T322]=&quot;YES&quot;;&quot; e-Awarding;&quot;;&quot;&quot;);IF([.U322]=&quot;YES&quot;;&quot; e-Request;&quot;;&quot;&quot;);IF([.V322]=&quot;YES&quot;;&quot; e-Ordering;&quot;;&quot;&quot;);IF([.W322]=&quot;YES&quot;;&quot; e-Fulfiltment;&quot;;&quot;&quot;);IF([.X322]=&quot;YES&quot;;&quot; e-Invoicing;&quot;;&quot;&quot;);IF([.Y322]=&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84</text:p>
          </table:table-cell>
          <table:table-cell office:value-type="string" table:style-name="ce1">
            <text:p>Jury Member Name</text:p>
          </table:table-cell>
          <table:table-cell office:value-type="string" table:style-name="ce1">
            <text:p>The jury shall be composed exclusively of natural persons who are independent of participants in the contest. Where a particular professional qualification is required from participants in a contest, at least a third of the members of the jury shall have that qualification or an equivalent qualification.</text:p>
          </table:table-cell>
          <table:table-cell table:style-name="ce1"/>
          <table:table-cell office:value-type="string" table:style-name="ce1">
            <text:p>DIRECTIVE 2014/24/EU</text:p>
          </table:table-cell>
          <table:table-cell office:value-type="string" table:style-name="ce1">
            <text:p>Article 81</text:p>
          </table:table-cell>
          <table:table-cell office:value-type="string" table:style-name="ce1">
            <text:p>BT-135</text:p>
          </table:table-cell>
          <table:table-cell table:content-validation-name="val7" table:style-name="ce1"/>
          <table:table-cell table:number-columns-repeated="2" table:style-name="ce1"/>
          <table:table-cell office:value-type="string" office:string-value="" table:formula="of:=CONCATENATE(IF([.M323]=&quot;YES&quot;;&quot;UC1;&quot;;&quot;&quot;);IF([.N323]=&quot;YES&quot;;&quot; UC2;&quot;;&quot;&quot;);IF([.O323]=&quot;YES&quot;;&quot; UC3&quot;;&quot;&quot;))" table:style-name="ce1"/>
          <table:table-cell office:value-type="string" office:string-value="" table:formula="of:=CONCATENATE(IF([.P323]=&quot;YES&quot;;&quot;e-Notification;&quot;;&quot;&quot;);IF([.Q323]=&quot;YES&quot;;&quot; e-Access;&quot;;&quot;&quot;);IF([.R323]=&quot;YES&quot;;&quot; e-Submission;&quot;;&quot;&quot;);IF([.S323]=&quot;YES&quot;;&quot; e-Evaluation;&quot;;&quot;&quot;);IF([.T323]=&quot;YES&quot;;&quot; e-Awarding;&quot;;&quot;&quot;);IF([.U323]=&quot;YES&quot;;&quot; e-Request;&quot;;&quot;&quot;);IF([.V323]=&quot;YES&quot;;&quot; e-Ordering;&quot;;&quot;&quot;);IF([.W323]=&quot;YES&quot;;&quot; e-Fulfiltment;&quot;;&quot;&quot;);IF([.X323]=&quot;YES&quot;;&quot; e-Invoicing;&quot;;&quot;&quot;);IF([.Y32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55</text:p>
          </table:table-cell>
          <table:table-cell office:value-type="string" table:style-name="ce35">
            <text:p>Justification</text:p>
          </table:table-cell>
          <table:table-cell office:value-type="string" table:style-name="ce35">
            <text:p>An explanation for the selection of this tendering process.</text:p>
          </table:table-cell>
          <table:table-cell table:style-name="ce35"/>
          <table:table-cell office:value-type="string" table:style-name="ce35">
            <text:p>Ontology proposal</text:p>
          </table:table-cell>
          <table:table-cell office:value-type="string" table:style-name="ce35">
            <text:p>Based on UBL</text:p>
          </table:table-cell>
          <table:table-cell office:value-type="string" table:style-name="ce35">
            <text:p>BT-135</text:p>
          </table:table-cell>
          <table:table-cell office:value-type="string" table:content-validation-name="val7" table:style-name="ce35">
            <text:p>YES</text:p>
          </table:table-cell>
          <table:table-cell office:value-type="string" table:style-name="ce35">
            <text:p>Taking into account the BT, and the definition provided by UBL for the same term, it has been considered that this is a good definition.</text:p>
          </table:table-cell>
          <table:table-cell table:style-name="ce35"/>
          <table:table-cell office:value-type="string" office:string-value="" table:formula="of:=CONCATENATE(IF([.M324]=&quot;YES&quot;;&quot;UC1;&quot;;&quot;&quot;);IF([.N324]=&quot;YES&quot;;&quot; UC2;&quot;;&quot;&quot;);IF([.O324]=&quot;YES&quot;;&quot; UC3&quot;;&quot;&quot;))" table:style-name="ce35"/>
          <table:table-cell office:value-type="string" office:string-value="e-Notification;" table:formula="of:=CONCATENATE(IF([.P324]=&quot;YES&quot;;&quot;e-Notification;&quot;;&quot;&quot;);IF([.Q324]=&quot;YES&quot;;&quot; e-Access;&quot;;&quot;&quot;);IF([.R324]=&quot;YES&quot;;&quot; e-Submission;&quot;;&quot;&quot;);IF([.S324]=&quot;YES&quot;;&quot; e-Evaluation;&quot;;&quot;&quot;);IF([.T324]=&quot;YES&quot;;&quot; e-Awarding;&quot;;&quot;&quot;);IF([.U324]=&quot;YES&quot;;&quot; e-Request;&quot;;&quot;&quot;);IF([.V324]=&quot;YES&quot;;&quot; e-Ordering;&quot;;&quot;&quot;);IF([.W324]=&quot;YES&quot;;&quot; e-Fulfiltment;&quot;;&quot;&quot;);IF([.X324]=&quot;YES&quot;;&quot; e-Invoicing;&quot;;&quot;&quot;);IF([.Y324]=&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55</text:p>
          </table:table-cell>
          <table:table-cell office:value-type="string" table:style-name="ce1">
            <text:p>Justification</text:p>
          </table:table-cell>
          <table:table-cell office:value-type="string" table:style-name="ce1">
            <text:p>A class to describe a justification for the choice of tendering process.</text:p>
          </table:table-cell>
          <table:table-cell table:style-name="ce1"/>
          <table:table-cell office:value-type="string" table:style-name="ce1">
            <text:p>UBL</text:p>
          </table:table-cell>
          <table:table-cell table:style-name="ce1"/>
          <table:table-cell office:value-type="string" table:style-name="ce1">
            <text:p>BT-136</text:p>
          </table:table-cell>
          <table:table-cell table:content-validation-name="val7" table:style-name="ce1"/>
          <table:table-cell table:number-columns-repeated="2" table:style-name="ce1"/>
          <table:table-cell office:value-type="string" office:string-value="" table:formula="of:=CONCATENATE(IF([.M325]=&quot;YES&quot;;&quot;UC1;&quot;;&quot;&quot;);IF([.N325]=&quot;YES&quot;;&quot; UC2;&quot;;&quot;&quot;);IF([.O325]=&quot;YES&quot;;&quot; UC3&quot;;&quot;&quot;))" table:style-name="ce1"/>
          <table:table-cell office:value-type="string" office:string-value="" table:formula="of:=CONCATENATE(IF([.P325]=&quot;YES&quot;;&quot;e-Notification;&quot;;&quot;&quot;);IF([.Q325]=&quot;YES&quot;;&quot; e-Access;&quot;;&quot;&quot;);IF([.R325]=&quot;YES&quot;;&quot; e-Submission;&quot;;&quot;&quot;);IF([.S325]=&quot;YES&quot;;&quot; e-Evaluation;&quot;;&quot;&quot;);IF([.T325]=&quot;YES&quot;;&quot; e-Awarding;&quot;;&quot;&quot;);IF([.U325]=&quot;YES&quot;;&quot; e-Request;&quot;;&quot;&quot;);IF([.V325]=&quot;YES&quot;;&quot; e-Ordering;&quot;;&quot;&quot;);IF([.W325]=&quot;YES&quot;;&quot; e-Fulfiltment;&quot;;&quot;&quot;);IF([.X325]=&quot;YES&quot;;&quot; e-Invoicing;&quot;;&quot;&quot;);IF([.Y32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56</text:p>
          </table:table-cell>
          <table:table-cell office:value-type="string" table:style-name="ce35">
            <text:p>Justification Code</text:p>
          </table:table-cell>
          <table:table-cell office:value-type="string" table:style-name="ce35">
            <text:p>A categorization of the explanation for the selection of this tendering process.</text:p>
          </table:table-cell>
          <table:table-cell table:style-name="ce35"/>
          <table:table-cell office:value-type="string" table:style-name="ce35">
            <text:p>Ontology proposal</text:p>
          </table:table-cell>
          <table:table-cell office:value-type="string" table:style-name="ce35">
            <text:p>Based on UBL.</text:p>
            <text:p>The definition of Justification is already provided in BT-135</text:p>
          </table:table-cell>
          <table:table-cell office:value-type="string" table:style-name="ce35">
            <text:p>BT-136</text:p>
          </table:table-cell>
          <table:table-cell office:value-type="string" table:content-validation-name="val7" table:style-name="ce35">
            <text:p>YES</text:p>
          </table:table-cell>
          <table:table-cell office:value-type="string" table:style-name="ce35">
            <text:p>Taking into account the BT, and the definition provided by UBL for the same term, it has been considered that this is a good definition.</text:p>
          </table:table-cell>
          <table:table-cell table:style-name="ce35"/>
          <table:table-cell office:value-type="string" office:string-value="" table:formula="of:=CONCATENATE(IF([.M326]=&quot;YES&quot;;&quot;UC1;&quot;;&quot;&quot;);IF([.N326]=&quot;YES&quot;;&quot; UC2;&quot;;&quot;&quot;);IF([.O326]=&quot;YES&quot;;&quot; UC3&quot;;&quot;&quot;))" table:style-name="ce35"/>
          <table:table-cell office:value-type="string" office:string-value="e-Notification;" table:formula="of:=CONCATENATE(IF([.P326]=&quot;YES&quot;;&quot;e-Notification;&quot;;&quot;&quot;);IF([.Q326]=&quot;YES&quot;;&quot; e-Access;&quot;;&quot;&quot;);IF([.R326]=&quot;YES&quot;;&quot; e-Submission;&quot;;&quot;&quot;);IF([.S326]=&quot;YES&quot;;&quot; e-Evaluation;&quot;;&quot;&quot;);IF([.T326]=&quot;YES&quot;;&quot; e-Awarding;&quot;;&quot;&quot;);IF([.U326]=&quot;YES&quot;;&quot; e-Request;&quot;;&quot;&quot;);IF([.V326]=&quot;YES&quot;;&quot; e-Ordering;&quot;;&quot;&quot;);IF([.W326]=&quot;YES&quot;;&quot; e-Fulfiltment;&quot;;&quot;&quot;);IF([.X326]=&quot;YES&quot;;&quot; e-Invoicing;&quot;;&quot;&quot;);IF([.Y326]=&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56</text:p>
          </table:table-cell>
          <table:table-cell office:value-type="string" table:style-name="ce1">
            <text:p>Justification Code</text:p>
          </table:table-cell>
          <table:table-cell office:value-type="string" table:style-name="ce1">
            <text:p>The reason why the contracting authority has followed a particular tendering procedure for the awarding of a contract, expressed as a code.</text:p>
          </table:table-cell>
          <table:table-cell table:style-name="ce1"/>
          <table:table-cell office:value-type="string" table:style-name="ce1">
            <text:p>UBL</text:p>
          </table:table-cell>
          <table:table-cell table:style-name="ce1"/>
          <table:table-cell office:value-type="string" table:style-name="ce1">
            <text:p>BT-97</text:p>
          </table:table-cell>
          <table:table-cell table:content-validation-name="val7" table:style-name="ce1"/>
          <table:table-cell table:number-columns-repeated="2" table:style-name="ce1"/>
          <table:table-cell office:value-type="string" office:string-value="" table:formula="of:=CONCATENATE(IF([.M327]=&quot;YES&quot;;&quot;UC1;&quot;;&quot;&quot;);IF([.N327]=&quot;YES&quot;;&quot; UC2;&quot;;&quot;&quot;);IF([.O327]=&quot;YES&quot;;&quot; UC3&quot;;&quot;&quot;))" table:style-name="ce1"/>
          <table:table-cell office:value-type="string" office:string-value="" table:formula="of:=CONCATENATE(IF([.P327]=&quot;YES&quot;;&quot;e-Notification;&quot;;&quot;&quot;);IF([.Q327]=&quot;YES&quot;;&quot; e-Access;&quot;;&quot;&quot;);IF([.R327]=&quot;YES&quot;;&quot; e-Submission;&quot;;&quot;&quot;);IF([.S327]=&quot;YES&quot;;&quot; e-Evaluation;&quot;;&quot;&quot;);IF([.T327]=&quot;YES&quot;;&quot; e-Awarding;&quot;;&quot;&quot;);IF([.U327]=&quot;YES&quot;;&quot; e-Request;&quot;;&quot;&quot;);IF([.V327]=&quot;YES&quot;;&quot; e-Ordering;&quot;;&quot;&quot;);IF([.W327]=&quot;YES&quot;;&quot; e-Fulfiltment;&quot;;&quot;&quot;);IF([.X327]=&quot;YES&quot;;&quot; e-Invoicing;&quot;;&quot;&quot;);IF([.Y32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35</text:p>
          </table:table-cell>
          <table:table-cell office:value-type="string" table:style-name="ce35">
            <text:p>Language</text:p>
          </table:table-cell>
          <table:table-cell office:value-type="string" table:style-name="ce35">
            <text:p>Idioms in which tenders or requests to participate may be submitted.</text:p>
          </table:table-cell>
          <table:table-cell table:style-name="ce35"/>
          <table:table-cell office:value-type="string" table:style-name="ce35">
            <text:p>eForms consultation</text:p>
          </table:table-cell>
          <table:table-cell table:style-name="ce35"/>
          <table:table-cell office:value-type="string" table:style-name="ce35">
            <text:p>BT-97</text:p>
          </table:table-cell>
          <table:table-cell office:value-type="string" table:content-validation-name="val7" table:style-name="ce35">
            <text:p>YES</text:p>
          </table:table-cell>
          <table:table-cell office:value-type="string" table:style-name="ce35">
            <text:p>Taking into account the BT, and the definition provided by eForms consultation for the same term, it has been considered that this is a good definition.</text:p>
          </table:table-cell>
          <table:table-cell table:style-name="ce35"/>
          <table:table-cell office:value-type="string" office:string-value="" table:formula="of:=CONCATENATE(IF([.M328]=&quot;YES&quot;;&quot;UC1;&quot;;&quot;&quot;);IF([.N328]=&quot;YES&quot;;&quot; UC2;&quot;;&quot;&quot;);IF([.O328]=&quot;YES&quot;;&quot; UC3&quot;;&quot;&quot;))" table:style-name="ce35"/>
          <table:table-cell office:value-type="string" office:string-value="e-Notification;" table:formula="of:=CONCATENATE(IF([.P328]=&quot;YES&quot;;&quot;e-Notification;&quot;;&quot;&quot;);IF([.Q328]=&quot;YES&quot;;&quot; e-Access;&quot;;&quot;&quot;);IF([.R328]=&quot;YES&quot;;&quot; e-Submission;&quot;;&quot;&quot;);IF([.S328]=&quot;YES&quot;;&quot; e-Evaluation;&quot;;&quot;&quot;);IF([.T328]=&quot;YES&quot;;&quot; e-Awarding;&quot;;&quot;&quot;);IF([.U328]=&quot;YES&quot;;&quot; e-Request;&quot;;&quot;&quot;);IF([.V328]=&quot;YES&quot;;&quot; e-Ordering;&quot;;&quot;&quot;);IF([.W328]=&quot;YES&quot;;&quot; e-Fulfiltment;&quot;;&quot;&quot;);IF([.X328]=&quot;YES&quot;;&quot; e-Invoicing;&quot;;&quot;&quot;);IF([.Y328]=&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35</text:p>
          </table:table-cell>
          <table:table-cell office:value-type="string" table:style-name="ce1">
            <text:p>Language</text:p>
          </table:table-cell>
          <table:table-cell office:value-type="string" table:style-name="ce1">
            <text:p>One of the default languages specified for the tendering process.</text:p>
          </table:table-cell>
          <table:table-cell table:style-name="ce1"/>
          <table:table-cell office:value-type="string" table:style-name="ce1">
            <text:p>UBL</text:p>
          </table:table-cell>
          <table:table-cell table:style-name="ce1"/>
          <table:table-cell office:value-type="string" table:style-name="ce1">
            <text:p>BT-78</text:p>
          </table:table-cell>
          <table:table-cell table:content-validation-name="val7" table:style-name="ce1"/>
          <table:table-cell table:number-columns-repeated="2" table:style-name="ce1"/>
          <table:table-cell office:value-type="string" office:string-value="" table:formula="of:=CONCATENATE(IF([.M329]=&quot;YES&quot;;&quot;UC1;&quot;;&quot;&quot;);IF([.N329]=&quot;YES&quot;;&quot; UC2;&quot;;&quot;&quot;);IF([.O329]=&quot;YES&quot;;&quot; UC3&quot;;&quot;&quot;))" table:style-name="ce1"/>
          <table:table-cell office:value-type="string" office:string-value="" table:formula="of:=CONCATENATE(IF([.P329]=&quot;YES&quot;;&quot;e-Notification;&quot;;&quot;&quot;);IF([.Q329]=&quot;YES&quot;;&quot; e-Access;&quot;;&quot;&quot;);IF([.R329]=&quot;YES&quot;;&quot; e-Submission;&quot;;&quot;&quot;);IF([.S329]=&quot;YES&quot;;&quot; e-Evaluation;&quot;;&quot;&quot;);IF([.T329]=&quot;YES&quot;;&quot; e-Awarding;&quot;;&quot;&quot;);IF([.U329]=&quot;YES&quot;;&quot; e-Request;&quot;;&quot;&quot;);IF([.V329]=&quot;YES&quot;;&quot; e-Ordering;&quot;;&quot;&quot;);IF([.W329]=&quot;YES&quot;;&quot; e-Fulfiltment;&quot;;&quot;&quot;);IF([.X329]=&quot;YES&quot;;&quot; e-Invoicing;&quot;;&quot;&quot;);IF([.Y32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94</text:p>
          </table:table-cell>
          <table:table-cell office:value-type="string" table:style-name="ce35">
            <text:p>Latest Security Clearance Date</text:p>
          </table:table-cell>
          <table:table-cell office:value-type="string" table:style-name="ce35">
            <text:p>The end date until which the candidates can obtain the necessary level of security clearance, which determines whether an individual, taking into account his loyalty, trustworthiness and reliability, may be authorised to access classified information.</text:p>
          </table:table-cell>
          <table:table-cell table:style-name="ce35"/>
          <table:table-cell office:value-type="string" table:style-name="ce35">
            <text:p>Ontology proposal</text:p>
          </table:table-cell>
          <table:table-cell office:value-type="string" table:style-name="ce35">
            <text:p>Based on UBL and on Council Decision 2013/488/EU</text:p>
          </table:table-cell>
          <table:table-cell office:value-type="string" table:style-name="ce35">
            <text:p>BT-78</text:p>
          </table:table-cell>
          <table:table-cell office:value-type="string" table:content-validation-name="val7" table:style-name="ce35">
            <text:p>YES</text:p>
          </table:table-cell>
          <table:table-cell office:value-type="string" table:style-name="ce35">
            <text:p>When there is more than one Source that refers to the BT in question, it is possible to get a better and/or complete definition by combining these sources. In that case, the information of the Council Decision has been complemented by the definition given in the OP internal working.</text:p>
          </table:table-cell>
          <table:table-cell table:style-name="ce35"/>
          <table:table-cell office:value-type="string" office:string-value="" table:formula="of:=CONCATENATE(IF([.M330]=&quot;YES&quot;;&quot;UC1;&quot;;&quot;&quot;);IF([.N330]=&quot;YES&quot;;&quot; UC2;&quot;;&quot;&quot;);IF([.O330]=&quot;YES&quot;;&quot; UC3&quot;;&quot;&quot;))" table:style-name="ce35"/>
          <table:table-cell office:value-type="string" office:string-value="e-Notification;" table:formula="of:=CONCATENATE(IF([.P330]=&quot;YES&quot;;&quot;e-Notification;&quot;;&quot;&quot;);IF([.Q330]=&quot;YES&quot;;&quot; e-Access;&quot;;&quot;&quot;);IF([.R330]=&quot;YES&quot;;&quot; e-Submission;&quot;;&quot;&quot;);IF([.S330]=&quot;YES&quot;;&quot; e-Evaluation;&quot;;&quot;&quot;);IF([.T330]=&quot;YES&quot;;&quot; e-Awarding;&quot;;&quot;&quot;);IF([.U330]=&quot;YES&quot;;&quot; e-Request;&quot;;&quot;&quot;);IF([.V330]=&quot;YES&quot;;&quot; e-Ordering;&quot;;&quot;&quot;);IF([.W330]=&quot;YES&quot;;&quot; e-Fulfiltment;&quot;;&quot;&quot;);IF([.X330]=&quot;YES&quot;;&quot; e-Invoicing;&quot;;&quot;&quot;);IF([.Y330]=&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94</text:p>
          </table:table-cell>
          <table:table-cell office:value-type="string" table:style-name="ce1">
            <text:p>Latest Security Clearance Date</text:p>
          </table:table-cell>
          <table:table-cell office:value-type="string" table:style-name="ce1">
            <text:p>The end date until which the candidates can obtain the necessary level of security clearance.</text:p>
          </table:table-cell>
          <table:table-cell table:style-name="ce1"/>
          <table:table-cell office:value-type="string" table:style-name="ce1">
            <text:p>UBL</text:p>
          </table:table-cell>
          <table:table-cell table:style-name="ce1"/>
          <table:table-cell office:value-type="string" table:style-name="ce1">
            <text:p>BT-78</text:p>
          </table:table-cell>
          <table:table-cell table:content-validation-name="val7" table:style-name="ce1"/>
          <table:table-cell table:number-columns-repeated="2" table:style-name="ce1"/>
          <table:table-cell office:value-type="string" office:string-value="" table:formula="of:=CONCATENATE(IF([.M331]=&quot;YES&quot;;&quot;UC1;&quot;;&quot;&quot;);IF([.N331]=&quot;YES&quot;;&quot; UC2;&quot;;&quot;&quot;);IF([.O331]=&quot;YES&quot;;&quot; UC3&quot;;&quot;&quot;))" table:style-name="ce1"/>
          <table:table-cell office:value-type="string" office:string-value="" table:formula="of:=CONCATENATE(IF([.P331]=&quot;YES&quot;;&quot;e-Notification;&quot;;&quot;&quot;);IF([.Q331]=&quot;YES&quot;;&quot; e-Access;&quot;;&quot;&quot;);IF([.R331]=&quot;YES&quot;;&quot; e-Submission;&quot;;&quot;&quot;);IF([.S331]=&quot;YES&quot;;&quot; e-Evaluation;&quot;;&quot;&quot;);IF([.T331]=&quot;YES&quot;;&quot; e-Awarding;&quot;;&quot;&quot;);IF([.U331]=&quot;YES&quot;;&quot; e-Request;&quot;;&quot;&quot;);IF([.V331]=&quot;YES&quot;;&quot; e-Ordering;&quot;;&quot;&quot;);IF([.W331]=&quot;YES&quot;;&quot; e-Fulfiltment;&quot;;&quot;&quot;);IF([.X331]=&quot;YES&quot;;&quot; e-Invoicing;&quot;;&quot;&quot;);IF([.Y33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94</text:p>
          </table:table-cell>
          <table:table-cell office:value-type="string" table:style-name="ce1">
            <text:p>Latest Security Clearance Date</text:p>
          </table:table-cell>
          <table:table-cell office:value-type="string" table:style-name="ce1">
            <text:p>Personnel security clearance procedures shall be designed to determine whether an individual, taking into account his loyalty, trustworthiness and reliability, may be authorised to access EUCI.</text:p>
          </table:table-cell>
          <table:table-cell table:style-name="ce1"/>
          <table:table-cell office:value-type="string" table:style-name="ce1">
            <text:p>Council Decision 2013/488/EU</text:p>
          </table:table-cell>
          <table:table-cell office:value-type="string" table:style-name="ce1">
            <text:p>Article 7</text:p>
          </table:table-cell>
          <table:table-cell office:value-type="string" table:style-name="ce1">
            <text:p>BT-01</text:p>
          </table:table-cell>
          <table:table-cell table:content-validation-name="val7" table:style-name="ce1"/>
          <table:table-cell table:number-columns-repeated="2" table:style-name="ce1"/>
          <table:table-cell office:value-type="string" office:string-value="" table:formula="of:=CONCATENATE(IF([.M332]=&quot;YES&quot;;&quot;UC1;&quot;;&quot;&quot;);IF([.N332]=&quot;YES&quot;;&quot; UC2;&quot;;&quot;&quot;);IF([.O332]=&quot;YES&quot;;&quot; UC3&quot;;&quot;&quot;))" table:style-name="ce1"/>
          <table:table-cell office:value-type="string" office:string-value="" table:formula="of:=CONCATENATE(IF([.P332]=&quot;YES&quot;;&quot;e-Notification;&quot;;&quot;&quot;);IF([.Q332]=&quot;YES&quot;;&quot; e-Access;&quot;;&quot;&quot;);IF([.R332]=&quot;YES&quot;;&quot; e-Submission;&quot;;&quot;&quot;);IF([.S332]=&quot;YES&quot;;&quot; e-Evaluation;&quot;;&quot;&quot;);IF([.T332]=&quot;YES&quot;;&quot; e-Awarding;&quot;;&quot;&quot;);IF([.U332]=&quot;YES&quot;;&quot; e-Request;&quot;;&quot;&quot;);IF([.V332]=&quot;YES&quot;;&quot; e-Ordering;&quot;;&quot;&quot;);IF([.W332]=&quot;YES&quot;;&quot; e-Fulfiltment;&quot;;&quot;&quot;);IF([.X332]=&quot;YES&quot;;&quot; e-Invoicing;&quot;;&quot;&quot;);IF([.Y33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37</text:p>
          </table:table-cell>
          <table:table-cell office:value-type="string" table:style-name="ce35">
            <text:p>Legal Basis</text:p>
          </table:table-cell>
          <table:table-cell office:value-type="string" table:style-name="ce35">
            <text:p>The provision which confers competence to adopt the act in question.</text:p>
          </table:table-cell>
          <table:table-cell table:style-name="ce35"/>
          <table:table-cell office:value-type="string" table:style-name="ce35">
            <text:p>Joint Practical Guide</text:p>
          </table:table-cell>
          <table:table-cell office:value-type="string" table:style-name="ce35">
            <text:p><text:a xlink:href="http://eur-lex.europa.eu/content/techleg/EN-legislative-drafting-guide.pdf">http://eur-lex.europa.eu/content/techleg/EN-legislative-drafting-guide.pdf</text:a></text:p>
          </table:table-cell>
          <table:table-cell office:value-type="string" table:style-name="ce35">
            <text:p>BT-01</text:p>
          </table:table-cell>
          <table:table-cell office:value-type="string" table:content-validation-name="val7" table:style-name="ce35">
            <text:p>YES</text:p>
          </table:table-cell>
          <table:table-cell office:value-type="string" table:style-name="ce35">
            <text:p>Taking into account the BT, and the information provided by the Joint Practical Guide for the same term, it has been considered that this is a good definition.</text:p>
          </table:table-cell>
          <table:table-cell table:style-name="ce35"/>
          <table:table-cell office:value-type="string" office:string-value="" table:formula="of:=CONCATENATE(IF([.M333]=&quot;YES&quot;;&quot;UC1;&quot;;&quot;&quot;);IF([.N333]=&quot;YES&quot;;&quot; UC2;&quot;;&quot;&quot;);IF([.O333]=&quot;YES&quot;;&quot; UC3&quot;;&quot;&quot;))" table:style-name="ce35"/>
          <table:table-cell office:value-type="string" office:string-value="e-Notification;" table:formula="of:=CONCATENATE(IF([.P333]=&quot;YES&quot;;&quot;e-Notification;&quot;;&quot;&quot;);IF([.Q333]=&quot;YES&quot;;&quot; e-Access;&quot;;&quot;&quot;);IF([.R333]=&quot;YES&quot;;&quot; e-Submission;&quot;;&quot;&quot;);IF([.S333]=&quot;YES&quot;;&quot; e-Evaluation;&quot;;&quot;&quot;);IF([.T333]=&quot;YES&quot;;&quot; e-Awarding;&quot;;&quot;&quot;);IF([.U333]=&quot;YES&quot;;&quot; e-Request;&quot;;&quot;&quot;);IF([.V333]=&quot;YES&quot;;&quot; e-Ordering;&quot;;&quot;&quot;);IF([.W333]=&quot;YES&quot;;&quot; e-Fulfiltment;&quot;;&quot;&quot;);IF([.X333]=&quot;YES&quot;;&quot; e-Invoicing;&quot;;&quot;&quot;);IF([.Y333]=&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37</text:p>
          </table:table-cell>
          <table:table-cell office:value-type="string" table:style-name="ce1">
            <text:p>Legal Basis</text:p>
          </table:table-cell>
          <table:table-cell office:value-type="string" table:style-name="ce1">
            <text:p>the legal basis of the act, namely the provision which confers competence to adopt the act in question;</text:p>
          </table:table-cell>
          <table:table-cell table:style-name="ce1"/>
          <table:table-cell office:value-type="string" table:style-name="ce1">
            <text:p>Joint Practical Guide</text:p>
          </table:table-cell>
          <table:table-cell office:value-type="string" table:style-name="ce1">
            <text:p><text:a xlink:href="http://eur-lex.europa.eu/content/techleg/EN-legislative-drafting-guide.pdf">http://eur-lex.europa.eu/content/techleg/EN-legislative-drafting-guide.pdf</text:a></text:p>
          </table:table-cell>
          <table:table-cell office:value-type="string" table:style-name="ce1">
            <text:p>BT-01</text:p>
          </table:table-cell>
          <table:table-cell table:content-validation-name="val7" table:style-name="ce1"/>
          <table:table-cell table:number-columns-repeated="2" table:style-name="ce1"/>
          <table:table-cell office:value-type="string" office:string-value="" table:formula="of:=CONCATENATE(IF([.M334]=&quot;YES&quot;;&quot;UC1;&quot;;&quot;&quot;);IF([.N334]=&quot;YES&quot;;&quot; UC2;&quot;;&quot;&quot;);IF([.O334]=&quot;YES&quot;;&quot; UC3&quot;;&quot;&quot;))" table:style-name="ce1"/>
          <table:table-cell office:value-type="string" office:string-value="" table:formula="of:=CONCATENATE(IF([.P334]=&quot;YES&quot;;&quot;e-Notification;&quot;;&quot;&quot;);IF([.Q334]=&quot;YES&quot;;&quot; e-Access;&quot;;&quot;&quot;);IF([.R334]=&quot;YES&quot;;&quot; e-Submission;&quot;;&quot;&quot;);IF([.S334]=&quot;YES&quot;;&quot; e-Evaluation;&quot;;&quot;&quot;);IF([.T334]=&quot;YES&quot;;&quot; e-Awarding;&quot;;&quot;&quot;);IF([.U334]=&quot;YES&quot;;&quot; e-Request;&quot;;&quot;&quot;);IF([.V334]=&quot;YES&quot;;&quot; e-Ordering;&quot;;&quot;&quot;);IF([.W334]=&quot;YES&quot;;&quot; e-Fulfiltment;&quot;;&quot;&quot;);IF([.X334]=&quot;YES&quot;;&quot; e-Invoicing;&quot;;&quot;&quot;);IF([.Y33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7</text:p>
          </table:table-cell>
          <table:table-cell office:value-type="string" table:style-name="ce1">
            <text:p>Legal Basis</text:p>
          </table:table-cell>
          <table:table-cell office:value-type="string" table:style-name="ce1">
            <text:p>Legal basis for the procurement procedure.</text:p>
            <text:p>Directive 2014/23/EU "Concession directive"</text:p>
            <text:p>Directive 2014/24/EU "General procurement directive”.</text:p>
            <text:p>Directive 2014/25/EU "Sectoral procurement directive</text:p>
            <text:p>Directive 2009/81/EC "Defence procurement directive".</text:p>
            <text:p>Regulation 966/2012 "EU financial regulation, with the exception of external actions".</text:p>
            <text:p>National procurement law: This option should be chosen when the procurement procedure falls under national procurement law, but not under any of the procurement directives. This is the case, for example, for below-threshold procurement.</text:p>
          </table:table-cell>
          <table:table-cell table:style-name="ce1"/>
          <table:table-cell office:value-type="string" table:style-name="ce1">
            <text:p>eForms consultation</text:p>
          </table:table-cell>
          <table:table-cell table:style-name="ce1"/>
          <table:table-cell office:value-type="string" table:style-name="ce1">
            <text:p>BT-01</text:p>
          </table:table-cell>
          <table:table-cell table:content-validation-name="val7" table:style-name="ce1"/>
          <table:table-cell table:number-columns-repeated="2" table:style-name="ce1"/>
          <table:table-cell office:value-type="string" office:string-value="" table:formula="of:=CONCATENATE(IF([.M335]=&quot;YES&quot;;&quot;UC1;&quot;;&quot;&quot;);IF([.N335]=&quot;YES&quot;;&quot; UC2;&quot;;&quot;&quot;);IF([.O335]=&quot;YES&quot;;&quot; UC3&quot;;&quot;&quot;))" table:style-name="ce1"/>
          <table:table-cell office:value-type="string" office:string-value="" table:formula="of:=CONCATENATE(IF([.P335]=&quot;YES&quot;;&quot;e-Notification;&quot;;&quot;&quot;);IF([.Q335]=&quot;YES&quot;;&quot; e-Access;&quot;;&quot;&quot;);IF([.R335]=&quot;YES&quot;;&quot; e-Submission;&quot;;&quot;&quot;);IF([.S335]=&quot;YES&quot;;&quot; e-Evaluation;&quot;;&quot;&quot;);IF([.T335]=&quot;YES&quot;;&quot; e-Awarding;&quot;;&quot;&quot;);IF([.U335]=&quot;YES&quot;;&quot; e-Request;&quot;;&quot;&quot;);IF([.V335]=&quot;YES&quot;;&quot; e-Ordering;&quot;;&quot;&quot;);IF([.W335]=&quot;YES&quot;;&quot; e-Fulfiltment;&quot;;&quot;&quot;);IF([.X335]=&quot;YES&quot;;&quot; e-Invoicing;&quot;;&quot;&quot;);IF([.Y33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7</text:p>
          </table:table-cell>
          <table:table-cell office:value-type="string" table:style-name="ce1">
            <text:p>Legal Basis</text:p>
          </table:table-cell>
          <table:table-cell office:value-type="string" table:style-name="ce1">
            <text:p>Directives or legal bases related to this document.</text:p>
          </table:table-cell>
          <table:table-cell table:style-name="ce1"/>
          <table:table-cell office:value-type="string" table:style-name="ce1">
            <text:p>OP internal working</text:p>
          </table:table-cell>
          <table:table-cell table:style-name="ce1"/>
          <table:table-cell office:value-type="string" table:style-name="ce1">
            <text:p>BT-76</text:p>
          </table:table-cell>
          <table:table-cell table:content-validation-name="val7" table:style-name="ce1"/>
          <table:table-cell table:number-columns-repeated="2" table:style-name="ce1"/>
          <table:table-cell office:value-type="string" office:string-value="" table:formula="of:=CONCATENATE(IF([.M336]=&quot;YES&quot;;&quot;UC1;&quot;;&quot;&quot;);IF([.N336]=&quot;YES&quot;;&quot; UC2;&quot;;&quot;&quot;);IF([.O336]=&quot;YES&quot;;&quot; UC3&quot;;&quot;&quot;))" table:style-name="ce1"/>
          <table:table-cell office:value-type="string" office:string-value="" table:formula="of:=CONCATENATE(IF([.P336]=&quot;YES&quot;;&quot;e-Notification;&quot;;&quot;&quot;);IF([.Q336]=&quot;YES&quot;;&quot; e-Access;&quot;;&quot;&quot;);IF([.R336]=&quot;YES&quot;;&quot; e-Submission;&quot;;&quot;&quot;);IF([.S336]=&quot;YES&quot;;&quot; e-Evaluation;&quot;;&quot;&quot;);IF([.T336]=&quot;YES&quot;;&quot; e-Awarding;&quot;;&quot;&quot;);IF([.U336]=&quot;YES&quot;;&quot; e-Request;&quot;;&quot;&quot;);IF([.V336]=&quot;YES&quot;;&quot; e-Ordering;&quot;;&quot;&quot;);IF([.W336]=&quot;YES&quot;;&quot; e-Fulfiltment;&quot;;&quot;&quot;);IF([.X336]=&quot;YES&quot;;&quot; e-Invoicing;&quot;;&quot;&quot;);IF([.Y33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91</text:p>
          </table:table-cell>
          <table:table-cell office:value-type="string" table:style-name="ce35">
            <text:p>Legal Form</text:p>
          </table:table-cell>
          <table:table-cell office:value-type="string" table:style-name="ce35">
            <text:p>Status to be taken by the group of economic operators to whom the contract is to be awarded.</text:p>
          </table:table-cell>
          <table:table-cell table:style-name="ce35"/>
          <table:table-cell office:value-type="string" table:style-name="ce35">
            <text:p>Ontology proposal</text:p>
          </table:table-cell>
          <table:table-cell office:value-type="string" table:style-name="ce35">
            <text:p>Based on DIRECTIVE 2014/25/EU</text:p>
          </table:table-cell>
          <table:table-cell office:value-type="string" table:style-name="ce35">
            <text:p>BT-76</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337]=&quot;YES&quot;;&quot;UC1;&quot;;&quot;&quot;);IF([.N337]=&quot;YES&quot;;&quot; UC2;&quot;;&quot;&quot;);IF([.O337]=&quot;YES&quot;;&quot; UC3&quot;;&quot;&quot;))" table:style-name="ce35"/>
          <table:table-cell office:value-type="string" office:string-value="e-Notification;" table:formula="of:=CONCATENATE(IF([.P337]=&quot;YES&quot;;&quot;e-Notification;&quot;;&quot;&quot;);IF([.Q337]=&quot;YES&quot;;&quot; e-Access;&quot;;&quot;&quot;);IF([.R337]=&quot;YES&quot;;&quot; e-Submission;&quot;;&quot;&quot;);IF([.S337]=&quot;YES&quot;;&quot; e-Evaluation;&quot;;&quot;&quot;);IF([.T337]=&quot;YES&quot;;&quot; e-Awarding;&quot;;&quot;&quot;);IF([.U337]=&quot;YES&quot;;&quot; e-Request;&quot;;&quot;&quot;);IF([.V337]=&quot;YES&quot;;&quot; e-Ordering;&quot;;&quot;&quot;);IF([.W337]=&quot;YES&quot;;&quot; e-Fulfiltment;&quot;;&quot;&quot;);IF([.X337]=&quot;YES&quot;;&quot; e-Invoicing;&quot;;&quot;&quot;);IF([.Y337]=&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91</text:p>
          </table:table-cell>
          <table:table-cell office:value-type="string" table:style-name="ce1">
            <text:p>Legal Form</text:p>
          </table:table-cell>
          <table:table-cell office:value-type="string" table:style-name="ce1">
            <text:p>Where appropriate, the legal form to be taken by the grouping of economic operators to whom the contract is</text:p>
            <text:p>awarded</text:p>
          </table:table-cell>
          <table:table-cell table:style-name="ce1"/>
          <table:table-cell office:value-type="string" table:style-name="ce1">
            <text:p>DIRECTIVE 2014/25/EU</text:p>
          </table:table-cell>
          <table:table-cell office:value-type="string" table:style-name="ce1">
            <text:p>ANNEX XI INFORMATION TO BE INCLUDED IN CONTRACT NOTICES</text:p>
          </table:table-cell>
          <table:table-cell office:value-type="string" table:style-name="ce1">
            <text:p>BT-76</text:p>
          </table:table-cell>
          <table:table-cell table:content-validation-name="val7" table:style-name="ce1"/>
          <table:table-cell table:number-columns-repeated="2" table:style-name="ce1"/>
          <table:table-cell office:value-type="string" office:string-value="" table:formula="of:=CONCATENATE(IF([.M338]=&quot;YES&quot;;&quot;UC1;&quot;;&quot;&quot;);IF([.N338]=&quot;YES&quot;;&quot; UC2;&quot;;&quot;&quot;);IF([.O338]=&quot;YES&quot;;&quot; UC3&quot;;&quot;&quot;))" table:style-name="ce1"/>
          <table:table-cell office:value-type="string" office:string-value="" table:formula="of:=CONCATENATE(IF([.P338]=&quot;YES&quot;;&quot;e-Notification;&quot;;&quot;&quot;);IF([.Q338]=&quot;YES&quot;;&quot; e-Access;&quot;;&quot;&quot;);IF([.R338]=&quot;YES&quot;;&quot; e-Submission;&quot;;&quot;&quot;);IF([.S338]=&quot;YES&quot;;&quot; e-Evaluation;&quot;;&quot;&quot;);IF([.T338]=&quot;YES&quot;;&quot; e-Awarding;&quot;;&quot;&quot;);IF([.U338]=&quot;YES&quot;;&quot; e-Request;&quot;;&quot;&quot;);IF([.V338]=&quot;YES&quot;;&quot; e-Ordering;&quot;;&quot;&quot;);IF([.W338]=&quot;YES&quot;;&quot; e-Fulfiltment;&quot;;&quot;&quot;);IF([.X338]=&quot;YES&quot;;&quot; e-Invoicing;&quot;;&quot;&quot;);IF([.Y33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91</text:p>
          </table:table-cell>
          <table:table-cell office:value-type="string" table:style-name="ce1">
            <text:p>Legal Form</text:p>
          </table:table-cell>
          <table:table-cell office:value-type="string" table:style-name="ce1">
            <text:p>The legal status requested for potential tenderers, expressed as a code.</text:p>
          </table:table-cell>
          <table:table-cell table:style-name="ce1"/>
          <table:table-cell office:value-type="string" table:style-name="ce1">
            <text:p>UBL</text:p>
          </table:table-cell>
          <table:table-cell table:style-name="ce1"/>
          <table:table-cell office:value-type="string" table:style-name="ce1">
            <text:p>BT-76</text:p>
          </table:table-cell>
          <table:table-cell table:content-validation-name="val7" table:style-name="ce1"/>
          <table:table-cell table:number-columns-repeated="2" table:style-name="ce1"/>
          <table:table-cell office:value-type="string" office:string-value="" table:formula="of:=CONCATENATE(IF([.M339]=&quot;YES&quot;;&quot;UC1;&quot;;&quot;&quot;);IF([.N339]=&quot;YES&quot;;&quot; UC2;&quot;;&quot;&quot;);IF([.O339]=&quot;YES&quot;;&quot; UC3&quot;;&quot;&quot;))" table:style-name="ce1"/>
          <table:table-cell office:value-type="string" office:string-value="" table:formula="of:=CONCATENATE(IF([.P339]=&quot;YES&quot;;&quot;e-Notification;&quot;;&quot;&quot;);IF([.Q339]=&quot;YES&quot;;&quot; e-Access;&quot;;&quot;&quot;);IF([.R339]=&quot;YES&quot;;&quot; e-Submission;&quot;;&quot;&quot;);IF([.S339]=&quot;YES&quot;;&quot; e-Evaluation;&quot;;&quot;&quot;);IF([.T339]=&quot;YES&quot;;&quot; e-Awarding;&quot;;&quot;&quot;);IF([.U339]=&quot;YES&quot;;&quot; e-Request;&quot;;&quot;&quot;);IF([.V339]=&quot;YES&quot;;&quot; e-Ordering;&quot;;&quot;&quot;);IF([.W339]=&quot;YES&quot;;&quot; e-Fulfiltment;&quot;;&quot;&quot;);IF([.X339]=&quot;YES&quot;;&quot; e-Invoicing;&quot;;&quot;&quot;);IF([.Y33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91</text:p>
          </table:table-cell>
          <table:table-cell office:value-type="string" table:style-name="ce1">
            <text:p>Legal Form</text:p>
          </table:table-cell>
          <table:table-cell office:value-type="string" table:style-name="ce1">
            <text:p>The legal status requested for potential tenderers, expressed as text</text:p>
          </table:table-cell>
          <table:table-cell table:style-name="ce1"/>
          <table:table-cell office:value-type="string" table:style-name="ce1">
            <text:p>UBL</text:p>
          </table:table-cell>
          <table:table-cell table:style-name="ce1"/>
          <table:table-cell office:value-type="string" table:style-name="ce1">
            <text:p>BT-76</text:p>
          </table:table-cell>
          <table:table-cell table:content-validation-name="val7" table:style-name="ce1"/>
          <table:table-cell table:number-columns-repeated="2" table:style-name="ce1"/>
          <table:table-cell office:value-type="string" office:string-value="" table:formula="of:=CONCATENATE(IF([.M340]=&quot;YES&quot;;&quot;UC1;&quot;;&quot;&quot;);IF([.N340]=&quot;YES&quot;;&quot; UC2;&quot;;&quot;&quot;);IF([.O340]=&quot;YES&quot;;&quot; UC3&quot;;&quot;&quot;))" table:style-name="ce1"/>
          <table:table-cell office:value-type="string" office:string-value="" table:formula="of:=CONCATENATE(IF([.P340]=&quot;YES&quot;;&quot;e-Notification;&quot;;&quot;&quot;);IF([.Q340]=&quot;YES&quot;;&quot; e-Access;&quot;;&quot;&quot;);IF([.R340]=&quot;YES&quot;;&quot; e-Submission;&quot;;&quot;&quot;);IF([.S340]=&quot;YES&quot;;&quot; e-Evaluation;&quot;;&quot;&quot;);IF([.T340]=&quot;YES&quot;;&quot; e-Awarding;&quot;;&quot;&quot;);IF([.U340]=&quot;YES&quot;;&quot; e-Request;&quot;;&quot;&quot;);IF([.V340]=&quot;YES&quot;;&quot; e-Ordering;&quot;;&quot;&quot;);IF([.W340]=&quot;YES&quot;;&quot; e-Fulfiltment;&quot;;&quot;&quot;);IF([.X340]=&quot;YES&quot;;&quot; e-Invoicing;&quot;;&quot;&quot;);IF([.Y34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91</text:p>
          </table:table-cell>
          <table:table-cell office:value-type="string" table:style-name="ce1">
            <text:p>Legal Form</text:p>
          </table:table-cell>
          <table:table-cell office:value-type="string" table:style-name="ce1">
            <text:p>The legal status requested for potential tenderers, expressed as a code.</text:p>
          </table:table-cell>
          <table:table-cell table:style-name="ce1"/>
          <table:table-cell office:value-type="string" table:style-name="ce1">
            <text:p>ESPD</text:p>
          </table:table-cell>
          <table:table-cell table:style-name="ce1"/>
          <table:table-cell office:value-type="string" table:style-name="ce1">
            <text:p>BT-76</text:p>
          </table:table-cell>
          <table:table-cell table:content-validation-name="val7" table:style-name="ce1"/>
          <table:table-cell table:number-columns-repeated="2" table:style-name="ce1"/>
          <table:table-cell office:value-type="string" office:string-value="" table:formula="of:=CONCATENATE(IF([.M341]=&quot;YES&quot;;&quot;UC1;&quot;;&quot;&quot;);IF([.N341]=&quot;YES&quot;;&quot; UC2;&quot;;&quot;&quot;);IF([.O341]=&quot;YES&quot;;&quot; UC3&quot;;&quot;&quot;))" table:style-name="ce1"/>
          <table:table-cell office:value-type="string" office:string-value="" table:formula="of:=CONCATENATE(IF([.P341]=&quot;YES&quot;;&quot;e-Notification;&quot;;&quot;&quot;);IF([.Q341]=&quot;YES&quot;;&quot; e-Access;&quot;;&quot;&quot;);IF([.R341]=&quot;YES&quot;;&quot; e-Submission;&quot;;&quot;&quot;);IF([.S341]=&quot;YES&quot;;&quot; e-Evaluation;&quot;;&quot;&quot;);IF([.T341]=&quot;YES&quot;;&quot; e-Awarding;&quot;;&quot;&quot;);IF([.U341]=&quot;YES&quot;;&quot; e-Request;&quot;;&quot;&quot;);IF([.V341]=&quot;YES&quot;;&quot; e-Ordering;&quot;;&quot;&quot;);IF([.W341]=&quot;YES&quot;;&quot; e-Fulfiltment;&quot;;&quot;&quot;);IF([.X341]=&quot;YES&quot;;&quot; e-Invoicing;&quot;;&quot;&quot;);IF([.Y34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91</text:p>
          </table:table-cell>
          <table:table-cell office:value-type="string" table:style-name="ce1">
            <text:p>Legal Form</text:p>
          </table:table-cell>
          <table:table-cell office:value-type="string" table:style-name="ce1">
            <text:p>The legal status requested for potential tenderers, expressed as text</text:p>
          </table:table-cell>
          <table:table-cell table:style-name="ce1"/>
          <table:table-cell office:value-type="string" table:style-name="ce1">
            <text:p>ESPD</text:p>
          </table:table-cell>
          <table:table-cell table:style-name="ce1"/>
          <table:table-cell office:value-type="string" table:style-name="ce1">
            <text:p>BT-74</text:p>
          </table:table-cell>
          <table:table-cell table:content-validation-name="val7" table:style-name="ce1"/>
          <table:table-cell table:number-columns-repeated="2" table:style-name="ce1"/>
          <table:table-cell office:value-type="string" office:string-value="" table:formula="of:=CONCATENATE(IF([.M342]=&quot;YES&quot;;&quot;UC1;&quot;;&quot;&quot;);IF([.N342]=&quot;YES&quot;;&quot; UC2;&quot;;&quot;&quot;);IF([.O342]=&quot;YES&quot;;&quot; UC3&quot;;&quot;&quot;))" table:style-name="ce1"/>
          <table:table-cell office:value-type="string" office:string-value="" table:formula="of:=CONCATENATE(IF([.P342]=&quot;YES&quot;;&quot;e-Notification;&quot;;&quot;&quot;);IF([.Q342]=&quot;YES&quot;;&quot; e-Access;&quot;;&quot;&quot;);IF([.R342]=&quot;YES&quot;;&quot; e-Submission;&quot;;&quot;&quot;);IF([.S342]=&quot;YES&quot;;&quot; e-Evaluation;&quot;;&quot;&quot;);IF([.T342]=&quot;YES&quot;;&quot; e-Awarding;&quot;;&quot;&quot;);IF([.U342]=&quot;YES&quot;;&quot; e-Request;&quot;;&quot;&quot;);IF([.V342]=&quot;YES&quot;;&quot; e-Ordering;&quot;;&quot;&quot;);IF([.W342]=&quot;YES&quot;;&quot; e-Fulfiltment;&quot;;&quot;&quot;);IF([.X342]=&quot;YES&quot;;&quot; e-Invoicing;&quot;;&quot;&quot;);IF([.Y34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87</text:p>
          </table:table-cell>
          <table:table-cell office:value-type="string" table:style-name="ce1">
            <text:p>Legal Reference Law</text:p>
          </table:table-cell>
          <table:table-cell office:value-type="string" table:style-name="ce1">
            <text:p>Mention to the law, regulation or administrative provision</text:p>
          </table:table-cell>
          <table:table-cell table:style-name="ce1"/>
          <table:table-cell office:value-type="string" table:style-name="ce1">
            <text:p>DIRECTIVE 2014/25/EU</text:p>
          </table:table-cell>
          <table:table-cell table:style-name="ce1"/>
          <table:table-cell office:value-type="string" table:style-name="ce1">
            <text:p>BT-513</text:p>
          </table:table-cell>
          <table:table-cell table:content-validation-name="val7" table:style-name="ce1"/>
          <table:table-cell table:number-columns-repeated="2" table:style-name="ce1"/>
          <table:table-cell office:value-type="string" office:string-value="" table:formula="of:=CONCATENATE(IF([.M343]=&quot;YES&quot;;&quot;UC1;&quot;;&quot;&quot;);IF([.N343]=&quot;YES&quot;;&quot; UC2;&quot;;&quot;&quot;);IF([.O343]=&quot;YES&quot;;&quot; UC3&quot;;&quot;&quot;))" table:style-name="ce1"/>
          <table:table-cell office:value-type="string" office:string-value="" table:formula="of:=CONCATENATE(IF([.P343]=&quot;YES&quot;;&quot;e-Notification;&quot;;&quot;&quot;);IF([.Q343]=&quot;YES&quot;;&quot; e-Access;&quot;;&quot;&quot;);IF([.R343]=&quot;YES&quot;;&quot; e-Submission;&quot;;&quot;&quot;);IF([.S343]=&quot;YES&quot;;&quot; e-Evaluation;&quot;;&quot;&quot;);IF([.T343]=&quot;YES&quot;;&quot; e-Awarding;&quot;;&quot;&quot;);IF([.U343]=&quot;YES&quot;;&quot; e-Request;&quot;;&quot;&quot;);IF([.V343]=&quot;YES&quot;;&quot; e-Ordering;&quot;;&quot;&quot;);IF([.W343]=&quot;YES&quot;;&quot; e-Fulfiltment;&quot;;&quot;&quot;);IF([.X343]=&quot;YES&quot;;&quot; e-Invoicing;&quot;;&quot;&quot;);IF([.Y34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23</text:p>
          </table:table-cell>
          <table:table-cell office:value-type="string" table:style-name="ce35">
            <text:p>Location</text:p>
          </table:table-cell>
          <table:table-cell office:value-type="string" table:style-name="ce35">
            <text:p>The name of the locality (city, town or village) of the organisation's physical address.</text:p>
          </table:table-cell>
          <table:table-cell table:style-name="ce35"/>
          <table:table-cell office:value-type="string" table:style-name="ce35">
            <text:p>Ontology proposal</text:p>
          </table:table-cell>
          <table:table-cell office:value-type="string" table:style-name="ce35">
            <text:p>Based on vCard ontology.</text:p>
          </table:table-cell>
          <table:table-cell office:value-type="string" table:style-name="ce35">
            <text:p>BT-513</text:p>
          </table:table-cell>
          <table:table-cell office:value-type="string" table:content-validation-name="val7" table:style-name="ce35">
            <text:p>YES</text:p>
          </table:table-cell>
          <table:table-cell office:value-type="string" table:style-name="ce35">
            <text:p>Taking into account the BT, and the definition provided by vCard ontology for the same term, it has been considered that this is a good definition.</text:p>
          </table:table-cell>
          <table:table-cell table:style-name="ce35"/>
          <table:table-cell office:value-type="string" office:string-value="" table:formula="of:=CONCATENATE(IF([.M344]=&quot;YES&quot;;&quot;UC1;&quot;;&quot;&quot;);IF([.N344]=&quot;YES&quot;;&quot; UC2;&quot;;&quot;&quot;);IF([.O344]=&quot;YES&quot;;&quot; UC3&quot;;&quot;&quot;))" table:style-name="ce35"/>
          <table:table-cell office:value-type="string" office:string-value="e-Notification;" table:formula="of:=CONCATENATE(IF([.P344]=&quot;YES&quot;;&quot;e-Notification;&quot;;&quot;&quot;);IF([.Q344]=&quot;YES&quot;;&quot; e-Access;&quot;;&quot;&quot;);IF([.R344]=&quot;YES&quot;;&quot; e-Submission;&quot;;&quot;&quot;);IF([.S344]=&quot;YES&quot;;&quot; e-Evaluation;&quot;;&quot;&quot;);IF([.T344]=&quot;YES&quot;;&quot; e-Awarding;&quot;;&quot;&quot;);IF([.U344]=&quot;YES&quot;;&quot; e-Request;&quot;;&quot;&quot;);IF([.V344]=&quot;YES&quot;;&quot; e-Ordering;&quot;;&quot;&quot;);IF([.W344]=&quot;YES&quot;;&quot; e-Fulfiltment;&quot;;&quot;&quot;);IF([.X344]=&quot;YES&quot;;&quot; e-Invoicing;&quot;;&quot;&quot;);IF([.Y344]=&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23</text:p>
          </table:table-cell>
          <table:table-cell office:value-type="string" table:style-name="ce1">
            <text:p>Location</text:p>
          </table:table-cell>
          <table:table-cell office:value-type="string" table:style-name="ce1">
            <text:p>A spatial region or named place.</text:p>
          </table:table-cell>
          <table:table-cell table:style-name="ce1"/>
          <table:table-cell office:value-type="string" table:style-name="ce1">
            <text:p>DC vocabulary</text:p>
          </table:table-cell>
          <table:table-cell table:style-name="ce1"/>
          <table:table-cell office:value-type="string" table:style-name="ce1">
            <text:p>BT-513</text:p>
          </table:table-cell>
          <table:table-cell table:content-validation-name="val7" table:style-name="ce1"/>
          <table:table-cell table:number-columns-repeated="2" table:style-name="ce1"/>
          <table:table-cell office:value-type="string" office:string-value="" table:formula="of:=CONCATENATE(IF([.M345]=&quot;YES&quot;;&quot;UC1;&quot;;&quot;&quot;);IF([.N345]=&quot;YES&quot;;&quot; UC2;&quot;;&quot;&quot;);IF([.O345]=&quot;YES&quot;;&quot; UC3&quot;;&quot;&quot;))" table:style-name="ce1"/>
          <table:table-cell office:value-type="string" office:string-value="" table:formula="of:=CONCATENATE(IF([.P345]=&quot;YES&quot;;&quot;e-Notification;&quot;;&quot;&quot;);IF([.Q345]=&quot;YES&quot;;&quot; e-Access;&quot;;&quot;&quot;);IF([.R345]=&quot;YES&quot;;&quot; e-Submission;&quot;;&quot;&quot;);IF([.S345]=&quot;YES&quot;;&quot; e-Evaluation;&quot;;&quot;&quot;);IF([.T345]=&quot;YES&quot;;&quot; e-Awarding;&quot;;&quot;&quot;);IF([.U345]=&quot;YES&quot;;&quot; e-Request;&quot;;&quot;&quot;);IF([.V345]=&quot;YES&quot;;&quot; e-Ordering;&quot;;&quot;&quot;);IF([.W345]=&quot;YES&quot;;&quot; e-Fulfiltment;&quot;;&quot;&quot;);IF([.X345]=&quot;YES&quot;;&quot; e-Invoicing;&quot;;&quot;&quot;);IF([.Y34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23</text:p>
          </table:table-cell>
          <table:table-cell office:value-type="string" table:style-name="ce1">
            <text:p>Location</text:p>
          </table:table-cell>
          <table:table-cell office:value-type="string" table:style-name="ce1">
            <text:p>An object representing a named geographical place</text:p>
          </table:table-cell>
          <table:table-cell table:style-name="ce1"/>
          <table:table-cell office:value-type="string" table:style-name="ce1">
            <text:p>vCard Ontology</text:p>
          </table:table-cell>
          <table:table-cell table:style-name="ce1"/>
          <table:table-cell office:value-type="string" table:style-name="ce1">
            <text:p>BT-35</text:p>
          </table:table-cell>
          <table:table-cell table:content-validation-name="val7" table:style-name="ce1"/>
          <table:table-cell table:number-columns-repeated="2" table:style-name="ce1"/>
          <table:table-cell office:value-type="string" office:string-value="" table:formula="of:=CONCATENATE(IF([.M346]=&quot;YES&quot;;&quot;UC1;&quot;;&quot;&quot;);IF([.N346]=&quot;YES&quot;;&quot; UC2;&quot;;&quot;&quot;);IF([.O346]=&quot;YES&quot;;&quot; UC3&quot;;&quot;&quot;))" table:style-name="ce1"/>
          <table:table-cell office:value-type="string" office:string-value="" table:formula="of:=CONCATENATE(IF([.P346]=&quot;YES&quot;;&quot;e-Notification;&quot;;&quot;&quot;);IF([.Q346]=&quot;YES&quot;;&quot; e-Access;&quot;;&quot;&quot;);IF([.R346]=&quot;YES&quot;;&quot; e-Submission;&quot;;&quot;&quot;);IF([.S346]=&quot;YES&quot;;&quot; e-Evaluation;&quot;;&quot;&quot;);IF([.T346]=&quot;YES&quot;;&quot; e-Awarding;&quot;;&quot;&quot;);IF([.U346]=&quot;YES&quot;;&quot; e-Request;&quot;;&quot;&quot;);IF([.V346]=&quot;YES&quot;;&quot; e-Ordering;&quot;;&quot;&quot;);IF([.W346]=&quot;YES&quot;;&quot; e-Fulfiltment;&quot;;&quot;&quot;);IF([.X346]=&quot;YES&quot;;&quot; e-Invoicing;&quot;;&quot;&quot;);IF([.Y34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61</text:p>
          </table:table-cell>
          <table:table-cell office:value-type="string" table:style-name="ce35">
            <text:p>Location Description</text:p>
          </table:table-cell>
          <table:table-cell office:value-type="string" table:style-name="ce35">
            <text:p>Place of delivery or performance of the contract.</text:p>
          </table:table-cell>
          <table:table-cell table:style-name="ce35"/>
          <table:table-cell office:value-type="string" table:style-name="ce35">
            <text:p>Ontology proposal</text:p>
          </table:table-cell>
          <table:table-cell office:value-type="string" table:style-name="ce35">
            <text:p>Removed</text:p>
          </table:table-cell>
          <table:table-cell office:value-type="string" table:style-name="ce35">
            <text:p>BT-35</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347]=&quot;YES&quot;;&quot;UC1;&quot;;&quot;&quot;);IF([.N347]=&quot;YES&quot;;&quot; UC2;&quot;;&quot;&quot;);IF([.O347]=&quot;YES&quot;;&quot; UC3&quot;;&quot;&quot;))" table:style-name="ce35"/>
          <table:table-cell office:value-type="string" office:string-value="e-Notification;" table:formula="of:=CONCATENATE(IF([.P347]=&quot;YES&quot;;&quot;e-Notification;&quot;;&quot;&quot;);IF([.Q347]=&quot;YES&quot;;&quot; e-Access;&quot;;&quot;&quot;);IF([.R347]=&quot;YES&quot;;&quot; e-Submission;&quot;;&quot;&quot;);IF([.S347]=&quot;YES&quot;;&quot; e-Evaluation;&quot;;&quot;&quot;);IF([.T347]=&quot;YES&quot;;&quot; e-Awarding;&quot;;&quot;&quot;);IF([.U347]=&quot;YES&quot;;&quot; e-Request;&quot;;&quot;&quot;);IF([.V347]=&quot;YES&quot;;&quot; e-Ordering;&quot;;&quot;&quot;);IF([.W347]=&quot;YES&quot;;&quot; e-Fulfiltment;&quot;;&quot;&quot;);IF([.X347]=&quot;YES&quot;;&quot; e-Invoicing;&quot;;&quot;&quot;);IF([.Y347]=&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61</text:p>
          </table:table-cell>
          <table:table-cell office:value-type="string" table:style-name="ce1">
            <text:p>Location Description</text:p>
          </table:table-cell>
          <table:table-cell office:value-type="string" table:style-name="ce1">
            <text:p>Text describing this location.</text:p>
          </table:table-cell>
          <table:table-cell table:style-name="ce1"/>
          <table:table-cell office:value-type="string" table:style-name="ce1">
            <text:p>OP internal working</text:p>
          </table:table-cell>
          <table:table-cell table:style-name="ce1"/>
          <table:table-cell office:value-type="string" table:style-name="ce1">
            <text:p>BT-35</text:p>
          </table:table-cell>
          <table:table-cell table:content-validation-name="val7" table:style-name="ce1"/>
          <table:table-cell table:number-columns-repeated="2" table:style-name="ce1"/>
          <table:table-cell office:value-type="string" office:string-value="" table:formula="of:=CONCATENATE(IF([.M348]=&quot;YES&quot;;&quot;UC1;&quot;;&quot;&quot;);IF([.N348]=&quot;YES&quot;;&quot; UC2;&quot;;&quot;&quot;);IF([.O348]=&quot;YES&quot;;&quot; UC3&quot;;&quot;&quot;))" table:style-name="ce1"/>
          <table:table-cell office:value-type="string" office:string-value="" table:formula="of:=CONCATENATE(IF([.P348]=&quot;YES&quot;;&quot;e-Notification;&quot;;&quot;&quot;);IF([.Q348]=&quot;YES&quot;;&quot; e-Access;&quot;;&quot;&quot;);IF([.R348]=&quot;YES&quot;;&quot; e-Submission;&quot;;&quot;&quot;);IF([.S348]=&quot;YES&quot;;&quot; e-Evaluation;&quot;;&quot;&quot;);IF([.T348]=&quot;YES&quot;;&quot; e-Awarding;&quot;;&quot;&quot;);IF([.U348]=&quot;YES&quot;;&quot; e-Request;&quot;;&quot;&quot;);IF([.V348]=&quot;YES&quot;;&quot; e-Ordering;&quot;;&quot;&quot;);IF([.W348]=&quot;YES&quot;;&quot; e-Fulfiltment;&quot;;&quot;&quot;);IF([.X348]=&quot;YES&quot;;&quot; e-Invoicing;&quot;;&quot;&quot;);IF([.Y34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1</text:p>
          </table:table-cell>
          <table:table-cell office:value-type="string" table:style-name="ce1">
            <text:p>Location Description</text:p>
          </table:table-cell>
          <table:table-cell office:value-type="string" table:style-name="ce1">
            <text:p>(…) the main location of works in case of works, or the main place of delivery or performance in case of supplies and services.</text:p>
          </table:table-cell>
          <table:table-cell table:style-name="ce1"/>
          <table:table-cell office:value-type="string" table:style-name="ce1">
            <text:p>eForms consultation</text:p>
          </table:table-cell>
          <table:table-cell table:style-name="ce1"/>
          <table:table-cell office:value-type="string" table:style-name="ce1">
            <text:p>BT-35</text:p>
          </table:table-cell>
          <table:table-cell table:content-validation-name="val7" table:style-name="ce1"/>
          <table:table-cell table:number-columns-repeated="2" table:style-name="ce1"/>
          <table:table-cell office:value-type="string" office:string-value="" table:formula="of:=CONCATENATE(IF([.M349]=&quot;YES&quot;;&quot;UC1;&quot;;&quot;&quot;);IF([.N349]=&quot;YES&quot;;&quot; UC2;&quot;;&quot;&quot;);IF([.O349]=&quot;YES&quot;;&quot; UC3&quot;;&quot;&quot;))" table:style-name="ce1"/>
          <table:table-cell office:value-type="string" office:string-value="" table:formula="of:=CONCATENATE(IF([.P349]=&quot;YES&quot;;&quot;e-Notification;&quot;;&quot;&quot;);IF([.Q349]=&quot;YES&quot;;&quot; e-Access;&quot;;&quot;&quot;);IF([.R349]=&quot;YES&quot;;&quot; e-Submission;&quot;;&quot;&quot;);IF([.S349]=&quot;YES&quot;;&quot; e-Evaluation;&quot;;&quot;&quot;);IF([.T349]=&quot;YES&quot;;&quot; e-Awarding;&quot;;&quot;&quot;);IF([.U349]=&quot;YES&quot;;&quot; e-Request;&quot;;&quot;&quot;);IF([.V349]=&quot;YES&quot;;&quot; e-Ordering;&quot;;&quot;&quot;);IF([.W349]=&quot;YES&quot;;&quot; e-Fulfiltment;&quot;;&quot;&quot;);IF([.X349]=&quot;YES&quot;;&quot; e-Invoicing;&quot;;&quot;&quot;);IF([.Y34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1</text:p>
          </table:table-cell>
          <table:table-cell office:value-type="string" table:style-name="ce1">
            <text:p>Location Description</text:p>
          </table:table-cell>
          <table:table-cell office:value-type="string" table:style-name="ce1">
            <text:p>an identifiable geographic place.</text:p>
          </table:table-cell>
          <table:table-cell table:style-name="ce1"/>
          <table:table-cell office:value-type="string" table:style-name="ce1">
            <text:p>ISO 19112</text:p>
          </table:table-cell>
          <table:table-cell table:style-name="ce1"/>
          <table:table-cell office:value-type="string" table:style-name="ce1">
            <text:p>BT-35</text:p>
          </table:table-cell>
          <table:table-cell table:content-validation-name="val7" table:style-name="ce1"/>
          <table:table-cell table:number-columns-repeated="2" table:style-name="ce1"/>
          <table:table-cell office:value-type="string" office:string-value="" table:formula="of:=CONCATENATE(IF([.M350]=&quot;YES&quot;;&quot;UC1;&quot;;&quot;&quot;);IF([.N350]=&quot;YES&quot;;&quot; UC2;&quot;;&quot;&quot;);IF([.O350]=&quot;YES&quot;;&quot; UC3&quot;;&quot;&quot;))" table:style-name="ce1"/>
          <table:table-cell office:value-type="string" office:string-value="" table:formula="of:=CONCATENATE(IF([.P350]=&quot;YES&quot;;&quot;e-Notification;&quot;;&quot;&quot;);IF([.Q350]=&quot;YES&quot;;&quot; e-Access;&quot;;&quot;&quot;);IF([.R350]=&quot;YES&quot;;&quot; e-Submission;&quot;;&quot;&quot;);IF([.S350]=&quot;YES&quot;;&quot; e-Evaluation;&quot;;&quot;&quot;);IF([.T350]=&quot;YES&quot;;&quot; e-Awarding;&quot;;&quot;&quot;);IF([.U350]=&quot;YES&quot;;&quot; e-Request;&quot;;&quot;&quot;);IF([.V350]=&quot;YES&quot;;&quot; e-Ordering;&quot;;&quot;&quot;);IF([.W350]=&quot;YES&quot;;&quot; e-Fulfiltment;&quot;;&quot;&quot;);IF([.X350]=&quot;YES&quot;;&quot; e-Invoicing;&quot;;&quot;&quot;);IF([.Y35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1</text:p>
          </table:table-cell>
          <table:table-cell office:value-type="string" table:style-name="ce1">
            <text:p>Location Description</text:p>
          </table:table-cell>
          <table:table-cell office:value-type="string" table:style-name="ce1">
            <text:p>Locations can be described in three principal ways: by using a place name, a geometry or an</text:p>
            <text:p>address.</text:p>
          </table:table-cell>
          <table:table-cell table:style-name="ce1"/>
          <table:table-cell office:value-type="string" table:style-name="ce1">
            <text:p>ISA CORE VOCABULARIES</text:p>
          </table:table-cell>
          <table:table-cell table:style-name="ce1"/>
          <table:table-cell office:value-type="string" table:style-name="ce1">
            <text:p>BT-30, BT-31, BT-32, BT-33, BG-5, BT-137, BT-138</text:p>
          </table:table-cell>
          <table:table-cell table:content-validation-name="val7" table:style-name="ce1"/>
          <table:table-cell table:number-columns-repeated="2" table:style-name="ce1"/>
          <table:table-cell office:value-type="string" office:string-value="" table:formula="of:=CONCATENATE(IF([.M351]=&quot;YES&quot;;&quot;UC1;&quot;;&quot;&quot;);IF([.N351]=&quot;YES&quot;;&quot; UC2;&quot;;&quot;&quot;);IF([.O351]=&quot;YES&quot;;&quot; UC3&quot;;&quot;&quot;))" table:style-name="ce1"/>
          <table:table-cell office:value-type="string" office:string-value="" table:formula="of:=CONCATENATE(IF([.P351]=&quot;YES&quot;;&quot;e-Notification;&quot;;&quot;&quot;);IF([.Q351]=&quot;YES&quot;;&quot; e-Access;&quot;;&quot;&quot;);IF([.R351]=&quot;YES&quot;;&quot; e-Submission;&quot;;&quot;&quot;);IF([.S351]=&quot;YES&quot;;&quot; e-Evaluation;&quot;;&quot;&quot;);IF([.T351]=&quot;YES&quot;;&quot; e-Awarding;&quot;;&quot;&quot;);IF([.U351]=&quot;YES&quot;;&quot; e-Request;&quot;;&quot;&quot;);IF([.V351]=&quot;YES&quot;;&quot; e-Ordering;&quot;;&quot;&quot;);IF([.W351]=&quot;YES&quot;;&quot; e-Fulfiltment;&quot;;&quot;&quot;);IF([.X351]=&quot;YES&quot;;&quot; e-Invoicing;&quot;;&quot;&quot;);IF([.Y35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05</text:p>
          </table:table-cell>
          <table:table-cell office:value-type="string" table:style-name="ce35">
            <text:p>Lot</text:p>
          </table:table-cell>
          <table:table-cell office:value-type="string" table:style-name="ce35">
            <text:p>One of the parts of a procurement project that is being subdivided to allow the buyer to award different lots to different economic operators under different contracts.</text:p>
          </table:table-cell>
          <table:table-cell table:style-name="ce35"/>
          <table:table-cell office:value-type="string" table:style-name="ce35">
            <text:p>Ontology proposal</text:p>
          </table:table-cell>
          <table:table-cell office:value-type="string" table:style-name="ce35">
            <text:p>BG-5</text:p>
            <text:p>Based on ESPD.</text:p>
          </table:table-cell>
          <table:table-cell office:value-type="string" table:style-name="ce35">
            <text:p>BT-30, BT-31, BT-32, BT-33, BG-5, BT-137, BT-138</text:p>
          </table:table-cell>
          <table:table-cell office:value-type="string" table:content-validation-name="val7" table:style-name="ce35">
            <text:p>YES</text:p>
          </table:table-cell>
          <table:table-cell office:value-type="string" table:style-name="ce35">
            <text:p>Taking into account the BT, and the definition provided by ESPD for the same term, it has been considered that this is a good definition.</text:p>
          </table:table-cell>
          <table:table-cell table:style-name="ce35"/>
          <table:table-cell office:value-type="string" office:string-value="" table:formula="of:=CONCATENATE(IF([.M352]=&quot;YES&quot;;&quot;UC1;&quot;;&quot;&quot;);IF([.N352]=&quot;YES&quot;;&quot; UC2;&quot;;&quot;&quot;);IF([.O352]=&quot;YES&quot;;&quot; UC3&quot;;&quot;&quot;))" table:style-name="ce35"/>
          <table:table-cell office:value-type="string" office:string-value="e-Notification; e-Submission; e-Evaluation; e-Awarding;" table:formula="of:=CONCATENATE(IF([.P352]=&quot;YES&quot;;&quot;e-Notification;&quot;;&quot;&quot;);IF([.Q352]=&quot;YES&quot;;&quot; e-Access;&quot;;&quot;&quot;);IF([.R352]=&quot;YES&quot;;&quot; e-Submission;&quot;;&quot;&quot;);IF([.S352]=&quot;YES&quot;;&quot; e-Evaluation;&quot;;&quot;&quot;);IF([.T352]=&quot;YES&quot;;&quot; e-Awarding;&quot;;&quot;&quot;);IF([.U352]=&quot;YES&quot;;&quot; e-Request;&quot;;&quot;&quot;);IF([.V352]=&quot;YES&quot;;&quot; e-Ordering;&quot;;&quot;&quot;);IF([.W352]=&quot;YES&quot;;&quot; e-Fulfiltment;&quot;;&quot;&quot;);IF([.X352]=&quot;YES&quot;;&quot; e-Invoicing;&quot;;&quot;&quot;);IF([.Y352]=&quot;YES&quot;;&quot; e-Payment;&quot;;&quot;&quot;))" table:style-name="ce35">
            <text:p>e-Notification; e-Submission; e-Evaluation; e-Awarding;</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05</text:p>
          </table:table-cell>
          <table:table-cell office:value-type="string" table:style-name="ce1">
            <text:p>Lot</text:p>
          </table:table-cell>
          <table:table-cell office:value-type="string" table:style-name="ce1">
            <text:p>A concept to describe one of the parts of a procurement project that is being subdivided to allow the contracting party to award different lots to different economic operators under different contracts.</text:p>
          </table:table-cell>
          <table:table-cell table:style-name="ce1"/>
          <table:table-cell office:value-type="string" table:style-name="ce1">
            <text:p>OP internal working</text:p>
          </table:table-cell>
          <table:table-cell table:style-name="ce1"/>
          <table:table-cell office:value-type="string" table:style-name="ce1">
            <text:p>BT-30, BT-31, BT-32, BT-33, BG-5, BT-137, BT-138</text:p>
          </table:table-cell>
          <table:table-cell table:content-validation-name="val7" table:style-name="ce1"/>
          <table:table-cell table:number-columns-repeated="2" table:style-name="ce1"/>
          <table:table-cell office:value-type="string" office:string-value="" table:formula="of:=CONCATENATE(IF([.M353]=&quot;YES&quot;;&quot;UC1;&quot;;&quot;&quot;);IF([.N353]=&quot;YES&quot;;&quot; UC2;&quot;;&quot;&quot;);IF([.O353]=&quot;YES&quot;;&quot; UC3&quot;;&quot;&quot;))" table:style-name="ce1"/>
          <table:table-cell office:value-type="string" office:string-value="" table:formula="of:=CONCATENATE(IF([.P353]=&quot;YES&quot;;&quot;e-Notification;&quot;;&quot;&quot;);IF([.Q353]=&quot;YES&quot;;&quot; e-Access;&quot;;&quot;&quot;);IF([.R353]=&quot;YES&quot;;&quot; e-Submission;&quot;;&quot;&quot;);IF([.S353]=&quot;YES&quot;;&quot; e-Evaluation;&quot;;&quot;&quot;);IF([.T353]=&quot;YES&quot;;&quot; e-Awarding;&quot;;&quot;&quot;);IF([.U353]=&quot;YES&quot;;&quot; e-Request;&quot;;&quot;&quot;);IF([.V353]=&quot;YES&quot;;&quot; e-Ordering;&quot;;&quot;&quot;);IF([.W353]=&quot;YES&quot;;&quot; e-Fulfiltment;&quot;;&quot;&quot;);IF([.X353]=&quot;YES&quot;;&quot; e-Invoicing;&quot;;&quot;&quot;);IF([.Y35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5</text:p>
          </table:table-cell>
          <table:table-cell office:value-type="string" table:style-name="ce1">
            <text:p>Lot</text:p>
          </table:table-cell>
          <table:table-cell office:value-type="string" table:style-name="ce1">
            <text:p>Contracting authorities may decide to award a contract in the form of separate lots and may determine the size and subject-matter of such lots.</text:p>
          </table:table-cell>
          <table:table-cell table:style-name="ce1"/>
          <table:table-cell office:value-type="string" table:style-name="ce1">
            <text:p>DIRECTIVE 2014/24/EU</text:p>
          </table:table-cell>
          <table:table-cell office:value-type="string" table:style-name="ce1">
            <text:p>Article 46</text:p>
          </table:table-cell>
          <table:table-cell office:value-type="string" table:style-name="ce1">
            <text:p>BT-30, BT-31, BT-32, BT-33, BG-5, BT-137, BT-138</text:p>
          </table:table-cell>
          <table:table-cell table:content-validation-name="val7" table:style-name="ce1"/>
          <table:table-cell table:number-columns-repeated="2" table:style-name="ce1"/>
          <table:table-cell office:value-type="string" office:string-value="" table:formula="of:=CONCATENATE(IF([.M354]=&quot;YES&quot;;&quot;UC1;&quot;;&quot;&quot;);IF([.N354]=&quot;YES&quot;;&quot; UC2;&quot;;&quot;&quot;);IF([.O354]=&quot;YES&quot;;&quot; UC3&quot;;&quot;&quot;))" table:style-name="ce1"/>
          <table:table-cell office:value-type="string" office:string-value="" table:formula="of:=CONCATENATE(IF([.P354]=&quot;YES&quot;;&quot;e-Notification;&quot;;&quot;&quot;);IF([.Q354]=&quot;YES&quot;;&quot; e-Access;&quot;;&quot;&quot;);IF([.R354]=&quot;YES&quot;;&quot; e-Submission;&quot;;&quot;&quot;);IF([.S354]=&quot;YES&quot;;&quot; e-Evaluation;&quot;;&quot;&quot;);IF([.T354]=&quot;YES&quot;;&quot; e-Awarding;&quot;;&quot;&quot;);IF([.U354]=&quot;YES&quot;;&quot; e-Request;&quot;;&quot;&quot;);IF([.V354]=&quot;YES&quot;;&quot; e-Ordering;&quot;;&quot;&quot;);IF([.W354]=&quot;YES&quot;;&quot; e-Fulfiltment;&quot;;&quot;&quot;);IF([.X354]=&quot;YES&quot;;&quot; e-Invoicing;&quot;;&quot;&quot;);IF([.Y35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5</text:p>
          </table:table-cell>
          <table:table-cell office:value-type="string" table:style-name="ce1">
            <text:p>Lot</text:p>
          </table:table-cell>
          <table:table-cell office:value-type="string" table:style-name="ce1">
            <text:p>A tender process may be divided into lots, where bidders can bid on one or more lots</text:p>
          </table:table-cell>
          <table:table-cell table:style-name="ce1"/>
          <table:table-cell office:value-type="string" table:style-name="ce1">
            <text:p>OCDS ontology</text:p>
          </table:table-cell>
          <table:table-cell office:value-type="string" table:style-name="ce1">
            <text:p><text:a xlink:href="http://standard.open-contracting.org/latest/en/schema/reference/#contract">http://standard.open-contracting.org/latest/en/schema/reference/#contract</text:a></text:p>
          </table:table-cell>
          <table:table-cell office:value-type="string" table:style-name="ce1">
            <text:p>BT-30, BT-31, BT-32, BT-33, BG-5, BT-137, BT-138</text:p>
          </table:table-cell>
          <table:table-cell table:content-validation-name="val7" table:style-name="ce1"/>
          <table:table-cell table:number-columns-repeated="2" table:style-name="ce1"/>
          <table:table-cell office:value-type="string" office:string-value="" table:formula="of:=CONCATENATE(IF([.M355]=&quot;YES&quot;;&quot;UC1;&quot;;&quot;&quot;);IF([.N355]=&quot;YES&quot;;&quot; UC2;&quot;;&quot;&quot;);IF([.O355]=&quot;YES&quot;;&quot; UC3&quot;;&quot;&quot;))" table:style-name="ce1"/>
          <table:table-cell office:value-type="string" office:string-value="" table:formula="of:=CONCATENATE(IF([.P355]=&quot;YES&quot;;&quot;e-Notification;&quot;;&quot;&quot;);IF([.Q355]=&quot;YES&quot;;&quot; e-Access;&quot;;&quot;&quot;);IF([.R355]=&quot;YES&quot;;&quot; e-Submission;&quot;;&quot;&quot;);IF([.S355]=&quot;YES&quot;;&quot; e-Evaluation;&quot;;&quot;&quot;);IF([.T355]=&quot;YES&quot;;&quot; e-Awarding;&quot;;&quot;&quot;);IF([.U355]=&quot;YES&quot;;&quot; e-Request;&quot;;&quot;&quot;);IF([.V355]=&quot;YES&quot;;&quot; e-Ordering;&quot;;&quot;&quot;);IF([.W355]=&quot;YES&quot;;&quot; e-Fulfiltment;&quot;;&quot;&quot;);IF([.X355]=&quot;YES&quot;;&quot; e-Invoicing;&quot;;&quot;&quot;);IF([.Y35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5</text:p>
          </table:table-cell>
          <table:table-cell office:value-type="string" table:style-name="ce1">
            <text:p>Lot</text:p>
          </table:table-cell>
          <table:table-cell office:value-type="string" table:style-name="ce1">
            <text:p>Class describing contracts that are an actual lot of another contract.</text:p>
          </table:table-cell>
          <table:table-cell table:style-name="ce1"/>
          <table:table-cell office:value-type="string" table:style-name="ce1">
            <text:p>PPROC Ontology</text:p>
          </table:table-cell>
          <table:table-cell office:value-type="string" table:style-name="ce1">
            <text:p><text:a xlink:href="http://contsem.unizar.es/def/sector-publico/pproc#Lot">http://contsem.unizar.es/def/sector-publico/PPROC Ontology#Lot</text:a></text:p>
          </table:table-cell>
          <table:table-cell office:value-type="string" table:style-name="ce1">
            <text:p>BT-30, BT-31, BT-32, BT-33, BG-5, BT-137, BT-138</text:p>
          </table:table-cell>
          <table:table-cell table:content-validation-name="val7" table:style-name="ce1"/>
          <table:table-cell table:number-columns-repeated="2" table:style-name="ce1"/>
          <table:table-cell office:value-type="string" office:string-value="" table:formula="of:=CONCATENATE(IF([.M356]=&quot;YES&quot;;&quot;UC1;&quot;;&quot;&quot;);IF([.N356]=&quot;YES&quot;;&quot; UC2;&quot;;&quot;&quot;);IF([.O356]=&quot;YES&quot;;&quot; UC3&quot;;&quot;&quot;))" table:style-name="ce1"/>
          <table:table-cell office:value-type="string" office:string-value="" table:formula="of:=CONCATENATE(IF([.P356]=&quot;YES&quot;;&quot;e-Notification;&quot;;&quot;&quot;);IF([.Q356]=&quot;YES&quot;;&quot; e-Access;&quot;;&quot;&quot;);IF([.R356]=&quot;YES&quot;;&quot; e-Submission;&quot;;&quot;&quot;);IF([.S356]=&quot;YES&quot;;&quot; e-Evaluation;&quot;;&quot;&quot;);IF([.T356]=&quot;YES&quot;;&quot; e-Awarding;&quot;;&quot;&quot;);IF([.U356]=&quot;YES&quot;;&quot; e-Request;&quot;;&quot;&quot;);IF([.V356]=&quot;YES&quot;;&quot; e-Ordering;&quot;;&quot;&quot;);IF([.W356]=&quot;YES&quot;;&quot; e-Fulfiltment;&quot;;&quot;&quot;);IF([.X356]=&quot;YES&quot;;&quot; e-Invoicing;&quot;;&quot;&quot;);IF([.Y35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5</text:p>
          </table:table-cell>
          <table:table-cell office:value-type="string" table:style-name="ce1">
            <text:p>Lot</text:p>
          </table:table-cell>
          <table:table-cell office:value-type="string" table:style-name="ce1">
            <text:p>A class to describe one of the parts of a procurement project that is being subdivided to allow the contracting party to award different lots to different economic operators under different contracts.</text:p>
          </table:table-cell>
          <table:table-cell table:style-name="ce1"/>
          <table:table-cell office:value-type="string" table:style-name="ce1">
            <text:p>UBL</text:p>
          </table:table-cell>
          <table:table-cell table:style-name="ce1"/>
          <table:table-cell office:value-type="string" table:style-name="ce1">
            <text:p>BT-30, BT-31, BT-32, BT-33, BG-5, BT-137, BT-138</text:p>
          </table:table-cell>
          <table:table-cell table:content-validation-name="val7" table:style-name="ce1"/>
          <table:table-cell table:number-columns-repeated="2" table:style-name="ce1"/>
          <table:table-cell office:value-type="string" office:string-value="" table:formula="of:=CONCATENATE(IF([.M357]=&quot;YES&quot;;&quot;UC1;&quot;;&quot;&quot;);IF([.N357]=&quot;YES&quot;;&quot; UC2;&quot;;&quot;&quot;);IF([.O357]=&quot;YES&quot;;&quot; UC3&quot;;&quot;&quot;))" table:style-name="ce1"/>
          <table:table-cell office:value-type="string" office:string-value="" table:formula="of:=CONCATENATE(IF([.P357]=&quot;YES&quot;;&quot;e-Notification;&quot;;&quot;&quot;);IF([.Q357]=&quot;YES&quot;;&quot; e-Access;&quot;;&quot;&quot;);IF([.R357]=&quot;YES&quot;;&quot; e-Submission;&quot;;&quot;&quot;);IF([.S357]=&quot;YES&quot;;&quot; e-Evaluation;&quot;;&quot;&quot;);IF([.T357]=&quot;YES&quot;;&quot; e-Awarding;&quot;;&quot;&quot;);IF([.U357]=&quot;YES&quot;;&quot; e-Request;&quot;;&quot;&quot;);IF([.V357]=&quot;YES&quot;;&quot; e-Ordering;&quot;;&quot;&quot;);IF([.W357]=&quot;YES&quot;;&quot; e-Fulfiltment;&quot;;&quot;&quot;);IF([.X357]=&quot;YES&quot;;&quot; e-Invoicing;&quot;;&quot;&quot;);IF([.Y35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5</text:p>
          </table:table-cell>
          <table:table-cell office:value-type="string" table:style-name="ce1">
            <text:p>Lot</text:p>
          </table:table-cell>
          <table:table-cell office:value-type="string" table:style-name="ce1">
            <text:p>One of the parts of a procurement project that is being subdivided to allow the contracting party to award different lots to different economic operators under different contracts.</text:p>
          </table:table-cell>
          <table:table-cell table:style-name="ce1"/>
          <table:table-cell office:value-type="string" table:style-name="ce1">
            <text:p>ESPD</text:p>
          </table:table-cell>
          <table:table-cell table:style-name="ce1"/>
          <table:table-cell office:value-type="string" table:style-name="ce1">
            <text:p>BT-84</text:p>
          </table:table-cell>
          <table:table-cell table:content-validation-name="val7" table:style-name="ce1"/>
          <table:table-cell table:number-columns-repeated="2" table:style-name="ce1"/>
          <table:table-cell office:value-type="string" office:string-value="" table:formula="of:=CONCATENATE(IF([.M358]=&quot;YES&quot;;&quot;UC1;&quot;;&quot;&quot;);IF([.N358]=&quot;YES&quot;;&quot; UC2;&quot;;&quot;&quot;);IF([.O358]=&quot;YES&quot;;&quot; UC3&quot;;&quot;&quot;))" table:style-name="ce1"/>
          <table:table-cell office:value-type="string" office:string-value="" table:formula="of:=CONCATENATE(IF([.P358]=&quot;YES&quot;;&quot;e-Notification;&quot;;&quot;&quot;);IF([.Q358]=&quot;YES&quot;;&quot; e-Access;&quot;;&quot;&quot;);IF([.R358]=&quot;YES&quot;;&quot; e-Submission;&quot;;&quot;&quot;);IF([.S358]=&quot;YES&quot;;&quot; e-Evaluation;&quot;;&quot;&quot;);IF([.T358]=&quot;YES&quot;;&quot; e-Awarding;&quot;;&quot;&quot;);IF([.U358]=&quot;YES&quot;;&quot; e-Request;&quot;;&quot;&quot;);IF([.V358]=&quot;YES&quot;;&quot; e-Ordering;&quot;;&quot;&quot;);IF([.W358]=&quot;YES&quot;;&quot; e-Fulfiltment;&quot;;&quot;&quot;);IF([.X358]=&quot;YES&quot;;&quot; e-Invoicing;&quot;;&quot;&quot;);IF([.Y35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09</text:p>
          </table:table-cell>
          <table:table-cell office:value-type="string" table:style-name="ce35">
            <text:p>Lot Identifier Reference</text:p>
          </table:table-cell>
          <table:table-cell office:value-type="string" table:style-name="ce35">
            <text:p>The internet site from which information can be obtained concerning the general regulatory framework for employment protection and working conditions applicable in the place where the contract is to be performed.</text:p>
          </table:table-cell>
          <table:table-cell table:style-name="ce35"/>
          <table:table-cell office:value-type="string" table:style-name="ce35">
            <text:p>Ontology proposal</text:p>
          </table:table-cell>
          <table:table-cell office:value-type="string" table:style-name="ce35">
            <text:p>Based on DIRECTIVE 2009/81/EC</text:p>
          </table:table-cell>
          <table:table-cell table:style-name="ce35"/>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359]=&quot;YES&quot;;&quot;UC1;&quot;;&quot;&quot;);IF([.N359]=&quot;YES&quot;;&quot; UC2;&quot;;&quot;&quot;);IF([.O359]=&quot;YES&quot;;&quot; UC3&quot;;&quot;&quot;))" table:style-name="ce35"/>
          <table:table-cell office:value-type="string" office:string-value="e-Notification;" table:formula="of:=CONCATENATE(IF([.P359]=&quot;YES&quot;;&quot;e-Notification;&quot;;&quot;&quot;);IF([.Q359]=&quot;YES&quot;;&quot; e-Access;&quot;;&quot;&quot;);IF([.R359]=&quot;YES&quot;;&quot; e-Submission;&quot;;&quot;&quot;);IF([.S359]=&quot;YES&quot;;&quot; e-Evaluation;&quot;;&quot;&quot;);IF([.T359]=&quot;YES&quot;;&quot; e-Awarding;&quot;;&quot;&quot;);IF([.U359]=&quot;YES&quot;;&quot; e-Request;&quot;;&quot;&quot;);IF([.V359]=&quot;YES&quot;;&quot; e-Ordering;&quot;;&quot;&quot;);IF([.W359]=&quot;YES&quot;;&quot; e-Fulfiltment;&quot;;&quot;&quot;);IF([.X359]=&quot;YES&quot;;&quot; e-Invoicing;&quot;;&quot;&quot;);IF([.Y359]=&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09</text:p>
          </table:table-cell>
          <table:table-cell office:value-type="string" table:style-name="ce1">
            <text:p>Lot Identifier Reference</text:p>
          </table:table-cell>
          <table:table-cell office:value-type="string" table:style-name="ce1">
            <text:p>The name, address, fax number and e-mail address of the contracting authority/entity and, if different, of the service from which additional information may be obtained and, in the case of services and works contracts, of the departments, e.g. the relevant governmental Internet site, from which information can be obtained concerning the general regulatory framework for taxes, environmental protection, employment protection and working conditions applicable in the place where the contract is to be performed.</text:p>
          </table:table-cell>
          <table:table-cell table:style-name="ce1"/>
          <table:table-cell office:value-type="string" table:style-name="ce1">
            <text:p>DIRECTIVE 2009/81/EC</text:p>
          </table:table-cell>
          <table:table-cell office:value-type="string" table:style-name="ce1">
            <text:p>ANNEX IV Information to be included in the notices referred to in Article 30 (1)</text:p>
          </table:table-cell>
          <table:table-cell office:value-type="string" table:style-name="ce1">
            <text:p>BT-84, BT-143</text:p>
          </table:table-cell>
          <table:table-cell table:content-validation-name="val7" table:style-name="ce1"/>
          <table:table-cell table:number-columns-repeated="2" table:style-name="ce1"/>
          <table:table-cell office:value-type="string" office:string-value="" table:formula="of:=CONCATENATE(IF([.M360]=&quot;YES&quot;;&quot;UC1;&quot;;&quot;&quot;);IF([.N360]=&quot;YES&quot;;&quot; UC2;&quot;;&quot;&quot;);IF([.O360]=&quot;YES&quot;;&quot; UC3&quot;;&quot;&quot;))" table:style-name="ce1"/>
          <table:table-cell office:value-type="string" office:string-value="" table:formula="of:=CONCATENATE(IF([.P360]=&quot;YES&quot;;&quot;e-Notification;&quot;;&quot;&quot;);IF([.Q360]=&quot;YES&quot;;&quot; e-Access;&quot;;&quot;&quot;);IF([.R360]=&quot;YES&quot;;&quot; e-Submission;&quot;;&quot;&quot;);IF([.S360]=&quot;YES&quot;;&quot; e-Evaluation;&quot;;&quot;&quot;);IF([.T360]=&quot;YES&quot;;&quot; e-Awarding;&quot;;&quot;&quot;);IF([.U360]=&quot;YES&quot;;&quot; e-Request;&quot;;&quot;&quot;);IF([.V360]=&quot;YES&quot;;&quot; e-Ordering;&quot;;&quot;&quot;);IF([.W360]=&quot;YES&quot;;&quot; e-Fulfiltment;&quot;;&quot;&quot;);IF([.X360]=&quot;YES&quot;;&quot; e-Invoicing;&quot;;&quot;&quot;);IF([.Y36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09</text:p>
          </table:table-cell>
          <table:table-cell office:value-type="string" table:style-name="ce1">
            <text:p>Lot Identifier Reference</text:p>
          </table:table-cell>
          <table:table-cell office:value-type="string" table:style-name="ce1">
            <text:p>A class for defining a lot identifier (the identifier of a set of item instances that would be used in case of a recall of that item).</text:p>
          </table:table-cell>
          <table:table-cell table:style-name="ce1"/>
          <table:table-cell office:value-type="string" table:style-name="ce1">
            <text:p>UBL</text:p>
          </table:table-cell>
          <table:table-cell table:style-name="ce1"/>
          <table:table-cell office:value-type="string" table:style-name="ce1">
            <text:p>BT-84, BT-143</text:p>
          </table:table-cell>
          <table:table-cell table:content-validation-name="val7" table:style-name="ce1"/>
          <table:table-cell table:number-columns-repeated="2" table:style-name="ce1"/>
          <table:table-cell office:value-type="string" office:string-value="" table:formula="of:=CONCATENATE(IF([.M361]=&quot;YES&quot;;&quot;UC1;&quot;;&quot;&quot;);IF([.N361]=&quot;YES&quot;;&quot; UC2;&quot;;&quot;&quot;);IF([.O361]=&quot;YES&quot;;&quot; UC3&quot;;&quot;&quot;))" table:style-name="ce1"/>
          <table:table-cell office:value-type="string" office:string-value="" table:formula="of:=CONCATENATE(IF([.P361]=&quot;YES&quot;;&quot;e-Notification;&quot;;&quot;&quot;);IF([.Q361]=&quot;YES&quot;;&quot; e-Access;&quot;;&quot;&quot;);IF([.R361]=&quot;YES&quot;;&quot; e-Submission;&quot;;&quot;&quot;);IF([.S361]=&quot;YES&quot;;&quot; e-Evaluation;&quot;;&quot;&quot;);IF([.T361]=&quot;YES&quot;;&quot; e-Awarding;&quot;;&quot;&quot;);IF([.U361]=&quot;YES&quot;;&quot; e-Request;&quot;;&quot;&quot;);IF([.V361]=&quot;YES&quot;;&quot; e-Ordering;&quot;;&quot;&quot;);IF([.W361]=&quot;YES&quot;;&quot; e-Fulfiltment;&quot;;&quot;&quot;);IF([.X361]=&quot;YES&quot;;&quot; e-Invoicing;&quot;;&quot;&quot;);IF([.Y36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09</text:p>
          </table:table-cell>
          <table:table-cell office:value-type="string" table:style-name="ce1">
            <text:p>Lot Identifier Reference</text:p>
          </table:table-cell>
          <table:table-cell office:value-type="string" table:style-name="ce1">
            <text:p>An identifier for the lot.</text:p>
          </table:table-cell>
          <table:table-cell table:style-name="ce1"/>
          <table:table-cell office:value-type="string" table:style-name="ce1">
            <text:p>UBL</text:p>
          </table:table-cell>
          <table:table-cell table:style-name="ce1"/>
          <table:table-cell office:value-type="string" table:style-name="ce1">
            <text:p>BT-10</text:p>
          </table:table-cell>
          <table:table-cell table:content-validation-name="val7" table:style-name="ce1"/>
          <table:table-cell table:number-columns-repeated="2" table:style-name="ce1"/>
          <table:table-cell office:value-type="string" office:string-value="" table:formula="of:=CONCATENATE(IF([.M362]=&quot;YES&quot;;&quot;UC1;&quot;;&quot;&quot;);IF([.N362]=&quot;YES&quot;;&quot; UC2;&quot;;&quot;&quot;);IF([.O362]=&quot;YES&quot;;&quot; UC3&quot;;&quot;&quot;))" table:style-name="ce1"/>
          <table:table-cell office:value-type="string" office:string-value="" table:formula="of:=CONCATENATE(IF([.P362]=&quot;YES&quot;;&quot;e-Notification;&quot;;&quot;&quot;);IF([.Q362]=&quot;YES&quot;;&quot; e-Access;&quot;;&quot;&quot;);IF([.R362]=&quot;YES&quot;;&quot; e-Submission;&quot;;&quot;&quot;);IF([.S362]=&quot;YES&quot;;&quot; e-Evaluation;&quot;;&quot;&quot;);IF([.T362]=&quot;YES&quot;;&quot; e-Awarding;&quot;;&quot;&quot;);IF([.U362]=&quot;YES&quot;;&quot; e-Request;&quot;;&quot;&quot;);IF([.V362]=&quot;YES&quot;;&quot; e-Ordering;&quot;;&quot;&quot;);IF([.W362]=&quot;YES&quot;;&quot; e-Fulfiltment;&quot;;&quot;&quot;);IF([.X362]=&quot;YES&quot;;&quot; e-Invoicing;&quot;;&quot;&quot;);IF([.Y36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57</text:p>
          </table:table-cell>
          <table:table-cell office:value-type="string" table:style-name="ce35">
            <text:p>Main Activity</text:p>
          </table:table-cell>
          <table:table-cell office:value-type="string" table:style-name="ce35">
            <text:p>The nature of the principal type of business of the buyer.</text:p>
          </table:table-cell>
          <table:table-cell table:style-name="ce35"/>
          <table:table-cell office:value-type="string" table:style-name="ce35">
            <text:p>Ontology proposal</text:p>
          </table:table-cell>
          <table:table-cell office:value-type="string" table:style-name="ce35">
            <text:p>For example: General public services, Defence, Public order and safety, Economic affairs, Environmental protection, Housing and community amenities, Health, Recreation, culture and religion, Education, Social protection.</text:p>
          </table:table-cell>
          <table:table-cell office:value-type="string" table:style-name="ce35">
            <text:p>BT-10</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363]=&quot;YES&quot;;&quot;UC1;&quot;;&quot;&quot;);IF([.N363]=&quot;YES&quot;;&quot; UC2;&quot;;&quot;&quot;);IF([.O363]=&quot;YES&quot;;&quot; UC3&quot;;&quot;&quot;))" table:style-name="ce35"/>
          <table:table-cell office:value-type="string" office:string-value="e-Notification;" table:formula="of:=CONCATENATE(IF([.P363]=&quot;YES&quot;;&quot;e-Notification;&quot;;&quot;&quot;);IF([.Q363]=&quot;YES&quot;;&quot; e-Access;&quot;;&quot;&quot;);IF([.R363]=&quot;YES&quot;;&quot; e-Submission;&quot;;&quot;&quot;);IF([.S363]=&quot;YES&quot;;&quot; e-Evaluation;&quot;;&quot;&quot;);IF([.T363]=&quot;YES&quot;;&quot; e-Awarding;&quot;;&quot;&quot;);IF([.U363]=&quot;YES&quot;;&quot; e-Request;&quot;;&quot;&quot;);IF([.V363]=&quot;YES&quot;;&quot; e-Ordering;&quot;;&quot;&quot;);IF([.W363]=&quot;YES&quot;;&quot; e-Fulfiltment;&quot;;&quot;&quot;);IF([.X363]=&quot;YES&quot;;&quot; e-Invoicing;&quot;;&quot;&quot;);IF([.Y363]=&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57</text:p>
          </table:table-cell>
          <table:table-cell office:value-type="string" table:style-name="ce1">
            <text:p>Main Activity</text:p>
          </table:table-cell>
          <table:table-cell office:value-type="string" table:style-name="ce1">
            <text:p>The nature of the type of business of the organization.</text:p>
          </table:table-cell>
          <table:table-cell table:style-name="ce1"/>
          <table:table-cell office:value-type="string" table:style-name="ce1">
            <text:p>OP internal working</text:p>
          </table:table-cell>
          <table:table-cell table:style-name="ce1"/>
          <table:table-cell office:value-type="string" table:style-name="ce1">
            <text:p>BT-10</text:p>
          </table:table-cell>
          <table:table-cell table:content-validation-name="val7" table:style-name="ce1"/>
          <table:table-cell table:number-columns-repeated="2" table:style-name="ce1"/>
          <table:table-cell office:value-type="string" office:string-value="" table:formula="of:=CONCATENATE(IF([.M364]=&quot;YES&quot;;&quot;UC1;&quot;;&quot;&quot;);IF([.N364]=&quot;YES&quot;;&quot; UC2;&quot;;&quot;&quot;);IF([.O364]=&quot;YES&quot;;&quot; UC3&quot;;&quot;&quot;))" table:style-name="ce1"/>
          <table:table-cell office:value-type="string" office:string-value="" table:formula="of:=CONCATENATE(IF([.P364]=&quot;YES&quot;;&quot;e-Notification;&quot;;&quot;&quot;);IF([.Q364]=&quot;YES&quot;;&quot; e-Access;&quot;;&quot;&quot;);IF([.R364]=&quot;YES&quot;;&quot; e-Submission;&quot;;&quot;&quot;);IF([.S364]=&quot;YES&quot;;&quot; e-Evaluation;&quot;;&quot;&quot;);IF([.T364]=&quot;YES&quot;;&quot; e-Awarding;&quot;;&quot;&quot;);IF([.U364]=&quot;YES&quot;;&quot; e-Request;&quot;;&quot;&quot;);IF([.V364]=&quot;YES&quot;;&quot; e-Ordering;&quot;;&quot;&quot;);IF([.W364]=&quot;YES&quot;;&quot; e-Fulfiltment;&quot;;&quot;&quot;);IF([.X364]=&quot;YES&quot;;&quot; e-Invoicing;&quot;;&quot;&quot;);IF([.Y36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57</text:p>
          </table:table-cell>
          <table:table-cell office:value-type="string" table:style-name="ce1">
            <text:p>Main Activity</text:p>
          </table:table-cell>
          <table:table-cell office:value-type="string" table:style-name="ce1">
            <text:p>Main activity of the buyer.</text:p>
          </table:table-cell>
          <table:table-cell table:style-name="ce1"/>
          <table:table-cell office:value-type="string" table:style-name="ce1">
            <text:p>eForms consultation</text:p>
          </table:table-cell>
          <table:table-cell table:style-name="ce1"/>
          <table:table-cell office:value-type="string" table:style-name="ce1">
            <text:p>BT-10</text:p>
          </table:table-cell>
          <table:table-cell table:content-validation-name="val7" table:style-name="ce1"/>
          <table:table-cell table:number-columns-repeated="2" table:style-name="ce1"/>
          <table:table-cell office:value-type="string" office:string-value="" table:formula="of:=CONCATENATE(IF([.M365]=&quot;YES&quot;;&quot;UC1;&quot;;&quot;&quot;);IF([.N365]=&quot;YES&quot;;&quot; UC2;&quot;;&quot;&quot;);IF([.O365]=&quot;YES&quot;;&quot; UC3&quot;;&quot;&quot;))" table:style-name="ce1"/>
          <table:table-cell office:value-type="string" office:string-value="" table:formula="of:=CONCATENATE(IF([.P365]=&quot;YES&quot;;&quot;e-Notification;&quot;;&quot;&quot;);IF([.Q365]=&quot;YES&quot;;&quot; e-Access;&quot;;&quot;&quot;);IF([.R365]=&quot;YES&quot;;&quot; e-Submission;&quot;;&quot;&quot;);IF([.S365]=&quot;YES&quot;;&quot; e-Evaluation;&quot;;&quot;&quot;);IF([.T365]=&quot;YES&quot;;&quot; e-Awarding;&quot;;&quot;&quot;);IF([.U365]=&quot;YES&quot;;&quot; e-Request;&quot;;&quot;&quot;);IF([.V365]=&quot;YES&quot;;&quot; e-Ordering;&quot;;&quot;&quot;);IF([.W365]=&quot;YES&quot;;&quot; e-Fulfiltment;&quot;;&quot;&quot;);IF([.X365]=&quot;YES&quot;;&quot; e-Invoicing;&quot;;&quot;&quot;);IF([.Y36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57</text:p>
          </table:table-cell>
          <table:table-cell office:value-type="string" table:style-name="ce1">
            <text:p>Main Activity</text:p>
          </table:table-cell>
          <table:table-cell office:value-type="string" table:style-name="ce1">
            <text:p>Main general activity: General public services, Defence, Public order and safety, Economic affairs, Environmental protection, Housing and community amenities, Health, Recreation, culture and religion, Education, Social protection</text:p>
          </table:table-cell>
          <table:table-cell table:style-name="ce1"/>
          <table:table-cell office:value-type="string" table:style-name="ce1">
            <text:p>eForms consultation</text:p>
          </table:table-cell>
          <table:table-cell office:value-type="string" table:style-name="ce1">
            <text:p>Theses codes correspond to the top level of the Classification of the functions of the government (COFOG).</text:p>
          </table:table-cell>
          <table:table-cell office:value-type="string" table:style-name="ce1">
            <text:p>BT-88</text:p>
          </table:table-cell>
          <table:table-cell table:content-validation-name="val7" table:style-name="ce1"/>
          <table:table-cell table:number-columns-repeated="2" table:style-name="ce1"/>
          <table:table-cell office:value-type="string" office:string-value="" table:formula="of:=CONCATENATE(IF([.M366]=&quot;YES&quot;;&quot;UC1;&quot;;&quot;&quot;);IF([.N366]=&quot;YES&quot;;&quot; UC2;&quot;;&quot;&quot;);IF([.O366]=&quot;YES&quot;;&quot; UC3&quot;;&quot;&quot;))" table:style-name="ce1"/>
          <table:table-cell office:value-type="string" office:string-value="" table:formula="of:=CONCATENATE(IF([.P366]=&quot;YES&quot;;&quot;e-Notification;&quot;;&quot;&quot;);IF([.Q366]=&quot;YES&quot;;&quot; e-Access;&quot;;&quot;&quot;);IF([.R366]=&quot;YES&quot;;&quot; e-Submission;&quot;;&quot;&quot;);IF([.S366]=&quot;YES&quot;;&quot; e-Evaluation;&quot;;&quot;&quot;);IF([.T366]=&quot;YES&quot;;&quot; e-Awarding;&quot;;&quot;&quot;);IF([.U366]=&quot;YES&quot;;&quot; e-Request;&quot;;&quot;&quot;);IF([.V366]=&quot;YES&quot;;&quot; e-Ordering;&quot;;&quot;&quot;);IF([.W366]=&quot;YES&quot;;&quot; e-Fulfiltment;&quot;;&quot;&quot;);IF([.X366]=&quot;YES&quot;;&quot; e-Invoicing;&quot;;&quot;&quot;);IF([.Y36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81</text:p>
          </table:table-cell>
          <table:table-cell office:value-type="string" table:style-name="ce35">
            <text:p>Main Features Award</text:p>
          </table:table-cell>
          <table:table-cell office:value-type="string" table:style-name="ce35">
            <text:p>Principal characteristics of the award procedure to be applied.</text:p>
          </table:table-cell>
          <table:table-cell table:style-name="ce35"/>
          <table:table-cell office:value-type="string" table:style-name="ce35">
            <text:p>Ontology proposal</text:p>
          </table:table-cell>
          <table:table-cell office:value-type="string" table:style-name="ce35">
            <text:p>Based on the DIRECTIVE 2014/24/EU</text:p>
          </table:table-cell>
          <table:table-cell office:value-type="string" table:style-name="ce35">
            <text:p>BT-88</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367]=&quot;YES&quot;;&quot;UC1;&quot;;&quot;&quot;);IF([.N367]=&quot;YES&quot;;&quot; UC2;&quot;;&quot;&quot;);IF([.O367]=&quot;YES&quot;;&quot; UC3&quot;;&quot;&quot;))" table:style-name="ce35"/>
          <table:table-cell office:value-type="string" office:string-value="e-Notification; e-Evaluation; e-Awarding;" table:formula="of:=CONCATENATE(IF([.P367]=&quot;YES&quot;;&quot;e-Notification;&quot;;&quot;&quot;);IF([.Q367]=&quot;YES&quot;;&quot; e-Access;&quot;;&quot;&quot;);IF([.R367]=&quot;YES&quot;;&quot; e-Submission;&quot;;&quot;&quot;);IF([.S367]=&quot;YES&quot;;&quot; e-Evaluation;&quot;;&quot;&quot;);IF([.T367]=&quot;YES&quot;;&quot; e-Awarding;&quot;;&quot;&quot;);IF([.U367]=&quot;YES&quot;;&quot; e-Request;&quot;;&quot;&quot;);IF([.V367]=&quot;YES&quot;;&quot; e-Ordering;&quot;;&quot;&quot;);IF([.W367]=&quot;YES&quot;;&quot; e-Fulfiltment;&quot;;&quot;&quot;);IF([.X367]=&quot;YES&quot;;&quot; e-Invoicing;&quot;;&quot;&quot;);IF([.Y367]=&quot;YES&quot;;&quot; e-Payment;&quot;;&quot;&quot;))" table:style-name="ce35">
            <text:p>e-Notification; e-Evaluation; e-Awarding;</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81</text:p>
          </table:table-cell>
          <table:table-cell office:value-type="string" table:style-name="ce1">
            <text:p>Main Features Award</text:p>
          </table:table-cell>
          <table:table-cell office:value-type="string" table:style-name="ce1">
            <text:p>Brief description of the main features of the award procedure to be applied.</text:p>
          </table:table-cell>
          <table:table-cell table:style-name="ce1"/>
          <table:table-cell office:value-type="string" table:style-name="ce1">
            <text:p>DIRECTIVE 2014/24/EU</text:p>
          </table:table-cell>
          <table:table-cell office:value-type="string" table:style-name="ce1">
            <text:p>Annex V PART H and PART I</text:p>
          </table:table-cell>
          <table:table-cell office:value-type="string" table:style-name="ce1">
            <text:p>BT-77</text:p>
          </table:table-cell>
          <table:table-cell table:content-validation-name="val7" table:style-name="ce1"/>
          <table:table-cell table:number-columns-repeated="2" table:style-name="ce1"/>
          <table:table-cell office:value-type="string" office:string-value="" table:formula="of:=CONCATENATE(IF([.M368]=&quot;YES&quot;;&quot;UC1;&quot;;&quot;&quot;);IF([.N368]=&quot;YES&quot;;&quot; UC2;&quot;;&quot;&quot;);IF([.O368]=&quot;YES&quot;;&quot; UC3&quot;;&quot;&quot;))" table:style-name="ce1"/>
          <table:table-cell office:value-type="string" office:string-value="" table:formula="of:=CONCATENATE(IF([.P368]=&quot;YES&quot;;&quot;e-Notification;&quot;;&quot;&quot;);IF([.Q368]=&quot;YES&quot;;&quot; e-Access;&quot;;&quot;&quot;);IF([.R368]=&quot;YES&quot;;&quot; e-Submission;&quot;;&quot;&quot;);IF([.S368]=&quot;YES&quot;;&quot; e-Evaluation;&quot;;&quot;&quot;);IF([.T368]=&quot;YES&quot;;&quot; e-Awarding;&quot;;&quot;&quot;);IF([.U368]=&quot;YES&quot;;&quot; e-Request;&quot;;&quot;&quot;);IF([.V368]=&quot;YES&quot;;&quot; e-Ordering;&quot;;&quot;&quot;);IF([.W368]=&quot;YES&quot;;&quot; e-Fulfiltment;&quot;;&quot;&quot;);IF([.X368]=&quot;YES&quot;;&quot; e-Invoicing;&quot;;&quot;&quot;);IF([.Y36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00</text:p>
          </table:table-cell>
          <table:table-cell office:value-type="string" table:style-name="ce35">
            <text:p>Main Financial Conditions</text:p>
          </table:table-cell>
          <table:table-cell office:value-type="string" table:style-name="ce35">
            <text:p>Main terms concerning financing and payment and/or references to the provisions in which those are contained</text:p>
          </table:table-cell>
          <table:table-cell table:style-name="ce35"/>
          <table:table-cell office:value-type="string" table:style-name="ce35">
            <text:p>Ontology proposal</text:p>
          </table:table-cell>
          <table:table-cell office:value-type="string" table:style-name="ce35">
            <text:p>Based on eForms consultation</text:p>
          </table:table-cell>
          <table:table-cell office:value-type="string" table:style-name="ce35">
            <text:p>BT-77</text:p>
          </table:table-cell>
          <table:table-cell office:value-type="string" table:content-validation-name="val7" table:style-name="ce35">
            <text:p>YES</text:p>
          </table:table-cell>
          <table:table-cell office:value-type="string" table:style-name="ce35">
            <text:p>Taking into account the BT, and the definition provided by eForms consultation for the same term, it has been considered that this is a good definition.</text:p>
          </table:table-cell>
          <table:table-cell table:style-name="ce35"/>
          <table:table-cell office:value-type="string" office:string-value="" table:formula="of:=CONCATENATE(IF([.M369]=&quot;YES&quot;;&quot;UC1;&quot;;&quot;&quot;);IF([.N369]=&quot;YES&quot;;&quot; UC2;&quot;;&quot;&quot;);IF([.O369]=&quot;YES&quot;;&quot; UC3&quot;;&quot;&quot;))" table:style-name="ce35"/>
          <table:table-cell office:value-type="string" office:string-value="e-Notification;" table:formula="of:=CONCATENATE(IF([.P369]=&quot;YES&quot;;&quot;e-Notification;&quot;;&quot;&quot;);IF([.Q369]=&quot;YES&quot;;&quot; e-Access;&quot;;&quot;&quot;);IF([.R369]=&quot;YES&quot;;&quot; e-Submission;&quot;;&quot;&quot;);IF([.S369]=&quot;YES&quot;;&quot; e-Evaluation;&quot;;&quot;&quot;);IF([.T369]=&quot;YES&quot;;&quot; e-Awarding;&quot;;&quot;&quot;);IF([.U369]=&quot;YES&quot;;&quot; e-Request;&quot;;&quot;&quot;);IF([.V369]=&quot;YES&quot;;&quot; e-Ordering;&quot;;&quot;&quot;);IF([.W369]=&quot;YES&quot;;&quot; e-Fulfiltment;&quot;;&quot;&quot;);IF([.X369]=&quot;YES&quot;;&quot; e-Invoicing;&quot;;&quot;&quot;);IF([.Y369]=&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00</text:p>
          </table:table-cell>
          <table:table-cell office:value-type="string" table:style-name="ce1">
            <text:p>Main Financial Conditions</text:p>
          </table:table-cell>
          <table:table-cell office:value-type="string" table:style-name="ce1">
            <text:p>Main financing conditions and payment arrangements and/or reference to the relevant provisions governing them.</text:p>
          </table:table-cell>
          <table:table-cell table:style-name="ce1"/>
          <table:table-cell office:value-type="string" table:style-name="ce1">
            <text:p>eForms consultation</text:p>
          </table:table-cell>
          <table:table-cell table:style-name="ce1"/>
          <table:table-cell office:value-type="string" table:style-name="ce1">
            <text:p>BT-77</text:p>
          </table:table-cell>
          <table:table-cell table:content-validation-name="val7" table:style-name="ce1"/>
          <table:table-cell table:number-columns-repeated="2" table:style-name="ce1"/>
          <table:table-cell office:value-type="string" office:string-value="" table:formula="of:=CONCATENATE(IF([.M370]=&quot;YES&quot;;&quot;UC1;&quot;;&quot;&quot;);IF([.N370]=&quot;YES&quot;;&quot; UC2;&quot;;&quot;&quot;);IF([.O370]=&quot;YES&quot;;&quot; UC3&quot;;&quot;&quot;))" table:style-name="ce1"/>
          <table:table-cell office:value-type="string" office:string-value="" table:formula="of:=CONCATENATE(IF([.P370]=&quot;YES&quot;;&quot;e-Notification;&quot;;&quot;&quot;);IF([.Q370]=&quot;YES&quot;;&quot; e-Access;&quot;;&quot;&quot;);IF([.R370]=&quot;YES&quot;;&quot; e-Submission;&quot;;&quot;&quot;);IF([.S370]=&quot;YES&quot;;&quot; e-Evaluation;&quot;;&quot;&quot;);IF([.T370]=&quot;YES&quot;;&quot; e-Awarding;&quot;;&quot;&quot;);IF([.U370]=&quot;YES&quot;;&quot; e-Request;&quot;;&quot;&quot;);IF([.V370]=&quot;YES&quot;;&quot; e-Ordering;&quot;;&quot;&quot;);IF([.W370]=&quot;YES&quot;;&quot; e-Fulfiltment;&quot;;&quot;&quot;);IF([.X370]=&quot;YES&quot;;&quot; e-Invoicing;&quot;;&quot;&quot;);IF([.Y37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00</text:p>
          </table:table-cell>
          <table:table-cell office:value-type="string" table:style-name="ce1">
            <text:p>Main Financial Conditions</text:p>
          </table:table-cell>
          <table:table-cell office:value-type="string" table:style-name="ce1">
            <text:p>Main terms concerning financing and payment and/or references to the provisions in which those are contained</text:p>
          </table:table-cell>
          <table:table-cell table:style-name="ce1"/>
          <table:table-cell office:value-type="string" table:style-name="ce1">
            <text:p>DIRECTIVE 2014/25/EU</text:p>
          </table:table-cell>
          <table:table-cell office:value-type="string" table:style-name="ce1">
            <text:p>ANNEX XI INFORMATION TO BE INCLUDED IN CONTRACT NOTICES</text:p>
          </table:table-cell>
          <table:table-cell office:value-type="string" table:style-name="ce1">
            <text:p>BT-77</text:p>
          </table:table-cell>
          <table:table-cell table:content-validation-name="val7" table:style-name="ce1"/>
          <table:table-cell table:number-columns-repeated="2" table:style-name="ce1"/>
          <table:table-cell office:value-type="string" office:string-value="" table:formula="of:=CONCATENATE(IF([.M371]=&quot;YES&quot;;&quot;UC1;&quot;;&quot;&quot;);IF([.N371]=&quot;YES&quot;;&quot; UC2;&quot;;&quot;&quot;);IF([.O371]=&quot;YES&quot;;&quot; UC3&quot;;&quot;&quot;))" table:style-name="ce1"/>
          <table:table-cell office:value-type="string" office:string-value="" table:formula="of:=CONCATENATE(IF([.P371]=&quot;YES&quot;;&quot;e-Notification;&quot;;&quot;&quot;);IF([.Q371]=&quot;YES&quot;;&quot; e-Access;&quot;;&quot;&quot;);IF([.R371]=&quot;YES&quot;;&quot; e-Submission;&quot;;&quot;&quot;);IF([.S371]=&quot;YES&quot;;&quot; e-Evaluation;&quot;;&quot;&quot;);IF([.T371]=&quot;YES&quot;;&quot; e-Awarding;&quot;;&quot;&quot;);IF([.U371]=&quot;YES&quot;;&quot; e-Request;&quot;;&quot;&quot;);IF([.V371]=&quot;YES&quot;;&quot; e-Ordering;&quot;;&quot;&quot;);IF([.W371]=&quot;YES&quot;;&quot; e-Fulfiltment;&quot;;&quot;&quot;);IF([.X371]=&quot;YES&quot;;&quot; e-Invoicing;&quot;;&quot;&quot;);IF([.Y37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00</text:p>
          </table:table-cell>
          <table:table-cell office:value-type="string" table:style-name="ce1">
            <text:p>Main Financial Conditions</text:p>
          </table:table-cell>
          <table:table-cell office:value-type="string" table:style-name="ce1">
            <text:p>Class defining the actual economic conditions of the contract (e.g. budget or the formula that describes the revision of its price).</text:p>
          </table:table-cell>
          <table:table-cell table:style-name="ce1"/>
          <table:table-cell office:value-type="string" table:style-name="ce1">
            <text:p>PPROC Ontology</text:p>
          </table:table-cell>
          <table:table-cell table:style-name="ce1"/>
          <table:table-cell office:value-type="string" table:style-name="ce1">
            <text:p>BT-31</text:p>
          </table:table-cell>
          <table:table-cell table:content-validation-name="val7" table:style-name="ce1"/>
          <table:table-cell table:number-columns-repeated="2" table:style-name="ce1"/>
          <table:table-cell office:value-type="string" office:string-value="" table:formula="of:=CONCATENATE(IF([.M372]=&quot;YES&quot;;&quot;UC1;&quot;;&quot;&quot;);IF([.N372]=&quot;YES&quot;;&quot; UC2;&quot;;&quot;&quot;);IF([.O372]=&quot;YES&quot;;&quot; UC3&quot;;&quot;&quot;))" table:style-name="ce1"/>
          <table:table-cell office:value-type="string" office:string-value="" table:formula="of:=CONCATENATE(IF([.P372]=&quot;YES&quot;;&quot;e-Notification;&quot;;&quot;&quot;);IF([.Q372]=&quot;YES&quot;;&quot; e-Access;&quot;;&quot;&quot;);IF([.R372]=&quot;YES&quot;;&quot; e-Submission;&quot;;&quot;&quot;);IF([.S372]=&quot;YES&quot;;&quot; e-Evaluation;&quot;;&quot;&quot;);IF([.T372]=&quot;YES&quot;;&quot; e-Awarding;&quot;;&quot;&quot;);IF([.U372]=&quot;YES&quot;;&quot; e-Request;&quot;;&quot;&quot;);IF([.V372]=&quot;YES&quot;;&quot; e-Ordering;&quot;;&quot;&quot;);IF([.W372]=&quot;YES&quot;;&quot; e-Fulfiltment;&quot;;&quot;&quot;);IF([.X372]=&quot;YES&quot;;&quot; e-Invoicing;&quot;;&quot;&quot;);IF([.Y37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27</text:p>
          </table:table-cell>
          <table:table-cell office:value-type="string" table:style-name="ce35">
            <text:p>Max Lots Allowed</text:p>
          </table:table-cell>
          <table:table-cell office:value-type="string" table:style-name="ce35">
            <text:p>Highest number of lots to which a Tenderer may submit an offer.</text:p>
          </table:table-cell>
          <table:table-cell table:style-name="ce35"/>
          <table:table-cell office:value-type="string" table:style-name="ce35">
            <text:p>Ontology proposal</text:p>
          </table:table-cell>
          <table:table-cell table:style-name="ce35"/>
          <table:table-cell office:value-type="string" table:style-name="ce35">
            <text:p>BT-31</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373]=&quot;YES&quot;;&quot;UC1;&quot;;&quot;&quot;);IF([.N373]=&quot;YES&quot;;&quot; UC2;&quot;;&quot;&quot;);IF([.O373]=&quot;YES&quot;;&quot; UC3&quot;;&quot;&quot;))" table:style-name="ce35"/>
          <table:table-cell office:value-type="string" office:string-value="e-Notification; e-Submission;" table:formula="of:=CONCATENATE(IF([.P373]=&quot;YES&quot;;&quot;e-Notification;&quot;;&quot;&quot;);IF([.Q373]=&quot;YES&quot;;&quot; e-Access;&quot;;&quot;&quot;);IF([.R373]=&quot;YES&quot;;&quot; e-Submission;&quot;;&quot;&quot;);IF([.S373]=&quot;YES&quot;;&quot; e-Evaluation;&quot;;&quot;&quot;);IF([.T373]=&quot;YES&quot;;&quot; e-Awarding;&quot;;&quot;&quot;);IF([.U373]=&quot;YES&quot;;&quot; e-Request;&quot;;&quot;&quot;);IF([.V373]=&quot;YES&quot;;&quot; e-Ordering;&quot;;&quot;&quot;);IF([.W373]=&quot;YES&quot;;&quot; e-Fulfiltment;&quot;;&quot;&quot;);IF([.X373]=&quot;YES&quot;;&quot; e-Invoicing;&quot;;&quot;&quot;);IF([.Y373]=&quot;YES&quot;;&quot; e-Payment;&quot;;&quot;&quot;))" table:style-name="ce35">
            <text:p>e-Notification; e-Submiss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27</text:p>
          </table:table-cell>
          <table:table-cell office:value-type="string" table:style-name="ce1">
            <text:p>Max Lots Allowed</text:p>
          </table:table-cell>
          <table:table-cell office:value-type="string" table:style-name="ce1">
            <text:p>The maximum number of lots to which a tenderer can submit an offer to.</text:p>
          </table:table-cell>
          <table:table-cell table:style-name="ce1"/>
          <table:table-cell office:value-type="string" table:style-name="ce1">
            <text:p>UBL</text:p>
          </table:table-cell>
          <table:table-cell table:style-name="ce1"/>
          <table:table-cell office:value-type="string" table:style-name="ce1">
            <text:p>BT-31</text:p>
          </table:table-cell>
          <table:table-cell table:content-validation-name="val7" table:style-name="ce1"/>
          <table:table-cell table:number-columns-repeated="2" table:style-name="ce1"/>
          <table:table-cell office:value-type="string" office:string-value="" table:formula="of:=CONCATENATE(IF([.M374]=&quot;YES&quot;;&quot;UC1;&quot;;&quot;&quot;);IF([.N374]=&quot;YES&quot;;&quot; UC2;&quot;;&quot;&quot;);IF([.O374]=&quot;YES&quot;;&quot; UC3&quot;;&quot;&quot;))" table:style-name="ce1"/>
          <table:table-cell office:value-type="string" office:string-value="" table:formula="of:=CONCATENATE(IF([.P374]=&quot;YES&quot;;&quot;e-Notification;&quot;;&quot;&quot;);IF([.Q374]=&quot;YES&quot;;&quot; e-Access;&quot;;&quot;&quot;);IF([.R374]=&quot;YES&quot;;&quot; e-Submission;&quot;;&quot;&quot;);IF([.S374]=&quot;YES&quot;;&quot; e-Evaluation;&quot;;&quot;&quot;);IF([.T374]=&quot;YES&quot;;&quot; e-Awarding;&quot;;&quot;&quot;);IF([.U374]=&quot;YES&quot;;&quot; e-Request;&quot;;&quot;&quot;);IF([.V374]=&quot;YES&quot;;&quot; e-Ordering;&quot;;&quot;&quot;);IF([.W374]=&quot;YES&quot;;&quot; e-Fulfiltment;&quot;;&quot;&quot;);IF([.X374]=&quot;YES&quot;;&quot; e-Invoicing;&quot;;&quot;&quot;);IF([.Y37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27</text:p>
          </table:table-cell>
          <table:table-cell office:value-type="string" table:style-name="ce1">
            <text:p>Max Lots Allowed</text:p>
          </table:table-cell>
          <table:table-cell office:value-type="string" table:style-name="ce1">
            <text:p>Contracting authorities shall indicate, in the contract notice or in the invitation to confirm interest, whether tenders may be submitted for one, for several or for all of the lots.</text:p>
          </table:table-cell>
          <table:table-cell table:style-name="ce1"/>
          <table:table-cell office:value-type="string" table:style-name="ce1">
            <text:p>DIRECTIVE 2014/24/EU</text:p>
          </table:table-cell>
          <table:table-cell office:value-type="string" table:style-name="ce1">
            <text:p>Article 46</text:p>
          </table:table-cell>
          <table:table-cell office:value-type="string" table:style-name="ce1">
            <text:p>BT-31</text:p>
          </table:table-cell>
          <table:table-cell table:content-validation-name="val7" table:style-name="ce1"/>
          <table:table-cell table:number-columns-repeated="2" table:style-name="ce1"/>
          <table:table-cell office:value-type="string" office:string-value="" table:formula="of:=CONCATENATE(IF([.M375]=&quot;YES&quot;;&quot;UC1;&quot;;&quot;&quot;);IF([.N375]=&quot;YES&quot;;&quot; UC2;&quot;;&quot;&quot;);IF([.O375]=&quot;YES&quot;;&quot; UC3&quot;;&quot;&quot;))" table:style-name="ce1"/>
          <table:table-cell office:value-type="string" office:string-value="" table:formula="of:=CONCATENATE(IF([.P375]=&quot;YES&quot;;&quot;e-Notification;&quot;;&quot;&quot;);IF([.Q375]=&quot;YES&quot;;&quot; e-Access;&quot;;&quot;&quot;);IF([.R375]=&quot;YES&quot;;&quot; e-Submission;&quot;;&quot;&quot;);IF([.S375]=&quot;YES&quot;;&quot; e-Evaluation;&quot;;&quot;&quot;);IF([.T375]=&quot;YES&quot;;&quot; e-Awarding;&quot;;&quot;&quot;);IF([.U375]=&quot;YES&quot;;&quot; e-Request;&quot;;&quot;&quot;);IF([.V375]=&quot;YES&quot;;&quot; e-Ordering;&quot;;&quot;&quot;);IF([.W375]=&quot;YES&quot;;&quot; e-Fulfiltment;&quot;;&quot;&quot;);IF([.X375]=&quot;YES&quot;;&quot; e-Invoicing;&quot;;&quot;&quot;);IF([.Y37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27</text:p>
          </table:table-cell>
          <table:table-cell office:value-type="string" table:style-name="ce1">
            <text:p>Max Lots Allowed</text:p>
          </table:table-cell>
          <table:table-cell office:value-type="string" table:style-name="ce1">
            <text:p>Where the contract is to be subdivided into lots, indication of the possibility of tendering for one, for several or for</text:p>
            <text:p>all of the lots;</text:p>
          </table:table-cell>
          <table:table-cell table:style-name="ce1"/>
          <table:table-cell office:value-type="string" table:style-name="ce1">
            <text:p>DIRECTIVE 2014/24/EU</text:p>
          </table:table-cell>
          <table:table-cell office:value-type="string" table:style-name="ce1">
            <text:p>Annex V PART C Information to be included in contract notices</text:p>
          </table:table-cell>
          <table:table-cell office:value-type="string" table:style-name="ce1">
            <text:p>BT-33</text:p>
          </table:table-cell>
          <table:table-cell table:content-validation-name="val7" table:style-name="ce1"/>
          <table:table-cell table:number-columns-repeated="2" table:style-name="ce1"/>
          <table:table-cell office:value-type="string" office:string-value="" table:formula="of:=CONCATENATE(IF([.M376]=&quot;YES&quot;;&quot;UC1;&quot;;&quot;&quot;);IF([.N376]=&quot;YES&quot;;&quot; UC2;&quot;;&quot;&quot;);IF([.O376]=&quot;YES&quot;;&quot; UC3&quot;;&quot;&quot;))" table:style-name="ce1"/>
          <table:table-cell office:value-type="string" office:string-value="" table:formula="of:=CONCATENATE(IF([.P376]=&quot;YES&quot;;&quot;e-Notification;&quot;;&quot;&quot;);IF([.Q376]=&quot;YES&quot;;&quot; e-Access;&quot;;&quot;&quot;);IF([.R376]=&quot;YES&quot;;&quot; e-Submission;&quot;;&quot;&quot;);IF([.S376]=&quot;YES&quot;;&quot; e-Evaluation;&quot;;&quot;&quot;);IF([.T376]=&quot;YES&quot;;&quot; e-Awarding;&quot;;&quot;&quot;);IF([.U376]=&quot;YES&quot;;&quot; e-Request;&quot;;&quot;&quot;);IF([.V376]=&quot;YES&quot;;&quot; e-Ordering;&quot;;&quot;&quot;);IF([.W376]=&quot;YES&quot;;&quot; e-Fulfiltment;&quot;;&quot;&quot;);IF([.X376]=&quot;YES&quot;;&quot; e-Invoicing;&quot;;&quot;&quot;);IF([.Y37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04</text:p>
          </table:table-cell>
          <table:table-cell office:value-type="string" table:style-name="ce35">
            <text:p>Max Lots Awarded</text:p>
          </table:table-cell>
          <table:table-cell office:value-type="string" table:style-name="ce35">
            <text:p>Highest number of lots that may be awarded to one tenderer.</text:p>
          </table:table-cell>
          <table:table-cell table:style-name="ce35"/>
          <table:table-cell office:value-type="string" table:style-name="ce35">
            <text:p>OP internal working</text:p>
          </table:table-cell>
          <table:table-cell table:style-name="ce35"/>
          <table:table-cell office:value-type="string" table:style-name="ce35">
            <text:p>BT-33</text:p>
          </table:table-cell>
          <table:table-cell office:value-type="string" table:content-validation-name="val7" table:style-name="ce35">
            <text:p>YES</text:p>
          </table:table-cell>
          <table:table-cell office:value-type="string" table:style-name="ce35">
            <text:p>Taking into account the BT, and the definition provided by OP internal working for the same term, it has been considered that this is a good definition.</text:p>
          </table:table-cell>
          <table:table-cell table:style-name="ce35"/>
          <table:table-cell office:value-type="string" office:string-value="" table:formula="of:=CONCATENATE(IF([.M377]=&quot;YES&quot;;&quot;UC1;&quot;;&quot;&quot;);IF([.N377]=&quot;YES&quot;;&quot; UC2;&quot;;&quot;&quot;);IF([.O377]=&quot;YES&quot;;&quot; UC3&quot;;&quot;&quot;))" table:style-name="ce35"/>
          <table:table-cell office:value-type="string" office:string-value="e-Notification; e-Awarding;" table:formula="of:=CONCATENATE(IF([.P377]=&quot;YES&quot;;&quot;e-Notification;&quot;;&quot;&quot;);IF([.Q377]=&quot;YES&quot;;&quot; e-Access;&quot;;&quot;&quot;);IF([.R377]=&quot;YES&quot;;&quot; e-Submission;&quot;;&quot;&quot;);IF([.S377]=&quot;YES&quot;;&quot; e-Evaluation;&quot;;&quot;&quot;);IF([.T377]=&quot;YES&quot;;&quot; e-Awarding;&quot;;&quot;&quot;);IF([.U377]=&quot;YES&quot;;&quot; e-Request;&quot;;&quot;&quot;);IF([.V377]=&quot;YES&quot;;&quot; e-Ordering;&quot;;&quot;&quot;);IF([.W377]=&quot;YES&quot;;&quot; e-Fulfiltment;&quot;;&quot;&quot;);IF([.X377]=&quot;YES&quot;;&quot; e-Invoicing;&quot;;&quot;&quot;);IF([.Y377]=&quot;YES&quot;;&quot; e-Payment;&quot;;&quot;&quot;))" table:style-name="ce35">
            <text:p>e-Notification; e-Awarding;</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04</text:p>
          </table:table-cell>
          <table:table-cell office:value-type="string" table:style-name="ce1">
            <text:p>Max Lots Awarded</text:p>
          </table:table-cell>
          <table:table-cell office:value-type="string" table:style-name="ce1">
            <text:p>The maximum number of lots that can be awarded to a single tenderer.</text:p>
          </table:table-cell>
          <table:table-cell table:style-name="ce1"/>
          <table:table-cell office:value-type="string" table:style-name="ce1">
            <text:p>UBL</text:p>
          </table:table-cell>
          <table:table-cell table:style-name="ce1"/>
          <table:table-cell office:value-type="string" table:style-name="ce1">
            <text:p>BT-33</text:p>
          </table:table-cell>
          <table:table-cell table:content-validation-name="val7" table:style-name="ce1"/>
          <table:table-cell table:number-columns-repeated="2" table:style-name="ce1"/>
          <table:table-cell office:value-type="string" office:string-value="" table:formula="of:=CONCATENATE(IF([.M378]=&quot;YES&quot;;&quot;UC1;&quot;;&quot;&quot;);IF([.N378]=&quot;YES&quot;;&quot; UC2;&quot;;&quot;&quot;);IF([.O378]=&quot;YES&quot;;&quot; UC3&quot;;&quot;&quot;))" table:style-name="ce1"/>
          <table:table-cell office:value-type="string" office:string-value="" table:formula="of:=CONCATENATE(IF([.P378]=&quot;YES&quot;;&quot;e-Notification;&quot;;&quot;&quot;);IF([.Q378]=&quot;YES&quot;;&quot; e-Access;&quot;;&quot;&quot;);IF([.R378]=&quot;YES&quot;;&quot; e-Submission;&quot;;&quot;&quot;);IF([.S378]=&quot;YES&quot;;&quot; e-Evaluation;&quot;;&quot;&quot;);IF([.T378]=&quot;YES&quot;;&quot; e-Awarding;&quot;;&quot;&quot;);IF([.U378]=&quot;YES&quot;;&quot; e-Request;&quot;;&quot;&quot;);IF([.V378]=&quot;YES&quot;;&quot; e-Ordering;&quot;;&quot;&quot;);IF([.W378]=&quot;YES&quot;;&quot; e-Fulfiltment;&quot;;&quot;&quot;);IF([.X378]=&quot;YES&quot;;&quot; e-Invoicing;&quot;;&quot;&quot;);IF([.Y37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04</text:p>
          </table:table-cell>
          <table:table-cell office:value-type="string" table:style-name="ce1">
            <text:p>Max Lots Awarded</text:p>
          </table:table-cell>
          <table:table-cell office:value-type="string" table:style-name="ce1">
            <text:p>Contracting authorities may, even where tenders may be submitted for several or all lots, limit the number of lots that may be awarded to one tenderer, provided that the maximum number of lots per tenderer is stated in the contract notice or in the invitation to confirm interest.</text:p>
          </table:table-cell>
          <table:table-cell table:style-name="ce1"/>
          <table:table-cell office:value-type="string" table:style-name="ce1">
            <text:p>DIRECTIVE 2014/24/EU</text:p>
          </table:table-cell>
          <table:table-cell office:value-type="string" table:style-name="ce1">
            <text:p>Article 46</text:p>
          </table:table-cell>
          <table:table-cell office:value-type="string" table:style-name="ce1">
            <text:p>BT-33</text:p>
          </table:table-cell>
          <table:table-cell table:content-validation-name="val7" table:style-name="ce1"/>
          <table:table-cell table:number-columns-repeated="2" table:style-name="ce1"/>
          <table:table-cell office:value-type="string" office:string-value="" table:formula="of:=CONCATENATE(IF([.M379]=&quot;YES&quot;;&quot;UC1;&quot;;&quot;&quot;);IF([.N379]=&quot;YES&quot;;&quot; UC2;&quot;;&quot;&quot;);IF([.O379]=&quot;YES&quot;;&quot; UC3&quot;;&quot;&quot;))" table:style-name="ce1"/>
          <table:table-cell office:value-type="string" office:string-value="" table:formula="of:=CONCATENATE(IF([.P379]=&quot;YES&quot;;&quot;e-Notification;&quot;;&quot;&quot;);IF([.Q379]=&quot;YES&quot;;&quot; e-Access;&quot;;&quot;&quot;);IF([.R379]=&quot;YES&quot;;&quot; e-Submission;&quot;;&quot;&quot;);IF([.S379]=&quot;YES&quot;;&quot; e-Evaluation;&quot;;&quot;&quot;);IF([.T379]=&quot;YES&quot;;&quot; e-Awarding;&quot;;&quot;&quot;);IF([.U379]=&quot;YES&quot;;&quot; e-Request;&quot;;&quot;&quot;);IF([.V379]=&quot;YES&quot;;&quot; e-Ordering;&quot;;&quot;&quot;);IF([.W379]=&quot;YES&quot;;&quot; e-Fulfiltment;&quot;;&quot;&quot;);IF([.X379]=&quot;YES&quot;;&quot; e-Invoicing;&quot;;&quot;&quot;);IF([.Y37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04</text:p>
          </table:table-cell>
          <table:table-cell office:value-type="string" table:style-name="ce1">
            <text:p>Max Lots Awarded</text:p>
          </table:table-cell>
          <table:table-cell office:value-type="string" table:style-name="ce1">
            <text:p>(...) indication of any possible limitation of the number of lots that may be awarded to any one tenderer</text:p>
          </table:table-cell>
          <table:table-cell table:style-name="ce1"/>
          <table:table-cell office:value-type="string" table:style-name="ce1">
            <text:p>DIRECTIVE 2014/24/EU</text:p>
          </table:table-cell>
          <table:table-cell office:value-type="string" table:style-name="ce1">
            <text:p>Annex V PART C Information to be included in contract notices</text:p>
          </table:table-cell>
          <table:table-cell office:value-type="string" table:style-name="ce1">
            <text:p>BT-113</text:p>
          </table:table-cell>
          <table:table-cell table:content-validation-name="val7" table:style-name="ce1"/>
          <table:table-cell table:number-columns-repeated="2" table:style-name="ce1"/>
          <table:table-cell office:value-type="string" office:string-value="" table:formula="of:=CONCATENATE(IF([.M380]=&quot;YES&quot;;&quot;UC1;&quot;;&quot;&quot;);IF([.N380]=&quot;YES&quot;;&quot; UC2;&quot;;&quot;&quot;);IF([.O380]=&quot;YES&quot;;&quot; UC3&quot;;&quot;&quot;))" table:style-name="ce1"/>
          <table:table-cell office:value-type="string" office:string-value="" table:formula="of:=CONCATENATE(IF([.P380]=&quot;YES&quot;;&quot;e-Notification;&quot;;&quot;&quot;);IF([.Q380]=&quot;YES&quot;;&quot; e-Access;&quot;;&quot;&quot;);IF([.R380]=&quot;YES&quot;;&quot; e-Submission;&quot;;&quot;&quot;);IF([.S380]=&quot;YES&quot;;&quot; e-Evaluation;&quot;;&quot;&quot;);IF([.T380]=&quot;YES&quot;;&quot; e-Awarding;&quot;;&quot;&quot;);IF([.U380]=&quot;YES&quot;;&quot; e-Request;&quot;;&quot;&quot;);IF([.V380]=&quot;YES&quot;;&quot; e-Ordering;&quot;;&quot;&quot;);IF([.W380]=&quot;YES&quot;;&quot; e-Fulfiltment;&quot;;&quot;&quot;);IF([.X380]=&quot;YES&quot;;&quot; e-Invoicing;&quot;;&quot;&quot;);IF([.Y38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08</text:p>
          </table:table-cell>
          <table:table-cell office:value-type="string" table:style-name="ce35">
            <text:p>Max Number Participants</text:p>
          </table:table-cell>
          <table:table-cell office:value-type="string" table:style-name="ce35">
            <text:p>Maximum amount of economic operators to participate.</text:p>
          </table:table-cell>
          <table:table-cell table:style-name="ce35"/>
          <table:table-cell office:value-type="string" table:style-name="ce35">
            <text:p>Ontology proposal</text:p>
          </table:table-cell>
          <table:table-cell office:value-type="string" table:style-name="ce35">
            <text:p>Based on DIRECTIVE 2014/24/EU</text:p>
          </table:table-cell>
          <table:table-cell office:value-type="string" table:style-name="ce35">
            <text:p>BT-113</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381]=&quot;YES&quot;;&quot;UC1;&quot;;&quot;&quot;);IF([.N381]=&quot;YES&quot;;&quot; UC2;&quot;;&quot;&quot;);IF([.O381]=&quot;YES&quot;;&quot; UC3&quot;;&quot;&quot;))" table:style-name="ce35"/>
          <table:table-cell office:value-type="string" office:string-value="e-Notification;" table:formula="of:=CONCATENATE(IF([.P381]=&quot;YES&quot;;&quot;e-Notification;&quot;;&quot;&quot;);IF([.Q381]=&quot;YES&quot;;&quot; e-Access;&quot;;&quot;&quot;);IF([.R381]=&quot;YES&quot;;&quot; e-Submission;&quot;;&quot;&quot;);IF([.S381]=&quot;YES&quot;;&quot; e-Evaluation;&quot;;&quot;&quot;);IF([.T381]=&quot;YES&quot;;&quot; e-Awarding;&quot;;&quot;&quot;);IF([.U381]=&quot;YES&quot;;&quot; e-Request;&quot;;&quot;&quot;);IF([.V381]=&quot;YES&quot;;&quot; e-Ordering;&quot;;&quot;&quot;);IF([.W381]=&quot;YES&quot;;&quot; e-Fulfiltment;&quot;;&quot;&quot;);IF([.X381]=&quot;YES&quot;;&quot; e-Invoicing;&quot;;&quot;&quot;);IF([.Y381]=&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08</text:p>
          </table:table-cell>
          <table:table-cell office:value-type="string" table:style-name="ce1">
            <text:p>Max Number Participants</text:p>
          </table:table-cell>
          <table:table-cell office:value-type="string" table:style-name="ce1">
            <text:p>In the case of a framework agreement, indication of the planned duration of the framework agreement, stating, where appropriate, the reasons for any duration exceeding four years; as far as possible, indication of value or order of magnitude and frequency of contracts to be awarded, number and, where appropriate, proposed maximum number of economic operators to participate.</text:p>
          </table:table-cell>
          <table:table-cell table:style-name="ce1"/>
          <table:table-cell office:value-type="string" table:style-name="ce1">
            <text:p>DIRECTIVE 2014/24/EU</text:p>
          </table:table-cell>
          <table:table-cell office:value-type="string" table:style-name="ce1">
            <text:p>ANNEX V PART C Information to be included in contract notices</text:p>
          </table:table-cell>
          <table:table-cell office:value-type="string" table:style-name="ce1">
            <text:p>BT-113</text:p>
          </table:table-cell>
          <table:table-cell table:content-validation-name="val7" table:style-name="ce1"/>
          <table:table-cell table:number-columns-repeated="2" table:style-name="ce1"/>
          <table:table-cell office:value-type="string" office:string-value="" table:formula="of:=CONCATENATE(IF([.M382]=&quot;YES&quot;;&quot;UC1;&quot;;&quot;&quot;);IF([.N382]=&quot;YES&quot;;&quot; UC2;&quot;;&quot;&quot;);IF([.O382]=&quot;YES&quot;;&quot; UC3&quot;;&quot;&quot;))" table:style-name="ce1"/>
          <table:table-cell office:value-type="string" office:string-value="" table:formula="of:=CONCATENATE(IF([.P382]=&quot;YES&quot;;&quot;e-Notification;&quot;;&quot;&quot;);IF([.Q382]=&quot;YES&quot;;&quot; e-Access;&quot;;&quot;&quot;);IF([.R382]=&quot;YES&quot;;&quot; e-Submission;&quot;;&quot;&quot;);IF([.S382]=&quot;YES&quot;;&quot; e-Evaluation;&quot;;&quot;&quot;);IF([.T382]=&quot;YES&quot;;&quot; e-Awarding;&quot;;&quot;&quot;);IF([.U382]=&quot;YES&quot;;&quot; e-Request;&quot;;&quot;&quot;);IF([.V382]=&quot;YES&quot;;&quot; e-Ordering;&quot;;&quot;&quot;);IF([.W382]=&quot;YES&quot;;&quot; e-Fulfiltment;&quot;;&quot;&quot;);IF([.X382]=&quot;YES&quot;;&quot; e-Invoicing;&quot;;&quot;&quot;);IF([.Y38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08</text:p>
          </table:table-cell>
          <table:table-cell office:value-type="string" table:style-name="ce1">
            <text:p>Max Number Participants</text:p>
          </table:table-cell>
          <table:table-cell office:value-type="string" table:style-name="ce1">
            <text:p>The number of economic operators expected to be on the short list.</text:p>
          </table:table-cell>
          <table:table-cell table:style-name="ce1"/>
          <table:table-cell office:value-type="string" table:style-name="ce1">
            <text:p>UBL</text:p>
          </table:table-cell>
          <table:table-cell table:style-name="ce1"/>
          <table:table-cell office:value-type="string" table:style-name="ce1">
            <text:p>BT-155</text:p>
          </table:table-cell>
          <table:table-cell table:content-validation-name="val7" table:style-name="ce1"/>
          <table:table-cell table:number-columns-repeated="2" table:style-name="ce1"/>
          <table:table-cell office:value-type="string" office:string-value="" table:formula="of:=CONCATENATE(IF([.M383]=&quot;YES&quot;;&quot;UC1;&quot;;&quot;&quot;);IF([.N383]=&quot;YES&quot;;&quot; UC2;&quot;;&quot;&quot;);IF([.O383]=&quot;YES&quot;;&quot; UC3&quot;;&quot;&quot;))" table:style-name="ce1"/>
          <table:table-cell office:value-type="string" office:string-value="" table:formula="of:=CONCATENATE(IF([.P383]=&quot;YES&quot;;&quot;e-Notification;&quot;;&quot;&quot;);IF([.Q383]=&quot;YES&quot;;&quot; e-Access;&quot;;&quot;&quot;);IF([.R383]=&quot;YES&quot;;&quot; e-Submission;&quot;;&quot;&quot;);IF([.S383]=&quot;YES&quot;;&quot; e-Evaluation;&quot;;&quot;&quot;);IF([.T383]=&quot;YES&quot;;&quot; e-Awarding;&quot;;&quot;&quot;);IF([.U383]=&quot;YES&quot;;&quot; e-Request;&quot;;&quot;&quot;);IF([.V383]=&quot;YES&quot;;&quot; e-Ordering;&quot;;&quot;&quot;);IF([.W383]=&quot;YES&quot;;&quot; e-Fulfiltment;&quot;;&quot;&quot;);IF([.X383]=&quot;YES&quot;;&quot; e-Invoicing;&quot;;&quot;&quot;);IF([.Y38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77</text:p>
          </table:table-cell>
          <table:table-cell office:value-type="string" table:style-name="ce35">
            <text:p>Max Total Value Framework</text:p>
          </table:table-cell>
          <table:table-cell office:value-type="string" table:style-name="ce35">
            <text:p>The highest amount which can be spent within a framework agreement over its whole duration.</text:p>
          </table:table-cell>
          <table:table-cell table:style-name="ce35"/>
          <table:table-cell office:value-type="string" table:style-name="ce35">
            <text:p>Ontology proposal</text:p>
          </table:table-cell>
          <table:table-cell table:style-name="ce35"/>
          <table:table-cell office:value-type="string" table:style-name="ce35">
            <text:p>BT-155</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384]=&quot;YES&quot;;&quot;UC1;&quot;;&quot;&quot;);IF([.N384]=&quot;YES&quot;;&quot; UC2;&quot;;&quot;&quot;);IF([.O384]=&quot;YES&quot;;&quot; UC3&quot;;&quot;&quot;))" table:style-name="ce35"/>
          <table:table-cell office:value-type="string" office:string-value="e-Notification;" table:formula="of:=CONCATENATE(IF([.P384]=&quot;YES&quot;;&quot;e-Notification;&quot;;&quot;&quot;);IF([.Q384]=&quot;YES&quot;;&quot; e-Access;&quot;;&quot;&quot;);IF([.R384]=&quot;YES&quot;;&quot; e-Submission;&quot;;&quot;&quot;);IF([.S384]=&quot;YES&quot;;&quot; e-Evaluation;&quot;;&quot;&quot;);IF([.T384]=&quot;YES&quot;;&quot; e-Awarding;&quot;;&quot;&quot;);IF([.U384]=&quot;YES&quot;;&quot; e-Request;&quot;;&quot;&quot;);IF([.V384]=&quot;YES&quot;;&quot; e-Ordering;&quot;;&quot;&quot;);IF([.W384]=&quot;YES&quot;;&quot; e-Fulfiltment;&quot;;&quot;&quot;);IF([.X384]=&quot;YES&quot;;&quot; e-Invoicing;&quot;;&quot;&quot;);IF([.Y384]=&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77</text:p>
          </table:table-cell>
          <table:table-cell office:value-type="string" table:style-name="ce1">
            <text:p>Max Total Value Framework</text:p>
          </table:table-cell>
          <table:table-cell office:value-type="string" table:style-name="ce1">
            <text:p>Maximum total value of the framework agreement for the contract/lot</text:p>
          </table:table-cell>
          <table:table-cell table:style-name="ce1"/>
          <table:table-cell office:value-type="string" table:style-name="ce1">
            <text:p>OP internal working</text:p>
          </table:table-cell>
          <table:table-cell table:style-name="ce1"/>
          <table:table-cell office:value-type="string" table:style-name="ce1">
            <text:p>BT-155</text:p>
          </table:table-cell>
          <table:table-cell table:content-validation-name="val7" table:style-name="ce1"/>
          <table:table-cell table:number-columns-repeated="2" table:style-name="ce1"/>
          <table:table-cell office:value-type="string" office:string-value="" table:formula="of:=CONCATENATE(IF([.M385]=&quot;YES&quot;;&quot;UC1;&quot;;&quot;&quot;);IF([.N385]=&quot;YES&quot;;&quot; UC2;&quot;;&quot;&quot;);IF([.O385]=&quot;YES&quot;;&quot; UC3&quot;;&quot;&quot;))" table:style-name="ce1"/>
          <table:table-cell office:value-type="string" office:string-value="" table:formula="of:=CONCATENATE(IF([.P385]=&quot;YES&quot;;&quot;e-Notification;&quot;;&quot;&quot;);IF([.Q385]=&quot;YES&quot;;&quot; e-Access;&quot;;&quot;&quot;);IF([.R385]=&quot;YES&quot;;&quot; e-Submission;&quot;;&quot;&quot;);IF([.S385]=&quot;YES&quot;;&quot; e-Evaluation;&quot;;&quot;&quot;);IF([.T385]=&quot;YES&quot;;&quot; e-Awarding;&quot;;&quot;&quot;);IF([.U385]=&quot;YES&quot;;&quot; e-Request;&quot;;&quot;&quot;);IF([.V385]=&quot;YES&quot;;&quot; e-Ordering;&quot;;&quot;&quot;);IF([.W385]=&quot;YES&quot;;&quot; e-Fulfiltment;&quot;;&quot;&quot;);IF([.X385]=&quot;YES&quot;;&quot; e-Invoicing;&quot;;&quot;&quot;);IF([.Y38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77</text:p>
          </table:table-cell>
          <table:table-cell office:value-type="string" table:style-name="ce1">
            <text:p>Max Total Value Framework</text:p>
          </table:table-cell>
          <table:table-cell office:value-type="string" table:style-name="ce1">
            <text:p>for framework agreements or dynamic purchasing systems – estimated total maximum value for the entire duration of this lot</text:p>
          </table:table-cell>
          <table:table-cell table:style-name="ce1"/>
          <table:table-cell office:value-type="string" table:style-name="ce1">
            <text:p>eForms consultation</text:p>
          </table:table-cell>
          <table:table-cell table:style-name="ce1"/>
          <table:table-cell office:value-type="string" table:style-name="ce1">
            <text:p>BT-155</text:p>
          </table:table-cell>
          <table:table-cell table:content-validation-name="val7" table:style-name="ce1"/>
          <table:table-cell table:number-columns-repeated="2" table:style-name="ce1"/>
          <table:table-cell office:value-type="string" office:string-value="" table:formula="of:=CONCATENATE(IF([.M386]=&quot;YES&quot;;&quot;UC1;&quot;;&quot;&quot;);IF([.N386]=&quot;YES&quot;;&quot; UC2;&quot;;&quot;&quot;);IF([.O386]=&quot;YES&quot;;&quot; UC3&quot;;&quot;&quot;))" table:style-name="ce1"/>
          <table:table-cell office:value-type="string" office:string-value="" table:formula="of:=CONCATENATE(IF([.P386]=&quot;YES&quot;;&quot;e-Notification;&quot;;&quot;&quot;);IF([.Q386]=&quot;YES&quot;;&quot; e-Access;&quot;;&quot;&quot;);IF([.R386]=&quot;YES&quot;;&quot; e-Submission;&quot;;&quot;&quot;);IF([.S386]=&quot;YES&quot;;&quot; e-Evaluation;&quot;;&quot;&quot;);IF([.T386]=&quot;YES&quot;;&quot; e-Awarding;&quot;;&quot;&quot;);IF([.U386]=&quot;YES&quot;;&quot; e-Request;&quot;;&quot;&quot;);IF([.V386]=&quot;YES&quot;;&quot; e-Ordering;&quot;;&quot;&quot;);IF([.W386]=&quot;YES&quot;;&quot; e-Fulfiltment;&quot;;&quot;&quot;);IF([.X386]=&quot;YES&quot;;&quot; e-Invoicing;&quot;;&quot;&quot;);IF([.Y38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77</text:p>
          </table:table-cell>
          <table:table-cell office:value-type="string" table:style-name="ce1">
            <text:p>Max Total Value Framework</text:p>
          </table:table-cell>
          <table:table-cell office:value-type="string" table:style-name="ce1">
            <text:p>With regard to framework agreements and dynamic purchasing systems, the value to be taken into consideration shall be the maximum estimated value net of VAT of all the contracts envisaged for the total term of the framework agreement or the dynamic purchasing system.</text:p>
          </table:table-cell>
          <table:table-cell table:style-name="ce1"/>
          <table:table-cell office:value-type="string" table:style-name="ce1">
            <text:p>DIRECTIVE 2014/24/EU</text:p>
          </table:table-cell>
          <table:table-cell office:value-type="string" table:style-name="ce1">
            <text:p>Article 5</text:p>
          </table:table-cell>
          <table:table-cell office:value-type="string" table:style-name="ce1">
            <text:p>BT-51</text:p>
          </table:table-cell>
          <table:table-cell table:content-validation-name="val7" table:style-name="ce1"/>
          <table:table-cell table:number-columns-repeated="2" table:style-name="ce1"/>
          <table:table-cell office:value-type="string" office:string-value="" table:formula="of:=CONCATENATE(IF([.M387]=&quot;YES&quot;;&quot;UC1;&quot;;&quot;&quot;);IF([.N387]=&quot;YES&quot;;&quot; UC2;&quot;;&quot;&quot;);IF([.O387]=&quot;YES&quot;;&quot; UC3&quot;;&quot;&quot;))" table:style-name="ce1"/>
          <table:table-cell office:value-type="string" office:string-value="" table:formula="of:=CONCATENATE(IF([.P387]=&quot;YES&quot;;&quot;e-Notification;&quot;;&quot;&quot;);IF([.Q387]=&quot;YES&quot;;&quot; e-Access;&quot;;&quot;&quot;);IF([.R387]=&quot;YES&quot;;&quot; e-Submission;&quot;;&quot;&quot;);IF([.S387]=&quot;YES&quot;;&quot; e-Evaluation;&quot;;&quot;&quot;);IF([.T387]=&quot;YES&quot;;&quot; e-Awarding;&quot;;&quot;&quot;);IF([.U387]=&quot;YES&quot;;&quot; e-Request;&quot;;&quot;&quot;);IF([.V387]=&quot;YES&quot;;&quot; e-Ordering;&quot;;&quot;&quot;);IF([.W387]=&quot;YES&quot;;&quot; e-Fulfiltment;&quot;;&quot;&quot;);IF([.X387]=&quot;YES&quot;;&quot; e-Invoicing;&quot;;&quot;&quot;);IF([.Y38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63</text:p>
          </table:table-cell>
          <table:table-cell office:value-type="string" table:style-name="ce35">
            <text:p>Maximum Number Of Candidates</text:p>
          </table:table-cell>
          <table:table-cell office:value-type="string" table:style-name="ce35">
            <text:p>The highest number of tenderers on the short list.</text:p>
          </table:table-cell>
          <table:table-cell table:style-name="ce35"/>
          <table:table-cell office:value-type="string" table:style-name="ce35">
            <text:p>Ontology proposal</text:p>
          </table:table-cell>
          <table:table-cell table:style-name="ce35"/>
          <table:table-cell office:value-type="string" table:style-name="ce35">
            <text:p>BT-51</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UC1;" table:formula="of:=CONCATENATE(IF([.M388]=&quot;YES&quot;;&quot;UC1;&quot;;&quot;&quot;);IF([.N388]=&quot;YES&quot;;&quot; UC2;&quot;;&quot;&quot;);IF([.O388]=&quot;YES&quot;;&quot; UC3&quot;;&quot;&quot;))" table:style-name="ce35">
            <text:p>UC1;</text:p>
          </table:table-cell>
          <table:table-cell office:value-type="string" office:string-value="e-Notification;" table:formula="of:=CONCATENATE(IF([.P388]=&quot;YES&quot;;&quot;e-Notification;&quot;;&quot;&quot;);IF([.Q388]=&quot;YES&quot;;&quot; e-Access;&quot;;&quot;&quot;);IF([.R388]=&quot;YES&quot;;&quot; e-Submission;&quot;;&quot;&quot;);IF([.S388]=&quot;YES&quot;;&quot; e-Evaluation;&quot;;&quot;&quot;);IF([.T388]=&quot;YES&quot;;&quot; e-Awarding;&quot;;&quot;&quot;);IF([.U388]=&quot;YES&quot;;&quot; e-Request;&quot;;&quot;&quot;);IF([.V388]=&quot;YES&quot;;&quot; e-Ordering;&quot;;&quot;&quot;);IF([.W388]=&quot;YES&quot;;&quot; e-Fulfiltment;&quot;;&quot;&quot;);IF([.X388]=&quot;YES&quot;;&quot; e-Invoicing;&quot;;&quot;&quot;);IF([.Y388]=&quot;YES&quot;;&quot; e-Payment;&quot;;&quot;&quot;))" table:style-name="ce35">
            <text:p>e-Notification;</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63</text:p>
          </table:table-cell>
          <table:table-cell office:value-type="string" table:style-name="ce1">
            <text:p>Maximum Number Of Candidates</text:p>
          </table:table-cell>
          <table:table-cell office:value-type="string" table:style-name="ce1">
            <text:p>The maximum number of economic operators on the short list.</text:p>
          </table:table-cell>
          <table:table-cell table:style-name="ce1"/>
          <table:table-cell office:value-type="string" table:style-name="ce1">
            <text:p>OP internal working</text:p>
          </table:table-cell>
          <table:table-cell table:style-name="ce1"/>
          <table:table-cell office:value-type="string" table:style-name="ce1">
            <text:p>BT-51</text:p>
          </table:table-cell>
          <table:table-cell table:content-validation-name="val7" table:style-name="ce1"/>
          <table:table-cell table:number-columns-repeated="2" table:style-name="ce1"/>
          <table:table-cell office:value-type="string" office:string-value="" table:formula="of:=CONCATENATE(IF([.M389]=&quot;YES&quot;;&quot;UC1;&quot;;&quot;&quot;);IF([.N389]=&quot;YES&quot;;&quot; UC2;&quot;;&quot;&quot;);IF([.O389]=&quot;YES&quot;;&quot; UC3&quot;;&quot;&quot;))" table:style-name="ce1"/>
          <table:table-cell office:value-type="string" office:string-value="" table:formula="of:=CONCATENATE(IF([.P389]=&quot;YES&quot;;&quot;e-Notification;&quot;;&quot;&quot;);IF([.Q389]=&quot;YES&quot;;&quot; e-Access;&quot;;&quot;&quot;);IF([.R389]=&quot;YES&quot;;&quot; e-Submission;&quot;;&quot;&quot;);IF([.S389]=&quot;YES&quot;;&quot; e-Evaluation;&quot;;&quot;&quot;);IF([.T389]=&quot;YES&quot;;&quot; e-Awarding;&quot;;&quot;&quot;);IF([.U389]=&quot;YES&quot;;&quot; e-Request;&quot;;&quot;&quot;);IF([.V389]=&quot;YES&quot;;&quot; e-Ordering;&quot;;&quot;&quot;);IF([.W389]=&quot;YES&quot;;&quot; e-Fulfiltment;&quot;;&quot;&quot;);IF([.X389]=&quot;YES&quot;;&quot; e-Invoicing;&quot;;&quot;&quot;);IF([.Y38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3</text:p>
          </table:table-cell>
          <table:table-cell office:value-type="string" table:style-name="ce1">
            <text:p>Maximum Number Of Candidates</text:p>
          </table:table-cell>
          <table:table-cell office:value-type="string" table:style-name="ce1">
            <text:p>The contracting authorities shall indicate, in the contract notice or in the invitation to confirm interest, the objective and non-discriminatory criteria or rules they intend to apply, the minimum number of candidates they intend to invite and, where appropriate, the maximum number. (...)</text:p>
          </table:table-cell>
          <table:table-cell table:style-name="ce1"/>
          <table:table-cell office:value-type="string" table:style-name="ce1">
            <text:p>DIRECTIVE 2014/24/EU</text:p>
          </table:table-cell>
          <table:table-cell office:value-type="string" table:style-name="ce1">
            <text:p>Article 65</text:p>
          </table:table-cell>
          <table:table-cell office:value-type="string" table:style-name="ce1">
            <text:p>BT-51</text:p>
          </table:table-cell>
          <table:table-cell table:content-validation-name="val7" table:style-name="ce1"/>
          <table:table-cell table:number-columns-repeated="2" table:style-name="ce1"/>
          <table:table-cell office:value-type="string" office:string-value="" table:formula="of:=CONCATENATE(IF([.M390]=&quot;YES&quot;;&quot;UC1;&quot;;&quot;&quot;);IF([.N390]=&quot;YES&quot;;&quot; UC2;&quot;;&quot;&quot;);IF([.O390]=&quot;YES&quot;;&quot; UC3&quot;;&quot;&quot;))" table:style-name="ce1"/>
          <table:table-cell office:value-type="string" office:string-value="" table:formula="of:=CONCATENATE(IF([.P390]=&quot;YES&quot;;&quot;e-Notification;&quot;;&quot;&quot;);IF([.Q390]=&quot;YES&quot;;&quot; e-Access;&quot;;&quot;&quot;);IF([.R390]=&quot;YES&quot;;&quot; e-Submission;&quot;;&quot;&quot;);IF([.S390]=&quot;YES&quot;;&quot; e-Evaluation;&quot;;&quot;&quot;);IF([.T390]=&quot;YES&quot;;&quot; e-Awarding;&quot;;&quot;&quot;);IF([.U390]=&quot;YES&quot;;&quot; e-Request;&quot;;&quot;&quot;);IF([.V390]=&quot;YES&quot;;&quot; e-Ordering;&quot;;&quot;&quot;);IF([.W390]=&quot;YES&quot;;&quot; e-Fulfiltment;&quot;;&quot;&quot;);IF([.X390]=&quot;YES&quot;;&quot; e-Invoicing;&quot;;&quot;&quot;);IF([.Y39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3</text:p>
          </table:table-cell>
          <table:table-cell office:value-type="string" table:style-name="ce1">
            <text:p>Maximum Number Of Candidates</text:p>
          </table:table-cell>
          <table:table-cell office:value-type="string" table:style-name="ce1">
            <text:p>In the case of a restricted procedure, a competitive procedure with negotiation, a competitive dialogue or an innovation partnership, where recourse is made to the option of reducing the number of candidates to be invited to submit tenders, to negotiate or to engage in dialogue: minimum and, where appropriate, proposed maximum number of candidates and objective criteria to be used to choose the candidates in question.</text:p>
          </table:table-cell>
          <table:table-cell table:style-name="ce1"/>
          <table:table-cell office:value-type="string" table:style-name="ce1">
            <text:p>DIRECTIVE 2014/24/EU</text:p>
          </table:table-cell>
          <table:table-cell office:value-type="string" table:style-name="ce1">
            <text:p>Annex V PART C</text:p>
            <text:p>Information to be included in contract notices</text:p>
          </table:table-cell>
          <table:table-cell office:value-type="string" table:style-name="ce1">
            <text:p>BT-51</text:p>
          </table:table-cell>
          <table:table-cell table:content-validation-name="val7" table:style-name="ce1"/>
          <table:table-cell table:number-columns-repeated="2" table:style-name="ce1"/>
          <table:table-cell office:value-type="string" office:string-value="" table:formula="of:=CONCATENATE(IF([.M391]=&quot;YES&quot;;&quot;UC1;&quot;;&quot;&quot;);IF([.N391]=&quot;YES&quot;;&quot; UC2;&quot;;&quot;&quot;);IF([.O391]=&quot;YES&quot;;&quot; UC3&quot;;&quot;&quot;))" table:style-name="ce1"/>
          <table:table-cell office:value-type="string" office:string-value="" table:formula="of:=CONCATENATE(IF([.P391]=&quot;YES&quot;;&quot;e-Notification;&quot;;&quot;&quot;);IF([.Q391]=&quot;YES&quot;;&quot; e-Access;&quot;;&quot;&quot;);IF([.R391]=&quot;YES&quot;;&quot; e-Submission;&quot;;&quot;&quot;);IF([.S391]=&quot;YES&quot;;&quot; e-Evaluation;&quot;;&quot;&quot;);IF([.T391]=&quot;YES&quot;;&quot; e-Awarding;&quot;;&quot;&quot;);IF([.U391]=&quot;YES&quot;;&quot; e-Request;&quot;;&quot;&quot;);IF([.V391]=&quot;YES&quot;;&quot; e-Ordering;&quot;;&quot;&quot;);IF([.W391]=&quot;YES&quot;;&quot; e-Fulfiltment;&quot;;&quot;&quot;);IF([.X391]=&quot;YES&quot;;&quot; e-Invoicing;&quot;;&quot;&quot;);IF([.Y39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3</text:p>
          </table:table-cell>
          <table:table-cell office:value-type="string" table:style-name="ce1">
            <text:p>Maximum Number Of Candidates</text:p>
          </table:table-cell>
          <table:table-cell office:value-type="string" table:style-name="ce1">
            <text:p>The maximum number of economic operators on the short list.</text:p>
          </table:table-cell>
          <table:table-cell table:style-name="ce1"/>
          <table:table-cell office:value-type="string" table:style-name="ce1">
            <text:p>UBL</text:p>
          </table:table-cell>
          <table:table-cell table:style-name="ce1"/>
          <table:table-cell office:value-type="string" table:style-name="ce1">
            <text:p>BG-102</text:p>
          </table:table-cell>
          <table:table-cell table:content-validation-name="val7" table:style-name="ce1"/>
          <table:table-cell table:number-columns-repeated="2" table:style-name="ce1"/>
          <table:table-cell office:value-type="string" office:string-value="" table:formula="of:=CONCATENATE(IF([.M392]=&quot;YES&quot;;&quot;UC1;&quot;;&quot;&quot;);IF([.N392]=&quot;YES&quot;;&quot; UC2;&quot;;&quot;&quot;);IF([.O392]=&quot;YES&quot;;&quot; UC3&quot;;&quot;&quot;))" table:style-name="ce1"/>
          <table:table-cell office:value-type="string" office:string-value="" table:formula="of:=CONCATENATE(IF([.P392]=&quot;YES&quot;;&quot;e-Notification;&quot;;&quot;&quot;);IF([.Q392]=&quot;YES&quot;;&quot; e-Access;&quot;;&quot;&quot;);IF([.R392]=&quot;YES&quot;;&quot; e-Submission;&quot;;&quot;&quot;);IF([.S392]=&quot;YES&quot;;&quot; e-Evaluation;&quot;;&quot;&quot;);IF([.T392]=&quot;YES&quot;;&quot; e-Awarding;&quot;;&quot;&quot;);IF([.U392]=&quot;YES&quot;;&quot; e-Request;&quot;;&quot;&quot;);IF([.V392]=&quot;YES&quot;;&quot; e-Ordering;&quot;;&quot;&quot;);IF([.W392]=&quot;YES&quot;;&quot; e-Fulfiltment;&quot;;&quot;&quot;);IF([.X392]=&quot;YES&quot;;&quot; e-Invoicing;&quot;;&quot;&quot;);IF([.Y39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37</text:p>
          </table:table-cell>
          <table:table-cell office:value-type="string" table:style-name="ce35">
            <text:p>Mediation Body</text:p>
          </table:table-cell>
          <table:table-cell office:value-type="string" table:style-name="ce35">
            <text:p>The information about the person or organisation that has been appointed to mediate any appeal.</text:p>
          </table:table-cell>
          <table:table-cell table:style-name="ce35"/>
          <table:table-cell office:value-type="string" table:style-name="ce35">
            <text:p>OP internal working</text:p>
          </table:table-cell>
          <table:table-cell table:style-name="ce35"/>
          <table:table-cell office:value-type="string" table:style-name="ce35">
            <text:p>BG-102</text:p>
          </table:table-cell>
          <table:table-cell office:value-type="string" table:content-validation-name="val7" table:style-name="ce35">
            <text:p>YES</text:p>
          </table:table-cell>
          <table:table-cell office:value-type="string" table:style-name="ce35">
            <text:p>Taking into account the BT, and the definition provided by OP internal working for the same term, it has been considered that this is a good definition.</text:p>
          </table:table-cell>
          <table:table-cell table:style-name="ce35"/>
          <table:table-cell office:value-type="string" office:string-value="" table:formula="of:=CONCATENATE(IF([.M393]=&quot;YES&quot;;&quot;UC1;&quot;;&quot;&quot;);IF([.N393]=&quot;YES&quot;;&quot; UC2;&quot;;&quot;&quot;);IF([.O393]=&quot;YES&quot;;&quot; UC3&quot;;&quot;&quot;))" table:style-name="ce35"/>
          <table:table-cell office:value-type="string" office:string-value="e-Notification; e-Evaluation; e-Awarding;" table:formula="of:=CONCATENATE(IF([.P393]=&quot;YES&quot;;&quot;e-Notification;&quot;;&quot;&quot;);IF([.Q393]=&quot;YES&quot;;&quot; e-Access;&quot;;&quot;&quot;);IF([.R393]=&quot;YES&quot;;&quot; e-Submission;&quot;;&quot;&quot;);IF([.S393]=&quot;YES&quot;;&quot; e-Evaluation;&quot;;&quot;&quot;);IF([.T393]=&quot;YES&quot;;&quot; e-Awarding;&quot;;&quot;&quot;);IF([.U393]=&quot;YES&quot;;&quot; e-Request;&quot;;&quot;&quot;);IF([.V393]=&quot;YES&quot;;&quot; e-Ordering;&quot;;&quot;&quot;);IF([.W393]=&quot;YES&quot;;&quot; e-Fulfiltment;&quot;;&quot;&quot;);IF([.X393]=&quot;YES&quot;;&quot; e-Invoicing;&quot;;&quot;&quot;);IF([.Y393]=&quot;YES&quot;;&quot; e-Payment;&quot;;&quot;&quot;))" table:style-name="ce35">
            <text:p>e-Notification; e-Evaluation; e-Awarding;</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37</text:p>
          </table:table-cell>
          <table:table-cell office:value-type="string" table:style-name="ce1">
            <text:p>Mediation Body</text:p>
          </table:table-cell>
          <table:table-cell office:value-type="string" table:style-name="ce1">
            <text:p>The party that has been appointed to mediate any appeal.</text:p>
          </table:table-cell>
          <table:table-cell table:style-name="ce1"/>
          <table:table-cell office:value-type="string" table:style-name="ce1">
            <text:p>UBL</text:p>
          </table:table-cell>
          <table:table-cell table:number-columns-repeated="2" table:style-name="ce1"/>
          <table:table-cell table:content-validation-name="val7" table:style-name="ce1"/>
          <table:table-cell table:number-columns-repeated="2" table:style-name="ce1"/>
          <table:table-cell office:value-type="string" office:string-value="" table:formula="of:=CONCATENATE(IF([.M394]=&quot;YES&quot;;&quot;UC1;&quot;;&quot;&quot;);IF([.N394]=&quot;YES&quot;;&quot; UC2;&quot;;&quot;&quot;);IF([.O394]=&quot;YES&quot;;&quot; UC3&quot;;&quot;&quot;))" table:style-name="ce1"/>
          <table:table-cell office:value-type="string" office:string-value="" table:formula="of:=CONCATENATE(IF([.P394]=&quot;YES&quot;;&quot;e-Notification;&quot;;&quot;&quot;);IF([.Q394]=&quot;YES&quot;;&quot; e-Access;&quot;;&quot;&quot;);IF([.R394]=&quot;YES&quot;;&quot; e-Submission;&quot;;&quot;&quot;);IF([.S394]=&quot;YES&quot;;&quot; e-Evaluation;&quot;;&quot;&quot;);IF([.T394]=&quot;YES&quot;;&quot; e-Awarding;&quot;;&quot;&quot;);IF([.U394]=&quot;YES&quot;;&quot; e-Request;&quot;;&quot;&quot;);IF([.V394]=&quot;YES&quot;;&quot; e-Ordering;&quot;;&quot;&quot;);IF([.W394]=&quot;YES&quot;;&quot; e-Fulfiltment;&quot;;&quot;&quot;);IF([.X394]=&quot;YES&quot;;&quot; e-Invoicing;&quot;;&quot;&quot;);IF([.Y39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41</text:p>
          </table:table-cell>
          <table:table-cell office:value-type="string" table:style-name="ce35">
            <text:p>Micro, Small And Medium-Sized Enterprise (SME)</text:p>
          </table:table-cell>
          <table:table-cell office:value-type="string" table:style-name="ce35">
            <text:p>The category of micro, small and medium-sized enterprises (SMEs) is made up of enterprises which employ fewer than 250 persons and which have an annual turnover not exceeding EUR 50 million, and/or an annual balance sheet total not exceeding EUR 43 million.</text:p>
          </table:table-cell>
          <table:table-cell table:style-name="ce35"/>
          <table:table-cell office:value-type="string" table:style-name="ce35">
            <text:p>Commission Recommendation 2003/361/EC</text:p>
          </table:table-cell>
          <table:table-cell office:value-type="string" table:style-name="ce35">
            <text:p>Article 2.1.</text:p>
          </table:table-cell>
          <table:table-cell table:style-name="ce35"/>
          <table:table-cell office:value-type="string" table:content-validation-name="val7" table:style-name="ce35">
            <text:p>YES</text:p>
          </table:table-cell>
          <table:table-cell office:value-type="string" table:style-name="ce35">
            <text:p>It makes the definition of the Commission Recommendation more comprehensible either because of its complexity, vocabulary, or semantics.</text:p>
          </table:table-cell>
          <table:table-cell table:style-name="ce35"/>
          <table:table-cell office:value-type="string" office:string-value="" table:formula="of:=CONCATENATE(IF([.M395]=&quot;YES&quot;;&quot;UC1;&quot;;&quot;&quot;);IF([.N395]=&quot;YES&quot;;&quot; UC2;&quot;;&quot;&quot;);IF([.O395]=&quot;YES&quot;;&quot; UC3&quot;;&quot;&quot;))" table:style-name="ce35"/>
          <table:table-cell office:value-type="string" office:string-value="e-Notification; e-Access; e-Submission; e-Evaluation; e-Awarding; e-Request; e-Ordering; e-Fulfiltment; e-Invoicing; e-Payment;" table:formula="of:=CONCATENATE(IF([.P395]=&quot;YES&quot;;&quot;e-Notification;&quot;;&quot;&quot;);IF([.Q395]=&quot;YES&quot;;&quot; e-Access;&quot;;&quot;&quot;);IF([.R395]=&quot;YES&quot;;&quot; e-Submission;&quot;;&quot;&quot;);IF([.S395]=&quot;YES&quot;;&quot; e-Evaluation;&quot;;&quot;&quot;);IF([.T395]=&quot;YES&quot;;&quot; e-Awarding;&quot;;&quot;&quot;);IF([.U395]=&quot;YES&quot;;&quot; e-Request;&quot;;&quot;&quot;);IF([.V395]=&quot;YES&quot;;&quot; e-Ordering;&quot;;&quot;&quot;);IF([.W395]=&quot;YES&quot;;&quot; e-Fulfiltment;&quot;;&quot;&quot;);IF([.X395]=&quot;YES&quot;;&quot; e-Invoicing;&quot;;&quot;&quot;);IF([.Y395]=&quot;YES&quot;;&quot; e-Payment;&quot;;&quot;&quot;))" table:style-name="ce35">
            <text:p>e-Notification; e-Access; e-Submission; e-Evaluation; e-Awarding; e-Request; e-Ordering; e-Fulfiltment; e-Invoicing; e-Payment;</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table:number-columns-repeated="16359"/>
        </table:table-row>
        <table:table-row table:style-name="ro17">
          <table:table-cell office:value-type="string" table:style-name="ce1">
            <text:p>C-041</text:p>
          </table:table-cell>
          <table:table-cell office:value-type="string" table:style-name="ce1">
            <text:p>Micro, Small And Medium-Sized Enterprise (SME)</text:p>
          </table:table-cell>
          <table:table-cell office:value-type="string" table:style-name="ce1">
            <text:p>SMEs are defined in the Commission Recommendation (2003/361/EC) as having less than 250 persons employed and an annual turnover of up to EUR 50 million or a balance sheet total of no more than EUR 43 million.</text:p>
          </table:table-cell>
          <table:table-cell table:style-name="ce1"/>
          <table:table-cell office:value-type="string" table:style-name="ce1">
            <text:p>eForms consultation</text:p>
          </table:table-cell>
          <table:table-cell table:number-columns-repeated="2" table:style-name="ce1"/>
          <table:table-cell table:content-validation-name="val7" table:style-name="ce1"/>
          <table:table-cell table:number-columns-repeated="2" table:style-name="ce1"/>
          <table:table-cell office:value-type="string" office:string-value="" table:formula="of:=CONCATENATE(IF([.M396]=&quot;YES&quot;;&quot;UC1;&quot;;&quot;&quot;);IF([.N396]=&quot;YES&quot;;&quot; UC2;&quot;;&quot;&quot;);IF([.O396]=&quot;YES&quot;;&quot; UC3&quot;;&quot;&quot;))" table:style-name="ce1"/>
          <table:table-cell office:value-type="string" office:string-value="" table:formula="of:=CONCATENATE(IF([.P396]=&quot;YES&quot;;&quot;e-Notification;&quot;;&quot;&quot;);IF([.Q396]=&quot;YES&quot;;&quot; e-Access;&quot;;&quot;&quot;);IF([.R396]=&quot;YES&quot;;&quot; e-Submission;&quot;;&quot;&quot;);IF([.S396]=&quot;YES&quot;;&quot; e-Evaluation;&quot;;&quot;&quot;);IF([.T396]=&quot;YES&quot;;&quot; e-Awarding;&quot;;&quot;&quot;);IF([.U396]=&quot;YES&quot;;&quot; e-Request;&quot;;&quot;&quot;);IF([.V396]=&quot;YES&quot;;&quot; e-Ordering;&quot;;&quot;&quot;);IF([.W396]=&quot;YES&quot;;&quot; e-Fulfiltment;&quot;;&quot;&quot;);IF([.X396]=&quot;YES&quot;;&quot; e-Invoicing;&quot;;&quot;&quot;);IF([.Y39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1</text:p>
          </table:table-cell>
          <table:table-cell office:value-type="string" table:style-name="ce1">
            <text:p>Micro, Small And Medium-Sized Enterprise (SME)</text:p>
          </table:table-cell>
          <table:table-cell office:value-type="string" table:style-name="ce1">
            <text:p>‘SME’ shall be understood as defined in Commission Recommendation 2003/361/EC</text:p>
          </table:table-cell>
          <table:table-cell table:style-name="ce1"/>
          <table:table-cell office:value-type="string" table:style-name="ce1">
            <text:p>DIRECTIVE 2014/24/EU</text:p>
          </table:table-cell>
          <table:table-cell office:value-type="string" table:style-name="ce1">
            <text:p>Article 83.</text:p>
          </table:table-cell>
          <table:table-cell table:style-name="ce1"/>
          <table:table-cell table:content-validation-name="val7" table:style-name="ce1"/>
          <table:table-cell table:number-columns-repeated="2" table:style-name="ce1"/>
          <table:table-cell office:value-type="string" office:string-value="" table:formula="of:=CONCATENATE(IF([.M397]=&quot;YES&quot;;&quot;UC1;&quot;;&quot;&quot;);IF([.N397]=&quot;YES&quot;;&quot; UC2;&quot;;&quot;&quot;);IF([.O397]=&quot;YES&quot;;&quot; UC3&quot;;&quot;&quot;))" table:style-name="ce1"/>
          <table:table-cell office:value-type="string" office:string-value="" table:formula="of:=CONCATENATE(IF([.P397]=&quot;YES&quot;;&quot;e-Notification;&quot;;&quot;&quot;);IF([.Q397]=&quot;YES&quot;;&quot; e-Access;&quot;;&quot;&quot;);IF([.R397]=&quot;YES&quot;;&quot; e-Submission;&quot;;&quot;&quot;);IF([.S397]=&quot;YES&quot;;&quot; e-Evaluation;&quot;;&quot;&quot;);IF([.T397]=&quot;YES&quot;;&quot; e-Awarding;&quot;;&quot;&quot;);IF([.U397]=&quot;YES&quot;;&quot; e-Request;&quot;;&quot;&quot;);IF([.V397]=&quot;YES&quot;;&quot; e-Ordering;&quot;;&quot;&quot;);IF([.W397]=&quot;YES&quot;;&quot; e-Fulfiltment;&quot;;&quot;&quot;);IF([.X397]=&quot;YES&quot;;&quot; e-Invoicing;&quot;;&quot;&quot;);IF([.Y39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1</text:p>
          </table:table-cell>
          <table:table-cell office:value-type="string" table:style-name="ce1">
            <text:p>Micro, Small And Medium-Sized Enterprise (SME)</text:p>
          </table:table-cell>
          <table:table-cell office:value-type="string" table:style-name="ce1">
            <text:p>Small and medium-sized enterprises (SMEs) are defined in the EU recommendation 2003/361.</text:p>
            <text:p>The main factors determining whether an enterprise is an SME are: (1) staff headcount; (2) either turnover or balance sheet total.</text:p>
          </table:table-cell>
          <table:table-cell table:style-name="ce1"/>
          <table:table-cell office:value-type="string" table:style-name="ce1">
            <text:p>DG GROWTH</text:p>
          </table:table-cell>
          <table:table-cell office:value-type="string" table:style-name="ce1">
            <text:p><text:a xlink:href="http://ec.europa.eu/growth/smes/business-friendly-environment/sme-definition_en">http://ec.europa.eu/growth/smes/business-friendly-environment/sme-definition_en</text:a></text:p>
          </table:table-cell>
          <table:table-cell table:style-name="ce1"/>
          <table:table-cell table:content-validation-name="val7" table:style-name="ce1"/>
          <table:table-cell table:number-columns-repeated="2" table:style-name="ce1"/>
          <table:table-cell office:value-type="string" office:string-value="" table:formula="of:=CONCATENATE(IF([.M398]=&quot;YES&quot;;&quot;UC1;&quot;;&quot;&quot;);IF([.N398]=&quot;YES&quot;;&quot; UC2;&quot;;&quot;&quot;);IF([.O398]=&quot;YES&quot;;&quot; UC3&quot;;&quot;&quot;))" table:style-name="ce1"/>
          <table:table-cell office:value-type="string" office:string-value="" table:formula="of:=CONCATENATE(IF([.P398]=&quot;YES&quot;;&quot;e-Notification;&quot;;&quot;&quot;);IF([.Q398]=&quot;YES&quot;;&quot; e-Access;&quot;;&quot;&quot;);IF([.R398]=&quot;YES&quot;;&quot; e-Submission;&quot;;&quot;&quot;);IF([.S398]=&quot;YES&quot;;&quot; e-Evaluation;&quot;;&quot;&quot;);IF([.T398]=&quot;YES&quot;;&quot; e-Awarding;&quot;;&quot;&quot;);IF([.U398]=&quot;YES&quot;;&quot; e-Request;&quot;;&quot;&quot;);IF([.V398]=&quot;YES&quot;;&quot; e-Ordering;&quot;;&quot;&quot;);IF([.W398]=&quot;YES&quot;;&quot; e-Fulfiltment;&quot;;&quot;&quot;);IF([.X398]=&quot;YES&quot;;&quot; e-Invoicing;&quot;;&quot;&quot;);IF([.Y39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1</text:p>
          </table:table-cell>
          <table:table-cell office:value-type="string" table:style-name="ce1">
            <text:p>Micro, Small And Medium-Sized Enterprise (SME)</text:p>
          </table:table-cell>
          <table:table-cell office:value-type="string" table:style-name="ce1">
            <text:p>An indicator that this economic operator is an SME (true) or not (false).</text:p>
          </table:table-cell>
          <table:table-cell table:style-name="ce1"/>
          <table:table-cell office:value-type="string" table:style-name="ce1">
            <text:p>ESPD</text:p>
          </table:table-cell>
          <table:table-cell table:style-name="ce1"/>
          <table:table-cell office:value-type="string" table:style-name="ce1">
            <text:p>BT-50</text:p>
          </table:table-cell>
          <table:table-cell table:content-validation-name="val7" table:style-name="ce1"/>
          <table:table-cell table:number-columns-repeated="2" table:style-name="ce1"/>
          <table:table-cell office:value-type="string" office:string-value="" table:formula="of:=CONCATENATE(IF([.M399]=&quot;YES&quot;;&quot;UC1;&quot;;&quot;&quot;);IF([.N399]=&quot;YES&quot;;&quot; UC2;&quot;;&quot;&quot;);IF([.O399]=&quot;YES&quot;;&quot; UC3&quot;;&quot;&quot;))" table:style-name="ce1"/>
          <table:table-cell office:value-type="string" office:string-value="" table:formula="of:=CONCATENATE(IF([.P399]=&quot;YES&quot;;&quot;e-Notification;&quot;;&quot;&quot;);IF([.Q399]=&quot;YES&quot;;&quot; e-Access;&quot;;&quot;&quot;);IF([.R399]=&quot;YES&quot;;&quot; e-Submission;&quot;;&quot;&quot;);IF([.S399]=&quot;YES&quot;;&quot; e-Evaluation;&quot;;&quot;&quot;);IF([.T399]=&quot;YES&quot;;&quot; e-Awarding;&quot;;&quot;&quot;);IF([.U399]=&quot;YES&quot;;&quot; e-Request;&quot;;&quot;&quot;);IF([.V399]=&quot;YES&quot;;&quot; e-Ordering;&quot;;&quot;&quot;);IF([.W399]=&quot;YES&quot;;&quot; e-Fulfiltment;&quot;;&quot;&quot;);IF([.X399]=&quot;YES&quot;;&quot; e-Invoicing;&quot;;&quot;&quot;);IF([.Y39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05</text:p>
          </table:table-cell>
          <table:table-cell office:value-type="string" table:style-name="ce35">
            <text:p>Minimum Number Of Candidates</text:p>
          </table:table-cell>
          <table:table-cell office:value-type="string" table:style-name="ce35">
            <text:p>The lowest number of tenderers on the short list.</text:p>
          </table:table-cell>
          <table:table-cell table:style-name="ce35"/>
          <table:table-cell office:value-type="string" table:style-name="ce35">
            <text:p>Ontology proposal</text:p>
          </table:table-cell>
          <table:table-cell table:style-name="ce35"/>
          <table:table-cell office:value-type="string" table:style-name="ce35">
            <text:p>BT-50</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400]=&quot;YES&quot;;&quot;UC1;&quot;;&quot;&quot;);IF([.N400]=&quot;YES&quot;;&quot; UC2;&quot;;&quot;&quot;);IF([.O400]=&quot;YES&quot;;&quot; UC3&quot;;&quot;&quot;))" table:style-name="ce35"/>
          <table:table-cell office:value-type="string" office:string-value="e-Notification;" table:formula="of:=CONCATENATE(IF([.P400]=&quot;YES&quot;;&quot;e-Notification;&quot;;&quot;&quot;);IF([.Q400]=&quot;YES&quot;;&quot; e-Access;&quot;;&quot;&quot;);IF([.R400]=&quot;YES&quot;;&quot; e-Submission;&quot;;&quot;&quot;);IF([.S400]=&quot;YES&quot;;&quot; e-Evaluation;&quot;;&quot;&quot;);IF([.T400]=&quot;YES&quot;;&quot; e-Awarding;&quot;;&quot;&quot;);IF([.U400]=&quot;YES&quot;;&quot; e-Request;&quot;;&quot;&quot;);IF([.V400]=&quot;YES&quot;;&quot; e-Ordering;&quot;;&quot;&quot;);IF([.W400]=&quot;YES&quot;;&quot; e-Fulfiltment;&quot;;&quot;&quot;);IF([.X400]=&quot;YES&quot;;&quot; e-Invoicing;&quot;;&quot;&quot;);IF([.Y400]=&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05</text:p>
          </table:table-cell>
          <table:table-cell office:value-type="string" table:style-name="ce1">
            <text:p>Minimum Number Of Candidates</text:p>
          </table:table-cell>
          <table:table-cell office:value-type="string" table:style-name="ce1">
            <text:p>The minimum number of economic operators on the short list.</text:p>
          </table:table-cell>
          <table:table-cell table:style-name="ce1"/>
          <table:table-cell office:value-type="string" table:style-name="ce1">
            <text:p>OP internal working</text:p>
          </table:table-cell>
          <table:table-cell table:style-name="ce1"/>
          <table:table-cell office:value-type="string" table:style-name="ce1">
            <text:p>BT-50</text:p>
          </table:table-cell>
          <table:table-cell table:content-validation-name="val7" table:style-name="ce1"/>
          <table:table-cell table:number-columns-repeated="2" table:style-name="ce1"/>
          <table:table-cell office:value-type="string" office:string-value="" table:formula="of:=CONCATENATE(IF([.M401]=&quot;YES&quot;;&quot;UC1;&quot;;&quot;&quot;);IF([.N401]=&quot;YES&quot;;&quot; UC2;&quot;;&quot;&quot;);IF([.O401]=&quot;YES&quot;;&quot; UC3&quot;;&quot;&quot;))" table:style-name="ce1"/>
          <table:table-cell office:value-type="string" office:string-value="" table:formula="of:=CONCATENATE(IF([.P401]=&quot;YES&quot;;&quot;e-Notification;&quot;;&quot;&quot;);IF([.Q401]=&quot;YES&quot;;&quot; e-Access;&quot;;&quot;&quot;);IF([.R401]=&quot;YES&quot;;&quot; e-Submission;&quot;;&quot;&quot;);IF([.S401]=&quot;YES&quot;;&quot; e-Evaluation;&quot;;&quot;&quot;);IF([.T401]=&quot;YES&quot;;&quot; e-Awarding;&quot;;&quot;&quot;);IF([.U401]=&quot;YES&quot;;&quot; e-Request;&quot;;&quot;&quot;);IF([.V401]=&quot;YES&quot;;&quot; e-Ordering;&quot;;&quot;&quot;);IF([.W401]=&quot;YES&quot;;&quot; e-Fulfiltment;&quot;;&quot;&quot;);IF([.X401]=&quot;YES&quot;;&quot; e-Invoicing;&quot;;&quot;&quot;);IF([.Y40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05</text:p>
          </table:table-cell>
          <table:table-cell office:value-type="string" table:style-name="ce1">
            <text:p>Minimum Number Of Candidates</text:p>
          </table:table-cell>
          <table:table-cell office:value-type="string" table:style-name="ce1">
            <text:p>The contracting authorities shall indicate, in the contract notice or in the invitation to confirm interest, the objective and non-discriminatory criteria or rules they intend to apply, the minimum number of candidates they intend to invite and, where appropriate, the maximum number. (...)</text:p>
          </table:table-cell>
          <table:table-cell table:style-name="ce1"/>
          <table:table-cell office:value-type="string" table:style-name="ce1">
            <text:p>DIRECTIVE 2014/24/EU</text:p>
          </table:table-cell>
          <table:table-cell office:value-type="string" table:style-name="ce1">
            <text:p>Article 65</text:p>
          </table:table-cell>
          <table:table-cell office:value-type="string" table:style-name="ce1">
            <text:p>BT-50</text:p>
          </table:table-cell>
          <table:table-cell table:content-validation-name="val7" table:style-name="ce1"/>
          <table:table-cell table:number-columns-repeated="2" table:style-name="ce1"/>
          <table:table-cell office:value-type="string" office:string-value="" table:formula="of:=CONCATENATE(IF([.M402]=&quot;YES&quot;;&quot;UC1;&quot;;&quot;&quot;);IF([.N402]=&quot;YES&quot;;&quot; UC2;&quot;;&quot;&quot;);IF([.O402]=&quot;YES&quot;;&quot; UC3&quot;;&quot;&quot;))" table:style-name="ce1"/>
          <table:table-cell office:value-type="string" office:string-value="" table:formula="of:=CONCATENATE(IF([.P402]=&quot;YES&quot;;&quot;e-Notification;&quot;;&quot;&quot;);IF([.Q402]=&quot;YES&quot;;&quot; e-Access;&quot;;&quot;&quot;);IF([.R402]=&quot;YES&quot;;&quot; e-Submission;&quot;;&quot;&quot;);IF([.S402]=&quot;YES&quot;;&quot; e-Evaluation;&quot;;&quot;&quot;);IF([.T402]=&quot;YES&quot;;&quot; e-Awarding;&quot;;&quot;&quot;);IF([.U402]=&quot;YES&quot;;&quot; e-Request;&quot;;&quot;&quot;);IF([.V402]=&quot;YES&quot;;&quot; e-Ordering;&quot;;&quot;&quot;);IF([.W402]=&quot;YES&quot;;&quot; e-Fulfiltment;&quot;;&quot;&quot;);IF([.X402]=&quot;YES&quot;;&quot; e-Invoicing;&quot;;&quot;&quot;);IF([.Y40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05</text:p>
          </table:table-cell>
          <table:table-cell office:value-type="string" table:style-name="ce1">
            <text:p>Minimum Number Of Candidates</text:p>
          </table:table-cell>
          <table:table-cell office:value-type="string" table:style-name="ce1">
            <text:p>In the case of a restricted procedure, a competitive procedure with negotiation, a competitive dialogue or an innovation partnership, where recourse is made to the option of reducing the number of candidates to be invited to submit tenders, to negotiate or to engage in dialogue: minimum and, where appropriate, proposed maximum number of candidates and objective criteria to be used to choose the candidates in question.</text:p>
          </table:table-cell>
          <table:table-cell table:style-name="ce1"/>
          <table:table-cell office:value-type="string" table:style-name="ce1">
            <text:p>DIRECTIVE 2014/24/EU</text:p>
          </table:table-cell>
          <table:table-cell office:value-type="string" table:style-name="ce1">
            <text:p>Annex V PART C</text:p>
            <text:p>Information to be included in contract notices</text:p>
          </table:table-cell>
          <table:table-cell office:value-type="string" table:style-name="ce1">
            <text:p>BT-50</text:p>
          </table:table-cell>
          <table:table-cell table:content-validation-name="val7" table:style-name="ce1"/>
          <table:table-cell table:number-columns-repeated="2" table:style-name="ce1"/>
          <table:table-cell office:value-type="string" office:string-value="" table:formula="of:=CONCATENATE(IF([.M403]=&quot;YES&quot;;&quot;UC1;&quot;;&quot;&quot;);IF([.N403]=&quot;YES&quot;;&quot; UC2;&quot;;&quot;&quot;);IF([.O403]=&quot;YES&quot;;&quot; UC3&quot;;&quot;&quot;))" table:style-name="ce1"/>
          <table:table-cell office:value-type="string" office:string-value="" table:formula="of:=CONCATENATE(IF([.P403]=&quot;YES&quot;;&quot;e-Notification;&quot;;&quot;&quot;);IF([.Q403]=&quot;YES&quot;;&quot; e-Access;&quot;;&quot;&quot;);IF([.R403]=&quot;YES&quot;;&quot; e-Submission;&quot;;&quot;&quot;);IF([.S403]=&quot;YES&quot;;&quot; e-Evaluation;&quot;;&quot;&quot;);IF([.T403]=&quot;YES&quot;;&quot; e-Awarding;&quot;;&quot;&quot;);IF([.U403]=&quot;YES&quot;;&quot; e-Request;&quot;;&quot;&quot;);IF([.V403]=&quot;YES&quot;;&quot; e-Ordering;&quot;;&quot;&quot;);IF([.W403]=&quot;YES&quot;;&quot; e-Fulfiltment;&quot;;&quot;&quot;);IF([.X403]=&quot;YES&quot;;&quot; e-Invoicing;&quot;;&quot;&quot;);IF([.Y40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05</text:p>
          </table:table-cell>
          <table:table-cell office:value-type="string" table:style-name="ce1">
            <text:p>Minimum Number Of Candidates</text:p>
          </table:table-cell>
          <table:table-cell office:value-type="string" table:style-name="ce1">
            <text:p>The minimum number of economic operators on the short list.</text:p>
          </table:table-cell>
          <table:table-cell table:style-name="ce1"/>
          <table:table-cell office:value-type="string" table:style-name="ce1">
            <text:p>UBL</text:p>
          </table:table-cell>
          <table:table-cell table:style-name="ce1"/>
          <table:table-cell office:value-type="string" table:style-name="ce1">
            <text:p>BG-77</text:p>
          </table:table-cell>
          <table:table-cell table:content-validation-name="val7" table:style-name="ce1"/>
          <table:table-cell table:number-columns-repeated="2" table:style-name="ce1"/>
          <table:table-cell office:value-type="string" office:string-value="" table:formula="of:=CONCATENATE(IF([.M404]=&quot;YES&quot;;&quot;UC1;&quot;;&quot;&quot;);IF([.N404]=&quot;YES&quot;;&quot; UC2;&quot;;&quot;&quot;);IF([.O404]=&quot;YES&quot;;&quot; UC3&quot;;&quot;&quot;))" table:style-name="ce1"/>
          <table:table-cell office:value-type="string" office:string-value="" table:formula="of:=CONCATENATE(IF([.P404]=&quot;YES&quot;;&quot;e-Notification;&quot;;&quot;&quot;);IF([.Q404]=&quot;YES&quot;;&quot; e-Access;&quot;;&quot;&quot;);IF([.R404]=&quot;YES&quot;;&quot; e-Submission;&quot;;&quot;&quot;);IF([.S404]=&quot;YES&quot;;&quot; e-Evaluation;&quot;;&quot;&quot;);IF([.T404]=&quot;YES&quot;;&quot; e-Awarding;&quot;;&quot;&quot;);IF([.U404]=&quot;YES&quot;;&quot; e-Request;&quot;;&quot;&quot;);IF([.V404]=&quot;YES&quot;;&quot; e-Ordering;&quot;;&quot;&quot;);IF([.W404]=&quot;YES&quot;;&quot; e-Fulfiltment;&quot;;&quot;&quot;);IF([.X404]=&quot;YES&quot;;&quot; e-Invoicing;&quot;;&quot;&quot;);IF([.Y40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01</text:p>
          </table:table-cell>
          <table:table-cell office:value-type="string" table:style-name="ce35">
            <text:p>Modification</text:p>
          </table:table-cell>
          <table:table-cell office:value-type="string" table:style-name="ce35">
            <text:p>Adjustment of the contract during its term (price revision clauses, additional works, services or supplies, etc.)</text:p>
          </table:table-cell>
          <table:table-cell table:style-name="ce35"/>
          <table:table-cell office:value-type="string" table:style-name="ce35">
            <text:p>Ontology proposal</text:p>
          </table:table-cell>
          <table:table-cell office:value-type="string" table:style-name="ce35">
            <text:p>Definition based on DIRECTIVE 2014/24/EU</text:p>
          </table:table-cell>
          <table:table-cell office:value-type="string" table:style-name="ce35">
            <text:p>BG-77</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405]=&quot;YES&quot;;&quot;UC1;&quot;;&quot;&quot;);IF([.N405]=&quot;YES&quot;;&quot; UC2;&quot;;&quot;&quot;);IF([.O405]=&quot;YES&quot;;&quot; UC3&quot;;&quot;&quot;))" table:style-name="ce35"/>
          <table:table-cell office:value-type="string" office:string-value="e-Notification;" table:formula="of:=CONCATENATE(IF([.P405]=&quot;YES&quot;;&quot;e-Notification;&quot;;&quot;&quot;);IF([.Q405]=&quot;YES&quot;;&quot; e-Access;&quot;;&quot;&quot;);IF([.R405]=&quot;YES&quot;;&quot; e-Submission;&quot;;&quot;&quot;);IF([.S405]=&quot;YES&quot;;&quot; e-Evaluation;&quot;;&quot;&quot;);IF([.T405]=&quot;YES&quot;;&quot; e-Awarding;&quot;;&quot;&quot;);IF([.U405]=&quot;YES&quot;;&quot; e-Request;&quot;;&quot;&quot;);IF([.V405]=&quot;YES&quot;;&quot; e-Ordering;&quot;;&quot;&quot;);IF([.W405]=&quot;YES&quot;;&quot; e-Fulfiltment;&quot;;&quot;&quot;);IF([.X405]=&quot;YES&quot;;&quot; e-Invoicing;&quot;;&quot;&quot;);IF([.Y405]=&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01</text:p>
          </table:table-cell>
          <table:table-cell office:value-type="string" table:style-name="ce1">
            <text:p>Modification</text:p>
          </table:table-cell>
          <table:table-cell office:value-type="string" table:style-name="ce1">
            <text:p>Contracts and framework agreements may be modified without a new procurement procedure in accordance with this Directive (...)</text:p>
          </table:table-cell>
          <table:table-cell table:style-name="ce1"/>
          <table:table-cell office:value-type="string" table:style-name="ce1">
            <text:p>DIRECTIVE 2014/24/EU</text:p>
          </table:table-cell>
          <table:table-cell office:value-type="string" table:style-name="ce1">
            <text:p>Article 72</text:p>
          </table:table-cell>
          <table:table-cell office:value-type="string" table:style-name="ce1">
            <text:p>BT-200</text:p>
          </table:table-cell>
          <table:table-cell table:content-validation-name="val7" table:style-name="ce1"/>
          <table:table-cell table:number-columns-repeated="2" table:style-name="ce1"/>
          <table:table-cell office:value-type="string" office:string-value="" table:formula="of:=CONCATENATE(IF([.M406]=&quot;YES&quot;;&quot;UC1;&quot;;&quot;&quot;);IF([.N406]=&quot;YES&quot;;&quot; UC2;&quot;;&quot;&quot;);IF([.O406]=&quot;YES&quot;;&quot; UC3&quot;;&quot;&quot;))" table:style-name="ce1"/>
          <table:table-cell office:value-type="string" office:string-value="" table:formula="of:=CONCATENATE(IF([.P406]=&quot;YES&quot;;&quot;e-Notification;&quot;;&quot;&quot;);IF([.Q406]=&quot;YES&quot;;&quot; e-Access;&quot;;&quot;&quot;);IF([.R406]=&quot;YES&quot;;&quot; e-Submission;&quot;;&quot;&quot;);IF([.S406]=&quot;YES&quot;;&quot; e-Evaluation;&quot;;&quot;&quot;);IF([.T406]=&quot;YES&quot;;&quot; e-Awarding;&quot;;&quot;&quot;);IF([.U406]=&quot;YES&quot;;&quot; e-Request;&quot;;&quot;&quot;);IF([.V406]=&quot;YES&quot;;&quot; e-Ordering;&quot;;&quot;&quot;);IF([.W406]=&quot;YES&quot;;&quot; e-Fulfiltment;&quot;;&quot;&quot;);IF([.X406]=&quot;YES&quot;;&quot; e-Invoicing;&quot;;&quot;&quot;);IF([.Y40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01</text:p>
          </table:table-cell>
          <table:table-cell office:value-type="string" table:style-name="ce35">
            <text:p>Modification</text:p>
          </table:table-cell>
          <table:table-cell office:value-type="string" table:style-name="ce35">
            <text:p>A classification of the motive for the adjustment of the contract during its term.</text:p>
          </table:table-cell>
          <table:table-cell table:style-name="ce35"/>
          <table:table-cell office:value-type="string" table:style-name="ce35">
            <text:p>Ontology proposal</text:p>
          </table:table-cell>
          <table:table-cell office:value-type="string" table:style-name="ce35">
            <text:p>The deffinition of "Reason For Modification" is already provided in BT-201</text:p>
          </table:table-cell>
          <table:table-cell office:value-type="string" table:style-name="ce35">
            <text:p>BT-201</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407]=&quot;YES&quot;;&quot;UC1;&quot;;&quot;&quot;);IF([.N407]=&quot;YES&quot;;&quot; UC2;&quot;;&quot;&quot;);IF([.O407]=&quot;YES&quot;;&quot; UC3&quot;;&quot;&quot;))" table:style-name="ce35"/>
          <table:table-cell office:value-type="string" office:string-value="e-Notification;" table:formula="of:=CONCATENATE(IF([.P407]=&quot;YES&quot;;&quot;e-Notification;&quot;;&quot;&quot;);IF([.Q407]=&quot;YES&quot;;&quot; e-Access;&quot;;&quot;&quot;);IF([.R407]=&quot;YES&quot;;&quot; e-Submission;&quot;;&quot;&quot;);IF([.S407]=&quot;YES&quot;;&quot; e-Evaluation;&quot;;&quot;&quot;);IF([.T407]=&quot;YES&quot;;&quot; e-Awarding;&quot;;&quot;&quot;);IF([.U407]=&quot;YES&quot;;&quot; e-Request;&quot;;&quot;&quot;);IF([.V407]=&quot;YES&quot;;&quot; e-Ordering;&quot;;&quot;&quot;);IF([.W407]=&quot;YES&quot;;&quot; e-Fulfiltment;&quot;;&quot;&quot;);IF([.X407]=&quot;YES&quot;;&quot; e-Invoicing;&quot;;&quot;&quot;);IF([.Y407]=&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35">
            <text:p>C-101</text:p>
          </table:table-cell>
          <table:table-cell office:value-type="string" table:style-name="ce35">
            <text:p>Modification</text:p>
          </table:table-cell>
          <table:table-cell office:value-type="string" table:style-name="ce35">
            <text:p>The description of the circumstances which have rendered necessary the adjustment of the contract during its term.</text:p>
          </table:table-cell>
          <table:table-cell table:style-name="ce35"/>
          <table:table-cell office:value-type="string" table:style-name="ce35">
            <text:p>Ontology proposal</text:p>
          </table:table-cell>
          <table:table-cell table:style-name="ce35"/>
          <table:table-cell office:value-type="string" table:style-name="ce35">
            <text:p>BT-202</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408]=&quot;YES&quot;;&quot;UC1;&quot;;&quot;&quot;);IF([.N408]=&quot;YES&quot;;&quot; UC2;&quot;;&quot;&quot;);IF([.O408]=&quot;YES&quot;;&quot; UC3&quot;;&quot;&quot;))" table:style-name="ce35"/>
          <table:table-cell office:value-type="string" office:string-value="e-Notification;" table:formula="of:=CONCATENATE(IF([.P408]=&quot;YES&quot;;&quot;e-Notification;&quot;;&quot;&quot;);IF([.Q408]=&quot;YES&quot;;&quot; e-Access;&quot;;&quot;&quot;);IF([.R408]=&quot;YES&quot;;&quot; e-Submission;&quot;;&quot;&quot;);IF([.S408]=&quot;YES&quot;;&quot; e-Evaluation;&quot;;&quot;&quot;);IF([.T408]=&quot;YES&quot;;&quot; e-Awarding;&quot;;&quot;&quot;);IF([.U408]=&quot;YES&quot;;&quot; e-Request;&quot;;&quot;&quot;);IF([.V408]=&quot;YES&quot;;&quot; e-Ordering;&quot;;&quot;&quot;);IF([.W408]=&quot;YES&quot;;&quot; e-Fulfiltment;&quot;;&quot;&quot;);IF([.X408]=&quot;YES&quot;;&quot; e-Invoicing;&quot;;&quot;&quot;);IF([.Y408]=&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35">
            <text:p>C-101</text:p>
          </table:table-cell>
          <table:table-cell office:value-type="string" table:style-name="ce35">
            <text:p>Modification</text:p>
          </table:table-cell>
          <table:table-cell office:value-type="string" table:style-name="ce35">
            <text:p>The specification of the adjustment of the contract during its term.</text:p>
          </table:table-cell>
          <table:table-cell table:style-name="ce35"/>
          <table:table-cell office:value-type="string" table:style-name="ce35">
            <text:p>Ontology proposal</text:p>
          </table:table-cell>
          <table:table-cell table:style-name="ce35"/>
          <table:table-cell office:value-type="string" table:style-name="ce35">
            <text:p>BG-77</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409]=&quot;YES&quot;;&quot;UC1;&quot;;&quot;&quot;);IF([.N409]=&quot;YES&quot;;&quot; UC2;&quot;;&quot;&quot;);IF([.O409]=&quot;YES&quot;;&quot; UC3&quot;;&quot;&quot;))" table:style-name="ce35"/>
          <table:table-cell office:value-type="string" office:string-value="e-Notification;" table:formula="of:=CONCATENATE(IF([.P409]=&quot;YES&quot;;&quot;e-Notification;&quot;;&quot;&quot;);IF([.Q409]=&quot;YES&quot;;&quot; e-Access;&quot;;&quot;&quot;);IF([.R409]=&quot;YES&quot;;&quot; e-Submission;&quot;;&quot;&quot;);IF([.S409]=&quot;YES&quot;;&quot; e-Evaluation;&quot;;&quot;&quot;);IF([.T409]=&quot;YES&quot;;&quot; e-Awarding;&quot;;&quot;&quot;);IF([.U409]=&quot;YES&quot;;&quot; e-Request;&quot;;&quot;&quot;);IF([.V409]=&quot;YES&quot;;&quot; e-Ordering;&quot;;&quot;&quot;);IF([.W409]=&quot;YES&quot;;&quot; e-Fulfiltment;&quot;;&quot;&quot;);IF([.X409]=&quot;YES&quot;;&quot; e-Invoicing;&quot;;&quot;&quot;);IF([.Y409]=&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01</text:p>
          </table:table-cell>
          <table:table-cell office:value-type="string" table:style-name="ce1">
            <text:p>Modification</text:p>
          </table:table-cell>
          <table:table-cell office:value-type="string" table:style-name="ce1">
            <text:p>During the execution of a contract it could happen that the contract should be modified, to describe these kind of situations we use this class.</text:p>
          </table:table-cell>
          <table:table-cell table:style-name="ce1"/>
          <table:table-cell office:value-type="string" table:style-name="ce1">
            <text:p>PPROC Ontology</text:p>
          </table:table-cell>
          <table:table-cell office:value-type="string" table:style-name="ce1">
            <text:p><text:a xlink:href="http://contsem.unizar.es/def/sector-publico/pproc#ContractModification">http://contsem.unizar.es/def/sector-publico/PPROC Ontology#ContractModification</text:a></text:p>
          </table:table-cell>
          <table:table-cell office:value-type="string" table:style-name="ce1">
            <text:p>BG-77</text:p>
          </table:table-cell>
          <table:table-cell table:content-validation-name="val7" table:style-name="ce1"/>
          <table:table-cell table:number-columns-repeated="2" table:style-name="ce1"/>
          <table:table-cell office:value-type="string" office:string-value="" table:formula="of:=CONCATENATE(IF([.M410]=&quot;YES&quot;;&quot;UC1;&quot;;&quot;&quot;);IF([.N410]=&quot;YES&quot;;&quot; UC2;&quot;;&quot;&quot;);IF([.O410]=&quot;YES&quot;;&quot; UC3&quot;;&quot;&quot;))" table:style-name="ce1"/>
          <table:table-cell office:value-type="string" office:string-value="" table:formula="of:=CONCATENATE(IF([.P410]=&quot;YES&quot;;&quot;e-Notification;&quot;;&quot;&quot;);IF([.Q410]=&quot;YES&quot;;&quot; e-Access;&quot;;&quot;&quot;);IF([.R410]=&quot;YES&quot;;&quot; e-Submission;&quot;;&quot;&quot;);IF([.S410]=&quot;YES&quot;;&quot; e-Evaluation;&quot;;&quot;&quot;);IF([.T410]=&quot;YES&quot;;&quot; e-Awarding;&quot;;&quot;&quot;);IF([.U410]=&quot;YES&quot;;&quot; e-Request;&quot;;&quot;&quot;);IF([.V410]=&quot;YES&quot;;&quot; e-Ordering;&quot;;&quot;&quot;);IF([.W410]=&quot;YES&quot;;&quot; e-Fulfiltment;&quot;;&quot;&quot;);IF([.X410]=&quot;YES&quot;;&quot; e-Invoicing;&quot;;&quot;&quot;);IF([.Y41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01</text:p>
          </table:table-cell>
          <table:table-cell office:value-type="string" table:style-name="ce1">
            <text:p>Modification</text:p>
          </table:table-cell>
          <table:table-cell office:value-type="string" table:style-name="ce1">
            <text:p>Class describing the conditions for which a contract can be modified (e.g. maximum percentage of its price or budget).</text:p>
          </table:table-cell>
          <table:table-cell table:style-name="ce1"/>
          <table:table-cell office:value-type="string" table:style-name="ce1">
            <text:p>PPROC Ontology</text:p>
          </table:table-cell>
          <table:table-cell office:value-type="string" table:style-name="ce1">
            <text:p><text:a xlink:href="http://contsem.unizar.es/def/sector-publico/pproc#ContractModificationConditions">http://contsem.unizar.es/def/sector-publico/PPROC Ontology#ContractModificationConditions</text:a></text:p>
          </table:table-cell>
          <table:table-cell office:value-type="string" table:style-name="ce1">
            <text:p>BT-500</text:p>
          </table:table-cell>
          <table:table-cell table:content-validation-name="val7" table:style-name="ce1"/>
          <table:table-cell table:number-columns-repeated="2" table:style-name="ce1"/>
          <table:table-cell office:value-type="string" office:string-value="" table:formula="of:=CONCATENATE(IF([.M411]=&quot;YES&quot;;&quot;UC1;&quot;;&quot;&quot;);IF([.N411]=&quot;YES&quot;;&quot; UC2;&quot;;&quot;&quot;);IF([.O411]=&quot;YES&quot;;&quot; UC3&quot;;&quot;&quot;))" table:style-name="ce1"/>
          <table:table-cell office:value-type="string" office:string-value="" table:formula="of:=CONCATENATE(IF([.P411]=&quot;YES&quot;;&quot;e-Notification;&quot;;&quot;&quot;);IF([.Q411]=&quot;YES&quot;;&quot; e-Access;&quot;;&quot;&quot;);IF([.R411]=&quot;YES&quot;;&quot; e-Submission;&quot;;&quot;&quot;);IF([.S411]=&quot;YES&quot;;&quot; e-Evaluation;&quot;;&quot;&quot;);IF([.T411]=&quot;YES&quot;;&quot; e-Awarding;&quot;;&quot;&quot;);IF([.U411]=&quot;YES&quot;;&quot; e-Request;&quot;;&quot;&quot;);IF([.V411]=&quot;YES&quot;;&quot; e-Ordering;&quot;;&quot;&quot;);IF([.W411]=&quot;YES&quot;;&quot; e-Fulfiltment;&quot;;&quot;&quot;);IF([.X411]=&quot;YES&quot;;&quot; e-Invoicing;&quot;;&quot;&quot;);IF([.Y41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50</text:p>
          </table:table-cell>
          <table:table-cell office:value-type="string" table:style-name="ce35">
            <text:p>Name</text:p>
          </table:table-cell>
          <table:table-cell office:value-type="string" table:style-name="ce35">
            <text:p>The official name of the organisation.</text:p>
          </table:table-cell>
          <table:table-cell table:style-name="ce35"/>
          <table:table-cell office:value-type="string" table:style-name="ce35">
            <text:p>Ontology proposal</text:p>
          </table:table-cell>
          <table:table-cell table:style-name="ce35"/>
          <table:table-cell office:value-type="string" table:style-name="ce35">
            <text:p>BT-500</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412]=&quot;YES&quot;;&quot;UC1;&quot;;&quot;&quot;);IF([.N412]=&quot;YES&quot;;&quot; UC2;&quot;;&quot;&quot;);IF([.O412]=&quot;YES&quot;;&quot; UC3&quot;;&quot;&quot;))" table:style-name="ce35"/>
          <table:table-cell office:value-type="string" office:string-value="e-Notification;" table:formula="of:=CONCATENATE(IF([.P412]=&quot;YES&quot;;&quot;e-Notification;&quot;;&quot;&quot;);IF([.Q412]=&quot;YES&quot;;&quot; e-Access;&quot;;&quot;&quot;);IF([.R412]=&quot;YES&quot;;&quot; e-Submission;&quot;;&quot;&quot;);IF([.S412]=&quot;YES&quot;;&quot; e-Evaluation;&quot;;&quot;&quot;);IF([.T412]=&quot;YES&quot;;&quot; e-Awarding;&quot;;&quot;&quot;);IF([.U412]=&quot;YES&quot;;&quot; e-Request;&quot;;&quot;&quot;);IF([.V412]=&quot;YES&quot;;&quot; e-Ordering;&quot;;&quot;&quot;);IF([.W412]=&quot;YES&quot;;&quot; e-Fulfiltment;&quot;;&quot;&quot;);IF([.X412]=&quot;YES&quot;;&quot; e-Invoicing;&quot;;&quot;&quot;);IF([.Y412]=&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50</text:p>
          </table:table-cell>
          <table:table-cell office:value-type="string" table:style-name="ce1">
            <text:p>Name</text:p>
          </table:table-cell>
          <table:table-cell office:value-type="string" table:style-name="ce1">
            <text:p>A name for this party.</text:p>
          </table:table-cell>
          <table:table-cell table:style-name="ce1"/>
          <table:table-cell office:value-type="string" table:style-name="ce1">
            <text:p>UBL</text:p>
          </table:table-cell>
          <table:table-cell table:style-name="ce1"/>
          <table:table-cell office:value-type="string" table:style-name="ce1">
            <text:p>BT-500</text:p>
          </table:table-cell>
          <table:table-cell table:content-validation-name="val7" table:style-name="ce1"/>
          <table:table-cell table:number-columns-repeated="2" table:style-name="ce1"/>
          <table:table-cell office:value-type="string" office:string-value="" table:formula="of:=CONCATENATE(IF([.M413]=&quot;YES&quot;;&quot;UC1;&quot;;&quot;&quot;);IF([.N413]=&quot;YES&quot;;&quot; UC2;&quot;;&quot;&quot;);IF([.O413]=&quot;YES&quot;;&quot; UC3&quot;;&quot;&quot;))" table:style-name="ce1"/>
          <table:table-cell office:value-type="string" office:string-value="" table:formula="of:=CONCATENATE(IF([.P413]=&quot;YES&quot;;&quot;e-Notification;&quot;;&quot;&quot;);IF([.Q413]=&quot;YES&quot;;&quot; e-Access;&quot;;&quot;&quot;);IF([.R413]=&quot;YES&quot;;&quot; e-Submission;&quot;;&quot;&quot;);IF([.S413]=&quot;YES&quot;;&quot; e-Evaluation;&quot;;&quot;&quot;);IF([.T413]=&quot;YES&quot;;&quot; e-Awarding;&quot;;&quot;&quot;);IF([.U413]=&quot;YES&quot;;&quot; e-Request;&quot;;&quot;&quot;);IF([.V413]=&quot;YES&quot;;&quot; e-Ordering;&quot;;&quot;&quot;);IF([.W413]=&quot;YES&quot;;&quot; e-Fulfiltment;&quot;;&quot;&quot;);IF([.X413]=&quot;YES&quot;;&quot; e-Invoicing;&quot;;&quot;&quot;);IF([.Y41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50</text:p>
          </table:table-cell>
          <table:table-cell office:value-type="string" table:style-name="ce1">
            <text:p>Name</text:p>
          </table:table-cell>
          <table:table-cell office:value-type="string" table:style-name="ce1">
            <text:p>The legal name of the business</text:p>
          </table:table-cell>
          <table:table-cell table:style-name="ce1"/>
          <table:table-cell office:value-type="string" table:style-name="ce1">
            <text:p>ISA CORE VOCABULARIES</text:p>
          </table:table-cell>
          <table:table-cell table:style-name="ce1"/>
          <table:table-cell office:value-type="string" table:style-name="ce1">
            <text:p>BT-500</text:p>
          </table:table-cell>
          <table:table-cell table:content-validation-name="val7" table:style-name="ce1"/>
          <table:table-cell table:number-columns-repeated="2" table:style-name="ce1"/>
          <table:table-cell office:value-type="string" office:string-value="" table:formula="of:=CONCATENATE(IF([.M414]=&quot;YES&quot;;&quot;UC1;&quot;;&quot;&quot;);IF([.N414]=&quot;YES&quot;;&quot; UC2;&quot;;&quot;&quot;);IF([.O414]=&quot;YES&quot;;&quot; UC3&quot;;&quot;&quot;))" table:style-name="ce1"/>
          <table:table-cell office:value-type="string" office:string-value="" table:formula="of:=CONCATENATE(IF([.P414]=&quot;YES&quot;;&quot;e-Notification;&quot;;&quot;&quot;);IF([.Q414]=&quot;YES&quot;;&quot; e-Access;&quot;;&quot;&quot;);IF([.R414]=&quot;YES&quot;;&quot; e-Submission;&quot;;&quot;&quot;);IF([.S414]=&quot;YES&quot;;&quot; e-Evaluation;&quot;;&quot;&quot;);IF([.T414]=&quot;YES&quot;;&quot; e-Awarding;&quot;;&quot;&quot;);IF([.U414]=&quot;YES&quot;;&quot; e-Request;&quot;;&quot;&quot;);IF([.V414]=&quot;YES&quot;;&quot; e-Ordering;&quot;;&quot;&quot;);IF([.W414]=&quot;YES&quot;;&quot; e-Fulfiltment;&quot;;&quot;&quot;);IF([.X414]=&quot;YES&quot;;&quot; e-Invoicing;&quot;;&quot;&quot;);IF([.Y41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50</text:p>
          </table:table-cell>
          <table:table-cell office:value-type="string" table:style-name="ce1">
            <text:p>Name</text:p>
          </table:table-cell>
          <table:table-cell office:value-type="string" table:style-name="ce1">
            <text:p>A word or set of words by which a person or thing is known, addressed, or referred to.</text:p>
          </table:table-cell>
          <table:table-cell table:style-name="ce1"/>
          <table:table-cell office:value-type="string" table:style-name="ce1">
            <text:p>Oxford Dictionaries</text:p>
          </table:table-cell>
          <table:table-cell table:style-name="ce1"/>
          <table:table-cell office:value-type="string" table:style-name="ce1">
            <text:p>BT-89</text:p>
          </table:table-cell>
          <table:table-cell table:content-validation-name="val7" table:style-name="ce1"/>
          <table:table-cell table:number-columns-repeated="2" table:style-name="ce1"/>
          <table:table-cell office:value-type="string" office:string-value="" table:formula="of:=CONCATENATE(IF([.M415]=&quot;YES&quot;;&quot;UC1;&quot;;&quot;&quot;);IF([.N415]=&quot;YES&quot;;&quot; UC2;&quot;;&quot;&quot;);IF([.O415]=&quot;YES&quot;;&quot; UC3&quot;;&quot;&quot;))" table:style-name="ce1"/>
          <table:table-cell office:value-type="string" office:string-value="" table:formula="of:=CONCATENATE(IF([.P415]=&quot;YES&quot;;&quot;e-Notification;&quot;;&quot;&quot;);IF([.Q415]=&quot;YES&quot;;&quot; e-Access;&quot;;&quot;&quot;);IF([.R415]=&quot;YES&quot;;&quot; e-Submission;&quot;;&quot;&quot;);IF([.S415]=&quot;YES&quot;;&quot; e-Evaluation;&quot;;&quot;&quot;);IF([.T415]=&quot;YES&quot;;&quot; e-Awarding;&quot;;&quot;&quot;);IF([.U415]=&quot;YES&quot;;&quot; e-Request;&quot;;&quot;&quot;);IF([.V415]=&quot;YES&quot;;&quot; e-Ordering;&quot;;&quot;&quot;);IF([.W415]=&quot;YES&quot;;&quot; e-Fulfiltment;&quot;;&quot;&quot;);IF([.X415]=&quot;YES&quot;;&quot; e-Invoicing;&quot;;&quot;&quot;);IF([.Y41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88</text:p>
          </table:table-cell>
          <table:table-cell office:value-type="string" table:style-name="ce35">
            <text:p>National Law URI</text:p>
          </table:table-cell>
          <table:table-cell office:value-type="string" table:style-name="ce35">
            <text:p>The Uniform Resource Identifier (URI) of the applicable national legislation referred to in the notice.</text:p>
          </table:table-cell>
          <table:table-cell table:style-name="ce35"/>
          <table:table-cell office:value-type="string" table:style-name="ce35">
            <text:p>Ontology proposal</text:p>
          </table:table-cell>
          <table:table-cell office:value-type="string" table:style-name="ce35">
            <text:p>Based on the DIRECTIVE 2014/24/EU</text:p>
          </table:table-cell>
          <table:table-cell office:value-type="string" table:style-name="ce35">
            <text:p>BT-89</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416]=&quot;YES&quot;;&quot;UC1;&quot;;&quot;&quot;);IF([.N416]=&quot;YES&quot;;&quot; UC2;&quot;;&quot;&quot;);IF([.O416]=&quot;YES&quot;;&quot; UC3&quot;;&quot;&quot;))" table:style-name="ce35"/>
          <table:table-cell office:value-type="string" office:string-value="e-Notification;" table:formula="of:=CONCATENATE(IF([.P416]=&quot;YES&quot;;&quot;e-Notification;&quot;;&quot;&quot;);IF([.Q416]=&quot;YES&quot;;&quot; e-Access;&quot;;&quot;&quot;);IF([.R416]=&quot;YES&quot;;&quot; e-Submission;&quot;;&quot;&quot;);IF([.S416]=&quot;YES&quot;;&quot; e-Evaluation;&quot;;&quot;&quot;);IF([.T416]=&quot;YES&quot;;&quot; e-Awarding;&quot;;&quot;&quot;);IF([.U416]=&quot;YES&quot;;&quot; e-Request;&quot;;&quot;&quot;);IF([.V416]=&quot;YES&quot;;&quot; e-Ordering;&quot;;&quot;&quot;);IF([.W416]=&quot;YES&quot;;&quot; e-Fulfiltment;&quot;;&quot;&quot;);IF([.X416]=&quot;YES&quot;;&quot; e-Invoicing;&quot;;&quot;&quot;);IF([.Y416]=&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88</text:p>
          </table:table-cell>
          <table:table-cell office:value-type="string" table:style-name="ce1">
            <text:p>National Law URI</text:p>
          </table:table-cell>
          <table:table-cell office:value-type="string" table:style-name="ce1">
            <text:p>(…) The allocation of responsibilities and the applicable national law shall be referred to in the procurement documents for jointly awarded public contracts.</text:p>
          </table:table-cell>
          <table:table-cell table:style-name="ce1"/>
          <table:table-cell office:value-type="string" table:style-name="ce1">
            <text:p>DIRECTIVE 2014/24/EU</text:p>
          </table:table-cell>
          <table:table-cell office:value-type="string" table:style-name="ce1">
            <text:p>Article 39 (4)</text:p>
          </table:table-cell>
          <table:table-cell office:value-type="string" table:style-name="ce1">
            <text:p>BT-144</text:p>
          </table:table-cell>
          <table:table-cell table:content-validation-name="val7" table:style-name="ce1"/>
          <table:table-cell table:number-columns-repeated="2" table:style-name="ce1"/>
          <table:table-cell office:value-type="string" office:string-value="" table:formula="of:=CONCATENATE(IF([.M417]=&quot;YES&quot;;&quot;UC1;&quot;;&quot;&quot;);IF([.N417]=&quot;YES&quot;;&quot; UC2;&quot;;&quot;&quot;);IF([.O417]=&quot;YES&quot;;&quot; UC3&quot;;&quot;&quot;))" table:style-name="ce1"/>
          <table:table-cell office:value-type="string" office:string-value="" table:formula="of:=CONCATENATE(IF([.P417]=&quot;YES&quot;;&quot;e-Notification;&quot;;&quot;&quot;);IF([.Q417]=&quot;YES&quot;;&quot; e-Access;&quot;;&quot;&quot;);IF([.R417]=&quot;YES&quot;;&quot; e-Submission;&quot;;&quot;&quot;);IF([.S417]=&quot;YES&quot;;&quot; e-Evaluation;&quot;;&quot;&quot;);IF([.T417]=&quot;YES&quot;;&quot; e-Awarding;&quot;;&quot;&quot;);IF([.U417]=&quot;YES&quot;;&quot; e-Request;&quot;;&quot;&quot;);IF([.V417]=&quot;YES&quot;;&quot; e-Ordering;&quot;;&quot;&quot;);IF([.W417]=&quot;YES&quot;;&quot; e-Fulfiltment;&quot;;&quot;&quot;);IF([.X417]=&quot;YES&quot;;&quot; e-Invoicing;&quot;;&quot;&quot;);IF([.Y41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58</text:p>
          </table:table-cell>
          <table:table-cell office:value-type="string" table:style-name="ce35">
            <text:p>No Award Reason</text:p>
          </table:table-cell>
          <table:table-cell office:value-type="string" table:style-name="ce35">
            <text:p>Justification why the contract has and will not have a winner.</text:p>
          </table:table-cell>
          <table:table-cell table:style-name="ce35"/>
          <table:table-cell office:value-type="string" table:style-name="ce35">
            <text:p>Ontology proposal</text:p>
          </table:table-cell>
          <table:table-cell table:style-name="ce35"/>
          <table:table-cell office:value-type="string" table:style-name="ce35">
            <text:p>BT-144</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418]=&quot;YES&quot;;&quot;UC1;&quot;;&quot;&quot;);IF([.N418]=&quot;YES&quot;;&quot; UC2;&quot;;&quot;&quot;);IF([.O418]=&quot;YES&quot;;&quot; UC3&quot;;&quot;&quot;))" table:style-name="ce35"/>
          <table:table-cell office:value-type="string" office:string-value="e-Notification; e-Awarding;" table:formula="of:=CONCATENATE(IF([.P418]=&quot;YES&quot;;&quot;e-Notification;&quot;;&quot;&quot;);IF([.Q418]=&quot;YES&quot;;&quot; e-Access;&quot;;&quot;&quot;);IF([.R418]=&quot;YES&quot;;&quot; e-Submission;&quot;;&quot;&quot;);IF([.S418]=&quot;YES&quot;;&quot; e-Evaluation;&quot;;&quot;&quot;);IF([.T418]=&quot;YES&quot;;&quot; e-Awarding;&quot;;&quot;&quot;);IF([.U418]=&quot;YES&quot;;&quot; e-Request;&quot;;&quot;&quot;);IF([.V418]=&quot;YES&quot;;&quot; e-Ordering;&quot;;&quot;&quot;);IF([.W418]=&quot;YES&quot;;&quot; e-Fulfiltment;&quot;;&quot;&quot;);IF([.X418]=&quot;YES&quot;;&quot; e-Invoicing;&quot;;&quot;&quot;);IF([.Y418]=&quot;YES&quot;;&quot; e-Payment;&quot;;&quot;&quot;))" table:style-name="ce35">
            <text:p>e-Notification; e-Awarding;</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58</text:p>
          </table:table-cell>
          <table:table-cell office:value-type="string" table:style-name="ce1">
            <text:p>No Award Reason</text:p>
          </table:table-cell>
          <table:table-cell office:value-type="string" table:style-name="ce1">
            <text:p>Information on non award</text:p>
          </table:table-cell>
          <table:table-cell table:style-name="ce1"/>
          <table:table-cell office:value-type="string" table:style-name="ce1">
            <text:p>OP internal working</text:p>
          </table:table-cell>
          <table:table-cell table:style-name="ce1"/>
          <table:table-cell office:value-type="string" table:style-name="ce1">
            <text:p>BT-120</text:p>
          </table:table-cell>
          <table:table-cell table:content-validation-name="val7" table:style-name="ce1"/>
          <table:table-cell table:number-columns-repeated="2" table:style-name="ce1"/>
          <table:table-cell office:value-type="string" office:string-value="" table:formula="of:=CONCATENATE(IF([.M419]=&quot;YES&quot;;&quot;UC1;&quot;;&quot;&quot;);IF([.N419]=&quot;YES&quot;;&quot; UC2;&quot;;&quot;&quot;);IF([.O419]=&quot;YES&quot;;&quot; UC3&quot;;&quot;&quot;))" table:style-name="ce1"/>
          <table:table-cell office:value-type="string" office:string-value="" table:formula="of:=CONCATENATE(IF([.P419]=&quot;YES&quot;;&quot;e-Notification;&quot;;&quot;&quot;);IF([.Q419]=&quot;YES&quot;;&quot; e-Access;&quot;;&quot;&quot;);IF([.R419]=&quot;YES&quot;;&quot; e-Submission;&quot;;&quot;&quot;);IF([.S419]=&quot;YES&quot;;&quot; e-Evaluation;&quot;;&quot;&quot;);IF([.T419]=&quot;YES&quot;;&quot; e-Awarding;&quot;;&quot;&quot;);IF([.U419]=&quot;YES&quot;;&quot; e-Request;&quot;;&quot;&quot;);IF([.V419]=&quot;YES&quot;;&quot; e-Ordering;&quot;;&quot;&quot;);IF([.W419]=&quot;YES&quot;;&quot; e-Fulfiltment;&quot;;&quot;&quot;);IF([.X419]=&quot;YES&quot;;&quot; e-Invoicing;&quot;;&quot;&quot;);IF([.Y41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53</text:p>
          </table:table-cell>
          <table:table-cell office:value-type="string" table:style-name="ce35">
            <text:p>No Further Negociation Indicator</text:p>
          </table:table-cell>
          <table:table-cell office:value-type="string" table:style-name="ce35">
            <text:p>An examination of the appropriateness of the level of thresholds of the GPA is not required.</text:p>
          </table:table-cell>
          <table:table-cell table:style-name="ce35"/>
          <table:table-cell office:value-type="string" table:style-name="ce35">
            <text:p>Ontology proposal</text:p>
          </table:table-cell>
          <table:table-cell office:value-type="string" table:style-name="ce35">
            <text:p>Based on DIRECTIVE 2014/24/EU</text:p>
          </table:table-cell>
          <table:table-cell office:value-type="string" table:style-name="ce35">
            <text:p>BT-120</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420]=&quot;YES&quot;;&quot;UC1;&quot;;&quot;&quot;);IF([.N420]=&quot;YES&quot;;&quot; UC2;&quot;;&quot;&quot;);IF([.O420]=&quot;YES&quot;;&quot; UC3&quot;;&quot;&quot;))" table:style-name="ce35"/>
          <table:table-cell office:value-type="string" office:string-value="e-Notification;" table:formula="of:=CONCATENATE(IF([.P420]=&quot;YES&quot;;&quot;e-Notification;&quot;;&quot;&quot;);IF([.Q420]=&quot;YES&quot;;&quot; e-Access;&quot;;&quot;&quot;);IF([.R420]=&quot;YES&quot;;&quot; e-Submission;&quot;;&quot;&quot;);IF([.S420]=&quot;YES&quot;;&quot; e-Evaluation;&quot;;&quot;&quot;);IF([.T420]=&quot;YES&quot;;&quot; e-Awarding;&quot;;&quot;&quot;);IF([.U420]=&quot;YES&quot;;&quot; e-Request;&quot;;&quot;&quot;);IF([.V420]=&quot;YES&quot;;&quot; e-Ordering;&quot;;&quot;&quot;);IF([.W420]=&quot;YES&quot;;&quot; e-Fulfiltment;&quot;;&quot;&quot;);IF([.X420]=&quot;YES&quot;;&quot; e-Invoicing;&quot;;&quot;&quot;);IF([.Y420]=&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53</text:p>
          </table:table-cell>
          <table:table-cell office:value-type="string" table:style-name="ce1">
            <text:p>No Further Negociation Indicator</text:p>
          </table:table-cell>
          <table:table-cell office:value-type="string" table:style-name="ce1">
            <text:p>In accordance with Article XXII(7) thereof, the GPA shall be the subject of further negotiations three years after its entry into force and periodically thereafter. In that context, the appropriateness of the level of thresholds should be examined, bearing in mind the impact of inflation in view of a long period without changes of the thresholds in the GPA; in the event that the level of thresholds should change as a consequence, the Commission should, where appropriate, adopt a proposal for a legal act amending the thresholds set out in this Directive.</text:p>
          </table:table-cell>
          <table:table-cell table:style-name="ce1"/>
          <table:table-cell office:value-type="string" table:style-name="ce1">
            <text:p>DIRECTIVE 2014/24/EU</text:p>
          </table:table-cell>
          <table:table-cell office:value-type="string" table:style-name="ce1">
            <text:p>Whereas (134)</text:p>
          </table:table-cell>
          <table:table-cell office:value-type="string" table:style-name="ce1">
            <text:p>BT-190</text:p>
          </table:table-cell>
          <table:table-cell table:content-validation-name="val7" table:style-name="ce1"/>
          <table:table-cell table:number-columns-repeated="2" table:style-name="ce1"/>
          <table:table-cell office:value-type="string" office:string-value="" table:formula="of:=CONCATENATE(IF([.M421]=&quot;YES&quot;;&quot;UC1;&quot;;&quot;&quot;);IF([.N421]=&quot;YES&quot;;&quot; UC2;&quot;;&quot;&quot;);IF([.O421]=&quot;YES&quot;;&quot; UC3&quot;;&quot;&quot;))" table:style-name="ce1"/>
          <table:table-cell office:value-type="string" office:string-value="" table:formula="of:=CONCATENATE(IF([.P421]=&quot;YES&quot;;&quot;e-Notification;&quot;;&quot;&quot;);IF([.Q421]=&quot;YES&quot;;&quot; e-Access;&quot;;&quot;&quot;);IF([.R421]=&quot;YES&quot;;&quot; e-Submission;&quot;;&quot;&quot;);IF([.S421]=&quot;YES&quot;;&quot; e-Evaluation;&quot;;&quot;&quot;);IF([.T421]=&quot;YES&quot;;&quot; e-Awarding;&quot;;&quot;&quot;);IF([.U421]=&quot;YES&quot;;&quot; e-Request;&quot;;&quot;&quot;);IF([.V421]=&quot;YES&quot;;&quot; e-Ordering;&quot;;&quot;&quot;);IF([.W421]=&quot;YES&quot;;&quot; e-Fulfiltment;&quot;;&quot;&quot;);IF([.X421]=&quot;YES&quot;;&quot; e-Invoicing;&quot;;&quot;&quot;);IF([.Y42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74</text:p>
          </table:table-cell>
          <table:table-cell office:value-type="string" table:style-name="ce35">
            <text:p>Number Award</text:p>
          </table:table-cell>
          <table:table-cell office:value-type="string" table:style-name="ce35">
            <text:p>Amount of contracts for which a winner has been selected.</text:p>
          </table:table-cell>
          <table:table-cell table:style-name="ce35"/>
          <table:table-cell office:value-type="string" table:style-name="ce35">
            <text:p>Ontology proposal</text:p>
          </table:table-cell>
          <table:table-cell table:style-name="ce35"/>
          <table:table-cell office:value-type="string" table:style-name="ce35">
            <text:p>BT-190</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422]=&quot;YES&quot;;&quot;UC1;&quot;;&quot;&quot;);IF([.N422]=&quot;YES&quot;;&quot; UC2;&quot;;&quot;&quot;);IF([.O422]=&quot;YES&quot;;&quot; UC3&quot;;&quot;&quot;))" table:style-name="ce35"/>
          <table:table-cell office:value-type="string" office:string-value="e-Notification;" table:formula="of:=CONCATENATE(IF([.P422]=&quot;YES&quot;;&quot;e-Notification;&quot;;&quot;&quot;);IF([.Q422]=&quot;YES&quot;;&quot; e-Access;&quot;;&quot;&quot;);IF([.R422]=&quot;YES&quot;;&quot; e-Submission;&quot;;&quot;&quot;);IF([.S422]=&quot;YES&quot;;&quot; e-Evaluation;&quot;;&quot;&quot;);IF([.T422]=&quot;YES&quot;;&quot; e-Awarding;&quot;;&quot;&quot;);IF([.U422]=&quot;YES&quot;;&quot; e-Request;&quot;;&quot;&quot;);IF([.V422]=&quot;YES&quot;;&quot; e-Ordering;&quot;;&quot;&quot;);IF([.W422]=&quot;YES&quot;;&quot; e-Fulfiltment;&quot;;&quot;&quot;);IF([.X422]=&quot;YES&quot;;&quot; e-Invoicing;&quot;;&quot;&quot;);IF([.Y422]=&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74</text:p>
          </table:table-cell>
          <table:table-cell office:value-type="string" table:style-name="ce1">
            <text:p>Number Award</text:p>
          </table:table-cell>
          <table:table-cell office:value-type="string" table:style-name="ce1">
            <text:p>Number of contracts awarded</text:p>
          </table:table-cell>
          <table:table-cell table:style-name="ce1"/>
          <table:table-cell office:value-type="string" table:style-name="ce1">
            <text:p>OP internal working</text:p>
          </table:table-cell>
          <table:table-cell table:style-name="ce1"/>
          <table:table-cell office:value-type="string" table:style-name="ce1">
            <text:p>BT-152</text:p>
          </table:table-cell>
          <table:table-cell table:content-validation-name="val7" table:style-name="ce1"/>
          <table:table-cell table:number-columns-repeated="2" table:style-name="ce1"/>
          <table:table-cell office:value-type="string" office:string-value="" table:formula="of:=CONCATENATE(IF([.M423]=&quot;YES&quot;;&quot;UC1;&quot;;&quot;&quot;);IF([.N423]=&quot;YES&quot;;&quot; UC2;&quot;;&quot;&quot;);IF([.O423]=&quot;YES&quot;;&quot; UC3&quot;;&quot;&quot;))" table:style-name="ce1"/>
          <table:table-cell office:value-type="string" office:string-value="" table:formula="of:=CONCATENATE(IF([.P423]=&quot;YES&quot;;&quot;e-Notification;&quot;;&quot;&quot;);IF([.Q423]=&quot;YES&quot;;&quot; e-Access;&quot;;&quot;&quot;);IF([.R423]=&quot;YES&quot;;&quot; e-Submission;&quot;;&quot;&quot;);IF([.S423]=&quot;YES&quot;;&quot; e-Evaluation;&quot;;&quot;&quot;);IF([.T423]=&quot;YES&quot;;&quot; e-Awarding;&quot;;&quot;&quot;);IF([.U423]=&quot;YES&quot;;&quot; e-Request;&quot;;&quot;&quot;);IF([.V423]=&quot;YES&quot;;&quot; e-Ordering;&quot;;&quot;&quot;);IF([.W423]=&quot;YES&quot;;&quot; e-Fulfiltment;&quot;;&quot;&quot;);IF([.X423]=&quot;YES&quot;;&quot; e-Invoicing;&quot;;&quot;&quot;);IF([.Y42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62</text:p>
          </table:table-cell>
          <table:table-cell office:value-type="string" table:style-name="ce35">
            <text:p>Number Requests Received</text:p>
          </table:table-cell>
          <table:table-cell office:value-type="string" table:style-name="ce35">
            <text:p>The amount of applications to participate from economic operators.</text:p>
          </table:table-cell>
          <table:table-cell table:style-name="ce35"/>
          <table:table-cell office:value-type="string" table:style-name="ce35">
            <text:p>Ontology proposal</text:p>
          </table:table-cell>
          <table:table-cell table:style-name="ce35"/>
          <table:table-cell office:value-type="string" table:style-name="ce35">
            <text:p>BT-152</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424]=&quot;YES&quot;;&quot;UC1;&quot;;&quot;&quot;);IF([.N424]=&quot;YES&quot;;&quot; UC2;&quot;;&quot;&quot;);IF([.O424]=&quot;YES&quot;;&quot; UC3&quot;;&quot;&quot;))" table:style-name="ce35"/>
          <table:table-cell office:value-type="string" office:string-value="e-Notification; e-Submission;" table:formula="of:=CONCATENATE(IF([.P424]=&quot;YES&quot;;&quot;e-Notification;&quot;;&quot;&quot;);IF([.Q424]=&quot;YES&quot;;&quot; e-Access;&quot;;&quot;&quot;);IF([.R424]=&quot;YES&quot;;&quot; e-Submission;&quot;;&quot;&quot;);IF([.S424]=&quot;YES&quot;;&quot; e-Evaluation;&quot;;&quot;&quot;);IF([.T424]=&quot;YES&quot;;&quot; e-Awarding;&quot;;&quot;&quot;);IF([.U424]=&quot;YES&quot;;&quot; e-Request;&quot;;&quot;&quot;);IF([.V424]=&quot;YES&quot;;&quot; e-Ordering;&quot;;&quot;&quot;);IF([.W424]=&quot;YES&quot;;&quot; e-Fulfiltment;&quot;;&quot;&quot;);IF([.X424]=&quot;YES&quot;;&quot; e-Invoicing;&quot;;&quot;&quot;);IF([.Y424]=&quot;YES&quot;;&quot; e-Payment;&quot;;&quot;&quot;))" table:style-name="ce35">
            <text:p>e-Notification; e-Submiss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62</text:p>
          </table:table-cell>
          <table:table-cell office:value-type="string" table:style-name="ce1">
            <text:p>Number Requests Received</text:p>
          </table:table-cell>
          <table:table-cell office:value-type="string" table:style-name="ce1">
            <text:p>Number of requests to particiapte received: []</text:p>
          </table:table-cell>
          <table:table-cell table:style-name="ce1"/>
          <table:table-cell office:value-type="string" table:style-name="ce1">
            <text:p>OP internal working</text:p>
          </table:table-cell>
          <table:table-cell table:style-name="ce1"/>
          <table:table-cell office:value-type="string" table:style-name="ce1">
            <text:p>BT-147</text:p>
          </table:table-cell>
          <table:table-cell table:content-validation-name="val7" table:style-name="ce1"/>
          <table:table-cell table:number-columns-repeated="2" table:style-name="ce1"/>
          <table:table-cell office:value-type="string" office:string-value="" table:formula="of:=CONCATENATE(IF([.M425]=&quot;YES&quot;;&quot;UC1;&quot;;&quot;&quot;);IF([.N425]=&quot;YES&quot;;&quot; UC2;&quot;;&quot;&quot;);IF([.O425]=&quot;YES&quot;;&quot; UC3&quot;;&quot;&quot;))" table:style-name="ce1"/>
          <table:table-cell office:value-type="string" office:string-value="" table:formula="of:=CONCATENATE(IF([.P425]=&quot;YES&quot;;&quot;e-Notification;&quot;;&quot;&quot;);IF([.Q425]=&quot;YES&quot;;&quot; e-Access;&quot;;&quot;&quot;);IF([.R425]=&quot;YES&quot;;&quot; e-Submission;&quot;;&quot;&quot;);IF([.S425]=&quot;YES&quot;;&quot; e-Evaluation;&quot;;&quot;&quot;);IF([.T425]=&quot;YES&quot;;&quot; e-Awarding;&quot;;&quot;&quot;);IF([.U425]=&quot;YES&quot;;&quot; e-Request;&quot;;&quot;&quot;);IF([.V425]=&quot;YES&quot;;&quot; e-Ordering;&quot;;&quot;&quot;);IF([.W425]=&quot;YES&quot;;&quot; e-Fulfiltment;&quot;;&quot;&quot;);IF([.X425]=&quot;YES&quot;;&quot; e-Invoicing;&quot;;&quot;&quot;);IF([.Y42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64</text:p>
          </table:table-cell>
          <table:table-cell office:value-type="string" table:style-name="ce35">
            <text:p>Number Tenders Other EU</text:p>
          </table:table-cell>
          <table:table-cell office:value-type="string" table:style-name="ce35">
            <text:p>The amount of bids received by the buyer from economic operators from other EU countries.</text:p>
          </table:table-cell>
          <table:table-cell table:style-name="ce35"/>
          <table:table-cell office:value-type="string" table:style-name="ce35">
            <text:p>Ontology proposal</text:p>
          </table:table-cell>
          <table:table-cell table:style-name="ce35"/>
          <table:table-cell office:value-type="string" table:style-name="ce35">
            <text:p>BT-147</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426]=&quot;YES&quot;;&quot;UC1;&quot;;&quot;&quot;);IF([.N426]=&quot;YES&quot;;&quot; UC2;&quot;;&quot;&quot;);IF([.O426]=&quot;YES&quot;;&quot; UC3&quot;;&quot;&quot;))" table:style-name="ce35"/>
          <table:table-cell office:value-type="string" office:string-value="e-Notification;" table:formula="of:=CONCATENATE(IF([.P426]=&quot;YES&quot;;&quot;e-Notification;&quot;;&quot;&quot;);IF([.Q426]=&quot;YES&quot;;&quot; e-Access;&quot;;&quot;&quot;);IF([.R426]=&quot;YES&quot;;&quot; e-Submission;&quot;;&quot;&quot;);IF([.S426]=&quot;YES&quot;;&quot; e-Evaluation;&quot;;&quot;&quot;);IF([.T426]=&quot;YES&quot;;&quot; e-Awarding;&quot;;&quot;&quot;);IF([.U426]=&quot;YES&quot;;&quot; e-Request;&quot;;&quot;&quot;);IF([.V426]=&quot;YES&quot;;&quot; e-Ordering;&quot;;&quot;&quot;);IF([.W426]=&quot;YES&quot;;&quot; e-Fulfiltment;&quot;;&quot;&quot;);IF([.X426]=&quot;YES&quot;;&quot; e-Invoicing;&quot;;&quot;&quot;);IF([.Y426]=&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64</text:p>
          </table:table-cell>
          <table:table-cell office:value-type="string" table:style-name="ce1">
            <text:p>Number Tenders Other EU</text:p>
          </table:table-cell>
          <table:table-cell office:value-type="string" table:style-name="ce1">
            <text:p>Number of tenders received from other EU Member States, Iceland, Liechtenstein or Norway : [ ] #1# ### Number of projects received from other EU Member States, Iceland, Liechtenstein or Norway: [ ] #2#</text:p>
          </table:table-cell>
          <table:table-cell table:style-name="ce1"/>
          <table:table-cell office:value-type="string" table:style-name="ce1">
            <text:p>eForms consultation</text:p>
          </table:table-cell>
          <table:table-cell table:style-name="ce1"/>
          <table:table-cell office:value-type="string" table:style-name="ce1">
            <text:p>BT-147</text:p>
          </table:table-cell>
          <table:table-cell table:content-validation-name="val7" table:style-name="ce1"/>
          <table:table-cell table:number-columns-repeated="2" table:style-name="ce1"/>
          <table:table-cell office:value-type="string" office:string-value="" table:formula="of:=CONCATENATE(IF([.M427]=&quot;YES&quot;;&quot;UC1;&quot;;&quot;&quot;);IF([.N427]=&quot;YES&quot;;&quot; UC2;&quot;;&quot;&quot;);IF([.O427]=&quot;YES&quot;;&quot; UC3&quot;;&quot;&quot;))" table:style-name="ce1"/>
          <table:table-cell office:value-type="string" office:string-value="" table:formula="of:=CONCATENATE(IF([.P427]=&quot;YES&quot;;&quot;e-Notification;&quot;;&quot;&quot;);IF([.Q427]=&quot;YES&quot;;&quot; e-Access;&quot;;&quot;&quot;);IF([.R427]=&quot;YES&quot;;&quot; e-Submission;&quot;;&quot;&quot;);IF([.S427]=&quot;YES&quot;;&quot; e-Evaluation;&quot;;&quot;&quot;);IF([.T427]=&quot;YES&quot;;&quot; e-Awarding;&quot;;&quot;&quot;);IF([.U427]=&quot;YES&quot;;&quot; e-Request;&quot;;&quot;&quot;);IF([.V427]=&quot;YES&quot;;&quot; e-Ordering;&quot;;&quot;&quot;);IF([.W427]=&quot;YES&quot;;&quot; e-Fulfiltment;&quot;;&quot;&quot;);IF([.X427]=&quot;YES&quot;;&quot; e-Invoicing;&quot;;&quot;&quot;);IF([.Y42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64</text:p>
          </table:table-cell>
          <table:table-cell office:value-type="string" table:style-name="ce1">
            <text:p>Number Tenders Other EU</text:p>
          </table:table-cell>
          <table:table-cell office:value-type="string" table:style-name="ce1">
            <text:p>Nb tender from other EU</text:p>
          </table:table-cell>
          <table:table-cell table:style-name="ce1"/>
          <table:table-cell office:value-type="string" table:style-name="ce1">
            <text:p>OP internal working</text:p>
          </table:table-cell>
          <table:table-cell table:style-name="ce1"/>
          <table:table-cell office:value-type="string" table:style-name="ce1">
            <text:p>BT-146</text:p>
          </table:table-cell>
          <table:table-cell table:content-validation-name="val7" table:style-name="ce1"/>
          <table:table-cell table:number-columns-repeated="2" table:style-name="ce1"/>
          <table:table-cell office:value-type="string" office:string-value="" table:formula="of:=CONCATENATE(IF([.M428]=&quot;YES&quot;;&quot;UC1;&quot;;&quot;&quot;);IF([.N428]=&quot;YES&quot;;&quot; UC2;&quot;;&quot;&quot;);IF([.O428]=&quot;YES&quot;;&quot; UC3&quot;;&quot;&quot;))" table:style-name="ce1"/>
          <table:table-cell office:value-type="string" office:string-value="" table:formula="of:=CONCATENATE(IF([.P428]=&quot;YES&quot;;&quot;e-Notification;&quot;;&quot;&quot;);IF([.Q428]=&quot;YES&quot;;&quot; e-Access;&quot;;&quot;&quot;);IF([.R428]=&quot;YES&quot;;&quot; e-Submission;&quot;;&quot;&quot;);IF([.S428]=&quot;YES&quot;;&quot; e-Evaluation;&quot;;&quot;&quot;);IF([.T428]=&quot;YES&quot;;&quot; e-Awarding;&quot;;&quot;&quot;);IF([.U428]=&quot;YES&quot;;&quot; e-Request;&quot;;&quot;&quot;);IF([.V428]=&quot;YES&quot;;&quot; e-Ordering;&quot;;&quot;&quot;);IF([.W428]=&quot;YES&quot;;&quot; e-Fulfiltment;&quot;;&quot;&quot;);IF([.X428]=&quot;YES&quot;;&quot; e-Invoicing;&quot;;&quot;&quot;);IF([.Y42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63</text:p>
          </table:table-cell>
          <table:table-cell office:value-type="string" table:style-name="ce35">
            <text:p>Number Tenders Received</text:p>
          </table:table-cell>
          <table:table-cell office:value-type="string" table:style-name="ce35">
            <text:p>The amount of bids submitted by tenders.</text:p>
          </table:table-cell>
          <table:table-cell table:style-name="ce35"/>
          <table:table-cell office:value-type="string" table:style-name="ce35">
            <text:p>Ontology proposal</text:p>
          </table:table-cell>
          <table:table-cell table:style-name="ce35"/>
          <table:table-cell office:value-type="string" table:style-name="ce35">
            <text:p>BT-146</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429]=&quot;YES&quot;;&quot;UC1;&quot;;&quot;&quot;);IF([.N429]=&quot;YES&quot;;&quot; UC2;&quot;;&quot;&quot;);IF([.O429]=&quot;YES&quot;;&quot; UC3&quot;;&quot;&quot;))" table:style-name="ce35"/>
          <table:table-cell office:value-type="string" office:string-value="e-Notification; e-Submission;" table:formula="of:=CONCATENATE(IF([.P429]=&quot;YES&quot;;&quot;e-Notification;&quot;;&quot;&quot;);IF([.Q429]=&quot;YES&quot;;&quot; e-Access;&quot;;&quot;&quot;);IF([.R429]=&quot;YES&quot;;&quot; e-Submission;&quot;;&quot;&quot;);IF([.S429]=&quot;YES&quot;;&quot; e-Evaluation;&quot;;&quot;&quot;);IF([.T429]=&quot;YES&quot;;&quot; e-Awarding;&quot;;&quot;&quot;);IF([.U429]=&quot;YES&quot;;&quot; e-Request;&quot;;&quot;&quot;);IF([.V429]=&quot;YES&quot;;&quot; e-Ordering;&quot;;&quot;&quot;);IF([.W429]=&quot;YES&quot;;&quot; e-Fulfiltment;&quot;;&quot;&quot;);IF([.X429]=&quot;YES&quot;;&quot; e-Invoicing;&quot;;&quot;&quot;);IF([.Y429]=&quot;YES&quot;;&quot; e-Payment;&quot;;&quot;&quot;))" table:style-name="ce35">
            <text:p>e-Notification; e-Submiss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63</text:p>
          </table:table-cell>
          <table:table-cell office:value-type="string" table:style-name="ce1">
            <text:p>Number Tenders Received</text:p>
          </table:table-cell>
          <table:table-cell office:value-type="string" table:style-name="ce1">
            <text:p>Number of tender received</text:p>
          </table:table-cell>
          <table:table-cell table:style-name="ce1"/>
          <table:table-cell office:value-type="string" table:style-name="ce1">
            <text:p>OP internal working</text:p>
          </table:table-cell>
          <table:table-cell table:style-name="ce1"/>
          <table:table-cell office:value-type="string" table:style-name="ce1">
            <text:p>BT-146</text:p>
          </table:table-cell>
          <table:table-cell table:content-validation-name="val7" table:style-name="ce1"/>
          <table:table-cell table:number-columns-repeated="2" table:style-name="ce1"/>
          <table:table-cell office:value-type="string" office:string-value="" table:formula="of:=CONCATENATE(IF([.M430]=&quot;YES&quot;;&quot;UC1;&quot;;&quot;&quot;);IF([.N430]=&quot;YES&quot;;&quot; UC2;&quot;;&quot;&quot;);IF([.O430]=&quot;YES&quot;;&quot; UC3&quot;;&quot;&quot;))" table:style-name="ce1"/>
          <table:table-cell office:value-type="string" office:string-value="" table:formula="of:=CONCATENATE(IF([.P430]=&quot;YES&quot;;&quot;e-Notification;&quot;;&quot;&quot;);IF([.Q430]=&quot;YES&quot;;&quot; e-Access;&quot;;&quot;&quot;);IF([.R430]=&quot;YES&quot;;&quot; e-Submission;&quot;;&quot;&quot;);IF([.S430]=&quot;YES&quot;;&quot; e-Evaluation;&quot;;&quot;&quot;);IF([.T430]=&quot;YES&quot;;&quot; e-Awarding;&quot;;&quot;&quot;);IF([.U430]=&quot;YES&quot;;&quot; e-Request;&quot;;&quot;&quot;);IF([.V430]=&quot;YES&quot;;&quot; e-Ordering;&quot;;&quot;&quot;);IF([.W430]=&quot;YES&quot;;&quot; e-Fulfiltment;&quot;;&quot;&quot;);IF([.X430]=&quot;YES&quot;;&quot; e-Invoicing;&quot;;&quot;&quot;);IF([.Y43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63</text:p>
          </table:table-cell>
          <table:table-cell office:value-type="string" table:style-name="ce1">
            <text:p>Number Tenders Received</text:p>
          </table:table-cell>
          <table:table-cell office:value-type="string" table:style-name="ce1">
            <text:p>The total number of tenders received in this tendering process.</text:p>
          </table:table-cell>
          <table:table-cell table:style-name="ce1"/>
          <table:table-cell office:value-type="string" table:style-name="ce1">
            <text:p>UBL</text:p>
          </table:table-cell>
          <table:table-cell table:style-name="ce1"/>
          <table:table-cell office:value-type="string" table:style-name="ce1">
            <text:p>BT-149</text:p>
          </table:table-cell>
          <table:table-cell table:content-validation-name="val7" table:style-name="ce1"/>
          <table:table-cell table:number-columns-repeated="2" table:style-name="ce1"/>
          <table:table-cell office:value-type="string" office:string-value="" table:formula="of:=CONCATENATE(IF([.M431]=&quot;YES&quot;;&quot;UC1;&quot;;&quot;&quot;);IF([.N431]=&quot;YES&quot;;&quot; UC2;&quot;;&quot;&quot;);IF([.O431]=&quot;YES&quot;;&quot; UC3&quot;;&quot;&quot;))" table:style-name="ce1"/>
          <table:table-cell office:value-type="string" office:string-value="" table:formula="of:=CONCATENATE(IF([.P431]=&quot;YES&quot;;&quot;e-Notification;&quot;;&quot;&quot;);IF([.Q431]=&quot;YES&quot;;&quot; e-Access;&quot;;&quot;&quot;);IF([.R431]=&quot;YES&quot;;&quot; e-Submission;&quot;;&quot;&quot;);IF([.S431]=&quot;YES&quot;;&quot; e-Evaluation;&quot;;&quot;&quot;);IF([.T431]=&quot;YES&quot;;&quot; e-Awarding;&quot;;&quot;&quot;);IF([.U431]=&quot;YES&quot;;&quot; e-Request;&quot;;&quot;&quot;);IF([.V431]=&quot;YES&quot;;&quot; e-Ordering;&quot;;&quot;&quot;);IF([.W431]=&quot;YES&quot;;&quot; e-Fulfiltment;&quot;;&quot;&quot;);IF([.X431]=&quot;YES&quot;;&quot; e-Invoicing;&quot;;&quot;&quot;);IF([.Y43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66</text:p>
          </table:table-cell>
          <table:table-cell office:value-type="string" table:style-name="ce35">
            <text:p>Number Tenders Received EMEANS</text:p>
          </table:table-cell>
          <table:table-cell office:value-type="string" table:style-name="ce35">
            <text:p>The amount of bids electronically submitted by tenderers</text:p>
          </table:table-cell>
          <table:table-cell table:style-name="ce35"/>
          <table:table-cell office:value-type="string" table:style-name="ce35">
            <text:p>Ontology proposal</text:p>
          </table:table-cell>
          <table:table-cell table:style-name="ce35"/>
          <table:table-cell office:value-type="string" table:style-name="ce35">
            <text:p>BT-149</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432]=&quot;YES&quot;;&quot;UC1;&quot;;&quot;&quot;);IF([.N432]=&quot;YES&quot;;&quot; UC2;&quot;;&quot;&quot;);IF([.O432]=&quot;YES&quot;;&quot; UC3&quot;;&quot;&quot;))" table:style-name="ce35"/>
          <table:table-cell office:value-type="string" office:string-value="e-Notification; e-Submission;" table:formula="of:=CONCATENATE(IF([.P432]=&quot;YES&quot;;&quot;e-Notification;&quot;;&quot;&quot;);IF([.Q432]=&quot;YES&quot;;&quot; e-Access;&quot;;&quot;&quot;);IF([.R432]=&quot;YES&quot;;&quot; e-Submission;&quot;;&quot;&quot;);IF([.S432]=&quot;YES&quot;;&quot; e-Evaluation;&quot;;&quot;&quot;);IF([.T432]=&quot;YES&quot;;&quot; e-Awarding;&quot;;&quot;&quot;);IF([.U432]=&quot;YES&quot;;&quot; e-Request;&quot;;&quot;&quot;);IF([.V432]=&quot;YES&quot;;&quot; e-Ordering;&quot;;&quot;&quot;);IF([.W432]=&quot;YES&quot;;&quot; e-Fulfiltment;&quot;;&quot;&quot;);IF([.X432]=&quot;YES&quot;;&quot; e-Invoicing;&quot;;&quot;&quot;);IF([.Y432]=&quot;YES&quot;;&quot; e-Payment;&quot;;&quot;&quot;))" table:style-name="ce35">
            <text:p>e-Notification; e-Submiss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66</text:p>
          </table:table-cell>
          <table:table-cell office:value-type="string" table:style-name="ce1">
            <text:p>Number Tenders Received EMEANS</text:p>
          </table:table-cell>
          <table:table-cell office:value-type="string" table:style-name="ce1">
            <text:p>Nb tender received by EMEANS</text:p>
          </table:table-cell>
          <table:table-cell table:style-name="ce1"/>
          <table:table-cell office:value-type="string" table:style-name="ce1">
            <text:p>OP internal working</text:p>
          </table:table-cell>
          <table:table-cell table:style-name="ce1"/>
          <table:table-cell office:value-type="string" table:style-name="ce1">
            <text:p>BT-149</text:p>
          </table:table-cell>
          <table:table-cell table:content-validation-name="val7" table:style-name="ce1"/>
          <table:table-cell table:number-columns-repeated="2" table:style-name="ce1"/>
          <table:table-cell office:value-type="string" office:string-value="" table:formula="of:=CONCATENATE(IF([.M433]=&quot;YES&quot;;&quot;UC1;&quot;;&quot;&quot;);IF([.N433]=&quot;YES&quot;;&quot; UC2;&quot;;&quot;&quot;);IF([.O433]=&quot;YES&quot;;&quot; UC3&quot;;&quot;&quot;))" table:style-name="ce1"/>
          <table:table-cell office:value-type="string" office:string-value="" table:formula="of:=CONCATENATE(IF([.P433]=&quot;YES&quot;;&quot;e-Notification;&quot;;&quot;&quot;);IF([.Q433]=&quot;YES&quot;;&quot; e-Access;&quot;;&quot;&quot;);IF([.R433]=&quot;YES&quot;;&quot; e-Submission;&quot;;&quot;&quot;);IF([.S433]=&quot;YES&quot;;&quot; e-Evaluation;&quot;;&quot;&quot;);IF([.T433]=&quot;YES&quot;;&quot; e-Awarding;&quot;;&quot;&quot;);IF([.U433]=&quot;YES&quot;;&quot; e-Request;&quot;;&quot;&quot;);IF([.V433]=&quot;YES&quot;;&quot; e-Ordering;&quot;;&quot;&quot;);IF([.W433]=&quot;YES&quot;;&quot; e-Fulfiltment;&quot;;&quot;&quot;);IF([.X433]=&quot;YES&quot;;&quot; e-Invoicing;&quot;;&quot;&quot;);IF([.Y43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66</text:p>
          </table:table-cell>
          <table:table-cell office:value-type="string" table:style-name="ce1">
            <text:p>Number Tenders Received EMEANS</text:p>
          </table:table-cell>
          <table:table-cell office:value-type="string" table:style-name="ce1">
            <text:p>Number of tenders received by electronic means: [ ] #1# ### Number of projects received by electronic means: [ ] #2#</text:p>
          </table:table-cell>
          <table:table-cell table:style-name="ce1"/>
          <table:table-cell office:value-type="string" table:style-name="ce1">
            <text:p>eForms consultation</text:p>
          </table:table-cell>
          <table:table-cell table:style-name="ce1"/>
          <table:table-cell office:value-type="string" table:style-name="ce1">
            <text:p>BT-148</text:p>
          </table:table-cell>
          <table:table-cell table:content-validation-name="val7" table:style-name="ce1"/>
          <table:table-cell table:number-columns-repeated="2" table:style-name="ce1"/>
          <table:table-cell office:value-type="string" office:string-value="" table:formula="of:=CONCATENATE(IF([.M434]=&quot;YES&quot;;&quot;UC1;&quot;;&quot;&quot;);IF([.N434]=&quot;YES&quot;;&quot; UC2;&quot;;&quot;&quot;);IF([.O434]=&quot;YES&quot;;&quot; UC3&quot;;&quot;&quot;))" table:style-name="ce1"/>
          <table:table-cell office:value-type="string" office:string-value="" table:formula="of:=CONCATENATE(IF([.P434]=&quot;YES&quot;;&quot;e-Notification;&quot;;&quot;&quot;);IF([.Q434]=&quot;YES&quot;;&quot; e-Access;&quot;;&quot;&quot;);IF([.R434]=&quot;YES&quot;;&quot; e-Submission;&quot;;&quot;&quot;);IF([.S434]=&quot;YES&quot;;&quot; e-Evaluation;&quot;;&quot;&quot;);IF([.T434]=&quot;YES&quot;;&quot; e-Awarding;&quot;;&quot;&quot;);IF([.U434]=&quot;YES&quot;;&quot; e-Request;&quot;;&quot;&quot;);IF([.V434]=&quot;YES&quot;;&quot; e-Ordering;&quot;;&quot;&quot;);IF([.W434]=&quot;YES&quot;;&quot; e-Fulfiltment;&quot;;&quot;&quot;);IF([.X434]=&quot;YES&quot;;&quot; e-Invoicing;&quot;;&quot;&quot;);IF([.Y43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65</text:p>
          </table:table-cell>
          <table:table-cell office:value-type="string" table:style-name="ce35">
            <text:p>Number Tenders SME</text:p>
          </table:table-cell>
          <table:table-cell office:value-type="string" table:style-name="ce35">
            <text:p>The amount of bids received by by the buyer from SMEs (small and medium-sized enterprises).</text:p>
          </table:table-cell>
          <table:table-cell table:style-name="ce35"/>
          <table:table-cell office:value-type="string" table:style-name="ce35">
            <text:p>Ontology proposal</text:p>
          </table:table-cell>
          <table:table-cell table:style-name="ce35"/>
          <table:table-cell office:value-type="string" table:style-name="ce35">
            <text:p>BT-148</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435]=&quot;YES&quot;;&quot;UC1;&quot;;&quot;&quot;);IF([.N435]=&quot;YES&quot;;&quot; UC2;&quot;;&quot;&quot;);IF([.O435]=&quot;YES&quot;;&quot; UC3&quot;;&quot;&quot;))" table:style-name="ce35"/>
          <table:table-cell office:value-type="string" office:string-value="e-Notification;" table:formula="of:=CONCATENATE(IF([.P435]=&quot;YES&quot;;&quot;e-Notification;&quot;;&quot;&quot;);IF([.Q435]=&quot;YES&quot;;&quot; e-Access;&quot;;&quot;&quot;);IF([.R435]=&quot;YES&quot;;&quot; e-Submission;&quot;;&quot;&quot;);IF([.S435]=&quot;YES&quot;;&quot; e-Evaluation;&quot;;&quot;&quot;);IF([.T435]=&quot;YES&quot;;&quot; e-Awarding;&quot;;&quot;&quot;);IF([.U435]=&quot;YES&quot;;&quot; e-Request;&quot;;&quot;&quot;);IF([.V435]=&quot;YES&quot;;&quot; e-Ordering;&quot;;&quot;&quot;);IF([.W435]=&quot;YES&quot;;&quot; e-Fulfiltment;&quot;;&quot;&quot;);IF([.X435]=&quot;YES&quot;;&quot; e-Invoicing;&quot;;&quot;&quot;);IF([.Y435]=&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65</text:p>
          </table:table-cell>
          <table:table-cell office:value-type="string" table:style-name="ce1">
            <text:p>Number Tenders SME</text:p>
          </table:table-cell>
          <table:table-cell office:value-type="string" table:style-name="ce1">
            <text:p>Nb tender received by SME</text:p>
          </table:table-cell>
          <table:table-cell table:style-name="ce1"/>
          <table:table-cell office:value-type="string" table:style-name="ce1">
            <text:p>OP internal working</text:p>
          </table:table-cell>
          <table:table-cell table:style-name="ce1"/>
          <table:table-cell office:value-type="string" table:style-name="ce1">
            <text:p>BT-148</text:p>
          </table:table-cell>
          <table:table-cell table:content-validation-name="val7" table:style-name="ce1"/>
          <table:table-cell table:number-columns-repeated="2" table:style-name="ce1"/>
          <table:table-cell office:value-type="string" office:string-value="" table:formula="of:=CONCATENATE(IF([.M436]=&quot;YES&quot;;&quot;UC1;&quot;;&quot;&quot;);IF([.N436]=&quot;YES&quot;;&quot; UC2;&quot;;&quot;&quot;);IF([.O436]=&quot;YES&quot;;&quot; UC3&quot;;&quot;&quot;))" table:style-name="ce1"/>
          <table:table-cell office:value-type="string" office:string-value="" table:formula="of:=CONCATENATE(IF([.P436]=&quot;YES&quot;;&quot;e-Notification;&quot;;&quot;&quot;);IF([.Q436]=&quot;YES&quot;;&quot; e-Access;&quot;;&quot;&quot;);IF([.R436]=&quot;YES&quot;;&quot; e-Submission;&quot;;&quot;&quot;);IF([.S436]=&quot;YES&quot;;&quot; e-Evaluation;&quot;;&quot;&quot;);IF([.T436]=&quot;YES&quot;;&quot; e-Awarding;&quot;;&quot;&quot;);IF([.U436]=&quot;YES&quot;;&quot; e-Request;&quot;;&quot;&quot;);IF([.V436]=&quot;YES&quot;;&quot; e-Ordering;&quot;;&quot;&quot;);IF([.W436]=&quot;YES&quot;;&quot; e-Fulfiltment;&quot;;&quot;&quot;);IF([.X436]=&quot;YES&quot;;&quot; e-Invoicing;&quot;;&quot;&quot;);IF([.Y43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65</text:p>
          </table:table-cell>
          <table:table-cell office:value-type="string" table:style-name="ce1">
            <text:p>Number Tenders SME</text:p>
          </table:table-cell>
          <table:table-cell office:value-type="string" table:style-name="ce1">
            <text:p>Number of tenders received from small or medium enterprises: [ ] #1# ### Number of projects received from small or medium enterprises: #2# [ ]</text:p>
          </table:table-cell>
          <table:table-cell table:style-name="ce1"/>
          <table:table-cell office:value-type="string" table:style-name="ce1">
            <text:p>eForms consultation</text:p>
          </table:table-cell>
          <table:table-cell table:style-name="ce1"/>
          <table:table-cell office:value-type="string" table:style-name="ce1">
            <text:p>BT-565</text:p>
          </table:table-cell>
          <table:table-cell table:content-validation-name="val7" table:style-name="ce1"/>
          <table:table-cell table:number-columns-repeated="2" table:style-name="ce1"/>
          <table:table-cell office:value-type="string" office:string-value="" table:formula="of:=CONCATENATE(IF([.M437]=&quot;YES&quot;;&quot;UC1;&quot;;&quot;&quot;);IF([.N437]=&quot;YES&quot;;&quot; UC2;&quot;;&quot;&quot;);IF([.O437]=&quot;YES&quot;;&quot; UC3&quot;;&quot;&quot;))" table:style-name="ce1"/>
          <table:table-cell office:value-type="string" office:string-value="" table:formula="of:=CONCATENATE(IF([.P437]=&quot;YES&quot;;&quot;e-Notification;&quot;;&quot;&quot;);IF([.Q437]=&quot;YES&quot;;&quot; e-Access;&quot;;&quot;&quot;);IF([.R437]=&quot;YES&quot;;&quot; e-Submission;&quot;;&quot;&quot;);IF([.S437]=&quot;YES&quot;;&quot; e-Evaluation;&quot;;&quot;&quot;);IF([.T437]=&quot;YES&quot;;&quot; e-Awarding;&quot;;&quot;&quot;);IF([.U437]=&quot;YES&quot;;&quot; e-Request;&quot;;&quot;&quot;);IF([.V437]=&quot;YES&quot;;&quot; e-Ordering;&quot;;&quot;&quot;);IF([.W437]=&quot;YES&quot;;&quot; e-Fulfiltment;&quot;;&quot;&quot;);IF([.X437]=&quot;YES&quot;;&quot; e-Invoicing;&quot;;&quot;&quot;);IF([.Y43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70</text:p>
          </table:table-cell>
          <table:table-cell office:value-type="string" table:style-name="ce35">
            <text:p>Number Year Month</text:p>
          </table:table-cell>
          <table:table-cell office:value-type="string" table:style-name="ce35">
            <text:p>The number of the month when the contract has been awarded.</text:p>
          </table:table-cell>
          <table:table-cell table:style-name="ce35"/>
          <table:table-cell office:value-type="string" table:style-name="ce35">
            <text:p>Ontology proposal</text:p>
          </table:table-cell>
          <table:table-cell table:style-name="ce35"/>
          <table:table-cell office:value-type="string" table:style-name="ce35">
            <text:p>BT-507, BT-34</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438]=&quot;YES&quot;;&quot;UC1;&quot;;&quot;&quot;);IF([.N438]=&quot;YES&quot;;&quot; UC2;&quot;;&quot;&quot;);IF([.O438]=&quot;YES&quot;;&quot; UC3&quot;;&quot;&quot;))" table:style-name="ce35"/>
          <table:table-cell office:value-type="string" office:string-value="e-Notification; e-Awarding;" table:formula="of:=CONCATENATE(IF([.P438]=&quot;YES&quot;;&quot;e-Notification;&quot;;&quot;&quot;);IF([.Q438]=&quot;YES&quot;;&quot; e-Access;&quot;;&quot;&quot;);IF([.R438]=&quot;YES&quot;;&quot; e-Submission;&quot;;&quot;&quot;);IF([.S438]=&quot;YES&quot;;&quot; e-Evaluation;&quot;;&quot;&quot;);IF([.T438]=&quot;YES&quot;;&quot; e-Awarding;&quot;;&quot;&quot;);IF([.U438]=&quot;YES&quot;;&quot; e-Request;&quot;;&quot;&quot;);IF([.V438]=&quot;YES&quot;;&quot; e-Ordering;&quot;;&quot;&quot;);IF([.W438]=&quot;YES&quot;;&quot; e-Fulfiltment;&quot;;&quot;&quot;);IF([.X438]=&quot;YES&quot;;&quot; e-Invoicing;&quot;;&quot;&quot;);IF([.Y438]=&quot;YES&quot;;&quot; e-Payment;&quot;;&quot;&quot;))" table:style-name="ce35">
            <text:p>e-Notification; e-Awarding;</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35">
            <text:p>C-017</text:p>
          </table:table-cell>
          <table:table-cell office:value-type="string" table:style-name="ce35">
            <text:p>NUTS Code</text:p>
          </table:table-cell>
          <table:table-cell office:value-type="string" table:style-name="ce35">
            <text:p>The common classification of territorial units for statistics</text:p>
          </table:table-cell>
          <table:table-cell table:style-name="ce35"/>
          <table:table-cell office:value-type="string" table:style-name="ce35">
            <text:p>Ontology proposal</text:p>
          </table:table-cell>
          <table:table-cell office:value-type="string" table:style-name="ce35">
            <text:p>BT-34 Removed</text:p>
            <text:p>Based on DIRECTIVE 2014/24/EU</text:p>
          </table:table-cell>
          <table:table-cell office:value-type="string" table:style-name="ce35">
            <text:p>BT-507, BT-34</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439]=&quot;YES&quot;;&quot;UC1;&quot;;&quot;&quot;);IF([.N439]=&quot;YES&quot;;&quot; UC2;&quot;;&quot;&quot;);IF([.O439]=&quot;YES&quot;;&quot; UC3&quot;;&quot;&quot;))" table:style-name="ce35"/>
          <table:table-cell office:value-type="string" office:string-value="e-Notification;" table:formula="of:=CONCATENATE(IF([.P439]=&quot;YES&quot;;&quot;e-Notification;&quot;;&quot;&quot;);IF([.Q439]=&quot;YES&quot;;&quot; e-Access;&quot;;&quot;&quot;);IF([.R439]=&quot;YES&quot;;&quot; e-Submission;&quot;;&quot;&quot;);IF([.S439]=&quot;YES&quot;;&quot; e-Evaluation;&quot;;&quot;&quot;);IF([.T439]=&quot;YES&quot;;&quot; e-Awarding;&quot;;&quot;&quot;);IF([.U439]=&quot;YES&quot;;&quot; e-Request;&quot;;&quot;&quot;);IF([.V439]=&quot;YES&quot;;&quot; e-Ordering;&quot;;&quot;&quot;);IF([.W439]=&quot;YES&quot;;&quot; e-Fulfiltment;&quot;;&quot;&quot;);IF([.X439]=&quot;YES&quot;;&quot; e-Invoicing;&quot;;&quot;&quot;);IF([.Y439]=&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17</text:p>
          </table:table-cell>
          <table:table-cell office:value-type="string" table:style-name="ce1">
            <text:p>NUTS Code</text:p>
          </table:table-cell>
          <table:table-cell office:value-type="string" table:style-name="ce1">
            <text:p>A territorial division of a country, such as a county or state, expressed as a code, expressed as a code.</text:p>
          </table:table-cell>
          <table:table-cell table:style-name="ce1"/>
          <table:table-cell office:value-type="string" table:style-name="ce1">
            <text:p>OP internal working</text:p>
          </table:table-cell>
          <table:table-cell table:style-name="ce1"/>
          <table:table-cell office:value-type="string" table:style-name="ce1">
            <text:p>BT-507, BT-34</text:p>
          </table:table-cell>
          <table:table-cell table:content-validation-name="val7" table:style-name="ce1"/>
          <table:table-cell table:number-columns-repeated="2" table:style-name="ce1"/>
          <table:table-cell office:value-type="string" office:string-value="" table:formula="of:=CONCATENATE(IF([.M440]=&quot;YES&quot;;&quot;UC1;&quot;;&quot;&quot;);IF([.N440]=&quot;YES&quot;;&quot; UC2;&quot;;&quot;&quot;);IF([.O440]=&quot;YES&quot;;&quot; UC3&quot;;&quot;&quot;))" table:style-name="ce1"/>
          <table:table-cell office:value-type="string" office:string-value="" table:formula="of:=CONCATENATE(IF([.P440]=&quot;YES&quot;;&quot;e-Notification;&quot;;&quot;&quot;);IF([.Q440]=&quot;YES&quot;;&quot; e-Access;&quot;;&quot;&quot;);IF([.R440]=&quot;YES&quot;;&quot; e-Submission;&quot;;&quot;&quot;);IF([.S440]=&quot;YES&quot;;&quot; e-Evaluation;&quot;;&quot;&quot;);IF([.T440]=&quot;YES&quot;;&quot; e-Awarding;&quot;;&quot;&quot;);IF([.U440]=&quot;YES&quot;;&quot; e-Request;&quot;;&quot;&quot;);IF([.V440]=&quot;YES&quot;;&quot; e-Ordering;&quot;;&quot;&quot;);IF([.W440]=&quot;YES&quot;;&quot; e-Fulfiltment;&quot;;&quot;&quot;);IF([.X440]=&quot;YES&quot;;&quot; e-Invoicing;&quot;;&quot;&quot;);IF([.Y44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17</text:p>
          </table:table-cell>
          <table:table-cell office:value-type="string" table:style-name="ce1">
            <text:p>NUTS Code</text:p>
          </table:table-cell>
          <table:table-cell office:value-type="string" table:style-name="ce1">
            <text:p>Nomenclature of territorial units.</text:p>
          </table:table-cell>
          <table:table-cell table:style-name="ce1"/>
          <table:table-cell office:value-type="string" table:style-name="ce1">
            <text:p>eForms consultation</text:p>
          </table:table-cell>
          <table:table-cell table:style-name="ce1"/>
          <table:table-cell office:value-type="string" table:style-name="ce1">
            <text:p>BT-507, BT-34</text:p>
          </table:table-cell>
          <table:table-cell table:content-validation-name="val7" table:style-name="ce1"/>
          <table:table-cell table:number-columns-repeated="2" table:style-name="ce1"/>
          <table:table-cell office:value-type="string" office:string-value="" table:formula="of:=CONCATENATE(IF([.M441]=&quot;YES&quot;;&quot;UC1;&quot;;&quot;&quot;);IF([.N441]=&quot;YES&quot;;&quot; UC2;&quot;;&quot;&quot;);IF([.O441]=&quot;YES&quot;;&quot; UC3&quot;;&quot;&quot;))" table:style-name="ce1"/>
          <table:table-cell office:value-type="string" office:string-value="" table:formula="of:=CONCATENATE(IF([.P441]=&quot;YES&quot;;&quot;e-Notification;&quot;;&quot;&quot;);IF([.Q441]=&quot;YES&quot;;&quot; e-Access;&quot;;&quot;&quot;);IF([.R441]=&quot;YES&quot;;&quot; e-Submission;&quot;;&quot;&quot;);IF([.S441]=&quot;YES&quot;;&quot; e-Evaluation;&quot;;&quot;&quot;);IF([.T441]=&quot;YES&quot;;&quot; e-Awarding;&quot;;&quot;&quot;);IF([.U441]=&quot;YES&quot;;&quot; e-Request;&quot;;&quot;&quot;);IF([.V441]=&quot;YES&quot;;&quot; e-Ordering;&quot;;&quot;&quot;);IF([.W441]=&quot;YES&quot;;&quot; e-Fulfiltment;&quot;;&quot;&quot;);IF([.X441]=&quot;YES&quot;;&quot; e-Invoicing;&quot;;&quot;&quot;);IF([.Y44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17</text:p>
          </table:table-cell>
          <table:table-cell office:value-type="string" table:style-name="ce1">
            <text:p>NUTS Code</text:p>
          </table:table-cell>
          <table:table-cell office:value-type="string" table:style-name="ce1">
            <text:p>A common classification of territorial units for statistics</text:p>
          </table:table-cell>
          <table:table-cell table:style-name="ce1"/>
          <table:table-cell office:value-type="string" table:style-name="ce1">
            <text:p>DIRECTIVE 2014/24/EU</text:p>
          </table:table-cell>
          <table:table-cell office:value-type="string" table:style-name="ce1">
            <text:p>Regulation (EC) No 1059/2003 of the European Parliament and of the Council of 26 May 2003 on the establishment of a common classification of territorial units for statistics (NUTS)</text:p>
          </table:table-cell>
          <table:table-cell office:value-type="string" table:style-name="ce1">
            <text:p>BT-507, BT-34</text:p>
          </table:table-cell>
          <table:table-cell table:content-validation-name="val7" table:style-name="ce1"/>
          <table:table-cell table:number-columns-repeated="2" table:style-name="ce1"/>
          <table:table-cell office:value-type="string" office:string-value="" table:formula="of:=CONCATENATE(IF([.M442]=&quot;YES&quot;;&quot;UC1;&quot;;&quot;&quot;);IF([.N442]=&quot;YES&quot;;&quot; UC2;&quot;;&quot;&quot;);IF([.O442]=&quot;YES&quot;;&quot; UC3&quot;;&quot;&quot;))" table:style-name="ce1"/>
          <table:table-cell office:value-type="string" office:string-value="" table:formula="of:=CONCATENATE(IF([.P442]=&quot;YES&quot;;&quot;e-Notification;&quot;;&quot;&quot;);IF([.Q442]=&quot;YES&quot;;&quot; e-Access;&quot;;&quot;&quot;);IF([.R442]=&quot;YES&quot;;&quot; e-Submission;&quot;;&quot;&quot;);IF([.S442]=&quot;YES&quot;;&quot; e-Evaluation;&quot;;&quot;&quot;);IF([.T442]=&quot;YES&quot;;&quot; e-Awarding;&quot;;&quot;&quot;);IF([.U442]=&quot;YES&quot;;&quot; e-Request;&quot;;&quot;&quot;);IF([.V442]=&quot;YES&quot;;&quot; e-Ordering;&quot;;&quot;&quot;);IF([.W442]=&quot;YES&quot;;&quot; e-Fulfiltment;&quot;;&quot;&quot;);IF([.X442]=&quot;YES&quot;;&quot; e-Invoicing;&quot;;&quot;&quot;);IF([.Y44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17</text:p>
          </table:table-cell>
          <table:table-cell office:value-type="string" table:style-name="ce1">
            <text:p>NUTS Code</text:p>
          </table:table-cell>
          <table:table-cell office:value-type="string" table:style-name="ce1">
            <text:p>Hierarchical list of the Nomenclature of territorial units for statistics - NUTS and the Statistical regions of Europe</text:p>
          </table:table-cell>
          <table:table-cell table:style-name="ce1"/>
          <table:table-cell office:value-type="string" table:style-name="ce1">
            <text:p>European Environment Agency</text:p>
          </table:table-cell>
          <table:table-cell office:value-type="string" table:style-name="ce1">
            <text:p><text:a xlink:href="https://www.eea.europa.eu/themes/biodiversity/document-library/other-reference-documents-and-lists/nuts-codes">https://www.eea.europa.eu/themes/biodiversity/document-library/other-reference-documents-and-lists/nuts-codes</text:a></text:p>
          </table:table-cell>
          <table:table-cell office:value-type="string" table:style-name="ce1">
            <text:p>BT-507, BT-34</text:p>
          </table:table-cell>
          <table:table-cell table:content-validation-name="val7" table:style-name="ce1"/>
          <table:table-cell table:number-columns-repeated="2" table:style-name="ce1"/>
          <table:table-cell office:value-type="string" office:string-value="" table:formula="of:=CONCATENATE(IF([.M443]=&quot;YES&quot;;&quot;UC1;&quot;;&quot;&quot;);IF([.N443]=&quot;YES&quot;;&quot; UC2;&quot;;&quot;&quot;);IF([.O443]=&quot;YES&quot;;&quot; UC3&quot;;&quot;&quot;))" table:style-name="ce1"/>
          <table:table-cell office:value-type="string" office:string-value="" table:formula="of:=CONCATENATE(IF([.P443]=&quot;YES&quot;;&quot;e-Notification;&quot;;&quot;&quot;);IF([.Q443]=&quot;YES&quot;;&quot; e-Access;&quot;;&quot;&quot;);IF([.R443]=&quot;YES&quot;;&quot; e-Submission;&quot;;&quot;&quot;);IF([.S443]=&quot;YES&quot;;&quot; e-Evaluation;&quot;;&quot;&quot;);IF([.T443]=&quot;YES&quot;;&quot; e-Awarding;&quot;;&quot;&quot;);IF([.U443]=&quot;YES&quot;;&quot; e-Request;&quot;;&quot;&quot;);IF([.V443]=&quot;YES&quot;;&quot; e-Ordering;&quot;;&quot;&quot;);IF([.W443]=&quot;YES&quot;;&quot; e-Fulfiltment;&quot;;&quot;&quot;);IF([.X443]=&quot;YES&quot;;&quot; e-Invoicing;&quot;;&quot;&quot;);IF([.Y44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17</text:p>
          </table:table-cell>
          <table:table-cell office:value-type="string" table:style-name="ce1">
            <text:p>NUTS Code</text:p>
          </table:table-cell>
          <table:table-cell office:value-type="string" table:style-name="ce1">
            <text:p>The NUTS classification (Nomenclature of territorial units for statistics) is a hierarchical system for dividing up the economic territory of the EU for the purpose of: (1) The collection, development and harmonisation of European regional statistics; (2) Socio-economic analyses of the regions; (3) Framing of EU regional policies.</text:p>
          </table:table-cell>
          <table:table-cell table:style-name="ce1"/>
          <table:table-cell office:value-type="string" table:style-name="ce1">
            <text:p>EUROSTAT</text:p>
          </table:table-cell>
          <table:table-cell office:value-type="string" table:style-name="ce1">
            <text:p><text:a xlink:href="http://ec.europa.eu/eurostat/statistics-explained/index.php/Glossary:Nomenclature_of_territorial_units_for_statistics_(NUTS)">http://ec.europa.eu/eurostat/statistics-explained/index.php/Glossary:Nomenclature_of_territorial_units_for_statistics_(NUTS)</text:a></text:p>
          </table:table-cell>
          <table:table-cell office:value-type="string" table:style-name="ce1">
            <text:p>BT-132</text:p>
          </table:table-cell>
          <table:table-cell table:content-validation-name="val7" table:style-name="ce1"/>
          <table:table-cell table:number-columns-repeated="2" table:style-name="ce1"/>
          <table:table-cell office:value-type="string" office:string-value="" table:formula="of:=CONCATENATE(IF([.M444]=&quot;YES&quot;;&quot;UC1;&quot;;&quot;&quot;);IF([.N444]=&quot;YES&quot;;&quot; UC2;&quot;;&quot;&quot;);IF([.O444]=&quot;YES&quot;;&quot; UC3&quot;;&quot;&quot;))" table:style-name="ce1"/>
          <table:table-cell office:value-type="string" office:string-value="" table:formula="of:=CONCATENATE(IF([.P444]=&quot;YES&quot;;&quot;e-Notification;&quot;;&quot;&quot;);IF([.Q444]=&quot;YES&quot;;&quot; e-Access;&quot;;&quot;&quot;);IF([.R444]=&quot;YES&quot;;&quot; e-Submission;&quot;;&quot;&quot;);IF([.S444]=&quot;YES&quot;;&quot; e-Evaluation;&quot;;&quot;&quot;);IF([.T444]=&quot;YES&quot;;&quot; e-Awarding;&quot;;&quot;&quot;);IF([.U444]=&quot;YES&quot;;&quot; e-Request;&quot;;&quot;&quot;);IF([.V444]=&quot;YES&quot;;&quot; e-Ordering;&quot;;&quot;&quot;);IF([.W444]=&quot;YES&quot;;&quot; e-Fulfiltment;&quot;;&quot;&quot;);IF([.X444]=&quot;YES&quot;;&quot; e-Invoicing;&quot;;&quot;&quot;);IF([.Y44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48</text:p>
          </table:table-cell>
          <table:table-cell office:value-type="string" table:style-name="ce35">
            <text:p>Open Conditions Date</text:p>
          </table:table-cell>
          <table:table-cell office:value-type="string" table:style-name="ce35">
            <text:p>Time for the opening of tenders.</text:p>
          </table:table-cell>
          <table:table-cell table:style-name="ce35"/>
          <table:table-cell office:value-type="string" table:style-name="ce35">
            <text:p>Ontology proposal</text:p>
          </table:table-cell>
          <table:table-cell office:value-type="string" table:style-name="ce35">
            <text:p>Based on DIRECTIVE 2014/24/EU</text:p>
          </table:table-cell>
          <table:table-cell office:value-type="string" table:style-name="ce35">
            <text:p>BT-132</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445]=&quot;YES&quot;;&quot;UC1;&quot;;&quot;&quot;);IF([.N445]=&quot;YES&quot;;&quot; UC2;&quot;;&quot;&quot;);IF([.O445]=&quot;YES&quot;;&quot; UC3&quot;;&quot;&quot;))" table:style-name="ce35"/>
          <table:table-cell office:value-type="string" office:string-value="e-Notification;" table:formula="of:=CONCATENATE(IF([.P445]=&quot;YES&quot;;&quot;e-Notification;&quot;;&quot;&quot;);IF([.Q445]=&quot;YES&quot;;&quot; e-Access;&quot;;&quot;&quot;);IF([.R445]=&quot;YES&quot;;&quot; e-Submission;&quot;;&quot;&quot;);IF([.S445]=&quot;YES&quot;;&quot; e-Evaluation;&quot;;&quot;&quot;);IF([.T445]=&quot;YES&quot;;&quot; e-Awarding;&quot;;&quot;&quot;);IF([.U445]=&quot;YES&quot;;&quot; e-Request;&quot;;&quot;&quot;);IF([.V445]=&quot;YES&quot;;&quot; e-Ordering;&quot;;&quot;&quot;);IF([.W445]=&quot;YES&quot;;&quot; e-Fulfiltment;&quot;;&quot;&quot;);IF([.X445]=&quot;YES&quot;;&quot; e-Invoicing;&quot;;&quot;&quot;);IF([.Y445]=&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48</text:p>
          </table:table-cell>
          <table:table-cell office:value-type="string" table:style-name="ce1">
            <text:p>Open Conditions Date</text:p>
          </table:table-cell>
          <table:table-cell office:value-type="string" table:style-name="ce1">
            <text:p>date, time and place for the opening of tenders,</text:p>
          </table:table-cell>
          <table:table-cell table:style-name="ce1"/>
          <table:table-cell office:value-type="string" table:style-name="ce1">
            <text:p>DIRECTIVE 2014/24/EU</text:p>
          </table:table-cell>
          <table:table-cell office:value-type="string" table:style-name="ce1">
            <text:p>ANNEX V PART C INFORMATION TO BE INCLUDED IN NOTICES 21.b</text:p>
          </table:table-cell>
          <table:table-cell office:value-type="string" table:style-name="ce1">
            <text:p>BT-134</text:p>
          </table:table-cell>
          <table:table-cell table:content-validation-name="val7" table:style-name="ce1"/>
          <table:table-cell table:number-columns-repeated="2" table:style-name="ce1"/>
          <table:table-cell office:value-type="string" office:string-value="" table:formula="of:=CONCATENATE(IF([.M446]=&quot;YES&quot;;&quot;UC1;&quot;;&quot;&quot;);IF([.N446]=&quot;YES&quot;;&quot; UC2;&quot;;&quot;&quot;);IF([.O446]=&quot;YES&quot;;&quot; UC3&quot;;&quot;&quot;))" table:style-name="ce1"/>
          <table:table-cell office:value-type="string" office:string-value="" table:formula="of:=CONCATENATE(IF([.P446]=&quot;YES&quot;;&quot;e-Notification;&quot;;&quot;&quot;);IF([.Q446]=&quot;YES&quot;;&quot; e-Access;&quot;;&quot;&quot;);IF([.R446]=&quot;YES&quot;;&quot; e-Submission;&quot;;&quot;&quot;);IF([.S446]=&quot;YES&quot;;&quot; e-Evaluation;&quot;;&quot;&quot;);IF([.T446]=&quot;YES&quot;;&quot; e-Awarding;&quot;;&quot;&quot;);IF([.U446]=&quot;YES&quot;;&quot; e-Request;&quot;;&quot;&quot;);IF([.V446]=&quot;YES&quot;;&quot; e-Ordering;&quot;;&quot;&quot;);IF([.W446]=&quot;YES&quot;;&quot; e-Fulfiltment;&quot;;&quot;&quot;);IF([.X446]=&quot;YES&quot;;&quot; e-Invoicing;&quot;;&quot;&quot;);IF([.Y44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50</text:p>
          </table:table-cell>
          <table:table-cell office:value-type="string" table:style-name="ce35">
            <text:p>Open Conditions Description</text:p>
          </table:table-cell>
          <table:table-cell office:value-type="string" table:style-name="ce35">
            <text:p>Specifications for the opening of tenders</text:p>
          </table:table-cell>
          <table:table-cell table:style-name="ce35"/>
          <table:table-cell office:value-type="string" table:style-name="ce35">
            <text:p>Ontology proposal</text:p>
          </table:table-cell>
          <table:table-cell office:value-type="string" table:style-name="ce35">
            <text:p>Based on DIRECTIVE 2014/24/EU</text:p>
            <text:p>Persons authorised to be present at such opening, etc.</text:p>
          </table:table-cell>
          <table:table-cell office:value-type="string" table:style-name="ce35">
            <text:p>BT-134</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447]=&quot;YES&quot;;&quot;UC1;&quot;;&quot;&quot;);IF([.N447]=&quot;YES&quot;;&quot; UC2;&quot;;&quot;&quot;);IF([.O447]=&quot;YES&quot;;&quot; UC3&quot;;&quot;&quot;))" table:style-name="ce35"/>
          <table:table-cell office:value-type="string" office:string-value="e-Notification;" table:formula="of:=CONCATENATE(IF([.P447]=&quot;YES&quot;;&quot;e-Notification;&quot;;&quot;&quot;);IF([.Q447]=&quot;YES&quot;;&quot; e-Access;&quot;;&quot;&quot;);IF([.R447]=&quot;YES&quot;;&quot; e-Submission;&quot;;&quot;&quot;);IF([.S447]=&quot;YES&quot;;&quot; e-Evaluation;&quot;;&quot;&quot;);IF([.T447]=&quot;YES&quot;;&quot; e-Awarding;&quot;;&quot;&quot;);IF([.U447]=&quot;YES&quot;;&quot; e-Request;&quot;;&quot;&quot;);IF([.V447]=&quot;YES&quot;;&quot; e-Ordering;&quot;;&quot;&quot;);IF([.W447]=&quot;YES&quot;;&quot; e-Fulfiltment;&quot;;&quot;&quot;);IF([.X447]=&quot;YES&quot;;&quot; e-Invoicing;&quot;;&quot;&quot;);IF([.Y447]=&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50</text:p>
          </table:table-cell>
          <table:table-cell office:value-type="string" table:style-name="ce1">
            <text:p>Open Conditions Description</text:p>
          </table:table-cell>
          <table:table-cell office:value-type="string" table:style-name="ce1">
            <text:p>(a) time frame during which the tenderer must maintain its tender,</text:p>
            <text:p>(b) date, time and place for the opening of tenders,</text:p>
            <text:p>(c) persons authorised to be present at such opening.</text:p>
          </table:table-cell>
          <table:table-cell table:style-name="ce1"/>
          <table:table-cell office:value-type="string" table:style-name="ce1">
            <text:p>DIRECTIVE 2014/24/EU</text:p>
          </table:table-cell>
          <table:table-cell office:value-type="string" table:style-name="ce1">
            <text:p>ANNEX V PART C INFORMATION TO BE INCLUDED IN NOTICES 21</text:p>
          </table:table-cell>
          <table:table-cell office:value-type="string" table:style-name="ce1">
            <text:p>BT-133</text:p>
          </table:table-cell>
          <table:table-cell table:content-validation-name="val7" table:style-name="ce1"/>
          <table:table-cell table:number-columns-repeated="2" table:style-name="ce1"/>
          <table:table-cell office:value-type="string" office:string-value="" table:formula="of:=CONCATENATE(IF([.M448]=&quot;YES&quot;;&quot;UC1;&quot;;&quot;&quot;);IF([.N448]=&quot;YES&quot;;&quot; UC2;&quot;;&quot;&quot;);IF([.O448]=&quot;YES&quot;;&quot; UC3&quot;;&quot;&quot;))" table:style-name="ce1"/>
          <table:table-cell office:value-type="string" office:string-value="" table:formula="of:=CONCATENATE(IF([.P448]=&quot;YES&quot;;&quot;e-Notification;&quot;;&quot;&quot;);IF([.Q448]=&quot;YES&quot;;&quot; e-Access;&quot;;&quot;&quot;);IF([.R448]=&quot;YES&quot;;&quot; e-Submission;&quot;;&quot;&quot;);IF([.S448]=&quot;YES&quot;;&quot; e-Evaluation;&quot;;&quot;&quot;);IF([.T448]=&quot;YES&quot;;&quot; e-Awarding;&quot;;&quot;&quot;);IF([.U448]=&quot;YES&quot;;&quot; e-Request;&quot;;&quot;&quot;);IF([.V448]=&quot;YES&quot;;&quot; e-Ordering;&quot;;&quot;&quot;);IF([.W448]=&quot;YES&quot;;&quot; e-Fulfiltment;&quot;;&quot;&quot;);IF([.X448]=&quot;YES&quot;;&quot; e-Invoicing;&quot;;&quot;&quot;);IF([.Y44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49</text:p>
          </table:table-cell>
          <table:table-cell office:value-type="string" table:style-name="ce35">
            <text:p>Open Conditions Place</text:p>
          </table:table-cell>
          <table:table-cell office:value-type="string" table:style-name="ce35">
            <text:p>Site for the opening of tenders.</text:p>
          </table:table-cell>
          <table:table-cell table:style-name="ce35"/>
          <table:table-cell office:value-type="string" table:style-name="ce35">
            <text:p>Ontology proposal</text:p>
          </table:table-cell>
          <table:table-cell office:value-type="string" table:style-name="ce35">
            <text:p>Based on DIRECTIVE 2014/24/EU</text:p>
          </table:table-cell>
          <table:table-cell office:value-type="string" table:style-name="ce35">
            <text:p>BT-133</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449]=&quot;YES&quot;;&quot;UC1;&quot;;&quot;&quot;);IF([.N449]=&quot;YES&quot;;&quot; UC2;&quot;;&quot;&quot;);IF([.O449]=&quot;YES&quot;;&quot; UC3&quot;;&quot;&quot;))" table:style-name="ce35"/>
          <table:table-cell office:value-type="string" office:string-value="e-Notification;" table:formula="of:=CONCATENATE(IF([.P449]=&quot;YES&quot;;&quot;e-Notification;&quot;;&quot;&quot;);IF([.Q449]=&quot;YES&quot;;&quot; e-Access;&quot;;&quot;&quot;);IF([.R449]=&quot;YES&quot;;&quot; e-Submission;&quot;;&quot;&quot;);IF([.S449]=&quot;YES&quot;;&quot; e-Evaluation;&quot;;&quot;&quot;);IF([.T449]=&quot;YES&quot;;&quot; e-Awarding;&quot;;&quot;&quot;);IF([.U449]=&quot;YES&quot;;&quot; e-Request;&quot;;&quot;&quot;);IF([.V449]=&quot;YES&quot;;&quot; e-Ordering;&quot;;&quot;&quot;);IF([.W449]=&quot;YES&quot;;&quot; e-Fulfiltment;&quot;;&quot;&quot;);IF([.X449]=&quot;YES&quot;;&quot; e-Invoicing;&quot;;&quot;&quot;);IF([.Y449]=&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49</text:p>
          </table:table-cell>
          <table:table-cell office:value-type="string" table:style-name="ce1">
            <text:p>Open Conditions Place</text:p>
          </table:table-cell>
          <table:table-cell office:value-type="string" table:style-name="ce1">
            <text:p>date, time and place for the opening of tenders,</text:p>
          </table:table-cell>
          <table:table-cell table:style-name="ce1"/>
          <table:table-cell office:value-type="string" table:style-name="ce1">
            <text:p>DIRECTIVE 2014/24/EU</text:p>
          </table:table-cell>
          <table:table-cell office:value-type="string" table:style-name="ce1">
            <text:p>ANNEX V PART C INFORMATION TO BE INCLUDED IN NOTICES 21.b</text:p>
          </table:table-cell>
          <table:table-cell office:value-type="string" table:style-name="ce1">
            <text:p>BT-53</text:p>
          </table:table-cell>
          <table:table-cell table:content-validation-name="val7" table:style-name="ce1"/>
          <table:table-cell table:number-columns-repeated="2" table:style-name="ce1"/>
          <table:table-cell office:value-type="string" office:string-value="" table:formula="of:=CONCATENATE(IF([.M450]=&quot;YES&quot;;&quot;UC1;&quot;;&quot;&quot;);IF([.N450]=&quot;YES&quot;;&quot; UC2;&quot;;&quot;&quot;);IF([.O450]=&quot;YES&quot;;&quot; UC3&quot;;&quot;&quot;))" table:style-name="ce1"/>
          <table:table-cell office:value-type="string" office:string-value="" table:formula="of:=CONCATENATE(IF([.P450]=&quot;YES&quot;;&quot;e-Notification;&quot;;&quot;&quot;);IF([.Q450]=&quot;YES&quot;;&quot; e-Access;&quot;;&quot;&quot;);IF([.R450]=&quot;YES&quot;;&quot; e-Submission;&quot;;&quot;&quot;);IF([.S450]=&quot;YES&quot;;&quot; e-Evaluation;&quot;;&quot;&quot;);IF([.T450]=&quot;YES&quot;;&quot; e-Awarding;&quot;;&quot;&quot;);IF([.U450]=&quot;YES&quot;;&quot; e-Request;&quot;;&quot;&quot;);IF([.V450]=&quot;YES&quot;;&quot; e-Ordering;&quot;;&quot;&quot;);IF([.W450]=&quot;YES&quot;;&quot; e-Fulfiltment;&quot;;&quot;&quot;);IF([.X450]=&quot;YES&quot;;&quot; e-Invoicing;&quot;;&quot;&quot;);IF([.Y45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69</text:p>
          </table:table-cell>
          <table:table-cell office:value-type="string" table:style-name="ce35">
            <text:p>Options</text:p>
          </table:table-cell>
          <table:table-cell office:value-type="string" table:style-name="ce35">
            <text:p>The possibility to make adjustment of the contract during its term (price revision clauses, changes in the duration of the contract, additional works, services or supplies, etc.), which must be specified and described by the buyer</text:p>
          </table:table-cell>
          <table:table-cell table:style-name="ce35"/>
          <table:table-cell office:value-type="string" table:style-name="ce35">
            <text:p>Ontology proposal</text:p>
          </table:table-cell>
          <table:table-cell table:style-name="ce35"/>
          <table:table-cell office:value-type="string" table:style-name="ce35">
            <text:p>BT-53</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451]=&quot;YES&quot;;&quot;UC1;&quot;;&quot;&quot;);IF([.N451]=&quot;YES&quot;;&quot; UC2;&quot;;&quot;&quot;);IF([.O451]=&quot;YES&quot;;&quot; UC3&quot;;&quot;&quot;))" table:style-name="ce35"/>
          <table:table-cell office:value-type="string" office:string-value="e-Notification; e-Submission;" table:formula="of:=CONCATENATE(IF([.P451]=&quot;YES&quot;;&quot;e-Notification;&quot;;&quot;&quot;);IF([.Q451]=&quot;YES&quot;;&quot; e-Access;&quot;;&quot;&quot;);IF([.R451]=&quot;YES&quot;;&quot; e-Submission;&quot;;&quot;&quot;);IF([.S451]=&quot;YES&quot;;&quot; e-Evaluation;&quot;;&quot;&quot;);IF([.T451]=&quot;YES&quot;;&quot; e-Awarding;&quot;;&quot;&quot;);IF([.U451]=&quot;YES&quot;;&quot; e-Request;&quot;;&quot;&quot;);IF([.V451]=&quot;YES&quot;;&quot; e-Ordering;&quot;;&quot;&quot;);IF([.W451]=&quot;YES&quot;;&quot; e-Fulfiltment;&quot;;&quot;&quot;);IF([.X451]=&quot;YES&quot;;&quot; e-Invoicing;&quot;;&quot;&quot;);IF([.Y451]=&quot;YES&quot;;&quot; e-Payment;&quot;;&quot;&quot;))" table:style-name="ce35">
            <text:p>e-Notification; e-Submiss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69</text:p>
          </table:table-cell>
          <table:table-cell office:value-type="string" table:style-name="ce1">
            <text:p>Options</text:p>
          </table:table-cell>
          <table:table-cell office:value-type="string" table:style-name="ce1">
            <text:p>A Indicator about the existing of the options</text:p>
          </table:table-cell>
          <table:table-cell table:style-name="ce1"/>
          <table:table-cell office:value-type="string" table:style-name="ce1">
            <text:p>OP internal working</text:p>
          </table:table-cell>
          <table:table-cell table:style-name="ce1"/>
          <table:table-cell office:value-type="string" table:style-name="ce1">
            <text:p>BT-53</text:p>
          </table:table-cell>
          <table:table-cell table:content-validation-name="val7" table:style-name="ce1"/>
          <table:table-cell table:number-columns-repeated="2" table:style-name="ce1"/>
          <table:table-cell office:value-type="string" office:string-value="" table:formula="of:=CONCATENATE(IF([.M452]=&quot;YES&quot;;&quot;UC1;&quot;;&quot;&quot;);IF([.N452]=&quot;YES&quot;;&quot; UC2;&quot;;&quot;&quot;);IF([.O452]=&quot;YES&quot;;&quot; UC3&quot;;&quot;&quot;))" table:style-name="ce1"/>
          <table:table-cell office:value-type="string" office:string-value="" table:formula="of:=CONCATENATE(IF([.P452]=&quot;YES&quot;;&quot;e-Notification;&quot;;&quot;&quot;);IF([.Q452]=&quot;YES&quot;;&quot; e-Access;&quot;;&quot;&quot;);IF([.R452]=&quot;YES&quot;;&quot; e-Submission;&quot;;&quot;&quot;);IF([.S452]=&quot;YES&quot;;&quot; e-Evaluation;&quot;;&quot;&quot;);IF([.T452]=&quot;YES&quot;;&quot; e-Awarding;&quot;;&quot;&quot;);IF([.U452]=&quot;YES&quot;;&quot; e-Request;&quot;;&quot;&quot;);IF([.V452]=&quot;YES&quot;;&quot; e-Ordering;&quot;;&quot;&quot;);IF([.W452]=&quot;YES&quot;;&quot; e-Fulfiltment;&quot;;&quot;&quot;);IF([.X452]=&quot;YES&quot;;&quot; e-Invoicing;&quot;;&quot;&quot;);IF([.Y45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9</text:p>
          </table:table-cell>
          <table:table-cell office:value-type="string" table:style-name="ce1">
            <text:p>Options</text:p>
          </table:table-cell>
          <table:table-cell office:value-type="string" table:style-name="ce1">
            <text:p>A concept to define the options related to the procurement project</text:p>
          </table:table-cell>
          <table:table-cell table:style-name="ce1"/>
          <table:table-cell office:value-type="string" table:style-name="ce1">
            <text:p>OP internal working</text:p>
          </table:table-cell>
          <table:table-cell table:style-name="ce1"/>
          <table:table-cell office:value-type="string" table:style-name="ce1">
            <text:p>BT-53</text:p>
          </table:table-cell>
          <table:table-cell table:content-validation-name="val7" table:style-name="ce1"/>
          <table:table-cell table:number-columns-repeated="2" table:style-name="ce1"/>
          <table:table-cell office:value-type="string" office:string-value="" table:formula="of:=CONCATENATE(IF([.M453]=&quot;YES&quot;;&quot;UC1;&quot;;&quot;&quot;);IF([.N453]=&quot;YES&quot;;&quot; UC2;&quot;;&quot;&quot;);IF([.O453]=&quot;YES&quot;;&quot; UC3&quot;;&quot;&quot;))" table:style-name="ce1"/>
          <table:table-cell office:value-type="string" office:string-value="" table:formula="of:=CONCATENATE(IF([.P453]=&quot;YES&quot;;&quot;e-Notification;&quot;;&quot;&quot;);IF([.Q453]=&quot;YES&quot;;&quot; e-Access;&quot;;&quot;&quot;);IF([.R453]=&quot;YES&quot;;&quot; e-Submission;&quot;;&quot;&quot;);IF([.S453]=&quot;YES&quot;;&quot; e-Evaluation;&quot;;&quot;&quot;);IF([.T453]=&quot;YES&quot;;&quot; e-Awarding;&quot;;&quot;&quot;);IF([.U453]=&quot;YES&quot;;&quot; e-Request;&quot;;&quot;&quot;);IF([.V453]=&quot;YES&quot;;&quot; e-Ordering;&quot;;&quot;&quot;);IF([.W453]=&quot;YES&quot;;&quot; e-Fulfiltment;&quot;;&quot;&quot;);IF([.X453]=&quot;YES&quot;;&quot; e-Invoicing;&quot;;&quot;&quot;);IF([.Y45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9</text:p>
          </table:table-cell>
          <table:table-cell office:value-type="string" table:style-name="ce1">
            <text:p>Options</text:p>
          </table:table-cell>
          <table:table-cell office:value-type="string" table:style-name="ce1">
            <text:p>(a) where the modifications, irrespective of their monetary value, have been provided for in the initial procurement documents in clear, precise and unequivocal review clauses, which may include price revision clauses, or options. Such clauses shall state the scope and nature of possible modifications or options as well as the conditions under which they may be used. They shall not provide for modifications or options that would alter the overall nature of the contract or the framework agreement; (...)</text:p>
          </table:table-cell>
          <table:table-cell table:style-name="ce1"/>
          <table:table-cell office:value-type="string" table:style-name="ce1">
            <text:p>DIRECTIVE 2014/24/EU</text:p>
          </table:table-cell>
          <table:table-cell office:value-type="string" table:style-name="ce1">
            <text:p>Article 72.1</text:p>
          </table:table-cell>
          <table:table-cell office:value-type="string" table:style-name="ce1">
            <text:p>BT-53</text:p>
          </table:table-cell>
          <table:table-cell table:content-validation-name="val7" table:style-name="ce1"/>
          <table:table-cell table:number-columns-repeated="2" table:style-name="ce1"/>
          <table:table-cell office:value-type="string" office:string-value="" table:formula="of:=CONCATENATE(IF([.M454]=&quot;YES&quot;;&quot;UC1;&quot;;&quot;&quot;);IF([.N454]=&quot;YES&quot;;&quot; UC2;&quot;;&quot;&quot;);IF([.O454]=&quot;YES&quot;;&quot; UC3&quot;;&quot;&quot;))" table:style-name="ce1"/>
          <table:table-cell office:value-type="string" office:string-value="" table:formula="of:=CONCATENATE(IF([.P454]=&quot;YES&quot;;&quot;e-Notification;&quot;;&quot;&quot;);IF([.Q454]=&quot;YES&quot;;&quot; e-Access;&quot;;&quot;&quot;);IF([.R454]=&quot;YES&quot;;&quot; e-Submission;&quot;;&quot;&quot;);IF([.S454]=&quot;YES&quot;;&quot; e-Evaluation;&quot;;&quot;&quot;);IF([.T454]=&quot;YES&quot;;&quot; e-Awarding;&quot;;&quot;&quot;);IF([.U454]=&quot;YES&quot;;&quot; e-Request;&quot;;&quot;&quot;);IF([.V454]=&quot;YES&quot;;&quot; e-Ordering;&quot;;&quot;&quot;);IF([.W454]=&quot;YES&quot;;&quot; e-Fulfiltment;&quot;;&quot;&quot;);IF([.X454]=&quot;YES&quot;;&quot; e-Invoicing;&quot;;&quot;&quot;);IF([.Y45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9</text:p>
          </table:table-cell>
          <table:table-cell office:value-type="string" table:style-name="ce1">
            <text:p>Options</text:p>
          </table:table-cell>
          <table:table-cell office:value-type="string" table:style-name="ce1">
            <text:p>Description of the procurement: nature and extent of works, nature and quantity or value of supplies, nature and extent of services. Where the contract is divided into lots, this information shall be provided for each lot. Where appropriate, description of any options.</text:p>
          </table:table-cell>
          <table:table-cell table:style-name="ce1"/>
          <table:table-cell office:value-type="string" table:style-name="ce1">
            <text:p>DIRECTIVE 2014/24/EU</text:p>
          </table:table-cell>
          <table:table-cell office:value-type="string" table:style-name="ce1">
            <text:p>Annex V, PART C Information to be included in contract notices</text:p>
          </table:table-cell>
          <table:table-cell office:value-type="string" table:style-name="ce1">
            <text:p>BT-53, BT-54</text:p>
          </table:table-cell>
          <table:table-cell table:content-validation-name="val7" table:style-name="ce1"/>
          <table:table-cell table:number-columns-repeated="2" table:style-name="ce1"/>
          <table:table-cell office:value-type="string" office:string-value="" table:formula="of:=CONCATENATE(IF([.M455]=&quot;YES&quot;;&quot;UC1;&quot;;&quot;&quot;);IF([.N455]=&quot;YES&quot;;&quot; UC2;&quot;;&quot;&quot;);IF([.O455]=&quot;YES&quot;;&quot; UC3&quot;;&quot;&quot;))" table:style-name="ce1"/>
          <table:table-cell office:value-type="string" office:string-value="" table:formula="of:=CONCATENATE(IF([.P455]=&quot;YES&quot;;&quot;e-Notification;&quot;;&quot;&quot;);IF([.Q455]=&quot;YES&quot;;&quot; e-Access;&quot;;&quot;&quot;);IF([.R455]=&quot;YES&quot;;&quot; e-Submission;&quot;;&quot;&quot;);IF([.S455]=&quot;YES&quot;;&quot; e-Evaluation;&quot;;&quot;&quot;);IF([.T455]=&quot;YES&quot;;&quot; e-Awarding;&quot;;&quot;&quot;);IF([.U455]=&quot;YES&quot;;&quot; e-Request;&quot;;&quot;&quot;);IF([.V455]=&quot;YES&quot;;&quot; e-Ordering;&quot;;&quot;&quot;);IF([.W455]=&quot;YES&quot;;&quot; e-Fulfiltment;&quot;;&quot;&quot;);IF([.X455]=&quot;YES&quot;;&quot; e-Invoicing;&quot;;&quot;&quot;);IF([.Y45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9</text:p>
          </table:table-cell>
          <table:table-cell office:value-type="string" table:style-name="ce1">
            <text:p>Options</text:p>
          </table:table-cell>
          <table:table-cell office:value-type="string" table:style-name="ce1">
            <text:p>A description for the possible options that can be carried out during the execution of the contract.</text:p>
          </table:table-cell>
          <table:table-cell table:style-name="ce1"/>
          <table:table-cell office:value-type="string" table:style-name="ce1">
            <text:p>UBL</text:p>
          </table:table-cell>
          <table:table-cell table:style-name="ce1"/>
          <table:table-cell office:value-type="string" table:style-name="ce1">
            <text:p>BT-53, BT-54</text:p>
          </table:table-cell>
          <table:table-cell table:content-validation-name="val7" table:style-name="ce1"/>
          <table:table-cell table:number-columns-repeated="2" table:style-name="ce1"/>
          <table:table-cell office:value-type="string" office:string-value="" table:formula="of:=CONCATENATE(IF([.M456]=&quot;YES&quot;;&quot;UC1;&quot;;&quot;&quot;);IF([.N456]=&quot;YES&quot;;&quot; UC2;&quot;;&quot;&quot;);IF([.O456]=&quot;YES&quot;;&quot; UC3&quot;;&quot;&quot;))" table:style-name="ce1"/>
          <table:table-cell office:value-type="string" office:string-value="" table:formula="of:=CONCATENATE(IF([.P456]=&quot;YES&quot;;&quot;e-Notification;&quot;;&quot;&quot;);IF([.Q456]=&quot;YES&quot;;&quot; e-Access;&quot;;&quot;&quot;);IF([.R456]=&quot;YES&quot;;&quot; e-Submission;&quot;;&quot;&quot;);IF([.S456]=&quot;YES&quot;;&quot; e-Evaluation;&quot;;&quot;&quot;);IF([.T456]=&quot;YES&quot;;&quot; e-Awarding;&quot;;&quot;&quot;);IF([.U456]=&quot;YES&quot;;&quot; e-Request;&quot;;&quot;&quot;);IF([.V456]=&quot;YES&quot;;&quot; e-Ordering;&quot;;&quot;&quot;);IF([.W456]=&quot;YES&quot;;&quot; e-Fulfiltment;&quot;;&quot;&quot;);IF([.X456]=&quot;YES&quot;;&quot; e-Invoicing;&quot;;&quot;&quot;);IF([.Y45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9</text:p>
          </table:table-cell>
          <table:table-cell office:value-type="string" table:style-name="ce1">
            <text:p>Options</text:p>
          </table:table-cell>
          <table:table-cell office:value-type="string" table:style-name="ce1">
            <text:p>A description for the possible options that can be carried out during the execution of the contract.</text:p>
          </table:table-cell>
          <table:table-cell table:style-name="ce1"/>
          <table:table-cell office:value-type="string" table:style-name="ce1">
            <text:p>ESPD</text:p>
          </table:table-cell>
          <table:table-cell table:style-name="ce1"/>
          <table:table-cell office:value-type="string" table:style-name="ce1">
            <text:p>BT-501</text:p>
          </table:table-cell>
          <table:table-cell table:content-validation-name="val7" table:style-name="ce1"/>
          <table:table-cell table:number-columns-repeated="2" table:style-name="ce1"/>
          <table:table-cell office:value-type="string" office:string-value="" table:formula="of:=CONCATENATE(IF([.M457]=&quot;YES&quot;;&quot;UC1;&quot;;&quot;&quot;);IF([.N457]=&quot;YES&quot;;&quot; UC2;&quot;;&quot;&quot;);IF([.O457]=&quot;YES&quot;;&quot; UC3&quot;;&quot;&quot;))" table:style-name="ce1"/>
          <table:table-cell office:value-type="string" office:string-value="" table:formula="of:=CONCATENATE(IF([.P457]=&quot;YES&quot;;&quot;e-Notification;&quot;;&quot;&quot;);IF([.Q457]=&quot;YES&quot;;&quot; e-Access;&quot;;&quot;&quot;);IF([.R457]=&quot;YES&quot;;&quot; e-Submission;&quot;;&quot;&quot;);IF([.S457]=&quot;YES&quot;;&quot; e-Evaluation;&quot;;&quot;&quot;);IF([.T457]=&quot;YES&quot;;&quot; e-Awarding;&quot;;&quot;&quot;);IF([.U457]=&quot;YES&quot;;&quot; e-Request;&quot;;&quot;&quot;);IF([.V457]=&quot;YES&quot;;&quot; e-Ordering;&quot;;&quot;&quot;);IF([.W457]=&quot;YES&quot;;&quot; e-Fulfiltment;&quot;;&quot;&quot;);IF([.X457]=&quot;YES&quot;;&quot; e-Invoicing;&quot;;&quot;&quot;);IF([.Y45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51</text:p>
          </table:table-cell>
          <table:table-cell office:value-type="string" table:style-name="ce35">
            <text:p>Organisation Identifier</text:p>
          </table:table-cell>
          <table:table-cell office:value-type="string" table:style-name="ce35">
            <text:p>The code that identifies the organisation in a unique way.</text:p>
          </table:table-cell>
          <table:table-cell table:style-name="ce35"/>
          <table:table-cell office:value-type="string" table:style-name="ce35">
            <text:p>Ontology proposal</text:p>
          </table:table-cell>
          <table:table-cell table:style-name="ce35"/>
          <table:table-cell office:value-type="string" table:style-name="ce35">
            <text:p>BT-501</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458]=&quot;YES&quot;;&quot;UC1;&quot;;&quot;&quot;);IF([.N458]=&quot;YES&quot;;&quot; UC2;&quot;;&quot;&quot;);IF([.O458]=&quot;YES&quot;;&quot; UC3&quot;;&quot;&quot;))" table:style-name="ce35"/>
          <table:table-cell office:value-type="string" office:string-value="e-Notification;" table:formula="of:=CONCATENATE(IF([.P458]=&quot;YES&quot;;&quot;e-Notification;&quot;;&quot;&quot;);IF([.Q458]=&quot;YES&quot;;&quot; e-Access;&quot;;&quot;&quot;);IF([.R458]=&quot;YES&quot;;&quot; e-Submission;&quot;;&quot;&quot;);IF([.S458]=&quot;YES&quot;;&quot; e-Evaluation;&quot;;&quot;&quot;);IF([.T458]=&quot;YES&quot;;&quot; e-Awarding;&quot;;&quot;&quot;);IF([.U458]=&quot;YES&quot;;&quot; e-Request;&quot;;&quot;&quot;);IF([.V458]=&quot;YES&quot;;&quot; e-Ordering;&quot;;&quot;&quot;);IF([.W458]=&quot;YES&quot;;&quot; e-Fulfiltment;&quot;;&quot;&quot;);IF([.X458]=&quot;YES&quot;;&quot; e-Invoicing;&quot;;&quot;&quot;);IF([.Y458]=&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51</text:p>
          </table:table-cell>
          <table:table-cell office:value-type="string" table:style-name="ce1">
            <text:p>Organisation Identifier</text:p>
          </table:table-cell>
          <table:table-cell office:value-type="string" table:style-name="ce1">
            <text:p>A national identifier of this contact.</text:p>
          </table:table-cell>
          <table:table-cell table:style-name="ce1"/>
          <table:table-cell office:value-type="string" table:style-name="ce1">
            <text:p>OP internal working</text:p>
          </table:table-cell>
          <table:table-cell table:style-name="ce1"/>
          <table:table-cell office:value-type="string" table:style-name="ce1">
            <text:p>BT-501</text:p>
          </table:table-cell>
          <table:table-cell table:content-validation-name="val7" table:style-name="ce1"/>
          <table:table-cell table:number-columns-repeated="2" table:style-name="ce1"/>
          <table:table-cell office:value-type="string" office:string-value="" table:formula="of:=CONCATENATE(IF([.M459]=&quot;YES&quot;;&quot;UC1;&quot;;&quot;&quot;);IF([.N459]=&quot;YES&quot;;&quot; UC2;&quot;;&quot;&quot;);IF([.O459]=&quot;YES&quot;;&quot; UC3&quot;;&quot;&quot;))" table:style-name="ce1"/>
          <table:table-cell office:value-type="string" office:string-value="" table:formula="of:=CONCATENATE(IF([.P459]=&quot;YES&quot;;&quot;e-Notification;&quot;;&quot;&quot;);IF([.Q459]=&quot;YES&quot;;&quot; e-Access;&quot;;&quot;&quot;);IF([.R459]=&quot;YES&quot;;&quot; e-Submission;&quot;;&quot;&quot;);IF([.S459]=&quot;YES&quot;;&quot; e-Evaluation;&quot;;&quot;&quot;);IF([.T459]=&quot;YES&quot;;&quot; e-Awarding;&quot;;&quot;&quot;);IF([.U459]=&quot;YES&quot;;&quot; e-Request;&quot;;&quot;&quot;);IF([.V459]=&quot;YES&quot;;&quot; e-Ordering;&quot;;&quot;&quot;);IF([.W459]=&quot;YES&quot;;&quot; e-Fulfiltment;&quot;;&quot;&quot;);IF([.X459]=&quot;YES&quot;;&quot; e-Invoicing;&quot;;&quot;&quot;);IF([.Y45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51</text:p>
          </table:table-cell>
          <table:table-cell office:value-type="string" table:style-name="ce1">
            <text:p>Organisation Identifier</text:p>
          </table:table-cell>
          <table:table-cell office:value-type="string" table:style-name="ce1">
            <text:p>Identification number (where provided for in national legislation)</text:p>
          </table:table-cell>
          <table:table-cell table:style-name="ce1"/>
          <table:table-cell office:value-type="string" table:style-name="ce1">
            <text:p>DIRECTIVE 2014/24/EU</text:p>
          </table:table-cell>
          <table:table-cell office:value-type="string" table:style-name="ce1">
            <text:p>ANNEX V - INFORMATION TO BE INCLUDED IN NOTICES</text:p>
            <text:p>PART A Information to be included in notices of the publication of a prior information notice on a buyer profile</text:p>
            <text:p>PART B Information to be included in prior information notices</text:p>
            <text:p>PART C Information to be included in contract notices</text:p>
            <text:p>PART D Information to be included in contract award notices</text:p>
            <text:p>PART E Information to be included in design contest notices</text:p>
            <text:p>PART F Information to be included in notices of the results of a contest</text:p>
            <text:p>PART G Information to be included in notices of modifications of a contract during its term</text:p>
            <text:p>PART H Information to be included in contract notices concerning contracts for social and other specific services</text:p>
            <text:p>PART I Information to be included in prior information notices for social and other specific services</text:p>
            <text:p>PART J Information to be included in contract award notices concerning contracts for social and other specific services</text:p>
          </table:table-cell>
          <table:table-cell office:value-type="string" table:style-name="ce1">
            <text:p>BT-501</text:p>
          </table:table-cell>
          <table:table-cell table:content-validation-name="val7" table:style-name="ce1"/>
          <table:table-cell table:number-columns-repeated="2" table:style-name="ce1"/>
          <table:table-cell office:value-type="string" office:string-value="" table:formula="of:=CONCATENATE(IF([.M460]=&quot;YES&quot;;&quot;UC1;&quot;;&quot;&quot;);IF([.N460]=&quot;YES&quot;;&quot; UC2;&quot;;&quot;&quot;);IF([.O460]=&quot;YES&quot;;&quot; UC3&quot;;&quot;&quot;))" table:style-name="ce1"/>
          <table:table-cell office:value-type="string" office:string-value="" table:formula="of:=CONCATENATE(IF([.P460]=&quot;YES&quot;;&quot;e-Notification;&quot;;&quot;&quot;);IF([.Q460]=&quot;YES&quot;;&quot; e-Access;&quot;;&quot;&quot;);IF([.R460]=&quot;YES&quot;;&quot; e-Submission;&quot;;&quot;&quot;);IF([.S460]=&quot;YES&quot;;&quot; e-Evaluation;&quot;;&quot;&quot;);IF([.T460]=&quot;YES&quot;;&quot; e-Awarding;&quot;;&quot;&quot;);IF([.U460]=&quot;YES&quot;;&quot; e-Request;&quot;;&quot;&quot;);IF([.V460]=&quot;YES&quot;;&quot; e-Ordering;&quot;;&quot;&quot;);IF([.W460]=&quot;YES&quot;;&quot; e-Fulfiltment;&quot;;&quot;&quot;);IF([.X460]=&quot;YES&quot;;&quot; e-Invoicing;&quot;;&quot;&quot;);IF([.Y46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51</text:p>
          </table:table-cell>
          <table:table-cell office:value-type="string" table:style-name="ce1">
            <text:p>Organisation Identifier</text:p>
          </table:table-cell>
          <table:table-cell office:value-type="string" table:style-name="ce1">
            <text:p>National registration number if applicable</text:p>
          </table:table-cell>
          <table:table-cell table:style-name="ce1"/>
          <table:table-cell office:value-type="string" table:style-name="ce1">
            <text:p>eForms consultation</text:p>
          </table:table-cell>
          <table:table-cell table:style-name="ce1"/>
          <table:table-cell office:value-type="string" table:style-name="ce1">
            <text:p>BT-501</text:p>
          </table:table-cell>
          <table:table-cell table:content-validation-name="val7" table:style-name="ce1"/>
          <table:table-cell table:number-columns-repeated="2" table:style-name="ce1"/>
          <table:table-cell office:value-type="string" office:string-value="" table:formula="of:=CONCATENATE(IF([.M461]=&quot;YES&quot;;&quot;UC1;&quot;;&quot;&quot;);IF([.N461]=&quot;YES&quot;;&quot; UC2;&quot;;&quot;&quot;);IF([.O461]=&quot;YES&quot;;&quot; UC3&quot;;&quot;&quot;))" table:style-name="ce1"/>
          <table:table-cell office:value-type="string" office:string-value="" table:formula="of:=CONCATENATE(IF([.P461]=&quot;YES&quot;;&quot;e-Notification;&quot;;&quot;&quot;);IF([.Q461]=&quot;YES&quot;;&quot; e-Access;&quot;;&quot;&quot;);IF([.R461]=&quot;YES&quot;;&quot; e-Submission;&quot;;&quot;&quot;);IF([.S461]=&quot;YES&quot;;&quot; e-Evaluation;&quot;;&quot;&quot;);IF([.T461]=&quot;YES&quot;;&quot; e-Awarding;&quot;;&quot;&quot;);IF([.U461]=&quot;YES&quot;;&quot; e-Request;&quot;;&quot;&quot;);IF([.V461]=&quot;YES&quot;;&quot; e-Ordering;&quot;;&quot;&quot;);IF([.W461]=&quot;YES&quot;;&quot; e-Fulfiltment;&quot;;&quot;&quot;);IF([.X461]=&quot;YES&quot;;&quot; e-Invoicing;&quot;;&quot;&quot;);IF([.Y46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51</text:p>
          </table:table-cell>
          <table:table-cell office:value-type="string" table:style-name="ce1">
            <text:p>Organisation Identifier</text:p>
          </table:table-cell>
          <table:table-cell office:value-type="string" table:style-name="ce1">
            <text:p>The legal status of a business is conferred on it by an authority within a given jurisdiction. The Legal Identifier is therefore a fundamental relationship between a legal entity and the authority with which it is registered. (...) In many countries, the business register's identifier is the relevant data point. The tax number often fulfils this function in Spain.</text:p>
          </table:table-cell>
          <table:table-cell table:style-name="ce1"/>
          <table:table-cell office:value-type="string" table:style-name="ce1">
            <text:p>ISA CORE VOCABULARIES</text:p>
          </table:table-cell>
          <table:table-cell table:style-name="ce1"/>
          <table:table-cell office:value-type="string" table:style-name="ce1">
            <text:p>BT-501</text:p>
          </table:table-cell>
          <table:table-cell table:content-validation-name="val7" table:style-name="ce1"/>
          <table:table-cell table:number-columns-repeated="2" table:style-name="ce1"/>
          <table:table-cell office:value-type="string" office:string-value="" table:formula="of:=CONCATENATE(IF([.M462]=&quot;YES&quot;;&quot;UC1;&quot;;&quot;&quot;);IF([.N462]=&quot;YES&quot;;&quot; UC2;&quot;;&quot;&quot;);IF([.O462]=&quot;YES&quot;;&quot; UC3&quot;;&quot;&quot;))" table:style-name="ce1"/>
          <table:table-cell office:value-type="string" office:string-value="" table:formula="of:=CONCATENATE(IF([.P462]=&quot;YES&quot;;&quot;e-Notification;&quot;;&quot;&quot;);IF([.Q462]=&quot;YES&quot;;&quot; e-Access;&quot;;&quot;&quot;);IF([.R462]=&quot;YES&quot;;&quot; e-Submission;&quot;;&quot;&quot;);IF([.S462]=&quot;YES&quot;;&quot; e-Evaluation;&quot;;&quot;&quot;);IF([.T462]=&quot;YES&quot;;&quot; e-Awarding;&quot;;&quot;&quot;);IF([.U462]=&quot;YES&quot;;&quot; e-Request;&quot;;&quot;&quot;);IF([.V462]=&quot;YES&quot;;&quot; e-Ordering;&quot;;&quot;&quot;);IF([.W462]=&quot;YES&quot;;&quot; e-Fulfiltment;&quot;;&quot;&quot;);IF([.X462]=&quot;YES&quot;;&quot; e-Invoicing;&quot;;&quot;&quot;);IF([.Y46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51</text:p>
          </table:table-cell>
          <table:table-cell office:value-type="string" table:style-name="ce1">
            <text:p>Organisation Identifier</text:p>
          </table:table-cell>
          <table:table-cell office:value-type="string" table:style-name="ce1">
            <text:p>Gives an identifier, such as a company registration number, that can be used to used to uniquely identify the organization</text:p>
          </table:table-cell>
          <table:table-cell table:style-name="ce1"/>
          <table:table-cell office:value-type="string" table:style-name="ce1">
            <text:p>PPROC Ontology</text:p>
          </table:table-cell>
          <table:table-cell table:style-name="ce1"/>
          <table:table-cell office:value-type="string" table:style-name="ce1">
            <text:p>BT-116</text:p>
          </table:table-cell>
          <table:table-cell table:content-validation-name="val7" table:style-name="ce1"/>
          <table:table-cell table:number-columns-repeated="2" table:style-name="ce1"/>
          <table:table-cell office:value-type="string" office:string-value="" table:formula="of:=CONCATENATE(IF([.M463]=&quot;YES&quot;;&quot;UC1;&quot;;&quot;&quot;);IF([.N463]=&quot;YES&quot;;&quot; UC2;&quot;;&quot;&quot;);IF([.O463]=&quot;YES&quot;;&quot; UC3&quot;;&quot;&quot;))" table:style-name="ce1"/>
          <table:table-cell office:value-type="string" office:string-value="" table:formula="of:=CONCATENATE(IF([.P463]=&quot;YES&quot;;&quot;e-Notification;&quot;;&quot;&quot;);IF([.Q463]=&quot;YES&quot;;&quot; e-Access;&quot;;&quot;&quot;);IF([.R463]=&quot;YES&quot;;&quot; e-Submission;&quot;;&quot;&quot;);IF([.S463]=&quot;YES&quot;;&quot; e-Evaluation;&quot;;&quot;&quot;);IF([.T463]=&quot;YES&quot;;&quot; e-Awarding;&quot;;&quot;&quot;);IF([.U463]=&quot;YES&quot;;&quot; e-Request;&quot;;&quot;&quot;);IF([.V463]=&quot;YES&quot;;&quot; e-Ordering;&quot;;&quot;&quot;);IF([.W463]=&quot;YES&quot;;&quot; e-Fulfiltment;&quot;;&quot;&quot;);IF([.X463]=&quot;YES&quot;;&quot; e-Invoicing;&quot;;&quot;&quot;);IF([.Y46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71</text:p>
          </table:table-cell>
          <table:table-cell office:value-type="string" table:style-name="ce35">
            <text:p>Outsourced Procedure Indicator</text:p>
          </table:table-cell>
          <table:table-cell office:value-type="string" table:style-name="ce35">
            <text:p>A process which has been subcontracted to another organisation.</text:p>
          </table:table-cell>
          <table:table-cell table:style-name="ce35"/>
          <table:table-cell office:value-type="string" table:style-name="ce35">
            <text:p>eForms consultation</text:p>
          </table:table-cell>
          <table:table-cell office:value-type="string" table:style-name="ce35">
            <text:p>An indicator to specify if the management of this procurement procedure has been outsourced to another organisation.</text:p>
          </table:table-cell>
          <table:table-cell office:value-type="string" table:style-name="ce35">
            <text:p>BT-116</text:p>
          </table:table-cell>
          <table:table-cell office:value-type="string" table:content-validation-name="val7" table:style-name="ce35">
            <text:p>YES</text:p>
          </table:table-cell>
          <table:table-cell office:value-type="string" table:style-name="ce35">
            <text:p>Taking into account the BT, and the definition provided by the eForms consultation for the same term, it has been considered that this is a good definition.</text:p>
          </table:table-cell>
          <table:table-cell table:style-name="ce35"/>
          <table:table-cell office:value-type="string" office:string-value="" table:formula="of:=CONCATENATE(IF([.M464]=&quot;YES&quot;;&quot;UC1;&quot;;&quot;&quot;);IF([.N464]=&quot;YES&quot;;&quot; UC2;&quot;;&quot;&quot;);IF([.O464]=&quot;YES&quot;;&quot; UC3&quot;;&quot;&quot;))" table:style-name="ce35"/>
          <table:table-cell office:value-type="string" office:string-value="e-Notification;" table:formula="of:=CONCATENATE(IF([.P464]=&quot;YES&quot;;&quot;e-Notification;&quot;;&quot;&quot;);IF([.Q464]=&quot;YES&quot;;&quot; e-Access;&quot;;&quot;&quot;);IF([.R464]=&quot;YES&quot;;&quot; e-Submission;&quot;;&quot;&quot;);IF([.S464]=&quot;YES&quot;;&quot; e-Evaluation;&quot;;&quot;&quot;);IF([.T464]=&quot;YES&quot;;&quot; e-Awarding;&quot;;&quot;&quot;);IF([.U464]=&quot;YES&quot;;&quot; e-Request;&quot;;&quot;&quot;);IF([.V464]=&quot;YES&quot;;&quot; e-Ordering;&quot;;&quot;&quot;);IF([.W464]=&quot;YES&quot;;&quot; e-Fulfiltment;&quot;;&quot;&quot;);IF([.X464]=&quot;YES&quot;;&quot; e-Invoicing;&quot;;&quot;&quot;);IF([.Y464]=&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71</text:p>
          </table:table-cell>
          <table:table-cell office:value-type="string" table:style-name="ce1">
            <text:p>Outsourced Procedure Indicator</text:p>
          </table:table-cell>
          <table:table-cell office:value-type="string" table:style-name="ce1">
            <text:p>Whether the management of this procurement procedure has been outsourced to another organisation, e.g. a consultancy specialising in public procurement, a law firm, a competence center within the public administration.</text:p>
          </table:table-cell>
          <table:table-cell table:style-name="ce1"/>
          <table:table-cell office:value-type="string" table:style-name="ce1">
            <text:p>eForms consultation</text:p>
          </table:table-cell>
          <table:table-cell table:style-name="ce1"/>
          <table:table-cell office:value-type="string" table:style-name="ce1">
            <text:p>BT-45</text:p>
          </table:table-cell>
          <table:table-cell table:content-validation-name="val7" table:style-name="ce1"/>
          <table:table-cell table:number-columns-repeated="2" table:style-name="ce1"/>
          <table:table-cell office:value-type="string" office:string-value="" table:formula="of:=CONCATENATE(IF([.M465]=&quot;YES&quot;;&quot;UC1;&quot;;&quot;&quot;);IF([.N465]=&quot;YES&quot;;&quot; UC2;&quot;;&quot;&quot;);IF([.O465]=&quot;YES&quot;;&quot; UC3&quot;;&quot;&quot;))" table:style-name="ce1"/>
          <table:table-cell office:value-type="string" office:string-value="" table:formula="of:=CONCATENATE(IF([.P465]=&quot;YES&quot;;&quot;e-Notification;&quot;;&quot;&quot;);IF([.Q465]=&quot;YES&quot;;&quot; e-Access;&quot;;&quot;&quot;);IF([.R465]=&quot;YES&quot;;&quot; e-Submission;&quot;;&quot;&quot;);IF([.S465]=&quot;YES&quot;;&quot; e-Evaluation;&quot;;&quot;&quot;);IF([.T465]=&quot;YES&quot;;&quot; e-Awarding;&quot;;&quot;&quot;);IF([.U465]=&quot;YES&quot;;&quot; e-Request;&quot;;&quot;&quot;);IF([.V465]=&quot;YES&quot;;&quot; e-Ordering;&quot;;&quot;&quot;);IF([.W465]=&quot;YES&quot;;&quot; e-Fulfiltment;&quot;;&quot;&quot;);IF([.X465]=&quot;YES&quot;;&quot; e-Invoicing;&quot;;&quot;&quot;);IF([.Y46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93</text:p>
          </table:table-cell>
          <table:table-cell office:value-type="string" table:style-name="ce35">
            <text:p>Participant Pay</text:p>
          </table:table-cell>
          <table:table-cell office:value-type="string" table:style-name="ce35">
            <text:p>Details of payments to be made to all participants, if any.</text:p>
          </table:table-cell>
          <table:table-cell table:style-name="ce35"/>
          <table:table-cell office:value-type="string" table:style-name="ce35">
            <text:p>Ontology proposal</text:p>
          </table:table-cell>
          <table:table-cell office:value-type="string" table:style-name="ce35">
            <text:p>Based on DIRECTIVE 2014/24/EU</text:p>
          </table:table-cell>
          <table:table-cell office:value-type="string" table:style-name="ce35">
            <text:p>BT-45</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466]=&quot;YES&quot;;&quot;UC1;&quot;;&quot;&quot;);IF([.N466]=&quot;YES&quot;;&quot; UC2;&quot;;&quot;&quot;);IF([.O466]=&quot;YES&quot;;&quot; UC3&quot;;&quot;&quot;))" table:style-name="ce35"/>
          <table:table-cell office:value-type="string" office:string-value="e-Notification; e-Payment;" table:formula="of:=CONCATENATE(IF([.P466]=&quot;YES&quot;;&quot;e-Notification;&quot;;&quot;&quot;);IF([.Q466]=&quot;YES&quot;;&quot; e-Access;&quot;;&quot;&quot;);IF([.R466]=&quot;YES&quot;;&quot; e-Submission;&quot;;&quot;&quot;);IF([.S466]=&quot;YES&quot;;&quot; e-Evaluation;&quot;;&quot;&quot;);IF([.T466]=&quot;YES&quot;;&quot; e-Awarding;&quot;;&quot;&quot;);IF([.U466]=&quot;YES&quot;;&quot; e-Request;&quot;;&quot;&quot;);IF([.V466]=&quot;YES&quot;;&quot; e-Ordering;&quot;;&quot;&quot;);IF([.W466]=&quot;YES&quot;;&quot; e-Fulfiltment;&quot;;&quot;&quot;);IF([.X466]=&quot;YES&quot;;&quot; e-Invoicing;&quot;;&quot;&quot;);IF([.Y466]=&quot;YES&quot;;&quot; e-Payment;&quot;;&quot;&quot;))" table:style-name="ce35">
            <text:p>e-Notification; e-Payment;</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number-columns-repeated="16359"/>
        </table:table-row>
        <table:table-row table:style-name="ro17">
          <table:table-cell office:value-type="string" table:style-name="ce1">
            <text:p>C-093</text:p>
          </table:table-cell>
          <table:table-cell office:value-type="string" table:style-name="ce1">
            <text:p>Participant Pay</text:p>
          </table:table-cell>
          <table:table-cell office:value-type="string" table:style-name="ce1">
            <text:p>Payments to be made to all participants, if any.</text:p>
          </table:table-cell>
          <table:table-cell table:style-name="ce1"/>
          <table:table-cell office:value-type="string" table:style-name="ce1">
            <text:p>DIRECTIVE 2014/24/EU</text:p>
          </table:table-cell>
          <table:table-cell office:value-type="string" table:style-name="ce1">
            <text:p>ANNEX V PART E Information to be included in design contest notices</text:p>
          </table:table-cell>
          <table:table-cell office:value-type="string" table:style-name="ce1">
            <text:p>BT-45</text:p>
          </table:table-cell>
          <table:table-cell table:content-validation-name="val7" table:style-name="ce1"/>
          <table:table-cell table:number-columns-repeated="2" table:style-name="ce1"/>
          <table:table-cell office:value-type="string" office:string-value="" table:formula="of:=CONCATENATE(IF([.M467]=&quot;YES&quot;;&quot;UC1;&quot;;&quot;&quot;);IF([.N467]=&quot;YES&quot;;&quot; UC2;&quot;;&quot;&quot;);IF([.O467]=&quot;YES&quot;;&quot; UC3&quot;;&quot;&quot;))" table:style-name="ce1"/>
          <table:table-cell office:value-type="string" office:string-value="" table:formula="of:=CONCATENATE(IF([.P467]=&quot;YES&quot;;&quot;e-Notification;&quot;;&quot;&quot;);IF([.Q467]=&quot;YES&quot;;&quot; e-Access;&quot;;&quot;&quot;);IF([.R467]=&quot;YES&quot;;&quot; e-Submission;&quot;;&quot;&quot;);IF([.S467]=&quot;YES&quot;;&quot; e-Evaluation;&quot;;&quot;&quot;);IF([.T467]=&quot;YES&quot;;&quot; e-Awarding;&quot;;&quot;&quot;);IF([.U467]=&quot;YES&quot;;&quot; e-Request;&quot;;&quot;&quot;);IF([.V467]=&quot;YES&quot;;&quot; e-Ordering;&quot;;&quot;&quot;);IF([.W467]=&quot;YES&quot;;&quot; e-Fulfiltment;&quot;;&quot;&quot;);IF([.X467]=&quot;YES&quot;;&quot; e-Invoicing;&quot;;&quot;&quot;);IF([.Y46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93</text:p>
          </table:table-cell>
          <table:table-cell office:value-type="string" table:style-name="ce1">
            <text:p>Participant Pay</text:p>
          </table:table-cell>
          <table:table-cell office:value-type="string" table:style-name="ce1">
            <text:p>Details of payments to all participants.</text:p>
          </table:table-cell>
          <table:table-cell table:style-name="ce1"/>
          <table:table-cell office:value-type="string" table:style-name="ce1">
            <text:p>UBL</text:p>
          </table:table-cell>
          <table:table-cell table:number-columns-repeated="2" table:style-name="ce1"/>
          <table:table-cell table:content-validation-name="val7" table:style-name="ce1"/>
          <table:table-cell table:number-columns-repeated="2" table:style-name="ce1"/>
          <table:table-cell office:value-type="string" office:string-value="" table:formula="of:=CONCATENATE(IF([.M468]=&quot;YES&quot;;&quot;UC1;&quot;;&quot;&quot;);IF([.N468]=&quot;YES&quot;;&quot; UC2;&quot;;&quot;&quot;);IF([.O468]=&quot;YES&quot;;&quot; UC3&quot;;&quot;&quot;))" table:style-name="ce1"/>
          <table:table-cell office:value-type="string" office:string-value="" table:formula="of:=CONCATENATE(IF([.P468]=&quot;YES&quot;;&quot;e-Notification;&quot;;&quot;&quot;);IF([.Q468]=&quot;YES&quot;;&quot; e-Access;&quot;;&quot;&quot;);IF([.R468]=&quot;YES&quot;;&quot; e-Submission;&quot;;&quot;&quot;);IF([.S468]=&quot;YES&quot;;&quot; e-Evaluation;&quot;;&quot;&quot;);IF([.T468]=&quot;YES&quot;;&quot; e-Awarding;&quot;;&quot;&quot;);IF([.U468]=&quot;YES&quot;;&quot; e-Request;&quot;;&quot;&quot;);IF([.V468]=&quot;YES&quot;;&quot; e-Ordering;&quot;;&quot;&quot;);IF([.W468]=&quot;YES&quot;;&quot; e-Fulfiltment;&quot;;&quot;&quot;);IF([.X468]=&quot;YES&quot;;&quot; e-Invoicing;&quot;;&quot;&quot;);IF([.Y46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93</text:p>
          </table:table-cell>
          <table:table-cell office:value-type="string" table:style-name="ce1">
            <text:p>Participant Pay</text:p>
          </table:table-cell>
          <table:table-cell office:value-type="string" table:style-name="ce1">
            <text:p>Details of payments to all participants.</text:p>
          </table:table-cell>
          <table:table-cell table:style-name="ce1"/>
          <table:table-cell office:value-type="string" table:style-name="ce1">
            <text:p>ESPD</text:p>
          </table:table-cell>
          <table:table-cell table:style-name="ce1"/>
          <table:table-cell office:value-type="string" table:style-name="ce1">
            <text:p>BT-47</text:p>
          </table:table-cell>
          <table:table-cell table:content-validation-name="val7" table:style-name="ce1"/>
          <table:table-cell table:number-columns-repeated="2" table:style-name="ce1"/>
          <table:table-cell office:value-type="string" office:string-value="" table:formula="of:=CONCATENATE(IF([.M469]=&quot;YES&quot;;&quot;UC1;&quot;;&quot;&quot;);IF([.N469]=&quot;YES&quot;;&quot; UC2;&quot;;&quot;&quot;);IF([.O469]=&quot;YES&quot;;&quot; UC3&quot;;&quot;&quot;))" table:style-name="ce1"/>
          <table:table-cell office:value-type="string" office:string-value="" table:formula="of:=CONCATENATE(IF([.P469]=&quot;YES&quot;;&quot;e-Notification;&quot;;&quot;&quot;);IF([.Q469]=&quot;YES&quot;;&quot; e-Access;&quot;;&quot;&quot;);IF([.R469]=&quot;YES&quot;;&quot; e-Submission;&quot;;&quot;&quot;);IF([.S469]=&quot;YES&quot;;&quot; e-Evaluation;&quot;;&quot;&quot;);IF([.T469]=&quot;YES&quot;;&quot; e-Awarding;&quot;;&quot;&quot;);IF([.U469]=&quot;YES&quot;;&quot; e-Request;&quot;;&quot;&quot;);IF([.V469]=&quot;YES&quot;;&quot; e-Ordering;&quot;;&quot;&quot;);IF([.W469]=&quot;YES&quot;;&quot; e-Fulfiltment;&quot;;&quot;&quot;);IF([.X469]=&quot;YES&quot;;&quot; e-Invoicing;&quot;;&quot;&quot;);IF([.Y46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85</text:p>
          </table:table-cell>
          <table:table-cell office:value-type="string" table:style-name="ce35">
            <text:p>Participants Name</text:p>
          </table:table-cell>
          <table:table-cell office:value-type="string" table:style-name="ce35">
            <text:p>Designation of the member already selected, if any.</text:p>
          </table:table-cell>
          <table:table-cell table:style-name="ce35"/>
          <table:table-cell office:value-type="string" table:style-name="ce35">
            <text:p>Ontology proposal</text:p>
          </table:table-cell>
          <table:table-cell office:value-type="string" table:style-name="ce35">
            <text:p>Based on DIRECTIVE 2014/24/EU</text:p>
          </table:table-cell>
          <table:table-cell office:value-type="string" table:style-name="ce35">
            <text:p>BT-47</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UC1; UC2;" table:formula="of:=CONCATENATE(IF([.M470]=&quot;YES&quot;;&quot;UC1;&quot;;&quot;&quot;);IF([.N470]=&quot;YES&quot;;&quot; UC2;&quot;;&quot;&quot;);IF([.O470]=&quot;YES&quot;;&quot; UC3&quot;;&quot;&quot;))" table:style-name="ce35">
            <text:p>UC1; UC2;</text:p>
          </table:table-cell>
          <table:table-cell office:value-type="string" office:string-value="e-Notification;" table:formula="of:=CONCATENATE(IF([.P470]=&quot;YES&quot;;&quot;e-Notification;&quot;;&quot;&quot;);IF([.Q470]=&quot;YES&quot;;&quot; e-Access;&quot;;&quot;&quot;);IF([.R470]=&quot;YES&quot;;&quot; e-Submission;&quot;;&quot;&quot;);IF([.S470]=&quot;YES&quot;;&quot; e-Evaluation;&quot;;&quot;&quot;);IF([.T470]=&quot;YES&quot;;&quot; e-Awarding;&quot;;&quot;&quot;);IF([.U470]=&quot;YES&quot;;&quot; e-Request;&quot;;&quot;&quot;);IF([.V470]=&quot;YES&quot;;&quot; e-Ordering;&quot;;&quot;&quot;);IF([.W470]=&quot;YES&quot;;&quot; e-Fulfiltment;&quot;;&quot;&quot;);IF([.X470]=&quot;YES&quot;;&quot; e-Invoicing;&quot;;&quot;&quot;);IF([.Y470]=&quot;YES&quot;;&quot; e-Payment;&quot;;&quot;&quot;))" table:style-name="ce35">
            <text:p>e-Notification;</text:p>
          </table:table-cell>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85</text:p>
          </table:table-cell>
          <table:table-cell office:value-type="string" table:style-name="ce1">
            <text:p>Participants Name</text:p>
          </table:table-cell>
          <table:table-cell office:value-type="string" table:style-name="ce1">
            <text:p>names of the participants already selected, if any,</text:p>
          </table:table-cell>
          <table:table-cell table:style-name="ce1"/>
          <table:table-cell office:value-type="string" table:style-name="ce1">
            <text:p>DIRECTIVE 2014/24/EU</text:p>
          </table:table-cell>
          <table:table-cell office:value-type="string" table:style-name="ce1">
            <text:p>ANNEX V PART E Information to be included in design contest notices</text:p>
          </table:table-cell>
          <table:table-cell office:value-type="string" table:style-name="ce1">
            <text:p>BT-47</text:p>
          </table:table-cell>
          <table:table-cell table:content-validation-name="val7" table:style-name="ce1"/>
          <table:table-cell table:number-columns-repeated="2" table:style-name="ce1"/>
          <table:table-cell office:value-type="string" office:string-value="" table:formula="of:=CONCATENATE(IF([.M471]=&quot;YES&quot;;&quot;UC1;&quot;;&quot;&quot;);IF([.N471]=&quot;YES&quot;;&quot; UC2;&quot;;&quot;&quot;);IF([.O471]=&quot;YES&quot;;&quot; UC3&quot;;&quot;&quot;))" table:style-name="ce1"/>
          <table:table-cell office:value-type="string" office:string-value="" table:formula="of:=CONCATENATE(IF([.P471]=&quot;YES&quot;;&quot;e-Notification;&quot;;&quot;&quot;);IF([.Q471]=&quot;YES&quot;;&quot; e-Access;&quot;;&quot;&quot;);IF([.R471]=&quot;YES&quot;;&quot; e-Submission;&quot;;&quot;&quot;);IF([.S471]=&quot;YES&quot;;&quot; e-Evaluation;&quot;;&quot;&quot;);IF([.T471]=&quot;YES&quot;;&quot; e-Awarding;&quot;;&quot;&quot;);IF([.U471]=&quot;YES&quot;;&quot; e-Request;&quot;;&quot;&quot;);IF([.V471]=&quot;YES&quot;;&quot; e-Ordering;&quot;;&quot;&quot;);IF([.W471]=&quot;YES&quot;;&quot; e-Fulfiltment;&quot;;&quot;&quot;);IF([.X471]=&quot;YES&quot;;&quot; e-Invoicing;&quot;;&quot;&quot;);IF([.Y47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85</text:p>
          </table:table-cell>
          <table:table-cell office:value-type="string" table:style-name="ce1">
            <text:p>Participants Name</text:p>
          </table:table-cell>
          <table:table-cell office:value-type="string" table:style-name="ce1">
            <text:p>A participant can already be selected at the time of the publication of the design contest notice for example because the information about the participation of a world renown architect is intended to be used in promoting the design contest amongst other potential participants.</text:p>
          </table:table-cell>
          <table:table-cell table:style-name="ce1"/>
          <table:table-cell office:value-type="string" table:style-name="ce1">
            <text:p>eForms consultation</text:p>
          </table:table-cell>
          <table:table-cell table:style-name="ce1"/>
          <table:table-cell office:value-type="string" table:style-name="ce1">
            <text:p>BT-131</text:p>
          </table:table-cell>
          <table:table-cell table:content-validation-name="val7" table:style-name="ce1"/>
          <table:table-cell table:number-columns-repeated="2" table:style-name="ce1"/>
          <table:table-cell office:value-type="string" office:string-value="" table:formula="of:=CONCATENATE(IF([.M472]=&quot;YES&quot;;&quot;UC1;&quot;;&quot;&quot;);IF([.N472]=&quot;YES&quot;;&quot; UC2;&quot;;&quot;&quot;);IF([.O472]=&quot;YES&quot;;&quot; UC3&quot;;&quot;&quot;))" table:style-name="ce1"/>
          <table:table-cell office:value-type="string" office:string-value="" table:formula="of:=CONCATENATE(IF([.P472]=&quot;YES&quot;;&quot;e-Notification;&quot;;&quot;&quot;);IF([.Q472]=&quot;YES&quot;;&quot; e-Access;&quot;;&quot;&quot;);IF([.R472]=&quot;YES&quot;;&quot; e-Submission;&quot;;&quot;&quot;);IF([.S472]=&quot;YES&quot;;&quot; e-Evaluation;&quot;;&quot;&quot;);IF([.T472]=&quot;YES&quot;;&quot; e-Awarding;&quot;;&quot;&quot;);IF([.U472]=&quot;YES&quot;;&quot; e-Request;&quot;;&quot;&quot;);IF([.V472]=&quot;YES&quot;;&quot; e-Ordering;&quot;;&quot;&quot;);IF([.W472]=&quot;YES&quot;;&quot; e-Fulfiltment;&quot;;&quot;&quot;);IF([.X472]=&quot;YES&quot;;&quot; e-Invoicing;&quot;;&quot;&quot;);IF([.Y47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47</text:p>
          </table:table-cell>
          <table:table-cell office:value-type="string" table:style-name="ce35">
            <text:p>Participation Deadline</text:p>
          </table:table-cell>
          <table:table-cell office:value-type="string" table:style-name="ce35">
            <text:p>Time limit for receipt of requests to take part in this procurement procedure.</text:p>
          </table:table-cell>
          <table:table-cell table:style-name="ce35"/>
          <table:table-cell office:value-type="string" table:style-name="ce35">
            <text:p>Ontology proposal</text:p>
          </table:table-cell>
          <table:table-cell office:value-type="string" table:style-name="ce35">
            <text:p>Based on eForms consultation</text:p>
          </table:table-cell>
          <table:table-cell office:value-type="string" table:style-name="ce35">
            <text:p>BT-131</text:p>
          </table:table-cell>
          <table:table-cell office:value-type="string" table:content-validation-name="val7" table:style-name="ce35">
            <text:p>YES</text:p>
          </table:table-cell>
          <table:table-cell office:value-type="string" table:style-name="ce35">
            <text:p>Taking into account the BT, and the definition provided by eForms consultation for the same term, it has been considered that this is a good definition.</text:p>
          </table:table-cell>
          <table:table-cell table:style-name="ce35"/>
          <table:table-cell office:value-type="string" office:string-value="" table:formula="of:=CONCATENATE(IF([.M473]=&quot;YES&quot;;&quot;UC1;&quot;;&quot;&quot;);IF([.N473]=&quot;YES&quot;;&quot; UC2;&quot;;&quot;&quot;);IF([.O473]=&quot;YES&quot;;&quot; UC3&quot;;&quot;&quot;))" table:style-name="ce35"/>
          <table:table-cell office:value-type="string" office:string-value="e-Notification; e-Submission;" table:formula="of:=CONCATENATE(IF([.P473]=&quot;YES&quot;;&quot;e-Notification;&quot;;&quot;&quot;);IF([.Q473]=&quot;YES&quot;;&quot; e-Access;&quot;;&quot;&quot;);IF([.R473]=&quot;YES&quot;;&quot; e-Submission;&quot;;&quot;&quot;);IF([.S473]=&quot;YES&quot;;&quot; e-Evaluation;&quot;;&quot;&quot;);IF([.T473]=&quot;YES&quot;;&quot; e-Awarding;&quot;;&quot;&quot;);IF([.U473]=&quot;YES&quot;;&quot; e-Request;&quot;;&quot;&quot;);IF([.V473]=&quot;YES&quot;;&quot; e-Ordering;&quot;;&quot;&quot;);IF([.W473]=&quot;YES&quot;;&quot; e-Fulfiltment;&quot;;&quot;&quot;);IF([.X473]=&quot;YES&quot;;&quot; e-Invoicing;&quot;;&quot;&quot;);IF([.Y473]=&quot;YES&quot;;&quot; e-Payment;&quot;;&quot;&quot;))" table:style-name="ce35">
            <text:p>e-Notification; e-Submiss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47</text:p>
          </table:table-cell>
          <table:table-cell office:value-type="string" table:style-name="ce1">
            <text:p>Participation Deadline</text:p>
          </table:table-cell>
          <table:table-cell office:value-type="string" table:style-name="ce1">
            <text:p>Time limits for receipt of expressions of interest or tenders</text:p>
          </table:table-cell>
          <table:table-cell table:style-name="ce1"/>
          <table:table-cell office:value-type="string" table:style-name="ce1">
            <text:p>OP internal working</text:p>
          </table:table-cell>
          <table:table-cell table:style-name="ce1"/>
          <table:table-cell office:value-type="string" table:style-name="ce1">
            <text:p>BT-131</text:p>
          </table:table-cell>
          <table:table-cell table:content-validation-name="val7" table:style-name="ce1"/>
          <table:table-cell table:number-columns-repeated="2" table:style-name="ce1"/>
          <table:table-cell office:value-type="string" office:string-value="" table:formula="of:=CONCATENATE(IF([.M474]=&quot;YES&quot;;&quot;UC1;&quot;;&quot;&quot;);IF([.N474]=&quot;YES&quot;;&quot; UC2;&quot;;&quot;&quot;);IF([.O474]=&quot;YES&quot;;&quot; UC3&quot;;&quot;&quot;))" table:style-name="ce1"/>
          <table:table-cell office:value-type="string" office:string-value="" table:formula="of:=CONCATENATE(IF([.P474]=&quot;YES&quot;;&quot;e-Notification;&quot;;&quot;&quot;);IF([.Q474]=&quot;YES&quot;;&quot; e-Access;&quot;;&quot;&quot;);IF([.R474]=&quot;YES&quot;;&quot; e-Submission;&quot;;&quot;&quot;);IF([.S474]=&quot;YES&quot;;&quot; e-Evaluation;&quot;;&quot;&quot;);IF([.T474]=&quot;YES&quot;;&quot; e-Awarding;&quot;;&quot;&quot;);IF([.U474]=&quot;YES&quot;;&quot; e-Request;&quot;;&quot;&quot;);IF([.V474]=&quot;YES&quot;;&quot; e-Ordering;&quot;;&quot;&quot;);IF([.W474]=&quot;YES&quot;;&quot; e-Fulfiltment;&quot;;&quot;&quot;);IF([.X474]=&quot;YES&quot;;&quot; e-Invoicing;&quot;;&quot;&quot;);IF([.Y47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47</text:p>
          </table:table-cell>
          <table:table-cell office:value-type="string" table:style-name="ce1">
            <text:p>Participation Deadline</text:p>
          </table:table-cell>
          <table:table-cell office:value-type="string" table:style-name="ce1">
            <text:p>Time limit for receipt of expressions of interest: [date-time]</text:p>
          </table:table-cell>
          <table:table-cell table:style-name="ce1"/>
          <table:table-cell office:value-type="string" table:style-name="ce1">
            <text:p>eForms consultation</text:p>
          </table:table-cell>
          <table:table-cell table:style-name="ce1"/>
          <table:table-cell office:value-type="string" table:style-name="ce1">
            <text:p>BT-70</text:p>
          </table:table-cell>
          <table:table-cell table:content-validation-name="val7" table:style-name="ce1"/>
          <table:table-cell table:number-columns-repeated="2" table:style-name="ce1"/>
          <table:table-cell office:value-type="string" office:string-value="" table:formula="of:=CONCATENATE(IF([.M475]=&quot;YES&quot;;&quot;UC1;&quot;;&quot;&quot;);IF([.N475]=&quot;YES&quot;;&quot; UC2;&quot;;&quot;&quot;);IF([.O475]=&quot;YES&quot;;&quot; UC3&quot;;&quot;&quot;))" table:style-name="ce1"/>
          <table:table-cell office:value-type="string" office:string-value="" table:formula="of:=CONCATENATE(IF([.P475]=&quot;YES&quot;;&quot;e-Notification;&quot;;&quot;&quot;);IF([.Q475]=&quot;YES&quot;;&quot; e-Access;&quot;;&quot;&quot;);IF([.R475]=&quot;YES&quot;;&quot; e-Submission;&quot;;&quot;&quot;);IF([.S475]=&quot;YES&quot;;&quot; e-Evaluation;&quot;;&quot;&quot;);IF([.T475]=&quot;YES&quot;;&quot; e-Awarding;&quot;;&quot;&quot;);IF([.U475]=&quot;YES&quot;;&quot; e-Request;&quot;;&quot;&quot;);IF([.V475]=&quot;YES&quot;;&quot; e-Ordering;&quot;;&quot;&quot;);IF([.W475]=&quot;YES&quot;;&quot; e-Fulfiltment;&quot;;&quot;&quot;);IF([.X475]=&quot;YES&quot;;&quot; e-Invoicing;&quot;;&quot;&quot;);IF([.Y47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75</text:p>
          </table:table-cell>
          <table:table-cell office:value-type="string" table:style-name="ce35">
            <text:p>Performance Conditions</text:p>
          </table:table-cell>
          <table:table-cell office:value-type="string" table:style-name="ce35">
            <text:p>The particular conditions related to the contract (e.g. intermediary deliverables, compensation for damages, intellectual property rights).</text:p>
          </table:table-cell>
          <table:table-cell table:style-name="ce35"/>
          <table:table-cell office:value-type="string" table:style-name="ce35">
            <text:p>Ontology proposal</text:p>
          </table:table-cell>
          <table:table-cell office:value-type="string" table:style-name="ce35">
            <text:p>Based on eForms consultation</text:p>
          </table:table-cell>
          <table:table-cell office:value-type="string" table:style-name="ce35">
            <text:p>BT-70</text:p>
          </table:table-cell>
          <table:table-cell office:value-type="string" table:content-validation-name="val7" table:style-name="ce35">
            <text:p>YES</text:p>
          </table:table-cell>
          <table:table-cell office:value-type="string" table:style-name="ce35">
            <text:p>Taking into account the BT, and the definition provided by the eForms consultation for the same term, it has been considered that this is a good definition.</text:p>
          </table:table-cell>
          <table:table-cell table:style-name="ce35"/>
          <table:table-cell office:value-type="string" office:string-value="" table:formula="of:=CONCATENATE(IF([.M476]=&quot;YES&quot;;&quot;UC1;&quot;;&quot;&quot;);IF([.N476]=&quot;YES&quot;;&quot; UC2;&quot;;&quot;&quot;);IF([.O476]=&quot;YES&quot;;&quot; UC3&quot;;&quot;&quot;))" table:style-name="ce35"/>
          <table:table-cell office:value-type="string" office:string-value="e-Notification;" table:formula="of:=CONCATENATE(IF([.P476]=&quot;YES&quot;;&quot;e-Notification;&quot;;&quot;&quot;);IF([.Q476]=&quot;YES&quot;;&quot; e-Access;&quot;;&quot;&quot;);IF([.R476]=&quot;YES&quot;;&quot; e-Submission;&quot;;&quot;&quot;);IF([.S476]=&quot;YES&quot;;&quot; e-Evaluation;&quot;;&quot;&quot;);IF([.T476]=&quot;YES&quot;;&quot; e-Awarding;&quot;;&quot;&quot;);IF([.U476]=&quot;YES&quot;;&quot; e-Request;&quot;;&quot;&quot;);IF([.V476]=&quot;YES&quot;;&quot; e-Ordering;&quot;;&quot;&quot;);IF([.W476]=&quot;YES&quot;;&quot; e-Fulfiltment;&quot;;&quot;&quot;);IF([.X476]=&quot;YES&quot;;&quot; e-Invoicing;&quot;;&quot;&quot;);IF([.Y476]=&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75</text:p>
          </table:table-cell>
          <table:table-cell office:value-type="string" table:style-name="ce1">
            <text:p>Performance Conditions</text:p>
          </table:table-cell>
          <table:table-cell office:value-type="string" table:style-name="ce1">
            <text:p>This field should contain the particular conditions related to the contract (e.g. intermediary deliverables,</text:p>
            <text:p>compensation for damages, intellectual property rights).</text:p>
          </table:table-cell>
          <table:table-cell table:style-name="ce1"/>
          <table:table-cell office:value-type="string" table:style-name="ce1">
            <text:p>eForms consultation</text:p>
          </table:table-cell>
          <table:table-cell table:style-name="ce1"/>
          <table:table-cell office:value-type="string" table:style-name="ce1">
            <text:p>BT-70</text:p>
          </table:table-cell>
          <table:table-cell table:content-validation-name="val7" table:style-name="ce1"/>
          <table:table-cell table:number-columns-repeated="2" table:style-name="ce1"/>
          <table:table-cell office:value-type="string" office:string-value="" table:formula="of:=CONCATENATE(IF([.M477]=&quot;YES&quot;;&quot;UC1;&quot;;&quot;&quot;);IF([.N477]=&quot;YES&quot;;&quot; UC2;&quot;;&quot;&quot;);IF([.O477]=&quot;YES&quot;;&quot; UC3&quot;;&quot;&quot;))" table:style-name="ce1"/>
          <table:table-cell office:value-type="string" office:string-value="" table:formula="of:=CONCATENATE(IF([.P477]=&quot;YES&quot;;&quot;e-Notification;&quot;;&quot;&quot;);IF([.Q477]=&quot;YES&quot;;&quot; e-Access;&quot;;&quot;&quot;);IF([.R477]=&quot;YES&quot;;&quot; e-Submission;&quot;;&quot;&quot;);IF([.S477]=&quot;YES&quot;;&quot; e-Evaluation;&quot;;&quot;&quot;);IF([.T477]=&quot;YES&quot;;&quot; e-Awarding;&quot;;&quot;&quot;);IF([.U477]=&quot;YES&quot;;&quot; e-Request;&quot;;&quot;&quot;);IF([.V477]=&quot;YES&quot;;&quot; e-Ordering;&quot;;&quot;&quot;);IF([.W477]=&quot;YES&quot;;&quot; e-Fulfiltment;&quot;;&quot;&quot;);IF([.X477]=&quot;YES&quot;;&quot; e-Invoicing;&quot;;&quot;&quot;);IF([.Y47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75</text:p>
          </table:table-cell>
          <table:table-cell office:value-type="string" table:style-name="ce1">
            <text:p>Performance Conditions</text:p>
          </table:table-cell>
          <table:table-cell office:value-type="string" table:style-name="ce1">
            <text:p>Conditions for participation, including: (a) where appropriate, indication whether the public contract is restricted to sheltered workshops, or whether its execution is restricted to the framework of protected job programmes, (b) where appropriate, indication whether the provision of the service is reserved by law, regulation or administrative provision to a particular profession; reference to the relevant law, regulation or administrative provision, (c) a list and brief description of criteria regarding the personal situation of economic operators that may lead to their exclusion and of selection criteria; minimum level(s) of standards possibly required; indication of required information (self-declarations, documentation).</text:p>
          </table:table-cell>
          <table:table-cell table:style-name="ce1"/>
          <table:table-cell office:value-type="string" table:style-name="ce1">
            <text:p>DIRECTIVE 2014/24/EU</text:p>
          </table:table-cell>
          <table:table-cell office:value-type="string" table:style-name="ce1">
            <text:p>Annex V PART C Information to be included in contract notices</text:p>
          </table:table-cell>
          <table:table-cell office:value-type="string" table:style-name="ce1">
            <text:p>BT-79</text:p>
          </table:table-cell>
          <table:table-cell table:content-validation-name="val7" table:style-name="ce1"/>
          <table:table-cell table:number-columns-repeated="2" table:style-name="ce1"/>
          <table:table-cell office:value-type="string" office:string-value="" table:formula="of:=CONCATENATE(IF([.M478]=&quot;YES&quot;;&quot;UC1;&quot;;&quot;&quot;);IF([.N478]=&quot;YES&quot;;&quot; UC2;&quot;;&quot;&quot;);IF([.O478]=&quot;YES&quot;;&quot; UC3&quot;;&quot;&quot;))" table:style-name="ce1"/>
          <table:table-cell office:value-type="string" office:string-value="" table:formula="of:=CONCATENATE(IF([.P478]=&quot;YES&quot;;&quot;e-Notification;&quot;;&quot;&quot;);IF([.Q478]=&quot;YES&quot;;&quot; e-Access;&quot;;&quot;&quot;);IF([.R478]=&quot;YES&quot;;&quot; e-Submission;&quot;;&quot;&quot;);IF([.S478]=&quot;YES&quot;;&quot; e-Evaluation;&quot;;&quot;&quot;);IF([.T478]=&quot;YES&quot;;&quot; e-Awarding;&quot;;&quot;&quot;);IF([.U478]=&quot;YES&quot;;&quot; e-Request;&quot;;&quot;&quot;);IF([.V478]=&quot;YES&quot;;&quot; e-Ordering;&quot;;&quot;&quot;);IF([.W478]=&quot;YES&quot;;&quot; e-Fulfiltment;&quot;;&quot;&quot;);IF([.X478]=&quot;YES&quot;;&quot; e-Invoicing;&quot;;&quot;&quot;);IF([.Y47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30</text:p>
          </table:table-cell>
          <table:table-cell office:value-type="string" table:style-name="ce35">
            <text:p>Performance Staff Qualification</text:p>
          </table:table-cell>
          <table:table-cell office:value-type="string" table:style-name="ce35">
            <text:p>The professional capacity required to the staff that will perform the contract.</text:p>
          </table:table-cell>
          <table:table-cell table:style-name="ce35"/>
          <table:table-cell office:value-type="string" table:style-name="ce35">
            <text:p>Ontology proposal</text:p>
          </table:table-cell>
          <table:table-cell table:style-name="ce35"/>
          <table:table-cell office:value-type="string" table:style-name="ce35">
            <text:p>BT-79</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479]=&quot;YES&quot;;&quot;UC1;&quot;;&quot;&quot;);IF([.N479]=&quot;YES&quot;;&quot; UC2;&quot;;&quot;&quot;);IF([.O479]=&quot;YES&quot;;&quot; UC3&quot;;&quot;&quot;))" table:style-name="ce35"/>
          <table:table-cell office:value-type="string" office:string-value="e-Notification;" table:formula="of:=CONCATENATE(IF([.P479]=&quot;YES&quot;;&quot;e-Notification;&quot;;&quot;&quot;);IF([.Q479]=&quot;YES&quot;;&quot; e-Access;&quot;;&quot;&quot;);IF([.R479]=&quot;YES&quot;;&quot; e-Submission;&quot;;&quot;&quot;);IF([.S479]=&quot;YES&quot;;&quot; e-Evaluation;&quot;;&quot;&quot;);IF([.T479]=&quot;YES&quot;;&quot; e-Awarding;&quot;;&quot;&quot;);IF([.U479]=&quot;YES&quot;;&quot; e-Request;&quot;;&quot;&quot;);IF([.V479]=&quot;YES&quot;;&quot; e-Ordering;&quot;;&quot;&quot;);IF([.W479]=&quot;YES&quot;;&quot; e-Fulfiltment;&quot;;&quot;&quot;);IF([.X479]=&quot;YES&quot;;&quot; e-Invoicing;&quot;;&quot;&quot;);IF([.Y479]=&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30</text:p>
          </table:table-cell>
          <table:table-cell office:value-type="string" table:style-name="ce1">
            <text:p>Performance Staff Qualification</text:p>
          </table:table-cell>
          <table:table-cell office:value-type="string" table:style-name="ce1">
            <text:p>The economic operator must indicate the names and professional qualifications of the staff assigned to performing the contract</text:p>
          </table:table-cell>
          <table:table-cell table:style-name="ce1"/>
          <table:table-cell office:value-type="string" table:style-name="ce1">
            <text:p>eForms consultation</text:p>
          </table:table-cell>
          <table:table-cell table:style-name="ce1"/>
          <table:table-cell office:value-type="string" table:style-name="ce1">
            <text:p>BT-67</text:p>
          </table:table-cell>
          <table:table-cell table:content-validation-name="val7" table:style-name="ce1"/>
          <table:table-cell table:number-columns-repeated="2" table:style-name="ce1"/>
          <table:table-cell office:value-type="string" office:string-value="" table:formula="of:=CONCATENATE(IF([.M480]=&quot;YES&quot;;&quot;UC1;&quot;;&quot;&quot;);IF([.N480]=&quot;YES&quot;;&quot; UC2;&quot;;&quot;&quot;);IF([.O480]=&quot;YES&quot;;&quot; UC3&quot;;&quot;&quot;))" table:style-name="ce1"/>
          <table:table-cell office:value-type="string" office:string-value="" table:formula="of:=CONCATENATE(IF([.P480]=&quot;YES&quot;;&quot;e-Notification;&quot;;&quot;&quot;);IF([.Q480]=&quot;YES&quot;;&quot; e-Access;&quot;;&quot;&quot;);IF([.R480]=&quot;YES&quot;;&quot; e-Submission;&quot;;&quot;&quot;);IF([.S480]=&quot;YES&quot;;&quot; e-Evaluation;&quot;;&quot;&quot;);IF([.T480]=&quot;YES&quot;;&quot; e-Awarding;&quot;;&quot;&quot;);IF([.U480]=&quot;YES&quot;;&quot; e-Request;&quot;;&quot;&quot;);IF([.V480]=&quot;YES&quot;;&quot; e-Ordering;&quot;;&quot;&quot;);IF([.W480]=&quot;YES&quot;;&quot; e-Fulfiltment;&quot;;&quot;&quot;);IF([.X480]=&quot;YES&quot;;&quot; e-Invoicing;&quot;;&quot;&quot;);IF([.Y48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03</text:p>
          </table:table-cell>
          <table:table-cell office:value-type="string" table:style-name="ce35">
            <text:p>Personal Situation Exclusion Criterion</text:p>
          </table:table-cell>
          <table:table-cell office:value-type="string" table:style-name="ce35">
            <text:p>Text describing the personal situation of the economic operators in this tendering process and/or the exclusion criteria.</text:p>
          </table:table-cell>
          <table:table-cell table:style-name="ce35"/>
          <table:table-cell office:value-type="string" table:style-name="ce35">
            <text:p>OP internal working</text:p>
          </table:table-cell>
          <table:table-cell table:style-name="ce35"/>
          <table:table-cell office:value-type="string" table:style-name="ce35">
            <text:p>BT-67</text:p>
          </table:table-cell>
          <table:table-cell office:value-type="string" table:content-validation-name="val7" table:style-name="ce35">
            <text:p>YES</text:p>
          </table:table-cell>
          <table:table-cell office:value-type="string" table:style-name="ce35">
            <text:p>Taking into account the BT, and the definition provided by OP internal working for the same term, it has been considered that this is a good definition.</text:p>
          </table:table-cell>
          <table:table-cell table:style-name="ce35"/>
          <table:table-cell office:value-type="string" office:string-value="" table:formula="of:=CONCATENATE(IF([.M481]=&quot;YES&quot;;&quot;UC1;&quot;;&quot;&quot;);IF([.N481]=&quot;YES&quot;;&quot; UC2;&quot;;&quot;&quot;);IF([.O481]=&quot;YES&quot;;&quot; UC3&quot;;&quot;&quot;))" table:style-name="ce35"/>
          <table:table-cell office:value-type="string" office:string-value="e-Notification;" table:formula="of:=CONCATENATE(IF([.P481]=&quot;YES&quot;;&quot;e-Notification;&quot;;&quot;&quot;);IF([.Q481]=&quot;YES&quot;;&quot; e-Access;&quot;;&quot;&quot;);IF([.R481]=&quot;YES&quot;;&quot; e-Submission;&quot;;&quot;&quot;);IF([.S481]=&quot;YES&quot;;&quot; e-Evaluation;&quot;;&quot;&quot;);IF([.T481]=&quot;YES&quot;;&quot; e-Awarding;&quot;;&quot;&quot;);IF([.U481]=&quot;YES&quot;;&quot; e-Request;&quot;;&quot;&quot;);IF([.V481]=&quot;YES&quot;;&quot; e-Ordering;&quot;;&quot;&quot;);IF([.W481]=&quot;YES&quot;;&quot; e-Fulfiltment;&quot;;&quot;&quot;);IF([.X481]=&quot;YES&quot;;&quot; e-Invoicing;&quot;;&quot;&quot;);IF([.Y481]=&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03</text:p>
          </table:table-cell>
          <table:table-cell office:value-type="string" table:style-name="ce1">
            <text:p>Personal Situation Exclusion Criterion</text:p>
          </table:table-cell>
          <table:table-cell office:value-type="string" table:style-name="ce1">
            <text:p>Text describing the personal situation of the economic operators in this tendering process.</text:p>
          </table:table-cell>
          <table:table-cell table:style-name="ce1"/>
          <table:table-cell office:value-type="string" table:style-name="ce1">
            <text:p>UBL</text:p>
          </table:table-cell>
          <table:table-cell table:style-name="ce1"/>
          <table:table-cell office:value-type="string" table:style-name="ce1">
            <text:p>BT-67</text:p>
          </table:table-cell>
          <table:table-cell table:content-validation-name="val7" table:style-name="ce1"/>
          <table:table-cell table:number-columns-repeated="2" table:style-name="ce1"/>
          <table:table-cell office:value-type="string" office:string-value="" table:formula="of:=CONCATENATE(IF([.M482]=&quot;YES&quot;;&quot;UC1;&quot;;&quot;&quot;);IF([.N482]=&quot;YES&quot;;&quot; UC2;&quot;;&quot;&quot;);IF([.O482]=&quot;YES&quot;;&quot; UC3&quot;;&quot;&quot;))" table:style-name="ce1"/>
          <table:table-cell office:value-type="string" office:string-value="" table:formula="of:=CONCATENATE(IF([.P482]=&quot;YES&quot;;&quot;e-Notification;&quot;;&quot;&quot;);IF([.Q482]=&quot;YES&quot;;&quot; e-Access;&quot;;&quot;&quot;);IF([.R482]=&quot;YES&quot;;&quot; e-Submission;&quot;;&quot;&quot;);IF([.S482]=&quot;YES&quot;;&quot; e-Evaluation;&quot;;&quot;&quot;);IF([.T482]=&quot;YES&quot;;&quot; e-Awarding;&quot;;&quot;&quot;);IF([.U482]=&quot;YES&quot;;&quot; e-Request;&quot;;&quot;&quot;);IF([.V482]=&quot;YES&quot;;&quot; e-Ordering;&quot;;&quot;&quot;);IF([.W482]=&quot;YES&quot;;&quot; e-Fulfiltment;&quot;;&quot;&quot;);IF([.X482]=&quot;YES&quot;;&quot; e-Invoicing;&quot;;&quot;&quot;);IF([.Y48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03</text:p>
          </table:table-cell>
          <table:table-cell office:value-type="string" table:style-name="ce1">
            <text:p>Personal Situation Exclusion Criterion</text:p>
          </table:table-cell>
          <table:table-cell office:value-type="string" table:style-name="ce1">
            <text:p>a list and brief description of criteria regarding the personal situation of economic operators that may lead to their exclusion and of selection criteria (...)</text:p>
          </table:table-cell>
          <table:table-cell table:style-name="ce1"/>
          <table:table-cell office:value-type="string" table:style-name="ce1">
            <text:p>DIRECTIVE 2014/24/EU</text:p>
          </table:table-cell>
          <table:table-cell office:value-type="string" table:style-name="ce1">
            <text:p>Annex V PART C Information to be included in contract notices</text:p>
          </table:table-cell>
          <table:table-cell office:value-type="string" table:style-name="ce1">
            <text:p>BT-67</text:p>
          </table:table-cell>
          <table:table-cell table:content-validation-name="val7" table:style-name="ce1"/>
          <table:table-cell table:number-columns-repeated="2" table:style-name="ce1"/>
          <table:table-cell office:value-type="string" office:string-value="" table:formula="of:=CONCATENATE(IF([.M483]=&quot;YES&quot;;&quot;UC1;&quot;;&quot;&quot;);IF([.N483]=&quot;YES&quot;;&quot; UC2;&quot;;&quot;&quot;);IF([.O483]=&quot;YES&quot;;&quot; UC3&quot;;&quot;&quot;))" table:style-name="ce1"/>
          <table:table-cell office:value-type="string" office:string-value="" table:formula="of:=CONCATENATE(IF([.P483]=&quot;YES&quot;;&quot;e-Notification;&quot;;&quot;&quot;);IF([.Q483]=&quot;YES&quot;;&quot; e-Access;&quot;;&quot;&quot;);IF([.R483]=&quot;YES&quot;;&quot; e-Submission;&quot;;&quot;&quot;);IF([.S483]=&quot;YES&quot;;&quot; e-Evaluation;&quot;;&quot;&quot;);IF([.T483]=&quot;YES&quot;;&quot; e-Awarding;&quot;;&quot;&quot;);IF([.U483]=&quot;YES&quot;;&quot; e-Request;&quot;;&quot;&quot;);IF([.V483]=&quot;YES&quot;;&quot; e-Ordering;&quot;;&quot;&quot;);IF([.W483]=&quot;YES&quot;;&quot; e-Fulfiltment;&quot;;&quot;&quot;);IF([.X483]=&quot;YES&quot;;&quot; e-Invoicing;&quot;;&quot;&quot;);IF([.Y48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03</text:p>
          </table:table-cell>
          <table:table-cell office:value-type="string" table:style-name="ce1">
            <text:p>Personal Situation Exclusion Criterion</text:p>
          </table:table-cell>
          <table:table-cell office:value-type="string" table:style-name="ce1">
            <text:p>Any candidate or tenderer which has been the subject of a conviction by final judgment of which the contracting authority/entity is aware, for one or more of the reasons listed below, shall be excluded from participation in a contract (...)</text:p>
          </table:table-cell>
          <table:table-cell table:style-name="ce1"/>
          <table:table-cell office:value-type="string" table:style-name="ce1">
            <text:p>DIRECTIVE 2009/81/EC</text:p>
          </table:table-cell>
          <table:table-cell office:value-type="string" table:style-name="ce1">
            <text:p>Article 39</text:p>
          </table:table-cell>
          <table:table-cell office:value-type="string" table:style-name="ce1">
            <text:p>BT-503</text:p>
          </table:table-cell>
          <table:table-cell table:content-validation-name="val7" table:style-name="ce1"/>
          <table:table-cell table:number-columns-repeated="2" table:style-name="ce1"/>
          <table:table-cell office:value-type="string" office:string-value="" table:formula="of:=CONCATENATE(IF([.M484]=&quot;YES&quot;;&quot;UC1;&quot;;&quot;&quot;);IF([.N484]=&quot;YES&quot;;&quot; UC2;&quot;;&quot;&quot;);IF([.O484]=&quot;YES&quot;;&quot; UC3&quot;;&quot;&quot;))" table:style-name="ce1"/>
          <table:table-cell office:value-type="string" office:string-value="" table:formula="of:=CONCATENATE(IF([.P484]=&quot;YES&quot;;&quot;e-Notification;&quot;;&quot;&quot;);IF([.Q484]=&quot;YES&quot;;&quot; e-Access;&quot;;&quot;&quot;);IF([.R484]=&quot;YES&quot;;&quot; e-Submission;&quot;;&quot;&quot;);IF([.S484]=&quot;YES&quot;;&quot; e-Evaluation;&quot;;&quot;&quot;);IF([.T484]=&quot;YES&quot;;&quot; e-Awarding;&quot;;&quot;&quot;);IF([.U484]=&quot;YES&quot;;&quot; e-Request;&quot;;&quot;&quot;);IF([.V484]=&quot;YES&quot;;&quot; e-Ordering;&quot;;&quot;&quot;);IF([.W484]=&quot;YES&quot;;&quot; e-Fulfiltment;&quot;;&quot;&quot;);IF([.X484]=&quot;YES&quot;;&quot; e-Invoicing;&quot;;&quot;&quot;);IF([.Y48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16</text:p>
          </table:table-cell>
          <table:table-cell office:value-type="string" table:style-name="ce35">
            <text:p>Phone</text:p>
          </table:table-cell>
          <table:table-cell office:value-type="string" table:style-name="ce35">
            <text:p>Comunication channel for contacting the responsible person or service of the organisation</text:p>
          </table:table-cell>
          <table:table-cell table:style-name="ce35"/>
          <table:table-cell office:value-type="string" table:style-name="ce35">
            <text:p>Ontology proposal</text:p>
          </table:table-cell>
          <table:table-cell table:style-name="ce35"/>
          <table:table-cell office:value-type="string" table:style-name="ce35">
            <text:p>BT-503</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485]=&quot;YES&quot;;&quot;UC1;&quot;;&quot;&quot;);IF([.N485]=&quot;YES&quot;;&quot; UC2;&quot;;&quot;&quot;);IF([.O485]=&quot;YES&quot;;&quot; UC3&quot;;&quot;&quot;))" table:style-name="ce35"/>
          <table:table-cell office:value-type="string" office:string-value="e-Notification;" table:formula="of:=CONCATENATE(IF([.P485]=&quot;YES&quot;;&quot;e-Notification;&quot;;&quot;&quot;);IF([.Q485]=&quot;YES&quot;;&quot; e-Access;&quot;;&quot;&quot;);IF([.R485]=&quot;YES&quot;;&quot; e-Submission;&quot;;&quot;&quot;);IF([.S485]=&quot;YES&quot;;&quot; e-Evaluation;&quot;;&quot;&quot;);IF([.T485]=&quot;YES&quot;;&quot; e-Awarding;&quot;;&quot;&quot;);IF([.U485]=&quot;YES&quot;;&quot; e-Request;&quot;;&quot;&quot;);IF([.V485]=&quot;YES&quot;;&quot; e-Ordering;&quot;;&quot;&quot;);IF([.W485]=&quot;YES&quot;;&quot; e-Fulfiltment;&quot;;&quot;&quot;);IF([.X485]=&quot;YES&quot;;&quot; e-Invoicing;&quot;;&quot;&quot;);IF([.Y485]=&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16</text:p>
          </table:table-cell>
          <table:table-cell office:value-type="string" table:style-name="ce1">
            <text:p>Phone</text:p>
          </table:table-cell>
          <table:table-cell office:value-type="string" table:style-name="ce1">
            <text:p>Used for telephone type codes.</text:p>
          </table:table-cell>
          <table:table-cell table:style-name="ce1"/>
          <table:table-cell office:value-type="string" table:style-name="ce1">
            <text:p>vCard Ontology</text:p>
          </table:table-cell>
          <table:table-cell table:style-name="ce1"/>
          <table:table-cell office:value-type="string" table:style-name="ce1">
            <text:p>BT-512</text:p>
          </table:table-cell>
          <table:table-cell table:content-validation-name="val7" table:style-name="ce1"/>
          <table:table-cell table:number-columns-repeated="2" table:style-name="ce1"/>
          <table:table-cell office:value-type="string" office:string-value="" table:formula="of:=CONCATENATE(IF([.M486]=&quot;YES&quot;;&quot;UC1;&quot;;&quot;&quot;);IF([.N486]=&quot;YES&quot;;&quot; UC2;&quot;;&quot;&quot;);IF([.O486]=&quot;YES&quot;;&quot; UC3&quot;;&quot;&quot;))" table:style-name="ce1"/>
          <table:table-cell office:value-type="string" office:string-value="" table:formula="of:=CONCATENATE(IF([.P486]=&quot;YES&quot;;&quot;e-Notification;&quot;;&quot;&quot;);IF([.Q486]=&quot;YES&quot;;&quot; e-Access;&quot;;&quot;&quot;);IF([.R486]=&quot;YES&quot;;&quot; e-Submission;&quot;;&quot;&quot;);IF([.S486]=&quot;YES&quot;;&quot; e-Evaluation;&quot;;&quot;&quot;);IF([.T486]=&quot;YES&quot;;&quot; e-Awarding;&quot;;&quot;&quot;);IF([.U486]=&quot;YES&quot;;&quot; e-Request;&quot;;&quot;&quot;);IF([.V486]=&quot;YES&quot;;&quot; e-Ordering;&quot;;&quot;&quot;);IF([.W486]=&quot;YES&quot;;&quot; e-Fulfiltment;&quot;;&quot;&quot;);IF([.X486]=&quot;YES&quot;;&quot; e-Invoicing;&quot;;&quot;&quot;);IF([.Y48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23</text:p>
          </table:table-cell>
          <table:table-cell office:value-type="string" table:style-name="ce35">
            <text:p>Postal Code</text:p>
          </table:table-cell>
          <table:table-cell office:value-type="string" table:style-name="ce35">
            <text:p>The post code of the organisation's physical address.</text:p>
          </table:table-cell>
          <table:table-cell table:style-name="ce35"/>
          <table:table-cell office:value-type="string" table:style-name="ce35">
            <text:p>Ontology proposal</text:p>
          </table:table-cell>
          <table:table-cell table:style-name="ce35"/>
          <table:table-cell office:value-type="string" table:style-name="ce35">
            <text:p>BT-512</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487]=&quot;YES&quot;;&quot;UC1;&quot;;&quot;&quot;);IF([.N487]=&quot;YES&quot;;&quot; UC2;&quot;;&quot;&quot;);IF([.O487]=&quot;YES&quot;;&quot; UC3&quot;;&quot;&quot;))" table:style-name="ce35"/>
          <table:table-cell office:value-type="string" office:string-value="e-Notification;" table:formula="of:=CONCATENATE(IF([.P487]=&quot;YES&quot;;&quot;e-Notification;&quot;;&quot;&quot;);IF([.Q487]=&quot;YES&quot;;&quot; e-Access;&quot;;&quot;&quot;);IF([.R487]=&quot;YES&quot;;&quot; e-Submission;&quot;;&quot;&quot;);IF([.S487]=&quot;YES&quot;;&quot; e-Evaluation;&quot;;&quot;&quot;);IF([.T487]=&quot;YES&quot;;&quot; e-Awarding;&quot;;&quot;&quot;);IF([.U487]=&quot;YES&quot;;&quot; e-Request;&quot;;&quot;&quot;);IF([.V487]=&quot;YES&quot;;&quot; e-Ordering;&quot;;&quot;&quot;);IF([.W487]=&quot;YES&quot;;&quot; e-Fulfiltment;&quot;;&quot;&quot;);IF([.X487]=&quot;YES&quot;;&quot; e-Invoicing;&quot;;&quot;&quot;);IF([.Y487]=&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23</text:p>
          </table:table-cell>
          <table:table-cell office:value-type="string" table:style-name="ce1">
            <text:p>Postal Code</text:p>
          </table:table-cell>
          <table:table-cell office:value-type="string" table:style-name="ce1">
            <text:p>The post code (a.k.a postal code, zip code etc.). Post codes are common elements in many</text:p>
            <text:p>countries' postal address systems</text:p>
          </table:table-cell>
          <table:table-cell table:style-name="ce1"/>
          <table:table-cell office:value-type="string" table:style-name="ce1">
            <text:p>ISA CORE VOCABULARIES</text:p>
          </table:table-cell>
          <table:table-cell table:style-name="ce1"/>
          <table:table-cell office:value-type="string" table:style-name="ce1">
            <text:p>BT-117</text:p>
          </table:table-cell>
          <table:table-cell table:content-validation-name="val7" table:style-name="ce1"/>
          <table:table-cell table:number-columns-repeated="2" table:style-name="ce1"/>
          <table:table-cell office:value-type="string" office:string-value="" table:formula="of:=CONCATENATE(IF([.M488]=&quot;YES&quot;;&quot;UC1;&quot;;&quot;&quot;);IF([.N488]=&quot;YES&quot;;&quot; UC2;&quot;;&quot;&quot;);IF([.O488]=&quot;YES&quot;;&quot; UC3&quot;;&quot;&quot;))" table:style-name="ce1"/>
          <table:table-cell office:value-type="string" office:string-value="" table:formula="of:=CONCATENATE(IF([.P488]=&quot;YES&quot;;&quot;e-Notification;&quot;;&quot;&quot;);IF([.Q488]=&quot;YES&quot;;&quot; e-Access;&quot;;&quot;&quot;);IF([.R488]=&quot;YES&quot;;&quot; e-Submission;&quot;;&quot;&quot;);IF([.S488]=&quot;YES&quot;;&quot; e-Evaluation;&quot;;&quot;&quot;);IF([.T488]=&quot;YES&quot;;&quot; e-Awarding;&quot;;&quot;&quot;);IF([.U488]=&quot;YES&quot;;&quot; e-Request;&quot;;&quot;&quot;);IF([.V488]=&quot;YES&quot;;&quot; e-Ordering;&quot;;&quot;&quot;);IF([.W488]=&quot;YES&quot;;&quot; e-Fulfiltment;&quot;;&quot;&quot;);IF([.X488]=&quot;YES&quot;;&quot; e-Invoicing;&quot;;&quot;&quot;);IF([.Y48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98</text:p>
          </table:table-cell>
          <table:table-cell office:value-type="string" table:style-name="ce35">
            <text:p>Preliminary Market Consultation</text:p>
          </table:table-cell>
          <table:table-cell office:value-type="string" table:style-name="ce35">
            <text:p>Before launching a procurement procedure, buyers may conduct a previous examination with a view to preparing the procurement and informing economic operators of their procurement plans and requirements.</text:p>
          </table:table-cell>
          <table:table-cell table:style-name="ce35"/>
          <table:table-cell office:value-type="string" table:style-name="ce35">
            <text:p>Ontology proposal</text:p>
          </table:table-cell>
          <table:table-cell office:value-type="string" table:style-name="ce35">
            <text:p>Based on the DIRECTIVE 2014/24/EU</text:p>
          </table:table-cell>
          <table:table-cell office:value-type="string" table:style-name="ce35">
            <text:p>BT-117</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489]=&quot;YES&quot;;&quot;UC1;&quot;;&quot;&quot;);IF([.N489]=&quot;YES&quot;;&quot; UC2;&quot;;&quot;&quot;);IF([.O489]=&quot;YES&quot;;&quot; UC3&quot;;&quot;&quot;))" table:style-name="ce35"/>
          <table:table-cell office:value-type="string" office:string-value="e-Notification;" table:formula="of:=CONCATENATE(IF([.P489]=&quot;YES&quot;;&quot;e-Notification;&quot;;&quot;&quot;);IF([.Q489]=&quot;YES&quot;;&quot; e-Access;&quot;;&quot;&quot;);IF([.R489]=&quot;YES&quot;;&quot; e-Submission;&quot;;&quot;&quot;);IF([.S489]=&quot;YES&quot;;&quot; e-Evaluation;&quot;;&quot;&quot;);IF([.T489]=&quot;YES&quot;;&quot; e-Awarding;&quot;;&quot;&quot;);IF([.U489]=&quot;YES&quot;;&quot; e-Request;&quot;;&quot;&quot;);IF([.V489]=&quot;YES&quot;;&quot; e-Ordering;&quot;;&quot;&quot;);IF([.W489]=&quot;YES&quot;;&quot; e-Fulfiltment;&quot;;&quot;&quot;);IF([.X489]=&quot;YES&quot;;&quot; e-Invoicing;&quot;;&quot;&quot;);IF([.Y489]=&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98</text:p>
          </table:table-cell>
          <table:table-cell office:value-type="string" table:style-name="ce1">
            <text:p>Preliminary Market Consultation</text:p>
          </table:table-cell>
          <table:table-cell office:value-type="string" table:style-name="ce1">
            <text:p>Before launching a procurement procedure, contracting authorities may conduct market consultations with a view to preparing the procurement and informing economic operators of their procurement plans and requirements.</text:p>
          </table:table-cell>
          <table:table-cell table:style-name="ce1"/>
          <table:table-cell office:value-type="string" table:style-name="ce1">
            <text:p>DIRECTIVE 2014/24/EU</text:p>
          </table:table-cell>
          <table:table-cell office:value-type="string" table:style-name="ce1">
            <text:p>Article 40</text:p>
          </table:table-cell>
          <table:table-cell office:value-type="string" table:style-name="ce1">
            <text:p>BT-43, BT-44</text:p>
          </table:table-cell>
          <table:table-cell table:content-validation-name="val7" table:style-name="ce1"/>
          <table:table-cell table:number-columns-repeated="2" table:style-name="ce1"/>
          <table:table-cell office:value-type="string" office:string-value="" table:formula="of:=CONCATENATE(IF([.M490]=&quot;YES&quot;;&quot;UC1;&quot;;&quot;&quot;);IF([.N490]=&quot;YES&quot;;&quot; UC2;&quot;;&quot;&quot;);IF([.O490]=&quot;YES&quot;;&quot; UC3&quot;;&quot;&quot;))" table:style-name="ce1"/>
          <table:table-cell office:value-type="string" office:string-value="" table:formula="of:=CONCATENATE(IF([.P490]=&quot;YES&quot;;&quot;e-Notification;&quot;;&quot;&quot;);IF([.Q490]=&quot;YES&quot;;&quot; e-Access;&quot;;&quot;&quot;);IF([.R490]=&quot;YES&quot;;&quot; e-Submission;&quot;;&quot;&quot;);IF([.S490]=&quot;YES&quot;;&quot; e-Evaluation;&quot;;&quot;&quot;);IF([.T490]=&quot;YES&quot;;&quot; e-Awarding;&quot;;&quot;&quot;);IF([.U490]=&quot;YES&quot;;&quot; e-Request;&quot;;&quot;&quot;);IF([.V490]=&quot;YES&quot;;&quot; e-Ordering;&quot;;&quot;&quot;);IF([.W490]=&quot;YES&quot;;&quot; e-Fulfiltment;&quot;;&quot;&quot;);IF([.X490]=&quot;YES&quot;;&quot; e-Invoicing;&quot;;&quot;&quot;);IF([.Y49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82</text:p>
          </table:table-cell>
          <table:table-cell office:value-type="string" table:style-name="ce35">
            <text:p>Prize Awarded</text:p>
          </table:table-cell>
          <table:table-cell office:value-type="string" table:style-name="ce35">
            <text:p>What is given as a reward to the winner of a procurement process.</text:p>
          </table:table-cell>
          <table:table-cell table:style-name="ce35"/>
          <table:table-cell office:value-type="string" table:style-name="ce35">
            <text:p>Ontology proposal</text:p>
          </table:table-cell>
          <table:table-cell office:value-type="string" table:style-name="ce35">
            <text:p>BT-43</text:p>
          </table:table-cell>
          <table:table-cell office:value-type="string" table:style-name="ce35">
            <text:p>BT-43, BT-44</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491]=&quot;YES&quot;;&quot;UC1;&quot;;&quot;&quot;);IF([.N491]=&quot;YES&quot;;&quot; UC2;&quot;;&quot;&quot;);IF([.O491]=&quot;YES&quot;;&quot; UC3&quot;;&quot;&quot;))" table:style-name="ce35"/>
          <table:table-cell office:value-type="string" office:string-value="e-Notification; e-Awarding; e-Payment;" table:formula="of:=CONCATENATE(IF([.P491]=&quot;YES&quot;;&quot;e-Notification;&quot;;&quot;&quot;);IF([.Q491]=&quot;YES&quot;;&quot; e-Access;&quot;;&quot;&quot;);IF([.R491]=&quot;YES&quot;;&quot; e-Submission;&quot;;&quot;&quot;);IF([.S491]=&quot;YES&quot;;&quot; e-Evaluation;&quot;;&quot;&quot;);IF([.T491]=&quot;YES&quot;;&quot; e-Awarding;&quot;;&quot;&quot;);IF([.U491]=&quot;YES&quot;;&quot; e-Request;&quot;;&quot;&quot;);IF([.V491]=&quot;YES&quot;;&quot; e-Ordering;&quot;;&quot;&quot;);IF([.W491]=&quot;YES&quot;;&quot; e-Fulfiltment;&quot;;&quot;&quot;);IF([.X491]=&quot;YES&quot;;&quot; e-Invoicing;&quot;;&quot;&quot;);IF([.Y491]=&quot;YES&quot;;&quot; e-Payment;&quot;;&quot;&quot;))" table:style-name="ce35">
            <text:p>e-Notification; e-Awarding; e-Payment;</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number-columns-repeated="16359"/>
        </table:table-row>
        <table:table-row table:style-name="ro17">
          <table:table-cell office:value-type="string" table:style-name="ce35">
            <text:p>C-082</text:p>
          </table:table-cell>
          <table:table-cell office:value-type="string" table:style-name="ce35">
            <text:p>Prize Awarded</text:p>
          </table:table-cell>
          <table:table-cell office:value-type="string" table:style-name="ce35">
            <text:p>The number and value of what is given as a reward to the winner of a procurement process.</text:p>
          </table:table-cell>
          <table:table-cell table:style-name="ce35"/>
          <table:table-cell office:value-type="string" table:style-name="ce35">
            <text:p>Ontology proposal</text:p>
          </table:table-cell>
          <table:table-cell office:value-type="string" table:style-name="ce35">
            <text:p>BT-44</text:p>
          </table:table-cell>
          <table:table-cell office:value-type="string" table:style-name="ce35">
            <text:p>BT-43, BT-44</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492]=&quot;YES&quot;;&quot;UC1;&quot;;&quot;&quot;);IF([.N492]=&quot;YES&quot;;&quot; UC2;&quot;;&quot;&quot;);IF([.O492]=&quot;YES&quot;;&quot; UC3&quot;;&quot;&quot;))" table:style-name="ce35"/>
          <table:table-cell office:value-type="string" office:string-value="e-Notification; e-Awarding; e-Payment;" table:formula="of:=CONCATENATE(IF([.P492]=&quot;YES&quot;;&quot;e-Notification;&quot;;&quot;&quot;);IF([.Q492]=&quot;YES&quot;;&quot; e-Access;&quot;;&quot;&quot;);IF([.R492]=&quot;YES&quot;;&quot; e-Submission;&quot;;&quot;&quot;);IF([.S492]=&quot;YES&quot;;&quot; e-Evaluation;&quot;;&quot;&quot;);IF([.T492]=&quot;YES&quot;;&quot; e-Awarding;&quot;;&quot;&quot;);IF([.U492]=&quot;YES&quot;;&quot; e-Request;&quot;;&quot;&quot;);IF([.V492]=&quot;YES&quot;;&quot; e-Ordering;&quot;;&quot;&quot;);IF([.W492]=&quot;YES&quot;;&quot; e-Fulfiltment;&quot;;&quot;&quot;);IF([.X492]=&quot;YES&quot;;&quot; e-Invoicing;&quot;;&quot;&quot;);IF([.Y492]=&quot;YES&quot;;&quot; e-Payment;&quot;;&quot;&quot;))" table:style-name="ce35">
            <text:p>e-Notification; e-Awarding; e-Payment;</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number-columns-repeated="16359"/>
        </table:table-row>
        <table:table-row table:style-name="ro17">
          <table:table-cell office:value-type="string" table:style-name="ce1">
            <text:p>C-082</text:p>
          </table:table-cell>
          <table:table-cell office:value-type="string" table:style-name="ce1">
            <text:p>Prize Awarded</text:p>
          </table:table-cell>
          <table:table-cell office:value-type="string" table:style-name="ce1">
            <text:p>Prize(s) will be awarded: ◯ yes ◯ no (excluding VAT)</text:p>
          </table:table-cell>
          <table:table-cell table:style-name="ce1"/>
          <table:table-cell office:value-type="string" table:style-name="ce1">
            <text:p>eForms consultation</text:p>
          </table:table-cell>
          <table:table-cell table:style-name="ce1"/>
          <table:table-cell office:value-type="string" table:style-name="ce1">
            <text:p>BT-43, BT-44</text:p>
          </table:table-cell>
          <table:table-cell table:content-validation-name="val7" table:style-name="ce1"/>
          <table:table-cell table:number-columns-repeated="2" table:style-name="ce1"/>
          <table:table-cell office:value-type="string" office:string-value="" table:formula="of:=CONCATENATE(IF([.M493]=&quot;YES&quot;;&quot;UC1;&quot;;&quot;&quot;);IF([.N493]=&quot;YES&quot;;&quot; UC2;&quot;;&quot;&quot;);IF([.O493]=&quot;YES&quot;;&quot; UC3&quot;;&quot;&quot;))" table:style-name="ce1"/>
          <table:table-cell office:value-type="string" office:string-value="" table:formula="of:=CONCATENATE(IF([.P493]=&quot;YES&quot;;&quot;e-Notification;&quot;;&quot;&quot;);IF([.Q493]=&quot;YES&quot;;&quot; e-Access;&quot;;&quot;&quot;);IF([.R493]=&quot;YES&quot;;&quot; e-Submission;&quot;;&quot;&quot;);IF([.S493]=&quot;YES&quot;;&quot; e-Evaluation;&quot;;&quot;&quot;);IF([.T493]=&quot;YES&quot;;&quot; e-Awarding;&quot;;&quot;&quot;);IF([.U493]=&quot;YES&quot;;&quot; e-Request;&quot;;&quot;&quot;);IF([.V493]=&quot;YES&quot;;&quot; e-Ordering;&quot;;&quot;&quot;);IF([.W493]=&quot;YES&quot;;&quot; e-Fulfiltment;&quot;;&quot;&quot;);IF([.X493]=&quot;YES&quot;;&quot; e-Invoicing;&quot;;&quot;&quot;);IF([.Y49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82</text:p>
          </table:table-cell>
          <table:table-cell office:value-type="string" table:style-name="ce1">
            <text:p>Prize Awarded</text:p>
          </table:table-cell>
          <table:table-cell office:value-type="string" table:style-name="ce1">
            <text:p>Number and value of the prizes to be awarded.</text:p>
          </table:table-cell>
          <table:table-cell table:style-name="ce1"/>
          <table:table-cell office:value-type="string" table:style-name="ce1">
            <text:p>UBL</text:p>
          </table:table-cell>
          <table:table-cell table:style-name="ce1"/>
          <table:table-cell office:value-type="string" table:style-name="ce1">
            <text:p>BT-43, BT-44</text:p>
          </table:table-cell>
          <table:table-cell table:content-validation-name="val7" table:style-name="ce1"/>
          <table:table-cell table:number-columns-repeated="2" table:style-name="ce1"/>
          <table:table-cell office:value-type="string" office:string-value="" table:formula="of:=CONCATENATE(IF([.M494]=&quot;YES&quot;;&quot;UC1;&quot;;&quot;&quot;);IF([.N494]=&quot;YES&quot;;&quot; UC2;&quot;;&quot;&quot;);IF([.O494]=&quot;YES&quot;;&quot; UC3&quot;;&quot;&quot;))" table:style-name="ce1"/>
          <table:table-cell office:value-type="string" office:string-value="" table:formula="of:=CONCATENATE(IF([.P494]=&quot;YES&quot;;&quot;e-Notification;&quot;;&quot;&quot;);IF([.Q494]=&quot;YES&quot;;&quot; e-Access;&quot;;&quot;&quot;);IF([.R494]=&quot;YES&quot;;&quot; e-Submission;&quot;;&quot;&quot;);IF([.S494]=&quot;YES&quot;;&quot; e-Evaluation;&quot;;&quot;&quot;);IF([.T494]=&quot;YES&quot;;&quot; e-Awarding;&quot;;&quot;&quot;);IF([.U494]=&quot;YES&quot;;&quot; e-Request;&quot;;&quot;&quot;);IF([.V494]=&quot;YES&quot;;&quot; e-Ordering;&quot;;&quot;&quot;);IF([.W494]=&quot;YES&quot;;&quot; e-Fulfiltment;&quot;;&quot;&quot;);IF([.X494]=&quot;YES&quot;;&quot; e-Invoicing;&quot;;&quot;&quot;);IF([.Y49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82</text:p>
          </table:table-cell>
          <table:table-cell office:value-type="string" table:style-name="ce1">
            <text:p>Prize Awarded</text:p>
          </table:table-cell>
          <table:table-cell office:value-type="string" table:style-name="ce1">
            <text:p>Number and value of any prizes.</text:p>
          </table:table-cell>
          <table:table-cell table:style-name="ce1"/>
          <table:table-cell office:value-type="string" table:style-name="ce1">
            <text:p>DIRECTIVE 2014/24/EU</text:p>
          </table:table-cell>
          <table:table-cell office:value-type="string" table:style-name="ce1">
            <text:p>ANNEX V Part E</text:p>
          </table:table-cell>
          <table:table-cell office:value-type="string" table:style-name="ce1">
            <text:p>BT-43, BT-44</text:p>
          </table:table-cell>
          <table:table-cell table:content-validation-name="val7" table:style-name="ce1"/>
          <table:table-cell table:number-columns-repeated="2" table:style-name="ce1"/>
          <table:table-cell office:value-type="string" office:string-value="" table:formula="of:=CONCATENATE(IF([.M495]=&quot;YES&quot;;&quot;UC1;&quot;;&quot;&quot;);IF([.N495]=&quot;YES&quot;;&quot; UC2;&quot;;&quot;&quot;);IF([.O495]=&quot;YES&quot;;&quot; UC3&quot;;&quot;&quot;))" table:style-name="ce1"/>
          <table:table-cell office:value-type="string" office:string-value="" table:formula="of:=CONCATENATE(IF([.P495]=&quot;YES&quot;;&quot;e-Notification;&quot;;&quot;&quot;);IF([.Q495]=&quot;YES&quot;;&quot; e-Access;&quot;;&quot;&quot;);IF([.R495]=&quot;YES&quot;;&quot; e-Submission;&quot;;&quot;&quot;);IF([.S495]=&quot;YES&quot;;&quot; e-Evaluation;&quot;;&quot;&quot;);IF([.T495]=&quot;YES&quot;;&quot; e-Awarding;&quot;;&quot;&quot;);IF([.U495]=&quot;YES&quot;;&quot; e-Request;&quot;;&quot;&quot;);IF([.V495]=&quot;YES&quot;;&quot; e-Ordering;&quot;;&quot;&quot;);IF([.W495]=&quot;YES&quot;;&quot; e-Fulfiltment;&quot;;&quot;&quot;);IF([.X495]=&quot;YES&quot;;&quot; e-Invoicing;&quot;;&quot;&quot;);IF([.Y49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82</text:p>
          </table:table-cell>
          <table:table-cell office:value-type="string" table:style-name="ce1">
            <text:p>Prize Awarded</text:p>
          </table:table-cell>
          <table:table-cell office:value-type="string" table:style-name="ce1">
            <text:p>A thing given as a reward to the winner of a competition or in recognition of an outstanding achievement.</text:p>
          </table:table-cell>
          <table:table-cell table:style-name="ce1"/>
          <table:table-cell office:value-type="string" table:style-name="ce1">
            <text:p>Oxford Dictionaries</text:p>
          </table:table-cell>
          <table:table-cell table:style-name="ce1"/>
          <table:table-cell office:value-type="string" table:style-name="ce1">
            <text:p>BT-160</text:p>
          </table:table-cell>
          <table:table-cell table:content-validation-name="val7" table:style-name="ce1"/>
          <table:table-cell table:number-columns-repeated="2" table:style-name="ce1"/>
          <table:table-cell office:value-type="string" office:string-value="" table:formula="of:=CONCATENATE(IF([.M496]=&quot;YES&quot;;&quot;UC1;&quot;;&quot;&quot;);IF([.N496]=&quot;YES&quot;;&quot; UC2;&quot;;&quot;&quot;);IF([.O496]=&quot;YES&quot;;&quot; UC3&quot;;&quot;&quot;))" table:style-name="ce1"/>
          <table:table-cell office:value-type="string" office:string-value="" table:formula="of:=CONCATENATE(IF([.P496]=&quot;YES&quot;;&quot;e-Notification;&quot;;&quot;&quot;);IF([.Q496]=&quot;YES&quot;;&quot; e-Access;&quot;;&quot;&quot;);IF([.R496]=&quot;YES&quot;;&quot; e-Submission;&quot;;&quot;&quot;);IF([.S496]=&quot;YES&quot;;&quot; e-Evaluation;&quot;;&quot;&quot;);IF([.T496]=&quot;YES&quot;;&quot; e-Awarding;&quot;;&quot;&quot;);IF([.U496]=&quot;YES&quot;;&quot; e-Request;&quot;;&quot;&quot;);IF([.V496]=&quot;YES&quot;;&quot; e-Ordering;&quot;;&quot;&quot;);IF([.W496]=&quot;YES&quot;;&quot; e-Fulfiltment;&quot;;&quot;&quot;);IF([.X496]=&quot;YES&quot;;&quot; e-Invoicing;&quot;;&quot;&quot;);IF([.Y49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71</text:p>
          </table:table-cell>
          <table:table-cell office:value-type="string" table:style-name="ce35">
            <text:p>Prize Value</text:p>
          </table:table-cell>
          <table:table-cell office:value-type="string" table:style-name="ce35">
            <text:p>The amount of the reward to the winner of the contract</text:p>
          </table:table-cell>
          <table:table-cell table:style-name="ce35"/>
          <table:table-cell office:value-type="string" table:style-name="ce35">
            <text:p>Ontology proposal</text:p>
          </table:table-cell>
          <table:table-cell table:style-name="ce35"/>
          <table:table-cell office:value-type="string" table:style-name="ce35">
            <text:p>BT-160</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497]=&quot;YES&quot;;&quot;UC1;&quot;;&quot;&quot;);IF([.N497]=&quot;YES&quot;;&quot; UC2;&quot;;&quot;&quot;);IF([.O497]=&quot;YES&quot;;&quot; UC3&quot;;&quot;&quot;))" table:style-name="ce35"/>
          <table:table-cell office:value-type="string" office:string-value="e-Notification; e-Awarding; e-Payment;" table:formula="of:=CONCATENATE(IF([.P497]=&quot;YES&quot;;&quot;e-Notification;&quot;;&quot;&quot;);IF([.Q497]=&quot;YES&quot;;&quot; e-Access;&quot;;&quot;&quot;);IF([.R497]=&quot;YES&quot;;&quot; e-Submission;&quot;;&quot;&quot;);IF([.S497]=&quot;YES&quot;;&quot; e-Evaluation;&quot;;&quot;&quot;);IF([.T497]=&quot;YES&quot;;&quot; e-Awarding;&quot;;&quot;&quot;);IF([.U497]=&quot;YES&quot;;&quot; e-Request;&quot;;&quot;&quot;);IF([.V497]=&quot;YES&quot;;&quot; e-Ordering;&quot;;&quot;&quot;);IF([.W497]=&quot;YES&quot;;&quot; e-Fulfiltment;&quot;;&quot;&quot;);IF([.X497]=&quot;YES&quot;;&quot; e-Invoicing;&quot;;&quot;&quot;);IF([.Y497]=&quot;YES&quot;;&quot; e-Payment;&quot;;&quot;&quot;))" table:style-name="ce35">
            <text:p>e-Notification; e-Awarding; e-Payment;</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number-columns-repeated="16359"/>
        </table:table-row>
        <table:table-row table:style-name="ro17">
          <table:table-cell office:value-type="string" table:style-name="ce1">
            <text:p>C-171</text:p>
          </table:table-cell>
          <table:table-cell office:value-type="string" table:style-name="ce1">
            <text:p>Prize Value</text:p>
          </table:table-cell>
          <table:table-cell office:value-type="string" table:style-name="ce1">
            <text:p>Prize</text:p>
          </table:table-cell>
          <table:table-cell table:style-name="ce1"/>
          <table:table-cell office:value-type="string" table:style-name="ce1">
            <text:p>OP internal working</text:p>
          </table:table-cell>
          <table:table-cell table:style-name="ce1"/>
          <table:table-cell office:value-type="string" table:style-name="ce1">
            <text:p>BT-105</text:p>
          </table:table-cell>
          <table:table-cell table:content-validation-name="val7" table:style-name="ce1"/>
          <table:table-cell table:number-columns-repeated="2" table:style-name="ce1"/>
          <table:table-cell office:value-type="string" office:string-value="" table:formula="of:=CONCATENATE(IF([.M498]=&quot;YES&quot;;&quot;UC1;&quot;;&quot;&quot;);IF([.N498]=&quot;YES&quot;;&quot; UC2;&quot;;&quot;&quot;);IF([.O498]=&quot;YES&quot;;&quot; UC3&quot;;&quot;&quot;))" table:style-name="ce1"/>
          <table:table-cell office:value-type="string" office:string-value="" table:formula="of:=CONCATENATE(IF([.P498]=&quot;YES&quot;;&quot;e-Notification;&quot;;&quot;&quot;);IF([.Q498]=&quot;YES&quot;;&quot; e-Access;&quot;;&quot;&quot;);IF([.R498]=&quot;YES&quot;;&quot; e-Submission;&quot;;&quot;&quot;);IF([.S498]=&quot;YES&quot;;&quot; e-Evaluation;&quot;;&quot;&quot;);IF([.T498]=&quot;YES&quot;;&quot; e-Awarding;&quot;;&quot;&quot;);IF([.U498]=&quot;YES&quot;;&quot; e-Request;&quot;;&quot;&quot;);IF([.V498]=&quot;YES&quot;;&quot; e-Ordering;&quot;;&quot;&quot;);IF([.W498]=&quot;YES&quot;;&quot; e-Fulfiltment;&quot;;&quot;&quot;);IF([.X498]=&quot;YES&quot;;&quot; e-Invoicing;&quot;;&quot;&quot;);IF([.Y49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36</text:p>
          </table:table-cell>
          <table:table-cell office:value-type="string" table:style-name="ce35">
            <text:p>Procedure Type</text:p>
          </table:table-cell>
          <table:table-cell office:value-type="string" table:style-name="ce35">
            <text:p>It specifies the sort of procurement procedure, which will regulate the conditions and deadlines that apply to the process</text:p>
          </table:table-cell>
          <table:table-cell table:style-name="ce35"/>
          <table:table-cell office:value-type="string" table:style-name="ce35">
            <text:p>Ontology proposal</text:p>
          </table:table-cell>
          <table:table-cell office:value-type="string" table:style-name="ce35">
            <text:p>For example: Open procedure, Restricted procedure, Competitive procedure with negotiation, Competitive dialogue, Innovation Partnership, Negotiated procedure, or a procedure not based on the EU directives (e.g. for social services, concessions, below-threshold procurement).</text:p>
          </table:table-cell>
          <table:table-cell office:value-type="string" table:style-name="ce35">
            <text:p>BT-105</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499]=&quot;YES&quot;;&quot;UC1;&quot;;&quot;&quot;);IF([.N499]=&quot;YES&quot;;&quot; UC2;&quot;;&quot;&quot;);IF([.O499]=&quot;YES&quot;;&quot; UC3&quot;;&quot;&quot;))" table:style-name="ce35"/>
          <table:table-cell office:value-type="string" office:string-value="e-Notification;" table:formula="of:=CONCATENATE(IF([.P499]=&quot;YES&quot;;&quot;e-Notification;&quot;;&quot;&quot;);IF([.Q499]=&quot;YES&quot;;&quot; e-Access;&quot;;&quot;&quot;);IF([.R499]=&quot;YES&quot;;&quot; e-Submission;&quot;;&quot;&quot;);IF([.S499]=&quot;YES&quot;;&quot; e-Evaluation;&quot;;&quot;&quot;);IF([.T499]=&quot;YES&quot;;&quot; e-Awarding;&quot;;&quot;&quot;);IF([.U499]=&quot;YES&quot;;&quot; e-Request;&quot;;&quot;&quot;);IF([.V499]=&quot;YES&quot;;&quot; e-Ordering;&quot;;&quot;&quot;);IF([.W499]=&quot;YES&quot;;&quot; e-Fulfiltment;&quot;;&quot;&quot;);IF([.X499]=&quot;YES&quot;;&quot; e-Invoicing;&quot;;&quot;&quot;);IF([.Y499]=&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36</text:p>
          </table:table-cell>
          <table:table-cell office:value-type="string" table:style-name="ce1">
            <text:p>Procedure Type</text:p>
          </table:table-cell>
          <table:table-cell office:value-type="string" table:style-name="ce1">
            <text:p>The procedure names below refer to the procedures as defined in the EU procurement directives. For example, "Open" stands for "Open according to 2014/24/EU Art. 27." If a procedure is not based on the EU directives (e.g. for social services, concessions, below-threshold procurement), then "◯ &lt;Specific procedure based on national legislation&gt;" should be marked and further information about how the procedure works provided.</text:p>
          </table:table-cell>
          <table:table-cell table:style-name="ce1"/>
          <table:table-cell office:value-type="string" table:style-name="ce1">
            <text:p>eForms consultation</text:p>
          </table:table-cell>
          <table:table-cell table:style-name="ce1"/>
          <table:table-cell office:value-type="string" table:style-name="ce1">
            <text:p>BT-105</text:p>
          </table:table-cell>
          <table:table-cell table:content-validation-name="val7" table:style-name="ce1"/>
          <table:table-cell table:number-columns-repeated="2" table:style-name="ce1"/>
          <table:table-cell office:value-type="string" office:string-value="" table:formula="of:=CONCATENATE(IF([.M500]=&quot;YES&quot;;&quot;UC1;&quot;;&quot;&quot;);IF([.N500]=&quot;YES&quot;;&quot; UC2;&quot;;&quot;&quot;);IF([.O500]=&quot;YES&quot;;&quot; UC3&quot;;&quot;&quot;))" table:style-name="ce1"/>
          <table:table-cell office:value-type="string" office:string-value="" table:formula="of:=CONCATENATE(IF([.P500]=&quot;YES&quot;;&quot;e-Notification;&quot;;&quot;&quot;);IF([.Q500]=&quot;YES&quot;;&quot; e-Access;&quot;;&quot;&quot;);IF([.R500]=&quot;YES&quot;;&quot; e-Submission;&quot;;&quot;&quot;);IF([.S500]=&quot;YES&quot;;&quot; e-Evaluation;&quot;;&quot;&quot;);IF([.T500]=&quot;YES&quot;;&quot; e-Awarding;&quot;;&quot;&quot;);IF([.U500]=&quot;YES&quot;;&quot; e-Request;&quot;;&quot;&quot;);IF([.V500]=&quot;YES&quot;;&quot; e-Ordering;&quot;;&quot;&quot;);IF([.W500]=&quot;YES&quot;;&quot; e-Fulfiltment;&quot;;&quot;&quot;);IF([.X500]=&quot;YES&quot;;&quot; e-Invoicing;&quot;;&quot;&quot;);IF([.Y50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6</text:p>
          </table:table-cell>
          <table:table-cell office:value-type="string" table:style-name="ce1">
            <text:p>Procedure Type</text:p>
          </table:table-cell>
          <table:table-cell office:value-type="string" table:style-name="ce1">
            <text:p>When awarding public contracts, contracting authorities shall apply the national procedures adjusted to be in conformity with this Directive (...)</text:p>
          </table:table-cell>
          <table:table-cell table:style-name="ce1"/>
          <table:table-cell office:value-type="string" table:style-name="ce1">
            <text:p>DIRECTIVE 2014/24/EU</text:p>
          </table:table-cell>
          <table:table-cell office:value-type="string" table:style-name="ce1">
            <text:p>Article 26</text:p>
          </table:table-cell>
          <table:table-cell office:value-type="string" table:style-name="ce1">
            <text:p>BT-105</text:p>
          </table:table-cell>
          <table:table-cell table:content-validation-name="val7" table:style-name="ce1"/>
          <table:table-cell table:number-columns-repeated="2" table:style-name="ce1"/>
          <table:table-cell office:value-type="string" office:string-value="" table:formula="of:=CONCATENATE(IF([.M501]=&quot;YES&quot;;&quot;UC1;&quot;;&quot;&quot;);IF([.N501]=&quot;YES&quot;;&quot; UC2;&quot;;&quot;&quot;);IF([.O501]=&quot;YES&quot;;&quot; UC3&quot;;&quot;&quot;))" table:style-name="ce1"/>
          <table:table-cell office:value-type="string" office:string-value="" table:formula="of:=CONCATENATE(IF([.P501]=&quot;YES&quot;;&quot;e-Notification;&quot;;&quot;&quot;);IF([.Q501]=&quot;YES&quot;;&quot; e-Access;&quot;;&quot;&quot;);IF([.R501]=&quot;YES&quot;;&quot; e-Submission;&quot;;&quot;&quot;);IF([.S501]=&quot;YES&quot;;&quot; e-Evaluation;&quot;;&quot;&quot;);IF([.T501]=&quot;YES&quot;;&quot; e-Awarding;&quot;;&quot;&quot;);IF([.U501]=&quot;YES&quot;;&quot; e-Request;&quot;;&quot;&quot;);IF([.V501]=&quot;YES&quot;;&quot; e-Ordering;&quot;;&quot;&quot;);IF([.W501]=&quot;YES&quot;;&quot; e-Fulfiltment;&quot;;&quot;&quot;);IF([.X501]=&quot;YES&quot;;&quot; e-Invoicing;&quot;;&quot;&quot;);IF([.Y50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6</text:p>
          </table:table-cell>
          <table:table-cell office:value-type="string" table:style-name="ce1">
            <text:p>Procedure Type</text:p>
          </table:table-cell>
          <table:table-cell office:value-type="string" table:style-name="ce1">
            <text:p>A code signifying the type of this tendering procedure.</text:p>
          </table:table-cell>
          <table:table-cell table:style-name="ce1"/>
          <table:table-cell office:value-type="string" table:style-name="ce1">
            <text:p>UBL</text:p>
          </table:table-cell>
          <table:table-cell table:style-name="ce1"/>
          <table:table-cell office:value-type="string" table:style-name="ce1">
            <text:p>BT-105</text:p>
          </table:table-cell>
          <table:table-cell table:content-validation-name="val7" table:style-name="ce1"/>
          <table:table-cell table:number-columns-repeated="2" table:style-name="ce1"/>
          <table:table-cell office:value-type="string" office:string-value="" table:formula="of:=CONCATENATE(IF([.M502]=&quot;YES&quot;;&quot;UC1;&quot;;&quot;&quot;);IF([.N502]=&quot;YES&quot;;&quot; UC2;&quot;;&quot;&quot;);IF([.O502]=&quot;YES&quot;;&quot; UC3&quot;;&quot;&quot;))" table:style-name="ce1"/>
          <table:table-cell office:value-type="string" office:string-value="" table:formula="of:=CONCATENATE(IF([.P502]=&quot;YES&quot;;&quot;e-Notification;&quot;;&quot;&quot;);IF([.Q502]=&quot;YES&quot;;&quot; e-Access;&quot;;&quot;&quot;);IF([.R502]=&quot;YES&quot;;&quot; e-Submission;&quot;;&quot;&quot;);IF([.S502]=&quot;YES&quot;;&quot; e-Evaluation;&quot;;&quot;&quot;);IF([.T502]=&quot;YES&quot;;&quot; e-Awarding;&quot;;&quot;&quot;);IF([.U502]=&quot;YES&quot;;&quot; e-Request;&quot;;&quot;&quot;);IF([.V502]=&quot;YES&quot;;&quot; e-Ordering;&quot;;&quot;&quot;);IF([.W502]=&quot;YES&quot;;&quot; e-Fulfiltment;&quot;;&quot;&quot;);IF([.X502]=&quot;YES&quot;;&quot; e-Invoicing;&quot;;&quot;&quot;);IF([.Y50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6</text:p>
          </table:table-cell>
          <table:table-cell office:value-type="string" table:style-name="ce1">
            <text:p>Procedure Type</text:p>
          </table:table-cell>
          <table:table-cell office:value-type="string" table:style-name="ce1">
            <text:p>The type of the procurement administrative procedure according to the EU Directives.</text:p>
          </table:table-cell>
          <table:table-cell table:style-name="ce1"/>
          <table:table-cell office:value-type="string" table:style-name="ce1">
            <text:p>ESPD</text:p>
          </table:table-cell>
          <table:table-cell table:style-name="ce1"/>
          <table:table-cell office:value-type="string" table:style-name="ce1">
            <text:p>BT-105</text:p>
          </table:table-cell>
          <table:table-cell table:content-validation-name="val7" table:style-name="ce1"/>
          <table:table-cell table:number-columns-repeated="2" table:style-name="ce1"/>
          <table:table-cell office:value-type="string" office:string-value="" table:formula="of:=CONCATENATE(IF([.M503]=&quot;YES&quot;;&quot;UC1;&quot;;&quot;&quot;);IF([.N503]=&quot;YES&quot;;&quot; UC2;&quot;;&quot;&quot;);IF([.O503]=&quot;YES&quot;;&quot; UC3&quot;;&quot;&quot;))" table:style-name="ce1"/>
          <table:table-cell office:value-type="string" office:string-value="" table:formula="of:=CONCATENATE(IF([.P503]=&quot;YES&quot;;&quot;e-Notification;&quot;;&quot;&quot;);IF([.Q503]=&quot;YES&quot;;&quot; e-Access;&quot;;&quot;&quot;);IF([.R503]=&quot;YES&quot;;&quot; e-Submission;&quot;;&quot;&quot;);IF([.S503]=&quot;YES&quot;;&quot; e-Evaluation;&quot;;&quot;&quot;);IF([.T503]=&quot;YES&quot;;&quot; e-Awarding;&quot;;&quot;&quot;);IF([.U503]=&quot;YES&quot;;&quot; e-Request;&quot;;&quot;&quot;);IF([.V503]=&quot;YES&quot;;&quot; e-Ordering;&quot;;&quot;&quot;);IF([.W503]=&quot;YES&quot;;&quot; e-Fulfiltment;&quot;;&quot;&quot;);IF([.X503]=&quot;YES&quot;;&quot; e-Invoicing;&quot;;&quot;&quot;);IF([.Y50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6</text:p>
          </table:table-cell>
          <table:table-cell office:value-type="string" table:style-name="ce1">
            <text:p>Procedure Type</text:p>
          </table:table-cell>
          <table:table-cell office:value-type="string" table:style-name="ce1">
            <text:p>Class that specifies the procedure of a contract (e.g. type of procedure or its urgency).</text:p>
          </table:table-cell>
          <table:table-cell table:style-name="ce1"/>
          <table:table-cell office:value-type="string" table:style-name="ce1">
            <text:p>PPROC Ontology</text:p>
          </table:table-cell>
          <table:table-cell table:style-name="ce1"/>
          <table:table-cell office:value-type="string" table:style-name="ce1">
            <text:p>BG-6</text:p>
          </table:table-cell>
          <table:table-cell table:content-validation-name="val7" table:style-name="ce1"/>
          <table:table-cell table:number-columns-repeated="2" table:style-name="ce1"/>
          <table:table-cell office:value-type="string" office:string-value="" table:formula="of:=CONCATENATE(IF([.M504]=&quot;YES&quot;;&quot;UC1;&quot;;&quot;&quot;);IF([.N504]=&quot;YES&quot;;&quot; UC2;&quot;;&quot;&quot;);IF([.O504]=&quot;YES&quot;;&quot; UC3&quot;;&quot;&quot;))" table:style-name="ce1"/>
          <table:table-cell office:value-type="string" office:string-value="" table:formula="of:=CONCATENATE(IF([.P504]=&quot;YES&quot;;&quot;e-Notification;&quot;;&quot;&quot;);IF([.Q504]=&quot;YES&quot;;&quot; e-Access;&quot;;&quot;&quot;);IF([.R504]=&quot;YES&quot;;&quot; e-Submission;&quot;;&quot;&quot;);IF([.S504]=&quot;YES&quot;;&quot; e-Evaluation;&quot;;&quot;&quot;);IF([.T504]=&quot;YES&quot;;&quot; e-Awarding;&quot;;&quot;&quot;);IF([.U504]=&quot;YES&quot;;&quot; e-Request;&quot;;&quot;&quot;);IF([.V504]=&quot;YES&quot;;&quot; e-Ordering;&quot;;&quot;&quot;);IF([.W504]=&quot;YES&quot;;&quot; e-Fulfiltment;&quot;;&quot;&quot;);IF([.X504]=&quot;YES&quot;;&quot; e-Invoicing;&quot;;&quot;&quot;);IF([.Y50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29</text:p>
          </table:table-cell>
          <table:table-cell office:value-type="string" table:style-name="ce35">
            <text:p>Procurement Description</text:p>
          </table:table-cell>
          <table:table-cell office:value-type="string" table:style-name="ce35">
            <text:p>Specification of the procurement: nature and extent of works, nature and quantity or value of supplies, nature and extent of services.</text:p>
          </table:table-cell>
          <table:table-cell table:style-name="ce35"/>
          <table:table-cell office:value-type="string" table:style-name="ce35">
            <text:p>DIRECTIVE 2014/24/EU</text:p>
          </table:table-cell>
          <table:table-cell table:style-name="ce35"/>
          <table:table-cell office:value-type="string" table:style-name="ce35">
            <text:p>BT-24</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UC1;" table:formula="of:=CONCATENATE(IF([.M505]=&quot;YES&quot;;&quot;UC1;&quot;;&quot;&quot;);IF([.N505]=&quot;YES&quot;;&quot; UC2;&quot;;&quot;&quot;);IF([.O505]=&quot;YES&quot;;&quot; UC3&quot;;&quot;&quot;))" table:style-name="ce35">
            <text:p>UC1;</text:p>
          </table:table-cell>
          <table:table-cell office:value-type="string" office:string-value="e-Notification;" table:formula="of:=CONCATENATE(IF([.P505]=&quot;YES&quot;;&quot;e-Notification;&quot;;&quot;&quot;);IF([.Q505]=&quot;YES&quot;;&quot; e-Access;&quot;;&quot;&quot;);IF([.R505]=&quot;YES&quot;;&quot; e-Submission;&quot;;&quot;&quot;);IF([.S505]=&quot;YES&quot;;&quot; e-Evaluation;&quot;;&quot;&quot;);IF([.T505]=&quot;YES&quot;;&quot; e-Awarding;&quot;;&quot;&quot;);IF([.U505]=&quot;YES&quot;;&quot; e-Request;&quot;;&quot;&quot;);IF([.V505]=&quot;YES&quot;;&quot; e-Ordering;&quot;;&quot;&quot;);IF([.W505]=&quot;YES&quot;;&quot; e-Fulfiltment;&quot;;&quot;&quot;);IF([.X505]=&quot;YES&quot;;&quot; e-Invoicing;&quot;;&quot;&quot;);IF([.Y505]=&quot;YES&quot;;&quot; e-Payment;&quot;;&quot;&quot;))" table:style-name="ce35">
            <text:p>e-Notification;</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29</text:p>
          </table:table-cell>
          <table:table-cell office:value-type="string" table:style-name="ce1">
            <text:p>Procurement Description</text:p>
          </table:table-cell>
          <table:table-cell office:value-type="string" table:style-name="ce1">
            <text:p>Text describing this procurement project.</text:p>
          </table:table-cell>
          <table:table-cell table:style-name="ce1"/>
          <table:table-cell office:value-type="string" table:style-name="ce1">
            <text:p>OP internal working</text:p>
          </table:table-cell>
          <table:table-cell table:style-name="ce1"/>
          <table:table-cell office:value-type="string" table:style-name="ce1">
            <text:p>BT-24</text:p>
          </table:table-cell>
          <table:table-cell table:content-validation-name="val7" table:style-name="ce1"/>
          <table:table-cell table:number-columns-repeated="2" table:style-name="ce1"/>
          <table:table-cell office:value-type="string" office:string-value="" table:formula="of:=CONCATENATE(IF([.M506]=&quot;YES&quot;;&quot;UC1;&quot;;&quot;&quot;);IF([.N506]=&quot;YES&quot;;&quot; UC2;&quot;;&quot;&quot;);IF([.O506]=&quot;YES&quot;;&quot; UC3&quot;;&quot;&quot;))" table:style-name="ce1"/>
          <table:table-cell office:value-type="string" office:string-value="" table:formula="of:=CONCATENATE(IF([.P506]=&quot;YES&quot;;&quot;e-Notification;&quot;;&quot;&quot;);IF([.Q506]=&quot;YES&quot;;&quot; e-Access;&quot;;&quot;&quot;);IF([.R506]=&quot;YES&quot;;&quot; e-Submission;&quot;;&quot;&quot;);IF([.S506]=&quot;YES&quot;;&quot; e-Evaluation;&quot;;&quot;&quot;);IF([.T506]=&quot;YES&quot;;&quot; e-Awarding;&quot;;&quot;&quot;);IF([.U506]=&quot;YES&quot;;&quot; e-Request;&quot;;&quot;&quot;);IF([.V506]=&quot;YES&quot;;&quot; e-Ordering;&quot;;&quot;&quot;);IF([.W506]=&quot;YES&quot;;&quot; e-Fulfiltment;&quot;;&quot;&quot;);IF([.X506]=&quot;YES&quot;;&quot; e-Invoicing;&quot;;&quot;&quot;);IF([.Y50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29</text:p>
          </table:table-cell>
          <table:table-cell office:value-type="string" table:style-name="ce1">
            <text:p>Procurement Description</text:p>
          </table:table-cell>
          <table:table-cell office:value-type="string" table:style-name="ce1">
            <text:p>Brief description of the procurement: nature and extent of works, nature and quantity or value of supplies, nature and extent of services.</text:p>
          </table:table-cell>
          <table:table-cell table:style-name="ce1"/>
          <table:table-cell office:value-type="string" table:style-name="ce1">
            <text:p>DIRECTIVE 2014/24/EU</text:p>
          </table:table-cell>
          <table:table-cell office:value-type="string" table:style-name="ce1">
            <text:p>ANNEX V - INFORMATION TO BE INCLUDED IN NOTICES</text:p>
            <text:p>PART B - Information to be included in prior information notices</text:p>
            <text:p>PART C - Information to be included in contract notices</text:p>
            <text:p>PART D - Information to be included in contract award notices</text:p>
            <text:p>PART G - Information to be included in notices of modifications of a contract during its term</text:p>
          </table:table-cell>
          <table:table-cell office:value-type="string" table:style-name="ce1">
            <text:p>BT-24</text:p>
          </table:table-cell>
          <table:table-cell table:content-validation-name="val7" table:style-name="ce1"/>
          <table:table-cell table:number-columns-repeated="2" table:style-name="ce1"/>
          <table:table-cell office:value-type="string" office:string-value="" table:formula="of:=CONCATENATE(IF([.M507]=&quot;YES&quot;;&quot;UC1;&quot;;&quot;&quot;);IF([.N507]=&quot;YES&quot;;&quot; UC2;&quot;;&quot;&quot;);IF([.O507]=&quot;YES&quot;;&quot; UC3&quot;;&quot;&quot;))" table:style-name="ce1"/>
          <table:table-cell office:value-type="string" office:string-value="" table:formula="of:=CONCATENATE(IF([.P507]=&quot;YES&quot;;&quot;e-Notification;&quot;;&quot;&quot;);IF([.Q507]=&quot;YES&quot;;&quot; e-Access;&quot;;&quot;&quot;);IF([.R507]=&quot;YES&quot;;&quot; e-Submission;&quot;;&quot;&quot;);IF([.S507]=&quot;YES&quot;;&quot; e-Evaluation;&quot;;&quot;&quot;);IF([.T507]=&quot;YES&quot;;&quot; e-Awarding;&quot;;&quot;&quot;);IF([.U507]=&quot;YES&quot;;&quot; e-Request;&quot;;&quot;&quot;);IF([.V507]=&quot;YES&quot;;&quot; e-Ordering;&quot;;&quot;&quot;);IF([.W507]=&quot;YES&quot;;&quot; e-Fulfiltment;&quot;;&quot;&quot;);IF([.X507]=&quot;YES&quot;;&quot; e-Invoicing;&quot;;&quot;&quot;);IF([.Y50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29</text:p>
          </table:table-cell>
          <table:table-cell office:value-type="string" table:style-name="ce1">
            <text:p>Procurement Description</text:p>
          </table:table-cell>
          <table:table-cell office:value-type="string" table:style-name="ce1">
            <text:p>Text describing this procurement project.</text:p>
          </table:table-cell>
          <table:table-cell table:style-name="ce1"/>
          <table:table-cell office:value-type="string" table:style-name="ce1">
            <text:p>UBL</text:p>
          </table:table-cell>
          <table:table-cell table:style-name="ce1"/>
          <table:table-cell office:value-type="string" table:style-name="ce1">
            <text:p>BT-15</text:p>
          </table:table-cell>
          <table:table-cell table:content-validation-name="val7" table:style-name="ce1"/>
          <table:table-cell table:number-columns-repeated="2" table:style-name="ce1"/>
          <table:table-cell office:value-type="string" office:string-value="" table:formula="of:=CONCATENATE(IF([.M508]=&quot;YES&quot;;&quot;UC1;&quot;;&quot;&quot;);IF([.N508]=&quot;YES&quot;;&quot; UC2;&quot;;&quot;&quot;);IF([.O508]=&quot;YES&quot;;&quot; UC3&quot;;&quot;&quot;))" table:style-name="ce1"/>
          <table:table-cell office:value-type="string" office:string-value="" table:formula="of:=CONCATENATE(IF([.P508]=&quot;YES&quot;;&quot;e-Notification;&quot;;&quot;&quot;);IF([.Q508]=&quot;YES&quot;;&quot; e-Access;&quot;;&quot;&quot;);IF([.R508]=&quot;YES&quot;;&quot; e-Submission;&quot;;&quot;&quot;);IF([.S508]=&quot;YES&quot;;&quot; e-Evaluation;&quot;;&quot;&quot;);IF([.T508]=&quot;YES&quot;;&quot; e-Awarding;&quot;;&quot;&quot;);IF([.U508]=&quot;YES&quot;;&quot; e-Request;&quot;;&quot;&quot;);IF([.V508]=&quot;YES&quot;;&quot; e-Ordering;&quot;;&quot;&quot;);IF([.W508]=&quot;YES&quot;;&quot; e-Fulfiltment;&quot;;&quot;&quot;);IF([.X508]=&quot;YES&quot;;&quot; e-Invoicing;&quot;;&quot;&quot;);IF([.Y50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25</text:p>
          </table:table-cell>
          <table:table-cell office:value-type="string" table:style-name="ce35">
            <text:p>Procurement Document URL</text:p>
          </table:table-cell>
          <table:table-cell office:value-type="string" table:style-name="ce35">
            <text:p>Internet address for access to procurement documents.</text:p>
          </table:table-cell>
          <table:table-cell table:style-name="ce35"/>
          <table:table-cell office:value-type="string" table:style-name="ce35">
            <text:p>OP internal working</text:p>
          </table:table-cell>
          <table:table-cell table:style-name="ce35"/>
          <table:table-cell office:value-type="string" table:style-name="ce35">
            <text:p>BT-09</text:p>
          </table:table-cell>
          <table:table-cell office:value-type="string" table:content-validation-name="val7" table:style-name="ce35">
            <text:p>YES</text:p>
          </table:table-cell>
          <table:table-cell office:value-type="string" table:style-name="ce35">
            <text:p>Taking into account the BT, and the definition provided by OP internal working for the same term, it has been considered that this is a good definition.</text:p>
          </table:table-cell>
          <table:table-cell table:style-name="ce35"/>
          <table:table-cell office:value-type="string" office:string-value="" table:formula="of:=CONCATENATE(IF([.M509]=&quot;YES&quot;;&quot;UC1;&quot;;&quot;&quot;);IF([.N509]=&quot;YES&quot;;&quot; UC2;&quot;;&quot;&quot;);IF([.O509]=&quot;YES&quot;;&quot; UC3&quot;;&quot;&quot;))" table:style-name="ce35"/>
          <table:table-cell office:value-type="string" office:string-value="e-Notification; e-Access;" table:formula="of:=CONCATENATE(IF([.P509]=&quot;YES&quot;;&quot;e-Notification;&quot;;&quot;&quot;);IF([.Q509]=&quot;YES&quot;;&quot; e-Access;&quot;;&quot;&quot;);IF([.R509]=&quot;YES&quot;;&quot; e-Submission;&quot;;&quot;&quot;);IF([.S509]=&quot;YES&quot;;&quot; e-Evaluation;&quot;;&quot;&quot;);IF([.T509]=&quot;YES&quot;;&quot; e-Awarding;&quot;;&quot;&quot;);IF([.U509]=&quot;YES&quot;;&quot; e-Request;&quot;;&quot;&quot;);IF([.V509]=&quot;YES&quot;;&quot; e-Ordering;&quot;;&quot;&quot;);IF([.W509]=&quot;YES&quot;;&quot; e-Fulfiltment;&quot;;&quot;&quot;);IF([.X509]=&quot;YES&quot;;&quot; e-Invoicing;&quot;;&quot;&quot;);IF([.Y509]=&quot;YES&quot;;&quot; e-Payment;&quot;;&quot;&quot;))" table:style-name="ce35">
            <text:p>e-Notification; e-Access;</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35">
            <text:p>C-056</text:p>
          </table:table-cell>
          <table:table-cell office:value-type="string" table:style-name="ce35">
            <text:p>Procurement Law</text:p>
          </table:table-cell>
          <table:table-cell office:value-type="string" table:style-name="ce35">
            <text:p>The procurement law to apply in cross-border joint procurement, when buyers come from different Members States.</text:p>
          </table:table-cell>
          <table:table-cell table:style-name="ce35"/>
          <table:table-cell office:value-type="string" table:style-name="ce35">
            <text:p>Ontology proposal</text:p>
          </table:table-cell>
          <table:table-cell office:value-type="string" table:style-name="ce35">
            <text:p>Based on the DIRECTIVE 2014/24/EU and the OP internal working.</text:p>
          </table:table-cell>
          <table:table-cell office:value-type="string" table:style-name="ce35">
            <text:p>BT-09</text:p>
          </table:table-cell>
          <table:table-cell office:value-type="string" table:content-validation-name="val7" table:style-name="ce35">
            <text:p>YES</text:p>
          </table:table-cell>
          <table:table-cell office:value-type="string" table:style-name="ce35">
            <text:p>When there is more than one Source that refers to the BT in question, it is possible to get a better and/or complete definition by combining these sources. In that case, the information of the directive has been complemented by the definition given in the OP internal working.</text:p>
          </table:table-cell>
          <table:table-cell table:style-name="ce35"/>
          <table:table-cell office:value-type="string" office:string-value="" table:formula="of:=CONCATENATE(IF([.M510]=&quot;YES&quot;;&quot;UC1;&quot;;&quot;&quot;);IF([.N510]=&quot;YES&quot;;&quot; UC2;&quot;;&quot;&quot;);IF([.O510]=&quot;YES&quot;;&quot; UC3&quot;;&quot;&quot;))" table:style-name="ce35"/>
          <table:table-cell office:value-type="string" office:string-value="e-Notification;" table:formula="of:=CONCATENATE(IF([.P510]=&quot;YES&quot;;&quot;e-Notification;&quot;;&quot;&quot;);IF([.Q510]=&quot;YES&quot;;&quot; e-Access;&quot;;&quot;&quot;);IF([.R510]=&quot;YES&quot;;&quot; e-Submission;&quot;;&quot;&quot;);IF([.S510]=&quot;YES&quot;;&quot; e-Evaluation;&quot;;&quot;&quot;);IF([.T510]=&quot;YES&quot;;&quot; e-Awarding;&quot;;&quot;&quot;);IF([.U510]=&quot;YES&quot;;&quot; e-Request;&quot;;&quot;&quot;);IF([.V510]=&quot;YES&quot;;&quot; e-Ordering;&quot;;&quot;&quot;);IF([.W510]=&quot;YES&quot;;&quot; e-Fulfiltment;&quot;;&quot;&quot;);IF([.X510]=&quot;YES&quot;;&quot; e-Invoicing;&quot;;&quot;&quot;);IF([.Y510]=&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56</text:p>
          </table:table-cell>
          <table:table-cell office:value-type="string" table:style-name="ce1">
            <text:p>Procurement Law</text:p>
          </table:table-cell>
          <table:table-cell office:value-type="string" table:style-name="ce1">
            <text:p>(...)Therefore new rules on cross-border joint procurement should be established in order to facilitate cooperation between contracting authorities and enhancing the benefits of the internal market by creating cross-border business opportunities for suppliers and service providers. Those rules should determine the conditions for cross-border utilisation of central purchasing bodies and designate the applicable public procurement legislation, including the applicable legislation on remedies, in cases of cross-border joint procedures, complementing the conflict of law rules of Regulation (EC) No 593/2008 of the European Parliament and the Council ( 1 ). In addition, contracting authorities from different Member States should be able to set up joint entities established under national or Union law (...)</text:p>
          </table:table-cell>
          <table:table-cell table:style-name="ce1"/>
          <table:table-cell office:value-type="string" table:style-name="ce1">
            <text:p>DIRECTIVE 2014/24/EU</text:p>
          </table:table-cell>
          <table:table-cell office:value-type="string" table:style-name="ce1">
            <text:p>Whereas (73)</text:p>
          </table:table-cell>
          <table:table-cell office:value-type="string" table:style-name="ce1">
            <text:p>BT-09</text:p>
          </table:table-cell>
          <table:table-cell table:content-validation-name="val7" table:style-name="ce1"/>
          <table:table-cell table:number-columns-repeated="2" table:style-name="ce1"/>
          <table:table-cell office:value-type="string" office:string-value="" table:formula="of:=CONCATENATE(IF([.M511]=&quot;YES&quot;;&quot;UC1;&quot;;&quot;&quot;);IF([.N511]=&quot;YES&quot;;&quot; UC2;&quot;;&quot;&quot;);IF([.O511]=&quot;YES&quot;;&quot; UC3&quot;;&quot;&quot;))" table:style-name="ce1"/>
          <table:table-cell office:value-type="string" office:string-value="" table:formula="of:=CONCATENATE(IF([.P511]=&quot;YES&quot;;&quot;e-Notification;&quot;;&quot;&quot;);IF([.Q511]=&quot;YES&quot;;&quot; e-Access;&quot;;&quot;&quot;);IF([.R511]=&quot;YES&quot;;&quot; e-Submission;&quot;;&quot;&quot;);IF([.S511]=&quot;YES&quot;;&quot; e-Evaluation;&quot;;&quot;&quot;);IF([.T511]=&quot;YES&quot;;&quot; e-Awarding;&quot;;&quot;&quot;);IF([.U511]=&quot;YES&quot;;&quot; e-Request;&quot;;&quot;&quot;);IF([.V511]=&quot;YES&quot;;&quot; e-Ordering;&quot;;&quot;&quot;);IF([.W511]=&quot;YES&quot;;&quot; e-Fulfiltment;&quot;;&quot;&quot;);IF([.X511]=&quot;YES&quot;;&quot; e-Invoicing;&quot;;&quot;&quot;);IF([.Y51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56</text:p>
          </table:table-cell>
          <table:table-cell office:value-type="string" table:style-name="ce1">
            <text:p>Procurement Law</text:p>
          </table:table-cell>
          <table:table-cell office:value-type="string" table:style-name="ce1">
            <text:p>the procurement law to apply when buyers come from different countries</text:p>
          </table:table-cell>
          <table:table-cell table:style-name="ce1"/>
          <table:table-cell office:value-type="string" table:style-name="ce1">
            <text:p>OP internal working</text:p>
          </table:table-cell>
          <table:table-cell table:style-name="ce1"/>
          <table:table-cell office:value-type="string" table:style-name="ce1">
            <text:p>BT-09</text:p>
          </table:table-cell>
          <table:table-cell table:content-validation-name="val7" table:style-name="ce1"/>
          <table:table-cell table:number-columns-repeated="2" table:style-name="ce1"/>
          <table:table-cell office:value-type="string" office:string-value="" table:formula="of:=CONCATENATE(IF([.M512]=&quot;YES&quot;;&quot;UC1;&quot;;&quot;&quot;);IF([.N512]=&quot;YES&quot;;&quot; UC2;&quot;;&quot;&quot;);IF([.O512]=&quot;YES&quot;;&quot; UC3&quot;;&quot;&quot;))" table:style-name="ce1"/>
          <table:table-cell office:value-type="string" office:string-value="" table:formula="of:=CONCATENATE(IF([.P512]=&quot;YES&quot;;&quot;e-Notification;&quot;;&quot;&quot;);IF([.Q512]=&quot;YES&quot;;&quot; e-Access;&quot;;&quot;&quot;);IF([.R512]=&quot;YES&quot;;&quot; e-Submission;&quot;;&quot;&quot;);IF([.S512]=&quot;YES&quot;;&quot; e-Evaluation;&quot;;&quot;&quot;);IF([.T512]=&quot;YES&quot;;&quot; e-Awarding;&quot;;&quot;&quot;);IF([.U512]=&quot;YES&quot;;&quot; e-Request;&quot;;&quot;&quot;);IF([.V512]=&quot;YES&quot;;&quot; e-Ordering;&quot;;&quot;&quot;);IF([.W512]=&quot;YES&quot;;&quot; e-Fulfiltment;&quot;;&quot;&quot;);IF([.X512]=&quot;YES&quot;;&quot; e-Invoicing;&quot;;&quot;&quot;);IF([.Y51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56</text:p>
          </table:table-cell>
          <table:table-cell office:value-type="string" table:style-name="ce1">
            <text:p>Procurement Law</text:p>
          </table:table-cell>
          <table:table-cell office:value-type="string" table:style-name="ce1">
            <text:p>Information about the law that defines the regulatory domain.</text:p>
          </table:table-cell>
          <table:table-cell table:style-name="ce1"/>
          <table:table-cell office:value-type="string" table:style-name="ce1">
            <text:p>UBL</text:p>
          </table:table-cell>
          <table:table-cell table:style-name="ce1"/>
          <table:table-cell office:value-type="string" table:style-name="ce1">
            <text:p>BG-2</text:p>
          </table:table-cell>
          <table:table-cell table:content-validation-name="val7" table:style-name="ce1"/>
          <table:table-cell table:number-columns-repeated="2" table:style-name="ce1"/>
          <table:table-cell office:value-type="string" office:string-value="" table:formula="of:=CONCATENATE(IF([.M513]=&quot;YES&quot;;&quot;UC1;&quot;;&quot;&quot;);IF([.N513]=&quot;YES&quot;;&quot; UC2;&quot;;&quot;&quot;);IF([.O513]=&quot;YES&quot;;&quot; UC3&quot;;&quot;&quot;))" table:style-name="ce1"/>
          <table:table-cell office:value-type="string" office:string-value="" table:formula="of:=CONCATENATE(IF([.P513]=&quot;YES&quot;;&quot;e-Notification;&quot;;&quot;&quot;);IF([.Q513]=&quot;YES&quot;;&quot; e-Access;&quot;;&quot;&quot;);IF([.R513]=&quot;YES&quot;;&quot; e-Submission;&quot;;&quot;&quot;);IF([.S513]=&quot;YES&quot;;&quot; e-Evaluation;&quot;;&quot;&quot;);IF([.T513]=&quot;YES&quot;;&quot; e-Awarding;&quot;;&quot;&quot;);IF([.U513]=&quot;YES&quot;;&quot; e-Request;&quot;;&quot;&quot;);IF([.V513]=&quot;YES&quot;;&quot; e-Ordering;&quot;;&quot;&quot;);IF([.W513]=&quot;YES&quot;;&quot; e-Fulfiltment;&quot;;&quot;&quot;);IF([.X513]=&quot;YES&quot;;&quot; e-Invoicing;&quot;;&quot;&quot;);IF([.Y51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85</text:p>
          </table:table-cell>
          <table:table-cell office:value-type="string" table:style-name="ce1">
            <text:p>Procurement Objects</text:p>
          </table:table-cell>
          <table:table-cell office:value-type="string" table:style-name="ce1">
            <text:p>For each lot or object concerned by the procurement procedure this context has to be fufilled.</text:p>
          </table:table-cell>
          <table:table-cell table:style-name="ce1"/>
          <table:table-cell office:value-type="string" table:style-name="ce1">
            <text:p>Ontology proposal</text:p>
          </table:table-cell>
          <table:table-cell office:value-type="string" table:style-name="ce1">
            <text:p>Based on the definition by DG GROWTH. (URL: https://ec.europa.eu/growth/single-market/public-procurement_en)</text:p>
          </table:table-cell>
          <table:table-cell office:value-type="string" table:style-name="ce1">
            <text:p>BT-96</text:p>
          </table:table-cell>
          <table:table-cell table:content-validation-name="val7" table:style-name="ce1"/>
          <table:table-cell table:number-columns-repeated="2" table:style-name="ce1"/>
          <table:table-cell office:value-type="string" office:string-value="" table:formula="of:=CONCATENATE(IF([.M514]=&quot;YES&quot;;&quot;UC1;&quot;;&quot;&quot;);IF([.N514]=&quot;YES&quot;;&quot; UC2;&quot;;&quot;&quot;);IF([.O514]=&quot;YES&quot;;&quot; UC3&quot;;&quot;&quot;))" table:style-name="ce1"/>
          <table:table-cell office:value-type="string" office:string-value="" table:formula="of:=CONCATENATE(IF([.P514]=&quot;YES&quot;;&quot;e-Notification;&quot;;&quot;&quot;);IF([.Q514]=&quot;YES&quot;;&quot; e-Access;&quot;;&quot;&quot;);IF([.R514]=&quot;YES&quot;;&quot; e-Submission;&quot;;&quot;&quot;);IF([.S514]=&quot;YES&quot;;&quot; e-Evaluation;&quot;;&quot;&quot;);IF([.T514]=&quot;YES&quot;;&quot; e-Awarding;&quot;;&quot;&quot;);IF([.U514]=&quot;YES&quot;;&quot; e-Request;&quot;;&quot;&quot;);IF([.V514]=&quot;YES&quot;;&quot; e-Ordering;&quot;;&quot;&quot;);IF([.W514]=&quot;YES&quot;;&quot; e-Fulfiltment;&quot;;&quot;&quot;);IF([.X514]=&quot;YES&quot;;&quot; e-Invoicing;&quot;;&quot;&quot;);IF([.Y51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39</text:p>
          </table:table-cell>
          <table:table-cell office:value-type="string" table:style-name="ce35">
            <text:p>Profession</text:p>
          </table:table-cell>
          <table:table-cell office:value-type="string" table:style-name="ce35">
            <text:p>A paid occupation, especially one that involves prolonged training and a formal qualification</text:p>
          </table:table-cell>
          <table:table-cell table:style-name="ce35"/>
          <table:table-cell office:value-type="string" table:style-name="ce35">
            <text:p>Oxford Dictionaries</text:p>
          </table:table-cell>
          <table:table-cell table:style-name="ce35"/>
          <table:table-cell office:value-type="string" table:style-name="ce35">
            <text:p>BT-96</text:p>
          </table:table-cell>
          <table:table-cell office:value-type="string" table:content-validation-name="val7" table:style-name="ce35">
            <text:p>YES</text:p>
          </table:table-cell>
          <table:table-cell office:value-type="string" table:style-name="ce35">
            <text:p>Taking into account the BT, and the definition provided by Oxford Dictionaries for the same term, it has been considered that this is a good definition.</text:p>
          </table:table-cell>
          <table:table-cell table:style-name="ce35"/>
          <table:table-cell office:value-type="string" office:string-value="" table:formula="of:=CONCATENATE(IF([.M515]=&quot;YES&quot;;&quot;UC1;&quot;;&quot;&quot;);IF([.N515]=&quot;YES&quot;;&quot; UC2;&quot;;&quot;&quot;);IF([.O515]=&quot;YES&quot;;&quot; UC3&quot;;&quot;&quot;))" table:style-name="ce35"/>
          <table:table-cell office:value-type="string" office:string-value="e-Notification; e-Evaluation;" table:formula="of:=CONCATENATE(IF([.P515]=&quot;YES&quot;;&quot;e-Notification;&quot;;&quot;&quot;);IF([.Q515]=&quot;YES&quot;;&quot; e-Access;&quot;;&quot;&quot;);IF([.R515]=&quot;YES&quot;;&quot; e-Submission;&quot;;&quot;&quot;);IF([.S515]=&quot;YES&quot;;&quot; e-Evaluation;&quot;;&quot;&quot;);IF([.T515]=&quot;YES&quot;;&quot; e-Awarding;&quot;;&quot;&quot;);IF([.U515]=&quot;YES&quot;;&quot; e-Request;&quot;;&quot;&quot;);IF([.V515]=&quot;YES&quot;;&quot; e-Ordering;&quot;;&quot;&quot;);IF([.W515]=&quot;YES&quot;;&quot; e-Fulfiltment;&quot;;&quot;&quot;);IF([.X515]=&quot;YES&quot;;&quot; e-Invoicing;&quot;;&quot;&quot;);IF([.Y515]=&quot;YES&quot;;&quot; e-Payment;&quot;;&quot;&quot;))" table:style-name="ce35">
            <text:p>e-Notification; e-Evalu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39</text:p>
          </table:table-cell>
          <table:table-cell office:value-type="string" table:style-name="ce1">
            <text:p>Profession</text:p>
          </table:table-cell>
          <table:table-cell office:value-type="string" table:style-name="ce1">
            <text:p>Participation is reserved for a particular profession</text:p>
          </table:table-cell>
          <table:table-cell table:style-name="ce1"/>
          <table:table-cell office:value-type="string" table:style-name="ce1">
            <text:p>eForms consultation</text:p>
          </table:table-cell>
          <table:table-cell table:style-name="ce1"/>
          <table:table-cell office:value-type="string" table:style-name="ce1">
            <text:p>BT-126</text:p>
          </table:table-cell>
          <table:table-cell table:content-validation-name="val7" table:style-name="ce1"/>
          <table:table-cell table:number-columns-repeated="2" table:style-name="ce1"/>
          <table:table-cell office:value-type="string" office:string-value="" table:formula="of:=CONCATENATE(IF([.M516]=&quot;YES&quot;;&quot;UC1;&quot;;&quot;&quot;);IF([.N516]=&quot;YES&quot;;&quot; UC2;&quot;;&quot;&quot;);IF([.O516]=&quot;YES&quot;;&quot; UC3&quot;;&quot;&quot;))" table:style-name="ce1"/>
          <table:table-cell office:value-type="string" office:string-value="" table:formula="of:=CONCATENATE(IF([.P516]=&quot;YES&quot;;&quot;e-Notification;&quot;;&quot;&quot;);IF([.Q516]=&quot;YES&quot;;&quot; e-Access;&quot;;&quot;&quot;);IF([.R516]=&quot;YES&quot;;&quot; e-Submission;&quot;;&quot;&quot;);IF([.S516]=&quot;YES&quot;;&quot; e-Evaluation;&quot;;&quot;&quot;);IF([.T516]=&quot;YES&quot;;&quot; e-Awarding;&quot;;&quot;&quot;);IF([.U516]=&quot;YES&quot;;&quot; e-Request;&quot;;&quot;&quot;);IF([.V516]=&quot;YES&quot;;&quot; e-Ordering;&quot;;&quot;&quot;);IF([.W516]=&quot;YES&quot;;&quot; e-Fulfiltment;&quot;;&quot;&quot;);IF([.X516]=&quot;YES&quot;;&quot; e-Invoicing;&quot;;&quot;&quot;);IF([.Y51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45</text:p>
          </table:table-cell>
          <table:table-cell office:value-type="string" table:style-name="ce35">
            <text:p>Publication Date</text:p>
          </table:table-cell>
          <table:table-cell office:value-type="string" table:style-name="ce35">
            <text:p>Time(s) of previous advertisements in the Official Journal of the European Union relevant to the contract(s) advertised in this notice.</text:p>
          </table:table-cell>
          <table:table-cell table:style-name="ce35"/>
          <table:table-cell office:value-type="string" table:style-name="ce35">
            <text:p>Ontology proposal</text:p>
          </table:table-cell>
          <table:table-cell office:value-type="string" table:style-name="ce35">
            <text:p>Based on DIRECTIVE 2014/24/EU</text:p>
          </table:table-cell>
          <table:table-cell office:value-type="string" table:style-name="ce35">
            <text:p>BT-126</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517]=&quot;YES&quot;;&quot;UC1;&quot;;&quot;&quot;);IF([.N517]=&quot;YES&quot;;&quot; UC2;&quot;;&quot;&quot;);IF([.O517]=&quot;YES&quot;;&quot; UC3&quot;;&quot;&quot;))" table:style-name="ce35"/>
          <table:table-cell office:value-type="string" office:string-value="e-Notification;" table:formula="of:=CONCATENATE(IF([.P517]=&quot;YES&quot;;&quot;e-Notification;&quot;;&quot;&quot;);IF([.Q517]=&quot;YES&quot;;&quot; e-Access;&quot;;&quot;&quot;);IF([.R517]=&quot;YES&quot;;&quot; e-Submission;&quot;;&quot;&quot;);IF([.S517]=&quot;YES&quot;;&quot; e-Evaluation;&quot;;&quot;&quot;);IF([.T517]=&quot;YES&quot;;&quot; e-Awarding;&quot;;&quot;&quot;);IF([.U517]=&quot;YES&quot;;&quot; e-Request;&quot;;&quot;&quot;);IF([.V517]=&quot;YES&quot;;&quot; e-Ordering;&quot;;&quot;&quot;);IF([.W517]=&quot;YES&quot;;&quot; e-Fulfiltment;&quot;;&quot;&quot;);IF([.X517]=&quot;YES&quot;;&quot; e-Invoicing;&quot;;&quot;&quot;);IF([.Y517]=&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45</text:p>
          </table:table-cell>
          <table:table-cell office:value-type="string" table:style-name="ce1">
            <text:p>Publication Date</text:p>
          </table:table-cell>
          <table:table-cell office:value-type="string" table:style-name="ce1">
            <text:p>Date(s) and reference(s) of previous publications in the Official Journal of the European Union relevant to the contract(s) advertised in this notice.</text:p>
          </table:table-cell>
          <table:table-cell table:style-name="ce1"/>
          <table:table-cell office:value-type="string" table:style-name="ce1">
            <text:p>DIRECTIVE 2014/24/EU</text:p>
          </table:table-cell>
          <table:table-cell office:value-type="string" table:style-name="ce1">
            <text:p>ANNEX V PART C 26</text:p>
          </table:table-cell>
          <table:table-cell office:value-type="string" table:style-name="ce1">
            <text:p>BT-126</text:p>
          </table:table-cell>
          <table:table-cell table:content-validation-name="val7" table:style-name="ce1"/>
          <table:table-cell table:number-columns-repeated="2" table:style-name="ce1"/>
          <table:table-cell office:value-type="string" office:string-value="" table:formula="of:=CONCATENATE(IF([.M518]=&quot;YES&quot;;&quot;UC1;&quot;;&quot;&quot;);IF([.N518]=&quot;YES&quot;;&quot; UC2;&quot;;&quot;&quot;);IF([.O518]=&quot;YES&quot;;&quot; UC3&quot;;&quot;&quot;))" table:style-name="ce1"/>
          <table:table-cell office:value-type="string" office:string-value="" table:formula="of:=CONCATENATE(IF([.P518]=&quot;YES&quot;;&quot;e-Notification;&quot;;&quot;&quot;);IF([.Q518]=&quot;YES&quot;;&quot; e-Access;&quot;;&quot;&quot;);IF([.R518]=&quot;YES&quot;;&quot; e-Submission;&quot;;&quot;&quot;);IF([.S518]=&quot;YES&quot;;&quot; e-Evaluation;&quot;;&quot;&quot;);IF([.T518]=&quot;YES&quot;;&quot; e-Awarding;&quot;;&quot;&quot;);IF([.U518]=&quot;YES&quot;;&quot; e-Request;&quot;;&quot;&quot;);IF([.V518]=&quot;YES&quot;;&quot; e-Ordering;&quot;;&quot;&quot;);IF([.W518]=&quot;YES&quot;;&quot; e-Fulfiltment;&quot;;&quot;&quot;);IF([.X518]=&quot;YES&quot;;&quot; e-Invoicing;&quot;;&quot;&quot;);IF([.Y51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45</text:p>
          </table:table-cell>
          <table:table-cell office:value-type="string" table:style-name="ce1">
            <text:p>Publication Date</text:p>
          </table:table-cell>
          <table:table-cell office:value-type="string" table:style-name="ce1">
            <text:p>Date of the Previous publication concerning this procedure</text:p>
          </table:table-cell>
          <table:table-cell table:style-name="ce1"/>
          <table:table-cell office:value-type="string" table:style-name="ce1">
            <text:p>OP internal working</text:p>
          </table:table-cell>
          <table:table-cell table:style-name="ce1"/>
          <table:table-cell office:value-type="string" table:style-name="ce1">
            <text:p>BT-25</text:p>
          </table:table-cell>
          <table:table-cell table:content-validation-name="val7" table:style-name="ce1"/>
          <table:table-cell table:number-columns-repeated="2" table:style-name="ce1"/>
          <table:table-cell office:value-type="string" office:string-value="" table:formula="of:=CONCATENATE(IF([.M519]=&quot;YES&quot;;&quot;UC1;&quot;;&quot;&quot;);IF([.N519]=&quot;YES&quot;;&quot; UC2;&quot;;&quot;&quot;);IF([.O519]=&quot;YES&quot;;&quot; UC3&quot;;&quot;&quot;))" table:style-name="ce1"/>
          <table:table-cell office:value-type="string" office:string-value="" table:formula="of:=CONCATENATE(IF([.P519]=&quot;YES&quot;;&quot;e-Notification;&quot;;&quot;&quot;);IF([.Q519]=&quot;YES&quot;;&quot; e-Access;&quot;;&quot;&quot;);IF([.R519]=&quot;YES&quot;;&quot; e-Submission;&quot;;&quot;&quot;);IF([.S519]=&quot;YES&quot;;&quot; e-Evaluation;&quot;;&quot;&quot;);IF([.T519]=&quot;YES&quot;;&quot; e-Awarding;&quot;;&quot;&quot;);IF([.U519]=&quot;YES&quot;;&quot; e-Request;&quot;;&quot;&quot;);IF([.V519]=&quot;YES&quot;;&quot; e-Ordering;&quot;;&quot;&quot;);IF([.W519]=&quot;YES&quot;;&quot; e-Fulfiltment;&quot;;&quot;&quot;);IF([.X519]=&quot;YES&quot;;&quot; e-Invoicing;&quot;;&quot;&quot;);IF([.Y51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59</text:p>
          </table:table-cell>
          <table:table-cell office:value-type="string" table:style-name="ce35">
            <text:p>Quantity And Unit</text:p>
          </table:table-cell>
          <table:table-cell office:value-type="string" table:style-name="ce35">
            <text:p>The size of the procurement (the number of units required and the type of unit the good, service, or work comes in).</text:p>
          </table:table-cell>
          <table:table-cell table:style-name="ce35"/>
          <table:table-cell office:value-type="string" table:style-name="ce35">
            <text:p>Ontology proposal</text:p>
          </table:table-cell>
          <table:table-cell office:value-type="string" table:style-name="ce35">
            <text:p>Based on eForms consultation.</text:p>
          </table:table-cell>
          <table:table-cell office:value-type="string" table:style-name="ce35">
            <text:p>BT-25</text:p>
          </table:table-cell>
          <table:table-cell office:value-type="string" table:content-validation-name="val7" table:style-name="ce35">
            <text:p>YES</text:p>
          </table:table-cell>
          <table:table-cell office:value-type="string" table:style-name="ce35">
            <text:p>Taking into account the BT, and the definition provided by eForms consultation for the same term, it has been considered that this is a good definition.</text:p>
          </table:table-cell>
          <table:table-cell table:style-name="ce35"/>
          <table:table-cell office:value-type="string" office:string-value="" table:formula="of:=CONCATENATE(IF([.M520]=&quot;YES&quot;;&quot;UC1;&quot;;&quot;&quot;);IF([.N520]=&quot;YES&quot;;&quot; UC2;&quot;;&quot;&quot;);IF([.O520]=&quot;YES&quot;;&quot; UC3&quot;;&quot;&quot;))" table:style-name="ce35"/>
          <table:table-cell office:value-type="string" office:string-value="e-Notification;" table:formula="of:=CONCATENATE(IF([.P520]=&quot;YES&quot;;&quot;e-Notification;&quot;;&quot;&quot;);IF([.Q520]=&quot;YES&quot;;&quot; e-Access;&quot;;&quot;&quot;);IF([.R520]=&quot;YES&quot;;&quot; e-Submission;&quot;;&quot;&quot;);IF([.S520]=&quot;YES&quot;;&quot; e-Evaluation;&quot;;&quot;&quot;);IF([.T520]=&quot;YES&quot;;&quot; e-Awarding;&quot;;&quot;&quot;);IF([.U520]=&quot;YES&quot;;&quot; e-Request;&quot;;&quot;&quot;);IF([.V520]=&quot;YES&quot;;&quot; e-Ordering;&quot;;&quot;&quot;);IF([.W520]=&quot;YES&quot;;&quot; e-Fulfiltment;&quot;;&quot;&quot;);IF([.X520]=&quot;YES&quot;;&quot; e-Invoicing;&quot;;&quot;&quot;);IF([.Y520]=&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59</text:p>
          </table:table-cell>
          <table:table-cell office:value-type="string" table:style-name="ce1">
            <text:p>Quantity And Unit</text:p>
          </table:table-cell>
          <table:table-cell office:value-type="string" table:style-name="ce1">
            <text:p>The number of units required.</text:p>
            <text:p>This field is voluntary. Together with "unit" and "CPV', this field is intended for easier estimation of unit prices.</text:p>
          </table:table-cell>
          <table:table-cell table:style-name="ce1"/>
          <table:table-cell office:value-type="string" table:style-name="ce1">
            <text:p>eForms consultation</text:p>
          </table:table-cell>
          <table:table-cell table:style-name="ce1"/>
          <table:table-cell office:value-type="string" table:style-name="ce1">
            <text:p>BT-25</text:p>
          </table:table-cell>
          <table:table-cell table:content-validation-name="val7" table:style-name="ce1"/>
          <table:table-cell table:number-columns-repeated="2" table:style-name="ce1"/>
          <table:table-cell office:value-type="string" office:string-value="" table:formula="of:=CONCATENATE(IF([.M521]=&quot;YES&quot;;&quot;UC1;&quot;;&quot;&quot;);IF([.N521]=&quot;YES&quot;;&quot; UC2;&quot;;&quot;&quot;);IF([.O521]=&quot;YES&quot;;&quot; UC3&quot;;&quot;&quot;))" table:style-name="ce1"/>
          <table:table-cell office:value-type="string" office:string-value="" table:formula="of:=CONCATENATE(IF([.P521]=&quot;YES&quot;;&quot;e-Notification;&quot;;&quot;&quot;);IF([.Q521]=&quot;YES&quot;;&quot; e-Access;&quot;;&quot;&quot;);IF([.R521]=&quot;YES&quot;;&quot; e-Submission;&quot;;&quot;&quot;);IF([.S521]=&quot;YES&quot;;&quot; e-Evaluation;&quot;;&quot;&quot;);IF([.T521]=&quot;YES&quot;;&quot; e-Awarding;&quot;;&quot;&quot;);IF([.U521]=&quot;YES&quot;;&quot; e-Request;&quot;;&quot;&quot;);IF([.V521]=&quot;YES&quot;;&quot; e-Ordering;&quot;;&quot;&quot;);IF([.W521]=&quot;YES&quot;;&quot; e-Fulfiltment;&quot;;&quot;&quot;);IF([.X521]=&quot;YES&quot;;&quot; e-Invoicing;&quot;;&quot;&quot;);IF([.Y52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59</text:p>
          </table:table-cell>
          <table:table-cell office:value-type="string" table:style-name="ce1">
            <text:p>Quantity And Unit</text:p>
          </table:table-cell>
          <table:table-cell office:value-type="string" table:style-name="ce1">
            <text:p>Description of the unit which the good, service, or work comes in, for example hours or kilograms. Where CPV</text:p>
            <text:p>code is a supply which does not need a further unit (e.g. cars), then no unit needs to be given and quantity is taken to be a count, e.g. the "number of cars". The codelist of units is based on UN/CEFACT Recommendation 20.</text:p>
          </table:table-cell>
          <table:table-cell table:style-name="ce1"/>
          <table:table-cell office:value-type="string" table:style-name="ce1">
            <text:p>eForms consultation</text:p>
          </table:table-cell>
          <table:table-cell table:style-name="ce1"/>
          <table:table-cell office:value-type="string" table:style-name="ce1">
            <text:p>BT-19</text:p>
          </table:table-cell>
          <table:table-cell table:content-validation-name="val7" table:style-name="ce1"/>
          <table:table-cell table:number-columns-repeated="2" table:style-name="ce1"/>
          <table:table-cell office:value-type="string" office:string-value="" table:formula="of:=CONCATENATE(IF([.M522]=&quot;YES&quot;;&quot;UC1;&quot;;&quot;&quot;);IF([.N522]=&quot;YES&quot;;&quot; UC2;&quot;;&quot;&quot;);IF([.O522]=&quot;YES&quot;;&quot; UC3&quot;;&quot;&quot;))" table:style-name="ce1"/>
          <table:table-cell office:value-type="string" office:string-value="" table:formula="of:=CONCATENATE(IF([.P522]=&quot;YES&quot;;&quot;e-Notification;&quot;;&quot;&quot;);IF([.Q522]=&quot;YES&quot;;&quot; e-Access;&quot;;&quot;&quot;);IF([.R522]=&quot;YES&quot;;&quot; e-Submission;&quot;;&quot;&quot;);IF([.S522]=&quot;YES&quot;;&quot; e-Evaluation;&quot;;&quot;&quot;);IF([.T522]=&quot;YES&quot;;&quot; e-Awarding;&quot;;&quot;&quot;);IF([.U522]=&quot;YES&quot;;&quot; e-Request;&quot;;&quot;&quot;);IF([.V522]=&quot;YES&quot;;&quot; e-Ordering;&quot;;&quot;&quot;);IF([.W522]=&quot;YES&quot;;&quot; e-Fulfiltment;&quot;;&quot;&quot;);IF([.X522]=&quot;YES&quot;;&quot; e-Invoicing;&quot;;&quot;&quot;);IF([.Y52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38</text:p>
          </table:table-cell>
          <table:table-cell office:value-type="string" table:style-name="ce35">
            <text:p>Reason For Non-Electronic Submission</text:p>
          </table:table-cell>
          <table:table-cell office:value-type="string" table:style-name="ce35">
            <text:p>Basis for phyiscal submission of tenders.</text:p>
          </table:table-cell>
          <table:table-cell table:style-name="ce35"/>
          <table:table-cell office:value-type="string" table:style-name="ce35">
            <text:p>Ontology proposal</text:p>
          </table:table-cell>
          <table:table-cell table:style-name="ce35"/>
          <table:table-cell office:value-type="string" table:style-name="ce35">
            <text:p>BT-19</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523]=&quot;YES&quot;;&quot;UC1;&quot;;&quot;&quot;);IF([.N523]=&quot;YES&quot;;&quot; UC2;&quot;;&quot;&quot;);IF([.O523]=&quot;YES&quot;;&quot; UC3&quot;;&quot;&quot;))" table:style-name="ce35"/>
          <table:table-cell office:value-type="string" office:string-value="e-Notification; e-Submission;" table:formula="of:=CONCATENATE(IF([.P523]=&quot;YES&quot;;&quot;e-Notification;&quot;;&quot;&quot;);IF([.Q523]=&quot;YES&quot;;&quot; e-Access;&quot;;&quot;&quot;);IF([.R523]=&quot;YES&quot;;&quot; e-Submission;&quot;;&quot;&quot;);IF([.S523]=&quot;YES&quot;;&quot; e-Evaluation;&quot;;&quot;&quot;);IF([.T523]=&quot;YES&quot;;&quot; e-Awarding;&quot;;&quot;&quot;);IF([.U523]=&quot;YES&quot;;&quot; e-Request;&quot;;&quot;&quot;);IF([.V523]=&quot;YES&quot;;&quot; e-Ordering;&quot;;&quot;&quot;);IF([.W523]=&quot;YES&quot;;&quot; e-Fulfiltment;&quot;;&quot;&quot;);IF([.X523]=&quot;YES&quot;;&quot; e-Invoicing;&quot;;&quot;&quot;);IF([.Y523]=&quot;YES&quot;;&quot; e-Payment;&quot;;&quot;&quot;))" table:style-name="ce35">
            <text:p>e-Notification; e-Submiss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38</text:p>
          </table:table-cell>
          <table:table-cell office:value-type="string" table:style-name="ce1">
            <text:p>Reason For Non-Electronic Submission</text:p>
          </table:table-cell>
          <table:table-cell office:value-type="string" table:style-name="ce1">
            <text:p>Reason for accepting/not requesting non-electronic submission.</text:p>
          </table:table-cell>
          <table:table-cell table:style-name="ce1"/>
          <table:table-cell office:value-type="string" table:style-name="ce1">
            <text:p>OP internal working</text:p>
          </table:table-cell>
          <table:table-cell table:style-name="ce1"/>
          <table:table-cell office:value-type="string" table:style-name="ce1">
            <text:p>BT-19</text:p>
          </table:table-cell>
          <table:table-cell table:content-validation-name="val7" table:style-name="ce1"/>
          <table:table-cell table:number-columns-repeated="2" table:style-name="ce1"/>
          <table:table-cell office:value-type="string" office:string-value="" table:formula="of:=CONCATENATE(IF([.M524]=&quot;YES&quot;;&quot;UC1;&quot;;&quot;&quot;);IF([.N524]=&quot;YES&quot;;&quot; UC2;&quot;;&quot;&quot;);IF([.O524]=&quot;YES&quot;;&quot; UC3&quot;;&quot;&quot;))" table:style-name="ce1"/>
          <table:table-cell office:value-type="string" office:string-value="" table:formula="of:=CONCATENATE(IF([.P524]=&quot;YES&quot;;&quot;e-Notification;&quot;;&quot;&quot;);IF([.Q524]=&quot;YES&quot;;&quot; e-Access;&quot;;&quot;&quot;);IF([.R524]=&quot;YES&quot;;&quot; e-Submission;&quot;;&quot;&quot;);IF([.S524]=&quot;YES&quot;;&quot; e-Evaluation;&quot;;&quot;&quot;);IF([.T524]=&quot;YES&quot;;&quot; e-Awarding;&quot;;&quot;&quot;);IF([.U524]=&quot;YES&quot;;&quot; e-Request;&quot;;&quot;&quot;);IF([.V524]=&quot;YES&quot;;&quot; e-Ordering;&quot;;&quot;&quot;);IF([.W524]=&quot;YES&quot;;&quot; e-Fulfiltment;&quot;;&quot;&quot;);IF([.X524]=&quot;YES&quot;;&quot; e-Invoicing;&quot;;&quot;&quot;);IF([.Y52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8</text:p>
          </table:table-cell>
          <table:table-cell office:value-type="string" table:style-name="ce1">
            <text:p>Reason For Non-Electronic Submission</text:p>
          </table:table-cell>
          <table:table-cell office:value-type="string" table:style-name="ce1">
            <text:p>A code to specify the reason for non-electronic submission: Tools, devices, or file formats not generally available; Intellectual property right issues; Buyer would need specialized office equipment; Submission of a physical model; Protection of particularly sensitive information.</text:p>
          </table:table-cell>
          <table:table-cell table:style-name="ce1"/>
          <table:table-cell office:value-type="string" table:style-name="ce1">
            <text:p>eForms consultation</text:p>
          </table:table-cell>
          <table:table-cell table:style-name="ce1"/>
          <table:table-cell office:value-type="string" table:style-name="ce1">
            <text:p>BT-19</text:p>
          </table:table-cell>
          <table:table-cell table:content-validation-name="val7" table:style-name="ce1"/>
          <table:table-cell table:number-columns-repeated="2" table:style-name="ce1"/>
          <table:table-cell office:value-type="string" office:string-value="" table:formula="of:=CONCATENATE(IF([.M525]=&quot;YES&quot;;&quot;UC1;&quot;;&quot;&quot;);IF([.N525]=&quot;YES&quot;;&quot; UC2;&quot;;&quot;&quot;);IF([.O525]=&quot;YES&quot;;&quot; UC3&quot;;&quot;&quot;))" table:style-name="ce1"/>
          <table:table-cell office:value-type="string" office:string-value="" table:formula="of:=CONCATENATE(IF([.P525]=&quot;YES&quot;;&quot;e-Notification;&quot;;&quot;&quot;);IF([.Q525]=&quot;YES&quot;;&quot; e-Access;&quot;;&quot;&quot;);IF([.R525]=&quot;YES&quot;;&quot; e-Submission;&quot;;&quot;&quot;);IF([.S525]=&quot;YES&quot;;&quot; e-Evaluation;&quot;;&quot;&quot;);IF([.T525]=&quot;YES&quot;;&quot; e-Awarding;&quot;;&quot;&quot;);IF([.U525]=&quot;YES&quot;;&quot; e-Request;&quot;;&quot;&quot;);IF([.V525]=&quot;YES&quot;;&quot; e-Ordering;&quot;;&quot;&quot;);IF([.W525]=&quot;YES&quot;;&quot; e-Fulfiltment;&quot;;&quot;&quot;);IF([.X525]=&quot;YES&quot;;&quot; e-Invoicing;&quot;;&quot;&quot;);IF([.Y52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8</text:p>
          </table:table-cell>
          <table:table-cell office:value-type="string" table:style-name="ce1">
            <text:p>Reason For Non-Electronic Submission</text:p>
          </table:table-cell>
          <table:table-cell office:value-type="string" table:style-name="ce1">
            <text:p>Electronic communication requires the use of tools and devices that are not generally available. Unrestricted and full direct access to these tools</text:p>
            <text:p>and devices is possible, free of charge, at: (URL)</text:p>
          </table:table-cell>
          <table:table-cell table:style-name="ce1"/>
          <table:table-cell office:value-type="string" table:style-name="ce1">
            <text:p>eForms consultation</text:p>
          </table:table-cell>
          <table:table-cell table:style-name="ce1"/>
          <table:table-cell office:value-type="string" table:style-name="ce1">
            <text:p>BT-19</text:p>
          </table:table-cell>
          <table:table-cell table:content-validation-name="val7" table:style-name="ce1"/>
          <table:table-cell table:number-columns-repeated="2" table:style-name="ce1"/>
          <table:table-cell office:value-type="string" office:string-value="" table:formula="of:=CONCATENATE(IF([.M526]=&quot;YES&quot;;&quot;UC1;&quot;;&quot;&quot;);IF([.N526]=&quot;YES&quot;;&quot; UC2;&quot;;&quot;&quot;);IF([.O526]=&quot;YES&quot;;&quot; UC3&quot;;&quot;&quot;))" table:style-name="ce1"/>
          <table:table-cell office:value-type="string" office:string-value="" table:formula="of:=CONCATENATE(IF([.P526]=&quot;YES&quot;;&quot;e-Notification;&quot;;&quot;&quot;);IF([.Q526]=&quot;YES&quot;;&quot; e-Access;&quot;;&quot;&quot;);IF([.R526]=&quot;YES&quot;;&quot; e-Submission;&quot;;&quot;&quot;);IF([.S526]=&quot;YES&quot;;&quot; e-Evaluation;&quot;;&quot;&quot;);IF([.T526]=&quot;YES&quot;;&quot; e-Awarding;&quot;;&quot;&quot;);IF([.U526]=&quot;YES&quot;;&quot; e-Request;&quot;;&quot;&quot;);IF([.V526]=&quot;YES&quot;;&quot; e-Ordering;&quot;;&quot;&quot;);IF([.W526]=&quot;YES&quot;;&quot; e-Fulfiltment;&quot;;&quot;&quot;);IF([.X526]=&quot;YES&quot;;&quot; e-Invoicing;&quot;;&quot;&quot;);IF([.Y52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8</text:p>
          </table:table-cell>
          <table:table-cell office:value-type="string" table:style-name="ce1">
            <text:p>Reason For Non-Electronic Submission</text:p>
          </table:table-cell>
          <table:table-cell office:value-type="string" table:style-name="ce1">
            <text:p>(...) contracting authorities shall not be obliged to require electronic means of communication in the submission process in the following situations:</text:p>
            <text:p>(a) due to the specialised nature of the procurement, the use of electronic means of communication would require specific tools, devices or file formats that are not generally available or supported by generally available applications; (b) the applications supporting file formats that are suitable for the description of the tenders use file formats that cannot be handled by any other open or generally available applications or are under a proprietary licensing scheme and cannot be made available for downloading or remote use by the contracting authority; (c) the use of electronic means of communication would require specialised office equipment that is not generally available to contracting authorities; (d) the procurement documents require the submission of physical or scale models which cannot be transmitted using electronic means.</text:p>
          </table:table-cell>
          <table:table-cell table:style-name="ce1"/>
          <table:table-cell office:value-type="string" table:style-name="ce1">
            <text:p>DIRECTIVE 2014/24/EU</text:p>
          </table:table-cell>
          <table:table-cell office:value-type="string" table:style-name="ce1">
            <text:p>Article 22.1, second subparagraph</text:p>
          </table:table-cell>
          <table:table-cell office:value-type="string" table:style-name="ce1">
            <text:p>BG-16</text:p>
          </table:table-cell>
          <table:table-cell table:content-validation-name="val7" table:style-name="ce1"/>
          <table:table-cell table:number-columns-repeated="2" table:style-name="ce1"/>
          <table:table-cell office:value-type="string" office:string-value="" table:formula="of:=CONCATENATE(IF([.M527]=&quot;YES&quot;;&quot;UC1;&quot;;&quot;&quot;);IF([.N527]=&quot;YES&quot;;&quot; UC2;&quot;;&quot;&quot;);IF([.O527]=&quot;YES&quot;;&quot; UC3&quot;;&quot;&quot;))" table:style-name="ce1"/>
          <table:table-cell office:value-type="string" office:string-value="" table:formula="of:=CONCATENATE(IF([.P527]=&quot;YES&quot;;&quot;e-Notification;&quot;;&quot;&quot;);IF([.Q527]=&quot;YES&quot;;&quot; e-Access;&quot;;&quot;&quot;);IF([.R527]=&quot;YES&quot;;&quot; e-Submission;&quot;;&quot;&quot;);IF([.S527]=&quot;YES&quot;;&quot; e-Evaluation;&quot;;&quot;&quot;);IF([.T527]=&quot;YES&quot;;&quot; e-Awarding;&quot;;&quot;&quot;);IF([.U527]=&quot;YES&quot;;&quot; e-Request;&quot;;&quot;&quot;);IF([.V527]=&quot;YES&quot;;&quot; e-Ordering;&quot;;&quot;&quot;);IF([.W527]=&quot;YES&quot;;&quot; e-Fulfiltment;&quot;;&quot;&quot;);IF([.X527]=&quot;YES&quot;;&quot; e-Invoicing;&quot;;&quot;&quot;);IF([.Y52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84</text:p>
          </table:table-cell>
          <table:table-cell office:value-type="string" table:style-name="ce35">
            <text:p>Receiver Party</text:p>
          </table:table-cell>
          <table:table-cell office:value-type="string" table:style-name="ce35">
            <text:p>The organisation that receives the tender (the buyer or his representative)</text:p>
          </table:table-cell>
          <table:table-cell table:style-name="ce35"/>
          <table:table-cell office:value-type="string" table:style-name="ce35">
            <text:p>Ontology proposal</text:p>
          </table:table-cell>
          <table:table-cell table:style-name="ce35"/>
          <table:table-cell office:value-type="string" table:style-name="ce35">
            <text:p>BT-95</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528]=&quot;YES&quot;;&quot;UC1;&quot;;&quot;&quot;);IF([.N528]=&quot;YES&quot;;&quot; UC2;&quot;;&quot;&quot;);IF([.O528]=&quot;YES&quot;;&quot; UC3&quot;;&quot;&quot;))" table:style-name="ce35"/>
          <table:table-cell office:value-type="string" office:string-value="e-Notification; e-Submission;" table:formula="of:=CONCATENATE(IF([.P528]=&quot;YES&quot;;&quot;e-Notification;&quot;;&quot;&quot;);IF([.Q528]=&quot;YES&quot;;&quot; e-Access;&quot;;&quot;&quot;);IF([.R528]=&quot;YES&quot;;&quot; e-Submission;&quot;;&quot;&quot;);IF([.S528]=&quot;YES&quot;;&quot; e-Evaluation;&quot;;&quot;&quot;);IF([.T528]=&quot;YES&quot;;&quot; e-Awarding;&quot;;&quot;&quot;);IF([.U528]=&quot;YES&quot;;&quot; e-Request;&quot;;&quot;&quot;);IF([.V528]=&quot;YES&quot;;&quot; e-Ordering;&quot;;&quot;&quot;);IF([.W528]=&quot;YES&quot;;&quot; e-Fulfiltment;&quot;;&quot;&quot;);IF([.X528]=&quot;YES&quot;;&quot; e-Invoicing;&quot;;&quot;&quot;);IF([.Y528]=&quot;YES&quot;;&quot; e-Payment;&quot;;&quot;&quot;))" table:style-name="ce35">
            <text:p>e-Notification; e-Submiss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35">
            <text:p>C-134</text:p>
          </table:table-cell>
          <table:table-cell office:value-type="string" table:style-name="ce35">
            <text:p>Recurrent Estimated Timing</text:p>
          </table:table-cell>
          <table:table-cell office:value-type="string" table:style-name="ce35">
            <text:p>The description of the envisaged timing for further notices to be published.</text:p>
          </table:table-cell>
          <table:table-cell table:style-name="ce35"/>
          <table:table-cell office:value-type="string" table:style-name="ce35">
            <text:p>OP internal working</text:p>
          </table:table-cell>
          <table:table-cell table:style-name="ce35"/>
          <table:table-cell office:value-type="string" table:style-name="ce35">
            <text:p>BT-95</text:p>
          </table:table-cell>
          <table:table-cell office:value-type="string" table:content-validation-name="val7" table:style-name="ce35">
            <text:p>YES</text:p>
          </table:table-cell>
          <table:table-cell office:value-type="string" table:style-name="ce35">
            <text:p>Taking into account the BT, and the definition provided by OP internal working for the same term, it has been considered that this is a good definition.</text:p>
          </table:table-cell>
          <table:table-cell table:style-name="ce35"/>
          <table:table-cell office:value-type="string" office:string-value="" table:formula="of:=CONCATENATE(IF([.M529]=&quot;YES&quot;;&quot;UC1;&quot;;&quot;&quot;);IF([.N529]=&quot;YES&quot;;&quot; UC2;&quot;;&quot;&quot;);IF([.O529]=&quot;YES&quot;;&quot; UC3&quot;;&quot;&quot;))" table:style-name="ce35"/>
          <table:table-cell office:value-type="string" office:string-value="e-Notification;" table:formula="of:=CONCATENATE(IF([.P529]=&quot;YES&quot;;&quot;e-Notification;&quot;;&quot;&quot;);IF([.Q529]=&quot;YES&quot;;&quot; e-Access;&quot;;&quot;&quot;);IF([.R529]=&quot;YES&quot;;&quot; e-Submission;&quot;;&quot;&quot;);IF([.S529]=&quot;YES&quot;;&quot; e-Evaluation;&quot;;&quot;&quot;);IF([.T529]=&quot;YES&quot;;&quot; e-Awarding;&quot;;&quot;&quot;);IF([.U529]=&quot;YES&quot;;&quot; e-Request;&quot;;&quot;&quot;);IF([.V529]=&quot;YES&quot;;&quot; e-Ordering;&quot;;&quot;&quot;);IF([.W529]=&quot;YES&quot;;&quot; e-Fulfiltment;&quot;;&quot;&quot;);IF([.X529]=&quot;YES&quot;;&quot; e-Invoicing;&quot;;&quot;&quot;);IF([.Y529]=&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34</text:p>
          </table:table-cell>
          <table:table-cell office:value-type="string" table:style-name="ce1">
            <text:p>Recurrent Estimated Timing</text:p>
          </table:table-cell>
          <table:table-cell office:value-type="string" table:style-name="ce1">
            <text:p>The description of the estimated timing for further notices to be published.</text:p>
          </table:table-cell>
          <table:table-cell table:style-name="ce1"/>
          <table:table-cell office:value-type="string" table:style-name="ce1">
            <text:p>UBL</text:p>
          </table:table-cell>
          <table:table-cell table:style-name="ce1"/>
          <table:table-cell office:value-type="string" table:style-name="ce1">
            <text:p>BT-94</text:p>
          </table:table-cell>
          <table:table-cell table:content-validation-name="val7" table:style-name="ce1"/>
          <table:table-cell table:number-columns-repeated="2" table:style-name="ce1"/>
          <table:table-cell office:value-type="string" office:string-value="" table:formula="of:=CONCATENATE(IF([.M530]=&quot;YES&quot;;&quot;UC1;&quot;;&quot;&quot;);IF([.N530]=&quot;YES&quot;;&quot; UC2;&quot;;&quot;&quot;);IF([.O530]=&quot;YES&quot;;&quot; UC3&quot;;&quot;&quot;))" table:style-name="ce1"/>
          <table:table-cell office:value-type="string" office:string-value="" table:formula="of:=CONCATENATE(IF([.P530]=&quot;YES&quot;;&quot;e-Notification;&quot;;&quot;&quot;);IF([.Q530]=&quot;YES&quot;;&quot; e-Access;&quot;;&quot;&quot;);IF([.R530]=&quot;YES&quot;;&quot; e-Submission;&quot;;&quot;&quot;);IF([.S530]=&quot;YES&quot;;&quot; e-Evaluation;&quot;;&quot;&quot;);IF([.T530]=&quot;YES&quot;;&quot; e-Awarding;&quot;;&quot;&quot;);IF([.U530]=&quot;YES&quot;;&quot; e-Request;&quot;;&quot;&quot;);IF([.V530]=&quot;YES&quot;;&quot; e-Ordering;&quot;;&quot;&quot;);IF([.W530]=&quot;YES&quot;;&quot; e-Fulfiltment;&quot;;&quot;&quot;);IF([.X530]=&quot;YES&quot;;&quot; e-Invoicing;&quot;;&quot;&quot;);IF([.Y53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54</text:p>
          </table:table-cell>
          <table:table-cell office:value-type="string" table:style-name="ce35">
            <text:p>Recurrent Indicator</text:p>
          </table:table-cell>
          <table:table-cell office:value-type="string" table:style-name="ce35">
            <text:p>A procurement procedure, or a qualification system, for which another procurement procedure or qualification system for the same contract matter is likely to be launched, or established, in the foreseeable future.</text:p>
          </table:table-cell>
          <table:table-cell table:style-name="ce35"/>
          <table:table-cell office:value-type="string" table:style-name="ce35">
            <text:p>eForms consultation</text:p>
          </table:table-cell>
          <table:table-cell table:style-name="ce35"/>
          <table:table-cell office:value-type="string" table:style-name="ce35">
            <text:p>BT-94</text:p>
          </table:table-cell>
          <table:table-cell office:value-type="string" table:content-validation-name="val7" table:style-name="ce35">
            <text:p>YES</text:p>
          </table:table-cell>
          <table:table-cell office:value-type="string" table:style-name="ce35">
            <text:p>Taking into account the BT, and the definition provided by eForms consultation for the same term, it has been considered that this is a good definition.</text:p>
          </table:table-cell>
          <table:table-cell table:style-name="ce35"/>
          <table:table-cell office:value-type="string" office:string-value="" table:formula="of:=CONCATENATE(IF([.M531]=&quot;YES&quot;;&quot;UC1;&quot;;&quot;&quot;);IF([.N531]=&quot;YES&quot;;&quot; UC2;&quot;;&quot;&quot;);IF([.O531]=&quot;YES&quot;;&quot; UC3&quot;;&quot;&quot;))" table:style-name="ce35"/>
          <table:table-cell office:value-type="string" office:string-value="e-Notification;" table:formula="of:=CONCATENATE(IF([.P531]=&quot;YES&quot;;&quot;e-Notification;&quot;;&quot;&quot;);IF([.Q531]=&quot;YES&quot;;&quot; e-Access;&quot;;&quot;&quot;);IF([.R531]=&quot;YES&quot;;&quot; e-Submission;&quot;;&quot;&quot;);IF([.S531]=&quot;YES&quot;;&quot; e-Evaluation;&quot;;&quot;&quot;);IF([.T531]=&quot;YES&quot;;&quot; e-Awarding;&quot;;&quot;&quot;);IF([.U531]=&quot;YES&quot;;&quot; e-Request;&quot;;&quot;&quot;);IF([.V531]=&quot;YES&quot;;&quot; e-Ordering;&quot;;&quot;&quot;);IF([.W531]=&quot;YES&quot;;&quot; e-Fulfiltment;&quot;;&quot;&quot;);IF([.X531]=&quot;YES&quot;;&quot; e-Invoicing;&quot;;&quot;&quot;);IF([.Y531]=&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54</text:p>
          </table:table-cell>
          <table:table-cell office:value-type="string" table:style-name="ce1">
            <text:p>Recurrent Indicator</text:p>
          </table:table-cell>
          <table:table-cell office:value-type="string" table:style-name="ce1">
            <text:p>Information about recurrence</text:p>
            <text:p>This is a recurrent procurement ◯ yes ◯ no</text:p>
            <text:p>Estimated timing for further notices to be published</text:p>
          </table:table-cell>
          <table:table-cell table:style-name="ce1"/>
          <table:table-cell office:value-type="string" table:style-name="ce1">
            <text:p>eForms consultation</text:p>
          </table:table-cell>
          <table:table-cell table:style-name="ce1"/>
          <table:table-cell office:value-type="string" table:style-name="ce1">
            <text:p>BT-94</text:p>
          </table:table-cell>
          <table:table-cell table:content-validation-name="val7" table:style-name="ce1"/>
          <table:table-cell table:number-columns-repeated="2" table:style-name="ce1"/>
          <table:table-cell office:value-type="string" office:string-value="" table:formula="of:=CONCATENATE(IF([.M532]=&quot;YES&quot;;&quot;UC1;&quot;;&quot;&quot;);IF([.N532]=&quot;YES&quot;;&quot; UC2;&quot;;&quot;&quot;);IF([.O532]=&quot;YES&quot;;&quot; UC3&quot;;&quot;&quot;))" table:style-name="ce1"/>
          <table:table-cell office:value-type="string" office:string-value="" table:formula="of:=CONCATENATE(IF([.P532]=&quot;YES&quot;;&quot;e-Notification;&quot;;&quot;&quot;);IF([.Q532]=&quot;YES&quot;;&quot; e-Access;&quot;;&quot;&quot;);IF([.R532]=&quot;YES&quot;;&quot; e-Submission;&quot;;&quot;&quot;);IF([.S532]=&quot;YES&quot;;&quot; e-Evaluation;&quot;;&quot;&quot;);IF([.T532]=&quot;YES&quot;;&quot; e-Awarding;&quot;;&quot;&quot;);IF([.U532]=&quot;YES&quot;;&quot; e-Request;&quot;;&quot;&quot;);IF([.V532]=&quot;YES&quot;;&quot; e-Ordering;&quot;;&quot;&quot;);IF([.W532]=&quot;YES&quot;;&quot; e-Fulfiltment;&quot;;&quot;&quot;);IF([.X532]=&quot;YES&quot;;&quot; e-Invoicing;&quot;;&quot;&quot;);IF([.Y53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54</text:p>
          </table:table-cell>
          <table:table-cell office:value-type="string" table:style-name="ce1">
            <text:p>Recurrent Indicator</text:p>
          </table:table-cell>
          <table:table-cell office:value-type="string" table:style-name="ce1">
            <text:p>Indicates whether the procurement is recurring (true) or not (false).</text:p>
          </table:table-cell>
          <table:table-cell table:style-name="ce1"/>
          <table:table-cell office:value-type="string" table:style-name="ce1">
            <text:p>OP internal working</text:p>
          </table:table-cell>
          <table:table-cell table:style-name="ce1"/>
          <table:table-cell office:value-type="string" table:style-name="ce1">
            <text:p>BT-94</text:p>
          </table:table-cell>
          <table:table-cell table:content-validation-name="val7" table:style-name="ce1"/>
          <table:table-cell table:number-columns-repeated="2" table:style-name="ce1"/>
          <table:table-cell office:value-type="string" office:string-value="" table:formula="of:=CONCATENATE(IF([.M533]=&quot;YES&quot;;&quot;UC1;&quot;;&quot;&quot;);IF([.N533]=&quot;YES&quot;;&quot; UC2;&quot;;&quot;&quot;);IF([.O533]=&quot;YES&quot;;&quot; UC3&quot;;&quot;&quot;))" table:style-name="ce1"/>
          <table:table-cell office:value-type="string" office:string-value="" table:formula="of:=CONCATENATE(IF([.P533]=&quot;YES&quot;;&quot;e-Notification;&quot;;&quot;&quot;);IF([.Q533]=&quot;YES&quot;;&quot; e-Access;&quot;;&quot;&quot;);IF([.R533]=&quot;YES&quot;;&quot; e-Submission;&quot;;&quot;&quot;);IF([.S533]=&quot;YES&quot;;&quot; e-Evaluation;&quot;;&quot;&quot;);IF([.T533]=&quot;YES&quot;;&quot; e-Awarding;&quot;;&quot;&quot;);IF([.U533]=&quot;YES&quot;;&quot; e-Request;&quot;;&quot;&quot;);IF([.V533]=&quot;YES&quot;;&quot; e-Ordering;&quot;;&quot;&quot;);IF([.W533]=&quot;YES&quot;;&quot; e-Fulfiltment;&quot;;&quot;&quot;);IF([.X533]=&quot;YES&quot;;&quot; e-Invoicing;&quot;;&quot;&quot;);IF([.Y53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54</text:p>
          </table:table-cell>
          <table:table-cell office:value-type="string" table:style-name="ce1">
            <text:p>Recurrent Indicator</text:p>
          </table:table-cell>
          <table:table-cell office:value-type="string" table:style-name="ce1">
            <text:p>Indicates whether the procurement is recurring (true) or not (false).</text:p>
          </table:table-cell>
          <table:table-cell table:style-name="ce1"/>
          <table:table-cell office:value-type="string" table:style-name="ce1">
            <text:p>UBL</text:p>
          </table:table-cell>
          <table:table-cell table:style-name="ce1"/>
          <table:table-cell office:value-type="string" table:style-name="ce1">
            <text:p>BT-94</text:p>
          </table:table-cell>
          <table:table-cell table:content-validation-name="val7" table:style-name="ce1"/>
          <table:table-cell table:number-columns-repeated="2" table:style-name="ce1"/>
          <table:table-cell office:value-type="string" office:string-value="" table:formula="of:=CONCATENATE(IF([.M534]=&quot;YES&quot;;&quot;UC1;&quot;;&quot;&quot;);IF([.N534]=&quot;YES&quot;;&quot; UC2;&quot;;&quot;&quot;);IF([.O534]=&quot;YES&quot;;&quot; UC3&quot;;&quot;&quot;))" table:style-name="ce1"/>
          <table:table-cell office:value-type="string" office:string-value="" table:formula="of:=CONCATENATE(IF([.P534]=&quot;YES&quot;;&quot;e-Notification;&quot;;&quot;&quot;);IF([.Q534]=&quot;YES&quot;;&quot; e-Access;&quot;;&quot;&quot;);IF([.R534]=&quot;YES&quot;;&quot; e-Submission;&quot;;&quot;&quot;);IF([.S534]=&quot;YES&quot;;&quot; e-Evaluation;&quot;;&quot;&quot;);IF([.T534]=&quot;YES&quot;;&quot; e-Awarding;&quot;;&quot;&quot;);IF([.U534]=&quot;YES&quot;;&quot; e-Request;&quot;;&quot;&quot;);IF([.V534]=&quot;YES&quot;;&quot; e-Ordering;&quot;;&quot;&quot;);IF([.W534]=&quot;YES&quot;;&quot; e-Fulfiltment;&quot;;&quot;&quot;);IF([.X534]=&quot;YES&quot;;&quot; e-Invoicing;&quot;;&quot;&quot;);IF([.Y53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54</text:p>
          </table:table-cell>
          <table:table-cell office:value-type="string" table:style-name="ce1">
            <text:p>Recurrent Indicator</text:p>
          </table:table-cell>
          <table:table-cell office:value-type="string" table:style-name="ce1">
            <text:p>In the case of recurrent procurement, estimated timing for further notices to be published</text:p>
          </table:table-cell>
          <table:table-cell table:style-name="ce1"/>
          <table:table-cell office:value-type="string" table:style-name="ce1">
            <text:p>DIRECTIVE 2014/24/EU</text:p>
          </table:table-cell>
          <table:table-cell office:value-type="string" table:style-name="ce1">
            <text:p>ANNEX V PART C Information to be included in contract notices</text:p>
          </table:table-cell>
          <table:table-cell office:value-type="string" table:style-name="ce1">
            <text:p>BT-52</text:p>
          </table:table-cell>
          <table:table-cell table:content-validation-name="val7" table:style-name="ce1"/>
          <table:table-cell table:number-columns-repeated="2" table:style-name="ce1"/>
          <table:table-cell office:value-type="string" office:string-value="" table:formula="of:=CONCATENATE(IF([.M535]=&quot;YES&quot;;&quot;UC1;&quot;;&quot;&quot;);IF([.N535]=&quot;YES&quot;;&quot; UC2;&quot;;&quot;&quot;);IF([.O535]=&quot;YES&quot;;&quot; UC3&quot;;&quot;&quot;))" table:style-name="ce1"/>
          <table:table-cell office:value-type="string" office:string-value="" table:formula="of:=CONCATENATE(IF([.P535]=&quot;YES&quot;;&quot;e-Notification;&quot;;&quot;&quot;);IF([.Q535]=&quot;YES&quot;;&quot; e-Access;&quot;;&quot;&quot;);IF([.R535]=&quot;YES&quot;;&quot; e-Submission;&quot;;&quot;&quot;);IF([.S535]=&quot;YES&quot;;&quot; e-Evaluation;&quot;;&quot;&quot;);IF([.T535]=&quot;YES&quot;;&quot; e-Awarding;&quot;;&quot;&quot;);IF([.U535]=&quot;YES&quot;;&quot; e-Request;&quot;;&quot;&quot;);IF([.V535]=&quot;YES&quot;;&quot; e-Ordering;&quot;;&quot;&quot;);IF([.W535]=&quot;YES&quot;;&quot; e-Fulfiltment;&quot;;&quot;&quot;);IF([.X535]=&quot;YES&quot;;&quot; e-Invoicing;&quot;;&quot;&quot;);IF([.Y53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68</text:p>
          </table:table-cell>
          <table:table-cell office:value-type="string" table:style-name="ce35">
            <text:p>Reduction Recourse Indicator</text:p>
          </table:table-cell>
          <table:table-cell office:value-type="string" table:style-name="ce35">
            <text:p>In two-phased procedures, the buyer may limit the number of candidates meeting the selection criteria that they will invite to tender or to conduct a dialogue.</text:p>
          </table:table-cell>
          <table:table-cell table:style-name="ce35"/>
          <table:table-cell office:value-type="string" table:style-name="ce35">
            <text:p>Ontology proposal</text:p>
          </table:table-cell>
          <table:table-cell office:value-type="string" table:style-name="ce35">
            <text:p>Based on the DIRECTIVE 2014/24/EU</text:p>
          </table:table-cell>
          <table:table-cell office:value-type="string" table:style-name="ce35">
            <text:p>BT-52</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536]=&quot;YES&quot;;&quot;UC1;&quot;;&quot;&quot;);IF([.N536]=&quot;YES&quot;;&quot; UC2;&quot;;&quot;&quot;);IF([.O536]=&quot;YES&quot;;&quot; UC3&quot;;&quot;&quot;))" table:style-name="ce35"/>
          <table:table-cell office:value-type="string" office:string-value="e-Notification;" table:formula="of:=CONCATENATE(IF([.P536]=&quot;YES&quot;;&quot;e-Notification;&quot;;&quot;&quot;);IF([.Q536]=&quot;YES&quot;;&quot; e-Access;&quot;;&quot;&quot;);IF([.R536]=&quot;YES&quot;;&quot; e-Submission;&quot;;&quot;&quot;);IF([.S536]=&quot;YES&quot;;&quot; e-Evaluation;&quot;;&quot;&quot;);IF([.T536]=&quot;YES&quot;;&quot; e-Awarding;&quot;;&quot;&quot;);IF([.U536]=&quot;YES&quot;;&quot; e-Request;&quot;;&quot;&quot;);IF([.V536]=&quot;YES&quot;;&quot; e-Ordering;&quot;;&quot;&quot;);IF([.W536]=&quot;YES&quot;;&quot; e-Fulfiltment;&quot;;&quot;&quot;);IF([.X536]=&quot;YES&quot;;&quot; e-Invoicing;&quot;;&quot;&quot;);IF([.Y536]=&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68</text:p>
          </table:table-cell>
          <table:table-cell office:value-type="string" table:style-name="ce1">
            <text:p>Reduction Recourse Indicator</text:p>
          </table:table-cell>
          <table:table-cell office:value-type="string" table:style-name="ce1">
            <text:p>An indicator that the number of candidates participating in this process has been reduced (true) or not (false).</text:p>
          </table:table-cell>
          <table:table-cell table:style-name="ce1"/>
          <table:table-cell office:value-type="string" table:style-name="ce1">
            <text:p>OP internal working</text:p>
          </table:table-cell>
          <table:table-cell table:style-name="ce1"/>
          <table:table-cell office:value-type="string" table:style-name="ce1">
            <text:p>BT-52</text:p>
          </table:table-cell>
          <table:table-cell table:content-validation-name="val7" table:style-name="ce1"/>
          <table:table-cell table:number-columns-repeated="2" table:style-name="ce1"/>
          <table:table-cell office:value-type="string" office:string-value="" table:formula="of:=CONCATENATE(IF([.M537]=&quot;YES&quot;;&quot;UC1;&quot;;&quot;&quot;);IF([.N537]=&quot;YES&quot;;&quot; UC2;&quot;;&quot;&quot;);IF([.O537]=&quot;YES&quot;;&quot; UC3&quot;;&quot;&quot;))" table:style-name="ce1"/>
          <table:table-cell office:value-type="string" office:string-value="" table:formula="of:=CONCATENATE(IF([.P537]=&quot;YES&quot;;&quot;e-Notification;&quot;;&quot;&quot;);IF([.Q537]=&quot;YES&quot;;&quot; e-Access;&quot;;&quot;&quot;);IF([.R537]=&quot;YES&quot;;&quot; e-Submission;&quot;;&quot;&quot;);IF([.S537]=&quot;YES&quot;;&quot; e-Evaluation;&quot;;&quot;&quot;);IF([.T537]=&quot;YES&quot;;&quot; e-Awarding;&quot;;&quot;&quot;);IF([.U537]=&quot;YES&quot;;&quot; e-Request;&quot;;&quot;&quot;);IF([.V537]=&quot;YES&quot;;&quot; e-Ordering;&quot;;&quot;&quot;);IF([.W537]=&quot;YES&quot;;&quot; e-Fulfiltment;&quot;;&quot;&quot;);IF([.X537]=&quot;YES&quot;;&quot; e-Invoicing;&quot;;&quot;&quot;);IF([.Y53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8</text:p>
          </table:table-cell>
          <table:table-cell office:value-type="string" table:style-name="ce1">
            <text:p>Reduction Recourse Indicator</text:p>
          </table:table-cell>
          <table:table-cell office:value-type="string" table:style-name="ce1">
            <text:p>Information about reduction of the number of solutions or tenders during negotiation or dialogue</text:p>
            <text:p>Recourse to staged procedure to gradually reduce the number of solutions to be discussed or tenders to be negotiated</text:p>
          </table:table-cell>
          <table:table-cell table:style-name="ce1"/>
          <table:table-cell office:value-type="string" table:style-name="ce1">
            <text:p>eForms consultation</text:p>
          </table:table-cell>
          <table:table-cell table:style-name="ce1"/>
          <table:table-cell office:value-type="string" table:style-name="ce1">
            <text:p>BT-52</text:p>
          </table:table-cell>
          <table:table-cell table:content-validation-name="val7" table:style-name="ce1"/>
          <table:table-cell table:number-columns-repeated="2" table:style-name="ce1"/>
          <table:table-cell office:value-type="string" office:string-value="" table:formula="of:=CONCATENATE(IF([.M538]=&quot;YES&quot;;&quot;UC1;&quot;;&quot;&quot;);IF([.N538]=&quot;YES&quot;;&quot; UC2;&quot;;&quot;&quot;);IF([.O538]=&quot;YES&quot;;&quot; UC3&quot;;&quot;&quot;))" table:style-name="ce1"/>
          <table:table-cell office:value-type="string" office:string-value="" table:formula="of:=CONCATENATE(IF([.P538]=&quot;YES&quot;;&quot;e-Notification;&quot;;&quot;&quot;);IF([.Q538]=&quot;YES&quot;;&quot; e-Access;&quot;;&quot;&quot;);IF([.R538]=&quot;YES&quot;;&quot; e-Submission;&quot;;&quot;&quot;);IF([.S538]=&quot;YES&quot;;&quot; e-Evaluation;&quot;;&quot;&quot;);IF([.T538]=&quot;YES&quot;;&quot; e-Awarding;&quot;;&quot;&quot;);IF([.U538]=&quot;YES&quot;;&quot; e-Request;&quot;;&quot;&quot;);IF([.V538]=&quot;YES&quot;;&quot; e-Ordering;&quot;;&quot;&quot;);IF([.W538]=&quot;YES&quot;;&quot; e-Fulfiltment;&quot;;&quot;&quot;);IF([.X538]=&quot;YES&quot;;&quot; e-Invoicing;&quot;;&quot;&quot;);IF([.Y53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8</text:p>
          </table:table-cell>
          <table:table-cell office:value-type="string" table:style-name="ce1">
            <text:p>Reduction Recourse Indicator</text:p>
          </table:table-cell>
          <table:table-cell office:value-type="string" table:style-name="ce1">
            <text:p>In restricted procedures, competitive procedures with negotiation, competitive dialogue procedures and innovation partnerships, contracting authorities may limit the number of candidates meeting the selection criteria that they will invite to tender or to conduct a dialogue (...)</text:p>
          </table:table-cell>
          <table:table-cell table:style-name="ce1"/>
          <table:table-cell office:value-type="string" table:style-name="ce1">
            <text:p>DIRECTIVE 2014/24/EU</text:p>
          </table:table-cell>
          <table:table-cell office:value-type="string" table:style-name="ce1">
            <text:p>Article 65.1</text:p>
          </table:table-cell>
          <table:table-cell office:value-type="string" table:style-name="ce1">
            <text:p>BT-52</text:p>
          </table:table-cell>
          <table:table-cell table:content-validation-name="val7" table:style-name="ce1"/>
          <table:table-cell table:number-columns-repeated="2" table:style-name="ce1"/>
          <table:table-cell office:value-type="string" office:string-value="" table:formula="of:=CONCATENATE(IF([.M539]=&quot;YES&quot;;&quot;UC1;&quot;;&quot;&quot;);IF([.N539]=&quot;YES&quot;;&quot; UC2;&quot;;&quot;&quot;);IF([.O539]=&quot;YES&quot;;&quot; UC3&quot;;&quot;&quot;))" table:style-name="ce1"/>
          <table:table-cell office:value-type="string" office:string-value="" table:formula="of:=CONCATENATE(IF([.P539]=&quot;YES&quot;;&quot;e-Notification;&quot;;&quot;&quot;);IF([.Q539]=&quot;YES&quot;;&quot; e-Access;&quot;;&quot;&quot;);IF([.R539]=&quot;YES&quot;;&quot; e-Submission;&quot;;&quot;&quot;);IF([.S539]=&quot;YES&quot;;&quot; e-Evaluation;&quot;;&quot;&quot;);IF([.T539]=&quot;YES&quot;;&quot; e-Awarding;&quot;;&quot;&quot;);IF([.U539]=&quot;YES&quot;;&quot; e-Request;&quot;;&quot;&quot;);IF([.V539]=&quot;YES&quot;;&quot; e-Ordering;&quot;;&quot;&quot;);IF([.W539]=&quot;YES&quot;;&quot; e-Fulfiltment;&quot;;&quot;&quot;);IF([.X539]=&quot;YES&quot;;&quot; e-Invoicing;&quot;;&quot;&quot;);IF([.Y53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8</text:p>
          </table:table-cell>
          <table:table-cell office:value-type="string" table:style-name="ce1">
            <text:p>Reduction Recourse Indicator</text:p>
          </table:table-cell>
          <table:table-cell office:value-type="string" table:style-name="ce1">
            <text:p>An indicator that the number of candidates participating in this process has been reduced (true) or not (false).</text:p>
          </table:table-cell>
          <table:table-cell table:style-name="ce1"/>
          <table:table-cell office:value-type="string" table:style-name="ce1">
            <text:p>UBL</text:p>
          </table:table-cell>
          <table:table-cell table:style-name="ce1"/>
          <table:table-cell office:value-type="string" table:style-name="ce1">
            <text:p>BT-125</text:p>
          </table:table-cell>
          <table:table-cell table:content-validation-name="val7" table:style-name="ce1"/>
          <table:table-cell table:number-columns-repeated="2" table:style-name="ce1"/>
          <table:table-cell office:value-type="string" office:string-value="" table:formula="of:=CONCATENATE(IF([.M540]=&quot;YES&quot;;&quot;UC1;&quot;;&quot;&quot;);IF([.N540]=&quot;YES&quot;;&quot; UC2;&quot;;&quot;&quot;);IF([.O540]=&quot;YES&quot;;&quot; UC3&quot;;&quot;&quot;))" table:style-name="ce1"/>
          <table:table-cell office:value-type="string" office:string-value="" table:formula="of:=CONCATENATE(IF([.P540]=&quot;YES&quot;;&quot;e-Notification;&quot;;&quot;&quot;);IF([.Q540]=&quot;YES&quot;;&quot; e-Access;&quot;;&quot;&quot;);IF([.R540]=&quot;YES&quot;;&quot; e-Submission;&quot;;&quot;&quot;);IF([.S540]=&quot;YES&quot;;&quot; e-Evaluation;&quot;;&quot;&quot;);IF([.T540]=&quot;YES&quot;;&quot; e-Awarding;&quot;;&quot;&quot;);IF([.U540]=&quot;YES&quot;;&quot; e-Request;&quot;;&quot;&quot;);IF([.V540]=&quot;YES&quot;;&quot; e-Ordering;&quot;;&quot;&quot;);IF([.W540]=&quot;YES&quot;;&quot; e-Fulfiltment;&quot;;&quot;&quot;);IF([.X540]=&quot;YES&quot;;&quot; e-Invoicing;&quot;;&quot;&quot;);IF([.Y54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44</text:p>
          </table:table-cell>
          <table:table-cell office:value-type="string" table:style-name="ce35">
            <text:p>Reference Publication</text:p>
          </table:table-cell>
          <table:table-cell office:value-type="string" table:style-name="ce35">
            <text:p>Mention of previous advertisements in the Official Journal of the European Union relevant to the contract(s) advertised in this notice.</text:p>
          </table:table-cell>
          <table:table-cell table:style-name="ce35"/>
          <table:table-cell office:value-type="string" table:style-name="ce35">
            <text:p>Ontology proposal</text:p>
          </table:table-cell>
          <table:table-cell office:value-type="string" table:style-name="ce35">
            <text:p>Based on DIRECTIVE 2014/24/EU</text:p>
          </table:table-cell>
          <table:table-cell office:value-type="string" table:style-name="ce35">
            <text:p>BT-125</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541]=&quot;YES&quot;;&quot;UC1;&quot;;&quot;&quot;);IF([.N541]=&quot;YES&quot;;&quot; UC2;&quot;;&quot;&quot;);IF([.O541]=&quot;YES&quot;;&quot; UC3&quot;;&quot;&quot;))" table:style-name="ce35"/>
          <table:table-cell office:value-type="string" office:string-value="e-Notification;" table:formula="of:=CONCATENATE(IF([.P541]=&quot;YES&quot;;&quot;e-Notification;&quot;;&quot;&quot;);IF([.Q541]=&quot;YES&quot;;&quot; e-Access;&quot;;&quot;&quot;);IF([.R541]=&quot;YES&quot;;&quot; e-Submission;&quot;;&quot;&quot;);IF([.S541]=&quot;YES&quot;;&quot; e-Evaluation;&quot;;&quot;&quot;);IF([.T541]=&quot;YES&quot;;&quot; e-Awarding;&quot;;&quot;&quot;);IF([.U541]=&quot;YES&quot;;&quot; e-Request;&quot;;&quot;&quot;);IF([.V541]=&quot;YES&quot;;&quot; e-Ordering;&quot;;&quot;&quot;);IF([.W541]=&quot;YES&quot;;&quot; e-Fulfiltment;&quot;;&quot;&quot;);IF([.X541]=&quot;YES&quot;;&quot; e-Invoicing;&quot;;&quot;&quot;);IF([.Y541]=&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44</text:p>
          </table:table-cell>
          <table:table-cell office:value-type="string" table:style-name="ce1">
            <text:p>Reference Publication</text:p>
          </table:table-cell>
          <table:table-cell office:value-type="string" table:style-name="ce1">
            <text:p>Reference to the previous publication concerning this procedure</text:p>
          </table:table-cell>
          <table:table-cell table:style-name="ce1"/>
          <table:table-cell office:value-type="string" table:style-name="ce1">
            <text:p>OP internal working</text:p>
          </table:table-cell>
          <table:table-cell table:style-name="ce1"/>
          <table:table-cell office:value-type="string" table:style-name="ce1">
            <text:p>BT-125</text:p>
          </table:table-cell>
          <table:table-cell table:content-validation-name="val7" table:style-name="ce1"/>
          <table:table-cell table:number-columns-repeated="2" table:style-name="ce1"/>
          <table:table-cell office:value-type="string" office:string-value="" table:formula="of:=CONCATENATE(IF([.M542]=&quot;YES&quot;;&quot;UC1;&quot;;&quot;&quot;);IF([.N542]=&quot;YES&quot;;&quot; UC2;&quot;;&quot;&quot;);IF([.O542]=&quot;YES&quot;;&quot; UC3&quot;;&quot;&quot;))" table:style-name="ce1"/>
          <table:table-cell office:value-type="string" office:string-value="" table:formula="of:=CONCATENATE(IF([.P542]=&quot;YES&quot;;&quot;e-Notification;&quot;;&quot;&quot;);IF([.Q542]=&quot;YES&quot;;&quot; e-Access;&quot;;&quot;&quot;);IF([.R542]=&quot;YES&quot;;&quot; e-Submission;&quot;;&quot;&quot;);IF([.S542]=&quot;YES&quot;;&quot; e-Evaluation;&quot;;&quot;&quot;);IF([.T542]=&quot;YES&quot;;&quot; e-Awarding;&quot;;&quot;&quot;);IF([.U542]=&quot;YES&quot;;&quot; e-Request;&quot;;&quot;&quot;);IF([.V542]=&quot;YES&quot;;&quot; e-Ordering;&quot;;&quot;&quot;);IF([.W542]=&quot;YES&quot;;&quot; e-Fulfiltment;&quot;;&quot;&quot;);IF([.X542]=&quot;YES&quot;;&quot; e-Invoicing;&quot;;&quot;&quot;);IF([.Y54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44</text:p>
          </table:table-cell>
          <table:table-cell office:value-type="string" table:style-name="ce1">
            <text:p>Reference Publication</text:p>
          </table:table-cell>
          <table:table-cell office:value-type="string" table:style-name="ce1">
            <text:p>Date(s) and reference(s) of previous publications in the Official Journal of the European Union relevant to the contract(s) advertised in this notice.</text:p>
          </table:table-cell>
          <table:table-cell table:style-name="ce1"/>
          <table:table-cell office:value-type="string" table:style-name="ce1">
            <text:p>DIRECTIVE 2014/24/EU</text:p>
          </table:table-cell>
          <table:table-cell office:value-type="string" table:style-name="ce1">
            <text:p>ANNEX V PART C 26</text:p>
          </table:table-cell>
          <table:table-cell office:value-type="string" table:style-name="ce1">
            <text:p>BT-56, BT-57, BT-58</text:p>
          </table:table-cell>
          <table:table-cell table:content-validation-name="val7" table:style-name="ce1"/>
          <table:table-cell table:number-columns-repeated="2" table:style-name="ce1"/>
          <table:table-cell office:value-type="string" office:string-value="" table:formula="of:=CONCATENATE(IF([.M543]=&quot;YES&quot;;&quot;UC1;&quot;;&quot;&quot;);IF([.N543]=&quot;YES&quot;;&quot; UC2;&quot;;&quot;&quot;);IF([.O543]=&quot;YES&quot;;&quot; UC3&quot;;&quot;&quot;))" table:style-name="ce1"/>
          <table:table-cell office:value-type="string" office:string-value="" table:formula="of:=CONCATENATE(IF([.P543]=&quot;YES&quot;;&quot;e-Notification;&quot;;&quot;&quot;);IF([.Q543]=&quot;YES&quot;;&quot; e-Access;&quot;;&quot;&quot;);IF([.R543]=&quot;YES&quot;;&quot; e-Submission;&quot;;&quot;&quot;);IF([.S543]=&quot;YES&quot;;&quot; e-Evaluation;&quot;;&quot;&quot;);IF([.T543]=&quot;YES&quot;;&quot; e-Awarding;&quot;;&quot;&quot;);IF([.U543]=&quot;YES&quot;;&quot; e-Request;&quot;;&quot;&quot;);IF([.V543]=&quot;YES&quot;;&quot; e-Ordering;&quot;;&quot;&quot;);IF([.W543]=&quot;YES&quot;;&quot; e-Fulfiltment;&quot;;&quot;&quot;);IF([.X543]=&quot;YES&quot;;&quot; e-Invoicing;&quot;;&quot;&quot;);IF([.Y54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70</text:p>
          </table:table-cell>
          <table:table-cell office:value-type="string" table:style-name="ce35">
            <text:p>Renewal</text:p>
          </table:table-cell>
          <table:table-cell office:value-type="string" table:style-name="ce35">
            <text:p>The maximum number of contract extensions foreseen for this contract.</text:p>
          </table:table-cell>
          <table:table-cell table:style-name="ce35"/>
          <table:table-cell office:value-type="string" table:style-name="ce35">
            <text:p>Ontology proposal</text:p>
          </table:table-cell>
          <table:table-cell office:value-type="string" table:style-name="ce35">
            <text:p>BT-58</text:p>
          </table:table-cell>
          <table:table-cell office:value-type="string" table:style-name="ce35">
            <text:p>BT-56, BT-57, BT-58</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544]=&quot;YES&quot;;&quot;UC1;&quot;;&quot;&quot;);IF([.N544]=&quot;YES&quot;;&quot; UC2;&quot;;&quot;&quot;);IF([.O544]=&quot;YES&quot;;&quot; UC3&quot;;&quot;&quot;))" table:style-name="ce35"/>
          <table:table-cell office:value-type="string" office:string-value="e-Notification; e-Access;" table:formula="of:=CONCATENATE(IF([.P544]=&quot;YES&quot;;&quot;e-Notification;&quot;;&quot;&quot;);IF([.Q544]=&quot;YES&quot;;&quot; e-Access;&quot;;&quot;&quot;);IF([.R544]=&quot;YES&quot;;&quot; e-Submission;&quot;;&quot;&quot;);IF([.S544]=&quot;YES&quot;;&quot; e-Evaluation;&quot;;&quot;&quot;);IF([.T544]=&quot;YES&quot;;&quot; e-Awarding;&quot;;&quot;&quot;);IF([.U544]=&quot;YES&quot;;&quot; e-Request;&quot;;&quot;&quot;);IF([.V544]=&quot;YES&quot;;&quot; e-Ordering;&quot;;&quot;&quot;);IF([.W544]=&quot;YES&quot;;&quot; e-Fulfiltment;&quot;;&quot;&quot;);IF([.X544]=&quot;YES&quot;;&quot; e-Invoicing;&quot;;&quot;&quot;);IF([.Y544]=&quot;YES&quot;;&quot; e-Payment;&quot;;&quot;&quot;))" table:style-name="ce35">
            <text:p>e-Notification; e-Access;</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35">
            <text:p>C-070</text:p>
          </table:table-cell>
          <table:table-cell office:value-type="string" table:style-name="ce35">
            <text:p>Renewal</text:p>
          </table:table-cell>
          <table:table-cell office:value-type="string" table:style-name="ce35">
            <text:p>Specifications of the period allowed for each contract extension, such as the amount and period.</text:p>
          </table:table-cell>
          <table:table-cell table:style-name="ce35"/>
          <table:table-cell office:value-type="string" table:style-name="ce35">
            <text:p>Ontology proposal</text:p>
          </table:table-cell>
          <table:table-cell office:value-type="string" table:style-name="ce35">
            <text:p>BT-57</text:p>
            <text:p>Based on the ESPD</text:p>
          </table:table-cell>
          <table:table-cell office:value-type="string" table:style-name="ce35">
            <text:p>BT-56, BT-57, BT-58</text:p>
          </table:table-cell>
          <table:table-cell office:value-type="string" table:content-validation-name="val7" table:style-name="ce35">
            <text:p>YES</text:p>
          </table:table-cell>
          <table:table-cell office:value-type="string" table:style-name="ce35">
            <text:p>Taking into account the BT, and the definition provided by ESPD for the same term, it has been considered that this is a good definition.</text:p>
          </table:table-cell>
          <table:table-cell table:style-name="ce35"/>
          <table:table-cell office:value-type="string" office:string-value="" table:formula="of:=CONCATENATE(IF([.M545]=&quot;YES&quot;;&quot;UC1;&quot;;&quot;&quot;);IF([.N545]=&quot;YES&quot;;&quot; UC2;&quot;;&quot;&quot;);IF([.O545]=&quot;YES&quot;;&quot; UC3&quot;;&quot;&quot;))" table:style-name="ce35"/>
          <table:table-cell office:value-type="string" office:string-value="e-Notification; e-Access;" table:formula="of:=CONCATENATE(IF([.P545]=&quot;YES&quot;;&quot;e-Notification;&quot;;&quot;&quot;);IF([.Q545]=&quot;YES&quot;;&quot; e-Access;&quot;;&quot;&quot;);IF([.R545]=&quot;YES&quot;;&quot; e-Submission;&quot;;&quot;&quot;);IF([.S545]=&quot;YES&quot;;&quot; e-Evaluation;&quot;;&quot;&quot;);IF([.T545]=&quot;YES&quot;;&quot; e-Awarding;&quot;;&quot;&quot;);IF([.U545]=&quot;YES&quot;;&quot; e-Request;&quot;;&quot;&quot;);IF([.V545]=&quot;YES&quot;;&quot; e-Ordering;&quot;;&quot;&quot;);IF([.W545]=&quot;YES&quot;;&quot; e-Fulfiltment;&quot;;&quot;&quot;);IF([.X545]=&quot;YES&quot;;&quot; e-Invoicing;&quot;;&quot;&quot;);IF([.Y545]=&quot;YES&quot;;&quot; e-Payment;&quot;;&quot;&quot;))" table:style-name="ce35">
            <text:p>e-Notification; e-Access;</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70</text:p>
          </table:table-cell>
          <table:table-cell office:value-type="string" table:style-name="ce1">
            <text:p>Renewal</text:p>
          </table:table-cell>
          <table:table-cell office:value-type="string" table:style-name="ce1">
            <text:p>A concept to describe the renewal of a commercial arrangement, such as a contract or licence fee.</text:p>
          </table:table-cell>
          <table:table-cell table:style-name="ce1"/>
          <table:table-cell office:value-type="string" table:style-name="ce1">
            <text:p>OP internal working</text:p>
          </table:table-cell>
          <table:table-cell table:style-name="ce1"/>
          <table:table-cell office:value-type="string" table:style-name="ce1">
            <text:p>BT-56, BT-57, BT-58</text:p>
          </table:table-cell>
          <table:table-cell table:content-validation-name="val7" table:style-name="ce1"/>
          <table:table-cell table:number-columns-repeated="2" table:style-name="ce1"/>
          <table:table-cell office:value-type="string" office:string-value="" table:formula="of:=CONCATENATE(IF([.M546]=&quot;YES&quot;;&quot;UC1;&quot;;&quot;&quot;);IF([.N546]=&quot;YES&quot;;&quot; UC2;&quot;;&quot;&quot;);IF([.O546]=&quot;YES&quot;;&quot; UC3&quot;;&quot;&quot;))" table:style-name="ce1"/>
          <table:table-cell office:value-type="string" office:string-value="" table:formula="of:=CONCATENATE(IF([.P546]=&quot;YES&quot;;&quot;e-Notification;&quot;;&quot;&quot;);IF([.Q546]=&quot;YES&quot;;&quot; e-Access;&quot;;&quot;&quot;);IF([.R546]=&quot;YES&quot;;&quot; e-Submission;&quot;;&quot;&quot;);IF([.S546]=&quot;YES&quot;;&quot; e-Evaluation;&quot;;&quot;&quot;);IF([.T546]=&quot;YES&quot;;&quot; e-Awarding;&quot;;&quot;&quot;);IF([.U546]=&quot;YES&quot;;&quot; e-Request;&quot;;&quot;&quot;);IF([.V546]=&quot;YES&quot;;&quot; e-Ordering;&quot;;&quot;&quot;);IF([.W546]=&quot;YES&quot;;&quot; e-Fulfiltment;&quot;;&quot;&quot;);IF([.X546]=&quot;YES&quot;;&quot; e-Invoicing;&quot;;&quot;&quot;);IF([.Y54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70</text:p>
          </table:table-cell>
          <table:table-cell office:value-type="string" table:style-name="ce35">
            <text:p>Renewal</text:p>
          </table:table-cell>
          <table:table-cell office:value-type="string" table:style-name="ce35">
            <text:p>The period allowed for each contract extension.</text:p>
          </table:table-cell>
          <table:table-cell table:style-name="ce35"/>
          <table:table-cell office:value-type="string" table:style-name="ce35">
            <text:p>ESPD</text:p>
          </table:table-cell>
          <table:table-cell office:value-type="string" table:style-name="ce35">
            <text:p>BT-56</text:p>
          </table:table-cell>
          <table:table-cell office:value-type="string" table:style-name="ce35">
            <text:p>BT-56, BT-57, BT-58</text:p>
          </table:table-cell>
          <table:table-cell office:value-type="string" table:content-validation-name="val7" table:style-name="ce35">
            <text:p>YES</text:p>
          </table:table-cell>
          <table:table-cell office:value-type="string" table:style-name="ce35">
            <text:p>Taking into account the BT, and the definition provided by ESPD for the same term, it has been considered that this is a good definition.</text:p>
          </table:table-cell>
          <table:table-cell table:style-name="ce35"/>
          <table:table-cell office:value-type="string" office:string-value="" table:formula="of:=CONCATENATE(IF([.M547]=&quot;YES&quot;;&quot;UC1;&quot;;&quot;&quot;);IF([.N547]=&quot;YES&quot;;&quot; UC2;&quot;;&quot;&quot;);IF([.O547]=&quot;YES&quot;;&quot; UC3&quot;;&quot;&quot;))" table:style-name="ce35"/>
          <table:table-cell office:value-type="string" office:string-value="e-Notification; e-Access;" table:formula="of:=CONCATENATE(IF([.P547]=&quot;YES&quot;;&quot;e-Notification;&quot;;&quot;&quot;);IF([.Q547]=&quot;YES&quot;;&quot; e-Access;&quot;;&quot;&quot;);IF([.R547]=&quot;YES&quot;;&quot; e-Submission;&quot;;&quot;&quot;);IF([.S547]=&quot;YES&quot;;&quot; e-Evaluation;&quot;;&quot;&quot;);IF([.T547]=&quot;YES&quot;;&quot; e-Awarding;&quot;;&quot;&quot;);IF([.U547]=&quot;YES&quot;;&quot; e-Request;&quot;;&quot;&quot;);IF([.V547]=&quot;YES&quot;;&quot; e-Ordering;&quot;;&quot;&quot;);IF([.W547]=&quot;YES&quot;;&quot; e-Fulfiltment;&quot;;&quot;&quot;);IF([.X547]=&quot;YES&quot;;&quot; e-Invoicing;&quot;;&quot;&quot;);IF([.Y547]=&quot;YES&quot;;&quot; e-Payment;&quot;;&quot;&quot;))" table:style-name="ce35">
            <text:p>e-Notification; e-Access;</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70</text:p>
          </table:table-cell>
          <table:table-cell office:value-type="string" table:style-name="ce1">
            <text:p>Renewal</text:p>
          </table:table-cell>
          <table:table-cell office:value-type="string" table:style-name="ce1">
            <text:p>A class to describe the renewal of a commercial arrangement, such as a contract or licence fee.</text:p>
          </table:table-cell>
          <table:table-cell table:style-name="ce1"/>
          <table:table-cell office:value-type="string" table:style-name="ce1">
            <text:p>UBL</text:p>
          </table:table-cell>
          <table:table-cell table:style-name="ce1"/>
          <table:table-cell office:value-type="string" table:style-name="ce1">
            <text:p>BT-56, BT-57, BT-58</text:p>
          </table:table-cell>
          <table:table-cell table:content-validation-name="val7" table:style-name="ce1"/>
          <table:table-cell table:number-columns-repeated="2" table:style-name="ce1"/>
          <table:table-cell office:value-type="string" office:string-value="" table:formula="of:=CONCATENATE(IF([.M548]=&quot;YES&quot;;&quot;UC1;&quot;;&quot;&quot;);IF([.N548]=&quot;YES&quot;;&quot; UC2;&quot;;&quot;&quot;);IF([.O548]=&quot;YES&quot;;&quot; UC3&quot;;&quot;&quot;))" table:style-name="ce1"/>
          <table:table-cell office:value-type="string" office:string-value="" table:formula="of:=CONCATENATE(IF([.P548]=&quot;YES&quot;;&quot;e-Notification;&quot;;&quot;&quot;);IF([.Q548]=&quot;YES&quot;;&quot; e-Access;&quot;;&quot;&quot;);IF([.R548]=&quot;YES&quot;;&quot; e-Submission;&quot;;&quot;&quot;);IF([.S548]=&quot;YES&quot;;&quot; e-Evaluation;&quot;;&quot;&quot;);IF([.T548]=&quot;YES&quot;;&quot; e-Awarding;&quot;;&quot;&quot;);IF([.U548]=&quot;YES&quot;;&quot; e-Request;&quot;;&quot;&quot;);IF([.V548]=&quot;YES&quot;;&quot; e-Ordering;&quot;;&quot;&quot;);IF([.W548]=&quot;YES&quot;;&quot; e-Fulfiltment;&quot;;&quot;&quot;);IF([.X548]=&quot;YES&quot;;&quot; e-Invoicing;&quot;;&quot;&quot;);IF([.Y54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70</text:p>
          </table:table-cell>
          <table:table-cell office:value-type="string" table:style-name="ce1">
            <text:p>Renewal</text:p>
          </table:table-cell>
          <table:table-cell office:value-type="string" table:style-name="ce1">
            <text:p>The monetary amount of this renewal.</text:p>
          </table:table-cell>
          <table:table-cell table:style-name="ce1"/>
          <table:table-cell office:value-type="string" table:style-name="ce1">
            <text:p>UBL</text:p>
          </table:table-cell>
          <table:table-cell table:style-name="ce1"/>
          <table:table-cell office:value-type="string" table:style-name="ce1">
            <text:p>BT-56, BT-57, BT-58</text:p>
          </table:table-cell>
          <table:table-cell table:content-validation-name="val7" table:style-name="ce1"/>
          <table:table-cell table:number-columns-repeated="2" table:style-name="ce1"/>
          <table:table-cell office:value-type="string" office:string-value="" table:formula="of:=CONCATENATE(IF([.M549]=&quot;YES&quot;;&quot;UC1;&quot;;&quot;&quot;);IF([.N549]=&quot;YES&quot;;&quot; UC2;&quot;;&quot;&quot;);IF([.O549]=&quot;YES&quot;;&quot; UC3&quot;;&quot;&quot;))" table:style-name="ce1"/>
          <table:table-cell office:value-type="string" office:string-value="" table:formula="of:=CONCATENATE(IF([.P549]=&quot;YES&quot;;&quot;e-Notification;&quot;;&quot;&quot;);IF([.Q549]=&quot;YES&quot;;&quot; e-Access;&quot;;&quot;&quot;);IF([.R549]=&quot;YES&quot;;&quot; e-Submission;&quot;;&quot;&quot;);IF([.S549]=&quot;YES&quot;;&quot; e-Evaluation;&quot;;&quot;&quot;);IF([.T549]=&quot;YES&quot;;&quot; e-Awarding;&quot;;&quot;&quot;);IF([.U549]=&quot;YES&quot;;&quot; e-Request;&quot;;&quot;&quot;);IF([.V549]=&quot;YES&quot;;&quot; e-Ordering;&quot;;&quot;&quot;);IF([.W549]=&quot;YES&quot;;&quot; e-Fulfiltment;&quot;;&quot;&quot;);IF([.X549]=&quot;YES&quot;;&quot; e-Invoicing;&quot;;&quot;&quot;);IF([.Y54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70</text:p>
          </table:table-cell>
          <table:table-cell office:value-type="string" table:style-name="ce1">
            <text:p>Renewal</text:p>
          </table:table-cell>
          <table:table-cell office:value-type="string" table:style-name="ce1">
            <text:p>The period for which the arrangement is now valid.</text:p>
          </table:table-cell>
          <table:table-cell table:style-name="ce1"/>
          <table:table-cell office:value-type="string" table:style-name="ce1">
            <text:p>UBL</text:p>
          </table:table-cell>
          <table:table-cell table:style-name="ce1"/>
          <table:table-cell office:value-type="string" table:style-name="ce1">
            <text:p>BT-13</text:p>
          </table:table-cell>
          <table:table-cell table:content-validation-name="val7" table:style-name="ce1"/>
          <table:table-cell table:number-columns-repeated="2" table:style-name="ce1"/>
          <table:table-cell office:value-type="string" office:string-value="" table:formula="of:=CONCATENATE(IF([.M550]=&quot;YES&quot;;&quot;UC1;&quot;;&quot;&quot;);IF([.N550]=&quot;YES&quot;;&quot; UC2;&quot;;&quot;&quot;);IF([.O550]=&quot;YES&quot;;&quot; UC3&quot;;&quot;&quot;))" table:style-name="ce1"/>
          <table:table-cell office:value-type="string" office:string-value="" table:formula="of:=CONCATENATE(IF([.P550]=&quot;YES&quot;;&quot;e-Notification;&quot;;&quot;&quot;);IF([.Q550]=&quot;YES&quot;;&quot; e-Access;&quot;;&quot;&quot;);IF([.R550]=&quot;YES&quot;;&quot; e-Submission;&quot;;&quot;&quot;);IF([.S550]=&quot;YES&quot;;&quot; e-Evaluation;&quot;;&quot;&quot;);IF([.T550]=&quot;YES&quot;;&quot; e-Awarding;&quot;;&quot;&quot;);IF([.U550]=&quot;YES&quot;;&quot; e-Request;&quot;;&quot;&quot;);IF([.V550]=&quot;YES&quot;;&quot; e-Ordering;&quot;;&quot;&quot;);IF([.W550]=&quot;YES&quot;;&quot; e-Fulfiltment;&quot;;&quot;&quot;);IF([.X550]=&quot;YES&quot;;&quot; e-Invoicing;&quot;;&quot;&quot;);IF([.Y55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58</text:p>
          </table:table-cell>
          <table:table-cell office:value-type="string" table:style-name="ce35">
            <text:p>Request Information Deadline</text:p>
          </table:table-cell>
          <table:table-cell office:value-type="string" table:style-name="ce35">
            <text:p>Time limit for submitting questions.</text:p>
          </table:table-cell>
          <table:table-cell table:style-name="ce35"/>
          <table:table-cell office:value-type="string" table:style-name="ce35">
            <text:p>Ontology proposal</text:p>
          </table:table-cell>
          <table:table-cell table:style-name="ce35"/>
          <table:table-cell office:value-type="string" table:style-name="ce35">
            <text:p>BT-13</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551]=&quot;YES&quot;;&quot;UC1;&quot;;&quot;&quot;);IF([.N551]=&quot;YES&quot;;&quot; UC2;&quot;;&quot;&quot;);IF([.O551]=&quot;YES&quot;;&quot; UC3&quot;;&quot;&quot;))" table:style-name="ce35"/>
          <table:table-cell office:value-type="string" office:string-value="e-Notification;" table:formula="of:=CONCATENATE(IF([.P551]=&quot;YES&quot;;&quot;e-Notification;&quot;;&quot;&quot;);IF([.Q551]=&quot;YES&quot;;&quot; e-Access;&quot;;&quot;&quot;);IF([.R551]=&quot;YES&quot;;&quot; e-Submission;&quot;;&quot;&quot;);IF([.S551]=&quot;YES&quot;;&quot; e-Evaluation;&quot;;&quot;&quot;);IF([.T551]=&quot;YES&quot;;&quot; e-Awarding;&quot;;&quot;&quot;);IF([.U551]=&quot;YES&quot;;&quot; e-Request;&quot;;&quot;&quot;);IF([.V551]=&quot;YES&quot;;&quot; e-Ordering;&quot;;&quot;&quot;);IF([.W551]=&quot;YES&quot;;&quot; e-Fulfiltment;&quot;;&quot;&quot;);IF([.X551]=&quot;YES&quot;;&quot; e-Invoicing;&quot;;&quot;&quot;);IF([.Y551]=&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58</text:p>
          </table:table-cell>
          <table:table-cell office:value-type="string" table:style-name="ce1">
            <text:p>Request Information Deadline</text:p>
          </table:table-cell>
          <table:table-cell office:value-type="string" table:style-name="ce1">
            <text:p>Deadline for obtention of additional information about procurement</text:p>
          </table:table-cell>
          <table:table-cell table:style-name="ce1"/>
          <table:table-cell office:value-type="string" table:style-name="ce1">
            <text:p>OP internal working</text:p>
          </table:table-cell>
          <table:table-cell table:style-name="ce1"/>
          <table:table-cell office:value-type="string" table:style-name="ce1">
            <text:p>BT-13</text:p>
          </table:table-cell>
          <table:table-cell table:content-validation-name="val7" table:style-name="ce1"/>
          <table:table-cell table:number-columns-repeated="2" table:style-name="ce1"/>
          <table:table-cell office:value-type="string" office:string-value="" table:formula="of:=CONCATENATE(IF([.M552]=&quot;YES&quot;;&quot;UC1;&quot;;&quot;&quot;);IF([.N552]=&quot;YES&quot;;&quot; UC2;&quot;;&quot;&quot;);IF([.O552]=&quot;YES&quot;;&quot; UC3&quot;;&quot;&quot;))" table:style-name="ce1"/>
          <table:table-cell office:value-type="string" office:string-value="" table:formula="of:=CONCATENATE(IF([.P552]=&quot;YES&quot;;&quot;e-Notification;&quot;;&quot;&quot;);IF([.Q552]=&quot;YES&quot;;&quot; e-Access;&quot;;&quot;&quot;);IF([.R552]=&quot;YES&quot;;&quot; e-Submission;&quot;;&quot;&quot;);IF([.S552]=&quot;YES&quot;;&quot; e-Evaluation;&quot;;&quot;&quot;);IF([.T552]=&quot;YES&quot;;&quot; e-Awarding;&quot;;&quot;&quot;);IF([.U552]=&quot;YES&quot;;&quot; e-Request;&quot;;&quot;&quot;);IF([.V552]=&quot;YES&quot;;&quot; e-Ordering;&quot;;&quot;&quot;);IF([.W552]=&quot;YES&quot;;&quot; e-Fulfiltment;&quot;;&quot;&quot;);IF([.X552]=&quot;YES&quot;;&quot; e-Invoicing;&quot;;&quot;&quot;);IF([.Y55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58</text:p>
          </table:table-cell>
          <table:table-cell office:value-type="string" table:style-name="ce1">
            <text:p>Request Information Deadline</text:p>
          </table:table-cell>
          <table:table-cell office:value-type="string" table:style-name="ce1">
            <text:p>Additional information can be requested before: [date-time]</text:p>
          </table:table-cell>
          <table:table-cell table:style-name="ce1"/>
          <table:table-cell office:value-type="string" table:style-name="ce1">
            <text:p>eForms consultation</text:p>
          </table:table-cell>
          <table:table-cell table:style-name="ce1"/>
          <table:table-cell office:value-type="string" table:style-name="ce1">
            <text:p>BT-13</text:p>
          </table:table-cell>
          <table:table-cell table:content-validation-name="val7" table:style-name="ce1"/>
          <table:table-cell table:number-columns-repeated="2" table:style-name="ce1"/>
          <table:table-cell office:value-type="string" office:string-value="" table:formula="of:=CONCATENATE(IF([.M553]=&quot;YES&quot;;&quot;UC1;&quot;;&quot;&quot;);IF([.N553]=&quot;YES&quot;;&quot; UC2;&quot;;&quot;&quot;);IF([.O553]=&quot;YES&quot;;&quot; UC3&quot;;&quot;&quot;))" table:style-name="ce1"/>
          <table:table-cell office:value-type="string" office:string-value="" table:formula="of:=CONCATENATE(IF([.P553]=&quot;YES&quot;;&quot;e-Notification;&quot;;&quot;&quot;);IF([.Q553]=&quot;YES&quot;;&quot; e-Access;&quot;;&quot;&quot;);IF([.R553]=&quot;YES&quot;;&quot; e-Submission;&quot;;&quot;&quot;);IF([.S553]=&quot;YES&quot;;&quot; e-Evaluation;&quot;;&quot;&quot;);IF([.T553]=&quot;YES&quot;;&quot; e-Awarding;&quot;;&quot;&quot;);IF([.U553]=&quot;YES&quot;;&quot; e-Request;&quot;;&quot;&quot;);IF([.V553]=&quot;YES&quot;;&quot; e-Ordering;&quot;;&quot;&quot;);IF([.W553]=&quot;YES&quot;;&quot; e-Fulfiltment;&quot;;&quot;&quot;);IF([.X553]=&quot;YES&quot;;&quot; e-Invoicing;&quot;;&quot;&quot;);IF([.Y55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58</text:p>
          </table:table-cell>
          <table:table-cell office:value-type="string" table:style-name="ce1">
            <text:p>Request Information Deadline</text:p>
          </table:table-cell>
          <table:table-cell office:value-type="string" table:style-name="ce1">
            <text:p>Provided that it has been requested in good time, the contracting authorities shall supply to all tenderers taking part in the procurement procedure additional information relating to the specifications and any supporting documents not later than six days before the time limit fixed for the receipt of tenders. In the event of an accelerated procedure as referred to in Article 27(3) and Article 28(6), that period shall be four days.</text:p>
          </table:table-cell>
          <table:table-cell table:style-name="ce1"/>
          <table:table-cell office:value-type="string" table:style-name="ce1">
            <text:p>DIRECTIVE 2014/24/EU</text:p>
          </table:table-cell>
          <table:table-cell office:value-type="string" table:style-name="ce1">
            <text:p>Article 53.2</text:p>
          </table:table-cell>
          <table:table-cell office:value-type="string" table:style-name="ce1">
            <text:p>BT-71</text:p>
          </table:table-cell>
          <table:table-cell table:content-validation-name="val7" table:style-name="ce1"/>
          <table:table-cell table:number-columns-repeated="2" table:style-name="ce1"/>
          <table:table-cell office:value-type="string" office:string-value="" table:formula="of:=CONCATENATE(IF([.M554]=&quot;YES&quot;;&quot;UC1;&quot;;&quot;&quot;);IF([.N554]=&quot;YES&quot;;&quot; UC2;&quot;;&quot;&quot;);IF([.O554]=&quot;YES&quot;;&quot; UC3&quot;;&quot;&quot;))" table:style-name="ce1"/>
          <table:table-cell office:value-type="string" office:string-value="" table:formula="of:=CONCATENATE(IF([.P554]=&quot;YES&quot;;&quot;e-Notification;&quot;;&quot;&quot;);IF([.Q554]=&quot;YES&quot;;&quot; e-Access;&quot;;&quot;&quot;);IF([.R554]=&quot;YES&quot;;&quot; e-Submission;&quot;;&quot;&quot;);IF([.S554]=&quot;YES&quot;;&quot; e-Evaluation;&quot;;&quot;&quot;);IF([.T554]=&quot;YES&quot;;&quot; e-Awarding;&quot;;&quot;&quot;);IF([.U554]=&quot;YES&quot;;&quot; e-Request;&quot;;&quot;&quot;);IF([.V554]=&quot;YES&quot;;&quot; e-Ordering;&quot;;&quot;&quot;);IF([.W554]=&quot;YES&quot;;&quot; e-Fulfiltment;&quot;;&quot;&quot;);IF([.X554]=&quot;YES&quot;;&quot; e-Invoicing;&quot;;&quot;&quot;);IF([.Y55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90</text:p>
          </table:table-cell>
          <table:table-cell office:value-type="string" table:style-name="ce35">
            <text:p>Reserved Contract</text:p>
          </table:table-cell>
          <table:table-cell office:value-type="string" table:style-name="ce35">
            <text:p>Public procurement procedures which are restrained to sheltered workshops and economic operators whose main aim is the social and professional integration of disabled or disadvantaged persons or may provide for such contracts to be performed in the context of sheltered employment programmes, provided that at least 30 % of the employees of those workshops, economic operators or programmes are disabled or disadvantaged workers.</text:p>
          </table:table-cell>
          <table:table-cell table:style-name="ce35"/>
          <table:table-cell office:value-type="string" table:style-name="ce35">
            <text:p>Ontology proposal</text:p>
          </table:table-cell>
          <table:table-cell office:value-type="string" table:style-name="ce35">
            <text:p>Based on DIRECTIVE 2014/24/EU</text:p>
          </table:table-cell>
          <table:table-cell office:value-type="string" table:style-name="ce35">
            <text:p>BT-71</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555]=&quot;YES&quot;;&quot;UC1;&quot;;&quot;&quot;);IF([.N555]=&quot;YES&quot;;&quot; UC2;&quot;;&quot;&quot;);IF([.O555]=&quot;YES&quot;;&quot; UC3&quot;;&quot;&quot;))" table:style-name="ce35"/>
          <table:table-cell office:value-type="string" office:string-value="e-Notification;" table:formula="of:=CONCATENATE(IF([.P555]=&quot;YES&quot;;&quot;e-Notification;&quot;;&quot;&quot;);IF([.Q555]=&quot;YES&quot;;&quot; e-Access;&quot;;&quot;&quot;);IF([.R555]=&quot;YES&quot;;&quot; e-Submission;&quot;;&quot;&quot;);IF([.S555]=&quot;YES&quot;;&quot; e-Evaluation;&quot;;&quot;&quot;);IF([.T555]=&quot;YES&quot;;&quot; e-Awarding;&quot;;&quot;&quot;);IF([.U555]=&quot;YES&quot;;&quot; e-Request;&quot;;&quot;&quot;);IF([.V555]=&quot;YES&quot;;&quot; e-Ordering;&quot;;&quot;&quot;);IF([.W555]=&quot;YES&quot;;&quot; e-Fulfiltment;&quot;;&quot;&quot;);IF([.X555]=&quot;YES&quot;;&quot; e-Invoicing;&quot;;&quot;&quot;);IF([.Y555]=&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90</text:p>
          </table:table-cell>
          <table:table-cell office:value-type="string" table:style-name="ce1">
            <text:p>Reserved Contract</text:p>
          </table:table-cell>
          <table:table-cell office:value-type="string" table:style-name="ce1">
            <text:p>Member States may reserve the right to participate in public procurement procedures to sheltered workshops and economic operators whose main aim is the social and professional integration of disabled or disadvantaged persons or may provide for such contracts to be performed in the context of sheltered employment programmes, provided that at least 30 % of the employees of those workshops, economic operators or programmes are disabled or disadvantaged workers.</text:p>
          </table:table-cell>
          <table:table-cell table:style-name="ce1"/>
          <table:table-cell office:value-type="string" table:style-name="ce1">
            <text:p>DIRECTIVE 2014/24/EU</text:p>
          </table:table-cell>
          <table:table-cell office:value-type="string" table:style-name="ce1">
            <text:p>Article 20</text:p>
          </table:table-cell>
          <table:table-cell office:value-type="string" table:style-name="ce1">
            <text:p>BT-71</text:p>
          </table:table-cell>
          <table:table-cell table:content-validation-name="val7" table:style-name="ce1"/>
          <table:table-cell table:number-columns-repeated="2" table:style-name="ce1"/>
          <table:table-cell office:value-type="string" office:string-value="" table:formula="of:=CONCATENATE(IF([.M556]=&quot;YES&quot;;&quot;UC1;&quot;;&quot;&quot;);IF([.N556]=&quot;YES&quot;;&quot; UC2;&quot;;&quot;&quot;);IF([.O556]=&quot;YES&quot;;&quot; UC3&quot;;&quot;&quot;))" table:style-name="ce1"/>
          <table:table-cell office:value-type="string" office:string-value="" table:formula="of:=CONCATENATE(IF([.P556]=&quot;YES&quot;;&quot;e-Notification;&quot;;&quot;&quot;);IF([.Q556]=&quot;YES&quot;;&quot; e-Access;&quot;;&quot;&quot;);IF([.R556]=&quot;YES&quot;;&quot; e-Submission;&quot;;&quot;&quot;);IF([.S556]=&quot;YES&quot;;&quot; e-Evaluation;&quot;;&quot;&quot;);IF([.T556]=&quot;YES&quot;;&quot; e-Awarding;&quot;;&quot;&quot;);IF([.U556]=&quot;YES&quot;;&quot; e-Request;&quot;;&quot;&quot;);IF([.V556]=&quot;YES&quot;;&quot; e-Ordering;&quot;;&quot;&quot;);IF([.W556]=&quot;YES&quot;;&quot; e-Fulfiltment;&quot;;&quot;&quot;);IF([.X556]=&quot;YES&quot;;&quot; e-Invoicing;&quot;;&quot;&quot;);IF([.Y55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90</text:p>
          </table:table-cell>
          <table:table-cell office:value-type="string" table:style-name="ce1">
            <text:p>Reserved Contract</text:p>
          </table:table-cell>
          <table:table-cell office:value-type="string" table:style-name="ce1">
            <text:p>As far as already known, conditions for participation, including: (...) (b) where appropriate, indication whether the provision of the service is reserved by law, regulation or administrative provision to a particular profession, (...)</text:p>
          </table:table-cell>
          <table:table-cell table:style-name="ce1"/>
          <table:table-cell office:value-type="string" table:style-name="ce1">
            <text:p>DIRECTIVE 2014/24/EU</text:p>
          </table:table-cell>
          <table:table-cell office:value-type="string" table:style-name="ce1">
            <text:p>Annex V: PART B, PART C, PART H, PART I</text:p>
          </table:table-cell>
          <table:table-cell office:value-type="string" table:style-name="ce1">
            <text:p>BT-71</text:p>
          </table:table-cell>
          <table:table-cell table:content-validation-name="val7" table:style-name="ce1"/>
          <table:table-cell table:number-columns-repeated="2" table:style-name="ce1"/>
          <table:table-cell office:value-type="string" office:string-value="" table:formula="of:=CONCATENATE(IF([.M557]=&quot;YES&quot;;&quot;UC1;&quot;;&quot;&quot;);IF([.N557]=&quot;YES&quot;;&quot; UC2;&quot;;&quot;&quot;);IF([.O557]=&quot;YES&quot;;&quot; UC3&quot;;&quot;&quot;))" table:style-name="ce1"/>
          <table:table-cell office:value-type="string" office:string-value="" table:formula="of:=CONCATENATE(IF([.P557]=&quot;YES&quot;;&quot;e-Notification;&quot;;&quot;&quot;);IF([.Q557]=&quot;YES&quot;;&quot; e-Access;&quot;;&quot;&quot;);IF([.R557]=&quot;YES&quot;;&quot; e-Submission;&quot;;&quot;&quot;);IF([.S557]=&quot;YES&quot;;&quot; e-Evaluation;&quot;;&quot;&quot;);IF([.T557]=&quot;YES&quot;;&quot; e-Awarding;&quot;;&quot;&quot;);IF([.U557]=&quot;YES&quot;;&quot; e-Request;&quot;;&quot;&quot;);IF([.V557]=&quot;YES&quot;;&quot; e-Ordering;&quot;;&quot;&quot;);IF([.W557]=&quot;YES&quot;;&quot; e-Fulfiltment;&quot;;&quot;&quot;);IF([.X557]=&quot;YES&quot;;&quot; e-Invoicing;&quot;;&quot;&quot;);IF([.Y55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90</text:p>
          </table:table-cell>
          <table:table-cell office:value-type="string" table:style-name="ce1">
            <text:p>Reserved Contract</text:p>
          </table:table-cell>
          <table:table-cell office:value-type="string" table:style-name="ce1">
            <text:p>Information about reserved contracts</text:p>
            <text:p>The contract is reserved to sheltered workshops and economic operators aiming at the social and professional integration of disabled or</text:p>
            <text:p>disadvantaged persons</text:p>
            <text:p>The execution of the contract is restricted to the framework of sheltered employment programmes</text:p>
          </table:table-cell>
          <table:table-cell table:style-name="ce1"/>
          <table:table-cell office:value-type="string" table:style-name="ce1">
            <text:p>eForms consultation</text:p>
          </table:table-cell>
          <table:table-cell table:style-name="ce1"/>
          <table:table-cell office:value-type="string" table:style-name="ce1">
            <text:p>BG-7</text:p>
          </table:table-cell>
          <table:table-cell table:content-validation-name="val7" table:style-name="ce1"/>
          <table:table-cell table:number-columns-repeated="2" table:style-name="ce1"/>
          <table:table-cell office:value-type="string" office:string-value="" table:formula="of:=CONCATENATE(IF([.M558]=&quot;YES&quot;;&quot;UC1;&quot;;&quot;&quot;);IF([.N558]=&quot;YES&quot;;&quot; UC2;&quot;;&quot;&quot;);IF([.O558]=&quot;YES&quot;;&quot; UC3&quot;;&quot;&quot;))" table:style-name="ce1"/>
          <table:table-cell office:value-type="string" office:string-value="" table:formula="of:=CONCATENATE(IF([.P558]=&quot;YES&quot;;&quot;e-Notification;&quot;;&quot;&quot;);IF([.Q558]=&quot;YES&quot;;&quot; e-Access;&quot;;&quot;&quot;);IF([.R558]=&quot;YES&quot;;&quot; e-Submission;&quot;;&quot;&quot;);IF([.S558]=&quot;YES&quot;;&quot; e-Evaluation;&quot;;&quot;&quot;);IF([.T558]=&quot;YES&quot;;&quot; e-Awarding;&quot;;&quot;&quot;);IF([.U558]=&quot;YES&quot;;&quot; e-Request;&quot;;&quot;&quot;);IF([.V558]=&quot;YES&quot;;&quot; e-Ordering;&quot;;&quot;&quot;);IF([.W558]=&quot;YES&quot;;&quot; e-Fulfiltment;&quot;;&quot;&quot;);IF([.X558]=&quot;YES&quot;;&quot; e-Invoicing;&quot;;&quot;&quot;);IF([.Y55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80</text:p>
          </table:table-cell>
          <table:table-cell office:value-type="string" table:style-name="ce35">
            <text:p>Result</text:p>
          </table:table-cell>
          <table:table-cell office:value-type="string" table:style-name="ce35">
            <text:p>The awarding of a tender in a tendering process.</text:p>
          </table:table-cell>
          <table:table-cell table:style-name="ce35"/>
          <table:table-cell office:value-type="string" table:style-name="ce35">
            <text:p>Ontology proposal</text:p>
          </table:table-cell>
          <table:table-cell office:value-type="string" table:style-name="ce35">
            <text:p>Based on UBL.</text:p>
          </table:table-cell>
          <table:table-cell office:value-type="string" table:style-name="ce35">
            <text:p>BG-7</text:p>
          </table:table-cell>
          <table:table-cell office:value-type="string" table:content-validation-name="val7" table:style-name="ce35">
            <text:p>YES</text:p>
          </table:table-cell>
          <table:table-cell office:value-type="string" table:style-name="ce35">
            <text:p>Taking into account the BT, and the definition provided by UBL for the same term, it has been considered that this is a good definition.</text:p>
          </table:table-cell>
          <table:table-cell table:style-name="ce35"/>
          <table:table-cell office:value-type="string" office:string-value="" table:formula="of:=CONCATENATE(IF([.M559]=&quot;YES&quot;;&quot;UC1;&quot;;&quot;&quot;);IF([.N559]=&quot;YES&quot;;&quot; UC2;&quot;;&quot;&quot;);IF([.O559]=&quot;YES&quot;;&quot; UC3&quot;;&quot;&quot;))" table:style-name="ce35"/>
          <table:table-cell office:value-type="string" office:string-value="e-Notification; e-Awarding;" table:formula="of:=CONCATENATE(IF([.P559]=&quot;YES&quot;;&quot;e-Notification;&quot;;&quot;&quot;);IF([.Q559]=&quot;YES&quot;;&quot; e-Access;&quot;;&quot;&quot;);IF([.R559]=&quot;YES&quot;;&quot; e-Submission;&quot;;&quot;&quot;);IF([.S559]=&quot;YES&quot;;&quot; e-Evaluation;&quot;;&quot;&quot;);IF([.T559]=&quot;YES&quot;;&quot; e-Awarding;&quot;;&quot;&quot;);IF([.U559]=&quot;YES&quot;;&quot; e-Request;&quot;;&quot;&quot;);IF([.V559]=&quot;YES&quot;;&quot; e-Ordering;&quot;;&quot;&quot;);IF([.W559]=&quot;YES&quot;;&quot; e-Fulfiltment;&quot;;&quot;&quot;);IF([.X559]=&quot;YES&quot;;&quot; e-Invoicing;&quot;;&quot;&quot;);IF([.Y559]=&quot;YES&quot;;&quot; e-Payment;&quot;;&quot;&quot;))" table:style-name="ce35">
            <text:p>e-Notification; e-Awarding;</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80</text:p>
          </table:table-cell>
          <table:table-cell office:value-type="string" table:style-name="ce1">
            <text:p>Result</text:p>
          </table:table-cell>
          <table:table-cell office:value-type="string" table:style-name="ce1">
            <text:p>A class to describe the awarding of a tender in a tendering process.</text:p>
          </table:table-cell>
          <table:table-cell table:style-name="ce1"/>
          <table:table-cell office:value-type="string" table:style-name="ce1">
            <text:p>UBL</text:p>
          </table:table-cell>
          <table:table-cell table:style-name="ce1"/>
          <table:table-cell office:value-type="string" table:style-name="ce1">
            <text:p>BT-162</text:p>
          </table:table-cell>
          <table:table-cell table:content-validation-name="val7" table:style-name="ce1"/>
          <table:table-cell table:number-columns-repeated="2" table:style-name="ce1"/>
          <table:table-cell office:value-type="string" office:string-value="" table:formula="of:=CONCATENATE(IF([.M560]=&quot;YES&quot;;&quot;UC1;&quot;;&quot;&quot;);IF([.N560]=&quot;YES&quot;;&quot; UC2;&quot;;&quot;&quot;);IF([.O560]=&quot;YES&quot;;&quot; UC3&quot;;&quot;&quot;))" table:style-name="ce1"/>
          <table:table-cell office:value-type="string" office:string-value="" table:formula="of:=CONCATENATE(IF([.P560]=&quot;YES&quot;;&quot;e-Notification;&quot;;&quot;&quot;);IF([.Q560]=&quot;YES&quot;;&quot; e-Access;&quot;;&quot;&quot;);IF([.R560]=&quot;YES&quot;;&quot; e-Submission;&quot;;&quot;&quot;);IF([.S560]=&quot;YES&quot;;&quot; e-Evaluation;&quot;;&quot;&quot;);IF([.T560]=&quot;YES&quot;;&quot; e-Awarding;&quot;;&quot;&quot;);IF([.U560]=&quot;YES&quot;;&quot; e-Request;&quot;;&quot;&quot;);IF([.V560]=&quot;YES&quot;;&quot; e-Ordering;&quot;;&quot;&quot;);IF([.W560]=&quot;YES&quot;;&quot; e-Fulfiltment;&quot;;&quot;&quot;);IF([.X560]=&quot;YES&quot;;&quot; e-Invoicing;&quot;;&quot;&quot;);IF([.Y56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72</text:p>
          </table:table-cell>
          <table:table-cell office:value-type="string" table:style-name="ce35">
            <text:p>Revenue Value</text:p>
          </table:table-cell>
          <table:table-cell office:value-type="string" table:style-name="ce35">
            <text:p>The incomes from payment of fees.</text:p>
          </table:table-cell>
          <table:table-cell table:style-name="ce35"/>
          <table:table-cell office:value-type="string" table:style-name="ce35">
            <text:p>Ontology proposal</text:p>
          </table:table-cell>
          <table:table-cell table:style-name="ce35"/>
          <table:table-cell office:value-type="string" table:style-name="ce35">
            <text:p>BT-162</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561]=&quot;YES&quot;;&quot;UC1;&quot;;&quot;&quot;);IF([.N561]=&quot;YES&quot;;&quot; UC2;&quot;;&quot;&quot;);IF([.O561]=&quot;YES&quot;;&quot; UC3&quot;;&quot;&quot;))" table:style-name="ce35"/>
          <table:table-cell office:value-type="string" office:string-value=" e-Payment;" table:formula="of:=CONCATENATE(IF([.P561]=&quot;YES&quot;;&quot;e-Notification;&quot;;&quot;&quot;);IF([.Q561]=&quot;YES&quot;;&quot; e-Access;&quot;;&quot;&quot;);IF([.R561]=&quot;YES&quot;;&quot; e-Submission;&quot;;&quot;&quot;);IF([.S561]=&quot;YES&quot;;&quot; e-Evaluation;&quot;;&quot;&quot;);IF([.T561]=&quot;YES&quot;;&quot; e-Awarding;&quot;;&quot;&quot;);IF([.U561]=&quot;YES&quot;;&quot; e-Request;&quot;;&quot;&quot;);IF([.V561]=&quot;YES&quot;;&quot; e-Ordering;&quot;;&quot;&quot;);IF([.W561]=&quot;YES&quot;;&quot; e-Fulfiltment;&quot;;&quot;&quot;);IF([.X561]=&quot;YES&quot;;&quot; e-Invoicing;&quot;;&quot;&quot;);IF([.Y561]=&quot;YES&quot;;&quot; e-Payment;&quot;;&quot;&quot;))" table:style-name="ce35">
            <text:p><text:s/>e-Payment;</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number-columns-repeated="16359"/>
        </table:table-row>
        <table:table-row table:style-name="ro17">
          <table:table-cell office:value-type="string" table:style-name="ce1">
            <text:p>C-172</text:p>
          </table:table-cell>
          <table:table-cell office:value-type="string" table:style-name="ce1">
            <text:p>Revenue Value</text:p>
          </table:table-cell>
          <table:table-cell office:value-type="string" table:style-name="ce1">
            <text:p>Revenue from payment for fees</text:p>
          </table:table-cell>
          <table:table-cell table:style-name="ce1"/>
          <table:table-cell office:value-type="string" table:style-name="ce1">
            <text:p>OP internal working</text:p>
          </table:table-cell>
          <table:table-cell table:style-name="ce1"/>
          <table:table-cell office:value-type="string" table:style-name="ce1">
            <text:p>BG-100</text:p>
          </table:table-cell>
          <table:table-cell table:content-validation-name="val7" table:style-name="ce1"/>
          <table:table-cell table:number-columns-repeated="2" table:style-name="ce1"/>
          <table:table-cell office:value-type="string" office:string-value="" table:formula="of:=CONCATENATE(IF([.M562]=&quot;YES&quot;;&quot;UC1;&quot;;&quot;&quot;);IF([.N562]=&quot;YES&quot;;&quot; UC2;&quot;;&quot;&quot;);IF([.O562]=&quot;YES&quot;;&quot; UC3&quot;;&quot;&quot;))" table:style-name="ce1"/>
          <table:table-cell office:value-type="string" office:string-value="" table:formula="of:=CONCATENATE(IF([.P562]=&quot;YES&quot;;&quot;e-Notification;&quot;;&quot;&quot;);IF([.Q562]=&quot;YES&quot;;&quot; e-Access;&quot;;&quot;&quot;);IF([.R562]=&quot;YES&quot;;&quot; e-Submission;&quot;;&quot;&quot;);IF([.S562]=&quot;YES&quot;;&quot; e-Evaluation;&quot;;&quot;&quot;);IF([.T562]=&quot;YES&quot;;&quot; e-Awarding;&quot;;&quot;&quot;);IF([.U562]=&quot;YES&quot;;&quot; e-Request;&quot;;&quot;&quot;);IF([.V562]=&quot;YES&quot;;&quot; e-Ordering;&quot;;&quot;&quot;);IF([.W562]=&quot;YES&quot;;&quot; e-Fulfiltment;&quot;;&quot;&quot;);IF([.X562]=&quot;YES&quot;;&quot; e-Invoicing;&quot;;&quot;&quot;);IF([.Y56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38</text:p>
          </table:table-cell>
          <table:table-cell office:value-type="string" table:style-name="ce35">
            <text:p>Review Information Party</text:p>
          </table:table-cell>
          <table:table-cell office:value-type="string" table:style-name="ce35">
            <text:p>A party that is responsible for review and, where appropriate, mediation procedures.</text:p>
          </table:table-cell>
          <table:table-cell table:style-name="ce35"/>
          <table:table-cell office:value-type="string" table:style-name="ce35">
            <text:p>Ontology proposal</text:p>
          </table:table-cell>
          <table:table-cell office:value-type="string" table:style-name="ce35">
            <text:p>Based on DIRECTIVE 2014/24/EU</text:p>
          </table:table-cell>
          <table:table-cell office:value-type="string" table:style-name="ce35">
            <text:p>BG-103</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563]=&quot;YES&quot;;&quot;UC1;&quot;;&quot;&quot;);IF([.N563]=&quot;YES&quot;;&quot; UC2;&quot;;&quot;&quot;);IF([.O563]=&quot;YES&quot;;&quot; UC3&quot;;&quot;&quot;))" table:style-name="ce35"/>
          <table:table-cell office:value-type="string" office:string-value="e-Notification; e-Evaluation; e-Awarding;" table:formula="of:=CONCATENATE(IF([.P563]=&quot;YES&quot;;&quot;e-Notification;&quot;;&quot;&quot;);IF([.Q563]=&quot;YES&quot;;&quot; e-Access;&quot;;&quot;&quot;);IF([.R563]=&quot;YES&quot;;&quot; e-Submission;&quot;;&quot;&quot;);IF([.S563]=&quot;YES&quot;;&quot; e-Evaluation;&quot;;&quot;&quot;);IF([.T563]=&quot;YES&quot;;&quot; e-Awarding;&quot;;&quot;&quot;);IF([.U563]=&quot;YES&quot;;&quot; e-Request;&quot;;&quot;&quot;);IF([.V563]=&quot;YES&quot;;&quot; e-Ordering;&quot;;&quot;&quot;);IF([.W563]=&quot;YES&quot;;&quot; e-Fulfiltment;&quot;;&quot;&quot;);IF([.X563]=&quot;YES&quot;;&quot; e-Invoicing;&quot;;&quot;&quot;);IF([.Y563]=&quot;YES&quot;;&quot; e-Payment;&quot;;&quot;&quot;))" table:style-name="ce35">
            <text:p>e-Notification; e-Evaluation; e-Awarding;</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35">
            <text:p>C-138</text:p>
          </table:table-cell>
          <table:table-cell office:value-type="string" table:style-name="ce35">
            <text:p>Review Information Party</text:p>
          </table:table-cell>
          <table:table-cell office:value-type="string" table:style-name="ce35">
            <text:p>The information about the contacting person or organisation presenting the information for an appeal.</text:p>
          </table:table-cell>
          <table:table-cell table:style-name="ce35"/>
          <table:table-cell office:value-type="string" table:style-name="ce35">
            <text:p>OP internal working</text:p>
          </table:table-cell>
          <table:table-cell table:style-name="ce35"/>
          <table:table-cell office:value-type="string" table:style-name="ce35">
            <text:p>BT-87</text:p>
          </table:table-cell>
          <table:table-cell office:value-type="string" table:content-validation-name="val7" table:style-name="ce35">
            <text:p>YES</text:p>
          </table:table-cell>
          <table:table-cell office:value-type="string" table:style-name="ce35">
            <text:p>Taking into account the BT, and the definition provided by OP internal working for the same term, it has been considered that this is a good definition.</text:p>
          </table:table-cell>
          <table:table-cell table:style-name="ce35"/>
          <table:table-cell office:value-type="string" office:string-value="" table:formula="of:=CONCATENATE(IF([.M564]=&quot;YES&quot;;&quot;UC1;&quot;;&quot;&quot;);IF([.N564]=&quot;YES&quot;;&quot; UC2;&quot;;&quot;&quot;);IF([.O564]=&quot;YES&quot;;&quot; UC3&quot;;&quot;&quot;))" table:style-name="ce35"/>
          <table:table-cell office:value-type="string" office:string-value="e-Notification; e-Evaluation; e-Awarding;" table:formula="of:=CONCATENATE(IF([.P564]=&quot;YES&quot;;&quot;e-Notification;&quot;;&quot;&quot;);IF([.Q564]=&quot;YES&quot;;&quot; e-Access;&quot;;&quot;&quot;);IF([.R564]=&quot;YES&quot;;&quot; e-Submission;&quot;;&quot;&quot;);IF([.S564]=&quot;YES&quot;;&quot; e-Evaluation;&quot;;&quot;&quot;);IF([.T564]=&quot;YES&quot;;&quot; e-Awarding;&quot;;&quot;&quot;);IF([.U564]=&quot;YES&quot;;&quot; e-Request;&quot;;&quot;&quot;);IF([.V564]=&quot;YES&quot;;&quot; e-Ordering;&quot;;&quot;&quot;);IF([.W564]=&quot;YES&quot;;&quot; e-Fulfiltment;&quot;;&quot;&quot;);IF([.X564]=&quot;YES&quot;;&quot; e-Invoicing;&quot;;&quot;&quot;);IF([.Y564]=&quot;YES&quot;;&quot; e-Payment;&quot;;&quot;&quot;))" table:style-name="ce35">
            <text:p>e-Notification; e-Evaluation; e-Awarding;</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35">
            <text:p>C-129</text:p>
          </table:table-cell>
          <table:table-cell office:value-type="string" table:style-name="ce35">
            <text:p>Rules Criteria</text:p>
          </table:table-cell>
          <table:table-cell office:value-type="string" table:style-name="ce35">
            <text:p>A requirement to be met by a tenderer.</text:p>
          </table:table-cell>
          <table:table-cell table:style-name="ce35"/>
          <table:table-cell office:value-type="string" table:style-name="ce35">
            <text:p>OP internal working</text:p>
          </table:table-cell>
          <table:table-cell table:style-name="ce35"/>
          <table:table-cell office:value-type="string" table:style-name="ce35">
            <text:p>BT-03</text:p>
          </table:table-cell>
          <table:table-cell office:value-type="string" table:content-validation-name="val7" table:style-name="ce35">
            <text:p>YES</text:p>
          </table:table-cell>
          <table:table-cell office:value-type="string" table:style-name="ce35">
            <text:p>Taking into account the BT, and the definition provided by OP internal working for the same term, it has been considered that this is a good definition.</text:p>
          </table:table-cell>
          <table:table-cell table:style-name="ce35"/>
          <table:table-cell office:value-type="string" office:string-value="UC1; UC2;" table:formula="of:=CONCATENATE(IF([.M565]=&quot;YES&quot;;&quot;UC1;&quot;;&quot;&quot;);IF([.N565]=&quot;YES&quot;;&quot; UC2;&quot;;&quot;&quot;);IF([.O565]=&quot;YES&quot;;&quot; UC3&quot;;&quot;&quot;))" table:style-name="ce35">
            <text:p>UC1; UC2;</text:p>
          </table:table-cell>
          <table:table-cell office:value-type="string" office:string-value="e-Notification; e-Evaluation; e-Awarding;" table:formula="of:=CONCATENATE(IF([.P565]=&quot;YES&quot;;&quot;e-Notification;&quot;;&quot;&quot;);IF([.Q565]=&quot;YES&quot;;&quot; e-Access;&quot;;&quot;&quot;);IF([.R565]=&quot;YES&quot;;&quot; e-Submission;&quot;;&quot;&quot;);IF([.S565]=&quot;YES&quot;;&quot; e-Evaluation;&quot;;&quot;&quot;);IF([.T565]=&quot;YES&quot;;&quot; e-Awarding;&quot;;&quot;&quot;);IF([.U565]=&quot;YES&quot;;&quot; e-Request;&quot;;&quot;&quot;);IF([.V565]=&quot;YES&quot;;&quot; e-Ordering;&quot;;&quot;&quot;);IF([.W565]=&quot;YES&quot;;&quot; e-Fulfiltment;&quot;;&quot;&quot;);IF([.X565]=&quot;YES&quot;;&quot; e-Invoicing;&quot;;&quot;&quot;);IF([.Y565]=&quot;YES&quot;;&quot; e-Payment;&quot;;&quot;&quot;))" table:style-name="ce35">
            <text:p>e-Notification; e-Evaluation; e-Awarding;</text:p>
          </table:table-cell>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35">
            <text:p>C-039</text:p>
          </table:table-cell>
          <table:table-cell office:value-type="string" table:style-name="ce35">
            <text:p>Social Specific Services Indicator</text:p>
          </table:table-cell>
          <table:table-cell office:value-type="string" table:style-name="ce35">
            <text:p>This notice concerns only social or other specific services, as laid down in the current legislation.</text:p>
          </table:table-cell>
          <table:table-cell table:style-name="ce35"/>
          <table:table-cell office:value-type="string" table:style-name="ce35">
            <text:p>Ontology proposal</text:p>
          </table:table-cell>
          <table:table-cell office:value-type="string" table:style-name="ce35">
            <text:p>Removed</text:p>
          </table:table-cell>
          <table:table-cell office:value-type="string" table:style-name="ce35">
            <text:p>BT-03</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566]=&quot;YES&quot;;&quot;UC1;&quot;;&quot;&quot;);IF([.N566]=&quot;YES&quot;;&quot; UC2;&quot;;&quot;&quot;);IF([.O566]=&quot;YES&quot;;&quot; UC3&quot;;&quot;&quot;))" table:style-name="ce35"/>
          <table:table-cell office:value-type="string" office:string-value="e-Notification;" table:formula="of:=CONCATENATE(IF([.P566]=&quot;YES&quot;;&quot;e-Notification;&quot;;&quot;&quot;);IF([.Q566]=&quot;YES&quot;;&quot; e-Access;&quot;;&quot;&quot;);IF([.R566]=&quot;YES&quot;;&quot; e-Submission;&quot;;&quot;&quot;);IF([.S566]=&quot;YES&quot;;&quot; e-Evaluation;&quot;;&quot;&quot;);IF([.T566]=&quot;YES&quot;;&quot; e-Awarding;&quot;;&quot;&quot;);IF([.U566]=&quot;YES&quot;;&quot; e-Request;&quot;;&quot;&quot;);IF([.V566]=&quot;YES&quot;;&quot; e-Ordering;&quot;;&quot;&quot;);IF([.W566]=&quot;YES&quot;;&quot; e-Fulfiltment;&quot;;&quot;&quot;);IF([.X566]=&quot;YES&quot;;&quot; e-Invoicing;&quot;;&quot;&quot;);IF([.Y566]=&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39</text:p>
          </table:table-cell>
          <table:table-cell office:value-type="string" table:style-name="ce1">
            <text:p>Social Specific Services Indicator</text:p>
          </table:table-cell>
          <table:table-cell office:value-type="string" table:style-name="ce1">
            <text:p>An indicator to specify if this notice only concerns social or other specific services.</text:p>
          </table:table-cell>
          <table:table-cell table:style-name="ce1"/>
          <table:table-cell office:value-type="string" table:style-name="ce1">
            <text:p>eForms consultation</text:p>
          </table:table-cell>
          <table:table-cell table:style-name="ce1"/>
          <table:table-cell office:value-type="string" table:style-name="ce1">
            <text:p>BT-03</text:p>
          </table:table-cell>
          <table:table-cell table:content-validation-name="val7" table:style-name="ce1"/>
          <table:table-cell table:number-columns-repeated="2" table:style-name="ce1"/>
          <table:table-cell office:value-type="string" office:string-value="" table:formula="of:=CONCATENATE(IF([.M567]=&quot;YES&quot;;&quot;UC1;&quot;;&quot;&quot;);IF([.N567]=&quot;YES&quot;;&quot; UC2;&quot;;&quot;&quot;);IF([.O567]=&quot;YES&quot;;&quot; UC3&quot;;&quot;&quot;))" table:style-name="ce1"/>
          <table:table-cell office:value-type="string" office:string-value="" table:formula="of:=CONCATENATE(IF([.P567]=&quot;YES&quot;;&quot;e-Notification;&quot;;&quot;&quot;);IF([.Q567]=&quot;YES&quot;;&quot; e-Access;&quot;;&quot;&quot;);IF([.R567]=&quot;YES&quot;;&quot; e-Submission;&quot;;&quot;&quot;);IF([.S567]=&quot;YES&quot;;&quot; e-Evaluation;&quot;;&quot;&quot;);IF([.T567]=&quot;YES&quot;;&quot; e-Awarding;&quot;;&quot;&quot;);IF([.U567]=&quot;YES&quot;;&quot; e-Request;&quot;;&quot;&quot;);IF([.V567]=&quot;YES&quot;;&quot; e-Ordering;&quot;;&quot;&quot;);IF([.W567]=&quot;YES&quot;;&quot; e-Fulfiltment;&quot;;&quot;&quot;);IF([.X567]=&quot;YES&quot;;&quot; e-Invoicing;&quot;;&quot;&quot;);IF([.Y56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9</text:p>
          </table:table-cell>
          <table:table-cell office:value-type="string" table:style-name="ce1">
            <text:p>Social Specific Services Indicator</text:p>
          </table:table-cell>
          <table:table-cell office:value-type="string" table:style-name="ce1">
            <text:p>Contracting authorities intending to award a public contract for the services referred to in Article 74 shall make known their intention by any of the following means:</text:p>
            <text:p>(a) by means of a contract notice (...); or</text:p>
            <text:p>(b) by means of a prior information notice (...).</text:p>
          </table:table-cell>
          <table:table-cell table:style-name="ce1"/>
          <table:table-cell office:value-type="string" table:style-name="ce1">
            <text:p>DIRECTIVE 2014/24/EU</text:p>
          </table:table-cell>
          <table:table-cell office:value-type="string" table:style-name="ce1">
            <text:p>Article 75</text:p>
          </table:table-cell>
          <table:table-cell office:value-type="string" table:style-name="ce1">
            <text:p>BT-03</text:p>
          </table:table-cell>
          <table:table-cell table:content-validation-name="val7" table:style-name="ce1"/>
          <table:table-cell table:number-columns-repeated="2" table:style-name="ce1"/>
          <table:table-cell office:value-type="string" office:string-value="" table:formula="of:=CONCATENATE(IF([.M568]=&quot;YES&quot;;&quot;UC1;&quot;;&quot;&quot;);IF([.N568]=&quot;YES&quot;;&quot; UC2;&quot;;&quot;&quot;);IF([.O568]=&quot;YES&quot;;&quot; UC3&quot;;&quot;&quot;))" table:style-name="ce1"/>
          <table:table-cell office:value-type="string" office:string-value="" table:formula="of:=CONCATENATE(IF([.P568]=&quot;YES&quot;;&quot;e-Notification;&quot;;&quot;&quot;);IF([.Q568]=&quot;YES&quot;;&quot; e-Access;&quot;;&quot;&quot;);IF([.R568]=&quot;YES&quot;;&quot; e-Submission;&quot;;&quot;&quot;);IF([.S568]=&quot;YES&quot;;&quot; e-Evaluation;&quot;;&quot;&quot;);IF([.T568]=&quot;YES&quot;;&quot; e-Awarding;&quot;;&quot;&quot;);IF([.U568]=&quot;YES&quot;;&quot; e-Request;&quot;;&quot;&quot;);IF([.V568]=&quot;YES&quot;;&quot; e-Ordering;&quot;;&quot;&quot;);IF([.W568]=&quot;YES&quot;;&quot; e-Fulfiltment;&quot;;&quot;&quot;);IF([.X568]=&quot;YES&quot;;&quot; e-Invoicing;&quot;;&quot;&quot;);IF([.Y56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9</text:p>
          </table:table-cell>
          <table:table-cell office:value-type="string" table:style-name="ce1">
            <text:p>Social Specific Services Indicator</text:p>
          </table:table-cell>
          <table:table-cell office:value-type="string" table:style-name="ce1">
            <text:p>In the context of this Directive, Social Specific Services are: Health, social and related services; Administrative social, educational, healthcare and cultural services; Compulsory social security services; Benefit services; Other community, social and personal services including services furnished by trade unions, political organisations, youth associations and other membership organisation services; Religious services; Hotel and restaurant services; Legal services, to the extent not excluded pursuant to point (d) of Article 10; Other administrative services and government services; Provision of services to the community; Prison related services, public security and rescue services to the extent not excluded pursuant to point (h) of Article 10; Investigation and security services; International services; Postal services; Miscellaneous services.</text:p>
          </table:table-cell>
          <table:table-cell table:style-name="ce1"/>
          <table:table-cell office:value-type="string" table:style-name="ce1">
            <text:p>DIRECTIVE 2014/24/EU</text:p>
          </table:table-cell>
          <table:table-cell office:value-type="string" table:style-name="ce1">
            <text:p>ANNEX XIV</text:p>
          </table:table-cell>
          <table:table-cell office:value-type="string" table:style-name="ce1">
            <text:p>BT-06</text:p>
          </table:table-cell>
          <table:table-cell table:content-validation-name="val7" table:style-name="ce1"/>
          <table:table-cell table:number-columns-repeated="2" table:style-name="ce1"/>
          <table:table-cell office:value-type="string" office:string-value="" table:formula="of:=CONCATENATE(IF([.M569]=&quot;YES&quot;;&quot;UC1;&quot;;&quot;&quot;);IF([.N569]=&quot;YES&quot;;&quot; UC2;&quot;;&quot;&quot;);IF([.O569]=&quot;YES&quot;;&quot; UC3&quot;;&quot;&quot;))" table:style-name="ce1"/>
          <table:table-cell office:value-type="string" office:string-value="" table:formula="of:=CONCATENATE(IF([.P569]=&quot;YES&quot;;&quot;e-Notification;&quot;;&quot;&quot;);IF([.Q569]=&quot;YES&quot;;&quot; e-Access;&quot;;&quot;&quot;);IF([.R569]=&quot;YES&quot;;&quot; e-Submission;&quot;;&quot;&quot;);IF([.S569]=&quot;YES&quot;;&quot; e-Evaluation;&quot;;&quot;&quot;);IF([.T569]=&quot;YES&quot;;&quot; e-Awarding;&quot;;&quot;&quot;);IF([.U569]=&quot;YES&quot;;&quot; e-Request;&quot;;&quot;&quot;);IF([.V569]=&quot;YES&quot;;&quot; e-Ordering;&quot;;&quot;&quot;);IF([.W569]=&quot;YES&quot;;&quot; e-Fulfiltment;&quot;;&quot;&quot;);IF([.X569]=&quot;YES&quot;;&quot; e-Invoicing;&quot;;&quot;&quot;);IF([.Y56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40</text:p>
          </table:table-cell>
          <table:table-cell office:value-type="string" table:style-name="ce35">
            <text:p>Strategic Procurement</text:p>
          </table:table-cell>
          <table:table-cell office:value-type="string" table:style-name="ce35">
            <text:p>Impact of the procurement (social, environnemental , innovative,...)</text:p>
          </table:table-cell>
          <table:table-cell table:style-name="ce35"/>
          <table:table-cell office:value-type="string" table:style-name="ce35">
            <text:p>OP internal working</text:p>
          </table:table-cell>
          <table:table-cell table:style-name="ce35"/>
          <table:table-cell office:value-type="string" table:style-name="ce35">
            <text:p>BT-06</text:p>
          </table:table-cell>
          <table:table-cell office:value-type="string" table:content-validation-name="val7" table:style-name="ce35">
            <text:p>YES</text:p>
          </table:table-cell>
          <table:table-cell office:value-type="string" table:style-name="ce35">
            <text:p>Taking into account the BT, and the information provided by OP internal working for the same term, it has been considered that this is a good definition.</text:p>
          </table:table-cell>
          <table:table-cell table:style-name="ce35"/>
          <table:table-cell office:value-type="string" office:string-value="" table:formula="of:=CONCATENATE(IF([.M570]=&quot;YES&quot;;&quot;UC1;&quot;;&quot;&quot;);IF([.N570]=&quot;YES&quot;;&quot; UC2;&quot;;&quot;&quot;);IF([.O570]=&quot;YES&quot;;&quot; UC3&quot;;&quot;&quot;))" table:style-name="ce35"/>
          <table:table-cell office:value-type="string" office:string-value="e-Notification;" table:formula="of:=CONCATENATE(IF([.P570]=&quot;YES&quot;;&quot;e-Notification;&quot;;&quot;&quot;);IF([.Q570]=&quot;YES&quot;;&quot; e-Access;&quot;;&quot;&quot;);IF([.R570]=&quot;YES&quot;;&quot; e-Submission;&quot;;&quot;&quot;);IF([.S570]=&quot;YES&quot;;&quot; e-Evaluation;&quot;;&quot;&quot;);IF([.T570]=&quot;YES&quot;;&quot; e-Awarding;&quot;;&quot;&quot;);IF([.U570]=&quot;YES&quot;;&quot; e-Request;&quot;;&quot;&quot;);IF([.V570]=&quot;YES&quot;;&quot; e-Ordering;&quot;;&quot;&quot;);IF([.W570]=&quot;YES&quot;;&quot; e-Fulfiltment;&quot;;&quot;&quot;);IF([.X570]=&quot;YES&quot;;&quot; e-Invoicing;&quot;;&quot;&quot;);IF([.Y570]=&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40</text:p>
          </table:table-cell>
          <table:table-cell office:value-type="string" table:style-name="ce1">
            <text:p>Strategic Procurement</text:p>
          </table:table-cell>
          <table:table-cell office:value-type="string" table:style-name="ce1">
            <text:p>In order to fully exploit the potential of public procurement to achieve the objectives of the Europe 2020 strategy for smart, sustainable and inclusive growth, environmental, social and innovation procurement will also have to play its part (...)</text:p>
          </table:table-cell>
          <table:table-cell table:style-name="ce1"/>
          <table:table-cell office:value-type="string" table:style-name="ce1">
            <text:p>DIRECTIVE 2014/24/EU</text:p>
          </table:table-cell>
          <table:table-cell office:value-type="string" table:style-name="ce1">
            <text:p>Whereas (123)</text:p>
          </table:table-cell>
          <table:table-cell office:value-type="string" table:style-name="ce1">
            <text:p>BT-06</text:p>
          </table:table-cell>
          <table:table-cell table:content-validation-name="val7" table:style-name="ce1"/>
          <table:table-cell table:number-columns-repeated="2" table:style-name="ce1"/>
          <table:table-cell office:value-type="string" office:string-value="" table:formula="of:=CONCATENATE(IF([.M571]=&quot;YES&quot;;&quot;UC1;&quot;;&quot;&quot;);IF([.N571]=&quot;YES&quot;;&quot; UC2;&quot;;&quot;&quot;);IF([.O571]=&quot;YES&quot;;&quot; UC3&quot;;&quot;&quot;))" table:style-name="ce1"/>
          <table:table-cell office:value-type="string" office:string-value="" table:formula="of:=CONCATENATE(IF([.P571]=&quot;YES&quot;;&quot;e-Notification;&quot;;&quot;&quot;);IF([.Q571]=&quot;YES&quot;;&quot; e-Access;&quot;;&quot;&quot;);IF([.R571]=&quot;YES&quot;;&quot; e-Submission;&quot;;&quot;&quot;);IF([.S571]=&quot;YES&quot;;&quot; e-Evaluation;&quot;;&quot;&quot;);IF([.T571]=&quot;YES&quot;;&quot; e-Awarding;&quot;;&quot;&quot;);IF([.U571]=&quot;YES&quot;;&quot; e-Request;&quot;;&quot;&quot;);IF([.V571]=&quot;YES&quot;;&quot; e-Ordering;&quot;;&quot;&quot;);IF([.W571]=&quot;YES&quot;;&quot; e-Fulfiltment;&quot;;&quot;&quot;);IF([.X571]=&quot;YES&quot;;&quot; e-Invoicing;&quot;;&quot;&quot;);IF([.Y57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0</text:p>
          </table:table-cell>
          <table:table-cell office:value-type="string" table:style-name="ce1">
            <text:p>Strategic Procurement</text:p>
          </table:table-cell>
          <table:table-cell office:value-type="string" table:style-name="ce1">
            <text:p>Research and innovation, including eco-innovation and social innovation, are among the main drivers of future growth and have been put at the centre of the Europe 2020 strategy for smart, sustainable and inclusive growth. Public authorities should make the best strategic use of public procurement to spur innovation (...)</text:p>
          </table:table-cell>
          <table:table-cell table:style-name="ce1"/>
          <table:table-cell office:value-type="string" table:style-name="ce1">
            <text:p>DIRECTIVE 2014/24/EU</text:p>
          </table:table-cell>
          <table:table-cell office:value-type="string" table:style-name="ce1">
            <text:p>Whereas (47)</text:p>
          </table:table-cell>
          <table:table-cell office:value-type="string" table:style-name="ce1">
            <text:p>BT-510</text:p>
          </table:table-cell>
          <table:table-cell table:content-validation-name="val7" table:style-name="ce1"/>
          <table:table-cell table:number-columns-repeated="2" table:style-name="ce1"/>
          <table:table-cell office:value-type="string" office:string-value="" table:formula="of:=CONCATENATE(IF([.M572]=&quot;YES&quot;;&quot;UC1;&quot;;&quot;&quot;);IF([.N572]=&quot;YES&quot;;&quot; UC2;&quot;;&quot;&quot;);IF([.O572]=&quot;YES&quot;;&quot; UC3&quot;;&quot;&quot;))" table:style-name="ce1"/>
          <table:table-cell office:value-type="string" office:string-value="" table:formula="of:=CONCATENATE(IF([.P572]=&quot;YES&quot;;&quot;e-Notification;&quot;;&quot;&quot;);IF([.Q572]=&quot;YES&quot;;&quot; e-Access;&quot;;&quot;&quot;);IF([.R572]=&quot;YES&quot;;&quot; e-Submission;&quot;;&quot;&quot;);IF([.S572]=&quot;YES&quot;;&quot; e-Evaluation;&quot;;&quot;&quot;);IF([.T572]=&quot;YES&quot;;&quot; e-Awarding;&quot;;&quot;&quot;);IF([.U572]=&quot;YES&quot;;&quot; e-Request;&quot;;&quot;&quot;);IF([.V572]=&quot;YES&quot;;&quot; e-Ordering;&quot;;&quot;&quot;);IF([.W572]=&quot;YES&quot;;&quot; e-Fulfiltment;&quot;;&quot;&quot;);IF([.X572]=&quot;YES&quot;;&quot; e-Invoicing;&quot;;&quot;&quot;);IF([.Y57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21</text:p>
          </table:table-cell>
          <table:table-cell office:value-type="string" table:style-name="ce35">
            <text:p>Street Address</text:p>
          </table:table-cell>
          <table:table-cell office:value-type="string" table:style-name="ce35">
            <text:p>The name of the street, road, avenue, etc., of the organisation's physical address.</text:p>
          </table:table-cell>
          <table:table-cell table:style-name="ce35"/>
          <table:table-cell office:value-type="string" table:style-name="ce35">
            <text:p>Ontology proposal</text:p>
          </table:table-cell>
          <table:table-cell table:style-name="ce35"/>
          <table:table-cell office:value-type="string" table:style-name="ce35">
            <text:p>BT-510</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573]=&quot;YES&quot;;&quot;UC1;&quot;;&quot;&quot;);IF([.N573]=&quot;YES&quot;;&quot; UC2;&quot;;&quot;&quot;);IF([.O573]=&quot;YES&quot;;&quot; UC3&quot;;&quot;&quot;))" table:style-name="ce35"/>
          <table:table-cell office:value-type="string" office:string-value="e-Notification;" table:formula="of:=CONCATENATE(IF([.P573]=&quot;YES&quot;;&quot;e-Notification;&quot;;&quot;&quot;);IF([.Q573]=&quot;YES&quot;;&quot; e-Access;&quot;;&quot;&quot;);IF([.R573]=&quot;YES&quot;;&quot; e-Submission;&quot;;&quot;&quot;);IF([.S573]=&quot;YES&quot;;&quot; e-Evaluation;&quot;;&quot;&quot;);IF([.T573]=&quot;YES&quot;;&quot; e-Awarding;&quot;;&quot;&quot;);IF([.U573]=&quot;YES&quot;;&quot; e-Request;&quot;;&quot;&quot;);IF([.V573]=&quot;YES&quot;;&quot; e-Ordering;&quot;;&quot;&quot;);IF([.W573]=&quot;YES&quot;;&quot; e-Fulfiltment;&quot;;&quot;&quot;);IF([.X573]=&quot;YES&quot;;&quot; e-Invoicing;&quot;;&quot;&quot;);IF([.Y573]=&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21</text:p>
          </table:table-cell>
          <table:table-cell office:value-type="string" table:style-name="ce1">
            <text:p>Street Address</text:p>
          </table:table-cell>
          <table:table-cell office:value-type="string" table:style-name="ce1">
            <text:p>The street address associated with the address of the object</text:p>
          </table:table-cell>
          <table:table-cell table:style-name="ce1"/>
          <table:table-cell office:value-type="string" table:style-name="ce1">
            <text:p>vCard Ontology</text:p>
          </table:table-cell>
          <table:table-cell table:style-name="ce1"/>
          <table:table-cell office:value-type="string" table:style-name="ce1">
            <text:p>BT-511</text:p>
          </table:table-cell>
          <table:table-cell table:content-validation-name="val7" table:style-name="ce1"/>
          <table:table-cell table:number-columns-repeated="2" table:style-name="ce1"/>
          <table:table-cell office:value-type="string" office:string-value="" table:formula="of:=CONCATENATE(IF([.M574]=&quot;YES&quot;;&quot;UC1;&quot;;&quot;&quot;);IF([.N574]=&quot;YES&quot;;&quot; UC2;&quot;;&quot;&quot;);IF([.O574]=&quot;YES&quot;;&quot; UC3&quot;;&quot;&quot;))" table:style-name="ce1"/>
          <table:table-cell office:value-type="string" office:string-value="" table:formula="of:=CONCATENATE(IF([.P574]=&quot;YES&quot;;&quot;e-Notification;&quot;;&quot;&quot;);IF([.Q574]=&quot;YES&quot;;&quot; e-Access;&quot;;&quot;&quot;);IF([.R574]=&quot;YES&quot;;&quot; e-Submission;&quot;;&quot;&quot;);IF([.S574]=&quot;YES&quot;;&quot; e-Evaluation;&quot;;&quot;&quot;);IF([.T574]=&quot;YES&quot;;&quot; e-Awarding;&quot;;&quot;&quot;);IF([.U574]=&quot;YES&quot;;&quot; e-Request;&quot;;&quot;&quot;);IF([.V574]=&quot;YES&quot;;&quot; e-Ordering;&quot;;&quot;&quot;);IF([.W574]=&quot;YES&quot;;&quot; e-Fulfiltment;&quot;;&quot;&quot;);IF([.X574]=&quot;YES&quot;;&quot; e-Invoicing;&quot;;&quot;&quot;);IF([.Y57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22</text:p>
          </table:table-cell>
          <table:table-cell office:value-type="string" table:style-name="ce35">
            <text:p>Street Number</text:p>
          </table:table-cell>
          <table:table-cell office:value-type="string" table:style-name="ce35">
            <text:p>The number of the building of the organisation's physical address.</text:p>
          </table:table-cell>
          <table:table-cell table:style-name="ce35"/>
          <table:table-cell office:value-type="string" table:style-name="ce35">
            <text:p>Ontology proposal</text:p>
          </table:table-cell>
          <table:table-cell table:style-name="ce35"/>
          <table:table-cell office:value-type="string" table:style-name="ce35">
            <text:p>BG-180</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575]=&quot;YES&quot;;&quot;UC1;&quot;;&quot;&quot;);IF([.N575]=&quot;YES&quot;;&quot; UC2;&quot;;&quot;&quot;);IF([.O575]=&quot;YES&quot;;&quot; UC3&quot;;&quot;&quot;))" table:style-name="ce35"/>
          <table:table-cell office:value-type="string" office:string-value="e-Notification;" table:formula="of:=CONCATENATE(IF([.P575]=&quot;YES&quot;;&quot;e-Notification;&quot;;&quot;&quot;);IF([.Q575]=&quot;YES&quot;;&quot; e-Access;&quot;;&quot;&quot;);IF([.R575]=&quot;YES&quot;;&quot; e-Submission;&quot;;&quot;&quot;);IF([.S575]=&quot;YES&quot;;&quot; e-Evaluation;&quot;;&quot;&quot;);IF([.T575]=&quot;YES&quot;;&quot; e-Awarding;&quot;;&quot;&quot;);IF([.U575]=&quot;YES&quot;;&quot; e-Request;&quot;;&quot;&quot;);IF([.V575]=&quot;YES&quot;;&quot; e-Ordering;&quot;;&quot;&quot;);IF([.W575]=&quot;YES&quot;;&quot; e-Fulfiltment;&quot;;&quot;&quot;);IF([.X575]=&quot;YES&quot;;&quot; e-Invoicing;&quot;;&quot;&quot;);IF([.Y575]=&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35">
            <text:p>C-178</text:p>
          </table:table-cell>
          <table:table-cell office:value-type="string" table:style-name="ce35">
            <text:p>Subcontract</text:p>
          </table:table-cell>
          <table:table-cell office:value-type="string" table:style-name="ce35">
            <text:p>A concept to decribe the main information regarding the share of parts of the contract to third parties</text:p>
          </table:table-cell>
          <table:table-cell table:style-name="ce35"/>
          <table:table-cell office:value-type="string" table:style-name="ce35">
            <text:p>Ontology proposal</text:p>
          </table:table-cell>
          <table:table-cell table:style-name="ce35"/>
          <table:table-cell office:value-type="string" table:style-name="ce35">
            <text:p>BG-180</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576]=&quot;YES&quot;;&quot;UC1;&quot;;&quot;&quot;);IF([.N576]=&quot;YES&quot;;&quot; UC2;&quot;;&quot;&quot;);IF([.O576]=&quot;YES&quot;;&quot; UC3&quot;;&quot;&quot;))" table:style-name="ce35"/>
          <table:table-cell office:value-type="string" office:string-value="e-Notification;" table:formula="of:=CONCATENATE(IF([.P576]=&quot;YES&quot;;&quot;e-Notification;&quot;;&quot;&quot;);IF([.Q576]=&quot;YES&quot;;&quot; e-Access;&quot;;&quot;&quot;);IF([.R576]=&quot;YES&quot;;&quot; e-Submission;&quot;;&quot;&quot;);IF([.S576]=&quot;YES&quot;;&quot; e-Evaluation;&quot;;&quot;&quot;);IF([.T576]=&quot;YES&quot;;&quot; e-Awarding;&quot;;&quot;&quot;);IF([.U576]=&quot;YES&quot;;&quot; e-Request;&quot;;&quot;&quot;);IF([.V576]=&quot;YES&quot;;&quot; e-Ordering;&quot;;&quot;&quot;);IF([.W576]=&quot;YES&quot;;&quot; e-Fulfiltment;&quot;;&quot;&quot;);IF([.X576]=&quot;YES&quot;;&quot; e-Invoicing;&quot;;&quot;&quot;);IF([.Y576]=&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78</text:p>
          </table:table-cell>
          <table:table-cell office:value-type="string" table:style-name="ce1">
            <text:p>Subcontract</text:p>
          </table:table-cell>
          <table:table-cell office:value-type="string" table:style-name="ce1">
            <text:p>A class to describe subcontract terms for a tendering process.</text:p>
          </table:table-cell>
          <table:table-cell table:style-name="ce1"/>
          <table:table-cell office:value-type="string" table:style-name="ce1">
            <text:p>UBL</text:p>
          </table:table-cell>
          <table:table-cell table:style-name="ce1"/>
          <table:table-cell office:value-type="string" table:style-name="ce1">
            <text:p>BT-551</text:p>
          </table:table-cell>
          <table:table-cell table:content-validation-name="val7" table:style-name="ce1"/>
          <table:table-cell table:number-columns-repeated="2" table:style-name="ce1"/>
          <table:table-cell office:value-type="string" office:string-value="" table:formula="of:=CONCATENATE(IF([.M577]=&quot;YES&quot;;&quot;UC1;&quot;;&quot;&quot;);IF([.N577]=&quot;YES&quot;;&quot; UC2;&quot;;&quot;&quot;);IF([.O577]=&quot;YES&quot;;&quot; UC3&quot;;&quot;&quot;))" table:style-name="ce1"/>
          <table:table-cell office:value-type="string" office:string-value="" table:formula="of:=CONCATENATE(IF([.P577]=&quot;YES&quot;;&quot;e-Notification;&quot;;&quot;&quot;);IF([.Q577]=&quot;YES&quot;;&quot; e-Access;&quot;;&quot;&quot;);IF([.R577]=&quot;YES&quot;;&quot; e-Submission;&quot;;&quot;&quot;);IF([.S577]=&quot;YES&quot;;&quot; e-Evaluation;&quot;;&quot;&quot;);IF([.T577]=&quot;YES&quot;;&quot; e-Awarding;&quot;;&quot;&quot;);IF([.U577]=&quot;YES&quot;;&quot; e-Request;&quot;;&quot;&quot;);IF([.V577]=&quot;YES&quot;;&quot; e-Ordering;&quot;;&quot;&quot;);IF([.W577]=&quot;YES&quot;;&quot; e-Fulfiltment;&quot;;&quot;&quot;);IF([.X577]=&quot;YES&quot;;&quot; e-Invoicing;&quot;;&quot;&quot;);IF([.Y57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79</text:p>
          </table:table-cell>
          <table:table-cell office:value-type="string" table:style-name="ce35">
            <text:p>Subcontracting Code</text:p>
          </table:table-cell>
          <table:table-cell office:value-type="string" table:style-name="ce35">
            <text:p>It indicates the part or parts of the contract the successful tenderer intends to subcontract beyond the required percentage</text:p>
          </table:table-cell>
          <table:table-cell table:style-name="ce35"/>
          <table:table-cell office:value-type="string" table:style-name="ce35">
            <text:p>Ontology proposal</text:p>
          </table:table-cell>
          <table:table-cell office:value-type="string" table:style-name="ce35">
            <text:p>Based on Standard forms for public procurement</text:p>
          </table:table-cell>
          <table:table-cell office:value-type="string" table:style-name="ce35">
            <text:p>BT-551</text:p>
          </table:table-cell>
          <table:table-cell office:value-type="string" table:content-validation-name="val7" table:style-name="ce35">
            <text:p>YES</text:p>
          </table:table-cell>
          <table:table-cell office:value-type="string" table:style-name="ce35">
            <text:p>Taking into account the BT, and the definition provided by the Standard forms for public procurement for the same term, it has been considered that this is a good definition.</text:p>
          </table:table-cell>
          <table:table-cell table:style-name="ce35"/>
          <table:table-cell office:value-type="string" office:string-value="" table:formula="of:=CONCATENATE(IF([.M578]=&quot;YES&quot;;&quot;UC1;&quot;;&quot;&quot;);IF([.N578]=&quot;YES&quot;;&quot; UC2;&quot;;&quot;&quot;);IF([.O578]=&quot;YES&quot;;&quot; UC3&quot;;&quot;&quot;))" table:style-name="ce35"/>
          <table:table-cell office:value-type="string" office:string-value="e-Notification;" table:formula="of:=CONCATENATE(IF([.P578]=&quot;YES&quot;;&quot;e-Notification;&quot;;&quot;&quot;);IF([.Q578]=&quot;YES&quot;;&quot; e-Access;&quot;;&quot;&quot;);IF([.R578]=&quot;YES&quot;;&quot; e-Submission;&quot;;&quot;&quot;);IF([.S578]=&quot;YES&quot;;&quot; e-Evaluation;&quot;;&quot;&quot;);IF([.T578]=&quot;YES&quot;;&quot; e-Awarding;&quot;;&quot;&quot;);IF([.U578]=&quot;YES&quot;;&quot; e-Request;&quot;;&quot;&quot;);IF([.V578]=&quot;YES&quot;;&quot; e-Ordering;&quot;;&quot;&quot;);IF([.W578]=&quot;YES&quot;;&quot; e-Fulfiltment;&quot;;&quot;&quot;);IF([.X578]=&quot;YES&quot;;&quot; e-Invoicing;&quot;;&quot;&quot;);IF([.Y578]=&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79</text:p>
          </table:table-cell>
          <table:table-cell office:value-type="string" table:style-name="ce1">
            <text:p>Subcontracting Code</text:p>
          </table:table-cell>
          <table:table-cell office:value-type="string" table:style-name="ce1">
            <text:p>A code specifying the conditions for subcontracting.</text:p>
          </table:table-cell>
          <table:table-cell table:style-name="ce1"/>
          <table:table-cell office:value-type="string" table:style-name="ce1">
            <text:p>UBL</text:p>
          </table:table-cell>
          <table:table-cell table:style-name="ce1"/>
          <table:table-cell office:value-type="string" table:style-name="ce1">
            <text:p>BT-551</text:p>
          </table:table-cell>
          <table:table-cell table:content-validation-name="val7" table:style-name="ce1"/>
          <table:table-cell table:number-columns-repeated="2" table:style-name="ce1"/>
          <table:table-cell office:value-type="string" office:string-value="" table:formula="of:=CONCATENATE(IF([.M579]=&quot;YES&quot;;&quot;UC1;&quot;;&quot;&quot;);IF([.N579]=&quot;YES&quot;;&quot; UC2;&quot;;&quot;&quot;);IF([.O579]=&quot;YES&quot;;&quot; UC3&quot;;&quot;&quot;))" table:style-name="ce1"/>
          <table:table-cell office:value-type="string" office:string-value="" table:formula="of:=CONCATENATE(IF([.P579]=&quot;YES&quot;;&quot;e-Notification;&quot;;&quot;&quot;);IF([.Q579]=&quot;YES&quot;;&quot; e-Access;&quot;;&quot;&quot;);IF([.R579]=&quot;YES&quot;;&quot; e-Submission;&quot;;&quot;&quot;);IF([.S579]=&quot;YES&quot;;&quot; e-Evaluation;&quot;;&quot;&quot;);IF([.T579]=&quot;YES&quot;;&quot; e-Awarding;&quot;;&quot;&quot;);IF([.U579]=&quot;YES&quot;;&quot; e-Request;&quot;;&quot;&quot;);IF([.V579]=&quot;YES&quot;;&quot; e-Ordering;&quot;;&quot;&quot;);IF([.W579]=&quot;YES&quot;;&quot; e-Fulfiltment;&quot;;&quot;&quot;);IF([.X579]=&quot;YES&quot;;&quot; e-Invoicing;&quot;;&quot;&quot;);IF([.Y57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79</text:p>
          </table:table-cell>
          <table:table-cell office:value-type="string" table:style-name="ce1">
            <text:p>Subcontracting Code</text:p>
          </table:table-cell>
          <table:table-cell office:value-type="string" table:style-name="ce1">
            <text:p>The successful tenderer is obliged to specify which part or parts of the contract it intends to subcontract beyond the required percentage and to indicate the subcontractors already identified. (if applicable)</text:p>
          </table:table-cell>
          <table:table-cell table:style-name="ce1"/>
          <table:table-cell office:value-type="string" table:style-name="ce1">
            <text:p>Contract notice for contracts in the field of defence and security</text:p>
          </table:table-cell>
          <table:table-cell office:value-type="string" table:style-name="ce1">
            <text:p>II.1.7) Information about subcontracting</text:p>
            <text:p>http://simap.ted.europa.eu/documents/10184/49059/sf_017_en.pdf</text:p>
          </table:table-cell>
          <table:table-cell office:value-type="string" table:style-name="ce1">
            <text:p>BT-64, BT-65, BT-550, BT-553, BT-554</text:p>
          </table:table-cell>
          <table:table-cell table:content-validation-name="val7" table:style-name="ce1"/>
          <table:table-cell table:number-columns-repeated="2" table:style-name="ce1"/>
          <table:table-cell office:value-type="string" office:string-value="" table:formula="of:=CONCATENATE(IF([.M580]=&quot;YES&quot;;&quot;UC1;&quot;;&quot;&quot;);IF([.N580]=&quot;YES&quot;;&quot; UC2;&quot;;&quot;&quot;);IF([.O580]=&quot;YES&quot;;&quot; UC3&quot;;&quot;&quot;))" table:style-name="ce1"/>
          <table:table-cell office:value-type="string" office:string-value="" table:formula="of:=CONCATENATE(IF([.P580]=&quot;YES&quot;;&quot;e-Notification;&quot;;&quot;&quot;);IF([.Q580]=&quot;YES&quot;;&quot; e-Access;&quot;;&quot;&quot;);IF([.R580]=&quot;YES&quot;;&quot; e-Submission;&quot;;&quot;&quot;);IF([.S580]=&quot;YES&quot;;&quot; e-Evaluation;&quot;;&quot;&quot;);IF([.T580]=&quot;YES&quot;;&quot; e-Awarding;&quot;;&quot;&quot;);IF([.U580]=&quot;YES&quot;;&quot; e-Request;&quot;;&quot;&quot;);IF([.V580]=&quot;YES&quot;;&quot; e-Ordering;&quot;;&quot;&quot;);IF([.W580]=&quot;YES&quot;;&quot; e-Fulfiltment;&quot;;&quot;&quot;);IF([.X580]=&quot;YES&quot;;&quot; e-Invoicing;&quot;;&quot;&quot;);IF([.Y58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76</text:p>
          </table:table-cell>
          <table:table-cell office:value-type="string" table:style-name="ce35">
            <text:p>Subcontracting Part</text:p>
          </table:table-cell>
          <table:table-cell office:value-type="string" table:style-name="ce35">
            <text:p>A third party that is responsible for developing any share of the contract requested by the winner.</text:p>
          </table:table-cell>
          <table:table-cell table:style-name="ce35"/>
          <table:table-cell office:value-type="string" table:style-name="ce35">
            <text:p>Ontology proposal</text:p>
          </table:table-cell>
          <table:table-cell office:value-type="string" table:style-name="ce35">
            <text:p>BT-65</text:p>
            <text:p>Based on DIRECTIVE 2014/24/EU</text:p>
            <text:p>Article 71.2</text:p>
          </table:table-cell>
          <table:table-cell office:value-type="string" table:style-name="ce35">
            <text:p>BT-64, BT-65, BT-550, BT-553, BT-554</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581]=&quot;YES&quot;;&quot;UC1;&quot;;&quot;&quot;);IF([.N581]=&quot;YES&quot;;&quot; UC2;&quot;;&quot;&quot;);IF([.O581]=&quot;YES&quot;;&quot; UC3&quot;;&quot;&quot;))" table:style-name="ce35"/>
          <table:table-cell office:value-type="string" office:string-value="e-Notification;" table:formula="of:=CONCATENATE(IF([.P581]=&quot;YES&quot;;&quot;e-Notification;&quot;;&quot;&quot;);IF([.Q581]=&quot;YES&quot;;&quot; e-Access;&quot;;&quot;&quot;);IF([.R581]=&quot;YES&quot;;&quot; e-Submission;&quot;;&quot;&quot;);IF([.S581]=&quot;YES&quot;;&quot; e-Evaluation;&quot;;&quot;&quot;);IF([.T581]=&quot;YES&quot;;&quot; e-Awarding;&quot;;&quot;&quot;);IF([.U581]=&quot;YES&quot;;&quot; e-Request;&quot;;&quot;&quot;);IF([.V581]=&quot;YES&quot;;&quot; e-Ordering;&quot;;&quot;&quot;);IF([.W581]=&quot;YES&quot;;&quot; e-Fulfiltment;&quot;;&quot;&quot;);IF([.X581]=&quot;YES&quot;;&quot; e-Invoicing;&quot;;&quot;&quot;);IF([.Y581]=&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76</text:p>
          </table:table-cell>
          <table:table-cell office:value-type="string" table:style-name="ce1">
            <text:p>Subcontracting Part</text:p>
          </table:table-cell>
          <table:table-cell office:value-type="string" table:style-name="ce1">
            <text:p>The share of the contract that the successful tenderer subcontracts to third parties.</text:p>
          </table:table-cell>
          <table:table-cell table:style-name="ce1"/>
          <table:table-cell office:value-type="string" table:style-name="ce1">
            <text:p>Ontology proposal</text:p>
          </table:table-cell>
          <table:table-cell office:value-type="string" table:style-name="ce1">
            <text:p>BT-64</text:p>
            <text:p>Based on DIRECTIVE 2014/24/EU</text:p>
            <text:p>Article 71.2</text:p>
          </table:table-cell>
          <table:table-cell office:value-type="string" table:style-name="ce1">
            <text:p>BT-64, BT-65, BT-550, BT-553, BT-554</text:p>
          </table:table-cell>
          <table:table-cell table:content-validation-name="val7" table:style-name="ce1"/>
          <table:table-cell office:value-type="string" table:style-name="ce1">
            <text:p>It makes the definition of the Directive more comprehensible either because of its complexity, vocabulary, or semantics.</text:p>
          </table:table-cell>
          <table:table-cell table:style-name="ce1"/>
          <table:table-cell office:value-type="string" office:string-value="" table:formula="of:=CONCATENATE(IF([.M582]=&quot;YES&quot;;&quot;UC1;&quot;;&quot;&quot;);IF([.N582]=&quot;YES&quot;;&quot; UC2;&quot;;&quot;&quot;);IF([.O582]=&quot;YES&quot;;&quot; UC3&quot;;&quot;&quot;))" table:style-name="ce1"/>
          <table:table-cell office:value-type="string" office:string-value="e-Notification;" table:formula="of:=CONCATENATE(IF([.P582]=&quot;YES&quot;;&quot;e-Notification;&quot;;&quot;&quot;);IF([.Q582]=&quot;YES&quot;;&quot; e-Access;&quot;;&quot;&quot;);IF([.R582]=&quot;YES&quot;;&quot; e-Submission;&quot;;&quot;&quot;);IF([.S582]=&quot;YES&quot;;&quot; e-Evaluation;&quot;;&quot;&quot;);IF([.T582]=&quot;YES&quot;;&quot; e-Awarding;&quot;;&quot;&quot;);IF([.U582]=&quot;YES&quot;;&quot; e-Request;&quot;;&quot;&quot;);IF([.V582]=&quot;YES&quot;;&quot; e-Ordering;&quot;;&quot;&quot;);IF([.W582]=&quot;YES&quot;;&quot; e-Fulfiltment;&quot;;&quot;&quot;);IF([.X582]=&quot;YES&quot;;&quot; e-Invoicing;&quot;;&quot;&quot;);IF([.Y582]=&quot;YES&quot;;&quot; e-Payment;&quot;;&quot;&quot;))" table:style-name="ce1">
            <text:p>e-Notification;</text:p>
          </table:table-cell>
          <table:table-cell table:content-validation-name="val7" table:style-name="ce1"/>
          <table:table-cell table:content-validation-name="val7" table:style-name="ce1"/>
          <table:table-cell table:content-validation-name="val7" table:style-name="ce1"/>
          <table:table-cell office:value-type="string" table:content-validation-name="val7" table:style-name="ce1">
            <text:p>YES</text:p>
          </table:table-cell>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76</text:p>
          </table:table-cell>
          <table:table-cell office:value-type="string" table:style-name="ce1">
            <text:p>Subcontracting Part</text:p>
          </table:table-cell>
          <table:table-cell office:value-type="string" table:style-name="ce1">
            <text:p>An indicator to specify whether the tenderer intends to subcontract a part of the contract to third parties or not</text:p>
          </table:table-cell>
          <table:table-cell table:style-name="ce1"/>
          <table:table-cell office:value-type="string" table:style-name="ce1">
            <text:p>Ontology proposal</text:p>
          </table:table-cell>
          <table:table-cell office:value-type="string" table:style-name="ce1">
            <text:p>BT-550</text:p>
            <text:p>Based on the DIRECTIVE 2014/24/EU</text:p>
            <text:p>Article 71.2</text:p>
          </table:table-cell>
          <table:table-cell office:value-type="string" table:style-name="ce1">
            <text:p>BT-64, BT-65, BT-550, BT-553, BT-554</text:p>
          </table:table-cell>
          <table:table-cell table:content-validation-name="val7" table:style-name="ce1"/>
          <table:table-cell office:value-type="string" table:style-name="ce1">
            <text:p>It makes the definition of the Directive more comprehensible either because of its complexity, vocabulary, or semantics.</text:p>
          </table:table-cell>
          <table:table-cell table:style-name="ce1"/>
          <table:table-cell office:value-type="string" office:string-value="" table:formula="of:=CONCATENATE(IF([.M583]=&quot;YES&quot;;&quot;UC1;&quot;;&quot;&quot;);IF([.N583]=&quot;YES&quot;;&quot; UC2;&quot;;&quot;&quot;);IF([.O583]=&quot;YES&quot;;&quot; UC3&quot;;&quot;&quot;))" table:style-name="ce1"/>
          <table:table-cell office:value-type="string" office:string-value="e-Notification;" table:formula="of:=CONCATENATE(IF([.P583]=&quot;YES&quot;;&quot;e-Notification;&quot;;&quot;&quot;);IF([.Q583]=&quot;YES&quot;;&quot; e-Access;&quot;;&quot;&quot;);IF([.R583]=&quot;YES&quot;;&quot; e-Submission;&quot;;&quot;&quot;);IF([.S583]=&quot;YES&quot;;&quot; e-Evaluation;&quot;;&quot;&quot;);IF([.T583]=&quot;YES&quot;;&quot; e-Awarding;&quot;;&quot;&quot;);IF([.U583]=&quot;YES&quot;;&quot; e-Request;&quot;;&quot;&quot;);IF([.V583]=&quot;YES&quot;;&quot; e-Ordering;&quot;;&quot;&quot;);IF([.W583]=&quot;YES&quot;;&quot; e-Fulfiltment;&quot;;&quot;&quot;);IF([.X583]=&quot;YES&quot;;&quot; e-Invoicing;&quot;;&quot;&quot;);IF([.Y583]=&quot;YES&quot;;&quot; e-Payment;&quot;;&quot;&quot;))" table:style-name="ce1">
            <text:p>e-Notification;</text:p>
          </table:table-cell>
          <table:table-cell table:content-validation-name="val7" table:style-name="ce1"/>
          <table:table-cell table:content-validation-name="val7" table:style-name="ce1"/>
          <table:table-cell table:content-validation-name="val7" table:style-name="ce1"/>
          <table:table-cell office:value-type="string" table:content-validation-name="val7" table:style-name="ce1">
            <text:p>YES</text:p>
          </table:table-cell>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76</text:p>
          </table:table-cell>
          <table:table-cell office:value-type="string" table:style-name="ce1">
            <text:p>Subcontracting Part</text:p>
          </table:table-cell>
          <table:table-cell office:value-type="string" table:style-name="ce1">
            <text:p>The estimated amount of the share of the contract to third parties (excluding VAT) .</text:p>
          </table:table-cell>
          <table:table-cell table:style-name="ce1"/>
          <table:table-cell office:value-type="string" table:style-name="ce1">
            <text:p>Ontology proposal</text:p>
          </table:table-cell>
          <table:table-cell office:value-type="string" table:style-name="ce1">
            <text:p>BT-553</text:p>
          </table:table-cell>
          <table:table-cell office:value-type="string" table:style-name="ce1">
            <text:p>BT-64, BT-65, BT-550, BT-553, BT-554</text:p>
          </table:table-cell>
          <table:table-cell table:content-validation-name="val7" table:style-name="ce1"/>
          <table:table-cell office:value-type="string" table:style-name="ce1">
            <text:p>Having not found any clear enough definition, another has been proposed from other sources and from the knowledge of the team.</text:p>
          </table:table-cell>
          <table:table-cell table:style-name="ce1"/>
          <table:table-cell office:value-type="string" office:string-value="" table:formula="of:=CONCATENATE(IF([.M584]=&quot;YES&quot;;&quot;UC1;&quot;;&quot;&quot;);IF([.N584]=&quot;YES&quot;;&quot; UC2;&quot;;&quot;&quot;);IF([.O584]=&quot;YES&quot;;&quot; UC3&quot;;&quot;&quot;))" table:style-name="ce1"/>
          <table:table-cell office:value-type="string" office:string-value="e-Notification;" table:formula="of:=CONCATENATE(IF([.P584]=&quot;YES&quot;;&quot;e-Notification;&quot;;&quot;&quot;);IF([.Q584]=&quot;YES&quot;;&quot; e-Access;&quot;;&quot;&quot;);IF([.R584]=&quot;YES&quot;;&quot; e-Submission;&quot;;&quot;&quot;);IF([.S584]=&quot;YES&quot;;&quot; e-Evaluation;&quot;;&quot;&quot;);IF([.T584]=&quot;YES&quot;;&quot; e-Awarding;&quot;;&quot;&quot;);IF([.U584]=&quot;YES&quot;;&quot; e-Request;&quot;;&quot;&quot;);IF([.V584]=&quot;YES&quot;;&quot; e-Ordering;&quot;;&quot;&quot;);IF([.W584]=&quot;YES&quot;;&quot; e-Fulfiltment;&quot;;&quot;&quot;);IF([.X584]=&quot;YES&quot;;&quot; e-Invoicing;&quot;;&quot;&quot;);IF([.Y584]=&quot;YES&quot;;&quot; e-Payment;&quot;;&quot;&quot;))" table:style-name="ce1">
            <text:p>e-Notification;</text:p>
          </table:table-cell>
          <table:table-cell table:content-validation-name="val7" table:style-name="ce1"/>
          <table:table-cell table:content-validation-name="val7" table:style-name="ce1"/>
          <table:table-cell table:content-validation-name="val7" table:style-name="ce1"/>
          <table:table-cell office:value-type="string" table:content-validation-name="val7" table:style-name="ce1">
            <text:p>YES</text:p>
          </table:table-cell>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76</text:p>
          </table:table-cell>
          <table:table-cell office:value-type="string" table:style-name="ce1">
            <text:p>Subcontracting Part</text:p>
          </table:table-cell>
          <table:table-cell office:value-type="string" table:style-name="ce1">
            <text:p>Specification of the characteristics of the share of the contract to third parties</text:p>
          </table:table-cell>
          <table:table-cell table:style-name="ce1"/>
          <table:table-cell office:value-type="string" table:style-name="ce1">
            <text:p>Ontology proposal</text:p>
          </table:table-cell>
          <table:table-cell office:value-type="string" table:style-name="ce1">
            <text:p>BT-554</text:p>
          </table:table-cell>
          <table:table-cell office:value-type="string" table:style-name="ce1">
            <text:p>BT-64, BT-65, BT-550, BT-553, BT-554</text:p>
          </table:table-cell>
          <table:table-cell table:content-validation-name="val7" table:style-name="ce1"/>
          <table:table-cell office:value-type="string" table:style-name="ce1">
            <text:p>Having not found any clear enough definition, another has been proposed from other sources and from the knowledge of the team.</text:p>
          </table:table-cell>
          <table:table-cell table:style-name="ce1"/>
          <table:table-cell office:value-type="string" office:string-value="" table:formula="of:=CONCATENATE(IF([.M585]=&quot;YES&quot;;&quot;UC1;&quot;;&quot;&quot;);IF([.N585]=&quot;YES&quot;;&quot; UC2;&quot;;&quot;&quot;);IF([.O585]=&quot;YES&quot;;&quot; UC3&quot;;&quot;&quot;))" table:style-name="ce1"/>
          <table:table-cell office:value-type="string" office:string-value="e-Notification;" table:formula="of:=CONCATENATE(IF([.P585]=&quot;YES&quot;;&quot;e-Notification;&quot;;&quot;&quot;);IF([.Q585]=&quot;YES&quot;;&quot; e-Access;&quot;;&quot;&quot;);IF([.R585]=&quot;YES&quot;;&quot; e-Submission;&quot;;&quot;&quot;);IF([.S585]=&quot;YES&quot;;&quot; e-Evaluation;&quot;;&quot;&quot;);IF([.T585]=&quot;YES&quot;;&quot; e-Awarding;&quot;;&quot;&quot;);IF([.U585]=&quot;YES&quot;;&quot; e-Request;&quot;;&quot;&quot;);IF([.V585]=&quot;YES&quot;;&quot; e-Ordering;&quot;;&quot;&quot;);IF([.W585]=&quot;YES&quot;;&quot; e-Fulfiltment;&quot;;&quot;&quot;);IF([.X585]=&quot;YES&quot;;&quot; e-Invoicing;&quot;;&quot;&quot;);IF([.Y585]=&quot;YES&quot;;&quot; e-Payment;&quot;;&quot;&quot;))" table:style-name="ce1">
            <text:p>e-Notification;</text:p>
          </table:table-cell>
          <table:table-cell table:content-validation-name="val7" table:style-name="ce1"/>
          <table:table-cell table:content-validation-name="val7" table:style-name="ce1"/>
          <table:table-cell table:content-validation-name="val7" table:style-name="ce1"/>
          <table:table-cell office:value-type="string" table:content-validation-name="val7" table:style-name="ce1">
            <text:p>YES</text:p>
          </table:table-cell>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76</text:p>
          </table:table-cell>
          <table:table-cell office:value-type="string" table:style-name="ce1">
            <text:p>Subcontracting Part</text:p>
          </table:table-cell>
          <table:table-cell office:value-type="string" table:style-name="ce1">
            <text:p>In the procurement documents, the contracting authority may ask or may be required by a Member State to ask the tenderer to indicate in its tender any share of the contract it may intend to subcontract to third parties and any proposed subcontractors</text:p>
          </table:table-cell>
          <table:table-cell table:style-name="ce1"/>
          <table:table-cell office:value-type="string" table:style-name="ce1">
            <text:p>DIRECTIVE 2014/24/EU</text:p>
          </table:table-cell>
          <table:table-cell office:value-type="string" table:style-name="ce1">
            <text:p>Article 71.2</text:p>
          </table:table-cell>
          <table:table-cell office:value-type="string" table:style-name="ce1">
            <text:p>BT-64, BT-65, BT-550, BT-553, BT-554</text:p>
          </table:table-cell>
          <table:table-cell table:content-validation-name="val7" table:style-name="ce1"/>
          <table:table-cell table:number-columns-repeated="2" table:style-name="ce1"/>
          <table:table-cell office:value-type="string" office:string-value="" table:formula="of:=CONCATENATE(IF([.M586]=&quot;YES&quot;;&quot;UC1;&quot;;&quot;&quot;);IF([.N586]=&quot;YES&quot;;&quot; UC2;&quot;;&quot;&quot;);IF([.O586]=&quot;YES&quot;;&quot; UC3&quot;;&quot;&quot;))" table:style-name="ce1"/>
          <table:table-cell office:value-type="string" office:string-value="" table:formula="of:=CONCATENATE(IF([.P586]=&quot;YES&quot;;&quot;e-Notification;&quot;;&quot;&quot;);IF([.Q586]=&quot;YES&quot;;&quot; e-Access;&quot;;&quot;&quot;);IF([.R586]=&quot;YES&quot;;&quot; e-Submission;&quot;;&quot;&quot;);IF([.S586]=&quot;YES&quot;;&quot; e-Evaluation;&quot;;&quot;&quot;);IF([.T586]=&quot;YES&quot;;&quot; e-Awarding;&quot;;&quot;&quot;);IF([.U586]=&quot;YES&quot;;&quot; e-Request;&quot;;&quot;&quot;);IF([.V586]=&quot;YES&quot;;&quot; e-Ordering;&quot;;&quot;&quot;);IF([.W586]=&quot;YES&quot;;&quot; e-Fulfiltment;&quot;;&quot;&quot;);IF([.X586]=&quot;YES&quot;;&quot; e-Invoicing;&quot;;&quot;&quot;);IF([.Y58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76</text:p>
          </table:table-cell>
          <table:table-cell office:value-type="string" table:style-name="ce1">
            <text:p>Subcontracting Part</text:p>
          </table:table-cell>
          <table:table-cell office:value-type="string" table:style-name="ce1">
            <text:p>Class that defines the execution conditions of the contract (e.g. special execution conditions or subcontracting percentage amounts).</text:p>
          </table:table-cell>
          <table:table-cell table:style-name="ce1"/>
          <table:table-cell office:value-type="string" table:style-name="ce1">
            <text:p>PPROC Ontology</text:p>
          </table:table-cell>
          <table:table-cell office:value-type="string" table:style-name="ce1">
            <text:p><text:a xlink:href="http://contsem.unizar.es/def/sector-publico/pproc#ContractExecutionConditions">http://contsem.unizar.es/def/sector-publico/PPROC Ontology#ContractExecutionConditions</text:a></text:p>
          </table:table-cell>
          <table:table-cell office:value-type="string" table:style-name="ce1">
            <text:p>BT-64, BT-65, BT-550, BT-553, BT-554</text:p>
          </table:table-cell>
          <table:table-cell table:content-validation-name="val7" table:style-name="ce1"/>
          <table:table-cell table:number-columns-repeated="2" table:style-name="ce1"/>
          <table:table-cell office:value-type="string" office:string-value="" table:formula="of:=CONCATENATE(IF([.M587]=&quot;YES&quot;;&quot;UC1;&quot;;&quot;&quot;);IF([.N587]=&quot;YES&quot;;&quot; UC2;&quot;;&quot;&quot;);IF([.O587]=&quot;YES&quot;;&quot; UC3&quot;;&quot;&quot;))" table:style-name="ce1"/>
          <table:table-cell office:value-type="string" office:string-value="" table:formula="of:=CONCATENATE(IF([.P587]=&quot;YES&quot;;&quot;e-Notification;&quot;;&quot;&quot;);IF([.Q587]=&quot;YES&quot;;&quot; e-Access;&quot;;&quot;&quot;);IF([.R587]=&quot;YES&quot;;&quot; e-Submission;&quot;;&quot;&quot;);IF([.S587]=&quot;YES&quot;;&quot; e-Evaluation;&quot;;&quot;&quot;);IF([.T587]=&quot;YES&quot;;&quot; e-Awarding;&quot;;&quot;&quot;);IF([.U587]=&quot;YES&quot;;&quot; e-Request;&quot;;&quot;&quot;);IF([.V587]=&quot;YES&quot;;&quot; e-Ordering;&quot;;&quot;&quot;);IF([.W587]=&quot;YES&quot;;&quot; e-Fulfiltment;&quot;;&quot;&quot;);IF([.X587]=&quot;YES&quot;;&quot; e-Invoicing;&quot;;&quot;&quot;);IF([.Y58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76</text:p>
          </table:table-cell>
          <table:table-cell office:value-type="string" table:style-name="ce1">
            <text:p>Subcontracting Part</text:p>
          </table:table-cell>
          <table:table-cell office:value-type="string" table:style-name="ce1">
            <text:p>The range of this property must be a percentage (i.e. float between 0.0 and 100.0)</text:p>
          </table:table-cell>
          <table:table-cell table:style-name="ce1"/>
          <table:table-cell office:value-type="string" table:style-name="ce1">
            <text:p>PPROC Ontology</text:p>
          </table:table-cell>
          <table:table-cell office:value-type="string" table:style-name="ce1">
            <text:p><text:a xlink:href="http://contsem.unizar.es/def/sector-publico/pproc#maxSubcontracting">http://contsem.unizar.es/def/sector-publico/PPROC Ontology#maxSubcontracting</text:a></text:p>
          </table:table-cell>
          <table:table-cell office:value-type="string" table:style-name="ce1">
            <text:p>BT-64, BT-65, BT-550, BT-553, BT-554</text:p>
          </table:table-cell>
          <table:table-cell table:content-validation-name="val7" table:style-name="ce1"/>
          <table:table-cell table:number-columns-repeated="2" table:style-name="ce1"/>
          <table:table-cell office:value-type="string" office:string-value="" table:formula="of:=CONCATENATE(IF([.M588]=&quot;YES&quot;;&quot;UC1;&quot;;&quot;&quot;);IF([.N588]=&quot;YES&quot;;&quot; UC2;&quot;;&quot;&quot;);IF([.O588]=&quot;YES&quot;;&quot; UC3&quot;;&quot;&quot;))" table:style-name="ce1"/>
          <table:table-cell office:value-type="string" office:string-value="" table:formula="of:=CONCATENATE(IF([.P588]=&quot;YES&quot;;&quot;e-Notification;&quot;;&quot;&quot;);IF([.Q588]=&quot;YES&quot;;&quot; e-Access;&quot;;&quot;&quot;);IF([.R588]=&quot;YES&quot;;&quot; e-Submission;&quot;;&quot;&quot;);IF([.S588]=&quot;YES&quot;;&quot; e-Evaluation;&quot;;&quot;&quot;);IF([.T588]=&quot;YES&quot;;&quot; e-Awarding;&quot;;&quot;&quot;);IF([.U588]=&quot;YES&quot;;&quot; e-Request;&quot;;&quot;&quot;);IF([.V588]=&quot;YES&quot;;&quot; e-Ordering;&quot;;&quot;&quot;);IF([.W588]=&quot;YES&quot;;&quot; e-Fulfiltment;&quot;;&quot;&quot;);IF([.X588]=&quot;YES&quot;;&quot; e-Invoicing;&quot;;&quot;&quot;);IF([.Y58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76</text:p>
          </table:table-cell>
          <table:table-cell office:value-type="string" table:style-name="ce1">
            <text:p>Subcontracting Part</text:p>
          </table:table-cell>
          <table:table-cell office:value-type="string" table:style-name="ce1">
            <text:p>The range of this property must be a percentage (i.e. float between 0.0 and 100.0)</text:p>
          </table:table-cell>
          <table:table-cell table:style-name="ce1"/>
          <table:table-cell office:value-type="string" table:style-name="ce1">
            <text:p>PPROC Ontology</text:p>
          </table:table-cell>
          <table:table-cell office:value-type="string" table:style-name="ce1">
            <text:p><text:a xlink:href="http://contsem.unizar.es/def/sector-publico/pproc#minSubcontracting">http://contsem.unizar.es/def/sector-publico/PPROC Ontology#minSubcontracting</text:a></text:p>
          </table:table-cell>
          <table:table-cell office:value-type="string" table:style-name="ce1">
            <text:p>BT-64, BT-65, BT-550, BT-553, BT-554</text:p>
          </table:table-cell>
          <table:table-cell table:content-validation-name="val7" table:style-name="ce1"/>
          <table:table-cell table:number-columns-repeated="2" table:style-name="ce1"/>
          <table:table-cell office:value-type="string" office:string-value="" table:formula="of:=CONCATENATE(IF([.M589]=&quot;YES&quot;;&quot;UC1;&quot;;&quot;&quot;);IF([.N589]=&quot;YES&quot;;&quot; UC2;&quot;;&quot;&quot;);IF([.O589]=&quot;YES&quot;;&quot; UC3&quot;;&quot;&quot;))" table:style-name="ce1"/>
          <table:table-cell office:value-type="string" office:string-value="" table:formula="of:=CONCATENATE(IF([.P589]=&quot;YES&quot;;&quot;e-Notification;&quot;;&quot;&quot;);IF([.Q589]=&quot;YES&quot;;&quot; e-Access;&quot;;&quot;&quot;);IF([.R589]=&quot;YES&quot;;&quot; e-Submission;&quot;;&quot;&quot;);IF([.S589]=&quot;YES&quot;;&quot; e-Evaluation;&quot;;&quot;&quot;);IF([.T589]=&quot;YES&quot;;&quot; e-Awarding;&quot;;&quot;&quot;);IF([.U589]=&quot;YES&quot;;&quot; e-Request;&quot;;&quot;&quot;);IF([.V589]=&quot;YES&quot;;&quot; e-Ordering;&quot;;&quot;&quot;);IF([.W589]=&quot;YES&quot;;&quot; e-Fulfiltment;&quot;;&quot;&quot;);IF([.X589]=&quot;YES&quot;;&quot; e-Invoicing;&quot;;&quot;&quot;);IF([.Y58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76</text:p>
          </table:table-cell>
          <table:table-cell office:value-type="string" table:style-name="ce1">
            <text:p>Subcontracting Part</text:p>
          </table:table-cell>
          <table:table-cell office:value-type="string" table:style-name="ce1">
            <text:p>The maximum percentage allowed to be subcontracted.</text:p>
          </table:table-cell>
          <table:table-cell table:style-name="ce1"/>
          <table:table-cell office:value-type="string" table:style-name="ce1">
            <text:p>UBL</text:p>
          </table:table-cell>
          <table:table-cell office:value-type="string" table:style-name="ce1">
            <text:p>Class: SubcontractTerms</text:p>
          </table:table-cell>
          <table:table-cell office:value-type="string" table:style-name="ce1">
            <text:p>BT-64, BT-65, BT-550, BT-553, BT-554</text:p>
          </table:table-cell>
          <table:table-cell table:content-validation-name="val7" table:style-name="ce1"/>
          <table:table-cell table:number-columns-repeated="2" table:style-name="ce1"/>
          <table:table-cell office:value-type="string" office:string-value="" table:formula="of:=CONCATENATE(IF([.M590]=&quot;YES&quot;;&quot;UC1;&quot;;&quot;&quot;);IF([.N590]=&quot;YES&quot;;&quot; UC2;&quot;;&quot;&quot;);IF([.O590]=&quot;YES&quot;;&quot; UC3&quot;;&quot;&quot;))" table:style-name="ce1"/>
          <table:table-cell office:value-type="string" office:string-value="" table:formula="of:=CONCATENATE(IF([.P590]=&quot;YES&quot;;&quot;e-Notification;&quot;;&quot;&quot;);IF([.Q590]=&quot;YES&quot;;&quot; e-Access;&quot;;&quot;&quot;);IF([.R590]=&quot;YES&quot;;&quot; e-Submission;&quot;;&quot;&quot;);IF([.S590]=&quot;YES&quot;;&quot; e-Evaluation;&quot;;&quot;&quot;);IF([.T590]=&quot;YES&quot;;&quot; e-Awarding;&quot;;&quot;&quot;);IF([.U590]=&quot;YES&quot;;&quot; e-Request;&quot;;&quot;&quot;);IF([.V590]=&quot;YES&quot;;&quot; e-Ordering;&quot;;&quot;&quot;);IF([.W590]=&quot;YES&quot;;&quot; e-Fulfiltment;&quot;;&quot;&quot;);IF([.X590]=&quot;YES&quot;;&quot; e-Invoicing;&quot;;&quot;&quot;);IF([.Y59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76</text:p>
          </table:table-cell>
          <table:table-cell office:value-type="string" table:style-name="ce1">
            <text:p>Subcontracting Part</text:p>
          </table:table-cell>
          <table:table-cell office:value-type="string" table:style-name="ce1">
            <text:p>The minimum percentage allowed to be subcontracted.</text:p>
          </table:table-cell>
          <table:table-cell table:style-name="ce1"/>
          <table:table-cell office:value-type="string" table:style-name="ce1">
            <text:p>UBL</text:p>
          </table:table-cell>
          <table:table-cell office:value-type="string" table:style-name="ce1">
            <text:p>Class: SubcontractTerms</text:p>
          </table:table-cell>
          <table:table-cell office:value-type="string" table:style-name="ce1">
            <text:p>BT-64, BT-65, BT-550, BT-553, BT-554</text:p>
          </table:table-cell>
          <table:table-cell table:content-validation-name="val7" table:style-name="ce1"/>
          <table:table-cell table:number-columns-repeated="2" table:style-name="ce1"/>
          <table:table-cell office:value-type="string" office:string-value="" table:formula="of:=CONCATENATE(IF([.M591]=&quot;YES&quot;;&quot;UC1;&quot;;&quot;&quot;);IF([.N591]=&quot;YES&quot;;&quot; UC2;&quot;;&quot;&quot;);IF([.O591]=&quot;YES&quot;;&quot; UC3&quot;;&quot;&quot;))" table:style-name="ce1"/>
          <table:table-cell office:value-type="string" office:string-value="" table:formula="of:=CONCATENATE(IF([.P591]=&quot;YES&quot;;&quot;e-Notification;&quot;;&quot;&quot;);IF([.Q591]=&quot;YES&quot;;&quot; e-Access;&quot;;&quot;&quot;);IF([.R591]=&quot;YES&quot;;&quot; e-Submission;&quot;;&quot;&quot;);IF([.S591]=&quot;YES&quot;;&quot; e-Evaluation;&quot;;&quot;&quot;);IF([.T591]=&quot;YES&quot;;&quot; e-Awarding;&quot;;&quot;&quot;);IF([.U591]=&quot;YES&quot;;&quot; e-Request;&quot;;&quot;&quot;);IF([.V591]=&quot;YES&quot;;&quot; e-Ordering;&quot;;&quot;&quot;);IF([.W591]=&quot;YES&quot;;&quot; e-Fulfiltment;&quot;;&quot;&quot;);IF([.X591]=&quot;YES&quot;;&quot; e-Invoicing;&quot;;&quot;&quot;);IF([.Y59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76</text:p>
          </table:table-cell>
          <table:table-cell office:value-type="string" table:style-name="ce1">
            <text:p>Subcontracting Part</text:p>
          </table:table-cell>
          <table:table-cell office:value-type="string" table:style-name="ce1">
            <text:p>The maximum percentage allowed to be subcontracted.</text:p>
          </table:table-cell>
          <table:table-cell table:style-name="ce1"/>
          <table:table-cell office:value-type="string" table:style-name="ce1">
            <text:p>ESPD</text:p>
          </table:table-cell>
          <table:table-cell office:value-type="string" table:style-name="ce1">
            <text:p>Subcontract Terms</text:p>
          </table:table-cell>
          <table:table-cell office:value-type="string" table:style-name="ce1">
            <text:p>BT-64, BT-65, BT-550, BT-553, BT-554</text:p>
          </table:table-cell>
          <table:table-cell table:content-validation-name="val7" table:style-name="ce1"/>
          <table:table-cell table:number-columns-repeated="2" table:style-name="ce1"/>
          <table:table-cell office:value-type="string" office:string-value="" table:formula="of:=CONCATENATE(IF([.M592]=&quot;YES&quot;;&quot;UC1;&quot;;&quot;&quot;);IF([.N592]=&quot;YES&quot;;&quot; UC2;&quot;;&quot;&quot;);IF([.O592]=&quot;YES&quot;;&quot; UC3&quot;;&quot;&quot;))" table:style-name="ce1"/>
          <table:table-cell office:value-type="string" office:string-value="" table:formula="of:=CONCATENATE(IF([.P592]=&quot;YES&quot;;&quot;e-Notification;&quot;;&quot;&quot;);IF([.Q592]=&quot;YES&quot;;&quot; e-Access;&quot;;&quot;&quot;);IF([.R592]=&quot;YES&quot;;&quot; e-Submission;&quot;;&quot;&quot;);IF([.S592]=&quot;YES&quot;;&quot; e-Evaluation;&quot;;&quot;&quot;);IF([.T592]=&quot;YES&quot;;&quot; e-Awarding;&quot;;&quot;&quot;);IF([.U592]=&quot;YES&quot;;&quot; e-Request;&quot;;&quot;&quot;);IF([.V592]=&quot;YES&quot;;&quot; e-Ordering;&quot;;&quot;&quot;);IF([.W592]=&quot;YES&quot;;&quot; e-Fulfiltment;&quot;;&quot;&quot;);IF([.X592]=&quot;YES&quot;;&quot; e-Invoicing;&quot;;&quot;&quot;);IF([.Y59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76</text:p>
          </table:table-cell>
          <table:table-cell office:value-type="string" table:style-name="ce1">
            <text:p>Subcontracting Part</text:p>
          </table:table-cell>
          <table:table-cell office:value-type="string" table:style-name="ce1">
            <text:p>The minimum percentage allowed to be subcontracted.</text:p>
          </table:table-cell>
          <table:table-cell table:style-name="ce1"/>
          <table:table-cell office:value-type="string" table:style-name="ce1">
            <text:p>ESPD</text:p>
          </table:table-cell>
          <table:table-cell office:value-type="string" table:style-name="ce1">
            <text:p>Subcontract Terms</text:p>
          </table:table-cell>
          <table:table-cell office:value-type="string" table:style-name="ce1">
            <text:p>BT-72</text:p>
          </table:table-cell>
          <table:table-cell table:content-validation-name="val7" table:style-name="ce1"/>
          <table:table-cell table:number-columns-repeated="2" table:style-name="ce1"/>
          <table:table-cell office:value-type="string" office:string-value="" table:formula="of:=CONCATENATE(IF([.M593]=&quot;YES&quot;;&quot;UC1;&quot;;&quot;&quot;);IF([.N593]=&quot;YES&quot;;&quot; UC2;&quot;;&quot;&quot;);IF([.O593]=&quot;YES&quot;;&quot; UC3&quot;;&quot;&quot;))" table:style-name="ce1"/>
          <table:table-cell office:value-type="string" office:string-value="" table:formula="of:=CONCATENATE(IF([.P593]=&quot;YES&quot;;&quot;e-Notification;&quot;;&quot;&quot;);IF([.Q593]=&quot;YES&quot;;&quot; e-Access;&quot;;&quot;&quot;);IF([.R593]=&quot;YES&quot;;&quot; e-Submission;&quot;;&quot;&quot;);IF([.S593]=&quot;YES&quot;;&quot; e-Evaluation;&quot;;&quot;&quot;);IF([.T593]=&quot;YES&quot;;&quot; e-Awarding;&quot;;&quot;&quot;);IF([.U593]=&quot;YES&quot;;&quot; e-Request;&quot;;&quot;&quot;);IF([.V593]=&quot;YES&quot;;&quot; e-Ordering;&quot;;&quot;&quot;);IF([.W593]=&quot;YES&quot;;&quot; e-Fulfiltment;&quot;;&quot;&quot;);IF([.X593]=&quot;YES&quot;;&quot; e-Invoicing;&quot;;&quot;&quot;);IF([.Y59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34</text:p>
          </table:table-cell>
          <table:table-cell office:value-type="string" table:style-name="ce35">
            <text:p>Suitability</text:p>
          </table:table-cell>
          <table:table-cell office:value-type="string" table:style-name="ce35">
            <text:p>Reference to the relevant law, regulation or administrative provision when the provision of the service is reserved to a particular profession</text:p>
          </table:table-cell>
          <table:table-cell table:style-name="ce35"/>
          <table:table-cell office:value-type="string" table:style-name="ce35">
            <text:p>Ontology proposal</text:p>
          </table:table-cell>
          <table:table-cell office:value-type="string" table:style-name="ce35">
            <text:p>Based on DIRECTIVE 2014/24/EU</text:p>
          </table:table-cell>
          <table:table-cell office:value-type="string" table:style-name="ce35">
            <text:p>BT-72</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594]=&quot;YES&quot;;&quot;UC1;&quot;;&quot;&quot;);IF([.N594]=&quot;YES&quot;;&quot; UC2;&quot;;&quot;&quot;);IF([.O594]=&quot;YES&quot;;&quot; UC3&quot;;&quot;&quot;))" table:style-name="ce35"/>
          <table:table-cell office:value-type="string" office:string-value="e-Notification;" table:formula="of:=CONCATENATE(IF([.P594]=&quot;YES&quot;;&quot;e-Notification;&quot;;&quot;&quot;);IF([.Q594]=&quot;YES&quot;;&quot; e-Access;&quot;;&quot;&quot;);IF([.R594]=&quot;YES&quot;;&quot; e-Submission;&quot;;&quot;&quot;);IF([.S594]=&quot;YES&quot;;&quot; e-Evaluation;&quot;;&quot;&quot;);IF([.T594]=&quot;YES&quot;;&quot; e-Awarding;&quot;;&quot;&quot;);IF([.U594]=&quot;YES&quot;;&quot; e-Request;&quot;;&quot;&quot;);IF([.V594]=&quot;YES&quot;;&quot; e-Ordering;&quot;;&quot;&quot;);IF([.W594]=&quot;YES&quot;;&quot; e-Fulfiltment;&quot;;&quot;&quot;);IF([.X594]=&quot;YES&quot;;&quot; e-Invoicing;&quot;;&quot;&quot;);IF([.Y594]=&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34</text:p>
          </table:table-cell>
          <table:table-cell office:value-type="string" table:style-name="ce1">
            <text:p>Suitability</text:p>
          </table:table-cell>
          <table:table-cell office:value-type="string" table:style-name="ce1">
            <text:p>Brief description of selection criteria related to the suitability to pursue the professional activity. This should include a list of all such criteria, indicate required information (e.g. self-declaration, documentation), and, if applicable, obligations to enroll in professional or trade registers.</text:p>
          </table:table-cell>
          <table:table-cell table:style-name="ce1"/>
          <table:table-cell office:value-type="string" table:style-name="ce1">
            <text:p>eForms consultation</text:p>
          </table:table-cell>
          <table:table-cell table:style-name="ce1"/>
          <table:table-cell office:value-type="string" table:style-name="ce1">
            <text:p>BT-72</text:p>
          </table:table-cell>
          <table:table-cell table:content-validation-name="val7" table:style-name="ce1"/>
          <table:table-cell table:number-columns-repeated="2" table:style-name="ce1"/>
          <table:table-cell office:value-type="string" office:string-value="" table:formula="of:=CONCATENATE(IF([.M595]=&quot;YES&quot;;&quot;UC1;&quot;;&quot;&quot;);IF([.N595]=&quot;YES&quot;;&quot; UC2;&quot;;&quot;&quot;);IF([.O595]=&quot;YES&quot;;&quot; UC3&quot;;&quot;&quot;))" table:style-name="ce1"/>
          <table:table-cell office:value-type="string" office:string-value="" table:formula="of:=CONCATENATE(IF([.P595]=&quot;YES&quot;;&quot;e-Notification;&quot;;&quot;&quot;);IF([.Q595]=&quot;YES&quot;;&quot; e-Access;&quot;;&quot;&quot;);IF([.R595]=&quot;YES&quot;;&quot; e-Submission;&quot;;&quot;&quot;);IF([.S595]=&quot;YES&quot;;&quot; e-Evaluation;&quot;;&quot;&quot;);IF([.T595]=&quot;YES&quot;;&quot; e-Awarding;&quot;;&quot;&quot;);IF([.U595]=&quot;YES&quot;;&quot; e-Request;&quot;;&quot;&quot;);IF([.V595]=&quot;YES&quot;;&quot; e-Ordering;&quot;;&quot;&quot;);IF([.W595]=&quot;YES&quot;;&quot; e-Fulfiltment;&quot;;&quot;&quot;);IF([.X595]=&quot;YES&quot;;&quot; e-Invoicing;&quot;;&quot;&quot;);IF([.Y59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4</text:p>
          </table:table-cell>
          <table:table-cell office:value-type="string" table:style-name="ce1">
            <text:p>Suitability</text:p>
          </table:table-cell>
          <table:table-cell office:value-type="string" table:style-name="ce1">
            <text:p>Selection criteria may relate to:</text:p>
            <text:p>(a) suitability to pursue the professional activity;</text:p>
            <text:p>(b) economic and financial standing;</text:p>
            <text:p>(c) technical and professional ability.</text:p>
          </table:table-cell>
          <table:table-cell table:style-name="ce1"/>
          <table:table-cell office:value-type="string" table:style-name="ce1">
            <text:p>DIRECTIVE 2014/24/EU</text:p>
          </table:table-cell>
          <table:table-cell office:value-type="string" table:style-name="ce1">
            <text:p>Article 58.1</text:p>
          </table:table-cell>
          <table:table-cell office:value-type="string" table:style-name="ce1">
            <text:p>BT-72</text:p>
          </table:table-cell>
          <table:table-cell table:content-validation-name="val7" table:style-name="ce1"/>
          <table:table-cell table:number-columns-repeated="2" table:style-name="ce1"/>
          <table:table-cell office:value-type="string" office:string-value="" table:formula="of:=CONCATENATE(IF([.M596]=&quot;YES&quot;;&quot;UC1;&quot;;&quot;&quot;);IF([.N596]=&quot;YES&quot;;&quot; UC2;&quot;;&quot;&quot;);IF([.O596]=&quot;YES&quot;;&quot; UC3&quot;;&quot;&quot;))" table:style-name="ce1"/>
          <table:table-cell office:value-type="string" office:string-value="" table:formula="of:=CONCATENATE(IF([.P596]=&quot;YES&quot;;&quot;e-Notification;&quot;;&quot;&quot;);IF([.Q596]=&quot;YES&quot;;&quot; e-Access;&quot;;&quot;&quot;);IF([.R596]=&quot;YES&quot;;&quot; e-Submission;&quot;;&quot;&quot;);IF([.S596]=&quot;YES&quot;;&quot; e-Evaluation;&quot;;&quot;&quot;);IF([.T596]=&quot;YES&quot;;&quot; e-Awarding;&quot;;&quot;&quot;);IF([.U596]=&quot;YES&quot;;&quot; e-Request;&quot;;&quot;&quot;);IF([.V596]=&quot;YES&quot;;&quot; e-Ordering;&quot;;&quot;&quot;);IF([.W596]=&quot;YES&quot;;&quot; e-Fulfiltment;&quot;;&quot;&quot;);IF([.X596]=&quot;YES&quot;;&quot; e-Invoicing;&quot;;&quot;&quot;);IF([.Y59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4</text:p>
          </table:table-cell>
          <table:table-cell office:value-type="string" table:style-name="ce1">
            <text:p>Suitability</text:p>
          </table:table-cell>
          <table:table-cell office:value-type="string" table:style-name="ce1">
            <text:p>With regard to suitability to pursue the professional activity, contracting authorities may require economic operators to be enrolled in one of the professional or trade registers kept in their Member State of establishment, as described in Annex XI, or to comply with any other request set out in that Annex.</text:p>
          </table:table-cell>
          <table:table-cell table:style-name="ce1"/>
          <table:table-cell office:value-type="string" table:style-name="ce1">
            <text:p>DIRECTIVE 2014/24/EU</text:p>
          </table:table-cell>
          <table:table-cell office:value-type="string" table:style-name="ce1">
            <text:p>Article 58.2</text:p>
          </table:table-cell>
          <table:table-cell office:value-type="string" table:style-name="ce1">
            <text:p>BT-72</text:p>
          </table:table-cell>
          <table:table-cell table:content-validation-name="val7" table:style-name="ce1"/>
          <table:table-cell table:number-columns-repeated="2" table:style-name="ce1"/>
          <table:table-cell office:value-type="string" office:string-value="" table:formula="of:=CONCATENATE(IF([.M597]=&quot;YES&quot;;&quot;UC1;&quot;;&quot;&quot;);IF([.N597]=&quot;YES&quot;;&quot; UC2;&quot;;&quot;&quot;);IF([.O597]=&quot;YES&quot;;&quot; UC3&quot;;&quot;&quot;))" table:style-name="ce1"/>
          <table:table-cell office:value-type="string" office:string-value="" table:formula="of:=CONCATENATE(IF([.P597]=&quot;YES&quot;;&quot;e-Notification;&quot;;&quot;&quot;);IF([.Q597]=&quot;YES&quot;;&quot; e-Access;&quot;;&quot;&quot;);IF([.R597]=&quot;YES&quot;;&quot; e-Submission;&quot;;&quot;&quot;);IF([.S597]=&quot;YES&quot;;&quot; e-Evaluation;&quot;;&quot;&quot;);IF([.T597]=&quot;YES&quot;;&quot; e-Awarding;&quot;;&quot;&quot;);IF([.U597]=&quot;YES&quot;;&quot; e-Request;&quot;;&quot;&quot;);IF([.V597]=&quot;YES&quot;;&quot; e-Ordering;&quot;;&quot;&quot;);IF([.W597]=&quot;YES&quot;;&quot; e-Fulfiltment;&quot;;&quot;&quot;);IF([.X597]=&quot;YES&quot;;&quot; e-Invoicing;&quot;;&quot;&quot;);IF([.Y59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4</text:p>
          </table:table-cell>
          <table:table-cell office:value-type="string" table:style-name="ce1">
            <text:p>Suitability</text:p>
          </table:table-cell>
          <table:table-cell office:value-type="string" table:style-name="ce1">
            <text:p>Conditions for participation, including:</text:p>
            <text:p>(...)</text:p>
            <text:p>where appropriate, indication whether the provision of the service is reserved by law, regulation or administrative provision to a particular profession; reference to the relevant law, regulation or administrative provision, (...)</text:p>
          </table:table-cell>
          <table:table-cell table:style-name="ce1"/>
          <table:table-cell office:value-type="string" table:style-name="ce1">
            <text:p>DIRECTIVE 2014/24/EU</text:p>
          </table:table-cell>
          <table:table-cell office:value-type="string" table:style-name="ce1">
            <text:p>Annex V PART C Information to be included in contract notices</text:p>
          </table:table-cell>
          <table:table-cell table:style-name="ce1"/>
          <table:table-cell table:content-validation-name="val7" table:style-name="ce1"/>
          <table:table-cell table:number-columns-repeated="2" table:style-name="ce1"/>
          <table:table-cell office:value-type="string" office:string-value="" table:formula="of:=CONCATENATE(IF([.M598]=&quot;YES&quot;;&quot;UC1;&quot;;&quot;&quot;);IF([.N598]=&quot;YES&quot;;&quot; UC2;&quot;;&quot;&quot;);IF([.O598]=&quot;YES&quot;;&quot; UC3&quot;;&quot;&quot;))" table:style-name="ce1"/>
          <table:table-cell office:value-type="string" office:string-value="" table:formula="of:=CONCATENATE(IF([.P598]=&quot;YES&quot;;&quot;e-Notification;&quot;;&quot;&quot;);IF([.Q598]=&quot;YES&quot;;&quot; e-Access;&quot;;&quot;&quot;);IF([.R598]=&quot;YES&quot;;&quot; e-Submission;&quot;;&quot;&quot;);IF([.S598]=&quot;YES&quot;;&quot; e-Evaluation;&quot;;&quot;&quot;);IF([.T598]=&quot;YES&quot;;&quot; e-Awarding;&quot;;&quot;&quot;);IF([.U598]=&quot;YES&quot;;&quot; e-Request;&quot;;&quot;&quot;);IF([.V598]=&quot;YES&quot;;&quot; e-Ordering;&quot;;&quot;&quot;);IF([.W598]=&quot;YES&quot;;&quot; e-Fulfiltment;&quot;;&quot;&quot;);IF([.X598]=&quot;YES&quot;;&quot; e-Invoicing;&quot;;&quot;&quot;);IF([.Y59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43</text:p>
          </table:table-cell>
          <table:table-cell office:value-type="string" table:style-name="ce35">
            <text:p>Supplier</text:p>
          </table:table-cell>
          <table:table-cell office:value-type="string" table:style-name="ce35">
            <text:p>The suppliers awarded this award. If different suppliers have been awarded different items of values, these should be split into separate award blocks.</text:p>
          </table:table-cell>
          <table:table-cell table:style-name="ce35"/>
          <table:table-cell office:value-type="string" table:style-name="ce35">
            <text:p>OCDS ontology</text:p>
          </table:table-cell>
          <table:table-cell office:value-type="string" table:style-name="ce35">
            <text:p><text:a xlink:href="http://standard.open-contracting.org/latest/en/schema/reference/#contract%20Specialisation%20of%20Economic%20Operator.">http://standard.open-contracting.org/latest/en/schema/reference/#contract Specialisation of Economic Operator.</text:a></text:p>
          </table:table-cell>
          <table:table-cell office:value-type="string" table:style-name="ce35">
            <text:p>BG-81</text:p>
          </table:table-cell>
          <table:table-cell office:value-type="string" table:content-validation-name="val7" table:style-name="ce35">
            <text:p>YES</text:p>
          </table:table-cell>
          <table:table-cell office:value-type="string" table:style-name="ce35">
            <text:p>Taking into account the BT, and the definition provided by OCDS ontology for the same term, it has been considered that this is a good definition.</text:p>
          </table:table-cell>
          <table:table-cell table:style-name="ce35"/>
          <table:table-cell office:value-type="string" office:string-value="" table:formula="of:=CONCATENATE(IF([.M599]=&quot;YES&quot;;&quot;UC1;&quot;;&quot;&quot;);IF([.N599]=&quot;YES&quot;;&quot; UC2;&quot;;&quot;&quot;);IF([.O599]=&quot;YES&quot;;&quot; UC3&quot;;&quot;&quot;))" table:style-name="ce35"/>
          <table:table-cell office:value-type="string" office:string-value=" e-Request; e-Ordering; e-Fulfiltment; e-Invoicing; e-Payment;" table:formula="of:=CONCATENATE(IF([.P599]=&quot;YES&quot;;&quot;e-Notification;&quot;;&quot;&quot;);IF([.Q599]=&quot;YES&quot;;&quot; e-Access;&quot;;&quot;&quot;);IF([.R599]=&quot;YES&quot;;&quot; e-Submission;&quot;;&quot;&quot;);IF([.S599]=&quot;YES&quot;;&quot; e-Evaluation;&quot;;&quot;&quot;);IF([.T599]=&quot;YES&quot;;&quot; e-Awarding;&quot;;&quot;&quot;);IF([.U599]=&quot;YES&quot;;&quot; e-Request;&quot;;&quot;&quot;);IF([.V599]=&quot;YES&quot;;&quot; e-Ordering;&quot;;&quot;&quot;);IF([.W599]=&quot;YES&quot;;&quot; e-Fulfiltment;&quot;;&quot;&quot;);IF([.X599]=&quot;YES&quot;;&quot; e-Invoicing;&quot;;&quot;&quot;);IF([.Y599]=&quot;YES&quot;;&quot; e-Payment;&quot;;&quot;&quot;))" table:style-name="ce35">
            <text:p><text:s/>e-Request; e-Ordering; e-Fulfiltment; e-Invoicing; e-Payment;</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table:number-columns-repeated="16359"/>
        </table:table-row>
        <table:table-row table:style-name="ro17">
          <table:table-cell office:value-type="string" table:style-name="ce35">
            <text:p>C-157</text:p>
          </table:table-cell>
          <table:table-cell office:value-type="string" table:style-name="ce35">
            <text:p>Tax Party</text:p>
          </table:table-cell>
          <table:table-cell office:value-type="string" table:style-name="ce35">
            <text:p>The organisation that provides information on the payment of taxes by the economic operator.</text:p>
          </table:table-cell>
          <table:table-cell table:style-name="ce35"/>
          <table:table-cell office:value-type="string" table:style-name="ce35">
            <text:p>Ontology proposal</text:p>
          </table:table-cell>
          <table:table-cell office:value-type="string" table:style-name="ce35">
            <text:p>Definition based on ESPD</text:p>
          </table:table-cell>
          <table:table-cell office:value-type="string" table:style-name="ce35">
            <text:p>BG-81</text:p>
          </table:table-cell>
          <table:table-cell office:value-type="string" table:content-validation-name="val7" table:style-name="ce35">
            <text:p>YES</text:p>
          </table:table-cell>
          <table:table-cell office:value-type="string" table:style-name="ce35">
            <text:p>Taking into account the BT, and the definition provided by ESPD for the same term, it has been considered that this is a good definition.</text:p>
          </table:table-cell>
          <table:table-cell table:style-name="ce35"/>
          <table:table-cell office:value-type="string" office:string-value=" UC3" table:formula="of:=CONCATENATE(IF([.M600]=&quot;YES&quot;;&quot;UC1;&quot;;&quot;&quot;);IF([.N600]=&quot;YES&quot;;&quot; UC2;&quot;;&quot;&quot;);IF([.O600]=&quot;YES&quot;;&quot; UC3&quot;;&quot;&quot;))" table:style-name="ce35">
            <text:p><text:s/>UC3</text:p>
          </table:table-cell>
          <table:table-cell office:value-type="string" office:string-value="e-Notification; e-Evaluation;" table:formula="of:=CONCATENATE(IF([.P600]=&quot;YES&quot;;&quot;e-Notification;&quot;;&quot;&quot;);IF([.Q600]=&quot;YES&quot;;&quot; e-Access;&quot;;&quot;&quot;);IF([.R600]=&quot;YES&quot;;&quot; e-Submission;&quot;;&quot;&quot;);IF([.S600]=&quot;YES&quot;;&quot; e-Evaluation;&quot;;&quot;&quot;);IF([.T600]=&quot;YES&quot;;&quot; e-Awarding;&quot;;&quot;&quot;);IF([.U600]=&quot;YES&quot;;&quot; e-Request;&quot;;&quot;&quot;);IF([.V600]=&quot;YES&quot;;&quot; e-Ordering;&quot;;&quot;&quot;);IF([.W600]=&quot;YES&quot;;&quot; e-Fulfiltment;&quot;;&quot;&quot;);IF([.X600]=&quot;YES&quot;;&quot; e-Invoicing;&quot;;&quot;&quot;);IF([.Y600]=&quot;YES&quot;;&quot; e-Payment;&quot;;&quot;&quot;))" table:style-name="ce35">
            <text:p>e-Notification; e-Evaluation;</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57</text:p>
          </table:table-cell>
          <table:table-cell office:value-type="string" table:style-name="ce1">
            <text:p>Tax Party</text:p>
          </table:table-cell>
          <table:table-cell office:value-type="string" table:style-name="ce1">
            <text:p>Payment of taxes.</text:p>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table:style-name="ce1"/>
          <table:table-cell office:value-type="string" table:style-name="ce1">
            <text:p>ESPD</text:p>
          </table:table-cell>
          <table:table-cell office:value-type="string" table:style-name="ce1">
            <text:p><text:a xlink:href="https://ec.europa.eu/tools/espd/request/ca/exclusion">https://ec.europa.eu/tools/espd/request/ca/exclusion</text:a></text:p>
          </table:table-cell>
          <table:table-cell office:value-type="string" table:style-name="ce1">
            <text:p>BT-80</text:p>
          </table:table-cell>
          <table:table-cell table:content-validation-name="val7" table:style-name="ce1"/>
          <table:table-cell table:number-columns-repeated="2" table:style-name="ce1"/>
          <table:table-cell office:value-type="string" office:string-value="" table:formula="of:=CONCATENATE(IF([.M601]=&quot;YES&quot;;&quot;UC1;&quot;;&quot;&quot;);IF([.N601]=&quot;YES&quot;;&quot; UC2;&quot;;&quot;&quot;);IF([.O601]=&quot;YES&quot;;&quot; UC3&quot;;&quot;&quot;))" table:style-name="ce1"/>
          <table:table-cell office:value-type="string" office:string-value="" table:formula="of:=CONCATENATE(IF([.P601]=&quot;YES&quot;;&quot;e-Notification;&quot;;&quot;&quot;);IF([.Q601]=&quot;YES&quot;;&quot; e-Access;&quot;;&quot;&quot;);IF([.R601]=&quot;YES&quot;;&quot; e-Submission;&quot;;&quot;&quot;);IF([.S601]=&quot;YES&quot;;&quot; e-Evaluation;&quot;;&quot;&quot;);IF([.T601]=&quot;YES&quot;;&quot; e-Awarding;&quot;;&quot;&quot;);IF([.U601]=&quot;YES&quot;;&quot; e-Request;&quot;;&quot;&quot;);IF([.V601]=&quot;YES&quot;;&quot; e-Ordering;&quot;;&quot;&quot;);IF([.W601]=&quot;YES&quot;;&quot; e-Fulfiltment;&quot;;&quot;&quot;);IF([.X601]=&quot;YES&quot;;&quot; e-Invoicing;&quot;;&quot;&quot;);IF([.Y60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95</text:p>
          </table:table-cell>
          <table:table-cell office:value-type="string" table:style-name="ce35">
            <text:p>Tax Party Address URL General</text:p>
          </table:table-cell>
          <table:table-cell office:value-type="string" table:style-name="ce35">
            <text:p>The internet site from which information can be obtained concerning the general regulatory framework for taxes applicable in the place where the contract is to be performed.</text:p>
          </table:table-cell>
          <table:table-cell table:style-name="ce35"/>
          <table:table-cell office:value-type="string" table:style-name="ce35">
            <text:p>Ontology proposal</text:p>
          </table:table-cell>
          <table:table-cell office:value-type="string" table:style-name="ce35">
            <text:p>Based on DIRECTIVE 2009/81/EC</text:p>
          </table:table-cell>
          <table:table-cell office:value-type="string" table:style-name="ce35">
            <text:p>BT-80</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UC3" table:formula="of:=CONCATENATE(IF([.M602]=&quot;YES&quot;;&quot;UC1;&quot;;&quot;&quot;);IF([.N602]=&quot;YES&quot;;&quot; UC2;&quot;;&quot;&quot;);IF([.O602]=&quot;YES&quot;;&quot; UC3&quot;;&quot;&quot;))" table:style-name="ce35">
            <text:p><text:s/>UC3</text:p>
          </table:table-cell>
          <table:table-cell office:value-type="string" office:string-value="e-Notification; e-Evaluation;" table:formula="of:=CONCATENATE(IF([.P602]=&quot;YES&quot;;&quot;e-Notification;&quot;;&quot;&quot;);IF([.Q602]=&quot;YES&quot;;&quot; e-Access;&quot;;&quot;&quot;);IF([.R602]=&quot;YES&quot;;&quot; e-Submission;&quot;;&quot;&quot;);IF([.S602]=&quot;YES&quot;;&quot; e-Evaluation;&quot;;&quot;&quot;);IF([.T602]=&quot;YES&quot;;&quot; e-Awarding;&quot;;&quot;&quot;);IF([.U602]=&quot;YES&quot;;&quot; e-Request;&quot;;&quot;&quot;);IF([.V602]=&quot;YES&quot;;&quot; e-Ordering;&quot;;&quot;&quot;);IF([.W602]=&quot;YES&quot;;&quot; e-Fulfiltment;&quot;;&quot;&quot;);IF([.X602]=&quot;YES&quot;;&quot; e-Invoicing;&quot;;&quot;&quot;);IF([.Y602]=&quot;YES&quot;;&quot; e-Payment;&quot;;&quot;&quot;))" table:style-name="ce35">
            <text:p>e-Notification; e-Evaluation;</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95</text:p>
          </table:table-cell>
          <table:table-cell office:value-type="string" table:style-name="ce1">
            <text:p>Tax Party Address URL General</text:p>
          </table:table-cell>
          <table:table-cell office:value-type="string" table:style-name="ce1">
            <text:p>A contracting authority/entity may state in the contract documents, or be obliged by a Member State so to state, the body or bodies from which a candidate or tenderer may obtain the appropriate information on the obligations relating to taxes, to environmental protection, to the employment protection provisions and to the working conditions which are in force in the Member State, region, locality or third country in which the works are to be carried out or services are to be provided and which shall be applicable to the works carried out on site or to the services provided during the performance of the contract.</text:p>
          </table:table-cell>
          <table:table-cell table:style-name="ce1"/>
          <table:table-cell office:value-type="string" table:style-name="ce1">
            <text:p>DIRECTIVE 2009/81/EC</text:p>
          </table:table-cell>
          <table:table-cell office:value-type="string" table:style-name="ce1">
            <text:p>Article 24</text:p>
          </table:table-cell>
          <table:table-cell office:value-type="string" table:style-name="ce1">
            <text:p>BT-80</text:p>
          </table:table-cell>
          <table:table-cell table:content-validation-name="val7" table:style-name="ce1"/>
          <table:table-cell table:number-columns-repeated="2" table:style-name="ce1"/>
          <table:table-cell office:value-type="string" office:string-value="" table:formula="of:=CONCATENATE(IF([.M603]=&quot;YES&quot;;&quot;UC1;&quot;;&quot;&quot;);IF([.N603]=&quot;YES&quot;;&quot; UC2;&quot;;&quot;&quot;);IF([.O603]=&quot;YES&quot;;&quot; UC3&quot;;&quot;&quot;))" table:style-name="ce1"/>
          <table:table-cell office:value-type="string" office:string-value="" table:formula="of:=CONCATENATE(IF([.P603]=&quot;YES&quot;;&quot;e-Notification;&quot;;&quot;&quot;);IF([.Q603]=&quot;YES&quot;;&quot; e-Access;&quot;;&quot;&quot;);IF([.R603]=&quot;YES&quot;;&quot; e-Submission;&quot;;&quot;&quot;);IF([.S603]=&quot;YES&quot;;&quot; e-Evaluation;&quot;;&quot;&quot;);IF([.T603]=&quot;YES&quot;;&quot; e-Awarding;&quot;;&quot;&quot;);IF([.U603]=&quot;YES&quot;;&quot; e-Request;&quot;;&quot;&quot;);IF([.V603]=&quot;YES&quot;;&quot; e-Ordering;&quot;;&quot;&quot;);IF([.W603]=&quot;YES&quot;;&quot; e-Fulfiltment;&quot;;&quot;&quot;);IF([.X603]=&quot;YES&quot;;&quot; e-Invoicing;&quot;;&quot;&quot;);IF([.Y60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95</text:p>
          </table:table-cell>
          <table:table-cell office:value-type="string" table:style-name="ce1">
            <text:p>Tax Party Address URL General</text:p>
          </table:table-cell>
          <table:table-cell office:value-type="string" table:style-name="ce1">
            <text:p>The name, address, fax number and e-mail address of the contracting authority/entity and, if different, of the service from which additional information may be obtained and, in the case of services and works contracts, of the departments, e.g. the relevant governmental Internet site, from which information can be obtained concerning the general regulatory framework for taxes, environmental protection, employment protection and working conditions applicable in the place where the contract is to be performed</text:p>
          </table:table-cell>
          <table:table-cell table:style-name="ce1"/>
          <table:table-cell office:value-type="string" table:style-name="ce1">
            <text:p>DIRECTIVE 2009/81/EC</text:p>
          </table:table-cell>
          <table:table-cell office:value-type="string" table:style-name="ce1">
            <text:p>ANNEX IV Information to be included in the notices referred to in Article 30</text:p>
          </table:table-cell>
          <table:table-cell office:value-type="string" table:style-name="ce1">
            <text:p>BT-80</text:p>
          </table:table-cell>
          <table:table-cell table:content-validation-name="val7" table:style-name="ce1"/>
          <table:table-cell table:number-columns-repeated="2" table:style-name="ce1"/>
          <table:table-cell office:value-type="string" office:string-value="" table:formula="of:=CONCATENATE(IF([.M604]=&quot;YES&quot;;&quot;UC1;&quot;;&quot;&quot;);IF([.N604]=&quot;YES&quot;;&quot; UC2;&quot;;&quot;&quot;);IF([.O604]=&quot;YES&quot;;&quot; UC3&quot;;&quot;&quot;))" table:style-name="ce1"/>
          <table:table-cell office:value-type="string" office:string-value="" table:formula="of:=CONCATENATE(IF([.P604]=&quot;YES&quot;;&quot;e-Notification;&quot;;&quot;&quot;);IF([.Q604]=&quot;YES&quot;;&quot; e-Access;&quot;;&quot;&quot;);IF([.R604]=&quot;YES&quot;;&quot; e-Submission;&quot;;&quot;&quot;);IF([.S604]=&quot;YES&quot;;&quot; e-Evaluation;&quot;;&quot;&quot;);IF([.T604]=&quot;YES&quot;;&quot; e-Awarding;&quot;;&quot;&quot;);IF([.U604]=&quot;YES&quot;;&quot; e-Request;&quot;;&quot;&quot;);IF([.V604]=&quot;YES&quot;;&quot; e-Ordering;&quot;;&quot;&quot;);IF([.W604]=&quot;YES&quot;;&quot; e-Fulfiltment;&quot;;&quot;&quot;);IF([.X604]=&quot;YES&quot;;&quot; e-Invoicing;&quot;;&quot;&quot;);IF([.Y60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95</text:p>
          </table:table-cell>
          <table:table-cell office:value-type="string" table:style-name="ce1">
            <text:p>Tax Party Address URL General</text:p>
          </table:table-cell>
          <table:table-cell office:value-type="string" table:style-name="ce1">
            <text:p>Relevant governmental Internet sites where information about the tax legislation can be obtained</text:p>
          </table:table-cell>
          <table:table-cell table:style-name="ce1"/>
          <table:table-cell office:value-type="string" table:style-name="ce1">
            <text:p>OP internal working</text:p>
          </table:table-cell>
          <table:table-cell table:style-name="ce1"/>
          <table:table-cell office:value-type="string" table:style-name="ce1">
            <text:p>BT-69</text:p>
          </table:table-cell>
          <table:table-cell table:content-validation-name="val7" table:style-name="ce1"/>
          <table:table-cell table:number-columns-repeated="2" table:style-name="ce1"/>
          <table:table-cell office:value-type="string" office:string-value="" table:formula="of:=CONCATENATE(IF([.M605]=&quot;YES&quot;;&quot;UC1;&quot;;&quot;&quot;);IF([.N605]=&quot;YES&quot;;&quot; UC2;&quot;;&quot;&quot;);IF([.O605]=&quot;YES&quot;;&quot; UC3&quot;;&quot;&quot;))" table:style-name="ce1"/>
          <table:table-cell office:value-type="string" office:string-value="" table:formula="of:=CONCATENATE(IF([.P605]=&quot;YES&quot;;&quot;e-Notification;&quot;;&quot;&quot;);IF([.Q605]=&quot;YES&quot;;&quot; e-Access;&quot;;&quot;&quot;);IF([.R605]=&quot;YES&quot;;&quot; e-Submission;&quot;;&quot;&quot;);IF([.S605]=&quot;YES&quot;;&quot; e-Evaluation;&quot;;&quot;&quot;);IF([.T605]=&quot;YES&quot;;&quot; e-Awarding;&quot;;&quot;&quot;);IF([.U605]=&quot;YES&quot;;&quot; e-Request;&quot;;&quot;&quot;);IF([.V605]=&quot;YES&quot;;&quot; e-Ordering;&quot;;&quot;&quot;);IF([.W605]=&quot;YES&quot;;&quot; e-Fulfiltment;&quot;;&quot;&quot;);IF([.X605]=&quot;YES&quot;;&quot; e-Invoicing;&quot;;&quot;&quot;);IF([.Y60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33</text:p>
          </table:table-cell>
          <table:table-cell office:value-type="string" table:style-name="ce35">
            <text:p>Technical And Professional Ability</text:p>
          </table:table-cell>
          <table:table-cell office:value-type="string" table:style-name="ce35">
            <text:p>Technical evaluation criteria required for an economic operator in a tendering process.</text:p>
          </table:table-cell>
          <table:table-cell table:style-name="ce35"/>
          <table:table-cell office:value-type="string" table:style-name="ce35">
            <text:p>Ontology proposal</text:p>
          </table:table-cell>
          <table:table-cell office:value-type="string" table:style-name="ce35">
            <text:p>Based on UBL and ESP</text:p>
          </table:table-cell>
          <table:table-cell office:value-type="string" table:style-name="ce35">
            <text:p>BT-69</text:p>
          </table:table-cell>
          <table:table-cell office:value-type="string" table:content-validation-name="val7" table:style-name="ce35">
            <text:p>YES</text:p>
          </table:table-cell>
          <table:table-cell office:value-type="string" table:style-name="ce35">
            <text:p>When there is more than one Source that refers to the BT in question, it is possible to get a better and/or complete definition by combining these sources. In that case, UBL and ESPD are the clearest sources to be able to define the corresponding BT.</text:p>
          </table:table-cell>
          <table:table-cell table:style-name="ce35"/>
          <table:table-cell office:value-type="string" office:string-value="UC1; UC2;" table:formula="of:=CONCATENATE(IF([.M606]=&quot;YES&quot;;&quot;UC1;&quot;;&quot;&quot;);IF([.N606]=&quot;YES&quot;;&quot; UC2;&quot;;&quot;&quot;);IF([.O606]=&quot;YES&quot;;&quot; UC3&quot;;&quot;&quot;))" table:style-name="ce35">
            <text:p>UC1; UC2;</text:p>
          </table:table-cell>
          <table:table-cell office:value-type="string" office:string-value="e-Notification; e-Evaluation;" table:formula="of:=CONCATENATE(IF([.P606]=&quot;YES&quot;;&quot;e-Notification;&quot;;&quot;&quot;);IF([.Q606]=&quot;YES&quot;;&quot; e-Access;&quot;;&quot;&quot;);IF([.R606]=&quot;YES&quot;;&quot; e-Submission;&quot;;&quot;&quot;);IF([.S606]=&quot;YES&quot;;&quot; e-Evaluation;&quot;;&quot;&quot;);IF([.T606]=&quot;YES&quot;;&quot; e-Awarding;&quot;;&quot;&quot;);IF([.U606]=&quot;YES&quot;;&quot; e-Request;&quot;;&quot;&quot;);IF([.V606]=&quot;YES&quot;;&quot; e-Ordering;&quot;;&quot;&quot;);IF([.W606]=&quot;YES&quot;;&quot; e-Fulfiltment;&quot;;&quot;&quot;);IF([.X606]=&quot;YES&quot;;&quot; e-Invoicing;&quot;;&quot;&quot;);IF([.Y606]=&quot;YES&quot;;&quot; e-Payment;&quot;;&quot;&quot;))" table:style-name="ce35">
            <text:p>e-Notification; e-Evaluation;</text:p>
          </table:table-cell>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33</text:p>
          </table:table-cell>
          <table:table-cell office:value-type="string" table:style-name="ce1">
            <text:p>Technical And Professional Ability</text:p>
          </table:table-cell>
          <table:table-cell office:value-type="string" table:style-name="ce1">
            <text:p>A technical evaluation criterion required for an economic operator in a tendering process.</text:p>
          </table:table-cell>
          <table:table-cell table:style-name="ce1"/>
          <table:table-cell office:value-type="string" table:style-name="ce1">
            <text:p>OP internal working</text:p>
          </table:table-cell>
          <table:table-cell table:style-name="ce1"/>
          <table:table-cell office:value-type="string" table:style-name="ce1">
            <text:p>BT-69</text:p>
          </table:table-cell>
          <table:table-cell table:content-validation-name="val7" table:style-name="ce1"/>
          <table:table-cell table:number-columns-repeated="2" table:style-name="ce1"/>
          <table:table-cell office:value-type="string" office:string-value="" table:formula="of:=CONCATENATE(IF([.M607]=&quot;YES&quot;;&quot;UC1;&quot;;&quot;&quot;);IF([.N607]=&quot;YES&quot;;&quot; UC2;&quot;;&quot;&quot;);IF([.O607]=&quot;YES&quot;;&quot; UC3&quot;;&quot;&quot;))" table:style-name="ce1"/>
          <table:table-cell office:value-type="string" office:string-value="" table:formula="of:=CONCATENATE(IF([.P607]=&quot;YES&quot;;&quot;e-Notification;&quot;;&quot;&quot;);IF([.Q607]=&quot;YES&quot;;&quot; e-Access;&quot;;&quot;&quot;);IF([.R607]=&quot;YES&quot;;&quot; e-Submission;&quot;;&quot;&quot;);IF([.S607]=&quot;YES&quot;;&quot; e-Evaluation;&quot;;&quot;&quot;);IF([.T607]=&quot;YES&quot;;&quot; e-Awarding;&quot;;&quot;&quot;);IF([.U607]=&quot;YES&quot;;&quot; e-Request;&quot;;&quot;&quot;);IF([.V607]=&quot;YES&quot;;&quot; e-Ordering;&quot;;&quot;&quot;);IF([.W607]=&quot;YES&quot;;&quot; e-Fulfiltment;&quot;;&quot;&quot;);IF([.X607]=&quot;YES&quot;;&quot; e-Invoicing;&quot;;&quot;&quot;);IF([.Y60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3</text:p>
          </table:table-cell>
          <table:table-cell office:value-type="string" table:style-name="ce1">
            <text:p>Technical And Professional Ability</text:p>
          </table:table-cell>
          <table:table-cell office:value-type="string" table:style-name="ce1">
            <text:p>Brief description of selection criteria related to technical and professional ability. This should include a list of all such criteria, minimum requirements, and indicate required information (e.g. self-declaration, documentation).</text:p>
          </table:table-cell>
          <table:table-cell table:style-name="ce1"/>
          <table:table-cell office:value-type="string" table:style-name="ce1">
            <text:p>eForms consultation</text:p>
          </table:table-cell>
          <table:table-cell table:style-name="ce1"/>
          <table:table-cell office:value-type="string" table:style-name="ce1">
            <text:p>BT-69</text:p>
          </table:table-cell>
          <table:table-cell table:content-validation-name="val7" table:style-name="ce1"/>
          <table:table-cell table:number-columns-repeated="2" table:style-name="ce1"/>
          <table:table-cell office:value-type="string" office:string-value="" table:formula="of:=CONCATENATE(IF([.M608]=&quot;YES&quot;;&quot;UC1;&quot;;&quot;&quot;);IF([.N608]=&quot;YES&quot;;&quot; UC2;&quot;;&quot;&quot;);IF([.O608]=&quot;YES&quot;;&quot; UC3&quot;;&quot;&quot;))" table:style-name="ce1"/>
          <table:table-cell office:value-type="string" office:string-value="" table:formula="of:=CONCATENATE(IF([.P608]=&quot;YES&quot;;&quot;e-Notification;&quot;;&quot;&quot;);IF([.Q608]=&quot;YES&quot;;&quot; e-Access;&quot;;&quot;&quot;);IF([.R608]=&quot;YES&quot;;&quot; e-Submission;&quot;;&quot;&quot;);IF([.S608]=&quot;YES&quot;;&quot; e-Evaluation;&quot;;&quot;&quot;);IF([.T608]=&quot;YES&quot;;&quot; e-Awarding;&quot;;&quot;&quot;);IF([.U608]=&quot;YES&quot;;&quot; e-Request;&quot;;&quot;&quot;);IF([.V608]=&quot;YES&quot;;&quot; e-Ordering;&quot;;&quot;&quot;);IF([.W608]=&quot;YES&quot;;&quot; e-Fulfiltment;&quot;;&quot;&quot;);IF([.X608]=&quot;YES&quot;;&quot; e-Invoicing;&quot;;&quot;&quot;);IF([.Y60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3</text:p>
          </table:table-cell>
          <table:table-cell office:value-type="string" table:style-name="ce1">
            <text:p>Technical And Professional Ability</text:p>
          </table:table-cell>
          <table:table-cell office:value-type="string" table:style-name="ce1">
            <text:p>Selection criteria may relate to:</text:p>
            <text:p>(a) suitability to pursue the professional activity;</text:p>
            <text:p>(b) economic and financial standing;</text:p>
            <text:p>(c) technical and professional ability.</text:p>
          </table:table-cell>
          <table:table-cell table:style-name="ce1"/>
          <table:table-cell office:value-type="string" table:style-name="ce1">
            <text:p>DIRECTIVE 2014/24/EU</text:p>
          </table:table-cell>
          <table:table-cell office:value-type="string" table:style-name="ce1">
            <text:p>Article 58.1</text:p>
          </table:table-cell>
          <table:table-cell office:value-type="string" table:style-name="ce1">
            <text:p>BT-69</text:p>
          </table:table-cell>
          <table:table-cell table:content-validation-name="val7" table:style-name="ce1"/>
          <table:table-cell table:number-columns-repeated="2" table:style-name="ce1"/>
          <table:table-cell office:value-type="string" office:string-value="" table:formula="of:=CONCATENATE(IF([.M609]=&quot;YES&quot;;&quot;UC1;&quot;;&quot;&quot;);IF([.N609]=&quot;YES&quot;;&quot; UC2;&quot;;&quot;&quot;);IF([.O609]=&quot;YES&quot;;&quot; UC3&quot;;&quot;&quot;))" table:style-name="ce1"/>
          <table:table-cell office:value-type="string" office:string-value="" table:formula="of:=CONCATENATE(IF([.P609]=&quot;YES&quot;;&quot;e-Notification;&quot;;&quot;&quot;);IF([.Q609]=&quot;YES&quot;;&quot; e-Access;&quot;;&quot;&quot;);IF([.R609]=&quot;YES&quot;;&quot; e-Submission;&quot;;&quot;&quot;);IF([.S609]=&quot;YES&quot;;&quot; e-Evaluation;&quot;;&quot;&quot;);IF([.T609]=&quot;YES&quot;;&quot; e-Awarding;&quot;;&quot;&quot;);IF([.U609]=&quot;YES&quot;;&quot; e-Request;&quot;;&quot;&quot;);IF([.V609]=&quot;YES&quot;;&quot; e-Ordering;&quot;;&quot;&quot;);IF([.W609]=&quot;YES&quot;;&quot; e-Fulfiltment;&quot;;&quot;&quot;);IF([.X609]=&quot;YES&quot;;&quot; e-Invoicing;&quot;;&quot;&quot;);IF([.Y60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3</text:p>
          </table:table-cell>
          <table:table-cell office:value-type="string" table:style-name="ce1">
            <text:p>Technical And Professional Ability</text:p>
          </table:table-cell>
          <table:table-cell office:value-type="string" table:style-name="ce1">
            <text:p>With regard to technical and professional ability, contracting authorities may impose requirements ensuring that economic operators possess the necessary human and technical resources and experience to perform the contract to an appropriate quality standard.</text:p>
            <text:p>Contracting authorities may require, in particular, that economic operators have a sufficient level of experience demonstrated by suitable references from contracts performed in the past.</text:p>
          </table:table-cell>
          <table:table-cell table:style-name="ce1"/>
          <table:table-cell office:value-type="string" table:style-name="ce1">
            <text:p>DIRECTIVE 2014/24/EU</text:p>
          </table:table-cell>
          <table:table-cell office:value-type="string" table:style-name="ce1">
            <text:p>Article 58.4</text:p>
          </table:table-cell>
          <table:table-cell office:value-type="string" table:style-name="ce1">
            <text:p>BT-69</text:p>
          </table:table-cell>
          <table:table-cell table:content-validation-name="val7" table:style-name="ce1"/>
          <table:table-cell table:number-columns-repeated="2" table:style-name="ce1"/>
          <table:table-cell office:value-type="string" office:string-value="" table:formula="of:=CONCATENATE(IF([.M610]=&quot;YES&quot;;&quot;UC1;&quot;;&quot;&quot;);IF([.N610]=&quot;YES&quot;;&quot; UC2;&quot;;&quot;&quot;);IF([.O610]=&quot;YES&quot;;&quot; UC3&quot;;&quot;&quot;))" table:style-name="ce1"/>
          <table:table-cell office:value-type="string" office:string-value="" table:formula="of:=CONCATENATE(IF([.P610]=&quot;YES&quot;;&quot;e-Notification;&quot;;&quot;&quot;);IF([.Q610]=&quot;YES&quot;;&quot; e-Access;&quot;;&quot;&quot;);IF([.R610]=&quot;YES&quot;;&quot; e-Submission;&quot;;&quot;&quot;);IF([.S610]=&quot;YES&quot;;&quot; e-Evaluation;&quot;;&quot;&quot;);IF([.T610]=&quot;YES&quot;;&quot; e-Awarding;&quot;;&quot;&quot;);IF([.U610]=&quot;YES&quot;;&quot; e-Request;&quot;;&quot;&quot;);IF([.V610]=&quot;YES&quot;;&quot; e-Ordering;&quot;;&quot;&quot;);IF([.W610]=&quot;YES&quot;;&quot; e-Fulfiltment;&quot;;&quot;&quot;);IF([.X610]=&quot;YES&quot;;&quot; e-Invoicing;&quot;;&quot;&quot;);IF([.Y61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33</text:p>
          </table:table-cell>
          <table:table-cell office:value-type="string" table:style-name="ce35">
            <text:p>Technical Evaluation Criterion</text:p>
          </table:table-cell>
          <table:table-cell office:value-type="string" table:style-name="ce35">
            <text:p>A technical evaluation criterion required for an economic operator in a tendering process.</text:p>
          </table:table-cell>
          <table:table-cell table:style-name="ce35"/>
          <table:table-cell office:value-type="string" table:style-name="ce35">
            <text:p>Based on ESPD</text:p>
          </table:table-cell>
          <table:table-cell table:style-name="ce35"/>
          <table:table-cell office:value-type="string" table:style-name="ce35">
            <text:p>BT-69</text:p>
          </table:table-cell>
          <table:table-cell office:value-type="string" table:content-validation-name="val7" table:style-name="ce35">
            <text:p>YES</text:p>
          </table:table-cell>
          <table:table-cell table:number-columns-repeated="2" table:style-name="ce35"/>
          <table:table-cell office:value-type="string" office:string-value="" table:formula="of:=CONCATENATE(IF([.M611]=&quot;YES&quot;;&quot;UC1;&quot;;&quot;&quot;);IF([.N611]=&quot;YES&quot;;&quot; UC2;&quot;;&quot;&quot;);IF([.O611]=&quot;YES&quot;;&quot; UC3&quot;;&quot;&quot;))" table:style-name="ce35"/>
          <table:table-cell office:value-type="string" office:string-value="" table:formula="of:=CONCATENATE(IF([.P611]=&quot;YES&quot;;&quot;e-Notification;&quot;;&quot;&quot;);IF([.Q611]=&quot;YES&quot;;&quot; e-Access;&quot;;&quot;&quot;);IF([.R611]=&quot;YES&quot;;&quot; e-Submission;&quot;;&quot;&quot;);IF([.S611]=&quot;YES&quot;;&quot; e-Evaluation;&quot;;&quot;&quot;);IF([.T611]=&quot;YES&quot;;&quot; e-Awarding;&quot;;&quot;&quot;);IF([.U611]=&quot;YES&quot;;&quot; e-Request;&quot;;&quot;&quot;);IF([.V611]=&quot;YES&quot;;&quot; e-Ordering;&quot;;&quot;&quot;);IF([.W611]=&quot;YES&quot;;&quot; e-Fulfiltment;&quot;;&quot;&quot;);IF([.X611]=&quot;YES&quot;;&quot; e-Invoicing;&quot;;&quot;&quot;);IF([.Y611]=&quot;YES&quot;;&quot; e-Payment;&quot;;&quot;&quot;))"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33</text:p>
          </table:table-cell>
          <table:table-cell office:value-type="string" table:style-name="ce1">
            <text:p>Technical Evaluation Criterion</text:p>
          </table:table-cell>
          <table:table-cell office:value-type="string" table:style-name="ce1">
            <text:p>A technical evaluation criterion required for an economic operator in a tendering process.</text:p>
          </table:table-cell>
          <table:table-cell table:style-name="ce1"/>
          <table:table-cell office:value-type="string" table:style-name="ce1">
            <text:p>UBL</text:p>
          </table:table-cell>
          <table:table-cell table:style-name="ce1"/>
          <table:table-cell office:value-type="string" table:style-name="ce1">
            <text:p>BT-18</text:p>
          </table:table-cell>
          <table:table-cell table:content-validation-name="val7" table:style-name="ce1"/>
          <table:table-cell table:number-columns-repeated="2" table:style-name="ce1"/>
          <table:table-cell office:value-type="string" office:string-value="" table:formula="of:=CONCATENATE(IF([.M612]=&quot;YES&quot;;&quot;UC1;&quot;;&quot;&quot;);IF([.N612]=&quot;YES&quot;;&quot; UC2;&quot;;&quot;&quot;);IF([.O612]=&quot;YES&quot;;&quot; UC3&quot;;&quot;&quot;))" table:style-name="ce1"/>
          <table:table-cell office:value-type="string" office:string-value="" table:formula="of:=CONCATENATE(IF([.P612]=&quot;YES&quot;;&quot;e-Notification;&quot;;&quot;&quot;);IF([.Q612]=&quot;YES&quot;;&quot; e-Access;&quot;;&quot;&quot;);IF([.R612]=&quot;YES&quot;;&quot; e-Submission;&quot;;&quot;&quot;);IF([.S612]=&quot;YES&quot;;&quot; e-Evaluation;&quot;;&quot;&quot;);IF([.T612]=&quot;YES&quot;;&quot; e-Awarding;&quot;;&quot;&quot;);IF([.U612]=&quot;YES&quot;;&quot; e-Request;&quot;;&quot;&quot;);IF([.V612]=&quot;YES&quot;;&quot; e-Ordering;&quot;;&quot;&quot;);IF([.W612]=&quot;YES&quot;;&quot; e-Fulfiltment;&quot;;&quot;&quot;);IF([.X612]=&quot;YES&quot;;&quot; e-Invoicing;&quot;;&quot;&quot;);IF([.Y61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26</text:p>
          </table:table-cell>
          <table:table-cell office:value-type="string" table:style-name="ce35">
            <text:p>Tender Submission</text:p>
          </table:table-cell>
          <table:table-cell office:value-type="string" table:style-name="ce35">
            <text:p>Internet address for sending bids by electronic means.</text:p>
          </table:table-cell>
          <table:table-cell table:style-name="ce35"/>
          <table:table-cell office:value-type="string" table:style-name="ce35">
            <text:p>Ontology proposal</text:p>
          </table:table-cell>
          <table:table-cell table:style-name="ce35"/>
          <table:table-cell office:value-type="string" table:style-name="ce35">
            <text:p>BT-18</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613]=&quot;YES&quot;;&quot;UC1;&quot;;&quot;&quot;);IF([.N613]=&quot;YES&quot;;&quot; UC2;&quot;;&quot;&quot;);IF([.O613]=&quot;YES&quot;;&quot; UC3&quot;;&quot;&quot;))" table:style-name="ce35"/>
          <table:table-cell office:value-type="string" office:string-value="e-Notification; e-Submission;" table:formula="of:=CONCATENATE(IF([.P613]=&quot;YES&quot;;&quot;e-Notification;&quot;;&quot;&quot;);IF([.Q613]=&quot;YES&quot;;&quot; e-Access;&quot;;&quot;&quot;);IF([.R613]=&quot;YES&quot;;&quot; e-Submission;&quot;;&quot;&quot;);IF([.S613]=&quot;YES&quot;;&quot; e-Evaluation;&quot;;&quot;&quot;);IF([.T613]=&quot;YES&quot;;&quot; e-Awarding;&quot;;&quot;&quot;);IF([.U613]=&quot;YES&quot;;&quot; e-Request;&quot;;&quot;&quot;);IF([.V613]=&quot;YES&quot;;&quot; e-Ordering;&quot;;&quot;&quot;);IF([.W613]=&quot;YES&quot;;&quot; e-Fulfiltment;&quot;;&quot;&quot;);IF([.X613]=&quot;YES&quot;;&quot; e-Invoicing;&quot;;&quot;&quot;);IF([.Y613]=&quot;YES&quot;;&quot; e-Payment;&quot;;&quot;&quot;))" table:style-name="ce35">
            <text:p>e-Notification; e-Submiss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26</text:p>
          </table:table-cell>
          <table:table-cell office:value-type="string" table:style-name="ce1">
            <text:p>Tender Submission</text:p>
          </table:table-cell>
          <table:table-cell office:value-type="string" table:style-name="ce1">
            <text:p>Internet address for submission of tenders</text:p>
          </table:table-cell>
          <table:table-cell table:style-name="ce1"/>
          <table:table-cell office:value-type="string" table:style-name="ce1">
            <text:p>OP internal working</text:p>
          </table:table-cell>
          <table:table-cell table:style-name="ce1"/>
          <table:table-cell office:value-type="string" table:style-name="ce1">
            <text:p>BT-98</text:p>
          </table:table-cell>
          <table:table-cell table:content-validation-name="val7" table:style-name="ce1"/>
          <table:table-cell table:number-columns-repeated="2" table:style-name="ce1"/>
          <table:table-cell office:value-type="string" office:string-value="" table:formula="of:=CONCATENATE(IF([.M614]=&quot;YES&quot;;&quot;UC1;&quot;;&quot;&quot;);IF([.N614]=&quot;YES&quot;;&quot; UC2;&quot;;&quot;&quot;);IF([.O614]=&quot;YES&quot;;&quot; UC3&quot;;&quot;&quot;))" table:style-name="ce1"/>
          <table:table-cell office:value-type="string" office:string-value="" table:formula="of:=CONCATENATE(IF([.P614]=&quot;YES&quot;;&quot;e-Notification;&quot;;&quot;&quot;);IF([.Q614]=&quot;YES&quot;;&quot; e-Access;&quot;;&quot;&quot;);IF([.R614]=&quot;YES&quot;;&quot; e-Submission;&quot;;&quot;&quot;);IF([.S614]=&quot;YES&quot;;&quot; e-Evaluation;&quot;;&quot;&quot;);IF([.T614]=&quot;YES&quot;;&quot; e-Awarding;&quot;;&quot;&quot;);IF([.U614]=&quot;YES&quot;;&quot; e-Request;&quot;;&quot;&quot;);IF([.V614]=&quot;YES&quot;;&quot; e-Ordering;&quot;;&quot;&quot;);IF([.W614]=&quot;YES&quot;;&quot; e-Fulfiltment;&quot;;&quot;&quot;);IF([.X614]=&quot;YES&quot;;&quot; e-Invoicing;&quot;;&quot;&quot;);IF([.Y61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36</text:p>
          </table:table-cell>
          <table:table-cell office:value-type="string" table:style-name="ce35">
            <text:p>Tender Validity Deadline</text:p>
          </table:table-cell>
          <table:table-cell office:value-type="string" table:style-name="ce35">
            <text:p>The period during which tenders submitted for this tendering process must remain valid.</text:p>
          </table:table-cell>
          <table:table-cell table:style-name="ce35"/>
          <table:table-cell office:value-type="string" table:style-name="ce35">
            <text:p>UBL</text:p>
          </table:table-cell>
          <table:table-cell table:style-name="ce35"/>
          <table:table-cell office:value-type="string" table:style-name="ce35">
            <text:p>BT-98</text:p>
          </table:table-cell>
          <table:table-cell office:value-type="string" table:content-validation-name="val7" table:style-name="ce35">
            <text:p>YES</text:p>
          </table:table-cell>
          <table:table-cell office:value-type="string" table:style-name="ce35">
            <text:p>Taking into account the BT, and the definition provided by UBL for the same term, it has been considered that this is a good definition.</text:p>
          </table:table-cell>
          <table:table-cell table:style-name="ce35"/>
          <table:table-cell office:value-type="string" office:string-value="" table:formula="of:=CONCATENATE(IF([.M615]=&quot;YES&quot;;&quot;UC1;&quot;;&quot;&quot;);IF([.N615]=&quot;YES&quot;;&quot; UC2;&quot;;&quot;&quot;);IF([.O615]=&quot;YES&quot;;&quot; UC3&quot;;&quot;&quot;))" table:style-name="ce35"/>
          <table:table-cell office:value-type="string" office:string-value="e-Notification;" table:formula="of:=CONCATENATE(IF([.P615]=&quot;YES&quot;;&quot;e-Notification;&quot;;&quot;&quot;);IF([.Q615]=&quot;YES&quot;;&quot; e-Access;&quot;;&quot;&quot;);IF([.R615]=&quot;YES&quot;;&quot; e-Submission;&quot;;&quot;&quot;);IF([.S615]=&quot;YES&quot;;&quot; e-Evaluation;&quot;;&quot;&quot;);IF([.T615]=&quot;YES&quot;;&quot; e-Awarding;&quot;;&quot;&quot;);IF([.U615]=&quot;YES&quot;;&quot; e-Request;&quot;;&quot;&quot;);IF([.V615]=&quot;YES&quot;;&quot; e-Ordering;&quot;;&quot;&quot;);IF([.W615]=&quot;YES&quot;;&quot; e-Fulfiltment;&quot;;&quot;&quot;);IF([.X615]=&quot;YES&quot;;&quot; e-Invoicing;&quot;;&quot;&quot;);IF([.Y615]=&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36</text:p>
          </table:table-cell>
          <table:table-cell office:value-type="string" table:style-name="ce1">
            <text:p>Tender Validity Deadline</text:p>
          </table:table-cell>
          <table:table-cell office:value-type="string" table:style-name="ce1">
            <text:p>Time frame during which the tenderer must maintain its tender.</text:p>
          </table:table-cell>
          <table:table-cell table:style-name="ce1"/>
          <table:table-cell office:value-type="string" table:style-name="ce1">
            <text:p>OP internal working</text:p>
          </table:table-cell>
          <table:table-cell table:style-name="ce1"/>
          <table:table-cell office:value-type="string" table:style-name="ce1">
            <text:p>BT-193</text:p>
          </table:table-cell>
          <table:table-cell table:content-validation-name="val7" table:style-name="ce1"/>
          <table:table-cell table:number-columns-repeated="2" table:style-name="ce1"/>
          <table:table-cell office:value-type="string" office:string-value="" table:formula="of:=CONCATENATE(IF([.M616]=&quot;YES&quot;;&quot;UC1;&quot;;&quot;&quot;);IF([.N616]=&quot;YES&quot;;&quot; UC2;&quot;;&quot;&quot;);IF([.O616]=&quot;YES&quot;;&quot; UC3&quot;;&quot;&quot;))" table:style-name="ce1"/>
          <table:table-cell office:value-type="string" office:string-value="" table:formula="of:=CONCATENATE(IF([.P616]=&quot;YES&quot;;&quot;e-Notification;&quot;;&quot;&quot;);IF([.Q616]=&quot;YES&quot;;&quot; e-Access;&quot;;&quot;&quot;);IF([.R616]=&quot;YES&quot;;&quot; e-Submission;&quot;;&quot;&quot;);IF([.S616]=&quot;YES&quot;;&quot; e-Evaluation;&quot;;&quot;&quot;);IF([.T616]=&quot;YES&quot;;&quot; e-Awarding;&quot;;&quot;&quot;);IF([.U616]=&quot;YES&quot;;&quot; e-Request;&quot;;&quot;&quot;);IF([.V616]=&quot;YES&quot;;&quot; e-Ordering;&quot;;&quot;&quot;);IF([.W616]=&quot;YES&quot;;&quot; e-Fulfiltment;&quot;;&quot;&quot;);IF([.X616]=&quot;YES&quot;;&quot; e-Invoicing;&quot;;&quot;&quot;);IF([.Y61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76</text:p>
          </table:table-cell>
          <table:table-cell office:value-type="string" table:style-name="ce35">
            <text:p>Tender Variants Awarded</text:p>
          </table:table-cell>
          <table:table-cell office:value-type="string" table:style-name="ce35">
            <text:p>The winning tenderer has submited multiple additional proposals in response to a given set of requirements specified by the buyer in the procurement documents.</text:p>
          </table:table-cell>
          <table:table-cell table:style-name="ce35"/>
          <table:table-cell office:value-type="string" table:style-name="ce35">
            <text:p>Ontology proposal</text:p>
          </table:table-cell>
          <table:table-cell office:value-type="string" table:style-name="ce35">
            <text:p>An indicator to specify whether the tenders have submited a variant or not</text:p>
          </table:table-cell>
          <table:table-cell office:value-type="string" table:style-name="ce35">
            <text:p>BT-193</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617]=&quot;YES&quot;;&quot;UC1;&quot;;&quot;&quot;);IF([.N617]=&quot;YES&quot;;&quot; UC2;&quot;;&quot;&quot;);IF([.O617]=&quot;YES&quot;;&quot; UC3&quot;;&quot;&quot;))" table:style-name="ce35"/>
          <table:table-cell office:value-type="string" office:string-value="e-Notification;" table:formula="of:=CONCATENATE(IF([.P617]=&quot;YES&quot;;&quot;e-Notification;&quot;;&quot;&quot;);IF([.Q617]=&quot;YES&quot;;&quot; e-Access;&quot;;&quot;&quot;);IF([.R617]=&quot;YES&quot;;&quot; e-Submission;&quot;;&quot;&quot;);IF([.S617]=&quot;YES&quot;;&quot; e-Evaluation;&quot;;&quot;&quot;);IF([.T617]=&quot;YES&quot;;&quot; e-Awarding;&quot;;&quot;&quot;);IF([.U617]=&quot;YES&quot;;&quot; e-Request;&quot;;&quot;&quot;);IF([.V617]=&quot;YES&quot;;&quot; e-Ordering;&quot;;&quot;&quot;);IF([.W617]=&quot;YES&quot;;&quot; e-Fulfiltment;&quot;;&quot;&quot;);IF([.X617]=&quot;YES&quot;;&quot; e-Invoicing;&quot;;&quot;&quot;);IF([.Y617]=&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76</text:p>
          </table:table-cell>
          <table:table-cell office:value-type="string" table:style-name="ce1">
            <text:p>Tender Variants Awarded</text:p>
          </table:table-cell>
          <table:table-cell office:value-type="string" table:style-name="ce1">
            <text:p>Tenders has submited a variant</text:p>
          </table:table-cell>
          <table:table-cell table:style-name="ce1"/>
          <table:table-cell office:value-type="string" table:style-name="ce1">
            <text:p>OP internal working</text:p>
          </table:table-cell>
          <table:table-cell table:number-columns-repeated="2" table:style-name="ce1"/>
          <table:table-cell table:content-validation-name="val7" table:style-name="ce1"/>
          <table:table-cell table:number-columns-repeated="2" table:style-name="ce1"/>
          <table:table-cell office:value-type="string" office:string-value="" table:formula="of:=CONCATENATE(IF([.M618]=&quot;YES&quot;;&quot;UC1;&quot;;&quot;&quot;);IF([.N618]=&quot;YES&quot;;&quot; UC2;&quot;;&quot;&quot;);IF([.O618]=&quot;YES&quot;;&quot; UC3&quot;;&quot;&quot;))" table:style-name="ce1"/>
          <table:table-cell office:value-type="string" office:string-value="" table:formula="of:=CONCATENATE(IF([.P618]=&quot;YES&quot;;&quot;e-Notification;&quot;;&quot;&quot;);IF([.Q618]=&quot;YES&quot;;&quot; e-Access;&quot;;&quot;&quot;);IF([.R618]=&quot;YES&quot;;&quot; e-Submission;&quot;;&quot;&quot;);IF([.S618]=&quot;YES&quot;;&quot; e-Evaluation;&quot;;&quot;&quot;);IF([.T618]=&quot;YES&quot;;&quot; e-Awarding;&quot;;&quot;&quot;);IF([.U618]=&quot;YES&quot;;&quot; e-Request;&quot;;&quot;&quot;);IF([.V618]=&quot;YES&quot;;&quot; e-Ordering;&quot;;&quot;&quot;);IF([.W618]=&quot;YES&quot;;&quot; e-Fulfiltment;&quot;;&quot;&quot;);IF([.X618]=&quot;YES&quot;;&quot; e-Invoicing;&quot;;&quot;&quot;);IF([.Y61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42</text:p>
          </table:table-cell>
          <table:table-cell office:value-type="string" table:style-name="ce35">
            <text:p>Tenderer</text:p>
          </table:table-cell>
          <table:table-cell office:value-type="string" table:style-name="ce35">
            <text:p>An economic operator that has submitted a tender.</text:p>
          </table:table-cell>
          <table:table-cell table:style-name="ce35"/>
          <table:table-cell office:value-type="string" table:style-name="ce35">
            <text:p>ESPD</text:p>
          </table:table-cell>
          <table:table-cell office:value-type="string" table:style-name="ce35">
            <text:p>Article 2.1.</text:p>
            <text:p>Specialisation of Economic Operator</text:p>
          </table:table-cell>
          <table:table-cell table:style-name="ce35"/>
          <table:table-cell office:value-type="string" table:content-validation-name="val7" table:style-name="ce35">
            <text:p>YES</text:p>
          </table:table-cell>
          <table:table-cell office:value-type="string" table:style-name="ce35">
            <text:p>Taking into account the BT, and the definition provided by ESPD for the same term, it has been considered that this is a good definition.</text:p>
          </table:table-cell>
          <table:table-cell table:style-name="ce35"/>
          <table:table-cell office:value-type="string" office:string-value="" table:formula="of:=CONCATENATE(IF([.M619]=&quot;YES&quot;;&quot;UC1;&quot;;&quot;&quot;);IF([.N619]=&quot;YES&quot;;&quot; UC2;&quot;;&quot;&quot;);IF([.O619]=&quot;YES&quot;;&quot; UC3&quot;;&quot;&quot;))" table:style-name="ce35"/>
          <table:table-cell office:value-type="string" office:string-value=" e-Submission; e-Evaluation; e-Awarding;" table:formula="of:=CONCATENATE(IF([.P619]=&quot;YES&quot;;&quot;e-Notification;&quot;;&quot;&quot;);IF([.Q619]=&quot;YES&quot;;&quot; e-Access;&quot;;&quot;&quot;);IF([.R619]=&quot;YES&quot;;&quot; e-Submission;&quot;;&quot;&quot;);IF([.S619]=&quot;YES&quot;;&quot; e-Evaluation;&quot;;&quot;&quot;);IF([.T619]=&quot;YES&quot;;&quot; e-Awarding;&quot;;&quot;&quot;);IF([.U619]=&quot;YES&quot;;&quot; e-Request;&quot;;&quot;&quot;);IF([.V619]=&quot;YES&quot;;&quot; e-Ordering;&quot;;&quot;&quot;);IF([.W619]=&quot;YES&quot;;&quot; e-Fulfiltment;&quot;;&quot;&quot;);IF([.X619]=&quot;YES&quot;;&quot; e-Invoicing;&quot;;&quot;&quot;);IF([.Y619]=&quot;YES&quot;;&quot; e-Payment;&quot;;&quot;&quot;))" table:style-name="ce35">
            <text:p><text:s/>e-Submission; e-Evaluation; e-Awarding;</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42</text:p>
          </table:table-cell>
          <table:table-cell office:value-type="string" table:style-name="ce1">
            <text:p>Tenderer</text:p>
          </table:table-cell>
          <table:table-cell office:value-type="string" table:style-name="ce1">
            <text:p>Any natural or legal person which plays the role of economic operator in the market and has submitted a tender bid for a public contract</text:p>
          </table:table-cell>
          <table:table-cell table:style-name="ce1"/>
          <table:table-cell office:value-type="string" table:style-name="ce1">
            <text:p>LOTED Ontology</text:p>
          </table:table-cell>
          <table:table-cell office:value-type="string" table:style-name="ce1">
            <text:p>Specialisation of Economic Operator.</text:p>
          </table:table-cell>
          <table:table-cell table:style-name="ce1"/>
          <table:table-cell table:content-validation-name="val7" table:style-name="ce1"/>
          <table:table-cell table:number-columns-repeated="2" table:style-name="ce1"/>
          <table:table-cell office:value-type="string" office:string-value="" table:formula="of:=CONCATENATE(IF([.M620]=&quot;YES&quot;;&quot;UC1;&quot;;&quot;&quot;);IF([.N620]=&quot;YES&quot;;&quot; UC2;&quot;;&quot;&quot;);IF([.O620]=&quot;YES&quot;;&quot; UC3&quot;;&quot;&quot;))" table:style-name="ce1"/>
          <table:table-cell office:value-type="string" office:string-value="" table:formula="of:=CONCATENATE(IF([.P620]=&quot;YES&quot;;&quot;e-Notification;&quot;;&quot;&quot;);IF([.Q620]=&quot;YES&quot;;&quot; e-Access;&quot;;&quot;&quot;);IF([.R620]=&quot;YES&quot;;&quot; e-Submission;&quot;;&quot;&quot;);IF([.S620]=&quot;YES&quot;;&quot; e-Evaluation;&quot;;&quot;&quot;);IF([.T620]=&quot;YES&quot;;&quot; e-Awarding;&quot;;&quot;&quot;);IF([.U620]=&quot;YES&quot;;&quot; e-Request;&quot;;&quot;&quot;);IF([.V620]=&quot;YES&quot;;&quot; e-Ordering;&quot;;&quot;&quot;);IF([.W620]=&quot;YES&quot;;&quot; e-Fulfiltment;&quot;;&quot;&quot;);IF([.X620]=&quot;YES&quot;;&quot; e-Invoicing;&quot;;&quot;&quot;);IF([.Y62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2</text:p>
          </table:table-cell>
          <table:table-cell office:value-type="string" table:style-name="ce1">
            <text:p>Tenderer</text:p>
          </table:table-cell>
          <table:table-cell office:value-type="string" table:style-name="ce1">
            <text:p>All parties who submit a bid on a tender.</text:p>
          </table:table-cell>
          <table:table-cell table:style-name="ce1"/>
          <table:table-cell office:value-type="string" table:style-name="ce1">
            <text:p>OCDS ontology</text:p>
          </table:table-cell>
          <table:table-cell office:value-type="string" table:style-name="ce1">
            <text:p>Specialisation of Economic Operator.</text:p>
          </table:table-cell>
          <table:table-cell office:value-type="string" table:style-name="ce1">
            <text:p>BT-21, BT-230</text:p>
          </table:table-cell>
          <table:table-cell table:content-validation-name="val7" table:style-name="ce1"/>
          <table:table-cell table:number-columns-repeated="2" table:style-name="ce1"/>
          <table:table-cell office:value-type="string" office:string-value="" table:formula="of:=CONCATENATE(IF([.M621]=&quot;YES&quot;;&quot;UC1;&quot;;&quot;&quot;);IF([.N621]=&quot;YES&quot;;&quot; UC2;&quot;;&quot;&quot;);IF([.O621]=&quot;YES&quot;;&quot; UC3&quot;;&quot;&quot;))" table:style-name="ce1"/>
          <table:table-cell office:value-type="string" office:string-value="" table:formula="of:=CONCATENATE(IF([.P621]=&quot;YES&quot;;&quot;e-Notification;&quot;;&quot;&quot;);IF([.Q621]=&quot;YES&quot;;&quot; e-Access;&quot;;&quot;&quot;);IF([.R621]=&quot;YES&quot;;&quot; e-Submission;&quot;;&quot;&quot;);IF([.S621]=&quot;YES&quot;;&quot; e-Evaluation;&quot;;&quot;&quot;);IF([.T621]=&quot;YES&quot;;&quot; e-Awarding;&quot;;&quot;&quot;);IF([.U621]=&quot;YES&quot;;&quot; e-Request;&quot;;&quot;&quot;);IF([.V621]=&quot;YES&quot;;&quot; e-Ordering;&quot;;&quot;&quot;);IF([.W621]=&quot;YES&quot;;&quot; e-Fulfiltment;&quot;;&quot;&quot;);IF([.X621]=&quot;YES&quot;;&quot; e-Invoicing;&quot;;&quot;&quot;);IF([.Y62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27</text:p>
          </table:table-cell>
          <table:table-cell office:value-type="string" table:style-name="ce35">
            <text:p>Title</text:p>
          </table:table-cell>
          <table:table-cell office:value-type="string" table:style-name="ce35">
            <text:p>The name of the procurement procedure.</text:p>
          </table:table-cell>
          <table:table-cell table:style-name="ce35"/>
          <table:table-cell office:value-type="string" table:style-name="ce35">
            <text:p>Ontology proposal</text:p>
          </table:table-cell>
          <table:table-cell table:style-name="ce35"/>
          <table:table-cell office:value-type="string" table:style-name="ce35">
            <text:p>BT-28, BT-160</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UC1; UC2; UC3" table:formula="of:=CONCATENATE(IF([.M622]=&quot;YES&quot;;&quot;UC1;&quot;;&quot;&quot;);IF([.N622]=&quot;YES&quot;;&quot; UC2;&quot;;&quot;&quot;);IF([.O622]=&quot;YES&quot;;&quot; UC3&quot;;&quot;&quot;))" table:style-name="ce35">
            <text:p>UC1; UC2; UC3</text:p>
          </table:table-cell>
          <table:table-cell office:value-type="string" office:string-value="e-Notification;" table:formula="of:=CONCATENATE(IF([.P622]=&quot;YES&quot;;&quot;e-Notification;&quot;;&quot;&quot;);IF([.Q622]=&quot;YES&quot;;&quot; e-Access;&quot;;&quot;&quot;);IF([.R622]=&quot;YES&quot;;&quot; e-Submission;&quot;;&quot;&quot;);IF([.S622]=&quot;YES&quot;;&quot; e-Evaluation;&quot;;&quot;&quot;);IF([.T622]=&quot;YES&quot;;&quot; e-Awarding;&quot;;&quot;&quot;);IF([.U622]=&quot;YES&quot;;&quot; e-Request;&quot;;&quot;&quot;);IF([.V622]=&quot;YES&quot;;&quot; e-Ordering;&quot;;&quot;&quot;);IF([.W622]=&quot;YES&quot;;&quot; e-Fulfiltment;&quot;;&quot;&quot;);IF([.X622]=&quot;YES&quot;;&quot; e-Invoicing;&quot;;&quot;&quot;);IF([.Y622]=&quot;YES&quot;;&quot; e-Payment;&quot;;&quot;&quot;))" table:style-name="ce35">
            <text:p>e-Notification;</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35">
            <text:p>C-169</text:p>
          </table:table-cell>
          <table:table-cell office:value-type="string" table:style-name="ce35">
            <text:p>Total Value</text:p>
          </table:table-cell>
          <table:table-cell office:value-type="string" table:style-name="ce35">
            <text:p>Information on the global cost of the contract which is the entire cost which can be spent through the contract or the framework agreement over its whole duration, in all lots..</text:p>
          </table:table-cell>
          <table:table-cell table:style-name="ce35"/>
          <table:table-cell office:value-type="string" table:style-name="ce35">
            <text:p>Ontology proposal</text:p>
          </table:table-cell>
          <table:table-cell office:value-type="string" table:style-name="ce35">
            <text:p>Based on eForms consultation</text:p>
          </table:table-cell>
          <table:table-cell office:value-type="string" table:style-name="ce35">
            <text:p>BT-161, BT-28</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UC1; UC3" table:formula="of:=CONCATENATE(IF([.M623]=&quot;YES&quot;;&quot;UC1;&quot;;&quot;&quot;);IF([.N623]=&quot;YES&quot;;&quot; UC2;&quot;;&quot;&quot;);IF([.O623]=&quot;YES&quot;;&quot; UC3&quot;;&quot;&quot;))" table:style-name="ce35">
            <text:p>UC1; UC3</text:p>
          </table:table-cell>
          <table:table-cell office:value-type="string" office:string-value="e-Notification;" table:formula="of:=CONCATENATE(IF([.P623]=&quot;YES&quot;;&quot;e-Notification;&quot;;&quot;&quot;);IF([.Q623]=&quot;YES&quot;;&quot; e-Access;&quot;;&quot;&quot;);IF([.R623]=&quot;YES&quot;;&quot; e-Submission;&quot;;&quot;&quot;);IF([.S623]=&quot;YES&quot;;&quot; e-Evaluation;&quot;;&quot;&quot;);IF([.T623]=&quot;YES&quot;;&quot; e-Awarding;&quot;;&quot;&quot;);IF([.U623]=&quot;YES&quot;;&quot; e-Request;&quot;;&quot;&quot;);IF([.V623]=&quot;YES&quot;;&quot; e-Ordering;&quot;;&quot;&quot;);IF([.W623]=&quot;YES&quot;;&quot; e-Fulfiltment;&quot;;&quot;&quot;);IF([.X623]=&quot;YES&quot;;&quot; e-Invoicing;&quot;;&quot;&quot;);IF([.Y623]=&quot;YES&quot;;&quot; e-Payment;&quot;;&quot;&quot;))" table:style-name="ce35">
            <text:p>e-Notification;</text:p>
          </table:table-cell>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69</text:p>
          </table:table-cell>
          <table:table-cell office:value-type="string" table:style-name="ce1">
            <text:p>Total Value</text:p>
          </table:table-cell>
          <table:table-cell office:value-type="string" table:style-name="ce1">
            <text:p>Information on value of contract</text:p>
          </table:table-cell>
          <table:table-cell table:style-name="ce1"/>
          <table:table-cell office:value-type="string" table:style-name="ce1">
            <text:p>OP internal working</text:p>
          </table:table-cell>
          <table:table-cell table:style-name="ce1"/>
          <table:table-cell office:value-type="string" table:style-name="ce1">
            <text:p>BT-28, BT-161</text:p>
          </table:table-cell>
          <table:table-cell table:content-validation-name="val7" table:style-name="ce1"/>
          <table:table-cell table:number-columns-repeated="2" table:style-name="ce1"/>
          <table:table-cell office:value-type="string" office:string-value="" table:formula="of:=CONCATENATE(IF([.M624]=&quot;YES&quot;;&quot;UC1;&quot;;&quot;&quot;);IF([.N624]=&quot;YES&quot;;&quot; UC2;&quot;;&quot;&quot;);IF([.O624]=&quot;YES&quot;;&quot; UC3&quot;;&quot;&quot;))" table:style-name="ce1"/>
          <table:table-cell office:value-type="string" office:string-value="" table:formula="of:=CONCATENATE(IF([.P624]=&quot;YES&quot;;&quot;e-Notification;&quot;;&quot;&quot;);IF([.Q624]=&quot;YES&quot;;&quot; e-Access;&quot;;&quot;&quot;);IF([.R624]=&quot;YES&quot;;&quot; e-Submission;&quot;;&quot;&quot;);IF([.S624]=&quot;YES&quot;;&quot; e-Evaluation;&quot;;&quot;&quot;);IF([.T624]=&quot;YES&quot;;&quot; e-Awarding;&quot;;&quot;&quot;);IF([.U624]=&quot;YES&quot;;&quot; e-Request;&quot;;&quot;&quot;);IF([.V624]=&quot;YES&quot;;&quot; e-Ordering;&quot;;&quot;&quot;);IF([.W624]=&quot;YES&quot;;&quot; e-Fulfiltment;&quot;;&quot;&quot;);IF([.X624]=&quot;YES&quot;;&quot; e-Invoicing;&quot;;&quot;&quot;);IF([.Y62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69</text:p>
          </table:table-cell>
          <table:table-cell office:value-type="string" table:style-name="ce1">
            <text:p>Total Value</text:p>
          </table:table-cell>
          <table:table-cell office:value-type="string" table:style-name="ce1">
            <text:p>The maximum value which can be spent through the framework agreement over its whole duration, in all lots.</text:p>
          </table:table-cell>
          <table:table-cell table:style-name="ce1"/>
          <table:table-cell office:value-type="string" table:style-name="ce1">
            <text:p>eForms consultation</text:p>
          </table:table-cell>
          <table:table-cell table:style-name="ce1"/>
          <table:table-cell office:value-type="string" table:style-name="ce1">
            <text:p>BT-161, BT-28</text:p>
          </table:table-cell>
          <table:table-cell table:content-validation-name="val7" table:style-name="ce1"/>
          <table:table-cell table:number-columns-repeated="2" table:style-name="ce1"/>
          <table:table-cell office:value-type="string" office:string-value="" table:formula="of:=CONCATENATE(IF([.M625]=&quot;YES&quot;;&quot;UC1;&quot;;&quot;&quot;);IF([.N625]=&quot;YES&quot;;&quot; UC2;&quot;;&quot;&quot;);IF([.O625]=&quot;YES&quot;;&quot; UC3&quot;;&quot;&quot;))" table:style-name="ce1"/>
          <table:table-cell office:value-type="string" office:string-value="" table:formula="of:=CONCATENATE(IF([.P625]=&quot;YES&quot;;&quot;e-Notification;&quot;;&quot;&quot;);IF([.Q625]=&quot;YES&quot;;&quot; e-Access;&quot;;&quot;&quot;);IF([.R625]=&quot;YES&quot;;&quot; e-Submission;&quot;;&quot;&quot;);IF([.S625]=&quot;YES&quot;;&quot; e-Evaluation;&quot;;&quot;&quot;);IF([.T625]=&quot;YES&quot;;&quot; e-Awarding;&quot;;&quot;&quot;);IF([.U625]=&quot;YES&quot;;&quot; e-Request;&quot;;&quot;&quot;);IF([.V625]=&quot;YES&quot;;&quot; e-Ordering;&quot;;&quot;&quot;);IF([.W625]=&quot;YES&quot;;&quot; e-Fulfiltment;&quot;;&quot;&quot;);IF([.X625]=&quot;YES&quot;;&quot; e-Invoicing;&quot;;&quot;&quot;);IF([.Y62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69</text:p>
          </table:table-cell>
          <table:table-cell office:value-type="string" table:style-name="ce1">
            <text:p>Total Value</text:p>
          </table:table-cell>
          <table:table-cell office:value-type="string" table:style-name="ce1">
            <text:p>Information on value of contract</text:p>
          </table:table-cell>
          <table:table-cell table:style-name="ce1"/>
          <table:table-cell office:value-type="string" table:style-name="ce1">
            <text:p>OP internal working</text:p>
          </table:table-cell>
          <table:table-cell table:style-name="ce1"/>
          <table:table-cell office:value-type="string" table:style-name="ce1">
            <text:p>BT-161, BT-28</text:p>
          </table:table-cell>
          <table:table-cell table:content-validation-name="val7" table:style-name="ce1"/>
          <table:table-cell table:number-columns-repeated="2" table:style-name="ce1"/>
          <table:table-cell office:value-type="string" office:string-value="" table:formula="of:=CONCATENATE(IF([.M626]=&quot;YES&quot;;&quot;UC1;&quot;;&quot;&quot;);IF([.N626]=&quot;YES&quot;;&quot; UC2;&quot;;&quot;&quot;);IF([.O626]=&quot;YES&quot;;&quot; UC3&quot;;&quot;&quot;))" table:style-name="ce1"/>
          <table:table-cell office:value-type="string" office:string-value="" table:formula="of:=CONCATENATE(IF([.P626]=&quot;YES&quot;;&quot;e-Notification;&quot;;&quot;&quot;);IF([.Q626]=&quot;YES&quot;;&quot; e-Access;&quot;;&quot;&quot;);IF([.R626]=&quot;YES&quot;;&quot; e-Submission;&quot;;&quot;&quot;);IF([.S626]=&quot;YES&quot;;&quot; e-Evaluation;&quot;;&quot;&quot;);IF([.T626]=&quot;YES&quot;;&quot; e-Awarding;&quot;;&quot;&quot;);IF([.U626]=&quot;YES&quot;;&quot; e-Request;&quot;;&quot;&quot;);IF([.V626]=&quot;YES&quot;;&quot; e-Ordering;&quot;;&quot;&quot;);IF([.W626]=&quot;YES&quot;;&quot; e-Fulfiltment;&quot;;&quot;&quot;);IF([.X626]=&quot;YES&quot;;&quot; e-Invoicing;&quot;;&quot;&quot;);IF([.Y62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69</text:p>
          </table:table-cell>
          <table:table-cell office:value-type="string" table:style-name="ce1">
            <text:p>Total Value</text:p>
          </table:table-cell>
          <table:table-cell office:value-type="string" table:style-name="ce1">
            <text:p>For all procurement procedures, including for framework agreements and dynamic purchasing systems, the estimated value should be the maximum value, i.e. inculding options and renewals.</text:p>
          </table:table-cell>
          <table:table-cell table:style-name="ce1"/>
          <table:table-cell office:value-type="string" table:style-name="ce1">
            <text:p>eForms consultation</text:p>
          </table:table-cell>
          <table:table-cell office:value-type="string" table:style-name="ce1">
            <text:p>For more information, see 2014/24/EU Art. 5.</text:p>
          </table:table-cell>
          <table:table-cell office:value-type="string" table:style-name="ce1">
            <text:p>BT-11</text:p>
          </table:table-cell>
          <table:table-cell table:content-validation-name="val7" table:style-name="ce1"/>
          <table:table-cell table:number-columns-repeated="2" table:style-name="ce1"/>
          <table:table-cell office:value-type="string" office:string-value="" table:formula="of:=CONCATENATE(IF([.M627]=&quot;YES&quot;;&quot;UC1;&quot;;&quot;&quot;);IF([.N627]=&quot;YES&quot;;&quot; UC2;&quot;;&quot;&quot;);IF([.O627]=&quot;YES&quot;;&quot; UC3&quot;;&quot;&quot;))" table:style-name="ce1"/>
          <table:table-cell office:value-type="string" office:string-value="" table:formula="of:=CONCATENATE(IF([.P627]=&quot;YES&quot;;&quot;e-Notification;&quot;;&quot;&quot;);IF([.Q627]=&quot;YES&quot;;&quot; e-Access;&quot;;&quot;&quot;);IF([.R627]=&quot;YES&quot;;&quot; e-Submission;&quot;;&quot;&quot;);IF([.S627]=&quot;YES&quot;;&quot; e-Evaluation;&quot;;&quot;&quot;);IF([.T627]=&quot;YES&quot;;&quot; e-Awarding;&quot;;&quot;&quot;);IF([.U627]=&quot;YES&quot;;&quot; e-Request;&quot;;&quot;&quot;);IF([.V627]=&quot;YES&quot;;&quot; e-Ordering;&quot;;&quot;&quot;);IF([.W627]=&quot;YES&quot;;&quot; e-Fulfiltment;&quot;;&quot;&quot;);IF([.X627]=&quot;YES&quot;;&quot; e-Invoicing;&quot;;&quot;&quot;);IF([.Y62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67</text:p>
          </table:table-cell>
          <table:table-cell office:value-type="string" table:style-name="ce35">
            <text:p>Type Of Buyer</text:p>
          </table:table-cell>
          <table:table-cell office:value-type="string" table:style-name="ce35">
            <text:p>It specifies different characteristics of the purchasing agent with independence of its role.</text:p>
          </table:table-cell>
          <table:table-cell table:style-name="ce35"/>
          <table:table-cell office:value-type="string" table:style-name="ce35">
            <text:p>Ontology proposal</text:p>
          </table:table-cell>
          <table:table-cell office:value-type="string" table:style-name="ce35">
            <text:p>For example, the type of buyer can define the jurisdictional level of the buyer (Central government authority; Regional government authority; Local government authority; Body governed by public law; Buyer awarding a contract subsidized by a contracting authority; Public undertaking; Buyer operating on the basis of a special or exclusive right; International organisation; or Other).</text:p>
          </table:table-cell>
          <table:table-cell office:value-type="string" table:style-name="ce35">
            <text:p>BT-11</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628]=&quot;YES&quot;;&quot;UC1;&quot;;&quot;&quot;);IF([.N628]=&quot;YES&quot;;&quot; UC2;&quot;;&quot;&quot;);IF([.O628]=&quot;YES&quot;;&quot; UC3&quot;;&quot;&quot;))" table:style-name="ce35"/>
          <table:table-cell office:value-type="string" office:string-value="e-Notification;" table:formula="of:=CONCATENATE(IF([.P628]=&quot;YES&quot;;&quot;e-Notification;&quot;;&quot;&quot;);IF([.Q628]=&quot;YES&quot;;&quot; e-Access;&quot;;&quot;&quot;);IF([.R628]=&quot;YES&quot;;&quot; e-Submission;&quot;;&quot;&quot;);IF([.S628]=&quot;YES&quot;;&quot; e-Evaluation;&quot;;&quot;&quot;);IF([.T628]=&quot;YES&quot;;&quot; e-Awarding;&quot;;&quot;&quot;);IF([.U628]=&quot;YES&quot;;&quot; e-Request;&quot;;&quot;&quot;);IF([.V628]=&quot;YES&quot;;&quot; e-Ordering;&quot;;&quot;&quot;);IF([.W628]=&quot;YES&quot;;&quot; e-Fulfiltment;&quot;;&quot;&quot;);IF([.X628]=&quot;YES&quot;;&quot; e-Invoicing;&quot;;&quot;&quot;);IF([.Y628]=&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67</text:p>
          </table:table-cell>
          <table:table-cell office:value-type="string" table:style-name="ce1">
            <text:p>Type Of Buyer</text:p>
          </table:table-cell>
          <table:table-cell office:value-type="string" table:style-name="ce1">
            <text:p>The type of buyer that is independent of its role.</text:p>
          </table:table-cell>
          <table:table-cell table:style-name="ce1"/>
          <table:table-cell office:value-type="string" table:style-name="ce1">
            <text:p>OP internal working</text:p>
          </table:table-cell>
          <table:table-cell table:style-name="ce1"/>
          <table:table-cell office:value-type="string" table:style-name="ce1">
            <text:p>BT-11</text:p>
          </table:table-cell>
          <table:table-cell table:content-validation-name="val7" table:style-name="ce1"/>
          <table:table-cell table:number-columns-repeated="2" table:style-name="ce1"/>
          <table:table-cell office:value-type="string" office:string-value="" table:formula="of:=CONCATENATE(IF([.M629]=&quot;YES&quot;;&quot;UC1;&quot;;&quot;&quot;);IF([.N629]=&quot;YES&quot;;&quot; UC2;&quot;;&quot;&quot;);IF([.O629]=&quot;YES&quot;;&quot; UC3&quot;;&quot;&quot;))" table:style-name="ce1"/>
          <table:table-cell office:value-type="string" office:string-value="" table:formula="of:=CONCATENATE(IF([.P629]=&quot;YES&quot;;&quot;e-Notification;&quot;;&quot;&quot;);IF([.Q629]=&quot;YES&quot;;&quot; e-Access;&quot;;&quot;&quot;);IF([.R629]=&quot;YES&quot;;&quot; e-Submission;&quot;;&quot;&quot;);IF([.S629]=&quot;YES&quot;;&quot; e-Evaluation;&quot;;&quot;&quot;);IF([.T629]=&quot;YES&quot;;&quot; e-Awarding;&quot;;&quot;&quot;);IF([.U629]=&quot;YES&quot;;&quot; e-Request;&quot;;&quot;&quot;);IF([.V629]=&quot;YES&quot;;&quot; e-Ordering;&quot;;&quot;&quot;);IF([.W629]=&quot;YES&quot;;&quot; e-Fulfiltment;&quot;;&quot;&quot;);IF([.X629]=&quot;YES&quot;;&quot; e-Invoicing;&quot;;&quot;&quot;);IF([.Y62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7</text:p>
          </table:table-cell>
          <table:table-cell office:value-type="string" table:style-name="ce1">
            <text:p>Type Of Buyer</text:p>
          </table:table-cell>
          <table:table-cell office:value-type="string" table:style-name="ce1">
            <text:p>Central authorities are authorities listed in 2014/24/EU, Annex I. For more information, see 2014/24/EU Art. 2(2).</text:p>
          </table:table-cell>
          <table:table-cell table:style-name="ce1"/>
          <table:table-cell office:value-type="string" table:style-name="ce1">
            <text:p>eForms consultation</text:p>
          </table:table-cell>
          <table:table-cell table:style-name="ce1"/>
          <table:table-cell office:value-type="string" table:style-name="ce1">
            <text:p>BT-11</text:p>
          </table:table-cell>
          <table:table-cell table:content-validation-name="val7" table:style-name="ce1"/>
          <table:table-cell table:number-columns-repeated="2" table:style-name="ce1"/>
          <table:table-cell office:value-type="string" office:string-value="" table:formula="of:=CONCATENATE(IF([.M630]=&quot;YES&quot;;&quot;UC1;&quot;;&quot;&quot;);IF([.N630]=&quot;YES&quot;;&quot; UC2;&quot;;&quot;&quot;);IF([.O630]=&quot;YES&quot;;&quot; UC3&quot;;&quot;&quot;))" table:style-name="ce1"/>
          <table:table-cell office:value-type="string" office:string-value="" table:formula="of:=CONCATENATE(IF([.P630]=&quot;YES&quot;;&quot;e-Notification;&quot;;&quot;&quot;);IF([.Q630]=&quot;YES&quot;;&quot; e-Access;&quot;;&quot;&quot;);IF([.R630]=&quot;YES&quot;;&quot; e-Submission;&quot;;&quot;&quot;);IF([.S630]=&quot;YES&quot;;&quot; e-Evaluation;&quot;;&quot;&quot;);IF([.T630]=&quot;YES&quot;;&quot; e-Awarding;&quot;;&quot;&quot;);IF([.U630]=&quot;YES&quot;;&quot; e-Request;&quot;;&quot;&quot;);IF([.V630]=&quot;YES&quot;;&quot; e-Ordering;&quot;;&quot;&quot;);IF([.W630]=&quot;YES&quot;;&quot; e-Fulfiltment;&quot;;&quot;&quot;);IF([.X630]=&quot;YES&quot;;&quot; e-Invoicing;&quot;;&quot;&quot;);IF([.Y63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7</text:p>
          </table:table-cell>
          <table:table-cell office:value-type="string" table:style-name="ce1">
            <text:p>Type Of Buyer</text:p>
          </table:table-cell>
          <table:table-cell office:value-type="string" table:style-name="ce1">
            <text:p>Regional authorities include all authorities of the administrative units listed non-exhaustively in NUTS 1 and 2, as referred to in Regulation (EC) No 1059/2003 of the European Parliament and of the Council.</text:p>
            <text:p>For more information, see 2014/25/EU Art. 3(2) or 2014/23/EU Art. 6(2)</text:p>
          </table:table-cell>
          <table:table-cell table:style-name="ce1"/>
          <table:table-cell office:value-type="string" table:style-name="ce1">
            <text:p>eForms consultation</text:p>
          </table:table-cell>
          <table:table-cell table:style-name="ce1"/>
          <table:table-cell office:value-type="string" table:style-name="ce1">
            <text:p>BT-11</text:p>
          </table:table-cell>
          <table:table-cell table:content-validation-name="val7" table:style-name="ce1"/>
          <table:table-cell table:number-columns-repeated="2" table:style-name="ce1"/>
          <table:table-cell office:value-type="string" office:string-value="" table:formula="of:=CONCATENATE(IF([.M631]=&quot;YES&quot;;&quot;UC1;&quot;;&quot;&quot;);IF([.N631]=&quot;YES&quot;;&quot; UC2;&quot;;&quot;&quot;);IF([.O631]=&quot;YES&quot;;&quot; UC3&quot;;&quot;&quot;))" table:style-name="ce1"/>
          <table:table-cell office:value-type="string" office:string-value="" table:formula="of:=CONCATENATE(IF([.P631]=&quot;YES&quot;;&quot;e-Notification;&quot;;&quot;&quot;);IF([.Q631]=&quot;YES&quot;;&quot; e-Access;&quot;;&quot;&quot;);IF([.R631]=&quot;YES&quot;;&quot; e-Submission;&quot;;&quot;&quot;);IF([.S631]=&quot;YES&quot;;&quot; e-Evaluation;&quot;;&quot;&quot;);IF([.T631]=&quot;YES&quot;;&quot; e-Awarding;&quot;;&quot;&quot;);IF([.U631]=&quot;YES&quot;;&quot; e-Request;&quot;;&quot;&quot;);IF([.V631]=&quot;YES&quot;;&quot; e-Ordering;&quot;;&quot;&quot;);IF([.W631]=&quot;YES&quot;;&quot; e-Fulfiltment;&quot;;&quot;&quot;);IF([.X631]=&quot;YES&quot;;&quot; e-Invoicing;&quot;;&quot;&quot;);IF([.Y63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7</text:p>
          </table:table-cell>
          <table:table-cell office:value-type="string" table:style-name="ce1">
            <text:p>Type Of Buyer</text:p>
          </table:table-cell>
          <table:table-cell office:value-type="string" table:style-name="ce1">
            <text:p>Local authorities includes all authorities of the administrative units falling under NUTS 3 and smaller administrative units, as referred to in Regulation (EC) No 1059/2003.</text:p>
            <text:p>For more information, see 2014/25/EU Art. 3(3) or 2014/23/EU Art. 6(3)</text:p>
          </table:table-cell>
          <table:table-cell table:style-name="ce1"/>
          <table:table-cell office:value-type="string" table:style-name="ce1">
            <text:p>eForms consultation</text:p>
          </table:table-cell>
          <table:table-cell table:style-name="ce1"/>
          <table:table-cell office:value-type="string" table:style-name="ce1">
            <text:p>BT-11</text:p>
          </table:table-cell>
          <table:table-cell table:content-validation-name="val7" table:style-name="ce1"/>
          <table:table-cell table:number-columns-repeated="2" table:style-name="ce1"/>
          <table:table-cell office:value-type="string" office:string-value="" table:formula="of:=CONCATENATE(IF([.M632]=&quot;YES&quot;;&quot;UC1;&quot;;&quot;&quot;);IF([.N632]=&quot;YES&quot;;&quot; UC2;&quot;;&quot;&quot;);IF([.O632]=&quot;YES&quot;;&quot; UC3&quot;;&quot;&quot;))" table:style-name="ce1"/>
          <table:table-cell office:value-type="string" office:string-value="" table:formula="of:=CONCATENATE(IF([.P632]=&quot;YES&quot;;&quot;e-Notification;&quot;;&quot;&quot;);IF([.Q632]=&quot;YES&quot;;&quot; e-Access;&quot;;&quot;&quot;);IF([.R632]=&quot;YES&quot;;&quot; e-Submission;&quot;;&quot;&quot;);IF([.S632]=&quot;YES&quot;;&quot; e-Evaluation;&quot;;&quot;&quot;);IF([.T632]=&quot;YES&quot;;&quot; e-Awarding;&quot;;&quot;&quot;);IF([.U632]=&quot;YES&quot;;&quot; e-Request;&quot;;&quot;&quot;);IF([.V632]=&quot;YES&quot;;&quot; e-Ordering;&quot;;&quot;&quot;);IF([.W632]=&quot;YES&quot;;&quot; e-Fulfiltment;&quot;;&quot;&quot;);IF([.X632]=&quot;YES&quot;;&quot; e-Invoicing;&quot;;&quot;&quot;);IF([.Y63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7</text:p>
          </table:table-cell>
          <table:table-cell office:value-type="string" table:style-name="ce1">
            <text:p>Type Of Buyer</text:p>
          </table:table-cell>
          <table:table-cell office:value-type="string" table:style-name="ce1">
            <text:p>Bodies governed by public law is a broad category covering a diverse type of buyers such as schools, hospitals, and publicly owned companies serving in the general interest.</text:p>
            <text:p>For more information, see 2014/24/EU Art. 2(4).</text:p>
          </table:table-cell>
          <table:table-cell table:style-name="ce1"/>
          <table:table-cell office:value-type="string" table:style-name="ce1">
            <text:p>eForms consultation</text:p>
          </table:table-cell>
          <table:table-cell table:style-name="ce1"/>
          <table:table-cell office:value-type="string" table:style-name="ce1">
            <text:p>BT-11</text:p>
          </table:table-cell>
          <table:table-cell table:content-validation-name="val7" table:style-name="ce1"/>
          <table:table-cell table:number-columns-repeated="2" table:style-name="ce1"/>
          <table:table-cell office:value-type="string" office:string-value="" table:formula="of:=CONCATENATE(IF([.M633]=&quot;YES&quot;;&quot;UC1;&quot;;&quot;&quot;);IF([.N633]=&quot;YES&quot;;&quot; UC2;&quot;;&quot;&quot;);IF([.O633]=&quot;YES&quot;;&quot; UC3&quot;;&quot;&quot;))" table:style-name="ce1"/>
          <table:table-cell office:value-type="string" office:string-value="" table:formula="of:=CONCATENATE(IF([.P633]=&quot;YES&quot;;&quot;e-Notification;&quot;;&quot;&quot;);IF([.Q633]=&quot;YES&quot;;&quot; e-Access;&quot;;&quot;&quot;);IF([.R633]=&quot;YES&quot;;&quot; e-Submission;&quot;;&quot;&quot;);IF([.S633]=&quot;YES&quot;;&quot; e-Evaluation;&quot;;&quot;&quot;);IF([.T633]=&quot;YES&quot;;&quot; e-Awarding;&quot;;&quot;&quot;);IF([.U633]=&quot;YES&quot;;&quot; e-Request;&quot;;&quot;&quot;);IF([.V633]=&quot;YES&quot;;&quot; e-Ordering;&quot;;&quot;&quot;);IF([.W633]=&quot;YES&quot;;&quot; e-Fulfiltment;&quot;;&quot;&quot;);IF([.X633]=&quot;YES&quot;;&quot; e-Invoicing;&quot;;&quot;&quot;);IF([.Y63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7</text:p>
          </table:table-cell>
          <table:table-cell office:value-type="string" table:style-name="ce1">
            <text:p>Type Of Buyer</text:p>
          </table:table-cell>
          <table:table-cell office:value-type="string" table:style-name="ce1">
            <text:p>The buyer is not a contracting authority himself, but is awarding a contract subsidized by a contracting authority.</text:p>
            <text:p>For more information, see 2014/24/EU Art. 13.</text:p>
          </table:table-cell>
          <table:table-cell table:style-name="ce1"/>
          <table:table-cell office:value-type="string" table:style-name="ce1">
            <text:p>eForms consultation</text:p>
          </table:table-cell>
          <table:table-cell table:style-name="ce1"/>
          <table:table-cell office:value-type="string" table:style-name="ce1">
            <text:p>BT-11</text:p>
          </table:table-cell>
          <table:table-cell table:content-validation-name="val7" table:style-name="ce1"/>
          <table:table-cell table:number-columns-repeated="2" table:style-name="ce1"/>
          <table:table-cell office:value-type="string" office:string-value="" table:formula="of:=CONCATENATE(IF([.M634]=&quot;YES&quot;;&quot;UC1;&quot;;&quot;&quot;);IF([.N634]=&quot;YES&quot;;&quot; UC2;&quot;;&quot;&quot;);IF([.O634]=&quot;YES&quot;;&quot; UC3&quot;;&quot;&quot;))" table:style-name="ce1"/>
          <table:table-cell office:value-type="string" office:string-value="" table:formula="of:=CONCATENATE(IF([.P634]=&quot;YES&quot;;&quot;e-Notification;&quot;;&quot;&quot;);IF([.Q634]=&quot;YES&quot;;&quot; e-Access;&quot;;&quot;&quot;);IF([.R634]=&quot;YES&quot;;&quot; e-Submission;&quot;;&quot;&quot;);IF([.S634]=&quot;YES&quot;;&quot; e-Evaluation;&quot;;&quot;&quot;);IF([.T634]=&quot;YES&quot;;&quot; e-Awarding;&quot;;&quot;&quot;);IF([.U634]=&quot;YES&quot;;&quot; e-Request;&quot;;&quot;&quot;);IF([.V634]=&quot;YES&quot;;&quot; e-Ordering;&quot;;&quot;&quot;);IF([.W634]=&quot;YES&quot;;&quot; e-Fulfiltment;&quot;;&quot;&quot;);IF([.X634]=&quot;YES&quot;;&quot; e-Invoicing;&quot;;&quot;&quot;);IF([.Y63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7</text:p>
          </table:table-cell>
          <table:table-cell office:value-type="string" table:style-name="ce1">
            <text:p>Type Of Buyer</text:p>
          </table:table-cell>
          <table:table-cell office:value-type="string" table:style-name="ce1">
            <text:p>Public undertakings, except bodies governed by public law. ‘Public undertaking’ means any undertaking over which the contracting authorities may exercise directly or indirectly a dominant influence by virtue of their ownership of it, their financial participation therein, or the rules which govern it.</text:p>
            <text:p>For more information, see 2014/25/EU Art. 4(2) (=2014/23/EU Art. 7(4)).</text:p>
          </table:table-cell>
          <table:table-cell table:style-name="ce1"/>
          <table:table-cell office:value-type="string" table:style-name="ce1">
            <text:p>eForms consultation</text:p>
          </table:table-cell>
          <table:table-cell table:style-name="ce1"/>
          <table:table-cell office:value-type="string" table:style-name="ce1">
            <text:p>BT-11</text:p>
          </table:table-cell>
          <table:table-cell table:content-validation-name="val7" table:style-name="ce1"/>
          <table:table-cell table:number-columns-repeated="2" table:style-name="ce1"/>
          <table:table-cell office:value-type="string" office:string-value="" table:formula="of:=CONCATENATE(IF([.M635]=&quot;YES&quot;;&quot;UC1;&quot;;&quot;&quot;);IF([.N635]=&quot;YES&quot;;&quot; UC2;&quot;;&quot;&quot;);IF([.O635]=&quot;YES&quot;;&quot; UC3&quot;;&quot;&quot;))" table:style-name="ce1"/>
          <table:table-cell office:value-type="string" office:string-value="" table:formula="of:=CONCATENATE(IF([.P635]=&quot;YES&quot;;&quot;e-Notification;&quot;;&quot;&quot;);IF([.Q635]=&quot;YES&quot;;&quot; e-Access;&quot;;&quot;&quot;);IF([.R635]=&quot;YES&quot;;&quot; e-Submission;&quot;;&quot;&quot;);IF([.S635]=&quot;YES&quot;;&quot; e-Evaluation;&quot;;&quot;&quot;);IF([.T635]=&quot;YES&quot;;&quot; e-Awarding;&quot;;&quot;&quot;);IF([.U635]=&quot;YES&quot;;&quot; e-Request;&quot;;&quot;&quot;);IF([.V635]=&quot;YES&quot;;&quot; e-Ordering;&quot;;&quot;&quot;);IF([.W635]=&quot;YES&quot;;&quot; e-Fulfiltment;&quot;;&quot;&quot;);IF([.X635]=&quot;YES&quot;;&quot; e-Invoicing;&quot;;&quot;&quot;);IF([.Y63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7</text:p>
          </table:table-cell>
          <table:table-cell office:value-type="string" table:style-name="ce1">
            <text:p>Type Of Buyer</text:p>
          </table:table-cell>
          <table:table-cell office:value-type="string" table:style-name="ce1">
            <text:p>Buyers operating on the basis of a special or exclusive right, except those which are bodies governed by public law.</text:p>
            <text:p>For more information, see 2014/25/EU Art. 4 (3), 2014/23/EU Art. 5(10-11).</text:p>
          </table:table-cell>
          <table:table-cell table:style-name="ce1"/>
          <table:table-cell office:value-type="string" table:style-name="ce1">
            <text:p>eForms consultation</text:p>
          </table:table-cell>
          <table:table-cell table:style-name="ce1"/>
          <table:table-cell office:value-type="string" table:style-name="ce1">
            <text:p>BT-11</text:p>
          </table:table-cell>
          <table:table-cell table:content-validation-name="val7" table:style-name="ce1"/>
          <table:table-cell table:number-columns-repeated="2" table:style-name="ce1"/>
          <table:table-cell office:value-type="string" office:string-value="" table:formula="of:=CONCATENATE(IF([.M636]=&quot;YES&quot;;&quot;UC1;&quot;;&quot;&quot;);IF([.N636]=&quot;YES&quot;;&quot; UC2;&quot;;&quot;&quot;);IF([.O636]=&quot;YES&quot;;&quot; UC3&quot;;&quot;&quot;))" table:style-name="ce1"/>
          <table:table-cell office:value-type="string" office:string-value="" table:formula="of:=CONCATENATE(IF([.P636]=&quot;YES&quot;;&quot;e-Notification;&quot;;&quot;&quot;);IF([.Q636]=&quot;YES&quot;;&quot; e-Access;&quot;;&quot;&quot;);IF([.R636]=&quot;YES&quot;;&quot; e-Submission;&quot;;&quot;&quot;);IF([.S636]=&quot;YES&quot;;&quot; e-Evaluation;&quot;;&quot;&quot;);IF([.T636]=&quot;YES&quot;;&quot; e-Awarding;&quot;;&quot;&quot;);IF([.U636]=&quot;YES&quot;;&quot; e-Request;&quot;;&quot;&quot;);IF([.V636]=&quot;YES&quot;;&quot; e-Ordering;&quot;;&quot;&quot;);IF([.W636]=&quot;YES&quot;;&quot; e-Fulfiltment;&quot;;&quot;&quot;);IF([.X636]=&quot;YES&quot;;&quot; e-Invoicing;&quot;;&quot;&quot;);IF([.Y63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7</text:p>
          </table:table-cell>
          <table:table-cell office:value-type="string" table:style-name="ce1">
            <text:p>Type Of Buyer</text:p>
          </table:table-cell>
          <table:table-cell office:value-type="string" table:style-name="ce1">
            <text:p>EU institutions, as well as any other international organisations.</text:p>
          </table:table-cell>
          <table:table-cell table:style-name="ce1"/>
          <table:table-cell office:value-type="string" table:style-name="ce1">
            <text:p>eForms consultation</text:p>
          </table:table-cell>
          <table:table-cell table:style-name="ce1"/>
          <table:table-cell office:value-type="string" table:style-name="ce1">
            <text:p>BT-107</text:p>
          </table:table-cell>
          <table:table-cell table:content-validation-name="val7" table:style-name="ce1"/>
          <table:table-cell table:number-columns-repeated="2" table:style-name="ce1"/>
          <table:table-cell office:value-type="string" office:string-value="" table:formula="of:=CONCATENATE(IF([.M637]=&quot;YES&quot;;&quot;UC1;&quot;;&quot;&quot;);IF([.N637]=&quot;YES&quot;;&quot; UC2;&quot;;&quot;&quot;);IF([.O637]=&quot;YES&quot;;&quot; UC3&quot;;&quot;&quot;))" table:style-name="ce1"/>
          <table:table-cell office:value-type="string" office:string-value="" table:formula="of:=CONCATENATE(IF([.P637]=&quot;YES&quot;;&quot;e-Notification;&quot;;&quot;&quot;);IF([.Q637]=&quot;YES&quot;;&quot; e-Access;&quot;;&quot;&quot;);IF([.R637]=&quot;YES&quot;;&quot; e-Submission;&quot;;&quot;&quot;);IF([.S637]=&quot;YES&quot;;&quot; e-Evaluation;&quot;;&quot;&quot;);IF([.T637]=&quot;YES&quot;;&quot; e-Awarding;&quot;;&quot;&quot;);IF([.U637]=&quot;YES&quot;;&quot; e-Request;&quot;;&quot;&quot;);IF([.V637]=&quot;YES&quot;;&quot; e-Ordering;&quot;;&quot;&quot;);IF([.W637]=&quot;YES&quot;;&quot; e-Fulfiltment;&quot;;&quot;&quot;);IF([.X637]=&quot;YES&quot;;&quot; e-Invoicing;&quot;;&quot;&quot;);IF([.Y63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40</text:p>
          </table:table-cell>
          <table:table-cell office:value-type="string" table:style-name="ce35">
            <text:p>Type Of Contract</text:p>
          </table:table-cell>
          <table:table-cell office:value-type="string" table:style-name="ce35">
            <text:p>The nature of the contract, which corresponds to the main subject of the contract.</text:p>
          </table:table-cell>
          <table:table-cell table:style-name="ce35"/>
          <table:table-cell office:value-type="string" table:style-name="ce35">
            <text:p>Ontology proposal</text:p>
          </table:table-cell>
          <table:table-cell office:value-type="string" table:style-name="ce35">
            <text:p>OP internal working / eForms consultation</text:p>
          </table:table-cell>
          <table:table-cell office:value-type="string" table:style-name="ce35">
            <text:p>BT-107</text:p>
          </table:table-cell>
          <table:table-cell office:value-type="string" table:content-validation-name="val7" table:style-name="ce35">
            <text:p>YES</text:p>
          </table:table-cell>
          <table:table-cell office:value-type="string" table:style-name="ce35">
            <text:p>When there is more than one Source that refers to the BT in question, it is possible to get a better and/or complete definition by combining these sources. In that case, the information of the OP internal working has been complemented by the definition given in the eForms consultation.</text:p>
          </table:table-cell>
          <table:table-cell table:style-name="ce35"/>
          <table:table-cell office:value-type="string" office:string-value="UC1;" table:formula="of:=CONCATENATE(IF([.M638]=&quot;YES&quot;;&quot;UC1;&quot;;&quot;&quot;);IF([.N638]=&quot;YES&quot;;&quot; UC2;&quot;;&quot;&quot;);IF([.O638]=&quot;YES&quot;;&quot; UC3&quot;;&quot;&quot;))" table:style-name="ce35">
            <text:p>UC1;</text:p>
          </table:table-cell>
          <table:table-cell office:value-type="string" office:string-value="e-Notification;" table:formula="of:=CONCATENATE(IF([.P638]=&quot;YES&quot;;&quot;e-Notification;&quot;;&quot;&quot;);IF([.Q638]=&quot;YES&quot;;&quot; e-Access;&quot;;&quot;&quot;);IF([.R638]=&quot;YES&quot;;&quot; e-Submission;&quot;;&quot;&quot;);IF([.S638]=&quot;YES&quot;;&quot; e-Evaluation;&quot;;&quot;&quot;);IF([.T638]=&quot;YES&quot;;&quot; e-Awarding;&quot;;&quot;&quot;);IF([.U638]=&quot;YES&quot;;&quot; e-Request;&quot;;&quot;&quot;);IF([.V638]=&quot;YES&quot;;&quot; e-Ordering;&quot;;&quot;&quot;);IF([.W638]=&quot;YES&quot;;&quot; e-Fulfiltment;&quot;;&quot;&quot;);IF([.X638]=&quot;YES&quot;;&quot; e-Invoicing;&quot;;&quot;&quot;);IF([.Y638]=&quot;YES&quot;;&quot; e-Payment;&quot;;&quot;&quot;))" table:style-name="ce35">
            <text:p>e-Notification;</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40</text:p>
          </table:table-cell>
          <table:table-cell office:value-type="string" table:style-name="ce1">
            <text:p>Type Of Contract</text:p>
          </table:table-cell>
          <table:table-cell office:value-type="string" table:style-name="ce1">
            <text:p>Type of contract</text:p>
          </table:table-cell>
          <table:table-cell table:style-name="ce1"/>
          <table:table-cell office:value-type="string" table:style-name="ce1">
            <text:p>eForms consultation</text:p>
          </table:table-cell>
          <table:table-cell office:value-type="string" table:style-name="ce1">
            <text:p>For example: work supplies, services</text:p>
          </table:table-cell>
          <table:table-cell office:value-type="string" table:style-name="ce1">
            <text:p>BT-107</text:p>
          </table:table-cell>
          <table:table-cell table:content-validation-name="val7" table:style-name="ce1"/>
          <table:table-cell table:number-columns-repeated="2" table:style-name="ce1"/>
          <table:table-cell office:value-type="string" office:string-value="" table:formula="of:=CONCATENATE(IF([.M639]=&quot;YES&quot;;&quot;UC1;&quot;;&quot;&quot;);IF([.N639]=&quot;YES&quot;;&quot; UC2;&quot;;&quot;&quot;);IF([.O639]=&quot;YES&quot;;&quot; UC3&quot;;&quot;&quot;))" table:style-name="ce1"/>
          <table:table-cell office:value-type="string" office:string-value="" table:formula="of:=CONCATENATE(IF([.P639]=&quot;YES&quot;;&quot;e-Notification;&quot;;&quot;&quot;);IF([.Q639]=&quot;YES&quot;;&quot; e-Access;&quot;;&quot;&quot;);IF([.R639]=&quot;YES&quot;;&quot; e-Submission;&quot;;&quot;&quot;);IF([.S639]=&quot;YES&quot;;&quot; e-Evaluation;&quot;;&quot;&quot;);IF([.T639]=&quot;YES&quot;;&quot; e-Awarding;&quot;;&quot;&quot;);IF([.U639]=&quot;YES&quot;;&quot; e-Request;&quot;;&quot;&quot;);IF([.V639]=&quot;YES&quot;;&quot; e-Ordering;&quot;;&quot;&quot;);IF([.W639]=&quot;YES&quot;;&quot; e-Fulfiltment;&quot;;&quot;&quot;);IF([.X639]=&quot;YES&quot;;&quot; e-Invoicing;&quot;;&quot;&quot;);IF([.Y63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40</text:p>
          </table:table-cell>
          <table:table-cell office:value-type="string" table:style-name="ce1">
            <text:p>Type Of Contract</text:p>
          </table:table-cell>
          <table:table-cell office:value-type="string" table:style-name="ce1">
            <text:p>A Code signifying the type of contracting system (e.g., framework agreement, dynamic purchasing system).</text:p>
          </table:table-cell>
          <table:table-cell table:style-name="ce1"/>
          <table:table-cell office:value-type="string" table:style-name="ce1">
            <text:p>OP internal working</text:p>
          </table:table-cell>
          <table:table-cell table:style-name="ce1"/>
          <table:table-cell office:value-type="string" table:style-name="ce1">
            <text:p>BT-66</text:p>
          </table:table-cell>
          <table:table-cell table:content-validation-name="val7" table:style-name="ce1"/>
          <table:table-cell table:number-columns-repeated="2" table:style-name="ce1"/>
          <table:table-cell office:value-type="string" office:string-value="" table:formula="of:=CONCATENATE(IF([.M640]=&quot;YES&quot;;&quot;UC1;&quot;;&quot;&quot;);IF([.N640]=&quot;YES&quot;;&quot; UC2;&quot;;&quot;&quot;);IF([.O640]=&quot;YES&quot;;&quot; UC3&quot;;&quot;&quot;))" table:style-name="ce1"/>
          <table:table-cell office:value-type="string" office:string-value="" table:formula="of:=CONCATENATE(IF([.P640]=&quot;YES&quot;;&quot;e-Notification;&quot;;&quot;&quot;);IF([.Q640]=&quot;YES&quot;;&quot; e-Access;&quot;;&quot;&quot;);IF([.R640]=&quot;YES&quot;;&quot; e-Submission;&quot;;&quot;&quot;);IF([.S640]=&quot;YES&quot;;&quot; e-Evaluation;&quot;;&quot;&quot;);IF([.T640]=&quot;YES&quot;;&quot; e-Awarding;&quot;;&quot;&quot;);IF([.U640]=&quot;YES&quot;;&quot; e-Request;&quot;;&quot;&quot;);IF([.V640]=&quot;YES&quot;;&quot; e-Ordering;&quot;;&quot;&quot;);IF([.W640]=&quot;YES&quot;;&quot; e-Fulfiltment;&quot;;&quot;&quot;);IF([.X640]=&quot;YES&quot;;&quot; e-Invoicing;&quot;;&quot;&quot;);IF([.Y64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65</text:p>
          </table:table-cell>
          <table:table-cell office:value-type="string" table:style-name="ce35">
            <text:p>Usage ESPD Code</text:p>
          </table:table-cell>
          <table:table-cell office:value-type="string" table:style-name="ce35">
            <text:p>The conditions and criteria for participation are specified in the European Single Procurement Document (ESPD), which is a self-declaration of the businesses' financial status, abilities and suitability for a public procurement procedure.</text:p>
          </table:table-cell>
          <table:table-cell table:style-name="ce35"/>
          <table:table-cell office:value-type="string" table:style-name="ce35">
            <text:p>Ontology proposal</text:p>
          </table:table-cell>
          <table:table-cell office:value-type="string" table:style-name="ce35">
            <text:p>Based on the OP internal working and ESPD.</text:p>
          </table:table-cell>
          <table:table-cell table:style-name="ce35"/>
          <table:table-cell office:value-type="string" table:content-validation-name="val7" table:style-name="ce35">
            <text:p>YES</text:p>
          </table:table-cell>
          <table:table-cell office:value-type="string" table:style-name="ce35">
            <text:p>When there is more than one Source that refers to the BT in question, it is possible to get a better and/or complete definition by combining these sources. In that case, the information of the OP internal working has been complemented by the definition given by ESPD.</text:p>
          </table:table-cell>
          <table:table-cell table:style-name="ce35"/>
          <table:table-cell office:value-type="string" office:string-value="" table:formula="of:=CONCATENATE(IF([.M641]=&quot;YES&quot;;&quot;UC1;&quot;;&quot;&quot;);IF([.N641]=&quot;YES&quot;;&quot; UC2;&quot;;&quot;&quot;);IF([.O641]=&quot;YES&quot;;&quot; UC3&quot;;&quot;&quot;))" table:style-name="ce35"/>
          <table:table-cell office:value-type="string" office:string-value="e-Notification; e-Evaluation;" table:formula="of:=CONCATENATE(IF([.P641]=&quot;YES&quot;;&quot;e-Notification;&quot;;&quot;&quot;);IF([.Q641]=&quot;YES&quot;;&quot; e-Access;&quot;;&quot;&quot;);IF([.R641]=&quot;YES&quot;;&quot; e-Submission;&quot;;&quot;&quot;);IF([.S641]=&quot;YES&quot;;&quot; e-Evaluation;&quot;;&quot;&quot;);IF([.T641]=&quot;YES&quot;;&quot; e-Awarding;&quot;;&quot;&quot;);IF([.U641]=&quot;YES&quot;;&quot; e-Request;&quot;;&quot;&quot;);IF([.V641]=&quot;YES&quot;;&quot; e-Ordering;&quot;;&quot;&quot;);IF([.W641]=&quot;YES&quot;;&quot; e-Fulfiltment;&quot;;&quot;&quot;);IF([.X641]=&quot;YES&quot;;&quot; e-Invoicing;&quot;;&quot;&quot;);IF([.Y641]=&quot;YES&quot;;&quot; e-Payment;&quot;;&quot;&quot;))" table:style-name="ce35">
            <text:p>e-Notification; e-Evalu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65</text:p>
          </table:table-cell>
          <table:table-cell office:value-type="string" table:style-name="ce1">
            <text:p>Usage ESPD Code</text:p>
          </table:table-cell>
          <table:table-cell office:value-type="string" table:style-name="ce1">
            <text:p>The European Single Procurement Document (ESPD) is a self-declaration form used in public procurement procedures by public buyers and businesses in the EU. Before the introduction of the ESPD, companies were required to submit various documents to prove that they fulfil the exclusion and selection criteria of a tender, for example have paid taxes and have not been convicted of criminal activity. Now, companies are able to meet these obligations with a single ESPD self-declaration form.</text:p>
          </table:table-cell>
          <table:table-cell table:style-name="ce1"/>
          <table:table-cell office:value-type="string" table:style-name="ce1">
            <text:p>ESPD</text:p>
          </table:table-cell>
          <table:table-cell office:value-type="string" table:style-name="ce1">
            <text:p><text:a xlink:href="http://ec.europa.eu/growth/single-market/public-procurement/e-procurement/espd_en">http://ec.europa.eu/growth/single-market/public-procurement/e-procurement/espd_en</text:a></text:p>
          </table:table-cell>
          <table:table-cell office:value-type="string" table:style-name="ce1">
            <text:p>BT-66</text:p>
          </table:table-cell>
          <table:table-cell table:content-validation-name="val7" table:style-name="ce1"/>
          <table:table-cell table:number-columns-repeated="2" table:style-name="ce1"/>
          <table:table-cell office:value-type="string" office:string-value="" table:formula="of:=CONCATENATE(IF([.M642]=&quot;YES&quot;;&quot;UC1;&quot;;&quot;&quot;);IF([.N642]=&quot;YES&quot;;&quot; UC2;&quot;;&quot;&quot;);IF([.O642]=&quot;YES&quot;;&quot; UC3&quot;;&quot;&quot;))" table:style-name="ce1"/>
          <table:table-cell office:value-type="string" office:string-value="" table:formula="of:=CONCATENATE(IF([.P642]=&quot;YES&quot;;&quot;e-Notification;&quot;;&quot;&quot;);IF([.Q642]=&quot;YES&quot;;&quot; e-Access;&quot;;&quot;&quot;);IF([.R642]=&quot;YES&quot;;&quot; e-Submission;&quot;;&quot;&quot;);IF([.S642]=&quot;YES&quot;;&quot; e-Evaluation;&quot;;&quot;&quot;);IF([.T642]=&quot;YES&quot;;&quot; e-Awarding;&quot;;&quot;&quot;);IF([.U642]=&quot;YES&quot;;&quot; e-Request;&quot;;&quot;&quot;);IF([.V642]=&quot;YES&quot;;&quot; e-Ordering;&quot;;&quot;&quot;);IF([.W642]=&quot;YES&quot;;&quot; e-Fulfiltment;&quot;;&quot;&quot;);IF([.X642]=&quot;YES&quot;;&quot; e-Invoicing;&quot;;&quot;&quot;);IF([.Y64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5</text:p>
          </table:table-cell>
          <table:table-cell office:value-type="string" table:style-name="ce1">
            <text:p>Usage ESPD Code</text:p>
          </table:table-cell>
          <table:table-cell office:value-type="string" table:style-name="ce1">
            <text:p>The conditions and criteria for participation are specified in ESPD or/and in other documents.</text:p>
          </table:table-cell>
          <table:table-cell table:style-name="ce1"/>
          <table:table-cell office:value-type="string" table:style-name="ce1">
            <text:p>OP internal working</text:p>
          </table:table-cell>
          <table:table-cell table:style-name="ce1"/>
          <table:table-cell office:value-type="string" table:style-name="ce1">
            <text:p>BT-66</text:p>
          </table:table-cell>
          <table:table-cell table:content-validation-name="val7" table:style-name="ce1"/>
          <table:table-cell table:number-columns-repeated="2" table:style-name="ce1"/>
          <table:table-cell office:value-type="string" office:string-value="" table:formula="of:=CONCATENATE(IF([.M643]=&quot;YES&quot;;&quot;UC1;&quot;;&quot;&quot;);IF([.N643]=&quot;YES&quot;;&quot; UC2;&quot;;&quot;&quot;);IF([.O643]=&quot;YES&quot;;&quot; UC3&quot;;&quot;&quot;))" table:style-name="ce1"/>
          <table:table-cell office:value-type="string" office:string-value="" table:formula="of:=CONCATENATE(IF([.P643]=&quot;YES&quot;;&quot;e-Notification;&quot;;&quot;&quot;);IF([.Q643]=&quot;YES&quot;;&quot; e-Access;&quot;;&quot;&quot;);IF([.R643]=&quot;YES&quot;;&quot; e-Submission;&quot;;&quot;&quot;);IF([.S643]=&quot;YES&quot;;&quot; e-Evaluation;&quot;;&quot;&quot;);IF([.T643]=&quot;YES&quot;;&quot; e-Awarding;&quot;;&quot;&quot;);IF([.U643]=&quot;YES&quot;;&quot; e-Request;&quot;;&quot;&quot;);IF([.V643]=&quot;YES&quot;;&quot; e-Ordering;&quot;;&quot;&quot;);IF([.W643]=&quot;YES&quot;;&quot; e-Fulfiltment;&quot;;&quot;&quot;);IF([.X643]=&quot;YES&quot;;&quot; e-Invoicing;&quot;;&quot;&quot;);IF([.Y64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5</text:p>
          </table:table-cell>
          <table:table-cell office:value-type="string" table:style-name="ce1">
            <text:p>Usage ESPD Code</text:p>
          </table:table-cell>
          <table:table-cell office:value-type="string" table:style-name="ce1">
            <text:p>At the time of submission of requests to participate or of tenders, contracting authorities shall accept the European Single Procurement Document (ESPD), consisting of an updated selfdeclaration as preliminary evidence in replacement of certificates issued by public authorities or third parties confirming that the relevant economic operator fulfils the following conditions (...)</text:p>
          </table:table-cell>
          <table:table-cell table:style-name="ce1"/>
          <table:table-cell office:value-type="string" table:style-name="ce1">
            <text:p>DIRECTIVE 2014/24/EU</text:p>
          </table:table-cell>
          <table:table-cell office:value-type="string" table:style-name="ce1">
            <text:p>Article 59</text:p>
          </table:table-cell>
          <table:table-cell office:value-type="string" table:style-name="ce1">
            <text:p>BT-63</text:p>
          </table:table-cell>
          <table:table-cell table:content-validation-name="val7" table:style-name="ce1"/>
          <table:table-cell table:number-columns-repeated="2" table:style-name="ce1"/>
          <table:table-cell office:value-type="string" office:string-value="" table:formula="of:=CONCATENATE(IF([.M644]=&quot;YES&quot;;&quot;UC1;&quot;;&quot;&quot;);IF([.N644]=&quot;YES&quot;;&quot; UC2;&quot;;&quot;&quot;);IF([.O644]=&quot;YES&quot;;&quot; UC3&quot;;&quot;&quot;))" table:style-name="ce1"/>
          <table:table-cell office:value-type="string" office:string-value="" table:formula="of:=CONCATENATE(IF([.P644]=&quot;YES&quot;;&quot;e-Notification;&quot;;&quot;&quot;);IF([.Q644]=&quot;YES&quot;;&quot; e-Access;&quot;;&quot;&quot;);IF([.R644]=&quot;YES&quot;;&quot; e-Submission;&quot;;&quot;&quot;);IF([.S644]=&quot;YES&quot;;&quot; e-Evaluation;&quot;;&quot;&quot;);IF([.T644]=&quot;YES&quot;;&quot; e-Awarding;&quot;;&quot;&quot;);IF([.U644]=&quot;YES&quot;;&quot; e-Request;&quot;;&quot;&quot;);IF([.V644]=&quot;YES&quot;;&quot; e-Ordering;&quot;;&quot;&quot;);IF([.W644]=&quot;YES&quot;;&quot; e-Fulfiltment;&quot;;&quot;&quot;);IF([.X644]=&quot;YES&quot;;&quot; e-Invoicing;&quot;;&quot;&quot;);IF([.Y64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31</text:p>
          </table:table-cell>
          <table:table-cell office:value-type="string" table:style-name="ce35">
            <text:p>Variants Indicator</text:p>
          </table:table-cell>
          <table:table-cell office:value-type="string" table:style-name="ce35">
            <text:p>Multiple additional proposals from the tenderer in response to a given set of requirements specified by the buyer in the procurement documents.</text:p>
          </table:table-cell>
          <table:table-cell table:style-name="ce35"/>
          <table:table-cell office:value-type="string" table:style-name="ce35">
            <text:p>Ontology proposal</text:p>
          </table:table-cell>
          <table:table-cell table:style-name="ce35"/>
          <table:table-cell office:value-type="string" table:style-name="ce35">
            <text:p>BT-63</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645]=&quot;YES&quot;;&quot;UC1;&quot;;&quot;&quot;);IF([.N645]=&quot;YES&quot;;&quot; UC2;&quot;;&quot;&quot;);IF([.O645]=&quot;YES&quot;;&quot; UC3&quot;;&quot;&quot;))" table:style-name="ce35"/>
          <table:table-cell office:value-type="string" office:string-value="e-Notification;" table:formula="of:=CONCATENATE(IF([.P645]=&quot;YES&quot;;&quot;e-Notification;&quot;;&quot;&quot;);IF([.Q645]=&quot;YES&quot;;&quot; e-Access;&quot;;&quot;&quot;);IF([.R645]=&quot;YES&quot;;&quot; e-Submission;&quot;;&quot;&quot;);IF([.S645]=&quot;YES&quot;;&quot; e-Evaluation;&quot;;&quot;&quot;);IF([.T645]=&quot;YES&quot;;&quot; e-Awarding;&quot;;&quot;&quot;);IF([.U645]=&quot;YES&quot;;&quot; e-Request;&quot;;&quot;&quot;);IF([.V645]=&quot;YES&quot;;&quot; e-Ordering;&quot;;&quot;&quot;);IF([.W645]=&quot;YES&quot;;&quot; e-Fulfiltment;&quot;;&quot;&quot;);IF([.X645]=&quot;YES&quot;;&quot; e-Invoicing;&quot;;&quot;&quot;);IF([.Y645]=&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31</text:p>
          </table:table-cell>
          <table:table-cell office:value-type="string" table:style-name="ce1">
            <text:p>Variants Indicator</text:p>
          </table:table-cell>
          <table:table-cell office:value-type="string" table:style-name="ce1">
            <text:p>An Indicator that variants are allowed (true) or not allowed (false).</text:p>
          </table:table-cell>
          <table:table-cell table:style-name="ce1"/>
          <table:table-cell office:value-type="string" table:style-name="ce1">
            <text:p>OP internal working</text:p>
          </table:table-cell>
          <table:table-cell table:style-name="ce1"/>
          <table:table-cell office:value-type="string" table:style-name="ce1">
            <text:p>BT-63</text:p>
          </table:table-cell>
          <table:table-cell table:content-validation-name="val7" table:style-name="ce1"/>
          <table:table-cell table:number-columns-repeated="2" table:style-name="ce1"/>
          <table:table-cell office:value-type="string" office:string-value="" table:formula="of:=CONCATENATE(IF([.M646]=&quot;YES&quot;;&quot;UC1;&quot;;&quot;&quot;);IF([.N646]=&quot;YES&quot;;&quot; UC2;&quot;;&quot;&quot;);IF([.O646]=&quot;YES&quot;;&quot; UC3&quot;;&quot;&quot;))" table:style-name="ce1"/>
          <table:table-cell office:value-type="string" office:string-value="" table:formula="of:=CONCATENATE(IF([.P646]=&quot;YES&quot;;&quot;e-Notification;&quot;;&quot;&quot;);IF([.Q646]=&quot;YES&quot;;&quot; e-Access;&quot;;&quot;&quot;);IF([.R646]=&quot;YES&quot;;&quot; e-Submission;&quot;;&quot;&quot;);IF([.S646]=&quot;YES&quot;;&quot; e-Evaluation;&quot;;&quot;&quot;);IF([.T646]=&quot;YES&quot;;&quot; e-Awarding;&quot;;&quot;&quot;);IF([.U646]=&quot;YES&quot;;&quot; e-Request;&quot;;&quot;&quot;);IF([.V646]=&quot;YES&quot;;&quot; e-Ordering;&quot;;&quot;&quot;);IF([.W646]=&quot;YES&quot;;&quot; e-Fulfiltment;&quot;;&quot;&quot;);IF([.X646]=&quot;YES&quot;;&quot; e-Invoicing;&quot;;&quot;&quot;);IF([.Y64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1</text:p>
          </table:table-cell>
          <table:table-cell office:value-type="string" table:style-name="ce1">
            <text:p>Variants Indicator</text:p>
          </table:table-cell>
          <table:table-cell office:value-type="string" table:style-name="ce1">
            <text:p>Contracting authorities may authorise or require tenderers to submit variants. They shall indicate in the contract notice or, where a prior information notice is used as a means of calling for competition, in the invitation to confirm interest whether or not they authorise or require variants. Variants shall not be authorised without such indication. Variants shall be linked to the subject-matter of the contract. (...)</text:p>
          </table:table-cell>
          <table:table-cell table:style-name="ce1"/>
          <table:table-cell office:value-type="string" table:style-name="ce1">
            <text:p>DIRECTIVE 2014/24/EU</text:p>
          </table:table-cell>
          <table:table-cell office:value-type="string" table:style-name="ce1">
            <text:p>Article 45.1</text:p>
          </table:table-cell>
          <table:table-cell office:value-type="string" table:style-name="ce1">
            <text:p>BT-63</text:p>
          </table:table-cell>
          <table:table-cell table:content-validation-name="val7" table:style-name="ce1"/>
          <table:table-cell table:number-columns-repeated="2" table:style-name="ce1"/>
          <table:table-cell office:value-type="string" office:string-value="" table:formula="of:=CONCATENATE(IF([.M647]=&quot;YES&quot;;&quot;UC1;&quot;;&quot;&quot;);IF([.N647]=&quot;YES&quot;;&quot; UC2;&quot;;&quot;&quot;);IF([.O647]=&quot;YES&quot;;&quot; UC3&quot;;&quot;&quot;))" table:style-name="ce1"/>
          <table:table-cell office:value-type="string" office:string-value="" table:formula="of:=CONCATENATE(IF([.P647]=&quot;YES&quot;;&quot;e-Notification;&quot;;&quot;&quot;);IF([.Q647]=&quot;YES&quot;;&quot; e-Access;&quot;;&quot;&quot;);IF([.R647]=&quot;YES&quot;;&quot; e-Submission;&quot;;&quot;&quot;);IF([.S647]=&quot;YES&quot;;&quot; e-Evaluation;&quot;;&quot;&quot;);IF([.T647]=&quot;YES&quot;;&quot; e-Awarding;&quot;;&quot;&quot;);IF([.U647]=&quot;YES&quot;;&quot; e-Request;&quot;;&quot;&quot;);IF([.V647]=&quot;YES&quot;;&quot; e-Ordering;&quot;;&quot;&quot;);IF([.W647]=&quot;YES&quot;;&quot; e-Fulfiltment;&quot;;&quot;&quot;);IF([.X647]=&quot;YES&quot;;&quot; e-Invoicing;&quot;;&quot;&quot;);IF([.Y64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1</text:p>
          </table:table-cell>
          <table:table-cell office:value-type="string" table:style-name="ce1">
            <text:p>Variants Indicator</text:p>
          </table:table-cell>
          <table:table-cell office:value-type="string" table:style-name="ce1">
            <text:p>Variants will be accepted: ◯ yes ◯ no</text:p>
          </table:table-cell>
          <table:table-cell table:style-name="ce1"/>
          <table:table-cell office:value-type="string" table:style-name="ce1">
            <text:p>eForms consultation</text:p>
          </table:table-cell>
          <table:table-cell table:style-name="ce1"/>
          <table:table-cell office:value-type="string" table:style-name="ce1">
            <text:p>BT-63</text:p>
          </table:table-cell>
          <table:table-cell table:content-validation-name="val7" table:style-name="ce1"/>
          <table:table-cell table:number-columns-repeated="2" table:style-name="ce1"/>
          <table:table-cell office:value-type="string" office:string-value="" table:formula="of:=CONCATENATE(IF([.M648]=&quot;YES&quot;;&quot;UC1;&quot;;&quot;&quot;);IF([.N648]=&quot;YES&quot;;&quot; UC2;&quot;;&quot;&quot;);IF([.O648]=&quot;YES&quot;;&quot; UC3&quot;;&quot;&quot;))" table:style-name="ce1"/>
          <table:table-cell office:value-type="string" office:string-value="" table:formula="of:=CONCATENATE(IF([.P648]=&quot;YES&quot;;&quot;e-Notification;&quot;;&quot;&quot;);IF([.Q648]=&quot;YES&quot;;&quot; e-Access;&quot;;&quot;&quot;);IF([.R648]=&quot;YES&quot;;&quot; e-Submission;&quot;;&quot;&quot;);IF([.S648]=&quot;YES&quot;;&quot; e-Evaluation;&quot;;&quot;&quot;);IF([.T648]=&quot;YES&quot;;&quot; e-Awarding;&quot;;&quot;&quot;);IF([.U648]=&quot;YES&quot;;&quot; e-Request;&quot;;&quot;&quot;);IF([.V648]=&quot;YES&quot;;&quot; e-Ordering;&quot;;&quot;&quot;);IF([.W648]=&quot;YES&quot;;&quot; e-Fulfiltment;&quot;;&quot;&quot;);IF([.X648]=&quot;YES&quot;;&quot; e-Invoicing;&quot;;&quot;&quot;);IF([.Y64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1</text:p>
          </table:table-cell>
          <table:table-cell office:value-type="string" table:style-name="ce1">
            <text:p>Variants Indicator</text:p>
          </table:table-cell>
          <table:table-cell office:value-type="string" table:style-name="ce1">
            <text:p>An indicator that variants are allowed and unconstrained in number (true) or not allowed (false).</text:p>
          </table:table-cell>
          <table:table-cell table:style-name="ce1"/>
          <table:table-cell office:value-type="string" table:style-name="ce1">
            <text:p>UBL</text:p>
          </table:table-cell>
          <table:table-cell table:style-name="ce1"/>
          <table:table-cell office:value-type="string" table:style-name="ce1">
            <text:p>BT-63</text:p>
          </table:table-cell>
          <table:table-cell table:content-validation-name="val7" table:style-name="ce1"/>
          <table:table-cell table:number-columns-repeated="2" table:style-name="ce1"/>
          <table:table-cell office:value-type="string" office:string-value="" table:formula="of:=CONCATENATE(IF([.M649]=&quot;YES&quot;;&quot;UC1;&quot;;&quot;&quot;);IF([.N649]=&quot;YES&quot;;&quot; UC2;&quot;;&quot;&quot;);IF([.O649]=&quot;YES&quot;;&quot; UC3&quot;;&quot;&quot;))" table:style-name="ce1"/>
          <table:table-cell office:value-type="string" office:string-value="" table:formula="of:=CONCATENATE(IF([.P649]=&quot;YES&quot;;&quot;e-Notification;&quot;;&quot;&quot;);IF([.Q649]=&quot;YES&quot;;&quot; e-Access;&quot;;&quot;&quot;);IF([.R649]=&quot;YES&quot;;&quot; e-Submission;&quot;;&quot;&quot;);IF([.S649]=&quot;YES&quot;;&quot; e-Evaluation;&quot;;&quot;&quot;);IF([.T649]=&quot;YES&quot;;&quot; e-Awarding;&quot;;&quot;&quot;);IF([.U649]=&quot;YES&quot;;&quot; e-Request;&quot;;&quot;&quot;);IF([.V649]=&quot;YES&quot;;&quot; e-Ordering;&quot;;&quot;&quot;);IF([.W649]=&quot;YES&quot;;&quot; e-Fulfiltment;&quot;;&quot;&quot;);IF([.X649]=&quot;YES&quot;;&quot; e-Invoicing;&quot;;&quot;&quot;);IF([.Y64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1</text:p>
          </table:table-cell>
          <table:table-cell office:value-type="string" table:style-name="ce1">
            <text:p>Variants Indicator</text:p>
          </table:table-cell>
          <table:table-cell office:value-type="string" table:style-name="ce1">
            <text:p>Property to describe the allowed variantes when submitting a variant of a contract.</text:p>
          </table:table-cell>
          <table:table-cell table:style-name="ce1"/>
          <table:table-cell office:value-type="string" table:style-name="ce1">
            <text:p>PPROC Ontology</text:p>
          </table:table-cell>
          <table:table-cell office:value-type="string" table:style-name="ce1">
            <text:p><text:a xlink:href="http://contsem.unizar.es/def/sector-publico/pproc#variantDescription">http://contsem.unizar.es/def/sector-publico/PPROC Ontology#variantDescription</text:a></text:p>
          </table:table-cell>
          <table:table-cell office:value-type="string" table:style-name="ce1">
            <text:p>BG-170</text:p>
          </table:table-cell>
          <table:table-cell table:content-validation-name="val7" table:style-name="ce1"/>
          <table:table-cell table:number-columns-repeated="2" table:style-name="ce1"/>
          <table:table-cell office:value-type="string" office:string-value="" table:formula="of:=CONCATENATE(IF([.M650]=&quot;YES&quot;;&quot;UC1;&quot;;&quot;&quot;);IF([.N650]=&quot;YES&quot;;&quot; UC2;&quot;;&quot;&quot;);IF([.O650]=&quot;YES&quot;;&quot; UC3&quot;;&quot;&quot;))" table:style-name="ce1"/>
          <table:table-cell office:value-type="string" office:string-value="" table:formula="of:=CONCATENATE(IF([.P650]=&quot;YES&quot;;&quot;e-Notification;&quot;;&quot;&quot;);IF([.Q650]=&quot;YES&quot;;&quot; e-Access;&quot;;&quot;&quot;);IF([.R650]=&quot;YES&quot;;&quot; e-Submission;&quot;;&quot;&quot;);IF([.S650]=&quot;YES&quot;;&quot; e-Evaluation;&quot;;&quot;&quot;);IF([.T650]=&quot;YES&quot;;&quot; e-Awarding;&quot;;&quot;&quot;);IF([.U650]=&quot;YES&quot;;&quot; e-Request;&quot;;&quot;&quot;);IF([.V650]=&quot;YES&quot;;&quot; e-Ordering;&quot;;&quot;&quot;);IF([.W650]=&quot;YES&quot;;&quot; e-Fulfiltment;&quot;;&quot;&quot;);IF([.X650]=&quot;YES&quot;;&quot; e-Invoicing;&quot;;&quot;&quot;);IF([.Y65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81</text:p>
          </table:table-cell>
          <table:table-cell office:value-type="string" table:style-name="ce35">
            <text:p>Winner</text:p>
          </table:table-cell>
          <table:table-cell office:value-type="string" table:style-name="ce35">
            <text:p>The tenderer to which the contract has been awarded</text:p>
          </table:table-cell>
          <table:table-cell table:style-name="ce35"/>
          <table:table-cell office:value-type="string" table:style-name="ce35">
            <text:p>Ontology proposal</text:p>
          </table:table-cell>
          <table:table-cell table:style-name="ce35"/>
          <table:table-cell office:value-type="string" table:style-name="ce35">
            <text:p>BT-171</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UC1;" table:formula="of:=CONCATENATE(IF([.M651]=&quot;YES&quot;;&quot;UC1;&quot;;&quot;&quot;);IF([.N651]=&quot;YES&quot;;&quot; UC2;&quot;;&quot;&quot;);IF([.O651]=&quot;YES&quot;;&quot; UC3&quot;;&quot;&quot;))" table:style-name="ce35">
            <text:p>UC1;</text:p>
          </table:table-cell>
          <table:table-cell office:value-type="string" office:string-value="e-Notification; e-Awarding; e-Request; e-Ordering; e-Fulfiltment; e-Invoicing; e-Payment;" table:formula="of:=CONCATENATE(IF([.P651]=&quot;YES&quot;;&quot;e-Notification;&quot;;&quot;&quot;);IF([.Q651]=&quot;YES&quot;;&quot; e-Access;&quot;;&quot;&quot;);IF([.R651]=&quot;YES&quot;;&quot; e-Submission;&quot;;&quot;&quot;);IF([.S651]=&quot;YES&quot;;&quot; e-Evaluation;&quot;;&quot;&quot;);IF([.T651]=&quot;YES&quot;;&quot; e-Awarding;&quot;;&quot;&quot;);IF([.U651]=&quot;YES&quot;;&quot; e-Request;&quot;;&quot;&quot;);IF([.V651]=&quot;YES&quot;;&quot; e-Ordering;&quot;;&quot;&quot;);IF([.W651]=&quot;YES&quot;;&quot; e-Fulfiltment;&quot;;&quot;&quot;);IF([.X651]=&quot;YES&quot;;&quot; e-Invoicing;&quot;;&quot;&quot;);IF([.Y651]=&quot;YES&quot;;&quot; e-Payment;&quot;;&quot;&quot;))" table:style-name="ce35">
            <text:p>e-Notification; e-Awarding; e-Request; e-Ordering; e-Fulfiltment; e-Invoicing; e-Payment;</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table:number-columns-repeated="16359"/>
        </table:table-row>
        <table:table-row table:style-name="ro17">
          <table:table-cell office:value-type="string" table:style-name="ce35">
            <text:p>C-089</text:p>
          </table:table-cell>
          <table:table-cell office:value-type="string" table:style-name="ce35">
            <text:p>Winner Rank</text:p>
          </table:table-cell>
          <table:table-cell office:value-type="string" table:style-name="ce35">
            <text:p>The position of the tenderer to which the contract has been awarded, that is, whether the tenderer ended up first, second, third, etc.</text:p>
          </table:table-cell>
          <table:table-cell table:style-name="ce35"/>
          <table:table-cell office:value-type="string" table:style-name="ce35">
            <text:p>Ontology proposal</text:p>
          </table:table-cell>
          <table:table-cell office:value-type="string" table:style-name="ce35">
            <text:p>Based on the OP internal working and eForms consultation.</text:p>
          </table:table-cell>
          <table:table-cell office:value-type="string" table:style-name="ce35">
            <text:p>BT-171</text:p>
          </table:table-cell>
          <table:table-cell office:value-type="string" table:content-validation-name="val7" table:style-name="ce35">
            <text:p>YES</text:p>
          </table:table-cell>
          <table:table-cell office:value-type="string" table:style-name="ce35">
            <text:p>When there is more than one Source that refers to the BT in question, it is possible to get a better and/or complete definition by combining these sources. In that case, the information of the OP internal working has been complemented by the definition given in the eForms consultation.</text:p>
          </table:table-cell>
          <table:table-cell table:style-name="ce35"/>
          <table:table-cell office:value-type="string" office:string-value="" table:formula="of:=CONCATENATE(IF([.M652]=&quot;YES&quot;;&quot;UC1;&quot;;&quot;&quot;);IF([.N652]=&quot;YES&quot;;&quot; UC2;&quot;;&quot;&quot;);IF([.O652]=&quot;YES&quot;;&quot; UC3&quot;;&quot;&quot;))" table:style-name="ce35"/>
          <table:table-cell office:value-type="string" office:string-value="e-Notification;" table:formula="of:=CONCATENATE(IF([.P652]=&quot;YES&quot;;&quot;e-Notification;&quot;;&quot;&quot;);IF([.Q652]=&quot;YES&quot;;&quot; e-Access;&quot;;&quot;&quot;);IF([.R652]=&quot;YES&quot;;&quot; e-Submission;&quot;;&quot;&quot;);IF([.S652]=&quot;YES&quot;;&quot; e-Evaluation;&quot;;&quot;&quot;);IF([.T652]=&quot;YES&quot;;&quot; e-Awarding;&quot;;&quot;&quot;);IF([.U652]=&quot;YES&quot;;&quot; e-Request;&quot;;&quot;&quot;);IF([.V652]=&quot;YES&quot;;&quot; e-Ordering;&quot;;&quot;&quot;);IF([.W652]=&quot;YES&quot;;&quot; e-Fulfiltment;&quot;;&quot;&quot;);IF([.X652]=&quot;YES&quot;;&quot; e-Invoicing;&quot;;&quot;&quot;);IF([.Y652]=&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89</text:p>
          </table:table-cell>
          <table:table-cell office:value-type="string" table:style-name="ce1">
            <text:p>Winner Rank</text:p>
          </table:table-cell>
          <table:table-cell office:value-type="string" table:style-name="ce1">
            <text:p>Whether the winner ended up first, second, third, etc. This is important for correctly publishing the value of the prize, which was given previously in the design contest section.</text:p>
          </table:table-cell>
          <table:table-cell table:style-name="ce1"/>
          <table:table-cell office:value-type="string" table:style-name="ce1">
            <text:p>eForms consultation</text:p>
          </table:table-cell>
          <table:table-cell table:style-name="ce1"/>
          <table:table-cell office:value-type="string" table:style-name="ce1">
            <text:p>BT-171</text:p>
          </table:table-cell>
          <table:table-cell table:content-validation-name="val7" table:style-name="ce1"/>
          <table:table-cell table:number-columns-repeated="2" table:style-name="ce1"/>
          <table:table-cell office:value-type="string" office:string-value="" table:formula="of:=CONCATENATE(IF([.M653]=&quot;YES&quot;;&quot;UC1;&quot;;&quot;&quot;);IF([.N653]=&quot;YES&quot;;&quot; UC2;&quot;;&quot;&quot;);IF([.O653]=&quot;YES&quot;;&quot; UC3&quot;;&quot;&quot;))" table:style-name="ce1"/>
          <table:table-cell office:value-type="string" office:string-value="" table:formula="of:=CONCATENATE(IF([.P653]=&quot;YES&quot;;&quot;e-Notification;&quot;;&quot;&quot;);IF([.Q653]=&quot;YES&quot;;&quot; e-Access;&quot;;&quot;&quot;);IF([.R653]=&quot;YES&quot;;&quot; e-Submission;&quot;;&quot;&quot;);IF([.S653]=&quot;YES&quot;;&quot; e-Evaluation;&quot;;&quot;&quot;);IF([.T653]=&quot;YES&quot;;&quot; e-Awarding;&quot;;&quot;&quot;);IF([.U653]=&quot;YES&quot;;&quot; e-Request;&quot;;&quot;&quot;);IF([.V653]=&quot;YES&quot;;&quot; e-Ordering;&quot;;&quot;&quot;);IF([.W653]=&quot;YES&quot;;&quot; e-Fulfiltment;&quot;;&quot;&quot;);IF([.X653]=&quot;YES&quot;;&quot; e-Invoicing;&quot;;&quot;&quot;);IF([.Y65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8">
          <table:table-cell office:value-type="string" table:style-name="ce1">
            <text:p>C-089</text:p>
          </table:table-cell>
          <table:table-cell office:value-type="string" table:style-name="ce1">
            <text:p>Winner Rank</text:p>
          </table:table-cell>
          <table:table-cell office:value-type="string" table:style-name="ce1">
            <text:p>Winner's position</text:p>
          </table:table-cell>
          <table:table-cell table:style-name="ce1"/>
          <table:table-cell office:value-type="string" table:style-name="ce1">
            <text:p>OP internal working</text:p>
          </table:table-cell>
          <table:table-cell table:number-columns-repeated="2" table:style-name="ce1"/>
          <table:table-cell table:content-validation-name="val7" table:style-name="ce1"/>
          <table:table-cell table:number-columns-repeated="2" table:style-name="ce1"/>
          <table:table-cell office:value-type="string" office:string-value="" table:formula="of:=CONCATENATE(IF([.M654]=&quot;YES&quot;;&quot;UC1;&quot;;&quot;&quot;);IF([.N654]=&quot;YES&quot;;&quot; UC2;&quot;;&quot;&quot;);IF([.O654]=&quot;YES&quot;;&quot; UC3&quot;;&quot;&quot;))" table:style-name="ce1"/>
          <table:table-cell office:value-type="string" office:string-value="" table:formula="of:=CONCATENATE(IF([.P654]=&quot;YES&quot;;&quot;e-Notification;&quot;;&quot;&quot;);IF([.Q654]=&quot;YES&quot;;&quot; e-Access;&quot;;&quot;&quot;);IF([.R654]=&quot;YES&quot;;&quot; e-Submission;&quot;;&quot;&quot;);IF([.S654]=&quot;YES&quot;;&quot; e-Evaluation;&quot;;&quot;&quot;);IF([.T654]=&quot;YES&quot;;&quot; e-Awarding;&quot;;&quot;&quot;);IF([.U654]=&quot;YES&quot;;&quot; e-Request;&quot;;&quot;&quot;);IF([.V654]=&quot;YES&quot;;&quot; e-Ordering;&quot;;&quot;&quot;);IF([.W654]=&quot;YES&quot;;&quot; e-Fulfiltment;&quot;;&quot;&quot;);IF([.X654]=&quot;YES&quot;;&quot; e-Invoicing;&quot;;&quot;&quot;);IF([.Y65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9">
          <table:table-cell table:number-columns-repeated="25" table:style-name="ce36"/>
          <table:table-cell table:number-columns-repeated="16359"/>
        </table:table-row>
        <table:table-row table:style-name="ro17">
          <table:table-cell table:number-columns-repeated="16384" table:style-name="ce1"/>
        </table:table-row>
        <table:table-row table:number-rows-repeated="332" table:style-name="ro17">
          <table:table-cell table:number-columns-repeated="16384"/>
        </table:table-row>
        <table:table-row table:number-rows-repeated="1047588" table:style-name="ro20">
          <table:table-cell table:number-columns-repeated="16384"/>
        </table:table-row>
      </table:table>
      <table:table table:name="ePO-DED" table:style-name="ta1">
        <table:table-column table:style-name="co18" table:default-cell-style-name="ce47"/>
        <table:table-column table:style-name="co19" table:default-cell-style-name="ce49"/>
        <table:table-column table:style-name="co20" table:default-cell-style-name="ce47"/>
        <table:table-column table:style-name="co21" table:default-cell-style-name="ce47"/>
        <table:table-column table:style-name="co22" table:default-cell-style-name="ce47"/>
        <table:table-column table:style-name="co23" table:default-cell-style-name="ce47"/>
        <table:table-column table:style-name="co24" table:default-cell-style-name="ce47"/>
        <table:table-column table:style-name="co25" table:default-cell-style-name="ce47"/>
        <table:table-column table:style-name="co26" table:default-cell-style-name="ce47"/>
        <table:table-column table:style-name="co27" table:default-cell-style-name="ce47"/>
        <table:table-column table:style-name="co28" table:default-cell-style-name="ce47"/>
        <table:table-column table:style-name="co29" table:default-cell-style-name="ce47"/>
        <table:table-column table:style-name="co30" table:default-cell-style-name="ce47"/>
        <table:table-column table:style-name="co31" table:default-cell-style-name="ce47"/>
        <table:table-column table:style-name="co30" table:default-cell-style-name="ce47"/>
        <table:table-column table:style-name="co32" table:default-cell-style-name="ce47"/>
        <table:table-column table:style-name="co11" table:default-cell-style-name="ce47"/>
        <table:table-column table:style-name="co33" table:number-columns-repeated="4" table:default-cell-style-name="ce47"/>
        <table:table-column table:style-name="co34" table:default-cell-style-name="ce57"/>
        <table:table-column table:style-name="co35" table:default-cell-style-name="ce47"/>
        <table:table-column table:style-name="co36" table:default-cell-style-name="ce47"/>
        <table:table-column table:style-name="co37" table:default-cell-style-name="ce47"/>
        <table:table-column table:style-name="co33" table:number-columns-repeated="235" table:default-cell-style-name="ce47"/>
        <table:table-column table:style-name="co18" table:default-cell-style-name="ce47"/>
        <table:table-column table:style-name="co38" table:default-cell-style-name="ce47"/>
        <table:table-column table:style-name="co20" table:default-cell-style-name="ce47"/>
        <table:table-column table:style-name="co21" table:default-cell-style-name="ce47"/>
        <table:table-column table:style-name="co22" table:default-cell-style-name="ce47"/>
        <table:table-column table:style-name="co39" table:default-cell-style-name="ce47"/>
        <table:table-column table:style-name="co24" table:default-cell-style-name="ce47"/>
        <table:table-column table:style-name="co25" table:default-cell-style-name="ce47"/>
        <table:table-column table:style-name="co26" table:default-cell-style-name="ce47"/>
        <table:table-column table:style-name="co27" table:default-cell-style-name="ce47"/>
        <table:table-column table:style-name="co28" table:default-cell-style-name="ce47"/>
        <table:table-column table:style-name="co29" table:default-cell-style-name="ce47"/>
        <table:table-column table:style-name="co30" table:default-cell-style-name="ce47"/>
        <table:table-column table:style-name="co31" table:default-cell-style-name="ce47"/>
        <table:table-column table:style-name="co30" table:default-cell-style-name="ce47"/>
        <table:table-column table:style-name="co32" table:default-cell-style-name="ce47"/>
        <table:table-column table:style-name="co11" table:default-cell-style-name="ce47"/>
        <table:table-column table:style-name="co33" table:default-cell-style-name="ce47"/>
        <table:table-column table:style-name="co40" table:default-cell-style-name="ce47"/>
        <table:table-column table:style-name="co41" table:default-cell-style-name="ce47"/>
        <table:table-column table:style-name="co37" table:default-cell-style-name="ce47"/>
        <table:table-column table:style-name="co33" table:number-columns-repeated="235" table:default-cell-style-name="ce47"/>
        <table:table-column table:style-name="co18" table:default-cell-style-name="ce47"/>
        <table:table-column table:style-name="co38" table:default-cell-style-name="ce47"/>
        <table:table-column table:style-name="co20" table:default-cell-style-name="ce47"/>
        <table:table-column table:style-name="co21" table:default-cell-style-name="ce47"/>
        <table:table-column table:style-name="co22" table:default-cell-style-name="ce47"/>
        <table:table-column table:style-name="co39" table:default-cell-style-name="ce47"/>
        <table:table-column table:style-name="co24" table:default-cell-style-name="ce47"/>
        <table:table-column table:style-name="co25" table:default-cell-style-name="ce47"/>
        <table:table-column table:style-name="co26" table:default-cell-style-name="ce47"/>
        <table:table-column table:style-name="co27" table:default-cell-style-name="ce47"/>
        <table:table-column table:style-name="co28" table:default-cell-style-name="ce47"/>
        <table:table-column table:style-name="co29" table:default-cell-style-name="ce47"/>
        <table:table-column table:style-name="co30" table:default-cell-style-name="ce47"/>
        <table:table-column table:style-name="co31" table:default-cell-style-name="ce47"/>
        <table:table-column table:style-name="co30" table:default-cell-style-name="ce47"/>
        <table:table-column table:style-name="co32" table:default-cell-style-name="ce47"/>
        <table:table-column table:style-name="co11" table:default-cell-style-name="ce47"/>
        <table:table-column table:style-name="co33" table:default-cell-style-name="ce47"/>
        <table:table-column table:style-name="co40" table:default-cell-style-name="ce47"/>
        <table:table-column table:style-name="co41" table:default-cell-style-name="ce47"/>
        <table:table-column table:style-name="co37" table:default-cell-style-name="ce47"/>
        <table:table-column table:style-name="co33" table:number-columns-repeated="235" table:default-cell-style-name="ce47"/>
        <table:table-column table:style-name="co18" table:default-cell-style-name="ce47"/>
        <table:table-column table:style-name="co38" table:default-cell-style-name="ce47"/>
        <table:table-column table:style-name="co20" table:default-cell-style-name="ce47"/>
        <table:table-column table:style-name="co21" table:default-cell-style-name="ce47"/>
        <table:table-column table:style-name="co22" table:default-cell-style-name="ce47"/>
        <table:table-column table:style-name="co39" table:default-cell-style-name="ce47"/>
        <table:table-column table:style-name="co24" table:default-cell-style-name="ce47"/>
        <table:table-column table:style-name="co25" table:default-cell-style-name="ce47"/>
        <table:table-column table:style-name="co26" table:default-cell-style-name="ce47"/>
        <table:table-column table:style-name="co27" table:default-cell-style-name="ce47"/>
        <table:table-column table:style-name="co28" table:default-cell-style-name="ce47"/>
        <table:table-column table:style-name="co29" table:default-cell-style-name="ce47"/>
        <table:table-column table:style-name="co30" table:default-cell-style-name="ce47"/>
        <table:table-column table:style-name="co31" table:default-cell-style-name="ce47"/>
        <table:table-column table:style-name="co30" table:default-cell-style-name="ce47"/>
        <table:table-column table:style-name="co32" table:default-cell-style-name="ce47"/>
        <table:table-column table:style-name="co11" table:default-cell-style-name="ce47"/>
        <table:table-column table:style-name="co33" table:default-cell-style-name="ce47"/>
        <table:table-column table:style-name="co40" table:default-cell-style-name="ce47"/>
        <table:table-column table:style-name="co41" table:default-cell-style-name="ce47"/>
        <table:table-column table:style-name="co37" table:default-cell-style-name="ce47"/>
        <table:table-column table:style-name="co33" table:number-columns-repeated="231" table:default-cell-style-name="ce47"/>
        <table:table-column table:style-name="co1" table:number-columns-repeated="15360" table:default-cell-style-name="ce1"/>
        <table:table-row table:style-name="ro21">
          <table:table-cell office:value-type="string" table:style-name="ce38">
            <office:annotation draw:style-name="a22" svg:x="1.72916666666667in" svg:y="0in" svg:width="1.84375in" svg:height="1.34375in">
              <dc:creator/>
              <text:p><text:span text:style-name="T6">Component Name</text:span><text:span text:style-name="T6"/></text:p>
              <text:p><text:span text:style-name="T6"/></text:p>
              <text:p><text:span text:style-name="T6">The Component Name is derived from the Dictionary Entry Name.</text:span><text:span text:style-name="T6"/></text:p>
              <text:p><text:span text:style-name="T6"/></text:p>
              <text:p><text:span text:style-name="T6">If any disparity exists between the Component Name listed here and the corresponding Component Name in the schemas, the version in the schemas should be considered the correct one.</text:span><text:span text:style-name="T6"/></text:p>
              <text:p><text:span text:style-name="T6"/></text:p>
              <text:p><text:span text:style-name="T6">(N.B.: Columns with grey headings are not part of the normative schemas.)</text:span><text:span text:style-name="T6"/></text:p>
              <text:p/>
            </office:annotation>
            <text:p>Component Name</text:p>
          </table:table-cell>
          <table:table-cell office:value-type="string" table:style-name="ce39">
            <office:annotation draw:style-name="a23" svg:x="2.42708333333333in" svg:y="0in" svg:width="0.53125in" svg:height="1.53125in">
              <dc:creator/>
              <text:p><text:span text:style-name="T6">Cardinality</text:span><text:span text:style-name="T6"/></text:p>
              <text:p><text:span text:style-name="T6"/></text:p>
              <text:p><text:span text:style-name="T6">The optionality and potential occurrences of the BIE.</text:span><text:span text:style-name="T6"/></text:p>
              <text:p><text:span text:style-name="T6"/></text:p>
              <text:p><text:span text:style-name="T6">0..1 – optional and only one</text:span><text:span text:style-name="T6"/></text:p>
              <text:p><text:span text:style-name="T6"/></text:p>
              <text:p><text:span text:style-name="T6">1 – mandatory and only one</text:span><text:span text:style-name="T6"/></text:p>
              <text:p><text:span text:style-name="T6"/></text:p>
              <text:p><text:span text:style-name="T6">0..n – optional and maximum of n</text:span><text:span text:style-name="T6"/></text:p>
              <text:p><text:span text:style-name="T6"/></text:p>
              <text:p><text:span text:style-name="T6">1..n - mandatory and maximum of n</text:span><text:span text:style-name="T6"/></text:p>
              <text:p><text:span text:style-name="T6"/></text:p>
              <text:p><text:span text:style-name="T6">where the letter 'n' represents an unlimited number, and an actual number in place of the letter 'n' is the maximum.</text:span></text:p>
            </office:annotation>
            <text:p>Cardinality</text:p>
          </table:table-cell>
          <table:table-cell office:value-type="string" table:style-name="ce40">
            <office:annotation draw:style-name="a24" svg:x="5.85416666666667in" svg:y="0in" svg:width="3.94791666666667in" svg:height="0.625in">
              <dc:creator/>
              <text:p><text:span text:style-name="T6">Definition</text:span><text:span text:style-name="T6"/></text:p>
              <text:p><text:span text:style-name="T6"/></text:p>
              <text:p><text:span text:style-name="T6">This is the unique semantic business meaning of the Business Information Entity.</text:span></text:p>
            </office:annotation>
            <text:p>Definition</text:p>
          </table:table-cell>
          <table:table-cell office:value-type="string" table:style-name="ce40">
            <office:annotation draw:style-name="a25" svg:x="6.89583333333333in" svg:y="0in" svg:width="3.53125in" svg:height="1.16666666666667in">
              <dc:creator/>
              <text:p><text:span text:style-name="T6">Alternative Business Terms</text:span><text:span text:style-name="T6"/></text:p>
              <text:p><text:span text:style-name="T6"/></text:p>
              <text:p><text:span text:style-name="T6">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office:value-type="string" table:style-name="ce40">
            <office:annotation draw:style-name="a26" svg:x="8.97916666666667in" svg:y="0in" svg:width="0in" svg:height="0.604166666666667in">
              <dc:creator/>
              <text:p><text:span text:style-name="T6">Examples</text:span><text:span text:style-name="T6"/></text:p>
              <text:p><text:span text:style-name="T6"/></text:p>
              <text:p><text:span text:style-name="T6">These are illustrative values that a typical user might utilize, but is under no obligation to to so.</text:span></text:p>
            </office:annotation>
            <text:p>Examples</text:p>
          </table:table-cell>
          <table:table-cell office:value-type="string" table:style-name="ce40">
            <office:annotation draw:style-name="a27" svg:x="12.1875in" svg:y="0in" svg:width="3.35416666666667in" svg:height="1.0625in">
              <dc:creator/>
              <text:p><text:span text:style-name="T6">Dictionary Entry Name</text:span><text:span text:style-name="T6"/></text:p>
              <text:p><text:span text:style-name="T6"/></text:p>
              <text:p><text:span text:style-name="T6">Dictionary Entry Names are assigned according to the rules of the ebXML Core Component Technical Specification, Version 2.01.</text:span><text:span text:style-name="T6"/></text:p>
              <text:p><text:span text:style-name="T6"/></text:p>
              <text:p><text:span text:style-name="T6">The DEN is the unique official name of the Business Information Entity in the data dictionary.</text:span><text:span text:style-name="T6"/></text:p>
              <text:p/>
            </office:annotation>
            <text:p>Dictionary Entry Name</text:p>
          </table:table-cell>
          <table:table-cell office:value-type="string" table:style-name="ce40">
            <office:annotation draw:style-name="a28" svg:x="12.5625in" svg:y="0in" svg:width="0.364583333333333in" svg:height="0.791666666666667in">
              <dc:creator/>
              <text:p><text:span text:style-name="T6">Object Class Qualifier</text:span><text:span text:style-name="T6"/></text:p>
              <text:p><text:span text:style-name="T6"/></text:p>
              <text:p><text:span text:style-name="T6">A qualifier is a word or words which help define and differentiate one Business Information Entity from another -- for example, when the BIE is used in another context.</text:span></text:p>
            </office:annotation>
            <text:p>Object Class Qualifier</text:p>
          </table:table-cell>
          <table:table-cell office:value-type="string" table:style-name="ce40">
            <office:annotation draw:style-name="a29" svg:x="13.8020833333333in" svg:y="0in" svg:width="0.28125in" svg:height="1.4375in">
              <dc:creator/>
              <text:p><text:span text:style-name="T6">Object Class</text:span><text:span text:style-name="T6"/></text:p>
              <text:p><text:span text:style-name="T6"/></text:p>
              <text:p><text:span text:style-name="T6">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span text:style-name="T6"/></text:p>
              <text:p><text:span text:style-name="T6"/></text:p>
              <text:p><text:span text:style-name="T6">Each Object Class is an ABIE. Object classes are also referred to as Re-usable Types. <text:s/>They are called Classes in UML and Tables/Entities in database contexts.</text:span></text:p>
            </office:annotation>
            <text:p>Object Class</text:p>
          </table:table-cell>
          <table:table-cell office:value-type="string" table:style-name="ce40">
            <office:annotation draw:style-name="a30" svg:x="14.6666666666667in" svg:y="0in" svg:width="2.04166666666667in" svg:height="1.80208333333333in">
              <dc:creator/>
              <text:p><text:span text:style-name="T6">Property Term Qualifier</text:span><text:span text:style-name="T6"/></text:p>
              <text:p><text:span text:style-name="T6"/></text:p>
              <text:p><text:span text:style-name="T6">Property Term Qualifier is metadata specified by the ebXML CCTS on the basis of ISO 11179 naming rules.</text:span><text:span text:style-name="T6"/></text:p>
              <text:p><text:span text:style-name="T6"/></text:p>
              <text:p><text:span text:style-name="T6">A qualifier is a word or words which help define and differentiate one Business Information Entity from another -- for example, when the BIE is used in another context.</text:span><text:span text:style-name="T6"/></text:p>
              <text:p><text:span text:style-name="T6"/></text:p>
              <text:p><text:span text:style-name="T6">Property Term Qualifiers specialize or modify the Property Term. For example, when the BIE is used in another context.</text:span><text:span text:style-name="T6"/></text:p>
              <text:p><text:span text:style-name="T6"/></text:p>
              <text:p><text:span text:style-name="T6">If the word (or words) express "a type of" or specialization relationship to the property term, then the word (or words) are qualifiers. This implies that adjectives are likely to be qualifiers. For example: Postal is a type of Zone used in an Address.</text:span><text:span text:style-name="T6"/></text:p>
              <text:p/>
            </office:annotation>
            <text:p>Property Term Qualifier</text:p>
          </table:table-cell>
          <table:table-cell office:value-type="string" table:style-name="ce40">
            <office:annotation draw:style-name="a31" svg:x="16.0729166666667in" svg:y="0in" svg:width="2.30208333333333in" svg:height="2in">
              <dc:creator/>
              <text:p><text:span text:style-name="T6">Property Term Possessive Noun</text:span><text:span text:style-name="T6"/></text:p>
              <text:p><text:span text:style-name="T6"/></text:p>
              <text:p><text:span text:style-name="T6">To improve consistency in naming property terms, possessive nouns are explicitly identified. This is an extension of the ebXML CCTS.</text:span><text:span text:style-name="T6"/></text:p>
              <text:p><text:span text:style-name="T6"/></text:p>
              <text:p><text:span text:style-name="T6">A Property Term may consist of one or more possessive nouns preceding the primary noun. This principle refines the Property Term to make it a more meaningful and consistent business name.</text:span><text:span text:style-name="T6"/></text:p>
              <text:p><text:span text:style-name="T6"/></text:p>
              <text:p><text:span text:style-name="T6">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span text:style-name="T6"/></text:p>
              <text:p><text:span text:style-name="T6"/></text:p>
              <text:p><text:span text:style-name="T6">For example, the phrase "Name OF THE Street" or "Street's Name" makes sense for an Address.StreetName. So Street is the called the Possessive Noun and Name is the Primary Noun.</text:span></text:p>
            </office:annotation>
            <text:p>Property Term Possessive Noun</text:p>
          </table:table-cell>
          <table:table-cell office:value-type="string" table:style-name="ce40">
            <office:annotation draw:style-name="a32" svg:x="16.9583333333333in" svg:y="0in" svg:width="1.625in" svg:height="2.25in">
              <dc:creator/>
              <text:p><text:span text:style-name="T6">Property Term Primary Noun</text:span><text:span text:style-name="T6"/></text:p>
              <text:p><text:span text:style-name="T6"/></text:p>
              <text:p><text:span text:style-name="T6">To improve consistency in naming property terms, possessive nouns are explicitly identified. This is an extension of the ebXML CCTS.</text:span><text:span text:style-name="T6"/></text:p>
              <text:p><text:span text:style-name="T6"/></text:p>
              <text:p><text:span text:style-name="T6">A Property Term may consist of one or more possessive nouns preceding the primary noun. This principle refines the Property Term to make it a more meaningful and consistent business name.</text:span><text:span text:style-name="T6"/></text:p>
              <text:p><text:span text:style-name="T6"/></text:p>
              <text:p><text:span text:style-name="T6">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span text:style-name="T6"/></text:p>
              <text:p><text:span text:style-name="T6"/></text:p>
              <text:p><text:span text:style-name="T6">For example, the statement "Name OF THE Street" or "Street's Name" makes sense for an Address.StreetName. So Street is the called the Possessive Noun and Name is the Primary Noun.</text:span></text:p>
            </office:annotation>
            <text:p>Property Term Primary Noun</text:p>
          </table:table-cell>
          <table:table-cell office:value-type="string" table:style-name="ce40">
            <office:annotation draw:style-name="a33" svg:x="18.9583333333333in" svg:y="0in" svg:width="3.25in" svg:height="1.4375in">
              <dc:creator/>
              <text:p><text:span text:style-name="T6">Property Term</text:span><text:span text:style-name="T6"/></text:p>
              <text:p><text:span text:style-name="T6"/></text:p>
              <text:p><text:span text:style-name="T6">Property Term is metadata specified by the ebXML CCTS on the basis of ISO 11179 naming rules.</text:span><text:span text:style-name="T6"/></text:p>
              <text:p><text:span text:style-name="T6"/></text:p>
              <text:p><text:span text:style-name="T6">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span text:style-name="T6"/></text:p>
              <text:p><text:span text:style-name="T6"/></text:p>
              <text:p><text:span text:style-name="T6">The Property Term is constructed from the Primary Noun preceded by any Possessive Nouns.</text:span></text:p>
            </office:annotation>
            <text:p>Property Term</text:p>
          </table:table-cell>
          <table:table-cell office:value-type="string" table:style-name="ce40">
            <office:annotation draw:style-name="a34" svg:x="20.2083333333333in" svg:y="0in" svg:width="2.42708333333333in" svg:height="1.0625in">
              <dc:creator/>
              <text:p><text:span text:style-name="T6">Representation Term</text:span><text:span text:style-name="T6"/></text:p>
              <text:p><text:span text:style-name="T6"/></text:p>
              <text:p><text:span text:style-name="T6">Representation Term is metadata specified by the ebXML CCTS on the basis of ISO 11179 naming rules.</text:span><text:span text:style-name="T6"/></text:p>
              <text:p><text:span text:style-name="T6"/></text:p>
              <text:p><text:span text:style-name="T6">A Representation Term is an element of the name that describes the form in which the property is represented.</text:span></text:p>
            </office:annotation>
            <text:p>Representation Term</text:p>
          </table:table-cell>
          <table:table-cell office:value-type="string" table:style-name="ce40">
            <office:annotation draw:style-name="a35" svg:x="21.1875in" svg:y="0in" svg:width="0.53125in" svg:height="0.885416666666667in">
              <dc:creator/>
              <text:p><text:span text:style-name="T6">Data Type Qualifier</text:span><text:span text:style-name="T6"/></text:p>
              <text:p><text:span text:style-name="T6"/></text:p>
              <text:p><text:span text:style-name="T6">A qualifier is a word or words which help define and differentiate one data type from another of the same type -- for example, to distinguish those items constrained by particular code lists</text:span></text:p>
            </office:annotation>
            <text:p>Data Type Qualifier</text:p>
          </table:table-cell>
          <table:table-cell office:value-type="string" table:style-name="ce40">
            <office:annotation draw:style-name="a36" svg:x="22.4375in" svg:y="0in" svg:width="1.84375in" svg:height="0.989583333333333in">
              <dc:creator/>
              <text:p><text:span text:style-name="T6">Data Type</text:span><text:span text:style-name="T6"/></text:p>
              <text:p><text:span text:style-name="T6"/></text:p>
              <text:p><text:span text:style-name="T6">The data type distinguishes the lexical constraints on an item's value, plus any supplemental pieces of distinguishing information.</text:span><text:span text:style-name="T6"/></text:p>
              <text:p><text:span text:style-name="T6"/></text:p>
              <text:p><text:span text:style-name="T6">Unqualified data types are based on UN/CEFACT core component types.</text:span></text:p>
            </office:annotation>
            <text:p>Data Type</text:p>
          </table:table-cell>
          <table:table-cell office:value-type="string" table:style-name="ce40">
            <office:annotation draw:style-name="a37" svg:x="23.0416666666667in" svg:y="0in" svg:width="1.30208333333333in" svg:height="1.23958333333333in">
              <dc:creator/>
              <text:p><text:span text:style-name="T6">Associated Object Class Qualifier</text:span><text:span text:style-name="T6"/></text:p>
              <text:p><text:span text:style-name="T6"/></text:p>
              <text:p><text:span text:style-name="T6">A qualifier is a word or words which help define and differentiate one Business Information Entity from another -- for example, when the BIE is used in another context.</text:span><text:span text:style-name="T6"/></text:p>
              <text:p><text:span text:style-name="T6"/></text:p>
              <text:p><text:span text:style-name="T6">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office:value-type="string" table:style-name="ce40">
            <office:annotation draw:style-name="a38" svg:x="24.375in" svg:y="0in" svg:width="1.75in" svg:height="0.604166666666667in">
              <dc:creator/>
              <text:p><text:span text:style-name="T6">Associated Object Class</text:span><text:span text:style-name="T6"/></text:p>
              <text:p><text:span text:style-name="T6"/></text:p>
              <text:p><text:span text:style-name="T6">This is the object class at the other end of this association. <text:s/>It is an ABIE in this model.</text:span></text:p>
            </office:annotation>
            <text:p>Associated Object Class</text:p>
          </table:table-cell>
          <table:table-cell office:value-type="string" table:style-name="ce40">
            <office:annotation draw:style-name="a39" svg:x="26.5520833333333in" svg:y="0in" svg:width="2.35416666666667in" svg:height="1.0625in">
              <dc:creator/>
              <text:p><text:span text:style-name="T6">Component Type</text:span><text:span text:style-name="T6"/></text:p>
              <text:p><text:span text:style-name="T6"/></text:p>
              <text:p><text:span text:style-name="T6">There are three BIE Types:</text:span><text:span text:style-name="T6"/></text:p>
              <text:p><text:span text:style-name="T6"/></text:p>
              <text:p><text:span text:style-name="T6">Basic BIE (BBIE -- white rows),</text:span><text:span text:style-name="T6"/></text:p>
              <text:p><text:span text:style-name="T6"/></text:p>
              <text:p><text:span text:style-name="T6">Associate <text:s/>BIE (ASBIE -- green rows; “an association”), and</text:span><text:span text:style-name="T6"/></text:p>
              <text:p><text:span text:style-name="T6"/></text:p>
              <text:p><text:span text:style-name="T6">Aggregate BIE (ABIE -- pink rows; “an aggregate”).</text:span></text:p>
            </office:annotation>
            <text:p>Component Type</text:p>
          </table:table-cell>
          <table:table-cell office:value-type="string" table:style-name="ce40">
            <text:p>Axioms</text:p>
          </table:table-cell>
          <table:table-cell office:value-type="string" table:style-name="ce40">
            <text:p>Code List</text:p>
          </table:table-cell>
          <table:table-cell office:value-type="string" table:style-name="ce40">
            <text:p>Business Rules</text:p>
          </table:table-cell>
          <table:table-cell office:value-type="string" table:style-name="ce41">
            <text:p>Update dates</text:p>
          </table:table-cell>
          <table:table-cell office:value-type="string" table:style-name="ce40">
            <office:annotation draw:style-name="a40" svg:x="30.96875in" svg:y="0in" svg:width="0.177083333333333in" svg:height="0.604166666666667in">
              <dc:creator/>
              <text:p><text:span text:style-name="T6">UN/TDED Code</text:span><text:span text:style-name="T6"/></text:p>
              <text:p><text:span text:style-name="T6"/></text:p>
              <text:p><text:span text:style-name="T6">The UN Trade Data Element Dictionary (ISO 7372) code for this BIE.</text:span></text:p>
            </office:annotation>
            <text:p>UN/TDED Code</text:p>
          </table:table-cell>
          <table:table-cell office:value-type="string" table:style-name="ce40">
            <office:annotation draw:style-name="a41" svg:x="31.3854166666667in" svg:y="0in" svg:width="0.8125in" svg:height="0.604166666666667in">
              <dc:creator/>
              <text:p><text:span text:style-name="T6">Current Version</text:span><text:span text:style-name="T6"/></text:p>
              <text:p><text:span text:style-name="T6"/></text:p>
              <text:p><text:span text:style-name="T6">The version number of this BIE. Can be used to generate change logs.</text:span></text:p>
            </office:annotation>
            <text:p>Current Version</text:p>
          </table:table-cell>
          <table:table-cell office:value-type="string" table:style-name="ce40">
            <text:p>Editor's Notes</text:p>
          </table:table-cell>
          <table:table-cell table:number-columns-repeated="16359" table:style-name="ce42"/>
        </table:table-row>
        <table:table-row table:style-name="ro22">
          <table:table-cell office:value-type="string" office:string-value="AcceleratedProcedure" table:formula="of:=SUBSTITUTE(CONCATENATE([.G2];[.H2]);&quot; &quot;;&quot;&quot;)" table:style-name="ce43">
            <text:p>AcceleratedProcedure</text:p>
          </table:table-cell>
          <table:table-cell table:style-name="ce44"/>
          <table:table-cell office:value-type="string" table:style-name="ce43">
            <text:p>A procurement procedure where the time limit for receipt of tenders can be reduced due to a state of urgency or some administrative steps of the tendering procedure can be skipped due to a state of <text:s/>emergency.</text:p>
          </table:table-cell>
          <table:table-cell table:number-columns-repeated="2" table:style-name="ce43"/>
          <table:table-cell office:value-type="string" office:string-value="Accelerated Procedure. Details" table:formula="of:=CONCATENATE(IF([.G2]=&quot;&quot;;&quot;&quot;;CONCATENATE([.G2];&quot;_ &quot;));[.H2];&quot;. Details&quot;)" table:style-name="ce43">
            <text:p>Accelerated Procedure. Details</text:p>
          </table:table-cell>
          <table:table-cell table:style-name="ce43"/>
          <table:table-cell office:value-type="string" table:style-name="ce43">
            <text:p>Accelerated Procedure</text:p>
          </table:table-cell>
          <table:table-cell table:number-columns-repeated="9" table:style-name="ce43"/>
          <table:table-cell office:value-type="string" table:style-name="ce43">
            <text:p>ABIE</text:p>
          </table:table-cell>
          <table:table-cell office:value-type="string" table:style-name="ce43">
            <text:p>SubClassOf(epo:ProcurementProcedure)</text:p>
          </table:table-cell>
          <table:table-cell table:number-columns-repeated="4"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22">
          <table:table-cell office:value-type="string" office:string-value="ProcedureTypeCode" table:formula="of:=SUBSTITUTE(CONCATENATE([.I3];[.J3];IF([.K3]=&quot;Identifier&quot;;&quot;ID&quot;;IF(AND([.K3]=&quot;Text&quot;;OR([.I3]&lt;&gt;&quot;&quot;;[.J3]&lt;&gt;&quot;&quot;));&quot;&quot;;[.K3]));IF(AND([.M3]&lt;&gt;&quot;Text&quot;;[.K3]&lt;&gt;[.M3];NOT(AND([.K3]=&quot;URI&quot;;[.M3]=&quot;Identifier&quot;));NOT(AND([.K3]=&quot;UUID&quot;;[.M3]=&quot;Identifier&quot;));NOT(AND([.K3]=&quot;OID&quot;;[.M3]=&quot;Identifier&quot;)));IF([.M3]=&quot;Identifier&quot;;&quot;ID&quot;;[.M3]);&quot;&quot;));&quot; &quot;;&quot;&quot;)" table:style-name="ce45">
            <text:p>ProcedureTypeCode</text:p>
          </table:table-cell>
          <table:table-cell office:value-type="string" table:style-name="ce46">
            <text:p>1</text:p>
          </table:table-cell>
          <table:table-cell office:value-type="string" table:style-name="ce45">
            <text:p>Identifies the reason why the procurement procedure is not ordinary.</text:p>
          </table:table-cell>
          <table:table-cell table:style-name="ce45"/>
          <table:table-cell office:value-type="string" table:style-name="ce45">
            <text:p>Ordinary; urgency; emergency</text:p>
          </table:table-cell>
          <table:table-cell office:value-type="string" office:string-value="Accelerated Procedure. Procedure Type Code. Code" table:formula="of:=CONCATENATE( IF([.G3]=&quot;&quot;;&quot;&quot;;CONCATENATE([.G3];&quot;_ &quot;));[.H3];&quot;. &quot;;IF([.I3]=&quot;&quot;;&quot;&quot;;CONCATENATE([.I3];&quot;_ &quot;));[.L3];IF(OR([.I3]&lt;&gt;&quot;&quot;;[.L3]&lt;&gt;[.M3]);CONCATENATE(&quot;. &quot;;[.M3]);&quot;&quot;))" table:style-name="ce45">
            <text:p>Accelerated Procedure. Procedure Type Code. Code</text:p>
          </table:table-cell>
          <table:table-cell table:style-name="ce45"/>
          <table:table-cell office:value-type="string" table:style-name="ce45">
            <text:p>Accelerated Procedure</text:p>
          </table:table-cell>
          <table:table-cell table:style-name="ce45"/>
          <table:table-cell office:value-type="string" table:style-name="ce45">
            <text:p>Procedure Type</text:p>
          </table:table-cell>
          <table:table-cell office:value-type="string" table:style-name="ce45">
            <text:p>Code</text:p>
          </table:table-cell>
          <table:table-cell office:value-type="string" office:string-value="Procedure Type Code" table:formula="of:=IF([.J3]&lt;&gt;&quot;&quot;;CONCATENATE([.J3];&quot; &quot;;[.K3]);[.K3])" table:style-name="ce45">
            <text:p>Procedure Type Code</text:p>
          </table:table-cell>
          <table:table-cell office:value-type="string" table:style-name="ce45">
            <text:p>Code</text:p>
          </table:table-cell>
          <table:table-cell table:style-name="ce45"/>
          <table:table-cell office:value-type="string" office:string-value="Code. Type" table:formula="of:=IF([.N3]&lt;&gt;&quot;&quot;;CONCATENATE([.N3];&quot;_ &quot;;[.M3];&quot;. Type&quot;);CONCATENATE([.M3];&quot;. Type&quot;))" table:style-name="ce45">
            <text:p>Code. Type</text:p>
          </table:table-cell>
          <table:table-cell table:number-columns-repeated="2" table:style-name="ce45"/>
          <table:table-cell office:value-type="string" table:style-name="ce45">
            <text:p>BBIE</text:p>
          </table:table-cell>
          <table:table-cell table:style-name="ce45"/>
          <table:table-cell office:value-type="string" table:style-name="ce45">
            <text:p>AcceleratedProcedureType</text:p>
          </table:table-cell>
          <table:table-cell table:number-columns-repeated="3" table:style-name="ce45"/>
          <table:table-cell office:value-type="string" table:style-name="ce45">
            <text:p>2.0.0</text:p>
          </table:table-cell>
          <table:table-cell office:value-type="string" table:style-name="ce45">
            <text:p>Not defined in ePO Glossary</text:p>
          </table:table-cell>
          <table:table-cell table:number-columns-repeated="16359"/>
        </table:table-row>
        <table:table-row table:style-name="ro22">
          <table:table-cell office:value-type="string" office:string-value="ProcedureJustification" table:formula="of:=SUBSTITUTE(CONCATENATE([.I4];[.J4];IF([.K4]=&quot;Identifier&quot;;&quot;ID&quot;;IF(AND([.K4]=&quot;Text&quot;;OR([.I4]&lt;&gt;&quot;&quot;;[.J4]&lt;&gt;&quot;&quot;));&quot;&quot;;[.K4]));IF(AND([.M4]&lt;&gt;&quot;Text&quot;;[.K4]&lt;&gt;[.M4];NOT(AND([.K4]=&quot;URI&quot;;[.M4]=&quot;Identifier&quot;));NOT(AND([.K4]=&quot;UUID&quot;;[.M4]=&quot;Identifier&quot;));NOT(AND([.K4]=&quot;OID&quot;;[.M4]=&quot;Identifier&quot;)));IF([.M4]=&quot;Identifier&quot;;&quot;ID&quot;;[.M4]);&quot;&quot;));&quot; &quot;;&quot;&quot;)" table:style-name="ce45">
            <text:p>ProcedureJustification</text:p>
          </table:table-cell>
          <table:table-cell office:value-type="string" table:style-name="ce46">
            <text:p>1..n</text:p>
          </table:table-cell>
          <table:table-cell office:value-type="string" table:style-name="ce48">
            <text:p>Explanation about why the choice of an accelerated procedure is lawful.</text:p>
          </table:table-cell>
          <table:table-cell table:number-columns-repeated="2" table:style-name="ce45"/>
          <table:table-cell office:value-type="string" office:string-value="Accelerated Procedure. Procedure Justification Text. Text" table:formula="of:=CONCATENATE( IF([.G4]=&quot;&quot;;&quot;&quot;;CONCATENATE([.G4];&quot;_ &quot;));[.H4];&quot;. &quot;;IF([.I4]=&quot;&quot;;&quot;&quot;;CONCATENATE([.I4];&quot;_ &quot;));[.L4];IF(OR([.I4]&lt;&gt;&quot;&quot;;[.L4]&lt;&gt;[.M4]);CONCATENATE(&quot;. &quot;;[.M4]);&quot;&quot;))" table:style-name="ce45">
            <text:p>Accelerated Procedure. Procedure Justification Text. Text</text:p>
          </table:table-cell>
          <table:table-cell table:style-name="ce45"/>
          <table:table-cell office:value-type="string" table:style-name="ce45">
            <text:p>Accelerated Procedure</text:p>
          </table:table-cell>
          <table:table-cell table:style-name="ce45"/>
          <table:table-cell office:value-type="string" table:style-name="ce45">
            <text:p>Procedure Justification</text:p>
          </table:table-cell>
          <table:table-cell office:value-type="string" table:style-name="ce45">
            <text:p>Text</text:p>
          </table:table-cell>
          <table:table-cell office:value-type="string" office:string-value="Procedure Justification Text" table:formula="of:=IF([.J4]&lt;&gt;&quot;&quot;;CONCATENATE([.J4];&quot; &quot;;[.K4]);[.K4])" table:style-name="ce45">
            <text:p>Procedure Justification Text</text:p>
          </table:table-cell>
          <table:table-cell office:value-type="string" table:style-name="ce45">
            <text:p>Text</text:p>
          </table:table-cell>
          <table:table-cell table:style-name="ce45"/>
          <table:table-cell office:value-type="string" office:string-value="Text. Type" table:formula="of:=IF([.N4]&lt;&gt;&quot;&quot;;CONCATENATE([.N4];&quot;_ &quot;;[.M4];&quot;. Type&quot;);CONCATENATE([.M4];&quot;. Type&quot;))" table:style-name="ce45">
            <text:p>Text. Type</text:p>
          </table:table-cell>
          <table:table-cell table:number-columns-repeated="2" table:style-name="ce45"/>
          <table:table-cell office:value-type="string" table:style-name="ce45">
            <text:p>BBIE</text:p>
          </table:table-cell>
          <table:table-cell table:number-columns-repeated="5" table:style-name="ce45"/>
          <table:table-cell office:value-type="string" table:style-name="ce45">
            <text:p>2.0.0</text:p>
          </table:table-cell>
          <table:table-cell office:value-type="string" table:style-name="ce45">
            <text:p>New definition proposed to the WG</text:p>
          </table:table-cell>
          <table:table-cell table:number-columns-repeated="16359"/>
        </table:table-row>
        <table:table-row table:style-name="ro22">
          <table:table-cell office:value-type="string" office:string-value="AccessTool" table:formula="of:=SUBSTITUTE(CONCATENATE([.G5];[.H5]);&quot; &quot;;&quot;&quot;)" table:style-name="ce43">
            <text:p>AccessTool</text:p>
          </table:table-cell>
          <table:table-cell table:style-name="ce44"/>
          <table:table-cell office:value-type="string" table:style-name="ce43">
            <text:p>Tools and devices for electronic communication between contracting authorities and economic operators for the life-cyle of the procurement procedure.</text:p>
          </table:table-cell>
          <table:table-cell table:number-columns-repeated="2" table:style-name="ce43"/>
          <table:table-cell office:value-type="string" office:string-value="Access Tool. Details" table:formula="of:=CONCATENATE(IF([.G5]=&quot;&quot;;&quot;&quot;;CONCATENATE([.G5];&quot;_ &quot;));[.H5];&quot;. Details&quot;)" table:style-name="ce43">
            <text:p>Access Tool. Details</text:p>
          </table:table-cell>
          <table:table-cell table:style-name="ce43"/>
          <table:table-cell office:value-type="string" table:style-name="ce43">
            <text:p>Access Tool</text:p>
          </table:table-cell>
          <table:table-cell table:number-columns-repeated="9" table:style-name="ce43"/>
          <table:table-cell office:value-type="string" table:style-name="ce43">
            <text:p>ABIE</text:p>
          </table:table-cell>
          <table:table-cell table:number-columns-repeated="5"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17">
          <table:table-cell office:value-type="string" office:string-value="URI" table:formula="of:=SUBSTITUTE(CONCATENATE([.I6];[.J6];IF([.K6]=&quot;Identifier&quot;;&quot;ID&quot;;IF(AND([.K6]=&quot;Text&quot;;OR([.I6]&lt;&gt;&quot;&quot;;[.J6]&lt;&gt;&quot;&quot;));&quot;&quot;;[.K6]));IF(AND([.M6]&lt;&gt;&quot;Text&quot;;[.K6]&lt;&gt;[.M6];NOT(AND([.K6]=&quot;URI&quot;;[.M6]=&quot;Identifier&quot;));NOT(AND([.K6]=&quot;UUID&quot;;[.M6]=&quot;Identifier&quot;));NOT(AND([.K6]=&quot;OID&quot;;[.M6]=&quot;Identifier&quot;)));IF([.M6]=&quot;Identifier&quot;;&quot;ID&quot;;[.M6]);&quot;&quot;));&quot; &quot;;&quot;&quot;)" table:style-name="ce45">
            <text:p>URI</text:p>
          </table:table-cell>
          <table:table-cell office:value-type="float" office:value="1" table:style-name="ce49">
            <text:p>1</text:p>
          </table:table-cell>
          <table:table-cell office:value-type="string" table:style-name="ce45">
            <text:p>The Uniform Resource Identifier (URI) of the electronic device used for the electronic communication between contracting authorities and economic operators.</text:p>
          </table:table-cell>
          <table:table-cell table:number-columns-repeated="2" table:style-name="ce45"/>
          <table:table-cell office:value-type="string" office:string-value="Access Tool. URI. Identifier" table:formula="of:=CONCATENATE( IF([.G6]=&quot;&quot;;&quot;&quot;;CONCATENATE([.G6];&quot;_ &quot;));[.H6];&quot;. &quot;;IF([.I6]=&quot;&quot;;&quot;&quot;;CONCATENATE([.I6];&quot;_ &quot;));[.L6];IF(OR([.I6]&lt;&gt;&quot;&quot;;[.L6]&lt;&gt;[.M6]);CONCATENATE(&quot;. &quot;;[.M6]);&quot;&quot;))" table:style-name="ce45">
            <text:p>Access Tool. URI. Identifier</text:p>
          </table:table-cell>
          <table:table-cell table:style-name="ce45"/>
          <table:table-cell office:value-type="string" table:style-name="ce45">
            <text:p>Access Tool</text:p>
          </table:table-cell>
          <table:table-cell table:number-columns-repeated="2" table:style-name="ce45"/>
          <table:table-cell office:value-type="string" table:style-name="ce45">
            <text:p>URI</text:p>
          </table:table-cell>
          <table:table-cell office:value-type="string" office:string-value="URI" table:formula="of:=IF([.J6]&lt;&gt;&quot;&quot;;CONCATENATE([.J6];&quot; &quot;;[.K6]);[.K6])" table:style-name="ce45">
            <text:p>URI</text:p>
          </table:table-cell>
          <table:table-cell office:value-type="string" table:style-name="ce45">
            <text:p>Identifier</text:p>
          </table:table-cell>
          <table:table-cell table:style-name="ce45"/>
          <table:table-cell office:value-type="string" office:string-value="Identifier. Type" table:formula="of:=IF([.N6]&lt;&gt;&quot;&quot;;CONCATENATE([.N6];&quot;_ &quot;;[.M6];&quot;. Type&quot;);CONCATENATE([.M6];&quot;. Type&quot;))" table:style-name="ce45">
            <text:p>Identifier. Type</text:p>
          </table:table-cell>
          <table:table-cell table:number-columns-repeated="2" table:style-name="ce45"/>
          <table:table-cell office:value-type="string" table:style-name="ce45">
            <text:p>BBIE</text:p>
          </table:table-cell>
          <table:table-cell table:number-columns-repeated="5" table:style-name="ce45"/>
          <table:table-cell office:value-type="string" table:style-name="ce45">
            <text:p>2.0.0</text:p>
          </table:table-cell>
          <table:table-cell table:style-name="ce45"/>
          <table:table-cell table:number-columns-repeated="16359"/>
        </table:table-row>
        <table:table-row table:style-name="ro17">
          <table:table-cell office:value-type="string" office:string-value="AdditionalInformation" table:formula="of:=SUBSTITUTE(CONCATENATE([.I7];[.J7];IF([.K7]=&quot;Identifier&quot;;&quot;ID&quot;;IF(AND([.K7]=&quot;Text&quot;;OR([.I7]&lt;&gt;&quot;&quot;;[.J7]&lt;&gt;&quot;&quot;));&quot;&quot;;[.K7]));IF(AND([.M7]&lt;&gt;&quot;Text&quot;;[.K7]&lt;&gt;[.M7];NOT(AND([.K7]=&quot;URI&quot;;[.M7]=&quot;Identifier&quot;));NOT(AND([.K7]=&quot;UUID&quot;;[.M7]=&quot;Identifier&quot;));NOT(AND([.K7]=&quot;OID&quot;;[.M7]=&quot;Identifier&quot;)));IF([.M7]=&quot;Identifier&quot;;&quot;ID&quot;;[.M7]);&quot;&quot;));&quot; &quot;;&quot;&quot;)" table:style-name="ce45">
            <text:p>AdditionalInformation</text:p>
          </table:table-cell>
          <table:table-cell office:value-type="string" table:style-name="ce49">
            <text:p>0..1</text:p>
          </table:table-cell>
          <table:table-cell office:value-type="string" table:style-name="ce42">
            <text:p>Any other relevant data about access tools.</text:p>
          </table:table-cell>
          <table:table-cell table:number-columns-repeated="2" table:style-name="ce47"/>
          <table:table-cell office:value-type="string" office:string-value="Access Tool. Additional Information. Text" table:formula="of:=CONCATENATE( IF([.G7]=&quot;&quot;;&quot;&quot;;CONCATENATE([.G7];&quot;_ &quot;));[.H7];&quot;. &quot;;IF([.I7]=&quot;&quot;;&quot;&quot;;CONCATENATE([.I7];&quot;_ &quot;));[.L7];IF(OR([.I7]&lt;&gt;&quot;&quot;;[.L7]&lt;&gt;[.M7]);CONCATENATE(&quot;. &quot;;[.M7]);&quot;&quot;))" table:style-name="ce45">
            <text:p>Access Tool. Additional Information. Text</text:p>
          </table:table-cell>
          <table:table-cell table:style-name="ce47"/>
          <table:table-cell office:value-type="string" table:style-name="ce45">
            <text:p>Access Tool</text:p>
          </table:table-cell>
          <table:table-cell table:number-columns-repeated="2" table:style-name="ce45"/>
          <table:table-cell office:value-type="string" table:style-name="ce45">
            <text:p>Additional Information</text:p>
          </table:table-cell>
          <table:table-cell office:value-type="string" office:string-value="Additional Information" table:formula="of:=IF([.J7]&lt;&gt;&quot;&quot;;CONCATENATE([.J7];&quot; &quot;;[.K7]);[.K7])" table:style-name="ce45">
            <text:p>Additional Information</text:p>
          </table:table-cell>
          <table:table-cell office:value-type="string" table:style-name="ce45">
            <text:p>Text</text:p>
          </table:table-cell>
          <table:table-cell table:style-name="ce45"/>
          <table:table-cell office:value-type="string" office:string-value="Text. Type" table:formula="of:=IF([.N7]&lt;&gt;&quot;&quot;;CONCATENATE([.N7];&quot;_ &quot;;[.M7];&quot;. Type&quot;);CONCATENATE([.M7];&quot;. Type&quot;))" table:style-name="ce45">
            <text:p>Text. Type</text:p>
          </table:table-cell>
          <table:table-cell table:number-columns-repeated="2" table:style-name="ce45"/>
          <table:table-cell office:value-type="string" table:style-name="ce45">
            <text:p>BBIE</text:p>
          </table:table-cell>
          <table:table-cell table:number-columns-repeated="5" table:style-name="ce45"/>
          <table:table-cell office:value-type="string" table:style-name="ce45">
            <text:p>2.0.0</text:p>
          </table:table-cell>
          <table:table-cell table:style-name="ce45"/>
          <table:table-cell table:number-columns-repeated="16359"/>
        </table:table-row>
        <table:table-row table:style-name="ro22">
          <table:table-cell office:value-type="string" office:string-value="Buyer" table:formula="of:=SUBSTITUTE(CONCATENATE([.G8];[.H8]);&quot; &quot;;&quot;&quot;)" table:style-name="ce43">
            <text:p>Buyer</text:p>
          </table:table-cell>
          <table:table-cell table:style-name="ce44"/>
          <table:table-cell office:value-type="string" table:style-name="ce43">
            <text:p>Body that manages the budget allocated for the procedure and pays for the items being procured.</text:p>
          </table:table-cell>
          <table:table-cell table:number-columns-repeated="2" table:style-name="ce43"/>
          <table:table-cell office:value-type="string" office:string-value="Buyer. Details" table:formula="of:=CONCATENATE(IF([.G8]=&quot;&quot;;&quot;&quot;;CONCATENATE([.G8];&quot;_ &quot;));[.H8];&quot;. Details&quot;)" table:style-name="ce43">
            <text:p>Buyer. Details</text:p>
          </table:table-cell>
          <table:table-cell table:style-name="ce43"/>
          <table:table-cell office:value-type="string" table:style-name="ce43">
            <text:p>Buyer</text:p>
          </table:table-cell>
          <table:table-cell table:number-columns-repeated="9" table:style-name="ce43"/>
          <table:table-cell office:value-type="string" table:style-name="ce43">
            <text:p>ABIE</text:p>
          </table:table-cell>
          <table:table-cell office:value-type="string" table:style-name="ce43">
            <text:p>SubClassOf(ubl:Party)</text:p>
          </table:table-cell>
          <table:table-cell table:number-columns-repeated="4"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17">
          <table:table-cell office:value-type="string" office:string-value="CategoryCode" table:formula="of:=SUBSTITUTE(CONCATENATE([.I9];[.J9];IF([.K9]=&quot;Identifier&quot;;&quot;ID&quot;;IF(AND([.K9]=&quot;Text&quot;;OR([.I9]&lt;&gt;&quot;&quot;;[.J9]&lt;&gt;&quot;&quot;));&quot;&quot;;[.K9]));IF(AND([.M9]&lt;&gt;&quot;Text&quot;;[.K9]&lt;&gt;[.M9];NOT(AND([.K9]=&quot;URI&quot;;[.M9]=&quot;Identifier&quot;));NOT(AND([.K9]=&quot;UUID&quot;;[.M9]=&quot;Identifier&quot;));NOT(AND([.K9]=&quot;OID&quot;;[.M9]=&quot;Identifier&quot;)));IF([.M9]=&quot;Identifier&quot;;&quot;ID&quot;;[.M9]);&quot;&quot;));&quot; &quot;;&quot;&quot;)" table:style-name="ce45">
            <text:p>CategoryCode</text:p>
          </table:table-cell>
          <table:table-cell office:value-type="string" table:style-name="ce49">
            <text:p>0..1</text:p>
          </table:table-cell>
          <table:table-cell office:value-type="string" table:style-name="ce42">
            <text:p>Category of the buyer in the procurement procedure.</text:p>
          </table:table-cell>
          <table:table-cell table:number-columns-repeated="2" table:style-name="ce45"/>
          <table:table-cell office:value-type="string" office:string-value="Buyer. Category Code. Code" table:formula="of:=CONCATENATE( IF([.G9]=&quot;&quot;;&quot;&quot;;CONCATENATE([.G9];&quot;_ &quot;));[.H9];&quot;. &quot;;IF([.I9]=&quot;&quot;;&quot;&quot;;CONCATENATE([.I9];&quot;_ &quot;));[.L9];IF(OR([.I9]&lt;&gt;&quot;&quot;;[.L9]&lt;&gt;[.M9]);CONCATENATE(&quot;. &quot;;[.M9]);&quot;&quot;))" table:style-name="ce45">
            <text:p>Buyer. Category Code. Code</text:p>
          </table:table-cell>
          <table:table-cell table:style-name="ce45"/>
          <table:table-cell office:value-type="string" table:style-name="ce45">
            <text:p>Buyer</text:p>
          </table:table-cell>
          <table:table-cell table:style-name="ce45"/>
          <table:table-cell office:value-type="string" table:style-name="ce45">
            <text:p>Category</text:p>
          </table:table-cell>
          <table:table-cell office:value-type="string" table:style-name="ce45">
            <text:p>Code</text:p>
          </table:table-cell>
          <table:table-cell office:value-type="string" office:string-value="Category Code" table:formula="of:=IF([.J9]&lt;&gt;&quot;&quot;;CONCATENATE([.J9];&quot; &quot;;[.K9]);[.K9])" table:style-name="ce45">
            <text:p>Category Code</text:p>
          </table:table-cell>
          <table:table-cell office:value-type="string" table:style-name="ce45">
            <text:p>Code</text:p>
          </table:table-cell>
          <table:table-cell table:style-name="ce45"/>
          <table:table-cell office:value-type="string" office:string-value="Code. Type" table:formula="of:=IF([.N9]&lt;&gt;&quot;&quot;;CONCATENATE([.N9];&quot;_ &quot;;[.M9];&quot;. Type&quot;);CONCATENATE([.M9];&quot;. Type&quot;))" table:style-name="ce45">
            <text:p>Code. Type</text:p>
          </table:table-cell>
          <table:table-cell table:number-columns-repeated="2" table:style-name="ce45"/>
          <table:table-cell office:value-type="string" table:style-name="ce45">
            <text:p>BBIE</text:p>
          </table:table-cell>
          <table:table-cell table:style-name="ce45"/>
          <table:table-cell office:value-type="string" table:style-name="ce45">
            <text:p>BuyerCategory</text:p>
          </table:table-cell>
          <table:table-cell table:number-columns-repeated="3" table:style-name="ce45"/>
          <table:table-cell office:value-type="string" table:style-name="ce45">
            <text:p>2.0.0</text:p>
          </table:table-cell>
          <table:table-cell office:value-type="string" table:style-name="ce45">
            <text:p>Jachym: 1) Is this about the buyer or the procuring entity? 2) Can you provide examples?</text:p>
          </table:table-cell>
          <table:table-cell table:number-columns-repeated="16359"/>
        </table:table-row>
        <table:table-row table:style-name="ro17">
          <table:table-cell office:value-type="string" office:string-value="RoleCode" table:formula="of:=SUBSTITUTE(CONCATENATE([.I10];[.J10];IF([.K10]=&quot;Identifier&quot;;&quot;ID&quot;;IF(AND([.K10]=&quot;Text&quot;;OR([.I10]&lt;&gt;&quot;&quot;;[.J10]&lt;&gt;&quot;&quot;));&quot;&quot;;[.K10]));IF(AND([.M10]&lt;&gt;&quot;Text&quot;;[.K10]&lt;&gt;[.M10];NOT(AND([.K10]=&quot;URI&quot;;[.M10]=&quot;Identifier&quot;));NOT(AND([.K10]=&quot;UUID&quot;;[.M10]=&quot;Identifier&quot;));NOT(AND([.K10]=&quot;OID&quot;;[.M10]=&quot;Identifier&quot;)));IF([.M10]=&quot;Identifier&quot;;&quot;ID&quot;;[.M10]);&quot;&quot;));&quot; &quot;;&quot;&quot;)" table:style-name="ce45">
            <text:p>RoleCode</text:p>
          </table:table-cell>
          <table:table-cell office:value-type="float" office:value="1" table:style-name="ce49">
            <text:p>1</text:p>
          </table:table-cell>
          <table:table-cell office:value-type="string" table:style-name="ce42">
            <text:p>Identifies the function of the buyer in the procurement procedure.</text:p>
          </table:table-cell>
          <table:table-cell table:style-name="ce47"/>
          <table:table-cell office:value-type="string" table:style-name="ce47">
            <text:p>Procuring Entity; CPB; Buys on behalf of a procuring entity</text:p>
          </table:table-cell>
          <table:table-cell office:value-type="string" office:string-value="Buyer. Role Code. Code" table:formula="of:=CONCATENATE( IF([.G10]=&quot;&quot;;&quot;&quot;;CONCATENATE([.G10];&quot;_ &quot;));[.H10];&quot;. &quot;;IF([.I10]=&quot;&quot;;&quot;&quot;;CONCATENATE([.I10];&quot;_ &quot;));[.L10];IF(OR([.I10]&lt;&gt;&quot;&quot;;[.L10]&lt;&gt;[.M10]);CONCATENATE(&quot;. &quot;;[.M10]);&quot;&quot;))" table:style-name="ce45">
            <text:p>Buyer. Role Code. Code</text:p>
          </table:table-cell>
          <table:table-cell table:style-name="ce47"/>
          <table:table-cell office:value-type="string" table:style-name="ce45">
            <text:p>Buyer</text:p>
          </table:table-cell>
          <table:table-cell table:style-name="ce45"/>
          <table:table-cell office:value-type="string" table:style-name="ce45">
            <text:p>Role</text:p>
          </table:table-cell>
          <table:table-cell office:value-type="string" table:style-name="ce45">
            <text:p>Code</text:p>
          </table:table-cell>
          <table:table-cell office:value-type="string" office:string-value="Role Code" table:formula="of:=IF([.J10]&lt;&gt;&quot;&quot;;CONCATENATE([.J10];&quot; &quot;;[.K10]);[.K10])" table:style-name="ce45">
            <text:p>Role Code</text:p>
          </table:table-cell>
          <table:table-cell office:value-type="string" table:style-name="ce45">
            <text:p>Code</text:p>
          </table:table-cell>
          <table:table-cell table:style-name="ce45"/>
          <table:table-cell office:value-type="string" office:string-value="Code. Type" table:formula="of:=IF([.N10]&lt;&gt;&quot;&quot;;CONCATENATE([.N10];&quot;_ &quot;;[.M10];&quot;. Type&quot;);CONCATENATE([.M10];&quot;. Type&quot;))" table:style-name="ce45">
            <text:p>Code. Type</text:p>
          </table:table-cell>
          <table:table-cell table:number-columns-repeated="2" table:style-name="ce45"/>
          <table:table-cell office:value-type="string" table:style-name="ce45">
            <text:p>BBIE</text:p>
          </table:table-cell>
          <table:table-cell table:style-name="ce45"/>
          <table:table-cell office:value-type="string" table:style-name="ce45">
            <text:p>BuyerRole</text:p>
          </table:table-cell>
          <table:table-cell table:number-columns-repeated="3" table:style-name="ce45"/>
          <table:table-cell office:value-type="string" table:style-name="ce45">
            <text:p>2.0.0</text:p>
          </table:table-cell>
          <table:table-cell office:value-type="string" table:style-name="ce45">
            <text:p>New definition proposed to the WG</text:p>
          </table:table-cell>
          <table:table-cell table:number-columns-repeated="16359"/>
        </table:table-row>
        <table:table-row table:style-name="ro17">
          <table:table-cell office:value-type="string" office:string-value="BuysOnBehalfOfProcuringEntity" table:formula="of:=SUBSTITUTE(SUBSTITUTE(CONCATENATE([.I11];IF([.L11]=&quot;Identifier&quot;;&quot;ID&quot;;[.L11]));&quot; &quot;;&quot;&quot;);&quot;_&quot;;&quot;&quot;)" table:style-name="ce50">
            <text:p>BuysOnBehalfOfProcuringEntity</text:p>
          </table:table-cell>
          <table:table-cell office:value-type="string" table:style-name="ce51">
            <text:p>0..n</text:p>
          </table:table-cell>
          <table:table-cell office:value-type="string" table:style-name="ce50">
            <text:p>Procuring entity(ies) that rely on this buyer for the purchase of the contract object.</text:p>
          </table:table-cell>
          <table:table-cell table:number-columns-repeated="2" table:style-name="ce50"/>
          <table:table-cell office:value-type="string" office:string-value="Buyer. Buys On Behalf Of_ Procuring Entity. Procuring Entity" table:formula="of:=CONCATENATE( IF([.G11]=&quot;&quot;;&quot;&quot;;CONCATENATE([.G11];&quot;_ &quot;));[.H11];&quot;. &quot;;IF([.I11]=&quot;&quot;;&quot;&quot;;CONCATENATE([.I11];&quot;_ &quot;));[.L11];IF([.I11]=&quot;&quot;;&quot;&quot;;CONCATENATE(&quot;. &quot;;[.M11])))" table:style-name="ce50">
            <text:p>Buyer. Buys On Behalf Of_ Procuring Entity. Procuring Entity</text:p>
          </table:table-cell>
          <table:table-cell table:style-name="ce50"/>
          <table:table-cell office:value-type="string" table:style-name="ce50">
            <text:p>Buyer</text:p>
          </table:table-cell>
          <table:table-cell office:value-type="string" table:style-name="ce50">
            <text:p>Buys On Behalf Of</text:p>
          </table:table-cell>
          <table:table-cell table:number-columns-repeated="2" table:style-name="ce50"/>
          <table:table-cell office:value-type="string" office:string-value="Procuring Entity" table:formula="of:=CONCATENATE(IF([.P11]=&quot;&quot;;&quot;&quot;;CONCATENATE([.P11];&quot;_ &quot;));[.Q11])" table:style-name="ce50">
            <text:p>Procuring Entity</text:p>
          </table:table-cell>
          <table:table-cell office:value-type="string" office:string-value="Procuring Entity" table:formula="of:=[.L11]" table:style-name="ce50">
            <text:p>Procuring Entity</text:p>
          </table:table-cell>
          <table:table-cell table:number-columns-repeated="3" table:style-name="ce50"/>
          <table:table-cell office:value-type="string" table:style-name="ce52">
            <text:p>Procuring Entity</text:p>
          </table:table-cell>
          <table:table-cell office:value-type="string" table:style-name="ce50">
            <text:p>ASBIE</text:p>
          </table:table-cell>
          <table:table-cell table:number-columns-repeated="5" table:style-name="ce53"/>
          <table:table-cell office:value-type="string" table:style-name="ce53">
            <text:p>2.0.0</text:p>
          </table:table-cell>
          <table:table-cell office:value-type="string" table:style-name="ce53">
            <text:p>New definition proposed to the WG</text:p>
          </table:table-cell>
          <table:table-cell table:number-columns-repeated="16359"/>
        </table:table-row>
        <table:table-row table:style-name="ro17">
          <table:table-cell office:value-type="string" office:string-value="HasBuyerProfile" table:formula="of:=SUBSTITUTE(SUBSTITUTE(CONCATENATE([.I12];IF([.L12]=&quot;Identifier&quot;;&quot;ID&quot;;[.L12]));&quot; &quot;;&quot;&quot;);&quot;_&quot;;&quot;&quot;)" table:style-name="ce50">
            <text:p>HasBuyerProfile</text:p>
          </table:table-cell>
          <table:table-cell office:value-type="string" table:style-name="ce51">
            <text:p>0..1</text:p>
          </table:table-cell>
          <table:table-cell office:value-type="string" table:style-name="ce53">
            <text:p>Web site where the buyer publishes information regarding procurement procedures, such as procurement notices, procurement documents, tenders , etc.</text:p>
          </table:table-cell>
          <table:table-cell table:number-columns-repeated="2" table:style-name="ce50"/>
          <table:table-cell office:value-type="string" office:string-value="Buyer. Has_ Buyer Profile. Buyer Profile" table:formula="of:=CONCATENATE( IF([.G12]=&quot;&quot;;&quot;&quot;;CONCATENATE([.G12];&quot;_ &quot;));[.H12];&quot;. &quot;;IF([.I12]=&quot;&quot;;&quot;&quot;;CONCATENATE([.I12];&quot;_ &quot;));[.L12];IF([.I12]=&quot;&quot;;&quot;&quot;;CONCATENATE(&quot;. &quot;;[.M12])))" table:style-name="ce50">
            <text:p>Buyer. Has_ Buyer Profile. Buyer Profile</text:p>
          </table:table-cell>
          <table:table-cell table:style-name="ce50"/>
          <table:table-cell office:value-type="string" table:style-name="ce50">
            <text:p>Buyer</text:p>
          </table:table-cell>
          <table:table-cell office:value-type="string" table:style-name="ce50">
            <text:p>Has</text:p>
          </table:table-cell>
          <table:table-cell table:number-columns-repeated="2" table:style-name="ce50"/>
          <table:table-cell office:value-type="string" office:string-value="Buyer Profile" table:formula="of:=CONCATENATE(IF([.P12]=&quot;&quot;;&quot;&quot;;CONCATENATE([.P12];&quot;_ &quot;));[.Q12])" table:style-name="ce50">
            <text:p>Buyer Profile</text:p>
          </table:table-cell>
          <table:table-cell office:value-type="string" office:string-value="Buyer Profile" table:formula="of:=[.L12]" table:style-name="ce50">
            <text:p>Buyer Profile</text:p>
          </table:table-cell>
          <table:table-cell table:number-columns-repeated="3" table:style-name="ce50"/>
          <table:table-cell office:value-type="string" table:style-name="ce52">
            <text:p>Buyer Profile</text:p>
          </table:table-cell>
          <table:table-cell office:value-type="string" table:style-name="ce50">
            <text:p>ASBIE</text:p>
          </table:table-cell>
          <table:table-cell table:number-columns-repeated="5" table:style-name="ce53"/>
          <table:table-cell office:value-type="string" table:style-name="ce53">
            <text:p>2.0.0</text:p>
          </table:table-cell>
          <table:table-cell office:value-type="string" table:style-name="ce53">
            <text:p>New definition proposed to the WG</text:p>
          </table:table-cell>
          <table:table-cell table:number-columns-repeated="16359"/>
        </table:table-row>
        <table:table-row table:style-name="ro22">
          <table:table-cell office:value-type="string" office:string-value="BuyerProfile" table:formula="of:=SUBSTITUTE(CONCATENATE([.G13];[.H13]);&quot; &quot;;&quot;&quot;)" table:style-name="ce43">
            <text:p>BuyerProfile</text:p>
          </table:table-cell>
          <table:table-cell table:style-name="ce44"/>
          <table:table-cell office:value-type="string" table:style-name="ce43">
            <text:p>Web site where the buyer publishes information regarding procurement procedures, such as procurement notices, procurement documents, tenders , etc.</text:p>
          </table:table-cell>
          <table:table-cell table:number-columns-repeated="2" table:style-name="ce43"/>
          <table:table-cell office:value-type="string" office:string-value="Buyer Profile. Details" table:formula="of:=CONCATENATE(IF([.G13]=&quot;&quot;;&quot;&quot;;CONCATENATE([.G13];&quot;_ &quot;));[.H13];&quot;. Details&quot;)" table:style-name="ce43">
            <text:p>Buyer Profile. Details</text:p>
          </table:table-cell>
          <table:table-cell table:style-name="ce43"/>
          <table:table-cell office:value-type="string" table:style-name="ce43">
            <text:p>Buyer Profile</text:p>
          </table:table-cell>
          <table:table-cell table:number-columns-repeated="9" table:style-name="ce43"/>
          <table:table-cell office:value-type="string" table:style-name="ce43">
            <text:p>ABIE</text:p>
          </table:table-cell>
          <table:table-cell table:number-columns-repeated="5"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17">
          <table:table-cell office:value-type="string" office:string-value="URI" table:formula="of:=SUBSTITUTE(CONCATENATE([.I14];[.J14];IF([.K14]=&quot;Identifier&quot;;&quot;ID&quot;;IF(AND([.K14]=&quot;Text&quot;;OR([.I14]&lt;&gt;&quot;&quot;;[.J14]&lt;&gt;&quot;&quot;));&quot;&quot;;[.K14]));IF(AND([.M14]&lt;&gt;&quot;Text&quot;;[.K14]&lt;&gt;[.M14];NOT(AND([.K14]=&quot;URI&quot;;[.M14]=&quot;Identifier&quot;));NOT(AND([.K14]=&quot;UUID&quot;;[.M14]=&quot;Identifier&quot;));NOT(AND([.K14]=&quot;OID&quot;;[.M14]=&quot;Identifier&quot;)));IF([.M14]=&quot;Identifier&quot;;&quot;ID&quot;;[.M14]);&quot;&quot;));&quot; &quot;;&quot;&quot;)" table:style-name="ce45">
            <text:p>URI</text:p>
          </table:table-cell>
          <table:table-cell office:value-type="float" office:value="1" table:style-name="ce49">
            <text:p>1</text:p>
          </table:table-cell>
          <table:table-cell office:value-type="string" table:style-name="ce45">
            <text:p>The world wide web Uniform Resource Locator (URL) that identifies the location and addressess to the Buyer Profile web site.</text:p>
          </table:table-cell>
          <table:table-cell table:number-columns-repeated="2" table:style-name="ce45"/>
          <table:table-cell office:value-type="string" office:string-value="Buyer Profile. URI. Identifier" table:formula="of:=CONCATENATE( IF([.G14]=&quot;&quot;;&quot;&quot;;CONCATENATE([.G14];&quot;_ &quot;));[.H14];&quot;. &quot;;IF([.I14]=&quot;&quot;;&quot;&quot;;CONCATENATE([.I14];&quot;_ &quot;));[.L14];IF(OR([.I14]&lt;&gt;&quot;&quot;;[.L14]&lt;&gt;[.M14]);CONCATENATE(&quot;. &quot;;[.M14]);&quot;&quot;))" table:style-name="ce45">
            <text:p>Buyer Profile. URI. Identifier</text:p>
          </table:table-cell>
          <table:table-cell table:style-name="ce45"/>
          <table:table-cell office:value-type="string" table:style-name="ce45">
            <text:p>Buyer Profile</text:p>
          </table:table-cell>
          <table:table-cell table:number-columns-repeated="2" table:style-name="ce45"/>
          <table:table-cell office:value-type="string" table:style-name="ce45">
            <text:p>URI</text:p>
          </table:table-cell>
          <table:table-cell office:value-type="string" office:string-value="URI" table:formula="of:=IF([.J14]&lt;&gt;&quot;&quot;;CONCATENATE([.J14];&quot; &quot;;[.K14]);[.K14])" table:style-name="ce45">
            <text:p>URI</text:p>
          </table:table-cell>
          <table:table-cell office:value-type="string" table:style-name="ce45">
            <text:p>Identifier</text:p>
          </table:table-cell>
          <table:table-cell table:style-name="ce45"/>
          <table:table-cell office:value-type="string" office:string-value="Identifier. Type" table:formula="of:=IF([.N14]&lt;&gt;&quot;&quot;;CONCATENATE([.N14];&quot;_ &quot;;[.M14];&quot;. Type&quot;);CONCATENATE([.M14];&quot;. Type&quot;))" table:style-name="ce45">
            <text:p>Identifier. Type</text:p>
          </table:table-cell>
          <table:table-cell table:number-columns-repeated="2" table:style-name="ce45"/>
          <table:table-cell office:value-type="string" table:style-name="ce45">
            <text:p>BBIE</text:p>
          </table:table-cell>
          <table:table-cell table:number-columns-repeated="5" table:style-name="ce45"/>
          <table:table-cell office:value-type="string" table:style-name="ce45">
            <text:p>2.0.0</text:p>
          </table:table-cell>
          <table:table-cell office:value-type="string" table:style-name="ce45">
            <text:p>New definition proposed to the WG</text:p>
          </table:table-cell>
          <table:table-cell table:number-columns-repeated="16359"/>
        </table:table-row>
        <table:table-row table:style-name="ro22">
          <table:table-cell office:value-type="string" office:string-value="CallForCompetition" table:formula="of:=SUBSTITUTE(CONCATENATE([.G15];[.H15]);&quot; &quot;;&quot;&quot;)" table:style-name="ce43">
            <text:p>CallForCompetition</text:p>
          </table:table-cell>
          <table:table-cell table:style-name="ce44"/>
          <table:table-cell office:value-type="string" table:style-name="ce43">
            <text:p>[TODO]</text:p>
          </table:table-cell>
          <table:table-cell table:number-columns-repeated="2" table:style-name="ce43"/>
          <table:table-cell office:value-type="string" office:string-value="Call For Competition. Details" table:formula="of:=CONCATENATE(IF([.G15]=&quot;&quot;;&quot;&quot;;CONCATENATE([.G15];&quot;_ &quot;));[.H15];&quot;. Details&quot;)" table:style-name="ce43">
            <text:p>Call For Competition. Details</text:p>
          </table:table-cell>
          <table:table-cell table:style-name="ce43"/>
          <table:table-cell office:value-type="string" table:style-name="ce43">
            <text:p>Call For Competition</text:p>
          </table:table-cell>
          <table:table-cell table:number-columns-repeated="9" table:style-name="ce43"/>
          <table:table-cell office:value-type="string" table:style-name="ce43">
            <text:p>ABIE</text:p>
          </table:table-cell>
          <table:table-cell table:number-columns-repeated="5"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17">
          <table:table-cell office:value-type="string" office:string-value="RefersToNotice" table:formula="of:=SUBSTITUTE(SUBSTITUTE(CONCATENATE([.I16];IF([.L16]=&quot;Identifier&quot;;&quot;ID&quot;;[.L16]));&quot; &quot;;&quot;&quot;);&quot;_&quot;;&quot;&quot;)" table:style-name="ce50">
            <text:p>RefersToNotice</text:p>
          </table:table-cell>
          <table:table-cell office:value-type="string" table:style-name="ce51">
            <text:p>0..1</text:p>
          </table:table-cell>
          <table:table-cell office:value-type="string" table:style-name="ce53">
            <text:p>[TODO]</text:p>
          </table:table-cell>
          <table:table-cell table:number-columns-repeated="2" table:style-name="ce50"/>
          <table:table-cell office:value-type="string" office:string-value="Call For Competition. Refers To_ Notice. Notice" table:formula="of:=CONCATENATE( IF([.G16]=&quot;&quot;;&quot;&quot;;CONCATENATE([.G16];&quot;_ &quot;));[.H16];&quot;. &quot;;IF([.I16]=&quot;&quot;;&quot;&quot;;CONCATENATE([.I16];&quot;_ &quot;));[.L16];IF([.I16]=&quot;&quot;;&quot;&quot;;CONCATENATE(&quot;. &quot;;[.M16])))" table:style-name="ce50">
            <text:p>Call For Competition. Refers To_ Notice. Notice</text:p>
          </table:table-cell>
          <table:table-cell table:style-name="ce50"/>
          <table:table-cell office:value-type="string" table:style-name="ce50">
            <text:p>Call For Competition</text:p>
          </table:table-cell>
          <table:table-cell office:value-type="string" table:style-name="ce50">
            <text:p>Refers To</text:p>
          </table:table-cell>
          <table:table-cell table:number-columns-repeated="2" table:style-name="ce50"/>
          <table:table-cell office:value-type="string" office:string-value="Notice" table:formula="of:=CONCATENATE(IF([.P16]=&quot;&quot;;&quot;&quot;;CONCATENATE([.P16];&quot;_ &quot;));[.Q16])" table:style-name="ce50">
            <text:p>Notice</text:p>
          </table:table-cell>
          <table:table-cell office:value-type="string" office:string-value="Notice" table:formula="of:=[.L16]" table:style-name="ce50">
            <text:p>Notice</text:p>
          </table:table-cell>
          <table:table-cell table:number-columns-repeated="3" table:style-name="ce50"/>
          <table:table-cell office:value-type="string" table:style-name="ce52">
            <text:p>Notice</text:p>
          </table:table-cell>
          <table:table-cell office:value-type="string" table:style-name="ce50">
            <text:p>ASBIE</text:p>
          </table:table-cell>
          <table:table-cell table:number-columns-repeated="5" table:style-name="ce53"/>
          <table:table-cell office:value-type="string" table:style-name="ce53">
            <text:p>2.0.0</text:p>
          </table:table-cell>
          <table:table-cell office:value-type="string" table:style-name="ce53">
            <text:p>New definition proposed to the WG</text:p>
          </table:table-cell>
          <table:table-cell table:number-columns-repeated="16359"/>
        </table:table-row>
        <table:table-row table:style-name="ro22">
          <table:table-cell office:value-type="string" office:string-value="CallForProposals" table:formula="of:=SUBSTITUTE(CONCATENATE([.G17];[.H17]);&quot; &quot;;&quot;&quot;)" table:style-name="ce43">
            <text:p>CallForProposals</text:p>
          </table:table-cell>
          <table:table-cell table:style-name="ce44"/>
          <table:table-cell office:value-type="string" table:style-name="ce43">
            <text:p>[TODO]</text:p>
          </table:table-cell>
          <table:table-cell table:number-columns-repeated="2" table:style-name="ce43"/>
          <table:table-cell office:value-type="string" office:string-value="Call For Proposals. Details" table:formula="of:=CONCATENATE(IF([.G17]=&quot;&quot;;&quot;&quot;;CONCATENATE([.G17];&quot;_ &quot;));[.H17];&quot;. Details&quot;)" table:style-name="ce43">
            <text:p>Call For Proposals. Details</text:p>
          </table:table-cell>
          <table:table-cell table:style-name="ce43"/>
          <table:table-cell office:value-type="string" table:style-name="ce54">
            <text:p>Call For Proposals</text:p>
          </table:table-cell>
          <table:table-cell table:number-columns-repeated="9" table:style-name="ce43"/>
          <table:table-cell office:value-type="string" table:style-name="ce43">
            <text:p>ABIE</text:p>
          </table:table-cell>
          <table:table-cell office:value-type="string" table:style-name="ce43">
            <text:p>SubClassOf(epo:CallForCompetition); DisjointWith(epo:CallForTenders)</text:p>
          </table:table-cell>
          <table:table-cell table:number-columns-repeated="4"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17">
          <table:table-cell office:value-type="string" office:string-value="RefersToNotice" table:formula="of:=SUBSTITUTE(SUBSTITUTE(CONCATENATE([.I18];IF([.L18]=&quot;Identifier&quot;;&quot;ID&quot;;[.L18]));&quot; &quot;;&quot;&quot;);&quot;_&quot;;&quot;&quot;)" table:style-name="ce50">
            <text:p>RefersToNotice</text:p>
          </table:table-cell>
          <table:table-cell office:value-type="string" table:style-name="ce51">
            <text:p>0..1</text:p>
          </table:table-cell>
          <table:table-cell office:value-type="string" table:style-name="ce53">
            <text:p>[TODO]</text:p>
          </table:table-cell>
          <table:table-cell table:number-columns-repeated="2" table:style-name="ce50"/>
          <table:table-cell office:value-type="string" office:string-value="Call For Proposals. Refers To_ Notice. Notice" table:formula="of:=CONCATENATE( IF([.G18]=&quot;&quot;;&quot;&quot;;CONCATENATE([.G18];&quot;_ &quot;));[.H18];&quot;. &quot;;IF([.I18]=&quot;&quot;;&quot;&quot;;CONCATENATE([.I18];&quot;_ &quot;));[.L18];IF([.I18]=&quot;&quot;;&quot;&quot;;CONCATENATE(&quot;. &quot;;[.M18])))" table:style-name="ce50">
            <text:p>Call For Proposals. Refers To_ Notice. Notice</text:p>
          </table:table-cell>
          <table:table-cell table:style-name="ce50"/>
          <table:table-cell office:value-type="string" table:style-name="ce50">
            <text:p>Call For Proposals</text:p>
          </table:table-cell>
          <table:table-cell office:value-type="string" table:style-name="ce50">
            <text:p>Refers To</text:p>
          </table:table-cell>
          <table:table-cell table:number-columns-repeated="2" table:style-name="ce50"/>
          <table:table-cell office:value-type="string" office:string-value="Notice" table:formula="of:=CONCATENATE(IF([.P18]=&quot;&quot;;&quot;&quot;;CONCATENATE([.P18];&quot;_ &quot;));[.Q18])" table:style-name="ce50">
            <text:p>Notice</text:p>
          </table:table-cell>
          <table:table-cell office:value-type="string" office:string-value="Notice" table:formula="of:=[.L18]" table:style-name="ce50">
            <text:p>Notice</text:p>
          </table:table-cell>
          <table:table-cell table:number-columns-repeated="3" table:style-name="ce50"/>
          <table:table-cell office:value-type="string" table:style-name="ce52">
            <text:p>Notice</text:p>
          </table:table-cell>
          <table:table-cell office:value-type="string" table:style-name="ce50">
            <text:p>ASBIE</text:p>
          </table:table-cell>
          <table:table-cell table:number-columns-repeated="5" table:style-name="ce53"/>
          <table:table-cell office:value-type="string" table:style-name="ce53">
            <text:p>2.0.0</text:p>
          </table:table-cell>
          <table:table-cell office:value-type="string" table:style-name="ce53">
            <text:p>New definition proposed to the WG</text:p>
          </table:table-cell>
          <table:table-cell table:number-columns-repeated="999" table:style-name="ce47"/>
          <table:table-cell table:number-columns-repeated="15360"/>
        </table:table-row>
        <table:table-row table:style-name="ro22">
          <table:table-cell office:value-type="string" office:string-value="CallForTenders" table:formula="of:=SUBSTITUTE(CONCATENATE([.G19];[.H19]);&quot; &quot;;&quot;&quot;)" table:style-name="ce43">
            <text:p>CallForTenders</text:p>
          </table:table-cell>
          <table:table-cell table:style-name="ce44"/>
          <table:table-cell office:value-type="string" table:style-name="ce43">
            <text:p>[TODO]</text:p>
          </table:table-cell>
          <table:table-cell table:number-columns-repeated="2" table:style-name="ce43"/>
          <table:table-cell office:value-type="string" office:string-value="Call For Tenders. Details" table:formula="of:=CONCATENATE(IF([.G19]=&quot;&quot;;&quot;&quot;;CONCATENATE([.G19];&quot;_ &quot;));[.H19];&quot;. Details&quot;)" table:style-name="ce43">
            <text:p>Call For Tenders. Details</text:p>
          </table:table-cell>
          <table:table-cell table:style-name="ce43"/>
          <table:table-cell office:value-type="string" table:style-name="ce54">
            <text:p>Call For Tenders</text:p>
          </table:table-cell>
          <table:table-cell table:number-columns-repeated="9" table:style-name="ce43"/>
          <table:table-cell office:value-type="string" table:style-name="ce43">
            <text:p>ABIE</text:p>
          </table:table-cell>
          <table:table-cell office:value-type="string" table:style-name="ce43">
            <text:p>SubClassOf(epo:CallForCompetition); DisjointWith(epo:CallForProposals)</text:p>
          </table:table-cell>
          <table:table-cell table:number-columns-repeated="4"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17">
          <table:table-cell office:value-type="string" office:string-value="RefersToNotice" table:formula="of:=SUBSTITUTE(SUBSTITUTE(CONCATENATE([.I20];IF([.L20]=&quot;Identifier&quot;;&quot;ID&quot;;[.L20]));&quot; &quot;;&quot;&quot;);&quot;_&quot;;&quot;&quot;)" table:style-name="ce50">
            <text:p>RefersToNotice</text:p>
          </table:table-cell>
          <table:table-cell office:value-type="string" table:style-name="ce51">
            <text:p>0..1</text:p>
          </table:table-cell>
          <table:table-cell office:value-type="string" table:style-name="ce53">
            <text:p>Reference to a notice previously published in this procurement procedure.</text:p>
          </table:table-cell>
          <table:table-cell table:style-name="ce50"/>
          <table:table-cell office:value-type="string" table:style-name="ce50">
            <text:p>Reference to a Prior Information Notice (PIN); Reference to a Contract Notice (CN)</text:p>
          </table:table-cell>
          <table:table-cell office:value-type="string" office:string-value="Call For Tenders. Refers To_ Notice. Notice" table:formula="of:=CONCATENATE( IF([.G20]=&quot;&quot;;&quot;&quot;;CONCATENATE([.G20];&quot;_ &quot;));[.H20];&quot;. &quot;;IF([.I20]=&quot;&quot;;&quot;&quot;;CONCATENATE([.I20];&quot;_ &quot;));[.L20];IF([.I20]=&quot;&quot;;&quot;&quot;;CONCATENATE(&quot;. &quot;;[.M20])))" table:style-name="ce50">
            <text:p>Call For Tenders. Refers To_ Notice. Notice</text:p>
          </table:table-cell>
          <table:table-cell table:style-name="ce50"/>
          <table:table-cell office:value-type="string" table:style-name="ce50">
            <text:p>Call For Tenders</text:p>
          </table:table-cell>
          <table:table-cell office:value-type="string" table:style-name="ce50">
            <text:p>Refers To</text:p>
          </table:table-cell>
          <table:table-cell table:number-columns-repeated="2" table:style-name="ce50"/>
          <table:table-cell office:value-type="string" office:string-value="Notice" table:formula="of:=CONCATENATE(IF([.P20]=&quot;&quot;;&quot;&quot;;CONCATENATE([.P20];&quot;_ &quot;));[.Q20])" table:style-name="ce50">
            <text:p>Notice</text:p>
          </table:table-cell>
          <table:table-cell office:value-type="string" office:string-value="Notice" table:formula="of:=[.L20]" table:style-name="ce50">
            <text:p>Notice</text:p>
          </table:table-cell>
          <table:table-cell table:number-columns-repeated="3" table:style-name="ce50"/>
          <table:table-cell office:value-type="string" table:style-name="ce52">
            <text:p>Notice</text:p>
          </table:table-cell>
          <table:table-cell office:value-type="string" table:style-name="ce50">
            <text:p>ASBIE</text:p>
          </table:table-cell>
          <table:table-cell table:number-columns-repeated="5" table:style-name="ce53"/>
          <table:table-cell office:value-type="string" table:style-name="ce53">
            <text:p>2.0.0</text:p>
          </table:table-cell>
          <table:table-cell office:value-type="string" table:style-name="ce53">
            <text:p>New definition proposed to the WG</text:p>
          </table:table-cell>
          <table:table-cell table:number-columns-repeated="16359" table:style-name="ce1"/>
        </table:table-row>
        <table:table-row table:style-name="ro22">
          <table:table-cell office:value-type="string" table:style-name="ce43">
            <text:p>ObjectChange</text:p>
          </table:table-cell>
          <table:table-cell table:style-name="ce44"/>
          <table:table-cell office:value-type="string" table:style-name="ce43">
            <text:p>[TODO]</text:p>
          </table:table-cell>
          <table:table-cell table:number-columns-repeated="2" table:style-name="ce43"/>
          <table:table-cell office:value-type="string" office:string-value="Contract Change. Details" table:formula="of:=CONCATENATE(IF([.G21]=&quot;&quot;;&quot;&quot;;CONCATENATE([.G21];&quot;_ &quot;));[.H21];&quot;. Details&quot;)" table:style-name="ce43">
            <text:p>Contract Change. Details</text:p>
          </table:table-cell>
          <table:table-cell table:style-name="ce43"/>
          <table:table-cell office:value-type="string" table:style-name="ce43">
            <text:p>Contract Change</text:p>
          </table:table-cell>
          <table:table-cell table:number-columns-repeated="9" table:style-name="ce43"/>
          <table:table-cell office:value-type="string" table:style-name="ce43">
            <text:p>ABIE</text:p>
          </table:table-cell>
          <table:table-cell table:number-columns-repeated="5"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17">
          <table:table-cell office:value-type="string" office:string-value="Description" table:formula="of:=SUBSTITUTE(CONCATENATE([.I22];[.J22];IF([.K22]=&quot;Identifier&quot;;&quot;ID&quot;;IF(AND([.K22]=&quot;Text&quot;;OR([.I22]&lt;&gt;&quot;&quot;;[.J22]&lt;&gt;&quot;&quot;));&quot;&quot;;[.K22]));IF(AND([.M22]&lt;&gt;&quot;Text&quot;;[.K22]&lt;&gt;[.M22];NOT(AND([.K22]=&quot;URI&quot;;[.M22]=&quot;Identifier&quot;));NOT(AND([.K22]=&quot;UUID&quot;;[.M22]=&quot;Identifier&quot;));NOT(AND([.K22]=&quot;OID&quot;;[.M22]=&quot;Identifier&quot;)));IF([.M22]=&quot;Identifier&quot;;&quot;ID&quot;;[.M22]);&quot;&quot;));&quot; &quot;;&quot;&quot;)" table:style-name="ce45">
            <text:p>Description</text:p>
          </table:table-cell>
          <table:table-cell office:value-type="string" table:style-name="ce49">
            <text:p>1..n</text:p>
          </table:table-cell>
          <table:table-cell office:value-type="string" table:style-name="ce42">
            <text:p>[TODO: ENRIC]</text:p>
          </table:table-cell>
          <table:table-cell table:number-columns-repeated="2" table:style-name="ce47"/>
          <table:table-cell office:value-type="string" office:string-value="Contract Change. Description" table:formula="of:=CONCATENATE( IF([.G22]=&quot;&quot;;&quot;&quot;;CONCATENATE([.G22];&quot;_ &quot;));[.H22];&quot;. &quot;;IF([.I22]=&quot;&quot;;&quot;&quot;;CONCATENATE([.I22];&quot;_ &quot;));[.L22];IF(OR([.I22]&lt;&gt;&quot;&quot;;[.L22]&lt;&gt;[.M22]);CONCATENATE(&quot;. &quot;;[.M22]);&quot;&quot;))" table:style-name="ce45">
            <text:p>Contract Change. Description</text:p>
          </table:table-cell>
          <table:table-cell table:style-name="ce47"/>
          <table:table-cell office:value-type="string" table:style-name="ce45">
            <text:p>Contract Change</text:p>
          </table:table-cell>
          <table:table-cell table:number-columns-repeated="2" table:style-name="ce45"/>
          <table:table-cell office:value-type="string" table:style-name="ce45">
            <text:p>Description</text:p>
          </table:table-cell>
          <table:table-cell office:value-type="string" office:string-value="Description" table:formula="of:=IF([.J22]&lt;&gt;&quot;&quot;;CONCATENATE([.J22];&quot; &quot;;[.K22]);[.K22])" table:style-name="ce45">
            <text:p>Description</text:p>
          </table:table-cell>
          <table:table-cell office:value-type="string" table:style-name="ce45">
            <text:p>Description</text:p>
          </table:table-cell>
          <table:table-cell table:style-name="ce45"/>
          <table:table-cell office:value-type="string" office:string-value="Description. Type" table:formula="of:=IF([.N22]&lt;&gt;&quot;&quot;;CONCATENATE([.N22];&quot;_ &quot;;[.M22];&quot;. Type&quot;);CONCATENATE([.M22];&quot;. Type&quot;))" table:style-name="ce45">
            <text:p>Description. Type</text:p>
          </table:table-cell>
          <table:table-cell table:number-columns-repeated="2" table:style-name="ce45"/>
          <table:table-cell office:value-type="string" table:style-name="ce45">
            <text:p>BBIE</text:p>
          </table:table-cell>
          <table:table-cell table:number-columns-repeated="5" table:style-name="ce45"/>
          <table:table-cell office:value-type="string" table:style-name="ce45">
            <text:p>2.0.0</text:p>
          </table:table-cell>
          <table:table-cell office:value-type="string" table:style-name="ce45">
            <text:p>New definition proposed to the WG</text:p>
          </table:table-cell>
          <table:table-cell table:number-columns-repeated="16359" table:style-name="ce1"/>
        </table:table-row>
        <table:table-row table:style-name="ro17">
          <table:table-cell office:value-type="string" office:string-value="Code" table:formula="of:=SUBSTITUTE(CONCATENATE([.I23];[.J23];IF([.K23]=&quot;Identifier&quot;;&quot;ID&quot;;IF(AND([.K23]=&quot;Text&quot;;OR([.I23]&lt;&gt;&quot;&quot;;[.J23]&lt;&gt;&quot;&quot;));&quot;&quot;;[.K23]));IF(AND([.M23]&lt;&gt;&quot;Text&quot;;[.K23]&lt;&gt;[.M23];NOT(AND([.K23]=&quot;URI&quot;;[.M23]=&quot;Identifier&quot;));NOT(AND([.K23]=&quot;UUID&quot;;[.M23]=&quot;Identifier&quot;));NOT(AND([.K23]=&quot;OID&quot;;[.M23]=&quot;Identifier&quot;)));IF([.M23]=&quot;Identifier&quot;;&quot;ID&quot;;[.M23]);&quot;&quot;));&quot; &quot;;&quot;&quot;)" table:style-name="ce45">
            <text:p>Code</text:p>
          </table:table-cell>
          <table:table-cell office:value-type="string" table:style-name="ce49">
            <text:p>0..1</text:p>
          </table:table-cell>
          <table:table-cell office:value-type="string" table:style-name="ce42">
            <text:p>[TODO: ENRIC]</text:p>
          </table:table-cell>
          <table:table-cell table:number-columns-repeated="2" table:style-name="ce47"/>
          <table:table-cell office:value-type="string" office:string-value="Contract Change. Code" table:formula="of:=CONCATENATE( IF([.G23]=&quot;&quot;;&quot;&quot;;CONCATENATE([.G23];&quot;_ &quot;));[.H23];&quot;. &quot;;IF([.I23]=&quot;&quot;;&quot;&quot;;CONCATENATE([.I23];&quot;_ &quot;));[.L23];IF(OR([.I23]&lt;&gt;&quot;&quot;;[.L23]&lt;&gt;[.M23]);CONCATENATE(&quot;. &quot;;[.M23]);&quot;&quot;))" table:style-name="ce45">
            <text:p>Contract Change. Code</text:p>
          </table:table-cell>
          <table:table-cell table:style-name="ce47"/>
          <table:table-cell office:value-type="string" table:style-name="ce45">
            <text:p>Contract Change</text:p>
          </table:table-cell>
          <table:table-cell table:number-columns-repeated="2" table:style-name="ce45"/>
          <table:table-cell office:value-type="string" table:style-name="ce45">
            <text:p>Code</text:p>
          </table:table-cell>
          <table:table-cell office:value-type="string" office:string-value="Code" table:formula="of:=IF([.J23]&lt;&gt;&quot;&quot;;CONCATENATE([.J23];&quot; &quot;;[.K23]);[.K23])" table:style-name="ce45">
            <text:p>Code</text:p>
          </table:table-cell>
          <table:table-cell office:value-type="string" table:style-name="ce45">
            <text:p>Code</text:p>
          </table:table-cell>
          <table:table-cell table:style-name="ce45"/>
          <table:table-cell office:value-type="string" office:string-value="Code. Type" table:formula="of:=IF([.N23]&lt;&gt;&quot;&quot;;CONCATENATE([.N23];&quot;_ &quot;;[.M23];&quot;. Type&quot;);CONCATENATE([.M23];&quot;. Type&quot;))" table:style-name="ce45">
            <text:p>Code. Type</text:p>
          </table:table-cell>
          <table:table-cell table:number-columns-repeated="2" table:style-name="ce45"/>
          <table:table-cell office:value-type="string" table:style-name="ce45">
            <text:p>BBIE</text:p>
          </table:table-cell>
          <table:table-cell table:style-name="ce45"/>
          <table:table-cell office:value-type="string" table:style-name="ce45">
            <text:p>ChangeDescriptionCode</text:p>
          </table:table-cell>
          <table:table-cell table:number-columns-repeated="3" table:style-name="ce45"/>
          <table:table-cell office:value-type="string" table:style-name="ce45">
            <text:p>2.0.0</text:p>
          </table:table-cell>
          <table:table-cell office:value-type="string" table:style-name="ce45">
            <text:p>New definition proposed to the WG</text:p>
          </table:table-cell>
          <table:table-cell table:number-columns-repeated="16359" table:style-name="ce1"/>
        </table:table-row>
        <table:table-row table:style-name="ro17">
          <table:table-cell office:value-type="string" office:string-value="Version" table:formula="of:=SUBSTITUTE(CONCATENATE([.I24];[.J24];IF([.K24]=&quot;Identifier&quot;;&quot;ID&quot;;IF(AND([.K24]=&quot;Text&quot;;OR([.I24]&lt;&gt;&quot;&quot;;[.J24]&lt;&gt;&quot;&quot;));&quot;&quot;;[.K24]));IF(AND([.M24]&lt;&gt;&quot;Text&quot;;[.K24]&lt;&gt;[.M24];NOT(AND([.K24]=&quot;URI&quot;;[.M24]=&quot;Identifier&quot;));NOT(AND([.K24]=&quot;UUID&quot;;[.M24]=&quot;Identifier&quot;));NOT(AND([.K24]=&quot;OID&quot;;[.M24]=&quot;Identifier&quot;)));IF([.M24]=&quot;Identifier&quot;;&quot;ID&quot;;[.M24]);&quot;&quot;));&quot; &quot;;&quot;&quot;)" table:style-name="ce45">
            <text:p>Version</text:p>
          </table:table-cell>
          <table:table-cell office:value-type="float" office:value="1" table:style-name="ce49">
            <text:p>1</text:p>
          </table:table-cell>
          <table:table-cell office:value-type="string" table:style-name="ce42">
            <text:p>[TODO: ENRIC]</text:p>
          </table:table-cell>
          <table:table-cell table:number-columns-repeated="2" table:style-name="ce47"/>
          <table:table-cell office:value-type="string" office:string-value="Contract Change. Version. Text" table:formula="of:=CONCATENATE( IF([.G24]=&quot;&quot;;&quot;&quot;;CONCATENATE([.G24];&quot;_ &quot;));[.H24];&quot;. &quot;;IF([.I24]=&quot;&quot;;&quot;&quot;;CONCATENATE([.I24];&quot;_ &quot;));[.L24];IF(OR([.I24]&lt;&gt;&quot;&quot;;[.L24]&lt;&gt;[.M24]);CONCATENATE(&quot;. &quot;;[.M24]);&quot;&quot;))" table:style-name="ce45">
            <text:p>Contract Change. Version. Text</text:p>
          </table:table-cell>
          <table:table-cell table:style-name="ce47"/>
          <table:table-cell office:value-type="string" table:style-name="ce45">
            <text:p>Contract Change</text:p>
          </table:table-cell>
          <table:table-cell table:number-columns-repeated="2" table:style-name="ce45"/>
          <table:table-cell office:value-type="string" table:style-name="ce45">
            <text:p>Version</text:p>
          </table:table-cell>
          <table:table-cell office:value-type="string" office:string-value="Version" table:formula="of:=IF([.J24]&lt;&gt;&quot;&quot;;CONCATENATE([.J24];&quot; &quot;;[.K24]);[.K24])" table:style-name="ce45">
            <text:p>Version</text:p>
          </table:table-cell>
          <table:table-cell office:value-type="string" table:style-name="ce45">
            <text:p>Text</text:p>
          </table:table-cell>
          <table:table-cell table:style-name="ce45"/>
          <table:table-cell office:value-type="string" office:string-value="Text. Type" table:formula="of:=IF([.N24]&lt;&gt;&quot;&quot;;CONCATENATE([.N24];&quot;_ &quot;;[.M24];&quot;. Type&quot;);CONCATENATE([.M24];&quot;. Type&quot;))" table:style-name="ce45">
            <text:p>Text. Type</text:p>
          </table:table-cell>
          <table:table-cell table:number-columns-repeated="2" table:style-name="ce45"/>
          <table:table-cell office:value-type="string" table:style-name="ce45">
            <text:p>BBIE</text:p>
          </table:table-cell>
          <table:table-cell table:number-columns-repeated="5" table:style-name="ce45"/>
          <table:table-cell office:value-type="string" table:style-name="ce45">
            <text:p>2.0.0</text:p>
          </table:table-cell>
          <table:table-cell office:value-type="string" table:style-name="ce45">
            <text:p>New definition proposed to the WG</text:p>
          </table:table-cell>
          <table:table-cell table:number-columns-repeated="16359" table:style-name="ce1"/>
        </table:table-row>
        <table:table-row table:style-name="ro17">
          <table:table-cell office:value-type="string" office:string-value="HasValidityPeriod" table:formula="of:=SUBSTITUTE(SUBSTITUTE(CONCATENATE([.I25];IF([.L25]=&quot;Identifier&quot;;&quot;ID&quot;;[.L25]));&quot; &quot;;&quot;&quot;);&quot;_&quot;;&quot;&quot;)" table:style-name="ce50">
            <text:p>HasValidityPeriod</text:p>
          </table:table-cell>
          <table:table-cell office:value-type="string" table:style-name="ce51">
            <text:p>0..1</text:p>
          </table:table-cell>
          <table:table-cell office:value-type="string" table:style-name="ce53">
            <text:p>[TODO: ENRIC]</text:p>
          </table:table-cell>
          <table:table-cell table:number-columns-repeated="2" table:style-name="ce50"/>
          <table:table-cell office:value-type="string" office:string-value="Contract Change. Has Validity_ Period. Period" table:formula="of:=CONCATENATE( IF([.G25]=&quot;&quot;;&quot;&quot;;CONCATENATE([.G25];&quot;_ &quot;));[.H25];&quot;. &quot;;IF([.I25]=&quot;&quot;;&quot;&quot;;CONCATENATE([.I25];&quot;_ &quot;));[.L25];IF([.I25]=&quot;&quot;;&quot;&quot;;CONCATENATE(&quot;. &quot;;[.M25])))" table:style-name="ce50">
            <text:p>Contract Change. Has Validity_ Period. Period</text:p>
          </table:table-cell>
          <table:table-cell table:style-name="ce50"/>
          <table:table-cell office:value-type="string" table:style-name="ce50">
            <text:p>Contract Change</text:p>
          </table:table-cell>
          <table:table-cell office:value-type="string" table:style-name="ce50">
            <text:p>Has Validity</text:p>
          </table:table-cell>
          <table:table-cell table:number-columns-repeated="2" table:style-name="ce50"/>
          <table:table-cell office:value-type="string" office:string-value="Period" table:formula="of:=CONCATENATE(IF([.P25]=&quot;&quot;;&quot;&quot;;CONCATENATE([.P25];&quot;_ &quot;));[.Q25])" table:style-name="ce50">
            <text:p>Period</text:p>
          </table:table-cell>
          <table:table-cell office:value-type="string" office:string-value="Period" table:formula="of:=[.L25]" table:style-name="ce50">
            <text:p>Period</text:p>
          </table:table-cell>
          <table:table-cell table:number-columns-repeated="3" table:style-name="ce50"/>
          <table:table-cell office:value-type="string" table:style-name="ce52">
            <text:p>Period</text:p>
          </table:table-cell>
          <table:table-cell office:value-type="string" table:style-name="ce50">
            <text:p>ASBIE</text:p>
          </table:table-cell>
          <table:table-cell table:number-columns-repeated="5" table:style-name="ce53"/>
          <table:table-cell office:value-type="string" table:style-name="ce53">
            <text:p>2.0.0</text:p>
          </table:table-cell>
          <table:table-cell office:value-type="string" table:style-name="ce53">
            <text:p>New definition proposed to the WG</text:p>
          </table:table-cell>
          <table:table-cell table:number-columns-repeated="16359" table:style-name="ce1"/>
        </table:table-row>
        <table:table-row table:style-name="ro17">
          <table:table-cell office:value-type="string" office:string-value="AppliesToContractObject" table:formula="of:=SUBSTITUTE(SUBSTITUTE(CONCATENATE([.I26];IF([.L26]=&quot;Identifier&quot;;&quot;ID&quot;;[.L26]));&quot; &quot;;&quot;&quot;);&quot;_&quot;;&quot;&quot;)" table:style-name="ce50">
            <text:p>AppliesToContractObject</text:p>
          </table:table-cell>
          <table:table-cell office:value-type="string" table:style-name="ce51">
            <text:p>0..1</text:p>
          </table:table-cell>
          <table:table-cell office:value-type="string" table:style-name="ce53">
            <text:p>[TODO: ENRIC]</text:p>
          </table:table-cell>
          <table:table-cell table:number-columns-repeated="2" table:style-name="ce50"/>
          <table:table-cell office:value-type="string" office:string-value="Contract Change. Applies To_ Contract Object. Contract Object" table:formula="of:=CONCATENATE( IF([.G26]=&quot;&quot;;&quot;&quot;;CONCATENATE([.G26];&quot;_ &quot;));[.H26];&quot;. &quot;;IF([.I26]=&quot;&quot;;&quot;&quot;;CONCATENATE([.I26];&quot;_ &quot;));[.L26];IF([.I26]=&quot;&quot;;&quot;&quot;;CONCATENATE(&quot;. &quot;;[.M26])))" table:style-name="ce50">
            <text:p>Contract Change. Applies To_ Contract Object. Contract Object</text:p>
          </table:table-cell>
          <table:table-cell table:style-name="ce50"/>
          <table:table-cell office:value-type="string" table:style-name="ce50">
            <text:p>Contract Change</text:p>
          </table:table-cell>
          <table:table-cell office:value-type="string" table:style-name="ce50">
            <text:p>Applies To</text:p>
          </table:table-cell>
          <table:table-cell table:number-columns-repeated="2" table:style-name="ce50"/>
          <table:table-cell office:value-type="string" office:string-value="Contract Object" table:formula="of:=CONCATENATE(IF([.P26]=&quot;&quot;;&quot;&quot;;CONCATENATE([.P26];&quot;_ &quot;));[.Q26])" table:style-name="ce50">
            <text:p>Contract Object</text:p>
          </table:table-cell>
          <table:table-cell office:value-type="string" office:string-value="Contract Object" table:formula="of:=[.L26]" table:style-name="ce50">
            <text:p>Contract Object</text:p>
          </table:table-cell>
          <table:table-cell table:number-columns-repeated="3" table:style-name="ce50"/>
          <table:table-cell office:value-type="string" table:style-name="ce52">
            <text:p>Contract Object</text:p>
          </table:table-cell>
          <table:table-cell office:value-type="string" table:style-name="ce50">
            <text:p>ASBIE</text:p>
          </table:table-cell>
          <table:table-cell office:value-type="string" table:style-name="ce53">
            <text:p>InverseOf(epo:UnderwentContractChange)</text:p>
          </table:table-cell>
          <table:table-cell table:number-columns-repeated="4" table:style-name="ce53"/>
          <table:table-cell office:value-type="string" table:style-name="ce53">
            <text:p>2.0.0</text:p>
          </table:table-cell>
          <table:table-cell office:value-type="string" table:style-name="ce53">
            <text:p>New definition proposed to the WG</text:p>
          </table:table-cell>
          <table:table-cell table:number-columns-repeated="16359" table:style-name="ce1"/>
        </table:table-row>
        <table:table-row table:style-name="ro22">
          <table:table-cell office:value-type="string" office:string-value="ContractNotice" table:formula="of:=SUBSTITUTE(CONCATENATE([.G27];[.H27]);&quot; &quot;;&quot;&quot;)" table:style-name="ce43">
            <text:p>ContractNotice</text:p>
          </table:table-cell>
          <table:table-cell table:style-name="ce44"/>
          <table:table-cell office:value-type="string" table:style-name="ce43">
            <text:p>[TODO]</text:p>
          </table:table-cell>
          <table:table-cell table:number-columns-repeated="2" table:style-name="ce43"/>
          <table:table-cell office:value-type="string" office:string-value="Contract Notice. Details" table:formula="of:=CONCATENATE(IF([.G27]=&quot;&quot;;&quot;&quot;;CONCATENATE([.G27];&quot;_ &quot;));[.H27];&quot;. Details&quot;)" table:style-name="ce43">
            <text:p>Contract Notice. Details</text:p>
          </table:table-cell>
          <table:table-cell table:style-name="ce43"/>
          <table:table-cell office:value-type="string" table:style-name="ce43">
            <text:p>Contract Notice</text:p>
          </table:table-cell>
          <table:table-cell table:number-columns-repeated="9" table:style-name="ce43"/>
          <table:table-cell office:value-type="string" table:style-name="ce43">
            <text:p>ABIE</text:p>
          </table:table-cell>
          <table:table-cell office:value-type="string" table:style-name="ce43">
            <text:p>SubClassOf(epo:Notice)</text:p>
          </table:table-cell>
          <table:table-cell table:number-columns-repeated="4"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17">
          <table:table-cell office:value-type="string" office:string-value="ID" table:formula="of:=SUBSTITUTE(CONCATENATE([.I28];[.J28];IF([.K28]=&quot;Identifier&quot;;&quot;ID&quot;;IF(AND([.K28]=&quot;Text&quot;;OR([.I28]&lt;&gt;&quot;&quot;;[.J28]&lt;&gt;&quot;&quot;));&quot;&quot;;[.K28]));IF(AND([.M28]&lt;&gt;&quot;Text&quot;;[.K28]&lt;&gt;[.M28];NOT(AND([.K28]=&quot;URI&quot;;[.M28]=&quot;Identifier&quot;));NOT(AND([.K28]=&quot;UUID&quot;;[.M28]=&quot;Identifier&quot;));NOT(AND([.K28]=&quot;OID&quot;;[.M28]=&quot;Identifier&quot;)));IF([.M28]=&quot;Identifier&quot;;&quot;ID&quot;;[.M28]);&quot;&quot;));&quot; &quot;;&quot;&quot;)" table:style-name="ce45">
            <text:p>ID</text:p>
          </table:table-cell>
          <table:table-cell office:value-type="string" table:style-name="ce49">
            <text:p>0..1</text:p>
          </table:table-cell>
          <table:table-cell office:value-type="string" table:style-name="ce42">
            <text:p>[TODO] Develop compoment</text:p>
          </table:table-cell>
          <table:table-cell table:number-columns-repeated="2" table:style-name="ce47"/>
          <table:table-cell office:value-type="string" office:string-value="Contract Notice. Identifier" table:formula="of:=CONCATENATE( IF([.G28]=&quot;&quot;;&quot;&quot;;CONCATENATE([.G28];&quot;_ &quot;));[.H28];&quot;. &quot;;IF([.I28]=&quot;&quot;;&quot;&quot;;CONCATENATE([.I28];&quot;_ &quot;));[.L28];IF(OR([.I28]&lt;&gt;&quot;&quot;;[.L28]&lt;&gt;[.M28]);CONCATENATE(&quot;. &quot;;[.M28]);&quot;&quot;))" table:style-name="ce45">
            <text:p>Contract Notice. Identifier</text:p>
          </table:table-cell>
          <table:table-cell table:style-name="ce47"/>
          <table:table-cell office:value-type="string" table:style-name="ce45">
            <text:p>Contract Notice</text:p>
          </table:table-cell>
          <table:table-cell table:number-columns-repeated="2" table:style-name="ce45"/>
          <table:table-cell office:value-type="string" table:style-name="ce45">
            <text:p>Identifier</text:p>
          </table:table-cell>
          <table:table-cell office:value-type="string" office:string-value="Identifier" table:formula="of:=IF([.J28]&lt;&gt;&quot;&quot;;CONCATENATE([.J28];&quot; &quot;;[.K28]);[.K28])" table:style-name="ce45">
            <text:p>Identifier</text:p>
          </table:table-cell>
          <table:table-cell office:value-type="string" table:style-name="ce45">
            <text:p>Identifier</text:p>
          </table:table-cell>
          <table:table-cell table:style-name="ce45"/>
          <table:table-cell office:value-type="string" office:string-value="Identifier. Type" table:formula="of:=IF([.N28]&lt;&gt;&quot;&quot;;CONCATENATE([.N28];&quot;_ &quot;;[.M28];&quot;. Type&quot;);CONCATENATE([.M28];&quot;. Type&quot;))" table:style-name="ce45">
            <text:p>Identifier. Type</text:p>
          </table:table-cell>
          <table:table-cell table:number-columns-repeated="2" table:style-name="ce45"/>
          <table:table-cell office:value-type="string" table:style-name="ce45">
            <text:p>BBIE</text:p>
          </table:table-cell>
          <table:table-cell table:number-columns-repeated="5" table:style-name="ce45"/>
          <table:table-cell office:value-type="string" table:style-name="ce45">
            <text:p>2.0.0</text:p>
          </table:table-cell>
          <table:table-cell office:value-type="string" table:style-name="ce45">
            <text:p>New definition proposed to the WG</text:p>
          </table:table-cell>
          <table:table-cell table:number-columns-repeated="16359" table:style-name="ce1"/>
        </table:table-row>
        <table:table-row table:style-name="ro22">
          <table:table-cell office:value-type="string" table:style-name="ce43">
            <text:p>Object</text:p>
          </table:table-cell>
          <table:table-cell table:style-name="ce44"/>
          <table:table-cell office:value-type="string" table:style-name="ce43">
            <text:p>[TODO]</text:p>
          </table:table-cell>
          <table:table-cell table:number-columns-repeated="2" table:style-name="ce43"/>
          <table:table-cell office:value-type="string" office:string-value="Object. Details" table:formula="of:=CONCATENATE(IF([.G29]=&quot;&quot;;&quot;&quot;;CONCATENATE([.G29];&quot;_ &quot;));[.H29];&quot;. Details&quot;)" table:style-name="ce43">
            <text:p>Object. Details</text:p>
          </table:table-cell>
          <table:table-cell table:style-name="ce43"/>
          <table:table-cell office:value-type="string" table:style-name="ce54">
            <text:p>Object</text:p>
          </table:table-cell>
          <table:table-cell table:number-columns-repeated="9" table:style-name="ce43"/>
          <table:table-cell office:value-type="string" table:style-name="ce43">
            <text:p>ABIE</text:p>
          </table:table-cell>
          <table:table-cell table:number-columns-repeated="5"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17">
          <table:table-cell office:value-type="string" office:string-value="CPVTypeCode" table:formula="of:=SUBSTITUTE(CONCATENATE([.I30];[.J30];IF([.K30]=&quot;Identifier&quot;;&quot;ID&quot;;IF(AND([.K30]=&quot;Text&quot;;OR([.I30]&lt;&gt;&quot;&quot;;[.J30]&lt;&gt;&quot;&quot;));&quot;&quot;;[.K30]));IF(AND([.M30]&lt;&gt;&quot;Text&quot;;[.K30]&lt;&gt;[.M30];NOT(AND([.K30]=&quot;URI&quot;;[.M30]=&quot;Identifier&quot;));NOT(AND([.K30]=&quot;UUID&quot;;[.M30]=&quot;Identifier&quot;));NOT(AND([.K30]=&quot;OID&quot;;[.M30]=&quot;Identifier&quot;)));IF([.M30]=&quot;Identifier&quot;;&quot;ID&quot;;[.M30]);&quot;&quot;));&quot; &quot;;&quot;&quot;)" table:style-name="ce45">
            <text:p>CPVTypeCode</text:p>
          </table:table-cell>
          <table:table-cell office:value-type="string" table:style-name="ce49">
            <text:p>0..n</text:p>
          </table:table-cell>
          <table:table-cell office:value-type="string" table:style-name="ce72">
            <text:p>A classification system for public procurement aimed at standardising the references used by buyers to describe procurement procedures/contracts.<text:s/></text:p>
          </table:table-cell>
          <table:table-cell table:number-columns-repeated="2" table:style-name="ce47"/>
          <table:table-cell office:value-type="string" office:string-value="Object. CPVType Code. Code" table:formula="of:=CONCATENATE( IF([.G30]=&quot;&quot;;&quot;&quot;;CONCATENATE([.G30];&quot;_ &quot;));[.H30];&quot;. &quot;;IF([.I30]=&quot;&quot;;&quot;&quot;;CONCATENATE([.I30];&quot;_ &quot;));[.L30];IF(OR([.I30]&lt;&gt;&quot;&quot;;[.L30]&lt;&gt;[.M30]);CONCATENATE(&quot;. &quot;;[.M30]);&quot;&quot;))" table:style-name="ce45">
            <text:p>Object. CPVType Code. Code</text:p>
          </table:table-cell>
          <table:table-cell table:style-name="ce47"/>
          <table:table-cell office:value-type="string" table:style-name="ce45">
            <text:p>Object</text:p>
          </table:table-cell>
          <table:table-cell table:style-name="ce45"/>
          <table:table-cell office:value-type="string" table:style-name="ce45">
            <text:p>CPVType</text:p>
          </table:table-cell>
          <table:table-cell office:value-type="string" table:style-name="ce45">
            <text:p>Code</text:p>
          </table:table-cell>
          <table:table-cell office:value-type="string" office:string-value="CPVType Code" table:formula="of:=IF([.J30]&lt;&gt;&quot;&quot;;CONCATENATE([.J30];&quot; &quot;;[.K30]);[.K30])" table:style-name="ce45">
            <text:p>CPVType Code</text:p>
          </table:table-cell>
          <table:table-cell office:value-type="string" table:style-name="ce45">
            <text:p>Code</text:p>
          </table:table-cell>
          <table:table-cell table:style-name="ce45"/>
          <table:table-cell office:value-type="string" office:string-value="Code. Type" table:formula="of:=IF([.N30]&lt;&gt;&quot;&quot;;CONCATENATE([.N30];&quot;_ &quot;;[.M30];&quot;. Type&quot;);CONCATENATE([.M30];&quot;. Type&quot;))" table:style-name="ce45">
            <text:p>Code. Type</text:p>
          </table:table-cell>
          <table:table-cell table:number-columns-repeated="2" table:style-name="ce45"/>
          <table:table-cell office:value-type="string" table:style-name="ce45">
            <text:p>BBIE</text:p>
          </table:table-cell>
          <table:table-cell table:style-name="ce45"/>
          <table:table-cell office:value-type="string" table:style-name="ce45">
            <text:p>CPVCode</text:p>
          </table:table-cell>
          <table:table-cell table:number-columns-repeated="3" table:style-name="ce45"/>
          <table:table-cell office:value-type="string" table:style-name="ce45">
            <text:p>2.0.0</text:p>
          </table:table-cell>
          <table:table-cell office:value-type="string" table:style-name="ce45">
            <text:p>New definition proposed to the WG</text:p>
          </table:table-cell>
          <table:table-cell table:number-columns-repeated="16359" table:style-name="ce1"/>
        </table:table-row>
        <table:table-row table:style-name="ro17">
          <table:table-cell office:value-type="string" office:string-value="ContractNatureTypeCode" table:formula="of:=SUBSTITUTE(CONCATENATE([.I31];[.J31];IF([.K31]=&quot;Identifier&quot;;&quot;ID&quot;;IF(AND([.K31]=&quot;Text&quot;;OR([.I31]&lt;&gt;&quot;&quot;;[.J31]&lt;&gt;&quot;&quot;));&quot;&quot;;[.K31]));IF(AND([.M31]&lt;&gt;&quot;Text&quot;;[.K31]&lt;&gt;[.M31];NOT(AND([.K31]=&quot;URI&quot;;[.M31]=&quot;Identifier&quot;));NOT(AND([.K31]=&quot;UUID&quot;;[.M31]=&quot;Identifier&quot;));NOT(AND([.K31]=&quot;OID&quot;;[.M31]=&quot;Identifier&quot;)));IF([.M31]=&quot;Identifier&quot;;&quot;ID&quot;;[.M31]);&quot;&quot;));&quot; &quot;;&quot;&quot;)" table:style-name="ce45">
            <text:p>ContractNatureTypeCode</text:p>
          </table:table-cell>
          <table:table-cell office:value-type="string" table:style-name="ce49">
            <text:p>0..n</text:p>
          </table:table-cell>
          <table:table-cell office:value-type="string" table:style-name="ce72">
            <text:p>Main nature of what is being bought.<text:s/></text:p>
          </table:table-cell>
          <table:table-cell table:style-name="ce47"/>
          <table:table-cell office:value-type="string" table:style-name="ce72">
            <text:p>works; supplies; services; In case of mixed procurement (e.g. a procedure for both works and services), the main nature may be, for example, the one with the highest estimated value</text:p>
          </table:table-cell>
          <table:table-cell office:value-type="string" office:string-value="Object. ContractNatureType Code. Code" table:formula="of:=CONCATENATE( IF([.G31]=&quot;&quot;;&quot;&quot;;CONCATENATE([.G31];&quot;_ &quot;));[.H31];&quot;. &quot;;IF([.I31]=&quot;&quot;;&quot;&quot;;CONCATENATE([.I31];&quot;_ &quot;));[.L31];IF(OR([.I31]&lt;&gt;&quot;&quot;;[.L31]&lt;&gt;[.M31]);CONCATENATE(&quot;. &quot;;[.M31]);&quot;&quot;))" table:style-name="ce45">
            <text:p>Object. ContractNatureType Code. Code</text:p>
          </table:table-cell>
          <table:table-cell table:style-name="ce47"/>
          <table:table-cell office:value-type="string" table:style-name="ce45">
            <text:p>Object</text:p>
          </table:table-cell>
          <table:table-cell table:style-name="ce45"/>
          <table:table-cell office:value-type="string" table:style-name="ce45">
            <text:p>ContractNatureType</text:p>
          </table:table-cell>
          <table:table-cell office:value-type="string" table:style-name="ce45">
            <text:p>Code</text:p>
          </table:table-cell>
          <table:table-cell office:value-type="string" office:string-value="ContractNatureType Code" table:formula="of:=IF([.J31]&lt;&gt;&quot;&quot;;CONCATENATE([.J31];&quot; &quot;;[.K31]);[.K31])" table:style-name="ce45">
            <text:p>ContractNatureType Code</text:p>
          </table:table-cell>
          <table:table-cell office:value-type="string" table:style-name="ce45">
            <text:p>Code</text:p>
          </table:table-cell>
          <table:table-cell table:style-name="ce45"/>
          <table:table-cell office:value-type="string" office:string-value="Code. Type" table:formula="of:=IF([.N31]&lt;&gt;&quot;&quot;;CONCATENATE([.N31];&quot;_ &quot;;[.M31];&quot;. Type&quot;);CONCATENATE([.M31];&quot;. Type&quot;))" table:style-name="ce45">
            <text:p>Code. Type</text:p>
          </table:table-cell>
          <table:table-cell table:number-columns-repeated="2" table:style-name="ce45"/>
          <table:table-cell office:value-type="string" table:style-name="ce45">
            <text:p>BBIE</text:p>
          </table:table-cell>
          <table:table-cell table:style-name="ce45"/>
          <table:table-cell office:value-type="string" table:style-name="ce45">
            <text:p>ContractNatureCodeType</text:p>
          </table:table-cell>
          <table:table-cell table:number-columns-repeated="3" table:style-name="ce45"/>
          <table:table-cell office:value-type="string" table:style-name="ce45">
            <text:p>2.0.0</text:p>
          </table:table-cell>
          <table:table-cell office:value-type="string" table:style-name="ce45">
            <text:p>New definition proposed to the WG</text:p>
          </table:table-cell>
          <table:table-cell table:number-columns-repeated="16359" table:style-name="ce1"/>
        </table:table-row>
        <table:table-row table:style-name="ro17">
          <table:table-cell table:style-name="ce73"/>
          <table:table-cell table:style-name="ce74"/>
          <table:table-cell table:style-name="ce75"/>
          <table:table-cell table:number-columns-repeated="2" table:style-name="ce76"/>
          <table:table-cell table:style-name="ce73"/>
          <table:table-cell table:style-name="ce76"/>
          <table:table-cell table:number-columns-repeated="18" table:style-name="ce73"/>
          <table:table-cell table:number-columns-repeated="16359" table:style-name="ce77"/>
        </table:table-row>
        <table:table-row table:style-name="ro17">
          <table:table-cell office:value-type="string" office:string-value="UnderwentContractChange" table:formula="of:=SUBSTITUTE(SUBSTITUTE(CONCATENATE([.I33];IF([.L33]=&quot;Identifier&quot;;&quot;ID&quot;;[.L33]));&quot; &quot;;&quot;&quot;);&quot;_&quot;;&quot;&quot;)" table:style-name="ce50">
            <text:p>UnderwentContractChange</text:p>
          </table:table-cell>
          <table:table-cell office:value-type="string" table:style-name="ce51">
            <text:p>0..1</text:p>
          </table:table-cell>
          <table:table-cell office:value-type="string" table:style-name="ce53">
            <text:p>[TODO]</text:p>
          </table:table-cell>
          <table:table-cell table:number-columns-repeated="2" table:style-name="ce50"/>
          <table:table-cell office:value-type="string" office:string-value="Contract Object. Underwent_ Contract Change. Contract Change" table:formula="of:=CONCATENATE( IF([.G33]=&quot;&quot;;&quot;&quot;;CONCATENATE([.G33];&quot;_ &quot;));[.H33];&quot;. &quot;;IF([.I33]=&quot;&quot;;&quot;&quot;;CONCATENATE([.I33];&quot;_ &quot;));[.L33];IF([.I33]=&quot;&quot;;&quot;&quot;;CONCATENATE(&quot;. &quot;;[.M33])))" table:style-name="ce50">
            <text:p>Contract Object. Underwent_ Contract Change. Contract Change</text:p>
          </table:table-cell>
          <table:table-cell table:style-name="ce50"/>
          <table:table-cell office:value-type="string" table:style-name="ce50">
            <text:p>Contract Object</text:p>
          </table:table-cell>
          <table:table-cell office:value-type="string" table:style-name="ce50">
            <text:p>Underwent</text:p>
          </table:table-cell>
          <table:table-cell table:number-columns-repeated="2" table:style-name="ce50"/>
          <table:table-cell office:value-type="string" office:string-value="Contract Change" table:formula="of:=CONCATENATE(IF([.P33]=&quot;&quot;;&quot;&quot;;CONCATENATE([.P33];&quot;_ &quot;));[.Q33])" table:style-name="ce50">
            <text:p>Contract Change</text:p>
          </table:table-cell>
          <table:table-cell office:value-type="string" office:string-value="Contract Change" table:formula="of:=[.L33]" table:style-name="ce50">
            <text:p>Contract Change</text:p>
          </table:table-cell>
          <table:table-cell table:number-columns-repeated="3" table:style-name="ce50"/>
          <table:table-cell office:value-type="string" table:style-name="ce52">
            <text:p>Contract Change</text:p>
          </table:table-cell>
          <table:table-cell office:value-type="string" table:style-name="ce50">
            <text:p>ASBIE</text:p>
          </table:table-cell>
          <table:table-cell office:value-type="string" table:style-name="ce53">
            <text:p>InverseOf(epo:AppliesToContractObject)</text:p>
          </table:table-cell>
          <table:table-cell table:number-columns-repeated="4" table:style-name="ce53"/>
          <table:table-cell office:value-type="string" table:style-name="ce53">
            <text:p>2.0.0</text:p>
          </table:table-cell>
          <table:table-cell office:value-type="string" table:style-name="ce53">
            <text:p>New definition proposed to the WG</text:p>
          </table:table-cell>
          <table:table-cell table:number-columns-repeated="16359" table:style-name="ce1"/>
        </table:table-row>
        <table:table-row table:style-name="ro22">
          <table:table-cell office:value-type="string" office:string-value="Criterion" table:formula="of:=SUBSTITUTE(CONCATENATE([.G34];[.H34]);&quot; &quot;;&quot;&quot;)" table:style-name="ce43">
            <text:p>Criterion</text:p>
          </table:table-cell>
          <table:table-cell table:style-name="ce44"/>
          <table:table-cell office:value-type="string" table:style-name="ce43">
            <text:p>[TODO]</text:p>
          </table:table-cell>
          <table:table-cell table:number-columns-repeated="2" table:style-name="ce43"/>
          <table:table-cell office:value-type="string" office:string-value="Criterion. Details" table:formula="of:=CONCATENATE(IF([.G34]=&quot;&quot;;&quot;&quot;;CONCATENATE([.G34];&quot;_ &quot;));[.H34];&quot;. Details&quot;)" table:style-name="ce43">
            <text:p>Criterion. Details</text:p>
          </table:table-cell>
          <table:table-cell table:style-name="ce43"/>
          <table:table-cell office:value-type="string" table:style-name="ce54">
            <text:p>Criterion</text:p>
          </table:table-cell>
          <table:table-cell table:number-columns-repeated="9" table:style-name="ce43"/>
          <table:table-cell office:value-type="string" table:style-name="ce43">
            <text:p>ABIE</text:p>
          </table:table-cell>
          <table:table-cell table:number-columns-repeated="5"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17">
          <table:table-cell office:value-type="string" office:string-value="ID" table:formula="of:=SUBSTITUTE(CONCATENATE([.I35];[.J35];IF([.K35]=&quot;Identifier&quot;;&quot;ID&quot;;IF(AND([.K35]=&quot;Text&quot;;OR([.I35]&lt;&gt;&quot;&quot;;[.J35]&lt;&gt;&quot;&quot;));&quot;&quot;;[.K35]));IF(AND([.M35]&lt;&gt;&quot;Text&quot;;[.K35]&lt;&gt;[.M35];NOT(AND([.K35]=&quot;URI&quot;;[.M35]=&quot;Identifier&quot;));NOT(AND([.K35]=&quot;UUID&quot;;[.M35]=&quot;Identifier&quot;));NOT(AND([.K35]=&quot;OID&quot;;[.M35]=&quot;Identifier&quot;)));IF([.M35]=&quot;Identifier&quot;;&quot;ID&quot;;[.M35]);&quot;&quot;));&quot; &quot;;&quot;&quot;)" table:style-name="ce55">
            <text:p>ID</text:p>
          </table:table-cell>
          <table:table-cell office:value-type="string" table:style-name="ce56">
            <text:p>0..1</text:p>
          </table:table-cell>
          <table:table-cell office:value-type="string" table:style-name="ce55">
            <text:p>An identifier for this item of criterion support.</text:p>
          </table:table-cell>
          <table:table-cell table:number-columns-repeated="2" table:style-name="ce55"/>
          <table:table-cell office:value-type="string" office:string-value="Criterion. Identifier" table:formula="of:=CONCATENATE( IF([.G35]=&quot;&quot;;&quot;&quot;;CONCATENATE([.G35];&quot;_ &quot;));[.H35];&quot;. &quot;;IF([.I35]=&quot;&quot;;&quot;&quot;;CONCATENATE([.I35];&quot;_ &quot;));[.L35];IF(OR([.I35]&lt;&gt;&quot;&quot;;[.L35]&lt;&gt;[.M35]);CONCATENATE(&quot;. &quot;;[.M35]);&quot;&quot;))" table:style-name="ce55">
            <text:p>Criterion. Identifier</text:p>
          </table:table-cell>
          <table:table-cell table:style-name="ce55"/>
          <table:table-cell office:value-type="string" table:style-name="ce55">
            <text:p>Criterion</text:p>
          </table:table-cell>
          <table:table-cell table:number-columns-repeated="2" table:style-name="ce55"/>
          <table:table-cell office:value-type="string" table:style-name="ce55">
            <text:p>Identifier</text:p>
          </table:table-cell>
          <table:table-cell office:value-type="string" office:string-value="Identifier" table:formula="of:=IF([.J35]&lt;&gt;&quot;&quot;;CONCATENATE([.J35];&quot; &quot;;[.K35]);[.K35])" table:style-name="ce55">
            <text:p>Identifier</text:p>
          </table:table-cell>
          <table:table-cell office:value-type="string" table:style-name="ce55">
            <text:p>Identifier</text:p>
          </table:table-cell>
          <table:table-cell table:style-name="ce55"/>
          <table:table-cell office:value-type="string" office:string-value="Identifier. Type" table:formula="of:=IF([.N35]&lt;&gt;&quot;&quot;;CONCATENATE([.N35];&quot;_ &quot;;[.M35];&quot;. Type&quot;);CONCATENATE([.M35];&quot;. Type&quot;))" table:style-name="ce55">
            <text:p>Identifier. Type</text:p>
          </table:table-cell>
          <table:table-cell table:number-columns-repeated="2" table:style-name="ce55"/>
          <table:table-cell office:value-type="string" table:style-name="ce55">
            <text:p>BBIE</text:p>
          </table:table-cell>
          <table:table-cell table:number-columns-repeated="5" table:style-name="ce45"/>
          <table:table-cell office:value-type="string" table:style-name="ce45">
            <text:p>2.0.0</text:p>
          </table:table-cell>
          <table:table-cell office:value-type="string" table:style-name="ce45">
            <text:p>New definition proposed to the WG</text:p>
          </table:table-cell>
          <table:table-cell table:number-columns-repeated="16359" table:style-name="ce1"/>
        </table:table-row>
        <table:table-row table:style-name="ro17">
          <table:table-cell office:value-type="string" office:string-value="CriterionTypeCode" table:formula="of:=SUBSTITUTE(CONCATENATE([.I36];[.J36];IF([.K36]=&quot;Identifier&quot;;&quot;ID&quot;;IF(AND([.K36]=&quot;Text&quot;;OR([.I36]&lt;&gt;&quot;&quot;;[.J36]&lt;&gt;&quot;&quot;));&quot;&quot;;[.K36]));IF(AND([.M36]&lt;&gt;&quot;Text&quot;;[.K36]&lt;&gt;[.M36];NOT(AND([.K36]=&quot;URI&quot;;[.M36]=&quot;Identifier&quot;));NOT(AND([.K36]=&quot;UUID&quot;;[.M36]=&quot;Identifier&quot;));NOT(AND([.K36]=&quot;OID&quot;;[.M36]=&quot;Identifier&quot;)));IF([.M36]=&quot;Identifier&quot;;&quot;ID&quot;;[.M36]);&quot;&quot;));&quot; &quot;;&quot;&quot;)" table:style-name="ce55">
            <text:p>CriterionTypeCode</text:p>
          </table:table-cell>
          <table:table-cell office:value-type="string" table:style-name="ce56">
            <text:p>0..1</text:p>
          </table:table-cell>
          <table:table-cell office:value-type="string" table:style-name="ce55">
            <text:p>A code signifying the type of criterion.</text:p>
          </table:table-cell>
          <table:table-cell table:number-columns-repeated="2" table:style-name="ce55"/>
          <table:table-cell office:value-type="string" office:string-value="Criterion. Criterion Type Code. Code" table:formula="of:=CONCATENATE( IF([.G36]=&quot;&quot;;&quot;&quot;;CONCATENATE([.G36];&quot;_ &quot;));[.H36];&quot;. &quot;;IF([.I36]=&quot;&quot;;&quot;&quot;;CONCATENATE([.I36];&quot;_ &quot;));[.L36];IF(OR([.I36]&lt;&gt;&quot;&quot;;[.L36]&lt;&gt;[.M36]);CONCATENATE(&quot;. &quot;;[.M36]);&quot;&quot;))" table:style-name="ce55">
            <text:p>Criterion. Criterion Type Code. Code</text:p>
          </table:table-cell>
          <table:table-cell table:style-name="ce55"/>
          <table:table-cell office:value-type="string" table:style-name="ce55">
            <text:p>Criterion</text:p>
          </table:table-cell>
          <table:table-cell table:style-name="ce55"/>
          <table:table-cell office:value-type="string" table:style-name="ce55">
            <text:p>Criterion Type</text:p>
          </table:table-cell>
          <table:table-cell office:value-type="string" table:style-name="ce55">
            <text:p>Code</text:p>
          </table:table-cell>
          <table:table-cell office:value-type="string" office:string-value="Criterion Type Code" table:formula="of:=IF([.J36]&lt;&gt;&quot;&quot;;CONCATENATE([.J36];&quot; &quot;;[.K36]);[.K36])" table:style-name="ce55">
            <text:p>Criterion Type Code</text:p>
          </table:table-cell>
          <table:table-cell office:value-type="string" table:style-name="ce55">
            <text:p>Code</text:p>
          </table:table-cell>
          <table:table-cell table:style-name="ce55"/>
          <table:table-cell office:value-type="string" office:string-value="Code. Type" table:formula="of:=IF([.N36]&lt;&gt;&quot;&quot;;CONCATENATE([.N36];&quot;_ &quot;;[.M36];&quot;. Type&quot;);CONCATENATE([.M36];&quot;. Type&quot;))" table:style-name="ce55">
            <text:p>Code. Type</text:p>
          </table:table-cell>
          <table:table-cell table:number-columns-repeated="2" table:style-name="ce55"/>
          <table:table-cell office:value-type="string" table:style-name="ce55">
            <text:p>BBIE</text:p>
          </table:table-cell>
          <table:table-cell table:number-columns-repeated="5" table:style-name="ce45"/>
          <table:table-cell office:value-type="string" table:style-name="ce45">
            <text:p>2.0.0</text:p>
          </table:table-cell>
          <table:table-cell office:value-type="string" table:style-name="ce45">
            <text:p>New definition proposed to the WG</text:p>
          </table:table-cell>
          <table:table-cell table:number-columns-repeated="16359" table:style-name="ce1"/>
        </table:table-row>
        <table:table-row table:style-name="ro17">
          <table:table-cell office:value-type="string" office:string-value="Name" table:formula="of:=SUBSTITUTE(CONCATENATE([.I37];[.J37];IF([.K37]=&quot;Identifier&quot;;&quot;ID&quot;;IF(AND([.K37]=&quot;Text&quot;;OR([.I37]&lt;&gt;&quot;&quot;;[.J37]&lt;&gt;&quot;&quot;));&quot;&quot;;[.K37]));IF(AND([.M37]&lt;&gt;&quot;Text&quot;;[.K37]&lt;&gt;[.M37];NOT(AND([.K37]=&quot;URI&quot;;[.M37]=&quot;Identifier&quot;));NOT(AND([.K37]=&quot;UUID&quot;;[.M37]=&quot;Identifier&quot;));NOT(AND([.K37]=&quot;OID&quot;;[.M37]=&quot;Identifier&quot;)));IF([.M37]=&quot;Identifier&quot;;&quot;ID&quot;;[.M37]);&quot;&quot;));&quot; &quot;;&quot;&quot;)" table:style-name="ce55">
            <text:p>Name</text:p>
          </table:table-cell>
          <table:table-cell office:value-type="string" table:style-name="ce56">
            <text:p>0..1</text:p>
          </table:table-cell>
          <table:table-cell office:value-type="string" table:style-name="ce55">
            <text:p>The name of the criterion.</text:p>
          </table:table-cell>
          <table:table-cell table:number-columns-repeated="2" table:style-name="ce55"/>
          <table:table-cell office:value-type="string" office:string-value="Criterion. Name" table:formula="of:=CONCATENATE( IF([.G37]=&quot;&quot;;&quot;&quot;;CONCATENATE([.G37];&quot;_ &quot;));[.H37];&quot;. &quot;;IF([.I37]=&quot;&quot;;&quot;&quot;;CONCATENATE([.I37];&quot;_ &quot;));[.L37];IF(OR([.I37]&lt;&gt;&quot;&quot;;[.L37]&lt;&gt;[.M37]);CONCATENATE(&quot;. &quot;;[.M37]);&quot;&quot;))" table:style-name="ce55">
            <text:p>Criterion. Name</text:p>
          </table:table-cell>
          <table:table-cell table:style-name="ce55"/>
          <table:table-cell office:value-type="string" table:style-name="ce55">
            <text:p>Criterion</text:p>
          </table:table-cell>
          <table:table-cell table:number-columns-repeated="2" table:style-name="ce55"/>
          <table:table-cell office:value-type="string" table:style-name="ce55">
            <text:p>Name</text:p>
          </table:table-cell>
          <table:table-cell office:value-type="string" office:string-value="Name" table:formula="of:=IF([.J37]&lt;&gt;&quot;&quot;;CONCATENATE([.J37];&quot; &quot;;[.K37]);[.K37])" table:style-name="ce55">
            <text:p>Name</text:p>
          </table:table-cell>
          <table:table-cell office:value-type="string" table:style-name="ce55">
            <text:p>Name</text:p>
          </table:table-cell>
          <table:table-cell table:style-name="ce55"/>
          <table:table-cell office:value-type="string" office:string-value="Name. Type" table:formula="of:=IF([.N37]&lt;&gt;&quot;&quot;;CONCATENATE([.N37];&quot;_ &quot;;[.M37];&quot;. Type&quot;);CONCATENATE([.M37];&quot;. Type&quot;))" table:style-name="ce55">
            <text:p>Name. Type</text:p>
          </table:table-cell>
          <table:table-cell table:number-columns-repeated="2" table:style-name="ce55"/>
          <table:table-cell office:value-type="string" table:style-name="ce55">
            <text:p>BBIE</text:p>
          </table:table-cell>
          <table:table-cell table:number-columns-repeated="5" table:style-name="ce45"/>
          <table:table-cell office:value-type="string" table:style-name="ce45">
            <text:p>2.0.0</text:p>
          </table:table-cell>
          <table:table-cell office:value-type="string" table:style-name="ce45">
            <text:p>New definition proposed to the WG</text:p>
          </table:table-cell>
          <table:table-cell table:number-columns-repeated="16359" table:style-name="ce1"/>
        </table:table-row>
        <table:table-row table:style-name="ro17">
          <table:table-cell office:value-type="string" office:string-value="Description" table:formula="of:=SUBSTITUTE(CONCATENATE([.I38];[.J38];IF([.K38]=&quot;Identifier&quot;;&quot;ID&quot;;IF(AND([.K38]=&quot;Text&quot;;OR([.I38]&lt;&gt;&quot;&quot;;[.J38]&lt;&gt;&quot;&quot;));&quot;&quot;;[.K38]));IF(AND([.M38]&lt;&gt;&quot;Text&quot;;[.K38]&lt;&gt;[.M38];NOT(AND([.K38]=&quot;URI&quot;;[.M38]=&quot;Identifier&quot;));NOT(AND([.K38]=&quot;UUID&quot;;[.M38]=&quot;Identifier&quot;));NOT(AND([.K38]=&quot;OID&quot;;[.M38]=&quot;Identifier&quot;)));IF([.M38]=&quot;Identifier&quot;;&quot;ID&quot;;[.M38]);&quot;&quot;));&quot; &quot;;&quot;&quot;)" table:style-name="ce55">
            <text:p>Description</text:p>
          </table:table-cell>
          <table:table-cell office:value-type="string" table:style-name="ce56">
            <text:p>0..n</text:p>
          </table:table-cell>
          <table:table-cell office:value-type="string" table:style-name="ce55">
            <text:p>The textual description for this criterion.</text:p>
          </table:table-cell>
          <table:table-cell table:number-columns-repeated="2" table:style-name="ce55"/>
          <table:table-cell office:value-type="string" office:string-value="Criterion. Description. Text" table:formula="of:=CONCATENATE( IF([.G38]=&quot;&quot;;&quot;&quot;;CONCATENATE([.G38];&quot;_ &quot;));[.H38];&quot;. &quot;;IF([.I38]=&quot;&quot;;&quot;&quot;;CONCATENATE([.I38];&quot;_ &quot;));[.L38];IF(OR([.I38]&lt;&gt;&quot;&quot;;[.L38]&lt;&gt;[.M38]);CONCATENATE(&quot;. &quot;;[.M38]);&quot;&quot;))" table:style-name="ce55">
            <text:p>Criterion. Description. Text</text:p>
          </table:table-cell>
          <table:table-cell table:style-name="ce55"/>
          <table:table-cell office:value-type="string" table:style-name="ce55">
            <text:p>Criterion</text:p>
          </table:table-cell>
          <table:table-cell table:number-columns-repeated="2" table:style-name="ce55"/>
          <table:table-cell office:value-type="string" table:style-name="ce55">
            <text:p>Description</text:p>
          </table:table-cell>
          <table:table-cell office:value-type="string" office:string-value="Description" table:formula="of:=IF([.J38]&lt;&gt;&quot;&quot;;CONCATENATE([.J38];&quot; &quot;;[.K38]);[.K38])" table:style-name="ce55">
            <text:p>Description</text:p>
          </table:table-cell>
          <table:table-cell office:value-type="string" table:style-name="ce55">
            <text:p>Text</text:p>
          </table:table-cell>
          <table:table-cell table:style-name="ce55"/>
          <table:table-cell office:value-type="string" office:string-value="Text. Type" table:formula="of:=IF([.N38]&lt;&gt;&quot;&quot;;CONCATENATE([.N38];&quot;_ &quot;;[.M38];&quot;. Type&quot;);CONCATENATE([.M38];&quot;. Type&quot;))" table:style-name="ce55">
            <text:p>Text. Type</text:p>
          </table:table-cell>
          <table:table-cell table:number-columns-repeated="2" table:style-name="ce55"/>
          <table:table-cell office:value-type="string" table:style-name="ce55">
            <text:p>BBIE</text:p>
          </table:table-cell>
          <table:table-cell table:number-columns-repeated="5" table:style-name="ce45"/>
          <table:table-cell office:value-type="string" table:style-name="ce45">
            <text:p>2.0.0</text:p>
          </table:table-cell>
          <table:table-cell office:value-type="string" table:style-name="ce45">
            <text:p>New definition proposed to the WG</text:p>
          </table:table-cell>
          <table:table-cell table:number-columns-repeated="16359" table:style-name="ce1"/>
        </table:table-row>
        <table:table-row table:style-name="ro17">
          <table:table-cell office:value-type="string" office:string-value="WeightNumeric" table:formula="of:=SUBSTITUTE(CONCATENATE([.I39];[.J39];IF([.K39]=&quot;Identifier&quot;;&quot;ID&quot;;IF(AND([.K39]=&quot;Text&quot;;OR([.I39]&lt;&gt;&quot;&quot;;[.J39]&lt;&gt;&quot;&quot;));&quot;&quot;;[.K39]));IF(AND([.M39]&lt;&gt;&quot;Text&quot;;[.K39]&lt;&gt;[.M39];NOT(AND([.K39]=&quot;URI&quot;;[.M39]=&quot;Identifier&quot;));NOT(AND([.K39]=&quot;UUID&quot;;[.M39]=&quot;Identifier&quot;));NOT(AND([.K39]=&quot;OID&quot;;[.M39]=&quot;Identifier&quot;)));IF([.M39]=&quot;Identifier&quot;;&quot;ID&quot;;[.M39]);&quot;&quot;));&quot; &quot;;&quot;&quot;)" table:style-name="ce55">
            <text:p>WeightNumeric</text:p>
          </table:table-cell>
          <table:table-cell office:value-type="string" table:style-name="ce56">
            <text:p>0..1</text:p>
          </table:table-cell>
          <table:table-cell office:value-type="string" table:style-name="ce55">
            <text:p>A weighting to provide for automatic scoring of the criterion.</text:p>
          </table:table-cell>
          <table:table-cell table:number-columns-repeated="2" table:style-name="ce55"/>
          <table:table-cell office:value-type="string" office:string-value="Criterion. Weight Numeric. Numeric" table:formula="of:=CONCATENATE( IF([.G39]=&quot;&quot;;&quot;&quot;;CONCATENATE([.G39];&quot;_ &quot;));[.H39];&quot;. &quot;;IF([.I39]=&quot;&quot;;&quot;&quot;;CONCATENATE([.I39];&quot;_ &quot;));[.L39];IF(OR([.I39]&lt;&gt;&quot;&quot;;[.L39]&lt;&gt;[.M39]);CONCATENATE(&quot;. &quot;;[.M39]);&quot;&quot;))" table:style-name="ce55">
            <text:p>Criterion. Weight Numeric. Numeric</text:p>
          </table:table-cell>
          <table:table-cell table:style-name="ce55"/>
          <table:table-cell office:value-type="string" table:style-name="ce55">
            <text:p>Criterion</text:p>
          </table:table-cell>
          <table:table-cell table:style-name="ce55"/>
          <table:table-cell office:value-type="string" table:style-name="ce55">
            <text:p>Weight</text:p>
          </table:table-cell>
          <table:table-cell office:value-type="string" table:style-name="ce55">
            <text:p>Numeric</text:p>
          </table:table-cell>
          <table:table-cell office:value-type="string" office:string-value="Weight Numeric" table:formula="of:=IF([.J39]&lt;&gt;&quot;&quot;;CONCATENATE([.J39];&quot; &quot;;[.K39]);[.K39])" table:style-name="ce55">
            <text:p>Weight Numeric</text:p>
          </table:table-cell>
          <table:table-cell office:value-type="string" table:style-name="ce55">
            <text:p>Numeric</text:p>
          </table:table-cell>
          <table:table-cell table:style-name="ce55"/>
          <table:table-cell office:value-type="string" office:string-value="Numeric. Type" table:formula="of:=IF([.N39]&lt;&gt;&quot;&quot;;CONCATENATE([.N39];&quot;_ &quot;;[.M39];&quot;. Type&quot;);CONCATENATE([.M39];&quot;. Type&quot;))" table:style-name="ce55">
            <text:p>Numeric. Type</text:p>
          </table:table-cell>
          <table:table-cell table:number-columns-repeated="2" table:style-name="ce55"/>
          <table:table-cell office:value-type="string" table:style-name="ce55">
            <text:p>BBIE</text:p>
          </table:table-cell>
          <table:table-cell table:number-columns-repeated="5" table:style-name="ce45"/>
          <table:table-cell office:value-type="string" table:style-name="ce45">
            <text:p>2.0.0</text:p>
          </table:table-cell>
          <table:table-cell office:value-type="string" table:style-name="ce45">
            <text:p>New definition proposed to the WG</text:p>
          </table:table-cell>
          <table:table-cell table:number-columns-repeated="16359" table:style-name="ce1"/>
        </table:table-row>
        <table:table-row table:style-name="ro17">
          <table:table-cell office:value-type="string" office:string-value="FulfilmentIndicator" table:formula="of:=SUBSTITUTE(CONCATENATE([.I40];[.J40];IF([.K40]=&quot;Identifier&quot;;&quot;ID&quot;;IF(AND([.K40]=&quot;Text&quot;;OR([.I40]&lt;&gt;&quot;&quot;;[.J40]&lt;&gt;&quot;&quot;));&quot;&quot;;[.K40]));IF(AND([.M40]&lt;&gt;&quot;Text&quot;;[.K40]&lt;&gt;[.M40];NOT(AND([.K40]=&quot;URI&quot;;[.M40]=&quot;Identifier&quot;));NOT(AND([.K40]=&quot;UUID&quot;;[.M40]=&quot;Identifier&quot;));NOT(AND([.K40]=&quot;OID&quot;;[.M40]=&quot;Identifier&quot;)));IF([.M40]=&quot;Identifier&quot;;&quot;ID&quot;;[.M40]);&quot;&quot;));&quot; &quot;;&quot;&quot;)" table:style-name="ce55">
            <text:p>FulfilmentIndicator</text:p>
          </table:table-cell>
          <table:table-cell office:value-type="string" table:style-name="ce56">
            <text:p>0..1</text:p>
          </table:table-cell>
          <table:table-cell office:value-type="string" table:style-name="ce55">
            <text:p>An indication that this criterion has been fulfilled.</text:p>
          </table:table-cell>
          <table:table-cell table:style-name="ce55"/>
          <table:table-cell office:value-type="string" table:style-name="ce55">
            <text:p>TRUE means fulfilled, FALSE means not fulfilled</text:p>
          </table:table-cell>
          <table:table-cell office:value-type="string" office:string-value="Criterion. Fulfilment Indicator. Indicator" table:formula="of:=CONCATENATE( IF([.G40]=&quot;&quot;;&quot;&quot;;CONCATENATE([.G40];&quot;_ &quot;));[.H40];&quot;. &quot;;IF([.I40]=&quot;&quot;;&quot;&quot;;CONCATENATE([.I40];&quot;_ &quot;));[.L40];IF(OR([.I40]&lt;&gt;&quot;&quot;;[.L40]&lt;&gt;[.M40]);CONCATENATE(&quot;. &quot;;[.M40]);&quot;&quot;))" table:style-name="ce55">
            <text:p>Criterion. Fulfilment Indicator. Indicator</text:p>
          </table:table-cell>
          <table:table-cell table:style-name="ce55"/>
          <table:table-cell office:value-type="string" table:style-name="ce55">
            <text:p>Criterion</text:p>
          </table:table-cell>
          <table:table-cell table:style-name="ce55"/>
          <table:table-cell office:value-type="string" table:style-name="ce55">
            <text:p>Fulfilment</text:p>
          </table:table-cell>
          <table:table-cell office:value-type="string" table:style-name="ce55">
            <text:p>Indicator</text:p>
          </table:table-cell>
          <table:table-cell office:value-type="string" office:string-value="Fulfilment Indicator" table:formula="of:=IF([.J40]&lt;&gt;&quot;&quot;;CONCATENATE([.J40];&quot; &quot;;[.K40]);[.K40])" table:style-name="ce55">
            <text:p>Fulfilment Indicator</text:p>
          </table:table-cell>
          <table:table-cell office:value-type="string" table:style-name="ce55">
            <text:p>Indicator</text:p>
          </table:table-cell>
          <table:table-cell table:style-name="ce55"/>
          <table:table-cell office:value-type="string" office:string-value="Indicator. Type" table:formula="of:=IF([.N40]&lt;&gt;&quot;&quot;;CONCATENATE([.N40];&quot;_ &quot;;[.M40];&quot;. Type&quot;);CONCATENATE([.M40];&quot;. Type&quot;))" table:style-name="ce55">
            <text:p>Indicator. Type</text:p>
          </table:table-cell>
          <table:table-cell table:number-columns-repeated="2" table:style-name="ce55"/>
          <table:table-cell office:value-type="string" table:style-name="ce55">
            <text:p>BBIE</text:p>
          </table:table-cell>
          <table:table-cell table:number-columns-repeated="5" table:style-name="ce45"/>
          <table:table-cell office:value-type="string" table:style-name="ce45">
            <text:p>2.0.0</text:p>
          </table:table-cell>
          <table:table-cell office:value-type="string" table:style-name="ce45">
            <text:p>New definition proposed to the WG</text:p>
          </table:table-cell>
          <table:table-cell table:number-columns-repeated="16359" table:style-name="ce1"/>
        </table:table-row>
        <table:table-row table:style-name="ro17">
          <table:table-cell office:value-type="string" office:string-value="FulfilmentIndicatorTypeCode" table:formula="of:=SUBSTITUTE(CONCATENATE([.I41];[.J41];IF([.K41]=&quot;Identifier&quot;;&quot;ID&quot;;IF(AND([.K41]=&quot;Text&quot;;OR([.I41]&lt;&gt;&quot;&quot;;[.J41]&lt;&gt;&quot;&quot;));&quot;&quot;;[.K41]));IF(AND([.M41]&lt;&gt;&quot;Text&quot;;[.K41]&lt;&gt;[.M41];NOT(AND([.K41]=&quot;URI&quot;;[.M41]=&quot;Identifier&quot;));NOT(AND([.K41]=&quot;UUID&quot;;[.M41]=&quot;Identifier&quot;));NOT(AND([.K41]=&quot;OID&quot;;[.M41]=&quot;Identifier&quot;)));IF([.M41]=&quot;Identifier&quot;;&quot;ID&quot;;[.M41]);&quot;&quot;));&quot; &quot;;&quot;&quot;)" table:style-name="ce55">
            <text:p>FulfilmentIndicatorTypeCode</text:p>
          </table:table-cell>
          <table:table-cell office:value-type="string" table:style-name="ce56">
            <text:p>0..1</text:p>
          </table:table-cell>
          <table:table-cell office:value-type="string" table:style-name="ce55">
            <text:p>A code signifying how this criterion has been fulfilled.</text:p>
          </table:table-cell>
          <table:table-cell table:number-columns-repeated="2" table:style-name="ce55"/>
          <table:table-cell office:value-type="string" office:string-value="Criterion. Fulfilment Indicator Type Code. Code" table:formula="of:=CONCATENATE( IF([.G41]=&quot;&quot;;&quot;&quot;;CONCATENATE([.G41];&quot;_ &quot;));[.H41];&quot;. &quot;;IF([.I41]=&quot;&quot;;&quot;&quot;;CONCATENATE([.I41];&quot;_ &quot;));[.L41];IF(OR([.I41]&lt;&gt;&quot;&quot;;[.L41]&lt;&gt;[.M41]);CONCATENATE(&quot;. &quot;;[.M41]);&quot;&quot;))" table:style-name="ce55">
            <text:p>Criterion. Fulfilment Indicator Type Code. Code</text:p>
          </table:table-cell>
          <table:table-cell table:style-name="ce55"/>
          <table:table-cell office:value-type="string" table:style-name="ce55">
            <text:p>Criterion</text:p>
          </table:table-cell>
          <table:table-cell table:style-name="ce55"/>
          <table:table-cell office:value-type="string" table:style-name="ce55">
            <text:p>Fulfilment Indicator Type</text:p>
          </table:table-cell>
          <table:table-cell office:value-type="string" table:style-name="ce55">
            <text:p>Code</text:p>
          </table:table-cell>
          <table:table-cell office:value-type="string" office:string-value="Fulfilment Indicator Type Code" table:formula="of:=IF([.J41]&lt;&gt;&quot;&quot;;CONCATENATE([.J41];&quot; &quot;;[.K41]);[.K41])" table:style-name="ce55">
            <text:p>Fulfilment Indicator Type Code</text:p>
          </table:table-cell>
          <table:table-cell office:value-type="string" table:style-name="ce55">
            <text:p>Code</text:p>
          </table:table-cell>
          <table:table-cell table:style-name="ce55"/>
          <table:table-cell office:value-type="string" office:string-value="Code. Type" table:formula="of:=IF([.N41]&lt;&gt;&quot;&quot;;CONCATENATE([.N41];&quot;_ &quot;;[.M41];&quot;. Type&quot;);CONCATENATE([.M41];&quot;. Type&quot;))" table:style-name="ce55">
            <text:p>Code. Type</text:p>
          </table:table-cell>
          <table:table-cell table:number-columns-repeated="2" table:style-name="ce55"/>
          <table:table-cell office:value-type="string" table:style-name="ce55">
            <text:p>BBIE</text:p>
          </table:table-cell>
          <table:table-cell table:number-columns-repeated="5" table:style-name="ce45"/>
          <table:table-cell office:value-type="string" table:style-name="ce45">
            <text:p>2.0.0</text:p>
          </table:table-cell>
          <table:table-cell office:value-type="string" table:style-name="ce45">
            <text:p>New definition proposed to the WG</text:p>
          </table:table-cell>
          <table:table-cell table:number-columns-repeated="16359" table:style-name="ce1"/>
        </table:table-row>
        <table:table-row table:style-name="ro17">
          <table:table-cell office:value-type="string" office:string-value="EvaluationMethodTypeCode" table:formula="of:=SUBSTITUTE(CONCATENATE([.I42];[.J42];IF([.K42]=&quot;Identifier&quot;;&quot;ID&quot;;IF(AND([.K42]=&quot;Text&quot;;OR([.I42]&lt;&gt;&quot;&quot;;[.J42]&lt;&gt;&quot;&quot;));&quot;&quot;;[.K42]));IF(AND([.M42]&lt;&gt;&quot;Text&quot;;[.K42]&lt;&gt;[.M42];NOT(AND([.K42]=&quot;URI&quot;;[.M42]=&quot;Identifier&quot;));NOT(AND([.K42]=&quot;UUID&quot;;[.M42]=&quot;Identifier&quot;));NOT(AND([.K42]=&quot;OID&quot;;[.M42]=&quot;Identifier&quot;)));IF([.M42]=&quot;Identifier&quot;;&quot;ID&quot;;[.M42]);&quot;&quot;));&quot; &quot;;&quot;&quot;)" table:style-name="ce55">
            <text:p>EvaluationMethodTypeCode</text:p>
          </table:table-cell>
          <table:table-cell office:value-type="string" table:style-name="ce56">
            <text:p>0..1</text:p>
          </table:table-cell>
          <table:table-cell office:value-type="string" table:style-name="ce55">
            <text:p>A code signifying the type of Evaluation.</text:p>
          </table:table-cell>
          <table:table-cell table:style-name="ce55"/>
          <table:table-cell office:value-type="string" table:style-name="ce55">
            <text:p>Weight</text:p>
          </table:table-cell>
          <table:table-cell office:value-type="string" office:string-value="Criterion. Evaluation Method Type Code. Code" table:formula="of:=CONCATENATE( IF([.G42]=&quot;&quot;;&quot;&quot;;CONCATENATE([.G42];&quot;_ &quot;));[.H42];&quot;. &quot;;IF([.I42]=&quot;&quot;;&quot;&quot;;CONCATENATE([.I42];&quot;_ &quot;));[.L42];IF(OR([.I42]&lt;&gt;&quot;&quot;;[.L42]&lt;&gt;[.M42]);CONCATENATE(&quot;. &quot;;[.M42]);&quot;&quot;))" table:style-name="ce55">
            <text:p>Criterion. Evaluation Method Type Code. Code</text:p>
          </table:table-cell>
          <table:table-cell table:style-name="ce55"/>
          <table:table-cell office:value-type="string" table:style-name="ce55">
            <text:p>Criterion</text:p>
          </table:table-cell>
          <table:table-cell table:style-name="ce55"/>
          <table:table-cell office:value-type="string" table:style-name="ce55">
            <text:p>Evaluation Method Type</text:p>
          </table:table-cell>
          <table:table-cell office:value-type="string" table:style-name="ce55">
            <text:p>Code</text:p>
          </table:table-cell>
          <table:table-cell office:value-type="string" office:string-value="Evaluation Method Type Code" table:formula="of:=IF([.J42]&lt;&gt;&quot;&quot;;CONCATENATE([.J42];&quot; &quot;;[.K42]);[.K42])" table:style-name="ce55">
            <text:p>Evaluation Method Type Code</text:p>
          </table:table-cell>
          <table:table-cell office:value-type="string" table:style-name="ce55">
            <text:p>Code</text:p>
          </table:table-cell>
          <table:table-cell table:style-name="ce55"/>
          <table:table-cell office:value-type="string" office:string-value="Code. Type" table:formula="of:=IF([.N42]&lt;&gt;&quot;&quot;;CONCATENATE([.N42];&quot;_ &quot;;[.M42];&quot;. Type&quot;);CONCATENATE([.M42];&quot;. Type&quot;))" table:style-name="ce55">
            <text:p>Code. Type</text:p>
          </table:table-cell>
          <table:table-cell table:number-columns-repeated="2" table:style-name="ce55"/>
          <table:table-cell office:value-type="string" table:style-name="ce55">
            <text:p>BBIE</text:p>
          </table:table-cell>
          <table:table-cell table:number-columns-repeated="5" table:style-name="ce45"/>
          <table:table-cell office:value-type="string" table:style-name="ce45">
            <text:p>2.0.0</text:p>
          </table:table-cell>
          <table:table-cell office:value-type="string" table:style-name="ce45">
            <text:p>New definition proposed to the WG</text:p>
          </table:table-cell>
          <table:table-cell table:number-columns-repeated="16359" table:style-name="ce1"/>
        </table:table-row>
        <table:table-row table:style-name="ro17">
          <table:table-cell office:value-type="string" office:string-value="WeightingConsiderationDescription" table:formula="of:=SUBSTITUTE(CONCATENATE([.I43];[.J43];IF([.K43]=&quot;Identifier&quot;;&quot;ID&quot;;IF(AND([.K43]=&quot;Text&quot;;OR([.I43]&lt;&gt;&quot;&quot;;[.J43]&lt;&gt;&quot;&quot;));&quot;&quot;;[.K43]));IF(AND([.M43]&lt;&gt;&quot;Text&quot;;[.K43]&lt;&gt;[.M43];NOT(AND([.K43]=&quot;URI&quot;;[.M43]=&quot;Identifier&quot;));NOT(AND([.K43]=&quot;UUID&quot;;[.M43]=&quot;Identifier&quot;));NOT(AND([.K43]=&quot;OID&quot;;[.M43]=&quot;Identifier&quot;)));IF([.M43]=&quot;Identifier&quot;;&quot;ID&quot;;[.M43]);&quot;&quot;));&quot; &quot;;&quot;&quot;)" table:style-name="ce55">
            <text:p>WeightingConsiderationDescription</text:p>
          </table:table-cell>
          <table:table-cell office:value-type="string" table:style-name="ce56">
            <text:p>0..n</text:p>
          </table:table-cell>
          <table:table-cell office:value-type="string" table:style-name="ce55">
            <text:p>The textual description of the Weighting Description</text:p>
          </table:table-cell>
          <table:table-cell table:number-columns-repeated="2" table:style-name="ce55"/>
          <table:table-cell office:value-type="string" office:string-value="Criterion. Weighting Consideration Description. Text" table:formula="of:=CONCATENATE( IF([.G43]=&quot;&quot;;&quot;&quot;;CONCATENATE([.G43];&quot;_ &quot;));[.H43];&quot;. &quot;;IF([.I43]=&quot;&quot;;&quot;&quot;;CONCATENATE([.I43];&quot;_ &quot;));[.L43];IF(OR([.I43]&lt;&gt;&quot;&quot;;[.L43]&lt;&gt;[.M43]);CONCATENATE(&quot;. &quot;;[.M43]);&quot;&quot;))" table:style-name="ce55">
            <text:p>Criterion. Weighting Consideration Description. Text</text:p>
          </table:table-cell>
          <table:table-cell table:style-name="ce55"/>
          <table:table-cell office:value-type="string" table:style-name="ce55">
            <text:p>Criterion</text:p>
          </table:table-cell>
          <table:table-cell table:style-name="ce55"/>
          <table:table-cell office:value-type="string" table:style-name="ce55">
            <text:p>Weighting Consideration</text:p>
          </table:table-cell>
          <table:table-cell office:value-type="string" table:style-name="ce55">
            <text:p>Description</text:p>
          </table:table-cell>
          <table:table-cell office:value-type="string" office:string-value="Weighting Consideration Description" table:formula="of:=IF([.J43]&lt;&gt;&quot;&quot;;CONCATENATE([.J43];&quot; &quot;;[.K43]);[.K43])" table:style-name="ce55">
            <text:p>Weighting Consideration Description</text:p>
          </table:table-cell>
          <table:table-cell office:value-type="string" table:style-name="ce55">
            <text:p>Text</text:p>
          </table:table-cell>
          <table:table-cell table:style-name="ce55"/>
          <table:table-cell office:value-type="string" office:string-value="Text. Type" table:formula="of:=IF([.N43]&lt;&gt;&quot;&quot;;CONCATENATE([.N43];&quot;_ &quot;;[.M43];&quot;. Type&quot;);CONCATENATE([.M43];&quot;. Type&quot;))" table:style-name="ce55">
            <text:p>Text. Type</text:p>
          </table:table-cell>
          <table:table-cell table:number-columns-repeated="2" table:style-name="ce55"/>
          <table:table-cell office:value-type="string" table:style-name="ce55">
            <text:p>BBIE</text:p>
          </table:table-cell>
          <table:table-cell table:number-columns-repeated="5" table:style-name="ce45"/>
          <table:table-cell office:value-type="string" table:style-name="ce45">
            <text:p>2.0.0</text:p>
          </table:table-cell>
          <table:table-cell office:value-type="string" table:style-name="ce45">
            <text:p>New definition proposed to the WG</text:p>
          </table:table-cell>
          <table:table-cell table:number-columns-repeated="16359" table:style-name="ce1"/>
        </table:table-row>
        <table:table-row table:style-name="ro22">
          <table:table-cell office:value-type="string" office:string-value="HasPropertyGroup" table:formula="of:=SUBSTITUTE(SUBSTITUTE(CONCATENATE([.I44];IF([.L44]=&quot;Identifier&quot;;&quot;ID&quot;;[.L44]));&quot; &quot;;&quot;&quot;);&quot;_&quot;;&quot;&quot;)" table:style-name="ce50">
            <text:p>HasPropertyGroup</text:p>
          </table:table-cell>
          <table:table-cell office:value-type="string" table:style-name="ce51">
            <text:p>1..n</text:p>
          </table:table-cell>
          <table:table-cell office:value-type="string" table:style-name="ce50">
            <text:p>The sets of properties that can be used to fulfil the criterion.</text:p>
          </table:table-cell>
          <table:table-cell table:number-columns-repeated="2" table:style-name="ce50"/>
          <table:table-cell office:value-type="string" office:string-value="Criterion. Has_ Property Group. Property Group" table:formula="of:=CONCATENATE( IF([.G44]=&quot;&quot;;&quot;&quot;;CONCATENATE([.G44];&quot;_ &quot;));[.H44];&quot;. &quot;;IF([.I44]=&quot;&quot;;&quot;&quot;;CONCATENATE([.I44];&quot;_ &quot;));[.L44];IF([.I44]=&quot;&quot;;&quot;&quot;;CONCATENATE(&quot;. &quot;;[.M44])))" table:style-name="ce50">
            <text:p>Criterion. Has_ Property Group. Property Group</text:p>
          </table:table-cell>
          <table:table-cell table:style-name="ce50"/>
          <table:table-cell office:value-type="string" table:style-name="ce50">
            <text:p>Criterion</text:p>
          </table:table-cell>
          <table:table-cell office:value-type="string" table:style-name="ce50">
            <text:p>Has</text:p>
          </table:table-cell>
          <table:table-cell table:number-columns-repeated="2" table:style-name="ce50"/>
          <table:table-cell office:value-type="string" office:string-value="Property Group" table:formula="of:=CONCATENATE(IF([.P44]=&quot;&quot;;&quot;&quot;;CONCATENATE([.P44];&quot;_ &quot;));[.Q44])" table:style-name="ce50">
            <text:p>Property Group</text:p>
          </table:table-cell>
          <table:table-cell office:value-type="string" office:string-value="Property Group" table:formula="of:=[.L44]" table:style-name="ce50">
            <text:p>Property Group</text:p>
          </table:table-cell>
          <table:table-cell table:number-columns-repeated="3" table:style-name="ce50"/>
          <table:table-cell office:value-type="string" table:style-name="ce50">
            <text:p>Property Group</text:p>
          </table:table-cell>
          <table:table-cell office:value-type="string" table:style-name="ce50">
            <text:p>ASBIE</text:p>
          </table:table-cell>
          <table:table-cell table:number-columns-repeated="5" table:style-name="ce53"/>
          <table:table-cell office:value-type="string" table:style-name="ce53">
            <text:p>2.0.0</text:p>
          </table:table-cell>
          <table:table-cell office:value-type="string" table:style-name="ce53">
            <text:p>New definition proposed to the WG</text:p>
          </table:table-cell>
          <table:table-cell table:number-columns-repeated="16359" table:style-name="ce57"/>
        </table:table-row>
        <table:table-row table:style-name="ro17">
          <table:table-cell office:value-type="string" office:string-value="HasSubCriterion" table:formula="of:=SUBSTITUTE(SUBSTITUTE(CONCATENATE([.I45];IF([.L45]=&quot;Identifier&quot;;&quot;ID&quot;;[.L45]));&quot; &quot;;&quot;&quot;);&quot;_&quot;;&quot;&quot;)" table:style-name="ce50">
            <text:p>HasSubCriterion</text:p>
          </table:table-cell>
          <table:table-cell office:value-type="string" table:style-name="ce51">
            <text:p>0..n</text:p>
          </table:table-cell>
          <table:table-cell office:value-type="string" table:style-name="ce50">
            <text:p>One or more tendering subcriteria.</text:p>
          </table:table-cell>
          <table:table-cell table:number-columns-repeated="2" table:style-name="ce50"/>
          <table:table-cell office:value-type="string" office:string-value="Criterion. Has_ Sub_ Criterion. Sub_ Criterion" table:formula="of:=CONCATENATE( IF([.G45]=&quot;&quot;;&quot;&quot;;CONCATENATE([.G45];&quot;_ &quot;));[.H45];&quot;. &quot;;IF([.I45]=&quot;&quot;;&quot;&quot;;CONCATENATE([.I45];&quot;_ &quot;));[.L45];IF([.I45]=&quot;&quot;;&quot;&quot;;CONCATENATE(&quot;. &quot;;[.M45])))" table:style-name="ce50">
            <text:p>Criterion. Has_ Sub_ Criterion. Sub_ Criterion</text:p>
          </table:table-cell>
          <table:table-cell table:style-name="ce50"/>
          <table:table-cell office:value-type="string" table:style-name="ce50">
            <text:p>Criterion</text:p>
          </table:table-cell>
          <table:table-cell office:value-type="string" table:style-name="ce50">
            <text:p>Has</text:p>
          </table:table-cell>
          <table:table-cell table:number-columns-repeated="2" table:style-name="ce50"/>
          <table:table-cell office:value-type="string" office:string-value="Sub_ Criterion" table:formula="of:=CONCATENATE(IF([.P45]=&quot;&quot;;&quot;&quot;;CONCATENATE([.P45];&quot;_ &quot;));[.Q45])" table:style-name="ce50">
            <text:p>Sub_ Criterion</text:p>
          </table:table-cell>
          <table:table-cell office:value-type="string" office:string-value="Sub_ Criterion" table:formula="of:=[.L45]" table:style-name="ce50">
            <text:p>Sub_ Criterion</text:p>
          </table:table-cell>
          <table:table-cell table:number-columns-repeated="2" table:style-name="ce50"/>
          <table:table-cell office:value-type="string" table:style-name="ce50">
            <text:p>Sub</text:p>
          </table:table-cell>
          <table:table-cell office:value-type="string" table:style-name="ce50">
            <text:p>Criterion</text:p>
          </table:table-cell>
          <table:table-cell office:value-type="string" table:style-name="ce50">
            <text:p>ASBIE</text:p>
          </table:table-cell>
          <table:table-cell table:number-columns-repeated="5" table:style-name="ce53"/>
          <table:table-cell office:value-type="string" table:style-name="ce53">
            <text:p>2.0.0</text:p>
          </table:table-cell>
          <table:table-cell office:value-type="string" table:style-name="ce53">
            <text:p>New definition proposed to the WG</text:p>
          </table:table-cell>
          <table:table-cell table:number-columns-repeated="16359" table:style-name="ce1"/>
        </table:table-row>
        <table:table-row table:style-name="ro22">
          <table:table-cell office:value-type="string" office:string-value="CriterionProperty" table:formula="of:=SUBSTITUTE(CONCATENATE([.G46];[.H46]);&quot; &quot;;&quot;&quot;)" table:style-name="ce43">
            <text:p>CriterionProperty</text:p>
          </table:table-cell>
          <table:table-cell table:style-name="ce44"/>
          <table:table-cell office:value-type="string" table:style-name="ce43">
            <text:p>[TODO: ENRIC]</text:p>
          </table:table-cell>
          <table:table-cell table:number-columns-repeated="2" table:style-name="ce43"/>
          <table:table-cell office:value-type="string" office:string-value="Criterion Property. Details" table:formula="of:=CONCATENATE(IF([.G46]=&quot;&quot;;&quot;&quot;;CONCATENATE([.G46];&quot;_ &quot;));[.H46];&quot;. Details&quot;)" table:style-name="ce43">
            <text:p>Criterion Property. Details</text:p>
          </table:table-cell>
          <table:table-cell table:style-name="ce43"/>
          <table:table-cell office:value-type="string" table:style-name="ce54">
            <text:p>Criterion Property</text:p>
          </table:table-cell>
          <table:table-cell table:number-columns-repeated="9" table:style-name="ce43"/>
          <table:table-cell office:value-type="string" table:style-name="ce43">
            <text:p>ABIE</text:p>
          </table:table-cell>
          <table:table-cell table:number-columns-repeated="5"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22">
          <table:table-cell office:value-type="string" office:string-value="ID" table:formula="of:=SUBSTITUTE(CONCATENATE([.I47];[.J47];IF([.K47]=&quot;Identifier&quot;;&quot;ID&quot;;IF(AND([.K47]=&quot;Text&quot;;OR([.I47]&lt;&gt;&quot;&quot;;[.J47]&lt;&gt;&quot;&quot;));&quot;&quot;;[.K47]));IF(AND([.M47]&lt;&gt;&quot;Text&quot;;[.K47]&lt;&gt;[.M47];NOT(AND([.K47]=&quot;URI&quot;;[.M47]=&quot;Identifier&quot;));NOT(AND([.K47]=&quot;UUID&quot;;[.M47]=&quot;Identifier&quot;));NOT(AND([.K47]=&quot;OID&quot;;[.M47]=&quot;Identifier&quot;)));IF([.M47]=&quot;Identifier&quot;;&quot;ID&quot;;[.M47]);&quot;&quot;));&quot; &quot;;&quot;&quot;)" table:style-name="ce55">
            <text:p>ID</text:p>
          </table:table-cell>
          <table:table-cell office:value-type="string" table:style-name="ce56">
            <text:p>0..1</text:p>
          </table:table-cell>
          <table:table-cell office:value-type="string" table:style-name="ce42">
            <text:p>Identifies unambiguouly and uniquelly a criterion property.</text:p>
          </table:table-cell>
          <table:table-cell table:number-columns-repeated="2" table:style-name="ce55"/>
          <table:table-cell office:value-type="string" office:string-value="Criterion Property. Identifier" table:formula="of:=CONCATENATE( IF([.G47]=&quot;&quot;;&quot;&quot;;CONCATENATE([.G47];&quot;_ &quot;));[.H47];&quot;. &quot;;IF([.I47]=&quot;&quot;;&quot;&quot;;CONCATENATE([.I47];&quot;_ &quot;));[.L47];IF(OR([.I47]&lt;&gt;&quot;&quot;;[.L47]&lt;&gt;[.M47]);CONCATENATE(&quot;. &quot;;[.M47]);&quot;&quot;))" table:style-name="ce55">
            <text:p>Criterion Property. Identifier</text:p>
          </table:table-cell>
          <table:table-cell table:style-name="ce55"/>
          <table:table-cell office:value-type="string" table:style-name="ce55">
            <text:p>Criterion Property</text:p>
          </table:table-cell>
          <table:table-cell table:number-columns-repeated="2" table:style-name="ce55"/>
          <table:table-cell office:value-type="string" table:style-name="ce55">
            <text:p>Identifier</text:p>
          </table:table-cell>
          <table:table-cell office:value-type="string" office:string-value="Identifier" table:formula="of:=IF([.J47]&lt;&gt;&quot;&quot;;CONCATENATE([.J47];&quot; &quot;;[.K47]);[.K47])" table:style-name="ce55">
            <text:p>Identifier</text:p>
          </table:table-cell>
          <table:table-cell office:value-type="string" table:style-name="ce55">
            <text:p>Identifier</text:p>
          </table:table-cell>
          <table:table-cell table:style-name="ce55"/>
          <table:table-cell office:value-type="string" office:string-value="Identifier. Type" table:formula="of:=IF([.N47]&lt;&gt;&quot;&quot;;CONCATENATE([.N47];&quot;_ &quot;;[.M47];&quot;. Type&quot;);CONCATENATE([.M47];&quot;. Type&quot;))" table:style-name="ce55">
            <text:p>Identifier.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Name" table:formula="of:=SUBSTITUTE(CONCATENATE([.I48];[.J48];IF([.K48]=&quot;Identifier&quot;;&quot;ID&quot;;IF(AND([.K48]=&quot;Text&quot;;OR([.I48]&lt;&gt;&quot;&quot;;[.J48]&lt;&gt;&quot;&quot;));&quot;&quot;;[.K48]));IF(AND([.M48]&lt;&gt;&quot;Text&quot;;[.K48]&lt;&gt;[.M48];NOT(AND([.K48]=&quot;URI&quot;;[.M48]=&quot;Identifier&quot;));NOT(AND([.K48]=&quot;UUID&quot;;[.M48]=&quot;Identifier&quot;));NOT(AND([.K48]=&quot;OID&quot;;[.M48]=&quot;Identifier&quot;)));IF([.M48]=&quot;Identifier&quot;;&quot;ID&quot;;[.M48]);&quot;&quot;));&quot; &quot;;&quot;&quot;)" table:style-name="ce55">
            <text:p>Name</text:p>
          </table:table-cell>
          <table:table-cell office:value-type="string" table:style-name="ce56">
            <text:p>0..1</text:p>
          </table:table-cell>
          <table:table-cell office:value-type="string" table:style-name="ce42">
            <text:p>A short and self-explanatory title identifying the criterion property.</text:p>
          </table:table-cell>
          <table:table-cell table:number-columns-repeated="2" table:style-name="ce55"/>
          <table:table-cell office:value-type="string" office:string-value="Criterion Property. Name" table:formula="of:=CONCATENATE( IF([.G48]=&quot;&quot;;&quot;&quot;;CONCATENATE([.G48];&quot;_ &quot;));[.H48];&quot;. &quot;;IF([.I48]=&quot;&quot;;&quot;&quot;;CONCATENATE([.I48];&quot;_ &quot;));[.L48];IF(OR([.I48]&lt;&gt;&quot;&quot;;[.L48]&lt;&gt;[.M48]);CONCATENATE(&quot;. &quot;;[.M48]);&quot;&quot;))" table:style-name="ce55">
            <text:p>Criterion Property. Name</text:p>
          </table:table-cell>
          <table:table-cell table:style-name="ce55"/>
          <table:table-cell office:value-type="string" table:style-name="ce55">
            <text:p>Criterion Property</text:p>
          </table:table-cell>
          <table:table-cell table:number-columns-repeated="2" table:style-name="ce55"/>
          <table:table-cell office:value-type="string" table:style-name="ce55">
            <text:p>Name</text:p>
          </table:table-cell>
          <table:table-cell office:value-type="string" office:string-value="Name" table:formula="of:=IF([.J48]&lt;&gt;&quot;&quot;;CONCATENATE([.J48];&quot; &quot;;[.K48]);[.K48])" table:style-name="ce55">
            <text:p>Name</text:p>
          </table:table-cell>
          <table:table-cell office:value-type="string" table:style-name="ce55">
            <text:p>Name</text:p>
          </table:table-cell>
          <table:table-cell table:style-name="ce55"/>
          <table:table-cell office:value-type="string" office:string-value="Name. Type" table:formula="of:=IF([.N48]&lt;&gt;&quot;&quot;;CONCATENATE([.N48];&quot;_ &quot;;[.M48];&quot;. Type&quot;);CONCATENATE([.M48];&quot;. Type&quot;))" table:style-name="ce55">
            <text:p>Name.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Description" table:formula="of:=SUBSTITUTE(CONCATENATE([.I49];[.J49];IF([.K49]=&quot;Identifier&quot;;&quot;ID&quot;;IF(AND([.K49]=&quot;Text&quot;;OR([.I49]&lt;&gt;&quot;&quot;;[.J49]&lt;&gt;&quot;&quot;));&quot;&quot;;[.K49]));IF(AND([.M49]&lt;&gt;&quot;Text&quot;;[.K49]&lt;&gt;[.M49];NOT(AND([.K49]=&quot;URI&quot;;[.M49]=&quot;Identifier&quot;));NOT(AND([.K49]=&quot;UUID&quot;;[.M49]=&quot;Identifier&quot;));NOT(AND([.K49]=&quot;OID&quot;;[.M49]=&quot;Identifier&quot;)));IF([.M49]=&quot;Identifier&quot;;&quot;ID&quot;;[.M49]);&quot;&quot;));&quot; &quot;;&quot;&quot;)" table:style-name="ce55">
            <text:p>Description</text:p>
          </table:table-cell>
          <table:table-cell office:value-type="string" table:style-name="ce56">
            <text:p>0..n</text:p>
          </table:table-cell>
          <table:table-cell office:value-type="string" table:style-name="ce55">
            <text:p>A description of the criterion property.</text:p>
          </table:table-cell>
          <table:table-cell table:number-columns-repeated="2" table:style-name="ce55"/>
          <table:table-cell office:value-type="string" office:string-value="Criterion Property. Description. Text" table:formula="of:=CONCATENATE( IF([.G49]=&quot;&quot;;&quot;&quot;;CONCATENATE([.G49];&quot;_ &quot;));[.H49];&quot;. &quot;;IF([.I49]=&quot;&quot;;&quot;&quot;;CONCATENATE([.I49];&quot;_ &quot;));[.L49];IF(OR([.I49]&lt;&gt;&quot;&quot;;[.L49]&lt;&gt;[.M49]);CONCATENATE(&quot;. &quot;;[.M49]);&quot;&quot;))" table:style-name="ce55">
            <text:p>Criterion Property. Description. Text</text:p>
          </table:table-cell>
          <table:table-cell table:style-name="ce55"/>
          <table:table-cell office:value-type="string" table:style-name="ce55">
            <text:p>Criterion Property</text:p>
          </table:table-cell>
          <table:table-cell table:number-columns-repeated="2" table:style-name="ce55"/>
          <table:table-cell office:value-type="string" table:style-name="ce55">
            <text:p>Description</text:p>
          </table:table-cell>
          <table:table-cell office:value-type="string" office:string-value="Description" table:formula="of:=IF([.J49]&lt;&gt;&quot;&quot;;CONCATENATE([.J49];&quot; &quot;;[.K49]);[.K49])" table:style-name="ce55">
            <text:p>Description</text:p>
          </table:table-cell>
          <table:table-cell office:value-type="string" table:style-name="ce55">
            <text:p>Text</text:p>
          </table:table-cell>
          <table:table-cell table:style-name="ce55"/>
          <table:table-cell office:value-type="string" office:string-value="Text. Type" table:formula="of:=IF([.N49]&lt;&gt;&quot;&quot;;CONCATENATE([.N49];&quot;_ &quot;;[.M49];&quot;. Type&quot;);CONCATENATE([.M49];&quot;. Type&quot;))" table:style-name="ce55">
            <text:p>Text.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TypeCode" table:formula="of:=SUBSTITUTE(CONCATENATE([.I50];[.J50];IF([.K50]=&quot;Identifier&quot;;&quot;ID&quot;;IF(AND([.K50]=&quot;Text&quot;;OR([.I50]&lt;&gt;&quot;&quot;;[.J50]&lt;&gt;&quot;&quot;));&quot;&quot;;[.K50]));IF(AND([.M50]&lt;&gt;&quot;Text&quot;;[.K50]&lt;&gt;[.M50];NOT(AND([.K50]=&quot;URI&quot;;[.M50]=&quot;Identifier&quot;));NOT(AND([.K50]=&quot;UUID&quot;;[.M50]=&quot;Identifier&quot;));NOT(AND([.K50]=&quot;OID&quot;;[.M50]=&quot;Identifier&quot;)));IF([.M50]=&quot;Identifier&quot;;&quot;ID&quot;;[.M50]);&quot;&quot;));&quot; &quot;;&quot;&quot;)" table:style-name="ce55">
            <text:p>TypeCode</text:p>
          </table:table-cell>
          <table:table-cell office:value-type="string" table:style-name="ce56">
            <text:p>0..1</text:p>
          </table:table-cell>
          <table:table-cell office:value-type="string" table:style-name="ce55">
            <text:p>A mutually agreed code signifying the type of the property.</text:p>
          </table:table-cell>
          <table:table-cell table:number-columns-repeated="2" table:style-name="ce55"/>
          <table:table-cell office:value-type="string" office:string-value="Criterion Property. Type Code. Code" table:formula="of:=CONCATENATE( IF([.G50]=&quot;&quot;;&quot;&quot;;CONCATENATE([.G50];&quot;_ &quot;));[.H50];&quot;. &quot;;IF([.I50]=&quot;&quot;;&quot;&quot;;CONCATENATE([.I50];&quot;_ &quot;));[.L50];IF(OR([.I50]&lt;&gt;&quot;&quot;;[.L50]&lt;&gt;[.M50]);CONCATENATE(&quot;. &quot;;[.M50]);&quot;&quot;))" table:style-name="ce55">
            <text:p>Criterion Property. Type Code. Code</text:p>
          </table:table-cell>
          <table:table-cell table:style-name="ce55"/>
          <table:table-cell office:value-type="string" table:style-name="ce55">
            <text:p>Criterion Property</text:p>
          </table:table-cell>
          <table:table-cell table:style-name="ce55"/>
          <table:table-cell office:value-type="string" table:style-name="ce55">
            <text:p>Type</text:p>
          </table:table-cell>
          <table:table-cell office:value-type="string" table:style-name="ce55">
            <text:p>Code</text:p>
          </table:table-cell>
          <table:table-cell office:value-type="string" office:string-value="Type Code" table:formula="of:=IF([.J50]&lt;&gt;&quot;&quot;;CONCATENATE([.J50];&quot; &quot;;[.K50]);[.K50])" table:style-name="ce55">
            <text:p>Type Code</text:p>
          </table:table-cell>
          <table:table-cell office:value-type="string" table:style-name="ce55">
            <text:p>Code</text:p>
          </table:table-cell>
          <table:table-cell table:style-name="ce55"/>
          <table:table-cell office:value-type="string" office:string-value="Code. Type" table:formula="of:=IF([.N50]&lt;&gt;&quot;&quot;;CONCATENATE([.N50];&quot;_ &quot;;[.M50];&quot;. Type&quot;);CONCATENATE([.M50];&quot;. Type&quot;))" table:style-name="ce55">
            <text:p>Code.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ValueDataTypeCode" table:formula="of:=SUBSTITUTE(CONCATENATE([.I51];[.J51];IF([.K51]=&quot;Identifier&quot;;&quot;ID&quot;;IF(AND([.K51]=&quot;Text&quot;;OR([.I51]&lt;&gt;&quot;&quot;;[.J51]&lt;&gt;&quot;&quot;));&quot;&quot;;[.K51]));IF(AND([.M51]&lt;&gt;&quot;Text&quot;;[.K51]&lt;&gt;[.M51];NOT(AND([.K51]=&quot;URI&quot;;[.M51]=&quot;Identifier&quot;));NOT(AND([.K51]=&quot;UUID&quot;;[.M51]=&quot;Identifier&quot;));NOT(AND([.K51]=&quot;OID&quot;;[.M51]=&quot;Identifier&quot;)));IF([.M51]=&quot;Identifier&quot;;&quot;ID&quot;;[.M51]);&quot;&quot;));&quot; &quot;;&quot;&quot;)" table:style-name="ce55">
            <text:p>ValueDataTypeCode</text:p>
          </table:table-cell>
          <table:table-cell office:value-type="string" table:style-name="ce56">
            <text:p>0..1</text:p>
          </table:table-cell>
          <table:table-cell office:value-type="string" table:style-name="ce55">
            <text:p>The data type of the numeric value and any constraints on the data type metadata.</text:p>
          </table:table-cell>
          <table:table-cell table:number-columns-repeated="2" table:style-name="ce55"/>
          <table:table-cell office:value-type="string" office:string-value="Criterion Property. Value Data Type Code. Code" table:formula="of:=CONCATENATE( IF([.G51]=&quot;&quot;;&quot;&quot;;CONCATENATE([.G51];&quot;_ &quot;));[.H51];&quot;. &quot;;IF([.I51]=&quot;&quot;;&quot;&quot;;CONCATENATE([.I51];&quot;_ &quot;));[.L51];IF(OR([.I51]&lt;&gt;&quot;&quot;;[.L51]&lt;&gt;[.M51]);CONCATENATE(&quot;. &quot;;[.M51]);&quot;&quot;))" table:style-name="ce55">
            <text:p>Criterion Property. Value Data Type Code. Code</text:p>
          </table:table-cell>
          <table:table-cell table:style-name="ce55"/>
          <table:table-cell office:value-type="string" table:style-name="ce55">
            <text:p>Criterion Property</text:p>
          </table:table-cell>
          <table:table-cell table:style-name="ce55"/>
          <table:table-cell office:value-type="string" table:style-name="ce55">
            <text:p>Value Data Type</text:p>
          </table:table-cell>
          <table:table-cell office:value-type="string" table:style-name="ce55">
            <text:p>Code</text:p>
          </table:table-cell>
          <table:table-cell office:value-type="string" office:string-value="Value Data Type Code" table:formula="of:=IF([.J51]&lt;&gt;&quot;&quot;;CONCATENATE([.J51];&quot; &quot;;[.K51]);[.K51])" table:style-name="ce55">
            <text:p>Value Data Type Code</text:p>
          </table:table-cell>
          <table:table-cell office:value-type="string" table:style-name="ce55">
            <text:p>Code</text:p>
          </table:table-cell>
          <table:table-cell table:style-name="ce55"/>
          <table:table-cell office:value-type="string" office:string-value="Code. Type" table:formula="of:=IF([.N51]&lt;&gt;&quot;&quot;;CONCATENATE([.N51];&quot;_ &quot;;[.M51];&quot;. Type&quot;);CONCATENATE([.M51];&quot;. Type&quot;))" table:style-name="ce55">
            <text:p>Code.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HasValue" table:formula="of:=SUBSTITUTE(SUBSTITUTE(CONCATENATE([.I52];IF([.L52]=&quot;Identifier&quot;;&quot;ID&quot;;[.L52]));&quot; &quot;;&quot;&quot;);&quot;_&quot;;&quot;&quot;)" table:style-name="ce50">
            <text:p>HasValue</text:p>
          </table:table-cell>
          <table:table-cell office:value-type="string" table:style-name="ce51">
            <text:p>0..n</text:p>
          </table:table-cell>
          <table:table-cell office:value-type="string" table:style-name="ce53">
            <text:p>[TODO: Enric, espd-based]</text:p>
          </table:table-cell>
          <table:table-cell table:number-columns-repeated="2" table:style-name="ce50"/>
          <table:table-cell office:value-type="string" office:string-value="Criterion Property. Has_ Value. Value" table:formula="of:=CONCATENATE( IF([.G52]=&quot;&quot;;&quot;&quot;;CONCATENATE([.G52];&quot;_ &quot;));[.H52];&quot;. &quot;;IF([.I52]=&quot;&quot;;&quot;&quot;;CONCATENATE([.I52];&quot;_ &quot;));[.L52];IF([.I52]=&quot;&quot;;&quot;&quot;;CONCATENATE(&quot;. &quot;;[.M52])))" table:style-name="ce50">
            <text:p>Criterion Property. Has_ Value. Value</text:p>
          </table:table-cell>
          <table:table-cell table:style-name="ce50"/>
          <table:table-cell office:value-type="string" table:style-name="ce50">
            <text:p>Criterion Property</text:p>
          </table:table-cell>
          <table:table-cell office:value-type="string" table:style-name="ce50">
            <text:p>Has</text:p>
          </table:table-cell>
          <table:table-cell table:number-columns-repeated="2" table:style-name="ce50"/>
          <table:table-cell office:value-type="string" office:string-value="Value" table:formula="of:=CONCATENATE(IF([.P52]=&quot;&quot;;&quot;&quot;;CONCATENATE([.P52];&quot;_ &quot;));[.Q52])" table:style-name="ce50">
            <text:p>Value</text:p>
          </table:table-cell>
          <table:table-cell office:value-type="string" office:string-value="Value" table:formula="of:=[.L52]" table:style-name="ce50">
            <text:p>Value</text:p>
          </table:table-cell>
          <table:table-cell table:number-columns-repeated="3" table:style-name="ce50"/>
          <table:table-cell office:value-type="string" table:style-name="ce50">
            <text:p>Value</text:p>
          </table:table-cell>
          <table:table-cell office:value-type="string" table:style-name="ce50">
            <text:p>ASBIE</text:p>
          </table:table-cell>
          <table:table-cell table:number-columns-repeated="2" table:style-name="ce50"/>
          <table:table-cell table:number-columns-repeated="3" table:style-name="ce53"/>
          <table:table-cell office:value-type="string" table:style-name="ce53">
            <text:p>2.0.0</text:p>
          </table:table-cell>
          <table:table-cell office:value-type="string" table:style-name="ce53">
            <text:p>New definition proposed to the WG</text:p>
          </table:table-cell>
          <table:table-cell table:number-columns-repeated="16359" table:style-name="ce57"/>
        </table:table-row>
        <table:table-row table:style-name="ro22">
          <table:table-cell office:value-type="string" office:string-value="HasApplicablePeriod" table:formula="of:=SUBSTITUTE(SUBSTITUTE(CONCATENATE([.I53];IF([.L53]=&quot;Identifier&quot;;&quot;ID&quot;;[.L53]));&quot; &quot;;&quot;&quot;);&quot;_&quot;;&quot;&quot;)" table:style-name="ce50">
            <text:p>HasApplicablePeriod</text:p>
          </table:table-cell>
          <table:table-cell office:value-type="string" table:style-name="ce51">
            <text:p>0..n</text:p>
          </table:table-cell>
          <table:table-cell office:value-type="string" table:style-name="ce50">
            <text:p>The period to which this criterion property shall apply.</text:p>
          </table:table-cell>
          <table:table-cell table:number-columns-repeated="2" table:style-name="ce50"/>
          <table:table-cell office:value-type="string" office:string-value="Criterion Property. Has_ Applicable_ Period. Applicable_ Period" table:formula="of:=CONCATENATE( IF([.G53]=&quot;&quot;;&quot;&quot;;CONCATENATE([.G53];&quot;_ &quot;));[.H53];&quot;. &quot;;IF([.I53]=&quot;&quot;;&quot;&quot;;CONCATENATE([.I53];&quot;_ &quot;));[.L53];IF([.I53]=&quot;&quot;;&quot;&quot;;CONCATENATE(&quot;. &quot;;[.M53])))" table:style-name="ce50">
            <text:p>Criterion Property. Has_ Applicable_ Period. Applicable_ Period</text:p>
          </table:table-cell>
          <table:table-cell table:style-name="ce50"/>
          <table:table-cell office:value-type="string" table:style-name="ce50">
            <text:p>Criterion Property</text:p>
          </table:table-cell>
          <table:table-cell office:value-type="string" table:style-name="ce50">
            <text:p>Has</text:p>
          </table:table-cell>
          <table:table-cell table:style-name="ce50"/>
          <table:table-cell office:value-type="string" table:style-name="ce50">
            <text:p>Applicable</text:p>
          </table:table-cell>
          <table:table-cell office:value-type="string" office:string-value="Applicable_ Period" table:formula="of:=CONCATENATE(IF([.P53]=&quot;&quot;;&quot;&quot;;CONCATENATE([.P53];&quot;_ &quot;));[.Q53])" table:style-name="ce50">
            <text:p>Applicable_ Period</text:p>
          </table:table-cell>
          <table:table-cell office:value-type="string" office:string-value="Applicable_ Period" table:formula="of:=[.L53]" table:style-name="ce50">
            <text:p>Applicable_ Period</text:p>
          </table:table-cell>
          <table:table-cell table:number-columns-repeated="2" table:style-name="ce50"/>
          <table:table-cell office:value-type="string" table:style-name="ce50">
            <text:p>Applicable</text:p>
          </table:table-cell>
          <table:table-cell office:value-type="string" table:style-name="ce50">
            <text:p>Period</text:p>
          </table:table-cell>
          <table:table-cell office:value-type="string" table:style-name="ce50">
            <text:p>ASBIE</text:p>
          </table:table-cell>
          <table:table-cell table:number-columns-repeated="2" table:style-name="ce50"/>
          <table:table-cell table:number-columns-repeated="3" table:style-name="ce53"/>
          <table:table-cell office:value-type="string" table:style-name="ce53">
            <text:p>2.0.0</text:p>
          </table:table-cell>
          <table:table-cell office:value-type="string" table:style-name="ce53">
            <text:p>New definition proposed to the WG</text:p>
          </table:table-cell>
          <table:table-cell table:number-columns-repeated="16359" table:style-name="ce57"/>
        </table:table-row>
        <table:table-row table:style-name="ro22">
          <table:table-cell office:value-type="string" office:string-value="HasTemplateEvidence" table:formula="of:=SUBSTITUTE(SUBSTITUTE(CONCATENATE([.I54];IF([.L54]=&quot;Identifier&quot;;&quot;ID&quot;;[.L54]));&quot; &quot;;&quot;&quot;);&quot;_&quot;;&quot;&quot;)" table:style-name="ce50">
            <text:p>HasTemplateEvidence</text:p>
          </table:table-cell>
          <table:table-cell office:value-type="string" table:style-name="ce51">
            <text:p>0..n</text:p>
          </table:table-cell>
          <table:table-cell office:value-type="string" table:style-name="ce50">
            <text:p>An evidence that can be used to meet this criterion property.</text:p>
          </table:table-cell>
          <table:table-cell table:number-columns-repeated="2" table:style-name="ce50"/>
          <table:table-cell office:value-type="string" office:string-value="Criterion Property. Has_ Template_ Evidence. Template_ Evidence" table:formula="of:=CONCATENATE( IF([.G54]=&quot;&quot;;&quot;&quot;;CONCATENATE([.G54];&quot;_ &quot;));[.H54];&quot;. &quot;;IF([.I54]=&quot;&quot;;&quot;&quot;;CONCATENATE([.I54];&quot;_ &quot;));[.L54];IF([.I54]=&quot;&quot;;&quot;&quot;;CONCATENATE(&quot;. &quot;;[.M54])))" table:style-name="ce50">
            <text:p>Criterion Property. Has_ Template_ Evidence. Template_ Evidence</text:p>
          </table:table-cell>
          <table:table-cell table:style-name="ce50"/>
          <table:table-cell office:value-type="string" table:style-name="ce50">
            <text:p>Criterion Property</text:p>
          </table:table-cell>
          <table:table-cell office:value-type="string" table:style-name="ce50">
            <text:p>Has</text:p>
          </table:table-cell>
          <table:table-cell table:number-columns-repeated="2" table:style-name="ce50"/>
          <table:table-cell office:value-type="string" office:string-value="Template_ Evidence" table:formula="of:=CONCATENATE(IF([.P54]=&quot;&quot;;&quot;&quot;;CONCATENATE([.P54];&quot;_ &quot;));[.Q54])" table:style-name="ce50">
            <text:p>Template_ Evidence</text:p>
          </table:table-cell>
          <table:table-cell office:value-type="string" office:string-value="Template_ Evidence" table:formula="of:=[.L54]" table:style-name="ce50">
            <text:p>Template_ Evidence</text:p>
          </table:table-cell>
          <table:table-cell table:number-columns-repeated="2" table:style-name="ce50"/>
          <table:table-cell office:value-type="string" table:style-name="ce50">
            <text:p>Template</text:p>
          </table:table-cell>
          <table:table-cell office:value-type="string" table:style-name="ce50">
            <text:p>Evidence</text:p>
          </table:table-cell>
          <table:table-cell office:value-type="string" table:style-name="ce50">
            <text:p>ASBIE</text:p>
          </table:table-cell>
          <table:table-cell table:number-columns-repeated="2" table:style-name="ce50"/>
          <table:table-cell table:number-columns-repeated="3" table:style-name="ce53"/>
          <table:table-cell office:value-type="string" table:style-name="ce53">
            <text:p>2.0.0</text:p>
          </table:table-cell>
          <table:table-cell office:value-type="string" table:style-name="ce53">
            <text:p>New definition proposed to the WG</text:p>
          </table:table-cell>
          <table:table-cell table:number-columns-repeated="16359" table:style-name="ce57"/>
        </table:table-row>
        <table:table-row table:style-name="ro22">
          <table:table-cell office:value-type="string" office:string-value="CriterionPropertyGroup" table:formula="of:=SUBSTITUTE(CONCATENATE([.G55];[.H55]);&quot; &quot;;&quot;&quot;)" table:style-name="ce43">
            <text:p>CriterionPropertyGroup</text:p>
          </table:table-cell>
          <table:table-cell table:style-name="ce44"/>
          <table:table-cell office:value-type="string" table:style-name="ce43">
            <text:p>[TODO: ENRIC]</text:p>
          </table:table-cell>
          <table:table-cell table:number-columns-repeated="2" table:style-name="ce43"/>
          <table:table-cell office:value-type="string" office:string-value="Criterion Property Group. Details" table:formula="of:=CONCATENATE(IF([.G55]=&quot;&quot;;&quot;&quot;;CONCATENATE([.G55];&quot;_ &quot;));[.H55];&quot;. Details&quot;)" table:style-name="ce43">
            <text:p>Criterion Property Group. Details</text:p>
          </table:table-cell>
          <table:table-cell table:style-name="ce43"/>
          <table:table-cell office:value-type="string" table:style-name="ce54">
            <text:p>Criterion Property Group</text:p>
          </table:table-cell>
          <table:table-cell table:number-columns-repeated="9" table:style-name="ce43"/>
          <table:table-cell office:value-type="string" table:style-name="ce43">
            <text:p>ABIE</text:p>
          </table:table-cell>
          <table:table-cell table:number-columns-repeated="5"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22">
          <table:table-cell office:value-type="string" office:string-value="ID" table:formula="of:=SUBSTITUTE(CONCATENATE([.I56];[.J56];IF([.K56]=&quot;Identifier&quot;;&quot;ID&quot;;IF(AND([.K56]=&quot;Text&quot;;OR([.I56]&lt;&gt;&quot;&quot;;[.J56]&lt;&gt;&quot;&quot;));&quot;&quot;;[.K56]));IF(AND([.M56]&lt;&gt;&quot;Text&quot;;[.K56]&lt;&gt;[.M56];NOT(AND([.K56]=&quot;URI&quot;;[.M56]=&quot;Identifier&quot;));NOT(AND([.K56]=&quot;UUID&quot;;[.M56]=&quot;Identifier&quot;));NOT(AND([.K56]=&quot;OID&quot;;[.M56]=&quot;Identifier&quot;)));IF([.M56]=&quot;Identifier&quot;;&quot;ID&quot;;[.M56]);&quot;&quot;));&quot; &quot;;&quot;&quot;)" table:style-name="ce55">
            <text:p>ID</text:p>
          </table:table-cell>
          <table:table-cell office:value-type="string" table:style-name="ce56">
            <text:p>0..1</text:p>
          </table:table-cell>
          <table:table-cell office:value-type="string" table:style-name="ce42">
            <text:p>Identifies unambiguouly and uniquelly a criterion property response.</text:p>
          </table:table-cell>
          <table:table-cell table:number-columns-repeated="2" table:style-name="ce55"/>
          <table:table-cell office:value-type="string" office:string-value="Criterion Property Group. Identifier" table:formula="of:=CONCATENATE( IF([.G56]=&quot;&quot;;&quot;&quot;;CONCATENATE([.G56];&quot;_ &quot;));[.H56];&quot;. &quot;;IF([.I56]=&quot;&quot;;&quot;&quot;;CONCATENATE([.I56];&quot;_ &quot;));[.L56];IF(OR([.I56]&lt;&gt;&quot;&quot;;[.L56]&lt;&gt;[.M56]);CONCATENATE(&quot;. &quot;;[.M56]);&quot;&quot;))" table:style-name="ce55">
            <text:p>Criterion Property Group. Identifier</text:p>
          </table:table-cell>
          <table:table-cell table:style-name="ce55"/>
          <table:table-cell office:value-type="string" table:style-name="ce55">
            <text:p>Criterion Property Group</text:p>
          </table:table-cell>
          <table:table-cell table:number-columns-repeated="2" table:style-name="ce55"/>
          <table:table-cell office:value-type="string" table:style-name="ce55">
            <text:p>Identifier</text:p>
          </table:table-cell>
          <table:table-cell office:value-type="string" office:string-value="Identifier" table:formula="of:=IF([.J56]&lt;&gt;&quot;&quot;;CONCATENATE([.J56];&quot; &quot;;[.K56]);[.K56])" table:style-name="ce55">
            <text:p>Identifier</text:p>
          </table:table-cell>
          <table:table-cell office:value-type="string" table:style-name="ce55">
            <text:p>Identifier</text:p>
          </table:table-cell>
          <table:table-cell table:style-name="ce55"/>
          <table:table-cell office:value-type="string" office:string-value="Identifier. Type" table:formula="of:=IF([.N56]&lt;&gt;&quot;&quot;;CONCATENATE([.N56];&quot;_ &quot;;[.M56];&quot;. Type&quot;);CONCATENATE([.M56];&quot;. Type&quot;))" table:style-name="ce55">
            <text:p>Identifier.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Name" table:formula="of:=SUBSTITUTE(CONCATENATE([.I57];[.J57];IF([.K57]=&quot;Identifier&quot;;&quot;ID&quot;;IF(AND([.K57]=&quot;Text&quot;;OR([.I57]&lt;&gt;&quot;&quot;;[.J57]&lt;&gt;&quot;&quot;));&quot;&quot;;[.K57]));IF(AND([.M57]&lt;&gt;&quot;Text&quot;;[.K57]&lt;&gt;[.M57];NOT(AND([.K57]=&quot;URI&quot;;[.M57]=&quot;Identifier&quot;));NOT(AND([.K57]=&quot;UUID&quot;;[.M57]=&quot;Identifier&quot;));NOT(AND([.K57]=&quot;OID&quot;;[.M57]=&quot;Identifier&quot;)));IF([.M57]=&quot;Identifier&quot;;&quot;ID&quot;;[.M57]);&quot;&quot;));&quot; &quot;;&quot;&quot;)" table:style-name="ce55">
            <text:p>Name</text:p>
          </table:table-cell>
          <table:table-cell office:value-type="string" table:style-name="ce56">
            <text:p>0..1</text:p>
          </table:table-cell>
          <table:table-cell office:value-type="string" table:style-name="ce42">
            <text:p>A short and self-explanatory title identifying the criterion property response.</text:p>
          </table:table-cell>
          <table:table-cell table:number-columns-repeated="2" table:style-name="ce55"/>
          <table:table-cell office:value-type="string" office:string-value="Criterion Property Group. Name" table:formula="of:=CONCATENATE( IF([.G57]=&quot;&quot;;&quot;&quot;;CONCATENATE([.G57];&quot;_ &quot;));[.H57];&quot;. &quot;;IF([.I57]=&quot;&quot;;&quot;&quot;;CONCATENATE([.I57];&quot;_ &quot;));[.L57];IF(OR([.I57]&lt;&gt;&quot;&quot;;[.L57]&lt;&gt;[.M57]);CONCATENATE(&quot;. &quot;;[.M57]);&quot;&quot;))" table:style-name="ce55">
            <text:p>Criterion Property Group. Name</text:p>
          </table:table-cell>
          <table:table-cell table:style-name="ce55"/>
          <table:table-cell office:value-type="string" table:style-name="ce55">
            <text:p>Criterion Property Group</text:p>
          </table:table-cell>
          <table:table-cell table:number-columns-repeated="2" table:style-name="ce55"/>
          <table:table-cell office:value-type="string" table:style-name="ce55">
            <text:p>Name</text:p>
          </table:table-cell>
          <table:table-cell office:value-type="string" office:string-value="Name" table:formula="of:=IF([.J57]&lt;&gt;&quot;&quot;;CONCATENATE([.J57];&quot; &quot;;[.K57]);[.K57])" table:style-name="ce55">
            <text:p>Name</text:p>
          </table:table-cell>
          <table:table-cell office:value-type="string" table:style-name="ce55">
            <text:p>Name</text:p>
          </table:table-cell>
          <table:table-cell table:style-name="ce55"/>
          <table:table-cell office:value-type="string" office:string-value="Name. Type" table:formula="of:=IF([.N57]&lt;&gt;&quot;&quot;;CONCATENATE([.N57];&quot;_ &quot;;[.M57];&quot;. Type&quot;);CONCATENATE([.M57];&quot;. Type&quot;))" table:style-name="ce55">
            <text:p>Name.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Description" table:formula="of:=SUBSTITUTE(CONCATENATE([.I58];[.J58];IF([.K58]=&quot;Identifier&quot;;&quot;ID&quot;;IF(AND([.K58]=&quot;Text&quot;;OR([.I58]&lt;&gt;&quot;&quot;;[.J58]&lt;&gt;&quot;&quot;));&quot;&quot;;[.K58]));IF(AND([.M58]&lt;&gt;&quot;Text&quot;;[.K58]&lt;&gt;[.M58];NOT(AND([.K58]=&quot;URI&quot;;[.M58]=&quot;Identifier&quot;));NOT(AND([.K58]=&quot;UUID&quot;;[.M58]=&quot;Identifier&quot;));NOT(AND([.K58]=&quot;OID&quot;;[.M58]=&quot;Identifier&quot;)));IF([.M58]=&quot;Identifier&quot;;&quot;ID&quot;;[.M58]);&quot;&quot;));&quot; &quot;;&quot;&quot;)" table:style-name="ce55">
            <text:p>Description</text:p>
          </table:table-cell>
          <table:table-cell office:value-type="string" table:style-name="ce56">
            <text:p>0..n</text:p>
          </table:table-cell>
          <table:table-cell office:value-type="string" table:style-name="ce55">
            <text:p>A description of the criterion property response.</text:p>
          </table:table-cell>
          <table:table-cell table:number-columns-repeated="2" table:style-name="ce55"/>
          <table:table-cell office:value-type="string" office:string-value="Criterion Property Group. Description. Text" table:formula="of:=CONCATENATE( IF([.G58]=&quot;&quot;;&quot;&quot;;CONCATENATE([.G58];&quot;_ &quot;));[.H58];&quot;. &quot;;IF([.I58]=&quot;&quot;;&quot;&quot;;CONCATENATE([.I58];&quot;_ &quot;));[.L58];IF(OR([.I58]&lt;&gt;&quot;&quot;;[.L58]&lt;&gt;[.M58]);CONCATENATE(&quot;. &quot;;[.M58]);&quot;&quot;))" table:style-name="ce55">
            <text:p>Criterion Property Group. Description. Text</text:p>
          </table:table-cell>
          <table:table-cell table:style-name="ce55"/>
          <table:table-cell office:value-type="string" table:style-name="ce55">
            <text:p>Criterion Property Group</text:p>
          </table:table-cell>
          <table:table-cell table:number-columns-repeated="2" table:style-name="ce55"/>
          <table:table-cell office:value-type="string" table:style-name="ce55">
            <text:p>Description</text:p>
          </table:table-cell>
          <table:table-cell office:value-type="string" office:string-value="Description" table:formula="of:=IF([.J58]&lt;&gt;&quot;&quot;;CONCATENATE([.J58];&quot; &quot;;[.K58]);[.K58])" table:style-name="ce55">
            <text:p>Description</text:p>
          </table:table-cell>
          <table:table-cell office:value-type="string" table:style-name="ce55">
            <text:p>Text</text:p>
          </table:table-cell>
          <table:table-cell table:style-name="ce55"/>
          <table:table-cell office:value-type="string" office:string-value="Text. Type" table:formula="of:=IF([.N58]&lt;&gt;&quot;&quot;;CONCATENATE([.N58];&quot;_ &quot;;[.M58];&quot;. Type&quot;);CONCATENATE([.M58];&quot;. Type&quot;))" table:style-name="ce55">
            <text:p>Text.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TypeCode" table:formula="of:=SUBSTITUTE(CONCATENATE([.I59];[.J59];IF([.K59]=&quot;Identifier&quot;;&quot;ID&quot;;IF(AND([.K59]=&quot;Text&quot;;OR([.I59]&lt;&gt;&quot;&quot;;[.J59]&lt;&gt;&quot;&quot;));&quot;&quot;;[.K59]));IF(AND([.M59]&lt;&gt;&quot;Text&quot;;[.K59]&lt;&gt;[.M59];NOT(AND([.K59]=&quot;URI&quot;;[.M59]=&quot;Identifier&quot;));NOT(AND([.K59]=&quot;UUID&quot;;[.M59]=&quot;Identifier&quot;));NOT(AND([.K59]=&quot;OID&quot;;[.M59]=&quot;Identifier&quot;)));IF([.M59]=&quot;Identifier&quot;;&quot;ID&quot;;[.M59]);&quot;&quot;));&quot; &quot;;&quot;&quot;)" table:style-name="ce55">
            <text:p>TypeCode</text:p>
          </table:table-cell>
          <table:table-cell office:value-type="string" table:style-name="ce56">
            <text:p>0..1</text:p>
          </table:table-cell>
          <table:table-cell office:value-type="string" table:style-name="ce55">
            <text:p>A mutually agreed code signifying the type of the criterion property response.</text:p>
          </table:table-cell>
          <table:table-cell table:number-columns-repeated="2" table:style-name="ce55"/>
          <table:table-cell office:value-type="string" office:string-value="Criterion Property Group. Type Code. Code" table:formula="of:=CONCATENATE( IF([.G59]=&quot;&quot;;&quot;&quot;;CONCATENATE([.G59];&quot;_ &quot;));[.H59];&quot;. &quot;;IF([.I59]=&quot;&quot;;&quot;&quot;;CONCATENATE([.I59];&quot;_ &quot;));[.L59];IF(OR([.I59]&lt;&gt;&quot;&quot;;[.L59]&lt;&gt;[.M59]);CONCATENATE(&quot;. &quot;;[.M59]);&quot;&quot;))" table:style-name="ce55">
            <text:p>Criterion Property Group. Type Code. Code</text:p>
          </table:table-cell>
          <table:table-cell table:style-name="ce55"/>
          <table:table-cell office:value-type="string" table:style-name="ce55">
            <text:p>Criterion Property Group</text:p>
          </table:table-cell>
          <table:table-cell table:style-name="ce55"/>
          <table:table-cell office:value-type="string" table:style-name="ce55">
            <text:p>Type</text:p>
          </table:table-cell>
          <table:table-cell office:value-type="string" table:style-name="ce55">
            <text:p>Code</text:p>
          </table:table-cell>
          <table:table-cell office:value-type="string" office:string-value="Type Code" table:formula="of:=IF([.J59]&lt;&gt;&quot;&quot;;CONCATENATE([.J59];&quot; &quot;;[.K59]);[.K59])" table:style-name="ce55">
            <text:p>Type Code</text:p>
          </table:table-cell>
          <table:table-cell office:value-type="string" table:style-name="ce55">
            <text:p>Code</text:p>
          </table:table-cell>
          <table:table-cell table:style-name="ce55"/>
          <table:table-cell office:value-type="string" office:string-value="Code. Type" table:formula="of:=IF([.N59]&lt;&gt;&quot;&quot;;CONCATENATE([.N59];&quot;_ &quot;;[.M59];&quot;. Type&quot;);CONCATENATE([.M59];&quot;. Type&quot;))" table:style-name="ce55">
            <text:p>Code.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FulfilmentIndicator" table:formula="of:=SUBSTITUTE(CONCATENATE([.I60];[.J60];IF([.K60]=&quot;Identifier&quot;;&quot;ID&quot;;IF(AND([.K60]=&quot;Text&quot;;OR([.I60]&lt;&gt;&quot;&quot;;[.J60]&lt;&gt;&quot;&quot;));&quot;&quot;;[.K60]));IF(AND([.M60]&lt;&gt;&quot;Text&quot;;[.K60]&lt;&gt;[.M60];NOT(AND([.K60]=&quot;URI&quot;;[.M60]=&quot;Identifier&quot;));NOT(AND([.K60]=&quot;UUID&quot;;[.M60]=&quot;Identifier&quot;));NOT(AND([.K60]=&quot;OID&quot;;[.M60]=&quot;Identifier&quot;)));IF([.M60]=&quot;Identifier&quot;;&quot;ID&quot;;[.M60]);&quot;&quot;));&quot; &quot;;&quot;&quot;)" table:style-name="ce55">
            <text:p>FulfilmentIndicator</text:p>
          </table:table-cell>
          <table:table-cell office:value-type="string" table:style-name="ce56">
            <text:p>0..1</text:p>
          </table:table-cell>
          <table:table-cell office:value-type="string" table:style-name="ce55">
            <text:p>An indication that this group of criteria have been fulfilled.</text:p>
          </table:table-cell>
          <table:table-cell table:number-columns-repeated="2" table:style-name="ce55"/>
          <table:table-cell office:value-type="string" office:string-value="Criterion Property Group. Fulfilment Indicator. Indicator" table:formula="of:=CONCATENATE( IF([.G60]=&quot;&quot;;&quot;&quot;;CONCATENATE([.G60];&quot;_ &quot;));[.H60];&quot;. &quot;;IF([.I60]=&quot;&quot;;&quot;&quot;;CONCATENATE([.I60];&quot;_ &quot;));[.L60];IF(OR([.I60]&lt;&gt;&quot;&quot;;[.L60]&lt;&gt;[.M60]);CONCATENATE(&quot;. &quot;;[.M60]);&quot;&quot;))" table:style-name="ce55">
            <text:p>Criterion Property Group. Fulfilment Indicator. Indicator</text:p>
          </table:table-cell>
          <table:table-cell table:style-name="ce55"/>
          <table:table-cell office:value-type="string" table:style-name="ce55">
            <text:p>Criterion Property Group</text:p>
          </table:table-cell>
          <table:table-cell table:style-name="ce55"/>
          <table:table-cell office:value-type="string" table:style-name="ce55">
            <text:p>Fulfilment</text:p>
          </table:table-cell>
          <table:table-cell office:value-type="string" table:style-name="ce55">
            <text:p>Indicator</text:p>
          </table:table-cell>
          <table:table-cell office:value-type="string" office:string-value="Fulfilment Indicator" table:formula="of:=IF([.J60]&lt;&gt;&quot;&quot;;CONCATENATE([.J60];&quot; &quot;;[.K60]);[.K60])" table:style-name="ce55">
            <text:p>Fulfilment Indicator</text:p>
          </table:table-cell>
          <table:table-cell office:value-type="string" table:style-name="ce55">
            <text:p>Indicator</text:p>
          </table:table-cell>
          <table:table-cell table:style-name="ce55"/>
          <table:table-cell office:value-type="string" office:string-value="Indicator. Type" table:formula="of:=IF([.N60]&lt;&gt;&quot;&quot;;CONCATENATE([.N60];&quot;_ &quot;;[.M60];&quot;. Type&quot;);CONCATENATE([.M60];&quot;. Type&quot;))" table:style-name="ce55">
            <text:p>Indicator.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FulfilmentIndicatorTypeCode" table:formula="of:=SUBSTITUTE(CONCATENATE([.I61];[.J61];IF([.K61]=&quot;Identifier&quot;;&quot;ID&quot;;IF(AND([.K61]=&quot;Text&quot;;OR([.I61]&lt;&gt;&quot;&quot;;[.J61]&lt;&gt;&quot;&quot;));&quot;&quot;;[.K61]));IF(AND([.M61]&lt;&gt;&quot;Text&quot;;[.K61]&lt;&gt;[.M61];NOT(AND([.K61]=&quot;URI&quot;;[.M61]=&quot;Identifier&quot;));NOT(AND([.K61]=&quot;UUID&quot;;[.M61]=&quot;Identifier&quot;));NOT(AND([.K61]=&quot;OID&quot;;[.M61]=&quot;Identifier&quot;)));IF([.M61]=&quot;Identifier&quot;;&quot;ID&quot;;[.M61]);&quot;&quot;));&quot; &quot;;&quot;&quot;)" table:style-name="ce55">
            <text:p>FulfilmentIndicatorTypeCode</text:p>
          </table:table-cell>
          <table:table-cell office:value-type="string" table:style-name="ce56">
            <text:p>0..1</text:p>
          </table:table-cell>
          <table:table-cell office:value-type="string" table:style-name="ce55">
            <text:p>A code signifying how this group of criteria have been fulfilled.</text:p>
          </table:table-cell>
          <table:table-cell table:number-columns-repeated="2" table:style-name="ce55"/>
          <table:table-cell office:value-type="string" office:string-value="Criterion Property Group. Fulfilment Indicator Type Code. Code" table:formula="of:=CONCATENATE( IF([.G61]=&quot;&quot;;&quot;&quot;;CONCATENATE([.G61];&quot;_ &quot;));[.H61];&quot;. &quot;;IF([.I61]=&quot;&quot;;&quot;&quot;;CONCATENATE([.I61];&quot;_ &quot;));[.L61];IF(OR([.I61]&lt;&gt;&quot;&quot;;[.L61]&lt;&gt;[.M61]);CONCATENATE(&quot;. &quot;;[.M61]);&quot;&quot;))" table:style-name="ce55">
            <text:p>Criterion Property Group. Fulfilment Indicator Type Code. Code</text:p>
          </table:table-cell>
          <table:table-cell table:style-name="ce55"/>
          <table:table-cell office:value-type="string" table:style-name="ce55">
            <text:p>Criterion Property Group</text:p>
          </table:table-cell>
          <table:table-cell table:style-name="ce55"/>
          <table:table-cell office:value-type="string" table:style-name="ce55">
            <text:p>Fulfilment Indicator Type</text:p>
          </table:table-cell>
          <table:table-cell office:value-type="string" table:style-name="ce55">
            <text:p>Code</text:p>
          </table:table-cell>
          <table:table-cell office:value-type="string" office:string-value="Fulfilment Indicator Type Code" table:formula="of:=IF([.J61]&lt;&gt;&quot;&quot;;CONCATENATE([.J61];&quot; &quot;;[.K61]);[.K61])" table:style-name="ce55">
            <text:p>Fulfilment Indicator Type Code</text:p>
          </table:table-cell>
          <table:table-cell office:value-type="string" table:style-name="ce55">
            <text:p>Code</text:p>
          </table:table-cell>
          <table:table-cell table:style-name="ce55"/>
          <table:table-cell office:value-type="string" office:string-value="Code. Type" table:formula="of:=IF([.N61]&lt;&gt;&quot;&quot;;CONCATENATE([.N61];&quot;_ &quot;;[.M61];&quot;. Type&quot;);CONCATENATE([.M61];&quot;. Type&quot;))" table:style-name="ce55">
            <text:p>Code.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CriterionProperty" table:formula="of:=SUBSTITUTE(SUBSTITUTE(CONCATENATE([.I62];IF([.L62]=&quot;Identifier&quot;;&quot;ID&quot;;[.L62]));&quot; &quot;;&quot;&quot;);&quot;_&quot;;&quot;&quot;)" table:style-name="ce50">
            <text:p>CriterionProperty</text:p>
          </table:table-cell>
          <table:table-cell office:value-type="string" table:style-name="ce51">
            <text:p>0..n</text:p>
          </table:table-cell>
          <table:table-cell office:value-type="string" table:style-name="ce50">
            <text:p>All the criteria properties comprising the criterion.</text:p>
          </table:table-cell>
          <table:table-cell table:number-columns-repeated="2" table:style-name="ce50"/>
          <table:table-cell office:value-type="string" office:string-value="Criterion Property Group. Criterion Property" table:formula="of:=CONCATENATE( IF([.G62]=&quot;&quot;;&quot;&quot;;CONCATENATE([.G62];&quot;_ &quot;));[.H62];&quot;. &quot;;IF([.I62]=&quot;&quot;;&quot;&quot;;CONCATENATE([.I62];&quot;_ &quot;));[.L62];IF([.I62]=&quot;&quot;;&quot;&quot;;CONCATENATE(&quot;. &quot;;[.M62])))" table:style-name="ce50">
            <text:p>Criterion Property Group. Criterion Property</text:p>
          </table:table-cell>
          <table:table-cell table:style-name="ce50"/>
          <table:table-cell office:value-type="string" table:style-name="ce50">
            <text:p>Criterion Property Group</text:p>
          </table:table-cell>
          <table:table-cell table:number-columns-repeated="3" table:style-name="ce50"/>
          <table:table-cell office:value-type="string" office:string-value="Criterion Property" table:formula="of:=CONCATENATE(IF([.P62]=&quot;&quot;;&quot;&quot;;CONCATENATE([.P62];&quot;_ &quot;));[.Q62])" table:style-name="ce50">
            <text:p>Criterion Property</text:p>
          </table:table-cell>
          <table:table-cell office:value-type="string" office:string-value="Criterion Property" table:formula="of:=[.L62]" table:style-name="ce50">
            <text:p>Criterion Property</text:p>
          </table:table-cell>
          <table:table-cell table:number-columns-repeated="3" table:style-name="ce50"/>
          <table:table-cell office:value-type="string" table:style-name="ce50">
            <text:p>Criterion Property</text:p>
          </table:table-cell>
          <table:table-cell office:value-type="string" table:style-name="ce50">
            <text:p>ASBIE</text:p>
          </table:table-cell>
          <table:table-cell table:number-columns-repeated="3" table:style-name="ce50"/>
          <table:table-cell table:number-columns-repeated="2" table:style-name="ce53"/>
          <table:table-cell office:value-type="string" table:style-name="ce53">
            <text:p>2.0.0</text:p>
          </table:table-cell>
          <table:table-cell office:value-type="string" table:style-name="ce53">
            <text:p>New definition proposed to the WG</text:p>
          </table:table-cell>
          <table:table-cell table:number-columns-repeated="16359" table:style-name="ce57"/>
        </table:table-row>
        <table:table-row table:style-name="ro22">
          <table:table-cell office:value-type="string" office:string-value="HasSubCriterionPropertyGroup" table:formula="of:=SUBSTITUTE(SUBSTITUTE(CONCATENATE([.I63];IF([.L63]=&quot;Identifier&quot;;&quot;ID&quot;;[.L63]));&quot; &quot;;&quot;&quot;);&quot;_&quot;;&quot;&quot;)" table:style-name="ce50">
            <text:p>HasSubCriterionPropertyGroup</text:p>
          </table:table-cell>
          <table:table-cell office:value-type="string" table:style-name="ce51">
            <text:p>0..n</text:p>
          </table:table-cell>
          <table:table-cell office:value-type="string" table:style-name="ce50">
            <text:p>Subsidiary criteria groups comprising this criterion.</text:p>
          </table:table-cell>
          <table:table-cell table:number-columns-repeated="2" table:style-name="ce50"/>
          <table:table-cell office:value-type="string" office:string-value="Criterion Property Group. Has_ Sub_ Criterion Property Group. Sub_ Criterion Property Group" table:formula="of:=CONCATENATE( IF([.G63]=&quot;&quot;;&quot;&quot;;CONCATENATE([.G63];&quot;_ &quot;));[.H63];&quot;. &quot;;IF([.I63]=&quot;&quot;;&quot;&quot;;CONCATENATE([.I63];&quot;_ &quot;));[.L63];IF([.I63]=&quot;&quot;;&quot;&quot;;CONCATENATE(&quot;. &quot;;[.M63])))" table:style-name="ce50">
            <text:p>Criterion Property Group. Has_ Sub_ Criterion Property Group. Sub_ Criterion Property Group</text:p>
          </table:table-cell>
          <table:table-cell table:style-name="ce50"/>
          <table:table-cell office:value-type="string" table:style-name="ce50">
            <text:p>Criterion Property Group</text:p>
          </table:table-cell>
          <table:table-cell office:value-type="string" table:style-name="ce50">
            <text:p>Has</text:p>
          </table:table-cell>
          <table:table-cell table:number-columns-repeated="2" table:style-name="ce50"/>
          <table:table-cell office:value-type="string" office:string-value="Sub_ Criterion Property Group" table:formula="of:=CONCATENATE(IF([.P63]=&quot;&quot;;&quot;&quot;;CONCATENATE([.P63];&quot;_ &quot;));[.Q63])" table:style-name="ce50">
            <text:p>Sub_ Criterion Property Group</text:p>
          </table:table-cell>
          <table:table-cell office:value-type="string" office:string-value="Sub_ Criterion Property Group" table:formula="of:=[.L63]" table:style-name="ce50">
            <text:p>Sub_ Criterion Property Group</text:p>
          </table:table-cell>
          <table:table-cell table:number-columns-repeated="2" table:style-name="ce50"/>
          <table:table-cell office:value-type="string" table:style-name="ce50">
            <text:p>Sub</text:p>
          </table:table-cell>
          <table:table-cell office:value-type="string" table:style-name="ce50">
            <text:p>Criterion Property Group</text:p>
          </table:table-cell>
          <table:table-cell office:value-type="string" table:style-name="ce50">
            <text:p>ASBIE</text:p>
          </table:table-cell>
          <table:table-cell table:number-columns-repeated="3" table:style-name="ce50"/>
          <table:table-cell table:number-columns-repeated="2" table:style-name="ce53"/>
          <table:table-cell office:value-type="string" table:style-name="ce53">
            <text:p>2.0.0</text:p>
          </table:table-cell>
          <table:table-cell office:value-type="string" table:style-name="ce53">
            <text:p>New definition proposed to the WG</text:p>
          </table:table-cell>
          <table:table-cell table:number-columns-repeated="16359" table:style-name="ce57"/>
        </table:table-row>
        <table:table-row table:style-name="ro22">
          <table:table-cell office:value-type="string" office:string-value="CriterionPropertyResponse" table:formula="of:=SUBSTITUTE(CONCATENATE([.G64];[.H64]);&quot; &quot;;&quot;&quot;)" table:style-name="ce43">
            <text:p>CriterionPropertyResponse</text:p>
          </table:table-cell>
          <table:table-cell table:style-name="ce44"/>
          <table:table-cell office:value-type="string" table:style-name="ce43">
            <text:p>[TODO: ENRIC]</text:p>
          </table:table-cell>
          <table:table-cell table:number-columns-repeated="2" table:style-name="ce43"/>
          <table:table-cell office:value-type="string" office:string-value="Criterion Property Response. Details" table:formula="of:=CONCATENATE(IF([.G64]=&quot;&quot;;&quot;&quot;;CONCATENATE([.G64];&quot;_ &quot;));[.H64];&quot;. Details&quot;)" table:style-name="ce43">
            <text:p>Criterion Property Response. Details</text:p>
          </table:table-cell>
          <table:table-cell table:style-name="ce43"/>
          <table:table-cell office:value-type="string" table:style-name="ce54">
            <text:p>Criterion Property Response</text:p>
          </table:table-cell>
          <table:table-cell table:number-columns-repeated="9" table:style-name="ce43"/>
          <table:table-cell office:value-type="string" table:style-name="ce43">
            <text:p>ABIE</text:p>
          </table:table-cell>
          <table:table-cell table:number-columns-repeated="5"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22">
          <table:table-cell office:value-type="string" office:string-value="ID" table:formula="of:=SUBSTITUTE(CONCATENATE([.I65];[.J65];IF([.K65]=&quot;Identifier&quot;;&quot;ID&quot;;IF(AND([.K65]=&quot;Text&quot;;OR([.I65]&lt;&gt;&quot;&quot;;[.J65]&lt;&gt;&quot;&quot;));&quot;&quot;;[.K65]));IF(AND([.M65]&lt;&gt;&quot;Text&quot;;[.K65]&lt;&gt;[.M65];NOT(AND([.K65]=&quot;URI&quot;;[.M65]=&quot;Identifier&quot;));NOT(AND([.K65]=&quot;UUID&quot;;[.M65]=&quot;Identifier&quot;));NOT(AND([.K65]=&quot;OID&quot;;[.M65]=&quot;Identifier&quot;)));IF([.M65]=&quot;Identifier&quot;;&quot;ID&quot;;[.M65]);&quot;&quot;));&quot; &quot;;&quot;&quot;)" table:style-name="ce55">
            <text:p>ID</text:p>
          </table:table-cell>
          <table:table-cell office:value-type="string" table:style-name="ce56">
            <text:p>0..1</text:p>
          </table:table-cell>
          <table:table-cell office:value-type="string" table:style-name="ce42">
            <text:p>Identifies unambiguouly and uniquelly a criterion property response.</text:p>
          </table:table-cell>
          <table:table-cell table:number-columns-repeated="2" table:style-name="ce55"/>
          <table:table-cell office:value-type="string" office:string-value="Criterion Property. Identifier" table:formula="of:=CONCATENATE( IF([.G65]=&quot;&quot;;&quot;&quot;;CONCATENATE([.G65];&quot;_ &quot;));[.H65];&quot;. &quot;;IF([.I65]=&quot;&quot;;&quot;&quot;;CONCATENATE([.I65];&quot;_ &quot;));[.L65];IF(OR([.I65]&lt;&gt;&quot;&quot;;[.L65]&lt;&gt;[.M65]);CONCATENATE(&quot;. &quot;;[.M65]);&quot;&quot;))" table:style-name="ce55">
            <text:p>Criterion Property. Identifier</text:p>
          </table:table-cell>
          <table:table-cell table:style-name="ce55"/>
          <table:table-cell office:value-type="string" table:style-name="ce55">
            <text:p>Criterion Property</text:p>
          </table:table-cell>
          <table:table-cell table:number-columns-repeated="2" table:style-name="ce55"/>
          <table:table-cell office:value-type="string" table:style-name="ce55">
            <text:p>Identifier</text:p>
          </table:table-cell>
          <table:table-cell office:value-type="string" office:string-value="Identifier" table:formula="of:=IF([.J65]&lt;&gt;&quot;&quot;;CONCATENATE([.J65];&quot; &quot;;[.K65]);[.K65])" table:style-name="ce55">
            <text:p>Identifier</text:p>
          </table:table-cell>
          <table:table-cell office:value-type="string" table:style-name="ce55">
            <text:p>Identifier</text:p>
          </table:table-cell>
          <table:table-cell table:style-name="ce55"/>
          <table:table-cell office:value-type="string" office:string-value="Identifier. Type" table:formula="of:=IF([.N65]&lt;&gt;&quot;&quot;;CONCATENATE([.N65];&quot;_ &quot;;[.M65];&quot;. Type&quot;);CONCATENATE([.M65];&quot;. Type&quot;))" table:style-name="ce55">
            <text:p>Identifier.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Name" table:formula="of:=SUBSTITUTE(CONCATENATE([.I66];[.J66];IF([.K66]=&quot;Identifier&quot;;&quot;ID&quot;;IF(AND([.K66]=&quot;Text&quot;;OR([.I66]&lt;&gt;&quot;&quot;;[.J66]&lt;&gt;&quot;&quot;));&quot;&quot;;[.K66]));IF(AND([.M66]&lt;&gt;&quot;Text&quot;;[.K66]&lt;&gt;[.M66];NOT(AND([.K66]=&quot;URI&quot;;[.M66]=&quot;Identifier&quot;));NOT(AND([.K66]=&quot;UUID&quot;;[.M66]=&quot;Identifier&quot;));NOT(AND([.K66]=&quot;OID&quot;;[.M66]=&quot;Identifier&quot;)));IF([.M66]=&quot;Identifier&quot;;&quot;ID&quot;;[.M66]);&quot;&quot;));&quot; &quot;;&quot;&quot;)" table:style-name="ce55">
            <text:p>Name</text:p>
          </table:table-cell>
          <table:table-cell office:value-type="string" table:style-name="ce56">
            <text:p>0..1</text:p>
          </table:table-cell>
          <table:table-cell office:value-type="string" table:style-name="ce42">
            <text:p>A short and self-explanatory title identifying the criterion property response.</text:p>
          </table:table-cell>
          <table:table-cell table:number-columns-repeated="2" table:style-name="ce55"/>
          <table:table-cell office:value-type="string" office:string-value="Criterion Property. Name" table:formula="of:=CONCATENATE( IF([.G66]=&quot;&quot;;&quot;&quot;;CONCATENATE([.G66];&quot;_ &quot;));[.H66];&quot;. &quot;;IF([.I66]=&quot;&quot;;&quot;&quot;;CONCATENATE([.I66];&quot;_ &quot;));[.L66];IF(OR([.I66]&lt;&gt;&quot;&quot;;[.L66]&lt;&gt;[.M66]);CONCATENATE(&quot;. &quot;;[.M66]);&quot;&quot;))" table:style-name="ce55">
            <text:p>Criterion Property. Name</text:p>
          </table:table-cell>
          <table:table-cell table:style-name="ce55"/>
          <table:table-cell office:value-type="string" table:style-name="ce55">
            <text:p>Criterion Property</text:p>
          </table:table-cell>
          <table:table-cell table:number-columns-repeated="2" table:style-name="ce55"/>
          <table:table-cell office:value-type="string" table:style-name="ce55">
            <text:p>Name</text:p>
          </table:table-cell>
          <table:table-cell office:value-type="string" office:string-value="Name" table:formula="of:=IF([.J66]&lt;&gt;&quot;&quot;;CONCATENATE([.J66];&quot; &quot;;[.K66]);[.K66])" table:style-name="ce55">
            <text:p>Name</text:p>
          </table:table-cell>
          <table:table-cell office:value-type="string" table:style-name="ce55">
            <text:p>Name</text:p>
          </table:table-cell>
          <table:table-cell table:style-name="ce55"/>
          <table:table-cell office:value-type="string" office:string-value="Name. Type" table:formula="of:=IF([.N66]&lt;&gt;&quot;&quot;;CONCATENATE([.N66];&quot;_ &quot;;[.M66];&quot;. Type&quot;);CONCATENATE([.M66];&quot;. Type&quot;))" table:style-name="ce55">
            <text:p>Name.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Description" table:formula="of:=SUBSTITUTE(CONCATENATE([.I67];[.J67];IF([.K67]=&quot;Identifier&quot;;&quot;ID&quot;;IF(AND([.K67]=&quot;Text&quot;;OR([.I67]&lt;&gt;&quot;&quot;;[.J67]&lt;&gt;&quot;&quot;));&quot;&quot;;[.K67]));IF(AND([.M67]&lt;&gt;&quot;Text&quot;;[.K67]&lt;&gt;[.M67];NOT(AND([.K67]=&quot;URI&quot;;[.M67]=&quot;Identifier&quot;));NOT(AND([.K67]=&quot;UUID&quot;;[.M67]=&quot;Identifier&quot;));NOT(AND([.K67]=&quot;OID&quot;;[.M67]=&quot;Identifier&quot;)));IF([.M67]=&quot;Identifier&quot;;&quot;ID&quot;;[.M67]);&quot;&quot;));&quot; &quot;;&quot;&quot;)" table:style-name="ce55">
            <text:p>Description</text:p>
          </table:table-cell>
          <table:table-cell office:value-type="string" table:style-name="ce56">
            <text:p>0..n</text:p>
          </table:table-cell>
          <table:table-cell office:value-type="string" table:style-name="ce55">
            <text:p>A description of the criterion property response.</text:p>
          </table:table-cell>
          <table:table-cell table:number-columns-repeated="2" table:style-name="ce55"/>
          <table:table-cell office:value-type="string" office:string-value="Criterion Property. Description. Text" table:formula="of:=CONCATENATE( IF([.G67]=&quot;&quot;;&quot;&quot;;CONCATENATE([.G67];&quot;_ &quot;));[.H67];&quot;. &quot;;IF([.I67]=&quot;&quot;;&quot;&quot;;CONCATENATE([.I67];&quot;_ &quot;));[.L67];IF(OR([.I67]&lt;&gt;&quot;&quot;;[.L67]&lt;&gt;[.M67]);CONCATENATE(&quot;. &quot;;[.M67]);&quot;&quot;))" table:style-name="ce55">
            <text:p>Criterion Property. Description. Text</text:p>
          </table:table-cell>
          <table:table-cell table:style-name="ce55"/>
          <table:table-cell office:value-type="string" table:style-name="ce55">
            <text:p>Criterion Property</text:p>
          </table:table-cell>
          <table:table-cell table:number-columns-repeated="2" table:style-name="ce55"/>
          <table:table-cell office:value-type="string" table:style-name="ce55">
            <text:p>Description</text:p>
          </table:table-cell>
          <table:table-cell office:value-type="string" office:string-value="Description" table:formula="of:=IF([.J67]&lt;&gt;&quot;&quot;;CONCATENATE([.J67];&quot; &quot;;[.K67]);[.K67])" table:style-name="ce55">
            <text:p>Description</text:p>
          </table:table-cell>
          <table:table-cell office:value-type="string" table:style-name="ce55">
            <text:p>Text</text:p>
          </table:table-cell>
          <table:table-cell table:style-name="ce55"/>
          <table:table-cell office:value-type="string" office:string-value="Text. Type" table:formula="of:=IF([.N67]&lt;&gt;&quot;&quot;;CONCATENATE([.N67];&quot;_ &quot;;[.M67];&quot;. Type&quot;);CONCATENATE([.M67];&quot;. Type&quot;))" table:style-name="ce55">
            <text:p>Text.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TypeCode" table:formula="of:=SUBSTITUTE(CONCATENATE([.I68];[.J68];IF([.K68]=&quot;Identifier&quot;;&quot;ID&quot;;IF(AND([.K68]=&quot;Text&quot;;OR([.I68]&lt;&gt;&quot;&quot;;[.J68]&lt;&gt;&quot;&quot;));&quot;&quot;;[.K68]));IF(AND([.M68]&lt;&gt;&quot;Text&quot;;[.K68]&lt;&gt;[.M68];NOT(AND([.K68]=&quot;URI&quot;;[.M68]=&quot;Identifier&quot;));NOT(AND([.K68]=&quot;UUID&quot;;[.M68]=&quot;Identifier&quot;));NOT(AND([.K68]=&quot;OID&quot;;[.M68]=&quot;Identifier&quot;)));IF([.M68]=&quot;Identifier&quot;;&quot;ID&quot;;[.M68]);&quot;&quot;));&quot; &quot;;&quot;&quot;)" table:style-name="ce55">
            <text:p>TypeCode</text:p>
          </table:table-cell>
          <table:table-cell office:value-type="string" table:style-name="ce56">
            <text:p>0..1</text:p>
          </table:table-cell>
          <table:table-cell office:value-type="string" table:style-name="ce55">
            <text:p>A mutually agreed code signifying the type of the criterion property response.</text:p>
          </table:table-cell>
          <table:table-cell table:number-columns-repeated="2" table:style-name="ce55"/>
          <table:table-cell office:value-type="string" office:string-value="Criterion Property. Type Code. Code" table:formula="of:=CONCATENATE( IF([.G68]=&quot;&quot;;&quot;&quot;;CONCATENATE([.G68];&quot;_ &quot;));[.H68];&quot;. &quot;;IF([.I68]=&quot;&quot;;&quot;&quot;;CONCATENATE([.I68];&quot;_ &quot;));[.L68];IF(OR([.I68]&lt;&gt;&quot;&quot;;[.L68]&lt;&gt;[.M68]);CONCATENATE(&quot;. &quot;;[.M68]);&quot;&quot;))" table:style-name="ce55">
            <text:p>Criterion Property. Type Code. Code</text:p>
          </table:table-cell>
          <table:table-cell table:style-name="ce55"/>
          <table:table-cell office:value-type="string" table:style-name="ce55">
            <text:p>Criterion Property</text:p>
          </table:table-cell>
          <table:table-cell table:style-name="ce55"/>
          <table:table-cell office:value-type="string" table:style-name="ce55">
            <text:p>Type</text:p>
          </table:table-cell>
          <table:table-cell office:value-type="string" table:style-name="ce55">
            <text:p>Code</text:p>
          </table:table-cell>
          <table:table-cell office:value-type="string" office:string-value="Type Code" table:formula="of:=IF([.J68]&lt;&gt;&quot;&quot;;CONCATENATE([.J68];&quot; &quot;;[.K68]);[.K68])" table:style-name="ce55">
            <text:p>Type Code</text:p>
          </table:table-cell>
          <table:table-cell office:value-type="string" table:style-name="ce55">
            <text:p>Code</text:p>
          </table:table-cell>
          <table:table-cell table:style-name="ce55"/>
          <table:table-cell office:value-type="string" office:string-value="Code. Type" table:formula="of:=IF([.N68]&lt;&gt;&quot;&quot;;CONCATENATE([.N68];&quot;_ &quot;;[.M68];&quot;. Type&quot;);CONCATENATE([.M68];&quot;. Type&quot;))" table:style-name="ce55">
            <text:p>Code.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ConfidentialityLevelCode" table:formula="of:=SUBSTITUTE(CONCATENATE([.I69];[.J69];IF([.K69]=&quot;Identifier&quot;;&quot;ID&quot;;IF(AND([.K69]=&quot;Text&quot;;OR([.I69]&lt;&gt;&quot;&quot;;[.J69]&lt;&gt;&quot;&quot;));&quot;&quot;;[.K69]));IF(AND([.M69]&lt;&gt;&quot;Text&quot;;[.K69]&lt;&gt;[.M69];NOT(AND([.K69]=&quot;URI&quot;;[.M69]=&quot;Identifier&quot;));NOT(AND([.K69]=&quot;UUID&quot;;[.M69]=&quot;Identifier&quot;));NOT(AND([.K69]=&quot;OID&quot;;[.M69]=&quot;Identifier&quot;)));IF([.M69]=&quot;Identifier&quot;;&quot;ID&quot;;[.M69]);&quot;&quot;));&quot; &quot;;&quot;&quot;)" table:style-name="ce55">
            <text:p>ConfidentialityLevelCode</text:p>
          </table:table-cell>
          <table:table-cell office:value-type="string" table:style-name="ce56">
            <text:p>0..1</text:p>
          </table:table-cell>
          <table:table-cell office:value-type="string" table:style-name="ce55">
            <text:p>A code specifying the confidentiality level of the response to this criterion.</text:p>
          </table:table-cell>
          <table:table-cell table:number-columns-repeated="2" table:style-name="ce55"/>
          <table:table-cell office:value-type="string" office:string-value="Criterion Property. Confidentiality Level Code. Code" table:formula="of:=CONCATENATE( IF([.G69]=&quot;&quot;;&quot;&quot;;CONCATENATE([.G69];&quot;_ &quot;));[.H69];&quot;. &quot;;IF([.I69]=&quot;&quot;;&quot;&quot;;CONCATENATE([.I69];&quot;_ &quot;));[.L69];IF(OR([.I69]&lt;&gt;&quot;&quot;;[.L69]&lt;&gt;[.M69]);CONCATENATE(&quot;. &quot;;[.M69]);&quot;&quot;))" table:style-name="ce55">
            <text:p>Criterion Property. Confidentiality Level Code. Code</text:p>
          </table:table-cell>
          <table:table-cell table:style-name="ce55"/>
          <table:table-cell office:value-type="string" table:style-name="ce55">
            <text:p>Criterion Property</text:p>
          </table:table-cell>
          <table:table-cell table:style-name="ce55"/>
          <table:table-cell office:value-type="string" table:style-name="ce55">
            <text:p>Confidentiality Level</text:p>
          </table:table-cell>
          <table:table-cell office:value-type="string" table:style-name="ce55">
            <text:p>Code</text:p>
          </table:table-cell>
          <table:table-cell office:value-type="string" office:string-value="Confidentiality Level Code" table:formula="of:=IF([.J69]&lt;&gt;&quot;&quot;;CONCATENATE([.J69];&quot; &quot;;[.K69]);[.K69])" table:style-name="ce55">
            <text:p>Confidentiality Level Code</text:p>
          </table:table-cell>
          <table:table-cell office:value-type="string" table:style-name="ce55">
            <text:p>Code</text:p>
          </table:table-cell>
          <table:table-cell table:style-name="ce55"/>
          <table:table-cell office:value-type="string" office:string-value="Code. Type" table:formula="of:=IF([.N69]&lt;&gt;&quot;&quot;;CONCATENATE([.N69];&quot;_ &quot;;[.M69];&quot;. Type&quot;);CONCATENATE([.M69];&quot;. Type&quot;))" table:style-name="ce55">
            <text:p>Code.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RespondsToCriterionProperty" table:formula="of:=SUBSTITUTE(SUBSTITUTE(CONCATENATE([.I70];IF([.L70]=&quot;Identifier&quot;;&quot;ID&quot;;[.L70]));&quot; &quot;;&quot;&quot;);&quot;_&quot;;&quot;&quot;)" table:style-name="ce50">
            <text:p>RespondsToCriterionProperty</text:p>
          </table:table-cell>
          <table:table-cell office:value-type="float" office:value="1" table:style-name="ce51">
            <text:p>1</text:p>
          </table:table-cell>
          <table:table-cell office:value-type="string" table:style-name="ce53">
            <text:p>[TODO: Enric, espd-based]</text:p>
          </table:table-cell>
          <table:table-cell table:number-columns-repeated="2" table:style-name="ce50"/>
          <table:table-cell office:value-type="string" office:string-value="Criterion Property. Responds To_ Criterion Property. Criterion Property" table:formula="of:=CONCATENATE( IF([.G70]=&quot;&quot;;&quot;&quot;;CONCATENATE([.G70];&quot;_ &quot;));[.H70];&quot;. &quot;;IF([.I70]=&quot;&quot;;&quot;&quot;;CONCATENATE([.I70];&quot;_ &quot;));[.L70];IF([.I70]=&quot;&quot;;&quot;&quot;;CONCATENATE(&quot;. &quot;;[.M70])))" table:style-name="ce50">
            <text:p>Criterion Property. Responds To_ Criterion Property. Criterion Property</text:p>
          </table:table-cell>
          <table:table-cell table:style-name="ce50"/>
          <table:table-cell office:value-type="string" table:style-name="ce50">
            <text:p>Criterion Property</text:p>
          </table:table-cell>
          <table:table-cell office:value-type="string" table:style-name="ce50">
            <text:p>Responds To</text:p>
          </table:table-cell>
          <table:table-cell table:number-columns-repeated="2" table:style-name="ce50"/>
          <table:table-cell office:value-type="string" office:string-value="Criterion Property" table:formula="of:=CONCATENATE(IF([.P70]=&quot;&quot;;&quot;&quot;;CONCATENATE([.P70];&quot;_ &quot;));[.Q70])" table:style-name="ce50">
            <text:p>Criterion Property</text:p>
          </table:table-cell>
          <table:table-cell office:value-type="string" office:string-value="Criterion Property" table:formula="of:=[.L70]" table:style-name="ce50">
            <text:p>Criterion Property</text:p>
          </table:table-cell>
          <table:table-cell table:number-columns-repeated="3" table:style-name="ce50"/>
          <table:table-cell office:value-type="string" table:style-name="ce50">
            <text:p>Criterion Property</text:p>
          </table:table-cell>
          <table:table-cell office:value-type="string" table:style-name="ce50">
            <text:p>ASBIE</text:p>
          </table:table-cell>
          <table:table-cell table:number-columns-repeated="2" table:style-name="ce50"/>
          <table:table-cell table:number-columns-repeated="3" table:style-name="ce53"/>
          <table:table-cell office:value-type="string" table:style-name="ce53">
            <text:p>2.0.0</text:p>
          </table:table-cell>
          <table:table-cell office:value-type="string" table:style-name="ce53">
            <text:p>New definition proposed to the WG</text:p>
          </table:table-cell>
          <table:table-cell table:number-columns-repeated="16359" table:style-name="ce57"/>
        </table:table-row>
        <table:table-row table:style-name="ro22">
          <table:table-cell office:value-type="string" office:string-value="HasValue" table:formula="of:=SUBSTITUTE(SUBSTITUTE(CONCATENATE([.I71];IF([.L71]=&quot;Identifier&quot;;&quot;ID&quot;;[.L71]));&quot; &quot;;&quot;&quot;);&quot;_&quot;;&quot;&quot;)" table:style-name="ce50">
            <text:p>HasValue</text:p>
          </table:table-cell>
          <table:table-cell office:value-type="string" table:style-name="ce51">
            <text:p>0..n</text:p>
          </table:table-cell>
          <table:table-cell office:value-type="string" table:style-name="ce53">
            <text:p>[TODO: Enric, espd-based]</text:p>
          </table:table-cell>
          <table:table-cell table:number-columns-repeated="2" table:style-name="ce50"/>
          <table:table-cell office:value-type="string" office:string-value="Criterion Property. Has_ Value. Value" table:formula="of:=CONCATENATE( IF([.G71]=&quot;&quot;;&quot;&quot;;CONCATENATE([.G71];&quot;_ &quot;));[.H71];&quot;. &quot;;IF([.I71]=&quot;&quot;;&quot;&quot;;CONCATENATE([.I71];&quot;_ &quot;));[.L71];IF([.I71]=&quot;&quot;;&quot;&quot;;CONCATENATE(&quot;. &quot;;[.M71])))" table:style-name="ce50">
            <text:p>Criterion Property. Has_ Value. Value</text:p>
          </table:table-cell>
          <table:table-cell table:style-name="ce50"/>
          <table:table-cell office:value-type="string" table:style-name="ce50">
            <text:p>Criterion Property</text:p>
          </table:table-cell>
          <table:table-cell office:value-type="string" table:style-name="ce50">
            <text:p>Has</text:p>
          </table:table-cell>
          <table:table-cell table:number-columns-repeated="2" table:style-name="ce50"/>
          <table:table-cell office:value-type="string" office:string-value="Value" table:formula="of:=CONCATENATE(IF([.P71]=&quot;&quot;;&quot;&quot;;CONCATENATE([.P71];&quot;_ &quot;));[.Q71])" table:style-name="ce50">
            <text:p>Value</text:p>
          </table:table-cell>
          <table:table-cell office:value-type="string" office:string-value="Value" table:formula="of:=[.L71]" table:style-name="ce50">
            <text:p>Value</text:p>
          </table:table-cell>
          <table:table-cell table:number-columns-repeated="3" table:style-name="ce50"/>
          <table:table-cell office:value-type="string" table:style-name="ce50">
            <text:p>Value</text:p>
          </table:table-cell>
          <table:table-cell office:value-type="string" table:style-name="ce50">
            <text:p>ASBIE</text:p>
          </table:table-cell>
          <table:table-cell table:number-columns-repeated="2" table:style-name="ce50"/>
          <table:table-cell table:number-columns-repeated="3" table:style-name="ce53"/>
          <table:table-cell office:value-type="string" table:style-name="ce53">
            <text:p>2.0.0</text:p>
          </table:table-cell>
          <table:table-cell office:value-type="string" table:style-name="ce53">
            <text:p>New definition proposed to the WG</text:p>
          </table:table-cell>
          <table:table-cell table:number-columns-repeated="16359" table:style-name="ce57"/>
        </table:table-row>
        <table:table-row table:style-name="ro22">
          <table:table-cell office:value-type="string" office:string-value="HasApplicablePeriod" table:formula="of:=SUBSTITUTE(SUBSTITUTE(CONCATENATE([.I72];IF([.L72]=&quot;Identifier&quot;;&quot;ID&quot;;[.L72]));&quot; &quot;;&quot;&quot;);&quot;_&quot;;&quot;&quot;)" table:style-name="ce50">
            <text:p>HasApplicablePeriod</text:p>
          </table:table-cell>
          <table:table-cell office:value-type="string" table:style-name="ce51">
            <text:p>0..n</text:p>
          </table:table-cell>
          <table:table-cell office:value-type="string" table:style-name="ce50">
            <text:p>The period to which this criterion property response shall apply.</text:p>
          </table:table-cell>
          <table:table-cell table:number-columns-repeated="2" table:style-name="ce50"/>
          <table:table-cell office:value-type="string" office:string-value="Criterion Property. Has_ Applicable_ Period. Applicable_ Period" table:formula="of:=CONCATENATE( IF([.G72]=&quot;&quot;;&quot;&quot;;CONCATENATE([.G72];&quot;_ &quot;));[.H72];&quot;. &quot;;IF([.I72]=&quot;&quot;;&quot;&quot;;CONCATENATE([.I72];&quot;_ &quot;));[.L72];IF([.I72]=&quot;&quot;;&quot;&quot;;CONCATENATE(&quot;. &quot;;[.M72])))" table:style-name="ce50">
            <text:p>Criterion Property. Has_ Applicable_ Period. Applicable_ Period</text:p>
          </table:table-cell>
          <table:table-cell table:style-name="ce50"/>
          <table:table-cell office:value-type="string" table:style-name="ce50">
            <text:p>Criterion Property</text:p>
          </table:table-cell>
          <table:table-cell office:value-type="string" table:style-name="ce50">
            <text:p>Has</text:p>
          </table:table-cell>
          <table:table-cell table:style-name="ce50"/>
          <table:table-cell office:value-type="string" table:style-name="ce50">
            <text:p>Applicable</text:p>
          </table:table-cell>
          <table:table-cell office:value-type="string" office:string-value="Applicable_ Period" table:formula="of:=CONCATENATE(IF([.P72]=&quot;&quot;;&quot;&quot;;CONCATENATE([.P72];&quot;_ &quot;));[.Q72])" table:style-name="ce50">
            <text:p>Applicable_ Period</text:p>
          </table:table-cell>
          <table:table-cell office:value-type="string" office:string-value="Applicable_ Period" table:formula="of:=[.L72]" table:style-name="ce50">
            <text:p>Applicable_ Period</text:p>
          </table:table-cell>
          <table:table-cell table:number-columns-repeated="2" table:style-name="ce50"/>
          <table:table-cell office:value-type="string" table:style-name="ce50">
            <text:p>Applicable</text:p>
          </table:table-cell>
          <table:table-cell office:value-type="string" table:style-name="ce50">
            <text:p>Period</text:p>
          </table:table-cell>
          <table:table-cell office:value-type="string" table:style-name="ce50">
            <text:p>ASBIE</text:p>
          </table:table-cell>
          <table:table-cell table:number-columns-repeated="2" table:style-name="ce50"/>
          <table:table-cell table:number-columns-repeated="3" table:style-name="ce53"/>
          <table:table-cell office:value-type="string" table:style-name="ce53">
            <text:p>2.0.0</text:p>
          </table:table-cell>
          <table:table-cell office:value-type="string" table:style-name="ce53">
            <text:p>New definition proposed to the WG</text:p>
          </table:table-cell>
          <table:table-cell table:number-columns-repeated="16359" table:style-name="ce57"/>
        </table:table-row>
        <table:table-row table:style-name="ro22">
          <table:table-cell office:value-type="string" office:string-value="SuppliesEvidence" table:formula="of:=SUBSTITUTE(SUBSTITUTE(CONCATENATE([.I73];IF([.L73]=&quot;Identifier&quot;;&quot;ID&quot;;[.L73]));&quot; &quot;;&quot;&quot;);&quot;_&quot;;&quot;&quot;)" table:style-name="ce50">
            <text:p>SuppliesEvidence</text:p>
          </table:table-cell>
          <table:table-cell office:value-type="string" table:style-name="ce51">
            <text:p>0..n</text:p>
          </table:table-cell>
          <table:table-cell office:value-type="string" table:style-name="ce50">
            <text:p>A reference to the evidence supporting this criterion property response.</text:p>
          </table:table-cell>
          <table:table-cell table:number-columns-repeated="2" table:style-name="ce50"/>
          <table:table-cell office:value-type="string" office:string-value="Criterion Property. Supplies_ Evidence. Evidence" table:formula="of:=CONCATENATE( IF([.G73]=&quot;&quot;;&quot;&quot;;CONCATENATE([.G73];&quot;_ &quot;));[.H73];&quot;. &quot;;IF([.I73]=&quot;&quot;;&quot;&quot;;CONCATENATE([.I73];&quot;_ &quot;));[.L73];IF([.I73]=&quot;&quot;;&quot;&quot;;CONCATENATE(&quot;. &quot;;[.M73])))" table:style-name="ce50">
            <text:p>Criterion Property. Supplies_ Evidence. Evidence</text:p>
          </table:table-cell>
          <table:table-cell table:style-name="ce50"/>
          <table:table-cell office:value-type="string" table:style-name="ce50">
            <text:p>Criterion Property</text:p>
          </table:table-cell>
          <table:table-cell office:value-type="string" table:style-name="ce50">
            <text:p>Supplies</text:p>
          </table:table-cell>
          <table:table-cell table:number-columns-repeated="2" table:style-name="ce50"/>
          <table:table-cell office:value-type="string" office:string-value="Evidence" table:formula="of:=CONCATENATE(IF([.P73]=&quot;&quot;;&quot;&quot;;CONCATENATE([.P73];&quot;_ &quot;));[.Q73])" table:style-name="ce50">
            <text:p>Evidence</text:p>
          </table:table-cell>
          <table:table-cell office:value-type="string" office:string-value="Evidence" table:formula="of:=[.L73]" table:style-name="ce50">
            <text:p>Evidence</text:p>
          </table:table-cell>
          <table:table-cell table:number-columns-repeated="3" table:style-name="ce50"/>
          <table:table-cell office:value-type="string" table:style-name="ce50">
            <text:p>Evidence</text:p>
          </table:table-cell>
          <table:table-cell office:value-type="string" table:style-name="ce50">
            <text:p>ASBIE</text:p>
          </table:table-cell>
          <table:table-cell table:number-columns-repeated="3" table:style-name="ce50"/>
          <table:table-cell table:number-columns-repeated="2" table:style-name="ce53"/>
          <table:table-cell office:value-type="string" table:style-name="ce53">
            <text:p>2.0.0</text:p>
          </table:table-cell>
          <table:table-cell office:value-type="string" table:style-name="ce53">
            <text:p>New definition proposed to the WG</text:p>
          </table:table-cell>
          <table:table-cell table:number-columns-repeated="16359" table:style-name="ce57"/>
        </table:table-row>
        <table:table-row table:style-name="ro22">
          <table:table-cell office:value-type="string" office:string-value="EconomicOperator" table:formula="of:=SUBSTITUTE(CONCATENATE([.G74];[.H74]);&quot; &quot;;&quot;&quot;)" table:style-name="ce43">
            <text:p>EconomicOperator</text:p>
          </table:table-cell>
          <table:table-cell table:style-name="ce44"/>
          <table:table-cell office:value-type="string" table:style-name="ce54">
            <text:p>Any natural or legal person or public entity, including any temporary association of undertakings, which offers the execution of works and/or a work, the supply of products or the provision of services on the market. Information about the party submitting the qualification.</text:p>
          </table:table-cell>
          <table:table-cell table:number-columns-repeated="2" table:style-name="ce43"/>
          <table:table-cell office:value-type="string" office:string-value="Economic Operator. Details" table:formula="of:=CONCATENATE(IF([.G74]=&quot;&quot;;&quot;&quot;;CONCATENATE([.G74];&quot;_ &quot;));[.H74];&quot;. Details&quot;)" table:style-name="ce43">
            <text:p>Economic Operator. Details</text:p>
          </table:table-cell>
          <table:table-cell table:style-name="ce43"/>
          <table:table-cell office:value-type="string" table:style-name="ce54">
            <text:p>Economic Operator</text:p>
          </table:table-cell>
          <table:table-cell table:number-columns-repeated="9" table:style-name="ce43"/>
          <table:table-cell office:value-type="string" table:style-name="ce43">
            <text:p>ABIE</text:p>
          </table:table-cell>
          <table:table-cell office:value-type="string" table:style-name="ce43">
            <text:p>SubClassOf(ubl:Party)</text:p>
          </table:table-cell>
          <table:table-cell table:number-columns-repeated="4"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22">
          <table:table-cell office:value-type="string" office:string-value="RoleCode" table:formula="of:=SUBSTITUTE(CONCATENATE([.I75];[.J75];IF([.K75]=&quot;Identifier&quot;;&quot;ID&quot;;IF(AND([.K75]=&quot;Text&quot;;OR([.I75]&lt;&gt;&quot;&quot;;[.J75]&lt;&gt;&quot;&quot;));&quot;&quot;;[.K75]));IF(AND([.M75]&lt;&gt;&quot;Text&quot;;[.K75]&lt;&gt;[.M75];NOT(AND([.K75]=&quot;URI&quot;;[.M75]=&quot;Identifier&quot;));NOT(AND([.K75]=&quot;UUID&quot;;[.M75]=&quot;Identifier&quot;));NOT(AND([.K75]=&quot;OID&quot;;[.M75]=&quot;Identifier&quot;)));IF([.M75]=&quot;Identifier&quot;;&quot;ID&quot;;[.M75]);&quot;&quot;));&quot; &quot;;&quot;&quot;)" table:style-name="ce55">
            <text:p>RoleCode</text:p>
          </table:table-cell>
          <table:table-cell office:value-type="string" table:style-name="ce56">
            <text:p>0..1</text:p>
          </table:table-cell>
          <table:table-cell office:value-type="string" table:style-name="ce58">
            <text:p>The role of the party in a tendering process.</text:p>
          </table:table-cell>
          <table:table-cell table:number-columns-repeated="2" table:style-name="ce55"/>
          <table:table-cell office:value-type="string" office:string-value="Economic Operator. Role Code. Code" table:formula="of:=CONCATENATE( IF([.G75]=&quot;&quot;;&quot;&quot;;CONCATENATE([.G75];&quot;_ &quot;));[.H75];&quot;. &quot;;IF([.I75]=&quot;&quot;;&quot;&quot;;CONCATENATE([.I75];&quot;_ &quot;));[.L75];IF(OR([.I75]&lt;&gt;&quot;&quot;;[.L75]&lt;&gt;[.M75]);CONCATENATE(&quot;. &quot;;[.M75]);&quot;&quot;))" table:style-name="ce55">
            <text:p>Economic Operator. Role Code. Code</text:p>
          </table:table-cell>
          <table:table-cell table:style-name="ce55"/>
          <table:table-cell office:value-type="string" table:style-name="ce55">
            <text:p>Economic Operator</text:p>
          </table:table-cell>
          <table:table-cell table:style-name="ce55"/>
          <table:table-cell office:value-type="string" table:style-name="ce55">
            <text:p>Role</text:p>
          </table:table-cell>
          <table:table-cell office:value-type="string" table:style-name="ce55">
            <text:p>Code</text:p>
          </table:table-cell>
          <table:table-cell office:value-type="string" office:string-value="Role Code" table:formula="of:=IF([.J75]&lt;&gt;&quot;&quot;;CONCATENATE([.J75];&quot; &quot;;[.K75]);[.K75])" table:style-name="ce55">
            <text:p>Role Code</text:p>
          </table:table-cell>
          <table:table-cell office:value-type="string" table:style-name="ce55">
            <text:p>Code</text:p>
          </table:table-cell>
          <table:table-cell table:style-name="ce55"/>
          <table:table-cell office:value-type="string" office:string-value="Code. Type" table:formula="of:=IF([.N75]&lt;&gt;&quot;&quot;;CONCATENATE([.N75];&quot;_ &quot;;[.M75];&quot;. Type&quot;);CONCATENATE([.M75];&quot;. Type&quot;))" table:style-name="ce55">
            <text:p>Code. Type</text:p>
          </table:table-cell>
          <table:table-cell table:number-columns-repeated="2" table:style-name="ce55"/>
          <table:table-cell office:value-type="string" table:style-name="ce55">
            <text:p>BBIE</text:p>
          </table:table-cell>
          <table:table-cell table:style-name="ce55"/>
          <table:table-cell office:value-type="string" table:style-name="ce55">
            <text:p>EORoleType</text:p>
          </table:table-cell>
          <table:table-cell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QualifyingParty" table:formula="of:=SUBSTITUTE(SUBSTITUTE(CONCATENATE([.I76];IF([.L76]=&quot;Identifier&quot;;&quot;ID&quot;;[.L76]));&quot; &quot;;&quot;&quot;);&quot;_&quot;;&quot;&quot;)" table:style-name="ce50">
            <text:p>QualifyingParty</text:p>
          </table:table-cell>
          <table:table-cell office:value-type="string" table:style-name="ce51">
            <text:p>0..n</text:p>
          </table:table-cell>
          <table:table-cell office:value-type="string" table:style-name="ce50">
            <text:p>The party qualifying this economic operator.</text:p>
          </table:table-cell>
          <table:table-cell table:style-name="ce50"/>
          <table:table-cell office:value-type="string" table:style-name="ce50">
            <text:p>A national pre-qualifiication system (PQS)</text:p>
          </table:table-cell>
          <table:table-cell office:value-type="string" office:string-value="Economic Operator. Qualifying Party" table:formula="of:=CONCATENATE( IF([.G76]=&quot;&quot;;&quot;&quot;;CONCATENATE([.G76];&quot;_ &quot;));[.H76];&quot;. &quot;;IF([.I76]=&quot;&quot;;&quot;&quot;;CONCATENATE([.I76];&quot;_ &quot;));[.L76];IF([.I76]=&quot;&quot;;&quot;&quot;;CONCATENATE(&quot;. &quot;;[.M76])))" table:style-name="ce50">
            <text:p>Economic Operator. Qualifying Party</text:p>
          </table:table-cell>
          <table:table-cell table:style-name="ce50"/>
          <table:table-cell office:value-type="string" table:style-name="ce50">
            <text:p>Economic Operator</text:p>
          </table:table-cell>
          <table:table-cell table:number-columns-repeated="3" table:style-name="ce50"/>
          <table:table-cell office:value-type="string" office:string-value="Qualifying Party" table:formula="of:=CONCATENATE(IF([.P76]=&quot;&quot;;&quot;&quot;;CONCATENATE([.P76];&quot;_ &quot;));[.Q76])" table:style-name="ce50">
            <text:p>Qualifying Party</text:p>
          </table:table-cell>
          <table:table-cell office:value-type="string" office:string-value="Qualifying Party" table:formula="of:=[.L76]" table:style-name="ce50">
            <text:p>Qualifying Party</text:p>
          </table:table-cell>
          <table:table-cell table:number-columns-repeated="3" table:style-name="ce50"/>
          <table:table-cell office:value-type="string" table:style-name="ce50">
            <text:p>Qualifying Party</text:p>
          </table:table-cell>
          <table:table-cell office:value-type="string" table:style-name="ce50">
            <text:p>ASBIE</text:p>
          </table:table-cell>
          <table:table-cell table:number-columns-repeated="5" table:style-name="ce50"/>
          <table:table-cell office:value-type="string" table:style-name="ce53">
            <text:p>2.0.0</text:p>
          </table:table-cell>
          <table:table-cell office:value-type="string" table:style-name="ce53">
            <text:p>New definition proposed to the WG</text:p>
          </table:table-cell>
          <table:table-cell table:number-columns-repeated="16359" table:style-name="ce57"/>
        </table:table-row>
        <table:table-row table:style-name="ro22">
          <table:table-cell office:value-type="string" office:string-value="SubmitsTender" table:formula="of:=SUBSTITUTE(SUBSTITUTE(CONCATENATE([.I77];IF([.L77]=&quot;Identifier&quot;;&quot;ID&quot;;[.L77]));&quot; &quot;;&quot;&quot;);&quot;_&quot;;&quot;&quot;)" table:style-name="ce50">
            <text:p>SubmitsTender</text:p>
          </table:table-cell>
          <table:table-cell office:value-type="string" table:style-name="ce51">
            <text:p>0..n</text:p>
          </table:table-cell>
          <table:table-cell table:number-columns-repeated="3" table:style-name="ce50"/>
          <table:table-cell office:value-type="string" office:string-value="Economic Operator. Submits_ Tender. Tender" table:formula="of:=CONCATENATE( IF([.G77]=&quot;&quot;;&quot;&quot;;CONCATENATE([.G77];&quot;_ &quot;));[.H77];&quot;. &quot;;IF([.I77]=&quot;&quot;;&quot;&quot;;CONCATENATE([.I77];&quot;_ &quot;));[.L77];IF([.I77]=&quot;&quot;;&quot;&quot;;CONCATENATE(&quot;. &quot;;[.M77])))" table:style-name="ce50">
            <text:p>Economic Operator. Submits_ Tender. Tender</text:p>
          </table:table-cell>
          <table:table-cell table:style-name="ce50"/>
          <table:table-cell office:value-type="string" table:style-name="ce50">
            <text:p>Economic Operator</text:p>
          </table:table-cell>
          <table:table-cell office:value-type="string" table:style-name="ce50">
            <text:p>Submits</text:p>
          </table:table-cell>
          <table:table-cell table:number-columns-repeated="2" table:style-name="ce50"/>
          <table:table-cell office:value-type="string" office:string-value="Tender" table:formula="of:=CONCATENATE(IF([.P77]=&quot;&quot;;&quot;&quot;;CONCATENATE([.P77];&quot;_ &quot;));[.Q77])" table:style-name="ce50">
            <text:p>Tender</text:p>
          </table:table-cell>
          <table:table-cell office:value-type="string" office:string-value="Tender" table:formula="of:=[.L77]" table:style-name="ce50">
            <text:p>Tender</text:p>
          </table:table-cell>
          <table:table-cell table:number-columns-repeated="3" table:style-name="ce50"/>
          <table:table-cell office:value-type="string" table:style-name="ce50">
            <text:p>Tender</text:p>
          </table:table-cell>
          <table:table-cell office:value-type="string" table:style-name="ce50">
            <text:p>ASBIE</text:p>
          </table:table-cell>
          <table:table-cell table:number-columns-repeated="5" table:style-name="ce50"/>
          <table:table-cell office:value-type="string" table:style-name="ce53">
            <text:p>2.0.0</text:p>
          </table:table-cell>
          <table:table-cell office:value-type="string" table:style-name="ce53">
            <text:p>New definition proposed to the WG</text:p>
          </table:table-cell>
          <table:table-cell table:number-columns-repeated="16359" table:style-name="ce57"/>
        </table:table-row>
        <table:table-row table:style-name="ro22">
          <table:table-cell office:value-type="string" office:string-value="EconomicOperatorGroup" table:formula="of:=SUBSTITUTE(CONCATENATE([.G78];[.H78]);&quot; &quot;;&quot;&quot;)" table:style-name="ce43">
            <text:p>EconomicOperatorGroup</text:p>
          </table:table-cell>
          <table:table-cell table:style-name="ce44"/>
          <table:table-cell office:value-type="string" table:style-name="ce54">
            <text:p>[TODO: NÚRIA]</text:p>
          </table:table-cell>
          <table:table-cell table:number-columns-repeated="2" table:style-name="ce43"/>
          <table:table-cell office:value-type="string" office:string-value="Economic Operator Group. Details" table:formula="of:=CONCATENATE(IF([.G78]=&quot;&quot;;&quot;&quot;;CONCATENATE([.G78];&quot;_ &quot;));[.H78];&quot;. Details&quot;)" table:style-name="ce43">
            <text:p>Economic Operator Group. Details</text:p>
          </table:table-cell>
          <table:table-cell table:style-name="ce43"/>
          <table:table-cell office:value-type="string" table:style-name="ce54">
            <text:p>Economic Operator Group</text:p>
          </table:table-cell>
          <table:table-cell table:number-columns-repeated="9" table:style-name="ce43"/>
          <table:table-cell office:value-type="string" table:style-name="ce43">
            <text:p>ABIE</text:p>
          </table:table-cell>
          <table:table-cell office:value-type="string" table:style-name="ce43">
            <text:p>SubClassOf(ubl:Party)</text:p>
          </table:table-cell>
          <table:table-cell table:number-columns-repeated="4"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22">
          <table:table-cell office:value-type="string" office:string-value="ID" table:formula="of:=SUBSTITUTE(CONCATENATE([.I79];[.J79];IF([.K79]=&quot;Identifier&quot;;&quot;ID&quot;;IF(AND([.K79]=&quot;Text&quot;;OR([.I79]&lt;&gt;&quot;&quot;;[.J79]&lt;&gt;&quot;&quot;));&quot;&quot;;[.K79]));IF(AND([.M79]&lt;&gt;&quot;Text&quot;;[.K79]&lt;&gt;[.M79];NOT(AND([.K79]=&quot;URI&quot;;[.M79]=&quot;Identifier&quot;));NOT(AND([.K79]=&quot;UUID&quot;;[.M79]=&quot;Identifier&quot;));NOT(AND([.K79]=&quot;OID&quot;;[.M79]=&quot;Identifier&quot;)));IF([.M79]=&quot;Identifier&quot;;&quot;ID&quot;;[.M79]);&quot;&quot;));&quot; &quot;;&quot;&quot;)" table:style-name="ce55">
            <text:p>ID</text:p>
          </table:table-cell>
          <table:table-cell office:value-type="string" table:style-name="ce56">
            <text:p>0..1</text:p>
          </table:table-cell>
          <table:table-cell office:value-type="string" table:style-name="ce58">
            <text:p>[TODO: NÚRIA]</text:p>
          </table:table-cell>
          <table:table-cell table:number-columns-repeated="2" table:style-name="ce55"/>
          <table:table-cell office:value-type="string" office:string-value="Economic Operator Group. Identifier" table:formula="of:=CONCATENATE( IF([.G79]=&quot;&quot;;&quot;&quot;;CONCATENATE([.G79];&quot;_ &quot;));[.H79];&quot;. &quot;;IF([.I79]=&quot;&quot;;&quot;&quot;;CONCATENATE([.I79];&quot;_ &quot;));[.L79];IF(OR([.I79]&lt;&gt;&quot;&quot;;[.L79]&lt;&gt;[.M79]);CONCATENATE(&quot;. &quot;;[.M79]);&quot;&quot;))" table:style-name="ce55">
            <text:p>Economic Operator Group. Identifier</text:p>
          </table:table-cell>
          <table:table-cell table:style-name="ce55"/>
          <table:table-cell office:value-type="string" table:style-name="ce55">
            <text:p>Economic Operator Group</text:p>
          </table:table-cell>
          <table:table-cell table:number-columns-repeated="2" table:style-name="ce55"/>
          <table:table-cell office:value-type="string" table:style-name="ce55">
            <text:p>Identifier</text:p>
          </table:table-cell>
          <table:table-cell office:value-type="string" office:string-value="Identifier" table:formula="of:=IF([.J79]&lt;&gt;&quot;&quot;;CONCATENATE([.J79];&quot; &quot;;[.K79]);[.K79])" table:style-name="ce55">
            <text:p>Identifier</text:p>
          </table:table-cell>
          <table:table-cell office:value-type="string" table:style-name="ce55">
            <text:p>Identifier</text:p>
          </table:table-cell>
          <table:table-cell table:style-name="ce55"/>
          <table:table-cell office:value-type="string" office:string-value="Identifier. Type" table:formula="of:=IF([.N79]&lt;&gt;&quot;&quot;;CONCATENATE([.N79];&quot;_ &quot;;[.M79];&quot;. Type&quot;);CONCATENATE([.M79];&quot;. Type&quot;))" table:style-name="ce55">
            <text:p>Identifier.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Name" table:formula="of:=SUBSTITUTE(CONCATENATE([.I80];[.J80];IF([.K80]=&quot;Identifier&quot;;&quot;ID&quot;;IF(AND([.K80]=&quot;Text&quot;;OR([.I80]&lt;&gt;&quot;&quot;;[.J80]&lt;&gt;&quot;&quot;));&quot;&quot;;[.K80]));IF(AND([.M80]&lt;&gt;&quot;Text&quot;;[.K80]&lt;&gt;[.M80];NOT(AND([.K80]=&quot;URI&quot;;[.M80]=&quot;Identifier&quot;));NOT(AND([.K80]=&quot;UUID&quot;;[.M80]=&quot;Identifier&quot;));NOT(AND([.K80]=&quot;OID&quot;;[.M80]=&quot;Identifier&quot;)));IF([.M80]=&quot;Identifier&quot;;&quot;ID&quot;;[.M80]);&quot;&quot;));&quot; &quot;;&quot;&quot;)" table:style-name="ce55">
            <text:p>Name</text:p>
          </table:table-cell>
          <table:table-cell office:value-type="string" table:style-name="ce56">
            <text:p>0..1</text:p>
          </table:table-cell>
          <table:table-cell office:value-type="string" table:style-name="ce42">
            <text:p>A short and self-explanatory title identifying the economic operator group.</text:p>
          </table:table-cell>
          <table:table-cell table:number-columns-repeated="2" table:style-name="ce55"/>
          <table:table-cell office:value-type="string" office:string-value="Economic Operator Group. Name. Text" table:formula="of:=CONCATENATE( IF([.G80]=&quot;&quot;;&quot;&quot;;CONCATENATE([.G80];&quot;_ &quot;));[.H80];&quot;. &quot;;IF([.I80]=&quot;&quot;;&quot;&quot;;CONCATENATE([.I80];&quot;_ &quot;));[.L80];IF(OR([.I80]&lt;&gt;&quot;&quot;;[.L80]&lt;&gt;[.M80]);CONCATENATE(&quot;. &quot;;[.M80]);&quot;&quot;))" table:style-name="ce55">
            <text:p>Economic Operator Group. Name. Text</text:p>
          </table:table-cell>
          <table:table-cell table:style-name="ce55"/>
          <table:table-cell office:value-type="string" table:style-name="ce55">
            <text:p>Economic Operator Group</text:p>
          </table:table-cell>
          <table:table-cell table:number-columns-repeated="2" table:style-name="ce55"/>
          <table:table-cell office:value-type="string" table:style-name="ce55">
            <text:p>Name</text:p>
          </table:table-cell>
          <table:table-cell office:value-type="string" office:string-value="Name" table:formula="of:=IF([.J80]&lt;&gt;&quot;&quot;;CONCATENATE([.J80];&quot; &quot;;[.K80]);[.K80])" table:style-name="ce55">
            <text:p>Name</text:p>
          </table:table-cell>
          <table:table-cell office:value-type="string" table:style-name="ce55">
            <text:p>Text</text:p>
          </table:table-cell>
          <table:table-cell table:style-name="ce55"/>
          <table:table-cell office:value-type="string" office:string-value="Text. Type" table:formula="of:=IF([.N80]&lt;&gt;&quot;&quot;;CONCATENATE([.N80];&quot;_ &quot;;[.M80];&quot;. Type&quot;);CONCATENATE([.M80];&quot;. Type&quot;))" table:style-name="ce55">
            <text:p>Text.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TypeCode" table:formula="of:=SUBSTITUTE(CONCATENATE([.I81];[.J81];IF([.K81]=&quot;Identifier&quot;;&quot;ID&quot;;IF(AND([.K81]=&quot;Text&quot;;OR([.I81]&lt;&gt;&quot;&quot;;[.J81]&lt;&gt;&quot;&quot;));&quot;&quot;;[.K81]));IF(AND([.M81]&lt;&gt;&quot;Text&quot;;[.K81]&lt;&gt;[.M81];NOT(AND([.K81]=&quot;URI&quot;;[.M81]=&quot;Identifier&quot;));NOT(AND([.K81]=&quot;UUID&quot;;[.M81]=&quot;Identifier&quot;));NOT(AND([.K81]=&quot;OID&quot;;[.M81]=&quot;Identifier&quot;)));IF([.M81]=&quot;Identifier&quot;;&quot;ID&quot;;[.M81]);&quot;&quot;));&quot; &quot;;&quot;&quot;)" table:style-name="ce55">
            <text:p>TypeCode</text:p>
          </table:table-cell>
          <table:table-cell office:value-type="string" table:style-name="ce56">
            <text:p>0..1</text:p>
          </table:table-cell>
          <table:table-cell office:value-type="string" table:style-name="ce55">
            <text:p>A mutually agreed code signifying the type of the economic operator group.</text:p>
          </table:table-cell>
          <table:table-cell table:number-columns-repeated="2" table:style-name="ce55"/>
          <table:table-cell office:value-type="string" office:string-value="Economic Operator Group. Type Code. Code" table:formula="of:=CONCATENATE( IF([.G81]=&quot;&quot;;&quot;&quot;;CONCATENATE([.G81];&quot;_ &quot;));[.H81];&quot;. &quot;;IF([.I81]=&quot;&quot;;&quot;&quot;;CONCATENATE([.I81];&quot;_ &quot;));[.L81];IF(OR([.I81]&lt;&gt;&quot;&quot;;[.L81]&lt;&gt;[.M81]);CONCATENATE(&quot;. &quot;;[.M81]);&quot;&quot;))" table:style-name="ce55">
            <text:p>Economic Operator Group. Type Code. Code</text:p>
          </table:table-cell>
          <table:table-cell table:style-name="ce55"/>
          <table:table-cell office:value-type="string" table:style-name="ce55">
            <text:p>Economic Operator Group</text:p>
          </table:table-cell>
          <table:table-cell table:style-name="ce55"/>
          <table:table-cell office:value-type="string" table:style-name="ce55">
            <text:p>Type</text:p>
          </table:table-cell>
          <table:table-cell office:value-type="string" table:style-name="ce55">
            <text:p>Code</text:p>
          </table:table-cell>
          <table:table-cell office:value-type="string" office:string-value="Type Code" table:formula="of:=IF([.J81]&lt;&gt;&quot;&quot;;CONCATENATE([.J81];&quot; &quot;;[.K81]);[.K81])" table:style-name="ce55">
            <text:p>Type Code</text:p>
          </table:table-cell>
          <table:table-cell office:value-type="string" table:style-name="ce55">
            <text:p>Code</text:p>
          </table:table-cell>
          <table:table-cell table:style-name="ce55"/>
          <table:table-cell office:value-type="string" office:string-value="Code. Type" table:formula="of:=IF([.N81]&lt;&gt;&quot;&quot;;CONCATENATE([.N81];&quot;_ &quot;;[.M81];&quot;. Type&quot;);CONCATENATE([.M81];&quot;. Type&quot;))" table:style-name="ce55">
            <text:p>Code. Type</text:p>
          </table:table-cell>
          <table:table-cell table:number-columns-repeated="2" table:style-name="ce55"/>
          <table:table-cell office:value-type="string" table:style-name="ce55">
            <text:p>BBIE</text:p>
          </table:table-cell>
          <table:table-cell table:style-name="ce55"/>
          <table:table-cell office:value-type="string" table:style-name="ce55">
            <text:p>EconomicOperatorGroupType</text:p>
          </table:table-cell>
          <table:table-cell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HasEconomicOperator" table:formula="of:=SUBSTITUTE(SUBSTITUTE(CONCATENATE([.I82];IF([.L82]=&quot;Identifier&quot;;&quot;ID&quot;;[.L82]));&quot; &quot;;&quot;&quot;);&quot;_&quot;;&quot;&quot;)" table:style-name="ce50">
            <text:p>HasEconomicOperator</text:p>
          </table:table-cell>
          <table:table-cell office:value-type="string" table:style-name="ce51">
            <text:p>1..n</text:p>
          </table:table-cell>
          <table:table-cell office:value-type="string" table:style-name="ce50">
            <text:p>An economic operator that is part of the economig operator group.</text:p>
          </table:table-cell>
          <table:table-cell table:number-columns-repeated="2" table:style-name="ce50"/>
          <table:table-cell office:value-type="string" office:string-value="Economic Operator Group. Has_ Economic Operator. Economic Operator" table:formula="of:=CONCATENATE( IF([.G82]=&quot;&quot;;&quot;&quot;;CONCATENATE([.G82];&quot;_ &quot;));[.H82];&quot;. &quot;;IF([.I82]=&quot;&quot;;&quot;&quot;;CONCATENATE([.I82];&quot;_ &quot;));[.L82];IF([.I82]=&quot;&quot;;&quot;&quot;;CONCATENATE(&quot;. &quot;;[.M82])))" table:style-name="ce50">
            <text:p>Economic Operator Group. Has_ Economic Operator. Economic Operator</text:p>
          </table:table-cell>
          <table:table-cell table:style-name="ce50"/>
          <table:table-cell office:value-type="string" table:style-name="ce50">
            <text:p>Economic Operator Group</text:p>
          </table:table-cell>
          <table:table-cell office:value-type="string" table:style-name="ce50">
            <text:p>Has</text:p>
          </table:table-cell>
          <table:table-cell table:number-columns-repeated="2" table:style-name="ce50"/>
          <table:table-cell office:value-type="string" office:string-value="Economic Operator" table:formula="of:=CONCATENATE(IF([.P82]=&quot;&quot;;&quot;&quot;;CONCATENATE([.P82];&quot;_ &quot;));[.Q82])" table:style-name="ce50">
            <text:p>Economic Operator</text:p>
          </table:table-cell>
          <table:table-cell office:value-type="string" office:string-value="Economic Operator" table:formula="of:=[.L82]" table:style-name="ce50">
            <text:p>Economic Operator</text:p>
          </table:table-cell>
          <table:table-cell table:number-columns-repeated="3" table:style-name="ce50"/>
          <table:table-cell office:value-type="string" table:style-name="ce50">
            <text:p>Economic Operator</text:p>
          </table:table-cell>
          <table:table-cell office:value-type="string" table:style-name="ce50">
            <text:p>ASBIE</text:p>
          </table:table-cell>
          <table:table-cell table:number-columns-repeated="5" table:style-name="ce50"/>
          <table:table-cell office:value-type="string" table:style-name="ce53">
            <text:p>2.0.0</text:p>
          </table:table-cell>
          <table:table-cell office:value-type="string" table:style-name="ce53">
            <text:p>New definition proposed to the WG</text:p>
          </table:table-cell>
          <table:table-cell table:number-columns-repeated="16359" table:style-name="ce57"/>
        </table:table-row>
        <table:table-row table:style-name="ro22">
          <table:table-cell office:value-type="string" office:string-value="e-Auction" table:formula="of:=SUBSTITUTE(CONCATENATE([.G83];[.H83]);&quot; &quot;;&quot;&quot;)" table:style-name="ce43">
            <text:p>e-Auction</text:p>
          </table:table-cell>
          <table:table-cell table:style-name="ce44"/>
          <table:table-cell office:value-type="string" table:style-name="ce54">
            <text:p>A repetitive electronic process, which occurs after an initial full evaluation of the tenders, enabling them to be ranked using automatic evaluation methods.</text:p>
          </table:table-cell>
          <table:table-cell table:number-columns-repeated="2" table:style-name="ce43"/>
          <table:table-cell office:value-type="string" office:string-value="e-Auction. Details" table:formula="of:=CONCATENATE(IF([.G83]=&quot;&quot;;&quot;&quot;;CONCATENATE([.G83];&quot;_ &quot;));[.H83];&quot;. Details&quot;)" table:style-name="ce43">
            <text:p>e-Auction. Details</text:p>
          </table:table-cell>
          <table:table-cell table:style-name="ce43"/>
          <table:table-cell office:value-type="string" table:style-name="ce54">
            <text:p>e-Auction</text:p>
          </table:table-cell>
          <table:table-cell table:number-columns-repeated="9" table:style-name="ce43"/>
          <table:table-cell office:value-type="string" table:style-name="ce43">
            <text:p>ABIE</text:p>
          </table:table-cell>
          <table:table-cell office:value-type="string" table:style-name="ce43">
            <text:p>SubClassOf(Technique)</text:p>
          </table:table-cell>
          <table:table-cell table:number-columns-repeated="4"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22">
          <table:table-cell office:value-type="string" office:string-value="ID" table:formula="of:=SUBSTITUTE(CONCATENATE([.I84];[.J84];IF([.K84]=&quot;Identifier&quot;;&quot;ID&quot;;IF(AND([.K84]=&quot;Text&quot;;OR([.I84]&lt;&gt;&quot;&quot;;[.J84]&lt;&gt;&quot;&quot;));&quot;&quot;;[.K84]));IF(AND([.M84]&lt;&gt;&quot;Text&quot;;[.K84]&lt;&gt;[.M84];NOT(AND([.K84]=&quot;URI&quot;;[.M84]=&quot;Identifier&quot;));NOT(AND([.K84]=&quot;UUID&quot;;[.M84]=&quot;Identifier&quot;));NOT(AND([.K84]=&quot;OID&quot;;[.M84]=&quot;Identifier&quot;)));IF([.M84]=&quot;Identifier&quot;;&quot;ID&quot;;[.M84]);&quot;&quot;));&quot; &quot;;&quot;&quot;)" table:style-name="ce55">
            <text:p>ID</text:p>
          </table:table-cell>
          <table:table-cell office:value-type="string" table:style-name="ce56">
            <text:p>0..1</text:p>
          </table:table-cell>
          <table:table-cell office:value-type="string" table:style-name="ce58">
            <text:p>[TODO: NÚRIA]</text:p>
          </table:table-cell>
          <table:table-cell table:number-columns-repeated="2" table:style-name="ce55"/>
          <table:table-cell office:value-type="string" office:string-value="Economic Operator Group. Identifier" table:formula="of:=CONCATENATE( IF([.G84]=&quot;&quot;;&quot;&quot;;CONCATENATE([.G84];&quot;_ &quot;));[.H84];&quot;. &quot;;IF([.I84]=&quot;&quot;;&quot;&quot;;CONCATENATE([.I84];&quot;_ &quot;));[.L84];IF(OR([.I84]&lt;&gt;&quot;&quot;;[.L84]&lt;&gt;[.M84]);CONCATENATE(&quot;. &quot;;[.M84]);&quot;&quot;))" table:style-name="ce55">
            <text:p>Economic Operator Group. Identifier</text:p>
          </table:table-cell>
          <table:table-cell table:style-name="ce55"/>
          <table:table-cell office:value-type="string" table:style-name="ce55">
            <text:p>Economic Operator Group</text:p>
          </table:table-cell>
          <table:table-cell table:number-columns-repeated="2" table:style-name="ce55"/>
          <table:table-cell office:value-type="string" table:style-name="ce55">
            <text:p>Identifier</text:p>
          </table:table-cell>
          <table:table-cell office:value-type="string" office:string-value="Identifier" table:formula="of:=IF([.J84]&lt;&gt;&quot;&quot;;CONCATENATE([.J84];&quot; &quot;;[.K84]);[.K84])" table:style-name="ce55">
            <text:p>Identifier</text:p>
          </table:table-cell>
          <table:table-cell office:value-type="string" table:style-name="ce55">
            <text:p>Identifier</text:p>
          </table:table-cell>
          <table:table-cell table:style-name="ce55"/>
          <table:table-cell office:value-type="string" office:string-value="Identifier. Type" table:formula="of:=IF([.N84]&lt;&gt;&quot;&quot;;CONCATENATE([.N84];&quot;_ &quot;;[.M84];&quot;. Type&quot;);CONCATENATE([.M84];&quot;. Type&quot;))" table:style-name="ce55">
            <text:p>Identifier.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URI" table:formula="of:=SUBSTITUTE(CONCATENATE([.I85];[.J85];IF([.K85]=&quot;Identifier&quot;;&quot;ID&quot;;IF(AND([.K85]=&quot;Text&quot;;OR([.I85]&lt;&gt;&quot;&quot;;[.J85]&lt;&gt;&quot;&quot;));&quot;&quot;;[.K85]));IF(AND([.M85]&lt;&gt;&quot;Text&quot;;[.K85]&lt;&gt;[.M85];NOT(AND([.K85]=&quot;URI&quot;;[.M85]=&quot;Identifier&quot;));NOT(AND([.K85]=&quot;UUID&quot;;[.M85]=&quot;Identifier&quot;));NOT(AND([.K85]=&quot;OID&quot;;[.M85]=&quot;Identifier&quot;)));IF([.M85]=&quot;Identifier&quot;;&quot;ID&quot;;[.M85]);&quot;&quot;));&quot; &quot;;&quot;&quot;)" table:style-name="ce55">
            <text:p>URI</text:p>
          </table:table-cell>
          <table:table-cell office:value-type="string" table:style-name="ce56">
            <text:p>0..1</text:p>
          </table:table-cell>
          <table:table-cell office:value-type="string" table:style-name="ce45">
            <text:p>The Uniform Resource Identifier (URI) of the electronic device used for the e-Auction.</text:p>
          </table:table-cell>
          <table:table-cell table:number-columns-repeated="2" table:style-name="ce55"/>
          <table:table-cell office:value-type="string" office:string-value="Economic Operator Group. URI. Identifier" table:formula="of:=CONCATENATE( IF([.G85]=&quot;&quot;;&quot;&quot;;CONCATENATE([.G85];&quot;_ &quot;));[.H85];&quot;. &quot;;IF([.I85]=&quot;&quot;;&quot;&quot;;CONCATENATE([.I85];&quot;_ &quot;));[.L85];IF(OR([.I85]&lt;&gt;&quot;&quot;;[.L85]&lt;&gt;[.M85]);CONCATENATE(&quot;. &quot;;[.M85]);&quot;&quot;))" table:style-name="ce55">
            <text:p>Economic Operator Group. URI. Identifier</text:p>
          </table:table-cell>
          <table:table-cell table:style-name="ce55"/>
          <table:table-cell office:value-type="string" table:style-name="ce55">
            <text:p>Economic Operator Group</text:p>
          </table:table-cell>
          <table:table-cell table:number-columns-repeated="2" table:style-name="ce55"/>
          <table:table-cell office:value-type="string" table:style-name="ce45">
            <text:p>URI</text:p>
          </table:table-cell>
          <table:table-cell office:value-type="string" office:string-value="URI" table:formula="of:=IF([.J85]&lt;&gt;&quot;&quot;;CONCATENATE([.J85];&quot; &quot;;[.K85]);[.K85])" table:style-name="ce45">
            <text:p>URI</text:p>
          </table:table-cell>
          <table:table-cell office:value-type="string" table:style-name="ce45">
            <text:p>Identifier</text:p>
          </table:table-cell>
          <table:table-cell table:style-name="ce45"/>
          <table:table-cell office:value-type="string" office:string-value="Identifier. Type" table:formula="of:=IF([.N85]&lt;&gt;&quot;&quot;;CONCATENATE([.N85];&quot;_ &quot;;[.M85];&quot;. Type&quot;);CONCATENATE([.M85];&quot;. Type&quot;))" table:style-name="ce45">
            <text:p>Identifier. Type</text:p>
          </table:table-cell>
          <table:table-cell table:number-columns-repeated="2" table:style-name="ce45"/>
          <table:table-cell office:value-type="string" table:style-name="ce45">
            <text:p>BBIE</text:p>
          </table:table-cell>
          <table:table-cell table:number-columns-repeated="5" table:style-name="ce45"/>
          <table:table-cell office:value-type="string" table:style-name="ce45">
            <text:p>2.0.0</text:p>
          </table:table-cell>
          <table:table-cell table:style-name="ce45"/>
          <table:table-cell table:number-columns-repeated="16359" table:style-name="ce57"/>
        </table:table-row>
        <table:table-row table:style-name="ro17">
          <table:table-cell office:value-type="string" office:string-value="AdditionalInformation" table:formula="of:=SUBSTITUTE(CONCATENATE([.I86];[.J86];IF([.K86]=&quot;Identifier&quot;;&quot;ID&quot;;IF(AND([.K86]=&quot;Text&quot;;OR([.I86]&lt;&gt;&quot;&quot;;[.J86]&lt;&gt;&quot;&quot;));&quot;&quot;;[.K86]));IF(AND([.M86]&lt;&gt;&quot;Text&quot;;[.K86]&lt;&gt;[.M86];NOT(AND([.K86]=&quot;URI&quot;;[.M86]=&quot;Identifier&quot;));NOT(AND([.K86]=&quot;UUID&quot;;[.M86]=&quot;Identifier&quot;));NOT(AND([.K86]=&quot;OID&quot;;[.M86]=&quot;Identifier&quot;)));IF([.M86]=&quot;Identifier&quot;;&quot;ID&quot;;[.M86]);&quot;&quot;));&quot; &quot;;&quot;&quot;)" table:style-name="ce45">
            <text:p>AdditionalInformation</text:p>
          </table:table-cell>
          <table:table-cell office:value-type="string" table:style-name="ce49">
            <text:p>0..1</text:p>
          </table:table-cell>
          <table:table-cell office:value-type="string" table:style-name="ce42">
            <text:p>Any other relevant data about the e-Auction.</text:p>
          </table:table-cell>
          <table:table-cell table:number-columns-repeated="2" table:style-name="ce47"/>
          <table:table-cell office:value-type="string" office:string-value="Economic Operator Group. Additional Information. Text" table:formula="of:=CONCATENATE( IF([.G86]=&quot;&quot;;&quot;&quot;;CONCATENATE([.G86];&quot;_ &quot;));[.H86];&quot;. &quot;;IF([.I86]=&quot;&quot;;&quot;&quot;;CONCATENATE([.I86];&quot;_ &quot;));[.L86];IF(OR([.I86]&lt;&gt;&quot;&quot;;[.L86]&lt;&gt;[.M86]);CONCATENATE(&quot;. &quot;;[.M86]);&quot;&quot;))" table:style-name="ce45">
            <text:p>Economic Operator Group. Additional Information. Text</text:p>
          </table:table-cell>
          <table:table-cell table:style-name="ce47"/>
          <table:table-cell office:value-type="string" table:style-name="ce55">
            <text:p>Economic Operator Group</text:p>
          </table:table-cell>
          <table:table-cell table:number-columns-repeated="2" table:style-name="ce45"/>
          <table:table-cell office:value-type="string" table:style-name="ce45">
            <text:p>Additional Information</text:p>
          </table:table-cell>
          <table:table-cell office:value-type="string" office:string-value="Additional Information" table:formula="of:=IF([.J86]&lt;&gt;&quot;&quot;;CONCATENATE([.J86];&quot; &quot;;[.K86]);[.K86])" table:style-name="ce45">
            <text:p>Additional Information</text:p>
          </table:table-cell>
          <table:table-cell office:value-type="string" table:style-name="ce45">
            <text:p>Text</text:p>
          </table:table-cell>
          <table:table-cell table:style-name="ce45"/>
          <table:table-cell office:value-type="string" office:string-value="Text. Type" table:formula="of:=IF([.N86]&lt;&gt;&quot;&quot;;CONCATENATE([.N86];&quot;_ &quot;;[.M86];&quot;. Type&quot;);CONCATENATE([.M86];&quot;. Type&quot;))" table:style-name="ce45">
            <text:p>Text. Type</text:p>
          </table:table-cell>
          <table:table-cell table:number-columns-repeated="2" table:style-name="ce45"/>
          <table:table-cell office:value-type="string" table:style-name="ce45">
            <text:p>BBIE</text:p>
          </table:table-cell>
          <table:table-cell table:number-columns-repeated="5" table:style-name="ce45"/>
          <table:table-cell office:value-type="string" table:style-name="ce45">
            <text:p>2.0.0</text:p>
          </table:table-cell>
          <table:table-cell table:style-name="ce45"/>
          <table:table-cell table:number-columns-repeated="16359" table:style-name="ce1"/>
        </table:table-row>
        <table:table-row table:style-name="ro22">
          <table:table-cell office:value-type="string" office:string-value="FrameworkAgreement" table:formula="of:=SUBSTITUTE(CONCATENATE([.G87];[.H87]);&quot; &quot;;&quot;&quot;)" table:style-name="ce43">
            <text:p>FrameworkAgreement</text:p>
          </table:table-cell>
          <table:table-cell table:style-name="ce44"/>
          <table:table-cell office:value-type="string" table:style-name="ce54">
            <text:p>Agreement between one or more contracting authorities and one or more economic operators, the purpose of which is to establish the terms governing contracts to be awarded during a given period, in particular with regard to price and, where appropriate, the quantity envisaged.</text:p>
          </table:table-cell>
          <table:table-cell table:number-columns-repeated="2" table:style-name="ce43"/>
          <table:table-cell office:value-type="string" office:string-value="Framework Agreement. Details" table:formula="of:=CONCATENATE(IF([.G87]=&quot;&quot;;&quot;&quot;;CONCATENATE([.G87];&quot;_ &quot;));[.H87];&quot;. Details&quot;)" table:style-name="ce43">
            <text:p>Framework Agreement. Details</text:p>
          </table:table-cell>
          <table:table-cell table:style-name="ce43"/>
          <table:table-cell office:value-type="string" table:style-name="ce54">
            <text:p>Framework Agreement</text:p>
          </table:table-cell>
          <table:table-cell table:number-columns-repeated="9" table:style-name="ce43"/>
          <table:table-cell office:value-type="string" table:style-name="ce43">
            <text:p>ABIE</text:p>
          </table:table-cell>
          <table:table-cell office:value-type="string" table:style-name="ce43">
            <text:p>SubClassOf(Technique)</text:p>
          </table:table-cell>
          <table:table-cell table:number-columns-repeated="4"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22">
          <table:table-cell office:value-type="string" office:string-value="ID" table:formula="of:=SUBSTITUTE(CONCATENATE([.I88];[.J88];IF([.K88]=&quot;Identifier&quot;;&quot;ID&quot;;IF(AND([.K88]=&quot;Text&quot;;OR([.I88]&lt;&gt;&quot;&quot;;[.J88]&lt;&gt;&quot;&quot;));&quot;&quot;;[.K88]));IF(AND([.M88]&lt;&gt;&quot;Text&quot;;[.K88]&lt;&gt;[.M88];NOT(AND([.K88]=&quot;URI&quot;;[.M88]=&quot;Identifier&quot;));NOT(AND([.K88]=&quot;UUID&quot;;[.M88]=&quot;Identifier&quot;));NOT(AND([.K88]=&quot;OID&quot;;[.M88]=&quot;Identifier&quot;)));IF([.M88]=&quot;Identifier&quot;;&quot;ID&quot;;[.M88]);&quot;&quot;));&quot; &quot;;&quot;&quot;)" table:style-name="ce55">
            <text:p>ID</text:p>
          </table:table-cell>
          <table:table-cell office:value-type="string" table:style-name="ce56">
            <text:p>0..1</text:p>
          </table:table-cell>
          <table:table-cell office:value-type="string" table:style-name="ce58">
            <text:p>[TODO: NÚRIA]</text:p>
          </table:table-cell>
          <table:table-cell table:number-columns-repeated="2" table:style-name="ce55"/>
          <table:table-cell office:value-type="string" office:string-value="Framework Agreement. Identifier" table:formula="of:=CONCATENATE( IF([.G88]=&quot;&quot;;&quot;&quot;;CONCATENATE([.G88];&quot;_ &quot;));[.H88];&quot;. &quot;;IF([.I88]=&quot;&quot;;&quot;&quot;;CONCATENATE([.I88];&quot;_ &quot;));[.L88];IF(OR([.I88]&lt;&gt;&quot;&quot;;[.L88]&lt;&gt;[.M88]);CONCATENATE(&quot;. &quot;;[.M88]);&quot;&quot;))" table:style-name="ce55">
            <text:p>Framework Agreement. Identifier</text:p>
          </table:table-cell>
          <table:table-cell table:style-name="ce55"/>
          <table:table-cell office:value-type="string" table:style-name="ce55">
            <text:p>Framework Agreement</text:p>
          </table:table-cell>
          <table:table-cell table:number-columns-repeated="2" table:style-name="ce55"/>
          <table:table-cell office:value-type="string" table:style-name="ce55">
            <text:p>Identifier</text:p>
          </table:table-cell>
          <table:table-cell office:value-type="string" office:string-value="Identifier" table:formula="of:=IF([.J88]&lt;&gt;&quot;&quot;;CONCATENATE([.J88];&quot; &quot;;[.K88]);[.K88])" table:style-name="ce55">
            <text:p>Identifier</text:p>
          </table:table-cell>
          <table:table-cell office:value-type="string" table:style-name="ce55">
            <text:p>Identifier</text:p>
          </table:table-cell>
          <table:table-cell table:style-name="ce55"/>
          <table:table-cell office:value-type="string" office:string-value="Identifier. Type" table:formula="of:=IF([.N88]&lt;&gt;&quot;&quot;;CONCATENATE([.N88];&quot;_ &quot;;[.M88];&quot;. Type&quot;);CONCATENATE([.M88];&quot;. Type&quot;))" table:style-name="ce55">
            <text:p>Identifier.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TypeCode" table:formula="of:=SUBSTITUTE(CONCATENATE([.I89];[.J89];IF([.K89]=&quot;Identifier&quot;;&quot;ID&quot;;IF(AND([.K89]=&quot;Text&quot;;OR([.I89]&lt;&gt;&quot;&quot;;[.J89]&lt;&gt;&quot;&quot;));&quot;&quot;;[.K89]));IF(AND([.M89]&lt;&gt;&quot;Text&quot;;[.K89]&lt;&gt;[.M89];NOT(AND([.K89]=&quot;URI&quot;;[.M89]=&quot;Identifier&quot;));NOT(AND([.K89]=&quot;UUID&quot;;[.M89]=&quot;Identifier&quot;));NOT(AND([.K89]=&quot;OID&quot;;[.M89]=&quot;Identifier&quot;)));IF([.M89]=&quot;Identifier&quot;;&quot;ID&quot;;[.M89]);&quot;&quot;));&quot; &quot;;&quot;&quot;)" table:style-name="ce55">
            <text:p>TypeCode</text:p>
          </table:table-cell>
          <table:table-cell office:value-type="float" office:value="1" table:style-name="ce56">
            <text:p>1</text:p>
          </table:table-cell>
          <table:table-cell office:value-type="string" table:style-name="ce45">
            <text:p>A mutually agreed code signifying the type of framework agreement.</text:p>
          </table:table-cell>
          <table:table-cell office:value-type="string" table:style-name="ce55">
            <text:p>Framework agreement without reopening of competition; Framework agreement with reopening of competition; Framework agreement partly without reopening and partly with reopening of competition.</text:p>
          </table:table-cell>
          <table:table-cell table:style-name="ce55"/>
          <table:table-cell office:value-type="string" office:string-value="Framework Agreement. Type Code. Text" table:formula="of:=CONCATENATE( IF([.G89]=&quot;&quot;;&quot;&quot;;CONCATENATE([.G89];&quot;_ &quot;));[.H89];&quot;. &quot;;IF([.I89]=&quot;&quot;;&quot;&quot;;CONCATENATE([.I89];&quot;_ &quot;));[.L89];IF(OR([.I89]&lt;&gt;&quot;&quot;;[.L89]&lt;&gt;[.M89]);CONCATENATE(&quot;. &quot;;[.M89]);&quot;&quot;))" table:style-name="ce55">
            <text:p>Framework Agreement. Type Code. Text</text:p>
          </table:table-cell>
          <table:table-cell table:style-name="ce55"/>
          <table:table-cell office:value-type="string" table:style-name="ce55">
            <text:p>Framework Agreement</text:p>
          </table:table-cell>
          <table:table-cell table:style-name="ce55"/>
          <table:table-cell office:value-type="string" table:style-name="ce45">
            <text:p>Type</text:p>
          </table:table-cell>
          <table:table-cell office:value-type="string" table:style-name="ce45">
            <text:p>Code</text:p>
          </table:table-cell>
          <table:table-cell office:value-type="string" office:string-value="Type Code" table:formula="of:=IF([.J89]&lt;&gt;&quot;&quot;;CONCATENATE([.J89];&quot; &quot;;[.K89]);[.K89])" table:style-name="ce45">
            <text:p>Type Code</text:p>
          </table:table-cell>
          <table:table-cell office:value-type="string" table:style-name="ce45">
            <text:p>Text</text:p>
          </table:table-cell>
          <table:table-cell table:style-name="ce45"/>
          <table:table-cell office:value-type="string" office:string-value="Text. Type" table:formula="of:=IF([.N89]&lt;&gt;&quot;&quot;;CONCATENATE([.N89];&quot;_ &quot;;[.M89];&quot;. Type&quot;);CONCATENATE([.M89];&quot;. Type&quot;))" table:style-name="ce45">
            <text:p>Text. Type</text:p>
          </table:table-cell>
          <table:table-cell table:number-columns-repeated="2" table:style-name="ce45"/>
          <table:table-cell office:value-type="string" table:style-name="ce45">
            <text:p>BBIE</text:p>
          </table:table-cell>
          <table:table-cell table:number-columns-repeated="5" table:style-name="ce45"/>
          <table:table-cell office:value-type="string" table:style-name="ce45">
            <text:p>2.0.0</text:p>
          </table:table-cell>
          <table:table-cell table:style-name="ce45"/>
          <table:table-cell table:number-columns-repeated="16359" table:style-name="ce57"/>
        </table:table-row>
        <table:table-row table:style-name="ro22">
          <table:table-cell office:value-type="string" office:string-value="AddedCategoryBuyer" table:formula="of:=SUBSTITUTE(CONCATENATE([.I90];[.J90];IF([.K90]=&quot;Identifier&quot;;&quot;ID&quot;;IF(AND([.K90]=&quot;Text&quot;;OR([.I90]&lt;&gt;&quot;&quot;;[.J90]&lt;&gt;&quot;&quot;));&quot;&quot;;[.K90]));IF(AND([.M90]&lt;&gt;&quot;Text&quot;;[.K90]&lt;&gt;[.M90];NOT(AND([.K90]=&quot;URI&quot;;[.M90]=&quot;Identifier&quot;));NOT(AND([.K90]=&quot;UUID&quot;;[.M90]=&quot;Identifier&quot;));NOT(AND([.K90]=&quot;OID&quot;;[.M90]=&quot;Identifier&quot;)));IF([.M90]=&quot;Identifier&quot;;&quot;ID&quot;;[.M90]);&quot;&quot;));&quot; &quot;;&quot;&quot;)" table:style-name="ce55">
            <text:p>AddedCategoryBuyer</text:p>
          </table:table-cell>
          <table:table-cell office:value-type="string" table:style-name="ce56">
            <text:p>0..n</text:p>
          </table:table-cell>
          <table:table-cell office:value-type="string" table:style-name="ce45">
            <text:p>Any additonal categories of purchasing agents participating in the framework agreement.</text:p>
          </table:table-cell>
          <table:table-cell table:number-columns-repeated="2" table:style-name="ce55"/>
          <table:table-cell office:value-type="string" office:string-value="Framework Agreement. Added Category Buyer Text. Text" table:formula="of:=CONCATENATE( IF([.G90]=&quot;&quot;;&quot;&quot;;CONCATENATE([.G90];&quot;_ &quot;));[.H90];&quot;. &quot;;IF([.I90]=&quot;&quot;;&quot;&quot;;CONCATENATE([.I90];&quot;_ &quot;));[.L90];IF(OR([.I90]&lt;&gt;&quot;&quot;;[.L90]&lt;&gt;[.M90]);CONCATENATE(&quot;. &quot;;[.M90]);&quot;&quot;))" table:style-name="ce55">
            <text:p>Framework Agreement. Added Category Buyer Text. Text</text:p>
          </table:table-cell>
          <table:table-cell table:style-name="ce55"/>
          <table:table-cell office:value-type="string" table:style-name="ce55">
            <text:p>Framework Agreement</text:p>
          </table:table-cell>
          <table:table-cell table:style-name="ce55"/>
          <table:table-cell office:value-type="string" table:style-name="ce45">
            <text:p>Added Category Buyer</text:p>
          </table:table-cell>
          <table:table-cell office:value-type="string" table:style-name="ce45">
            <text:p>Text</text:p>
          </table:table-cell>
          <table:table-cell office:value-type="string" office:string-value="Added Category Buyer Text" table:formula="of:=IF([.J90]&lt;&gt;&quot;&quot;;CONCATENATE([.J90];&quot; &quot;;[.K90]);[.K90])" table:style-name="ce45">
            <text:p>Added Category Buyer Text</text:p>
          </table:table-cell>
          <table:table-cell office:value-type="string" table:style-name="ce45">
            <text:p>Text</text:p>
          </table:table-cell>
          <table:table-cell table:style-name="ce45"/>
          <table:table-cell office:value-type="string" office:string-value="Text. Type" table:formula="of:=IF([.N90]&lt;&gt;&quot;&quot;;CONCATENATE([.N90];&quot;_ &quot;;[.M90];&quot;. Type&quot;);CONCATENATE([.M90];&quot;. Type&quot;))" table:style-name="ce45">
            <text:p>Text. Type</text:p>
          </table:table-cell>
          <table:table-cell table:number-columns-repeated="2" table:style-name="ce45"/>
          <table:table-cell office:value-type="string" table:style-name="ce45">
            <text:p>BBIE</text:p>
          </table:table-cell>
          <table:table-cell table:number-columns-repeated="5" table:style-name="ce45"/>
          <table:table-cell office:value-type="string" table:style-name="ce45">
            <text:p>2.0.0</text:p>
          </table:table-cell>
          <table:table-cell table:style-name="ce45"/>
          <table:table-cell table:number-columns-repeated="16359" table:style-name="ce57"/>
        </table:table-row>
        <table:table-row table:style-name="ro22">
          <table:table-cell office:value-type="string" office:string-value="ExtensionJustification" table:formula="of:=SUBSTITUTE(CONCATENATE([.I91];[.J91];IF([.K91]=&quot;Identifier&quot;;&quot;ID&quot;;IF(AND([.K91]=&quot;Text&quot;;OR([.I91]&lt;&gt;&quot;&quot;;[.J91]&lt;&gt;&quot;&quot;));&quot;&quot;;[.K91]));IF(AND([.M91]&lt;&gt;&quot;Text&quot;;[.K91]&lt;&gt;[.M91];NOT(AND([.K91]=&quot;URI&quot;;[.M91]=&quot;Identifier&quot;));NOT(AND([.K91]=&quot;UUID&quot;;[.M91]=&quot;Identifier&quot;));NOT(AND([.K91]=&quot;OID&quot;;[.M91]=&quot;Identifier&quot;)));IF([.M91]=&quot;Identifier&quot;;&quot;ID&quot;;[.M91]);&quot;&quot;));&quot; &quot;;&quot;&quot;)" table:style-name="ce55">
            <text:p>ExtensionJustification</text:p>
          </table:table-cell>
          <table:table-cell office:value-type="string" table:style-name="ce56">
            <text:p>0..n</text:p>
          </table:table-cell>
          <table:table-cell office:value-type="string" table:style-name="ce45">
            <text:p>The reasons for any duration exceeding the maximum lawfaul quantity of years.</text:p>
          </table:table-cell>
          <table:table-cell table:number-columns-repeated="2" table:style-name="ce55"/>
          <table:table-cell office:value-type="string" office:string-value="Framework Agreement. Extension Justification Text. Text" table:formula="of:=CONCATENATE( IF([.G91]=&quot;&quot;;&quot;&quot;;CONCATENATE([.G91];&quot;_ &quot;));[.H91];&quot;. &quot;;IF([.I91]=&quot;&quot;;&quot;&quot;;CONCATENATE([.I91];&quot;_ &quot;));[.L91];IF(OR([.I91]&lt;&gt;&quot;&quot;;[.L91]&lt;&gt;[.M91]);CONCATENATE(&quot;. &quot;;[.M91]);&quot;&quot;))" table:style-name="ce55">
            <text:p>Framework Agreement. Extension Justification Text. Text</text:p>
          </table:table-cell>
          <table:table-cell table:style-name="ce55"/>
          <table:table-cell office:value-type="string" table:style-name="ce55">
            <text:p>Framework Agreement</text:p>
          </table:table-cell>
          <table:table-cell table:style-name="ce55"/>
          <table:table-cell office:value-type="string" table:style-name="ce45">
            <text:p>Extension Justification</text:p>
          </table:table-cell>
          <table:table-cell office:value-type="string" table:style-name="ce45">
            <text:p>Text</text:p>
          </table:table-cell>
          <table:table-cell office:value-type="string" office:string-value="Extension Justification Text" table:formula="of:=IF([.J91]&lt;&gt;&quot;&quot;;CONCATENATE([.J91];&quot; &quot;;[.K91]);[.K91])" table:style-name="ce45">
            <text:p>Extension Justification Text</text:p>
          </table:table-cell>
          <table:table-cell office:value-type="string" table:style-name="ce45">
            <text:p>Text</text:p>
          </table:table-cell>
          <table:table-cell table:style-name="ce45"/>
          <table:table-cell office:value-type="string" office:string-value="Text. Type" table:formula="of:=IF([.N91]&lt;&gt;&quot;&quot;;CONCATENATE([.N91];&quot;_ &quot;;[.M91];&quot;. Type&quot;);CONCATENATE([.M91];&quot;. Type&quot;))" table:style-name="ce45">
            <text:p>Text. Type</text:p>
          </table:table-cell>
          <table:table-cell table:number-columns-repeated="2" table:style-name="ce45"/>
          <table:table-cell office:value-type="string" table:style-name="ce45">
            <text:p>BBIE</text:p>
          </table:table-cell>
          <table:table-cell table:number-columns-repeated="5" table:style-name="ce45"/>
          <table:table-cell office:value-type="string" table:style-name="ce45">
            <text:p>2.0.0</text:p>
          </table:table-cell>
          <table:table-cell table:style-name="ce45"/>
          <table:table-cell table:number-columns-repeated="16359" table:style-name="ce57"/>
        </table:table-row>
        <table:table-row table:style-name="ro22">
          <table:table-cell office:value-type="string" office:string-value="MaximumVallueAllLotsAmount" table:formula="of:=SUBSTITUTE(CONCATENATE([.I92];[.J92];IF([.K92]=&quot;Identifier&quot;;&quot;ID&quot;;IF(AND([.K92]=&quot;Text&quot;;OR([.I92]&lt;&gt;&quot;&quot;;[.J92]&lt;&gt;&quot;&quot;));&quot;&quot;;[.K92]));IF(AND([.M92]&lt;&gt;&quot;Text&quot;;[.K92]&lt;&gt;[.M92];NOT(AND([.K92]=&quot;URI&quot;;[.M92]=&quot;Identifier&quot;));NOT(AND([.K92]=&quot;UUID&quot;;[.M92]=&quot;Identifier&quot;));NOT(AND([.K92]=&quot;OID&quot;;[.M92]=&quot;Identifier&quot;)));IF([.M92]=&quot;Identifier&quot;;&quot;ID&quot;;[.M92]);&quot;&quot;));&quot; &quot;;&quot;&quot;)" table:style-name="ce55">
            <text:p>MaximumVallueAllLotsAmount</text:p>
          </table:table-cell>
          <table:table-cell office:value-type="string" table:style-name="ce56">
            <text:p>0..1</text:p>
          </table:table-cell>
          <table:table-cell office:value-type="string" table:style-name="ce45">
            <text:p>Maximum value of the framework agreement for all lots (excluding VAT)</text:p>
          </table:table-cell>
          <table:table-cell table:number-columns-repeated="2" table:style-name="ce55"/>
          <table:table-cell office:value-type="string" office:string-value="Framework Agreement. Maximum Vallue All Lots Amount. Amount" table:formula="of:=CONCATENATE( IF([.G92]=&quot;&quot;;&quot;&quot;;CONCATENATE([.G92];&quot;_ &quot;));[.H92];&quot;. &quot;;IF([.I92]=&quot;&quot;;&quot;&quot;;CONCATENATE([.I92];&quot;_ &quot;));[.L92];IF(OR([.I92]&lt;&gt;&quot;&quot;;[.L92]&lt;&gt;[.M92]);CONCATENATE(&quot;. &quot;;[.M92]);&quot;&quot;))" table:style-name="ce55">
            <text:p>Framework Agreement. Maximum Vallue All Lots Amount. Amount</text:p>
          </table:table-cell>
          <table:table-cell table:style-name="ce55"/>
          <table:table-cell office:value-type="string" table:style-name="ce55">
            <text:p>Framework Agreement</text:p>
          </table:table-cell>
          <table:table-cell table:style-name="ce55"/>
          <table:table-cell office:value-type="string" table:style-name="ce45">
            <text:p>Maximum Vallue All Lots</text:p>
          </table:table-cell>
          <table:table-cell office:value-type="string" table:style-name="ce45">
            <text:p>Amount</text:p>
          </table:table-cell>
          <table:table-cell office:value-type="string" office:string-value="Maximum Vallue All Lots Amount" table:formula="of:=IF([.J92]&lt;&gt;&quot;&quot;;CONCATENATE([.J92];&quot; &quot;;[.K92]);[.K92])" table:style-name="ce45">
            <text:p>Maximum Vallue All Lots Amount</text:p>
          </table:table-cell>
          <table:table-cell office:value-type="string" table:style-name="ce45">
            <text:p>Amount</text:p>
          </table:table-cell>
          <table:table-cell table:style-name="ce45"/>
          <table:table-cell office:value-type="string" office:string-value="Amount. Type" table:formula="of:=IF([.N92]&lt;&gt;&quot;&quot;;CONCATENATE([.N92];&quot;_ &quot;;[.M92];&quot;. Type&quot;);CONCATENATE([.M92];&quot;. Type&quot;))" table:style-name="ce45">
            <text:p>Amount. Type</text:p>
          </table:table-cell>
          <table:table-cell table:number-columns-repeated="2" table:style-name="ce45"/>
          <table:table-cell office:value-type="string" table:style-name="ce45">
            <text:p>BBIE</text:p>
          </table:table-cell>
          <table:table-cell table:number-columns-repeated="5" table:style-name="ce45"/>
          <table:table-cell office:value-type="string" table:style-name="ce45">
            <text:p>2.0.0</text:p>
          </table:table-cell>
          <table:table-cell table:style-name="ce45"/>
          <table:table-cell table:number-columns-repeated="16359" table:style-name="ce57"/>
        </table:table-row>
        <table:table-row table:style-name="ro22">
          <table:table-cell office:value-type="string" office:string-value="MaximumTotalValueAmount" table:formula="of:=SUBSTITUTE(CONCATENATE([.I93];[.J93];IF([.K93]=&quot;Identifier&quot;;&quot;ID&quot;;IF(AND([.K93]=&quot;Text&quot;;OR([.I93]&lt;&gt;&quot;&quot;;[.J93]&lt;&gt;&quot;&quot;));&quot;&quot;;[.K93]));IF(AND([.M93]&lt;&gt;&quot;Text&quot;;[.K93]&lt;&gt;[.M93];NOT(AND([.K93]=&quot;URI&quot;;[.M93]=&quot;Identifier&quot;));NOT(AND([.K93]=&quot;UUID&quot;;[.M93]=&quot;Identifier&quot;));NOT(AND([.K93]=&quot;OID&quot;;[.M93]=&quot;Identifier&quot;)));IF([.M93]=&quot;Identifier&quot;;&quot;ID&quot;;[.M93]);&quot;&quot;));&quot; &quot;;&quot;&quot;)" table:style-name="ce55">
            <text:p>MaximumTotalValueAmount</text:p>
          </table:table-cell>
          <table:table-cell office:value-type="string" table:style-name="ce56">
            <text:p>0..1</text:p>
          </table:table-cell>
          <table:table-cell office:value-type="string" table:style-name="ce45">
            <text:p>The highest amount which can be spent within a framework agreement over its whole duration.</text:p>
          </table:table-cell>
          <table:table-cell table:number-columns-repeated="2" table:style-name="ce55"/>
          <table:table-cell office:value-type="string" office:string-value="Framework Agreement. Maximum Total Value Amount. Amount" table:formula="of:=CONCATENATE( IF([.G93]=&quot;&quot;;&quot;&quot;;CONCATENATE([.G93];&quot;_ &quot;));[.H93];&quot;. &quot;;IF([.I93]=&quot;&quot;;&quot;&quot;;CONCATENATE([.I93];&quot;_ &quot;));[.L93];IF(OR([.I93]&lt;&gt;&quot;&quot;;[.L93]&lt;&gt;[.M93]);CONCATENATE(&quot;. &quot;;[.M93]);&quot;&quot;))" table:style-name="ce55">
            <text:p>Framework Agreement. Maximum Total Value Amount. Amount</text:p>
          </table:table-cell>
          <table:table-cell table:style-name="ce55"/>
          <table:table-cell office:value-type="string" table:style-name="ce55">
            <text:p>Framework Agreement</text:p>
          </table:table-cell>
          <table:table-cell table:style-name="ce55"/>
          <table:table-cell office:value-type="string" table:style-name="ce45">
            <text:p>Maximum Total Value</text:p>
          </table:table-cell>
          <table:table-cell office:value-type="string" table:style-name="ce45">
            <text:p>Amount</text:p>
          </table:table-cell>
          <table:table-cell office:value-type="string" office:string-value="Maximum Total Value Amount" table:formula="of:=IF([.J93]&lt;&gt;&quot;&quot;;CONCATENATE([.J93];&quot; &quot;;[.K93]);[.K93])" table:style-name="ce45">
            <text:p>Maximum Total Value Amount</text:p>
          </table:table-cell>
          <table:table-cell office:value-type="string" table:style-name="ce45">
            <text:p>Amount</text:p>
          </table:table-cell>
          <table:table-cell table:style-name="ce45"/>
          <table:table-cell office:value-type="string" office:string-value="Amount. Type" table:formula="of:=IF([.N93]&lt;&gt;&quot;&quot;;CONCATENATE([.N93];&quot;_ &quot;;[.M93];&quot;. Type&quot;);CONCATENATE([.M93];&quot;. Type&quot;))" table:style-name="ce45">
            <text:p>Amount. Type</text:p>
          </table:table-cell>
          <table:table-cell table:number-columns-repeated="2" table:style-name="ce45"/>
          <table:table-cell office:value-type="string" table:style-name="ce45">
            <text:p>BBIE</text:p>
          </table:table-cell>
          <table:table-cell table:number-columns-repeated="5" table:style-name="ce45"/>
          <table:table-cell office:value-type="string" table:style-name="ce45">
            <text:p>2.0.0</text:p>
          </table:table-cell>
          <table:table-cell table:style-name="ce45"/>
          <table:table-cell table:number-columns-repeated="16359" table:style-name="ce57"/>
        </table:table-row>
        <table:table-row table:style-name="ro22">
          <table:table-cell office:value-type="string" office:string-value="MaximumNumberParticipantsQuantity" table:formula="of:=SUBSTITUTE(CONCATENATE([.I94];[.J94];IF([.K94]=&quot;Identifier&quot;;&quot;ID&quot;;IF(AND([.K94]=&quot;Text&quot;;OR([.I94]&lt;&gt;&quot;&quot;;[.J94]&lt;&gt;&quot;&quot;));&quot;&quot;;[.K94]));IF(AND([.M94]&lt;&gt;&quot;Text&quot;;[.K94]&lt;&gt;[.M94];NOT(AND([.K94]=&quot;URI&quot;;[.M94]=&quot;Identifier&quot;));NOT(AND([.K94]=&quot;UUID&quot;;[.M94]=&quot;Identifier&quot;));NOT(AND([.K94]=&quot;OID&quot;;[.M94]=&quot;Identifier&quot;)));IF([.M94]=&quot;Identifier&quot;;&quot;ID&quot;;[.M94]);&quot;&quot;));&quot; &quot;;&quot;&quot;)" table:style-name="ce59">
            <text:p>MaximumNumberParticipantsQuantity</text:p>
          </table:table-cell>
          <table:table-cell office:value-type="string" table:style-name="ce60">
            <text:p>0..1</text:p>
          </table:table-cell>
          <table:table-cell office:value-type="string" table:style-name="ce61">
            <text:p>Maximum quantity of economic operators participating in a framework agreement.</text:p>
          </table:table-cell>
          <table:table-cell table:number-columns-repeated="2" table:style-name="ce62"/>
          <table:table-cell office:value-type="string" office:string-value="Framework Agreement. Maximum Number Participants Quantity. Quantity" table:formula="of:=CONCATENATE( IF([.G94]=&quot;&quot;;&quot;&quot;;CONCATENATE([.G94];&quot;_ &quot;));[.H94];&quot;. &quot;;IF([.I94]=&quot;&quot;;&quot;&quot;;CONCATENATE([.I94];&quot;_ &quot;));[.L94];IF(OR([.I94]&lt;&gt;&quot;&quot;;[.L94]&lt;&gt;[.M94]);CONCATENATE(&quot;. &quot;;[.M94]);&quot;&quot;))" table:style-name="ce62">
            <text:p>Framework Agreement. Maximum Number Participants Quantity. Quantity</text:p>
          </table:table-cell>
          <table:table-cell table:style-name="ce62"/>
          <table:table-cell office:value-type="string" table:style-name="ce55">
            <text:p>Framework Agreement</text:p>
          </table:table-cell>
          <table:table-cell table:style-name="ce62"/>
          <table:table-cell office:value-type="string" table:style-name="ce45">
            <text:p>Maximum Number Participants</text:p>
          </table:table-cell>
          <table:table-cell office:value-type="string" table:style-name="ce62">
            <text:p>Quantity</text:p>
          </table:table-cell>
          <table:table-cell office:value-type="string" office:string-value="Maximum Number Participants Quantity" table:formula="of:=IF([.J94]&lt;&gt;&quot;&quot;;CONCATENATE([.J94];&quot; &quot;;[.K94]);[.K94])" table:style-name="ce59">
            <text:p>Maximum Number Participants Quantity</text:p>
          </table:table-cell>
          <table:table-cell office:value-type="string" table:style-name="ce62">
            <text:p>Quantity</text:p>
          </table:table-cell>
          <table:table-cell table:style-name="ce62"/>
          <table:table-cell office:value-type="string" office:string-value="Quantity. Type" table:formula="of:=IF([.N94]&lt;&gt;&quot;&quot;;CONCATENATE([.N94];&quot;_ &quot;;[.M94];&quot;. Type&quot;);CONCATENATE([.M94];&quot;. Type&quot;))" table:style-name="ce62">
            <text:p>Quantity. Type</text:p>
          </table:table-cell>
          <table:table-cell table:number-columns-repeated="2" table:style-name="ce62"/>
          <table:table-cell office:value-type="string" table:style-name="ce62">
            <text:p>BBIE</text:p>
          </table:table-cell>
          <table:table-cell table:style-name="ce62"/>
          <table:table-cell table:number-columns-repeated="4" table:style-name="ce45"/>
          <table:table-cell office:value-type="string" table:style-name="ce45">
            <text:p>2.0.0</text:p>
          </table:table-cell>
          <table:table-cell table:style-name="ce45"/>
          <table:table-cell table:number-columns-repeated="16359" table:style-name="ce1"/>
        </table:table-row>
        <table:table-row table:style-name="ro22">
          <table:table-cell office:value-type="string" office:string-value="HasDurationPeriod" table:formula="of:=SUBSTITUTE(SUBSTITUTE(CONCATENATE([.I95];IF([.L95]=&quot;Identifier&quot;;&quot;ID&quot;;[.L95]));&quot; &quot;;&quot;&quot;);&quot;_&quot;;&quot;&quot;)" table:style-name="ce50">
            <text:p>HasDurationPeriod</text:p>
          </table:table-cell>
          <table:table-cell office:value-type="float" office:value="1" table:style-name="ce51">
            <text:p>1</text:p>
          </table:table-cell>
          <table:table-cell office:value-type="string" table:style-name="ce50">
            <text:p>Interval between the award of the contract or closing of the framework agreement and its ending, including options and renewals.</text:p>
          </table:table-cell>
          <table:table-cell table:style-name="ce50"/>
          <table:table-cell office:value-type="string" table:style-name="ce50">
            <text:p>Starting date: 01/01/2018, Ending Date: 01/01/2022</text:p>
          </table:table-cell>
          <table:table-cell office:value-type="string" office:string-value="Framework Agreement. Has_ Duration_ Period. Duration_ Period" table:formula="of:=CONCATENATE( IF([.G95]=&quot;&quot;;&quot;&quot;;CONCATENATE([.G95];&quot;_ &quot;));[.H95];&quot;. &quot;;IF([.I95]=&quot;&quot;;&quot;&quot;;CONCATENATE([.I95];&quot;_ &quot;));[.L95];IF([.I95]=&quot;&quot;;&quot;&quot;;CONCATENATE(&quot;. &quot;;[.M95])))" table:style-name="ce50">
            <text:p>Framework Agreement. Has_ Duration_ Period. Duration_ Period</text:p>
          </table:table-cell>
          <table:table-cell table:style-name="ce50"/>
          <table:table-cell office:value-type="string" table:style-name="ce50">
            <text:p>Framework Agreement</text:p>
          </table:table-cell>
          <table:table-cell office:value-type="string" table:style-name="ce50">
            <text:p>Has</text:p>
          </table:table-cell>
          <table:table-cell table:number-columns-repeated="2" table:style-name="ce50"/>
          <table:table-cell office:value-type="string" office:string-value="Duration_ Period" table:formula="of:=CONCATENATE(IF([.P95]=&quot;&quot;;&quot;&quot;;CONCATENATE([.P95];&quot;_ &quot;));[.Q95])" table:style-name="ce50">
            <text:p>Duration_ Period</text:p>
          </table:table-cell>
          <table:table-cell office:value-type="string" office:string-value="Duration_ Period" table:formula="of:=[.L95]" table:style-name="ce50">
            <text:p>Duration_ Period</text:p>
          </table:table-cell>
          <table:table-cell table:number-columns-repeated="2" table:style-name="ce50"/>
          <table:table-cell office:value-type="string" table:style-name="ce50">
            <text:p>Duration</text:p>
          </table:table-cell>
          <table:table-cell office:value-type="string" table:style-name="ce50">
            <text:p>Period</text:p>
          </table:table-cell>
          <table:table-cell office:value-type="string" table:style-name="ce50">
            <text:p>ASBIE</text:p>
          </table:table-cell>
          <table:table-cell table:number-columns-repeated="5" table:style-name="ce50"/>
          <table:table-cell office:value-type="string" table:style-name="ce53">
            <text:p>2.0.0</text:p>
          </table:table-cell>
          <table:table-cell office:value-type="string" table:style-name="ce53">
            <text:p>New definition proposed to the WG</text:p>
          </table:table-cell>
          <table:table-cell table:number-columns-repeated="16359" table:style-name="ce57"/>
        </table:table-row>
        <table:table-row table:style-name="ro22">
          <table:table-cell office:value-type="string" office:string-value="FundsIdentification" table:formula="of:=SUBSTITUTE(CONCATENATE([.G96];[.H96]);&quot; &quot;;&quot;&quot;)" table:style-name="ce43">
            <text:p>FundsIdentification</text:p>
          </table:table-cell>
          <table:table-cell table:style-name="ce44"/>
          <table:table-cell office:value-type="string" table:style-name="ce54">
            <text:p>European Union funds used to finance the procurement procedure.</text:p>
          </table:table-cell>
          <table:table-cell table:style-name="ce43"/>
          <table:table-cell office:value-type="string" table:style-name="ce43">
            <text:p>The most concrete information should be given (e.g. for ESIF information about concrete projects, not just operational programs.)</text:p>
          </table:table-cell>
          <table:table-cell office:value-type="string" office:string-value="Funds Identification. Details" table:formula="of:=CONCATENATE(IF([.G96]=&quot;&quot;;&quot;&quot;;CONCATENATE([.G96];&quot;_ &quot;));[.H96];&quot;. Details&quot;)" table:style-name="ce43">
            <text:p>Funds Identification. Details</text:p>
          </table:table-cell>
          <table:table-cell table:style-name="ce43"/>
          <table:table-cell office:value-type="string" table:style-name="ce54">
            <text:p>Funds Identification</text:p>
          </table:table-cell>
          <table:table-cell table:number-columns-repeated="9" table:style-name="ce43"/>
          <table:table-cell office:value-type="string" table:style-name="ce43">
            <text:p>ABIE</text:p>
          </table:table-cell>
          <table:table-cell table:number-columns-repeated="5"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22">
          <table:table-cell office:value-type="string" office:string-value="Name" table:formula="of:=SUBSTITUTE(CONCATENATE([.I97];[.J97];IF([.K97]=&quot;Identifier&quot;;&quot;ID&quot;;IF(AND([.K97]=&quot;Text&quot;;OR([.I97]&lt;&gt;&quot;&quot;;[.J97]&lt;&gt;&quot;&quot;));&quot;&quot;;[.K97]));IF(AND([.M97]&lt;&gt;&quot;Text&quot;;[.K97]&lt;&gt;[.M97];NOT(AND([.K97]=&quot;URI&quot;;[.M97]=&quot;Identifier&quot;));NOT(AND([.K97]=&quot;UUID&quot;;[.M97]=&quot;Identifier&quot;));NOT(AND([.K97]=&quot;OID&quot;;[.M97]=&quot;Identifier&quot;)));IF([.M97]=&quot;Identifier&quot;;&quot;ID&quot;;[.M97]);&quot;&quot;));&quot; &quot;;&quot;&quot;)" table:style-name="ce55">
            <text:p>Name</text:p>
          </table:table-cell>
          <table:table-cell office:value-type="string" table:style-name="ce56">
            <text:p>0..1</text:p>
          </table:table-cell>
          <table:table-cell office:value-type="string" table:style-name="ce45">
            <text:p>Name of the European Union funds, identified as concretely as possible (i.e. program and project name).</text:p>
          </table:table-cell>
          <table:table-cell table:style-name="ce55"/>
          <table:table-cell office:value-type="string" table:style-name="ce55">
            <text:p>Connecting Europe Facility (CEF Energy); CEF TELECOM; CED TRANSPORT; European Structural and Investment Funds; Grants awarded by the European Union</text:p>
          </table:table-cell>
          <table:table-cell office:value-type="string" office:string-value="Funds Identification. Name. Text" table:formula="of:=CONCATENATE( IF([.G97]=&quot;&quot;;&quot;&quot;;CONCATENATE([.G97];&quot;_ &quot;));[.H97];&quot;. &quot;;IF([.I97]=&quot;&quot;;&quot;&quot;;CONCATENATE([.I97];&quot;_ &quot;));[.L97];IF(OR([.I97]&lt;&gt;&quot;&quot;;[.L97]&lt;&gt;[.M97]);CONCATENATE(&quot;. &quot;;[.M97]);&quot;&quot;))" table:style-name="ce55">
            <text:p>Funds Identification. Name. Text</text:p>
          </table:table-cell>
          <table:table-cell table:style-name="ce55"/>
          <table:table-cell office:value-type="string" table:style-name="ce55">
            <text:p>Funds Identification</text:p>
          </table:table-cell>
          <table:table-cell table:number-columns-repeated="2" table:style-name="ce55"/>
          <table:table-cell office:value-type="string" table:style-name="ce55">
            <text:p>Name</text:p>
          </table:table-cell>
          <table:table-cell office:value-type="string" office:string-value="Name" table:formula="of:=IF([.J97]&lt;&gt;&quot;&quot;;CONCATENATE([.J97];&quot; &quot;;[.K97]);[.K97])" table:style-name="ce55">
            <text:p>Name</text:p>
          </table:table-cell>
          <table:table-cell office:value-type="string" table:style-name="ce55">
            <text:p>Text</text:p>
          </table:table-cell>
          <table:table-cell table:style-name="ce55"/>
          <table:table-cell office:value-type="string" office:string-value="Text. Type" table:formula="of:=IF([.N97]&lt;&gt;&quot;&quot;;CONCATENATE([.N97];&quot;_ &quot;;[.M97];&quot;. Type&quot;);CONCATENATE([.M97];&quot;. Type&quot;))" table:style-name="ce55">
            <text:p>Text.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FundsID" table:formula="of:=SUBSTITUTE(CONCATENATE([.I98];[.J98];IF([.K98]=&quot;Identifier&quot;;&quot;ID&quot;;IF(AND([.K98]=&quot;Text&quot;;OR([.I98]&lt;&gt;&quot;&quot;;[.J98]&lt;&gt;&quot;&quot;));&quot;&quot;;[.K98]));IF(AND([.M98]&lt;&gt;&quot;Text&quot;;[.K98]&lt;&gt;[.M98];NOT(AND([.K98]=&quot;URI&quot;;[.M98]=&quot;Identifier&quot;));NOT(AND([.K98]=&quot;UUID&quot;;[.M98]=&quot;Identifier&quot;));NOT(AND([.K98]=&quot;OID&quot;;[.M98]=&quot;Identifier&quot;)));IF([.M98]=&quot;Identifier&quot;;&quot;ID&quot;;[.M98]);&quot;&quot;));&quot; &quot;;&quot;&quot;)" table:style-name="ce55">
            <text:p>FundsID</text:p>
          </table:table-cell>
          <table:table-cell office:value-type="string" table:style-name="ce56">
            <text:p>0..1</text:p>
          </table:table-cell>
          <table:table-cell office:value-type="string" table:style-name="ce45">
            <text:p>The existing identifier as provided in a public register.</text:p>
          </table:table-cell>
          <table:table-cell table:number-columns-repeated="2" table:style-name="ce55"/>
          <table:table-cell office:value-type="string" office:string-value="Funds Identification. Funds Identifier. Identifier" table:formula="of:=CONCATENATE( IF([.G98]=&quot;&quot;;&quot;&quot;;CONCATENATE([.G98];&quot;_ &quot;));[.H98];&quot;. &quot;;IF([.I98]=&quot;&quot;;&quot;&quot;;CONCATENATE([.I98];&quot;_ &quot;));[.L98];IF(OR([.I98]&lt;&gt;&quot;&quot;;[.L98]&lt;&gt;[.M98]);CONCATENATE(&quot;. &quot;;[.M98]);&quot;&quot;))" table:style-name="ce55">
            <text:p>Funds Identification. Funds Identifier. Identifier</text:p>
          </table:table-cell>
          <table:table-cell table:style-name="ce55"/>
          <table:table-cell office:value-type="string" table:style-name="ce55">
            <text:p>Funds Identification</text:p>
          </table:table-cell>
          <table:table-cell table:style-name="ce55"/>
          <table:table-cell office:value-type="string" table:style-name="ce55">
            <text:p>Funds</text:p>
          </table:table-cell>
          <table:table-cell office:value-type="string" table:style-name="ce55">
            <text:p>Identifier</text:p>
          </table:table-cell>
          <table:table-cell office:value-type="string" office:string-value="Funds Identifier" table:formula="of:=IF([.J98]&lt;&gt;&quot;&quot;;CONCATENATE([.J98];&quot; &quot;;[.K98]);[.K98])" table:style-name="ce55">
            <text:p>Funds Identifier</text:p>
          </table:table-cell>
          <table:table-cell office:value-type="string" table:style-name="ce55">
            <text:p>Identifier</text:p>
          </table:table-cell>
          <table:table-cell table:style-name="ce55"/>
          <table:table-cell office:value-type="string" office:string-value="Identifier. Type" table:formula="of:=IF([.N98]&lt;&gt;&quot;&quot;;CONCATENATE([.N98];&quot;_ &quot;;[.M98];&quot;. Type&quot;);CONCATENATE([.M98];&quot;. Type&quot;))" table:style-name="ce55">
            <text:p>Identifier.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IsEUIndicator" table:formula="of:=SUBSTITUTE(CONCATENATE([.I99];[.J99];IF([.K99]=&quot;Identifier&quot;;&quot;ID&quot;;IF(AND([.K99]=&quot;Text&quot;;OR([.I99]&lt;&gt;&quot;&quot;;[.J99]&lt;&gt;&quot;&quot;));&quot;&quot;;[.K99]));IF(AND([.M99]&lt;&gt;&quot;Text&quot;;[.K99]&lt;&gt;[.M99];NOT(AND([.K99]=&quot;URI&quot;;[.M99]=&quot;Identifier&quot;));NOT(AND([.K99]=&quot;UUID&quot;;[.M99]=&quot;Identifier&quot;));NOT(AND([.K99]=&quot;OID&quot;;[.M99]=&quot;Identifier&quot;)));IF([.M99]=&quot;Identifier&quot;;&quot;ID&quot;;[.M99]);&quot;&quot;));&quot; &quot;;&quot;&quot;)" table:style-name="ce55">
            <text:p>IsEUIndicator</text:p>
          </table:table-cell>
          <table:table-cell office:value-type="float" office:value="1" table:style-name="ce56">
            <text:p>1</text:p>
          </table:table-cell>
          <table:table-cell office:value-type="string" table:style-name="ce45">
            <text:p>Register where the information about the funds are kept.</text:p>
          </table:table-cell>
          <table:table-cell table:number-columns-repeated="2" table:style-name="ce55"/>
          <table:table-cell office:value-type="string" office:string-value="Funds Identification. Is_ EU Indicator. Indicator" table:formula="of:=CONCATENATE( IF([.G99]=&quot;&quot;;&quot;&quot;;CONCATENATE([.G99];&quot;_ &quot;));[.H99];&quot;. &quot;;IF([.I99]=&quot;&quot;;&quot;&quot;;CONCATENATE([.I99];&quot;_ &quot;));[.L99];IF(OR([.I99]&lt;&gt;&quot;&quot;;[.L99]&lt;&gt;[.M99]);CONCATENATE(&quot;. &quot;;[.M99]);&quot;&quot;))" table:style-name="ce55">
            <text:p>Funds Identification. Is_ EU Indicator. Indicator</text:p>
          </table:table-cell>
          <table:table-cell table:style-name="ce55"/>
          <table:table-cell office:value-type="string" table:style-name="ce55">
            <text:p>Funds Identification</text:p>
          </table:table-cell>
          <table:table-cell office:value-type="string" table:style-name="ce55">
            <text:p>Is</text:p>
          </table:table-cell>
          <table:table-cell office:value-type="string" table:style-name="ce55">
            <text:p>EU</text:p>
          </table:table-cell>
          <table:table-cell office:value-type="string" table:style-name="ce55">
            <text:p>Indicator</text:p>
          </table:table-cell>
          <table:table-cell office:value-type="string" office:string-value="EU Indicator" table:formula="of:=IF([.J99]&lt;&gt;&quot;&quot;;CONCATENATE([.J99];&quot; &quot;;[.K99]);[.K99])" table:style-name="ce55">
            <text:p>EU Indicator</text:p>
          </table:table-cell>
          <table:table-cell office:value-type="string" table:style-name="ce55">
            <text:p>Indicator</text:p>
          </table:table-cell>
          <table:table-cell table:style-name="ce55"/>
          <table:table-cell office:value-type="string" office:string-value="Indicator. Type" table:formula="of:=IF([.N99]&lt;&gt;&quot;&quot;;CONCATENATE([.N99];&quot;_ &quot;;[.M99];&quot;. Type&quot;);CONCATENATE([.M99];&quot;. Type&quot;))" table:style-name="ce55">
            <text:p>Indicator.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HasRegistryServiceProvider" table:formula="of:=SUBSTITUTE(SUBSTITUTE(CONCATENATE([.I100];IF([.L100]=&quot;Identifier&quot;;&quot;ID&quot;;[.L100]));&quot; &quot;;&quot;&quot;);&quot;_&quot;;&quot;&quot;)" table:style-name="ce50">
            <text:p>HasRegistryServiceProvider</text:p>
          </table:table-cell>
          <table:table-cell office:value-type="string" table:style-name="ce51">
            <text:p>0..1</text:p>
          </table:table-cell>
          <table:table-cell office:value-type="string" table:style-name="ce50">
            <text:p>Register where the information about the funds are kept.</text:p>
          </table:table-cell>
          <table:table-cell table:number-columns-repeated="2" table:style-name="ce50"/>
          <table:table-cell office:value-type="string" office:string-value="Funds Identification. Has_ Registry_ Service Provider. Registry_ Service Provider" table:formula="of:=CONCATENATE( IF([.G100]=&quot;&quot;;&quot;&quot;;CONCATENATE([.G100];&quot;_ &quot;));[.H100];&quot;. &quot;;IF([.I100]=&quot;&quot;;&quot;&quot;;CONCATENATE([.I100];&quot;_ &quot;));[.L100];IF([.I100]=&quot;&quot;;&quot;&quot;;CONCATENATE(&quot;. &quot;;[.M100])))" table:style-name="ce50">
            <text:p>Funds Identification. Has_ Registry_ Service Provider. Registry_ Service Provider</text:p>
          </table:table-cell>
          <table:table-cell table:style-name="ce50"/>
          <table:table-cell office:value-type="string" table:style-name="ce50">
            <text:p>Funds Identification</text:p>
          </table:table-cell>
          <table:table-cell office:value-type="string" table:style-name="ce50">
            <text:p>Has</text:p>
          </table:table-cell>
          <table:table-cell table:number-columns-repeated="2" table:style-name="ce50"/>
          <table:table-cell office:value-type="string" office:string-value="Registry_ Service Provider" table:formula="of:=CONCATENATE(IF([.P100]=&quot;&quot;;&quot;&quot;;CONCATENATE([.P100];&quot;_ &quot;));[.Q100])" table:style-name="ce50">
            <text:p>Registry_ Service Provider</text:p>
          </table:table-cell>
          <table:table-cell office:value-type="string" office:string-value="Registry_ Service Provider" table:formula="of:=[.L100]" table:style-name="ce50">
            <text:p>Registry_ Service Provider</text:p>
          </table:table-cell>
          <table:table-cell table:number-columns-repeated="2" table:style-name="ce50"/>
          <table:table-cell office:value-type="string" table:style-name="ce50">
            <text:p>Registry</text:p>
          </table:table-cell>
          <table:table-cell office:value-type="string" table:style-name="ce50">
            <text:p>Service Provider</text:p>
          </table:table-cell>
          <table:table-cell office:value-type="string" table:style-name="ce50">
            <text:p>ASBIE</text:p>
          </table:table-cell>
          <table:table-cell table:number-columns-repeated="5" table:style-name="ce50"/>
          <table:table-cell office:value-type="string" table:style-name="ce53">
            <text:p>2.0.0</text:p>
          </table:table-cell>
          <table:table-cell office:value-type="string" table:style-name="ce53">
            <text:p>New definition proposed to the WG</text:p>
          </table:table-cell>
          <table:table-cell table:number-columns-repeated="16359" table:style-name="ce57"/>
        </table:table-row>
        <table:table-row table:style-name="ro22">
          <table:table-cell office:value-type="string" office:string-value="LotGroup" table:formula="of:=SUBSTITUTE(CONCATENATE([.G101];[.H101]);&quot; &quot;;&quot;&quot;)" table:style-name="ce43">
            <text:p>LotGroup</text:p>
          </table:table-cell>
          <table:table-cell table:style-name="ce44"/>
          <table:table-cell office:value-type="string" table:style-name="ce54">
            <text:p>Combination of lots that share a common characteristics, thus allowing the contracting authority to generate a contract for those lots.</text:p>
          </table:table-cell>
          <table:table-cell table:number-columns-repeated="2" table:style-name="ce43"/>
          <table:table-cell office:value-type="string" office:string-value="LotGroup. Details" table:formula="of:=CONCATENATE(IF([.G101]=&quot;&quot;;&quot;&quot;;CONCATENATE([.G101];&quot;_ &quot;));[.H101];&quot;. Details&quot;)" table:style-name="ce43">
            <text:p>LotGroup. Details</text:p>
          </table:table-cell>
          <table:table-cell table:style-name="ce43"/>
          <table:table-cell office:value-type="string" table:style-name="ce54">
            <text:p>LotGroup</text:p>
          </table:table-cell>
          <table:table-cell table:number-columns-repeated="9" table:style-name="ce43"/>
          <table:table-cell office:value-type="string" table:style-name="ce43">
            <text:p>ABIE</text:p>
          </table:table-cell>
          <table:table-cell table:number-columns-repeated="5"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22">
          <table:table-cell office:value-type="string" office:string-value="ID" table:formula="of:=SUBSTITUTE(CONCATENATE([.I102];[.J102];IF([.K102]=&quot;Identifier&quot;;&quot;ID&quot;;IF(AND([.K102]=&quot;Text&quot;;OR([.I102]&lt;&gt;&quot;&quot;;[.J102]&lt;&gt;&quot;&quot;));&quot;&quot;;[.K102]));IF(AND([.M102]&lt;&gt;&quot;Text&quot;;[.K102]&lt;&gt;[.M102];NOT(AND([.K102]=&quot;URI&quot;;[.M102]=&quot;Identifier&quot;));NOT(AND([.K102]=&quot;UUID&quot;;[.M102]=&quot;Identifier&quot;));NOT(AND([.K102]=&quot;OID&quot;;[.M102]=&quot;Identifier&quot;)));IF([.M102]=&quot;Identifier&quot;;&quot;ID&quot;;[.M102]);&quot;&quot;));&quot; &quot;;&quot;&quot;)" table:style-name="ce55">
            <text:p>ID</text:p>
          </table:table-cell>
          <table:table-cell office:value-type="string" table:style-name="ce56">
            <text:p>0..1</text:p>
          </table:table-cell>
          <table:table-cell office:value-type="string" table:style-name="ce58">
            <text:p>Identifies the group of lots in a procurement procedure.</text:p>
          </table:table-cell>
          <table:table-cell table:number-columns-repeated="2" table:style-name="ce55"/>
          <table:table-cell office:value-type="string" office:string-value="LotGroup. Identifier" table:formula="of:=CONCATENATE( IF([.G102]=&quot;&quot;;&quot;&quot;;CONCATENATE([.G102];&quot;_ &quot;));[.H102];&quot;. &quot;;IF([.I102]=&quot;&quot;;&quot;&quot;;CONCATENATE([.I102];&quot;_ &quot;));[.L102];IF(OR([.I102]&lt;&gt;&quot;&quot;;[.L102]&lt;&gt;[.M102]);CONCATENATE(&quot;. &quot;;[.M102]);&quot;&quot;))" table:style-name="ce55">
            <text:p>LotGroup. Identifier</text:p>
          </table:table-cell>
          <table:table-cell table:style-name="ce55"/>
          <table:table-cell office:value-type="string" table:style-name="ce55">
            <text:p>LotGroup</text:p>
          </table:table-cell>
          <table:table-cell table:number-columns-repeated="2" table:style-name="ce55"/>
          <table:table-cell office:value-type="string" table:style-name="ce55">
            <text:p>Identifier</text:p>
          </table:table-cell>
          <table:table-cell office:value-type="string" office:string-value="Identifier" table:formula="of:=IF([.J102]&lt;&gt;&quot;&quot;;CONCATENATE([.J102];&quot; &quot;;[.K102]);[.K102])" table:style-name="ce55">
            <text:p>Identifier</text:p>
          </table:table-cell>
          <table:table-cell office:value-type="string" table:style-name="ce55">
            <text:p>Identifier</text:p>
          </table:table-cell>
          <table:table-cell table:style-name="ce55"/>
          <table:table-cell office:value-type="string" office:string-value="Identifier. Type" table:formula="of:=IF([.N102]&lt;&gt;&quot;&quot;;CONCATENATE([.N102];&quot;_ &quot;;[.M102];&quot;. Type&quot;);CONCATENATE([.M102];&quot;. Type&quot;))" table:style-name="ce55">
            <text:p>Identifier.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FrameworkMaximumGroupValueAmount" table:formula="of:=SUBSTITUTE(CONCATENATE([.I103];[.J103];IF([.K103]=&quot;Identifier&quot;;&quot;ID&quot;;IF(AND([.K103]=&quot;Text&quot;;OR([.I103]&lt;&gt;&quot;&quot;;[.J103]&lt;&gt;&quot;&quot;));&quot;&quot;;[.K103]));IF(AND([.M103]&lt;&gt;&quot;Text&quot;;[.K103]&lt;&gt;[.M103];NOT(AND([.K103]=&quot;URI&quot;;[.M103]=&quot;Identifier&quot;));NOT(AND([.K103]=&quot;UUID&quot;;[.M103]=&quot;Identifier&quot;));NOT(AND([.K103]=&quot;OID&quot;;[.M103]=&quot;Identifier&quot;)));IF([.M103]=&quot;Identifier&quot;;&quot;ID&quot;;[.M103]);&quot;&quot;));&quot; &quot;;&quot;&quot;)" table:style-name="ce55">
            <text:p>FrameworkMaximumGroupValueAmount</text:p>
          </table:table-cell>
          <table:table-cell office:value-type="string" table:style-name="ce56">
            <text:p>0..1</text:p>
          </table:table-cell>
          <table:table-cell office:value-type="string" table:style-name="ce45">
            <text:p>Maximum value of a group of lots in a framework agreement.</text:p>
          </table:table-cell>
          <table:table-cell table:number-columns-repeated="2" table:style-name="ce55"/>
          <table:table-cell office:value-type="string" office:string-value="LotGroup. Framework Maximum Group Value Amount. Text" table:formula="of:=CONCATENATE( IF([.G103]=&quot;&quot;;&quot;&quot;;CONCATENATE([.G103];&quot;_ &quot;));[.H103];&quot;. &quot;;IF([.I103]=&quot;&quot;;&quot;&quot;;CONCATENATE([.I103];&quot;_ &quot;));[.L103];IF(OR([.I103]&lt;&gt;&quot;&quot;;[.L103]&lt;&gt;[.M103]);CONCATENATE(&quot;. &quot;;[.M103]);&quot;&quot;))" table:style-name="ce55">
            <text:p>LotGroup. Framework Maximum Group Value Amount. Text</text:p>
          </table:table-cell>
          <table:table-cell table:style-name="ce55"/>
          <table:table-cell office:value-type="string" table:style-name="ce55">
            <text:p>LotGroup</text:p>
          </table:table-cell>
          <table:table-cell table:style-name="ce55"/>
          <table:table-cell office:value-type="string" table:style-name="ce55">
            <text:p>Framework Maximum Group Value</text:p>
          </table:table-cell>
          <table:table-cell office:value-type="string" table:style-name="ce55">
            <text:p>Amount</text:p>
          </table:table-cell>
          <table:table-cell office:value-type="string" office:string-value="Framework Maximum Group Value Amount" table:formula="of:=IF([.J103]&lt;&gt;&quot;&quot;;CONCATENATE([.J103];&quot; &quot;;[.K103]);[.K103])" table:style-name="ce55">
            <text:p>Framework Maximum Group Value Amount</text:p>
          </table:table-cell>
          <table:table-cell office:value-type="string" table:style-name="ce55">
            <text:p>Text</text:p>
          </table:table-cell>
          <table:table-cell table:style-name="ce55"/>
          <table:table-cell office:value-type="string" office:string-value="Text. Type" table:formula="of:=IF([.N103]&lt;&gt;&quot;&quot;;CONCATENATE([.N103];&quot;_ &quot;;[.M103];&quot;. Type&quot;);CONCATENATE([.M103];&quot;. Type&quot;))" table:style-name="ce55">
            <text:p>Text.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GroupingCriterionCode" table:formula="of:=SUBSTITUTE(CONCATENATE([.I104];[.J104];IF([.K104]=&quot;Identifier&quot;;&quot;ID&quot;;IF(AND([.K104]=&quot;Text&quot;;OR([.I104]&lt;&gt;&quot;&quot;;[.J104]&lt;&gt;&quot;&quot;));&quot;&quot;;[.K104]));IF(AND([.M104]&lt;&gt;&quot;Text&quot;;[.K104]&lt;&gt;[.M104];NOT(AND([.K104]=&quot;URI&quot;;[.M104]=&quot;Identifier&quot;));NOT(AND([.K104]=&quot;UUID&quot;;[.M104]=&quot;Identifier&quot;));NOT(AND([.K104]=&quot;OID&quot;;[.M104]=&quot;Identifier&quot;)));IF([.M104]=&quot;Identifier&quot;;&quot;ID&quot;;[.M104]);&quot;&quot;));&quot; &quot;;&quot;&quot;)" table:style-name="ce55">
            <text:p>GroupingCriterionCode</text:p>
          </table:table-cell>
          <table:table-cell office:value-type="float" office:value="1" table:style-name="ce56">
            <text:p>1</text:p>
          </table:table-cell>
          <table:table-cell office:value-type="string" table:style-name="ce45">
            <text:p>Criterion used to combine one or more lots in a group of lots.</text:p>
          </table:table-cell>
          <table:table-cell table:style-name="ce55"/>
          <table:table-cell office:value-type="string" table:style-name="ce55">
            <text:p>The use of groups should exclude the possibility of having groups not included in a group. Otherwise the complexity grows. Hence some groups may contain only one lot.</text:p>
          </table:table-cell>
          <table:table-cell office:value-type="string" office:string-value="LotGroup. Grouping Criterion Code. Code" table:formula="of:=CONCATENATE( IF([.G104]=&quot;&quot;;&quot;&quot;;CONCATENATE([.G104];&quot;_ &quot;));[.H104];&quot;. &quot;;IF([.I104]=&quot;&quot;;&quot;&quot;;CONCATENATE([.I104];&quot;_ &quot;));[.L104];IF(OR([.I104]&lt;&gt;&quot;&quot;;[.L104]&lt;&gt;[.M104]);CONCATENATE(&quot;. &quot;;[.M104]);&quot;&quot;))" table:style-name="ce55">
            <text:p>LotGroup. Grouping Criterion Code. Code</text:p>
          </table:table-cell>
          <table:table-cell table:style-name="ce55"/>
          <table:table-cell office:value-type="string" table:style-name="ce55">
            <text:p>LotGroup</text:p>
          </table:table-cell>
          <table:table-cell table:style-name="ce55"/>
          <table:table-cell office:value-type="string" table:style-name="ce55">
            <text:p>Grouping Criterion</text:p>
          </table:table-cell>
          <table:table-cell office:value-type="string" table:style-name="ce55">
            <text:p>Code</text:p>
          </table:table-cell>
          <table:table-cell office:value-type="string" office:string-value="Grouping Criterion Code" table:formula="of:=IF([.J104]&lt;&gt;&quot;&quot;;CONCATENATE([.J104];&quot; &quot;;[.K104]);[.K104])" table:style-name="ce55">
            <text:p>Grouping Criterion Code</text:p>
          </table:table-cell>
          <table:table-cell office:value-type="string" table:style-name="ce55">
            <text:p>Code</text:p>
          </table:table-cell>
          <table:table-cell table:style-name="ce55"/>
          <table:table-cell office:value-type="string" office:string-value="Code. Type" table:formula="of:=IF([.N104]&lt;&gt;&quot;&quot;;CONCATENATE([.N104];&quot;_ &quot;;[.M104];&quot;. Type&quot;);CONCATENATE([.M104];&quot;. Type&quot;))" table:style-name="ce55">
            <text:p>Code.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HasLot" table:formula="of:=SUBSTITUTE(SUBSTITUTE(CONCATENATE([.I105];IF([.L105]=&quot;Identifier&quot;;&quot;ID&quot;;[.L105]));&quot; &quot;;&quot;&quot;);&quot;_&quot;;&quot;&quot;)" table:style-name="ce50">
            <text:p>HasLot</text:p>
          </table:table-cell>
          <table:table-cell office:value-type="string" table:style-name="ce51">
            <text:p>1..n</text:p>
          </table:table-cell>
          <table:table-cell office:value-type="string" table:style-name="ce53">
            <text:p>Reference to the lots of the procurement procedure included included in this group.</text:p>
          </table:table-cell>
          <table:table-cell table:number-columns-repeated="2" table:style-name="ce50"/>
          <table:table-cell office:value-type="string" office:string-value="LotGroup. Has_ Lot. Lot" table:formula="of:=CONCATENATE( IF([.G105]=&quot;&quot;;&quot;&quot;;CONCATENATE([.G105];&quot;_ &quot;));[.H105];&quot;. &quot;;IF([.I105]=&quot;&quot;;&quot;&quot;;CONCATENATE([.I105];&quot;_ &quot;));[.L105];IF([.I105]=&quot;&quot;;&quot;&quot;;CONCATENATE(&quot;. &quot;;[.M105])))" table:style-name="ce50">
            <text:p>LotGroup. Has_ Lot. Lot</text:p>
          </table:table-cell>
          <table:table-cell table:style-name="ce50"/>
          <table:table-cell office:value-type="string" table:style-name="ce50">
            <text:p>LotGroup</text:p>
          </table:table-cell>
          <table:table-cell office:value-type="string" table:style-name="ce50">
            <text:p>Has</text:p>
          </table:table-cell>
          <table:table-cell table:number-columns-repeated="2" table:style-name="ce50"/>
          <table:table-cell office:value-type="string" office:string-value="Lot" table:formula="of:=CONCATENATE(IF([.P105]=&quot;&quot;;&quot;&quot;;CONCATENATE([.P105];&quot;_ &quot;));[.Q105])" table:style-name="ce50">
            <text:p>Lot</text:p>
          </table:table-cell>
          <table:table-cell office:value-type="string" office:string-value="Lot" table:formula="of:=[.L105]" table:style-name="ce50">
            <text:p>Lot</text:p>
          </table:table-cell>
          <table:table-cell table:number-columns-repeated="3" table:style-name="ce50"/>
          <table:table-cell office:value-type="string" table:style-name="ce50">
            <text:p>Lot</text:p>
          </table:table-cell>
          <table:table-cell office:value-type="string" table:style-name="ce50">
            <text:p>ASBIE</text:p>
          </table:table-cell>
          <table:table-cell table:number-columns-repeated="5" table:style-name="ce50"/>
          <table:table-cell office:value-type="string" table:style-name="ce53">
            <text:p>2.0.0</text:p>
          </table:table-cell>
          <table:table-cell office:value-type="string" table:style-name="ce53">
            <text:p>New definition proposed to the WG</text:p>
          </table:table-cell>
          <table:table-cell table:number-columns-repeated="16359" table:style-name="ce57"/>
        </table:table-row>
        <table:table-row table:style-name="ro22">
          <table:table-cell office:value-type="string" office:string-value="InvitationToTender" table:formula="of:=SUBSTITUTE(CONCATENATE([.G106];[.H106]);&quot; &quot;;&quot;&quot;)" table:style-name="ce43">
            <text:p>InvitationToTender</text:p>
          </table:table-cell>
          <table:table-cell table:style-name="ce44"/>
          <table:table-cell office:value-type="string" table:style-name="ce54">
            <text:p>[TODO]</text:p>
          </table:table-cell>
          <table:table-cell table:number-columns-repeated="2" table:style-name="ce43"/>
          <table:table-cell office:value-type="string" office:string-value="Invitation To Tender. Details" table:formula="of:=CONCATENATE(IF([.G106]=&quot;&quot;;&quot;&quot;;CONCATENATE([.G106];&quot;_ &quot;));[.H106];&quot;. Details&quot;)" table:style-name="ce43">
            <text:p>Invitation To Tender. Details</text:p>
          </table:table-cell>
          <table:table-cell table:style-name="ce43"/>
          <table:table-cell office:value-type="string" table:style-name="ce54">
            <text:p>Invitation To Tender</text:p>
          </table:table-cell>
          <table:table-cell table:number-columns-repeated="9" table:style-name="ce43"/>
          <table:table-cell office:value-type="string" table:style-name="ce43">
            <text:p>ABIE</text:p>
          </table:table-cell>
          <table:table-cell table:number-columns-repeated="5"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22">
          <table:table-cell office:value-type="string" office:string-value="ID" table:formula="of:=SUBSTITUTE(CONCATENATE([.I107];[.J107];IF([.K107]=&quot;Identifier&quot;;&quot;ID&quot;;IF(AND([.K107]=&quot;Text&quot;;OR([.I107]&lt;&gt;&quot;&quot;;[.J107]&lt;&gt;&quot;&quot;));&quot;&quot;;[.K107]));IF(AND([.M107]&lt;&gt;&quot;Text&quot;;[.K107]&lt;&gt;[.M107];NOT(AND([.K107]=&quot;URI&quot;;[.M107]=&quot;Identifier&quot;));NOT(AND([.K107]=&quot;UUID&quot;;[.M107]=&quot;Identifier&quot;));NOT(AND([.K107]=&quot;OID&quot;;[.M107]=&quot;Identifier&quot;)));IF([.M107]=&quot;Identifier&quot;;&quot;ID&quot;;[.M107]);&quot;&quot;));&quot; &quot;;&quot;&quot;)" table:style-name="ce55">
            <text:p>ID</text:p>
          </table:table-cell>
          <table:table-cell office:value-type="string" table:style-name="ce56">
            <text:p>0..1</text:p>
          </table:table-cell>
          <table:table-cell office:value-type="string" table:style-name="ce58">
            <text:p>Identifies the invitation to tender.</text:p>
          </table:table-cell>
          <table:table-cell table:number-columns-repeated="2" table:style-name="ce55"/>
          <table:table-cell office:value-type="string" office:string-value="Invitation To Tender. Identifier" table:formula="of:=CONCATENATE( IF([.G107]=&quot;&quot;;&quot;&quot;;CONCATENATE([.G107];&quot;_ &quot;));[.H107];&quot;. &quot;;IF([.I107]=&quot;&quot;;&quot;&quot;;CONCATENATE([.I107];&quot;_ &quot;));[.L107];IF(OR([.I107]&lt;&gt;&quot;&quot;;[.L107]&lt;&gt;[.M107]);CONCATENATE(&quot;. &quot;;[.M107]);&quot;&quot;))" table:style-name="ce55">
            <text:p>Invitation To Tender. Identifier</text:p>
          </table:table-cell>
          <table:table-cell table:style-name="ce55"/>
          <table:table-cell office:value-type="string" table:style-name="ce55">
            <text:p>Invitation To Tender</text:p>
          </table:table-cell>
          <table:table-cell table:number-columns-repeated="2" table:style-name="ce55"/>
          <table:table-cell office:value-type="string" table:style-name="ce55">
            <text:p>Identifier</text:p>
          </table:table-cell>
          <table:table-cell office:value-type="string" office:string-value="Identifier" table:formula="of:=IF([.J107]&lt;&gt;&quot;&quot;;CONCATENATE([.J107];&quot; &quot;;[.K107]);[.K107])" table:style-name="ce55">
            <text:p>Identifier</text:p>
          </table:table-cell>
          <table:table-cell office:value-type="string" table:style-name="ce55">
            <text:p>Identifier</text:p>
          </table:table-cell>
          <table:table-cell table:style-name="ce55"/>
          <table:table-cell office:value-type="string" office:string-value="Identifier. Type" table:formula="of:=IF([.N107]&lt;&gt;&quot;&quot;;CONCATENATE([.N107];&quot;_ &quot;;[.M107];&quot;. Type&quot;);CONCATENATE([.M107];&quot;. Type&quot;))" table:style-name="ce55">
            <text:p>Identifier.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TypeCode" table:formula="of:=SUBSTITUTE(CONCATENATE([.I108];[.J108];IF([.K108]=&quot;Identifier&quot;;&quot;ID&quot;;IF(AND([.K108]=&quot;Text&quot;;OR([.I108]&lt;&gt;&quot;&quot;;[.J108]&lt;&gt;&quot;&quot;));&quot;&quot;;[.K108]));IF(AND([.M108]&lt;&gt;&quot;Text&quot;;[.K108]&lt;&gt;[.M108];NOT(AND([.K108]=&quot;URI&quot;;[.M108]=&quot;Identifier&quot;));NOT(AND([.K108]=&quot;UUID&quot;;[.M108]=&quot;Identifier&quot;));NOT(AND([.K108]=&quot;OID&quot;;[.M108]=&quot;Identifier&quot;)));IF([.M108]=&quot;Identifier&quot;;&quot;ID&quot;;[.M108]);&quot;&quot;));&quot; &quot;;&quot;&quot;)" table:style-name="ce55">
            <text:p>TypeCode</text:p>
          </table:table-cell>
          <table:table-cell office:value-type="string" table:style-name="ce56">
            <text:p>0..1</text:p>
          </table:table-cell>
          <table:table-cell office:value-type="string" table:style-name="ce55">
            <text:p>A mutually agreed code signifying the type of the invitation to tender.</text:p>
          </table:table-cell>
          <table:table-cell table:style-name="ce55"/>
          <table:table-cell office:value-type="string" table:style-name="ce55">
            <text:p>e-mail; burofax; e-procurement platform</text:p>
          </table:table-cell>
          <table:table-cell office:value-type="string" office:string-value="Invitation To Tender. Type Code. Code" table:formula="of:=CONCATENATE( IF([.G108]=&quot;&quot;;&quot;&quot;;CONCATENATE([.G108];&quot;_ &quot;));[.H108];&quot;. &quot;;IF([.I108]=&quot;&quot;;&quot;&quot;;CONCATENATE([.I108];&quot;_ &quot;));[.L108];IF(OR([.I108]&lt;&gt;&quot;&quot;;[.L108]&lt;&gt;[.M108]);CONCATENATE(&quot;. &quot;;[.M108]);&quot;&quot;))" table:style-name="ce55">
            <text:p>Invitation To Tender. Type Code. Code</text:p>
          </table:table-cell>
          <table:table-cell table:style-name="ce55"/>
          <table:table-cell office:value-type="string" table:style-name="ce55">
            <text:p>Invitation To Tender</text:p>
          </table:table-cell>
          <table:table-cell table:style-name="ce55"/>
          <table:table-cell office:value-type="string" table:style-name="ce55">
            <text:p>Type</text:p>
          </table:table-cell>
          <table:table-cell office:value-type="string" table:style-name="ce55">
            <text:p>Code</text:p>
          </table:table-cell>
          <table:table-cell office:value-type="string" office:string-value="Type Code" table:formula="of:=IF([.J108]&lt;&gt;&quot;&quot;;CONCATENATE([.J108];&quot; &quot;;[.K108]);[.K108])" table:style-name="ce55">
            <text:p>Type Code</text:p>
          </table:table-cell>
          <table:table-cell office:value-type="string" table:style-name="ce55">
            <text:p>Code</text:p>
          </table:table-cell>
          <table:table-cell table:style-name="ce55"/>
          <table:table-cell office:value-type="string" office:string-value="Code. Type" table:formula="of:=IF([.N108]&lt;&gt;&quot;&quot;;CONCATENATE([.N108];&quot;_ &quot;;[.M108];&quot;. Type&quot;);CONCATENATE([.M108];&quot;. Type&quot;))" table:style-name="ce55">
            <text:p>Code. Type</text:p>
          </table:table-cell>
          <table:table-cell table:number-columns-repeated="2" table:style-name="ce55"/>
          <table:table-cell office:value-type="string" table:style-name="ce55">
            <text:p>BBIE</text:p>
          </table:table-cell>
          <table:table-cell table:style-name="ce55"/>
          <table:table-cell office:value-type="string" table:style-name="ce55">
            <text:p>InvitationToTenderType</text:p>
          </table:table-cell>
          <table:table-cell table:style-name="ce55"/>
          <table:table-cell table:number-columns-repeated="2" table:style-name="ce57"/>
          <table:table-cell office:value-type="string" table:style-name="ce45">
            <text:p>2.0.0</text:p>
          </table:table-cell>
          <table:table-cell table:number-columns-repeated="16360" table:style-name="ce57"/>
        </table:table-row>
        <table:table-row table:style-name="ro17">
          <table:table-cell office:value-type="string" office:string-value="HasNoticeDocumentReference" table:formula="of:=SUBSTITUTE(SUBSTITUTE(CONCATENATE([.I109];IF([.L109]=&quot;Identifier&quot;;&quot;ID&quot;;[.L109]));&quot; &quot;;&quot;&quot;);&quot;_&quot;;&quot;&quot;)" table:style-name="ce50">
            <text:p>HasNoticeDocumentReference</text:p>
          </table:table-cell>
          <table:table-cell office:value-type="string" table:style-name="ce51">
            <text:p>0..1</text:p>
          </table:table-cell>
          <table:table-cell office:value-type="string" table:style-name="ce53">
            <text:p>A reference to a notice about this procurement procedure published previously.</text:p>
          </table:table-cell>
          <table:table-cell table:style-name="ce50"/>
          <table:table-cell office:value-type="string" table:style-name="ce50">
            <text:p>PIN published on TED; Call for Proposal</text:p>
          </table:table-cell>
          <table:table-cell office:value-type="string" office:string-value="Invitation To Tender. Has_ Notice_ Document Reference. Notice_ Document Reference" table:formula="of:=CONCATENATE( IF([.G109]=&quot;&quot;;&quot;&quot;;CONCATENATE([.G109];&quot;_ &quot;));[.H109];&quot;. &quot;;IF([.I109]=&quot;&quot;;&quot;&quot;;CONCATENATE([.I109];&quot;_ &quot;));[.L109];IF([.I109]=&quot;&quot;;&quot;&quot;;CONCATENATE(&quot;. &quot;;[.M109])))" table:style-name="ce50">
            <text:p>Invitation To Tender. Has_ Notice_ Document Reference. Notice_ Document Reference</text:p>
          </table:table-cell>
          <table:table-cell table:style-name="ce50"/>
          <table:table-cell office:value-type="string" table:style-name="ce50">
            <text:p>Invitation To Tender</text:p>
          </table:table-cell>
          <table:table-cell office:value-type="string" table:style-name="ce50">
            <text:p>Has</text:p>
          </table:table-cell>
          <table:table-cell table:number-columns-repeated="2" table:style-name="ce50"/>
          <table:table-cell office:value-type="string" office:string-value="Notice_ Document Reference" table:formula="of:=CONCATENATE(IF([.P109]=&quot;&quot;;&quot;&quot;;CONCATENATE([.P109];&quot;_ &quot;));[.Q109])" table:style-name="ce50">
            <text:p>Notice_ Document Reference</text:p>
          </table:table-cell>
          <table:table-cell office:value-type="string" office:string-value="Notice_ Document Reference" table:formula="of:=[.L109]" table:style-name="ce50">
            <text:p>Notice_ Document Reference</text:p>
          </table:table-cell>
          <table:table-cell table:number-columns-repeated="2" table:style-name="ce50"/>
          <table:table-cell office:value-type="string" table:style-name="ce50">
            <text:p>Notice</text:p>
          </table:table-cell>
          <table:table-cell office:value-type="string" table:style-name="ce52">
            <text:p>Document Reference</text:p>
          </table:table-cell>
          <table:table-cell office:value-type="string" table:style-name="ce50">
            <text:p>ASBIE</text:p>
          </table:table-cell>
          <table:table-cell table:number-columns-repeated="7" table:style-name="ce53"/>
          <table:table-cell table:number-columns-repeated="16359" table:style-name="ce1"/>
        </table:table-row>
        <table:table-row table:style-name="ro22">
          <table:table-cell office:value-type="string" office:string-value="Lot" table:formula="of:=SUBSTITUTE(CONCATENATE([.G110];[.H110]);&quot; &quot;;&quot;&quot;)" table:style-name="ce43">
            <text:p>Lot</text:p>
          </table:table-cell>
          <table:table-cell table:style-name="ce44"/>
          <table:table-cell office:value-type="string" table:style-name="ce54">
            <text:p>One of the parts into which a procurement procedure is divided, can be focus on specific objecte and that allows the procuring entity to award the part to one economic operators under a specific contract.</text:p>
          </table:table-cell>
          <table:table-cell table:number-columns-repeated="2" table:style-name="ce43"/>
          <table:table-cell office:value-type="string" office:string-value="Lot. Details" table:formula="of:=CONCATENATE(IF([.G110]=&quot;&quot;;&quot;&quot;;CONCATENATE([.G110];&quot;_ &quot;));[.H110];&quot;. Details&quot;)" table:style-name="ce43">
            <text:p>Lot. Details</text:p>
          </table:table-cell>
          <table:table-cell table:style-name="ce43"/>
          <table:table-cell office:value-type="string" table:style-name="ce54">
            <text:p>Lot</text:p>
          </table:table-cell>
          <table:table-cell table:number-columns-repeated="9" table:style-name="ce43"/>
          <table:table-cell office:value-type="string" table:style-name="ce43">
            <text:p>ABIE</text:p>
          </table:table-cell>
          <table:table-cell table:number-columns-repeated="5"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22">
          <table:table-cell office:value-type="string" office:string-value="ID" table:formula="of:=SUBSTITUTE(CONCATENATE([.I111];[.J111];IF([.K111]=&quot;Identifier&quot;;&quot;ID&quot;;IF(AND([.K111]=&quot;Text&quot;;OR([.I111]&lt;&gt;&quot;&quot;;[.J111]&lt;&gt;&quot;&quot;));&quot;&quot;;[.K111]));IF(AND([.M111]&lt;&gt;&quot;Text&quot;;[.K111]&lt;&gt;[.M111];NOT(AND([.K111]=&quot;URI&quot;;[.M111]=&quot;Identifier&quot;));NOT(AND([.K111]=&quot;UUID&quot;;[.M111]=&quot;Identifier&quot;));NOT(AND([.K111]=&quot;OID&quot;;[.M111]=&quot;Identifier&quot;)));IF([.M111]=&quot;Identifier&quot;;&quot;ID&quot;;[.M111]);&quot;&quot;));&quot; &quot;;&quot;&quot;)" table:style-name="ce55">
            <text:p>ID</text:p>
          </table:table-cell>
          <table:table-cell office:value-type="float" office:value="1" table:style-name="ce56">
            <text:p>1</text:p>
          </table:table-cell>
          <table:table-cell office:value-type="string" table:style-name="ce45">
            <text:p>Identifies the Lot unambiguously and uniquelly in the procurement procedure.</text:p>
          </table:table-cell>
          <table:table-cell table:number-columns-repeated="2" table:style-name="ce55"/>
          <table:table-cell office:value-type="string" office:string-value="Lot. Identifier" table:formula="of:=CONCATENATE( IF([.G111]=&quot;&quot;;&quot;&quot;;CONCATENATE([.G111];&quot;_ &quot;));[.H111];&quot;. &quot;;IF([.I111]=&quot;&quot;;&quot;&quot;;CONCATENATE([.I111];&quot;_ &quot;));[.L111];IF(OR([.I111]&lt;&gt;&quot;&quot;;[.L111]&lt;&gt;[.M111]);CONCATENATE(&quot;. &quot;;[.M111]);&quot;&quot;))" table:style-name="ce55">
            <text:p>Lot. Identifier</text:p>
          </table:table-cell>
          <table:table-cell table:style-name="ce55"/>
          <table:table-cell office:value-type="string" table:style-name="ce55">
            <text:p>Lot</text:p>
          </table:table-cell>
          <table:table-cell table:number-columns-repeated="2" table:style-name="ce55"/>
          <table:table-cell office:value-type="string" table:style-name="ce55">
            <text:p>Identifier</text:p>
          </table:table-cell>
          <table:table-cell office:value-type="string" office:string-value="Identifier" table:formula="of:=IF([.J111]&lt;&gt;&quot;&quot;;CONCATENATE([.J111];&quot; &quot;;[.K111]);[.K111])" table:style-name="ce55">
            <text:p>Identifier</text:p>
          </table:table-cell>
          <table:table-cell office:value-type="string" table:style-name="ce55">
            <text:p>Identifier</text:p>
          </table:table-cell>
          <table:table-cell table:style-name="ce55"/>
          <table:table-cell office:value-type="string" office:string-value="Identifier. Type" table:formula="of:=IF([.N111]&lt;&gt;&quot;&quot;;CONCATENATE([.N111];&quot;_ &quot;;[.M111];&quot;. Type&quot;);CONCATENATE([.M111];&quot;. Type&quot;))" table:style-name="ce55">
            <text:p>Identifier.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EstimatedValueAmount" table:formula="of:=SUBSTITUTE(CONCATENATE([.I112];[.J112];IF([.K112]=&quot;Identifier&quot;;&quot;ID&quot;;IF(AND([.K112]=&quot;Text&quot;;OR([.I112]&lt;&gt;&quot;&quot;;[.J112]&lt;&gt;&quot;&quot;));&quot;&quot;;[.K112]));IF(AND([.M112]&lt;&gt;&quot;Text&quot;;[.K112]&lt;&gt;[.M112];NOT(AND([.K112]=&quot;URI&quot;;[.M112]=&quot;Identifier&quot;));NOT(AND([.K112]=&quot;UUID&quot;;[.M112]=&quot;Identifier&quot;));NOT(AND([.K112]=&quot;OID&quot;;[.M112]=&quot;Identifier&quot;)));IF([.M112]=&quot;Identifier&quot;;&quot;ID&quot;;[.M112]);&quot;&quot;));&quot; &quot;;&quot;&quot;)" table:style-name="ce55">
            <text:p>EstimatedValueAmount</text:p>
          </table:table-cell>
          <table:table-cell office:value-type="string" table:style-name="ce56">
            <text:p>0..1</text:p>
          </table:table-cell>
          <table:table-cell office:value-type="string" table:style-name="ce45">
            <text:p>[TODO: NURIA]</text:p>
          </table:table-cell>
          <table:table-cell table:number-columns-repeated="2" table:style-name="ce55"/>
          <table:table-cell office:value-type="string" office:string-value="Lot. Estimated Value Amount. Amount" table:formula="of:=CONCATENATE( IF([.G112]=&quot;&quot;;&quot;&quot;;CONCATENATE([.G112];&quot;_ &quot;));[.H112];&quot;. &quot;;IF([.I112]=&quot;&quot;;&quot;&quot;;CONCATENATE([.I112];&quot;_ &quot;));[.L112];IF(OR([.I112]&lt;&gt;&quot;&quot;;[.L112]&lt;&gt;[.M112]);CONCATENATE(&quot;. &quot;;[.M112]);&quot;&quot;))" table:style-name="ce55">
            <text:p>Lot. Estimated Value Amount. Amount</text:p>
          </table:table-cell>
          <table:table-cell table:style-name="ce55"/>
          <table:table-cell office:value-type="string" table:style-name="ce55">
            <text:p>Lot</text:p>
          </table:table-cell>
          <table:table-cell table:style-name="ce55"/>
          <table:table-cell office:value-type="string" table:style-name="ce55">
            <text:p>Estimated Value</text:p>
          </table:table-cell>
          <table:table-cell office:value-type="string" table:style-name="ce55">
            <text:p>Amount</text:p>
          </table:table-cell>
          <table:table-cell office:value-type="string" office:string-value="Estimated Value Amount" table:formula="of:=IF([.J112]&lt;&gt;&quot;&quot;;CONCATENATE([.J112];&quot; &quot;;[.K112]);[.K112])" table:style-name="ce55">
            <text:p>Estimated Value Amount</text:p>
          </table:table-cell>
          <table:table-cell office:value-type="string" table:style-name="ce55">
            <text:p>Amount</text:p>
          </table:table-cell>
          <table:table-cell table:style-name="ce55"/>
          <table:table-cell office:value-type="string" office:string-value="Amount. Type" table:formula="of:=IF([.N112]&lt;&gt;&quot;&quot;;CONCATENATE([.N112];&quot;_ &quot;;[.M112];&quot;. Type&quot;);CONCATENATE([.M112];&quot;. Type&quot;))" table:style-name="ce55">
            <text:p>Amount.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17">
          <table:table-cell table:style-name="ce55"/>
          <table:table-cell table:style-name="ce56"/>
          <table:table-cell office:value-type="string" table:style-name="ce45">
            <text:p>[TODO: TO DEVELOP COMPONENT, e.g. Lot Object]</text:p>
          </table:table-cell>
          <table:table-cell table:number-columns-repeated="13" table:style-name="ce55"/>
          <table:table-cell table:style-name="ce63"/>
          <table:table-cell table:style-name="ce55"/>
          <table:table-cell table:number-columns-repeated="7" table:style-name="ce45"/>
          <table:table-cell table:number-columns-repeated="16359" table:style-name="ce64"/>
        </table:table-row>
        <table:table-row table:style-name="ro22">
          <table:table-cell office:value-type="string" office:string-value="Notice" table:formula="of:=SUBSTITUTE(CONCATENATE([.G114];[.H114]);&quot; &quot;;&quot;&quot;)" table:style-name="ce43">
            <text:p>Notice</text:p>
          </table:table-cell>
          <table:table-cell table:style-name="ce44"/>
          <table:table-cell office:value-type="string" table:style-name="ce54">
            <text:p>[TODO:NÚRIA]</text:p>
          </table:table-cell>
          <table:table-cell table:number-columns-repeated="2" table:style-name="ce43"/>
          <table:table-cell office:value-type="string" office:string-value="Notice. Details" table:formula="of:=CONCATENATE(IF([.G114]=&quot;&quot;;&quot;&quot;;CONCATENATE([.G114];&quot;_ &quot;));[.H114];&quot;. Details&quot;)" table:style-name="ce43">
            <text:p>Notice. Details</text:p>
          </table:table-cell>
          <table:table-cell table:style-name="ce43"/>
          <table:table-cell office:value-type="string" table:style-name="ce54">
            <text:p>Notice</text:p>
          </table:table-cell>
          <table:table-cell table:number-columns-repeated="9" table:style-name="ce43"/>
          <table:table-cell office:value-type="string" table:style-name="ce43">
            <text:p>ABIE</text:p>
          </table:table-cell>
          <table:table-cell office:value-type="string" table:style-name="ce43">
            <text:p>SubClassOf(lrm:Work)</text:p>
          </table:table-cell>
          <table:table-cell table:number-columns-repeated="4"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number-rows-repeated="11" table:style-name="ro17">
          <table:table-cell table:style-name="ce55"/>
          <table:table-cell table:style-name="ce56"/>
          <table:table-cell table:style-name="ce45"/>
          <table:table-cell table:number-columns-repeated="13" table:style-name="ce55"/>
          <table:table-cell table:style-name="ce63"/>
          <table:table-cell table:style-name="ce55"/>
          <table:table-cell table:number-columns-repeated="7" table:style-name="ce45"/>
          <table:table-cell table:number-columns-repeated="16359" table:style-name="ce64"/>
        </table:table-row>
        <table:table-row table:style-name="ro22">
          <table:table-cell office:value-type="string" office:string-value="Party" table:formula="of:=SUBSTITUTE(CONCATENATE([.H126];[.I126]);&quot; &quot;;&quot;&quot;)" table:style-name="ce43">
            <text:p>Party</text:p>
          </table:table-cell>
          <table:table-cell table:style-name="ce44"/>
          <table:table-cell table:style-name="ce54"/>
          <table:table-cell office:value-type="string" table:style-name="ce43">
            <text:p>A class to describe an organization, sub-organization, or individual fulfilling a role in a business process.</text:p>
          </table:table-cell>
          <table:table-cell table:style-name="ce43"/>
          <table:table-cell office:value-type="string" office:string-value="Party. Details" table:formula="of:=CONCATENATE(IF([.G126]=&quot;&quot;;&quot;&quot;;CONCATENATE([.G126];&quot;_ &quot;));[.H126];&quot;. Details&quot;)" table:style-name="ce43">
            <text:p>Party. Details</text:p>
          </table:table-cell>
          <table:table-cell table:style-name="ce54"/>
          <table:table-cell office:value-type="string" table:style-name="ce43">
            <text:p>Party</text:p>
          </table:table-cell>
          <table:table-cell table:number-columns-repeated="9" table:style-name="ce43"/>
          <table:table-cell office:value-type="string" table:style-name="ce43">
            <text:p>ABIE</text:p>
          </table:table-cell>
          <table:table-cell table:number-columns-repeated="7" table:style-name="ce43"/>
          <table:table-cell table:number-columns-repeated="16359" table:style-name="ce42"/>
        </table:table-row>
        <table:table-row table:style-name="ro22">
          <table:table-cell office:value-type="string" office:string-value="ID" table:formula="of:=SUBSTITUTE(CONCATENATE([.I127];[.J127];IF([.K127]=&quot;Identifier&quot;;&quot;ID&quot;;IF(AND([.K127]=&quot;Text&quot;;OR([.I127]&lt;&gt;&quot;&quot;;[.J127]&lt;&gt;&quot;&quot;));&quot;&quot;;[.K127]));IF(AND([.M127]&lt;&gt;&quot;Text&quot;;[.K127]&lt;&gt;[.M127];NOT(AND([.K127]=&quot;URI&quot;;[.M127]=&quot;Identifier&quot;));NOT(AND([.K127]=&quot;UUID&quot;;[.M127]=&quot;Identifier&quot;));NOT(AND([.K127]=&quot;OID&quot;;[.M127]=&quot;Identifier&quot;)));IF([.M127]=&quot;Identifier&quot;;&quot;ID&quot;;[.M127]);&quot;&quot;));&quot; &quot;;&quot;&quot;)" table:style-name="ce55">
            <text:p>ID</text:p>
          </table:table-cell>
          <table:table-cell office:value-type="string" table:style-name="ce46">
            <text:p>0..n</text:p>
          </table:table-cell>
          <table:table-cell office:value-type="string" table:style-name="ce55">
            <text:p>An identifier for this party.</text:p>
          </table:table-cell>
          <table:table-cell table:number-columns-repeated="2" table:style-name="ce55"/>
          <table:table-cell office:value-type="string" office:string-value="Party. Identifier" table:formula="of:=CONCATENATE( IF([.G127]=&quot;&quot;;&quot;&quot;;CONCATENATE([.G127];&quot;_ &quot;));[.H127];&quot;. &quot;;IF([.I127]=&quot;&quot;;&quot;&quot;;CONCATENATE([.I127];&quot;_ &quot;));[.L127];IF(OR([.I127]&lt;&gt;&quot;&quot;;[.L127]&lt;&gt;[.M127]);CONCATENATE(&quot;. &quot;;[.M127]);&quot;&quot;))" table:style-name="ce55">
            <text:p>Party. Identifier</text:p>
          </table:table-cell>
          <table:table-cell table:style-name="ce55"/>
          <table:table-cell office:value-type="string" table:style-name="ce55">
            <text:p>Party</text:p>
          </table:table-cell>
          <table:table-cell table:number-columns-repeated="2" table:style-name="ce55"/>
          <table:table-cell office:value-type="string" table:style-name="ce55">
            <text:p>Identifier</text:p>
          </table:table-cell>
          <table:table-cell office:value-type="string" office:string-value="Identifier" table:formula="of:=IF([.J127]&lt;&gt;&quot;&quot;;CONCATENATE([.J127];&quot; &quot;;[.K127]);[.K127])" table:style-name="ce55">
            <text:p>Identifier</text:p>
          </table:table-cell>
          <table:table-cell office:value-type="string" table:style-name="ce55">
            <text:p>Identifier</text:p>
          </table:table-cell>
          <table:table-cell table:style-name="ce55"/>
          <table:table-cell office:value-type="string" office:string-value="Identifier. Type" table:formula="of:=IF([.N127]&lt;&gt;&quot;&quot;;CONCATENATE([.N127];&quot;_ &quot;;[.M127];&quot;. Type&quot;);CONCATENATE([.M127];&quot;. Type&quot;))" table:style-name="ce55">
            <text:p>Identifier. Type</text:p>
          </table:table-cell>
          <table:table-cell table:number-columns-repeated="2" table:style-name="ce55"/>
          <table:table-cell office:value-type="string" table:style-name="ce55">
            <text:p>BBIE</text:p>
          </table:table-cell>
          <table:table-cell table:style-name="ce57"/>
          <table:table-cell table:number-columns-repeated="2" table:style-name="ce55"/>
          <table:table-cell table:number-columns-repeated="2" table:style-name="ce57"/>
          <table:table-cell table:style-name="ce45"/>
          <table:table-cell table:number-columns-repeated="16360" table:style-name="ce57"/>
        </table:table-row>
        <table:table-row table:style-name="ro22">
          <table:table-cell office:value-type="string" office:string-value="URI" table:formula="of:=SUBSTITUTE(CONCATENATE([.I128];[.J128];IF([.K128]=&quot;Identifier&quot;;&quot;ID&quot;;IF(AND([.K128]=&quot;Text&quot;;OR([.I128]&lt;&gt;&quot;&quot;;[.J128]&lt;&gt;&quot;&quot;));&quot;&quot;;[.K128]));IF(AND([.M128]&lt;&gt;&quot;Text&quot;;[.K128]&lt;&gt;[.M128];NOT(AND([.K128]=&quot;URI&quot;;[.M128]=&quot;Identifier&quot;));NOT(AND([.K128]=&quot;UUID&quot;;[.M128]=&quot;Identifier&quot;));NOT(AND([.K128]=&quot;OID&quot;;[.M128]=&quot;Identifier&quot;)));IF([.M128]=&quot;Identifier&quot;;&quot;ID&quot;;[.M128]);&quot;&quot;));&quot; &quot;;&quot;&quot;)" table:style-name="ce55">
            <text:p>URI</text:p>
          </table:table-cell>
          <table:table-cell office:value-type="string" table:style-name="ce46">
            <text:p>0..1</text:p>
          </table:table-cell>
          <table:table-cell office:value-type="string" table:style-name="ce55">
            <text:p>The Uniform Resource Identifier (URI) that identifies this party's web site; i.e., the web site's Uniform Resource Locator (URL).</text:p>
          </table:table-cell>
          <table:table-cell table:number-columns-repeated="2" table:style-name="ce55"/>
          <table:table-cell office:value-type="string" office:string-value="Party. URI. Identifier" table:formula="of:=CONCATENATE( IF([.G128]=&quot;&quot;;&quot;&quot;;CONCATENATE([.G128];&quot;_ &quot;));[.H128];&quot;. &quot;;IF([.I128]=&quot;&quot;;&quot;&quot;;CONCATENATE([.I128];&quot;_ &quot;));[.L128];IF(OR([.I128]&lt;&gt;&quot;&quot;;[.L128]&lt;&gt;[.M128]);CONCATENATE(&quot;. &quot;;[.M128]);&quot;&quot;))" table:style-name="ce55">
            <text:p>Party. URI. Identifier</text:p>
          </table:table-cell>
          <table:table-cell table:style-name="ce55"/>
          <table:table-cell office:value-type="string" table:style-name="ce55">
            <text:p>Party</text:p>
          </table:table-cell>
          <table:table-cell table:number-columns-repeated="2" table:style-name="ce55"/>
          <table:table-cell office:value-type="string" table:style-name="ce55">
            <text:p>URI</text:p>
          </table:table-cell>
          <table:table-cell office:value-type="string" office:string-value="URI" table:formula="of:=IF([.J128]&lt;&gt;&quot;&quot;;CONCATENATE([.J128];&quot; &quot;;[.K128]);[.K128])" table:style-name="ce55">
            <text:p>URI</text:p>
          </table:table-cell>
          <table:table-cell office:value-type="string" table:style-name="ce55">
            <text:p>Identifier</text:p>
          </table:table-cell>
          <table:table-cell table:style-name="ce55"/>
          <table:table-cell office:value-type="string" office:string-value="Identifier. Type" table:formula="of:=IF([.N128]&lt;&gt;&quot;&quot;;CONCATENATE([.N128];&quot;_ &quot;;[.M128];&quot;. Type&quot;);CONCATENATE([.M128];&quot;. Type&quot;))" table:style-name="ce55">
            <text:p>Identifier. Type</text:p>
          </table:table-cell>
          <table:table-cell table:number-columns-repeated="2" table:style-name="ce55"/>
          <table:table-cell office:value-type="string" table:style-name="ce55">
            <text:p>BBIE</text:p>
          </table:table-cell>
          <table:table-cell table:style-name="ce57"/>
          <table:table-cell table:number-columns-repeated="2" table:style-name="ce55"/>
          <table:table-cell table:number-columns-repeated="2" table:style-name="ce57"/>
          <table:table-cell table:style-name="ce45"/>
          <table:table-cell table:number-columns-repeated="16360" table:style-name="ce57"/>
        </table:table-row>
        <table:table-row table:style-name="ro22">
          <table:table-cell office:value-type="string" office:string-value="LogoReferenceID" table:formula="of:=SUBSTITUTE(CONCATENATE([.I129];[.J129];IF([.K129]=&quot;Identifier&quot;;&quot;ID&quot;;IF(AND([.K129]=&quot;Text&quot;;OR([.I129]&lt;&gt;&quot;&quot;;[.J129]&lt;&gt;&quot;&quot;));&quot;&quot;;[.K129]));IF(AND([.M129]&lt;&gt;&quot;Text&quot;;[.K129]&lt;&gt;[.M129];NOT(AND([.K129]=&quot;URI&quot;;[.M129]=&quot;Identifier&quot;));NOT(AND([.K129]=&quot;UUID&quot;;[.M129]=&quot;Identifier&quot;));NOT(AND([.K129]=&quot;OID&quot;;[.M129]=&quot;Identifier&quot;)));IF([.M129]=&quot;Identifier&quot;;&quot;ID&quot;;[.M129]);&quot;&quot;));&quot; &quot;;&quot;&quot;)" table:style-name="ce55">
            <text:p>LogoReferenceID</text:p>
          </table:table-cell>
          <table:table-cell office:value-type="string" table:style-name="ce46">
            <text:p>0..1</text:p>
          </table:table-cell>
          <table:table-cell office:value-type="string" table:style-name="ce55">
            <text:p>An identifier for this party's logo.</text:p>
          </table:table-cell>
          <table:table-cell table:style-name="ce55"/>
          <table:table-cell office:value-type="string" table:style-name="ce55">
            <text:p>http://www2.coca-cola.com/images/logo.gif</text:p>
          </table:table-cell>
          <table:table-cell office:value-type="string" office:string-value="Party. Logo Reference. Identifier" table:formula="of:=CONCATENATE( IF([.G129]=&quot;&quot;;&quot;&quot;;CONCATENATE([.G129];&quot;_ &quot;));[.H129];&quot;. &quot;;IF([.I129]=&quot;&quot;;&quot;&quot;;CONCATENATE([.I129];&quot;_ &quot;));[.L129];IF(OR([.I129]&lt;&gt;&quot;&quot;;[.L129]&lt;&gt;[.M129]);CONCATENATE(&quot;. &quot;;[.M129]);&quot;&quot;))" table:style-name="ce55">
            <text:p>Party. Logo Reference. Identifier</text:p>
          </table:table-cell>
          <table:table-cell table:style-name="ce55"/>
          <table:table-cell office:value-type="string" table:style-name="ce55">
            <text:p>Party</text:p>
          </table:table-cell>
          <table:table-cell table:style-name="ce55"/>
          <table:table-cell office:value-type="string" table:style-name="ce55">
            <text:p>Logo</text:p>
          </table:table-cell>
          <table:table-cell office:value-type="string" table:style-name="ce55">
            <text:p>Reference</text:p>
          </table:table-cell>
          <table:table-cell office:value-type="string" office:string-value="Logo Reference" table:formula="of:=IF([.J129]&lt;&gt;&quot;&quot;;CONCATENATE([.J129];&quot; &quot;;[.K129]);[.K129])" table:style-name="ce55">
            <text:p>Logo Reference</text:p>
          </table:table-cell>
          <table:table-cell office:value-type="string" table:style-name="ce55">
            <text:p>Identifier</text:p>
          </table:table-cell>
          <table:table-cell table:style-name="ce55"/>
          <table:table-cell office:value-type="string" office:string-value="Identifier. Type" table:formula="of:=IF([.N129]&lt;&gt;&quot;&quot;;CONCATENATE([.N129];&quot;_ &quot;;[.M129];&quot;. Type&quot;);CONCATENATE([.M129];&quot;. Type&quot;))" table:style-name="ce55">
            <text:p>Identifier. Type</text:p>
          </table:table-cell>
          <table:table-cell table:number-columns-repeated="2" table:style-name="ce55"/>
          <table:table-cell office:value-type="string" table:style-name="ce55">
            <text:p>BBIE</text:p>
          </table:table-cell>
          <table:table-cell table:style-name="ce57"/>
          <table:table-cell table:number-columns-repeated="2" table:style-name="ce55"/>
          <table:table-cell table:number-columns-repeated="2" table:style-name="ce57"/>
          <table:table-cell table:style-name="ce45"/>
          <table:table-cell table:number-columns-repeated="16360" table:style-name="ce57"/>
        </table:table-row>
        <table:table-row table:style-name="ro22">
          <table:table-cell office:value-type="string" office:string-value="EndpointID" table:formula="of:=SUBSTITUTE(CONCATENATE([.I130];[.J130];IF([.K130]=&quot;Identifier&quot;;&quot;ID&quot;;IF(AND([.K130]=&quot;Text&quot;;OR([.I130]&lt;&gt;&quot;&quot;;[.J130]&lt;&gt;&quot;&quot;));&quot;&quot;;[.K130]));IF(AND([.M130]&lt;&gt;&quot;Text&quot;;[.K130]&lt;&gt;[.M130];NOT(AND([.K130]=&quot;URI&quot;;[.M130]=&quot;Identifier&quot;));NOT(AND([.K130]=&quot;UUID&quot;;[.M130]=&quot;Identifier&quot;));NOT(AND([.K130]=&quot;OID&quot;;[.M130]=&quot;Identifier&quot;)));IF([.M130]=&quot;Identifier&quot;;&quot;ID&quot;;[.M130]);&quot;&quot;));&quot; &quot;;&quot;&quot;)" table:style-name="ce55">
            <text:p>EndpointID</text:p>
          </table:table-cell>
          <table:table-cell office:value-type="string" table:style-name="ce46">
            <text:p>0..1</text:p>
          </table:table-cell>
          <table:table-cell office:value-type="string" table:style-name="ce55">
            <text:p>An identifier for the end point of the routing service (e.g., EAN Location Number, GLN).</text:p>
          </table:table-cell>
          <table:table-cell table:style-name="ce55"/>
          <table:table-cell office:value-type="string" table:style-name="ce55">
            <text:p>5790002221134</text:p>
          </table:table-cell>
          <table:table-cell office:value-type="string" office:string-value="Party. Endpoint Identifier. Identifier" table:formula="of:=CONCATENATE( IF([.G130]=&quot;&quot;;&quot;&quot;;CONCATENATE([.G130];&quot;_ &quot;));[.H130];&quot;. &quot;;IF([.I130]=&quot;&quot;;&quot;&quot;;CONCATENATE([.I130];&quot;_ &quot;));[.L130];IF(OR([.I130]&lt;&gt;&quot;&quot;;[.L130]&lt;&gt;[.M130]);CONCATENATE(&quot;. &quot;;[.M130]);&quot;&quot;))" table:style-name="ce55">
            <text:p>Party. Endpoint Identifier. Identifier</text:p>
          </table:table-cell>
          <table:table-cell table:style-name="ce55"/>
          <table:table-cell office:value-type="string" table:style-name="ce55">
            <text:p>Party</text:p>
          </table:table-cell>
          <table:table-cell table:style-name="ce55"/>
          <table:table-cell office:value-type="string" table:style-name="ce55">
            <text:p>Endpoint</text:p>
          </table:table-cell>
          <table:table-cell office:value-type="string" table:style-name="ce55">
            <text:p>Identifier</text:p>
          </table:table-cell>
          <table:table-cell office:value-type="string" office:string-value="Endpoint Identifier" table:formula="of:=IF([.J130]&lt;&gt;&quot;&quot;;CONCATENATE([.J130];&quot; &quot;;[.K130]);[.K130])" table:style-name="ce55">
            <text:p>Endpoint Identifier</text:p>
          </table:table-cell>
          <table:table-cell office:value-type="string" table:style-name="ce55">
            <text:p>Identifier</text:p>
          </table:table-cell>
          <table:table-cell table:style-name="ce55"/>
          <table:table-cell office:value-type="string" office:string-value="Identifier. Type" table:formula="of:=IF([.N130]&lt;&gt;&quot;&quot;;CONCATENATE([.N130];&quot;_ &quot;;[.M130];&quot;. Type&quot;);CONCATENATE([.M130];&quot;. Type&quot;))" table:style-name="ce55">
            <text:p>Identifier. Type</text:p>
          </table:table-cell>
          <table:table-cell table:number-columns-repeated="2" table:style-name="ce55"/>
          <table:table-cell office:value-type="string" table:style-name="ce55">
            <text:p>BBIE</text:p>
          </table:table-cell>
          <table:table-cell table:style-name="ce57"/>
          <table:table-cell table:number-columns-repeated="2" table:style-name="ce55"/>
          <table:table-cell table:number-columns-repeated="2" table:style-name="ce57"/>
          <table:table-cell table:style-name="ce45"/>
          <table:table-cell table:number-columns-repeated="16360" table:style-name="ce57"/>
        </table:table-row>
        <table:table-row table:style-name="ro22">
          <table:table-cell office:value-type="string" office:string-value="IndustryClassificationCode" table:formula="of:=SUBSTITUTE(CONCATENATE([.I131];[.J131];IF([.K131]=&quot;Identifier&quot;;&quot;ID&quot;;IF(AND([.K131]=&quot;Text&quot;;OR([.I131]&lt;&gt;&quot;&quot;;[.J131]&lt;&gt;&quot;&quot;));&quot;&quot;;[.K131]));IF(AND([.M131]&lt;&gt;&quot;Text&quot;;[.K131]&lt;&gt;[.M131];NOT(AND([.K131]=&quot;URI&quot;;[.M131]=&quot;Identifier&quot;));NOT(AND([.K131]=&quot;UUID&quot;;[.M131]=&quot;Identifier&quot;));NOT(AND([.K131]=&quot;OID&quot;;[.M131]=&quot;Identifier&quot;)));IF([.M131]=&quot;Identifier&quot;;&quot;ID&quot;;[.M131]);&quot;&quot;));&quot; &quot;;&quot;&quot;)" table:style-name="ce55">
            <text:p>IndustryClassificationCode</text:p>
          </table:table-cell>
          <table:table-cell office:value-type="string" table:style-name="ce46">
            <text:p>0..1</text:p>
          </table:table-cell>
          <table:table-cell office:value-type="string" table:style-name="ce55">
            <text:p>This party's Industry Classification Code.</text:p>
          </table:table-cell>
          <table:table-cell table:style-name="ce55"/>
          <table:table-cell office:value-type="string" table:style-name="ce55">
            <text:p>Micro; Small; Medium; Large Company; Public authority; NAIC codes</text:p>
          </table:table-cell>
          <table:table-cell office:value-type="string" office:string-value="Party. Industry Classification Code. Code" table:formula="of:=CONCATENATE( IF([.G131]=&quot;&quot;;&quot;&quot;;CONCATENATE([.G131];&quot;_ &quot;));[.H131];&quot;. &quot;;IF([.I131]=&quot;&quot;;&quot;&quot;;CONCATENATE([.I131];&quot;_ &quot;));[.L131];IF(OR([.I131]&lt;&gt;&quot;&quot;;[.L131]&lt;&gt;[.M131]);CONCATENATE(&quot;. &quot;;[.M131]);&quot;&quot;))" table:style-name="ce55">
            <text:p>Party. Industry Classification Code. Code</text:p>
          </table:table-cell>
          <table:table-cell table:style-name="ce55"/>
          <table:table-cell office:value-type="string" table:style-name="ce55">
            <text:p>Party</text:p>
          </table:table-cell>
          <table:table-cell table:style-name="ce55"/>
          <table:table-cell office:value-type="string" table:style-name="ce55">
            <text:p>Industry Classification</text:p>
          </table:table-cell>
          <table:table-cell office:value-type="string" table:style-name="ce55">
            <text:p>Code</text:p>
          </table:table-cell>
          <table:table-cell office:value-type="string" office:string-value="Industry Classification Code" table:formula="of:=IF([.J131]&lt;&gt;&quot;&quot;;CONCATENATE([.J131];&quot; &quot;;[.K131]);[.K131])" table:style-name="ce55">
            <text:p>Industry Classification Code</text:p>
          </table:table-cell>
          <table:table-cell office:value-type="string" table:style-name="ce55">
            <text:p>Code</text:p>
          </table:table-cell>
          <table:table-cell table:style-name="ce55"/>
          <table:table-cell office:value-type="string" office:string-value="Code. Type" table:formula="of:=IF([.N131]&lt;&gt;&quot;&quot;;CONCATENATE([.N131];&quot;_ &quot;;[.M131];&quot;. Type&quot;);CONCATENATE([.M131];&quot;. Type&quot;))" table:style-name="ce55">
            <text:p>Code. Type</text:p>
          </table:table-cell>
          <table:table-cell table:number-columns-repeated="2" table:style-name="ce55"/>
          <table:table-cell office:value-type="string" table:style-name="ce55">
            <text:p>BBIE</text:p>
          </table:table-cell>
          <table:table-cell table:style-name="ce57"/>
          <table:table-cell table:number-columns-repeated="2" table:style-name="ce55"/>
          <table:table-cell table:number-columns-repeated="2" table:style-name="ce57"/>
          <table:table-cell table:style-name="ce45"/>
          <table:table-cell table:number-columns-repeated="16360" table:style-name="ce57"/>
        </table:table-row>
        <table:table-row table:style-name="ro22">
          <table:table-cell office:value-type="string" office:string-value="Name" table:formula="of:=SUBSTITUTE(CONCATENATE([.I132];[.J132];IF([.K132]=&quot;Identifier&quot;;&quot;ID&quot;;IF(AND([.K132]=&quot;Text&quot;;OR([.I132]&lt;&gt;&quot;&quot;;[.J132]&lt;&gt;&quot;&quot;));&quot;&quot;;[.K132]));IF(AND([.M132]&lt;&gt;&quot;Text&quot;;[.K132]&lt;&gt;[.M132];NOT(AND([.K132]=&quot;URI&quot;;[.M132]=&quot;Identifier&quot;));NOT(AND([.K132]=&quot;UUID&quot;;[.M132]=&quot;Identifier&quot;));NOT(AND([.K132]=&quot;OID&quot;;[.M132]=&quot;Identifier&quot;)));IF([.M132]=&quot;Identifier&quot;;&quot;ID&quot;;[.M132]);&quot;&quot;));&quot; &quot;;&quot;&quot;)" table:style-name="ce55">
            <text:p>Name</text:p>
          </table:table-cell>
          <table:table-cell office:value-type="string" table:style-name="ce56">
            <text:p>0..n</text:p>
          </table:table-cell>
          <table:table-cell office:value-type="string" table:style-name="ce45">
            <text:p>A name for this party.</text:p>
          </table:table-cell>
          <table:table-cell table:number-columns-repeated="2" table:style-name="ce55"/>
          <table:table-cell office:value-type="string" office:string-value="Party. Name. Text" table:formula="of:=CONCATENATE( IF([.G132]=&quot;&quot;;&quot;&quot;;CONCATENATE([.G132];&quot;_ &quot;));[.H132];&quot;. &quot;;IF([.I132]=&quot;&quot;;&quot;&quot;;CONCATENATE([.I132];&quot;_ &quot;));[.L132];IF(OR([.I132]&lt;&gt;&quot;&quot;;[.L132]&lt;&gt;[.M132]);CONCATENATE(&quot;. &quot;;[.M132]);&quot;&quot;))" table:style-name="ce55">
            <text:p>Party. Name. Text</text:p>
          </table:table-cell>
          <table:table-cell table:style-name="ce55"/>
          <table:table-cell office:value-type="string" table:style-name="ce55">
            <text:p>Party</text:p>
          </table:table-cell>
          <table:table-cell table:number-columns-repeated="2" table:style-name="ce55"/>
          <table:table-cell office:value-type="string" table:style-name="ce55">
            <text:p>Name</text:p>
          </table:table-cell>
          <table:table-cell office:value-type="string" office:string-value="Name" table:formula="of:=IF([.J132]&lt;&gt;&quot;&quot;;CONCATENATE([.J132];&quot; &quot;;[.K132]);[.K132])" table:style-name="ce55">
            <text:p>Name</text:p>
          </table:table-cell>
          <table:table-cell office:value-type="string" table:style-name="ce55">
            <text:p>Text</text:p>
          </table:table-cell>
          <table:table-cell table:style-name="ce55"/>
          <table:table-cell office:value-type="string" office:string-value="Text. Type" table:formula="of:=IF([.N132]&lt;&gt;&quot;&quot;;CONCATENATE([.N132];&quot;_ &quot;;[.M132];&quot;. Type&quot;);CONCATENATE([.M132];&quot;. Type&quot;))" table:style-name="ce55">
            <text:p>Text.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table:style-name="ce45"/>
          <table:table-cell table:number-columns-repeated="16360" table:style-name="ce57"/>
        </table:table-row>
        <table:table-row table:style-name="ro22">
          <table:table-cell office:value-type="string" office:string-value="LanguageCode" table:formula="of:=SUBSTITUTE(CONCATENATE([.I133];[.J133];IF([.K133]=&quot;Identifier&quot;;&quot;ID&quot;;IF(AND([.K133]=&quot;Text&quot;;OR([.I133]&lt;&gt;&quot;&quot;;[.J133]&lt;&gt;&quot;&quot;));&quot;&quot;;[.K133]));IF(AND([.M133]&lt;&gt;&quot;Text&quot;;[.K133]&lt;&gt;[.M133];NOT(AND([.K133]=&quot;URI&quot;;[.M133]=&quot;Identifier&quot;));NOT(AND([.K133]=&quot;UUID&quot;;[.M133]=&quot;Identifier&quot;));NOT(AND([.K133]=&quot;OID&quot;;[.M133]=&quot;Identifier&quot;)));IF([.M133]=&quot;Identifier&quot;;&quot;ID&quot;;[.M133]);&quot;&quot;));&quot; &quot;;&quot;&quot;)" table:style-name="ce55">
            <text:p>LanguageCode</text:p>
          </table:table-cell>
          <table:table-cell office:value-type="string" table:style-name="ce56">
            <text:p>0..1</text:p>
          </table:table-cell>
          <table:table-cell office:value-type="string" table:style-name="ce55">
            <text:p>The language associated with this party.</text:p>
          </table:table-cell>
          <table:table-cell table:number-columns-repeated="2" table:style-name="ce55"/>
          <table:table-cell office:value-type="string" office:string-value="Party. Language Code. Code" table:formula="of:=CONCATENATE( IF([.G133]=&quot;&quot;;&quot;&quot;;CONCATENATE([.G133];&quot;_ &quot;));[.H133];&quot;. &quot;;IF([.I133]=&quot;&quot;;&quot;&quot;;CONCATENATE([.I133];&quot;_ &quot;));[.L133];IF(OR([.I133]&lt;&gt;&quot;&quot;;[.L133]&lt;&gt;[.M133]);CONCATENATE(&quot;. &quot;;[.M133]);&quot;&quot;))" table:style-name="ce55">
            <text:p>Party. Language Code. Code</text:p>
          </table:table-cell>
          <table:table-cell table:style-name="ce55"/>
          <table:table-cell office:value-type="string" table:style-name="ce55">
            <text:p>Party</text:p>
          </table:table-cell>
          <table:table-cell table:style-name="ce55"/>
          <table:table-cell office:value-type="string" table:style-name="ce55">
            <text:p>Language</text:p>
          </table:table-cell>
          <table:table-cell office:value-type="string" table:style-name="ce55">
            <text:p>Code</text:p>
          </table:table-cell>
          <table:table-cell office:value-type="string" office:string-value="Language Code" table:formula="of:=IF([.J133]&lt;&gt;&quot;&quot;;CONCATENATE([.J133];&quot; &quot;;[.K133]);[.K133])" table:style-name="ce55">
            <text:p>Language Code</text:p>
          </table:table-cell>
          <table:table-cell office:value-type="string" table:style-name="ce55">
            <text:p>Code</text:p>
          </table:table-cell>
          <table:table-cell table:style-name="ce55"/>
          <table:table-cell office:value-type="string" office:string-value="Code. Type" table:formula="of:=IF([.N133]&lt;&gt;&quot;&quot;;CONCATENATE([.N133];&quot;_ &quot;;[.M133];&quot;. Type&quot;);CONCATENATE([.M133];&quot;. Type&quot;))" table:style-name="ce55">
            <text:p>Code. Type</text:p>
          </table:table-cell>
          <table:table-cell table:number-columns-repeated="2" table:style-name="ce55"/>
          <table:table-cell office:value-type="string" table:style-name="ce55">
            <text:p>BBIE</text:p>
          </table:table-cell>
          <table:table-cell table:style-name="ce55"/>
          <table:table-cell office:value-type="string" table:style-name="ce55">
            <text:p>ISO 3166-1 alpha-3</text:p>
          </table:table-cell>
          <table:table-cell table:style-name="ce55"/>
          <table:table-cell table:number-columns-repeated="2" table:style-name="ce57"/>
          <table:table-cell table:style-name="ce45"/>
          <table:table-cell table:number-columns-repeated="16360" table:style-name="ce57"/>
        </table:table-row>
        <table:table-row table:style-name="ro17">
          <table:table-cell office:value-type="string" office:string-value="HasPostalAddress" table:formula="of:=SUBSTITUTE(SUBSTITUTE(CONCATENATE([.I134];IF([.L134]=&quot;Identifier&quot;;&quot;ID&quot;;[.L134]));&quot; &quot;;&quot;&quot;);&quot;_&quot;;&quot;&quot;)" table:style-name="ce50">
            <text:p>HasPostalAddress</text:p>
          </table:table-cell>
          <table:table-cell office:value-type="string" table:style-name="ce65">
            <text:p>0..1</text:p>
          </table:table-cell>
          <table:table-cell office:value-type="string" table:style-name="ce50">
            <text:p>The party's postal address.</text:p>
          </table:table-cell>
          <table:table-cell table:number-columns-repeated="2" table:style-name="ce50"/>
          <table:table-cell office:value-type="string" office:string-value="Party. Has_ Postal_ Address. Postal_ Address" table:formula="of:=CONCATENATE( IF([.G134]=&quot;&quot;;&quot;&quot;;CONCATENATE([.G134];&quot;_ &quot;));[.H134];&quot;. &quot;;IF([.I134]=&quot;&quot;;&quot;&quot;;CONCATENATE([.I134];&quot;_ &quot;));[.L134];IF([.I134]=&quot;&quot;;&quot;&quot;;CONCATENATE(&quot;. &quot;;[.M134])))" table:style-name="ce50">
            <text:p>Party. Has_ Postal_ Address. Postal_ Address</text:p>
          </table:table-cell>
          <table:table-cell table:style-name="ce50"/>
          <table:table-cell office:value-type="string" table:style-name="ce50">
            <text:p>Party</text:p>
          </table:table-cell>
          <table:table-cell office:value-type="string" table:style-name="ce50">
            <text:p>Has</text:p>
          </table:table-cell>
          <table:table-cell table:number-columns-repeated="2" table:style-name="ce50"/>
          <table:table-cell office:value-type="string" office:string-value="Postal_ Address" table:formula="of:=CONCATENATE(IF([.P134]=&quot;&quot;;&quot;&quot;;CONCATENATE([.P134];&quot;_ &quot;));[.Q134])" table:style-name="ce50">
            <text:p>Postal_ Address</text:p>
          </table:table-cell>
          <table:table-cell office:value-type="string" office:string-value="Postal_ Address" table:formula="of:=[.L134]" table:style-name="ce50">
            <text:p>Postal_ Address</text:p>
          </table:table-cell>
          <table:table-cell table:number-columns-repeated="2" table:style-name="ce50"/>
          <table:table-cell office:value-type="string" table:style-name="ce52">
            <text:p>Postal</text:p>
          </table:table-cell>
          <table:table-cell office:value-type="string" table:style-name="ce50">
            <text:p>Address</text:p>
          </table:table-cell>
          <table:table-cell office:value-type="string" table:style-name="ce53">
            <text:p>ASBIE</text:p>
          </table:table-cell>
          <table:table-cell table:number-columns-repeated="7" table:style-name="ce53"/>
          <table:table-cell table:number-columns-repeated="16359" table:style-name="ce1"/>
        </table:table-row>
        <table:table-row table:style-name="ro17">
          <table:table-cell office:value-type="string" office:string-value="HasPhysicalLocation" table:formula="of:=SUBSTITUTE(SUBSTITUTE(CONCATENATE([.I135];IF([.L135]=&quot;Identifier&quot;;&quot;ID&quot;;[.L135]));&quot; &quot;;&quot;&quot;);&quot;_&quot;;&quot;&quot;)" table:style-name="ce50">
            <text:p>HasPhysicalLocation</text:p>
          </table:table-cell>
          <table:table-cell office:value-type="string" table:style-name="ce65">
            <text:p>0..1</text:p>
          </table:table-cell>
          <table:table-cell office:value-type="string" table:style-name="ce50">
            <text:p>The physical location of this party.</text:p>
          </table:table-cell>
          <table:table-cell table:number-columns-repeated="2" table:style-name="ce50"/>
          <table:table-cell office:value-type="string" office:string-value="Party. Has_ Physical_ Location. Physical_ Location" table:formula="of:=CONCATENATE( IF([.G135]=&quot;&quot;;&quot;&quot;;CONCATENATE([.G135];&quot;_ &quot;));[.H135];&quot;. &quot;;IF([.I135]=&quot;&quot;;&quot;&quot;;CONCATENATE([.I135];&quot;_ &quot;));[.L135];IF([.I135]=&quot;&quot;;&quot;&quot;;CONCATENATE(&quot;. &quot;;[.M135])))" table:style-name="ce50">
            <text:p>Party. Has_ Physical_ Location. Physical_ Location</text:p>
          </table:table-cell>
          <table:table-cell table:style-name="ce50"/>
          <table:table-cell office:value-type="string" table:style-name="ce50">
            <text:p>Party</text:p>
          </table:table-cell>
          <table:table-cell office:value-type="string" table:style-name="ce50">
            <text:p>Has</text:p>
          </table:table-cell>
          <table:table-cell table:number-columns-repeated="2" table:style-name="ce50"/>
          <table:table-cell office:value-type="string" office:string-value="Physical_ Location" table:formula="of:=CONCATENATE(IF([.P135]=&quot;&quot;;&quot;&quot;;CONCATENATE([.P135];&quot;_ &quot;));[.Q135])" table:style-name="ce50">
            <text:p>Physical_ Location</text:p>
          </table:table-cell>
          <table:table-cell office:value-type="string" office:string-value="Physical_ Location" table:formula="of:=[.L135]" table:style-name="ce50">
            <text:p>Physical_ Location</text:p>
          </table:table-cell>
          <table:table-cell table:number-columns-repeated="2" table:style-name="ce50"/>
          <table:table-cell office:value-type="string" table:style-name="ce52">
            <text:p>Physical</text:p>
          </table:table-cell>
          <table:table-cell office:value-type="string" table:style-name="ce50">
            <text:p>Location</text:p>
          </table:table-cell>
          <table:table-cell office:value-type="string" table:style-name="ce53">
            <text:p>ASBIE</text:p>
          </table:table-cell>
          <table:table-cell table:number-columns-repeated="7" table:style-name="ce53"/>
          <table:table-cell table:number-columns-repeated="16359" table:style-name="ce1"/>
        </table:table-row>
        <table:table-row table:style-name="ro17">
          <table:table-cell office:value-type="string" office:string-value="HasPartyTaxScheme" table:formula="of:=SUBSTITUTE(SUBSTITUTE(CONCATENATE([.I136];IF([.L136]=&quot;Identifier&quot;;&quot;ID&quot;;[.L136]));&quot; &quot;;&quot;&quot;);&quot;_&quot;;&quot;&quot;)" table:style-name="ce50">
            <text:p>HasPartyTaxScheme</text:p>
          </table:table-cell>
          <table:table-cell office:value-type="string" table:style-name="ce65">
            <text:p>0..n</text:p>
          </table:table-cell>
          <table:table-cell office:value-type="string" table:style-name="ce50">
            <text:p>A tax scheme applying to this party.</text:p>
          </table:table-cell>
          <table:table-cell table:number-columns-repeated="2" table:style-name="ce50"/>
          <table:table-cell office:value-type="string" office:string-value="Party. Has_ Party Tax Scheme. Party Tax Scheme" table:formula="of:=CONCATENATE( IF([.G136]=&quot;&quot;;&quot;&quot;;CONCATENATE([.G136];&quot;_ &quot;));[.H136];&quot;. &quot;;IF([.I136]=&quot;&quot;;&quot;&quot;;CONCATENATE([.I136];&quot;_ &quot;));[.L136];IF([.I136]=&quot;&quot;;&quot;&quot;;CONCATENATE(&quot;. &quot;;[.M136])))" table:style-name="ce50">
            <text:p>Party. Has_ Party Tax Scheme. Party Tax Scheme</text:p>
          </table:table-cell>
          <table:table-cell table:style-name="ce50"/>
          <table:table-cell office:value-type="string" table:style-name="ce50">
            <text:p>Party</text:p>
          </table:table-cell>
          <table:table-cell office:value-type="string" table:style-name="ce50">
            <text:p>Has</text:p>
          </table:table-cell>
          <table:table-cell table:number-columns-repeated="2" table:style-name="ce50"/>
          <table:table-cell office:value-type="string" office:string-value="Party Tax Scheme" table:formula="of:=CONCATENATE(IF([.P136]=&quot;&quot;;&quot;&quot;;CONCATENATE([.P136];&quot;_ &quot;));[.Q136])" table:style-name="ce50">
            <text:p>Party Tax Scheme</text:p>
          </table:table-cell>
          <table:table-cell office:value-type="string" office:string-value="Party Tax Scheme" table:formula="of:=[.L136]" table:style-name="ce50">
            <text:p>Party Tax Scheme</text:p>
          </table:table-cell>
          <table:table-cell table:number-columns-repeated="2" table:style-name="ce50"/>
          <table:table-cell table:style-name="ce52"/>
          <table:table-cell office:value-type="string" table:style-name="ce50">
            <text:p>Party Tax Scheme</text:p>
          </table:table-cell>
          <table:table-cell office:value-type="string" table:style-name="ce53">
            <text:p>ASBIE</text:p>
          </table:table-cell>
          <table:table-cell table:number-columns-repeated="7" table:style-name="ce53"/>
          <table:table-cell table:number-columns-repeated="16359" table:style-name="ce1"/>
        </table:table-row>
        <table:table-row table:style-name="ro17">
          <table:table-cell office:value-type="string" office:string-value="HasPartyLegalEntity" table:formula="of:=SUBSTITUTE(SUBSTITUTE(CONCATENATE([.I137];IF([.L137]=&quot;Identifier&quot;;&quot;ID&quot;;[.L137]));&quot; &quot;;&quot;&quot;);&quot;_&quot;;&quot;&quot;)" table:style-name="ce50">
            <text:p>HasPartyLegalEntity</text:p>
          </table:table-cell>
          <table:table-cell office:value-type="string" table:style-name="ce65">
            <text:p>0..n</text:p>
          </table:table-cell>
          <table:table-cell office:value-type="string" table:style-name="ce50">
            <text:p>A description of this party as a legal entity.</text:p>
          </table:table-cell>
          <table:table-cell table:number-columns-repeated="2" table:style-name="ce50"/>
          <table:table-cell office:value-type="string" office:string-value="Party. Has_ Party Legal Entity. Party Legal Entity" table:formula="of:=CONCATENATE( IF([.G137]=&quot;&quot;;&quot;&quot;;CONCATENATE([.G137];&quot;_ &quot;));[.H137];&quot;. &quot;;IF([.I137]=&quot;&quot;;&quot;&quot;;CONCATENATE([.I137];&quot;_ &quot;));[.L137];IF([.I137]=&quot;&quot;;&quot;&quot;;CONCATENATE(&quot;. &quot;;[.M137])))" table:style-name="ce50">
            <text:p>Party. Has_ Party Legal Entity. Party Legal Entity</text:p>
          </table:table-cell>
          <table:table-cell table:style-name="ce50"/>
          <table:table-cell office:value-type="string" table:style-name="ce50">
            <text:p>Party</text:p>
          </table:table-cell>
          <table:table-cell office:value-type="string" table:style-name="ce50">
            <text:p>Has</text:p>
          </table:table-cell>
          <table:table-cell table:number-columns-repeated="2" table:style-name="ce50"/>
          <table:table-cell office:value-type="string" office:string-value="Party Legal Entity" table:formula="of:=CONCATENATE(IF([.P137]=&quot;&quot;;&quot;&quot;;CONCATENATE([.P137];&quot;_ &quot;));[.Q137])" table:style-name="ce50">
            <text:p>Party Legal Entity</text:p>
          </table:table-cell>
          <table:table-cell office:value-type="string" office:string-value="Party Legal Entity" table:formula="of:=[.L137]" table:style-name="ce50">
            <text:p>Party Legal Entity</text:p>
          </table:table-cell>
          <table:table-cell table:number-columns-repeated="2" table:style-name="ce50"/>
          <table:table-cell table:style-name="ce52"/>
          <table:table-cell office:value-type="string" table:style-name="ce50">
            <text:p>Party Legal Entity</text:p>
          </table:table-cell>
          <table:table-cell office:value-type="string" table:style-name="ce53">
            <text:p>ASBIE</text:p>
          </table:table-cell>
          <table:table-cell table:number-columns-repeated="7" table:style-name="ce53"/>
          <table:table-cell table:number-columns-repeated="16359" table:style-name="ce1"/>
        </table:table-row>
        <table:table-row table:style-name="ro17">
          <table:table-cell office:value-type="string" office:string-value="HasContact" table:formula="of:=SUBSTITUTE(SUBSTITUTE(CONCATENATE([.I138];IF([.L138]=&quot;Identifier&quot;;&quot;ID&quot;;[.L138]));&quot; &quot;;&quot;&quot;);&quot;_&quot;;&quot;&quot;)" table:style-name="ce50">
            <text:p>HasContact</text:p>
          </table:table-cell>
          <table:table-cell office:value-type="string" table:style-name="ce65">
            <text:p>0..1</text:p>
          </table:table-cell>
          <table:table-cell office:value-type="string" table:style-name="ce50">
            <text:p>The primary contact for this party.</text:p>
          </table:table-cell>
          <table:table-cell table:number-columns-repeated="2" table:style-name="ce50"/>
          <table:table-cell office:value-type="string" office:string-value="Party. Has_ Contact. Contact" table:formula="of:=CONCATENATE( IF([.G138]=&quot;&quot;;&quot;&quot;;CONCATENATE([.G138];&quot;_ &quot;));[.H138];&quot;. &quot;;IF([.I138]=&quot;&quot;;&quot;&quot;;CONCATENATE([.I138];&quot;_ &quot;));[.L138];IF([.I138]=&quot;&quot;;&quot;&quot;;CONCATENATE(&quot;. &quot;;[.M138])))" table:style-name="ce50">
            <text:p>Party. Has_ Contact. Contact</text:p>
          </table:table-cell>
          <table:table-cell table:style-name="ce50"/>
          <table:table-cell office:value-type="string" table:style-name="ce50">
            <text:p>Party</text:p>
          </table:table-cell>
          <table:table-cell office:value-type="string" table:style-name="ce50">
            <text:p>Has</text:p>
          </table:table-cell>
          <table:table-cell table:number-columns-repeated="2" table:style-name="ce50"/>
          <table:table-cell office:value-type="string" office:string-value="Contact" table:formula="of:=CONCATENATE(IF([.P138]=&quot;&quot;;&quot;&quot;;CONCATENATE([.P138];&quot;_ &quot;));[.Q138])" table:style-name="ce50">
            <text:p>Contact</text:p>
          </table:table-cell>
          <table:table-cell office:value-type="string" office:string-value="Contact" table:formula="of:=[.L138]" table:style-name="ce50">
            <text:p>Contact</text:p>
          </table:table-cell>
          <table:table-cell table:number-columns-repeated="2" table:style-name="ce50"/>
          <table:table-cell table:style-name="ce52"/>
          <table:table-cell office:value-type="string" table:style-name="ce50">
            <text:p>Contact</text:p>
          </table:table-cell>
          <table:table-cell office:value-type="string" table:style-name="ce53">
            <text:p>ASBIE</text:p>
          </table:table-cell>
          <table:table-cell table:number-columns-repeated="7" table:style-name="ce53"/>
          <table:table-cell table:number-columns-repeated="16359" table:style-name="ce1"/>
        </table:table-row>
        <table:table-row table:style-name="ro17">
          <table:table-cell office:value-type="string" office:string-value="HasAgentParty" table:formula="of:=SUBSTITUTE(SUBSTITUTE(CONCATENATE([.I139];IF([.L139]=&quot;Identifier&quot;;&quot;ID&quot;;[.L139]));&quot; &quot;;&quot;&quot;);&quot;_&quot;;&quot;&quot;)" table:style-name="ce50">
            <text:p>HasAgentParty</text:p>
          </table:table-cell>
          <table:table-cell office:value-type="string" table:style-name="ce65">
            <text:p>0..1</text:p>
          </table:table-cell>
          <table:table-cell office:value-type="string" table:style-name="ce50">
            <text:p>A party who acts as an agent for this party.</text:p>
          </table:table-cell>
          <table:table-cell table:style-name="ce50"/>
          <table:table-cell office:value-type="string" table:style-name="ce50">
            <text:p>Customs Broker</text:p>
          </table:table-cell>
          <table:table-cell office:value-type="string" office:string-value="Party. Has_ Agent_ Party. Agent_ Party" table:formula="of:=CONCATENATE( IF([.G139]=&quot;&quot;;&quot;&quot;;CONCATENATE([.G139];&quot;_ &quot;));[.H139];&quot;. &quot;;IF([.I139]=&quot;&quot;;&quot;&quot;;CONCATENATE([.I139];&quot;_ &quot;));[.L139];IF([.I139]=&quot;&quot;;&quot;&quot;;CONCATENATE(&quot;. &quot;;[.M139])))" table:style-name="ce50">
            <text:p>Party. Has_ Agent_ Party. Agent_ Party</text:p>
          </table:table-cell>
          <table:table-cell table:style-name="ce50"/>
          <table:table-cell office:value-type="string" table:style-name="ce50">
            <text:p>Party</text:p>
          </table:table-cell>
          <table:table-cell office:value-type="string" table:style-name="ce50">
            <text:p>Has</text:p>
          </table:table-cell>
          <table:table-cell table:number-columns-repeated="2" table:style-name="ce50"/>
          <table:table-cell office:value-type="string" office:string-value="Agent_ Party" table:formula="of:=CONCATENATE(IF([.P139]=&quot;&quot;;&quot;&quot;;CONCATENATE([.P139];&quot;_ &quot;));[.Q139])" table:style-name="ce50">
            <text:p>Agent_ Party</text:p>
          </table:table-cell>
          <table:table-cell office:value-type="string" office:string-value="Agent_ Party" table:formula="of:=[.L139]" table:style-name="ce50">
            <text:p>Agent_ Party</text:p>
          </table:table-cell>
          <table:table-cell table:number-columns-repeated="2" table:style-name="ce50"/>
          <table:table-cell office:value-type="string" table:style-name="ce52">
            <text:p>Agent</text:p>
          </table:table-cell>
          <table:table-cell office:value-type="string" table:style-name="ce50">
            <text:p>Party</text:p>
          </table:table-cell>
          <table:table-cell office:value-type="string" table:style-name="ce53">
            <text:p>ASBIE</text:p>
          </table:table-cell>
          <table:table-cell table:number-columns-repeated="7" table:style-name="ce53"/>
          <table:table-cell table:number-columns-repeated="16359" table:style-name="ce1"/>
        </table:table-row>
        <table:table-row table:style-name="ro17">
          <table:table-cell office:value-type="string" office:string-value="HasServiceProviderParty" table:formula="of:=SUBSTITUTE(SUBSTITUTE(CONCATENATE([.I140];IF([.L140]=&quot;Identifier&quot;;&quot;ID&quot;;[.L140]));&quot; &quot;;&quot;&quot;);&quot;_&quot;;&quot;&quot;)" table:style-name="ce50">
            <text:p>HasServiceProviderParty</text:p>
          </table:table-cell>
          <table:table-cell office:value-type="string" table:style-name="ce65">
            <text:p>0..n</text:p>
          </table:table-cell>
          <table:table-cell office:value-type="string" table:style-name="ce50">
            <text:p>A party providing a service to this party.</text:p>
          </table:table-cell>
          <table:table-cell table:number-columns-repeated="2" table:style-name="ce50"/>
          <table:table-cell office:value-type="string" office:string-value="Party. Has_ Service Provider Party. Service Provider Party" table:formula="of:=CONCATENATE( IF([.G140]=&quot;&quot;;&quot;&quot;;CONCATENATE([.G140];&quot;_ &quot;));[.H140];&quot;. &quot;;IF([.I140]=&quot;&quot;;&quot;&quot;;CONCATENATE([.I140];&quot;_ &quot;));[.L140];IF([.I140]=&quot;&quot;;&quot;&quot;;CONCATENATE(&quot;. &quot;;[.M140])))" table:style-name="ce50">
            <text:p>Party. Has_ Service Provider Party. Service Provider Party</text:p>
          </table:table-cell>
          <table:table-cell table:style-name="ce50"/>
          <table:table-cell office:value-type="string" table:style-name="ce50">
            <text:p>Party</text:p>
          </table:table-cell>
          <table:table-cell office:value-type="string" table:style-name="ce50">
            <text:p>Has</text:p>
          </table:table-cell>
          <table:table-cell table:number-columns-repeated="2" table:style-name="ce50"/>
          <table:table-cell office:value-type="string" office:string-value="Service Provider Party" table:formula="of:=CONCATENATE(IF([.P140]=&quot;&quot;;&quot;&quot;;CONCATENATE([.P140];&quot;_ &quot;));[.Q140])" table:style-name="ce50">
            <text:p>Service Provider Party</text:p>
          </table:table-cell>
          <table:table-cell office:value-type="string" office:string-value="Service Provider Party" table:formula="of:=[.L140]" table:style-name="ce50">
            <text:p>Service Provider Party</text:p>
          </table:table-cell>
          <table:table-cell table:number-columns-repeated="2" table:style-name="ce50"/>
          <table:table-cell table:style-name="ce52"/>
          <table:table-cell office:value-type="string" table:style-name="ce50">
            <text:p>Service Provider Party</text:p>
          </table:table-cell>
          <table:table-cell office:value-type="string" table:style-name="ce53">
            <text:p>ASBIE</text:p>
          </table:table-cell>
          <table:table-cell table:number-columns-repeated="7" table:style-name="ce53"/>
          <table:table-cell table:number-columns-repeated="16359" table:style-name="ce1"/>
        </table:table-row>
        <table:table-row table:style-name="ro17">
          <table:table-cell office:value-type="string" office:string-value="HasPowerOfAttorney" table:formula="of:=SUBSTITUTE(SUBSTITUTE(CONCATENATE([.I141];IF([.L141]=&quot;Identifier&quot;;&quot;ID&quot;;[.L141]));&quot; &quot;;&quot;&quot;);&quot;_&quot;;&quot;&quot;)" table:style-name="ce50">
            <text:p>HasPowerOfAttorney</text:p>
          </table:table-cell>
          <table:table-cell office:value-type="string" table:style-name="ce65">
            <text:p>0..n</text:p>
          </table:table-cell>
          <table:table-cell office:value-type="string" table:style-name="ce50">
            <text:p>A power of attorney associated with this party.</text:p>
          </table:table-cell>
          <table:table-cell table:number-columns-repeated="2" table:style-name="ce50"/>
          <table:table-cell office:value-type="string" office:string-value="Party. Has_ Power Of Attorney. Power Of Attorney" table:formula="of:=CONCATENATE( IF([.G141]=&quot;&quot;;&quot;&quot;;CONCATENATE([.G141];&quot;_ &quot;));[.H141];&quot;. &quot;;IF([.I141]=&quot;&quot;;&quot;&quot;;CONCATENATE([.I141];&quot;_ &quot;));[.L141];IF([.I141]=&quot;&quot;;&quot;&quot;;CONCATENATE(&quot;. &quot;;[.M141])))" table:style-name="ce50">
            <text:p>Party. Has_ Power Of Attorney. Power Of Attorney</text:p>
          </table:table-cell>
          <table:table-cell table:style-name="ce50"/>
          <table:table-cell office:value-type="string" table:style-name="ce50">
            <text:p>Party</text:p>
          </table:table-cell>
          <table:table-cell office:value-type="string" table:style-name="ce50">
            <text:p>Has</text:p>
          </table:table-cell>
          <table:table-cell table:number-columns-repeated="2" table:style-name="ce50"/>
          <table:table-cell office:value-type="string" office:string-value="Power Of Attorney" table:formula="of:=CONCATENATE(IF([.P141]=&quot;&quot;;&quot;&quot;;CONCATENATE([.P141];&quot;_ &quot;));[.Q141])" table:style-name="ce50">
            <text:p>Power Of Attorney</text:p>
          </table:table-cell>
          <table:table-cell office:value-type="string" office:string-value="Power Of Attorney" table:formula="of:=[.L141]" table:style-name="ce50">
            <text:p>Power Of Attorney</text:p>
          </table:table-cell>
          <table:table-cell table:number-columns-repeated="2" table:style-name="ce50"/>
          <table:table-cell table:style-name="ce52"/>
          <table:table-cell office:value-type="string" table:style-name="ce50">
            <text:p>Power Of Attorney</text:p>
          </table:table-cell>
          <table:table-cell office:value-type="string" table:style-name="ce53">
            <text:p>ASBIE</text:p>
          </table:table-cell>
          <table:table-cell table:number-columns-repeated="7" table:style-name="ce53"/>
          <table:table-cell table:number-columns-repeated="16359" table:style-name="ce1"/>
        </table:table-row>
        <table:table-row table:style-name="ro17">
          <table:table-cell office:value-type="string" office:string-value="HasFinancialAccount" table:formula="of:=SUBSTITUTE(SUBSTITUTE(CONCATENATE([.I142];IF([.L142]=&quot;Identifier&quot;;&quot;ID&quot;;[.L142]));&quot; &quot;;&quot;&quot;);&quot;_&quot;;&quot;&quot;)" table:style-name="ce50">
            <text:p>HasFinancialAccount</text:p>
          </table:table-cell>
          <table:table-cell office:value-type="string" table:style-name="ce65">
            <text:p>0..1</text:p>
          </table:table-cell>
          <table:table-cell office:value-type="string" table:style-name="ce50">
            <text:p>The financial account associated with this party.</text:p>
          </table:table-cell>
          <table:table-cell table:number-columns-repeated="2" table:style-name="ce50"/>
          <table:table-cell office:value-type="string" office:string-value="Party. Has_ Financial Account. Financial Account" table:formula="of:=CONCATENATE( IF([.G142]=&quot;&quot;;&quot;&quot;;CONCATENATE([.G142];&quot;_ &quot;));[.H142];&quot;. &quot;;IF([.I142]=&quot;&quot;;&quot;&quot;;CONCATENATE([.I142];&quot;_ &quot;));[.L142];IF([.I142]=&quot;&quot;;&quot;&quot;;CONCATENATE(&quot;. &quot;;[.M142])))" table:style-name="ce50">
            <text:p>Party. Has_ Financial Account. Financial Account</text:p>
          </table:table-cell>
          <table:table-cell table:style-name="ce50"/>
          <table:table-cell office:value-type="string" table:style-name="ce50">
            <text:p>Party</text:p>
          </table:table-cell>
          <table:table-cell office:value-type="string" table:style-name="ce50">
            <text:p>Has</text:p>
          </table:table-cell>
          <table:table-cell table:number-columns-repeated="2" table:style-name="ce50"/>
          <table:table-cell office:value-type="string" office:string-value="Financial Account" table:formula="of:=CONCATENATE(IF([.P142]=&quot;&quot;;&quot;&quot;;CONCATENATE([.P142];&quot;_ &quot;));[.Q142])" table:style-name="ce50">
            <text:p>Financial Account</text:p>
          </table:table-cell>
          <table:table-cell office:value-type="string" office:string-value="Financial Account" table:formula="of:=[.L142]" table:style-name="ce50">
            <text:p>Financial Account</text:p>
          </table:table-cell>
          <table:table-cell table:number-columns-repeated="2" table:style-name="ce50"/>
          <table:table-cell table:style-name="ce52"/>
          <table:table-cell office:value-type="string" table:style-name="ce50">
            <text:p>Financial Account</text:p>
          </table:table-cell>
          <table:table-cell office:value-type="string" table:style-name="ce53">
            <text:p>ASBIE</text:p>
          </table:table-cell>
          <table:table-cell table:number-columns-repeated="7" table:style-name="ce53"/>
          <table:table-cell table:number-columns-repeated="16359" table:style-name="ce1"/>
        </table:table-row>
        <table:table-row table:style-name="ro17">
          <table:table-cell office:value-type="string" office:string-value="HasAdditionalWebSite" table:formula="of:=SUBSTITUTE(SUBSTITUTE(CONCATENATE([.I143];IF([.L143]=&quot;Identifier&quot;;&quot;ID&quot;;[.L143]));&quot; &quot;;&quot;&quot;);&quot;_&quot;;&quot;&quot;)" table:style-name="ce50">
            <text:p>HasAdditionalWebSite</text:p>
          </table:table-cell>
          <table:table-cell office:value-type="string" table:style-name="ce65">
            <text:p>0..n</text:p>
          </table:table-cell>
          <table:table-cell office:value-type="string" table:style-name="ce50">
            <text:p>An additional web site associated with this party (e.g. a satellite web site).</text:p>
          </table:table-cell>
          <table:table-cell table:number-columns-repeated="2" table:style-name="ce50"/>
          <table:table-cell office:value-type="string" office:string-value="Party. Has_ Additional_ Web Site. Additional_ Web Site" table:formula="of:=CONCATENATE( IF([.G143]=&quot;&quot;;&quot;&quot;;CONCATENATE([.G143];&quot;_ &quot;));[.H143];&quot;. &quot;;IF([.I143]=&quot;&quot;;&quot;&quot;;CONCATENATE([.I143];&quot;_ &quot;));[.L143];IF([.I143]=&quot;&quot;;&quot;&quot;;CONCATENATE(&quot;. &quot;;[.M143])))" table:style-name="ce50">
            <text:p>Party. Has_ Additional_ Web Site. Additional_ Web Site</text:p>
          </table:table-cell>
          <table:table-cell table:style-name="ce50"/>
          <table:table-cell office:value-type="string" table:style-name="ce50">
            <text:p>Party</text:p>
          </table:table-cell>
          <table:table-cell office:value-type="string" table:style-name="ce50">
            <text:p>Has</text:p>
          </table:table-cell>
          <table:table-cell table:number-columns-repeated="2" table:style-name="ce50"/>
          <table:table-cell office:value-type="string" office:string-value="Additional_ Web Site" table:formula="of:=CONCATENATE(IF([.P143]=&quot;&quot;;&quot;&quot;;CONCATENATE([.P143];&quot;_ &quot;));[.Q143])" table:style-name="ce50">
            <text:p>Additional_ Web Site</text:p>
          </table:table-cell>
          <table:table-cell office:value-type="string" office:string-value="Additional_ Web Site" table:formula="of:=[.L143]" table:style-name="ce50">
            <text:p>Additional_ Web Site</text:p>
          </table:table-cell>
          <table:table-cell table:number-columns-repeated="2" table:style-name="ce50"/>
          <table:table-cell office:value-type="string" table:style-name="ce52">
            <text:p>Additional</text:p>
          </table:table-cell>
          <table:table-cell office:value-type="string" table:style-name="ce50">
            <text:p>Web Site</text:p>
          </table:table-cell>
          <table:table-cell office:value-type="string" table:style-name="ce53">
            <text:p>ASBIE</text:p>
          </table:table-cell>
          <table:table-cell table:number-columns-repeated="7" table:style-name="ce53"/>
          <table:table-cell table:number-columns-repeated="16359" table:style-name="ce1"/>
        </table:table-row>
        <table:table-row table:style-name="ro17">
          <table:table-cell office:value-type="string" office:string-value="HasSocialMediaProfile" table:formula="of:=SUBSTITUTE(SUBSTITUTE(CONCATENATE([.I144];IF([.L144]=&quot;Identifier&quot;;&quot;ID&quot;;[.L144]));&quot; &quot;;&quot;&quot;);&quot;_&quot;;&quot;&quot;)" table:style-name="ce50">
            <text:p>HasSocialMediaProfile</text:p>
          </table:table-cell>
          <table:table-cell office:value-type="string" table:style-name="ce65">
            <text:p>0..n</text:p>
          </table:table-cell>
          <table:table-cell office:value-type="string" table:style-name="ce50">
            <text:p>A social media profile associated with this party.</text:p>
          </table:table-cell>
          <table:table-cell table:number-columns-repeated="2" table:style-name="ce50"/>
          <table:table-cell office:value-type="string" office:string-value="Party. Has_ Social Media Profile. Social Media Profile" table:formula="of:=CONCATENATE( IF([.G144]=&quot;&quot;;&quot;&quot;;CONCATENATE([.G144];&quot;_ &quot;));[.H144];&quot;. &quot;;IF([.I144]=&quot;&quot;;&quot;&quot;;CONCATENATE([.I144];&quot;_ &quot;));[.L144];IF([.I144]=&quot;&quot;;&quot;&quot;;CONCATENATE(&quot;. &quot;;[.M144])))" table:style-name="ce50">
            <text:p>Party. Has_ Social Media Profile. Social Media Profile</text:p>
          </table:table-cell>
          <table:table-cell table:style-name="ce50"/>
          <table:table-cell office:value-type="string" table:style-name="ce50">
            <text:p>Party</text:p>
          </table:table-cell>
          <table:table-cell office:value-type="string" table:style-name="ce50">
            <text:p>Has</text:p>
          </table:table-cell>
          <table:table-cell table:number-columns-repeated="2" table:style-name="ce50"/>
          <table:table-cell office:value-type="string" office:string-value="Social Media Profile" table:formula="of:=CONCATENATE(IF([.P144]=&quot;&quot;;&quot;&quot;;CONCATENATE([.P144];&quot;_ &quot;));[.Q144])" table:style-name="ce50">
            <text:p>Social Media Profile</text:p>
          </table:table-cell>
          <table:table-cell office:value-type="string" office:string-value="Social Media Profile" table:formula="of:=[.L144]" table:style-name="ce50">
            <text:p>Social Media Profile</text:p>
          </table:table-cell>
          <table:table-cell table:number-columns-repeated="2" table:style-name="ce50"/>
          <table:table-cell table:style-name="ce52"/>
          <table:table-cell office:value-type="string" table:style-name="ce50">
            <text:p>Social Media Profile</text:p>
          </table:table-cell>
          <table:table-cell office:value-type="string" table:style-name="ce53">
            <text:p>ASBIE</text:p>
          </table:table-cell>
          <table:table-cell table:number-columns-repeated="7" table:style-name="ce53"/>
          <table:table-cell table:number-columns-repeated="16359" table:style-name="ce1"/>
        </table:table-row>
        <table:table-row table:style-name="ro22">
          <table:table-cell office:value-type="string" office:string-value="TechnicalSpecification" table:formula="of:=SUBSTITUTE(CONCATENATE([.G145];[.H145]);&quot; &quot;;&quot;&quot;)" table:style-name="ce43">
            <text:p>TechnicalSpecification</text:p>
          </table:table-cell>
          <table:table-cell table:style-name="ce44"/>
          <table:table-cell office:value-type="string" table:style-name="ce54">
            <text:p>[TODO] Directive 24 Article 42</text:p>
          </table:table-cell>
          <table:table-cell table:number-columns-repeated="2" table:style-name="ce43"/>
          <table:table-cell office:value-type="string" office:string-value="Technical Specification. Details" table:formula="of:=CONCATENATE(IF([.G145]=&quot;&quot;;&quot;&quot;;CONCATENATE([.G145];&quot;_ &quot;));[.H145];&quot;. Details&quot;)" table:style-name="ce43">
            <text:p>Technical Specification. Details</text:p>
          </table:table-cell>
          <table:table-cell table:style-name="ce43"/>
          <table:table-cell office:value-type="string" table:style-name="ce54">
            <text:p>Technical Specification</text:p>
          </table:table-cell>
          <table:table-cell table:number-columns-repeated="9" table:style-name="ce43"/>
          <table:table-cell office:value-type="string" table:style-name="ce43">
            <text:p>ABIE</text:p>
          </table:table-cell>
          <table:table-cell office:value-type="string" table:style-name="ce43">
            <text:p>SubClassOf(ubl:DocumentReference)</text:p>
          </table:table-cell>
          <table:table-cell table:number-columns-repeated="4"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17">
          <table:table-cell office:value-type="string" office:string-value="AppliesToLot" table:formula="of:=SUBSTITUTE(SUBSTITUTE(CONCATENATE([.I146];IF([.L146]=&quot;Identifier&quot;;&quot;ID&quot;;[.L146]));&quot; &quot;;&quot;&quot;);&quot;_&quot;;&quot;&quot;)" table:style-name="ce50">
            <text:p>AppliesToLot</text:p>
          </table:table-cell>
          <table:table-cell office:value-type="string" table:style-name="ce51">
            <text:p>0..n</text:p>
          </table:table-cell>
          <table:table-cell office:value-type="string" table:style-name="ce53">
            <text:p>[TODO: ENRIC]</text:p>
          </table:table-cell>
          <table:table-cell table:number-columns-repeated="2" table:style-name="ce50"/>
          <table:table-cell office:value-type="string" office:string-value="Technical Specification. Applies To_ Lot. Lot" table:formula="of:=CONCATENATE( IF([.G146]=&quot;&quot;;&quot;&quot;;CONCATENATE([.G146];&quot;_ &quot;));[.H146];&quot;. &quot;;IF([.I146]=&quot;&quot;;&quot;&quot;;CONCATENATE([.I146];&quot;_ &quot;));[.L146];IF([.I146]=&quot;&quot;;&quot;&quot;;CONCATENATE(&quot;. &quot;;[.M146])))" table:style-name="ce50">
            <text:p>Technical Specification. Applies To_ Lot. Lot</text:p>
          </table:table-cell>
          <table:table-cell table:style-name="ce50"/>
          <table:table-cell office:value-type="string" table:style-name="ce50">
            <text:p>Technical Specification</text:p>
          </table:table-cell>
          <table:table-cell office:value-type="string" table:style-name="ce50">
            <text:p>Applies To</text:p>
          </table:table-cell>
          <table:table-cell table:number-columns-repeated="2" table:style-name="ce50"/>
          <table:table-cell office:value-type="string" office:string-value="Lot" table:formula="of:=CONCATENATE(IF([.P146]=&quot;&quot;;&quot;&quot;;CONCATENATE([.P146];&quot;_ &quot;));[.Q146])" table:style-name="ce50">
            <text:p>Lot</text:p>
          </table:table-cell>
          <table:table-cell office:value-type="string" office:string-value="Lot" table:formula="of:=[.L146]" table:style-name="ce50">
            <text:p>Lot</text:p>
          </table:table-cell>
          <table:table-cell table:number-columns-repeated="3" table:style-name="ce50"/>
          <table:table-cell office:value-type="string" table:style-name="ce52">
            <text:p>Lot</text:p>
          </table:table-cell>
          <table:table-cell office:value-type="string" table:style-name="ce50">
            <text:p>ASBIE</text:p>
          </table:table-cell>
          <table:table-cell table:number-columns-repeated="5" table:style-name="ce53"/>
          <table:table-cell office:value-type="string" table:style-name="ce53">
            <text:p>2.0.0</text:p>
          </table:table-cell>
          <table:table-cell office:value-type="string" table:style-name="ce53">
            <text:p>New definition proposed to the WG</text:p>
          </table:table-cell>
          <table:table-cell table:number-columns-repeated="16359" table:style-name="ce1"/>
        </table:table-row>
        <table:table-row table:style-name="ro17">
          <table:table-cell office:value-type="string" office:string-value="AppliesToProcurementProcedure" table:formula="of:=SUBSTITUTE(SUBSTITUTE(CONCATENATE([.I147];IF([.L147]=&quot;Identifier&quot;;&quot;ID&quot;;[.L147]));&quot; &quot;;&quot;&quot;);&quot;_&quot;;&quot;&quot;)" table:style-name="ce50">
            <text:p>AppliesToProcurementProcedure</text:p>
          </table:table-cell>
          <table:table-cell office:value-type="string" table:style-name="ce51">
            <text:p>0..1</text:p>
          </table:table-cell>
          <table:table-cell office:value-type="string" table:style-name="ce53">
            <text:p>[TODO: ENRIC]</text:p>
          </table:table-cell>
          <table:table-cell table:number-columns-repeated="2" table:style-name="ce50"/>
          <table:table-cell office:value-type="string" office:string-value="Technical Specification. Applies To_ Procurement Procedure. Procurement Procedure" table:formula="of:=CONCATENATE( IF([.G147]=&quot;&quot;;&quot;&quot;;CONCATENATE([.G147];&quot;_ &quot;));[.H147];&quot;. &quot;;IF([.I147]=&quot;&quot;;&quot;&quot;;CONCATENATE([.I147];&quot;_ &quot;));[.L147];IF([.I147]=&quot;&quot;;&quot;&quot;;CONCATENATE(&quot;. &quot;;[.M147])))" table:style-name="ce50">
            <text:p>Technical Specification. Applies To_ Procurement Procedure. Procurement Procedure</text:p>
          </table:table-cell>
          <table:table-cell table:style-name="ce50"/>
          <table:table-cell office:value-type="string" table:style-name="ce50">
            <text:p>Technical Specification</text:p>
          </table:table-cell>
          <table:table-cell office:value-type="string" table:style-name="ce50">
            <text:p>Applies To</text:p>
          </table:table-cell>
          <table:table-cell table:number-columns-repeated="2" table:style-name="ce50"/>
          <table:table-cell office:value-type="string" office:string-value="Procurement Procedure" table:formula="of:=CONCATENATE(IF([.P147]=&quot;&quot;;&quot;&quot;;CONCATENATE([.P147];&quot;_ &quot;));[.Q147])" table:style-name="ce50">
            <text:p>Procurement Procedure</text:p>
          </table:table-cell>
          <table:table-cell office:value-type="string" office:string-value="Procurement Procedure" table:formula="of:=[.L147]" table:style-name="ce50">
            <text:p>Procurement Procedure</text:p>
          </table:table-cell>
          <table:table-cell table:number-columns-repeated="3" table:style-name="ce50"/>
          <table:table-cell office:value-type="string" table:style-name="ce52">
            <text:p>Procurement Procedure</text:p>
          </table:table-cell>
          <table:table-cell office:value-type="string" table:style-name="ce50">
            <text:p>ASBIE</text:p>
          </table:table-cell>
          <table:table-cell table:number-columns-repeated="5" table:style-name="ce53"/>
          <table:table-cell office:value-type="string" table:style-name="ce53">
            <text:p>2.0.0</text:p>
          </table:table-cell>
          <table:table-cell office:value-type="string" table:style-name="ce53">
            <text:p>New definition proposed to the WG</text:p>
          </table:table-cell>
          <table:table-cell table:number-columns-repeated="16359" table:style-name="ce1"/>
        </table:table-row>
        <table:table-row table:style-name="ro22">
          <table:table-cell office:value-type="string" office:string-value="Technique" table:formula="of:=SUBSTITUTE(CONCATENATE([.G148];[.H148]);&quot; &quot;;&quot;&quot;)" table:style-name="ce43">
            <text:p>Technique</text:p>
          </table:table-cell>
          <table:table-cell table:style-name="ce44"/>
          <table:table-cell office:value-type="string" table:style-name="ce54">
            <text:p>Specific instrument to manage a procurement procedure.</text:p>
          </table:table-cell>
          <table:table-cell table:number-columns-repeated="2" table:style-name="ce43"/>
          <table:table-cell office:value-type="string" office:string-value="Technique. Details" table:formula="of:=CONCATENATE(IF([.G148]=&quot;&quot;;&quot;&quot;;CONCATENATE([.G148];&quot;_ &quot;));[.H148];&quot;. Details&quot;)" table:style-name="ce43">
            <text:p>Technique. Details</text:p>
          </table:table-cell>
          <table:table-cell table:style-name="ce43"/>
          <table:table-cell office:value-type="string" table:style-name="ce54">
            <text:p>Technique</text:p>
          </table:table-cell>
          <table:table-cell table:number-columns-repeated="9" table:style-name="ce43"/>
          <table:table-cell office:value-type="string" table:style-name="ce43">
            <text:p>ABIE</text:p>
          </table:table-cell>
          <table:table-cell table:number-columns-repeated="5"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22">
          <table:table-cell office:value-type="string" office:string-value="TypeCode" table:formula="of:=SUBSTITUTE(CONCATENATE([.I149];[.J149];IF([.K149]=&quot;Identifier&quot;;&quot;ID&quot;;IF(AND([.K149]=&quot;Text&quot;;OR([.I149]&lt;&gt;&quot;&quot;;[.J149]&lt;&gt;&quot;&quot;));&quot;&quot;;[.K149]));IF(AND([.M149]&lt;&gt;&quot;Text&quot;;[.K149]&lt;&gt;[.M149];NOT(AND([.K149]=&quot;URI&quot;;[.M149]=&quot;Identifier&quot;));NOT(AND([.K149]=&quot;UUID&quot;;[.M149]=&quot;Identifier&quot;));NOT(AND([.K149]=&quot;OID&quot;;[.M149]=&quot;Identifier&quot;)));IF([.M149]=&quot;Identifier&quot;;&quot;ID&quot;;[.M149]);&quot;&quot;));&quot; &quot;;&quot;&quot;)" table:style-name="ce55">
            <text:p>TypeCode</text:p>
          </table:table-cell>
          <table:table-cell office:value-type="string" table:style-name="ce56">
            <text:p>0..1</text:p>
          </table:table-cell>
          <table:table-cell office:value-type="string" table:style-name="ce45">
            <text:p>Code identifying the procurement technique used in a procedure.</text:p>
          </table:table-cell>
          <table:table-cell table:style-name="ce55"/>
          <table:table-cell office:value-type="string" table:style-name="ce55">
            <text:p>Framework agreement DPS; e-Auction; Competitive Dialog</text:p>
          </table:table-cell>
          <table:table-cell office:value-type="string" office:string-value="Technique. Type Code. Code" table:formula="of:=CONCATENATE( IF([.G149]=&quot;&quot;;&quot;&quot;;CONCATENATE([.G149];&quot;_ &quot;));[.H149];&quot;. &quot;;IF([.I149]=&quot;&quot;;&quot;&quot;;CONCATENATE([.I149];&quot;_ &quot;));[.L149];IF(OR([.I149]&lt;&gt;&quot;&quot;;[.L149]&lt;&gt;[.M149]);CONCATENATE(&quot;. &quot;;[.M149]);&quot;&quot;))" table:style-name="ce55">
            <text:p>Technique. Type Code. Code</text:p>
          </table:table-cell>
          <table:table-cell table:style-name="ce55"/>
          <table:table-cell office:value-type="string" table:style-name="ce55">
            <text:p>Technique</text:p>
          </table:table-cell>
          <table:table-cell table:style-name="ce55"/>
          <table:table-cell office:value-type="string" table:style-name="ce55">
            <text:p>Type</text:p>
          </table:table-cell>
          <table:table-cell office:value-type="string" table:style-name="ce55">
            <text:p>Code</text:p>
          </table:table-cell>
          <table:table-cell office:value-type="string" office:string-value="Type Code" table:formula="of:=IF([.J149]&lt;&gt;&quot;&quot;;CONCATENATE([.J149];&quot; &quot;;[.K149]);[.K149])" table:style-name="ce55">
            <text:p>Type Code</text:p>
          </table:table-cell>
          <table:table-cell office:value-type="string" table:style-name="ce55">
            <text:p>Code</text:p>
          </table:table-cell>
          <table:table-cell table:style-name="ce55"/>
          <table:table-cell office:value-type="string" office:string-value="Code. Type" table:formula="of:=IF([.N149]&lt;&gt;&quot;&quot;;CONCATENATE([.N149];&quot;_ &quot;;[.M149];&quot;. Type&quot;);CONCATENATE([.M149];&quot;. Type&quot;))" table:style-name="ce55">
            <text:p>Code. Type</text:p>
          </table:table-cell>
          <table:table-cell table:number-columns-repeated="2" table:style-name="ce55"/>
          <table:table-cell office:value-type="string" table:style-name="ce55">
            <text:p>BBIE</text:p>
          </table:table-cell>
          <table:table-cell table:style-name="ce55"/>
          <table:table-cell office:value-type="string" table:style-name="ce55">
            <text:p>ProcurementTechniqueType</text:p>
          </table:table-cell>
          <table:table-cell table:style-name="ce55"/>
          <table:table-cell table:number-columns-repeated="16363" table:style-name="ce57"/>
        </table:table-row>
        <table:table-row table:style-name="ro22">
          <table:table-cell office:value-type="string" office:string-value="AdditionalInformation" table:formula="of:=SUBSTITUTE(CONCATENATE([.I150];[.J150];IF([.K150]=&quot;Identifier&quot;;&quot;ID&quot;;IF(AND([.K150]=&quot;Text&quot;;OR([.I150]&lt;&gt;&quot;&quot;;[.J150]&lt;&gt;&quot;&quot;));&quot;&quot;;[.K150]));IF(AND([.M150]&lt;&gt;&quot;Text&quot;;[.K150]&lt;&gt;[.M150];NOT(AND([.K150]=&quot;URI&quot;;[.M150]=&quot;Identifier&quot;));NOT(AND([.K150]=&quot;UUID&quot;;[.M150]=&quot;Identifier&quot;));NOT(AND([.K150]=&quot;OID&quot;;[.M150]=&quot;Identifier&quot;)));IF([.M150]=&quot;Identifier&quot;;&quot;ID&quot;;[.M150]);&quot;&quot;));&quot; &quot;;&quot;&quot;)" table:style-name="ce55">
            <text:p>AdditionalInformation</text:p>
          </table:table-cell>
          <table:table-cell office:value-type="string" table:style-name="ce56">
            <text:p>0..n</text:p>
          </table:table-cell>
          <table:table-cell office:value-type="string" table:style-name="ce45">
            <text:p>Relevant information about the technique used for this procurement procedure.</text:p>
          </table:table-cell>
          <table:table-cell table:number-columns-repeated="2" table:style-name="ce55"/>
          <table:table-cell office:value-type="string" office:string-value="Technique. Additional Information. Text" table:formula="of:=CONCATENATE( IF([.G150]=&quot;&quot;;&quot;&quot;;CONCATENATE([.G150];&quot;_ &quot;));[.H150];&quot;. &quot;;IF([.I150]=&quot;&quot;;&quot;&quot;;CONCATENATE([.I150];&quot;_ &quot;));[.L150];IF(OR([.I150]&lt;&gt;&quot;&quot;;[.L150]&lt;&gt;[.M150]);CONCATENATE(&quot;. &quot;;[.M150]);&quot;&quot;))" table:style-name="ce55">
            <text:p>Technique. Additional Information. Text</text:p>
          </table:table-cell>
          <table:table-cell table:style-name="ce55"/>
          <table:table-cell office:value-type="string" table:style-name="ce55">
            <text:p>Technique</text:p>
          </table:table-cell>
          <table:table-cell table:number-columns-repeated="2" table:style-name="ce55"/>
          <table:table-cell office:value-type="string" table:style-name="ce55">
            <text:p>Additional Information</text:p>
          </table:table-cell>
          <table:table-cell office:value-type="string" office:string-value="Additional Information" table:formula="of:=IF([.J150]&lt;&gt;&quot;&quot;;CONCATENATE([.J150];&quot; &quot;;[.K150]);[.K150])" table:style-name="ce55">
            <text:p>Additional Information</text:p>
          </table:table-cell>
          <table:table-cell office:value-type="string" table:style-name="ce55">
            <text:p>Text</text:p>
          </table:table-cell>
          <table:table-cell table:style-name="ce55"/>
          <table:table-cell office:value-type="string" office:string-value="Text. Type" table:formula="of:=IF([.N150]&lt;&gt;&quot;&quot;;CONCATENATE([.N150];&quot;_ &quot;;[.M150];&quot;. Type&quot;);CONCATENATE([.M150];&quot;. Type&quot;))" table:style-name="ce55">
            <text:p>Text. Type</text:p>
          </table:table-cell>
          <table:table-cell table:number-columns-repeated="2" table:style-name="ce55"/>
          <table:table-cell office:value-type="string" table:style-name="ce55">
            <text:p>BBIE</text:p>
          </table:table-cell>
          <table:table-cell table:number-columns-repeated="3" table:style-name="ce55"/>
          <table:table-cell table:number-columns-repeated="16363" table:style-name="ce57"/>
        </table:table-row>
        <table:table-row table:style-name="ro22">
          <table:table-cell office:value-type="string" office:string-value="TenderingCriterion" table:formula="of:=SUBSTITUTE(CONCATENATE([.G151];[.H151]);&quot; &quot;;&quot;&quot;)" table:style-name="ce43">
            <text:p>TenderingCriterion</text:p>
          </table:table-cell>
          <table:table-cell table:style-name="ce44"/>
          <table:table-cell office:value-type="string" table:style-name="ce54">
            <text:p>[TODO: ENRIC]</text:p>
          </table:table-cell>
          <table:table-cell table:number-columns-repeated="2" table:style-name="ce43"/>
          <table:table-cell office:value-type="string" office:string-value="Tendering Criterion. Details" table:formula="of:=CONCATENATE(IF([.G151]=&quot;&quot;;&quot;&quot;;CONCATENATE([.G151];&quot;_ &quot;));[.H151];&quot;. Details&quot;)" table:style-name="ce43">
            <text:p>Tendering Criterion. Details</text:p>
          </table:table-cell>
          <table:table-cell table:style-name="ce43"/>
          <table:table-cell office:value-type="string" table:style-name="ce54">
            <text:p>Tendering Criterion</text:p>
          </table:table-cell>
          <table:table-cell table:number-columns-repeated="9" table:style-name="ce43"/>
          <table:table-cell office:value-type="string" table:style-name="ce43">
            <text:p>ABIE</text:p>
          </table:table-cell>
          <table:table-cell office:value-type="string" table:style-name="ce43">
            <text:p>SubClassOf(epo:Criterion)</text:p>
          </table:table-cell>
          <table:table-cell table:number-columns-repeated="4"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17">
          <table:table-cell office:value-type="string" office:string-value="HasLegalBasis" table:formula="of:=SUBSTITUTE(SUBSTITUTE(CONCATENATE([.I152];IF([.L152]=&quot;Identifier&quot;;&quot;ID&quot;;[.L152]));&quot; &quot;;&quot;&quot;);&quot;_&quot;;&quot;&quot;)" table:style-name="ce50">
            <text:p>HasLegalBasis</text:p>
          </table:table-cell>
          <table:table-cell office:value-type="string" table:style-name="ce51">
            <text:p>0..n</text:p>
          </table:table-cell>
          <table:table-cell office:value-type="string" table:style-name="ce53">
            <text:p>[TODO: ENRIC]</text:p>
          </table:table-cell>
          <table:table-cell table:number-columns-repeated="2" table:style-name="ce50"/>
          <table:table-cell office:value-type="string" office:string-value="Tendering Criterion. Has_ Legal Basis. Legal Basis" table:formula="of:=CONCATENATE( IF([.G152]=&quot;&quot;;&quot;&quot;;CONCATENATE([.G152];&quot;_ &quot;));[.H152];&quot;. &quot;;IF([.I152]=&quot;&quot;;&quot;&quot;;CONCATENATE([.I152];&quot;_ &quot;));[.L152];IF([.I152]=&quot;&quot;;&quot;&quot;;CONCATENATE(&quot;. &quot;;[.M152])))" table:style-name="ce50">
            <text:p>Tendering Criterion. Has_ Legal Basis. Legal Basis</text:p>
          </table:table-cell>
          <table:table-cell table:style-name="ce50"/>
          <table:table-cell office:value-type="string" table:style-name="ce50">
            <text:p>Tendering Criterion</text:p>
          </table:table-cell>
          <table:table-cell office:value-type="string" table:style-name="ce50">
            <text:p>Has</text:p>
          </table:table-cell>
          <table:table-cell table:number-columns-repeated="2" table:style-name="ce50"/>
          <table:table-cell office:value-type="string" office:string-value="Legal Basis" table:formula="of:=CONCATENATE(IF([.P152]=&quot;&quot;;&quot;&quot;;CONCATENATE([.P152];&quot;_ &quot;));[.Q152])" table:style-name="ce50">
            <text:p>Legal Basis</text:p>
          </table:table-cell>
          <table:table-cell office:value-type="string" office:string-value="Legal Basis" table:formula="of:=[.L152]" table:style-name="ce50">
            <text:p>Legal Basis</text:p>
          </table:table-cell>
          <table:table-cell table:number-columns-repeated="3" table:style-name="ce50"/>
          <table:table-cell office:value-type="string" table:style-name="ce52">
            <text:p>Legal Basis</text:p>
          </table:table-cell>
          <table:table-cell office:value-type="string" table:style-name="ce50">
            <text:p>ASBIE</text:p>
          </table:table-cell>
          <table:table-cell table:number-columns-repeated="5" table:style-name="ce53"/>
          <table:table-cell office:value-type="string" table:style-name="ce53">
            <text:p>2.0.0</text:p>
          </table:table-cell>
          <table:table-cell office:value-type="string" table:style-name="ce53">
            <text:p>New definition proposed to the WG</text:p>
          </table:table-cell>
          <table:table-cell table:number-columns-repeated="16359" table:style-name="ce1"/>
        </table:table-row>
        <table:table-row table:number-rows-repeated="1048424" table:style-name="ro17">
          <table:table-cell table:number-columns-repeated="16384"/>
        </table:table-row>
      </table:table>
      <table:table table:name="Rename" table:style-name="ta3">
        <table:table-column table:style-name="co42" table:default-cell-style-name="ce1"/>
        <table:table-column table:style-name="co43" table:default-cell-style-name="ce1"/>
        <table:table-column table:style-name="co44" table:default-cell-style-name="ce1"/>
        <table:table-column table:style-name="co45" table:default-cell-style-name="ce1"/>
        <table:table-column table:style-name="co13" table:default-cell-style-name="ce1"/>
        <table:table-column table:style-name="co46" table:default-cell-style-name="ce1"/>
        <table:table-column table:style-name="co13" table:number-columns-repeated="7" table:default-cell-style-name="ce1"/>
        <table:table-column table:style-name="co31" table:default-cell-style-name="ce1"/>
        <table:table-column table:style-name="co13" table:number-columns-repeated="1009" table:default-cell-style-name="ce1"/>
        <table:table-column table:style-name="co1" table:number-columns-repeated="15361" table:default-cell-style-name="ce1"/>
        <table:table-row table:style-name="ro17">
          <table:table-cell table:style-name="ce66"/>
          <table:table-cell office:value-type="string" office:string-value="Abnormally low tenders" table:formula="of:=['ePO-Glossary'.B3]" table:style-name="ce1">
            <text:p>Abnormally low tenders</text:p>
          </table:table-cell>
          <table:table-cell office:value-type="float" office:value="3" table:formula="of:=ROW(['ePO-Glossary'.B3])" table:style-name="ce1">
            <text:p>3</text:p>
          </table:table-cell>
          <table:table-cell table:style-name="ce66"/>
          <table:table-cell table:style-name="ce1"/>
          <table:table-cell table:style-name="ce67"/>
          <table:table-cell table:number-columns-repeated="16378" table:style-name="ce1"/>
        </table:table-row>
        <table:table-row table:style-name="ro17">
          <table:table-cell table:style-name="ce66"/>
          <table:table-cell office:value-type="string" office:string-value="Abnormally low tenders" table:formula="of:=['ePO-Glossary'.B4]" table:style-name="ce1">
            <text:p>Abnormally low tenders</text:p>
          </table:table-cell>
          <table:table-cell office:value-type="float" office:value="4" table:formula="of:=ROW(['ePO-Glossary'.B4])" table:style-name="ce1">
            <text:p>4</text:p>
          </table:table-cell>
          <table:table-cell table:style-name="ce66"/>
          <table:table-cell table:style-name="ce1"/>
          <table:table-cell table:style-name="ce67"/>
          <table:table-cell table:number-columns-repeated="16378" table:style-name="ce1"/>
        </table:table-row>
        <table:table-row table:style-name="ro17">
          <table:table-cell table:style-name="ce66"/>
          <table:table-cell office:value-type="string" office:string-value="Abnormally low tenders" table:formula="of:=['ePO-Glossary'.B5]" table:style-name="ce1">
            <text:p>Abnormally low tenders</text:p>
          </table:table-cell>
          <table:table-cell office:value-type="float" office:value="5" table:formula="of:=ROW(['ePO-Glossary'.B5])" table:style-name="ce1">
            <text:p>5</text:p>
          </table:table-cell>
          <table:table-cell table:style-name="ce66"/>
          <table:table-cell table:style-name="ce1"/>
          <table:table-cell table:style-name="ce67"/>
          <table:table-cell table:number-columns-repeated="16378" table:style-name="ce1"/>
        </table:table-row>
        <table:table-row table:style-name="ro17">
          <table:table-cell table:style-name="ce66"/>
          <table:table-cell office:value-type="string" office:string-value="Abnormally low tenders" table:formula="of:=['ePO-Glossary'.B6]" table:style-name="ce1">
            <text:p>Abnormally low tenders</text:p>
          </table:table-cell>
          <table:table-cell office:value-type="float" office:value="6" table:formula="of:=ROW(['ePO-Glossary'.B6])" table:style-name="ce1">
            <text:p>6</text:p>
          </table:table-cell>
          <table:table-cell table:style-name="ce66"/>
          <table:table-cell table:style-name="ce1"/>
          <table:table-cell table:style-name="ce67"/>
          <table:table-cell table:number-columns-repeated="16378" table:style-name="ce1"/>
        </table:table-row>
        <table:table-row table:style-name="ro17">
          <table:table-cell table:style-name="ce66"/>
          <table:table-cell office:value-type="string" office:string-value="Abnormally low tenders" table:formula="of:=['ePO-Glossary'.B7]" table:style-name="ce1">
            <text:p>Abnormally low tenders</text:p>
          </table:table-cell>
          <table:table-cell office:value-type="float" office:value="7" table:formula="of:=ROW(['ePO-Glossary'.B7])" table:style-name="ce1">
            <text:p>7</text:p>
          </table:table-cell>
          <table:table-cell table:style-name="ce66"/>
          <table:table-cell table:style-name="ce1"/>
          <table:table-cell table:style-name="ce67"/>
          <table:table-cell table:number-columns-repeated="16378" table:style-name="ce1"/>
        </table:table-row>
        <table:table-row table:style-name="ro17">
          <table:table-cell office:value-type="string" table:style-name="ce68">
            <text:p><text:a xlink:href="https://docs.google.com/spreadsheets/d/1zw9aR8GDIDUiTDtSznMxDlZQEAGb8uNzib9KBZLf5yE/edit#gid=0&amp;range=A3:W7">https://docs.google.com/spreadsheets/d/1zw9aR8GDIDUiTDtSznMxDlZQEAGb8uNzib9KBZLf5yE/edit#gid=0&amp;range=A3:W7</text:a></text:p>
          </table:table-cell>
          <table:table-cell office:value-type="string" office:string-value="Accelerated Procedure" table:formula="of:=['ePO-Glossary'.B8]" table:style-name="ce1">
            <text:p>Accelerated Procedure</text:p>
          </table:table-cell>
          <table:table-cell office:value-type="float" office:value="8" table:formula="of:=ROW(['ePO-Glossary'.B8])" table:style-name="ce1">
            <text:p>8</text:p>
          </table:table-cell>
          <table:table-cell table:style-name="ce66"/>
          <table:table-cell table:style-name="ce1"/>
          <table:table-cell table:style-name="ce67"/>
          <table:table-cell table:number-columns-repeated="16378" table:style-name="ce1"/>
        </table:table-row>
        <table:table-row table:style-name="ro17">
          <table:table-cell office:value-type="string" table:style-name="ce68">
            <text:p><text:a xlink:href="https://docs.google.com/spreadsheets/d/1zw9aR8GDIDUiTDtSznMxDlZQEAGb8uNzib9KBZLf5yE/edit#gid=0&amp;range=A8:W10">https://docs.google.com/spreadsheets/d/1zw9aR8GDIDUiTDtSznMxDlZQEAGb8uNzib9KBZLf5yE/edit#gid=0&amp;range=A8:W10</text:a></text:p>
          </table:table-cell>
          <table:table-cell table:number-columns-repeated="2" table:style-name="ce1"/>
          <table:table-cell office:value-type="string" office:string-value="" table:formula="of:=IFERROR(__xludf.dummyfunction(&quot;ArrayFormula(QUERY(B1:C1004,&quot;&quot;select B, max(C) group by B order by B&quot;&quot;,0))&quot;);&quot;&quot;)" table:style-name="ce69"/>
          <table:table-cell office:value-type="string" table:style-name="ce1">
            <text:p>max</text:p>
          </table:table-cell>
          <table:table-cell office:value-type="string" office:string-value="" table:formula="of:=IFERROR(__xludf.dummyfunction(&quot;ArrayFormula(QUERY(B1:C1004,&quot;&quot;select B, min(C) group by B order by B&quot;&quot;,0))&quot;);&quot;&quot;)" table:style-name="ce70"/>
          <table:table-cell office:value-type="string" table:style-name="ce1">
            <text:p>min</text:p>
          </table:table-cell>
          <table:table-cell table:number-columns-repeated="16377" table:style-name="ce1"/>
        </table:table-row>
        <table:table-row table:style-name="ro17">
          <table:table-cell table:style-name="ce1"/>
          <table:table-cell office:value-type="string" office:string-value="Accelerated Procedure" table:formula="of:=['ePO-Glossary'.B9]" table:style-name="ce1">
            <text:p>Accelerated Procedure</text:p>
          </table:table-cell>
          <table:table-cell office:value-type="float" office:value="9" table:formula="of:=ROW(['ePO-Glossary'.B9])" table:style-name="ce1">
            <text:p>9</text:p>
          </table:table-cell>
          <table:table-cell table:number-columns-repeated="4" table:style-name="ce1"/>
          <table:table-cell office:value-type="float" office:value="0" table:formula="of:=concat(concat(&quot;https://docs.google.com/spreadsheets/d/1zw9aR8GDIDUiTDtSznMxDlZQEAGb8uNzib9KBZLf5yE/edit#gid=0&amp;range=A&quot;;[.G8]);concat(&quot;:X&quot;;[.E8]))" table:style-name="ce71">
            <text:p>#¿NOMBRE?</text:p>
          </table:table-cell>
          <table:table-cell table:number-columns-repeated="16376"/>
        </table:table-row>
        <table:table-row table:style-name="ro17">
          <table:table-cell table:style-name="ce1"/>
          <table:table-cell office:value-type="string" office:string-value="Accelerated Procedure" table:formula="of:=['ePO-Glossary'.B10]" table:style-name="ce1">
            <text:p>Accelerated Procedure</text:p>
          </table:table-cell>
          <table:table-cell office:value-type="float" office:value="10" table:formula="of:=ROW(['ePO-Glossary'.B10])" table:style-name="ce1">
            <text:p>10</text:p>
          </table:table-cell>
          <table:table-cell office:value-type="string" table:style-name="ce1">
            <text:p>Abnormally low tenders</text:p>
          </table:table-cell>
          <table:table-cell office:value-type="float" office:value="7" table:style-name="ce1">
            <text:p>7</text:p>
          </table:table-cell>
          <table:table-cell office:value-type="string" table:style-name="ce1">
            <text:p>Abnormally low tenders</text:p>
          </table:table-cell>
          <table:table-cell office:value-type="float" office:value="3" table:style-name="ce1">
            <text:p>3</text:p>
          </table:table-cell>
          <table:table-cell office:value-type="float" office:value="0" table:formula="of:=concat(concat(&quot;https://docs.google.com/spreadsheets/d/1zw9aR8GDIDUiTDtSznMxDlZQEAGb8uNzib9KBZLf5yE/edit#gid=0&amp;range=A&quot;;[.G9]);concat(&quot;:X&quot;;[.E9]))" table:style-name="ce71">
            <text:p>#¿NOMBRE?</text:p>
          </table:table-cell>
          <table:table-cell table:number-columns-repeated="16376"/>
        </table:table-row>
        <table:table-row table:style-name="ro17">
          <table:table-cell table:style-name="ce1"/>
          <table:table-cell office:value-type="string" office:string-value="Accelerated Procedure Justification" table:formula="of:=['ePO-Glossary'.B12]" table:style-name="ce1">
            <text:p>Accelerated Procedure Justification</text:p>
          </table:table-cell>
          <table:table-cell office:value-type="float" office:value="12" table:formula="of:=ROW(['ePO-Glossary'.B12])" table:style-name="ce1">
            <text:p>12</text:p>
          </table:table-cell>
          <table:table-cell office:value-type="string" table:style-name="ce1">
            <text:p>Accelerated Procedure</text:p>
          </table:table-cell>
          <table:table-cell office:value-type="float" office:value="11" table:style-name="ce1">
            <text:p>11</text:p>
          </table:table-cell>
          <table:table-cell office:value-type="string" table:style-name="ce1">
            <text:p>Accelerated Procedure</text:p>
          </table:table-cell>
          <table:table-cell office:value-type="float" office:value="8" table:style-name="ce1">
            <text:p>8</text:p>
          </table:table-cell>
          <table:table-cell office:value-type="float" office:value="0" table:formula="of:=concat(concat(&quot;https://docs.google.com/spreadsheets/d/1zw9aR8GDIDUiTDtSznMxDlZQEAGb8uNzib9KBZLf5yE/edit#gid=0&amp;range=A&quot;;[.G10]);concat(&quot;:X&quot;;[.E10]))" table:style-name="ce71">
            <text:p>#¿NOMBRE?</text:p>
          </table:table-cell>
          <table:table-cell table:number-columns-repeated="16376"/>
        </table:table-row>
        <table:table-row table:style-name="ro17">
          <table:table-cell table:style-name="ce1"/>
          <table:table-cell office:value-type="string" office:string-value="Accelerated Procedure Justification" table:formula="of:=['ePO-Glossary'.B11]" table:style-name="ce1">
            <text:p>Accelerated Procedure Justification</text:p>
          </table:table-cell>
          <table:table-cell office:value-type="float" office:value="11" table:formula="of:=ROW(['ePO-Glossary'.B11])" table:style-name="ce1">
            <text:p>11</text:p>
          </table:table-cell>
          <table:table-cell office:value-type="string" table:style-name="ce1">
            <text:p>Accelerated Procedure Justification</text:p>
          </table:table-cell>
          <table:table-cell office:value-type="float" office:value="14" table:style-name="ce1">
            <text:p>14</text:p>
          </table:table-cell>
          <table:table-cell office:value-type="string" table:style-name="ce1">
            <text:p>Accelerated Procedure Justification</text:p>
          </table:table-cell>
          <table:table-cell office:value-type="float" office:value="12" table:style-name="ce1">
            <text:p>12</text:p>
          </table:table-cell>
          <table:table-cell office:value-type="float" office:value="0" table:formula="of:=concat(concat(&quot;https://docs.google.com/spreadsheets/d/1zw9aR8GDIDUiTDtSznMxDlZQEAGb8uNzib9KBZLf5yE/edit#gid=0&amp;range=A&quot;;[.G11]);concat(&quot;:X&quot;;[.E11]))" table:style-name="ce71">
            <text:p>#¿NOMBRE?</text:p>
          </table:table-cell>
          <table:table-cell table:number-columns-repeated="16376"/>
        </table:table-row>
        <table:table-row table:style-name="ro17">
          <table:table-cell table:style-name="ce1"/>
          <table:table-cell office:value-type="string" office:string-value="Accelerated Procedure Justification" table:formula="of:=['ePO-Glossary'.B13]" table:style-name="ce1">
            <text:p>Accelerated Procedure Justification</text:p>
          </table:table-cell>
          <table:table-cell office:value-type="float" office:value="13" table:formula="of:=ROW(['ePO-Glossary'.B13])" table:style-name="ce1">
            <text:p>13</text:p>
          </table:table-cell>
          <table:table-cell office:value-type="string" table:style-name="ce1">
            <text:p>Acces Tool</text:p>
          </table:table-cell>
          <table:table-cell office:value-type="float" office:value="16" table:style-name="ce1">
            <text:p>16</text:p>
          </table:table-cell>
          <table:table-cell office:value-type="string" table:style-name="ce1">
            <text:p>Acces Tool</text:p>
          </table:table-cell>
          <table:table-cell office:value-type="float" office:value="15" table:style-name="ce1">
            <text:p>15</text:p>
          </table:table-cell>
          <table:table-cell office:value-type="float" office:value="0" table:formula="of:=concat(concat(&quot;https://docs.google.com/spreadsheets/d/1zw9aR8GDIDUiTDtSznMxDlZQEAGb8uNzib9KBZLf5yE/edit#gid=0&amp;range=A&quot;;[.G12]);concat(&quot;:X&quot;;[.E12]))" table:style-name="ce71">
            <text:p>#¿NOMBRE?</text:p>
          </table:table-cell>
          <table:table-cell table:number-columns-repeated="16376"/>
        </table:table-row>
        <table:table-row table:style-name="ro17">
          <table:table-cell table:style-name="ce1"/>
          <table:table-cell office:value-type="string" office:string-value="Acces Tool" table:formula="of:=['ePO-Glossary'.B14]" table:style-name="ce1">
            <text:p>Acces Tool</text:p>
          </table:table-cell>
          <table:table-cell office:value-type="float" office:value="14" table:formula="of:=ROW(['ePO-Glossary'.B14])" table:style-name="ce1">
            <text:p>14</text:p>
          </table:table-cell>
          <table:table-cell office:value-type="string" table:style-name="ce1">
            <text:p>Added Category Buyer In Framework Agreement</text:p>
          </table:table-cell>
          <table:table-cell office:value-type="float" office:value="18" table:style-name="ce1">
            <text:p>18</text:p>
          </table:table-cell>
          <table:table-cell office:value-type="string" table:style-name="ce1">
            <text:p>Added Category Buyer In Framework Agreement</text:p>
          </table:table-cell>
          <table:table-cell office:value-type="float" office:value="18" table:style-name="ce1">
            <text:p>18</text:p>
          </table:table-cell>
          <table:table-cell office:value-type="float" office:value="0" table:formula="of:=concat(concat(&quot;https://docs.google.com/spreadsheets/d/1zw9aR8GDIDUiTDtSznMxDlZQEAGb8uNzib9KBZLf5yE/edit#gid=0&amp;range=A&quot;;[.G13]);concat(&quot;:X&quot;;[.E13]))" table:style-name="ce71">
            <text:p>#¿NOMBRE?</text:p>
          </table:table-cell>
          <table:table-cell table:number-columns-repeated="16376"/>
        </table:table-row>
        <table:table-row table:style-name="ro17">
          <table:table-cell table:style-name="ce1"/>
          <table:table-cell office:value-type="string" office:string-value="Acces Tool" table:formula="of:=['ePO-Glossary'.B15]" table:style-name="ce1">
            <text:p>Acces Tool</text:p>
          </table:table-cell>
          <table:table-cell office:value-type="float" office:value="15" table:formula="of:=ROW(['ePO-Glossary'.B15])" table:style-name="ce1">
            <text:p>15</text:p>
          </table:table-cell>
          <table:table-cell office:value-type="string" table:style-name="ce1">
            <text:p>Additional Information</text:p>
          </table:table-cell>
          <table:table-cell office:value-type="float" office:value="22" table:style-name="ce1">
            <text:p>22</text:p>
          </table:table-cell>
          <table:table-cell office:value-type="string" table:style-name="ce1">
            <text:p>Additional Information</text:p>
          </table:table-cell>
          <table:table-cell office:value-type="float" office:value="19" table:style-name="ce1">
            <text:p>19</text:p>
          </table:table-cell>
          <table:table-cell office:value-type="float" office:value="0" table:formula="of:=concat(concat(&quot;https://docs.google.com/spreadsheets/d/1zw9aR8GDIDUiTDtSznMxDlZQEAGb8uNzib9KBZLf5yE/edit#gid=0&amp;range=A&quot;;[.G14]);concat(&quot;:X&quot;;[.E14]))" table:style-name="ce71">
            <text:p>#¿NOMBRE?</text:p>
          </table:table-cell>
          <table:table-cell table:number-columns-repeated="16376"/>
        </table:table-row>
        <table:table-row table:style-name="ro17">
          <table:table-cell table:style-name="ce1"/>
          <table:table-cell office:value-type="string" office:string-value="Added Category Buyer In Framework Agreement" table:formula="of:=['ePO-Glossary'.B17]" table:style-name="ce1">
            <text:p>Added Category Buyer In Framework Agreement</text:p>
          </table:table-cell>
          <table:table-cell office:value-type="float" office:value="17" table:formula="of:=ROW(['ePO-Glossary'.B17])" table:style-name="ce1">
            <text:p>17</text:p>
          </table:table-cell>
          <table:table-cell office:value-type="string" table:style-name="ce1">
            <text:p>Award Criterion</text:p>
          </table:table-cell>
          <table:table-cell office:value-type="float" office:value="33" table:style-name="ce1">
            <text:p>33</text:p>
          </table:table-cell>
          <table:table-cell office:value-type="string" table:style-name="ce1">
            <text:p>Award Criterion</text:p>
          </table:table-cell>
          <table:table-cell office:value-type="float" office:value="23" table:style-name="ce1">
            <text:p>23</text:p>
          </table:table-cell>
          <table:table-cell office:value-type="float" office:value="0" table:formula="of:=concat(concat(&quot;https://docs.google.com/spreadsheets/d/1zw9aR8GDIDUiTDtSznMxDlZQEAGb8uNzib9KBZLf5yE/edit#gid=0&amp;range=A&quot;;[.G15]);concat(&quot;:X&quot;;[.E15]))" table:style-name="ce71">
            <text:p>#¿NOMBRE?</text:p>
          </table:table-cell>
          <table:table-cell table:number-columns-repeated="16376"/>
        </table:table-row>
        <table:table-row table:style-name="ro17">
          <table:table-cell table:style-name="ce1"/>
          <table:table-cell office:value-type="string" office:string-value="Additional Information" table:formula="of:=['ePO-Glossary'.B18]" table:style-name="ce1">
            <text:p>Additional Information</text:p>
          </table:table-cell>
          <table:table-cell office:value-type="float" office:value="18" table:formula="of:=ROW(['ePO-Glossary'.B18])" table:style-name="ce1">
            <text:p>18</text:p>
          </table:table-cell>
          <table:table-cell office:value-type="string" table:style-name="ce1">
            <text:p>Award Criterion Type</text:p>
          </table:table-cell>
          <table:table-cell office:value-type="float" office:value="38" table:style-name="ce1">
            <text:p>38</text:p>
          </table:table-cell>
          <table:table-cell office:value-type="string" table:style-name="ce1">
            <text:p>Award Criterion Type</text:p>
          </table:table-cell>
          <table:table-cell office:value-type="float" office:value="34" table:style-name="ce1">
            <text:p>34</text:p>
          </table:table-cell>
          <table:table-cell office:value-type="float" office:value="0" table:formula="of:=concat(concat(&quot;https://docs.google.com/spreadsheets/d/1zw9aR8GDIDUiTDtSznMxDlZQEAGb8uNzib9KBZLf5yE/edit#gid=0&amp;range=A&quot;;[.G16]);concat(&quot;:X&quot;;[.E16]))" table:style-name="ce71">
            <text:p>#¿NOMBRE?</text:p>
          </table:table-cell>
          <table:table-cell table:number-columns-repeated="16376"/>
        </table:table-row>
        <table:table-row table:style-name="ro17">
          <table:table-cell/>
          <table:table-cell office:value-type="string" office:string-value="Additional Information" table:formula="of:=['ePO-Glossary'.B19]" table:style-name="ce1">
            <text:p>Additional Information</text:p>
          </table:table-cell>
          <table:table-cell office:value-type="float" office:value="19" table:formula="of:=ROW(['ePO-Glossary'.B19])" table:style-name="ce1">
            <text:p>19</text:p>
          </table:table-cell>
          <table:table-cell office:value-type="string" table:style-name="ce1">
            <text:p>Award Date Scheduled</text:p>
          </table:table-cell>
          <table:table-cell office:value-type="float" office:value="39" table:style-name="ce1">
            <text:p>39</text:p>
          </table:table-cell>
          <table:table-cell office:value-type="string" table:style-name="ce1">
            <text:p>Award Date Scheduled</text:p>
          </table:table-cell>
          <table:table-cell office:value-type="float" office:value="39" table:style-name="ce1">
            <text:p>39</text:p>
          </table:table-cell>
          <table:table-cell office:value-type="float" office:value="0" table:formula="of:=concat(concat(&quot;https://docs.google.com/spreadsheets/d/1zw9aR8GDIDUiTDtSznMxDlZQEAGb8uNzib9KBZLf5yE/edit#gid=0&amp;range=A&quot;;[.G17]);concat(&quot;:X&quot;;[.E17]))" table:style-name="ce71">
            <text:p>#¿NOMBRE?</text:p>
          </table:table-cell>
          <table:table-cell table:number-columns-repeated="16376"/>
        </table:table-row>
        <table:table-row table:style-name="ro17">
          <table:table-cell/>
          <table:table-cell office:value-type="string" office:string-value="Additional Information" table:formula="of:=['ePO-Glossary'.B20]" table:style-name="ce1">
            <text:p>Additional Information</text:p>
          </table:table-cell>
          <table:table-cell office:value-type="float" office:value="20" table:formula="of:=ROW(['ePO-Glossary'.B20])" table:style-name="ce1">
            <text:p>20</text:p>
          </table:table-cell>
          <table:table-cell office:value-type="string" table:style-name="ce1">
            <text:p>Awarded Contract</text:p>
          </table:table-cell>
          <table:table-cell office:value-type="float" office:value="44" table:style-name="ce1">
            <text:p>44</text:p>
          </table:table-cell>
          <table:table-cell office:value-type="string" table:style-name="ce1">
            <text:p>Awarded Contract</text:p>
          </table:table-cell>
          <table:table-cell office:value-type="float" office:value="40" table:style-name="ce1">
            <text:p>40</text:p>
          </table:table-cell>
          <table:table-cell office:value-type="float" office:value="0" table:formula="of:=concat(concat(&quot;https://docs.google.com/spreadsheets/d/1zw9aR8GDIDUiTDtSznMxDlZQEAGb8uNzib9KBZLf5yE/edit#gid=0&amp;range=A&quot;;[.G18]);concat(&quot;:X&quot;;[.E18]))" table:style-name="ce71">
            <text:p>#¿NOMBRE?</text:p>
          </table:table-cell>
          <table:table-cell table:number-columns-repeated="16376"/>
        </table:table-row>
        <table:table-row table:style-name="ro17">
          <table:table-cell/>
          <table:table-cell office:value-type="string" office:string-value="Additional Information" table:formula="of:=['ePO-Glossary'.B21]" table:style-name="ce1">
            <text:p>Additional Information</text:p>
          </table:table-cell>
          <table:table-cell office:value-type="float" office:value="21" table:formula="of:=ROW(['ePO-Glossary'.B21])" table:style-name="ce1">
            <text:p>21</text:p>
          </table:table-cell>
          <table:table-cell office:value-type="string" table:style-name="ce1">
            <text:p>Awarded To Group</text:p>
          </table:table-cell>
          <table:table-cell office:value-type="float" office:value="46" table:style-name="ce1">
            <text:p>46</text:p>
          </table:table-cell>
          <table:table-cell office:value-type="string" table:style-name="ce1">
            <text:p>Awarded To Group</text:p>
          </table:table-cell>
          <table:table-cell office:value-type="float" office:value="45" table:style-name="ce1">
            <text:p>45</text:p>
          </table:table-cell>
          <table:table-cell office:value-type="float" office:value="0" table:formula="of:=concat(concat(&quot;https://docs.google.com/spreadsheets/d/1zw9aR8GDIDUiTDtSznMxDlZQEAGb8uNzib9KBZLf5yE/edit#gid=0&amp;range=A&quot;;[.G19]);concat(&quot;:X&quot;;[.E19]))" table:style-name="ce71">
            <text:p>#¿NOMBRE?</text:p>
          </table:table-cell>
          <table:table-cell table:number-columns-repeated="16376"/>
        </table:table-row>
        <table:table-row table:style-name="ro17">
          <table:table-cell/>
          <table:table-cell office:value-type="string" office:string-value="Award Criterion" table:formula="of:=['ePO-Glossary'.B22]" table:style-name="ce1">
            <text:p>Award Criterion</text:p>
          </table:table-cell>
          <table:table-cell office:value-type="float" office:value="22" table:formula="of:=ROW(['ePO-Glossary'.B22])" table:style-name="ce1">
            <text:p>22</text:p>
          </table:table-cell>
          <table:table-cell office:value-type="string" table:style-name="ce1">
            <text:p>Awarded To SME</text:p>
          </table:table-cell>
          <table:table-cell office:value-type="float" office:value="48" table:style-name="ce1">
            <text:p>48</text:p>
          </table:table-cell>
          <table:table-cell office:value-type="string" table:style-name="ce1">
            <text:p>Awarded To SME</text:p>
          </table:table-cell>
          <table:table-cell office:value-type="float" office:value="47" table:style-name="ce1">
            <text:p>47</text:p>
          </table:table-cell>
          <table:table-cell office:value-type="float" office:value="0" table:formula="of:=concat(concat(&quot;https://docs.google.com/spreadsheets/d/1zw9aR8GDIDUiTDtSznMxDlZQEAGb8uNzib9KBZLf5yE/edit#gid=0&amp;range=A&quot;;[.G20]);concat(&quot;:X&quot;;[.E20]))" table:style-name="ce71">
            <text:p>#¿NOMBRE?</text:p>
          </table:table-cell>
          <table:table-cell table:number-columns-repeated="16376"/>
        </table:table-row>
        <table:table-row table:style-name="ro17">
          <table:table-cell/>
          <table:table-cell office:value-type="string" office:string-value="Award Criterion" table:formula="of:=['ePO-Glossary'.B23]" table:style-name="ce1">
            <text:p>Award Criterion</text:p>
          </table:table-cell>
          <table:table-cell office:value-type="float" office:value="23" table:formula="of:=ROW(['ePO-Glossary'.B23])" table:style-name="ce1">
            <text:p>23</text:p>
          </table:table-cell>
          <table:table-cell office:value-type="string" table:style-name="ce1">
            <text:p>Bargain Purchase Value</text:p>
          </table:table-cell>
          <table:table-cell office:value-type="float" office:value="51" table:style-name="ce1">
            <text:p>51</text:p>
          </table:table-cell>
          <table:table-cell office:value-type="string" table:style-name="ce1">
            <text:p>Bargain Purchase Value</text:p>
          </table:table-cell>
          <table:table-cell office:value-type="float" office:value="49" table:style-name="ce1">
            <text:p>49</text:p>
          </table:table-cell>
          <table:table-cell office:value-type="float" office:value="0" table:formula="of:=concat(concat(&quot;https://docs.google.com/spreadsheets/d/1zw9aR8GDIDUiTDtSznMxDlZQEAGb8uNzib9KBZLf5yE/edit#gid=0&amp;range=A&quot;;[.G21]);concat(&quot;:X&quot;;[.E21]))" table:style-name="ce71">
            <text:p>#¿NOMBRE?</text:p>
          </table:table-cell>
          <table:table-cell table:number-columns-repeated="16376"/>
        </table:table-row>
        <table:table-row table:style-name="ro17">
          <table:table-cell/>
          <table:table-cell office:value-type="string" office:string-value="Award Criterion" table:formula="of:=['ePO-Glossary'.B24]" table:style-name="ce1">
            <text:p>Award Criterion</text:p>
          </table:table-cell>
          <table:table-cell office:value-type="float" office:value="24" table:formula="of:=ROW(['ePO-Glossary'.B24])" table:style-name="ce1">
            <text:p>24</text:p>
          </table:table-cell>
          <table:table-cell office:value-type="string" table:style-name="ce1">
            <text:p>Buyer</text:p>
          </table:table-cell>
          <table:table-cell office:value-type="float" office:value="69" table:style-name="ce1">
            <text:p>69</text:p>
          </table:table-cell>
          <table:table-cell office:value-type="string" table:style-name="ce1">
            <text:p>Buyer</text:p>
          </table:table-cell>
          <table:table-cell office:value-type="float" office:value="52" table:style-name="ce1">
            <text:p>52</text:p>
          </table:table-cell>
          <table:table-cell office:value-type="float" office:value="0" table:formula="of:=concat(concat(&quot;https://docs.google.com/spreadsheets/d/1zw9aR8GDIDUiTDtSznMxDlZQEAGb8uNzib9KBZLf5yE/edit#gid=0&amp;range=A&quot;;[.G22]);concat(&quot;:X&quot;;[.E22]))" table:style-name="ce71">
            <text:p>#¿NOMBRE?</text:p>
          </table:table-cell>
          <table:table-cell table:number-columns-repeated="16376"/>
        </table:table-row>
        <table:table-row table:style-name="ro17">
          <table:table-cell/>
          <table:table-cell office:value-type="string" office:string-value="Award Criterion" table:formula="of:=['ePO-Glossary'.B25]" table:style-name="ce1">
            <text:p>Award Criterion</text:p>
          </table:table-cell>
          <table:table-cell office:value-type="float" office:value="25" table:formula="of:=ROW(['ePO-Glossary'.B25])" table:style-name="ce1">
            <text:p>25</text:p>
          </table:table-cell>
          <table:table-cell office:value-type="string" table:style-name="ce1">
            <text:p>Buyer Profile</text:p>
          </table:table-cell>
          <table:table-cell office:value-type="float" office:value="73" table:style-name="ce1">
            <text:p>73</text:p>
          </table:table-cell>
          <table:table-cell office:value-type="string" table:style-name="ce1">
            <text:p>Buyer Profile</text:p>
          </table:table-cell>
          <table:table-cell office:value-type="float" office:value="70" table:style-name="ce1">
            <text:p>70</text:p>
          </table:table-cell>
          <table:table-cell office:value-type="float" office:value="0" table:formula="of:=concat(concat(&quot;https://docs.google.com/spreadsheets/d/1zw9aR8GDIDUiTDtSznMxDlZQEAGb8uNzib9KBZLf5yE/edit#gid=0&amp;range=A&quot;;[.G23]);concat(&quot;:X&quot;;[.E23]))" table:style-name="ce71">
            <text:p>#¿NOMBRE?</text:p>
          </table:table-cell>
          <table:table-cell table:number-columns-repeated="16376"/>
        </table:table-row>
        <table:table-row table:style-name="ro17">
          <table:table-cell/>
          <table:table-cell office:value-type="string" office:string-value="Award Criterion" table:formula="of:=['ePO-Glossary'.B26]" table:style-name="ce1">
            <text:p>Award Criterion</text:p>
          </table:table-cell>
          <table:table-cell office:value-type="float" office:value="26" table:formula="of:=ROW(['ePO-Glossary'.B26])" table:style-name="ce1">
            <text:p>26</text:p>
          </table:table-cell>
          <table:table-cell office:value-type="string" table:style-name="ce1">
            <text:p>Buyer Role</text:p>
          </table:table-cell>
          <table:table-cell office:value-type="float" office:value="78" table:style-name="ce1">
            <text:p>78</text:p>
          </table:table-cell>
          <table:table-cell office:value-type="string" table:style-name="ce1">
            <text:p>Buyer Role</text:p>
          </table:table-cell>
          <table:table-cell office:value-type="float" office:value="74" table:style-name="ce1">
            <text:p>74</text:p>
          </table:table-cell>
          <table:table-cell office:value-type="float" office:value="0" table:formula="of:=concat(concat(&quot;https://docs.google.com/spreadsheets/d/1zw9aR8GDIDUiTDtSznMxDlZQEAGb8uNzib9KBZLf5yE/edit#gid=0&amp;range=A&quot;;[.G24]);concat(&quot;:X&quot;;[.E24]))" table:style-name="ce71">
            <text:p>#¿NOMBRE?</text:p>
          </table:table-cell>
          <table:table-cell table:number-columns-repeated="16376"/>
        </table:table-row>
        <table:table-row table:style-name="ro17">
          <table:table-cell/>
          <table:table-cell office:value-type="string" office:string-value="Award Criterion" table:formula="of:=['ePO-Glossary'.B27]" table:style-name="ce1">
            <text:p>Award Criterion</text:p>
          </table:table-cell>
          <table:table-cell office:value-type="float" office:value="27" table:formula="of:=ROW(['ePO-Glossary'.B27])" table:style-name="ce1">
            <text:p>27</text:p>
          </table:table-cell>
          <table:table-cell office:value-type="string" table:style-name="ce1">
            <text:p>Calculation Method Value</text:p>
          </table:table-cell>
          <table:table-cell office:value-type="float" office:value="81" table:style-name="ce1">
            <text:p>81</text:p>
          </table:table-cell>
          <table:table-cell office:value-type="string" table:style-name="ce1">
            <text:p>Calculation Method Value</text:p>
          </table:table-cell>
          <table:table-cell office:value-type="float" office:value="79" table:style-name="ce1">
            <text:p>79</text:p>
          </table:table-cell>
          <table:table-cell office:value-type="float" office:value="0" table:formula="of:=concat(concat(&quot;https://docs.google.com/spreadsheets/d/1zw9aR8GDIDUiTDtSznMxDlZQEAGb8uNzib9KBZLf5yE/edit#gid=0&amp;range=A&quot;;[.G25]);concat(&quot;:X&quot;;[.E25]))" table:style-name="ce71">
            <text:p>#¿NOMBRE?</text:p>
          </table:table-cell>
          <table:table-cell table:number-columns-repeated="16376"/>
        </table:table-row>
        <table:table-row table:style-name="ro17">
          <table:table-cell/>
          <table:table-cell office:value-type="string" office:string-value="Award Criterion" table:formula="of:=['ePO-Glossary'.B28]" table:style-name="ce1">
            <text:p>Award Criterion</text:p>
          </table:table-cell>
          <table:table-cell office:value-type="float" office:value="28" table:formula="of:=ROW(['ePO-Glossary'.B28])" table:style-name="ce1">
            <text:p>28</text:p>
          </table:table-cell>
          <table:table-cell office:value-type="string" table:style-name="ce1">
            <text:p>Call For Tenders</text:p>
          </table:table-cell>
          <table:table-cell office:value-type="float" office:value="84" table:style-name="ce1">
            <text:p>84</text:p>
          </table:table-cell>
          <table:table-cell office:value-type="string" table:style-name="ce1">
            <text:p>Call For Tenders</text:p>
          </table:table-cell>
          <table:table-cell office:value-type="float" office:value="82" table:style-name="ce1">
            <text:p>82</text:p>
          </table:table-cell>
          <table:table-cell office:value-type="float" office:value="0" table:formula="of:=concat(concat(&quot;https://docs.google.com/spreadsheets/d/1zw9aR8GDIDUiTDtSznMxDlZQEAGb8uNzib9KBZLf5yE/edit#gid=0&amp;range=A&quot;;[.G26]);concat(&quot;:X&quot;;[.E26]))" table:style-name="ce71">
            <text:p>#¿NOMBRE?</text:p>
          </table:table-cell>
          <table:table-cell table:number-columns-repeated="16376"/>
        </table:table-row>
        <table:table-row table:style-name="ro17">
          <table:table-cell/>
          <table:table-cell office:value-type="string" office:string-value="Award Criterion" table:formula="of:=['ePO-Glossary'.B29]" table:style-name="ce1">
            <text:p>Award Criterion</text:p>
          </table:table-cell>
          <table:table-cell office:value-type="float" office:value="29" table:formula="of:=ROW(['ePO-Glossary'.B29])" table:style-name="ce1">
            <text:p>29</text:p>
          </table:table-cell>
          <table:table-cell office:value-type="string" table:style-name="ce1">
            <text:p>Candidate</text:p>
          </table:table-cell>
          <table:table-cell office:value-type="float" office:value="88" table:style-name="ce1">
            <text:p>88</text:p>
          </table:table-cell>
          <table:table-cell office:value-type="string" table:style-name="ce1">
            <text:p>Candidate</text:p>
          </table:table-cell>
          <table:table-cell office:value-type="float" office:value="85" table:style-name="ce1">
            <text:p>85</text:p>
          </table:table-cell>
          <table:table-cell office:value-type="float" office:value="0" table:formula="of:=concat(concat(&quot;https://docs.google.com/spreadsheets/d/1zw9aR8GDIDUiTDtSznMxDlZQEAGb8uNzib9KBZLf5yE/edit#gid=0&amp;range=A&quot;;[.G27]);concat(&quot;:X&quot;;[.E27]))" table:style-name="ce71">
            <text:p>#¿NOMBRE?</text:p>
          </table:table-cell>
          <table:table-cell table:number-columns-repeated="16376"/>
        </table:table-row>
        <table:table-row table:style-name="ro17">
          <table:table-cell/>
          <table:table-cell office:value-type="string" office:string-value="Award Criterion" table:formula="of:=['ePO-Glossary'.B30]" table:style-name="ce1">
            <text:p>Award Criterion</text:p>
          </table:table-cell>
          <table:table-cell office:value-type="float" office:value="30" table:formula="of:=ROW(['ePO-Glossary'.B30])" table:style-name="ce1">
            <text:p>30</text:p>
          </table:table-cell>
          <table:table-cell office:value-type="string" table:style-name="ce1">
            <text:p>Candidates Limit Criteria</text:p>
          </table:table-cell>
          <table:table-cell office:value-type="float" office:value="93" table:style-name="ce1">
            <text:p>93</text:p>
          </table:table-cell>
          <table:table-cell office:value-type="string" table:style-name="ce1">
            <text:p>Candidates Limit Criteria</text:p>
          </table:table-cell>
          <table:table-cell office:value-type="float" office:value="89" table:style-name="ce1">
            <text:p>89</text:p>
          </table:table-cell>
          <table:table-cell office:value-type="float" office:value="0" table:formula="of:=concat(concat(&quot;https://docs.google.com/spreadsheets/d/1zw9aR8GDIDUiTDtSznMxDlZQEAGb8uNzib9KBZLf5yE/edit#gid=0&amp;range=A&quot;;[.G28]);concat(&quot;:X&quot;;[.E28]))" table:style-name="ce71">
            <text:p>#¿NOMBRE?</text:p>
          </table:table-cell>
          <table:table-cell table:number-columns-repeated="16376"/>
        </table:table-row>
        <table:table-row table:style-name="ro17">
          <table:table-cell/>
          <table:table-cell office:value-type="string" office:string-value="Award Criterion" table:formula="of:=['ePO-Glossary'.B31]" table:style-name="ce1">
            <text:p>Award Criterion</text:p>
          </table:table-cell>
          <table:table-cell office:value-type="float" office:value="31" table:formula="of:=ROW(['ePO-Glossary'.B31])" table:style-name="ce1">
            <text:p>31</text:p>
          </table:table-cell>
          <table:table-cell office:value-type="string" table:style-name="ce1">
            <text:p>Central Purchasing Body</text:p>
          </table:table-cell>
          <table:table-cell office:value-type="float" office:value="96" table:style-name="ce1">
            <text:p>96</text:p>
          </table:table-cell>
          <table:table-cell office:value-type="string" table:style-name="ce1">
            <text:p>Central Purchasing Body</text:p>
          </table:table-cell>
          <table:table-cell office:value-type="float" office:value="94" table:style-name="ce1">
            <text:p>94</text:p>
          </table:table-cell>
          <table:table-cell office:value-type="float" office:value="0" table:formula="of:=concat(concat(&quot;https://docs.google.com/spreadsheets/d/1zw9aR8GDIDUiTDtSznMxDlZQEAGb8uNzib9KBZLf5yE/edit#gid=0&amp;range=A&quot;;[.G29]);concat(&quot;:X&quot;;[.E29]))" table:style-name="ce71">
            <text:p>#¿NOMBRE?</text:p>
          </table:table-cell>
          <table:table-cell table:number-columns-repeated="16376"/>
        </table:table-row>
        <table:table-row table:style-name="ro17">
          <table:table-cell/>
          <table:table-cell office:value-type="string" office:string-value="Award Criterion" table:formula="of:=['ePO-Glossary'.B32]" table:style-name="ce1">
            <text:p>Award Criterion</text:p>
          </table:table-cell>
          <table:table-cell office:value-type="float" office:value="32" table:formula="of:=ROW(['ePO-Glossary'.B32])" table:style-name="ce1">
            <text:p>32</text:p>
          </table:table-cell>
          <table:table-cell office:value-type="string" table:style-name="ce1">
            <text:p>Change</text:p>
          </table:table-cell>
          <table:table-cell office:value-type="float" office:value="98" table:style-name="ce1">
            <text:p>98</text:p>
          </table:table-cell>
          <table:table-cell office:value-type="string" table:style-name="ce1">
            <text:p>Change</text:p>
          </table:table-cell>
          <table:table-cell office:value-type="float" office:value="97" table:style-name="ce1">
            <text:p>97</text:p>
          </table:table-cell>
          <table:table-cell office:value-type="float" office:value="0" table:formula="of:=concat(concat(&quot;https://docs.google.com/spreadsheets/d/1zw9aR8GDIDUiTDtSznMxDlZQEAGb8uNzib9KBZLf5yE/edit#gid=0&amp;range=A&quot;;[.G30]);concat(&quot;:X&quot;;[.E30]))" table:style-name="ce71">
            <text:p>#¿NOMBRE?</text:p>
          </table:table-cell>
          <table:table-cell table:number-columns-repeated="16376"/>
        </table:table-row>
        <table:table-row table:style-name="ro17">
          <table:table-cell/>
          <table:table-cell office:value-type="string" office:string-value="Award Criterion Type" table:formula="of:=['ePO-Glossary'.B33]" table:style-name="ce1">
            <text:p>Award Criterion Type</text:p>
          </table:table-cell>
          <table:table-cell office:value-type="float" office:value="33" table:formula="of:=ROW(['ePO-Glossary'.B33])" table:style-name="ce1">
            <text:p>33</text:p>
          </table:table-cell>
          <table:table-cell office:value-type="string" table:style-name="ce1">
            <text:p>Change Description Code</text:p>
          </table:table-cell>
          <table:table-cell office:value-type="float" office:value="100" table:style-name="ce1">
            <text:p>100</text:p>
          </table:table-cell>
          <table:table-cell office:value-type="string" table:style-name="ce1">
            <text:p>Change Description Code</text:p>
          </table:table-cell>
          <table:table-cell office:value-type="float" office:value="99" table:style-name="ce1">
            <text:p>99</text:p>
          </table:table-cell>
          <table:table-cell office:value-type="float" office:value="0" table:formula="of:=concat(concat(&quot;https://docs.google.com/spreadsheets/d/1zw9aR8GDIDUiTDtSznMxDlZQEAGb8uNzib9KBZLf5yE/edit#gid=0&amp;range=A&quot;;[.G31]);concat(&quot;:X&quot;;[.E31]))" table:style-name="ce71">
            <text:p>#¿NOMBRE?</text:p>
          </table:table-cell>
          <table:table-cell table:number-columns-repeated="16376"/>
        </table:table-row>
        <table:table-row table:style-name="ro17">
          <table:table-cell/>
          <table:table-cell office:value-type="string" office:string-value="Award Criterion Type" table:formula="of:=['ePO-Glossary'.B34]" table:style-name="ce1">
            <text:p>Award Criterion Type</text:p>
          </table:table-cell>
          <table:table-cell office:value-type="float" office:value="34" table:formula="of:=ROW(['ePO-Glossary'.B34])" table:style-name="ce1">
            <text:p>34</text:p>
          </table:table-cell>
          <table:table-cell office:value-type="string" table:style-name="ce1">
            <text:p>Combination Lots</text:p>
          </table:table-cell>
          <table:table-cell office:value-type="float" office:value="106" table:style-name="ce1">
            <text:p>106</text:p>
          </table:table-cell>
          <table:table-cell office:value-type="string" table:style-name="ce1">
            <text:p>Combination Lots</text:p>
          </table:table-cell>
          <table:table-cell office:value-type="float" office:value="101" table:style-name="ce1">
            <text:p>101</text:p>
          </table:table-cell>
          <table:table-cell office:value-type="float" office:value="0" table:formula="of:=concat(concat(&quot;https://docs.google.com/spreadsheets/d/1zw9aR8GDIDUiTDtSznMxDlZQEAGb8uNzib9KBZLf5yE/edit#gid=0&amp;range=A&quot;;[.G32]);concat(&quot;:X&quot;;[.E32]))" table:style-name="ce71">
            <text:p>#¿NOMBRE?</text:p>
          </table:table-cell>
          <table:table-cell table:number-columns-repeated="16376"/>
        </table:table-row>
        <table:table-row table:style-name="ro17">
          <table:table-cell/>
          <table:table-cell office:value-type="string" office:string-value="Award Criterion Type" table:formula="of:=['ePO-Glossary'.B35]" table:style-name="ce1">
            <text:p>Award Criterion Type</text:p>
          </table:table-cell>
          <table:table-cell office:value-type="float" office:value="35" table:formula="of:=ROW(['ePO-Glossary'.B35])" table:style-name="ce1">
            <text:p>35</text:p>
          </table:table-cell>
          <table:table-cell office:value-type="string" table:style-name="ce1">
            <text:p>Common Procurement Vocabulary (CPV)</text:p>
          </table:table-cell>
          <table:table-cell office:value-type="float" office:value="112" table:style-name="ce1">
            <text:p>112</text:p>
          </table:table-cell>
          <table:table-cell office:value-type="string" table:style-name="ce1">
            <text:p>Common Procurement Vocabulary (CPV)</text:p>
          </table:table-cell>
          <table:table-cell office:value-type="float" office:value="107" table:style-name="ce1">
            <text:p>107</text:p>
          </table:table-cell>
          <table:table-cell office:value-type="float" office:value="0" table:formula="of:=concat(concat(&quot;https://docs.google.com/spreadsheets/d/1zw9aR8GDIDUiTDtSznMxDlZQEAGb8uNzib9KBZLf5yE/edit#gid=0&amp;range=A&quot;;[.G33]);concat(&quot;:X&quot;;[.E33]))" table:style-name="ce71">
            <text:p>#¿NOMBRE?</text:p>
          </table:table-cell>
          <table:table-cell table:number-columns-repeated="16376"/>
        </table:table-row>
        <table:table-row table:style-name="ro17">
          <table:table-cell/>
          <table:table-cell office:value-type="string" office:string-value="Award Criterion Type" table:formula="of:=['ePO-Glossary'.B36]" table:style-name="ce1">
            <text:p>Award Criterion Type</text:p>
          </table:table-cell>
          <table:table-cell office:value-type="float" office:value="36" table:formula="of:=ROW(['ePO-Glossary'.B36])" table:style-name="ce1">
            <text:p>36</text:p>
          </table:table-cell>
          <table:table-cell office:value-type="string" table:style-name="ce1">
            <text:p>Community Country Origin</text:p>
          </table:table-cell>
          <table:table-cell office:value-type="float" office:value="115" table:style-name="ce1">
            <text:p>115</text:p>
          </table:table-cell>
          <table:table-cell office:value-type="string" table:style-name="ce1">
            <text:p>Community Country Origin</text:p>
          </table:table-cell>
          <table:table-cell office:value-type="float" office:value="113" table:style-name="ce1">
            <text:p>113</text:p>
          </table:table-cell>
          <table:table-cell office:value-type="float" office:value="0" table:formula="of:=concat(concat(&quot;https://docs.google.com/spreadsheets/d/1zw9aR8GDIDUiTDtSznMxDlZQEAGb8uNzib9KBZLf5yE/edit#gid=0&amp;range=A&quot;;[.G34]);concat(&quot;:X&quot;;[.E34]))" table:style-name="ce71">
            <text:p>#¿NOMBRE?</text:p>
          </table:table-cell>
          <table:table-cell table:number-columns-repeated="16376"/>
        </table:table-row>
        <table:table-row table:style-name="ro17">
          <table:table-cell/>
          <table:table-cell office:value-type="string" office:string-value="Award Criterion Type" table:formula="of:=['ePO-Glossary'.B37]" table:style-name="ce1">
            <text:p>Award Criterion Type</text:p>
          </table:table-cell>
          <table:table-cell office:value-type="float" office:value="37" table:formula="of:=ROW(['ePO-Glossary'.B37])" table:style-name="ce1">
            <text:p>37</text:p>
          </table:table-cell>
          <table:table-cell office:value-type="string" table:style-name="ce1">
            <text:p>Concession Description Value</text:p>
          </table:table-cell>
          <table:table-cell office:value-type="float" office:value="118" table:style-name="ce1">
            <text:p>118</text:p>
          </table:table-cell>
          <table:table-cell office:value-type="string" table:style-name="ce1">
            <text:p>Concession Description Value</text:p>
          </table:table-cell>
          <table:table-cell office:value-type="float" office:value="116" table:style-name="ce1">
            <text:p>116</text:p>
          </table:table-cell>
          <table:table-cell office:value-type="float" office:value="0" table:formula="of:=concat(concat(&quot;https://docs.google.com/spreadsheets/d/1zw9aR8GDIDUiTDtSznMxDlZQEAGb8uNzib9KBZLf5yE/edit#gid=0&amp;range=A&quot;;[.G35]);concat(&quot;:X&quot;;[.E35]))" table:style-name="ce71">
            <text:p>#¿NOMBRE?</text:p>
          </table:table-cell>
          <table:table-cell table:number-columns-repeated="16376"/>
        </table:table-row>
        <table:table-row table:style-name="ro17">
          <table:table-cell/>
          <table:table-cell office:value-type="string" office:string-value="Award Date Scheduled" table:formula="of:=['ePO-Glossary'.B38]" table:style-name="ce1">
            <text:p>Award Date Scheduled</text:p>
          </table:table-cell>
          <table:table-cell office:value-type="float" office:value="38" table:formula="of:=ROW(['ePO-Glossary'.B38])" table:style-name="ce1">
            <text:p>38</text:p>
          </table:table-cell>
          <table:table-cell office:value-type="string" table:style-name="ce1">
            <text:p>Contact</text:p>
          </table:table-cell>
          <table:table-cell office:value-type="float" office:value="119" table:style-name="ce1">
            <text:p>119</text:p>
          </table:table-cell>
          <table:table-cell office:value-type="string" table:style-name="ce1">
            <text:p>Contact</text:p>
          </table:table-cell>
          <table:table-cell office:value-type="float" office:value="119" table:style-name="ce1">
            <text:p>119</text:p>
          </table:table-cell>
          <table:table-cell office:value-type="float" office:value="0" table:formula="of:=concat(concat(&quot;https://docs.google.com/spreadsheets/d/1zw9aR8GDIDUiTDtSznMxDlZQEAGb8uNzib9KBZLf5yE/edit#gid=0&amp;range=A&quot;;[.G36]);concat(&quot;:X&quot;;[.E36]))" table:style-name="ce71">
            <text:p>#¿NOMBRE?</text:p>
          </table:table-cell>
          <table:table-cell table:number-columns-repeated="16376"/>
        </table:table-row>
        <table:table-row table:style-name="ro17">
          <table:table-cell/>
          <table:table-cell office:value-type="string" office:string-value="Awarded Contract" table:formula="of:=['ePO-Glossary'.B39]" table:style-name="ce1">
            <text:p>Awarded Contract</text:p>
          </table:table-cell>
          <table:table-cell office:value-type="float" office:value="39" table:formula="of:=ROW(['ePO-Glossary'.B39])" table:style-name="ce1">
            <text:p>39</text:p>
          </table:table-cell>
          <table:table-cell office:value-type="string" table:style-name="ce1">
            <text:p>Contract</text:p>
          </table:table-cell>
          <table:table-cell office:value-type="float" office:value="121" table:style-name="ce1">
            <text:p>121</text:p>
          </table:table-cell>
          <table:table-cell office:value-type="string" table:style-name="ce1">
            <text:p>Contract</text:p>
          </table:table-cell>
          <table:table-cell office:value-type="float" office:value="120" table:style-name="ce1">
            <text:p>120</text:p>
          </table:table-cell>
          <table:table-cell office:value-type="float" office:value="0" table:formula="of:=concat(concat(&quot;https://docs.google.com/spreadsheets/d/1zw9aR8GDIDUiTDtSznMxDlZQEAGb8uNzib9KBZLf5yE/edit#gid=0&amp;range=A&quot;;[.G37]);concat(&quot;:X&quot;;[.E37]))" table:style-name="ce71">
            <text:p>#¿NOMBRE?</text:p>
          </table:table-cell>
          <table:table-cell table:number-columns-repeated="16376"/>
        </table:table-row>
        <table:table-row table:style-name="ro17">
          <table:table-cell/>
          <table:table-cell office:value-type="string" office:string-value="Awarded Contract" table:formula="of:=['ePO-Glossary'.B40]" table:style-name="ce1">
            <text:p>Awarded Contract</text:p>
          </table:table-cell>
          <table:table-cell office:value-type="float" office:value="40" table:formula="of:=ROW(['ePO-Glossary'.B40])" table:style-name="ce1">
            <text:p>40</text:p>
          </table:table-cell>
          <table:table-cell office:value-type="string" table:style-name="ce1">
            <text:p>Contract Award Notice</text:p>
          </table:table-cell>
          <table:table-cell office:value-type="float" office:value="126" table:style-name="ce1">
            <text:p>126</text:p>
          </table:table-cell>
          <table:table-cell office:value-type="string" table:style-name="ce1">
            <text:p>Contract Award Notice</text:p>
          </table:table-cell>
          <table:table-cell office:value-type="float" office:value="122" table:style-name="ce1">
            <text:p>122</text:p>
          </table:table-cell>
          <table:table-cell office:value-type="float" office:value="0" table:formula="of:=concat(concat(&quot;https://docs.google.com/spreadsheets/d/1zw9aR8GDIDUiTDtSznMxDlZQEAGb8uNzib9KBZLf5yE/edit#gid=0&amp;range=A&quot;;[.G38]);concat(&quot;:X&quot;;[.E38]))" table:style-name="ce71">
            <text:p>#¿NOMBRE?</text:p>
          </table:table-cell>
          <table:table-cell table:number-columns-repeated="16376"/>
        </table:table-row>
        <table:table-row table:style-name="ro17">
          <table:table-cell/>
          <table:table-cell office:value-type="string" office:string-value="Awarded Contract" table:formula="of:=['ePO-Glossary'.B41]" table:style-name="ce1">
            <text:p>Awarded Contract</text:p>
          </table:table-cell>
          <table:table-cell office:value-type="float" office:value="41" table:formula="of:=ROW(['ePO-Glossary'.B41])" table:style-name="ce1">
            <text:p>41</text:p>
          </table:table-cell>
          <table:table-cell office:value-type="string" table:style-name="ce1">
            <text:p>Contract Conclusion Date</text:p>
          </table:table-cell>
          <table:table-cell office:value-type="float" office:value="128" table:style-name="ce1">
            <text:p>128</text:p>
          </table:table-cell>
          <table:table-cell office:value-type="string" table:style-name="ce1">
            <text:p>Contract Conclusion Date</text:p>
          </table:table-cell>
          <table:table-cell office:value-type="float" office:value="127" table:style-name="ce1">
            <text:p>127</text:p>
          </table:table-cell>
          <table:table-cell office:value-type="float" office:value="0" table:formula="of:=concat(concat(&quot;https://docs.google.com/spreadsheets/d/1zw9aR8GDIDUiTDtSznMxDlZQEAGb8uNzib9KBZLf5yE/edit#gid=0&amp;range=A&quot;;[.G39]);concat(&quot;:X&quot;;[.E39]))" table:style-name="ce71">
            <text:p>#¿NOMBRE?</text:p>
          </table:table-cell>
          <table:table-cell table:number-columns-repeated="16376"/>
        </table:table-row>
        <table:table-row table:style-name="ro17">
          <table:table-cell/>
          <table:table-cell office:value-type="string" office:string-value="Awarded Contract" table:formula="of:=['ePO-Glossary'.B42]" table:style-name="ce1">
            <text:p>Awarded Contract</text:p>
          </table:table-cell>
          <table:table-cell office:value-type="float" office:value="42" table:formula="of:=ROW(['ePO-Glossary'.B42])" table:style-name="ce1">
            <text:p>42</text:p>
          </table:table-cell>
          <table:table-cell office:value-type="string" table:style-name="ce1">
            <text:p>Contract Identifier</text:p>
          </table:table-cell>
          <table:table-cell office:value-type="float" office:value="131" table:style-name="ce1">
            <text:p>131</text:p>
          </table:table-cell>
          <table:table-cell office:value-type="string" table:style-name="ce1">
            <text:p>Contract Identifier</text:p>
          </table:table-cell>
          <table:table-cell office:value-type="float" office:value="129" table:style-name="ce1">
            <text:p>129</text:p>
          </table:table-cell>
          <table:table-cell office:value-type="float" office:value="0" table:formula="of:=concat(concat(&quot;https://docs.google.com/spreadsheets/d/1zw9aR8GDIDUiTDtSznMxDlZQEAGb8uNzib9KBZLf5yE/edit#gid=0&amp;range=A&quot;;[.G40]);concat(&quot;:X&quot;;[.E40]))" table:style-name="ce71">
            <text:p>#¿NOMBRE?</text:p>
          </table:table-cell>
          <table:table-cell table:number-columns-repeated="16376"/>
        </table:table-row>
        <table:table-row table:style-name="ro17">
          <table:table-cell/>
          <table:table-cell office:value-type="string" office:string-value="Awarded Contract" table:formula="of:=['ePO-Glossary'.B43]" table:style-name="ce1">
            <text:p>Awarded Contract</text:p>
          </table:table-cell>
          <table:table-cell office:value-type="float" office:value="43" table:formula="of:=ROW(['ePO-Glossary'.B43])" table:style-name="ce1">
            <text:p>43</text:p>
          </table:table-cell>
          <table:table-cell office:value-type="string" table:style-name="ce1">
            <text:p>Contract Nature</text:p>
          </table:table-cell>
          <table:table-cell office:value-type="float" office:value="136" table:style-name="ce1">
            <text:p>136</text:p>
          </table:table-cell>
          <table:table-cell office:value-type="string" table:style-name="ce1">
            <text:p>Contract Nature</text:p>
          </table:table-cell>
          <table:table-cell office:value-type="float" office:value="132" table:style-name="ce1">
            <text:p>132</text:p>
          </table:table-cell>
          <table:table-cell office:value-type="float" office:value="0" table:formula="of:=concat(concat(&quot;https://docs.google.com/spreadsheets/d/1zw9aR8GDIDUiTDtSznMxDlZQEAGb8uNzib9KBZLf5yE/edit#gid=0&amp;range=A&quot;;[.G41]);concat(&quot;:X&quot;;[.E41]))" table:style-name="ce71">
            <text:p>#¿NOMBRE?</text:p>
          </table:table-cell>
          <table:table-cell table:number-columns-repeated="16376"/>
        </table:table-row>
        <table:table-row table:style-name="ro17">
          <table:table-cell/>
          <table:table-cell office:value-type="string" office:string-value="Awarded To Group" table:formula="of:=['ePO-Glossary'.B44]" table:style-name="ce1">
            <text:p>Awarded To Group</text:p>
          </table:table-cell>
          <table:table-cell office:value-type="float" office:value="44" table:formula="of:=ROW(['ePO-Glossary'.B44])" table:style-name="ce1">
            <text:p>44</text:p>
          </table:table-cell>
          <table:table-cell office:value-type="string" table:style-name="ce1">
            <text:p>Contract Publication Date</text:p>
          </table:table-cell>
          <table:table-cell office:value-type="float" office:value="138" table:style-name="ce1">
            <text:p>138</text:p>
          </table:table-cell>
          <table:table-cell office:value-type="string" table:style-name="ce1">
            <text:p>Contract Publication Date</text:p>
          </table:table-cell>
          <table:table-cell office:value-type="float" office:value="137" table:style-name="ce1">
            <text:p>137</text:p>
          </table:table-cell>
          <table:table-cell office:value-type="float" office:value="0" table:formula="of:=concat(concat(&quot;https://docs.google.com/spreadsheets/d/1zw9aR8GDIDUiTDtSznMxDlZQEAGb8uNzib9KBZLf5yE/edit#gid=0&amp;range=A&quot;;[.G42]);concat(&quot;:X&quot;;[.E42]))" table:style-name="ce71">
            <text:p>#¿NOMBRE?</text:p>
          </table:table-cell>
          <table:table-cell table:number-columns-repeated="16376"/>
        </table:table-row>
        <table:table-row table:style-name="ro17">
          <table:table-cell/>
          <table:table-cell office:value-type="string" office:string-value="Awarded To Group" table:formula="of:=['ePO-Glossary'.B45]" table:style-name="ce1">
            <text:p>Awarded To Group</text:p>
          </table:table-cell>
          <table:table-cell office:value-type="float" office:value="45" table:formula="of:=ROW(['ePO-Glossary'.B45])" table:style-name="ce1">
            <text:p>45</text:p>
          </table:table-cell>
          <table:table-cell office:value-type="string" table:style-name="ce1">
            <text:p>Contract URI</text:p>
          </table:table-cell>
          <table:table-cell office:value-type="float" office:value="140" table:style-name="ce1">
            <text:p>140</text:p>
          </table:table-cell>
          <table:table-cell office:value-type="string" table:style-name="ce1">
            <text:p>Contract URI</text:p>
          </table:table-cell>
          <table:table-cell office:value-type="float" office:value="139" table:style-name="ce1">
            <text:p>139</text:p>
          </table:table-cell>
          <table:table-cell office:value-type="float" office:value="0" table:formula="of:=concat(concat(&quot;https://docs.google.com/spreadsheets/d/1zw9aR8GDIDUiTDtSznMxDlZQEAGb8uNzib9KBZLf5yE/edit#gid=0&amp;range=A&quot;;[.G43]);concat(&quot;:X&quot;;[.E43]))" table:style-name="ce71">
            <text:p>#¿NOMBRE?</text:p>
          </table:table-cell>
          <table:table-cell table:number-columns-repeated="16376"/>
        </table:table-row>
        <table:table-row table:style-name="ro17">
          <table:table-cell/>
          <table:table-cell office:value-type="string" office:string-value="Awarded To SME" table:formula="of:=['ePO-Glossary'.B46]" table:style-name="ce1">
            <text:p>Awarded To SME</text:p>
          </table:table-cell>
          <table:table-cell office:value-type="float" office:value="46" table:formula="of:=ROW(['ePO-Glossary'.B46])" table:style-name="ce1">
            <text:p>46</text:p>
          </table:table-cell>
          <table:table-cell office:value-type="string" table:style-name="ce1">
            <text:p>Country</text:p>
          </table:table-cell>
          <table:table-cell office:value-type="float" office:value="144" table:style-name="ce1">
            <text:p>144</text:p>
          </table:table-cell>
          <table:table-cell office:value-type="string" table:style-name="ce1">
            <text:p>Country</text:p>
          </table:table-cell>
          <table:table-cell office:value-type="float" office:value="141" table:style-name="ce1">
            <text:p>141</text:p>
          </table:table-cell>
          <table:table-cell office:value-type="float" office:value="0" table:formula="of:=concat(concat(&quot;https://docs.google.com/spreadsheets/d/1zw9aR8GDIDUiTDtSznMxDlZQEAGb8uNzib9KBZLf5yE/edit#gid=0&amp;range=A&quot;;[.G44]);concat(&quot;:X&quot;;[.E44]))" table:style-name="ce71">
            <text:p>#¿NOMBRE?</text:p>
          </table:table-cell>
          <table:table-cell table:number-columns-repeated="16376"/>
        </table:table-row>
        <table:table-row table:style-name="ro17">
          <table:table-cell/>
          <table:table-cell office:value-type="string" office:string-value="Awarded To SME" table:formula="of:=['ePO-Glossary'.B47]" table:style-name="ce1">
            <text:p>Awarded To SME</text:p>
          </table:table-cell>
          <table:table-cell office:value-type="float" office:value="47" table:formula="of:=ROW(['ePO-Glossary'.B47])" table:style-name="ce1">
            <text:p>47</text:p>
          </table:table-cell>
          <table:table-cell office:value-type="string" table:style-name="ce1">
            <text:p>Criterion</text:p>
          </table:table-cell>
          <table:table-cell office:value-type="float" office:value="148" table:style-name="ce1">
            <text:p>148</text:p>
          </table:table-cell>
          <table:table-cell office:value-type="string" table:style-name="ce1">
            <text:p>Criterion</text:p>
          </table:table-cell>
          <table:table-cell office:value-type="float" office:value="145" table:style-name="ce1">
            <text:p>145</text:p>
          </table:table-cell>
          <table:table-cell office:value-type="float" office:value="0" table:formula="of:=concat(concat(&quot;https://docs.google.com/spreadsheets/d/1zw9aR8GDIDUiTDtSznMxDlZQEAGb8uNzib9KBZLf5yE/edit#gid=0&amp;range=A&quot;;[.G45]);concat(&quot;:X&quot;;[.E45]))" table:style-name="ce71">
            <text:p>#¿NOMBRE?</text:p>
          </table:table-cell>
          <table:table-cell table:number-columns-repeated="16376"/>
        </table:table-row>
        <table:table-row table:style-name="ro17">
          <table:table-cell/>
          <table:table-cell office:value-type="string" office:string-value="Bargain Purchase Value" table:formula="of:=['ePO-Glossary'.B48]" table:style-name="ce1">
            <text:p>Bargain Purchase Value</text:p>
          </table:table-cell>
          <table:table-cell office:value-type="float" office:value="48" table:formula="of:=ROW(['ePO-Glossary'.B48])" table:style-name="ce1">
            <text:p>48</text:p>
          </table:table-cell>
          <table:table-cell office:value-type="string" table:style-name="ce1">
            <text:p>Criterion Weight</text:p>
          </table:table-cell>
          <table:table-cell office:value-type="float" office:value="153" table:style-name="ce1">
            <text:p>153</text:p>
          </table:table-cell>
          <table:table-cell office:value-type="string" table:style-name="ce1">
            <text:p>Criterion Weight</text:p>
          </table:table-cell>
          <table:table-cell office:value-type="float" office:value="149" table:style-name="ce1">
            <text:p>149</text:p>
          </table:table-cell>
          <table:table-cell office:value-type="float" office:value="0" table:formula="of:=concat(concat(&quot;https://docs.google.com/spreadsheets/d/1zw9aR8GDIDUiTDtSznMxDlZQEAGb8uNzib9KBZLf5yE/edit#gid=0&amp;range=A&quot;;[.G46]);concat(&quot;:X&quot;;[.E46]))" table:style-name="ce71">
            <text:p>#¿NOMBRE?</text:p>
          </table:table-cell>
          <table:table-cell table:number-columns-repeated="16376"/>
        </table:table-row>
        <table:table-row table:style-name="ro17">
          <table:table-cell/>
          <table:table-cell office:value-type="string" office:string-value="Bargain Purchase Value" table:formula="of:=['ePO-Glossary'.B49]" table:style-name="ce1">
            <text:p>Bargain Purchase Value</text:p>
          </table:table-cell>
          <table:table-cell office:value-type="float" office:value="49" table:formula="of:=ROW(['ePO-Glossary'.B49])" table:style-name="ce1">
            <text:p>49</text:p>
          </table:table-cell>
          <table:table-cell office:value-type="string" table:style-name="ce1">
            <text:p>Deadline And Description Review</text:p>
          </table:table-cell>
          <table:table-cell office:value-type="float" office:value="157" table:style-name="ce1">
            <text:p>157</text:p>
          </table:table-cell>
          <table:table-cell office:value-type="string" table:style-name="ce1">
            <text:p>Deadline And Description Review</text:p>
          </table:table-cell>
          <table:table-cell office:value-type="float" office:value="154" table:style-name="ce1">
            <text:p>154</text:p>
          </table:table-cell>
          <table:table-cell office:value-type="float" office:value="0" table:formula="of:=concat(concat(&quot;https://docs.google.com/spreadsheets/d/1zw9aR8GDIDUiTDtSznMxDlZQEAGb8uNzib9KBZLf5yE/edit#gid=0&amp;range=A&quot;;[.G47]);concat(&quot;:X&quot;;[.E47]))" table:style-name="ce71">
            <text:p>#¿NOMBRE?</text:p>
          </table:table-cell>
          <table:table-cell table:number-columns-repeated="16376"/>
        </table:table-row>
        <table:table-row table:style-name="ro17">
          <table:table-cell/>
          <table:table-cell office:value-type="string" office:string-value="Bargain Purchase Value" table:formula="of:=['ePO-Glossary'.B50]" table:style-name="ce1">
            <text:p>Bargain Purchase Value</text:p>
          </table:table-cell>
          <table:table-cell office:value-type="float" office:value="50" table:formula="of:=ROW(['ePO-Glossary'.B50])" table:style-name="ce1">
            <text:p>50</text:p>
          </table:table-cell>
          <table:table-cell office:value-type="string" table:style-name="ce1">
            <text:p>Decision Binding Contracting</text:p>
          </table:table-cell>
          <table:table-cell office:value-type="float" office:value="162" table:style-name="ce1">
            <text:p>162</text:p>
          </table:table-cell>
          <table:table-cell office:value-type="string" table:style-name="ce1">
            <text:p>Decision Binding Contracting</text:p>
          </table:table-cell>
          <table:table-cell office:value-type="float" office:value="158" table:style-name="ce1">
            <text:p>158</text:p>
          </table:table-cell>
          <table:table-cell office:value-type="float" office:value="0" table:formula="of:=concat(concat(&quot;https://docs.google.com/spreadsheets/d/1zw9aR8GDIDUiTDtSznMxDlZQEAGb8uNzib9KBZLf5yE/edit#gid=0&amp;range=A&quot;;[.G48]);concat(&quot;:X&quot;;[.E48]))" table:style-name="ce71">
            <text:p>#¿NOMBRE?</text:p>
          </table:table-cell>
          <table:table-cell table:number-columns-repeated="16376"/>
        </table:table-row>
        <table:table-row table:style-name="ro17">
          <table:table-cell/>
          <table:table-cell office:value-type="string" office:string-value="Buyer" table:formula="of:=['ePO-Glossary'.B51]" table:style-name="ce1">
            <text:p>Buyer</text:p>
          </table:table-cell>
          <table:table-cell office:value-type="float" office:value="51" table:formula="of:=ROW(['ePO-Glossary'.B51])" table:style-name="ce1">
            <text:p>51</text:p>
          </table:table-cell>
          <table:table-cell office:value-type="string" table:style-name="ce1">
            <text:p>Delivery Country</text:p>
          </table:table-cell>
          <table:table-cell office:value-type="float" office:value="163" table:style-name="ce1">
            <text:p>163</text:p>
          </table:table-cell>
          <table:table-cell office:value-type="string" table:style-name="ce1">
            <text:p>Delivery Country</text:p>
          </table:table-cell>
          <table:table-cell office:value-type="float" office:value="163" table:style-name="ce1">
            <text:p>163</text:p>
          </table:table-cell>
          <table:table-cell office:value-type="float" office:value="0" table:formula="of:=concat(concat(&quot;https://docs.google.com/spreadsheets/d/1zw9aR8GDIDUiTDtSznMxDlZQEAGb8uNzib9KBZLf5yE/edit#gid=0&amp;range=A&quot;;[.G49]);concat(&quot;:X&quot;;[.E49]))" table:style-name="ce71">
            <text:p>#¿NOMBRE?</text:p>
          </table:table-cell>
          <table:table-cell table:number-columns-repeated="16376"/>
        </table:table-row>
        <table:table-row table:style-name="ro17">
          <table:table-cell/>
          <table:table-cell office:value-type="string" office:string-value="Buyer" table:formula="of:=['ePO-Glossary'.B52]" table:style-name="ce1">
            <text:p>Buyer</text:p>
          </table:table-cell>
          <table:table-cell office:value-type="float" office:value="52" table:formula="of:=ROW(['ePO-Glossary'.B52])" table:style-name="ce1">
            <text:p>52</text:p>
          </table:table-cell>
          <table:table-cell office:value-type="string" table:style-name="ce1">
            <text:p>Dispatch Date</text:p>
          </table:table-cell>
          <table:table-cell office:value-type="float" office:value="170" table:style-name="ce1">
            <text:p>170</text:p>
          </table:table-cell>
          <table:table-cell office:value-type="string" table:style-name="ce1">
            <text:p>Dispatch Date</text:p>
          </table:table-cell>
          <table:table-cell office:value-type="float" office:value="164" table:style-name="ce1">
            <text:p>164</text:p>
          </table:table-cell>
          <table:table-cell office:value-type="float" office:value="0" table:formula="of:=concat(concat(&quot;https://docs.google.com/spreadsheets/d/1zw9aR8GDIDUiTDtSznMxDlZQEAGb8uNzib9KBZLf5yE/edit#gid=0&amp;range=A&quot;;[.G50]);concat(&quot;:X&quot;;[.E50]))" table:style-name="ce71">
            <text:p>#¿NOMBRE?</text:p>
          </table:table-cell>
          <table:table-cell table:number-columns-repeated="16376"/>
        </table:table-row>
        <table:table-row table:style-name="ro17">
          <table:table-cell/>
          <table:table-cell office:value-type="string" office:string-value="Buyer" table:formula="of:=['ePO-Glossary'.B53]" table:style-name="ce1">
            <text:p>Buyer</text:p>
          </table:table-cell>
          <table:table-cell office:value-type="float" office:value="53" table:formula="of:=ROW(['ePO-Glossary'.B53])" table:style-name="ce1">
            <text:p>53</text:p>
          </table:table-cell>
          <table:table-cell office:value-type="string" table:style-name="ce1">
            <text:p>Duration Or Date Start Date End</text:p>
          </table:table-cell>
          <table:table-cell office:value-type="float" office:value="177" table:style-name="ce1">
            <text:p>177</text:p>
          </table:table-cell>
          <table:table-cell office:value-type="string" table:style-name="ce1">
            <text:p>Duration Or Date Start Date End</text:p>
          </table:table-cell>
          <table:table-cell office:value-type="float" office:value="171" table:style-name="ce1">
            <text:p>171</text:p>
          </table:table-cell>
          <table:table-cell office:value-type="float" office:value="0" table:formula="of:=concat(concat(&quot;https://docs.google.com/spreadsheets/d/1zw9aR8GDIDUiTDtSznMxDlZQEAGb8uNzib9KBZLf5yE/edit#gid=0&amp;range=A&quot;;[.G51]);concat(&quot;:X&quot;;[.E51]))" table:style-name="ce71">
            <text:p>#¿NOMBRE?</text:p>
          </table:table-cell>
          <table:table-cell table:number-columns-repeated="16376"/>
        </table:table-row>
        <table:table-row table:style-name="ro17">
          <table:table-cell/>
          <table:table-cell office:value-type="string" office:string-value="Buyer" table:formula="of:=['ePO-Glossary'.B54]" table:style-name="ce1">
            <text:p>Buyer</text:p>
          </table:table-cell>
          <table:table-cell office:value-type="float" office:value="54" table:formula="of:=ROW(['ePO-Glossary'.B54])" table:style-name="ce1">
            <text:p>54</text:p>
          </table:table-cell>
          <table:table-cell office:value-type="string" table:style-name="ce1">
            <text:p>Dynamic Purchasing System (DPS)</text:p>
          </table:table-cell>
          <table:table-cell office:value-type="float" office:value="179" table:style-name="ce1">
            <text:p>179</text:p>
          </table:table-cell>
          <table:table-cell office:value-type="string" table:style-name="ce1">
            <text:p>Dynamic Purchasing System (DPS)</text:p>
          </table:table-cell>
          <table:table-cell office:value-type="float" office:value="178" table:style-name="ce1">
            <text:p>178</text:p>
          </table:table-cell>
          <table:table-cell office:value-type="float" office:value="0" table:formula="of:=concat(concat(&quot;https://docs.google.com/spreadsheets/d/1zw9aR8GDIDUiTDtSznMxDlZQEAGb8uNzib9KBZLf5yE/edit#gid=0&amp;range=A&quot;;[.G52]);concat(&quot;:X&quot;;[.E52]))" table:style-name="ce71">
            <text:p>#¿NOMBRE?</text:p>
          </table:table-cell>
          <table:table-cell table:number-columns-repeated="16376"/>
        </table:table-row>
        <table:table-row table:style-name="ro17">
          <table:table-cell/>
          <table:table-cell office:value-type="string" office:string-value="Buyer" table:formula="of:=['ePO-Glossary'.B55]" table:style-name="ce1">
            <text:p>Buyer</text:p>
          </table:table-cell>
          <table:table-cell office:value-type="float" office:value="55" table:formula="of:=ROW(['ePO-Glossary'.B55])" table:style-name="ce1">
            <text:p>55</text:p>
          </table:table-cell>
          <table:table-cell office:value-type="string" table:style-name="ce1">
            <text:p>e-Auction</text:p>
          </table:table-cell>
          <table:table-cell office:value-type="float" office:value="184" table:style-name="ce1">
            <text:p>184</text:p>
          </table:table-cell>
          <table:table-cell office:value-type="string" table:style-name="ce1">
            <text:p>e-Auction</text:p>
          </table:table-cell>
          <table:table-cell office:value-type="float" office:value="180" table:style-name="ce1">
            <text:p>180</text:p>
          </table:table-cell>
          <table:table-cell office:value-type="float" office:value="0" table:formula="of:=concat(concat(&quot;https://docs.google.com/spreadsheets/d/1zw9aR8GDIDUiTDtSznMxDlZQEAGb8uNzib9KBZLf5yE/edit#gid=0&amp;range=A&quot;;[.G53]);concat(&quot;:X&quot;;[.E53]))" table:style-name="ce71">
            <text:p>#¿NOMBRE?</text:p>
          </table:table-cell>
          <table:table-cell table:number-columns-repeated="16376"/>
        </table:table-row>
        <table:table-row table:style-name="ro17">
          <table:table-cell/>
          <table:table-cell office:value-type="string" office:string-value="Buyer" table:formula="of:=['ePO-Glossary'.B56]" table:style-name="ce1">
            <text:p>Buyer</text:p>
          </table:table-cell>
          <table:table-cell office:value-type="float" office:value="56" table:formula="of:=ROW(['ePO-Glossary'.B56])" table:style-name="ce1">
            <text:p>56</text:p>
          </table:table-cell>
          <table:table-cell office:value-type="string" table:style-name="ce1">
            <text:p>e-Auction Description</text:p>
          </table:table-cell>
          <table:table-cell office:value-type="float" office:value="188" table:style-name="ce1">
            <text:p>188</text:p>
          </table:table-cell>
          <table:table-cell office:value-type="string" table:style-name="ce1">
            <text:p>e-Auction Description</text:p>
          </table:table-cell>
          <table:table-cell office:value-type="float" office:value="185" table:style-name="ce1">
            <text:p>185</text:p>
          </table:table-cell>
          <table:table-cell office:value-type="float" office:value="0" table:formula="of:=concat(concat(&quot;https://docs.google.com/spreadsheets/d/1zw9aR8GDIDUiTDtSznMxDlZQEAGb8uNzib9KBZLf5yE/edit#gid=0&amp;range=A&quot;;[.G54]);concat(&quot;:X&quot;;[.E54]))" table:style-name="ce71">
            <text:p>#¿NOMBRE?</text:p>
          </table:table-cell>
          <table:table-cell table:number-columns-repeated="16376"/>
        </table:table-row>
        <table:table-row table:style-name="ro17">
          <table:table-cell/>
          <table:table-cell office:value-type="string" office:string-value="Buyer" table:formula="of:=['ePO-Glossary'.B57]" table:style-name="ce1">
            <text:p>Buyer</text:p>
          </table:table-cell>
          <table:table-cell office:value-type="float" office:value="57" table:formula="of:=ROW(['ePO-Glossary'.B57])" table:style-name="ce1">
            <text:p>57</text:p>
          </table:table-cell>
          <table:table-cell office:value-type="string" table:style-name="ce1">
            <text:p>e-Auction Indicator</text:p>
          </table:table-cell>
          <table:table-cell office:value-type="float" office:value="192" table:style-name="ce1">
            <text:p>192</text:p>
          </table:table-cell>
          <table:table-cell office:value-type="string" table:style-name="ce1">
            <text:p>e-Auction Indicator</text:p>
          </table:table-cell>
          <table:table-cell office:value-type="float" office:value="189" table:style-name="ce1">
            <text:p>189</text:p>
          </table:table-cell>
          <table:table-cell office:value-type="float" office:value="0" table:formula="of:=concat(concat(&quot;https://docs.google.com/spreadsheets/d/1zw9aR8GDIDUiTDtSznMxDlZQEAGb8uNzib9KBZLf5yE/edit#gid=0&amp;range=A&quot;;[.G55]);concat(&quot;:X&quot;;[.E55]))" table:style-name="ce71">
            <text:p>#¿NOMBRE?</text:p>
          </table:table-cell>
          <table:table-cell table:number-columns-repeated="16376"/>
        </table:table-row>
        <table:table-row table:style-name="ro17">
          <table:table-cell/>
          <table:table-cell office:value-type="string" office:string-value="Buyer" table:formula="of:=['ePO-Glossary'.B58]" table:style-name="ce1">
            <text:p>Buyer</text:p>
          </table:table-cell>
          <table:table-cell office:value-type="float" office:value="58" table:formula="of:=ROW(['ePO-Glossary'.B58])" table:style-name="ce1">
            <text:p>58</text:p>
          </table:table-cell>
          <table:table-cell office:value-type="string" table:style-name="ce1">
            <text:p>e-Auction URI</text:p>
          </table:table-cell>
          <table:table-cell office:value-type="float" office:value="196" table:style-name="ce1">
            <text:p>196</text:p>
          </table:table-cell>
          <table:table-cell office:value-type="string" table:style-name="ce1">
            <text:p>e-Auction URI</text:p>
          </table:table-cell>
          <table:table-cell office:value-type="float" office:value="193" table:style-name="ce1">
            <text:p>193</text:p>
          </table:table-cell>
          <table:table-cell office:value-type="float" office:value="0" table:formula="of:=concat(concat(&quot;https://docs.google.com/spreadsheets/d/1zw9aR8GDIDUiTDtSznMxDlZQEAGb8uNzib9KBZLf5yE/edit#gid=0&amp;range=A&quot;;[.G56]);concat(&quot;:X&quot;;[.E56]))" table:style-name="ce71">
            <text:p>#¿NOMBRE?</text:p>
          </table:table-cell>
          <table:table-cell table:number-columns-repeated="16376"/>
        </table:table-row>
        <table:table-row table:style-name="ro17">
          <table:table-cell/>
          <table:table-cell office:value-type="string" office:string-value="Buyer" table:formula="of:=['ePO-Glossary'.B59]" table:style-name="ce1">
            <text:p>Buyer</text:p>
          </table:table-cell>
          <table:table-cell office:value-type="float" office:value="59" table:formula="of:=ROW(['ePO-Glossary'.B59])" table:style-name="ce1">
            <text:p>59</text:p>
          </table:table-cell>
          <table:table-cell office:value-type="string" table:style-name="ce1">
            <text:p>e-Delivery Gateway</text:p>
          </table:table-cell>
          <table:table-cell office:value-type="float" office:value="214" table:style-name="ce1">
            <text:p>214</text:p>
          </table:table-cell>
          <table:table-cell office:value-type="string" table:style-name="ce1">
            <text:p>e-Delivery Gateway</text:p>
          </table:table-cell>
          <table:table-cell office:value-type="float" office:value="214" table:style-name="ce1">
            <text:p>214</text:p>
          </table:table-cell>
          <table:table-cell office:value-type="float" office:value="0" table:formula="of:=concat(concat(&quot;https://docs.google.com/spreadsheets/d/1zw9aR8GDIDUiTDtSznMxDlZQEAGb8uNzib9KBZLf5yE/edit#gid=0&amp;range=A&quot;;[.G57]);concat(&quot;:X&quot;;[.E57]))" table:style-name="ce71">
            <text:p>#¿NOMBRE?</text:p>
          </table:table-cell>
          <table:table-cell table:number-columns-repeated="16376"/>
        </table:table-row>
        <table:table-row table:style-name="ro17">
          <table:table-cell/>
          <table:table-cell office:value-type="string" office:string-value="Buyer" table:formula="of:=['ePO-Glossary'.B60]" table:style-name="ce1">
            <text:p>Buyer</text:p>
          </table:table-cell>
          <table:table-cell office:value-type="float" office:value="60" table:formula="of:=ROW(['ePO-Glossary'.B60])" table:style-name="ce1">
            <text:p>60</text:p>
          </table:table-cell>
          <table:table-cell office:value-type="string" table:style-name="ce1">
            <text:p>Economic And Financial Standing</text:p>
          </table:table-cell>
          <table:table-cell office:value-type="float" office:value="203" table:style-name="ce1">
            <text:p>203</text:p>
          </table:table-cell>
          <table:table-cell office:value-type="string" table:style-name="ce1">
            <text:p>Economic And Financial Standing</text:p>
          </table:table-cell>
          <table:table-cell office:value-type="float" office:value="197" table:style-name="ce1">
            <text:p>197</text:p>
          </table:table-cell>
          <table:table-cell office:value-type="float" office:value="0" table:formula="of:=concat(concat(&quot;https://docs.google.com/spreadsheets/d/1zw9aR8GDIDUiTDtSznMxDlZQEAGb8uNzib9KBZLf5yE/edit#gid=0&amp;range=A&quot;;[.G58]);concat(&quot;:X&quot;;[.E58]))" table:style-name="ce71">
            <text:p>#¿NOMBRE?</text:p>
          </table:table-cell>
          <table:table-cell table:number-columns-repeated="16376"/>
        </table:table-row>
        <table:table-row table:style-name="ro17">
          <table:table-cell/>
          <table:table-cell office:value-type="string" office:string-value="Buyer" table:formula="of:=['ePO-Glossary'.B61]" table:style-name="ce1">
            <text:p>Buyer</text:p>
          </table:table-cell>
          <table:table-cell office:value-type="float" office:value="61" table:formula="of:=ROW(['ePO-Glossary'.B61])" table:style-name="ce1">
            <text:p>61</text:p>
          </table:table-cell>
          <table:table-cell office:value-type="string" table:style-name="ce1">
            <text:p>Economic Operator</text:p>
          </table:table-cell>
          <table:table-cell office:value-type="float" office:value="207" table:style-name="ce1">
            <text:p>207</text:p>
          </table:table-cell>
          <table:table-cell office:value-type="string" table:style-name="ce1">
            <text:p>Economic Operator</text:p>
          </table:table-cell>
          <table:table-cell office:value-type="float" office:value="204" table:style-name="ce1">
            <text:p>204</text:p>
          </table:table-cell>
          <table:table-cell office:value-type="float" office:value="0" table:formula="of:=concat(concat(&quot;https://docs.google.com/spreadsheets/d/1zw9aR8GDIDUiTDtSznMxDlZQEAGb8uNzib9KBZLf5yE/edit#gid=0&amp;range=A&quot;;[.G59]);concat(&quot;:X&quot;;[.E59]))" table:style-name="ce71">
            <text:p>#¿NOMBRE?</text:p>
          </table:table-cell>
          <table:table-cell table:number-columns-repeated="16376"/>
        </table:table-row>
        <table:table-row table:style-name="ro17">
          <table:table-cell/>
          <table:table-cell office:value-type="string" office:string-value="Buyer" table:formula="of:=['ePO-Glossary'.B62]" table:style-name="ce1">
            <text:p>Buyer</text:p>
          </table:table-cell>
          <table:table-cell office:value-type="float" office:value="62" table:formula="of:=ROW(['ePO-Glossary'.B62])" table:style-name="ce1">
            <text:p>62</text:p>
          </table:table-cell>
          <table:table-cell office:value-type="string" table:style-name="ce1">
            <text:p>Economic Operator Short List</text:p>
          </table:table-cell>
          <table:table-cell office:value-type="float" office:value="213" table:style-name="ce1">
            <text:p>213</text:p>
          </table:table-cell>
          <table:table-cell office:value-type="string" table:style-name="ce1">
            <text:p>Economic Operator Short List</text:p>
          </table:table-cell>
          <table:table-cell office:value-type="float" office:value="208" table:style-name="ce1">
            <text:p>208</text:p>
          </table:table-cell>
          <table:table-cell office:value-type="float" office:value="0" table:formula="of:=concat(concat(&quot;https://docs.google.com/spreadsheets/d/1zw9aR8GDIDUiTDtSznMxDlZQEAGb8uNzib9KBZLf5yE/edit#gid=0&amp;range=A&quot;;[.G60]);concat(&quot;:X&quot;;[.E60]))" table:style-name="ce71">
            <text:p>#¿NOMBRE?</text:p>
          </table:table-cell>
          <table:table-cell table:number-columns-repeated="16376"/>
        </table:table-row>
        <table:table-row table:style-name="ro17">
          <table:table-cell/>
          <table:table-cell office:value-type="string" office:string-value="Buyer  Party" table:formula="of:=['ePO-Glossary'.B63]" table:style-name="ce1">
            <text:p>Buyer <text:s/>Party</text:p>
          </table:table-cell>
          <table:table-cell office:value-type="float" office:value="63" table:formula="of:=ROW(['ePO-Glossary'.B63])" table:style-name="ce1">
            <text:p>63</text:p>
          </table:table-cell>
          <table:table-cell office:value-type="string" table:style-name="ce1">
            <text:p>Electronic Catalogue</text:p>
          </table:table-cell>
          <table:table-cell office:value-type="float" office:value="219" table:style-name="ce1">
            <text:p>219</text:p>
          </table:table-cell>
          <table:table-cell office:value-type="string" table:style-name="ce1">
            <text:p>Electronic Catalogue</text:p>
          </table:table-cell>
          <table:table-cell office:value-type="float" office:value="215" table:style-name="ce1">
            <text:p>215</text:p>
          </table:table-cell>
          <table:table-cell office:value-type="float" office:value="0" table:formula="of:=concat(concat(&quot;https://docs.google.com/spreadsheets/d/1zw9aR8GDIDUiTDtSznMxDlZQEAGb8uNzib9KBZLf5yE/edit#gid=0&amp;range=A&quot;;[.G61]);concat(&quot;:X&quot;;[.E61]))" table:style-name="ce71">
            <text:p>#¿NOMBRE?</text:p>
          </table:table-cell>
          <table:table-cell table:number-columns-repeated="16376"/>
        </table:table-row>
        <table:table-row table:style-name="ro17">
          <table:table-cell/>
          <table:table-cell office:value-type="string" office:string-value="Buyer  Party" table:formula="of:=['ePO-Glossary'.B64]" table:style-name="ce1">
            <text:p>Buyer <text:s/>Party</text:p>
          </table:table-cell>
          <table:table-cell office:value-type="float" office:value="64" table:formula="of:=ROW(['ePO-Glossary'.B64])" table:style-name="ce1">
            <text:p>64</text:p>
          </table:table-cell>
          <table:table-cell office:value-type="string" table:style-name="ce1">
            <text:p>Electronic Catalogue Indicator</text:p>
          </table:table-cell>
          <table:table-cell office:value-type="float" office:value="223" table:style-name="ce1">
            <text:p>223</text:p>
          </table:table-cell>
          <table:table-cell office:value-type="string" table:style-name="ce1">
            <text:p>Electronic Catalogue Indicator</text:p>
          </table:table-cell>
          <table:table-cell office:value-type="float" office:value="220" table:style-name="ce1">
            <text:p>220</text:p>
          </table:table-cell>
          <table:table-cell office:value-type="float" office:value="0" table:formula="of:=concat(concat(&quot;https://docs.google.com/spreadsheets/d/1zw9aR8GDIDUiTDtSznMxDlZQEAGb8uNzib9KBZLf5yE/edit#gid=0&amp;range=A&quot;;[.G62]);concat(&quot;:X&quot;;[.E62]))" table:style-name="ce71">
            <text:p>#¿NOMBRE?</text:p>
          </table:table-cell>
          <table:table-cell table:number-columns-repeated="16376"/>
        </table:table-row>
        <table:table-row table:style-name="ro17">
          <table:table-cell/>
          <table:table-cell office:value-type="string" office:string-value="Buyer  Party" table:formula="of:=['ePO-Glossary'.B65]" table:style-name="ce1">
            <text:p>Buyer <text:s/>Party</text:p>
          </table:table-cell>
          <table:table-cell office:value-type="float" office:value="65" table:formula="of:=ROW(['ePO-Glossary'.B65])" table:style-name="ce1">
            <text:p>65</text:p>
          </table:table-cell>
          <table:table-cell office:value-type="string" table:style-name="ce1">
            <text:p>Electronic means</text:p>
          </table:table-cell>
          <table:table-cell office:value-type="float" office:value="227" table:style-name="ce1">
            <text:p>227</text:p>
          </table:table-cell>
          <table:table-cell office:value-type="string" table:style-name="ce1">
            <text:p>Electronic means</text:p>
          </table:table-cell>
          <table:table-cell office:value-type="float" office:value="224" table:style-name="ce1">
            <text:p>224</text:p>
          </table:table-cell>
          <table:table-cell office:value-type="float" office:value="0" table:formula="of:=concat(concat(&quot;https://docs.google.com/spreadsheets/d/1zw9aR8GDIDUiTDtSznMxDlZQEAGb8uNzib9KBZLf5yE/edit#gid=0&amp;range=A&quot;;[.G63]);concat(&quot;:X&quot;;[.E63]))" table:style-name="ce71">
            <text:p>#¿NOMBRE?</text:p>
          </table:table-cell>
          <table:table-cell table:number-columns-repeated="16376"/>
        </table:table-row>
        <table:table-row table:style-name="ro17">
          <table:table-cell/>
          <table:table-cell office:value-type="string" office:string-value="Buyer  Party" table:formula="of:=['ePO-Glossary'.B66]" table:style-name="ce1">
            <text:p>Buyer <text:s/>Party</text:p>
          </table:table-cell>
          <table:table-cell office:value-type="float" office:value="66" table:formula="of:=ROW(['ePO-Glossary'.B66])" table:style-name="ce1">
            <text:p>66</text:p>
          </table:table-cell>
          <table:table-cell office:value-type="string" table:style-name="ce1">
            <text:p>Electronic Ordering</text:p>
          </table:table-cell>
          <table:table-cell office:value-type="float" office:value="229" table:style-name="ce1">
            <text:p>229</text:p>
          </table:table-cell>
          <table:table-cell office:value-type="string" table:style-name="ce1">
            <text:p>Electronic Ordering</text:p>
          </table:table-cell>
          <table:table-cell office:value-type="float" office:value="228" table:style-name="ce1">
            <text:p>228</text:p>
          </table:table-cell>
          <table:table-cell office:value-type="float" office:value="0" table:formula="of:=concat(concat(&quot;https://docs.google.com/spreadsheets/d/1zw9aR8GDIDUiTDtSznMxDlZQEAGb8uNzib9KBZLf5yE/edit#gid=0&amp;range=A&quot;;[.G64]);concat(&quot;:X&quot;;[.E64]))" table:style-name="ce71">
            <text:p>#¿NOMBRE?</text:p>
          </table:table-cell>
          <table:table-cell table:number-columns-repeated="16376"/>
        </table:table-row>
        <table:table-row table:style-name="ro17">
          <table:table-cell/>
          <table:table-cell office:value-type="string" office:string-value="Buyer  Party" table:formula="of:=['ePO-Glossary'.B67]" table:style-name="ce1">
            <text:p>Buyer <text:s/>Party</text:p>
          </table:table-cell>
          <table:table-cell office:value-type="float" office:value="67" table:formula="of:=ROW(['ePO-Glossary'.B67])" table:style-name="ce1">
            <text:p>67</text:p>
          </table:table-cell>
          <table:table-cell office:value-type="string" table:style-name="ce1">
            <text:p>Electronic Payment</text:p>
          </table:table-cell>
          <table:table-cell office:value-type="float" office:value="231" table:style-name="ce1">
            <text:p>231</text:p>
          </table:table-cell>
          <table:table-cell office:value-type="string" table:style-name="ce1">
            <text:p>Electronic Payment</text:p>
          </table:table-cell>
          <table:table-cell office:value-type="float" office:value="230" table:style-name="ce1">
            <text:p>230</text:p>
          </table:table-cell>
          <table:table-cell office:value-type="float" office:value="0" table:formula="of:=concat(concat(&quot;https://docs.google.com/spreadsheets/d/1zw9aR8GDIDUiTDtSznMxDlZQEAGb8uNzib9KBZLf5yE/edit#gid=0&amp;range=A&quot;;[.G65]);concat(&quot;:X&quot;;[.E65]))" table:style-name="ce71">
            <text:p>#¿NOMBRE?</text:p>
          </table:table-cell>
          <table:table-cell table:number-columns-repeated="16376"/>
        </table:table-row>
        <table:table-row table:style-name="ro17">
          <table:table-cell/>
          <table:table-cell office:value-type="string" office:string-value="Buyer  Party" table:formula="of:=['ePO-Glossary'.B68]" table:style-name="ce1">
            <text:p>Buyer <text:s/>Party</text:p>
          </table:table-cell>
          <table:table-cell office:value-type="float" office:value="68" table:formula="of:=ROW(['ePO-Glossary'.B68])" table:style-name="ce1">
            <text:p>68</text:p>
          </table:table-cell>
          <table:table-cell office:value-type="string" table:style-name="ce1">
            <text:p>Electronic Submission</text:p>
          </table:table-cell>
          <table:table-cell office:value-type="float" office:value="235" table:style-name="ce1">
            <text:p>235</text:p>
          </table:table-cell>
          <table:table-cell office:value-type="string" table:style-name="ce1">
            <text:p>Electronic Submission</text:p>
          </table:table-cell>
          <table:table-cell office:value-type="float" office:value="232" table:style-name="ce1">
            <text:p>232</text:p>
          </table:table-cell>
          <table:table-cell office:value-type="float" office:value="0" table:formula="of:=concat(concat(&quot;https://docs.google.com/spreadsheets/d/1zw9aR8GDIDUiTDtSznMxDlZQEAGb8uNzib9KBZLf5yE/edit#gid=0&amp;range=A&quot;;[.G66]);concat(&quot;:X&quot;;[.E66]))" table:style-name="ce71">
            <text:p>#¿NOMBRE?</text:p>
          </table:table-cell>
          <table:table-cell table:number-columns-repeated="16376"/>
        </table:table-row>
        <table:table-row table:style-name="ro17">
          <table:table-cell/>
          <table:table-cell office:value-type="string" office:string-value="Buyer Profile" table:formula="of:=['ePO-Glossary'.B69]" table:style-name="ce1">
            <text:p>Buyer Profile</text:p>
          </table:table-cell>
          <table:table-cell office:value-type="float" office:value="69" table:formula="of:=ROW(['ePO-Glossary'.B69])" table:style-name="ce1">
            <text:p>69</text:p>
          </table:table-cell>
          <table:table-cell office:value-type="string" table:style-name="ce1">
            <text:p>Email</text:p>
          </table:table-cell>
          <table:table-cell office:value-type="float" office:value="237" table:style-name="ce1">
            <text:p>237</text:p>
          </table:table-cell>
          <table:table-cell office:value-type="string" table:style-name="ce1">
            <text:p>Email</text:p>
          </table:table-cell>
          <table:table-cell office:value-type="float" office:value="236" table:style-name="ce1">
            <text:p>236</text:p>
          </table:table-cell>
          <table:table-cell office:value-type="float" office:value="0" table:formula="of:=concat(concat(&quot;https://docs.google.com/spreadsheets/d/1zw9aR8GDIDUiTDtSznMxDlZQEAGb8uNzib9KBZLf5yE/edit#gid=0&amp;range=A&quot;;[.G67]);concat(&quot;:X&quot;;[.E67]))" table:style-name="ce71">
            <text:p>#¿NOMBRE?</text:p>
          </table:table-cell>
          <table:table-cell table:number-columns-repeated="16376"/>
        </table:table-row>
        <table:table-row table:style-name="ro17">
          <table:table-cell/>
          <table:table-cell office:value-type="string" office:string-value="Buyer Profile" table:formula="of:=['ePO-Glossary'.B70]" table:style-name="ce1">
            <text:p>Buyer Profile</text:p>
          </table:table-cell>
          <table:table-cell office:value-type="float" office:value="70" table:formula="of:=ROW(['ePO-Glossary'.B70])" table:style-name="ce1">
            <text:p>70</text:p>
          </table:table-cell>
          <table:table-cell office:value-type="string" table:style-name="ce1">
            <text:p>Employment Party</text:p>
          </table:table-cell>
          <table:table-cell office:value-type="float" office:value="239" table:style-name="ce1">
            <text:p>239</text:p>
          </table:table-cell>
          <table:table-cell office:value-type="string" table:style-name="ce1">
            <text:p>Employment Party</text:p>
          </table:table-cell>
          <table:table-cell office:value-type="float" office:value="238" table:style-name="ce1">
            <text:p>238</text:p>
          </table:table-cell>
          <table:table-cell office:value-type="float" office:value="0" table:formula="of:=concat(concat(&quot;https://docs.google.com/spreadsheets/d/1zw9aR8GDIDUiTDtSznMxDlZQEAGb8uNzib9KBZLf5yE/edit#gid=0&amp;range=A&quot;;[.G68]);concat(&quot;:X&quot;;[.E68]))" table:style-name="ce71">
            <text:p>#¿NOMBRE?</text:p>
          </table:table-cell>
          <table:table-cell table:number-columns-repeated="16376"/>
        </table:table-row>
        <table:table-row table:style-name="ro17">
          <table:table-cell/>
          <table:table-cell office:value-type="string" office:string-value="Buyer Profile" table:formula="of:=['ePO-Glossary'.B71]" table:style-name="ce1">
            <text:p>Buyer Profile</text:p>
          </table:table-cell>
          <table:table-cell office:value-type="float" office:value="71" table:formula="of:=ROW(['ePO-Glossary'.B71])" table:style-name="ce1">
            <text:p>71</text:p>
          </table:table-cell>
          <table:table-cell office:value-type="string" table:style-name="ce1">
            <text:p>Employment Party Address URL General</text:p>
          </table:table-cell>
          <table:table-cell office:value-type="float" office:value="243" table:style-name="ce1">
            <text:p>243</text:p>
          </table:table-cell>
          <table:table-cell office:value-type="string" table:style-name="ce1">
            <text:p>Employment Party Address URL General</text:p>
          </table:table-cell>
          <table:table-cell office:value-type="float" office:value="240" table:style-name="ce1">
            <text:p>240</text:p>
          </table:table-cell>
          <table:table-cell office:value-type="float" office:value="0" table:formula="of:=concat(concat(&quot;https://docs.google.com/spreadsheets/d/1zw9aR8GDIDUiTDtSznMxDlZQEAGb8uNzib9KBZLf5yE/edit#gid=0&amp;range=A&quot;;[.G69]);concat(&quot;:X&quot;;[.E69]))" table:style-name="ce71">
            <text:p>#¿NOMBRE?</text:p>
          </table:table-cell>
          <table:table-cell table:number-columns-repeated="16376"/>
        </table:table-row>
        <table:table-row table:style-name="ro17">
          <table:table-cell/>
          <table:table-cell office:value-type="string" office:string-value="Buyer Profile" table:formula="of:=['ePO-Glossary'.B72]" table:style-name="ce1">
            <text:p>Buyer Profile</text:p>
          </table:table-cell>
          <table:table-cell office:value-type="float" office:value="72" table:formula="of:=ROW(['ePO-Glossary'.B72])" table:style-name="ce1">
            <text:p>72</text:p>
          </table:table-cell>
          <table:table-cell office:value-type="string" table:style-name="ce1">
            <text:p>Environmental Party</text:p>
          </table:table-cell>
          <table:table-cell office:value-type="float" office:value="245" table:style-name="ce1">
            <text:p>245</text:p>
          </table:table-cell>
          <table:table-cell office:value-type="string" table:style-name="ce1">
            <text:p>Environmental Party</text:p>
          </table:table-cell>
          <table:table-cell office:value-type="float" office:value="244" table:style-name="ce1">
            <text:p>244</text:p>
          </table:table-cell>
          <table:table-cell office:value-type="float" office:value="0" table:formula="of:=concat(concat(&quot;https://docs.google.com/spreadsheets/d/1zw9aR8GDIDUiTDtSznMxDlZQEAGb8uNzib9KBZLf5yE/edit#gid=0&amp;range=A&quot;;[.G70]);concat(&quot;:X&quot;;[.E70]))" table:style-name="ce71">
            <text:p>#¿NOMBRE?</text:p>
          </table:table-cell>
          <table:table-cell table:number-columns-repeated="16376"/>
        </table:table-row>
        <table:table-row table:style-name="ro17">
          <table:table-cell/>
          <table:table-cell office:value-type="string" office:string-value="Buyer Role" table:formula="of:=['ePO-Glossary'.B73]" table:style-name="ce1">
            <text:p>Buyer Role</text:p>
          </table:table-cell>
          <table:table-cell office:value-type="float" office:value="73" table:formula="of:=ROW(['ePO-Glossary'.B73])" table:style-name="ce1">
            <text:p>73</text:p>
          </table:table-cell>
          <table:table-cell office:value-type="string" table:style-name="ce1">
            <text:p>Environmental Party</text:p>
            <text:p>Employment Party</text:p>
          </table:table-cell>
          <table:table-cell office:value-type="float" office:value="250" table:style-name="ce1">
            <text:p>250</text:p>
          </table:table-cell>
          <table:table-cell office:value-type="string" table:style-name="ce1">
            <text:p>Environmental Party</text:p>
            <text:p>Employment Party</text:p>
          </table:table-cell>
          <table:table-cell office:value-type="float" office:value="250" table:style-name="ce1">
            <text:p>250</text:p>
          </table:table-cell>
          <table:table-cell office:value-type="float" office:value="0" table:formula="of:=concat(concat(&quot;https://docs.google.com/spreadsheets/d/1zw9aR8GDIDUiTDtSznMxDlZQEAGb8uNzib9KBZLf5yE/edit#gid=0&amp;range=A&quot;;[.G71]);concat(&quot;:X&quot;;[.E71]))" table:style-name="ce71">
            <text:p>#¿NOMBRE?</text:p>
          </table:table-cell>
          <table:table-cell table:number-columns-repeated="16376"/>
        </table:table-row>
        <table:table-row table:style-name="ro17">
          <table:table-cell/>
          <table:table-cell office:value-type="string" office:string-value="Buyer Role" table:formula="of:=['ePO-Glossary'.B74]" table:style-name="ce1">
            <text:p>Buyer Role</text:p>
          </table:table-cell>
          <table:table-cell office:value-type="float" office:value="74" table:formula="of:=ROW(['ePO-Glossary'.B74])" table:style-name="ce1">
            <text:p>74</text:p>
          </table:table-cell>
          <table:table-cell office:value-type="string" table:style-name="ce1">
            <text:p>Environmental Party Address URL General</text:p>
          </table:table-cell>
          <table:table-cell office:value-type="float" office:value="249" table:style-name="ce1">
            <text:p>249</text:p>
          </table:table-cell>
          <table:table-cell office:value-type="string" table:style-name="ce1">
            <text:p>Environmental Party Address URL General</text:p>
          </table:table-cell>
          <table:table-cell office:value-type="float" office:value="246" table:style-name="ce1">
            <text:p>246</text:p>
          </table:table-cell>
          <table:table-cell office:value-type="float" office:value="0" table:formula="of:=concat(concat(&quot;https://docs.google.com/spreadsheets/d/1zw9aR8GDIDUiTDtSznMxDlZQEAGb8uNzib9KBZLf5yE/edit#gid=0&amp;range=A&quot;;[.G72]);concat(&quot;:X&quot;;[.E72]))" table:style-name="ce71">
            <text:p>#¿NOMBRE?</text:p>
          </table:table-cell>
          <table:table-cell table:number-columns-repeated="16376"/>
        </table:table-row>
        <table:table-row table:style-name="ro17">
          <table:table-cell/>
          <table:table-cell office:value-type="string" office:string-value="Buyer Role" table:formula="of:=['ePO-Glossary'.B75]" table:style-name="ce1">
            <text:p>Buyer Role</text:p>
          </table:table-cell>
          <table:table-cell office:value-type="float" office:value="75" table:formula="of:=ROW(['ePO-Glossary'.B75])" table:style-name="ce1">
            <text:p>75</text:p>
          </table:table-cell>
          <table:table-cell office:value-type="string" table:style-name="ce1">
            <text:p>EPPI</text:p>
          </table:table-cell>
          <table:table-cell office:value-type="float" office:value="251" table:style-name="ce1">
            <text:p>251</text:p>
          </table:table-cell>
          <table:table-cell office:value-type="string" table:style-name="ce1">
            <text:p>EPPI</text:p>
          </table:table-cell>
          <table:table-cell office:value-type="float" office:value="251" table:style-name="ce1">
            <text:p>251</text:p>
          </table:table-cell>
          <table:table-cell office:value-type="float" office:value="0" table:formula="of:=concat(concat(&quot;https://docs.google.com/spreadsheets/d/1zw9aR8GDIDUiTDtSznMxDlZQEAGb8uNzib9KBZLf5yE/edit#gid=0&amp;range=A&quot;;[.G73]);concat(&quot;:X&quot;;[.E73]))" table:style-name="ce71">
            <text:p>#¿NOMBRE?</text:p>
          </table:table-cell>
          <table:table-cell table:number-columns-repeated="16376"/>
        </table:table-row>
        <table:table-row table:style-name="ro17">
          <table:table-cell/>
          <table:table-cell office:value-type="string" office:string-value="Buyer Role" table:formula="of:=['ePO-Glossary'.B76]" table:style-name="ce1">
            <text:p>Buyer Role</text:p>
          </table:table-cell>
          <table:table-cell office:value-type="float" office:value="76" table:formula="of:=ROW(['ePO-Glossary'.B76])" table:style-name="ce1">
            <text:p>76</text:p>
          </table:table-cell>
          <table:table-cell office:value-type="string" table:style-name="ce1">
            <text:p>Estimated Magnitude</text:p>
          </table:table-cell>
          <table:table-cell office:value-type="float" office:value="255" table:style-name="ce1">
            <text:p>255</text:p>
          </table:table-cell>
          <table:table-cell office:value-type="string" table:style-name="ce1">
            <text:p>Estimated Magnitude</text:p>
          </table:table-cell>
          <table:table-cell office:value-type="float" office:value="252" table:style-name="ce1">
            <text:p>252</text:p>
          </table:table-cell>
          <table:table-cell office:value-type="float" office:value="0" table:formula="of:=concat(concat(&quot;https://docs.google.com/spreadsheets/d/1zw9aR8GDIDUiTDtSznMxDlZQEAGb8uNzib9KBZLf5yE/edit#gid=0&amp;range=A&quot;;[.G74]);concat(&quot;:X&quot;;[.E74]))" table:style-name="ce71">
            <text:p>#¿NOMBRE?</text:p>
          </table:table-cell>
          <table:table-cell table:number-columns-repeated="16376"/>
        </table:table-row>
        <table:table-row table:style-name="ro17">
          <table:table-cell/>
          <table:table-cell office:value-type="string" office:string-value="Buyer Role" table:formula="of:=['ePO-Glossary'.B77]" table:style-name="ce1">
            <text:p>Buyer Role</text:p>
          </table:table-cell>
          <table:table-cell office:value-type="float" office:value="77" table:formula="of:=ROW(['ePO-Glossary'.B77])" table:style-name="ce1">
            <text:p>77</text:p>
          </table:table-cell>
          <table:table-cell office:value-type="string" table:style-name="ce1">
            <text:p>Estimated Total Magnitude</text:p>
          </table:table-cell>
          <table:table-cell office:value-type="float" office:value="260" table:style-name="ce1">
            <text:p>260</text:p>
          </table:table-cell>
          <table:table-cell office:value-type="string" table:style-name="ce1">
            <text:p>Estimated Total Magnitude</text:p>
          </table:table-cell>
          <table:table-cell office:value-type="float" office:value="256" table:style-name="ce1">
            <text:p>256</text:p>
          </table:table-cell>
          <table:table-cell office:value-type="float" office:value="0" table:formula="of:=concat(concat(&quot;https://docs.google.com/spreadsheets/d/1zw9aR8GDIDUiTDtSznMxDlZQEAGb8uNzib9KBZLf5yE/edit#gid=0&amp;range=A&quot;;[.G75]);concat(&quot;:X&quot;;[.E75]))" table:style-name="ce71">
            <text:p>#¿NOMBRE?</text:p>
          </table:table-cell>
          <table:table-cell table:number-columns-repeated="16376"/>
        </table:table-row>
        <table:table-row table:style-name="ro17">
          <table:table-cell/>
          <table:table-cell office:value-type="string" office:string-value="Calculation Method Value" table:formula="of:=['ePO-Glossary'.B78]" table:style-name="ce1">
            <text:p>Calculation Method Value</text:p>
          </table:table-cell>
          <table:table-cell office:value-type="float" office:value="78" table:formula="of:=ROW(['ePO-Glossary'.B78])" table:style-name="ce1">
            <text:p>78</text:p>
          </table:table-cell>
          <table:table-cell office:value-type="string" table:style-name="ce1">
            <text:p>Estimated Value</text:p>
          </table:table-cell>
          <table:table-cell office:value-type="float" office:value="262" table:style-name="ce1">
            <text:p>262</text:p>
          </table:table-cell>
          <table:table-cell office:value-type="string" table:style-name="ce1">
            <text:p>Estimated Value</text:p>
          </table:table-cell>
          <table:table-cell office:value-type="float" office:value="261" table:style-name="ce1">
            <text:p>261</text:p>
          </table:table-cell>
          <table:table-cell office:value-type="float" office:value="0" table:formula="of:=concat(concat(&quot;https://docs.google.com/spreadsheets/d/1zw9aR8GDIDUiTDtSznMxDlZQEAGb8uNzib9KBZLf5yE/edit#gid=0&amp;range=A&quot;;[.G76]);concat(&quot;:X&quot;;[.E76]))" table:style-name="ce71">
            <text:p>#¿NOMBRE?</text:p>
          </table:table-cell>
          <table:table-cell table:number-columns-repeated="16376"/>
        </table:table-row>
        <table:table-row table:style-name="ro17">
          <table:table-cell/>
          <table:table-cell office:value-type="string" office:string-value="Calculation Method Value" table:formula="of:=['ePO-Glossary'.B79]" table:style-name="ce1">
            <text:p>Calculation Method Value</text:p>
          </table:table-cell>
          <table:table-cell office:value-type="float" office:value="79" table:formula="of:=ROW(['ePO-Glossary'.B79])" table:style-name="ce1">
            <text:p>79</text:p>
          </table:table-cell>
          <table:table-cell office:value-type="string" table:style-name="ce1">
            <text:p>EU Funds Indicator</text:p>
          </table:table-cell>
          <table:table-cell office:value-type="float" office:value="271" table:style-name="ce1">
            <text:p>271</text:p>
          </table:table-cell>
          <table:table-cell office:value-type="string" table:style-name="ce1">
            <text:p>EU Funds Indicator</text:p>
          </table:table-cell>
          <table:table-cell office:value-type="float" office:value="263" table:style-name="ce1">
            <text:p>263</text:p>
          </table:table-cell>
          <table:table-cell office:value-type="float" office:value="0" table:formula="of:=concat(concat(&quot;https://docs.google.com/spreadsheets/d/1zw9aR8GDIDUiTDtSznMxDlZQEAGb8uNzib9KBZLf5yE/edit#gid=0&amp;range=A&quot;;[.G77]);concat(&quot;:X&quot;;[.E77]))" table:style-name="ce71">
            <text:p>#¿NOMBRE?</text:p>
          </table:table-cell>
          <table:table-cell table:number-columns-repeated="16376"/>
        </table:table-row>
        <table:table-row table:style-name="ro17">
          <table:table-cell/>
          <table:table-cell office:value-type="string" office:string-value="Calculation Method Value" table:formula="of:=['ePO-Glossary'.B80]" table:style-name="ce1">
            <text:p>Calculation Method Value</text:p>
          </table:table-cell>
          <table:table-cell office:value-type="float" office:value="80" table:formula="of:=ROW(['ePO-Glossary'.B80])" table:style-name="ce1">
            <text:p>80</text:p>
          </table:table-cell>
          <table:table-cell office:value-type="string" table:style-name="ce1">
            <text:p>Evaluation Criterion</text:p>
          </table:table-cell>
          <table:table-cell office:value-type="float" office:value="272" table:style-name="ce1">
            <text:p>272</text:p>
          </table:table-cell>
          <table:table-cell office:value-type="string" table:style-name="ce1">
            <text:p>Evaluation Criterion</text:p>
          </table:table-cell>
          <table:table-cell office:value-type="float" office:value="272" table:style-name="ce1">
            <text:p>272</text:p>
          </table:table-cell>
          <table:table-cell office:value-type="float" office:value="0" table:formula="of:=concat(concat(&quot;https://docs.google.com/spreadsheets/d/1zw9aR8GDIDUiTDtSznMxDlZQEAGb8uNzib9KBZLf5yE/edit#gid=0&amp;range=A&quot;;[.G78]);concat(&quot;:X&quot;;[.E78]))" table:style-name="ce71">
            <text:p>#¿NOMBRE?</text:p>
          </table:table-cell>
          <table:table-cell table:number-columns-repeated="16376"/>
        </table:table-row>
        <table:table-row table:style-name="ro17">
          <table:table-cell/>
          <table:table-cell office:value-type="string" office:string-value="Call For Tenders" table:formula="of:=['ePO-Glossary'.B81]" table:style-name="ce1">
            <text:p>Call For Tenders</text:p>
          </table:table-cell>
          <table:table-cell office:value-type="float" office:value="81" table:formula="of:=ROW(['ePO-Glossary'.B81])" table:style-name="ce1">
            <text:p>81</text:p>
          </table:table-cell>
          <table:table-cell office:value-type="string" table:style-name="ce1">
            <text:p>Exclusion criterion</text:p>
          </table:table-cell>
          <table:table-cell office:value-type="float" office:value="275" table:style-name="ce1">
            <text:p>275</text:p>
          </table:table-cell>
          <table:table-cell office:value-type="string" table:style-name="ce1">
            <text:p>Exclusion criterion</text:p>
          </table:table-cell>
          <table:table-cell office:value-type="float" office:value="273" table:style-name="ce1">
            <text:p>273</text:p>
          </table:table-cell>
          <table:table-cell office:value-type="float" office:value="0" table:formula="of:=concat(concat(&quot;https://docs.google.com/spreadsheets/d/1zw9aR8GDIDUiTDtSznMxDlZQEAGb8uNzib9KBZLf5yE/edit#gid=0&amp;range=A&quot;;[.G79]);concat(&quot;:X&quot;;[.E79]))" table:style-name="ce71">
            <text:p>#¿NOMBRE?</text:p>
          </table:table-cell>
          <table:table-cell table:number-columns-repeated="16376"/>
        </table:table-row>
        <table:table-row table:style-name="ro17">
          <table:table-cell/>
          <table:table-cell office:value-type="string" office:string-value="Call For Tenders" table:formula="of:=['ePO-Glossary'.B82]" table:style-name="ce1">
            <text:p>Call For Tenders</text:p>
          </table:table-cell>
          <table:table-cell office:value-type="float" office:value="82" table:formula="of:=ROW(['ePO-Glossary'.B82])" table:style-name="ce1">
            <text:p>82</text:p>
          </table:table-cell>
          <table:table-cell office:value-type="string" table:style-name="ce1">
            <text:p>Exclusion Tenders Abnormally Low</text:p>
          </table:table-cell>
          <table:table-cell office:value-type="float" office:value="279" table:style-name="ce1">
            <text:p>279</text:p>
          </table:table-cell>
          <table:table-cell office:value-type="string" table:style-name="ce1">
            <text:p>Exclusion Tenders Abnormally Low</text:p>
          </table:table-cell>
          <table:table-cell office:value-type="float" office:value="276" table:style-name="ce1">
            <text:p>276</text:p>
          </table:table-cell>
          <table:table-cell office:value-type="float" office:value="0" table:formula="of:=concat(concat(&quot;https://docs.google.com/spreadsheets/d/1zw9aR8GDIDUiTDtSznMxDlZQEAGb8uNzib9KBZLf5yE/edit#gid=0&amp;range=A&quot;;[.G80]);concat(&quot;:X&quot;;[.E80]))" table:style-name="ce71">
            <text:p>#¿NOMBRE?</text:p>
          </table:table-cell>
          <table:table-cell table:number-columns-repeated="16376"/>
        </table:table-row>
        <table:table-row table:style-name="ro17">
          <table:table-cell/>
          <table:table-cell office:value-type="string" office:string-value="Call For Tenders" table:formula="of:=['ePO-Glossary'.B83]" table:style-name="ce1">
            <text:p>Call For Tenders</text:p>
          </table:table-cell>
          <table:table-cell office:value-type="float" office:value="83" table:formula="of:=ROW(['ePO-Glossary'.B83])" table:style-name="ce1">
            <text:p>83</text:p>
          </table:table-cell>
          <table:table-cell office:value-type="string" table:style-name="ce1">
            <text:p>Expected Number Of Participants</text:p>
          </table:table-cell>
          <table:table-cell office:value-type="float" office:value="281" table:style-name="ce1">
            <text:p>281</text:p>
          </table:table-cell>
          <table:table-cell office:value-type="string" table:style-name="ce1">
            <text:p>Expected Number Of Participants</text:p>
          </table:table-cell>
          <table:table-cell office:value-type="float" office:value="280" table:style-name="ce1">
            <text:p>280</text:p>
          </table:table-cell>
          <table:table-cell office:value-type="float" office:value="0" table:formula="of:=concat(concat(&quot;https://docs.google.com/spreadsheets/d/1zw9aR8GDIDUiTDtSznMxDlZQEAGb8uNzib9KBZLf5yE/edit#gid=0&amp;range=A&quot;;[.G81]);concat(&quot;:X&quot;;[.E81]))" table:style-name="ce71">
            <text:p>#¿NOMBRE?</text:p>
          </table:table-cell>
          <table:table-cell table:number-columns-repeated="16376"/>
        </table:table-row>
        <table:table-row table:style-name="ro17">
          <table:table-cell/>
          <table:table-cell office:value-type="string" office:string-value="Candidate" table:formula="of:=['ePO-Glossary'.B84]" table:style-name="ce1">
            <text:p>Candidate</text:p>
          </table:table-cell>
          <table:table-cell office:value-type="float" office:value="84" table:formula="of:=ROW(['ePO-Glossary'.B84])" table:style-name="ce1">
            <text:p>84</text:p>
          </table:table-cell>
          <table:table-cell office:value-type="string" table:style-name="ce1">
            <text:p>Extension Duree Justification</text:p>
          </table:table-cell>
          <table:table-cell office:value-type="float" office:value="283" table:style-name="ce1">
            <text:p>283</text:p>
          </table:table-cell>
          <table:table-cell office:value-type="string" table:style-name="ce1">
            <text:p>Extension Duree Justification</text:p>
          </table:table-cell>
          <table:table-cell office:value-type="float" office:value="282" table:style-name="ce1">
            <text:p>282</text:p>
          </table:table-cell>
          <table:table-cell office:value-type="float" office:value="0" table:formula="of:=concat(concat(&quot;https://docs.google.com/spreadsheets/d/1zw9aR8GDIDUiTDtSznMxDlZQEAGb8uNzib9KBZLf5yE/edit#gid=0&amp;range=A&quot;;[.G82]);concat(&quot;:X&quot;;[.E82]))" table:style-name="ce71">
            <text:p>#¿NOMBRE?</text:p>
          </table:table-cell>
          <table:table-cell table:number-columns-repeated="16376"/>
        </table:table-row>
        <table:table-row table:style-name="ro17">
          <table:table-cell/>
          <table:table-cell office:value-type="string" office:string-value="Candidate" table:formula="of:=['ePO-Glossary'.B85]" table:style-name="ce1">
            <text:p>Candidate</text:p>
          </table:table-cell>
          <table:table-cell office:value-type="float" office:value="85" table:formula="of:=ROW(['ePO-Glossary'.B85])" table:style-name="ce1">
            <text:p>85</text:p>
          </table:table-cell>
          <table:table-cell office:value-type="string" table:style-name="ce1">
            <text:p>FaxNumber</text:p>
          </table:table-cell>
          <table:table-cell office:value-type="float" office:value="285" table:style-name="ce1">
            <text:p>285</text:p>
          </table:table-cell>
          <table:table-cell office:value-type="string" table:style-name="ce1">
            <text:p>FaxNumber</text:p>
          </table:table-cell>
          <table:table-cell office:value-type="float" office:value="284" table:style-name="ce1">
            <text:p>284</text:p>
          </table:table-cell>
          <table:table-cell office:value-type="float" office:value="0" table:formula="of:=concat(concat(&quot;https://docs.google.com/spreadsheets/d/1zw9aR8GDIDUiTDtSznMxDlZQEAGb8uNzib9KBZLf5yE/edit#gid=0&amp;range=A&quot;;[.G83]);concat(&quot;:X&quot;;[.E83]))" table:style-name="ce71">
            <text:p>#¿NOMBRE?</text:p>
          </table:table-cell>
          <table:table-cell table:number-columns-repeated="16376"/>
        </table:table-row>
        <table:table-row table:style-name="ro17">
          <table:table-cell/>
          <table:table-cell office:value-type="string" office:string-value="Candidate" table:formula="of:=['ePO-Glossary'.B86]" table:style-name="ce1">
            <text:p>Candidate</text:p>
          </table:table-cell>
          <table:table-cell office:value-type="float" office:value="86" table:formula="of:=ROW(['ePO-Glossary'.B86])" table:style-name="ce1">
            <text:p>86</text:p>
          </table:table-cell>
          <table:table-cell office:value-type="string" table:style-name="ce1">
            <text:p>Follow Up Contract</text:p>
          </table:table-cell>
          <table:table-cell office:value-type="float" office:value="287" table:style-name="ce1">
            <text:p>287</text:p>
          </table:table-cell>
          <table:table-cell office:value-type="string" table:style-name="ce1">
            <text:p>Follow Up Contract</text:p>
          </table:table-cell>
          <table:table-cell office:value-type="float" office:value="286" table:style-name="ce1">
            <text:p>286</text:p>
          </table:table-cell>
          <table:table-cell office:value-type="float" office:value="0" table:formula="of:=concat(concat(&quot;https://docs.google.com/spreadsheets/d/1zw9aR8GDIDUiTDtSznMxDlZQEAGb8uNzib9KBZLf5yE/edit#gid=0&amp;range=A&quot;;[.G84]);concat(&quot;:X&quot;;[.E84]))" table:style-name="ce71">
            <text:p>#¿NOMBRE?</text:p>
          </table:table-cell>
          <table:table-cell table:number-columns-repeated="16376"/>
        </table:table-row>
        <table:table-row table:style-name="ro17">
          <table:table-cell/>
          <table:table-cell office:value-type="string" office:string-value="Candidate" table:formula="of:=['ePO-Glossary'.B87]" table:style-name="ce1">
            <text:p>Candidate</text:p>
          </table:table-cell>
          <table:table-cell office:value-type="float" office:value="87" table:formula="of:=ROW(['ePO-Glossary'.B87])" table:style-name="ce1">
            <text:p>87</text:p>
          </table:table-cell>
          <table:table-cell office:value-type="string" table:style-name="ce1">
            <text:p>Framework Agreement Type Code</text:p>
          </table:table-cell>
          <table:table-cell office:value-type="float" office:value="294" table:style-name="ce1">
            <text:p>294</text:p>
          </table:table-cell>
          <table:table-cell office:value-type="string" table:style-name="ce1">
            <text:p>Framework Agreement Type Code</text:p>
          </table:table-cell>
          <table:table-cell office:value-type="float" office:value="288" table:style-name="ce1">
            <text:p>288</text:p>
          </table:table-cell>
          <table:table-cell office:value-type="float" office:value="0" table:formula="of:=concat(concat(&quot;https://docs.google.com/spreadsheets/d/1zw9aR8GDIDUiTDtSznMxDlZQEAGb8uNzib9KBZLf5yE/edit#gid=0&amp;range=A&quot;;[.G85]);concat(&quot;:X&quot;;[.E85]))" table:style-name="ce71">
            <text:p>#¿NOMBRE?</text:p>
          </table:table-cell>
          <table:table-cell table:number-columns-repeated="16376"/>
        </table:table-row>
        <table:table-row table:style-name="ro17">
          <table:table-cell/>
          <table:table-cell office:value-type="string" office:string-value="Candidates Limit Criteria" table:formula="of:=['ePO-Glossary'.B88]" table:style-name="ce1">
            <text:p>Candidates Limit Criteria</text:p>
          </table:table-cell>
          <table:table-cell office:value-type="float" office:value="88" table:formula="of:=ROW(['ePO-Glossary'.B88])" table:style-name="ce1">
            <text:p>88</text:p>
          </table:table-cell>
          <table:table-cell office:value-type="string" table:style-name="ce1">
            <text:p>Framework Duration</text:p>
          </table:table-cell>
          <table:table-cell office:value-type="float" office:value="298" table:style-name="ce1">
            <text:p>298</text:p>
          </table:table-cell>
          <table:table-cell office:value-type="string" table:style-name="ce1">
            <text:p>Framework Duration</text:p>
          </table:table-cell>
          <table:table-cell office:value-type="float" office:value="295" table:style-name="ce1">
            <text:p>295</text:p>
          </table:table-cell>
          <table:table-cell office:value-type="float" office:value="0" table:formula="of:=concat(concat(&quot;https://docs.google.com/spreadsheets/d/1zw9aR8GDIDUiTDtSznMxDlZQEAGb8uNzib9KBZLf5yE/edit#gid=0&amp;range=A&quot;;[.G86]);concat(&quot;:X&quot;;[.E86]))" table:style-name="ce71">
            <text:p>#¿NOMBRE?</text:p>
          </table:table-cell>
          <table:table-cell table:number-columns-repeated="16376"/>
        </table:table-row>
        <table:table-row table:style-name="ro17">
          <table:table-cell/>
          <table:table-cell office:value-type="string" office:string-value="Candidates Limit Criteria" table:formula="of:=['ePO-Glossary'.B89]" table:style-name="ce1">
            <text:p>Candidates Limit Criteria</text:p>
          </table:table-cell>
          <table:table-cell office:value-type="float" office:value="89" table:formula="of:=ROW(['ePO-Glossary'.B89])" table:style-name="ce1">
            <text:p>89</text:p>
          </table:table-cell>
          <table:table-cell office:value-type="string" table:style-name="ce1">
            <text:p>Framework Max Value All Lots</text:p>
          </table:table-cell>
          <table:table-cell office:value-type="float" office:value="300" table:style-name="ce1">
            <text:p>300</text:p>
          </table:table-cell>
          <table:table-cell office:value-type="string" table:style-name="ce1">
            <text:p>Framework Max Value All Lots</text:p>
          </table:table-cell>
          <table:table-cell office:value-type="float" office:value="299" table:style-name="ce1">
            <text:p>299</text:p>
          </table:table-cell>
          <table:table-cell office:value-type="float" office:value="0" table:formula="of:=concat(concat(&quot;https://docs.google.com/spreadsheets/d/1zw9aR8GDIDUiTDtSznMxDlZQEAGb8uNzib9KBZLf5yE/edit#gid=0&amp;range=A&quot;;[.G87]);concat(&quot;:X&quot;;[.E87]))" table:style-name="ce71">
            <text:p>#¿NOMBRE?</text:p>
          </table:table-cell>
          <table:table-cell table:number-columns-repeated="16376"/>
        </table:table-row>
        <table:table-row table:style-name="ro17">
          <table:table-cell/>
          <table:table-cell office:value-type="string" office:string-value="Candidates Limit Criteria" table:formula="of:=['ePO-Glossary'.B90]" table:style-name="ce1">
            <text:p>Candidates Limit Criteria</text:p>
          </table:table-cell>
          <table:table-cell office:value-type="float" office:value="90" table:formula="of:=ROW(['ePO-Glossary'.B90])" table:style-name="ce1">
            <text:p>90</text:p>
          </table:table-cell>
          <table:table-cell office:value-type="string" table:style-name="ce1">
            <text:p>Framework Max Value Group Lots</text:p>
          </table:table-cell>
          <table:table-cell office:value-type="float" office:value="302" table:style-name="ce1">
            <text:p>302</text:p>
          </table:table-cell>
          <table:table-cell office:value-type="string" table:style-name="ce1">
            <text:p>Framework Max Value Group Lots</text:p>
          </table:table-cell>
          <table:table-cell office:value-type="float" office:value="301" table:style-name="ce1">
            <text:p>301</text:p>
          </table:table-cell>
          <table:table-cell office:value-type="float" office:value="0" table:formula="of:=concat(concat(&quot;https://docs.google.com/spreadsheets/d/1zw9aR8GDIDUiTDtSznMxDlZQEAGb8uNzib9KBZLf5yE/edit#gid=0&amp;range=A&quot;;[.G88]);concat(&quot;:X&quot;;[.E88]))" table:style-name="ce71">
            <text:p>#¿NOMBRE?</text:p>
          </table:table-cell>
          <table:table-cell table:number-columns-repeated="16376"/>
        </table:table-row>
        <table:table-row table:style-name="ro17">
          <table:table-cell/>
          <table:table-cell office:value-type="string" office:string-value="Candidates Limit Criteria" table:formula="of:=['ePO-Glossary'.B91]" table:style-name="ce1">
            <text:p>Candidates Limit Criteria</text:p>
          </table:table-cell>
          <table:table-cell office:value-type="float" office:value="91" table:formula="of:=ROW(['ePO-Glossary'.B91])" table:style-name="ce1">
            <text:p>91</text:p>
          </table:table-cell>
          <table:table-cell office:value-type="string" table:style-name="ce1">
            <text:p>Free Acces</text:p>
          </table:table-cell>
          <table:table-cell office:value-type="float" office:value="307" table:style-name="ce1">
            <text:p>307</text:p>
          </table:table-cell>
          <table:table-cell office:value-type="string" table:style-name="ce1">
            <text:p>Free Acces</text:p>
          </table:table-cell>
          <table:table-cell office:value-type="float" office:value="303" table:style-name="ce1">
            <text:p>303</text:p>
          </table:table-cell>
          <table:table-cell office:value-type="float" office:value="0" table:formula="of:=concat(concat(&quot;https://docs.google.com/spreadsheets/d/1zw9aR8GDIDUiTDtSznMxDlZQEAGb8uNzib9KBZLf5yE/edit#gid=0&amp;range=A&quot;;[.G89]);concat(&quot;:X&quot;;[.E89]))" table:style-name="ce71">
            <text:p>#¿NOMBRE?</text:p>
          </table:table-cell>
          <table:table-cell table:number-columns-repeated="16376"/>
        </table:table-row>
        <table:table-row table:style-name="ro17">
          <table:table-cell/>
          <table:table-cell office:value-type="string" office:string-value="Candidates Limit Criteria" table:formula="of:=['ePO-Glossary'.B92]" table:style-name="ce1">
            <text:p>Candidates Limit Criteria</text:p>
          </table:table-cell>
          <table:table-cell office:value-type="float" office:value="92" table:formula="of:=ROW(['ePO-Glossary'.B92])" table:style-name="ce1">
            <text:p>92</text:p>
          </table:table-cell>
          <table:table-cell office:value-type="string" table:style-name="ce1">
            <text:p>Further Party</text:p>
          </table:table-cell>
          <table:table-cell office:value-type="float" office:value="308" table:style-name="ce1">
            <text:p>308</text:p>
          </table:table-cell>
          <table:table-cell office:value-type="string" table:style-name="ce1">
            <text:p>Further Party</text:p>
          </table:table-cell>
          <table:table-cell office:value-type="float" office:value="308" table:style-name="ce1">
            <text:p>308</text:p>
          </table:table-cell>
          <table:table-cell office:value-type="float" office:value="0" table:formula="of:=concat(concat(&quot;https://docs.google.com/spreadsheets/d/1zw9aR8GDIDUiTDtSznMxDlZQEAGb8uNzib9KBZLf5yE/edit#gid=0&amp;range=A&quot;;[.G90]);concat(&quot;:X&quot;;[.E90]))" table:style-name="ce71">
            <text:p>#¿NOMBRE?</text:p>
          </table:table-cell>
          <table:table-cell table:number-columns-repeated="16376"/>
        </table:table-row>
        <table:table-row table:style-name="ro17">
          <table:table-cell/>
          <table:table-cell office:value-type="string" office:string-value="Central Purchasing Body" table:formula="of:=['ePO-Glossary'.B94]" table:style-name="ce1">
            <text:p>Central Purchasing Body</text:p>
          </table:table-cell>
          <table:table-cell office:value-type="float" office:value="94" table:formula="of:=ROW(['ePO-Glossary'.B94])" table:style-name="ce1">
            <text:p>94</text:p>
          </table:table-cell>
          <table:table-cell office:value-type="string" table:style-name="ce1">
            <text:p>GPA Usage</text:p>
          </table:table-cell>
          <table:table-cell office:value-type="float" office:value="312" table:style-name="ce1">
            <text:p>312</text:p>
          </table:table-cell>
          <table:table-cell office:value-type="string" table:style-name="ce1">
            <text:p>GPA Usage</text:p>
          </table:table-cell>
          <table:table-cell office:value-type="float" office:value="309" table:style-name="ce1">
            <text:p>309</text:p>
          </table:table-cell>
          <table:table-cell office:value-type="float" office:value="0" table:formula="of:=concat(concat(&quot;https://docs.google.com/spreadsheets/d/1zw9aR8GDIDUiTDtSznMxDlZQEAGb8uNzib9KBZLf5yE/edit#gid=0&amp;range=A&quot;;[.G91]);concat(&quot;:X&quot;;[.E91]))" table:style-name="ce71">
            <text:p>#¿NOMBRE?</text:p>
          </table:table-cell>
          <table:table-cell table:number-columns-repeated="16376"/>
        </table:table-row>
        <table:table-row table:style-name="ro17">
          <table:table-cell/>
          <table:table-cell office:value-type="string" office:string-value="Central Purchasing Body" table:formula="of:=['ePO-Glossary'.B93]" table:style-name="ce1">
            <text:p>Central Purchasing Body</text:p>
          </table:table-cell>
          <table:table-cell office:value-type="float" office:value="93" table:formula="of:=ROW(['ePO-Glossary'.B93])" table:style-name="ce1">
            <text:p>93</text:p>
          </table:table-cell>
          <table:table-cell office:value-type="string" table:style-name="ce1">
            <text:p>Guarantee Required</text:p>
          </table:table-cell>
          <table:table-cell office:value-type="float" office:value="319" table:style-name="ce1">
            <text:p>319</text:p>
          </table:table-cell>
          <table:table-cell office:value-type="string" table:style-name="ce1">
            <text:p>Guarantee Required</text:p>
          </table:table-cell>
          <table:table-cell office:value-type="float" office:value="313" table:style-name="ce1">
            <text:p>313</text:p>
          </table:table-cell>
          <table:table-cell office:value-type="float" office:value="0" table:formula="of:=concat(concat(&quot;https://docs.google.com/spreadsheets/d/1zw9aR8GDIDUiTDtSznMxDlZQEAGb8uNzib9KBZLf5yE/edit#gid=0&amp;range=A&quot;;[.G92]);concat(&quot;:X&quot;;[.E92]))" table:style-name="ce71">
            <text:p>#¿NOMBRE?</text:p>
          </table:table-cell>
          <table:table-cell table:number-columns-repeated="16376"/>
        </table:table-row>
        <table:table-row table:style-name="ro17">
          <table:table-cell/>
          <table:table-cell office:value-type="string" office:string-value="Central Purchasing Body" table:formula="of:=['ePO-Glossary'.B95]" table:style-name="ce1">
            <text:p>Central Purchasing Body</text:p>
          </table:table-cell>
          <table:table-cell office:value-type="float" office:value="95" table:formula="of:=ROW(['ePO-Glossary'.B95])" table:style-name="ce1">
            <text:p>95</text:p>
          </table:table-cell>
          <table:table-cell office:value-type="string" table:style-name="ce1">
            <text:p>Internal Reference Number</text:p>
          </table:table-cell>
          <table:table-cell office:value-type="float" office:value="321" table:style-name="ce1">
            <text:p>321</text:p>
          </table:table-cell>
          <table:table-cell office:value-type="string" table:style-name="ce1">
            <text:p>Internal Reference Number</text:p>
          </table:table-cell>
          <table:table-cell office:value-type="float" office:value="320" table:style-name="ce1">
            <text:p>320</text:p>
          </table:table-cell>
          <table:table-cell office:value-type="float" office:value="0" table:formula="of:=concat(concat(&quot;https://docs.google.com/spreadsheets/d/1zw9aR8GDIDUiTDtSznMxDlZQEAGb8uNzib9KBZLf5yE/edit#gid=0&amp;range=A&quot;;[.G93]);concat(&quot;:X&quot;;[.E93]))" table:style-name="ce71">
            <text:p>#¿NOMBRE?</text:p>
          </table:table-cell>
          <table:table-cell table:number-columns-repeated="16376"/>
        </table:table-row>
        <table:table-row table:style-name="ro17">
          <table:table-cell/>
          <table:table-cell office:value-type="string" office:string-value="Change" table:formula="of:=['ePO-Glossary'.B96]" table:style-name="ce1">
            <text:p>Change</text:p>
          </table:table-cell>
          <table:table-cell office:value-type="float" office:value="96" table:formula="of:=ROW(['ePO-Glossary'.B96])" table:style-name="ce1">
            <text:p>96</text:p>
          </table:table-cell>
          <table:table-cell office:value-type="string" table:style-name="ce1">
            <text:p>Internet Address</text:p>
          </table:table-cell>
          <table:table-cell office:value-type="float" office:value="323" table:style-name="ce1">
            <text:p>323</text:p>
          </table:table-cell>
          <table:table-cell office:value-type="string" table:style-name="ce1">
            <text:p>Internet Address</text:p>
          </table:table-cell>
          <table:table-cell office:value-type="float" office:value="322" table:style-name="ce1">
            <text:p>322</text:p>
          </table:table-cell>
          <table:table-cell office:value-type="float" office:value="0" table:formula="of:=concat(concat(&quot;https://docs.google.com/spreadsheets/d/1zw9aR8GDIDUiTDtSznMxDlZQEAGb8uNzib9KBZLf5yE/edit#gid=0&amp;range=A&quot;;[.G94]);concat(&quot;:X&quot;;[.E94]))" table:style-name="ce71">
            <text:p>#¿NOMBRE?</text:p>
          </table:table-cell>
          <table:table-cell table:number-columns-repeated="16376"/>
        </table:table-row>
        <table:table-row table:style-name="ro17">
          <table:table-cell/>
          <table:table-cell office:value-type="string" office:string-value="Change" table:formula="of:=['ePO-Glossary'.B97]" table:style-name="ce1">
            <text:p>Change</text:p>
          </table:table-cell>
          <table:table-cell office:value-type="float" office:value="97" table:formula="of:=ROW(['ePO-Glossary'.B97])" table:style-name="ce1">
            <text:p>97</text:p>
          </table:table-cell>
          <table:table-cell office:value-type="string" table:style-name="ce1">
            <text:p>Invitations Dispatch Date</text:p>
          </table:table-cell>
          <table:table-cell office:value-type="float" office:value="326" table:style-name="ce1">
            <text:p>326</text:p>
          </table:table-cell>
          <table:table-cell office:value-type="string" table:style-name="ce1">
            <text:p>Invitations Dispatch Date</text:p>
          </table:table-cell>
          <table:table-cell office:value-type="float" office:value="324" table:style-name="ce1">
            <text:p>324</text:p>
          </table:table-cell>
          <table:table-cell office:value-type="float" office:value="0" table:formula="of:=concat(concat(&quot;https://docs.google.com/spreadsheets/d/1zw9aR8GDIDUiTDtSznMxDlZQEAGb8uNzib9KBZLf5yE/edit#gid=0&amp;range=A&quot;;[.G95]);concat(&quot;:X&quot;;[.E95]))" table:style-name="ce71">
            <text:p>#¿NOMBRE?</text:p>
          </table:table-cell>
          <table:table-cell table:number-columns-repeated="16376"/>
        </table:table-row>
        <table:table-row table:style-name="ro17">
          <table:table-cell/>
          <table:table-cell office:value-type="string" office:string-value="Change Description Code" table:formula="of:=['ePO-Glossary'.B98]" table:style-name="ce1">
            <text:p>Change Description Code</text:p>
          </table:table-cell>
          <table:table-cell office:value-type="float" office:value="98" table:formula="of:=ROW(['ePO-Glossary'.B98])" table:style-name="ce1">
            <text:p>98</text:p>
          </table:table-cell>
          <table:table-cell office:value-type="string" table:style-name="ce1">
            <text:p>Jury Member Name</text:p>
          </table:table-cell>
          <table:table-cell office:value-type="float" office:value="328" table:style-name="ce1">
            <text:p>328</text:p>
          </table:table-cell>
          <table:table-cell office:value-type="string" table:style-name="ce1">
            <text:p>Jury Member Name</text:p>
          </table:table-cell>
          <table:table-cell office:value-type="float" office:value="327" table:style-name="ce1">
            <text:p>327</text:p>
          </table:table-cell>
          <table:table-cell office:value-type="float" office:value="0" table:formula="of:=concat(concat(&quot;https://docs.google.com/spreadsheets/d/1zw9aR8GDIDUiTDtSznMxDlZQEAGb8uNzib9KBZLf5yE/edit#gid=0&amp;range=A&quot;;[.G96]);concat(&quot;:X&quot;;[.E96]))" table:style-name="ce71">
            <text:p>#¿NOMBRE?</text:p>
          </table:table-cell>
          <table:table-cell table:number-columns-repeated="16376"/>
        </table:table-row>
        <table:table-row table:style-name="ro17">
          <table:table-cell/>
          <table:table-cell office:value-type="string" office:string-value="Change Description Code" table:formula="of:=['ePO-Glossary'.B99]" table:style-name="ce1">
            <text:p>Change Description Code</text:p>
          </table:table-cell>
          <table:table-cell office:value-type="float" office:value="99" table:formula="of:=ROW(['ePO-Glossary'.B99])" table:style-name="ce1">
            <text:p>99</text:p>
          </table:table-cell>
          <table:table-cell office:value-type="string" table:style-name="ce1">
            <text:p>Justification</text:p>
          </table:table-cell>
          <table:table-cell office:value-type="float" office:value="330" table:style-name="ce1">
            <text:p>330</text:p>
          </table:table-cell>
          <table:table-cell office:value-type="string" table:style-name="ce1">
            <text:p>Justification</text:p>
          </table:table-cell>
          <table:table-cell office:value-type="float" office:value="329" table:style-name="ce1">
            <text:p>329</text:p>
          </table:table-cell>
          <table:table-cell office:value-type="float" office:value="0" table:formula="of:=concat(concat(&quot;https://docs.google.com/spreadsheets/d/1zw9aR8GDIDUiTDtSznMxDlZQEAGb8uNzib9KBZLf5yE/edit#gid=0&amp;range=A&quot;;[.G97]);concat(&quot;:X&quot;;[.E97]))" table:style-name="ce71">
            <text:p>#¿NOMBRE?</text:p>
          </table:table-cell>
          <table:table-cell table:number-columns-repeated="16376"/>
        </table:table-row>
        <table:table-row table:style-name="ro17">
          <table:table-cell/>
          <table:table-cell office:value-type="string" office:string-value="Combination Lots" table:formula="of:=['ePO-Glossary'.B100]" table:style-name="ce1">
            <text:p>Combination Lots</text:p>
          </table:table-cell>
          <table:table-cell office:value-type="float" office:value="100" table:formula="of:=ROW(['ePO-Glossary'.B100])" table:style-name="ce1">
            <text:p>100</text:p>
          </table:table-cell>
          <table:table-cell office:value-type="string" table:style-name="ce1">
            <text:p>Justification Code</text:p>
          </table:table-cell>
          <table:table-cell office:value-type="float" office:value="332" table:style-name="ce1">
            <text:p>332</text:p>
          </table:table-cell>
          <table:table-cell office:value-type="string" table:style-name="ce1">
            <text:p>Justification Code</text:p>
          </table:table-cell>
          <table:table-cell office:value-type="float" office:value="331" table:style-name="ce1">
            <text:p>331</text:p>
          </table:table-cell>
          <table:table-cell office:value-type="float" office:value="0" table:formula="of:=concat(concat(&quot;https://docs.google.com/spreadsheets/d/1zw9aR8GDIDUiTDtSznMxDlZQEAGb8uNzib9KBZLf5yE/edit#gid=0&amp;range=A&quot;;[.G98]);concat(&quot;:X&quot;;[.E98]))" table:style-name="ce71">
            <text:p>#¿NOMBRE?</text:p>
          </table:table-cell>
          <table:table-cell table:number-columns-repeated="16376"/>
        </table:table-row>
        <table:table-row table:style-name="ro17">
          <table:table-cell/>
          <table:table-cell office:value-type="string" office:string-value="Combination Lots" table:formula="of:=['ePO-Glossary'.B101]" table:style-name="ce1">
            <text:p>Combination Lots</text:p>
          </table:table-cell>
          <table:table-cell office:value-type="float" office:value="101" table:formula="of:=ROW(['ePO-Glossary'.B101])" table:style-name="ce1">
            <text:p>101</text:p>
          </table:table-cell>
          <table:table-cell office:value-type="string" table:style-name="ce1">
            <text:p>Language</text:p>
          </table:table-cell>
          <table:table-cell office:value-type="float" office:value="334" table:style-name="ce1">
            <text:p>334</text:p>
          </table:table-cell>
          <table:table-cell office:value-type="string" table:style-name="ce1">
            <text:p>Language</text:p>
          </table:table-cell>
          <table:table-cell office:value-type="float" office:value="333" table:style-name="ce1">
            <text:p>333</text:p>
          </table:table-cell>
          <table:table-cell office:value-type="float" office:value="0" table:formula="of:=concat(concat(&quot;https://docs.google.com/spreadsheets/d/1zw9aR8GDIDUiTDtSznMxDlZQEAGb8uNzib9KBZLf5yE/edit#gid=0&amp;range=A&quot;;[.G99]);concat(&quot;:X&quot;;[.E99]))" table:style-name="ce71">
            <text:p>#¿NOMBRE?</text:p>
          </table:table-cell>
          <table:table-cell table:number-columns-repeated="16376"/>
        </table:table-row>
        <table:table-row table:style-name="ro17">
          <table:table-cell/>
          <table:table-cell office:value-type="string" office:string-value="Combination Lots" table:formula="of:=['ePO-Glossary'.B102]" table:style-name="ce1">
            <text:p>Combination Lots</text:p>
          </table:table-cell>
          <table:table-cell office:value-type="float" office:value="102" table:formula="of:=ROW(['ePO-Glossary'.B102])" table:style-name="ce1">
            <text:p>102</text:p>
          </table:table-cell>
          <table:table-cell office:value-type="string" table:style-name="ce1">
            <text:p>Latest Security Clearance Date</text:p>
          </table:table-cell>
          <table:table-cell office:value-type="float" office:value="337" table:style-name="ce1">
            <text:p>337</text:p>
          </table:table-cell>
          <table:table-cell office:value-type="string" table:style-name="ce1">
            <text:p>Latest Security Clearance Date</text:p>
          </table:table-cell>
          <table:table-cell office:value-type="float" office:value="335" table:style-name="ce1">
            <text:p>335</text:p>
          </table:table-cell>
          <table:table-cell office:value-type="float" office:value="0" table:formula="of:=concat(concat(&quot;https://docs.google.com/spreadsheets/d/1zw9aR8GDIDUiTDtSznMxDlZQEAGb8uNzib9KBZLf5yE/edit#gid=0&amp;range=A&quot;;[.G100]);concat(&quot;:X&quot;;[.E100]))" table:style-name="ce71">
            <text:p>#¿NOMBRE?</text:p>
          </table:table-cell>
          <table:table-cell table:number-columns-repeated="16376"/>
        </table:table-row>
        <table:table-row table:style-name="ro17">
          <table:table-cell/>
          <table:table-cell office:value-type="string" office:string-value="Combination Lots" table:formula="of:=['ePO-Glossary'.B103]" table:style-name="ce1">
            <text:p>Combination Lots</text:p>
          </table:table-cell>
          <table:table-cell office:value-type="float" office:value="103" table:formula="of:=ROW(['ePO-Glossary'.B103])" table:style-name="ce1">
            <text:p>103</text:p>
          </table:table-cell>
          <table:table-cell office:value-type="string" table:style-name="ce1">
            <text:p>Legal Basis</text:p>
          </table:table-cell>
          <table:table-cell office:value-type="float" office:value="341" table:style-name="ce1">
            <text:p>341</text:p>
          </table:table-cell>
          <table:table-cell office:value-type="string" table:style-name="ce1">
            <text:p>Legal Basis</text:p>
          </table:table-cell>
          <table:table-cell office:value-type="float" office:value="338" table:style-name="ce1">
            <text:p>338</text:p>
          </table:table-cell>
          <table:table-cell office:value-type="float" office:value="0" table:formula="of:=concat(concat(&quot;https://docs.google.com/spreadsheets/d/1zw9aR8GDIDUiTDtSznMxDlZQEAGb8uNzib9KBZLf5yE/edit#gid=0&amp;range=A&quot;;[.G101]);concat(&quot;:X&quot;;[.E101]))" table:style-name="ce71">
            <text:p>#¿NOMBRE?</text:p>
          </table:table-cell>
          <table:table-cell table:number-columns-repeated="16376"/>
        </table:table-row>
        <table:table-row table:style-name="ro17">
          <table:table-cell/>
          <table:table-cell office:value-type="string" office:string-value="Combination Lots" table:formula="of:=['ePO-Glossary'.B104]" table:style-name="ce1">
            <text:p>Combination Lots</text:p>
          </table:table-cell>
          <table:table-cell office:value-type="float" office:value="104" table:formula="of:=ROW(['ePO-Glossary'.B104])" table:style-name="ce1">
            <text:p>104</text:p>
          </table:table-cell>
          <table:table-cell office:value-type="string" table:style-name="ce1">
            <text:p>Legal Form</text:p>
          </table:table-cell>
          <table:table-cell office:value-type="float" office:value="347" table:style-name="ce1">
            <text:p>347</text:p>
          </table:table-cell>
          <table:table-cell office:value-type="string" table:style-name="ce1">
            <text:p>Legal Form</text:p>
          </table:table-cell>
          <table:table-cell office:value-type="float" office:value="342" table:style-name="ce1">
            <text:p>342</text:p>
          </table:table-cell>
          <table:table-cell office:value-type="float" office:value="0" table:formula="of:=concat(concat(&quot;https://docs.google.com/spreadsheets/d/1zw9aR8GDIDUiTDtSznMxDlZQEAGb8uNzib9KBZLf5yE/edit#gid=0&amp;range=A&quot;;[.G102]);concat(&quot;:X&quot;;[.E102]))" table:style-name="ce71">
            <text:p>#¿NOMBRE?</text:p>
          </table:table-cell>
          <table:table-cell table:number-columns-repeated="16376"/>
        </table:table-row>
        <table:table-row table:style-name="ro17">
          <table:table-cell/>
          <table:table-cell office:value-type="string" office:string-value="Combination Lots" table:formula="of:=['ePO-Glossary'.B105]" table:style-name="ce1">
            <text:p>Combination Lots</text:p>
          </table:table-cell>
          <table:table-cell office:value-type="float" office:value="105" table:formula="of:=ROW(['ePO-Glossary'.B105])" table:style-name="ce1">
            <text:p>105</text:p>
          </table:table-cell>
          <table:table-cell office:value-type="string" table:style-name="ce1">
            <text:p>Legal Reference Law</text:p>
          </table:table-cell>
          <table:table-cell office:value-type="float" office:value="348" table:style-name="ce1">
            <text:p>348</text:p>
          </table:table-cell>
          <table:table-cell office:value-type="string" table:style-name="ce1">
            <text:p>Legal Reference Law</text:p>
          </table:table-cell>
          <table:table-cell office:value-type="float" office:value="348" table:style-name="ce1">
            <text:p>348</text:p>
          </table:table-cell>
          <table:table-cell office:value-type="float" office:value="0" table:formula="of:=concat(concat(&quot;https://docs.google.com/spreadsheets/d/1zw9aR8GDIDUiTDtSznMxDlZQEAGb8uNzib9KBZLf5yE/edit#gid=0&amp;range=A&quot;;[.G103]);concat(&quot;:X&quot;;[.E103]))" table:style-name="ce71">
            <text:p>#¿NOMBRE?</text:p>
          </table:table-cell>
          <table:table-cell table:number-columns-repeated="16376"/>
        </table:table-row>
        <table:table-row table:style-name="ro17">
          <table:table-cell/>
          <table:table-cell office:value-type="string" office:string-value="Common Procurement Vocabulary (CPV)" table:formula="of:=['ePO-Glossary'.B106]" table:style-name="ce1">
            <text:p>Common Procurement Vocabulary (CPV)</text:p>
          </table:table-cell>
          <table:table-cell office:value-type="float" office:value="106" table:formula="of:=ROW(['ePO-Glossary'.B106])" table:style-name="ce1">
            <text:p>106</text:p>
          </table:table-cell>
          <table:table-cell office:value-type="string" table:style-name="ce1">
            <text:p>Location</text:p>
          </table:table-cell>
          <table:table-cell office:value-type="float" office:value="351" table:style-name="ce1">
            <text:p>351</text:p>
          </table:table-cell>
          <table:table-cell office:value-type="string" table:style-name="ce1">
            <text:p>Location</text:p>
          </table:table-cell>
          <table:table-cell office:value-type="float" office:value="349" table:style-name="ce1">
            <text:p>349</text:p>
          </table:table-cell>
          <table:table-cell office:value-type="float" office:value="0" table:formula="of:=concat(concat(&quot;https://docs.google.com/spreadsheets/d/1zw9aR8GDIDUiTDtSznMxDlZQEAGb8uNzib9KBZLf5yE/edit#gid=0&amp;range=A&quot;;[.G104]);concat(&quot;:X&quot;;[.E104]))" table:style-name="ce71">
            <text:p>#¿NOMBRE?</text:p>
          </table:table-cell>
          <table:table-cell table:number-columns-repeated="16376"/>
        </table:table-row>
        <table:table-row table:style-name="ro17">
          <table:table-cell/>
          <table:table-cell office:value-type="string" office:string-value="Common Procurement Vocabulary (CPV)" table:formula="of:=['ePO-Glossary'.B107]" table:style-name="ce1">
            <text:p>Common Procurement Vocabulary (CPV)</text:p>
          </table:table-cell>
          <table:table-cell office:value-type="float" office:value="107" table:formula="of:=ROW(['ePO-Glossary'.B107])" table:style-name="ce1">
            <text:p>107</text:p>
          </table:table-cell>
          <table:table-cell office:value-type="string" table:style-name="ce1">
            <text:p>Location Description</text:p>
          </table:table-cell>
          <table:table-cell office:value-type="float" office:value="356" table:style-name="ce1">
            <text:p>356</text:p>
          </table:table-cell>
          <table:table-cell office:value-type="string" table:style-name="ce1">
            <text:p>Location Description</text:p>
          </table:table-cell>
          <table:table-cell office:value-type="float" office:value="352" table:style-name="ce1">
            <text:p>352</text:p>
          </table:table-cell>
          <table:table-cell office:value-type="float" office:value="0" table:formula="of:=concat(concat(&quot;https://docs.google.com/spreadsheets/d/1zw9aR8GDIDUiTDtSznMxDlZQEAGb8uNzib9KBZLf5yE/edit#gid=0&amp;range=A&quot;;[.G105]);concat(&quot;:X&quot;;[.E105]))" table:style-name="ce71">
            <text:p>#¿NOMBRE?</text:p>
          </table:table-cell>
          <table:table-cell table:number-columns-repeated="16376"/>
        </table:table-row>
        <table:table-row table:style-name="ro17">
          <table:table-cell/>
          <table:table-cell office:value-type="string" office:string-value="Common Procurement Vocabulary (CPV)" table:formula="of:=['ePO-Glossary'.B108]" table:style-name="ce1">
            <text:p>Common Procurement Vocabulary (CPV)</text:p>
          </table:table-cell>
          <table:table-cell office:value-type="float" office:value="108" table:formula="of:=ROW(['ePO-Glossary'.B108])" table:style-name="ce1">
            <text:p>108</text:p>
          </table:table-cell>
          <table:table-cell office:value-type="string" table:style-name="ce1">
            <text:p>Lot</text:p>
          </table:table-cell>
          <table:table-cell office:value-type="float" office:value="363" table:style-name="ce1">
            <text:p>363</text:p>
          </table:table-cell>
          <table:table-cell office:value-type="string" table:style-name="ce1">
            <text:p>Lot</text:p>
          </table:table-cell>
          <table:table-cell office:value-type="float" office:value="357" table:style-name="ce1">
            <text:p>357</text:p>
          </table:table-cell>
          <table:table-cell office:value-type="float" office:value="0" table:formula="of:=concat(concat(&quot;https://docs.google.com/spreadsheets/d/1zw9aR8GDIDUiTDtSznMxDlZQEAGb8uNzib9KBZLf5yE/edit#gid=0&amp;range=A&quot;;[.G106]);concat(&quot;:X&quot;;[.E106]))" table:style-name="ce71">
            <text:p>#¿NOMBRE?</text:p>
          </table:table-cell>
          <table:table-cell table:number-columns-repeated="16376"/>
        </table:table-row>
        <table:table-row table:style-name="ro17">
          <table:table-cell/>
          <table:table-cell office:value-type="string" office:string-value="Common Procurement Vocabulary (CPV)" table:formula="of:=['ePO-Glossary'.B109]" table:style-name="ce1">
            <text:p>Common Procurement Vocabulary (CPV)</text:p>
          </table:table-cell>
          <table:table-cell office:value-type="float" office:value="109" table:formula="of:=ROW(['ePO-Glossary'.B109])" table:style-name="ce1">
            <text:p>109</text:p>
          </table:table-cell>
          <table:table-cell office:value-type="string" table:style-name="ce1">
            <text:p>Lot Identifier Reference</text:p>
          </table:table-cell>
          <table:table-cell office:value-type="float" office:value="367" table:style-name="ce1">
            <text:p>367</text:p>
          </table:table-cell>
          <table:table-cell office:value-type="string" table:style-name="ce1">
            <text:p>Lot Identifier Reference</text:p>
          </table:table-cell>
          <table:table-cell office:value-type="float" office:value="364" table:style-name="ce1">
            <text:p>364</text:p>
          </table:table-cell>
          <table:table-cell office:value-type="float" office:value="0" table:formula="of:=concat(concat(&quot;https://docs.google.com/spreadsheets/d/1zw9aR8GDIDUiTDtSznMxDlZQEAGb8uNzib9KBZLf5yE/edit#gid=0&amp;range=A&quot;;[.G107]);concat(&quot;:X&quot;;[.E107]))" table:style-name="ce71">
            <text:p>#¿NOMBRE?</text:p>
          </table:table-cell>
          <table:table-cell table:number-columns-repeated="16376"/>
        </table:table-row>
        <table:table-row table:style-name="ro17">
          <table:table-cell/>
          <table:table-cell office:value-type="string" office:string-value="Common Procurement Vocabulary (CPV)" table:formula="of:=['ePO-Glossary'.B110]" table:style-name="ce1">
            <text:p>Common Procurement Vocabulary (CPV)</text:p>
          </table:table-cell>
          <table:table-cell office:value-type="float" office:value="110" table:formula="of:=ROW(['ePO-Glossary'.B110])" table:style-name="ce1">
            <text:p>110</text:p>
          </table:table-cell>
          <table:table-cell office:value-type="string" table:style-name="ce1">
            <text:p>Main Activity</text:p>
          </table:table-cell>
          <table:table-cell office:value-type="float" office:value="371" table:style-name="ce1">
            <text:p>371</text:p>
          </table:table-cell>
          <table:table-cell office:value-type="string" table:style-name="ce1">
            <text:p>Main Activity</text:p>
          </table:table-cell>
          <table:table-cell office:value-type="float" office:value="368" table:style-name="ce1">
            <text:p>368</text:p>
          </table:table-cell>
          <table:table-cell office:value-type="float" office:value="0" table:formula="of:=concat(concat(&quot;https://docs.google.com/spreadsheets/d/1zw9aR8GDIDUiTDtSznMxDlZQEAGb8uNzib9KBZLf5yE/edit#gid=0&amp;range=A&quot;;[.G108]);concat(&quot;:X&quot;;[.E108]))" table:style-name="ce71">
            <text:p>#¿NOMBRE?</text:p>
          </table:table-cell>
          <table:table-cell table:number-columns-repeated="16376"/>
        </table:table-row>
        <table:table-row table:style-name="ro17">
          <table:table-cell/>
          <table:table-cell office:value-type="string" office:string-value="Common Procurement Vocabulary (CPV)" table:formula="of:=['ePO-Glossary'.B111]" table:style-name="ce1">
            <text:p>Common Procurement Vocabulary (CPV)</text:p>
          </table:table-cell>
          <table:table-cell office:value-type="float" office:value="111" table:formula="of:=ROW(['ePO-Glossary'.B111])" table:style-name="ce1">
            <text:p>111</text:p>
          </table:table-cell>
          <table:table-cell office:value-type="string" table:style-name="ce1">
            <text:p>Main Features Award</text:p>
          </table:table-cell>
          <table:table-cell office:value-type="float" office:value="373" table:style-name="ce1">
            <text:p>373</text:p>
          </table:table-cell>
          <table:table-cell office:value-type="string" table:style-name="ce1">
            <text:p>Main Features Award</text:p>
          </table:table-cell>
          <table:table-cell office:value-type="float" office:value="372" table:style-name="ce1">
            <text:p>372</text:p>
          </table:table-cell>
          <table:table-cell office:value-type="float" office:value="0" table:formula="of:=concat(concat(&quot;https://docs.google.com/spreadsheets/d/1zw9aR8GDIDUiTDtSznMxDlZQEAGb8uNzib9KBZLf5yE/edit#gid=0&amp;range=A&quot;;[.G109]);concat(&quot;:X&quot;;[.E109]))" table:style-name="ce71">
            <text:p>#¿NOMBRE?</text:p>
          </table:table-cell>
          <table:table-cell table:number-columns-repeated="16376"/>
        </table:table-row>
        <table:table-row table:style-name="ro17">
          <table:table-cell/>
          <table:table-cell office:value-type="string" office:string-value="Community Country Origin" table:formula="of:=['ePO-Glossary'.B112]" table:style-name="ce1">
            <text:p>Community Country Origin</text:p>
          </table:table-cell>
          <table:table-cell office:value-type="float" office:value="112" table:formula="of:=ROW(['ePO-Glossary'.B112])" table:style-name="ce1">
            <text:p>112</text:p>
          </table:table-cell>
          <table:table-cell office:value-type="string" table:style-name="ce1">
            <text:p>Main Financial Conditions</text:p>
          </table:table-cell>
          <table:table-cell office:value-type="float" office:value="377" table:style-name="ce1">
            <text:p>377</text:p>
          </table:table-cell>
          <table:table-cell office:value-type="string" table:style-name="ce1">
            <text:p>Main Financial Conditions</text:p>
          </table:table-cell>
          <table:table-cell office:value-type="float" office:value="374" table:style-name="ce1">
            <text:p>374</text:p>
          </table:table-cell>
          <table:table-cell office:value-type="float" office:value="0" table:formula="of:=concat(concat(&quot;https://docs.google.com/spreadsheets/d/1zw9aR8GDIDUiTDtSznMxDlZQEAGb8uNzib9KBZLf5yE/edit#gid=0&amp;range=A&quot;;[.G110]);concat(&quot;:X&quot;;[.E110]))" table:style-name="ce71">
            <text:p>#¿NOMBRE?</text:p>
          </table:table-cell>
          <table:table-cell table:number-columns-repeated="16376"/>
        </table:table-row>
        <table:table-row table:style-name="ro17">
          <table:table-cell/>
          <table:table-cell office:value-type="string" office:string-value="Community Country Origin" table:formula="of:=['ePO-Glossary'.B113]" table:style-name="ce1">
            <text:p>Community Country Origin</text:p>
          </table:table-cell>
          <table:table-cell office:value-type="float" office:value="113" table:formula="of:=ROW(['ePO-Glossary'.B113])" table:style-name="ce1">
            <text:p>113</text:p>
          </table:table-cell>
          <table:table-cell office:value-type="string" table:style-name="ce1">
            <text:p>Max Lots Allowed</text:p>
          </table:table-cell>
          <table:table-cell office:value-type="float" office:value="381" table:style-name="ce1">
            <text:p>381</text:p>
          </table:table-cell>
          <table:table-cell office:value-type="string" table:style-name="ce1">
            <text:p>Max Lots Allowed</text:p>
          </table:table-cell>
          <table:table-cell office:value-type="float" office:value="378" table:style-name="ce1">
            <text:p>378</text:p>
          </table:table-cell>
          <table:table-cell office:value-type="float" office:value="0" table:formula="of:=concat(concat(&quot;https://docs.google.com/spreadsheets/d/1zw9aR8GDIDUiTDtSznMxDlZQEAGb8uNzib9KBZLf5yE/edit#gid=0&amp;range=A&quot;;[.G111]);concat(&quot;:X&quot;;[.E111]))" table:style-name="ce71">
            <text:p>#¿NOMBRE?</text:p>
          </table:table-cell>
          <table:table-cell table:number-columns-repeated="16376"/>
        </table:table-row>
        <table:table-row table:style-name="ro17">
          <table:table-cell/>
          <table:table-cell office:value-type="string" office:string-value="Community Country Origin" table:formula="of:=['ePO-Glossary'.B114]" table:style-name="ce1">
            <text:p>Community Country Origin</text:p>
          </table:table-cell>
          <table:table-cell office:value-type="float" office:value="114" table:formula="of:=ROW(['ePO-Glossary'.B114])" table:style-name="ce1">
            <text:p>114</text:p>
          </table:table-cell>
          <table:table-cell office:value-type="string" table:style-name="ce1">
            <text:p>Max Lots Awarded</text:p>
          </table:table-cell>
          <table:table-cell office:value-type="float" office:value="385" table:style-name="ce1">
            <text:p>385</text:p>
          </table:table-cell>
          <table:table-cell office:value-type="string" table:style-name="ce1">
            <text:p>Max Lots Awarded</text:p>
          </table:table-cell>
          <table:table-cell office:value-type="float" office:value="382" table:style-name="ce1">
            <text:p>382</text:p>
          </table:table-cell>
          <table:table-cell office:value-type="float" office:value="0" table:formula="of:=concat(concat(&quot;https://docs.google.com/spreadsheets/d/1zw9aR8GDIDUiTDtSznMxDlZQEAGb8uNzib9KBZLf5yE/edit#gid=0&amp;range=A&quot;;[.G112]);concat(&quot;:X&quot;;[.E112]))" table:style-name="ce71">
            <text:p>#¿NOMBRE?</text:p>
          </table:table-cell>
          <table:table-cell table:number-columns-repeated="16376"/>
        </table:table-row>
        <table:table-row table:style-name="ro17">
          <table:table-cell/>
          <table:table-cell office:value-type="string" office:string-value="Concession Description Value" table:formula="of:=['ePO-Glossary'.B115]" table:style-name="ce1">
            <text:p>Concession Description Value</text:p>
          </table:table-cell>
          <table:table-cell office:value-type="float" office:value="115" table:formula="of:=ROW(['ePO-Glossary'.B115])" table:style-name="ce1">
            <text:p>115</text:p>
          </table:table-cell>
          <table:table-cell office:value-type="string" table:style-name="ce1">
            <text:p>Max Number Participants</text:p>
          </table:table-cell>
          <table:table-cell office:value-type="float" office:value="388" table:style-name="ce1">
            <text:p>388</text:p>
          </table:table-cell>
          <table:table-cell office:value-type="string" table:style-name="ce1">
            <text:p>Max Number Participants</text:p>
          </table:table-cell>
          <table:table-cell office:value-type="float" office:value="386" table:style-name="ce1">
            <text:p>386</text:p>
          </table:table-cell>
          <table:table-cell office:value-type="float" office:value="0" table:formula="of:=concat(concat(&quot;https://docs.google.com/spreadsheets/d/1zw9aR8GDIDUiTDtSznMxDlZQEAGb8uNzib9KBZLf5yE/edit#gid=0&amp;range=A&quot;;[.G113]);concat(&quot;:X&quot;;[.E113]))" table:style-name="ce71">
            <text:p>#¿NOMBRE?</text:p>
          </table:table-cell>
          <table:table-cell table:number-columns-repeated="16376"/>
        </table:table-row>
        <table:table-row table:style-name="ro17">
          <table:table-cell/>
          <table:table-cell office:value-type="string" office:string-value="Concession Description Value" table:formula="of:=['ePO-Glossary'.B116]" table:style-name="ce1">
            <text:p>Concession Description Value</text:p>
          </table:table-cell>
          <table:table-cell office:value-type="float" office:value="116" table:formula="of:=ROW(['ePO-Glossary'.B116])" table:style-name="ce1">
            <text:p>116</text:p>
          </table:table-cell>
          <table:table-cell office:value-type="string" table:style-name="ce1">
            <text:p>Max Total Value Framework</text:p>
          </table:table-cell>
          <table:table-cell office:value-type="float" office:value="392" table:style-name="ce1">
            <text:p>392</text:p>
          </table:table-cell>
          <table:table-cell office:value-type="string" table:style-name="ce1">
            <text:p>Max Total Value Framework</text:p>
          </table:table-cell>
          <table:table-cell office:value-type="float" office:value="389" table:style-name="ce1">
            <text:p>389</text:p>
          </table:table-cell>
          <table:table-cell office:value-type="float" office:value="0" table:formula="of:=concat(concat(&quot;https://docs.google.com/spreadsheets/d/1zw9aR8GDIDUiTDtSznMxDlZQEAGb8uNzib9KBZLf5yE/edit#gid=0&amp;range=A&quot;;[.G114]);concat(&quot;:X&quot;;[.E114]))" table:style-name="ce71">
            <text:p>#¿NOMBRE?</text:p>
          </table:table-cell>
          <table:table-cell table:number-columns-repeated="16376"/>
        </table:table-row>
        <table:table-row table:style-name="ro17">
          <table:table-cell/>
          <table:table-cell office:value-type="string" office:string-value="Concession Description Value" table:formula="of:=['ePO-Glossary'.B117]" table:style-name="ce1">
            <text:p>Concession Description Value</text:p>
          </table:table-cell>
          <table:table-cell office:value-type="float" office:value="117" table:formula="of:=ROW(['ePO-Glossary'.B117])" table:style-name="ce1">
            <text:p>117</text:p>
          </table:table-cell>
          <table:table-cell office:value-type="string" table:style-name="ce1">
            <text:p>Maximum Number Of Candidats</text:p>
          </table:table-cell>
          <table:table-cell office:value-type="float" office:value="397" table:style-name="ce1">
            <text:p>397</text:p>
          </table:table-cell>
          <table:table-cell office:value-type="string" table:style-name="ce1">
            <text:p>Maximum Number Of Candidats</text:p>
          </table:table-cell>
          <table:table-cell office:value-type="float" office:value="393" table:style-name="ce1">
            <text:p>393</text:p>
          </table:table-cell>
          <table:table-cell office:value-type="float" office:value="0" table:formula="of:=concat(concat(&quot;https://docs.google.com/spreadsheets/d/1zw9aR8GDIDUiTDtSznMxDlZQEAGb8uNzib9KBZLf5yE/edit#gid=0&amp;range=A&quot;;[.G115]);concat(&quot;:X&quot;;[.E115]))" table:style-name="ce71">
            <text:p>#¿NOMBRE?</text:p>
          </table:table-cell>
          <table:table-cell table:number-columns-repeated="16376"/>
        </table:table-row>
        <table:table-row table:style-name="ro17">
          <table:table-cell/>
          <table:table-cell office:value-type="string" office:string-value="Contact" table:formula="of:=['ePO-Glossary'.B118]" table:style-name="ce1">
            <text:p>Contact</text:p>
          </table:table-cell>
          <table:table-cell office:value-type="float" office:value="118" table:formula="of:=ROW(['ePO-Glossary'.B118])" table:style-name="ce1">
            <text:p>118</text:p>
          </table:table-cell>
          <table:table-cell office:value-type="string" table:style-name="ce1">
            <text:p>Mediation Body</text:p>
          </table:table-cell>
          <table:table-cell office:value-type="float" office:value="399" table:style-name="ce1">
            <text:p>399</text:p>
          </table:table-cell>
          <table:table-cell office:value-type="string" table:style-name="ce1">
            <text:p>Mediation Body</text:p>
          </table:table-cell>
          <table:table-cell office:value-type="float" office:value="398" table:style-name="ce1">
            <text:p>398</text:p>
          </table:table-cell>
          <table:table-cell office:value-type="float" office:value="0" table:formula="of:=concat(concat(&quot;https://docs.google.com/spreadsheets/d/1zw9aR8GDIDUiTDtSznMxDlZQEAGb8uNzib9KBZLf5yE/edit#gid=0&amp;range=A&quot;;[.G116]);concat(&quot;:X&quot;;[.E116]))" table:style-name="ce71">
            <text:p>#¿NOMBRE?</text:p>
          </table:table-cell>
          <table:table-cell table:number-columns-repeated="16376"/>
        </table:table-row>
        <table:table-row table:style-name="ro17">
          <table:table-cell/>
          <table:table-cell office:value-type="string" office:string-value="Contract" table:formula="of:=['ePO-Glossary'.B119]" table:style-name="ce1">
            <text:p>Contract</text:p>
          </table:table-cell>
          <table:table-cell office:value-type="float" office:value="119" table:formula="of:=ROW(['ePO-Glossary'.B119])" table:style-name="ce1">
            <text:p>119</text:p>
          </table:table-cell>
          <table:table-cell office:value-type="string" table:style-name="ce1">
            <text:p>Micro, Small And Medium-Sized Enterprise (SME)</text:p>
          </table:table-cell>
          <table:table-cell office:value-type="float" office:value="404" table:style-name="ce1">
            <text:p>404</text:p>
          </table:table-cell>
          <table:table-cell office:value-type="string" table:style-name="ce1">
            <text:p>Micro, Small And Medium-Sized Enterprise (SME)</text:p>
          </table:table-cell>
          <table:table-cell office:value-type="float" office:value="400" table:style-name="ce1">
            <text:p>400</text:p>
          </table:table-cell>
          <table:table-cell office:value-type="float" office:value="0" table:formula="of:=concat(concat(&quot;https://docs.google.com/spreadsheets/d/1zw9aR8GDIDUiTDtSznMxDlZQEAGb8uNzib9KBZLf5yE/edit#gid=0&amp;range=A&quot;;[.G117]);concat(&quot;:X&quot;;[.E117]))" table:style-name="ce71">
            <text:p>#¿NOMBRE?</text:p>
          </table:table-cell>
          <table:table-cell table:number-columns-repeated="16376"/>
        </table:table-row>
        <table:table-row table:style-name="ro17">
          <table:table-cell/>
          <table:table-cell office:value-type="string" office:string-value="Contract" table:formula="of:=['ePO-Glossary'.B120]" table:style-name="ce1">
            <text:p>Contract</text:p>
          </table:table-cell>
          <table:table-cell office:value-type="float" office:value="120" table:formula="of:=ROW(['ePO-Glossary'.B120])" table:style-name="ce1">
            <text:p>120</text:p>
          </table:table-cell>
          <table:table-cell office:value-type="string" table:style-name="ce1">
            <text:p>Minimum Number Of Candidats</text:p>
          </table:table-cell>
          <table:table-cell office:value-type="float" office:value="409" table:style-name="ce1">
            <text:p>409</text:p>
          </table:table-cell>
          <table:table-cell office:value-type="string" table:style-name="ce1">
            <text:p>Minimum Number Of Candidats</text:p>
          </table:table-cell>
          <table:table-cell office:value-type="float" office:value="405" table:style-name="ce1">
            <text:p>405</text:p>
          </table:table-cell>
          <table:table-cell office:value-type="float" office:value="0" table:formula="of:=concat(concat(&quot;https://docs.google.com/spreadsheets/d/1zw9aR8GDIDUiTDtSznMxDlZQEAGb8uNzib9KBZLf5yE/edit#gid=0&amp;range=A&quot;;[.G118]);concat(&quot;:X&quot;;[.E118]))" table:style-name="ce71">
            <text:p>#¿NOMBRE?</text:p>
          </table:table-cell>
          <table:table-cell table:number-columns-repeated="16376"/>
        </table:table-row>
        <table:table-row table:style-name="ro17">
          <table:table-cell/>
          <table:table-cell office:value-type="string" office:string-value="Contract Award Notice" table:formula="of:=['ePO-Glossary'.B121]" table:style-name="ce1">
            <text:p>Contract Award Notice</text:p>
          </table:table-cell>
          <table:table-cell office:value-type="float" office:value="121" table:formula="of:=ROW(['ePO-Glossary'.B121])" table:style-name="ce1">
            <text:p>121</text:p>
          </table:table-cell>
          <table:table-cell office:value-type="string" table:style-name="ce1">
            <text:p>Modification</text:p>
          </table:table-cell>
          <table:table-cell office:value-type="float" office:value="416" table:style-name="ce1">
            <text:p>416</text:p>
          </table:table-cell>
          <table:table-cell office:value-type="string" table:style-name="ce1">
            <text:p>Modification</text:p>
          </table:table-cell>
          <table:table-cell office:value-type="float" office:value="410" table:style-name="ce1">
            <text:p>410</text:p>
          </table:table-cell>
          <table:table-cell office:value-type="float" office:value="0" table:formula="of:=concat(concat(&quot;https://docs.google.com/spreadsheets/d/1zw9aR8GDIDUiTDtSznMxDlZQEAGb8uNzib9KBZLf5yE/edit#gid=0&amp;range=A&quot;;[.G119]);concat(&quot;:X&quot;;[.E119]))" table:style-name="ce71">
            <text:p>#¿NOMBRE?</text:p>
          </table:table-cell>
          <table:table-cell table:number-columns-repeated="16376"/>
        </table:table-row>
        <table:table-row table:style-name="ro17">
          <table:table-cell/>
          <table:table-cell office:value-type="string" office:string-value="Contract Award Notice" table:formula="of:=['ePO-Glossary'.B122]" table:style-name="ce1">
            <text:p>Contract Award Notice</text:p>
          </table:table-cell>
          <table:table-cell office:value-type="float" office:value="122" table:formula="of:=ROW(['ePO-Glossary'.B122])" table:style-name="ce1">
            <text:p>122</text:p>
          </table:table-cell>
          <table:table-cell office:value-type="string" table:style-name="ce1">
            <text:p>Name</text:p>
          </table:table-cell>
          <table:table-cell office:value-type="float" office:value="420" table:style-name="ce1">
            <text:p>420</text:p>
          </table:table-cell>
          <table:table-cell office:value-type="string" table:style-name="ce1">
            <text:p>Name</text:p>
          </table:table-cell>
          <table:table-cell office:value-type="float" office:value="417" table:style-name="ce1">
            <text:p>417</text:p>
          </table:table-cell>
          <table:table-cell office:value-type="float" office:value="0" table:formula="of:=concat(concat(&quot;https://docs.google.com/spreadsheets/d/1zw9aR8GDIDUiTDtSznMxDlZQEAGb8uNzib9KBZLf5yE/edit#gid=0&amp;range=A&quot;;[.G120]);concat(&quot;:X&quot;;[.E120]))" table:style-name="ce71">
            <text:p>#¿NOMBRE?</text:p>
          </table:table-cell>
          <table:table-cell table:number-columns-repeated="16376"/>
        </table:table-row>
        <table:table-row table:style-name="ro17">
          <table:table-cell/>
          <table:table-cell office:value-type="string" office:string-value="Contract Award Notice" table:formula="of:=['ePO-Glossary'.B123]" table:style-name="ce1">
            <text:p>Contract Award Notice</text:p>
          </table:table-cell>
          <table:table-cell office:value-type="float" office:value="123" table:formula="of:=ROW(['ePO-Glossary'.B123])" table:style-name="ce1">
            <text:p>123</text:p>
          </table:table-cell>
          <table:table-cell office:value-type="string" table:style-name="ce1">
            <text:p>National Law URI</text:p>
          </table:table-cell>
          <table:table-cell office:value-type="float" office:value="422" table:style-name="ce1">
            <text:p>422</text:p>
          </table:table-cell>
          <table:table-cell office:value-type="string" table:style-name="ce1">
            <text:p>National Law URI</text:p>
          </table:table-cell>
          <table:table-cell office:value-type="float" office:value="421" table:style-name="ce1">
            <text:p>421</text:p>
          </table:table-cell>
          <table:table-cell office:value-type="float" office:value="0" table:formula="of:=concat(concat(&quot;https://docs.google.com/spreadsheets/d/1zw9aR8GDIDUiTDtSznMxDlZQEAGb8uNzib9KBZLf5yE/edit#gid=0&amp;range=A&quot;;[.G121]);concat(&quot;:X&quot;;[.E121]))" table:style-name="ce71">
            <text:p>#¿NOMBRE?</text:p>
          </table:table-cell>
          <table:table-cell table:number-columns-repeated="16376"/>
        </table:table-row>
        <table:table-row table:style-name="ro17">
          <table:table-cell/>
          <table:table-cell office:value-type="string" office:string-value="Contract Award Notice" table:formula="of:=['ePO-Glossary'.B124]" table:style-name="ce1">
            <text:p>Contract Award Notice</text:p>
          </table:table-cell>
          <table:table-cell office:value-type="float" office:value="124" table:formula="of:=ROW(['ePO-Glossary'.B124])" table:style-name="ce1">
            <text:p>124</text:p>
          </table:table-cell>
          <table:table-cell office:value-type="string" table:style-name="ce1">
            <text:p>No Award Reason</text:p>
          </table:table-cell>
          <table:table-cell office:value-type="float" office:value="424" table:style-name="ce1">
            <text:p>424</text:p>
          </table:table-cell>
          <table:table-cell office:value-type="string" table:style-name="ce1">
            <text:p>No Award Reason</text:p>
          </table:table-cell>
          <table:table-cell office:value-type="float" office:value="423" table:style-name="ce1">
            <text:p>423</text:p>
          </table:table-cell>
          <table:table-cell office:value-type="float" office:value="0" table:formula="of:=concat(concat(&quot;https://docs.google.com/spreadsheets/d/1zw9aR8GDIDUiTDtSznMxDlZQEAGb8uNzib9KBZLf5yE/edit#gid=0&amp;range=A&quot;;[.G122]);concat(&quot;:X&quot;;[.E122]))" table:style-name="ce71">
            <text:p>#¿NOMBRE?</text:p>
          </table:table-cell>
          <table:table-cell table:number-columns-repeated="16376"/>
        </table:table-row>
        <table:table-row table:style-name="ro17">
          <table:table-cell/>
          <table:table-cell office:value-type="string" office:string-value="Contract Award Notice" table:formula="of:=['ePO-Glossary'.B125]" table:style-name="ce1">
            <text:p>Contract Award Notice</text:p>
          </table:table-cell>
          <table:table-cell office:value-type="float" office:value="125" table:formula="of:=ROW(['ePO-Glossary'.B125])" table:style-name="ce1">
            <text:p>125</text:p>
          </table:table-cell>
          <table:table-cell office:value-type="string" table:style-name="ce1">
            <text:p>No Further Negociation Indicator</text:p>
          </table:table-cell>
          <table:table-cell office:value-type="float" office:value="426" table:style-name="ce1">
            <text:p>426</text:p>
          </table:table-cell>
          <table:table-cell office:value-type="string" table:style-name="ce1">
            <text:p>No Further Negociation Indicator</text:p>
          </table:table-cell>
          <table:table-cell office:value-type="float" office:value="425" table:style-name="ce1">
            <text:p>425</text:p>
          </table:table-cell>
          <table:table-cell office:value-type="float" office:value="0" table:formula="of:=concat(concat(&quot;https://docs.google.com/spreadsheets/d/1zw9aR8GDIDUiTDtSznMxDlZQEAGb8uNzib9KBZLf5yE/edit#gid=0&amp;range=A&quot;;[.G123]);concat(&quot;:X&quot;;[.E123]))" table:style-name="ce71">
            <text:p>#¿NOMBRE?</text:p>
          </table:table-cell>
          <table:table-cell table:number-columns-repeated="16376"/>
        </table:table-row>
        <table:table-row table:style-name="ro17">
          <table:table-cell/>
          <table:table-cell office:value-type="string" office:string-value="Contract Conclusion Date" table:formula="of:=['ePO-Glossary'.B126]" table:style-name="ce1">
            <text:p>Contract Conclusion Date</text:p>
          </table:table-cell>
          <table:table-cell office:value-type="float" office:value="126" table:formula="of:=ROW(['ePO-Glossary'.B126])" table:style-name="ce1">
            <text:p>126</text:p>
          </table:table-cell>
          <table:table-cell office:value-type="string" table:style-name="ce1">
            <text:p>Number Award</text:p>
          </table:table-cell>
          <table:table-cell office:value-type="float" office:value="428" table:style-name="ce1">
            <text:p>428</text:p>
          </table:table-cell>
          <table:table-cell office:value-type="string" table:style-name="ce1">
            <text:p>Number Award</text:p>
          </table:table-cell>
          <table:table-cell office:value-type="float" office:value="427" table:style-name="ce1">
            <text:p>427</text:p>
          </table:table-cell>
          <table:table-cell office:value-type="float" office:value="0" table:formula="of:=concat(concat(&quot;https://docs.google.com/spreadsheets/d/1zw9aR8GDIDUiTDtSznMxDlZQEAGb8uNzib9KBZLf5yE/edit#gid=0&amp;range=A&quot;;[.G124]);concat(&quot;:X&quot;;[.E124]))" table:style-name="ce71">
            <text:p>#¿NOMBRE?</text:p>
          </table:table-cell>
          <table:table-cell table:number-columns-repeated="16376"/>
        </table:table-row>
        <table:table-row table:style-name="ro17">
          <table:table-cell/>
          <table:table-cell office:value-type="string" office:string-value="Contract Conclusion Date" table:formula="of:=['ePO-Glossary'.B127]" table:style-name="ce1">
            <text:p>Contract Conclusion Date</text:p>
          </table:table-cell>
          <table:table-cell office:value-type="float" office:value="127" table:formula="of:=ROW(['ePO-Glossary'.B127])" table:style-name="ce1">
            <text:p>127</text:p>
          </table:table-cell>
          <table:table-cell office:value-type="string" table:style-name="ce1">
            <text:p>Number Requests Received</text:p>
          </table:table-cell>
          <table:table-cell office:value-type="float" office:value="430" table:style-name="ce1">
            <text:p>430</text:p>
          </table:table-cell>
          <table:table-cell office:value-type="string" table:style-name="ce1">
            <text:p>Number Requests Received</text:p>
          </table:table-cell>
          <table:table-cell office:value-type="float" office:value="429" table:style-name="ce1">
            <text:p>429</text:p>
          </table:table-cell>
          <table:table-cell office:value-type="float" office:value="0" table:formula="of:=concat(concat(&quot;https://docs.google.com/spreadsheets/d/1zw9aR8GDIDUiTDtSznMxDlZQEAGb8uNzib9KBZLf5yE/edit#gid=0&amp;range=A&quot;;[.G125]);concat(&quot;:X&quot;;[.E125]))" table:style-name="ce71">
            <text:p>#¿NOMBRE?</text:p>
          </table:table-cell>
          <table:table-cell table:number-columns-repeated="16376"/>
        </table:table-row>
        <table:table-row table:style-name="ro17">
          <table:table-cell/>
          <table:table-cell office:value-type="string" office:string-value="Contract Identifier" table:formula="of:=['ePO-Glossary'.B128]" table:style-name="ce1">
            <text:p>Contract Identifier</text:p>
          </table:table-cell>
          <table:table-cell office:value-type="float" office:value="128" table:formula="of:=ROW(['ePO-Glossary'.B128])" table:style-name="ce1">
            <text:p>128</text:p>
          </table:table-cell>
          <table:table-cell office:value-type="string" table:style-name="ce1">
            <text:p>Number Tenders Other EU</text:p>
          </table:table-cell>
          <table:table-cell office:value-type="float" office:value="433" table:style-name="ce1">
            <text:p>433</text:p>
          </table:table-cell>
          <table:table-cell office:value-type="string" table:style-name="ce1">
            <text:p>Number Tenders Other EU</text:p>
          </table:table-cell>
          <table:table-cell office:value-type="float" office:value="431" table:style-name="ce1">
            <text:p>431</text:p>
          </table:table-cell>
          <table:table-cell office:value-type="float" office:value="0" table:formula="of:=concat(concat(&quot;https://docs.google.com/spreadsheets/d/1zw9aR8GDIDUiTDtSznMxDlZQEAGb8uNzib9KBZLf5yE/edit#gid=0&amp;range=A&quot;;[.G126]);concat(&quot;:X&quot;;[.E126]))" table:style-name="ce71">
            <text:p>#¿NOMBRE?</text:p>
          </table:table-cell>
          <table:table-cell table:number-columns-repeated="16376"/>
        </table:table-row>
        <table:table-row table:style-name="ro17">
          <table:table-cell/>
          <table:table-cell office:value-type="string" office:string-value="Contract Identifier" table:formula="of:=['ePO-Glossary'.B129]" table:style-name="ce1">
            <text:p>Contract Identifier</text:p>
          </table:table-cell>
          <table:table-cell office:value-type="float" office:value="129" table:formula="of:=ROW(['ePO-Glossary'.B129])" table:style-name="ce1">
            <text:p>129</text:p>
          </table:table-cell>
          <table:table-cell office:value-type="string" table:style-name="ce1">
            <text:p>Number Tenders Received</text:p>
          </table:table-cell>
          <table:table-cell office:value-type="float" office:value="436" table:style-name="ce1">
            <text:p>436</text:p>
          </table:table-cell>
          <table:table-cell office:value-type="string" table:style-name="ce1">
            <text:p>Number Tenders Received</text:p>
          </table:table-cell>
          <table:table-cell office:value-type="float" office:value="434" table:style-name="ce1">
            <text:p>434</text:p>
          </table:table-cell>
          <table:table-cell office:value-type="float" office:value="0" table:formula="of:=concat(concat(&quot;https://docs.google.com/spreadsheets/d/1zw9aR8GDIDUiTDtSznMxDlZQEAGb8uNzib9KBZLf5yE/edit#gid=0&amp;range=A&quot;;[.G127]);concat(&quot;:X&quot;;[.E127]))" table:style-name="ce71">
            <text:p>#¿NOMBRE?</text:p>
          </table:table-cell>
          <table:table-cell table:number-columns-repeated="16376"/>
        </table:table-row>
        <table:table-row table:style-name="ro17">
          <table:table-cell/>
          <table:table-cell office:value-type="string" office:string-value="Contract Identifier" table:formula="of:=['ePO-Glossary'.B130]" table:style-name="ce1">
            <text:p>Contract Identifier</text:p>
          </table:table-cell>
          <table:table-cell office:value-type="float" office:value="130" table:formula="of:=ROW(['ePO-Glossary'.B130])" table:style-name="ce1">
            <text:p>130</text:p>
          </table:table-cell>
          <table:table-cell office:value-type="string" table:style-name="ce1">
            <text:p>Number Tenders Received EMEANS</text:p>
          </table:table-cell>
          <table:table-cell office:value-type="float" office:value="439" table:style-name="ce1">
            <text:p>439</text:p>
          </table:table-cell>
          <table:table-cell office:value-type="string" table:style-name="ce1">
            <text:p>Number Tenders Received EMEANS</text:p>
          </table:table-cell>
          <table:table-cell office:value-type="float" office:value="437" table:style-name="ce1">
            <text:p>437</text:p>
          </table:table-cell>
          <table:table-cell office:value-type="float" office:value="0" table:formula="of:=concat(concat(&quot;https://docs.google.com/spreadsheets/d/1zw9aR8GDIDUiTDtSznMxDlZQEAGb8uNzib9KBZLf5yE/edit#gid=0&amp;range=A&quot;;[.G128]);concat(&quot;:X&quot;;[.E128]))" table:style-name="ce71">
            <text:p>#¿NOMBRE?</text:p>
          </table:table-cell>
          <table:table-cell table:number-columns-repeated="16376"/>
        </table:table-row>
        <table:table-row table:style-name="ro17">
          <table:table-cell/>
          <table:table-cell office:value-type="string" office:string-value="Contract Nature" table:formula="of:=['ePO-Glossary'.B131]" table:style-name="ce1">
            <text:p>Contract Nature</text:p>
          </table:table-cell>
          <table:table-cell office:value-type="float" office:value="131" table:formula="of:=ROW(['ePO-Glossary'.B131])" table:style-name="ce1">
            <text:p>131</text:p>
          </table:table-cell>
          <table:table-cell office:value-type="string" table:style-name="ce1">
            <text:p>Number Tenders SME</text:p>
          </table:table-cell>
          <table:table-cell office:value-type="float" office:value="442" table:style-name="ce1">
            <text:p>442</text:p>
          </table:table-cell>
          <table:table-cell office:value-type="string" table:style-name="ce1">
            <text:p>Number Tenders SME</text:p>
          </table:table-cell>
          <table:table-cell office:value-type="float" office:value="440" table:style-name="ce1">
            <text:p>440</text:p>
          </table:table-cell>
          <table:table-cell office:value-type="float" office:value="0" table:formula="of:=concat(concat(&quot;https://docs.google.com/spreadsheets/d/1zw9aR8GDIDUiTDtSznMxDlZQEAGb8uNzib9KBZLf5yE/edit#gid=0&amp;range=A&quot;;[.G129]);concat(&quot;:X&quot;;[.E129]))" table:style-name="ce71">
            <text:p>#¿NOMBRE?</text:p>
          </table:table-cell>
          <table:table-cell table:number-columns-repeated="16376"/>
        </table:table-row>
        <table:table-row table:style-name="ro17">
          <table:table-cell/>
          <table:table-cell office:value-type="string" office:string-value="Contract Nature" table:formula="of:=['ePO-Glossary'.B132]" table:style-name="ce1">
            <text:p>Contract Nature</text:p>
          </table:table-cell>
          <table:table-cell office:value-type="float" office:value="132" table:formula="of:=ROW(['ePO-Glossary'.B132])" table:style-name="ce1">
            <text:p>132</text:p>
          </table:table-cell>
          <table:table-cell office:value-type="string" table:style-name="ce1">
            <text:p>Number Year Month</text:p>
          </table:table-cell>
          <table:table-cell office:value-type="float" office:value="443" table:style-name="ce1">
            <text:p>443</text:p>
          </table:table-cell>
          <table:table-cell office:value-type="string" table:style-name="ce1">
            <text:p>Number Year Month</text:p>
          </table:table-cell>
          <table:table-cell office:value-type="float" office:value="443" table:style-name="ce1">
            <text:p>443</text:p>
          </table:table-cell>
          <table:table-cell office:value-type="float" office:value="0" table:formula="of:=concat(concat(&quot;https://docs.google.com/spreadsheets/d/1zw9aR8GDIDUiTDtSznMxDlZQEAGb8uNzib9KBZLf5yE/edit#gid=0&amp;range=A&quot;;[.G130]);concat(&quot;:X&quot;;[.E130]))" table:style-name="ce71">
            <text:p>#¿NOMBRE?</text:p>
          </table:table-cell>
          <table:table-cell table:number-columns-repeated="16376"/>
        </table:table-row>
        <table:table-row table:style-name="ro17">
          <table:table-cell/>
          <table:table-cell office:value-type="string" office:string-value="Contract Nature" table:formula="of:=['ePO-Glossary'.B133]" table:style-name="ce1">
            <text:p>Contract Nature</text:p>
          </table:table-cell>
          <table:table-cell office:value-type="float" office:value="133" table:formula="of:=ROW(['ePO-Glossary'.B133])" table:style-name="ce1">
            <text:p>133</text:p>
          </table:table-cell>
          <table:table-cell office:value-type="string" table:style-name="ce1">
            <text:p>NUTS Code</text:p>
          </table:table-cell>
          <table:table-cell office:value-type="float" office:value="449" table:style-name="ce1">
            <text:p>449</text:p>
          </table:table-cell>
          <table:table-cell office:value-type="string" table:style-name="ce1">
            <text:p>NUTS Code</text:p>
          </table:table-cell>
          <table:table-cell office:value-type="float" office:value="444" table:style-name="ce1">
            <text:p>444</text:p>
          </table:table-cell>
          <table:table-cell office:value-type="float" office:value="0" table:formula="of:=concat(concat(&quot;https://docs.google.com/spreadsheets/d/1zw9aR8GDIDUiTDtSznMxDlZQEAGb8uNzib9KBZLf5yE/edit#gid=0&amp;range=A&quot;;[.G131]);concat(&quot;:X&quot;;[.E131]))" table:style-name="ce71">
            <text:p>#¿NOMBRE?</text:p>
          </table:table-cell>
          <table:table-cell table:number-columns-repeated="16376"/>
        </table:table-row>
        <table:table-row table:style-name="ro17">
          <table:table-cell/>
          <table:table-cell office:value-type="string" office:string-value="Contract Nature" table:formula="of:=['ePO-Glossary'.B134]" table:style-name="ce1">
            <text:p>Contract Nature</text:p>
          </table:table-cell>
          <table:table-cell office:value-type="float" office:value="134" table:formula="of:=ROW(['ePO-Glossary'.B134])" table:style-name="ce1">
            <text:p>134</text:p>
          </table:table-cell>
          <table:table-cell office:value-type="string" table:style-name="ce1">
            <text:p>Open Conditions Date</text:p>
          </table:table-cell>
          <table:table-cell office:value-type="float" office:value="451" table:style-name="ce1">
            <text:p>451</text:p>
          </table:table-cell>
          <table:table-cell office:value-type="string" table:style-name="ce1">
            <text:p>Open Conditions Date</text:p>
          </table:table-cell>
          <table:table-cell office:value-type="float" office:value="450" table:style-name="ce1">
            <text:p>450</text:p>
          </table:table-cell>
          <table:table-cell office:value-type="float" office:value="0" table:formula="of:=concat(concat(&quot;https://docs.google.com/spreadsheets/d/1zw9aR8GDIDUiTDtSznMxDlZQEAGb8uNzib9KBZLf5yE/edit#gid=0&amp;range=A&quot;;[.G132]);concat(&quot;:X&quot;;[.E132]))" table:style-name="ce71">
            <text:p>#¿NOMBRE?</text:p>
          </table:table-cell>
          <table:table-cell table:number-columns-repeated="16376"/>
        </table:table-row>
        <table:table-row table:style-name="ro17">
          <table:table-cell/>
          <table:table-cell table:number-columns-repeated="2" table:style-name="ce1"/>
          <table:table-cell office:value-type="string" table:style-name="ce1">
            <text:p>Open Conditions Description</text:p>
          </table:table-cell>
          <table:table-cell office:value-type="float" office:value="453" table:style-name="ce1">
            <text:p>453</text:p>
          </table:table-cell>
          <table:table-cell office:value-type="string" table:style-name="ce1">
            <text:p>Open Conditions Description</text:p>
          </table:table-cell>
          <table:table-cell office:value-type="float" office:value="452" table:style-name="ce1">
            <text:p>452</text:p>
          </table:table-cell>
          <table:table-cell office:value-type="float" office:value="0" table:formula="of:=concat(concat(&quot;https://docs.google.com/spreadsheets/d/1zw9aR8GDIDUiTDtSznMxDlZQEAGb8uNzib9KBZLf5yE/edit#gid=0&amp;range=A&quot;;[.G133]);concat(&quot;:X&quot;;[.E133]))" table:style-name="ce71">
            <text:p>#¿NOMBRE?</text:p>
          </table:table-cell>
          <table:table-cell table:number-columns-repeated="16376"/>
        </table:table-row>
        <table:table-row table:style-name="ro17">
          <table:table-cell/>
          <table:table-cell office:value-type="string" office:string-value="Contract Publication Date" table:formula="of:=['ePO-Glossary'.B135]" table:style-name="ce1">
            <text:p>Contract Publication Date</text:p>
          </table:table-cell>
          <table:table-cell office:value-type="float" office:value="135" table:formula="of:=ROW(['ePO-Glossary'.B135])" table:style-name="ce1">
            <text:p>135</text:p>
          </table:table-cell>
          <table:table-cell office:value-type="string" table:style-name="ce1">
            <text:p>Open Conditions Place</text:p>
          </table:table-cell>
          <table:table-cell office:value-type="float" office:value="455" table:style-name="ce1">
            <text:p>455</text:p>
          </table:table-cell>
          <table:table-cell office:value-type="string" table:style-name="ce1">
            <text:p>Open Conditions Place</text:p>
          </table:table-cell>
          <table:table-cell office:value-type="float" office:value="454" table:style-name="ce1">
            <text:p>454</text:p>
          </table:table-cell>
          <table:table-cell office:value-type="float" office:value="0" table:formula="of:=concat(concat(&quot;https://docs.google.com/spreadsheets/d/1zw9aR8GDIDUiTDtSznMxDlZQEAGb8uNzib9KBZLf5yE/edit#gid=0&amp;range=A&quot;;[.G134]);concat(&quot;:X&quot;;[.E134]))" table:style-name="ce71">
            <text:p>#¿NOMBRE?</text:p>
          </table:table-cell>
          <table:table-cell table:number-columns-repeated="16376"/>
        </table:table-row>
        <table:table-row table:style-name="ro17">
          <table:table-cell/>
          <table:table-cell office:value-type="string" office:string-value="Contract Publication Date" table:formula="of:=['ePO-Glossary'.B136]" table:style-name="ce1">
            <text:p>Contract Publication Date</text:p>
          </table:table-cell>
          <table:table-cell office:value-type="float" office:value="136" table:formula="of:=ROW(['ePO-Glossary'.B136])" table:style-name="ce1">
            <text:p>136</text:p>
          </table:table-cell>
          <table:table-cell office:value-type="string" table:style-name="ce1">
            <text:p>Options</text:p>
          </table:table-cell>
          <table:table-cell office:value-type="float" office:value="462" table:style-name="ce1">
            <text:p>462</text:p>
          </table:table-cell>
          <table:table-cell office:value-type="string" table:style-name="ce1">
            <text:p>Options</text:p>
          </table:table-cell>
          <table:table-cell office:value-type="float" office:value="456" table:style-name="ce1">
            <text:p>456</text:p>
          </table:table-cell>
          <table:table-cell office:value-type="float" office:value="0" table:formula="of:=concat(concat(&quot;https://docs.google.com/spreadsheets/d/1zw9aR8GDIDUiTDtSznMxDlZQEAGb8uNzib9KBZLf5yE/edit#gid=0&amp;range=A&quot;;[.G135]);concat(&quot;:X&quot;;[.E135]))" table:style-name="ce71">
            <text:p>#¿NOMBRE?</text:p>
          </table:table-cell>
          <table:table-cell table:number-columns-repeated="16376"/>
        </table:table-row>
        <table:table-row table:style-name="ro17">
          <table:table-cell/>
          <table:table-cell office:value-type="string" office:string-value="Contract URI" table:formula="of:=['ePO-Glossary'.B137]" table:style-name="ce1">
            <text:p>Contract URI</text:p>
          </table:table-cell>
          <table:table-cell office:value-type="float" office:value="137" table:formula="of:=ROW(['ePO-Glossary'.B137])" table:style-name="ce1">
            <text:p>137</text:p>
          </table:table-cell>
          <table:table-cell office:value-type="string" table:style-name="ce1">
            <text:p>Organisation Identifier</text:p>
          </table:table-cell>
          <table:table-cell office:value-type="float" office:value="468" table:style-name="ce1">
            <text:p>468</text:p>
          </table:table-cell>
          <table:table-cell office:value-type="string" table:style-name="ce1">
            <text:p>Organisation Identifier</text:p>
          </table:table-cell>
          <table:table-cell office:value-type="float" office:value="463" table:style-name="ce1">
            <text:p>463</text:p>
          </table:table-cell>
          <table:table-cell office:value-type="float" office:value="0" table:formula="of:=concat(concat(&quot;https://docs.google.com/spreadsheets/d/1zw9aR8GDIDUiTDtSznMxDlZQEAGb8uNzib9KBZLf5yE/edit#gid=0&amp;range=A&quot;;[.G136]);concat(&quot;:X&quot;;[.E136]))" table:style-name="ce71">
            <text:p>#¿NOMBRE?</text:p>
          </table:table-cell>
          <table:table-cell table:number-columns-repeated="16376"/>
        </table:table-row>
        <table:table-row table:style-name="ro17">
          <table:table-cell/>
          <table:table-cell office:value-type="string" office:string-value="Contract URI" table:formula="of:=['ePO-Glossary'.B138]" table:style-name="ce1">
            <text:p>Contract URI</text:p>
          </table:table-cell>
          <table:table-cell office:value-type="float" office:value="138" table:formula="of:=ROW(['ePO-Glossary'.B138])" table:style-name="ce1">
            <text:p>138</text:p>
          </table:table-cell>
          <table:table-cell office:value-type="string" table:style-name="ce1">
            <text:p>Outsourced Procedure Indicator</text:p>
          </table:table-cell>
          <table:table-cell office:value-type="float" office:value="470" table:style-name="ce1">
            <text:p>470</text:p>
          </table:table-cell>
          <table:table-cell office:value-type="string" table:style-name="ce1">
            <text:p>Outsourced Procedure Indicator</text:p>
          </table:table-cell>
          <table:table-cell office:value-type="float" office:value="469" table:style-name="ce1">
            <text:p>469</text:p>
          </table:table-cell>
          <table:table-cell office:value-type="float" office:value="0" table:formula="of:=concat(concat(&quot;https://docs.google.com/spreadsheets/d/1zw9aR8GDIDUiTDtSznMxDlZQEAGb8uNzib9KBZLf5yE/edit#gid=0&amp;range=A&quot;;[.G137]);concat(&quot;:X&quot;;[.E137]))" table:style-name="ce71">
            <text:p>#¿NOMBRE?</text:p>
          </table:table-cell>
          <table:table-cell table:number-columns-repeated="16376"/>
        </table:table-row>
        <table:table-row table:style-name="ro17">
          <table:table-cell/>
          <table:table-cell office:value-type="string" office:string-value="Country" table:formula="of:=['ePO-Glossary'.B139]" table:style-name="ce1">
            <text:p>Country</text:p>
          </table:table-cell>
          <table:table-cell office:value-type="float" office:value="139" table:formula="of:=ROW(['ePO-Glossary'.B139])" table:style-name="ce1">
            <text:p>139</text:p>
          </table:table-cell>
          <table:table-cell office:value-type="string" table:style-name="ce1">
            <text:p>Participant Pay</text:p>
          </table:table-cell>
          <table:table-cell office:value-type="float" office:value="474" table:style-name="ce1">
            <text:p>474</text:p>
          </table:table-cell>
          <table:table-cell office:value-type="string" table:style-name="ce1">
            <text:p>Participant Pay</text:p>
          </table:table-cell>
          <table:table-cell office:value-type="float" office:value="471" table:style-name="ce1">
            <text:p>471</text:p>
          </table:table-cell>
          <table:table-cell office:value-type="float" office:value="0" table:formula="of:=concat(concat(&quot;https://docs.google.com/spreadsheets/d/1zw9aR8GDIDUiTDtSznMxDlZQEAGb8uNzib9KBZLf5yE/edit#gid=0&amp;range=A&quot;;[.G138]);concat(&quot;:X&quot;;[.E138]))" table:style-name="ce71">
            <text:p>#¿NOMBRE?</text:p>
          </table:table-cell>
          <table:table-cell table:number-columns-repeated="16376"/>
        </table:table-row>
        <table:table-row table:style-name="ro17">
          <table:table-cell/>
          <table:table-cell office:value-type="string" office:string-value="Country" table:formula="of:=['ePO-Glossary'.B140]" table:style-name="ce1">
            <text:p>Country</text:p>
          </table:table-cell>
          <table:table-cell office:value-type="float" office:value="140" table:formula="of:=ROW(['ePO-Glossary'.B140])" table:style-name="ce1">
            <text:p>140</text:p>
          </table:table-cell>
          <table:table-cell office:value-type="string" table:style-name="ce1">
            <text:p>Participants Name</text:p>
          </table:table-cell>
          <table:table-cell office:value-type="float" office:value="477" table:style-name="ce1">
            <text:p>477</text:p>
          </table:table-cell>
          <table:table-cell office:value-type="string" table:style-name="ce1">
            <text:p>Participants Name</text:p>
          </table:table-cell>
          <table:table-cell office:value-type="float" office:value="475" table:style-name="ce1">
            <text:p>475</text:p>
          </table:table-cell>
          <table:table-cell office:value-type="float" office:value="0" table:formula="of:=concat(concat(&quot;https://docs.google.com/spreadsheets/d/1zw9aR8GDIDUiTDtSznMxDlZQEAGb8uNzib9KBZLf5yE/edit#gid=0&amp;range=A&quot;;[.G139]);concat(&quot;:X&quot;;[.E139]))" table:style-name="ce71">
            <text:p>#¿NOMBRE?</text:p>
          </table:table-cell>
          <table:table-cell table:number-columns-repeated="16376"/>
        </table:table-row>
        <table:table-row table:style-name="ro17">
          <table:table-cell/>
          <table:table-cell office:value-type="string" office:string-value="Country" table:formula="of:=['ePO-Glossary'.B141]" table:style-name="ce1">
            <text:p>Country</text:p>
          </table:table-cell>
          <table:table-cell office:value-type="float" office:value="141" table:formula="of:=ROW(['ePO-Glossary'.B141])" table:style-name="ce1">
            <text:p>141</text:p>
          </table:table-cell>
          <table:table-cell office:value-type="string" table:style-name="ce1">
            <text:p>Participation Deadline</text:p>
          </table:table-cell>
          <table:table-cell office:value-type="float" office:value="480" table:style-name="ce1">
            <text:p>480</text:p>
          </table:table-cell>
          <table:table-cell office:value-type="string" table:style-name="ce1">
            <text:p>Participation Deadline</text:p>
          </table:table-cell>
          <table:table-cell office:value-type="float" office:value="478" table:style-name="ce1">
            <text:p>478</text:p>
          </table:table-cell>
          <table:table-cell office:value-type="float" office:value="0" table:formula="of:=concat(concat(&quot;https://docs.google.com/spreadsheets/d/1zw9aR8GDIDUiTDtSznMxDlZQEAGb8uNzib9KBZLf5yE/edit#gid=0&amp;range=A&quot;;[.G140]);concat(&quot;:X&quot;;[.E140]))" table:style-name="ce71">
            <text:p>#¿NOMBRE?</text:p>
          </table:table-cell>
          <table:table-cell table:number-columns-repeated="16376"/>
        </table:table-row>
        <table:table-row table:style-name="ro17">
          <table:table-cell/>
          <table:table-cell table:number-columns-repeated="2" table:style-name="ce1"/>
          <table:table-cell office:value-type="string" table:style-name="ce1">
            <text:p>Performance Conditions</text:p>
          </table:table-cell>
          <table:table-cell office:value-type="float" office:value="483" table:style-name="ce1">
            <text:p>483</text:p>
          </table:table-cell>
          <table:table-cell office:value-type="string" table:style-name="ce1">
            <text:p>Performance Conditions</text:p>
          </table:table-cell>
          <table:table-cell office:value-type="float" office:value="481" table:style-name="ce1">
            <text:p>481</text:p>
          </table:table-cell>
          <table:table-cell office:value-type="float" office:value="0" table:formula="of:=concat(concat(&quot;https://docs.google.com/spreadsheets/d/1zw9aR8GDIDUiTDtSznMxDlZQEAGb8uNzib9KBZLf5yE/edit#gid=0&amp;range=A&quot;;[.G141]);concat(&quot;:X&quot;;[.E141]))" table:style-name="ce71">
            <text:p>#¿NOMBRE?</text:p>
          </table:table-cell>
          <table:table-cell table:number-columns-repeated="16376"/>
        </table:table-row>
        <table:table-row table:style-name="ro17">
          <table:table-cell/>
          <table:table-cell office:value-type="string" office:string-value="Criterion" table:formula="of:=['ePO-Glossary'.B142]" table:style-name="ce1">
            <text:p>Criterion</text:p>
          </table:table-cell>
          <table:table-cell office:value-type="float" office:value="142" table:formula="of:=ROW(['ePO-Glossary'.B142])" table:style-name="ce1">
            <text:p>142</text:p>
          </table:table-cell>
          <table:table-cell office:value-type="string" table:style-name="ce1">
            <text:p>Performance Staff Qualification</text:p>
          </table:table-cell>
          <table:table-cell office:value-type="float" office:value="485" table:style-name="ce1">
            <text:p>485</text:p>
          </table:table-cell>
          <table:table-cell office:value-type="string" table:style-name="ce1">
            <text:p>Performance Staff Qualification</text:p>
          </table:table-cell>
          <table:table-cell office:value-type="float" office:value="484" table:style-name="ce1">
            <text:p>484</text:p>
          </table:table-cell>
          <table:table-cell office:value-type="float" office:value="0" table:formula="of:=concat(concat(&quot;https://docs.google.com/spreadsheets/d/1zw9aR8GDIDUiTDtSznMxDlZQEAGb8uNzib9KBZLf5yE/edit#gid=0&amp;range=A&quot;;[.G142]);concat(&quot;:X&quot;;[.E142]))" table:style-name="ce71">
            <text:p>#¿NOMBRE?</text:p>
          </table:table-cell>
          <table:table-cell table:number-columns-repeated="16376"/>
        </table:table-row>
        <table:table-row table:style-name="ro17">
          <table:table-cell/>
          <table:table-cell office:value-type="string" office:string-value="Criterion" table:formula="of:=['ePO-Glossary'.B143]" table:style-name="ce1">
            <text:p>Criterion</text:p>
          </table:table-cell>
          <table:table-cell office:value-type="float" office:value="143" table:formula="of:=ROW(['ePO-Glossary'.B143])" table:style-name="ce1">
            <text:p>143</text:p>
          </table:table-cell>
          <table:table-cell office:value-type="string" table:style-name="ce1">
            <text:p>Personal Situation Exclusion Criterion</text:p>
          </table:table-cell>
          <table:table-cell office:value-type="float" office:value="489" table:style-name="ce1">
            <text:p>489</text:p>
          </table:table-cell>
          <table:table-cell office:value-type="string" table:style-name="ce1">
            <text:p>Personal Situation Exclusion Criterion</text:p>
          </table:table-cell>
          <table:table-cell office:value-type="float" office:value="486" table:style-name="ce1">
            <text:p>486</text:p>
          </table:table-cell>
          <table:table-cell office:value-type="float" office:value="0" table:formula="of:=concat(concat(&quot;https://docs.google.com/spreadsheets/d/1zw9aR8GDIDUiTDtSznMxDlZQEAGb8uNzib9KBZLf5yE/edit#gid=0&amp;range=A&quot;;[.G143]);concat(&quot;:X&quot;;[.E143]))" table:style-name="ce71">
            <text:p>#¿NOMBRE?</text:p>
          </table:table-cell>
          <table:table-cell table:number-columns-repeated="16376"/>
        </table:table-row>
        <table:table-row table:style-name="ro17">
          <table:table-cell/>
          <table:table-cell office:value-type="string" office:string-value="Criterion" table:formula="of:=['ePO-Glossary'.B144]" table:style-name="ce1">
            <text:p>Criterion</text:p>
          </table:table-cell>
          <table:table-cell office:value-type="float" office:value="144" table:formula="of:=ROW(['ePO-Glossary'.B144])" table:style-name="ce1">
            <text:p>144</text:p>
          </table:table-cell>
          <table:table-cell office:value-type="string" table:style-name="ce1">
            <text:p>Phone</text:p>
          </table:table-cell>
          <table:table-cell office:value-type="float" office:value="491" table:style-name="ce1">
            <text:p>491</text:p>
          </table:table-cell>
          <table:table-cell office:value-type="string" table:style-name="ce1">
            <text:p>Phone</text:p>
          </table:table-cell>
          <table:table-cell office:value-type="float" office:value="490" table:style-name="ce1">
            <text:p>490</text:p>
          </table:table-cell>
          <table:table-cell office:value-type="float" office:value="0" table:formula="of:=concat(concat(&quot;https://docs.google.com/spreadsheets/d/1zw9aR8GDIDUiTDtSznMxDlZQEAGb8uNzib9KBZLf5yE/edit#gid=0&amp;range=A&quot;;[.G144]);concat(&quot;:X&quot;;[.E144]))" table:style-name="ce71">
            <text:p>#¿NOMBRE?</text:p>
          </table:table-cell>
          <table:table-cell table:number-columns-repeated="16376"/>
        </table:table-row>
        <table:table-row table:style-name="ro17">
          <table:table-cell/>
          <table:table-cell office:value-type="string" office:string-value="Criterion" table:formula="of:=['ePO-Glossary'.B145]" table:style-name="ce1">
            <text:p>Criterion</text:p>
          </table:table-cell>
          <table:table-cell office:value-type="float" office:value="145" table:formula="of:=ROW(['ePO-Glossary'.B145])" table:style-name="ce1">
            <text:p>145</text:p>
          </table:table-cell>
          <table:table-cell office:value-type="string" table:style-name="ce1">
            <text:p>Postal Code</text:p>
          </table:table-cell>
          <table:table-cell office:value-type="float" office:value="493" table:style-name="ce1">
            <text:p>493</text:p>
          </table:table-cell>
          <table:table-cell office:value-type="string" table:style-name="ce1">
            <text:p>Postal Code</text:p>
          </table:table-cell>
          <table:table-cell office:value-type="float" office:value="492" table:style-name="ce1">
            <text:p>492</text:p>
          </table:table-cell>
          <table:table-cell office:value-type="float" office:value="0" table:formula="of:=concat(concat(&quot;https://docs.google.com/spreadsheets/d/1zw9aR8GDIDUiTDtSznMxDlZQEAGb8uNzib9KBZLf5yE/edit#gid=0&amp;range=A&quot;;[.G145]);concat(&quot;:X&quot;;[.E145]))" table:style-name="ce71">
            <text:p>#¿NOMBRE?</text:p>
          </table:table-cell>
          <table:table-cell table:number-columns-repeated="16376"/>
        </table:table-row>
        <table:table-row table:style-name="ro17">
          <table:table-cell/>
          <table:table-cell office:value-type="string" office:string-value="Criterion Weight" table:formula="of:=['ePO-Glossary'.B146]" table:style-name="ce1">
            <text:p>Criterion Weight</text:p>
          </table:table-cell>
          <table:table-cell office:value-type="float" office:value="146" table:formula="of:=ROW(['ePO-Glossary'.B146])" table:style-name="ce1">
            <text:p>146</text:p>
          </table:table-cell>
          <table:table-cell office:value-type="string" table:style-name="ce1">
            <text:p>Preliminary Market Consultation</text:p>
          </table:table-cell>
          <table:table-cell office:value-type="float" office:value="495" table:style-name="ce1">
            <text:p>495</text:p>
          </table:table-cell>
          <table:table-cell office:value-type="string" table:style-name="ce1">
            <text:p>Preliminary Market Consultation</text:p>
          </table:table-cell>
          <table:table-cell office:value-type="float" office:value="494" table:style-name="ce1">
            <text:p>494</text:p>
          </table:table-cell>
          <table:table-cell office:value-type="float" office:value="0" table:formula="of:=concat(concat(&quot;https://docs.google.com/spreadsheets/d/1zw9aR8GDIDUiTDtSznMxDlZQEAGb8uNzib9KBZLf5yE/edit#gid=0&amp;range=A&quot;;[.G146]);concat(&quot;:X&quot;;[.E146]))" table:style-name="ce71">
            <text:p>#¿NOMBRE?</text:p>
          </table:table-cell>
          <table:table-cell table:number-columns-repeated="16376"/>
        </table:table-row>
        <table:table-row table:style-name="ro17">
          <table:table-cell/>
          <table:table-cell office:value-type="string" office:string-value="Criterion Weight" table:formula="of:=['ePO-Glossary'.B147]" table:style-name="ce1">
            <text:p>Criterion Weight</text:p>
          </table:table-cell>
          <table:table-cell office:value-type="float" office:value="147" table:formula="of:=ROW(['ePO-Glossary'.B147])" table:style-name="ce1">
            <text:p>147</text:p>
          </table:table-cell>
          <table:table-cell office:value-type="string" table:style-name="ce1">
            <text:p>Prize Awarded</text:p>
          </table:table-cell>
          <table:table-cell office:value-type="float" office:value="501" table:style-name="ce1">
            <text:p>501</text:p>
          </table:table-cell>
          <table:table-cell office:value-type="string" table:style-name="ce1">
            <text:p>Prize Awarded</text:p>
          </table:table-cell>
          <table:table-cell office:value-type="float" office:value="496" table:style-name="ce1">
            <text:p>496</text:p>
          </table:table-cell>
          <table:table-cell office:value-type="float" office:value="0" table:formula="of:=concat(concat(&quot;https://docs.google.com/spreadsheets/d/1zw9aR8GDIDUiTDtSznMxDlZQEAGb8uNzib9KBZLf5yE/edit#gid=0&amp;range=A&quot;;[.G147]);concat(&quot;:X&quot;;[.E147]))" table:style-name="ce71">
            <text:p>#¿NOMBRE?</text:p>
          </table:table-cell>
          <table:table-cell table:number-columns-repeated="16376"/>
        </table:table-row>
        <table:table-row table:style-name="ro17">
          <table:table-cell/>
          <table:table-cell office:value-type="string" office:string-value="Criterion Weight" table:formula="of:=['ePO-Glossary'.B148]" table:style-name="ce1">
            <text:p>Criterion Weight</text:p>
          </table:table-cell>
          <table:table-cell office:value-type="float" office:value="148" table:formula="of:=ROW(['ePO-Glossary'.B148])" table:style-name="ce1">
            <text:p>148</text:p>
          </table:table-cell>
          <table:table-cell office:value-type="string" table:style-name="ce1">
            <text:p>Prize Value</text:p>
          </table:table-cell>
          <table:table-cell office:value-type="float" office:value="503" table:style-name="ce1">
            <text:p>503</text:p>
          </table:table-cell>
          <table:table-cell office:value-type="string" table:style-name="ce1">
            <text:p>Prize Value</text:p>
          </table:table-cell>
          <table:table-cell office:value-type="float" office:value="502" table:style-name="ce1">
            <text:p>502</text:p>
          </table:table-cell>
          <table:table-cell office:value-type="float" office:value="0" table:formula="of:=concat(concat(&quot;https://docs.google.com/spreadsheets/d/1zw9aR8GDIDUiTDtSznMxDlZQEAGb8uNzib9KBZLf5yE/edit#gid=0&amp;range=A&quot;;[.G148]);concat(&quot;:X&quot;;[.E148]))" table:style-name="ce71">
            <text:p>#¿NOMBRE?</text:p>
          </table:table-cell>
          <table:table-cell table:number-columns-repeated="16376"/>
        </table:table-row>
        <table:table-row table:style-name="ro17">
          <table:table-cell/>
          <table:table-cell office:value-type="string" office:string-value="Criterion Weight" table:formula="of:=['ePO-Glossary'.B149]" table:style-name="ce1">
            <text:p>Criterion Weight</text:p>
          </table:table-cell>
          <table:table-cell office:value-type="float" office:value="149" table:formula="of:=ROW(['ePO-Glossary'.B149])" table:style-name="ce1">
            <text:p>149</text:p>
          </table:table-cell>
          <table:table-cell office:value-type="string" table:style-name="ce1">
            <text:p>Procedure Type</text:p>
          </table:table-cell>
          <table:table-cell office:value-type="float" office:value="509" table:style-name="ce1">
            <text:p>509</text:p>
          </table:table-cell>
          <table:table-cell office:value-type="string" table:style-name="ce1">
            <text:p>Procedure Type</text:p>
          </table:table-cell>
          <table:table-cell office:value-type="float" office:value="504" table:style-name="ce1">
            <text:p>504</text:p>
          </table:table-cell>
          <table:table-cell office:value-type="float" office:value="0" table:formula="of:=concat(concat(&quot;https://docs.google.com/spreadsheets/d/1zw9aR8GDIDUiTDtSznMxDlZQEAGb8uNzib9KBZLf5yE/edit#gid=0&amp;range=A&quot;;[.G149]);concat(&quot;:X&quot;;[.E149]))" table:style-name="ce71">
            <text:p>#¿NOMBRE?</text:p>
          </table:table-cell>
          <table:table-cell table:number-columns-repeated="16376"/>
        </table:table-row>
        <table:table-row table:style-name="ro17">
          <table:table-cell/>
          <table:table-cell office:value-type="string" office:string-value="Criterion Weight" table:formula="of:=['ePO-Glossary'.B150]" table:style-name="ce1">
            <text:p>Criterion Weight</text:p>
          </table:table-cell>
          <table:table-cell office:value-type="float" office:value="150" table:formula="of:=ROW(['ePO-Glossary'.B150])" table:style-name="ce1">
            <text:p>150</text:p>
          </table:table-cell>
          <table:table-cell office:value-type="string" table:style-name="ce1">
            <text:p>Process</text:p>
          </table:table-cell>
          <table:table-cell office:value-type="float" office:value="511" table:style-name="ce1">
            <text:p>511</text:p>
          </table:table-cell>
          <table:table-cell office:value-type="string" table:style-name="ce1">
            <text:p>Process</text:p>
          </table:table-cell>
          <table:table-cell office:value-type="float" office:value="510" table:style-name="ce1">
            <text:p>510</text:p>
          </table:table-cell>
          <table:table-cell office:value-type="float" office:value="0" table:formula="of:=concat(concat(&quot;https://docs.google.com/spreadsheets/d/1zw9aR8GDIDUiTDtSznMxDlZQEAGb8uNzib9KBZLf5yE/edit#gid=0&amp;range=A&quot;;[.G150]);concat(&quot;:X&quot;;[.E150]))" table:style-name="ce71">
            <text:p>#¿NOMBRE?</text:p>
          </table:table-cell>
          <table:table-cell table:number-columns-repeated="16376"/>
        </table:table-row>
        <table:table-row table:style-name="ro17">
          <table:table-cell/>
          <table:table-cell office:value-type="string" office:string-value="Deadline And Description Review" table:formula="of:=['ePO-Glossary'.B151]" table:style-name="ce1">
            <text:p>Deadline And Description Review</text:p>
          </table:table-cell>
          <table:table-cell office:value-type="float" office:value="151" table:formula="of:=ROW(['ePO-Glossary'.B151])" table:style-name="ce1">
            <text:p>151</text:p>
          </table:table-cell>
          <table:table-cell office:value-type="string" table:style-name="ce1">
            <text:p>Procurement Description</text:p>
          </table:table-cell>
          <table:table-cell office:value-type="float" office:value="515" table:style-name="ce1">
            <text:p>515</text:p>
          </table:table-cell>
          <table:table-cell office:value-type="string" table:style-name="ce1">
            <text:p>Procurement Description</text:p>
          </table:table-cell>
          <table:table-cell office:value-type="float" office:value="512" table:style-name="ce1">
            <text:p>512</text:p>
          </table:table-cell>
          <table:table-cell office:value-type="float" office:value="0" table:formula="of:=concat(concat(&quot;https://docs.google.com/spreadsheets/d/1zw9aR8GDIDUiTDtSznMxDlZQEAGb8uNzib9KBZLf5yE/edit#gid=0&amp;range=A&quot;;[.G151]);concat(&quot;:X&quot;;[.E151]))" table:style-name="ce71">
            <text:p>#¿NOMBRE?</text:p>
          </table:table-cell>
          <table:table-cell table:number-columns-repeated="16376"/>
        </table:table-row>
        <table:table-row table:style-name="ro17">
          <table:table-cell/>
          <table:table-cell office:value-type="string" office:string-value="Deadline And Description Review" table:formula="of:=['ePO-Glossary'.B152]" table:style-name="ce1">
            <text:p>Deadline And Description Review</text:p>
          </table:table-cell>
          <table:table-cell office:value-type="float" office:value="152" table:formula="of:=ROW(['ePO-Glossary'.B152])" table:style-name="ce1">
            <text:p>152</text:p>
          </table:table-cell>
          <table:table-cell office:value-type="string" table:style-name="ce1">
            <text:p>Procurement Document URL</text:p>
          </table:table-cell>
          <table:table-cell office:value-type="float" office:value="516" table:style-name="ce1">
            <text:p>516</text:p>
          </table:table-cell>
          <table:table-cell office:value-type="string" table:style-name="ce1">
            <text:p>Procurement Document URL</text:p>
          </table:table-cell>
          <table:table-cell office:value-type="float" office:value="516" table:style-name="ce1">
            <text:p>516</text:p>
          </table:table-cell>
          <table:table-cell office:value-type="float" office:value="0" table:formula="of:=concat(concat(&quot;https://docs.google.com/spreadsheets/d/1zw9aR8GDIDUiTDtSznMxDlZQEAGb8uNzib9KBZLf5yE/edit#gid=0&amp;range=A&quot;;[.G152]);concat(&quot;:X&quot;;[.E152]))" table:style-name="ce71">
            <text:p>#¿NOMBRE?</text:p>
          </table:table-cell>
          <table:table-cell table:number-columns-repeated="16376"/>
        </table:table-row>
        <table:table-row table:style-name="ro17">
          <table:table-cell/>
          <table:table-cell office:value-type="string" office:string-value="Deadline And Description Review" table:formula="of:=['ePO-Glossary'.B153]" table:style-name="ce1">
            <text:p>Deadline And Description Review</text:p>
          </table:table-cell>
          <table:table-cell office:value-type="float" office:value="153" table:formula="of:=ROW(['ePO-Glossary'.B153])" table:style-name="ce1">
            <text:p>153</text:p>
          </table:table-cell>
          <table:table-cell office:value-type="string" table:style-name="ce1">
            <text:p>Procurement Law</text:p>
          </table:table-cell>
          <table:table-cell office:value-type="float" office:value="520" table:style-name="ce1">
            <text:p>520</text:p>
          </table:table-cell>
          <table:table-cell office:value-type="string" table:style-name="ce1">
            <text:p>Procurement Law</text:p>
          </table:table-cell>
          <table:table-cell office:value-type="float" office:value="517" table:style-name="ce1">
            <text:p>517</text:p>
          </table:table-cell>
          <table:table-cell office:value-type="float" office:value="0" table:formula="of:=concat(concat(&quot;https://docs.google.com/spreadsheets/d/1zw9aR8GDIDUiTDtSznMxDlZQEAGb8uNzib9KBZLf5yE/edit#gid=0&amp;range=A&quot;;[.G153]);concat(&quot;:X&quot;;[.E153]))" table:style-name="ce71">
            <text:p>#¿NOMBRE?</text:p>
          </table:table-cell>
          <table:table-cell table:number-columns-repeated="16376"/>
        </table:table-row>
        <table:table-row table:style-name="ro17">
          <table:table-cell/>
          <table:table-cell office:value-type="string" office:string-value="Deadline And Description Review" table:formula="of:=['ePO-Glossary'.B154]" table:style-name="ce1">
            <text:p>Deadline And Description Review</text:p>
          </table:table-cell>
          <table:table-cell office:value-type="float" office:value="154" table:formula="of:=ROW(['ePO-Glossary'.B154])" table:style-name="ce1">
            <text:p>154</text:p>
          </table:table-cell>
          <table:table-cell office:value-type="string" table:style-name="ce1">
            <text:p>Procurement Objects</text:p>
          </table:table-cell>
          <table:table-cell office:value-type="float" office:value="521" table:style-name="ce1">
            <text:p>521</text:p>
          </table:table-cell>
          <table:table-cell office:value-type="string" table:style-name="ce1">
            <text:p>Procurement Objects</text:p>
          </table:table-cell>
          <table:table-cell office:value-type="float" office:value="521" table:style-name="ce1">
            <text:p>521</text:p>
          </table:table-cell>
          <table:table-cell office:value-type="float" office:value="0" table:formula="of:=concat(concat(&quot;https://docs.google.com/spreadsheets/d/1zw9aR8GDIDUiTDtSznMxDlZQEAGb8uNzib9KBZLf5yE/edit#gid=0&amp;range=A&quot;;[.G154]);concat(&quot;:X&quot;;[.E154]))" table:style-name="ce71">
            <text:p>#¿NOMBRE?</text:p>
          </table:table-cell>
          <table:table-cell table:number-columns-repeated="16376"/>
        </table:table-row>
        <table:table-row table:style-name="ro17">
          <table:table-cell/>
          <table:table-cell office:value-type="string" office:string-value="Decision Binding Contracting" table:formula="of:=['ePO-Glossary'.B155]" table:style-name="ce1">
            <text:p>Decision Binding Contracting</text:p>
          </table:table-cell>
          <table:table-cell office:value-type="float" office:value="155" table:formula="of:=ROW(['ePO-Glossary'.B155])" table:style-name="ce1">
            <text:p>155</text:p>
          </table:table-cell>
          <table:table-cell office:value-type="string" table:style-name="ce1">
            <text:p>Profession</text:p>
          </table:table-cell>
          <table:table-cell office:value-type="float" office:value="523" table:style-name="ce1">
            <text:p>523</text:p>
          </table:table-cell>
          <table:table-cell office:value-type="string" table:style-name="ce1">
            <text:p>Profession</text:p>
          </table:table-cell>
          <table:table-cell office:value-type="float" office:value="522" table:style-name="ce1">
            <text:p>522</text:p>
          </table:table-cell>
          <table:table-cell office:value-type="float" office:value="0" table:formula="of:=concat(concat(&quot;https://docs.google.com/spreadsheets/d/1zw9aR8GDIDUiTDtSznMxDlZQEAGb8uNzib9KBZLf5yE/edit#gid=0&amp;range=A&quot;;[.G155]);concat(&quot;:X&quot;;[.E155]))" table:style-name="ce71">
            <text:p>#¿NOMBRE?</text:p>
          </table:table-cell>
          <table:table-cell table:number-columns-repeated="16376"/>
        </table:table-row>
        <table:table-row table:style-name="ro17">
          <table:table-cell/>
          <table:table-cell office:value-type="string" office:string-value="Decision Binding Contracting" table:formula="of:=['ePO-Glossary'.B156]" table:style-name="ce1">
            <text:p>Decision Binding Contracting</text:p>
          </table:table-cell>
          <table:table-cell office:value-type="float" office:value="156" table:formula="of:=ROW(['ePO-Glossary'.B156])" table:style-name="ce1">
            <text:p>156</text:p>
          </table:table-cell>
          <table:table-cell office:value-type="string" table:style-name="ce1">
            <text:p>Publication Date</text:p>
          </table:table-cell>
          <table:table-cell office:value-type="float" office:value="526" table:style-name="ce1">
            <text:p>526</text:p>
          </table:table-cell>
          <table:table-cell office:value-type="string" table:style-name="ce1">
            <text:p>Publication Date</text:p>
          </table:table-cell>
          <table:table-cell office:value-type="float" office:value="524" table:style-name="ce1">
            <text:p>524</text:p>
          </table:table-cell>
          <table:table-cell office:value-type="float" office:value="0" table:formula="of:=concat(concat(&quot;https://docs.google.com/spreadsheets/d/1zw9aR8GDIDUiTDtSznMxDlZQEAGb8uNzib9KBZLf5yE/edit#gid=0&amp;range=A&quot;;[.G156]);concat(&quot;:X&quot;;[.E156]))" table:style-name="ce71">
            <text:p>#¿NOMBRE?</text:p>
          </table:table-cell>
          <table:table-cell table:number-columns-repeated="16376"/>
        </table:table-row>
        <table:table-row table:style-name="ro17">
          <table:table-cell/>
          <table:table-cell office:value-type="string" office:string-value="Decision Binding Contracting" table:formula="of:=['ePO-Glossary'.B157]" table:style-name="ce1">
            <text:p>Decision Binding Contracting</text:p>
          </table:table-cell>
          <table:table-cell office:value-type="float" office:value="157" table:formula="of:=ROW(['ePO-Glossary'.B157])" table:style-name="ce1">
            <text:p>157</text:p>
          </table:table-cell>
          <table:table-cell office:value-type="string" table:style-name="ce1">
            <text:p>Quantity And Unit</text:p>
          </table:table-cell>
          <table:table-cell office:value-type="float" office:value="529" table:style-name="ce1">
            <text:p>529</text:p>
          </table:table-cell>
          <table:table-cell office:value-type="string" table:style-name="ce1">
            <text:p>Quantity And Unit</text:p>
          </table:table-cell>
          <table:table-cell office:value-type="float" office:value="527" table:style-name="ce1">
            <text:p>527</text:p>
          </table:table-cell>
          <table:table-cell office:value-type="float" office:value="0" table:formula="of:=concat(concat(&quot;https://docs.google.com/spreadsheets/d/1zw9aR8GDIDUiTDtSznMxDlZQEAGb8uNzib9KBZLf5yE/edit#gid=0&amp;range=A&quot;;[.G157]);concat(&quot;:X&quot;;[.E157]))" table:style-name="ce71">
            <text:p>#¿NOMBRE?</text:p>
          </table:table-cell>
          <table:table-cell table:number-columns-repeated="16376"/>
        </table:table-row>
        <table:table-row table:style-name="ro17">
          <table:table-cell/>
          <table:table-cell office:value-type="string" office:string-value="Decision Binding Contracting" table:formula="of:=['ePO-Glossary'.B158]" table:style-name="ce1">
            <text:p>Decision Binding Contracting</text:p>
          </table:table-cell>
          <table:table-cell office:value-type="float" office:value="158" table:formula="of:=ROW(['ePO-Glossary'.B158])" table:style-name="ce1">
            <text:p>158</text:p>
          </table:table-cell>
          <table:table-cell office:value-type="string" table:style-name="ce1">
            <text:p>Reason For Non-Electronic Submission</text:p>
          </table:table-cell>
          <table:table-cell office:value-type="float" office:value="534" table:style-name="ce1">
            <text:p>534</text:p>
          </table:table-cell>
          <table:table-cell office:value-type="string" table:style-name="ce1">
            <text:p>Reason For Non-Electronic Submission</text:p>
          </table:table-cell>
          <table:table-cell office:value-type="float" office:value="530" table:style-name="ce1">
            <text:p>530</text:p>
          </table:table-cell>
          <table:table-cell office:value-type="float" office:value="0" table:formula="of:=concat(concat(&quot;https://docs.google.com/spreadsheets/d/1zw9aR8GDIDUiTDtSznMxDlZQEAGb8uNzib9KBZLf5yE/edit#gid=0&amp;range=A&quot;;[.G158]);concat(&quot;:X&quot;;[.E158]))" table:style-name="ce71">
            <text:p>#¿NOMBRE?</text:p>
          </table:table-cell>
          <table:table-cell table:number-columns-repeated="16376"/>
        </table:table-row>
        <table:table-row table:style-name="ro17">
          <table:table-cell/>
          <table:table-cell office:value-type="string" office:string-value="Decision Binding Contracting" table:formula="of:=['ePO-Glossary'.B159]" table:style-name="ce1">
            <text:p>Decision Binding Contracting</text:p>
          </table:table-cell>
          <table:table-cell office:value-type="float" office:value="159" table:formula="of:=ROW(['ePO-Glossary'.B159])" table:style-name="ce1">
            <text:p>159</text:p>
          </table:table-cell>
          <table:table-cell office:value-type="string" table:style-name="ce1">
            <text:p>Receiver Party</text:p>
          </table:table-cell>
          <table:table-cell office:value-type="float" office:value="535" table:style-name="ce1">
            <text:p>535</text:p>
          </table:table-cell>
          <table:table-cell office:value-type="string" table:style-name="ce1">
            <text:p>Receiver Party</text:p>
          </table:table-cell>
          <table:table-cell office:value-type="float" office:value="535" table:style-name="ce1">
            <text:p>535</text:p>
          </table:table-cell>
          <table:table-cell office:value-type="float" office:value="0" table:formula="of:=concat(concat(&quot;https://docs.google.com/spreadsheets/d/1zw9aR8GDIDUiTDtSznMxDlZQEAGb8uNzib9KBZLf5yE/edit#gid=0&amp;range=A&quot;;[.G159]);concat(&quot;:X&quot;;[.E159]))" table:style-name="ce71">
            <text:p>#¿NOMBRE?</text:p>
          </table:table-cell>
          <table:table-cell table:number-columns-repeated="16376"/>
        </table:table-row>
        <table:table-row table:style-name="ro17">
          <table:table-cell/>
          <table:table-cell office:value-type="string" office:string-value="Delivery Country" table:formula="of:=['ePO-Glossary'.B160]" table:style-name="ce1">
            <text:p>Delivery Country</text:p>
          </table:table-cell>
          <table:table-cell office:value-type="float" office:value="160" table:formula="of:=ROW(['ePO-Glossary'.B160])" table:style-name="ce1">
            <text:p>160</text:p>
          </table:table-cell>
          <table:table-cell office:value-type="string" table:style-name="ce1">
            <text:p>Recurrent Estimated Timing</text:p>
          </table:table-cell>
          <table:table-cell office:value-type="float" office:value="537" table:style-name="ce1">
            <text:p>537</text:p>
          </table:table-cell>
          <table:table-cell office:value-type="string" table:style-name="ce1">
            <text:p>Recurrent Estimated Timing</text:p>
          </table:table-cell>
          <table:table-cell office:value-type="float" office:value="536" table:style-name="ce1">
            <text:p>536</text:p>
          </table:table-cell>
          <table:table-cell office:value-type="float" office:value="0" table:formula="of:=concat(concat(&quot;https://docs.google.com/spreadsheets/d/1zw9aR8GDIDUiTDtSznMxDlZQEAGb8uNzib9KBZLf5yE/edit#gid=0&amp;range=A&quot;;[.G160]);concat(&quot;:X&quot;;[.E160]))" table:style-name="ce71">
            <text:p>#¿NOMBRE?</text:p>
          </table:table-cell>
          <table:table-cell table:number-columns-repeated="16376"/>
        </table:table-row>
        <table:table-row table:style-name="ro17">
          <table:table-cell/>
          <table:table-cell office:value-type="string" office:string-value="Dispatch Date" table:formula="of:=['ePO-Glossary'.B161]" table:style-name="ce1">
            <text:p>Dispatch Date</text:p>
          </table:table-cell>
          <table:table-cell office:value-type="float" office:value="161" table:formula="of:=ROW(['ePO-Glossary'.B161])" table:style-name="ce1">
            <text:p>161</text:p>
          </table:table-cell>
          <table:table-cell office:value-type="string" table:style-name="ce1">
            <text:p>Recurrent Indicator</text:p>
          </table:table-cell>
          <table:table-cell office:value-type="float" office:value="542" table:style-name="ce1">
            <text:p>542</text:p>
          </table:table-cell>
          <table:table-cell office:value-type="string" table:style-name="ce1">
            <text:p>Recurrent Indicator</text:p>
          </table:table-cell>
          <table:table-cell office:value-type="float" office:value="538" table:style-name="ce1">
            <text:p>538</text:p>
          </table:table-cell>
          <table:table-cell office:value-type="float" office:value="0" table:formula="of:=concat(concat(&quot;https://docs.google.com/spreadsheets/d/1zw9aR8GDIDUiTDtSznMxDlZQEAGb8uNzib9KBZLf5yE/edit#gid=0&amp;range=A&quot;;[.G161]);concat(&quot;:X&quot;;[.E161]))" table:style-name="ce71">
            <text:p>#¿NOMBRE?</text:p>
          </table:table-cell>
          <table:table-cell table:number-columns-repeated="16376"/>
        </table:table-row>
        <table:table-row table:style-name="ro17">
          <table:table-cell/>
          <table:table-cell office:value-type="string" office:string-value="Dispatch Date" table:formula="of:=['ePO-Glossary'.B162]" table:style-name="ce1">
            <text:p>Dispatch Date</text:p>
          </table:table-cell>
          <table:table-cell office:value-type="float" office:value="162" table:formula="of:=ROW(['ePO-Glossary'.B162])" table:style-name="ce1">
            <text:p>162</text:p>
          </table:table-cell>
          <table:table-cell office:value-type="string" table:style-name="ce1">
            <text:p>Reduction Recourse Indicator</text:p>
          </table:table-cell>
          <table:table-cell office:value-type="float" office:value="547" table:style-name="ce1">
            <text:p>547</text:p>
          </table:table-cell>
          <table:table-cell office:value-type="string" table:style-name="ce1">
            <text:p>Reduction Recourse Indicator</text:p>
          </table:table-cell>
          <table:table-cell office:value-type="float" office:value="543" table:style-name="ce1">
            <text:p>543</text:p>
          </table:table-cell>
          <table:table-cell office:value-type="float" office:value="0" table:formula="of:=concat(concat(&quot;https://docs.google.com/spreadsheets/d/1zw9aR8GDIDUiTDtSznMxDlZQEAGb8uNzib9KBZLf5yE/edit#gid=0&amp;range=A&quot;;[.G162]);concat(&quot;:X&quot;;[.E162]))" table:style-name="ce71">
            <text:p>#¿NOMBRE?</text:p>
          </table:table-cell>
          <table:table-cell table:number-columns-repeated="16376"/>
        </table:table-row>
        <table:table-row table:style-name="ro17">
          <table:table-cell/>
          <table:table-cell office:value-type="string" office:string-value="Dispatch Date" table:formula="of:=['ePO-Glossary'.B163]" table:style-name="ce1">
            <text:p>Dispatch Date</text:p>
          </table:table-cell>
          <table:table-cell office:value-type="float" office:value="163" table:formula="of:=ROW(['ePO-Glossary'.B163])" table:style-name="ce1">
            <text:p>163</text:p>
          </table:table-cell>
          <table:table-cell office:value-type="string" table:style-name="ce1">
            <text:p>Reference Publication</text:p>
          </table:table-cell>
          <table:table-cell office:value-type="float" office:value="550" table:style-name="ce1">
            <text:p>550</text:p>
          </table:table-cell>
          <table:table-cell office:value-type="string" table:style-name="ce1">
            <text:p>Reference Publication</text:p>
          </table:table-cell>
          <table:table-cell office:value-type="float" office:value="548" table:style-name="ce1">
            <text:p>548</text:p>
          </table:table-cell>
          <table:table-cell office:value-type="float" office:value="0" table:formula="of:=concat(concat(&quot;https://docs.google.com/spreadsheets/d/1zw9aR8GDIDUiTDtSznMxDlZQEAGb8uNzib9KBZLf5yE/edit#gid=0&amp;range=A&quot;;[.G163]);concat(&quot;:X&quot;;[.E163]))" table:style-name="ce71">
            <text:p>#¿NOMBRE?</text:p>
          </table:table-cell>
          <table:table-cell table:number-columns-repeated="16376"/>
        </table:table-row>
        <table:table-row table:style-name="ro17">
          <table:table-cell/>
          <table:table-cell office:value-type="string" office:string-value="Dispatch Date" table:formula="of:=['ePO-Glossary'.B164]" table:style-name="ce1">
            <text:p>Dispatch Date</text:p>
          </table:table-cell>
          <table:table-cell office:value-type="float" office:value="164" table:formula="of:=ROW(['ePO-Glossary'.B164])" table:style-name="ce1">
            <text:p>164</text:p>
          </table:table-cell>
          <table:table-cell office:value-type="string" table:style-name="ce1">
            <text:p>Renewal</text:p>
          </table:table-cell>
          <table:table-cell office:value-type="float" office:value="557" table:style-name="ce1">
            <text:p>557</text:p>
          </table:table-cell>
          <table:table-cell office:value-type="string" table:style-name="ce1">
            <text:p>Renewal</text:p>
          </table:table-cell>
          <table:table-cell office:value-type="float" office:value="551" table:style-name="ce1">
            <text:p>551</text:p>
          </table:table-cell>
          <table:table-cell office:value-type="float" office:value="0" table:formula="of:=concat(concat(&quot;https://docs.google.com/spreadsheets/d/1zw9aR8GDIDUiTDtSznMxDlZQEAGb8uNzib9KBZLf5yE/edit#gid=0&amp;range=A&quot;;[.G164]);concat(&quot;:X&quot;;[.E164]))" table:style-name="ce71">
            <text:p>#¿NOMBRE?</text:p>
          </table:table-cell>
          <table:table-cell table:number-columns-repeated="16376"/>
        </table:table-row>
        <table:table-row table:style-name="ro17">
          <table:table-cell/>
          <table:table-cell office:value-type="string" office:string-value="Dispatch Date" table:formula="of:=['ePO-Glossary'.B165]" table:style-name="ce1">
            <text:p>Dispatch Date</text:p>
          </table:table-cell>
          <table:table-cell office:value-type="float" office:value="165" table:formula="of:=ROW(['ePO-Glossary'.B165])" table:style-name="ce1">
            <text:p>165</text:p>
          </table:table-cell>
          <table:table-cell office:value-type="string" table:style-name="ce1">
            <text:p>Request Information Deadline</text:p>
          </table:table-cell>
          <table:table-cell office:value-type="float" office:value="561" table:style-name="ce1">
            <text:p>561</text:p>
          </table:table-cell>
          <table:table-cell office:value-type="string" table:style-name="ce1">
            <text:p>Request Information Deadline</text:p>
          </table:table-cell>
          <table:table-cell office:value-type="float" office:value="558" table:style-name="ce1">
            <text:p>558</text:p>
          </table:table-cell>
          <table:table-cell office:value-type="float" office:value="0" table:formula="of:=concat(concat(&quot;https://docs.google.com/spreadsheets/d/1zw9aR8GDIDUiTDtSznMxDlZQEAGb8uNzib9KBZLf5yE/edit#gid=0&amp;range=A&quot;;[.G165]);concat(&quot;:X&quot;;[.E165]))" table:style-name="ce71">
            <text:p>#¿NOMBRE?</text:p>
          </table:table-cell>
          <table:table-cell table:number-columns-repeated="16376"/>
        </table:table-row>
        <table:table-row table:style-name="ro17">
          <table:table-cell/>
          <table:table-cell office:value-type="string" office:string-value="Dispatch Date" table:formula="of:=['ePO-Glossary'.B166]" table:style-name="ce1">
            <text:p>Dispatch Date</text:p>
          </table:table-cell>
          <table:table-cell office:value-type="float" office:value="166" table:formula="of:=ROW(['ePO-Glossary'.B166])" table:style-name="ce1">
            <text:p>166</text:p>
          </table:table-cell>
          <table:table-cell office:value-type="string" table:style-name="ce1">
            <text:p>Reserved Contract</text:p>
          </table:table-cell>
          <table:table-cell office:value-type="float" office:value="565" table:style-name="ce1">
            <text:p>565</text:p>
          </table:table-cell>
          <table:table-cell office:value-type="string" table:style-name="ce1">
            <text:p>Reserved Contract</text:p>
          </table:table-cell>
          <table:table-cell office:value-type="float" office:value="562" table:style-name="ce1">
            <text:p>562</text:p>
          </table:table-cell>
          <table:table-cell office:value-type="float" office:value="0" table:formula="of:=concat(concat(&quot;https://docs.google.com/spreadsheets/d/1zw9aR8GDIDUiTDtSznMxDlZQEAGb8uNzib9KBZLf5yE/edit#gid=0&amp;range=A&quot;;[.G166]);concat(&quot;:X&quot;;[.E166]))" table:style-name="ce71">
            <text:p>#¿NOMBRE?</text:p>
          </table:table-cell>
          <table:table-cell table:number-columns-repeated="16376"/>
        </table:table-row>
        <table:table-row table:style-name="ro17">
          <table:table-cell/>
          <table:table-cell office:value-type="string" office:string-value="Dispatch Date" table:formula="of:=['ePO-Glossary'.B167]" table:style-name="ce1">
            <text:p>Dispatch Date</text:p>
          </table:table-cell>
          <table:table-cell office:value-type="float" office:value="167" table:formula="of:=ROW(['ePO-Glossary'.B167])" table:style-name="ce1">
            <text:p>167</text:p>
          </table:table-cell>
          <table:table-cell office:value-type="string" table:style-name="ce1">
            <text:p>Result</text:p>
          </table:table-cell>
          <table:table-cell office:value-type="float" office:value="567" table:style-name="ce1">
            <text:p>567</text:p>
          </table:table-cell>
          <table:table-cell office:value-type="string" table:style-name="ce1">
            <text:p>Result</text:p>
          </table:table-cell>
          <table:table-cell office:value-type="float" office:value="566" table:style-name="ce1">
            <text:p>566</text:p>
          </table:table-cell>
          <table:table-cell office:value-type="float" office:value="0" table:formula="of:=concat(concat(&quot;https://docs.google.com/spreadsheets/d/1zw9aR8GDIDUiTDtSznMxDlZQEAGb8uNzib9KBZLf5yE/edit#gid=0&amp;range=A&quot;;[.G167]);concat(&quot;:X&quot;;[.E167]))" table:style-name="ce71">
            <text:p>#¿NOMBRE?</text:p>
          </table:table-cell>
          <table:table-cell table:number-columns-repeated="16376"/>
        </table:table-row>
        <table:table-row table:style-name="ro17">
          <table:table-cell/>
          <table:table-cell office:value-type="string" office:string-value="Duration Or Date Start Date End" table:formula="of:=['ePO-Glossary'.B168]" table:style-name="ce1">
            <text:p>Duration Or Date Start Date End</text:p>
          </table:table-cell>
          <table:table-cell office:value-type="float" office:value="168" table:formula="of:=ROW(['ePO-Glossary'.B168])" table:style-name="ce1">
            <text:p>168</text:p>
          </table:table-cell>
          <table:table-cell office:value-type="string" table:style-name="ce1">
            <text:p>Revenue Value</text:p>
          </table:table-cell>
          <table:table-cell office:value-type="float" office:value="569" table:style-name="ce1">
            <text:p>569</text:p>
          </table:table-cell>
          <table:table-cell office:value-type="string" table:style-name="ce1">
            <text:p>Revenue Value</text:p>
          </table:table-cell>
          <table:table-cell office:value-type="float" office:value="568" table:style-name="ce1">
            <text:p>568</text:p>
          </table:table-cell>
          <table:table-cell office:value-type="float" office:value="0" table:formula="of:=concat(concat(&quot;https://docs.google.com/spreadsheets/d/1zw9aR8GDIDUiTDtSznMxDlZQEAGb8uNzib9KBZLf5yE/edit#gid=0&amp;range=A&quot;;[.G168]);concat(&quot;:X&quot;;[.E168]))" table:style-name="ce71">
            <text:p>#¿NOMBRE?</text:p>
          </table:table-cell>
          <table:table-cell table:number-columns-repeated="16376"/>
        </table:table-row>
        <table:table-row table:style-name="ro17">
          <table:table-cell/>
          <table:table-cell office:value-type="string" office:string-value="Duration Or Date Start Date End" table:formula="of:=['ePO-Glossary'.B169]" table:style-name="ce1">
            <text:p>Duration Or Date Start Date End</text:p>
          </table:table-cell>
          <table:table-cell office:value-type="float" office:value="169" table:formula="of:=ROW(['ePO-Glossary'.B169])" table:style-name="ce1">
            <text:p>169</text:p>
          </table:table-cell>
          <table:table-cell office:value-type="string" table:style-name="ce1">
            <text:p>Review Information Party</text:p>
          </table:table-cell>
          <table:table-cell office:value-type="float" office:value="571" table:style-name="ce1">
            <text:p>571</text:p>
          </table:table-cell>
          <table:table-cell office:value-type="string" table:style-name="ce1">
            <text:p>Review Information Party</text:p>
          </table:table-cell>
          <table:table-cell office:value-type="float" office:value="570" table:style-name="ce1">
            <text:p>570</text:p>
          </table:table-cell>
          <table:table-cell office:value-type="float" office:value="0" table:formula="of:=concat(concat(&quot;https://docs.google.com/spreadsheets/d/1zw9aR8GDIDUiTDtSznMxDlZQEAGb8uNzib9KBZLf5yE/edit#gid=0&amp;range=A&quot;;[.G169]);concat(&quot;:X&quot;;[.E169]))" table:style-name="ce71">
            <text:p>#¿NOMBRE?</text:p>
          </table:table-cell>
          <table:table-cell table:number-columns-repeated="16376"/>
        </table:table-row>
        <table:table-row table:style-name="ro17">
          <table:table-cell/>
          <table:table-cell office:value-type="string" office:string-value="Duration Or Date Start Date End" table:formula="of:=['ePO-Glossary'.B170]" table:style-name="ce1">
            <text:p>Duration Or Date Start Date End</text:p>
          </table:table-cell>
          <table:table-cell office:value-type="float" office:value="170" table:formula="of:=ROW(['ePO-Glossary'.B170])" table:style-name="ce1">
            <text:p>170</text:p>
          </table:table-cell>
          <table:table-cell office:value-type="string" table:style-name="ce1">
            <text:p>Rules Criteria</text:p>
          </table:table-cell>
          <table:table-cell office:value-type="float" office:value="572" table:style-name="ce1">
            <text:p>572</text:p>
          </table:table-cell>
          <table:table-cell office:value-type="string" table:style-name="ce1">
            <text:p>Rules Criteria</text:p>
          </table:table-cell>
          <table:table-cell office:value-type="float" office:value="572" table:style-name="ce1">
            <text:p>572</text:p>
          </table:table-cell>
          <table:table-cell office:value-type="float" office:value="0" table:formula="of:=concat(concat(&quot;https://docs.google.com/spreadsheets/d/1zw9aR8GDIDUiTDtSznMxDlZQEAGb8uNzib9KBZLf5yE/edit#gid=0&amp;range=A&quot;;[.G170]);concat(&quot;:X&quot;;[.E170]))" table:style-name="ce71">
            <text:p>#¿NOMBRE?</text:p>
          </table:table-cell>
          <table:table-cell table:number-columns-repeated="16376"/>
        </table:table-row>
        <table:table-row table:style-name="ro17">
          <table:table-cell/>
          <table:table-cell office:value-type="string" office:string-value="Duration Or Date Start Date End" table:formula="of:=['ePO-Glossary'.B171]" table:style-name="ce1">
            <text:p>Duration Or Date Start Date End</text:p>
          </table:table-cell>
          <table:table-cell office:value-type="float" office:value="171" table:formula="of:=ROW(['ePO-Glossary'.B171])" table:style-name="ce1">
            <text:p>171</text:p>
          </table:table-cell>
          <table:table-cell office:value-type="string" table:style-name="ce1">
            <text:p>Social Specific Services Indicator</text:p>
          </table:table-cell>
          <table:table-cell office:value-type="float" office:value="576" table:style-name="ce1">
            <text:p>576</text:p>
          </table:table-cell>
          <table:table-cell office:value-type="string" table:style-name="ce1">
            <text:p>Social Specific Services Indicator</text:p>
          </table:table-cell>
          <table:table-cell office:value-type="float" office:value="573" table:style-name="ce1">
            <text:p>573</text:p>
          </table:table-cell>
          <table:table-cell office:value-type="float" office:value="0" table:formula="of:=concat(concat(&quot;https://docs.google.com/spreadsheets/d/1zw9aR8GDIDUiTDtSznMxDlZQEAGb8uNzib9KBZLf5yE/edit#gid=0&amp;range=A&quot;;[.G171]);concat(&quot;:X&quot;;[.E171]))" table:style-name="ce71">
            <text:p>#¿NOMBRE?</text:p>
          </table:table-cell>
          <table:table-cell table:number-columns-repeated="16376"/>
        </table:table-row>
        <table:table-row table:style-name="ro17">
          <table:table-cell/>
          <table:table-cell office:value-type="string" office:string-value="Duration Or Date Start Date End" table:formula="of:=['ePO-Glossary'.B172]" table:style-name="ce1">
            <text:p>Duration Or Date Start Date End</text:p>
          </table:table-cell>
          <table:table-cell office:value-type="float" office:value="172" table:formula="of:=ROW(['ePO-Glossary'.B172])" table:style-name="ce1">
            <text:p>172</text:p>
          </table:table-cell>
          <table:table-cell office:value-type="string" table:style-name="ce1">
            <text:p>Strategic Procurement</text:p>
          </table:table-cell>
          <table:table-cell office:value-type="float" office:value="579" table:style-name="ce1">
            <text:p>579</text:p>
          </table:table-cell>
          <table:table-cell office:value-type="string" table:style-name="ce1">
            <text:p>Strategic Procurement</text:p>
          </table:table-cell>
          <table:table-cell office:value-type="float" office:value="577" table:style-name="ce1">
            <text:p>577</text:p>
          </table:table-cell>
          <table:table-cell office:value-type="float" office:value="0" table:formula="of:=concat(concat(&quot;https://docs.google.com/spreadsheets/d/1zw9aR8GDIDUiTDtSznMxDlZQEAGb8uNzib9KBZLf5yE/edit#gid=0&amp;range=A&quot;;[.G172]);concat(&quot;:X&quot;;[.E172]))" table:style-name="ce71">
            <text:p>#¿NOMBRE?</text:p>
          </table:table-cell>
          <table:table-cell table:number-columns-repeated="16376"/>
        </table:table-row>
        <table:table-row table:style-name="ro17">
          <table:table-cell/>
          <table:table-cell office:value-type="string" office:string-value="Duration Or Date Start Date End" table:formula="of:=['ePO-Glossary'.B173]" table:style-name="ce1">
            <text:p>Duration Or Date Start Date End</text:p>
          </table:table-cell>
          <table:table-cell office:value-type="float" office:value="173" table:formula="of:=ROW(['ePO-Glossary'.B173])" table:style-name="ce1">
            <text:p>173</text:p>
          </table:table-cell>
          <table:table-cell office:value-type="string" table:style-name="ce1">
            <text:p>Street Address</text:p>
          </table:table-cell>
          <table:table-cell office:value-type="float" office:value="581" table:style-name="ce1">
            <text:p>581</text:p>
          </table:table-cell>
          <table:table-cell office:value-type="string" table:style-name="ce1">
            <text:p>Street Address</text:p>
          </table:table-cell>
          <table:table-cell office:value-type="float" office:value="580" table:style-name="ce1">
            <text:p>580</text:p>
          </table:table-cell>
          <table:table-cell office:value-type="float" office:value="0" table:formula="of:=concat(concat(&quot;https://docs.google.com/spreadsheets/d/1zw9aR8GDIDUiTDtSznMxDlZQEAGb8uNzib9KBZLf5yE/edit#gid=0&amp;range=A&quot;;[.G173]);concat(&quot;:X&quot;;[.E173]))" table:style-name="ce71">
            <text:p>#¿NOMBRE?</text:p>
          </table:table-cell>
          <table:table-cell table:number-columns-repeated="16376"/>
        </table:table-row>
        <table:table-row table:style-name="ro17">
          <table:table-cell/>
          <table:table-cell office:value-type="string" office:string-value="Duration Or Date Start Date End" table:formula="of:=['ePO-Glossary'.B174]" table:style-name="ce1">
            <text:p>Duration Or Date Start Date End</text:p>
          </table:table-cell>
          <table:table-cell office:value-type="float" office:value="174" table:formula="of:=ROW(['ePO-Glossary'.B174])" table:style-name="ce1">
            <text:p>174</text:p>
          </table:table-cell>
          <table:table-cell office:value-type="string" table:style-name="ce1">
            <text:p>Street Number</text:p>
          </table:table-cell>
          <table:table-cell office:value-type="float" office:value="582" table:style-name="ce1">
            <text:p>582</text:p>
          </table:table-cell>
          <table:table-cell office:value-type="string" table:style-name="ce1">
            <text:p>Street Number</text:p>
          </table:table-cell>
          <table:table-cell office:value-type="float" office:value="582" table:style-name="ce1">
            <text:p>582</text:p>
          </table:table-cell>
          <table:table-cell office:value-type="float" office:value="0" table:formula="of:=concat(concat(&quot;https://docs.google.com/spreadsheets/d/1zw9aR8GDIDUiTDtSznMxDlZQEAGb8uNzib9KBZLf5yE/edit#gid=0&amp;range=A&quot;;[.G174]);concat(&quot;:X&quot;;[.E174]))" table:style-name="ce71">
            <text:p>#¿NOMBRE?</text:p>
          </table:table-cell>
          <table:table-cell table:number-columns-repeated="16376"/>
        </table:table-row>
        <table:table-row table:style-name="ro17">
          <table:table-cell/>
          <table:table-cell office:value-type="string" office:string-value="Dynamic Purchasing System (DPS)" table:formula="of:=['ePO-Glossary'.B175]" table:style-name="ce1">
            <text:p>Dynamic Purchasing System (DPS)</text:p>
          </table:table-cell>
          <table:table-cell office:value-type="float" office:value="175" table:formula="of:=ROW(['ePO-Glossary'.B175])" table:style-name="ce1">
            <text:p>175</text:p>
          </table:table-cell>
          <table:table-cell office:value-type="string" table:style-name="ce1">
            <text:p>Subcontract</text:p>
          </table:table-cell>
          <table:table-cell office:value-type="float" office:value="584" table:style-name="ce1">
            <text:p>584</text:p>
          </table:table-cell>
          <table:table-cell office:value-type="string" table:style-name="ce1">
            <text:p>Subcontract</text:p>
          </table:table-cell>
          <table:table-cell office:value-type="float" office:value="583" table:style-name="ce1">
            <text:p>583</text:p>
          </table:table-cell>
          <table:table-cell office:value-type="float" office:value="0" table:formula="of:=concat(concat(&quot;https://docs.google.com/spreadsheets/d/1zw9aR8GDIDUiTDtSznMxDlZQEAGb8uNzib9KBZLf5yE/edit#gid=0&amp;range=A&quot;;[.G175]);concat(&quot;:X&quot;;[.E175]))" table:style-name="ce71">
            <text:p>#¿NOMBRE?</text:p>
          </table:table-cell>
          <table:table-cell table:number-columns-repeated="16376"/>
        </table:table-row>
        <table:table-row table:style-name="ro17">
          <table:table-cell/>
          <table:table-cell office:value-type="string" office:string-value="Dynamic Purchasing System (DPS)" table:formula="of:=['ePO-Glossary'.B176]" table:style-name="ce1">
            <text:p>Dynamic Purchasing System (DPS)</text:p>
          </table:table-cell>
          <table:table-cell office:value-type="float" office:value="176" table:formula="of:=ROW(['ePO-Glossary'.B176])" table:style-name="ce1">
            <text:p>176</text:p>
          </table:table-cell>
          <table:table-cell office:value-type="string" table:style-name="ce1">
            <text:p>Subcontracting Code</text:p>
          </table:table-cell>
          <table:table-cell office:value-type="float" office:value="587" table:style-name="ce1">
            <text:p>587</text:p>
          </table:table-cell>
          <table:table-cell office:value-type="string" table:style-name="ce1">
            <text:p>Subcontracting Code</text:p>
          </table:table-cell>
          <table:table-cell office:value-type="float" office:value="585" table:style-name="ce1">
            <text:p>585</text:p>
          </table:table-cell>
          <table:table-cell office:value-type="float" office:value="0" table:formula="of:=concat(concat(&quot;https://docs.google.com/spreadsheets/d/1zw9aR8GDIDUiTDtSznMxDlZQEAGb8uNzib9KBZLf5yE/edit#gid=0&amp;range=A&quot;;[.G176]);concat(&quot;:X&quot;;[.E176]))" table:style-name="ce71">
            <text:p>#¿NOMBRE?</text:p>
          </table:table-cell>
          <table:table-cell table:number-columns-repeated="16376"/>
        </table:table-row>
        <table:table-row table:style-name="ro17">
          <table:table-cell/>
          <table:table-cell office:value-type="string" office:string-value="e-Auction" table:formula="of:=['ePO-Glossary'.B177]" table:style-name="ce1">
            <text:p>e-Auction</text:p>
          </table:table-cell>
          <table:table-cell office:value-type="float" office:value="177" table:formula="of:=ROW(['ePO-Glossary'.B177])" table:style-name="ce1">
            <text:p>177</text:p>
          </table:table-cell>
          <table:table-cell office:value-type="string" table:style-name="ce1">
            <text:p>Subcontracting Part</text:p>
          </table:table-cell>
          <table:table-cell office:value-type="float" office:value="600" table:style-name="ce1">
            <text:p>600</text:p>
          </table:table-cell>
          <table:table-cell office:value-type="string" table:style-name="ce1">
            <text:p>Subcontracting Part</text:p>
          </table:table-cell>
          <table:table-cell office:value-type="float" office:value="588" table:style-name="ce1">
            <text:p>588</text:p>
          </table:table-cell>
          <table:table-cell office:value-type="float" office:value="0" table:formula="of:=concat(concat(&quot;https://docs.google.com/spreadsheets/d/1zw9aR8GDIDUiTDtSznMxDlZQEAGb8uNzib9KBZLf5yE/edit#gid=0&amp;range=A&quot;;[.G177]);concat(&quot;:X&quot;;[.E177]))" table:style-name="ce71">
            <text:p>#¿NOMBRE?</text:p>
          </table:table-cell>
          <table:table-cell table:number-columns-repeated="16376"/>
        </table:table-row>
        <table:table-row table:style-name="ro17">
          <table:table-cell/>
          <table:table-cell office:value-type="string" office:string-value="e-Auction" table:formula="of:=['ePO-Glossary'.B178]" table:style-name="ce1">
            <text:p>e-Auction</text:p>
          </table:table-cell>
          <table:table-cell office:value-type="float" office:value="178" table:formula="of:=ROW(['ePO-Glossary'.B178])" table:style-name="ce1">
            <text:p>178</text:p>
          </table:table-cell>
          <table:table-cell office:value-type="string" table:style-name="ce1">
            <text:p>Suitability</text:p>
          </table:table-cell>
          <table:table-cell office:value-type="float" office:value="605" table:style-name="ce1">
            <text:p>605</text:p>
          </table:table-cell>
          <table:table-cell office:value-type="string" table:style-name="ce1">
            <text:p>Suitability</text:p>
          </table:table-cell>
          <table:table-cell office:value-type="float" office:value="601" table:style-name="ce1">
            <text:p>601</text:p>
          </table:table-cell>
          <table:table-cell office:value-type="float" office:value="0" table:formula="of:=concat(concat(&quot;https://docs.google.com/spreadsheets/d/1zw9aR8GDIDUiTDtSznMxDlZQEAGb8uNzib9KBZLf5yE/edit#gid=0&amp;range=A&quot;;[.G178]);concat(&quot;:X&quot;;[.E178]))" table:style-name="ce71">
            <text:p>#¿NOMBRE?</text:p>
          </table:table-cell>
          <table:table-cell table:number-columns-repeated="16376"/>
        </table:table-row>
        <table:table-row table:style-name="ro17">
          <table:table-cell/>
          <table:table-cell office:value-type="string" office:string-value="e-Auction" table:formula="of:=['ePO-Glossary'.B179]" table:style-name="ce1">
            <text:p>e-Auction</text:p>
          </table:table-cell>
          <table:table-cell office:value-type="float" office:value="179" table:formula="of:=ROW(['ePO-Glossary'.B179])" table:style-name="ce1">
            <text:p>179</text:p>
          </table:table-cell>
          <table:table-cell office:value-type="string" table:style-name="ce1">
            <text:p>Supplier</text:p>
          </table:table-cell>
          <table:table-cell office:value-type="float" office:value="606" table:style-name="ce1">
            <text:p>606</text:p>
          </table:table-cell>
          <table:table-cell office:value-type="string" table:style-name="ce1">
            <text:p>Supplier</text:p>
          </table:table-cell>
          <table:table-cell office:value-type="float" office:value="606" table:style-name="ce1">
            <text:p>606</text:p>
          </table:table-cell>
          <table:table-cell office:value-type="float" office:value="0" table:formula="of:=concat(concat(&quot;https://docs.google.com/spreadsheets/d/1zw9aR8GDIDUiTDtSznMxDlZQEAGb8uNzib9KBZLf5yE/edit#gid=0&amp;range=A&quot;;[.G179]);concat(&quot;:X&quot;;[.E179]))" table:style-name="ce71">
            <text:p>#¿NOMBRE?</text:p>
          </table:table-cell>
          <table:table-cell table:number-columns-repeated="16376"/>
        </table:table-row>
        <table:table-row table:style-name="ro17">
          <table:table-cell/>
          <table:table-cell office:value-type="string" office:string-value="e-Auction" table:formula="of:=['ePO-Glossary'.B180]" table:style-name="ce1">
            <text:p>e-Auction</text:p>
          </table:table-cell>
          <table:table-cell office:value-type="float" office:value="180" table:formula="of:=ROW(['ePO-Glossary'.B180])" table:style-name="ce1">
            <text:p>180</text:p>
          </table:table-cell>
          <table:table-cell office:value-type="string" table:style-name="ce1">
            <text:p>Tax Party</text:p>
          </table:table-cell>
          <table:table-cell office:value-type="float" office:value="608" table:style-name="ce1">
            <text:p>608</text:p>
          </table:table-cell>
          <table:table-cell office:value-type="string" table:style-name="ce1">
            <text:p>Tax Party</text:p>
          </table:table-cell>
          <table:table-cell office:value-type="float" office:value="607" table:style-name="ce1">
            <text:p>607</text:p>
          </table:table-cell>
          <table:table-cell office:value-type="float" office:value="0" table:formula="of:=concat(concat(&quot;https://docs.google.com/spreadsheets/d/1zw9aR8GDIDUiTDtSznMxDlZQEAGb8uNzib9KBZLf5yE/edit#gid=0&amp;range=A&quot;;[.G180]);concat(&quot;:X&quot;;[.E180]))" table:style-name="ce71">
            <text:p>#¿NOMBRE?</text:p>
          </table:table-cell>
          <table:table-cell table:number-columns-repeated="16376"/>
        </table:table-row>
        <table:table-row table:style-name="ro17">
          <table:table-cell/>
          <table:table-cell office:value-type="string" office:string-value="e-Auction" table:formula="of:=['ePO-Glossary'.B181]" table:style-name="ce1">
            <text:p>e-Auction</text:p>
          </table:table-cell>
          <table:table-cell office:value-type="float" office:value="181" table:formula="of:=ROW(['ePO-Glossary'.B181])" table:style-name="ce1">
            <text:p>181</text:p>
          </table:table-cell>
          <table:table-cell office:value-type="string" table:style-name="ce1">
            <text:p>Tax Party Address URL General</text:p>
          </table:table-cell>
          <table:table-cell office:value-type="float" office:value="612" table:style-name="ce1">
            <text:p>612</text:p>
          </table:table-cell>
          <table:table-cell office:value-type="string" table:style-name="ce1">
            <text:p>Tax Party Address URL General</text:p>
          </table:table-cell>
          <table:table-cell office:value-type="float" office:value="609" table:style-name="ce1">
            <text:p>609</text:p>
          </table:table-cell>
          <table:table-cell office:value-type="float" office:value="0" table:formula="of:=concat(concat(&quot;https://docs.google.com/spreadsheets/d/1zw9aR8GDIDUiTDtSznMxDlZQEAGb8uNzib9KBZLf5yE/edit#gid=0&amp;range=A&quot;;[.G181]);concat(&quot;:X&quot;;[.E181]))" table:style-name="ce71">
            <text:p>#¿NOMBRE?</text:p>
          </table:table-cell>
          <table:table-cell table:number-columns-repeated="16376"/>
        </table:table-row>
        <table:table-row table:style-name="ro17">
          <table:table-cell/>
          <table:table-cell office:value-type="string" office:string-value="e-Auction Description" table:formula="of:=['ePO-Glossary'.B182]" table:style-name="ce1">
            <text:p>e-Auction Description</text:p>
          </table:table-cell>
          <table:table-cell office:value-type="float" office:value="182" table:formula="of:=ROW(['ePO-Glossary'.B182])" table:style-name="ce1">
            <text:p>182</text:p>
          </table:table-cell>
          <table:table-cell office:value-type="string" table:style-name="ce1">
            <text:p>Technical And Professional Ability</text:p>
          </table:table-cell>
          <table:table-cell office:value-type="float" office:value="617" table:style-name="ce1">
            <text:p>617</text:p>
          </table:table-cell>
          <table:table-cell office:value-type="string" table:style-name="ce1">
            <text:p>Technical And Professional Ability</text:p>
          </table:table-cell>
          <table:table-cell office:value-type="float" office:value="613" table:style-name="ce1">
            <text:p>613</text:p>
          </table:table-cell>
          <table:table-cell office:value-type="float" office:value="0" table:formula="of:=concat(concat(&quot;https://docs.google.com/spreadsheets/d/1zw9aR8GDIDUiTDtSznMxDlZQEAGb8uNzib9KBZLf5yE/edit#gid=0&amp;range=A&quot;;[.G182]);concat(&quot;:X&quot;;[.E182]))" table:style-name="ce71">
            <text:p>#¿NOMBRE?</text:p>
          </table:table-cell>
          <table:table-cell table:number-columns-repeated="16376"/>
        </table:table-row>
        <table:table-row table:style-name="ro17">
          <table:table-cell/>
          <table:table-cell office:value-type="string" office:string-value="e-Auction Description" table:formula="of:=['ePO-Glossary'.B183]" table:style-name="ce1">
            <text:p>e-Auction Description</text:p>
          </table:table-cell>
          <table:table-cell office:value-type="float" office:value="183" table:formula="of:=ROW(['ePO-Glossary'.B183])" table:style-name="ce1">
            <text:p>183</text:p>
          </table:table-cell>
          <table:table-cell office:value-type="string" table:style-name="ce1">
            <text:p>Technical Evaluation Criterion</text:p>
          </table:table-cell>
          <table:table-cell office:value-type="float" office:value="619" table:style-name="ce1">
            <text:p>619</text:p>
          </table:table-cell>
          <table:table-cell office:value-type="string" table:style-name="ce1">
            <text:p>Technical Evaluation Criterion</text:p>
          </table:table-cell>
          <table:table-cell office:value-type="float" office:value="618" table:style-name="ce1">
            <text:p>618</text:p>
          </table:table-cell>
          <table:table-cell office:value-type="float" office:value="0" table:formula="of:=concat(concat(&quot;https://docs.google.com/spreadsheets/d/1zw9aR8GDIDUiTDtSznMxDlZQEAGb8uNzib9KBZLf5yE/edit#gid=0&amp;range=A&quot;;[.G183]);concat(&quot;:X&quot;;[.E183]))" table:style-name="ce71">
            <text:p>#¿NOMBRE?</text:p>
          </table:table-cell>
          <table:table-cell table:number-columns-repeated="16376"/>
        </table:table-row>
        <table:table-row table:style-name="ro17">
          <table:table-cell/>
          <table:table-cell office:value-type="string" office:string-value="e-Auction Description" table:formula="of:=['ePO-Glossary'.B184]" table:style-name="ce1">
            <text:p>e-Auction Description</text:p>
          </table:table-cell>
          <table:table-cell office:value-type="float" office:value="184" table:formula="of:=ROW(['ePO-Glossary'.B184])" table:style-name="ce1">
            <text:p>184</text:p>
          </table:table-cell>
          <table:table-cell office:value-type="string" table:style-name="ce1">
            <text:p>Tender Submission</text:p>
          </table:table-cell>
          <table:table-cell office:value-type="float" office:value="621" table:style-name="ce1">
            <text:p>621</text:p>
          </table:table-cell>
          <table:table-cell office:value-type="string" table:style-name="ce1">
            <text:p>Tender Submission</text:p>
          </table:table-cell>
          <table:table-cell office:value-type="float" office:value="620" table:style-name="ce1">
            <text:p>620</text:p>
          </table:table-cell>
          <table:table-cell office:value-type="float" office:value="0" table:formula="of:=concat(concat(&quot;https://docs.google.com/spreadsheets/d/1zw9aR8GDIDUiTDtSznMxDlZQEAGb8uNzib9KBZLf5yE/edit#gid=0&amp;range=A&quot;;[.G184]);concat(&quot;:X&quot;;[.E184]))" table:style-name="ce71">
            <text:p>#¿NOMBRE?</text:p>
          </table:table-cell>
          <table:table-cell table:number-columns-repeated="16376"/>
        </table:table-row>
        <table:table-row table:style-name="ro17">
          <table:table-cell/>
          <table:table-cell office:value-type="string" office:string-value="e-Auction Description" table:formula="of:=['ePO-Glossary'.B185]" table:style-name="ce1">
            <text:p>e-Auction Description</text:p>
          </table:table-cell>
          <table:table-cell office:value-type="float" office:value="185" table:formula="of:=ROW(['ePO-Glossary'.B185])" table:style-name="ce1">
            <text:p>185</text:p>
          </table:table-cell>
          <table:table-cell office:value-type="string" table:style-name="ce1">
            <text:p>Tender Validity Deadline</text:p>
          </table:table-cell>
          <table:table-cell office:value-type="float" office:value="623" table:style-name="ce1">
            <text:p>623</text:p>
          </table:table-cell>
          <table:table-cell office:value-type="string" table:style-name="ce1">
            <text:p>Tender Validity Deadline</text:p>
          </table:table-cell>
          <table:table-cell office:value-type="float" office:value="622" table:style-name="ce1">
            <text:p>622</text:p>
          </table:table-cell>
          <table:table-cell office:value-type="float" office:value="0" table:formula="of:=concat(concat(&quot;https://docs.google.com/spreadsheets/d/1zw9aR8GDIDUiTDtSznMxDlZQEAGb8uNzib9KBZLf5yE/edit#gid=0&amp;range=A&quot;;[.G185]);concat(&quot;:X&quot;;[.E185]))" table:style-name="ce71">
            <text:p>#¿NOMBRE?</text:p>
          </table:table-cell>
          <table:table-cell table:number-columns-repeated="16376"/>
        </table:table-row>
        <table:table-row table:style-name="ro17">
          <table:table-cell/>
          <table:table-cell office:value-type="string" office:string-value="e-Auction Indicator" table:formula="of:=['ePO-Glossary'.B186]" table:style-name="ce1">
            <text:p>e-Auction Indicator</text:p>
          </table:table-cell>
          <table:table-cell office:value-type="float" office:value="186" table:formula="of:=ROW(['ePO-Glossary'.B186])" table:style-name="ce1">
            <text:p>186</text:p>
          </table:table-cell>
          <table:table-cell office:value-type="string" table:style-name="ce1">
            <text:p>Tender Variants Awarded</text:p>
          </table:table-cell>
          <table:table-cell office:value-type="float" office:value="625" table:style-name="ce1">
            <text:p>625</text:p>
          </table:table-cell>
          <table:table-cell office:value-type="string" table:style-name="ce1">
            <text:p>Tender Variants Awarded</text:p>
          </table:table-cell>
          <table:table-cell office:value-type="float" office:value="624" table:style-name="ce1">
            <text:p>624</text:p>
          </table:table-cell>
          <table:table-cell office:value-type="float" office:value="0" table:formula="of:=concat(concat(&quot;https://docs.google.com/spreadsheets/d/1zw9aR8GDIDUiTDtSznMxDlZQEAGb8uNzib9KBZLf5yE/edit#gid=0&amp;range=A&quot;;[.G186]);concat(&quot;:X&quot;;[.E186]))" table:style-name="ce71">
            <text:p>#¿NOMBRE?</text:p>
          </table:table-cell>
          <table:table-cell table:number-columns-repeated="16376"/>
        </table:table-row>
        <table:table-row table:style-name="ro17">
          <table:table-cell/>
          <table:table-cell office:value-type="string" office:string-value="e-Auction Indicator" table:formula="of:=['ePO-Glossary'.B187]" table:style-name="ce1">
            <text:p>e-Auction Indicator</text:p>
          </table:table-cell>
          <table:table-cell office:value-type="float" office:value="187" table:formula="of:=ROW(['ePO-Glossary'.B187])" table:style-name="ce1">
            <text:p>187</text:p>
          </table:table-cell>
          <table:table-cell office:value-type="string" table:style-name="ce1">
            <text:p>Tenderer</text:p>
          </table:table-cell>
          <table:table-cell office:value-type="float" office:value="628" table:style-name="ce1">
            <text:p>628</text:p>
          </table:table-cell>
          <table:table-cell office:value-type="string" table:style-name="ce1">
            <text:p>Tenderer</text:p>
          </table:table-cell>
          <table:table-cell office:value-type="float" office:value="626" table:style-name="ce1">
            <text:p>626</text:p>
          </table:table-cell>
          <table:table-cell office:value-type="float" office:value="0" table:formula="of:=concat(concat(&quot;https://docs.google.com/spreadsheets/d/1zw9aR8GDIDUiTDtSznMxDlZQEAGb8uNzib9KBZLf5yE/edit#gid=0&amp;range=A&quot;;[.G187]);concat(&quot;:X&quot;;[.E187]))" table:style-name="ce71">
            <text:p>#¿NOMBRE?</text:p>
          </table:table-cell>
          <table:table-cell table:number-columns-repeated="16376"/>
        </table:table-row>
        <table:table-row table:style-name="ro17">
          <table:table-cell/>
          <table:table-cell office:value-type="string" office:string-value="e-Auction Indicator" table:formula="of:=['ePO-Glossary'.B188]" table:style-name="ce1">
            <text:p>e-Auction Indicator</text:p>
          </table:table-cell>
          <table:table-cell office:value-type="float" office:value="188" table:formula="of:=ROW(['ePO-Glossary'.B188])" table:style-name="ce1">
            <text:p>188</text:p>
          </table:table-cell>
          <table:table-cell office:value-type="string" table:style-name="ce1">
            <text:p>Title</text:p>
          </table:table-cell>
          <table:table-cell office:value-type="float" office:value="629" table:style-name="ce1">
            <text:p>629</text:p>
          </table:table-cell>
          <table:table-cell office:value-type="string" table:style-name="ce1">
            <text:p>Title</text:p>
          </table:table-cell>
          <table:table-cell office:value-type="float" office:value="629" table:style-name="ce1">
            <text:p>629</text:p>
          </table:table-cell>
          <table:table-cell office:value-type="float" office:value="0" table:formula="of:=concat(concat(&quot;https://docs.google.com/spreadsheets/d/1zw9aR8GDIDUiTDtSznMxDlZQEAGb8uNzib9KBZLf5yE/edit#gid=0&amp;range=A&quot;;[.G188]);concat(&quot;:X&quot;;[.E188]))" table:style-name="ce71">
            <text:p>#¿NOMBRE?</text:p>
          </table:table-cell>
          <table:table-cell table:number-columns-repeated="16376"/>
        </table:table-row>
        <table:table-row table:style-name="ro17">
          <table:table-cell/>
          <table:table-cell office:value-type="string" office:string-value="e-Auction Indicator" table:formula="of:=['ePO-Glossary'.B189]" table:style-name="ce1">
            <text:p>e-Auction Indicator</text:p>
          </table:table-cell>
          <table:table-cell office:value-type="float" office:value="189" table:formula="of:=ROW(['ePO-Glossary'.B189])" table:style-name="ce1">
            <text:p>189</text:p>
          </table:table-cell>
          <table:table-cell office:value-type="string" table:style-name="ce1">
            <text:p>Total Value</text:p>
          </table:table-cell>
          <table:table-cell office:value-type="float" office:value="634" table:style-name="ce1">
            <text:p>634</text:p>
          </table:table-cell>
          <table:table-cell office:value-type="string" table:style-name="ce1">
            <text:p>Total Value</text:p>
          </table:table-cell>
          <table:table-cell office:value-type="float" office:value="630" table:style-name="ce1">
            <text:p>630</text:p>
          </table:table-cell>
          <table:table-cell office:value-type="float" office:value="0" table:formula="of:=concat(concat(&quot;https://docs.google.com/spreadsheets/d/1zw9aR8GDIDUiTDtSznMxDlZQEAGb8uNzib9KBZLf5yE/edit#gid=0&amp;range=A&quot;;[.G189]);concat(&quot;:X&quot;;[.E189]))" table:style-name="ce71">
            <text:p>#¿NOMBRE?</text:p>
          </table:table-cell>
          <table:table-cell table:number-columns-repeated="16376"/>
        </table:table-row>
        <table:table-row table:style-name="ro17">
          <table:table-cell/>
          <table:table-cell office:value-type="string" office:string-value="e-Auction URI" table:formula="of:=['ePO-Glossary'.B190]" table:style-name="ce1">
            <text:p>e-Auction URI</text:p>
          </table:table-cell>
          <table:table-cell office:value-type="float" office:value="190" table:formula="of:=ROW(['ePO-Glossary'.B190])" table:style-name="ce1">
            <text:p>190</text:p>
          </table:table-cell>
          <table:table-cell office:value-type="string" table:style-name="ce1">
            <text:p>Type Of Buyer</text:p>
          </table:table-cell>
          <table:table-cell office:value-type="float" office:value="644" table:style-name="ce1">
            <text:p>644</text:p>
          </table:table-cell>
          <table:table-cell office:value-type="string" table:style-name="ce1">
            <text:p>Type Of Buyer</text:p>
          </table:table-cell>
          <table:table-cell office:value-type="float" office:value="635" table:style-name="ce1">
            <text:p>635</text:p>
          </table:table-cell>
          <table:table-cell office:value-type="float" office:value="0" table:formula="of:=concat(concat(&quot;https://docs.google.com/spreadsheets/d/1zw9aR8GDIDUiTDtSznMxDlZQEAGb8uNzib9KBZLf5yE/edit#gid=0&amp;range=A&quot;;[.G190]);concat(&quot;:X&quot;;[.E190]))" table:style-name="ce71">
            <text:p>#¿NOMBRE?</text:p>
          </table:table-cell>
          <table:table-cell table:number-columns-repeated="16376"/>
        </table:table-row>
        <table:table-row table:style-name="ro17">
          <table:table-cell/>
          <table:table-cell office:value-type="string" office:string-value="e-Auction URI" table:formula="of:=['ePO-Glossary'.B191]" table:style-name="ce1">
            <text:p>e-Auction URI</text:p>
          </table:table-cell>
          <table:table-cell office:value-type="float" office:value="191" table:formula="of:=ROW(['ePO-Glossary'.B191])" table:style-name="ce1">
            <text:p>191</text:p>
          </table:table-cell>
          <table:table-cell office:value-type="string" table:style-name="ce1">
            <text:p>Type Of Contract</text:p>
          </table:table-cell>
          <table:table-cell office:value-type="float" office:value="647" table:style-name="ce1">
            <text:p>647</text:p>
          </table:table-cell>
          <table:table-cell office:value-type="string" table:style-name="ce1">
            <text:p>Type Of Contract</text:p>
          </table:table-cell>
          <table:table-cell office:value-type="float" office:value="645" table:style-name="ce1">
            <text:p>645</text:p>
          </table:table-cell>
          <table:table-cell office:value-type="float" office:value="0" table:formula="of:=concat(concat(&quot;https://docs.google.com/spreadsheets/d/1zw9aR8GDIDUiTDtSznMxDlZQEAGb8uNzib9KBZLf5yE/edit#gid=0&amp;range=A&quot;;[.G191]);concat(&quot;:X&quot;;[.E191]))" table:style-name="ce71">
            <text:p>#¿NOMBRE?</text:p>
          </table:table-cell>
          <table:table-cell table:number-columns-repeated="16376"/>
        </table:table-row>
        <table:table-row table:style-name="ro17">
          <table:table-cell/>
          <table:table-cell office:value-type="string" office:string-value="e-Auction URI" table:formula="of:=['ePO-Glossary'.B192]" table:style-name="ce1">
            <text:p>e-Auction URI</text:p>
          </table:table-cell>
          <table:table-cell office:value-type="float" office:value="192" table:formula="of:=ROW(['ePO-Glossary'.B192])" table:style-name="ce1">
            <text:p>192</text:p>
          </table:table-cell>
          <table:table-cell office:value-type="string" table:style-name="ce1">
            <text:p>Usage ESPD Code</text:p>
          </table:table-cell>
          <table:table-cell office:value-type="float" office:value="651" table:style-name="ce1">
            <text:p>651</text:p>
          </table:table-cell>
          <table:table-cell office:value-type="string" table:style-name="ce1">
            <text:p>Usage ESPD Code</text:p>
          </table:table-cell>
          <table:table-cell office:value-type="float" office:value="648" table:style-name="ce1">
            <text:p>648</text:p>
          </table:table-cell>
          <table:table-cell office:value-type="float" office:value="0" table:formula="of:=concat(concat(&quot;https://docs.google.com/spreadsheets/d/1zw9aR8GDIDUiTDtSznMxDlZQEAGb8uNzib9KBZLf5yE/edit#gid=0&amp;range=A&quot;;[.G192]);concat(&quot;:X&quot;;[.E192]))" table:style-name="ce71">
            <text:p>#¿NOMBRE?</text:p>
          </table:table-cell>
          <table:table-cell table:number-columns-repeated="16376"/>
        </table:table-row>
        <table:table-row table:style-name="ro17">
          <table:table-cell/>
          <table:table-cell office:value-type="string" office:string-value="e-Auction URI" table:formula="of:=['ePO-Glossary'.B193]" table:style-name="ce1">
            <text:p>e-Auction URI</text:p>
          </table:table-cell>
          <table:table-cell office:value-type="float" office:value="193" table:formula="of:=ROW(['ePO-Glossary'.B193])" table:style-name="ce1">
            <text:p>193</text:p>
          </table:table-cell>
          <table:table-cell office:value-type="string" table:style-name="ce1">
            <text:p>Variants Indicator</text:p>
          </table:table-cell>
          <table:table-cell office:value-type="float" office:value="657" table:style-name="ce1">
            <text:p>657</text:p>
          </table:table-cell>
          <table:table-cell office:value-type="string" table:style-name="ce1">
            <text:p>Variants Indicator</text:p>
          </table:table-cell>
          <table:table-cell office:value-type="float" office:value="652" table:style-name="ce1">
            <text:p>652</text:p>
          </table:table-cell>
          <table:table-cell office:value-type="float" office:value="0" table:formula="of:=concat(concat(&quot;https://docs.google.com/spreadsheets/d/1zw9aR8GDIDUiTDtSznMxDlZQEAGb8uNzib9KBZLf5yE/edit#gid=0&amp;range=A&quot;;[.G193]);concat(&quot;:X&quot;;[.E193]))" table:style-name="ce71">
            <text:p>#¿NOMBRE?</text:p>
          </table:table-cell>
          <table:table-cell table:number-columns-repeated="16376"/>
        </table:table-row>
        <table:table-row table:style-name="ro17">
          <table:table-cell/>
          <table:table-cell office:value-type="string" office:string-value="Economic And Financial Standing" table:formula="of:=['ePO-Glossary'.B194]" table:style-name="ce1">
            <text:p>Economic And Financial Standing</text:p>
          </table:table-cell>
          <table:table-cell office:value-type="float" office:value="194" table:formula="of:=ROW(['ePO-Glossary'.B194])" table:style-name="ce1">
            <text:p>194</text:p>
          </table:table-cell>
          <table:table-cell office:value-type="string" table:style-name="ce1">
            <text:p>Winner</text:p>
          </table:table-cell>
          <table:table-cell office:value-type="float" office:value="658" table:style-name="ce1">
            <text:p>658</text:p>
          </table:table-cell>
          <table:table-cell office:value-type="string" table:style-name="ce1">
            <text:p>Winner</text:p>
          </table:table-cell>
          <table:table-cell office:value-type="float" office:value="658" table:style-name="ce1">
            <text:p>658</text:p>
          </table:table-cell>
          <table:table-cell office:value-type="float" office:value="0" table:formula="of:=concat(concat(&quot;https://docs.google.com/spreadsheets/d/1zw9aR8GDIDUiTDtSznMxDlZQEAGb8uNzib9KBZLf5yE/edit#gid=0&amp;range=A&quot;;[.G194]);concat(&quot;:X&quot;;[.E194]))" table:style-name="ce71">
            <text:p>#¿NOMBRE?</text:p>
          </table:table-cell>
          <table:table-cell table:number-columns-repeated="16376"/>
        </table:table-row>
        <table:table-row table:style-name="ro17">
          <table:table-cell/>
          <table:table-cell office:value-type="string" office:string-value="Economic And Financial Standing" table:formula="of:=['ePO-Glossary'.B195]" table:style-name="ce1">
            <text:p>Economic And Financial Standing</text:p>
          </table:table-cell>
          <table:table-cell office:value-type="float" office:value="195" table:formula="of:=ROW(['ePO-Glossary'.B195])" table:style-name="ce1">
            <text:p>195</text:p>
          </table:table-cell>
          <table:table-cell office:value-type="string" table:style-name="ce1">
            <text:p>Winner Rank</text:p>
          </table:table-cell>
          <table:table-cell office:value-type="float" office:value="661" table:style-name="ce1">
            <text:p>661</text:p>
          </table:table-cell>
          <table:table-cell office:value-type="string" table:style-name="ce1">
            <text:p>Winner Rank</text:p>
          </table:table-cell>
          <table:table-cell office:value-type="float" office:value="659" table:style-name="ce1">
            <text:p>659</text:p>
          </table:table-cell>
          <table:table-cell office:value-type="float" office:value="0" table:formula="of:=concat(concat(&quot;https://docs.google.com/spreadsheets/d/1zw9aR8GDIDUiTDtSznMxDlZQEAGb8uNzib9KBZLf5yE/edit#gid=0&amp;range=A&quot;;[.G195]);concat(&quot;:X&quot;;[.E195]))" table:style-name="ce71">
            <text:p>#¿NOMBRE?</text:p>
          </table:table-cell>
          <table:table-cell table:number-columns-repeated="16376"/>
        </table:table-row>
        <table:table-row table:style-name="ro17">
          <table:table-cell/>
          <table:table-cell office:value-type="string" office:string-value="Economic And Financial Standing" table:formula="of:=['ePO-Glossary'.B196]" table:style-name="ce1">
            <text:p>Economic And Financial Standing</text:p>
          </table:table-cell>
          <table:table-cell office:value-type="float" office:value="196" table:formula="of:=ROW(['ePO-Glossary'.B196])" table:style-name="ce1">
            <text:p>196</text:p>
          </table:table-cell>
          <table:table-cell table:number-columns-repeated="16381" table:style-name="ce1"/>
        </table:table-row>
        <table:table-row table:style-name="ro17">
          <table:table-cell/>
          <table:table-cell office:value-type="string" office:string-value="Economic And Financial Standing" table:formula="of:=['ePO-Glossary'.B197]" table:style-name="ce1">
            <text:p>Economic And Financial Standing</text:p>
          </table:table-cell>
          <table:table-cell office:value-type="float" office:value="197" table:formula="of:=ROW(['ePO-Glossary'.B197])" table:style-name="ce1">
            <text:p>197</text:p>
          </table:table-cell>
          <table:table-cell table:number-columns-repeated="16381" table:style-name="ce1"/>
        </table:table-row>
        <table:table-row table:style-name="ro17">
          <table:table-cell/>
          <table:table-cell office:value-type="string" office:string-value="Economic And Financial Standing" table:formula="of:=['ePO-Glossary'.B198]" table:style-name="ce1">
            <text:p>Economic And Financial Standing</text:p>
          </table:table-cell>
          <table:table-cell office:value-type="float" office:value="198" table:formula="of:=ROW(['ePO-Glossary'.B198])" table:style-name="ce1">
            <text:p>198</text:p>
          </table:table-cell>
          <table:table-cell table:number-columns-repeated="16381" table:style-name="ce1"/>
        </table:table-row>
        <table:table-row table:style-name="ro17">
          <table:table-cell/>
          <table:table-cell office:value-type="string" office:string-value="Economic And Financial Standing" table:formula="of:=['ePO-Glossary'.B199]" table:style-name="ce1">
            <text:p>Economic And Financial Standing</text:p>
          </table:table-cell>
          <table:table-cell office:value-type="float" office:value="199" table:formula="of:=ROW(['ePO-Glossary'.B199])" table:style-name="ce1">
            <text:p>199</text:p>
          </table:table-cell>
          <table:table-cell table:number-columns-repeated="16381" table:style-name="ce1"/>
        </table:table-row>
        <table:table-row table:style-name="ro17">
          <table:table-cell/>
          <table:table-cell office:value-type="string" office:string-value="Economic And Financial Standing" table:formula="of:=['ePO-Glossary'.B200]" table:style-name="ce1">
            <text:p>Economic And Financial Standing</text:p>
          </table:table-cell>
          <table:table-cell office:value-type="float" office:value="200" table:formula="of:=ROW(['ePO-Glossary'.B200])" table:style-name="ce1">
            <text:p>200</text:p>
          </table:table-cell>
          <table:table-cell table:number-columns-repeated="16381" table:style-name="ce1"/>
        </table:table-row>
        <table:table-row table:style-name="ro17">
          <table:table-cell/>
          <table:table-cell office:value-type="string" office:string-value="Economic Operator" table:formula="of:=['ePO-Glossary'.B203]" table:style-name="ce1">
            <text:p>Economic Operator</text:p>
          </table:table-cell>
          <table:table-cell office:value-type="float" office:value="203" table:formula="of:=ROW(['ePO-Glossary'.B203])" table:style-name="ce1">
            <text:p>203</text:p>
          </table:table-cell>
          <table:table-cell table:number-columns-repeated="16381" table:style-name="ce1"/>
        </table:table-row>
        <table:table-row table:style-name="ro17">
          <table:table-cell/>
          <table:table-cell office:value-type="string" office:string-value="Economic Operator" table:formula="of:=['ePO-Glossary'.B201]" table:style-name="ce1">
            <text:p>Economic Operator</text:p>
          </table:table-cell>
          <table:table-cell office:value-type="float" office:value="201" table:formula="of:=ROW(['ePO-Glossary'.B201])" table:style-name="ce1">
            <text:p>201</text:p>
          </table:table-cell>
          <table:table-cell table:number-columns-repeated="16381" table:style-name="ce1"/>
        </table:table-row>
        <table:table-row table:style-name="ro17">
          <table:table-cell/>
          <table:table-cell office:value-type="string" office:string-value="Economic Operator" table:formula="of:=['ePO-Glossary'.B202]" table:style-name="ce1">
            <text:p>Economic Operator</text:p>
          </table:table-cell>
          <table:table-cell office:value-type="float" office:value="202" table:formula="of:=ROW(['ePO-Glossary'.B202])" table:style-name="ce1">
            <text:p>202</text:p>
          </table:table-cell>
          <table:table-cell table:number-columns-repeated="16381" table:style-name="ce1"/>
        </table:table-row>
        <table:table-row table:style-name="ro17">
          <table:table-cell/>
          <table:table-cell office:value-type="string" office:string-value="Economic Operator" table:formula="of:=['ePO-Glossary'.B204]" table:style-name="ce1">
            <text:p>Economic Operator</text:p>
          </table:table-cell>
          <table:table-cell office:value-type="float" office:value="204" table:formula="of:=ROW(['ePO-Glossary'.B204])" table:style-name="ce1">
            <text:p>204</text:p>
          </table:table-cell>
          <table:table-cell table:number-columns-repeated="16381" table:style-name="ce1"/>
        </table:table-row>
        <table:table-row table:style-name="ro17">
          <table:table-cell/>
          <table:table-cell office:value-type="string" office:string-value="Economic Operator Short List" table:formula="of:=['ePO-Glossary'.B205]" table:style-name="ce1">
            <text:p>Economic Operator Short List</text:p>
          </table:table-cell>
          <table:table-cell office:value-type="float" office:value="205" table:formula="of:=ROW(['ePO-Glossary'.B205])" table:style-name="ce1">
            <text:p>205</text:p>
          </table:table-cell>
          <table:table-cell table:number-columns-repeated="16381" table:style-name="ce1"/>
        </table:table-row>
        <table:table-row table:style-name="ro17">
          <table:table-cell/>
          <table:table-cell office:value-type="string" office:string-value="Economic Operator Short List" table:formula="of:=['ePO-Glossary'.B206]" table:style-name="ce1">
            <text:p>Economic Operator Short List</text:p>
          </table:table-cell>
          <table:table-cell office:value-type="float" office:value="206" table:formula="of:=ROW(['ePO-Glossary'.B206])" table:style-name="ce1">
            <text:p>206</text:p>
          </table:table-cell>
          <table:table-cell table:number-columns-repeated="16381" table:style-name="ce1"/>
        </table:table-row>
        <table:table-row table:style-name="ro17">
          <table:table-cell/>
          <table:table-cell office:value-type="string" office:string-value="Economic Operator Short List" table:formula="of:=['ePO-Glossary'.B207]" table:style-name="ce1">
            <text:p>Economic Operator Short List</text:p>
          </table:table-cell>
          <table:table-cell office:value-type="float" office:value="207" table:formula="of:=ROW(['ePO-Glossary'.B207])" table:style-name="ce1">
            <text:p>207</text:p>
          </table:table-cell>
          <table:table-cell table:number-columns-repeated="16381" table:style-name="ce1"/>
        </table:table-row>
        <table:table-row table:style-name="ro17">
          <table:table-cell/>
          <table:table-cell office:value-type="string" office:string-value="Economic Operator Short List" table:formula="of:=['ePO-Glossary'.B208]" table:style-name="ce1">
            <text:p>Economic Operator Short List</text:p>
          </table:table-cell>
          <table:table-cell office:value-type="float" office:value="208" table:formula="of:=ROW(['ePO-Glossary'.B208])" table:style-name="ce1">
            <text:p>208</text:p>
          </table:table-cell>
          <table:table-cell table:number-columns-repeated="16381" table:style-name="ce1"/>
        </table:table-row>
        <table:table-row table:style-name="ro17">
          <table:table-cell/>
          <table:table-cell office:value-type="string" office:string-value="Economic Operator Short List" table:formula="of:=['ePO-Glossary'.B209]" table:style-name="ce1">
            <text:p>Economic Operator Short List</text:p>
          </table:table-cell>
          <table:table-cell office:value-type="float" office:value="209" table:formula="of:=ROW(['ePO-Glossary'.B209])" table:style-name="ce1">
            <text:p>209</text:p>
          </table:table-cell>
          <table:table-cell table:number-columns-repeated="16381"/>
        </table:table-row>
        <table:table-row table:style-name="ro17">
          <table:table-cell/>
          <table:table-cell table:number-columns-repeated="16383" table:style-name="ce1"/>
        </table:table-row>
        <table:table-row table:style-name="ro17">
          <table:table-cell/>
          <table:table-cell office:value-type="string" office:string-value="e-Delivery Gateway" table:formula="of:=['ePO-Glossary'.B210]" table:style-name="ce1">
            <text:p>e-Delivery Gateway</text:p>
          </table:table-cell>
          <table:table-cell office:value-type="float" office:value="210" table:formula="of:=ROW(['ePO-Glossary'.B210])" table:style-name="ce1">
            <text:p>210</text:p>
          </table:table-cell>
          <table:table-cell table:number-columns-repeated="16381"/>
        </table:table-row>
        <table:table-row table:style-name="ro17">
          <table:table-cell/>
          <table:table-cell office:value-type="string" office:string-value="Electronic Catalogue" table:formula="of:=['ePO-Glossary'.B211]" table:style-name="ce1">
            <text:p>Electronic Catalogue</text:p>
          </table:table-cell>
          <table:table-cell office:value-type="float" office:value="211" table:formula="of:=ROW(['ePO-Glossary'.B211])" table:style-name="ce1">
            <text:p>211</text:p>
          </table:table-cell>
          <table:table-cell table:number-columns-repeated="16381"/>
        </table:table-row>
        <table:table-row table:style-name="ro17">
          <table:table-cell/>
          <table:table-cell office:value-type="string" office:string-value="Electronic Catalogue" table:formula="of:=['ePO-Glossary'.B212]" table:style-name="ce1">
            <text:p>Electronic Catalogue</text:p>
          </table:table-cell>
          <table:table-cell office:value-type="float" office:value="212" table:formula="of:=ROW(['ePO-Glossary'.B212])" table:style-name="ce1">
            <text:p>212</text:p>
          </table:table-cell>
          <table:table-cell table:number-columns-repeated="16381"/>
        </table:table-row>
        <table:table-row table:style-name="ro17">
          <table:table-cell/>
          <table:table-cell office:value-type="string" office:string-value="Electronic Catalogue" table:formula="of:=['ePO-Glossary'.B213]" table:style-name="ce1">
            <text:p>Electronic Catalogue</text:p>
          </table:table-cell>
          <table:table-cell office:value-type="float" office:value="213" table:formula="of:=ROW(['ePO-Glossary'.B213])" table:style-name="ce1">
            <text:p>213</text:p>
          </table:table-cell>
          <table:table-cell table:number-columns-repeated="16381"/>
        </table:table-row>
        <table:table-row table:style-name="ro17">
          <table:table-cell/>
          <table:table-cell office:value-type="string" office:string-value="Electronic Catalogue" table:formula="of:=['ePO-Glossary'.B214]" table:style-name="ce1">
            <text:p>Electronic Catalogue</text:p>
          </table:table-cell>
          <table:table-cell office:value-type="float" office:value="214" table:formula="of:=ROW(['ePO-Glossary'.B214])" table:style-name="ce1">
            <text:p>214</text:p>
          </table:table-cell>
          <table:table-cell table:number-columns-repeated="16381"/>
        </table:table-row>
        <table:table-row table:style-name="ro17">
          <table:table-cell/>
          <table:table-cell office:value-type="string" office:string-value="Electronic Catalogue" table:formula="of:=['ePO-Glossary'.B215]" table:style-name="ce1">
            <text:p>Electronic Catalogue</text:p>
          </table:table-cell>
          <table:table-cell office:value-type="float" office:value="215" table:formula="of:=ROW(['ePO-Glossary'.B215])" table:style-name="ce1">
            <text:p>215</text:p>
          </table:table-cell>
          <table:table-cell table:number-columns-repeated="16381"/>
        </table:table-row>
        <table:table-row table:style-name="ro17">
          <table:table-cell/>
          <table:table-cell office:value-type="string" office:string-value="Electronic Catalogue Indicator" table:formula="of:=['ePO-Glossary'.B217]" table:style-name="ce1">
            <text:p>Electronic Catalogue Indicator</text:p>
          </table:table-cell>
          <table:table-cell office:value-type="float" office:value="217" table:formula="of:=ROW(['ePO-Glossary'.B217])" table:style-name="ce1">
            <text:p>217</text:p>
          </table:table-cell>
          <table:table-cell table:number-columns-repeated="16381"/>
        </table:table-row>
        <table:table-row table:style-name="ro17">
          <table:table-cell/>
          <table:table-cell office:value-type="string" office:string-value="Electronic Catalogue Indicator" table:formula="of:=['ePO-Glossary'.B218]" table:style-name="ce1">
            <text:p>Electronic Catalogue Indicator</text:p>
          </table:table-cell>
          <table:table-cell office:value-type="float" office:value="218" table:formula="of:=ROW(['ePO-Glossary'.B218])" table:style-name="ce1">
            <text:p>218</text:p>
          </table:table-cell>
          <table:table-cell table:number-columns-repeated="16381"/>
        </table:table-row>
        <table:table-row table:style-name="ro17">
          <table:table-cell/>
          <table:table-cell office:value-type="string" office:string-value="Electronic Catalogue Indicator" table:formula="of:=['ePO-Glossary'.B219]" table:style-name="ce1">
            <text:p>Electronic Catalogue Indicator</text:p>
          </table:table-cell>
          <table:table-cell office:value-type="float" office:value="219" table:formula="of:=ROW(['ePO-Glossary'.B219])" table:style-name="ce1">
            <text:p>219</text:p>
          </table:table-cell>
          <table:table-cell table:number-columns-repeated="16381"/>
        </table:table-row>
        <table:table-row table:style-name="ro17">
          <table:table-cell/>
          <table:table-cell office:value-type="string" office:string-value="Electronic Catalogue Indicator" table:formula="of:=['ePO-Glossary'.B216]" table:style-name="ce1">
            <text:p>Electronic Catalogue Indicator</text:p>
          </table:table-cell>
          <table:table-cell office:value-type="float" office:value="216" table:formula="of:=ROW(['ePO-Glossary'.B216])" table:style-name="ce1">
            <text:p>216</text:p>
          </table:table-cell>
          <table:table-cell table:number-columns-repeated="16381"/>
        </table:table-row>
        <table:table-row table:style-name="ro17">
          <table:table-cell/>
          <table:table-cell office:value-type="string" office:string-value="Electronic means" table:formula="of:=['ePO-Glossary'.B220]" table:style-name="ce1">
            <text:p>Electronic means</text:p>
          </table:table-cell>
          <table:table-cell office:value-type="float" office:value="220" table:formula="of:=ROW(['ePO-Glossary'.B220])" table:style-name="ce1">
            <text:p>220</text:p>
          </table:table-cell>
          <table:table-cell table:number-columns-repeated="16381"/>
        </table:table-row>
        <table:table-row table:style-name="ro17">
          <table:table-cell/>
          <table:table-cell office:value-type="string" office:string-value="Electronic means" table:formula="of:=['ePO-Glossary'.B221]" table:style-name="ce1">
            <text:p>Electronic means</text:p>
          </table:table-cell>
          <table:table-cell office:value-type="float" office:value="221" table:formula="of:=ROW(['ePO-Glossary'.B221])" table:style-name="ce1">
            <text:p>221</text:p>
          </table:table-cell>
          <table:table-cell table:number-columns-repeated="16381"/>
        </table:table-row>
        <table:table-row table:style-name="ro17">
          <table:table-cell/>
          <table:table-cell office:value-type="string" office:string-value="Electronic means" table:formula="of:=['ePO-Glossary'.B222]" table:style-name="ce1">
            <text:p>Electronic means</text:p>
          </table:table-cell>
          <table:table-cell office:value-type="float" office:value="222" table:formula="of:=ROW(['ePO-Glossary'.B222])" table:style-name="ce1">
            <text:p>222</text:p>
          </table:table-cell>
          <table:table-cell table:number-columns-repeated="16381"/>
        </table:table-row>
        <table:table-row table:style-name="ro17">
          <table:table-cell/>
          <table:table-cell office:value-type="string" office:string-value="Electronic means" table:formula="of:=['ePO-Glossary'.B223]" table:style-name="ce1">
            <text:p>Electronic means</text:p>
          </table:table-cell>
          <table:table-cell office:value-type="float" office:value="223" table:formula="of:=ROW(['ePO-Glossary'.B223])" table:style-name="ce1">
            <text:p>223</text:p>
          </table:table-cell>
          <table:table-cell table:number-columns-repeated="16381"/>
        </table:table-row>
        <table:table-row table:style-name="ro17">
          <table:table-cell/>
          <table:table-cell office:value-type="string" office:string-value="Electronic Ordering" table:formula="of:=['ePO-Glossary'.B224]" table:style-name="ce1">
            <text:p>Electronic Ordering</text:p>
          </table:table-cell>
          <table:table-cell office:value-type="float" office:value="224" table:formula="of:=ROW(['ePO-Glossary'.B224])" table:style-name="ce1">
            <text:p>224</text:p>
          </table:table-cell>
          <table:table-cell table:number-columns-repeated="16381"/>
        </table:table-row>
        <table:table-row table:style-name="ro17">
          <table:table-cell/>
          <table:table-cell office:value-type="string" office:string-value="Electronic Ordering" table:formula="of:=['ePO-Glossary'.B225]" table:style-name="ce1">
            <text:p>Electronic Ordering</text:p>
          </table:table-cell>
          <table:table-cell office:value-type="float" office:value="225" table:formula="of:=ROW(['ePO-Glossary'.B225])" table:style-name="ce1">
            <text:p>225</text:p>
          </table:table-cell>
          <table:table-cell table:number-columns-repeated="16381"/>
        </table:table-row>
        <table:table-row table:style-name="ro17">
          <table:table-cell/>
          <table:table-cell office:value-type="string" office:string-value="Electronic Payment" table:formula="of:=['ePO-Glossary'.B226]" table:style-name="ce1">
            <text:p>Electronic Payment</text:p>
          </table:table-cell>
          <table:table-cell office:value-type="float" office:value="226" table:formula="of:=ROW(['ePO-Glossary'.B226])" table:style-name="ce1">
            <text:p>226</text:p>
          </table:table-cell>
          <table:table-cell table:number-columns-repeated="16381"/>
        </table:table-row>
        <table:table-row table:style-name="ro17">
          <table:table-cell/>
          <table:table-cell office:value-type="string" office:string-value="Electronic Payment" table:formula="of:=['ePO-Glossary'.B227]" table:style-name="ce1">
            <text:p>Electronic Payment</text:p>
          </table:table-cell>
          <table:table-cell office:value-type="float" office:value="227" table:formula="of:=ROW(['ePO-Glossary'.B227])" table:style-name="ce1">
            <text:p>227</text:p>
          </table:table-cell>
          <table:table-cell table:number-columns-repeated="16381"/>
        </table:table-row>
        <table:table-row table:style-name="ro17">
          <table:table-cell/>
          <table:table-cell office:value-type="string" office:string-value="Electronic Submission" table:formula="of:=['ePO-Glossary'.B228]" table:style-name="ce1">
            <text:p>Electronic Submission</text:p>
          </table:table-cell>
          <table:table-cell office:value-type="float" office:value="228" table:formula="of:=ROW(['ePO-Glossary'.B228])" table:style-name="ce1">
            <text:p>228</text:p>
          </table:table-cell>
          <table:table-cell table:number-columns-repeated="16381"/>
        </table:table-row>
        <table:table-row table:style-name="ro17">
          <table:table-cell/>
          <table:table-cell office:value-type="string" office:string-value="Electronic Submission" table:formula="of:=['ePO-Glossary'.B229]" table:style-name="ce1">
            <text:p>Electronic Submission</text:p>
          </table:table-cell>
          <table:table-cell office:value-type="float" office:value="229" table:formula="of:=ROW(['ePO-Glossary'.B229])" table:style-name="ce1">
            <text:p>229</text:p>
          </table:table-cell>
          <table:table-cell table:number-columns-repeated="16381"/>
        </table:table-row>
        <table:table-row table:style-name="ro17">
          <table:table-cell/>
          <table:table-cell office:value-type="string" office:string-value="Electronic Submission" table:formula="of:=['ePO-Glossary'.B230]" table:style-name="ce1">
            <text:p>Electronic Submission</text:p>
          </table:table-cell>
          <table:table-cell office:value-type="float" office:value="230" table:formula="of:=ROW(['ePO-Glossary'.B230])" table:style-name="ce1">
            <text:p>230</text:p>
          </table:table-cell>
          <table:table-cell table:number-columns-repeated="16381"/>
        </table:table-row>
        <table:table-row table:style-name="ro17">
          <table:table-cell/>
          <table:table-cell office:value-type="string" office:string-value="Electronic Submission" table:formula="of:=['ePO-Glossary'.B231]" table:style-name="ce1">
            <text:p>Electronic Submission</text:p>
          </table:table-cell>
          <table:table-cell office:value-type="float" office:value="231" table:formula="of:=ROW(['ePO-Glossary'.B231])" table:style-name="ce1">
            <text:p>231</text:p>
          </table:table-cell>
          <table:table-cell table:number-columns-repeated="16381"/>
        </table:table-row>
        <table:table-row table:style-name="ro17">
          <table:table-cell/>
          <table:table-cell office:value-type="string" office:string-value="Email" table:formula="of:=['ePO-Glossary'.B232]" table:style-name="ce1">
            <text:p>Email</text:p>
          </table:table-cell>
          <table:table-cell office:value-type="float" office:value="232" table:formula="of:=ROW(['ePO-Glossary'.B232])" table:style-name="ce1">
            <text:p>232</text:p>
          </table:table-cell>
          <table:table-cell table:number-columns-repeated="16381"/>
        </table:table-row>
        <table:table-row table:style-name="ro17">
          <table:table-cell/>
          <table:table-cell office:value-type="string" office:string-value="Email" table:formula="of:=['ePO-Glossary'.B233]" table:style-name="ce1">
            <text:p>Email</text:p>
          </table:table-cell>
          <table:table-cell office:value-type="float" office:value="233" table:formula="of:=ROW(['ePO-Glossary'.B233])" table:style-name="ce1">
            <text:p>233</text:p>
          </table:table-cell>
          <table:table-cell table:number-columns-repeated="16381"/>
        </table:table-row>
        <table:table-row table:style-name="ro17">
          <table:table-cell/>
          <table:table-cell office:value-type="string" office:string-value="Employment Party" table:formula="of:=['ePO-Glossary'.B234]" table:style-name="ce1">
            <text:p>Employment Party</text:p>
          </table:table-cell>
          <table:table-cell office:value-type="float" office:value="234" table:formula="of:=ROW(['ePO-Glossary'.B234])" table:style-name="ce1">
            <text:p>234</text:p>
          </table:table-cell>
          <table:table-cell table:number-columns-repeated="16381"/>
        </table:table-row>
        <table:table-row table:style-name="ro17">
          <table:table-cell/>
          <table:table-cell office:value-type="string" office:string-value="Employment Party" table:formula="of:=['ePO-Glossary'.B235]" table:style-name="ce1">
            <text:p>Employment Party</text:p>
          </table:table-cell>
          <table:table-cell office:value-type="float" office:value="235" table:formula="of:=ROW(['ePO-Glossary'.B235])" table:style-name="ce1">
            <text:p>235</text:p>
          </table:table-cell>
          <table:table-cell table:number-columns-repeated="16381"/>
        </table:table-row>
        <table:table-row table:style-name="ro17">
          <table:table-cell/>
          <table:table-cell office:value-type="string" office:string-value="Employment Party Address URL General" table:formula="of:=['ePO-Glossary'.B236]" table:style-name="ce1">
            <text:p>Employment Party Address URL General</text:p>
          </table:table-cell>
          <table:table-cell office:value-type="float" office:value="236" table:formula="of:=ROW(['ePO-Glossary'.B236])" table:style-name="ce1">
            <text:p>236</text:p>
          </table:table-cell>
          <table:table-cell table:number-columns-repeated="16381"/>
        </table:table-row>
        <table:table-row table:style-name="ro17">
          <table:table-cell/>
          <table:table-cell office:value-type="string" office:string-value="Employment Party Address URL General" table:formula="of:=['ePO-Glossary'.B237]" table:style-name="ce1">
            <text:p>Employment Party Address URL General</text:p>
          </table:table-cell>
          <table:table-cell office:value-type="float" office:value="237" table:formula="of:=ROW(['ePO-Glossary'.B237])" table:style-name="ce1">
            <text:p>237</text:p>
          </table:table-cell>
          <table:table-cell table:number-columns-repeated="16381"/>
        </table:table-row>
        <table:table-row table:style-name="ro17">
          <table:table-cell/>
          <table:table-cell office:value-type="string" office:string-value="Employment Party Address URL General" table:formula="of:=['ePO-Glossary'.B238]" table:style-name="ce1">
            <text:p>Employment Party Address URL General</text:p>
          </table:table-cell>
          <table:table-cell office:value-type="float" office:value="238" table:formula="of:=ROW(['ePO-Glossary'.B238])" table:style-name="ce1">
            <text:p>238</text:p>
          </table:table-cell>
          <table:table-cell table:number-columns-repeated="16381"/>
        </table:table-row>
        <table:table-row table:style-name="ro17">
          <table:table-cell/>
          <table:table-cell office:value-type="string" office:string-value="Employment Party Address URL General" table:formula="of:=['ePO-Glossary'.B239]" table:style-name="ce1">
            <text:p>Employment Party Address URL General</text:p>
          </table:table-cell>
          <table:table-cell office:value-type="float" office:value="239" table:formula="of:=ROW(['ePO-Glossary'.B239])" table:style-name="ce1">
            <text:p>239</text:p>
          </table:table-cell>
          <table:table-cell table:number-columns-repeated="16381"/>
        </table:table-row>
        <table:table-row table:style-name="ro17">
          <table:table-cell/>
          <table:table-cell office:value-type="string" office:string-value="Environmental Party" table:formula="of:=['ePO-Glossary'.B240]" table:style-name="ce1">
            <text:p>Environmental Party</text:p>
          </table:table-cell>
          <table:table-cell office:value-type="float" office:value="240" table:formula="of:=ROW(['ePO-Glossary'.B240])" table:style-name="ce1">
            <text:p>240</text:p>
          </table:table-cell>
          <table:table-cell table:number-columns-repeated="16381"/>
        </table:table-row>
        <table:table-row table:style-name="ro17">
          <table:table-cell/>
          <table:table-cell office:value-type="string" office:string-value="Environmental Party" table:formula="of:=['ePO-Glossary'.B241]" table:style-name="ce1">
            <text:p>Environmental Party</text:p>
          </table:table-cell>
          <table:table-cell office:value-type="float" office:value="241" table:formula="of:=ROW(['ePO-Glossary'.B241])" table:style-name="ce1">
            <text:p>241</text:p>
          </table:table-cell>
          <table:table-cell table:number-columns-repeated="16381"/>
        </table:table-row>
        <table:table-row table:style-name="ro17">
          <table:table-cell/>
          <table:table-cell office:value-type="string" office:string-value="Environmental Party Address URL General" table:formula="of:=['ePO-Glossary'.B242]" table:style-name="ce1">
            <text:p>Environmental Party Address URL General</text:p>
          </table:table-cell>
          <table:table-cell office:value-type="float" office:value="242" table:formula="of:=ROW(['ePO-Glossary'.B242])" table:style-name="ce1">
            <text:p>242</text:p>
          </table:table-cell>
          <table:table-cell table:number-columns-repeated="16381"/>
        </table:table-row>
        <table:table-row table:style-name="ro17">
          <table:table-cell/>
          <table:table-cell office:value-type="string" office:string-value="Environmental Party Address URL General" table:formula="of:=['ePO-Glossary'.B243]" table:style-name="ce1">
            <text:p>Environmental Party Address URL General</text:p>
          </table:table-cell>
          <table:table-cell office:value-type="float" office:value="243" table:formula="of:=ROW(['ePO-Glossary'.B243])" table:style-name="ce1">
            <text:p>243</text:p>
          </table:table-cell>
          <table:table-cell table:number-columns-repeated="16381"/>
        </table:table-row>
        <table:table-row table:style-name="ro17">
          <table:table-cell/>
          <table:table-cell office:value-type="string" office:string-value="Environmental Party Address URL General" table:formula="of:=['ePO-Glossary'.B244]" table:style-name="ce1">
            <text:p>Environmental Party Address URL General</text:p>
          </table:table-cell>
          <table:table-cell office:value-type="float" office:value="244" table:formula="of:=ROW(['ePO-Glossary'.B244])" table:style-name="ce1">
            <text:p>244</text:p>
          </table:table-cell>
          <table:table-cell table:number-columns-repeated="16381"/>
        </table:table-row>
        <table:table-row table:style-name="ro17">
          <table:table-cell/>
          <table:table-cell office:value-type="string" office:string-value="Environmental Party Address URL General" table:formula="of:=['ePO-Glossary'.B245]" table:style-name="ce1">
            <text:p>Environmental Party Address URL General</text:p>
          </table:table-cell>
          <table:table-cell office:value-type="float" office:value="245" table:formula="of:=ROW(['ePO-Glossary'.B245])" table:style-name="ce1">
            <text:p>245</text:p>
          </table:table-cell>
          <table:table-cell table:number-columns-repeated="16381"/>
        </table:table-row>
        <table:table-row table:style-name="ro17">
          <table:table-cell/>
          <table:table-cell table:number-columns-repeated="16383" table:style-name="ce1"/>
        </table:table-row>
        <table:table-row table:style-name="ro17">
          <table:table-cell/>
          <table:table-cell office:value-type="string" office:string-value="EPPI" table:formula="of:=['ePO-Glossary'.B246]" table:style-name="ce1">
            <text:p>EPPI</text:p>
          </table:table-cell>
          <table:table-cell office:value-type="float" office:value="246" table:formula="of:=ROW(['ePO-Glossary'.B246])" table:style-name="ce1">
            <text:p>246</text:p>
          </table:table-cell>
          <table:table-cell table:number-columns-repeated="16381"/>
        </table:table-row>
        <table:table-row table:style-name="ro17">
          <table:table-cell/>
          <table:table-cell office:value-type="string" office:string-value="Estimated Magnitude" table:formula="of:=['ePO-Glossary'.B247]" table:style-name="ce1">
            <text:p>Estimated Magnitude</text:p>
          </table:table-cell>
          <table:table-cell office:value-type="float" office:value="247" table:formula="of:=ROW(['ePO-Glossary'.B247])" table:style-name="ce1">
            <text:p>247</text:p>
          </table:table-cell>
          <table:table-cell table:number-columns-repeated="16381"/>
        </table:table-row>
        <table:table-row table:style-name="ro17">
          <table:table-cell/>
          <table:table-cell office:value-type="string" office:string-value="Estimated Magnitude" table:formula="of:=['ePO-Glossary'.B248]" table:style-name="ce1">
            <text:p>Estimated Magnitude</text:p>
          </table:table-cell>
          <table:table-cell office:value-type="float" office:value="248" table:formula="of:=ROW(['ePO-Glossary'.B248])" table:style-name="ce1">
            <text:p>248</text:p>
          </table:table-cell>
          <table:table-cell table:number-columns-repeated="16381"/>
        </table:table-row>
        <table:table-row table:style-name="ro17">
          <table:table-cell/>
          <table:table-cell office:value-type="string" office:string-value="Estimated Magnitude" table:formula="of:=['ePO-Glossary'.B249]" table:style-name="ce1">
            <text:p>Estimated Magnitude</text:p>
          </table:table-cell>
          <table:table-cell office:value-type="float" office:value="249" table:formula="of:=ROW(['ePO-Glossary'.B249])" table:style-name="ce1">
            <text:p>249</text:p>
          </table:table-cell>
          <table:table-cell table:number-columns-repeated="16381"/>
        </table:table-row>
        <table:table-row table:style-name="ro17">
          <table:table-cell/>
          <table:table-cell office:value-type="string" office:string-value="Estimated Magnitude" table:formula="of:=['ePO-Glossary'.B250]" table:style-name="ce1">
            <text:p>Estimated Magnitude</text:p>
          </table:table-cell>
          <table:table-cell office:value-type="float" office:value="250" table:formula="of:=ROW(['ePO-Glossary'.B250])" table:style-name="ce1">
            <text:p>250</text:p>
          </table:table-cell>
          <table:table-cell table:number-columns-repeated="16381"/>
        </table:table-row>
        <table:table-row table:style-name="ro17">
          <table:table-cell/>
          <table:table-cell office:value-type="string" office:string-value="Estimated Total Magnitude" table:formula="of:=['ePO-Glossary'.B251]" table:style-name="ce1">
            <text:p>Estimated Total Magnitude</text:p>
          </table:table-cell>
          <table:table-cell office:value-type="float" office:value="251" table:formula="of:=ROW(['ePO-Glossary'.B251])" table:style-name="ce1">
            <text:p>251</text:p>
          </table:table-cell>
          <table:table-cell table:number-columns-repeated="16381"/>
        </table:table-row>
        <table:table-row table:style-name="ro17">
          <table:table-cell/>
          <table:table-cell office:value-type="string" office:string-value="Estimated Total Magnitude" table:formula="of:=['ePO-Glossary'.B252]" table:style-name="ce1">
            <text:p>Estimated Total Magnitude</text:p>
          </table:table-cell>
          <table:table-cell office:value-type="float" office:value="252" table:formula="of:=ROW(['ePO-Glossary'.B252])" table:style-name="ce1">
            <text:p>252</text:p>
          </table:table-cell>
          <table:table-cell table:number-columns-repeated="16381"/>
        </table:table-row>
        <table:table-row table:style-name="ro17">
          <table:table-cell/>
          <table:table-cell office:value-type="string" office:string-value="Estimated Total Magnitude" table:formula="of:=['ePO-Glossary'.B253]" table:style-name="ce1">
            <text:p>Estimated Total Magnitude</text:p>
          </table:table-cell>
          <table:table-cell office:value-type="float" office:value="253" table:formula="of:=ROW(['ePO-Glossary'.B253])" table:style-name="ce1">
            <text:p>253</text:p>
          </table:table-cell>
          <table:table-cell table:number-columns-repeated="16381"/>
        </table:table-row>
        <table:table-row table:style-name="ro17">
          <table:table-cell/>
          <table:table-cell office:value-type="string" office:string-value="Estimated Total Magnitude" table:formula="of:=['ePO-Glossary'.B254]" table:style-name="ce1">
            <text:p>Estimated Total Magnitude</text:p>
          </table:table-cell>
          <table:table-cell office:value-type="float" office:value="254" table:formula="of:=ROW(['ePO-Glossary'.B254])" table:style-name="ce1">
            <text:p>254</text:p>
          </table:table-cell>
          <table:table-cell table:number-columns-repeated="16381"/>
        </table:table-row>
        <table:table-row table:style-name="ro17">
          <table:table-cell/>
          <table:table-cell office:value-type="string" office:string-value="Estimated Total Magnitude" table:formula="of:=['ePO-Glossary'.B255]" table:style-name="ce1">
            <text:p>Estimated Total Magnitude</text:p>
          </table:table-cell>
          <table:table-cell office:value-type="float" office:value="255" table:formula="of:=ROW(['ePO-Glossary'.B255])" table:style-name="ce1">
            <text:p>255</text:p>
          </table:table-cell>
          <table:table-cell table:number-columns-repeated="16381"/>
        </table:table-row>
        <table:table-row table:style-name="ro17">
          <table:table-cell/>
          <table:table-cell office:value-type="string" office:string-value="Estimated Value" table:formula="of:=['ePO-Glossary'.B256]" table:style-name="ce1">
            <text:p>Estimated Value</text:p>
          </table:table-cell>
          <table:table-cell office:value-type="float" office:value="256" table:formula="of:=ROW(['ePO-Glossary'.B256])" table:style-name="ce1">
            <text:p>256</text:p>
          </table:table-cell>
          <table:table-cell table:number-columns-repeated="16381"/>
        </table:table-row>
        <table:table-row table:style-name="ro17">
          <table:table-cell/>
          <table:table-cell office:value-type="string" office:string-value="Estimated Value" table:formula="of:=['ePO-Glossary'.B257]" table:style-name="ce1">
            <text:p>Estimated Value</text:p>
          </table:table-cell>
          <table:table-cell office:value-type="float" office:value="257" table:formula="of:=ROW(['ePO-Glossary'.B257])" table:style-name="ce1">
            <text:p>257</text:p>
          </table:table-cell>
          <table:table-cell table:number-columns-repeated="16381"/>
        </table:table-row>
        <table:table-row table:style-name="ro17">
          <table:table-cell/>
          <table:table-cell office:value-type="string" office:string-value="EU Funds Indicator" table:formula="of:=['ePO-Glossary'.B258]" table:style-name="ce1">
            <text:p>EU Funds Indicator</text:p>
          </table:table-cell>
          <table:table-cell office:value-type="float" office:value="258" table:formula="of:=ROW(['ePO-Glossary'.B258])" table:style-name="ce1">
            <text:p>258</text:p>
          </table:table-cell>
          <table:table-cell table:number-columns-repeated="16381"/>
        </table:table-row>
        <table:table-row table:style-name="ro17">
          <table:table-cell/>
          <table:table-cell office:value-type="string" office:string-value="EU Funds Indicator" table:formula="of:=['ePO-Glossary'.B259]" table:style-name="ce1">
            <text:p>EU Funds Indicator</text:p>
          </table:table-cell>
          <table:table-cell office:value-type="float" office:value="259" table:formula="of:=ROW(['ePO-Glossary'.B259])" table:style-name="ce1">
            <text:p>259</text:p>
          </table:table-cell>
          <table:table-cell table:number-columns-repeated="16381"/>
        </table:table-row>
        <table:table-row table:style-name="ro17">
          <table:table-cell/>
          <table:table-cell office:value-type="string" office:string-value="EU Funds Indicator" table:formula="of:=['ePO-Glossary'.B260]" table:style-name="ce1">
            <text:p>EU Funds Indicator</text:p>
          </table:table-cell>
          <table:table-cell office:value-type="float" office:value="260" table:formula="of:=ROW(['ePO-Glossary'.B260])" table:style-name="ce1">
            <text:p>260</text:p>
          </table:table-cell>
          <table:table-cell table:number-columns-repeated="16381"/>
        </table:table-row>
        <table:table-row table:style-name="ro17">
          <table:table-cell/>
          <table:table-cell office:value-type="string" office:string-value="EU Funds Indicator" table:formula="of:=['ePO-Glossary'.B261]" table:style-name="ce1">
            <text:p>EU Funds Indicator</text:p>
          </table:table-cell>
          <table:table-cell office:value-type="float" office:value="261" table:formula="of:=ROW(['ePO-Glossary'.B261])" table:style-name="ce1">
            <text:p>261</text:p>
          </table:table-cell>
          <table:table-cell table:number-columns-repeated="16381"/>
        </table:table-row>
        <table:table-row table:style-name="ro17">
          <table:table-cell/>
          <table:table-cell office:value-type="string" office:string-value="EU Funds Indicator" table:formula="of:=['ePO-Glossary'.B262]" table:style-name="ce1">
            <text:p>EU Funds Indicator</text:p>
          </table:table-cell>
          <table:table-cell office:value-type="float" office:value="262" table:formula="of:=ROW(['ePO-Glossary'.B262])" table:style-name="ce1">
            <text:p>262</text:p>
          </table:table-cell>
          <table:table-cell table:number-columns-repeated="16381"/>
        </table:table-row>
        <table:table-row table:style-name="ro17">
          <table:table-cell/>
          <table:table-cell office:value-type="string" office:string-value="EU Funds Indicator" table:formula="of:=['ePO-Glossary'.B263]" table:style-name="ce1">
            <text:p>EU Funds Indicator</text:p>
          </table:table-cell>
          <table:table-cell office:value-type="float" office:value="263" table:formula="of:=ROW(['ePO-Glossary'.B263])" table:style-name="ce1">
            <text:p>263</text:p>
          </table:table-cell>
          <table:table-cell table:number-columns-repeated="16381"/>
        </table:table-row>
        <table:table-row table:style-name="ro17">
          <table:table-cell/>
          <table:table-cell office:value-type="string" office:string-value="EU Funds Indicator" table:formula="of:=['ePO-Glossary'.B264]" table:style-name="ce1">
            <text:p>EU Funds Indicator</text:p>
          </table:table-cell>
          <table:table-cell office:value-type="float" office:value="264" table:formula="of:=ROW(['ePO-Glossary'.B264])" table:style-name="ce1">
            <text:p>264</text:p>
          </table:table-cell>
          <table:table-cell table:number-columns-repeated="16381"/>
        </table:table-row>
        <table:table-row table:style-name="ro17">
          <table:table-cell/>
          <table:table-cell office:value-type="string" office:string-value="EU Funds Indicator" table:formula="of:=['ePO-Glossary'.B265]" table:style-name="ce1">
            <text:p>EU Funds Indicator</text:p>
          </table:table-cell>
          <table:table-cell office:value-type="float" office:value="265" table:formula="of:=ROW(['ePO-Glossary'.B265])" table:style-name="ce1">
            <text:p>265</text:p>
          </table:table-cell>
          <table:table-cell table:number-columns-repeated="16381"/>
        </table:table-row>
        <table:table-row table:style-name="ro17">
          <table:table-cell/>
          <table:table-cell office:value-type="string" office:string-value="EU Funds Indicator" table:formula="of:=['ePO-Glossary'.B266]" table:style-name="ce1">
            <text:p>EU Funds Indicator</text:p>
          </table:table-cell>
          <table:table-cell office:value-type="float" office:value="266" table:formula="of:=ROW(['ePO-Glossary'.B266])" table:style-name="ce1">
            <text:p>266</text:p>
          </table:table-cell>
          <table:table-cell table:number-columns-repeated="16381"/>
        </table:table-row>
        <table:table-row table:style-name="ro17">
          <table:table-cell/>
          <table:table-cell office:value-type="string" office:string-value="Evaluation Criterion" table:formula="of:=['ePO-Glossary'.B267]" table:style-name="ce1">
            <text:p>Evaluation Criterion</text:p>
          </table:table-cell>
          <table:table-cell office:value-type="float" office:value="267" table:formula="of:=ROW(['ePO-Glossary'.B267])" table:style-name="ce1">
            <text:p>267</text:p>
          </table:table-cell>
          <table:table-cell table:number-columns-repeated="16381"/>
        </table:table-row>
        <table:table-row table:style-name="ro17">
          <table:table-cell/>
          <table:table-cell office:value-type="string" office:string-value="Exclusion criterion" table:formula="of:=['ePO-Glossary'.B268]" table:style-name="ce1">
            <text:p>Exclusion criterion</text:p>
          </table:table-cell>
          <table:table-cell office:value-type="float" office:value="268" table:formula="of:=ROW(['ePO-Glossary'.B268])" table:style-name="ce1">
            <text:p>268</text:p>
          </table:table-cell>
          <table:table-cell table:number-columns-repeated="16381"/>
        </table:table-row>
        <table:table-row table:style-name="ro17">
          <table:table-cell/>
          <table:table-cell office:value-type="string" office:string-value="Exclusion criterion" table:formula="of:=['ePO-Glossary'.B269]" table:style-name="ce1">
            <text:p>Exclusion criterion</text:p>
          </table:table-cell>
          <table:table-cell office:value-type="float" office:value="269" table:formula="of:=ROW(['ePO-Glossary'.B269])" table:style-name="ce1">
            <text:p>269</text:p>
          </table:table-cell>
          <table:table-cell table:number-columns-repeated="16381"/>
        </table:table-row>
        <table:table-row table:style-name="ro17">
          <table:table-cell/>
          <table:table-cell office:value-type="string" office:string-value="Exclusion criterion" table:formula="of:=['ePO-Glossary'.B270]" table:style-name="ce1">
            <text:p>Exclusion criterion</text:p>
          </table:table-cell>
          <table:table-cell office:value-type="float" office:value="270" table:formula="of:=ROW(['ePO-Glossary'.B270])" table:style-name="ce1">
            <text:p>270</text:p>
          </table:table-cell>
          <table:table-cell table:number-columns-repeated="16381"/>
        </table:table-row>
        <table:table-row table:style-name="ro17">
          <table:table-cell/>
          <table:table-cell office:value-type="string" office:string-value="Exclusion Tenders Abnormally Low" table:formula="of:=['ePO-Glossary'.B271]" table:style-name="ce1">
            <text:p>Exclusion Tenders Abnormally Low</text:p>
          </table:table-cell>
          <table:table-cell office:value-type="float" office:value="271" table:formula="of:=ROW(['ePO-Glossary'.B271])" table:style-name="ce1">
            <text:p>271</text:p>
          </table:table-cell>
          <table:table-cell table:number-columns-repeated="16381"/>
        </table:table-row>
        <table:table-row table:style-name="ro17">
          <table:table-cell/>
          <table:table-cell office:value-type="string" office:string-value="Exclusion Tenders Abnormally Low" table:formula="of:=['ePO-Glossary'.B272]" table:style-name="ce1">
            <text:p>Exclusion Tenders Abnormally Low</text:p>
          </table:table-cell>
          <table:table-cell office:value-type="float" office:value="272" table:formula="of:=ROW(['ePO-Glossary'.B272])" table:style-name="ce1">
            <text:p>272</text:p>
          </table:table-cell>
          <table:table-cell table:number-columns-repeated="16381"/>
        </table:table-row>
        <table:table-row table:style-name="ro17">
          <table:table-cell/>
          <table:table-cell office:value-type="string" office:string-value="Exclusion Tenders Abnormally Low" table:formula="of:=['ePO-Glossary'.B273]" table:style-name="ce1">
            <text:p>Exclusion Tenders Abnormally Low</text:p>
          </table:table-cell>
          <table:table-cell office:value-type="float" office:value="273" table:formula="of:=ROW(['ePO-Glossary'.B273])" table:style-name="ce1">
            <text:p>273</text:p>
          </table:table-cell>
          <table:table-cell table:number-columns-repeated="16381"/>
        </table:table-row>
        <table:table-row table:style-name="ro17">
          <table:table-cell/>
          <table:table-cell office:value-type="string" office:string-value="Exclusion Tenders Abnormally Low" table:formula="of:=['ePO-Glossary'.B274]" table:style-name="ce1">
            <text:p>Exclusion Tenders Abnormally Low</text:p>
          </table:table-cell>
          <table:table-cell office:value-type="float" office:value="274" table:formula="of:=ROW(['ePO-Glossary'.B274])" table:style-name="ce1">
            <text:p>274</text:p>
          </table:table-cell>
          <table:table-cell table:number-columns-repeated="16381"/>
        </table:table-row>
        <table:table-row table:style-name="ro17">
          <table:table-cell/>
          <table:table-cell office:value-type="string" office:string-value="Expected Number Of Participants" table:formula="of:=['ePO-Glossary'.B275]" table:style-name="ce1">
            <text:p>Expected Number Of Participants</text:p>
          </table:table-cell>
          <table:table-cell office:value-type="float" office:value="275" table:formula="of:=ROW(['ePO-Glossary'.B275])" table:style-name="ce1">
            <text:p>275</text:p>
          </table:table-cell>
          <table:table-cell table:number-columns-repeated="16381"/>
        </table:table-row>
        <table:table-row table:style-name="ro17">
          <table:table-cell/>
          <table:table-cell office:value-type="string" office:string-value="Expected Number Of Participants" table:formula="of:=['ePO-Glossary'.B276]" table:style-name="ce1">
            <text:p>Expected Number Of Participants</text:p>
          </table:table-cell>
          <table:table-cell office:value-type="float" office:value="276" table:formula="of:=ROW(['ePO-Glossary'.B276])" table:style-name="ce1">
            <text:p>276</text:p>
          </table:table-cell>
          <table:table-cell table:number-columns-repeated="16381"/>
        </table:table-row>
        <table:table-row table:style-name="ro17">
          <table:table-cell/>
          <table:table-cell office:value-type="string" office:string-value="Extension Duree Justification" table:formula="of:=['ePO-Glossary'.B277]" table:style-name="ce1">
            <text:p>Extension Duree Justification</text:p>
          </table:table-cell>
          <table:table-cell office:value-type="float" office:value="277" table:formula="of:=ROW(['ePO-Glossary'.B277])" table:style-name="ce1">
            <text:p>277</text:p>
          </table:table-cell>
          <table:table-cell table:number-columns-repeated="16381"/>
        </table:table-row>
        <table:table-row table:style-name="ro17">
          <table:table-cell/>
          <table:table-cell office:value-type="string" office:string-value="Extension Duree Justification" table:formula="of:=['ePO-Glossary'.B278]" table:style-name="ce1">
            <text:p>Extension Duree Justification</text:p>
          </table:table-cell>
          <table:table-cell office:value-type="float" office:value="278" table:formula="of:=ROW(['ePO-Glossary'.B278])" table:style-name="ce1">
            <text:p>278</text:p>
          </table:table-cell>
          <table:table-cell table:number-columns-repeated="16381"/>
        </table:table-row>
        <table:table-row table:style-name="ro17">
          <table:table-cell/>
          <table:table-cell office:value-type="string" office:string-value="FaxNumber" table:formula="of:=['ePO-Glossary'.B279]" table:style-name="ce1">
            <text:p>FaxNumber</text:p>
          </table:table-cell>
          <table:table-cell office:value-type="float" office:value="279" table:formula="of:=ROW(['ePO-Glossary'.B279])" table:style-name="ce1">
            <text:p>279</text:p>
          </table:table-cell>
          <table:table-cell table:number-columns-repeated="16381"/>
        </table:table-row>
        <table:table-row table:style-name="ro17">
          <table:table-cell/>
          <table:table-cell office:value-type="string" office:string-value="FaxNumber" table:formula="of:=['ePO-Glossary'.B280]" table:style-name="ce1">
            <text:p>FaxNumber</text:p>
          </table:table-cell>
          <table:table-cell office:value-type="float" office:value="280" table:formula="of:=ROW(['ePO-Glossary'.B280])" table:style-name="ce1">
            <text:p>280</text:p>
          </table:table-cell>
          <table:table-cell table:number-columns-repeated="16381"/>
        </table:table-row>
        <table:table-row table:style-name="ro17">
          <table:table-cell/>
          <table:table-cell office:value-type="string" office:string-value="Follow Up Contract" table:formula="of:=['ePO-Glossary'.B281]" table:style-name="ce1">
            <text:p>Follow Up Contract</text:p>
          </table:table-cell>
          <table:table-cell office:value-type="float" office:value="281" table:formula="of:=ROW(['ePO-Glossary'.B281])" table:style-name="ce1">
            <text:p>281</text:p>
          </table:table-cell>
          <table:table-cell table:number-columns-repeated="16381"/>
        </table:table-row>
        <table:table-row table:style-name="ro17">
          <table:table-cell/>
          <table:table-cell office:value-type="string" office:string-value="Follow Up Contract" table:formula="of:=['ePO-Glossary'.B282]" table:style-name="ce1">
            <text:p>Follow Up Contract</text:p>
          </table:table-cell>
          <table:table-cell office:value-type="float" office:value="282" table:formula="of:=ROW(['ePO-Glossary'.B282])" table:style-name="ce1">
            <text:p>282</text:p>
          </table:table-cell>
          <table:table-cell table:number-columns-repeated="16381"/>
        </table:table-row>
        <table:table-row table:style-name="ro17">
          <table:table-cell/>
          <table:table-cell office:value-type="string" office:string-value="Framework Agreement Type Code" table:formula="of:=['ePO-Glossary'.B283]" table:style-name="ce1">
            <text:p>Framework Agreement Type Code</text:p>
          </table:table-cell>
          <table:table-cell office:value-type="float" office:value="283" table:formula="of:=ROW(['ePO-Glossary'.B283])" table:style-name="ce1">
            <text:p>283</text:p>
          </table:table-cell>
          <table:table-cell table:number-columns-repeated="16381"/>
        </table:table-row>
        <table:table-row table:style-name="ro17">
          <table:table-cell/>
          <table:table-cell office:value-type="string" office:string-value="Framework Agreement Type Code" table:formula="of:=['ePO-Glossary'.B284]" table:style-name="ce1">
            <text:p>Framework Agreement Type Code</text:p>
          </table:table-cell>
          <table:table-cell office:value-type="float" office:value="284" table:formula="of:=ROW(['ePO-Glossary'.B284])" table:style-name="ce1">
            <text:p>284</text:p>
          </table:table-cell>
          <table:table-cell table:number-columns-repeated="16381"/>
        </table:table-row>
        <table:table-row table:style-name="ro17">
          <table:table-cell/>
          <table:table-cell office:value-type="string" office:string-value="Framework Agreement Type Code" table:formula="of:=['ePO-Glossary'.B285]" table:style-name="ce1">
            <text:p>Framework Agreement Type Code</text:p>
          </table:table-cell>
          <table:table-cell office:value-type="float" office:value="285" table:formula="of:=ROW(['ePO-Glossary'.B285])" table:style-name="ce1">
            <text:p>285</text:p>
          </table:table-cell>
          <table:table-cell table:number-columns-repeated="16381"/>
        </table:table-row>
        <table:table-row table:style-name="ro17">
          <table:table-cell/>
          <table:table-cell office:value-type="string" office:string-value="Framework Agreement Type Code" table:formula="of:=['ePO-Glossary'.B286]" table:style-name="ce1">
            <text:p>Framework Agreement Type Code</text:p>
          </table:table-cell>
          <table:table-cell office:value-type="float" office:value="286" table:formula="of:=ROW(['ePO-Glossary'.B286])" table:style-name="ce1">
            <text:p>286</text:p>
          </table:table-cell>
          <table:table-cell table:number-columns-repeated="16381"/>
        </table:table-row>
        <table:table-row table:style-name="ro17">
          <table:table-cell/>
          <table:table-cell office:value-type="string" office:string-value="Framework Agreement Type Code" table:formula="of:=['ePO-Glossary'.B287]" table:style-name="ce1">
            <text:p>Framework Agreement Type Code</text:p>
          </table:table-cell>
          <table:table-cell office:value-type="float" office:value="287" table:formula="of:=ROW(['ePO-Glossary'.B287])" table:style-name="ce1">
            <text:p>287</text:p>
          </table:table-cell>
          <table:table-cell table:number-columns-repeated="16381"/>
        </table:table-row>
        <table:table-row table:style-name="ro17">
          <table:table-cell/>
          <table:table-cell office:value-type="string" office:string-value="Framework Agreement Type Code" table:formula="of:=['ePO-Glossary'.B288]" table:style-name="ce1">
            <text:p>Framework Agreement Type Code</text:p>
          </table:table-cell>
          <table:table-cell office:value-type="float" office:value="288" table:formula="of:=ROW(['ePO-Glossary'.B288])" table:style-name="ce1">
            <text:p>288</text:p>
          </table:table-cell>
          <table:table-cell table:number-columns-repeated="16381"/>
        </table:table-row>
        <table:table-row table:style-name="ro17">
          <table:table-cell/>
          <table:table-cell office:value-type="string" office:string-value="Framework Agreement Type Code" table:formula="of:=['ePO-Glossary'.B289]" table:style-name="ce1">
            <text:p>Framework Agreement Type Code</text:p>
          </table:table-cell>
          <table:table-cell office:value-type="float" office:value="289" table:formula="of:=ROW(['ePO-Glossary'.B289])" table:style-name="ce1">
            <text:p>289</text:p>
          </table:table-cell>
          <table:table-cell table:number-columns-repeated="16381"/>
        </table:table-row>
        <table:table-row table:style-name="ro17">
          <table:table-cell/>
          <table:table-cell office:value-type="string" office:string-value="Framework Duration" table:formula="of:=['ePO-Glossary'.B290]" table:style-name="ce1">
            <text:p>Framework Duration</text:p>
          </table:table-cell>
          <table:table-cell office:value-type="float" office:value="290" table:formula="of:=ROW(['ePO-Glossary'.B290])" table:style-name="ce1">
            <text:p>290</text:p>
          </table:table-cell>
          <table:table-cell table:number-columns-repeated="16381"/>
        </table:table-row>
        <table:table-row table:style-name="ro17">
          <table:table-cell/>
          <table:table-cell office:value-type="string" office:string-value="Framework Duration" table:formula="of:=['ePO-Glossary'.B291]" table:style-name="ce1">
            <text:p>Framework Duration</text:p>
          </table:table-cell>
          <table:table-cell office:value-type="float" office:value="291" table:formula="of:=ROW(['ePO-Glossary'.B291])" table:style-name="ce1">
            <text:p>291</text:p>
          </table:table-cell>
          <table:table-cell table:number-columns-repeated="16381"/>
        </table:table-row>
        <table:table-row table:style-name="ro17">
          <table:table-cell/>
          <table:table-cell office:value-type="string" office:string-value="Framework Duration" table:formula="of:=['ePO-Glossary'.B292]" table:style-name="ce1">
            <text:p>Framework Duration</text:p>
          </table:table-cell>
          <table:table-cell office:value-type="float" office:value="292" table:formula="of:=ROW(['ePO-Glossary'.B292])" table:style-name="ce1">
            <text:p>292</text:p>
          </table:table-cell>
          <table:table-cell table:number-columns-repeated="16381"/>
        </table:table-row>
        <table:table-row table:style-name="ro17">
          <table:table-cell/>
          <table:table-cell office:value-type="string" office:string-value="Framework Duration" table:formula="of:=['ePO-Glossary'.B293]" table:style-name="ce1">
            <text:p>Framework Duration</text:p>
          </table:table-cell>
          <table:table-cell office:value-type="float" office:value="293" table:formula="of:=ROW(['ePO-Glossary'.B293])" table:style-name="ce1">
            <text:p>293</text:p>
          </table:table-cell>
          <table:table-cell table:number-columns-repeated="16381"/>
        </table:table-row>
        <table:table-row table:style-name="ro17">
          <table:table-cell/>
          <table:table-cell office:value-type="string" office:string-value="Framework Max Value All Lots" table:formula="of:=['ePO-Glossary'.B294]" table:style-name="ce1">
            <text:p>Framework Max Value All Lots</text:p>
          </table:table-cell>
          <table:table-cell office:value-type="float" office:value="294" table:formula="of:=ROW(['ePO-Glossary'.B294])" table:style-name="ce1">
            <text:p>294</text:p>
          </table:table-cell>
          <table:table-cell table:number-columns-repeated="16381"/>
        </table:table-row>
        <table:table-row table:style-name="ro17">
          <table:table-cell/>
          <table:table-cell office:value-type="string" office:string-value="Framework Max Value All Lots" table:formula="of:=['ePO-Glossary'.B295]" table:style-name="ce1">
            <text:p>Framework Max Value All Lots</text:p>
          </table:table-cell>
          <table:table-cell office:value-type="float" office:value="295" table:formula="of:=ROW(['ePO-Glossary'.B295])" table:style-name="ce1">
            <text:p>295</text:p>
          </table:table-cell>
          <table:table-cell table:number-columns-repeated="16381"/>
        </table:table-row>
        <table:table-row table:style-name="ro17">
          <table:table-cell/>
          <table:table-cell office:value-type="string" office:string-value="Framework Max Value Group Lots" table:formula="of:=['ePO-Glossary'.B296]" table:style-name="ce1">
            <text:p>Framework Max Value Group Lots</text:p>
          </table:table-cell>
          <table:table-cell office:value-type="float" office:value="296" table:formula="of:=ROW(['ePO-Glossary'.B296])" table:style-name="ce1">
            <text:p>296</text:p>
          </table:table-cell>
          <table:table-cell table:number-columns-repeated="16381"/>
        </table:table-row>
        <table:table-row table:style-name="ro17">
          <table:table-cell/>
          <table:table-cell office:value-type="string" office:string-value="Framework Max Value Group Lots" table:formula="of:=['ePO-Glossary'.B297]" table:style-name="ce1">
            <text:p>Framework Max Value Group Lots</text:p>
          </table:table-cell>
          <table:table-cell office:value-type="float" office:value="297" table:formula="of:=ROW(['ePO-Glossary'.B297])" table:style-name="ce1">
            <text:p>297</text:p>
          </table:table-cell>
          <table:table-cell table:number-columns-repeated="16381"/>
        </table:table-row>
        <table:table-row table:style-name="ro17">
          <table:table-cell/>
          <table:table-cell office:value-type="string" office:string-value="Free Acces" table:formula="of:=['ePO-Glossary'.B298]" table:style-name="ce1">
            <text:p>Free Acces</text:p>
          </table:table-cell>
          <table:table-cell office:value-type="float" office:value="298" table:formula="of:=ROW(['ePO-Glossary'.B298])" table:style-name="ce1">
            <text:p>298</text:p>
          </table:table-cell>
          <table:table-cell table:number-columns-repeated="16381"/>
        </table:table-row>
        <table:table-row table:style-name="ro17">
          <table:table-cell/>
          <table:table-cell office:value-type="string" office:string-value="Free Acces" table:formula="of:=['ePO-Glossary'.B299]" table:style-name="ce1">
            <text:p>Free Acces</text:p>
          </table:table-cell>
          <table:table-cell office:value-type="float" office:value="299" table:formula="of:=ROW(['ePO-Glossary'.B299])" table:style-name="ce1">
            <text:p>299</text:p>
          </table:table-cell>
          <table:table-cell table:number-columns-repeated="16381"/>
        </table:table-row>
        <table:table-row table:style-name="ro17">
          <table:table-cell/>
          <table:table-cell office:value-type="string" office:string-value="Free Acces" table:formula="of:=['ePO-Glossary'.B300]" table:style-name="ce1">
            <text:p>Free Acces</text:p>
          </table:table-cell>
          <table:table-cell office:value-type="float" office:value="300" table:formula="of:=ROW(['ePO-Glossary'.B300])" table:style-name="ce1">
            <text:p>300</text:p>
          </table:table-cell>
          <table:table-cell table:number-columns-repeated="16381"/>
        </table:table-row>
        <table:table-row table:style-name="ro17">
          <table:table-cell/>
          <table:table-cell office:value-type="string" office:string-value="Free Acces" table:formula="of:=['ePO-Glossary'.B301]" table:style-name="ce1">
            <text:p>Free Acces</text:p>
          </table:table-cell>
          <table:table-cell office:value-type="float" office:value="301" table:formula="of:=ROW(['ePO-Glossary'.B301])" table:style-name="ce1">
            <text:p>301</text:p>
          </table:table-cell>
          <table:table-cell table:number-columns-repeated="16381"/>
        </table:table-row>
        <table:table-row table:style-name="ro17">
          <table:table-cell/>
          <table:table-cell office:value-type="string" office:string-value="Free Acces" table:formula="of:=['ePO-Glossary'.B302]" table:style-name="ce1">
            <text:p>Free Acces</text:p>
          </table:table-cell>
          <table:table-cell office:value-type="float" office:value="302" table:formula="of:=ROW(['ePO-Glossary'.B302])" table:style-name="ce1">
            <text:p>302</text:p>
          </table:table-cell>
          <table:table-cell table:number-columns-repeated="16381"/>
        </table:table-row>
        <table:table-row table:style-name="ro17">
          <table:table-cell/>
          <table:table-cell office:value-type="string" office:string-value="Further Party" table:formula="of:=['ePO-Glossary'.B303]" table:style-name="ce1">
            <text:p>Further Party</text:p>
          </table:table-cell>
          <table:table-cell office:value-type="float" office:value="303" table:formula="of:=ROW(['ePO-Glossary'.B303])" table:style-name="ce1">
            <text:p>303</text:p>
          </table:table-cell>
          <table:table-cell table:number-columns-repeated="16381"/>
        </table:table-row>
        <table:table-row table:style-name="ro17">
          <table:table-cell/>
          <table:table-cell office:value-type="string" office:string-value="GPA Usage" table:formula="of:=['ePO-Glossary'.B304]" table:style-name="ce1">
            <text:p>GPA Usage</text:p>
          </table:table-cell>
          <table:table-cell office:value-type="float" office:value="304" table:formula="of:=ROW(['ePO-Glossary'.B304])" table:style-name="ce1">
            <text:p>304</text:p>
          </table:table-cell>
          <table:table-cell table:number-columns-repeated="16381"/>
        </table:table-row>
        <table:table-row table:style-name="ro17">
          <table:table-cell/>
          <table:table-cell office:value-type="string" office:string-value="GPA Usage" table:formula="of:=['ePO-Glossary'.B305]" table:style-name="ce1">
            <text:p>GPA Usage</text:p>
          </table:table-cell>
          <table:table-cell office:value-type="float" office:value="305" table:formula="of:=ROW(['ePO-Glossary'.B305])" table:style-name="ce1">
            <text:p>305</text:p>
          </table:table-cell>
          <table:table-cell table:number-columns-repeated="16381"/>
        </table:table-row>
        <table:table-row table:style-name="ro17">
          <table:table-cell/>
          <table:table-cell office:value-type="string" office:string-value="GPA Usage" table:formula="of:=['ePO-Glossary'.B306]" table:style-name="ce1">
            <text:p>GPA Usage</text:p>
          </table:table-cell>
          <table:table-cell office:value-type="float" office:value="306" table:formula="of:=ROW(['ePO-Glossary'.B306])" table:style-name="ce1">
            <text:p>306</text:p>
          </table:table-cell>
          <table:table-cell table:number-columns-repeated="16381"/>
        </table:table-row>
        <table:table-row table:style-name="ro17">
          <table:table-cell/>
          <table:table-cell office:value-type="string" office:string-value="GPA Usage" table:formula="of:=['ePO-Glossary'.B307]" table:style-name="ce1">
            <text:p>GPA Usage</text:p>
          </table:table-cell>
          <table:table-cell office:value-type="float" office:value="307" table:formula="of:=ROW(['ePO-Glossary'.B307])" table:style-name="ce1">
            <text:p>307</text:p>
          </table:table-cell>
          <table:table-cell table:number-columns-repeated="16381"/>
        </table:table-row>
        <table:table-row table:style-name="ro17">
          <table:table-cell/>
          <table:table-cell office:value-type="string" office:string-value="Guarantee Required" table:formula="of:=['ePO-Glossary'.B308]" table:style-name="ce1">
            <text:p>Guarantee Required</text:p>
          </table:table-cell>
          <table:table-cell office:value-type="float" office:value="308" table:formula="of:=ROW(['ePO-Glossary'.B308])" table:style-name="ce1">
            <text:p>308</text:p>
          </table:table-cell>
          <table:table-cell table:number-columns-repeated="16381"/>
        </table:table-row>
        <table:table-row table:style-name="ro17">
          <table:table-cell/>
          <table:table-cell office:value-type="string" office:string-value="Guarantee Required" table:formula="of:=['ePO-Glossary'.B309]" table:style-name="ce1">
            <text:p>Guarantee Required</text:p>
          </table:table-cell>
          <table:table-cell office:value-type="float" office:value="309" table:formula="of:=ROW(['ePO-Glossary'.B309])" table:style-name="ce1">
            <text:p>309</text:p>
          </table:table-cell>
          <table:table-cell table:number-columns-repeated="16381"/>
        </table:table-row>
        <table:table-row table:style-name="ro17">
          <table:table-cell/>
          <table:table-cell office:value-type="string" office:string-value="Guarantee Required" table:formula="of:=['ePO-Glossary'.B310]" table:style-name="ce1">
            <text:p>Guarantee Required</text:p>
          </table:table-cell>
          <table:table-cell office:value-type="float" office:value="310" table:formula="of:=ROW(['ePO-Glossary'.B310])" table:style-name="ce1">
            <text:p>310</text:p>
          </table:table-cell>
          <table:table-cell table:number-columns-repeated="16381"/>
        </table:table-row>
        <table:table-row table:style-name="ro17">
          <table:table-cell/>
          <table:table-cell office:value-type="string" office:string-value="Guarantee Required" table:formula="of:=['ePO-Glossary'.B311]" table:style-name="ce1">
            <text:p>Guarantee Required</text:p>
          </table:table-cell>
          <table:table-cell office:value-type="float" office:value="311" table:formula="of:=ROW(['ePO-Glossary'.B311])" table:style-name="ce1">
            <text:p>311</text:p>
          </table:table-cell>
          <table:table-cell table:number-columns-repeated="16381"/>
        </table:table-row>
        <table:table-row table:style-name="ro17">
          <table:table-cell/>
          <table:table-cell office:value-type="string" office:string-value="Guarantee Required" table:formula="of:=['ePO-Glossary'.B312]" table:style-name="ce1">
            <text:p>Guarantee Required</text:p>
          </table:table-cell>
          <table:table-cell office:value-type="float" office:value="312" table:formula="of:=ROW(['ePO-Glossary'.B312])" table:style-name="ce1">
            <text:p>312</text:p>
          </table:table-cell>
          <table:table-cell table:number-columns-repeated="16381"/>
        </table:table-row>
        <table:table-row table:style-name="ro17">
          <table:table-cell/>
          <table:table-cell office:value-type="string" office:string-value="Guarantee Required" table:formula="of:=['ePO-Glossary'.B313]" table:style-name="ce1">
            <text:p>Guarantee Required</text:p>
          </table:table-cell>
          <table:table-cell office:value-type="float" office:value="313" table:formula="of:=ROW(['ePO-Glossary'.B313])" table:style-name="ce1">
            <text:p>313</text:p>
          </table:table-cell>
          <table:table-cell table:number-columns-repeated="16381"/>
        </table:table-row>
        <table:table-row table:style-name="ro17">
          <table:table-cell/>
          <table:table-cell office:value-type="string" office:string-value="Guarantee Required" table:formula="of:=['ePO-Glossary'.B314]" table:style-name="ce1">
            <text:p>Guarantee Required</text:p>
          </table:table-cell>
          <table:table-cell office:value-type="float" office:value="314" table:formula="of:=ROW(['ePO-Glossary'.B314])" table:style-name="ce1">
            <text:p>314</text:p>
          </table:table-cell>
          <table:table-cell table:number-columns-repeated="16381"/>
        </table:table-row>
        <table:table-row table:style-name="ro17">
          <table:table-cell/>
          <table:table-cell office:value-type="string" office:string-value="Internal Reference Number" table:formula="of:=['ePO-Glossary'.B315]" table:style-name="ce1">
            <text:p>Internal Reference Number</text:p>
          </table:table-cell>
          <table:table-cell office:value-type="float" office:value="315" table:formula="of:=ROW(['ePO-Glossary'.B315])" table:style-name="ce1">
            <text:p>315</text:p>
          </table:table-cell>
          <table:table-cell table:number-columns-repeated="16381"/>
        </table:table-row>
        <table:table-row table:style-name="ro17">
          <table:table-cell/>
          <table:table-cell office:value-type="string" office:string-value="Internal Reference Number" table:formula="of:=['ePO-Glossary'.B316]" table:style-name="ce1">
            <text:p>Internal Reference Number</text:p>
          </table:table-cell>
          <table:table-cell office:value-type="float" office:value="316" table:formula="of:=ROW(['ePO-Glossary'.B316])" table:style-name="ce1">
            <text:p>316</text:p>
          </table:table-cell>
          <table:table-cell table:number-columns-repeated="16381"/>
        </table:table-row>
        <table:table-row table:style-name="ro17">
          <table:table-cell/>
          <table:table-cell office:value-type="string" office:string-value="Internet Address" table:formula="of:=['ePO-Glossary'.B317]" table:style-name="ce1">
            <text:p>Internet Address</text:p>
          </table:table-cell>
          <table:table-cell office:value-type="float" office:value="317" table:formula="of:=ROW(['ePO-Glossary'.B317])" table:style-name="ce1">
            <text:p>317</text:p>
          </table:table-cell>
          <table:table-cell table:number-columns-repeated="16381"/>
        </table:table-row>
        <table:table-row table:style-name="ro17">
          <table:table-cell/>
          <table:table-cell office:value-type="string" office:string-value="Internet Address" table:formula="of:=['ePO-Glossary'.B318]" table:style-name="ce1">
            <text:p>Internet Address</text:p>
          </table:table-cell>
          <table:table-cell office:value-type="float" office:value="318" table:formula="of:=ROW(['ePO-Glossary'.B318])" table:style-name="ce1">
            <text:p>318</text:p>
          </table:table-cell>
          <table:table-cell table:number-columns-repeated="16381"/>
        </table:table-row>
        <table:table-row table:style-name="ro17">
          <table:table-cell/>
          <table:table-cell office:value-type="string" office:string-value="Invitations Dispatch Date" table:formula="of:=['ePO-Glossary'.B319]" table:style-name="ce1">
            <text:p>Invitations Dispatch Date</text:p>
          </table:table-cell>
          <table:table-cell office:value-type="float" office:value="319" table:formula="of:=ROW(['ePO-Glossary'.B319])" table:style-name="ce1">
            <text:p>319</text:p>
          </table:table-cell>
          <table:table-cell table:number-columns-repeated="16381"/>
        </table:table-row>
        <table:table-row table:style-name="ro17">
          <table:table-cell/>
          <table:table-cell office:value-type="string" office:string-value="Invitations Dispatch Date" table:formula="of:=['ePO-Glossary'.B320]" table:style-name="ce1">
            <text:p>Invitations Dispatch Date</text:p>
          </table:table-cell>
          <table:table-cell office:value-type="float" office:value="320" table:formula="of:=ROW(['ePO-Glossary'.B320])" table:style-name="ce1">
            <text:p>320</text:p>
          </table:table-cell>
          <table:table-cell table:number-columns-repeated="16381"/>
        </table:table-row>
        <table:table-row table:style-name="ro17">
          <table:table-cell/>
          <table:table-cell office:value-type="string" office:string-value="Invitations Dispatch Date" table:formula="of:=['ePO-Glossary'.B321]" table:style-name="ce1">
            <text:p>Invitations Dispatch Date</text:p>
          </table:table-cell>
          <table:table-cell office:value-type="float" office:value="321" table:formula="of:=ROW(['ePO-Glossary'.B321])" table:style-name="ce1">
            <text:p>321</text:p>
          </table:table-cell>
          <table:table-cell table:number-columns-repeated="16381"/>
        </table:table-row>
        <table:table-row table:style-name="ro17">
          <table:table-cell/>
          <table:table-cell office:value-type="string" office:string-value="Jury Member Name" table:formula="of:=['ePO-Glossary'.B322]" table:style-name="ce1">
            <text:p>Jury Member Name</text:p>
          </table:table-cell>
          <table:table-cell office:value-type="float" office:value="322" table:formula="of:=ROW(['ePO-Glossary'.B322])" table:style-name="ce1">
            <text:p>322</text:p>
          </table:table-cell>
          <table:table-cell table:number-columns-repeated="16381"/>
        </table:table-row>
        <table:table-row table:style-name="ro17">
          <table:table-cell/>
          <table:table-cell office:value-type="string" office:string-value="Jury Member Name" table:formula="of:=['ePO-Glossary'.B323]" table:style-name="ce1">
            <text:p>Jury Member Name</text:p>
          </table:table-cell>
          <table:table-cell office:value-type="float" office:value="323" table:formula="of:=ROW(['ePO-Glossary'.B323])" table:style-name="ce1">
            <text:p>323</text:p>
          </table:table-cell>
          <table:table-cell table:number-columns-repeated="16381"/>
        </table:table-row>
        <table:table-row table:style-name="ro17">
          <table:table-cell/>
          <table:table-cell office:value-type="string" office:string-value="Justification" table:formula="of:=['ePO-Glossary'.B324]" table:style-name="ce1">
            <text:p>Justification</text:p>
          </table:table-cell>
          <table:table-cell office:value-type="float" office:value="324" table:formula="of:=ROW(['ePO-Glossary'.B324])" table:style-name="ce1">
            <text:p>324</text:p>
          </table:table-cell>
          <table:table-cell table:number-columns-repeated="16381"/>
        </table:table-row>
        <table:table-row table:style-name="ro17">
          <table:table-cell/>
          <table:table-cell office:value-type="string" office:string-value="Justification" table:formula="of:=['ePO-Glossary'.B325]" table:style-name="ce1">
            <text:p>Justification</text:p>
          </table:table-cell>
          <table:table-cell office:value-type="float" office:value="325" table:formula="of:=ROW(['ePO-Glossary'.B325])" table:style-name="ce1">
            <text:p>325</text:p>
          </table:table-cell>
          <table:table-cell table:number-columns-repeated="16381"/>
        </table:table-row>
        <table:table-row table:style-name="ro17">
          <table:table-cell/>
          <table:table-cell office:value-type="string" office:string-value="Justification Code" table:formula="of:=['ePO-Glossary'.B326]" table:style-name="ce1">
            <text:p>Justification Code</text:p>
          </table:table-cell>
          <table:table-cell office:value-type="float" office:value="326" table:formula="of:=ROW(['ePO-Glossary'.B326])" table:style-name="ce1">
            <text:p>326</text:p>
          </table:table-cell>
          <table:table-cell table:number-columns-repeated="16381"/>
        </table:table-row>
        <table:table-row table:style-name="ro17">
          <table:table-cell/>
          <table:table-cell office:value-type="string" office:string-value="Justification Code" table:formula="of:=['ePO-Glossary'.B327]" table:style-name="ce1">
            <text:p>Justification Code</text:p>
          </table:table-cell>
          <table:table-cell office:value-type="float" office:value="327" table:formula="of:=ROW(['ePO-Glossary'.B327])" table:style-name="ce1">
            <text:p>327</text:p>
          </table:table-cell>
          <table:table-cell table:number-columns-repeated="16381"/>
        </table:table-row>
        <table:table-row table:style-name="ro17">
          <table:table-cell/>
          <table:table-cell office:value-type="string" office:string-value="Language" table:formula="of:=['ePO-Glossary'.B328]" table:style-name="ce1">
            <text:p>Language</text:p>
          </table:table-cell>
          <table:table-cell office:value-type="float" office:value="328" table:formula="of:=ROW(['ePO-Glossary'.B328])" table:style-name="ce1">
            <text:p>328</text:p>
          </table:table-cell>
          <table:table-cell table:number-columns-repeated="16381"/>
        </table:table-row>
        <table:table-row table:style-name="ro17">
          <table:table-cell/>
          <table:table-cell office:value-type="string" office:string-value="Language" table:formula="of:=['ePO-Glossary'.B329]" table:style-name="ce1">
            <text:p>Language</text:p>
          </table:table-cell>
          <table:table-cell office:value-type="float" office:value="329" table:formula="of:=ROW(['ePO-Glossary'.B329])" table:style-name="ce1">
            <text:p>329</text:p>
          </table:table-cell>
          <table:table-cell table:number-columns-repeated="16381"/>
        </table:table-row>
        <table:table-row table:style-name="ro17">
          <table:table-cell/>
          <table:table-cell office:value-type="string" office:string-value="Latest Security Clearance Date" table:formula="of:=['ePO-Glossary'.B330]" table:style-name="ce1">
            <text:p>Latest Security Clearance Date</text:p>
          </table:table-cell>
          <table:table-cell office:value-type="float" office:value="330" table:formula="of:=ROW(['ePO-Glossary'.B330])" table:style-name="ce1">
            <text:p>330</text:p>
          </table:table-cell>
          <table:table-cell table:number-columns-repeated="16381"/>
        </table:table-row>
        <table:table-row table:style-name="ro17">
          <table:table-cell/>
          <table:table-cell office:value-type="string" office:string-value="Latest Security Clearance Date" table:formula="of:=['ePO-Glossary'.B331]" table:style-name="ce1">
            <text:p>Latest Security Clearance Date</text:p>
          </table:table-cell>
          <table:table-cell office:value-type="float" office:value="331" table:formula="of:=ROW(['ePO-Glossary'.B331])" table:style-name="ce1">
            <text:p>331</text:p>
          </table:table-cell>
          <table:table-cell table:number-columns-repeated="16381"/>
        </table:table-row>
        <table:table-row table:style-name="ro17">
          <table:table-cell/>
          <table:table-cell office:value-type="string" office:string-value="Latest Security Clearance Date" table:formula="of:=['ePO-Glossary'.B332]" table:style-name="ce1">
            <text:p>Latest Security Clearance Date</text:p>
          </table:table-cell>
          <table:table-cell office:value-type="float" office:value="332" table:formula="of:=ROW(['ePO-Glossary'.B332])" table:style-name="ce1">
            <text:p>332</text:p>
          </table:table-cell>
          <table:table-cell table:number-columns-repeated="16381"/>
        </table:table-row>
        <table:table-row table:style-name="ro17">
          <table:table-cell/>
          <table:table-cell office:value-type="string" office:string-value="Legal Basis" table:formula="of:=['ePO-Glossary'.B333]" table:style-name="ce1">
            <text:p>Legal Basis</text:p>
          </table:table-cell>
          <table:table-cell office:value-type="float" office:value="333" table:formula="of:=ROW(['ePO-Glossary'.B333])" table:style-name="ce1">
            <text:p>333</text:p>
          </table:table-cell>
          <table:table-cell table:number-columns-repeated="16381"/>
        </table:table-row>
        <table:table-row table:style-name="ro17">
          <table:table-cell/>
          <table:table-cell office:value-type="string" office:string-value="Legal Basis" table:formula="of:=['ePO-Glossary'.B334]" table:style-name="ce1">
            <text:p>Legal Basis</text:p>
          </table:table-cell>
          <table:table-cell office:value-type="float" office:value="334" table:formula="of:=ROW(['ePO-Glossary'.B334])" table:style-name="ce1">
            <text:p>334</text:p>
          </table:table-cell>
          <table:table-cell table:number-columns-repeated="16381"/>
        </table:table-row>
        <table:table-row table:style-name="ro17">
          <table:table-cell/>
          <table:table-cell office:value-type="string" office:string-value="Legal Basis" table:formula="of:=['ePO-Glossary'.B335]" table:style-name="ce1">
            <text:p>Legal Basis</text:p>
          </table:table-cell>
          <table:table-cell office:value-type="float" office:value="335" table:formula="of:=ROW(['ePO-Glossary'.B335])" table:style-name="ce1">
            <text:p>335</text:p>
          </table:table-cell>
          <table:table-cell table:number-columns-repeated="16381"/>
        </table:table-row>
        <table:table-row table:style-name="ro17">
          <table:table-cell/>
          <table:table-cell office:value-type="string" office:string-value="Legal Basis" table:formula="of:=['ePO-Glossary'.B336]" table:style-name="ce1">
            <text:p>Legal Basis</text:p>
          </table:table-cell>
          <table:table-cell office:value-type="float" office:value="336" table:formula="of:=ROW(['ePO-Glossary'.B336])" table:style-name="ce1">
            <text:p>336</text:p>
          </table:table-cell>
          <table:table-cell table:number-columns-repeated="16381"/>
        </table:table-row>
        <table:table-row table:style-name="ro17">
          <table:table-cell/>
          <table:table-cell office:value-type="string" office:string-value="Legal Form" table:formula="of:=['ePO-Glossary'.B337]" table:style-name="ce1">
            <text:p>Legal Form</text:p>
          </table:table-cell>
          <table:table-cell office:value-type="float" office:value="337" table:formula="of:=ROW(['ePO-Glossary'.B337])" table:style-name="ce1">
            <text:p>337</text:p>
          </table:table-cell>
          <table:table-cell table:number-columns-repeated="16381"/>
        </table:table-row>
        <table:table-row table:style-name="ro17">
          <table:table-cell/>
          <table:table-cell office:value-type="string" office:string-value="Legal Form" table:formula="of:=['ePO-Glossary'.B338]" table:style-name="ce1">
            <text:p>Legal Form</text:p>
          </table:table-cell>
          <table:table-cell office:value-type="float" office:value="338" table:formula="of:=ROW(['ePO-Glossary'.B338])" table:style-name="ce1">
            <text:p>338</text:p>
          </table:table-cell>
          <table:table-cell table:number-columns-repeated="16381"/>
        </table:table-row>
        <table:table-row table:style-name="ro17">
          <table:table-cell/>
          <table:table-cell office:value-type="string" office:string-value="Legal Form" table:formula="of:=['ePO-Glossary'.B339]" table:style-name="ce1">
            <text:p>Legal Form</text:p>
          </table:table-cell>
          <table:table-cell office:value-type="float" office:value="339" table:formula="of:=ROW(['ePO-Glossary'.B339])" table:style-name="ce1">
            <text:p>339</text:p>
          </table:table-cell>
          <table:table-cell table:number-columns-repeated="16381"/>
        </table:table-row>
        <table:table-row table:style-name="ro17">
          <table:table-cell/>
          <table:table-cell office:value-type="string" office:string-value="Legal Form" table:formula="of:=['ePO-Glossary'.B340]" table:style-name="ce1">
            <text:p>Legal Form</text:p>
          </table:table-cell>
          <table:table-cell office:value-type="float" office:value="340" table:formula="of:=ROW(['ePO-Glossary'.B340])" table:style-name="ce1">
            <text:p>340</text:p>
          </table:table-cell>
          <table:table-cell table:number-columns-repeated="16381"/>
        </table:table-row>
        <table:table-row table:style-name="ro17">
          <table:table-cell/>
          <table:table-cell office:value-type="string" office:string-value="Legal Form" table:formula="of:=['ePO-Glossary'.B341]" table:style-name="ce1">
            <text:p>Legal Form</text:p>
          </table:table-cell>
          <table:table-cell office:value-type="float" office:value="341" table:formula="of:=ROW(['ePO-Glossary'.B341])" table:style-name="ce1">
            <text:p>341</text:p>
          </table:table-cell>
          <table:table-cell table:number-columns-repeated="16381"/>
        </table:table-row>
        <table:table-row table:style-name="ro17">
          <table:table-cell/>
          <table:table-cell office:value-type="string" office:string-value="Legal Form" table:formula="of:=['ePO-Glossary'.B342]" table:style-name="ce1">
            <text:p>Legal Form</text:p>
          </table:table-cell>
          <table:table-cell office:value-type="float" office:value="342" table:formula="of:=ROW(['ePO-Glossary'.B342])" table:style-name="ce1">
            <text:p>342</text:p>
          </table:table-cell>
          <table:table-cell table:number-columns-repeated="16381"/>
        </table:table-row>
        <table:table-row table:style-name="ro17">
          <table:table-cell/>
          <table:table-cell office:value-type="string" office:string-value="Legal Reference Law" table:formula="of:=['ePO-Glossary'.B343]" table:style-name="ce1">
            <text:p>Legal Reference Law</text:p>
          </table:table-cell>
          <table:table-cell office:value-type="float" office:value="343" table:formula="of:=ROW(['ePO-Glossary'.B343])" table:style-name="ce1">
            <text:p>343</text:p>
          </table:table-cell>
          <table:table-cell table:number-columns-repeated="16381"/>
        </table:table-row>
        <table:table-row table:style-name="ro17">
          <table:table-cell/>
          <table:table-cell office:value-type="string" office:string-value="Location" table:formula="of:=['ePO-Glossary'.B344]" table:style-name="ce1">
            <text:p>Location</text:p>
          </table:table-cell>
          <table:table-cell office:value-type="float" office:value="344" table:formula="of:=ROW(['ePO-Glossary'.B344])" table:style-name="ce1">
            <text:p>344</text:p>
          </table:table-cell>
          <table:table-cell table:number-columns-repeated="16381"/>
        </table:table-row>
        <table:table-row table:style-name="ro17">
          <table:table-cell/>
          <table:table-cell office:value-type="string" office:string-value="Location" table:formula="of:=['ePO-Glossary'.B345]" table:style-name="ce1">
            <text:p>Location</text:p>
          </table:table-cell>
          <table:table-cell office:value-type="float" office:value="345" table:formula="of:=ROW(['ePO-Glossary'.B345])" table:style-name="ce1">
            <text:p>345</text:p>
          </table:table-cell>
          <table:table-cell table:number-columns-repeated="16381"/>
        </table:table-row>
        <table:table-row table:style-name="ro17">
          <table:table-cell/>
          <table:table-cell office:value-type="string" office:string-value="Location" table:formula="of:=['ePO-Glossary'.B346]" table:style-name="ce1">
            <text:p>Location</text:p>
          </table:table-cell>
          <table:table-cell office:value-type="float" office:value="346" table:formula="of:=ROW(['ePO-Glossary'.B346])" table:style-name="ce1">
            <text:p>346</text:p>
          </table:table-cell>
          <table:table-cell table:number-columns-repeated="16381"/>
        </table:table-row>
        <table:table-row table:style-name="ro17">
          <table:table-cell/>
          <table:table-cell office:value-type="string" office:string-value="Location Description" table:formula="of:=['ePO-Glossary'.B347]" table:style-name="ce1">
            <text:p>Location Description</text:p>
          </table:table-cell>
          <table:table-cell office:value-type="float" office:value="347" table:formula="of:=ROW(['ePO-Glossary'.B347])" table:style-name="ce1">
            <text:p>347</text:p>
          </table:table-cell>
          <table:table-cell table:number-columns-repeated="16381"/>
        </table:table-row>
        <table:table-row table:style-name="ro17">
          <table:table-cell/>
          <table:table-cell office:value-type="string" office:string-value="Location Description" table:formula="of:=['ePO-Glossary'.B348]" table:style-name="ce1">
            <text:p>Location Description</text:p>
          </table:table-cell>
          <table:table-cell office:value-type="float" office:value="348" table:formula="of:=ROW(['ePO-Glossary'.B348])" table:style-name="ce1">
            <text:p>348</text:p>
          </table:table-cell>
          <table:table-cell table:number-columns-repeated="16381"/>
        </table:table-row>
        <table:table-row table:style-name="ro17">
          <table:table-cell/>
          <table:table-cell office:value-type="string" office:string-value="Location Description" table:formula="of:=['ePO-Glossary'.B349]" table:style-name="ce1">
            <text:p>Location Description</text:p>
          </table:table-cell>
          <table:table-cell office:value-type="float" office:value="349" table:formula="of:=ROW(['ePO-Glossary'.B349])" table:style-name="ce1">
            <text:p>349</text:p>
          </table:table-cell>
          <table:table-cell table:number-columns-repeated="16381"/>
        </table:table-row>
        <table:table-row table:style-name="ro17">
          <table:table-cell/>
          <table:table-cell office:value-type="string" office:string-value="Location Description" table:formula="of:=['ePO-Glossary'.B350]" table:style-name="ce1">
            <text:p>Location Description</text:p>
          </table:table-cell>
          <table:table-cell office:value-type="float" office:value="350" table:formula="of:=ROW(['ePO-Glossary'.B350])" table:style-name="ce1">
            <text:p>350</text:p>
          </table:table-cell>
          <table:table-cell table:number-columns-repeated="16381"/>
        </table:table-row>
        <table:table-row table:style-name="ro17">
          <table:table-cell/>
          <table:table-cell office:value-type="string" office:string-value="Location Description" table:formula="of:=['ePO-Glossary'.B351]" table:style-name="ce1">
            <text:p>Location Description</text:p>
          </table:table-cell>
          <table:table-cell office:value-type="float" office:value="351" table:formula="of:=ROW(['ePO-Glossary'.B351])" table:style-name="ce1">
            <text:p>351</text:p>
          </table:table-cell>
          <table:table-cell table:number-columns-repeated="16381"/>
        </table:table-row>
        <table:table-row table:style-name="ro17">
          <table:table-cell/>
          <table:table-cell office:value-type="string" office:string-value="Lot" table:formula="of:=['ePO-Glossary'.B352]" table:style-name="ce1">
            <text:p>Lot</text:p>
          </table:table-cell>
          <table:table-cell office:value-type="float" office:value="352" table:formula="of:=ROW(['ePO-Glossary'.B352])" table:style-name="ce1">
            <text:p>352</text:p>
          </table:table-cell>
          <table:table-cell table:number-columns-repeated="16381"/>
        </table:table-row>
        <table:table-row table:style-name="ro17">
          <table:table-cell/>
          <table:table-cell office:value-type="string" office:string-value="Lot" table:formula="of:=['ePO-Glossary'.B353]" table:style-name="ce1">
            <text:p>Lot</text:p>
          </table:table-cell>
          <table:table-cell office:value-type="float" office:value="353" table:formula="of:=ROW(['ePO-Glossary'.B353])" table:style-name="ce1">
            <text:p>353</text:p>
          </table:table-cell>
          <table:table-cell table:number-columns-repeated="16381"/>
        </table:table-row>
        <table:table-row table:style-name="ro17">
          <table:table-cell/>
          <table:table-cell office:value-type="string" office:string-value="Lot" table:formula="of:=['ePO-Glossary'.B354]" table:style-name="ce1">
            <text:p>Lot</text:p>
          </table:table-cell>
          <table:table-cell office:value-type="float" office:value="354" table:formula="of:=ROW(['ePO-Glossary'.B354])" table:style-name="ce1">
            <text:p>354</text:p>
          </table:table-cell>
          <table:table-cell table:number-columns-repeated="16381"/>
        </table:table-row>
        <table:table-row table:style-name="ro17">
          <table:table-cell/>
          <table:table-cell office:value-type="string" office:string-value="Lot" table:formula="of:=['ePO-Glossary'.B355]" table:style-name="ce1">
            <text:p>Lot</text:p>
          </table:table-cell>
          <table:table-cell office:value-type="float" office:value="355" table:formula="of:=ROW(['ePO-Glossary'.B355])" table:style-name="ce1">
            <text:p>355</text:p>
          </table:table-cell>
          <table:table-cell table:number-columns-repeated="16381"/>
        </table:table-row>
        <table:table-row table:style-name="ro17">
          <table:table-cell/>
          <table:table-cell office:value-type="string" office:string-value="Lot" table:formula="of:=['ePO-Glossary'.B356]" table:style-name="ce1">
            <text:p>Lot</text:p>
          </table:table-cell>
          <table:table-cell office:value-type="float" office:value="356" table:formula="of:=ROW(['ePO-Glossary'.B356])" table:style-name="ce1">
            <text:p>356</text:p>
          </table:table-cell>
          <table:table-cell table:number-columns-repeated="16381"/>
        </table:table-row>
        <table:table-row table:style-name="ro17">
          <table:table-cell/>
          <table:table-cell office:value-type="string" office:string-value="Lot" table:formula="of:=['ePO-Glossary'.B357]" table:style-name="ce1">
            <text:p>Lot</text:p>
          </table:table-cell>
          <table:table-cell office:value-type="float" office:value="357" table:formula="of:=ROW(['ePO-Glossary'.B357])" table:style-name="ce1">
            <text:p>357</text:p>
          </table:table-cell>
          <table:table-cell table:number-columns-repeated="16381"/>
        </table:table-row>
        <table:table-row table:style-name="ro17">
          <table:table-cell/>
          <table:table-cell office:value-type="string" office:string-value="Lot" table:formula="of:=['ePO-Glossary'.B358]" table:style-name="ce1">
            <text:p>Lot</text:p>
          </table:table-cell>
          <table:table-cell office:value-type="float" office:value="358" table:formula="of:=ROW(['ePO-Glossary'.B358])" table:style-name="ce1">
            <text:p>358</text:p>
          </table:table-cell>
          <table:table-cell table:number-columns-repeated="16381"/>
        </table:table-row>
        <table:table-row table:style-name="ro17">
          <table:table-cell/>
          <table:table-cell office:value-type="string" office:string-value="Lot Identifier Reference" table:formula="of:=['ePO-Glossary'.B359]" table:style-name="ce1">
            <text:p>Lot Identifier Reference</text:p>
          </table:table-cell>
          <table:table-cell office:value-type="float" office:value="359" table:formula="of:=ROW(['ePO-Glossary'.B359])" table:style-name="ce1">
            <text:p>359</text:p>
          </table:table-cell>
          <table:table-cell table:number-columns-repeated="16381"/>
        </table:table-row>
        <table:table-row table:style-name="ro17">
          <table:table-cell/>
          <table:table-cell office:value-type="string" office:string-value="Lot Identifier Reference" table:formula="of:=['ePO-Glossary'.B360]" table:style-name="ce1">
            <text:p>Lot Identifier Reference</text:p>
          </table:table-cell>
          <table:table-cell office:value-type="float" office:value="360" table:formula="of:=ROW(['ePO-Glossary'.B360])" table:style-name="ce1">
            <text:p>360</text:p>
          </table:table-cell>
          <table:table-cell table:number-columns-repeated="16381"/>
        </table:table-row>
        <table:table-row table:style-name="ro17">
          <table:table-cell/>
          <table:table-cell office:value-type="string" office:string-value="Lot Identifier Reference" table:formula="of:=['ePO-Glossary'.B361]" table:style-name="ce1">
            <text:p>Lot Identifier Reference</text:p>
          </table:table-cell>
          <table:table-cell office:value-type="float" office:value="361" table:formula="of:=ROW(['ePO-Glossary'.B361])" table:style-name="ce1">
            <text:p>361</text:p>
          </table:table-cell>
          <table:table-cell table:number-columns-repeated="16381"/>
        </table:table-row>
        <table:table-row table:style-name="ro17">
          <table:table-cell/>
          <table:table-cell office:value-type="string" office:string-value="Lot Identifier Reference" table:formula="of:=['ePO-Glossary'.B362]" table:style-name="ce1">
            <text:p>Lot Identifier Reference</text:p>
          </table:table-cell>
          <table:table-cell office:value-type="float" office:value="362" table:formula="of:=ROW(['ePO-Glossary'.B362])" table:style-name="ce1">
            <text:p>362</text:p>
          </table:table-cell>
          <table:table-cell table:number-columns-repeated="16381"/>
        </table:table-row>
        <table:table-row table:style-name="ro17">
          <table:table-cell/>
          <table:table-cell office:value-type="string" office:string-value="Main Activity" table:formula="of:=['ePO-Glossary'.B363]" table:style-name="ce1">
            <text:p>Main Activity</text:p>
          </table:table-cell>
          <table:table-cell office:value-type="float" office:value="363" table:formula="of:=ROW(['ePO-Glossary'.B363])" table:style-name="ce1">
            <text:p>363</text:p>
          </table:table-cell>
          <table:table-cell table:number-columns-repeated="16381"/>
        </table:table-row>
        <table:table-row table:style-name="ro17">
          <table:table-cell/>
          <table:table-cell office:value-type="string" office:string-value="Main Activity" table:formula="of:=['ePO-Glossary'.B364]" table:style-name="ce1">
            <text:p>Main Activity</text:p>
          </table:table-cell>
          <table:table-cell office:value-type="float" office:value="364" table:formula="of:=ROW(['ePO-Glossary'.B364])" table:style-name="ce1">
            <text:p>364</text:p>
          </table:table-cell>
          <table:table-cell table:number-columns-repeated="16381"/>
        </table:table-row>
        <table:table-row table:style-name="ro17">
          <table:table-cell/>
          <table:table-cell office:value-type="string" office:string-value="Main Activity" table:formula="of:=['ePO-Glossary'.B365]" table:style-name="ce1">
            <text:p>Main Activity</text:p>
          </table:table-cell>
          <table:table-cell office:value-type="float" office:value="365" table:formula="of:=ROW(['ePO-Glossary'.B365])" table:style-name="ce1">
            <text:p>365</text:p>
          </table:table-cell>
          <table:table-cell table:number-columns-repeated="16381"/>
        </table:table-row>
        <table:table-row table:style-name="ro17">
          <table:table-cell/>
          <table:table-cell office:value-type="string" office:string-value="Main Activity" table:formula="of:=['ePO-Glossary'.B366]" table:style-name="ce1">
            <text:p>Main Activity</text:p>
          </table:table-cell>
          <table:table-cell office:value-type="float" office:value="366" table:formula="of:=ROW(['ePO-Glossary'.B366])" table:style-name="ce1">
            <text:p>366</text:p>
          </table:table-cell>
          <table:table-cell table:number-columns-repeated="16381"/>
        </table:table-row>
        <table:table-row table:style-name="ro17">
          <table:table-cell/>
          <table:table-cell office:value-type="string" office:string-value="Main Features Award" table:formula="of:=['ePO-Glossary'.B367]" table:style-name="ce1">
            <text:p>Main Features Award</text:p>
          </table:table-cell>
          <table:table-cell office:value-type="float" office:value="367" table:formula="of:=ROW(['ePO-Glossary'.B367])" table:style-name="ce1">
            <text:p>367</text:p>
          </table:table-cell>
          <table:table-cell table:number-columns-repeated="16381"/>
        </table:table-row>
        <table:table-row table:style-name="ro17">
          <table:table-cell/>
          <table:table-cell office:value-type="string" office:string-value="Main Features Award" table:formula="of:=['ePO-Glossary'.B368]" table:style-name="ce1">
            <text:p>Main Features Award</text:p>
          </table:table-cell>
          <table:table-cell office:value-type="float" office:value="368" table:formula="of:=ROW(['ePO-Glossary'.B368])" table:style-name="ce1">
            <text:p>368</text:p>
          </table:table-cell>
          <table:table-cell table:number-columns-repeated="16381"/>
        </table:table-row>
        <table:table-row table:style-name="ro17">
          <table:table-cell/>
          <table:table-cell office:value-type="string" office:string-value="Main Financial Conditions" table:formula="of:=['ePO-Glossary'.B369]" table:style-name="ce1">
            <text:p>Main Financial Conditions</text:p>
          </table:table-cell>
          <table:table-cell office:value-type="float" office:value="369" table:formula="of:=ROW(['ePO-Glossary'.B369])" table:style-name="ce1">
            <text:p>369</text:p>
          </table:table-cell>
          <table:table-cell table:number-columns-repeated="16381"/>
        </table:table-row>
        <table:table-row table:style-name="ro17">
          <table:table-cell/>
          <table:table-cell office:value-type="string" office:string-value="Main Financial Conditions" table:formula="of:=['ePO-Glossary'.B370]" table:style-name="ce1">
            <text:p>Main Financial Conditions</text:p>
          </table:table-cell>
          <table:table-cell office:value-type="float" office:value="370" table:formula="of:=ROW(['ePO-Glossary'.B370])" table:style-name="ce1">
            <text:p>370</text:p>
          </table:table-cell>
          <table:table-cell table:number-columns-repeated="16381"/>
        </table:table-row>
        <table:table-row table:style-name="ro17">
          <table:table-cell/>
          <table:table-cell office:value-type="string" office:string-value="Main Financial Conditions" table:formula="of:=['ePO-Glossary'.B371]" table:style-name="ce1">
            <text:p>Main Financial Conditions</text:p>
          </table:table-cell>
          <table:table-cell office:value-type="float" office:value="371" table:formula="of:=ROW(['ePO-Glossary'.B371])" table:style-name="ce1">
            <text:p>371</text:p>
          </table:table-cell>
          <table:table-cell table:number-columns-repeated="16381"/>
        </table:table-row>
        <table:table-row table:style-name="ro17">
          <table:table-cell/>
          <table:table-cell office:value-type="string" office:string-value="Main Financial Conditions" table:formula="of:=['ePO-Glossary'.B372]" table:style-name="ce1">
            <text:p>Main Financial Conditions</text:p>
          </table:table-cell>
          <table:table-cell office:value-type="float" office:value="372" table:formula="of:=ROW(['ePO-Glossary'.B372])" table:style-name="ce1">
            <text:p>372</text:p>
          </table:table-cell>
          <table:table-cell table:number-columns-repeated="16381"/>
        </table:table-row>
        <table:table-row table:style-name="ro17">
          <table:table-cell/>
          <table:table-cell office:value-type="string" office:string-value="Max Lots Allowed" table:formula="of:=['ePO-Glossary'.B373]" table:style-name="ce1">
            <text:p>Max Lots Allowed</text:p>
          </table:table-cell>
          <table:table-cell office:value-type="float" office:value="373" table:formula="of:=ROW(['ePO-Glossary'.B373])" table:style-name="ce1">
            <text:p>373</text:p>
          </table:table-cell>
          <table:table-cell table:number-columns-repeated="16381"/>
        </table:table-row>
        <table:table-row table:style-name="ro17">
          <table:table-cell/>
          <table:table-cell office:value-type="string" office:string-value="Max Lots Allowed" table:formula="of:=['ePO-Glossary'.B374]" table:style-name="ce1">
            <text:p>Max Lots Allowed</text:p>
          </table:table-cell>
          <table:table-cell office:value-type="float" office:value="374" table:formula="of:=ROW(['ePO-Glossary'.B374])" table:style-name="ce1">
            <text:p>374</text:p>
          </table:table-cell>
          <table:table-cell table:number-columns-repeated="16381"/>
        </table:table-row>
        <table:table-row table:style-name="ro17">
          <table:table-cell/>
          <table:table-cell office:value-type="string" office:string-value="Max Lots Allowed" table:formula="of:=['ePO-Glossary'.B375]" table:style-name="ce1">
            <text:p>Max Lots Allowed</text:p>
          </table:table-cell>
          <table:table-cell office:value-type="float" office:value="375" table:formula="of:=ROW(['ePO-Glossary'.B375])" table:style-name="ce1">
            <text:p>375</text:p>
          </table:table-cell>
          <table:table-cell table:number-columns-repeated="16381"/>
        </table:table-row>
        <table:table-row table:style-name="ro17">
          <table:table-cell/>
          <table:table-cell office:value-type="string" office:string-value="Max Lots Allowed" table:formula="of:=['ePO-Glossary'.B376]" table:style-name="ce1">
            <text:p>Max Lots Allowed</text:p>
          </table:table-cell>
          <table:table-cell office:value-type="float" office:value="376" table:formula="of:=ROW(['ePO-Glossary'.B376])" table:style-name="ce1">
            <text:p>376</text:p>
          </table:table-cell>
          <table:table-cell table:number-columns-repeated="16381"/>
        </table:table-row>
        <table:table-row table:style-name="ro17">
          <table:table-cell/>
          <table:table-cell office:value-type="string" office:string-value="Max Lots Awarded" table:formula="of:=['ePO-Glossary'.B377]" table:style-name="ce1">
            <text:p>Max Lots Awarded</text:p>
          </table:table-cell>
          <table:table-cell office:value-type="float" office:value="377" table:formula="of:=ROW(['ePO-Glossary'.B377])" table:style-name="ce1">
            <text:p>377</text:p>
          </table:table-cell>
          <table:table-cell table:number-columns-repeated="16381"/>
        </table:table-row>
        <table:table-row table:style-name="ro17">
          <table:table-cell/>
          <table:table-cell office:value-type="string" office:string-value="Max Lots Awarded" table:formula="of:=['ePO-Glossary'.B378]" table:style-name="ce1">
            <text:p>Max Lots Awarded</text:p>
          </table:table-cell>
          <table:table-cell office:value-type="float" office:value="378" table:formula="of:=ROW(['ePO-Glossary'.B378])" table:style-name="ce1">
            <text:p>378</text:p>
          </table:table-cell>
          <table:table-cell table:number-columns-repeated="16381"/>
        </table:table-row>
        <table:table-row table:style-name="ro17">
          <table:table-cell/>
          <table:table-cell office:value-type="string" office:string-value="Max Lots Awarded" table:formula="of:=['ePO-Glossary'.B379]" table:style-name="ce1">
            <text:p>Max Lots Awarded</text:p>
          </table:table-cell>
          <table:table-cell office:value-type="float" office:value="379" table:formula="of:=ROW(['ePO-Glossary'.B379])" table:style-name="ce1">
            <text:p>379</text:p>
          </table:table-cell>
          <table:table-cell table:number-columns-repeated="16381"/>
        </table:table-row>
        <table:table-row table:style-name="ro17">
          <table:table-cell/>
          <table:table-cell office:value-type="string" office:string-value="Max Lots Awarded" table:formula="of:=['ePO-Glossary'.B380]" table:style-name="ce1">
            <text:p>Max Lots Awarded</text:p>
          </table:table-cell>
          <table:table-cell office:value-type="float" office:value="380" table:formula="of:=ROW(['ePO-Glossary'.B380])" table:style-name="ce1">
            <text:p>380</text:p>
          </table:table-cell>
          <table:table-cell table:number-columns-repeated="16381"/>
        </table:table-row>
        <table:table-row table:style-name="ro17">
          <table:table-cell/>
          <table:table-cell office:value-type="string" office:string-value="Max Number Participants" table:formula="of:=['ePO-Glossary'.B381]" table:style-name="ce1">
            <text:p>Max Number Participants</text:p>
          </table:table-cell>
          <table:table-cell office:value-type="float" office:value="381" table:formula="of:=ROW(['ePO-Glossary'.B381])" table:style-name="ce1">
            <text:p>381</text:p>
          </table:table-cell>
          <table:table-cell table:number-columns-repeated="16381"/>
        </table:table-row>
        <table:table-row table:style-name="ro17">
          <table:table-cell/>
          <table:table-cell office:value-type="string" office:string-value="Max Number Participants" table:formula="of:=['ePO-Glossary'.B382]" table:style-name="ce1">
            <text:p>Max Number Participants</text:p>
          </table:table-cell>
          <table:table-cell office:value-type="float" office:value="382" table:formula="of:=ROW(['ePO-Glossary'.B382])" table:style-name="ce1">
            <text:p>382</text:p>
          </table:table-cell>
          <table:table-cell table:number-columns-repeated="16381"/>
        </table:table-row>
        <table:table-row table:style-name="ro17">
          <table:table-cell/>
          <table:table-cell office:value-type="string" office:string-value="Max Number Participants" table:formula="of:=['ePO-Glossary'.B383]" table:style-name="ce1">
            <text:p>Max Number Participants</text:p>
          </table:table-cell>
          <table:table-cell office:value-type="float" office:value="383" table:formula="of:=ROW(['ePO-Glossary'.B383])" table:style-name="ce1">
            <text:p>383</text:p>
          </table:table-cell>
          <table:table-cell table:number-columns-repeated="16381"/>
        </table:table-row>
        <table:table-row table:style-name="ro17">
          <table:table-cell/>
          <table:table-cell office:value-type="string" office:string-value="Max Total Value Framework" table:formula="of:=['ePO-Glossary'.B384]" table:style-name="ce1">
            <text:p>Max Total Value Framework</text:p>
          </table:table-cell>
          <table:table-cell office:value-type="float" office:value="384" table:formula="of:=ROW(['ePO-Glossary'.B384])" table:style-name="ce1">
            <text:p>384</text:p>
          </table:table-cell>
          <table:table-cell table:number-columns-repeated="16381"/>
        </table:table-row>
        <table:table-row table:style-name="ro17">
          <table:table-cell/>
          <table:table-cell office:value-type="string" office:string-value="Max Total Value Framework" table:formula="of:=['ePO-Glossary'.B385]" table:style-name="ce1">
            <text:p>Max Total Value Framework</text:p>
          </table:table-cell>
          <table:table-cell office:value-type="float" office:value="385" table:formula="of:=ROW(['ePO-Glossary'.B385])" table:style-name="ce1">
            <text:p>385</text:p>
          </table:table-cell>
          <table:table-cell table:number-columns-repeated="16381"/>
        </table:table-row>
        <table:table-row table:style-name="ro17">
          <table:table-cell/>
          <table:table-cell office:value-type="string" office:string-value="Max Total Value Framework" table:formula="of:=['ePO-Glossary'.B386]" table:style-name="ce1">
            <text:p>Max Total Value Framework</text:p>
          </table:table-cell>
          <table:table-cell office:value-type="float" office:value="386" table:formula="of:=ROW(['ePO-Glossary'.B386])" table:style-name="ce1">
            <text:p>386</text:p>
          </table:table-cell>
          <table:table-cell table:number-columns-repeated="16381"/>
        </table:table-row>
        <table:table-row table:style-name="ro17">
          <table:table-cell/>
          <table:table-cell office:value-type="string" office:string-value="Max Total Value Framework" table:formula="of:=['ePO-Glossary'.B387]" table:style-name="ce1">
            <text:p>Max Total Value Framework</text:p>
          </table:table-cell>
          <table:table-cell office:value-type="float" office:value="387" table:formula="of:=ROW(['ePO-Glossary'.B387])" table:style-name="ce1">
            <text:p>387</text:p>
          </table:table-cell>
          <table:table-cell table:number-columns-repeated="16381"/>
        </table:table-row>
        <table:table-row table:style-name="ro17">
          <table:table-cell/>
          <table:table-cell office:value-type="string" office:string-value="Maximum Number Of Candidates" table:formula="of:=['ePO-Glossary'.B388]" table:style-name="ce1">
            <text:p>Maximum Number Of Candidates</text:p>
          </table:table-cell>
          <table:table-cell office:value-type="float" office:value="388" table:formula="of:=ROW(['ePO-Glossary'.B388])" table:style-name="ce1">
            <text:p>388</text:p>
          </table:table-cell>
          <table:table-cell table:number-columns-repeated="16381"/>
        </table:table-row>
        <table:table-row table:style-name="ro17">
          <table:table-cell/>
          <table:table-cell office:value-type="string" office:string-value="Maximum Number Of Candidates" table:formula="of:=['ePO-Glossary'.B389]" table:style-name="ce1">
            <text:p>Maximum Number Of Candidates</text:p>
          </table:table-cell>
          <table:table-cell office:value-type="float" office:value="389" table:formula="of:=ROW(['ePO-Glossary'.B389])" table:style-name="ce1">
            <text:p>389</text:p>
          </table:table-cell>
          <table:table-cell table:number-columns-repeated="16381"/>
        </table:table-row>
        <table:table-row table:style-name="ro17">
          <table:table-cell/>
          <table:table-cell office:value-type="string" office:string-value="Maximum Number Of Candidates" table:formula="of:=['ePO-Glossary'.B390]" table:style-name="ce1">
            <text:p>Maximum Number Of Candidates</text:p>
          </table:table-cell>
          <table:table-cell office:value-type="float" office:value="390" table:formula="of:=ROW(['ePO-Glossary'.B390])" table:style-name="ce1">
            <text:p>390</text:p>
          </table:table-cell>
          <table:table-cell table:number-columns-repeated="16381"/>
        </table:table-row>
        <table:table-row table:style-name="ro17">
          <table:table-cell/>
          <table:table-cell office:value-type="string" office:string-value="Maximum Number Of Candidates" table:formula="of:=['ePO-Glossary'.B391]" table:style-name="ce1">
            <text:p>Maximum Number Of Candidates</text:p>
          </table:table-cell>
          <table:table-cell office:value-type="float" office:value="391" table:formula="of:=ROW(['ePO-Glossary'.B391])" table:style-name="ce1">
            <text:p>391</text:p>
          </table:table-cell>
          <table:table-cell table:number-columns-repeated="16381"/>
        </table:table-row>
        <table:table-row table:style-name="ro17">
          <table:table-cell/>
          <table:table-cell office:value-type="string" office:string-value="Maximum Number Of Candidates" table:formula="of:=['ePO-Glossary'.B392]" table:style-name="ce1">
            <text:p>Maximum Number Of Candidates</text:p>
          </table:table-cell>
          <table:table-cell office:value-type="float" office:value="392" table:formula="of:=ROW(['ePO-Glossary'.B392])" table:style-name="ce1">
            <text:p>392</text:p>
          </table:table-cell>
          <table:table-cell table:number-columns-repeated="16381"/>
        </table:table-row>
        <table:table-row table:style-name="ro17">
          <table:table-cell/>
          <table:table-cell office:value-type="string" office:string-value="Mediation Body" table:formula="of:=['ePO-Glossary'.B393]" table:style-name="ce1">
            <text:p>Mediation Body</text:p>
          </table:table-cell>
          <table:table-cell office:value-type="float" office:value="393" table:formula="of:=ROW(['ePO-Glossary'.B393])" table:style-name="ce1">
            <text:p>393</text:p>
          </table:table-cell>
          <table:table-cell table:number-columns-repeated="16381"/>
        </table:table-row>
        <table:table-row table:style-name="ro17">
          <table:table-cell/>
          <table:table-cell office:value-type="string" office:string-value="Mediation Body" table:formula="of:=['ePO-Glossary'.B394]" table:style-name="ce1">
            <text:p>Mediation Body</text:p>
          </table:table-cell>
          <table:table-cell office:value-type="float" office:value="394" table:formula="of:=ROW(['ePO-Glossary'.B394])" table:style-name="ce1">
            <text:p>394</text:p>
          </table:table-cell>
          <table:table-cell table:number-columns-repeated="16381"/>
        </table:table-row>
        <table:table-row table:style-name="ro17">
          <table:table-cell/>
          <table:table-cell office:value-type="string" office:string-value="Micro, Small And Medium-Sized Enterprise (SME)" table:formula="of:=['ePO-Glossary'.B395]" table:style-name="ce1">
            <text:p>Micro, Small And Medium-Sized Enterprise (SME)</text:p>
          </table:table-cell>
          <table:table-cell office:value-type="float" office:value="395" table:formula="of:=ROW(['ePO-Glossary'.B395])" table:style-name="ce1">
            <text:p>395</text:p>
          </table:table-cell>
          <table:table-cell table:number-columns-repeated="16381"/>
        </table:table-row>
        <table:table-row table:style-name="ro17">
          <table:table-cell/>
          <table:table-cell office:value-type="string" office:string-value="Micro, Small And Medium-Sized Enterprise (SME)" table:formula="of:=['ePO-Glossary'.B396]" table:style-name="ce1">
            <text:p>Micro, Small And Medium-Sized Enterprise (SME)</text:p>
          </table:table-cell>
          <table:table-cell office:value-type="float" office:value="396" table:formula="of:=ROW(['ePO-Glossary'.B396])" table:style-name="ce1">
            <text:p>396</text:p>
          </table:table-cell>
          <table:table-cell table:number-columns-repeated="16381"/>
        </table:table-row>
        <table:table-row table:style-name="ro17">
          <table:table-cell/>
          <table:table-cell office:value-type="string" office:string-value="Micro, Small And Medium-Sized Enterprise (SME)" table:formula="of:=['ePO-Glossary'.B397]" table:style-name="ce1">
            <text:p>Micro, Small And Medium-Sized Enterprise (SME)</text:p>
          </table:table-cell>
          <table:table-cell office:value-type="float" office:value="397" table:formula="of:=ROW(['ePO-Glossary'.B397])" table:style-name="ce1">
            <text:p>397</text:p>
          </table:table-cell>
          <table:table-cell table:number-columns-repeated="16381"/>
        </table:table-row>
        <table:table-row table:style-name="ro17">
          <table:table-cell/>
          <table:table-cell office:value-type="string" office:string-value="Micro, Small And Medium-Sized Enterprise (SME)" table:formula="of:=['ePO-Glossary'.B398]" table:style-name="ce1">
            <text:p>Micro, Small And Medium-Sized Enterprise (SME)</text:p>
          </table:table-cell>
          <table:table-cell office:value-type="float" office:value="398" table:formula="of:=ROW(['ePO-Glossary'.B398])" table:style-name="ce1">
            <text:p>398</text:p>
          </table:table-cell>
          <table:table-cell table:number-columns-repeated="16381"/>
        </table:table-row>
        <table:table-row table:style-name="ro17">
          <table:table-cell/>
          <table:table-cell office:value-type="string" office:string-value="Micro, Small And Medium-Sized Enterprise (SME)" table:formula="of:=['ePO-Glossary'.B399]" table:style-name="ce1">
            <text:p>Micro, Small And Medium-Sized Enterprise (SME)</text:p>
          </table:table-cell>
          <table:table-cell office:value-type="float" office:value="399" table:formula="of:=ROW(['ePO-Glossary'.B399])" table:style-name="ce1">
            <text:p>399</text:p>
          </table:table-cell>
          <table:table-cell table:number-columns-repeated="16381"/>
        </table:table-row>
        <table:table-row table:style-name="ro17">
          <table:table-cell/>
          <table:table-cell office:value-type="string" office:string-value="Minimum Number Of Candidates" table:formula="of:=['ePO-Glossary'.B400]" table:style-name="ce1">
            <text:p>Minimum Number Of Candidates</text:p>
          </table:table-cell>
          <table:table-cell office:value-type="float" office:value="400" table:formula="of:=ROW(['ePO-Glossary'.B400])" table:style-name="ce1">
            <text:p>400</text:p>
          </table:table-cell>
          <table:table-cell table:number-columns-repeated="16381"/>
        </table:table-row>
        <table:table-row table:style-name="ro17">
          <table:table-cell/>
          <table:table-cell office:value-type="string" office:string-value="Minimum Number Of Candidates" table:formula="of:=['ePO-Glossary'.B401]" table:style-name="ce1">
            <text:p>Minimum Number Of Candidates</text:p>
          </table:table-cell>
          <table:table-cell office:value-type="float" office:value="401" table:formula="of:=ROW(['ePO-Glossary'.B401])" table:style-name="ce1">
            <text:p>401</text:p>
          </table:table-cell>
          <table:table-cell table:number-columns-repeated="16381"/>
        </table:table-row>
        <table:table-row table:style-name="ro17">
          <table:table-cell/>
          <table:table-cell office:value-type="string" office:string-value="Minimum Number Of Candidates" table:formula="of:=['ePO-Glossary'.B402]" table:style-name="ce1">
            <text:p>Minimum Number Of Candidates</text:p>
          </table:table-cell>
          <table:table-cell office:value-type="float" office:value="402" table:formula="of:=ROW(['ePO-Glossary'.B402])" table:style-name="ce1">
            <text:p>402</text:p>
          </table:table-cell>
          <table:table-cell table:number-columns-repeated="16381"/>
        </table:table-row>
        <table:table-row table:style-name="ro17">
          <table:table-cell/>
          <table:table-cell office:value-type="string" office:string-value="Minimum Number Of Candidates" table:formula="of:=['ePO-Glossary'.B403]" table:style-name="ce1">
            <text:p>Minimum Number Of Candidates</text:p>
          </table:table-cell>
          <table:table-cell office:value-type="float" office:value="403" table:formula="of:=ROW(['ePO-Glossary'.B403])" table:style-name="ce1">
            <text:p>403</text:p>
          </table:table-cell>
          <table:table-cell table:number-columns-repeated="16381"/>
        </table:table-row>
        <table:table-row table:style-name="ro17">
          <table:table-cell/>
          <table:table-cell office:value-type="string" office:string-value="Minimum Number Of Candidates" table:formula="of:=['ePO-Glossary'.B404]" table:style-name="ce1">
            <text:p>Minimum Number Of Candidates</text:p>
          </table:table-cell>
          <table:table-cell office:value-type="float" office:value="404" table:formula="of:=ROW(['ePO-Glossary'.B404])" table:style-name="ce1">
            <text:p>404</text:p>
          </table:table-cell>
          <table:table-cell table:number-columns-repeated="16381"/>
        </table:table-row>
        <table:table-row table:style-name="ro17">
          <table:table-cell/>
          <table:table-cell office:value-type="string" office:string-value="Modification" table:formula="of:=['ePO-Glossary'.B405]" table:style-name="ce1">
            <text:p>Modification</text:p>
          </table:table-cell>
          <table:table-cell office:value-type="float" office:value="405" table:formula="of:=ROW(['ePO-Glossary'.B405])" table:style-name="ce1">
            <text:p>405</text:p>
          </table:table-cell>
          <table:table-cell table:number-columns-repeated="16381"/>
        </table:table-row>
        <table:table-row table:style-name="ro17">
          <table:table-cell/>
          <table:table-cell office:value-type="string" office:string-value="Modification" table:formula="of:=['ePO-Glossary'.B406]" table:style-name="ce1">
            <text:p>Modification</text:p>
          </table:table-cell>
          <table:table-cell office:value-type="float" office:value="406" table:formula="of:=ROW(['ePO-Glossary'.B406])" table:style-name="ce1">
            <text:p>406</text:p>
          </table:table-cell>
          <table:table-cell table:number-columns-repeated="16381"/>
        </table:table-row>
        <table:table-row table:style-name="ro17">
          <table:table-cell/>
          <table:table-cell office:value-type="string" office:string-value="Modification" table:formula="of:=['ePO-Glossary'.B407]" table:style-name="ce1">
            <text:p>Modification</text:p>
          </table:table-cell>
          <table:table-cell office:value-type="float" office:value="407" table:formula="of:=ROW(['ePO-Glossary'.B407])" table:style-name="ce1">
            <text:p>407</text:p>
          </table:table-cell>
          <table:table-cell table:number-columns-repeated="16381"/>
        </table:table-row>
        <table:table-row table:style-name="ro17">
          <table:table-cell/>
          <table:table-cell office:value-type="string" office:string-value="Modification" table:formula="of:=['ePO-Glossary'.B408]" table:style-name="ce1">
            <text:p>Modification</text:p>
          </table:table-cell>
          <table:table-cell office:value-type="float" office:value="408" table:formula="of:=ROW(['ePO-Glossary'.B408])" table:style-name="ce1">
            <text:p>408</text:p>
          </table:table-cell>
          <table:table-cell table:number-columns-repeated="16381"/>
        </table:table-row>
        <table:table-row table:style-name="ro17">
          <table:table-cell/>
          <table:table-cell office:value-type="string" office:string-value="Modification" table:formula="of:=['ePO-Glossary'.B409]" table:style-name="ce1">
            <text:p>Modification</text:p>
          </table:table-cell>
          <table:table-cell office:value-type="float" office:value="409" table:formula="of:=ROW(['ePO-Glossary'.B409])" table:style-name="ce1">
            <text:p>409</text:p>
          </table:table-cell>
          <table:table-cell table:number-columns-repeated="16381"/>
        </table:table-row>
        <table:table-row table:style-name="ro17">
          <table:table-cell/>
          <table:table-cell office:value-type="string" office:string-value="Modification" table:formula="of:=['ePO-Glossary'.B410]" table:style-name="ce1">
            <text:p>Modification</text:p>
          </table:table-cell>
          <table:table-cell office:value-type="float" office:value="410" table:formula="of:=ROW(['ePO-Glossary'.B410])" table:style-name="ce1">
            <text:p>410</text:p>
          </table:table-cell>
          <table:table-cell table:number-columns-repeated="16381"/>
        </table:table-row>
        <table:table-row table:style-name="ro17">
          <table:table-cell/>
          <table:table-cell office:value-type="string" office:string-value="Modification" table:formula="of:=['ePO-Glossary'.B411]" table:style-name="ce1">
            <text:p>Modification</text:p>
          </table:table-cell>
          <table:table-cell office:value-type="float" office:value="411" table:formula="of:=ROW(['ePO-Glossary'.B411])" table:style-name="ce1">
            <text:p>411</text:p>
          </table:table-cell>
          <table:table-cell table:number-columns-repeated="16381"/>
        </table:table-row>
        <table:table-row table:style-name="ro17">
          <table:table-cell/>
          <table:table-cell office:value-type="string" office:string-value="Name" table:formula="of:=['ePO-Glossary'.B412]" table:style-name="ce1">
            <text:p>Name</text:p>
          </table:table-cell>
          <table:table-cell office:value-type="float" office:value="412" table:formula="of:=ROW(['ePO-Glossary'.B412])" table:style-name="ce1">
            <text:p>412</text:p>
          </table:table-cell>
          <table:table-cell table:number-columns-repeated="16381"/>
        </table:table-row>
        <table:table-row table:style-name="ro17">
          <table:table-cell/>
          <table:table-cell office:value-type="string" office:string-value="Name" table:formula="of:=['ePO-Glossary'.B413]" table:style-name="ce1">
            <text:p>Name</text:p>
          </table:table-cell>
          <table:table-cell office:value-type="float" office:value="413" table:formula="of:=ROW(['ePO-Glossary'.B413])" table:style-name="ce1">
            <text:p>413</text:p>
          </table:table-cell>
          <table:table-cell table:number-columns-repeated="16381"/>
        </table:table-row>
        <table:table-row table:style-name="ro17">
          <table:table-cell/>
          <table:table-cell office:value-type="string" office:string-value="Name" table:formula="of:=['ePO-Glossary'.B414]" table:style-name="ce1">
            <text:p>Name</text:p>
          </table:table-cell>
          <table:table-cell office:value-type="float" office:value="414" table:formula="of:=ROW(['ePO-Glossary'.B414])" table:style-name="ce1">
            <text:p>414</text:p>
          </table:table-cell>
          <table:table-cell table:number-columns-repeated="16381"/>
        </table:table-row>
        <table:table-row table:style-name="ro17">
          <table:table-cell/>
          <table:table-cell office:value-type="string" office:string-value="Name" table:formula="of:=['ePO-Glossary'.B415]" table:style-name="ce1">
            <text:p>Name</text:p>
          </table:table-cell>
          <table:table-cell office:value-type="float" office:value="415" table:formula="of:=ROW(['ePO-Glossary'.B415])" table:style-name="ce1">
            <text:p>415</text:p>
          </table:table-cell>
          <table:table-cell table:number-columns-repeated="16381"/>
        </table:table-row>
        <table:table-row table:style-name="ro17">
          <table:table-cell/>
          <table:table-cell office:value-type="string" office:string-value="National Law URI" table:formula="of:=['ePO-Glossary'.B416]" table:style-name="ce1">
            <text:p>National Law URI</text:p>
          </table:table-cell>
          <table:table-cell office:value-type="float" office:value="416" table:formula="of:=ROW(['ePO-Glossary'.B416])" table:style-name="ce1">
            <text:p>416</text:p>
          </table:table-cell>
          <table:table-cell table:number-columns-repeated="16381"/>
        </table:table-row>
        <table:table-row table:style-name="ro17">
          <table:table-cell/>
          <table:table-cell office:value-type="string" office:string-value="National Law URI" table:formula="of:=['ePO-Glossary'.B417]" table:style-name="ce1">
            <text:p>National Law URI</text:p>
          </table:table-cell>
          <table:table-cell office:value-type="float" office:value="417" table:formula="of:=ROW(['ePO-Glossary'.B417])" table:style-name="ce1">
            <text:p>417</text:p>
          </table:table-cell>
          <table:table-cell table:number-columns-repeated="16381"/>
        </table:table-row>
        <table:table-row table:style-name="ro17">
          <table:table-cell/>
          <table:table-cell office:value-type="string" office:string-value="No Award Reason" table:formula="of:=['ePO-Glossary'.B418]" table:style-name="ce1">
            <text:p>No Award Reason</text:p>
          </table:table-cell>
          <table:table-cell office:value-type="float" office:value="418" table:formula="of:=ROW(['ePO-Glossary'.B418])" table:style-name="ce1">
            <text:p>418</text:p>
          </table:table-cell>
          <table:table-cell table:number-columns-repeated="16381"/>
        </table:table-row>
        <table:table-row table:style-name="ro17">
          <table:table-cell/>
          <table:table-cell office:value-type="string" office:string-value="No Award Reason" table:formula="of:=['ePO-Glossary'.B419]" table:style-name="ce1">
            <text:p>No Award Reason</text:p>
          </table:table-cell>
          <table:table-cell office:value-type="float" office:value="419" table:formula="of:=ROW(['ePO-Glossary'.B419])" table:style-name="ce1">
            <text:p>419</text:p>
          </table:table-cell>
          <table:table-cell table:number-columns-repeated="16381"/>
        </table:table-row>
        <table:table-row table:style-name="ro17">
          <table:table-cell/>
          <table:table-cell office:value-type="string" office:string-value="No Further Negociation Indicator" table:formula="of:=['ePO-Glossary'.B420]" table:style-name="ce1">
            <text:p>No Further Negociation Indicator</text:p>
          </table:table-cell>
          <table:table-cell office:value-type="float" office:value="420" table:formula="of:=ROW(['ePO-Glossary'.B420])" table:style-name="ce1">
            <text:p>420</text:p>
          </table:table-cell>
          <table:table-cell table:number-columns-repeated="16381"/>
        </table:table-row>
        <table:table-row table:style-name="ro17">
          <table:table-cell/>
          <table:table-cell office:value-type="string" office:string-value="No Further Negociation Indicator" table:formula="of:=['ePO-Glossary'.B421]" table:style-name="ce1">
            <text:p>No Further Negociation Indicator</text:p>
          </table:table-cell>
          <table:table-cell office:value-type="float" office:value="421" table:formula="of:=ROW(['ePO-Glossary'.B421])" table:style-name="ce1">
            <text:p>421</text:p>
          </table:table-cell>
          <table:table-cell table:number-columns-repeated="16381"/>
        </table:table-row>
        <table:table-row table:style-name="ro17">
          <table:table-cell/>
          <table:table-cell office:value-type="string" office:string-value="Number Award" table:formula="of:=['ePO-Glossary'.B422]" table:style-name="ce1">
            <text:p>Number Award</text:p>
          </table:table-cell>
          <table:table-cell office:value-type="float" office:value="422" table:formula="of:=ROW(['ePO-Glossary'.B422])" table:style-name="ce1">
            <text:p>422</text:p>
          </table:table-cell>
          <table:table-cell table:number-columns-repeated="16381"/>
        </table:table-row>
        <table:table-row table:style-name="ro17">
          <table:table-cell/>
          <table:table-cell office:value-type="string" office:string-value="Number Award" table:formula="of:=['ePO-Glossary'.B423]" table:style-name="ce1">
            <text:p>Number Award</text:p>
          </table:table-cell>
          <table:table-cell office:value-type="float" office:value="423" table:formula="of:=ROW(['ePO-Glossary'.B423])" table:style-name="ce1">
            <text:p>423</text:p>
          </table:table-cell>
          <table:table-cell table:number-columns-repeated="16381"/>
        </table:table-row>
        <table:table-row table:style-name="ro17">
          <table:table-cell/>
          <table:table-cell office:value-type="string" office:string-value="Number Requests Received" table:formula="of:=['ePO-Glossary'.B424]" table:style-name="ce1">
            <text:p>Number Requests Received</text:p>
          </table:table-cell>
          <table:table-cell office:value-type="float" office:value="424" table:formula="of:=ROW(['ePO-Glossary'.B424])" table:style-name="ce1">
            <text:p>424</text:p>
          </table:table-cell>
          <table:table-cell table:number-columns-repeated="16381"/>
        </table:table-row>
        <table:table-row table:style-name="ro17">
          <table:table-cell/>
          <table:table-cell office:value-type="string" office:string-value="Number Requests Received" table:formula="of:=['ePO-Glossary'.B425]" table:style-name="ce1">
            <text:p>Number Requests Received</text:p>
          </table:table-cell>
          <table:table-cell office:value-type="float" office:value="425" table:formula="of:=ROW(['ePO-Glossary'.B425])" table:style-name="ce1">
            <text:p>425</text:p>
          </table:table-cell>
          <table:table-cell table:number-columns-repeated="16381"/>
        </table:table-row>
        <table:table-row table:style-name="ro17">
          <table:table-cell/>
          <table:table-cell office:value-type="string" office:string-value="Number Tenders Other EU" table:formula="of:=['ePO-Glossary'.B426]" table:style-name="ce1">
            <text:p>Number Tenders Other EU</text:p>
          </table:table-cell>
          <table:table-cell office:value-type="float" office:value="426" table:formula="of:=ROW(['ePO-Glossary'.B426])" table:style-name="ce1">
            <text:p>426</text:p>
          </table:table-cell>
          <table:table-cell table:number-columns-repeated="16381"/>
        </table:table-row>
        <table:table-row table:style-name="ro17">
          <table:table-cell/>
          <table:table-cell office:value-type="string" office:string-value="Number Tenders Other EU" table:formula="of:=['ePO-Glossary'.B427]" table:style-name="ce1">
            <text:p>Number Tenders Other EU</text:p>
          </table:table-cell>
          <table:table-cell office:value-type="float" office:value="427" table:formula="of:=ROW(['ePO-Glossary'.B427])" table:style-name="ce1">
            <text:p>427</text:p>
          </table:table-cell>
          <table:table-cell table:number-columns-repeated="16381"/>
        </table:table-row>
        <table:table-row table:style-name="ro17">
          <table:table-cell/>
          <table:table-cell office:value-type="string" office:string-value="Number Tenders Other EU" table:formula="of:=['ePO-Glossary'.B428]" table:style-name="ce1">
            <text:p>Number Tenders Other EU</text:p>
          </table:table-cell>
          <table:table-cell office:value-type="float" office:value="428" table:formula="of:=ROW(['ePO-Glossary'.B428])" table:style-name="ce1">
            <text:p>428</text:p>
          </table:table-cell>
          <table:table-cell table:number-columns-repeated="16381"/>
        </table:table-row>
        <table:table-row table:style-name="ro17">
          <table:table-cell/>
          <table:table-cell office:value-type="string" office:string-value="Number Tenders Received" table:formula="of:=['ePO-Glossary'.B429]" table:style-name="ce1">
            <text:p>Number Tenders Received</text:p>
          </table:table-cell>
          <table:table-cell office:value-type="float" office:value="429" table:formula="of:=ROW(['ePO-Glossary'.B429])" table:style-name="ce1">
            <text:p>429</text:p>
          </table:table-cell>
          <table:table-cell table:number-columns-repeated="16381"/>
        </table:table-row>
        <table:table-row table:style-name="ro17">
          <table:table-cell/>
          <table:table-cell office:value-type="string" office:string-value="Number Tenders Received" table:formula="of:=['ePO-Glossary'.B430]" table:style-name="ce1">
            <text:p>Number Tenders Received</text:p>
          </table:table-cell>
          <table:table-cell office:value-type="float" office:value="430" table:formula="of:=ROW(['ePO-Glossary'.B430])" table:style-name="ce1">
            <text:p>430</text:p>
          </table:table-cell>
          <table:table-cell table:number-columns-repeated="16381"/>
        </table:table-row>
        <table:table-row table:style-name="ro17">
          <table:table-cell/>
          <table:table-cell office:value-type="string" office:string-value="Number Tenders Received" table:formula="of:=['ePO-Glossary'.B431]" table:style-name="ce1">
            <text:p>Number Tenders Received</text:p>
          </table:table-cell>
          <table:table-cell office:value-type="float" office:value="431" table:formula="of:=ROW(['ePO-Glossary'.B431])" table:style-name="ce1">
            <text:p>431</text:p>
          </table:table-cell>
          <table:table-cell table:number-columns-repeated="16381"/>
        </table:table-row>
        <table:table-row table:style-name="ro17">
          <table:table-cell/>
          <table:table-cell office:value-type="string" office:string-value="Number Tenders Received EMEANS" table:formula="of:=['ePO-Glossary'.B432]" table:style-name="ce1">
            <text:p>Number Tenders Received EMEANS</text:p>
          </table:table-cell>
          <table:table-cell office:value-type="float" office:value="432" table:formula="of:=ROW(['ePO-Glossary'.B432])" table:style-name="ce1">
            <text:p>432</text:p>
          </table:table-cell>
          <table:table-cell table:number-columns-repeated="16381"/>
        </table:table-row>
        <table:table-row table:style-name="ro17">
          <table:table-cell/>
          <table:table-cell office:value-type="string" office:string-value="Number Tenders Received EMEANS" table:formula="of:=['ePO-Glossary'.B433]" table:style-name="ce1">
            <text:p>Number Tenders Received EMEANS</text:p>
          </table:table-cell>
          <table:table-cell office:value-type="float" office:value="433" table:formula="of:=ROW(['ePO-Glossary'.B433])" table:style-name="ce1">
            <text:p>433</text:p>
          </table:table-cell>
          <table:table-cell table:number-columns-repeated="16381"/>
        </table:table-row>
        <table:table-row table:style-name="ro17">
          <table:table-cell/>
          <table:table-cell office:value-type="string" office:string-value="Number Tenders Received EMEANS" table:formula="of:=['ePO-Glossary'.B434]" table:style-name="ce1">
            <text:p>Number Tenders Received EMEANS</text:p>
          </table:table-cell>
          <table:table-cell office:value-type="float" office:value="434" table:formula="of:=ROW(['ePO-Glossary'.B434])" table:style-name="ce1">
            <text:p>434</text:p>
          </table:table-cell>
          <table:table-cell table:number-columns-repeated="16381"/>
        </table:table-row>
        <table:table-row table:style-name="ro17">
          <table:table-cell/>
          <table:table-cell office:value-type="string" office:string-value="Number Tenders SME" table:formula="of:=['ePO-Glossary'.B435]" table:style-name="ce1">
            <text:p>Number Tenders SME</text:p>
          </table:table-cell>
          <table:table-cell office:value-type="float" office:value="435" table:formula="of:=ROW(['ePO-Glossary'.B435])" table:style-name="ce1">
            <text:p>435</text:p>
          </table:table-cell>
          <table:table-cell table:number-columns-repeated="16381"/>
        </table:table-row>
        <table:table-row table:style-name="ro17">
          <table:table-cell/>
          <table:table-cell office:value-type="string" office:string-value="Number Tenders SME" table:formula="of:=['ePO-Glossary'.B436]" table:style-name="ce1">
            <text:p>Number Tenders SME</text:p>
          </table:table-cell>
          <table:table-cell office:value-type="float" office:value="436" table:formula="of:=ROW(['ePO-Glossary'.B436])" table:style-name="ce1">
            <text:p>436</text:p>
          </table:table-cell>
          <table:table-cell table:number-columns-repeated="16381"/>
        </table:table-row>
        <table:table-row table:style-name="ro17">
          <table:table-cell/>
          <table:table-cell office:value-type="string" office:string-value="Number Tenders SME" table:formula="of:=['ePO-Glossary'.B437]" table:style-name="ce1">
            <text:p>Number Tenders SME</text:p>
          </table:table-cell>
          <table:table-cell office:value-type="float" office:value="437" table:formula="of:=ROW(['ePO-Glossary'.B437])" table:style-name="ce1">
            <text:p>437</text:p>
          </table:table-cell>
          <table:table-cell table:number-columns-repeated="16381"/>
        </table:table-row>
        <table:table-row table:style-name="ro17">
          <table:table-cell/>
          <table:table-cell office:value-type="string" office:string-value="Number Year Month" table:formula="of:=['ePO-Glossary'.B438]" table:style-name="ce1">
            <text:p>Number Year Month</text:p>
          </table:table-cell>
          <table:table-cell office:value-type="float" office:value="438" table:formula="of:=ROW(['ePO-Glossary'.B438])" table:style-name="ce1">
            <text:p>438</text:p>
          </table:table-cell>
          <table:table-cell table:number-columns-repeated="16381"/>
        </table:table-row>
        <table:table-row table:style-name="ro17">
          <table:table-cell/>
          <table:table-cell office:value-type="string" office:string-value="NUTS Code" table:formula="of:=['ePO-Glossary'.B439]" table:style-name="ce1">
            <text:p>NUTS Code</text:p>
          </table:table-cell>
          <table:table-cell office:value-type="float" office:value="439" table:formula="of:=ROW(['ePO-Glossary'.B439])" table:style-name="ce1">
            <text:p>439</text:p>
          </table:table-cell>
          <table:table-cell table:number-columns-repeated="16381"/>
        </table:table-row>
        <table:table-row table:style-name="ro17">
          <table:table-cell/>
          <table:table-cell office:value-type="string" office:string-value="NUTS Code" table:formula="of:=['ePO-Glossary'.B440]" table:style-name="ce1">
            <text:p>NUTS Code</text:p>
          </table:table-cell>
          <table:table-cell office:value-type="float" office:value="440" table:formula="of:=ROW(['ePO-Glossary'.B440])" table:style-name="ce1">
            <text:p>440</text:p>
          </table:table-cell>
          <table:table-cell table:number-columns-repeated="16381"/>
        </table:table-row>
        <table:table-row table:style-name="ro17">
          <table:table-cell/>
          <table:table-cell office:value-type="string" office:string-value="NUTS Code" table:formula="of:=['ePO-Glossary'.B441]" table:style-name="ce1">
            <text:p>NUTS Code</text:p>
          </table:table-cell>
          <table:table-cell office:value-type="float" office:value="441" table:formula="of:=ROW(['ePO-Glossary'.B441])" table:style-name="ce1">
            <text:p>441</text:p>
          </table:table-cell>
          <table:table-cell table:number-columns-repeated="16381"/>
        </table:table-row>
        <table:table-row table:style-name="ro17">
          <table:table-cell/>
          <table:table-cell office:value-type="string" office:string-value="NUTS Code" table:formula="of:=['ePO-Glossary'.B442]" table:style-name="ce1">
            <text:p>NUTS Code</text:p>
          </table:table-cell>
          <table:table-cell office:value-type="float" office:value="442" table:formula="of:=ROW(['ePO-Glossary'.B442])" table:style-name="ce1">
            <text:p>442</text:p>
          </table:table-cell>
          <table:table-cell table:number-columns-repeated="16381"/>
        </table:table-row>
        <table:table-row table:style-name="ro17">
          <table:table-cell/>
          <table:table-cell office:value-type="string" office:string-value="NUTS Code" table:formula="of:=['ePO-Glossary'.B443]" table:style-name="ce1">
            <text:p>NUTS Code</text:p>
          </table:table-cell>
          <table:table-cell office:value-type="float" office:value="443" table:formula="of:=ROW(['ePO-Glossary'.B443])" table:style-name="ce1">
            <text:p>443</text:p>
          </table:table-cell>
          <table:table-cell table:number-columns-repeated="16381"/>
        </table:table-row>
        <table:table-row table:style-name="ro17">
          <table:table-cell/>
          <table:table-cell office:value-type="string" office:string-value="NUTS Code" table:formula="of:=['ePO-Glossary'.B444]" table:style-name="ce1">
            <text:p>NUTS Code</text:p>
          </table:table-cell>
          <table:table-cell office:value-type="float" office:value="444" table:formula="of:=ROW(['ePO-Glossary'.B444])" table:style-name="ce1">
            <text:p>444</text:p>
          </table:table-cell>
          <table:table-cell table:number-columns-repeated="16381"/>
        </table:table-row>
        <table:table-row table:style-name="ro17">
          <table:table-cell/>
          <table:table-cell office:value-type="string" office:string-value="Open Conditions Date" table:formula="of:=['ePO-Glossary'.B445]" table:style-name="ce1">
            <text:p>Open Conditions Date</text:p>
          </table:table-cell>
          <table:table-cell office:value-type="float" office:value="445" table:formula="of:=ROW(['ePO-Glossary'.B445])" table:style-name="ce1">
            <text:p>445</text:p>
          </table:table-cell>
          <table:table-cell table:number-columns-repeated="16381"/>
        </table:table-row>
        <table:table-row table:style-name="ro17">
          <table:table-cell/>
          <table:table-cell office:value-type="string" office:string-value="Open Conditions Date" table:formula="of:=['ePO-Glossary'.B446]" table:style-name="ce1">
            <text:p>Open Conditions Date</text:p>
          </table:table-cell>
          <table:table-cell office:value-type="float" office:value="446" table:formula="of:=ROW(['ePO-Glossary'.B446])" table:style-name="ce1">
            <text:p>446</text:p>
          </table:table-cell>
          <table:table-cell table:number-columns-repeated="16381"/>
        </table:table-row>
        <table:table-row table:style-name="ro17">
          <table:table-cell/>
          <table:table-cell office:value-type="string" office:string-value="Open Conditions Description" table:formula="of:=['ePO-Glossary'.B447]" table:style-name="ce1">
            <text:p>Open Conditions Description</text:p>
          </table:table-cell>
          <table:table-cell office:value-type="float" office:value="447" table:formula="of:=ROW(['ePO-Glossary'.B447])" table:style-name="ce1">
            <text:p>447</text:p>
          </table:table-cell>
          <table:table-cell table:number-columns-repeated="16381"/>
        </table:table-row>
        <table:table-row table:style-name="ro17">
          <table:table-cell/>
          <table:table-cell office:value-type="string" office:string-value="Open Conditions Description" table:formula="of:=['ePO-Glossary'.B448]" table:style-name="ce1">
            <text:p>Open Conditions Description</text:p>
          </table:table-cell>
          <table:table-cell office:value-type="float" office:value="448" table:formula="of:=ROW(['ePO-Glossary'.B448])" table:style-name="ce1">
            <text:p>448</text:p>
          </table:table-cell>
          <table:table-cell table:number-columns-repeated="16381"/>
        </table:table-row>
        <table:table-row table:style-name="ro17">
          <table:table-cell/>
          <table:table-cell office:value-type="string" office:string-value="Open Conditions Place" table:formula="of:=['ePO-Glossary'.B449]" table:style-name="ce1">
            <text:p>Open Conditions Place</text:p>
          </table:table-cell>
          <table:table-cell office:value-type="float" office:value="449" table:formula="of:=ROW(['ePO-Glossary'.B449])" table:style-name="ce1">
            <text:p>449</text:p>
          </table:table-cell>
          <table:table-cell table:number-columns-repeated="16381"/>
        </table:table-row>
        <table:table-row table:style-name="ro17">
          <table:table-cell/>
          <table:table-cell office:value-type="string" office:string-value="Open Conditions Place" table:formula="of:=['ePO-Glossary'.B450]" table:style-name="ce1">
            <text:p>Open Conditions Place</text:p>
          </table:table-cell>
          <table:table-cell office:value-type="float" office:value="450" table:formula="of:=ROW(['ePO-Glossary'.B450])" table:style-name="ce1">
            <text:p>450</text:p>
          </table:table-cell>
          <table:table-cell table:number-columns-repeated="16381"/>
        </table:table-row>
        <table:table-row table:style-name="ro17">
          <table:table-cell/>
          <table:table-cell office:value-type="string" office:string-value="Options" table:formula="of:=['ePO-Glossary'.B451]" table:style-name="ce1">
            <text:p>Options</text:p>
          </table:table-cell>
          <table:table-cell office:value-type="float" office:value="451" table:formula="of:=ROW(['ePO-Glossary'.B451])" table:style-name="ce1">
            <text:p>451</text:p>
          </table:table-cell>
          <table:table-cell table:number-columns-repeated="16381"/>
        </table:table-row>
        <table:table-row table:style-name="ro17">
          <table:table-cell/>
          <table:table-cell office:value-type="string" office:string-value="Options" table:formula="of:=['ePO-Glossary'.B452]" table:style-name="ce1">
            <text:p>Options</text:p>
          </table:table-cell>
          <table:table-cell office:value-type="float" office:value="452" table:formula="of:=ROW(['ePO-Glossary'.B452])" table:style-name="ce1">
            <text:p>452</text:p>
          </table:table-cell>
          <table:table-cell table:number-columns-repeated="16381"/>
        </table:table-row>
        <table:table-row table:style-name="ro17">
          <table:table-cell/>
          <table:table-cell office:value-type="string" office:string-value="Options" table:formula="of:=['ePO-Glossary'.B453]" table:style-name="ce1">
            <text:p>Options</text:p>
          </table:table-cell>
          <table:table-cell office:value-type="float" office:value="453" table:formula="of:=ROW(['ePO-Glossary'.B453])" table:style-name="ce1">
            <text:p>453</text:p>
          </table:table-cell>
          <table:table-cell table:number-columns-repeated="16381"/>
        </table:table-row>
        <table:table-row table:style-name="ro17">
          <table:table-cell/>
          <table:table-cell office:value-type="string" office:string-value="Options" table:formula="of:=['ePO-Glossary'.B454]" table:style-name="ce1">
            <text:p>Options</text:p>
          </table:table-cell>
          <table:table-cell office:value-type="float" office:value="454" table:formula="of:=ROW(['ePO-Glossary'.B454])" table:style-name="ce1">
            <text:p>454</text:p>
          </table:table-cell>
          <table:table-cell table:number-columns-repeated="16381"/>
        </table:table-row>
        <table:table-row table:style-name="ro17">
          <table:table-cell/>
          <table:table-cell office:value-type="string" office:string-value="Options" table:formula="of:=['ePO-Glossary'.B455]" table:style-name="ce1">
            <text:p>Options</text:p>
          </table:table-cell>
          <table:table-cell office:value-type="float" office:value="455" table:formula="of:=ROW(['ePO-Glossary'.B455])" table:style-name="ce1">
            <text:p>455</text:p>
          </table:table-cell>
          <table:table-cell table:number-columns-repeated="16381"/>
        </table:table-row>
        <table:table-row table:style-name="ro17">
          <table:table-cell/>
          <table:table-cell office:value-type="string" office:string-value="Options" table:formula="of:=['ePO-Glossary'.B456]" table:style-name="ce1">
            <text:p>Options</text:p>
          </table:table-cell>
          <table:table-cell office:value-type="float" office:value="456" table:formula="of:=ROW(['ePO-Glossary'.B456])" table:style-name="ce1">
            <text:p>456</text:p>
          </table:table-cell>
          <table:table-cell table:number-columns-repeated="16381"/>
        </table:table-row>
        <table:table-row table:style-name="ro17">
          <table:table-cell/>
          <table:table-cell office:value-type="string" office:string-value="Options" table:formula="of:=['ePO-Glossary'.B457]" table:style-name="ce1">
            <text:p>Options</text:p>
          </table:table-cell>
          <table:table-cell office:value-type="float" office:value="457" table:formula="of:=ROW(['ePO-Glossary'.B457])" table:style-name="ce1">
            <text:p>457</text:p>
          </table:table-cell>
          <table:table-cell table:number-columns-repeated="16381"/>
        </table:table-row>
        <table:table-row table:style-name="ro17">
          <table:table-cell/>
          <table:table-cell office:value-type="string" office:string-value="Organisation Identifier" table:formula="of:=['ePO-Glossary'.B458]" table:style-name="ce1">
            <text:p>Organisation Identifier</text:p>
          </table:table-cell>
          <table:table-cell office:value-type="float" office:value="458" table:formula="of:=ROW(['ePO-Glossary'.B458])" table:style-name="ce1">
            <text:p>458</text:p>
          </table:table-cell>
          <table:table-cell table:number-columns-repeated="16381"/>
        </table:table-row>
        <table:table-row table:style-name="ro17">
          <table:table-cell/>
          <table:table-cell office:value-type="string" office:string-value="Organisation Identifier" table:formula="of:=['ePO-Glossary'.B459]" table:style-name="ce1">
            <text:p>Organisation Identifier</text:p>
          </table:table-cell>
          <table:table-cell office:value-type="float" office:value="459" table:formula="of:=ROW(['ePO-Glossary'.B459])" table:style-name="ce1">
            <text:p>459</text:p>
          </table:table-cell>
          <table:table-cell table:number-columns-repeated="16381"/>
        </table:table-row>
        <table:table-row table:style-name="ro17">
          <table:table-cell/>
          <table:table-cell office:value-type="string" office:string-value="Organisation Identifier" table:formula="of:=['ePO-Glossary'.B460]" table:style-name="ce1">
            <text:p>Organisation Identifier</text:p>
          </table:table-cell>
          <table:table-cell office:value-type="float" office:value="460" table:formula="of:=ROW(['ePO-Glossary'.B460])" table:style-name="ce1">
            <text:p>460</text:p>
          </table:table-cell>
          <table:table-cell table:number-columns-repeated="16381"/>
        </table:table-row>
        <table:table-row table:style-name="ro17">
          <table:table-cell/>
          <table:table-cell office:value-type="string" office:string-value="Organisation Identifier" table:formula="of:=['ePO-Glossary'.B461]" table:style-name="ce1">
            <text:p>Organisation Identifier</text:p>
          </table:table-cell>
          <table:table-cell office:value-type="float" office:value="461" table:formula="of:=ROW(['ePO-Glossary'.B461])" table:style-name="ce1">
            <text:p>461</text:p>
          </table:table-cell>
          <table:table-cell table:number-columns-repeated="16381"/>
        </table:table-row>
        <table:table-row table:style-name="ro17">
          <table:table-cell/>
          <table:table-cell office:value-type="string" office:string-value="Organisation Identifier" table:formula="of:=['ePO-Glossary'.B462]" table:style-name="ce1">
            <text:p>Organisation Identifier</text:p>
          </table:table-cell>
          <table:table-cell office:value-type="float" office:value="462" table:formula="of:=ROW(['ePO-Glossary'.B462])" table:style-name="ce1">
            <text:p>462</text:p>
          </table:table-cell>
          <table:table-cell table:number-columns-repeated="16381"/>
        </table:table-row>
        <table:table-row table:style-name="ro17">
          <table:table-cell/>
          <table:table-cell office:value-type="string" office:string-value="Organisation Identifier" table:formula="of:=['ePO-Glossary'.B463]" table:style-name="ce1">
            <text:p>Organisation Identifier</text:p>
          </table:table-cell>
          <table:table-cell office:value-type="float" office:value="463" table:formula="of:=ROW(['ePO-Glossary'.B463])" table:style-name="ce1">
            <text:p>463</text:p>
          </table:table-cell>
          <table:table-cell table:number-columns-repeated="16381"/>
        </table:table-row>
        <table:table-row table:style-name="ro17">
          <table:table-cell/>
          <table:table-cell office:value-type="string" office:string-value="Outsourced Procedure Indicator" table:formula="of:=['ePO-Glossary'.B464]" table:style-name="ce1">
            <text:p>Outsourced Procedure Indicator</text:p>
          </table:table-cell>
          <table:table-cell office:value-type="float" office:value="464" table:formula="of:=ROW(['ePO-Glossary'.B464])" table:style-name="ce1">
            <text:p>464</text:p>
          </table:table-cell>
          <table:table-cell table:number-columns-repeated="16381"/>
        </table:table-row>
        <table:table-row table:style-name="ro17">
          <table:table-cell/>
          <table:table-cell office:value-type="string" office:string-value="Outsourced Procedure Indicator" table:formula="of:=['ePO-Glossary'.B465]" table:style-name="ce1">
            <text:p>Outsourced Procedure Indicator</text:p>
          </table:table-cell>
          <table:table-cell office:value-type="float" office:value="465" table:formula="of:=ROW(['ePO-Glossary'.B465])" table:style-name="ce1">
            <text:p>465</text:p>
          </table:table-cell>
          <table:table-cell table:number-columns-repeated="16381"/>
        </table:table-row>
        <table:table-row table:style-name="ro17">
          <table:table-cell/>
          <table:table-cell office:value-type="string" office:string-value="Participant Pay" table:formula="of:=['ePO-Glossary'.B466]" table:style-name="ce1">
            <text:p>Participant Pay</text:p>
          </table:table-cell>
          <table:table-cell office:value-type="float" office:value="466" table:formula="of:=ROW(['ePO-Glossary'.B466])" table:style-name="ce1">
            <text:p>466</text:p>
          </table:table-cell>
          <table:table-cell table:number-columns-repeated="16381"/>
        </table:table-row>
        <table:table-row table:style-name="ro17">
          <table:table-cell/>
          <table:table-cell office:value-type="string" office:string-value="Participant Pay" table:formula="of:=['ePO-Glossary'.B467]" table:style-name="ce1">
            <text:p>Participant Pay</text:p>
          </table:table-cell>
          <table:table-cell office:value-type="float" office:value="467" table:formula="of:=ROW(['ePO-Glossary'.B467])" table:style-name="ce1">
            <text:p>467</text:p>
          </table:table-cell>
          <table:table-cell table:number-columns-repeated="16381"/>
        </table:table-row>
        <table:table-row table:style-name="ro17">
          <table:table-cell/>
          <table:table-cell office:value-type="string" office:string-value="Participant Pay" table:formula="of:=['ePO-Glossary'.B468]" table:style-name="ce1">
            <text:p>Participant Pay</text:p>
          </table:table-cell>
          <table:table-cell office:value-type="float" office:value="468" table:formula="of:=ROW(['ePO-Glossary'.B468])" table:style-name="ce1">
            <text:p>468</text:p>
          </table:table-cell>
          <table:table-cell table:number-columns-repeated="16381"/>
        </table:table-row>
        <table:table-row table:style-name="ro17">
          <table:table-cell/>
          <table:table-cell office:value-type="string" office:string-value="Participant Pay" table:formula="of:=['ePO-Glossary'.B469]" table:style-name="ce1">
            <text:p>Participant Pay</text:p>
          </table:table-cell>
          <table:table-cell office:value-type="float" office:value="469" table:formula="of:=ROW(['ePO-Glossary'.B469])" table:style-name="ce1">
            <text:p>469</text:p>
          </table:table-cell>
          <table:table-cell table:number-columns-repeated="16381"/>
        </table:table-row>
        <table:table-row table:style-name="ro17">
          <table:table-cell/>
          <table:table-cell office:value-type="string" office:string-value="Participants Name" table:formula="of:=['ePO-Glossary'.B470]" table:style-name="ce1">
            <text:p>Participants Name</text:p>
          </table:table-cell>
          <table:table-cell office:value-type="float" office:value="470" table:formula="of:=ROW(['ePO-Glossary'.B470])" table:style-name="ce1">
            <text:p>470</text:p>
          </table:table-cell>
          <table:table-cell table:number-columns-repeated="16381"/>
        </table:table-row>
        <table:table-row table:style-name="ro17">
          <table:table-cell/>
          <table:table-cell office:value-type="string" office:string-value="Participants Name" table:formula="of:=['ePO-Glossary'.B471]" table:style-name="ce1">
            <text:p>Participants Name</text:p>
          </table:table-cell>
          <table:table-cell office:value-type="float" office:value="471" table:formula="of:=ROW(['ePO-Glossary'.B471])" table:style-name="ce1">
            <text:p>471</text:p>
          </table:table-cell>
          <table:table-cell table:number-columns-repeated="16381"/>
        </table:table-row>
        <table:table-row table:style-name="ro17">
          <table:table-cell/>
          <table:table-cell office:value-type="string" office:string-value="Participants Name" table:formula="of:=['ePO-Glossary'.B472]" table:style-name="ce1">
            <text:p>Participants Name</text:p>
          </table:table-cell>
          <table:table-cell office:value-type="float" office:value="472" table:formula="of:=ROW(['ePO-Glossary'.B472])" table:style-name="ce1">
            <text:p>472</text:p>
          </table:table-cell>
          <table:table-cell table:number-columns-repeated="16381"/>
        </table:table-row>
        <table:table-row table:style-name="ro17">
          <table:table-cell/>
          <table:table-cell office:value-type="string" office:string-value="Participation Deadline" table:formula="of:=['ePO-Glossary'.B473]" table:style-name="ce1">
            <text:p>Participation Deadline</text:p>
          </table:table-cell>
          <table:table-cell office:value-type="float" office:value="473" table:formula="of:=ROW(['ePO-Glossary'.B473])" table:style-name="ce1">
            <text:p>473</text:p>
          </table:table-cell>
          <table:table-cell table:number-columns-repeated="16381"/>
        </table:table-row>
        <table:table-row table:style-name="ro17">
          <table:table-cell/>
          <table:table-cell office:value-type="string" office:string-value="Participation Deadline" table:formula="of:=['ePO-Glossary'.B474]" table:style-name="ce1">
            <text:p>Participation Deadline</text:p>
          </table:table-cell>
          <table:table-cell office:value-type="float" office:value="474" table:formula="of:=ROW(['ePO-Glossary'.B474])" table:style-name="ce1">
            <text:p>474</text:p>
          </table:table-cell>
          <table:table-cell table:number-columns-repeated="16381"/>
        </table:table-row>
        <table:table-row table:style-name="ro17">
          <table:table-cell/>
          <table:table-cell office:value-type="string" office:string-value="Participation Deadline" table:formula="of:=['ePO-Glossary'.B475]" table:style-name="ce1">
            <text:p>Participation Deadline</text:p>
          </table:table-cell>
          <table:table-cell office:value-type="float" office:value="475" table:formula="of:=ROW(['ePO-Glossary'.B475])" table:style-name="ce1">
            <text:p>475</text:p>
          </table:table-cell>
          <table:table-cell table:number-columns-repeated="16381"/>
        </table:table-row>
        <table:table-row table:style-name="ro17">
          <table:table-cell/>
          <table:table-cell office:value-type="string" office:string-value="Performance Conditions" table:formula="of:=['ePO-Glossary'.B476]" table:style-name="ce1">
            <text:p>Performance Conditions</text:p>
          </table:table-cell>
          <table:table-cell office:value-type="float" office:value="476" table:formula="of:=ROW(['ePO-Glossary'.B476])" table:style-name="ce1">
            <text:p>476</text:p>
          </table:table-cell>
          <table:table-cell table:number-columns-repeated="16381"/>
        </table:table-row>
        <table:table-row table:style-name="ro17">
          <table:table-cell/>
          <table:table-cell office:value-type="string" office:string-value="Performance Conditions" table:formula="of:=['ePO-Glossary'.B477]" table:style-name="ce1">
            <text:p>Performance Conditions</text:p>
          </table:table-cell>
          <table:table-cell office:value-type="float" office:value="477" table:formula="of:=ROW(['ePO-Glossary'.B477])" table:style-name="ce1">
            <text:p>477</text:p>
          </table:table-cell>
          <table:table-cell table:number-columns-repeated="16381"/>
        </table:table-row>
        <table:table-row table:style-name="ro17">
          <table:table-cell/>
          <table:table-cell office:value-type="string" office:string-value="Performance Conditions" table:formula="of:=['ePO-Glossary'.B478]" table:style-name="ce1">
            <text:p>Performance Conditions</text:p>
          </table:table-cell>
          <table:table-cell office:value-type="float" office:value="478" table:formula="of:=ROW(['ePO-Glossary'.B478])" table:style-name="ce1">
            <text:p>478</text:p>
          </table:table-cell>
          <table:table-cell table:number-columns-repeated="16381"/>
        </table:table-row>
        <table:table-row table:style-name="ro17">
          <table:table-cell/>
          <table:table-cell office:value-type="string" office:string-value="Performance Staff Qualification" table:formula="of:=['ePO-Glossary'.B479]" table:style-name="ce1">
            <text:p>Performance Staff Qualification</text:p>
          </table:table-cell>
          <table:table-cell office:value-type="float" office:value="479" table:formula="of:=ROW(['ePO-Glossary'.B479])" table:style-name="ce1">
            <text:p>479</text:p>
          </table:table-cell>
          <table:table-cell table:number-columns-repeated="16381"/>
        </table:table-row>
        <table:table-row table:style-name="ro17">
          <table:table-cell/>
          <table:table-cell office:value-type="string" office:string-value="Performance Staff Qualification" table:formula="of:=['ePO-Glossary'.B480]" table:style-name="ce1">
            <text:p>Performance Staff Qualification</text:p>
          </table:table-cell>
          <table:table-cell office:value-type="float" office:value="480" table:formula="of:=ROW(['ePO-Glossary'.B480])" table:style-name="ce1">
            <text:p>480</text:p>
          </table:table-cell>
          <table:table-cell table:number-columns-repeated="16381"/>
        </table:table-row>
        <table:table-row table:style-name="ro17">
          <table:table-cell/>
          <table:table-cell office:value-type="string" office:string-value="Personal Situation Exclusion Criterion" table:formula="of:=['ePO-Glossary'.B481]" table:style-name="ce1">
            <text:p>Personal Situation Exclusion Criterion</text:p>
          </table:table-cell>
          <table:table-cell office:value-type="float" office:value="481" table:formula="of:=ROW(['ePO-Glossary'.B481])" table:style-name="ce1">
            <text:p>481</text:p>
          </table:table-cell>
          <table:table-cell table:number-columns-repeated="16381"/>
        </table:table-row>
        <table:table-row table:style-name="ro17">
          <table:table-cell/>
          <table:table-cell office:value-type="string" office:string-value="Personal Situation Exclusion Criterion" table:formula="of:=['ePO-Glossary'.B482]" table:style-name="ce1">
            <text:p>Personal Situation Exclusion Criterion</text:p>
          </table:table-cell>
          <table:table-cell office:value-type="float" office:value="482" table:formula="of:=ROW(['ePO-Glossary'.B482])" table:style-name="ce1">
            <text:p>482</text:p>
          </table:table-cell>
          <table:table-cell table:number-columns-repeated="16381"/>
        </table:table-row>
        <table:table-row table:style-name="ro17">
          <table:table-cell/>
          <table:table-cell office:value-type="string" office:string-value="Personal Situation Exclusion Criterion" table:formula="of:=['ePO-Glossary'.B483]" table:style-name="ce1">
            <text:p>Personal Situation Exclusion Criterion</text:p>
          </table:table-cell>
          <table:table-cell office:value-type="float" office:value="483" table:formula="of:=ROW(['ePO-Glossary'.B483])" table:style-name="ce1">
            <text:p>483</text:p>
          </table:table-cell>
          <table:table-cell table:number-columns-repeated="16381"/>
        </table:table-row>
        <table:table-row table:style-name="ro17">
          <table:table-cell/>
          <table:table-cell office:value-type="string" office:string-value="Personal Situation Exclusion Criterion" table:formula="of:=['ePO-Glossary'.B484]" table:style-name="ce1">
            <text:p>Personal Situation Exclusion Criterion</text:p>
          </table:table-cell>
          <table:table-cell office:value-type="float" office:value="484" table:formula="of:=ROW(['ePO-Glossary'.B484])" table:style-name="ce1">
            <text:p>484</text:p>
          </table:table-cell>
          <table:table-cell table:number-columns-repeated="16381"/>
        </table:table-row>
        <table:table-row table:style-name="ro17">
          <table:table-cell/>
          <table:table-cell office:value-type="string" office:string-value="Phone" table:formula="of:=['ePO-Glossary'.B485]" table:style-name="ce1">
            <text:p>Phone</text:p>
          </table:table-cell>
          <table:table-cell office:value-type="float" office:value="485" table:formula="of:=ROW(['ePO-Glossary'.B485])" table:style-name="ce1">
            <text:p>485</text:p>
          </table:table-cell>
          <table:table-cell table:number-columns-repeated="16381"/>
        </table:table-row>
        <table:table-row table:style-name="ro17">
          <table:table-cell/>
          <table:table-cell office:value-type="string" office:string-value="Phone" table:formula="of:=['ePO-Glossary'.B486]" table:style-name="ce1">
            <text:p>Phone</text:p>
          </table:table-cell>
          <table:table-cell office:value-type="float" office:value="486" table:formula="of:=ROW(['ePO-Glossary'.B486])" table:style-name="ce1">
            <text:p>486</text:p>
          </table:table-cell>
          <table:table-cell table:number-columns-repeated="16381"/>
        </table:table-row>
        <table:table-row table:style-name="ro17">
          <table:table-cell/>
          <table:table-cell office:value-type="string" office:string-value="Postal Code" table:formula="of:=['ePO-Glossary'.B487]" table:style-name="ce1">
            <text:p>Postal Code</text:p>
          </table:table-cell>
          <table:table-cell office:value-type="float" office:value="487" table:formula="of:=ROW(['ePO-Glossary'.B487])" table:style-name="ce1">
            <text:p>487</text:p>
          </table:table-cell>
          <table:table-cell table:number-columns-repeated="16381"/>
        </table:table-row>
        <table:table-row table:style-name="ro17">
          <table:table-cell/>
          <table:table-cell office:value-type="string" office:string-value="Postal Code" table:formula="of:=['ePO-Glossary'.B488]" table:style-name="ce1">
            <text:p>Postal Code</text:p>
          </table:table-cell>
          <table:table-cell office:value-type="float" office:value="488" table:formula="of:=ROW(['ePO-Glossary'.B488])" table:style-name="ce1">
            <text:p>488</text:p>
          </table:table-cell>
          <table:table-cell table:number-columns-repeated="16381"/>
        </table:table-row>
        <table:table-row table:style-name="ro17">
          <table:table-cell/>
          <table:table-cell office:value-type="string" office:string-value="Preliminary Market Consultation" table:formula="of:=['ePO-Glossary'.B489]" table:style-name="ce1">
            <text:p>Preliminary Market Consultation</text:p>
          </table:table-cell>
          <table:table-cell office:value-type="float" office:value="489" table:formula="of:=ROW(['ePO-Glossary'.B489])" table:style-name="ce1">
            <text:p>489</text:p>
          </table:table-cell>
          <table:table-cell table:number-columns-repeated="16381"/>
        </table:table-row>
        <table:table-row table:style-name="ro17">
          <table:table-cell/>
          <table:table-cell office:value-type="string" office:string-value="Preliminary Market Consultation" table:formula="of:=['ePO-Glossary'.B490]" table:style-name="ce1">
            <text:p>Preliminary Market Consultation</text:p>
          </table:table-cell>
          <table:table-cell office:value-type="float" office:value="490" table:formula="of:=ROW(['ePO-Glossary'.B490])" table:style-name="ce1">
            <text:p>490</text:p>
          </table:table-cell>
          <table:table-cell table:number-columns-repeated="16381"/>
        </table:table-row>
        <table:table-row table:style-name="ro17">
          <table:table-cell/>
          <table:table-cell office:value-type="string" office:string-value="Prize Awarded" table:formula="of:=['ePO-Glossary'.B491]" table:style-name="ce1">
            <text:p>Prize Awarded</text:p>
          </table:table-cell>
          <table:table-cell office:value-type="float" office:value="491" table:formula="of:=ROW(['ePO-Glossary'.B491])" table:style-name="ce1">
            <text:p>491</text:p>
          </table:table-cell>
          <table:table-cell table:number-columns-repeated="16381"/>
        </table:table-row>
        <table:table-row table:style-name="ro17">
          <table:table-cell/>
          <table:table-cell office:value-type="string" office:string-value="Prize Awarded" table:formula="of:=['ePO-Glossary'.B492]" table:style-name="ce1">
            <text:p>Prize Awarded</text:p>
          </table:table-cell>
          <table:table-cell office:value-type="float" office:value="492" table:formula="of:=ROW(['ePO-Glossary'.B492])" table:style-name="ce1">
            <text:p>492</text:p>
          </table:table-cell>
          <table:table-cell table:number-columns-repeated="16381"/>
        </table:table-row>
        <table:table-row table:style-name="ro17">
          <table:table-cell/>
          <table:table-cell office:value-type="string" office:string-value="Prize Awarded" table:formula="of:=['ePO-Glossary'.B493]" table:style-name="ce1">
            <text:p>Prize Awarded</text:p>
          </table:table-cell>
          <table:table-cell office:value-type="float" office:value="493" table:formula="of:=ROW(['ePO-Glossary'.B493])" table:style-name="ce1">
            <text:p>493</text:p>
          </table:table-cell>
          <table:table-cell table:number-columns-repeated="16381"/>
        </table:table-row>
        <table:table-row table:style-name="ro17">
          <table:table-cell/>
          <table:table-cell office:value-type="string" office:string-value="Prize Awarded" table:formula="of:=['ePO-Glossary'.B494]" table:style-name="ce1">
            <text:p>Prize Awarded</text:p>
          </table:table-cell>
          <table:table-cell office:value-type="float" office:value="494" table:formula="of:=ROW(['ePO-Glossary'.B494])" table:style-name="ce1">
            <text:p>494</text:p>
          </table:table-cell>
          <table:table-cell table:number-columns-repeated="16381"/>
        </table:table-row>
        <table:table-row table:style-name="ro17">
          <table:table-cell/>
          <table:table-cell office:value-type="string" office:string-value="Prize Awarded" table:formula="of:=['ePO-Glossary'.B495]" table:style-name="ce1">
            <text:p>Prize Awarded</text:p>
          </table:table-cell>
          <table:table-cell office:value-type="float" office:value="495" table:formula="of:=ROW(['ePO-Glossary'.B495])" table:style-name="ce1">
            <text:p>495</text:p>
          </table:table-cell>
          <table:table-cell table:number-columns-repeated="16381"/>
        </table:table-row>
        <table:table-row table:style-name="ro17">
          <table:table-cell/>
          <table:table-cell office:value-type="string" office:string-value="Prize Awarded" table:formula="of:=['ePO-Glossary'.B496]" table:style-name="ce1">
            <text:p>Prize Awarded</text:p>
          </table:table-cell>
          <table:table-cell office:value-type="float" office:value="496" table:formula="of:=ROW(['ePO-Glossary'.B496])" table:style-name="ce1">
            <text:p>496</text:p>
          </table:table-cell>
          <table:table-cell table:number-columns-repeated="16381"/>
        </table:table-row>
        <table:table-row table:style-name="ro17">
          <table:table-cell/>
          <table:table-cell office:value-type="string" office:string-value="Prize Value" table:formula="of:=['ePO-Glossary'.B497]" table:style-name="ce1">
            <text:p>Prize Value</text:p>
          </table:table-cell>
          <table:table-cell office:value-type="float" office:value="497" table:formula="of:=ROW(['ePO-Glossary'.B497])" table:style-name="ce1">
            <text:p>497</text:p>
          </table:table-cell>
          <table:table-cell table:number-columns-repeated="16381"/>
        </table:table-row>
        <table:table-row table:style-name="ro17">
          <table:table-cell/>
          <table:table-cell office:value-type="string" office:string-value="Prize Value" table:formula="of:=['ePO-Glossary'.B498]" table:style-name="ce1">
            <text:p>Prize Value</text:p>
          </table:table-cell>
          <table:table-cell office:value-type="float" office:value="498" table:formula="of:=ROW(['ePO-Glossary'.B498])" table:style-name="ce1">
            <text:p>498</text:p>
          </table:table-cell>
          <table:table-cell table:number-columns-repeated="16381"/>
        </table:table-row>
        <table:table-row table:style-name="ro17">
          <table:table-cell/>
          <table:table-cell office:value-type="string" office:string-value="Procedure Type" table:formula="of:=['ePO-Glossary'.B499]" table:style-name="ce1">
            <text:p>Procedure Type</text:p>
          </table:table-cell>
          <table:table-cell office:value-type="float" office:value="499" table:formula="of:=ROW(['ePO-Glossary'.B499])" table:style-name="ce1">
            <text:p>499</text:p>
          </table:table-cell>
          <table:table-cell table:number-columns-repeated="16381"/>
        </table:table-row>
        <table:table-row table:style-name="ro17">
          <table:table-cell/>
          <table:table-cell office:value-type="string" office:string-value="Procedure Type" table:formula="of:=['ePO-Glossary'.B500]" table:style-name="ce1">
            <text:p>Procedure Type</text:p>
          </table:table-cell>
          <table:table-cell office:value-type="float" office:value="500" table:formula="of:=ROW(['ePO-Glossary'.B500])" table:style-name="ce1">
            <text:p>500</text:p>
          </table:table-cell>
          <table:table-cell table:number-columns-repeated="16381"/>
        </table:table-row>
        <table:table-row table:style-name="ro17">
          <table:table-cell/>
          <table:table-cell office:value-type="string" office:string-value="Procedure Type" table:formula="of:=['ePO-Glossary'.B501]" table:style-name="ce1">
            <text:p>Procedure Type</text:p>
          </table:table-cell>
          <table:table-cell office:value-type="float" office:value="501" table:formula="of:=ROW(['ePO-Glossary'.B501])" table:style-name="ce1">
            <text:p>501</text:p>
          </table:table-cell>
          <table:table-cell table:number-columns-repeated="16381"/>
        </table:table-row>
        <table:table-row table:style-name="ro17">
          <table:table-cell/>
          <table:table-cell office:value-type="string" office:string-value="Procedure Type" table:formula="of:=['ePO-Glossary'.B502]" table:style-name="ce1">
            <text:p>Procedure Type</text:p>
          </table:table-cell>
          <table:table-cell office:value-type="float" office:value="502" table:formula="of:=ROW(['ePO-Glossary'.B502])" table:style-name="ce1">
            <text:p>502</text:p>
          </table:table-cell>
          <table:table-cell table:number-columns-repeated="16381"/>
        </table:table-row>
        <table:table-row table:style-name="ro17">
          <table:table-cell/>
          <table:table-cell office:value-type="string" office:string-value="Procedure Type" table:formula="of:=['ePO-Glossary'.B503]" table:style-name="ce1">
            <text:p>Procedure Type</text:p>
          </table:table-cell>
          <table:table-cell office:value-type="float" office:value="503" table:formula="of:=ROW(['ePO-Glossary'.B503])" table:style-name="ce1">
            <text:p>503</text:p>
          </table:table-cell>
          <table:table-cell table:number-columns-repeated="16381"/>
        </table:table-row>
        <table:table-row table:style-name="ro17">
          <table:table-cell/>
          <table:table-cell office:value-type="string" office:string-value="Procedure Type" table:formula="of:=['ePO-Glossary'.B504]" table:style-name="ce1">
            <text:p>Procedure Type</text:p>
          </table:table-cell>
          <table:table-cell office:value-type="float" office:value="504" table:formula="of:=ROW(['ePO-Glossary'.B504])" table:style-name="ce1">
            <text:p>504</text:p>
          </table:table-cell>
          <table:table-cell table:number-columns-repeated="16381"/>
        </table:table-row>
        <table:table-row table:number-rows-repeated="2" table:style-name="ro17">
          <table:table-cell/>
          <table:table-cell table:number-columns-repeated="16383" table:style-name="ce1"/>
        </table:table-row>
        <table:table-row table:style-name="ro17">
          <table:table-cell/>
          <table:table-cell office:value-type="string" office:string-value="Procurement Description" table:formula="of:=['ePO-Glossary'.B505]" table:style-name="ce1">
            <text:p>Procurement Description</text:p>
          </table:table-cell>
          <table:table-cell office:value-type="float" office:value="505" table:formula="of:=ROW(['ePO-Glossary'.B505])" table:style-name="ce1">
            <text:p>505</text:p>
          </table:table-cell>
          <table:table-cell table:number-columns-repeated="16381"/>
        </table:table-row>
        <table:table-row table:style-name="ro17">
          <table:table-cell/>
          <table:table-cell office:value-type="string" office:string-value="Procurement Description" table:formula="of:=['ePO-Glossary'.B506]" table:style-name="ce1">
            <text:p>Procurement Description</text:p>
          </table:table-cell>
          <table:table-cell office:value-type="float" office:value="506" table:formula="of:=ROW(['ePO-Glossary'.B506])" table:style-name="ce1">
            <text:p>506</text:p>
          </table:table-cell>
          <table:table-cell table:number-columns-repeated="16381"/>
        </table:table-row>
        <table:table-row table:style-name="ro17">
          <table:table-cell/>
          <table:table-cell office:value-type="string" office:string-value="Procurement Description" table:formula="of:=['ePO-Glossary'.B507]" table:style-name="ce1">
            <text:p>Procurement Description</text:p>
          </table:table-cell>
          <table:table-cell office:value-type="float" office:value="507" table:formula="of:=ROW(['ePO-Glossary'.B507])" table:style-name="ce1">
            <text:p>507</text:p>
          </table:table-cell>
          <table:table-cell table:number-columns-repeated="16381"/>
        </table:table-row>
        <table:table-row table:style-name="ro17">
          <table:table-cell/>
          <table:table-cell office:value-type="string" office:string-value="Procurement Description" table:formula="of:=['ePO-Glossary'.B508]" table:style-name="ce1">
            <text:p>Procurement Description</text:p>
          </table:table-cell>
          <table:table-cell office:value-type="float" office:value="508" table:formula="of:=ROW(['ePO-Glossary'.B508])" table:style-name="ce1">
            <text:p>508</text:p>
          </table:table-cell>
          <table:table-cell table:number-columns-repeated="16381"/>
        </table:table-row>
        <table:table-row table:style-name="ro17">
          <table:table-cell/>
          <table:table-cell office:value-type="string" office:string-value="Procurement Document URL" table:formula="of:=['ePO-Glossary'.B509]" table:style-name="ce1">
            <text:p>Procurement Document URL</text:p>
          </table:table-cell>
          <table:table-cell office:value-type="float" office:value="509" table:formula="of:=ROW(['ePO-Glossary'.B509])" table:style-name="ce1">
            <text:p>509</text:p>
          </table:table-cell>
          <table:table-cell table:number-columns-repeated="16381"/>
        </table:table-row>
        <table:table-row table:style-name="ro17">
          <table:table-cell/>
          <table:table-cell office:value-type="string" office:string-value="Procurement Law" table:formula="of:=['ePO-Glossary'.B510]" table:style-name="ce1">
            <text:p>Procurement Law</text:p>
          </table:table-cell>
          <table:table-cell office:value-type="float" office:value="510" table:formula="of:=ROW(['ePO-Glossary'.B510])" table:style-name="ce1">
            <text:p>510</text:p>
          </table:table-cell>
          <table:table-cell table:number-columns-repeated="16381"/>
        </table:table-row>
        <table:table-row table:style-name="ro17">
          <table:table-cell/>
          <table:table-cell office:value-type="string" office:string-value="Procurement Law" table:formula="of:=['ePO-Glossary'.B511]" table:style-name="ce1">
            <text:p>Procurement Law</text:p>
          </table:table-cell>
          <table:table-cell office:value-type="float" office:value="511" table:formula="of:=ROW(['ePO-Glossary'.B511])" table:style-name="ce1">
            <text:p>511</text:p>
          </table:table-cell>
          <table:table-cell table:number-columns-repeated="16381"/>
        </table:table-row>
        <table:table-row table:style-name="ro17">
          <table:table-cell/>
          <table:table-cell office:value-type="string" office:string-value="Procurement Law" table:formula="of:=['ePO-Glossary'.B512]" table:style-name="ce1">
            <text:p>Procurement Law</text:p>
          </table:table-cell>
          <table:table-cell office:value-type="float" office:value="512" table:formula="of:=ROW(['ePO-Glossary'.B512])" table:style-name="ce1">
            <text:p>512</text:p>
          </table:table-cell>
          <table:table-cell table:number-columns-repeated="16381"/>
        </table:table-row>
        <table:table-row table:style-name="ro17">
          <table:table-cell/>
          <table:table-cell office:value-type="string" office:string-value="Procurement Law" table:formula="of:=['ePO-Glossary'.B513]" table:style-name="ce1">
            <text:p>Procurement Law</text:p>
          </table:table-cell>
          <table:table-cell office:value-type="float" office:value="513" table:formula="of:=ROW(['ePO-Glossary'.B513])" table:style-name="ce1">
            <text:p>513</text:p>
          </table:table-cell>
          <table:table-cell table:number-columns-repeated="16381"/>
        </table:table-row>
        <table:table-row table:style-name="ro17">
          <table:table-cell/>
          <table:table-cell office:value-type="string" office:string-value="Procurement Objects" table:formula="of:=['ePO-Glossary'.B514]" table:style-name="ce1">
            <text:p>Procurement Objects</text:p>
          </table:table-cell>
          <table:table-cell office:value-type="float" office:value="514" table:formula="of:=ROW(['ePO-Glossary'.B514])" table:style-name="ce1">
            <text:p>514</text:p>
          </table:table-cell>
          <table:table-cell table:number-columns-repeated="16381"/>
        </table:table-row>
        <table:table-row table:style-name="ro17">
          <table:table-cell/>
          <table:table-cell office:value-type="string" office:string-value="Profession" table:formula="of:=['ePO-Glossary'.B515]" table:style-name="ce1">
            <text:p>Profession</text:p>
          </table:table-cell>
          <table:table-cell office:value-type="float" office:value="515" table:formula="of:=ROW(['ePO-Glossary'.B515])" table:style-name="ce1">
            <text:p>515</text:p>
          </table:table-cell>
          <table:table-cell table:number-columns-repeated="16381"/>
        </table:table-row>
        <table:table-row table:style-name="ro17">
          <table:table-cell/>
          <table:table-cell office:value-type="string" office:string-value="Profession" table:formula="of:=['ePO-Glossary'.B516]" table:style-name="ce1">
            <text:p>Profession</text:p>
          </table:table-cell>
          <table:table-cell office:value-type="float" office:value="516" table:formula="of:=ROW(['ePO-Glossary'.B516])" table:style-name="ce1">
            <text:p>516</text:p>
          </table:table-cell>
          <table:table-cell table:number-columns-repeated="16381"/>
        </table:table-row>
        <table:table-row table:style-name="ro17">
          <table:table-cell/>
          <table:table-cell office:value-type="string" office:string-value="Publication Date" table:formula="of:=['ePO-Glossary'.B517]" table:style-name="ce1">
            <text:p>Publication Date</text:p>
          </table:table-cell>
          <table:table-cell office:value-type="float" office:value="517" table:formula="of:=ROW(['ePO-Glossary'.B517])" table:style-name="ce1">
            <text:p>517</text:p>
          </table:table-cell>
          <table:table-cell table:number-columns-repeated="16381"/>
        </table:table-row>
        <table:table-row table:style-name="ro17">
          <table:table-cell/>
          <table:table-cell office:value-type="string" office:string-value="Publication Date" table:formula="of:=['ePO-Glossary'.B518]" table:style-name="ce1">
            <text:p>Publication Date</text:p>
          </table:table-cell>
          <table:table-cell office:value-type="float" office:value="518" table:formula="of:=ROW(['ePO-Glossary'.B518])" table:style-name="ce1">
            <text:p>518</text:p>
          </table:table-cell>
          <table:table-cell table:number-columns-repeated="16381"/>
        </table:table-row>
        <table:table-row table:style-name="ro17">
          <table:table-cell/>
          <table:table-cell office:value-type="string" office:string-value="Publication Date" table:formula="of:=['ePO-Glossary'.B519]" table:style-name="ce1">
            <text:p>Publication Date</text:p>
          </table:table-cell>
          <table:table-cell office:value-type="float" office:value="519" table:formula="of:=ROW(['ePO-Glossary'.B519])" table:style-name="ce1">
            <text:p>519</text:p>
          </table:table-cell>
          <table:table-cell table:number-columns-repeated="16381"/>
        </table:table-row>
        <table:table-row table:style-name="ro17">
          <table:table-cell/>
          <table:table-cell office:value-type="string" office:string-value="Quantity And Unit" table:formula="of:=['ePO-Glossary'.B520]" table:style-name="ce1">
            <text:p>Quantity And Unit</text:p>
          </table:table-cell>
          <table:table-cell office:value-type="float" office:value="520" table:formula="of:=ROW(['ePO-Glossary'.B520])" table:style-name="ce1">
            <text:p>520</text:p>
          </table:table-cell>
          <table:table-cell table:number-columns-repeated="16381"/>
        </table:table-row>
        <table:table-row table:style-name="ro17">
          <table:table-cell/>
          <table:table-cell office:value-type="string" office:string-value="Quantity And Unit" table:formula="of:=['ePO-Glossary'.B521]" table:style-name="ce1">
            <text:p>Quantity And Unit</text:p>
          </table:table-cell>
          <table:table-cell office:value-type="float" office:value="521" table:formula="of:=ROW(['ePO-Glossary'.B521])" table:style-name="ce1">
            <text:p>521</text:p>
          </table:table-cell>
          <table:table-cell table:number-columns-repeated="16381"/>
        </table:table-row>
        <table:table-row table:style-name="ro17">
          <table:table-cell/>
          <table:table-cell office:value-type="string" office:string-value="Quantity And Unit" table:formula="of:=['ePO-Glossary'.B522]" table:style-name="ce1">
            <text:p>Quantity And Unit</text:p>
          </table:table-cell>
          <table:table-cell office:value-type="float" office:value="522" table:formula="of:=ROW(['ePO-Glossary'.B522])" table:style-name="ce1">
            <text:p>522</text:p>
          </table:table-cell>
          <table:table-cell table:number-columns-repeated="16381"/>
        </table:table-row>
        <table:table-row table:style-name="ro17">
          <table:table-cell/>
          <table:table-cell office:value-type="string" office:string-value="Reason For Non-Electronic Submission" table:formula="of:=['ePO-Glossary'.B523]" table:style-name="ce1">
            <text:p>Reason For Non-Electronic Submission</text:p>
          </table:table-cell>
          <table:table-cell office:value-type="float" office:value="523" table:formula="of:=ROW(['ePO-Glossary'.B523])" table:style-name="ce1">
            <text:p>523</text:p>
          </table:table-cell>
          <table:table-cell table:number-columns-repeated="16381"/>
        </table:table-row>
        <table:table-row table:style-name="ro17">
          <table:table-cell/>
          <table:table-cell office:value-type="string" office:string-value="Reason For Non-Electronic Submission" table:formula="of:=['ePO-Glossary'.B524]" table:style-name="ce1">
            <text:p>Reason For Non-Electronic Submission</text:p>
          </table:table-cell>
          <table:table-cell office:value-type="float" office:value="524" table:formula="of:=ROW(['ePO-Glossary'.B524])" table:style-name="ce1">
            <text:p>524</text:p>
          </table:table-cell>
          <table:table-cell table:number-columns-repeated="16381"/>
        </table:table-row>
        <table:table-row table:style-name="ro17">
          <table:table-cell/>
          <table:table-cell office:value-type="string" office:string-value="Reason For Non-Electronic Submission" table:formula="of:=['ePO-Glossary'.B525]" table:style-name="ce1">
            <text:p>Reason For Non-Electronic Submission</text:p>
          </table:table-cell>
          <table:table-cell office:value-type="float" office:value="525" table:formula="of:=ROW(['ePO-Glossary'.B525])" table:style-name="ce1">
            <text:p>525</text:p>
          </table:table-cell>
          <table:table-cell table:number-columns-repeated="16381"/>
        </table:table-row>
        <table:table-row table:style-name="ro17">
          <table:table-cell/>
          <table:table-cell office:value-type="string" office:string-value="Reason For Non-Electronic Submission" table:formula="of:=['ePO-Glossary'.B526]" table:style-name="ce1">
            <text:p>Reason For Non-Electronic Submission</text:p>
          </table:table-cell>
          <table:table-cell office:value-type="float" office:value="526" table:formula="of:=ROW(['ePO-Glossary'.B526])" table:style-name="ce1">
            <text:p>526</text:p>
          </table:table-cell>
          <table:table-cell table:number-columns-repeated="16381"/>
        </table:table-row>
        <table:table-row table:style-name="ro17">
          <table:table-cell/>
          <table:table-cell office:value-type="string" office:string-value="Reason For Non-Electronic Submission" table:formula="of:=['ePO-Glossary'.B527]" table:style-name="ce1">
            <text:p>Reason For Non-Electronic Submission</text:p>
          </table:table-cell>
          <table:table-cell office:value-type="float" office:value="527" table:formula="of:=ROW(['ePO-Glossary'.B527])" table:style-name="ce1">
            <text:p>527</text:p>
          </table:table-cell>
          <table:table-cell table:number-columns-repeated="16381"/>
        </table:table-row>
        <table:table-row table:style-name="ro17">
          <table:table-cell/>
          <table:table-cell office:value-type="string" office:string-value="Receiver Party" table:formula="of:=['ePO-Glossary'.B528]" table:style-name="ce1">
            <text:p>Receiver Party</text:p>
          </table:table-cell>
          <table:table-cell office:value-type="float" office:value="528" table:formula="of:=ROW(['ePO-Glossary'.B528])" table:style-name="ce1">
            <text:p>528</text:p>
          </table:table-cell>
          <table:table-cell table:number-columns-repeated="16381"/>
        </table:table-row>
        <table:table-row table:style-name="ro17">
          <table:table-cell/>
          <table:table-cell office:value-type="string" office:string-value="Recurrent Estimated Timing" table:formula="of:=['ePO-Glossary'.B529]" table:style-name="ce1">
            <text:p>Recurrent Estimated Timing</text:p>
          </table:table-cell>
          <table:table-cell office:value-type="float" office:value="529" table:formula="of:=ROW(['ePO-Glossary'.B529])" table:style-name="ce1">
            <text:p>529</text:p>
          </table:table-cell>
          <table:table-cell table:number-columns-repeated="16381"/>
        </table:table-row>
        <table:table-row table:style-name="ro17">
          <table:table-cell/>
          <table:table-cell office:value-type="string" office:string-value="Recurrent Estimated Timing" table:formula="of:=['ePO-Glossary'.B530]" table:style-name="ce1">
            <text:p>Recurrent Estimated Timing</text:p>
          </table:table-cell>
          <table:table-cell office:value-type="float" office:value="530" table:formula="of:=ROW(['ePO-Glossary'.B530])" table:style-name="ce1">
            <text:p>530</text:p>
          </table:table-cell>
          <table:table-cell table:number-columns-repeated="16381"/>
        </table:table-row>
        <table:table-row table:style-name="ro17">
          <table:table-cell/>
          <table:table-cell office:value-type="string" office:string-value="Recurrent Indicator" table:formula="of:=['ePO-Glossary'.B531]" table:style-name="ce1">
            <text:p>Recurrent Indicator</text:p>
          </table:table-cell>
          <table:table-cell office:value-type="float" office:value="531" table:formula="of:=ROW(['ePO-Glossary'.B531])" table:style-name="ce1">
            <text:p>531</text:p>
          </table:table-cell>
          <table:table-cell table:number-columns-repeated="16381"/>
        </table:table-row>
        <table:table-row table:style-name="ro17">
          <table:table-cell/>
          <table:table-cell office:value-type="string" office:string-value="Recurrent Indicator" table:formula="of:=['ePO-Glossary'.B532]" table:style-name="ce1">
            <text:p>Recurrent Indicator</text:p>
          </table:table-cell>
          <table:table-cell office:value-type="float" office:value="532" table:formula="of:=ROW(['ePO-Glossary'.B532])" table:style-name="ce1">
            <text:p>532</text:p>
          </table:table-cell>
          <table:table-cell table:number-columns-repeated="16381"/>
        </table:table-row>
        <table:table-row table:style-name="ro17">
          <table:table-cell/>
          <table:table-cell office:value-type="string" office:string-value="Recurrent Indicator" table:formula="of:=['ePO-Glossary'.B533]" table:style-name="ce1">
            <text:p>Recurrent Indicator</text:p>
          </table:table-cell>
          <table:table-cell office:value-type="float" office:value="533" table:formula="of:=ROW(['ePO-Glossary'.B533])" table:style-name="ce1">
            <text:p>533</text:p>
          </table:table-cell>
          <table:table-cell table:number-columns-repeated="16381"/>
        </table:table-row>
        <table:table-row table:style-name="ro17">
          <table:table-cell/>
          <table:table-cell office:value-type="string" office:string-value="Recurrent Indicator" table:formula="of:=['ePO-Glossary'.B534]" table:style-name="ce1">
            <text:p>Recurrent Indicator</text:p>
          </table:table-cell>
          <table:table-cell office:value-type="float" office:value="534" table:formula="of:=ROW(['ePO-Glossary'.B534])" table:style-name="ce1">
            <text:p>534</text:p>
          </table:table-cell>
          <table:table-cell table:number-columns-repeated="16381"/>
        </table:table-row>
        <table:table-row table:style-name="ro17">
          <table:table-cell/>
          <table:table-cell office:value-type="string" office:string-value="Recurrent Indicator" table:formula="of:=['ePO-Glossary'.B535]" table:style-name="ce1">
            <text:p>Recurrent Indicator</text:p>
          </table:table-cell>
          <table:table-cell office:value-type="float" office:value="535" table:formula="of:=ROW(['ePO-Glossary'.B535])" table:style-name="ce1">
            <text:p>535</text:p>
          </table:table-cell>
          <table:table-cell table:number-columns-repeated="16381"/>
        </table:table-row>
        <table:table-row table:style-name="ro17">
          <table:table-cell/>
          <table:table-cell office:value-type="string" office:string-value="Reduction Recourse Indicator" table:formula="of:=['ePO-Glossary'.B536]" table:style-name="ce1">
            <text:p>Reduction Recourse Indicator</text:p>
          </table:table-cell>
          <table:table-cell office:value-type="float" office:value="536" table:formula="of:=ROW(['ePO-Glossary'.B536])" table:style-name="ce1">
            <text:p>536</text:p>
          </table:table-cell>
          <table:table-cell table:number-columns-repeated="16381"/>
        </table:table-row>
        <table:table-row table:style-name="ro17">
          <table:table-cell/>
          <table:table-cell office:value-type="string" office:string-value="Reduction Recourse Indicator" table:formula="of:=['ePO-Glossary'.B537]" table:style-name="ce1">
            <text:p>Reduction Recourse Indicator</text:p>
          </table:table-cell>
          <table:table-cell office:value-type="float" office:value="537" table:formula="of:=ROW(['ePO-Glossary'.B537])" table:style-name="ce1">
            <text:p>537</text:p>
          </table:table-cell>
          <table:table-cell table:number-columns-repeated="16381"/>
        </table:table-row>
        <table:table-row table:style-name="ro17">
          <table:table-cell/>
          <table:table-cell office:value-type="string" office:string-value="Reduction Recourse Indicator" table:formula="of:=['ePO-Glossary'.B538]" table:style-name="ce1">
            <text:p>Reduction Recourse Indicator</text:p>
          </table:table-cell>
          <table:table-cell office:value-type="float" office:value="538" table:formula="of:=ROW(['ePO-Glossary'.B538])" table:style-name="ce1">
            <text:p>538</text:p>
          </table:table-cell>
          <table:table-cell table:number-columns-repeated="16381"/>
        </table:table-row>
        <table:table-row table:style-name="ro17">
          <table:table-cell/>
          <table:table-cell office:value-type="string" office:string-value="Reduction Recourse Indicator" table:formula="of:=['ePO-Glossary'.B539]" table:style-name="ce1">
            <text:p>Reduction Recourse Indicator</text:p>
          </table:table-cell>
          <table:table-cell office:value-type="float" office:value="539" table:formula="of:=ROW(['ePO-Glossary'.B539])" table:style-name="ce1">
            <text:p>539</text:p>
          </table:table-cell>
          <table:table-cell table:number-columns-repeated="16381"/>
        </table:table-row>
        <table:table-row table:style-name="ro17">
          <table:table-cell/>
          <table:table-cell office:value-type="string" office:string-value="Reduction Recourse Indicator" table:formula="of:=['ePO-Glossary'.B540]" table:style-name="ce1">
            <text:p>Reduction Recourse Indicator</text:p>
          </table:table-cell>
          <table:table-cell office:value-type="float" office:value="540" table:formula="of:=ROW(['ePO-Glossary'.B540])" table:style-name="ce1">
            <text:p>540</text:p>
          </table:table-cell>
          <table:table-cell table:number-columns-repeated="16381"/>
        </table:table-row>
        <table:table-row table:style-name="ro17">
          <table:table-cell/>
          <table:table-cell office:value-type="string" office:string-value="Reference Publication" table:formula="of:=['ePO-Glossary'.B541]" table:style-name="ce1">
            <text:p>Reference Publication</text:p>
          </table:table-cell>
          <table:table-cell office:value-type="float" office:value="541" table:formula="of:=ROW(['ePO-Glossary'.B541])" table:style-name="ce1">
            <text:p>541</text:p>
          </table:table-cell>
          <table:table-cell table:number-columns-repeated="16381"/>
        </table:table-row>
        <table:table-row table:style-name="ro17">
          <table:table-cell/>
          <table:table-cell office:value-type="string" office:string-value="Reference Publication" table:formula="of:=['ePO-Glossary'.B542]" table:style-name="ce1">
            <text:p>Reference Publication</text:p>
          </table:table-cell>
          <table:table-cell office:value-type="float" office:value="542" table:formula="of:=ROW(['ePO-Glossary'.B542])" table:style-name="ce1">
            <text:p>542</text:p>
          </table:table-cell>
          <table:table-cell table:number-columns-repeated="16381"/>
        </table:table-row>
        <table:table-row table:style-name="ro17">
          <table:table-cell/>
          <table:table-cell office:value-type="string" office:string-value="Reference Publication" table:formula="of:=['ePO-Glossary'.B543]" table:style-name="ce1">
            <text:p>Reference Publication</text:p>
          </table:table-cell>
          <table:table-cell office:value-type="float" office:value="543" table:formula="of:=ROW(['ePO-Glossary'.B543])" table:style-name="ce1">
            <text:p>543</text:p>
          </table:table-cell>
          <table:table-cell table:number-columns-repeated="16381"/>
        </table:table-row>
        <table:table-row table:style-name="ro17">
          <table:table-cell/>
          <table:table-cell office:value-type="string" office:string-value="Renewal" table:formula="of:=['ePO-Glossary'.B544]" table:style-name="ce1">
            <text:p>Renewal</text:p>
          </table:table-cell>
          <table:table-cell office:value-type="float" office:value="544" table:formula="of:=ROW(['ePO-Glossary'.B544])" table:style-name="ce1">
            <text:p>544</text:p>
          </table:table-cell>
          <table:table-cell table:number-columns-repeated="16381"/>
        </table:table-row>
        <table:table-row table:style-name="ro17">
          <table:table-cell/>
          <table:table-cell office:value-type="string" office:string-value="Renewal" table:formula="of:=['ePO-Glossary'.B545]" table:style-name="ce1">
            <text:p>Renewal</text:p>
          </table:table-cell>
          <table:table-cell office:value-type="float" office:value="545" table:formula="of:=ROW(['ePO-Glossary'.B545])" table:style-name="ce1">
            <text:p>545</text:p>
          </table:table-cell>
          <table:table-cell table:number-columns-repeated="16381"/>
        </table:table-row>
        <table:table-row table:style-name="ro17">
          <table:table-cell/>
          <table:table-cell office:value-type="string" office:string-value="Renewal" table:formula="of:=['ePO-Glossary'.B546]" table:style-name="ce1">
            <text:p>Renewal</text:p>
          </table:table-cell>
          <table:table-cell office:value-type="float" office:value="546" table:formula="of:=ROW(['ePO-Glossary'.B546])" table:style-name="ce1">
            <text:p>546</text:p>
          </table:table-cell>
          <table:table-cell table:number-columns-repeated="16381"/>
        </table:table-row>
        <table:table-row table:style-name="ro17">
          <table:table-cell/>
          <table:table-cell office:value-type="string" office:string-value="Renewal" table:formula="of:=['ePO-Glossary'.B547]" table:style-name="ce1">
            <text:p>Renewal</text:p>
          </table:table-cell>
          <table:table-cell office:value-type="float" office:value="547" table:formula="of:=ROW(['ePO-Glossary'.B547])" table:style-name="ce1">
            <text:p>547</text:p>
          </table:table-cell>
          <table:table-cell table:number-columns-repeated="16381"/>
        </table:table-row>
        <table:table-row table:style-name="ro17">
          <table:table-cell/>
          <table:table-cell office:value-type="string" office:string-value="Renewal" table:formula="of:=['ePO-Glossary'.B548]" table:style-name="ce1">
            <text:p>Renewal</text:p>
          </table:table-cell>
          <table:table-cell office:value-type="float" office:value="548" table:formula="of:=ROW(['ePO-Glossary'.B548])" table:style-name="ce1">
            <text:p>548</text:p>
          </table:table-cell>
          <table:table-cell table:number-columns-repeated="16381"/>
        </table:table-row>
        <table:table-row table:style-name="ro17">
          <table:table-cell/>
          <table:table-cell office:value-type="string" office:string-value="Renewal" table:formula="of:=['ePO-Glossary'.B549]" table:style-name="ce1">
            <text:p>Renewal</text:p>
          </table:table-cell>
          <table:table-cell office:value-type="float" office:value="549" table:formula="of:=ROW(['ePO-Glossary'.B549])" table:style-name="ce1">
            <text:p>549</text:p>
          </table:table-cell>
          <table:table-cell table:number-columns-repeated="16381"/>
        </table:table-row>
        <table:table-row table:style-name="ro17">
          <table:table-cell/>
          <table:table-cell office:value-type="string" office:string-value="Renewal" table:formula="of:=['ePO-Glossary'.B550]" table:style-name="ce1">
            <text:p>Renewal</text:p>
          </table:table-cell>
          <table:table-cell office:value-type="float" office:value="550" table:formula="of:=ROW(['ePO-Glossary'.B550])" table:style-name="ce1">
            <text:p>550</text:p>
          </table:table-cell>
          <table:table-cell table:number-columns-repeated="16381"/>
        </table:table-row>
        <table:table-row table:style-name="ro17">
          <table:table-cell/>
          <table:table-cell office:value-type="string" office:string-value="Request Information Deadline" table:formula="of:=['ePO-Glossary'.B551]" table:style-name="ce1">
            <text:p>Request Information Deadline</text:p>
          </table:table-cell>
          <table:table-cell office:value-type="float" office:value="551" table:formula="of:=ROW(['ePO-Glossary'.B551])" table:style-name="ce1">
            <text:p>551</text:p>
          </table:table-cell>
          <table:table-cell table:number-columns-repeated="16381"/>
        </table:table-row>
        <table:table-row table:style-name="ro17">
          <table:table-cell/>
          <table:table-cell office:value-type="string" office:string-value="Request Information Deadline" table:formula="of:=['ePO-Glossary'.B552]" table:style-name="ce1">
            <text:p>Request Information Deadline</text:p>
          </table:table-cell>
          <table:table-cell office:value-type="float" office:value="552" table:formula="of:=ROW(['ePO-Glossary'.B552])" table:style-name="ce1">
            <text:p>552</text:p>
          </table:table-cell>
          <table:table-cell table:number-columns-repeated="16381"/>
        </table:table-row>
        <table:table-row table:style-name="ro17">
          <table:table-cell/>
          <table:table-cell office:value-type="string" office:string-value="Request Information Deadline" table:formula="of:=['ePO-Glossary'.B553]" table:style-name="ce1">
            <text:p>Request Information Deadline</text:p>
          </table:table-cell>
          <table:table-cell office:value-type="float" office:value="553" table:formula="of:=ROW(['ePO-Glossary'.B553])" table:style-name="ce1">
            <text:p>553</text:p>
          </table:table-cell>
          <table:table-cell table:number-columns-repeated="16381"/>
        </table:table-row>
        <table:table-row table:style-name="ro17">
          <table:table-cell/>
          <table:table-cell office:value-type="string" office:string-value="Request Information Deadline" table:formula="of:=['ePO-Glossary'.B554]" table:style-name="ce1">
            <text:p>Request Information Deadline</text:p>
          </table:table-cell>
          <table:table-cell office:value-type="float" office:value="554" table:formula="of:=ROW(['ePO-Glossary'.B554])" table:style-name="ce1">
            <text:p>554</text:p>
          </table:table-cell>
          <table:table-cell table:number-columns-repeated="16381"/>
        </table:table-row>
        <table:table-row table:style-name="ro17">
          <table:table-cell/>
          <table:table-cell office:value-type="string" office:string-value="Reserved Contract" table:formula="of:=['ePO-Glossary'.B555]" table:style-name="ce1">
            <text:p>Reserved Contract</text:p>
          </table:table-cell>
          <table:table-cell office:value-type="float" office:value="555" table:formula="of:=ROW(['ePO-Glossary'.B555])" table:style-name="ce1">
            <text:p>555</text:p>
          </table:table-cell>
          <table:table-cell table:number-columns-repeated="16381"/>
        </table:table-row>
        <table:table-row table:style-name="ro17">
          <table:table-cell/>
          <table:table-cell office:value-type="string" office:string-value="Reserved Contract" table:formula="of:=['ePO-Glossary'.B556]" table:style-name="ce1">
            <text:p>Reserved Contract</text:p>
          </table:table-cell>
          <table:table-cell office:value-type="float" office:value="556" table:formula="of:=ROW(['ePO-Glossary'.B556])" table:style-name="ce1">
            <text:p>556</text:p>
          </table:table-cell>
          <table:table-cell table:number-columns-repeated="16381"/>
        </table:table-row>
        <table:table-row table:style-name="ro17">
          <table:table-cell/>
          <table:table-cell office:value-type="string" office:string-value="Reserved Contract" table:formula="of:=['ePO-Glossary'.B557]" table:style-name="ce1">
            <text:p>Reserved Contract</text:p>
          </table:table-cell>
          <table:table-cell office:value-type="float" office:value="557" table:formula="of:=ROW(['ePO-Glossary'.B557])" table:style-name="ce1">
            <text:p>557</text:p>
          </table:table-cell>
          <table:table-cell table:number-columns-repeated="16381"/>
        </table:table-row>
        <table:table-row table:style-name="ro17">
          <table:table-cell/>
          <table:table-cell office:value-type="string" office:string-value="Reserved Contract" table:formula="of:=['ePO-Glossary'.B558]" table:style-name="ce1">
            <text:p>Reserved Contract</text:p>
          </table:table-cell>
          <table:table-cell office:value-type="float" office:value="558" table:formula="of:=ROW(['ePO-Glossary'.B558])" table:style-name="ce1">
            <text:p>558</text:p>
          </table:table-cell>
          <table:table-cell table:number-columns-repeated="16381"/>
        </table:table-row>
        <table:table-row table:style-name="ro17">
          <table:table-cell/>
          <table:table-cell office:value-type="string" office:string-value="Result" table:formula="of:=['ePO-Glossary'.B559]" table:style-name="ce1">
            <text:p>Result</text:p>
          </table:table-cell>
          <table:table-cell office:value-type="float" office:value="559" table:formula="of:=ROW(['ePO-Glossary'.B559])" table:style-name="ce1">
            <text:p>559</text:p>
          </table:table-cell>
          <table:table-cell table:number-columns-repeated="16381"/>
        </table:table-row>
        <table:table-row table:style-name="ro17">
          <table:table-cell/>
          <table:table-cell office:value-type="string" office:string-value="Result" table:formula="of:=['ePO-Glossary'.B560]" table:style-name="ce1">
            <text:p>Result</text:p>
          </table:table-cell>
          <table:table-cell office:value-type="float" office:value="560" table:formula="of:=ROW(['ePO-Glossary'.B560])" table:style-name="ce1">
            <text:p>560</text:p>
          </table:table-cell>
          <table:table-cell table:number-columns-repeated="16381"/>
        </table:table-row>
        <table:table-row table:style-name="ro17">
          <table:table-cell/>
          <table:table-cell office:value-type="string" office:string-value="Revenue Value" table:formula="of:=['ePO-Glossary'.B561]" table:style-name="ce1">
            <text:p>Revenue Value</text:p>
          </table:table-cell>
          <table:table-cell office:value-type="float" office:value="561" table:formula="of:=ROW(['ePO-Glossary'.B561])" table:style-name="ce1">
            <text:p>561</text:p>
          </table:table-cell>
          <table:table-cell table:number-columns-repeated="16381"/>
        </table:table-row>
        <table:table-row table:style-name="ro17">
          <table:table-cell/>
          <table:table-cell office:value-type="string" office:string-value="Revenue Value" table:formula="of:=['ePO-Glossary'.B562]" table:style-name="ce1">
            <text:p>Revenue Value</text:p>
          </table:table-cell>
          <table:table-cell office:value-type="float" office:value="562" table:formula="of:=ROW(['ePO-Glossary'.B562])" table:style-name="ce1">
            <text:p>562</text:p>
          </table:table-cell>
          <table:table-cell table:number-columns-repeated="16381"/>
        </table:table-row>
        <table:table-row table:style-name="ro17">
          <table:table-cell/>
          <table:table-cell office:value-type="string" office:string-value="Review Information Party" table:formula="of:=['ePO-Glossary'.B563]" table:style-name="ce1">
            <text:p>Review Information Party</text:p>
          </table:table-cell>
          <table:table-cell office:value-type="float" office:value="563" table:formula="of:=ROW(['ePO-Glossary'.B563])" table:style-name="ce1">
            <text:p>563</text:p>
          </table:table-cell>
          <table:table-cell table:number-columns-repeated="16381"/>
        </table:table-row>
        <table:table-row table:style-name="ro17">
          <table:table-cell/>
          <table:table-cell office:value-type="string" office:string-value="Review Information Party" table:formula="of:=['ePO-Glossary'.B564]" table:style-name="ce1">
            <text:p>Review Information Party</text:p>
          </table:table-cell>
          <table:table-cell office:value-type="float" office:value="564" table:formula="of:=ROW(['ePO-Glossary'.B564])" table:style-name="ce1">
            <text:p>564</text:p>
          </table:table-cell>
          <table:table-cell table:number-columns-repeated="16381"/>
        </table:table-row>
        <table:table-row table:style-name="ro17">
          <table:table-cell/>
          <table:table-cell office:value-type="string" office:string-value="Rules Criteria" table:formula="of:=['ePO-Glossary'.B565]" table:style-name="ce1">
            <text:p>Rules Criteria</text:p>
          </table:table-cell>
          <table:table-cell office:value-type="float" office:value="565" table:formula="of:=ROW(['ePO-Glossary'.B565])" table:style-name="ce1">
            <text:p>565</text:p>
          </table:table-cell>
          <table:table-cell table:number-columns-repeated="16381"/>
        </table:table-row>
        <table:table-row table:style-name="ro17">
          <table:table-cell/>
          <table:table-cell office:value-type="string" office:string-value="Social Specific Services Indicator" table:formula="of:=['ePO-Glossary'.B566]" table:style-name="ce1">
            <text:p>Social Specific Services Indicator</text:p>
          </table:table-cell>
          <table:table-cell office:value-type="float" office:value="566" table:formula="of:=ROW(['ePO-Glossary'.B566])" table:style-name="ce1">
            <text:p>566</text:p>
          </table:table-cell>
          <table:table-cell table:number-columns-repeated="16381"/>
        </table:table-row>
        <table:table-row table:style-name="ro17">
          <table:table-cell/>
          <table:table-cell office:value-type="string" office:string-value="Social Specific Services Indicator" table:formula="of:=['ePO-Glossary'.B567]" table:style-name="ce1">
            <text:p>Social Specific Services Indicator</text:p>
          </table:table-cell>
          <table:table-cell office:value-type="float" office:value="567" table:formula="of:=ROW(['ePO-Glossary'.B567])" table:style-name="ce1">
            <text:p>567</text:p>
          </table:table-cell>
          <table:table-cell table:number-columns-repeated="16381"/>
        </table:table-row>
        <table:table-row table:style-name="ro17">
          <table:table-cell/>
          <table:table-cell office:value-type="string" office:string-value="Social Specific Services Indicator" table:formula="of:=['ePO-Glossary'.B568]" table:style-name="ce1">
            <text:p>Social Specific Services Indicator</text:p>
          </table:table-cell>
          <table:table-cell office:value-type="float" office:value="568" table:formula="of:=ROW(['ePO-Glossary'.B568])" table:style-name="ce1">
            <text:p>568</text:p>
          </table:table-cell>
          <table:table-cell table:number-columns-repeated="16381"/>
        </table:table-row>
        <table:table-row table:style-name="ro17">
          <table:table-cell/>
          <table:table-cell office:value-type="string" office:string-value="Social Specific Services Indicator" table:formula="of:=['ePO-Glossary'.B569]" table:style-name="ce1">
            <text:p>Social Specific Services Indicator</text:p>
          </table:table-cell>
          <table:table-cell office:value-type="float" office:value="569" table:formula="of:=ROW(['ePO-Glossary'.B569])" table:style-name="ce1">
            <text:p>569</text:p>
          </table:table-cell>
          <table:table-cell table:number-columns-repeated="16381"/>
        </table:table-row>
        <table:table-row table:style-name="ro17">
          <table:table-cell/>
          <table:table-cell office:value-type="string" office:string-value="Strategic Procurement" table:formula="of:=['ePO-Glossary'.B570]" table:style-name="ce1">
            <text:p>Strategic Procurement</text:p>
          </table:table-cell>
          <table:table-cell office:value-type="float" office:value="570" table:formula="of:=ROW(['ePO-Glossary'.B570])" table:style-name="ce1">
            <text:p>570</text:p>
          </table:table-cell>
          <table:table-cell table:number-columns-repeated="16381"/>
        </table:table-row>
        <table:table-row table:style-name="ro17">
          <table:table-cell/>
          <table:table-cell office:value-type="string" office:string-value="Strategic Procurement" table:formula="of:=['ePO-Glossary'.B571]" table:style-name="ce1">
            <text:p>Strategic Procurement</text:p>
          </table:table-cell>
          <table:table-cell office:value-type="float" office:value="571" table:formula="of:=ROW(['ePO-Glossary'.B571])" table:style-name="ce1">
            <text:p>571</text:p>
          </table:table-cell>
          <table:table-cell table:number-columns-repeated="16381"/>
        </table:table-row>
        <table:table-row table:style-name="ro17">
          <table:table-cell/>
          <table:table-cell office:value-type="string" office:string-value="Strategic Procurement" table:formula="of:=['ePO-Glossary'.B572]" table:style-name="ce1">
            <text:p>Strategic Procurement</text:p>
          </table:table-cell>
          <table:table-cell office:value-type="float" office:value="572" table:formula="of:=ROW(['ePO-Glossary'.B572])" table:style-name="ce1">
            <text:p>572</text:p>
          </table:table-cell>
          <table:table-cell table:number-columns-repeated="16381"/>
        </table:table-row>
        <table:table-row table:style-name="ro17">
          <table:table-cell/>
          <table:table-cell office:value-type="string" office:string-value="Street Address" table:formula="of:=['ePO-Glossary'.B573]" table:style-name="ce1">
            <text:p>Street Address</text:p>
          </table:table-cell>
          <table:table-cell office:value-type="float" office:value="573" table:formula="of:=ROW(['ePO-Glossary'.B573])" table:style-name="ce1">
            <text:p>573</text:p>
          </table:table-cell>
          <table:table-cell table:number-columns-repeated="16381"/>
        </table:table-row>
        <table:table-row table:style-name="ro17">
          <table:table-cell/>
          <table:table-cell office:value-type="string" office:string-value="Street Address" table:formula="of:=['ePO-Glossary'.B574]" table:style-name="ce1">
            <text:p>Street Address</text:p>
          </table:table-cell>
          <table:table-cell office:value-type="float" office:value="574" table:formula="of:=ROW(['ePO-Glossary'.B574])" table:style-name="ce1">
            <text:p>574</text:p>
          </table:table-cell>
          <table:table-cell table:number-columns-repeated="16381"/>
        </table:table-row>
        <table:table-row table:style-name="ro17">
          <table:table-cell/>
          <table:table-cell office:value-type="string" office:string-value="Street Number" table:formula="of:=['ePO-Glossary'.B575]" table:style-name="ce1">
            <text:p>Street Number</text:p>
          </table:table-cell>
          <table:table-cell office:value-type="float" office:value="575" table:formula="of:=ROW(['ePO-Glossary'.B575])" table:style-name="ce1">
            <text:p>575</text:p>
          </table:table-cell>
          <table:table-cell table:number-columns-repeated="16381"/>
        </table:table-row>
        <table:table-row table:style-name="ro17">
          <table:table-cell/>
          <table:table-cell office:value-type="string" office:string-value="Subcontract" table:formula="of:=['ePO-Glossary'.B576]" table:style-name="ce1">
            <text:p>Subcontract</text:p>
          </table:table-cell>
          <table:table-cell office:value-type="float" office:value="576" table:formula="of:=ROW(['ePO-Glossary'.B576])" table:style-name="ce1">
            <text:p>576</text:p>
          </table:table-cell>
          <table:table-cell table:number-columns-repeated="16381"/>
        </table:table-row>
        <table:table-row table:style-name="ro17">
          <table:table-cell/>
          <table:table-cell office:value-type="string" office:string-value="Subcontract" table:formula="of:=['ePO-Glossary'.B577]" table:style-name="ce1">
            <text:p>Subcontract</text:p>
          </table:table-cell>
          <table:table-cell office:value-type="float" office:value="577" table:formula="of:=ROW(['ePO-Glossary'.B577])" table:style-name="ce1">
            <text:p>577</text:p>
          </table:table-cell>
          <table:table-cell table:number-columns-repeated="16381"/>
        </table:table-row>
        <table:table-row table:style-name="ro17">
          <table:table-cell/>
          <table:table-cell office:value-type="string" office:string-value="Subcontracting Code" table:formula="of:=['ePO-Glossary'.B578]" table:style-name="ce1">
            <text:p>Subcontracting Code</text:p>
          </table:table-cell>
          <table:table-cell office:value-type="float" office:value="578" table:formula="of:=ROW(['ePO-Glossary'.B578])" table:style-name="ce1">
            <text:p>578</text:p>
          </table:table-cell>
          <table:table-cell table:number-columns-repeated="16381"/>
        </table:table-row>
        <table:table-row table:style-name="ro17">
          <table:table-cell/>
          <table:table-cell office:value-type="string" office:string-value="Subcontracting Code" table:formula="of:=['ePO-Glossary'.B579]" table:style-name="ce1">
            <text:p>Subcontracting Code</text:p>
          </table:table-cell>
          <table:table-cell office:value-type="float" office:value="579" table:formula="of:=ROW(['ePO-Glossary'.B579])" table:style-name="ce1">
            <text:p>579</text:p>
          </table:table-cell>
          <table:table-cell table:number-columns-repeated="16381"/>
        </table:table-row>
        <table:table-row table:style-name="ro17">
          <table:table-cell/>
          <table:table-cell office:value-type="string" office:string-value="Subcontracting Code" table:formula="of:=['ePO-Glossary'.B580]" table:style-name="ce1">
            <text:p>Subcontracting Code</text:p>
          </table:table-cell>
          <table:table-cell office:value-type="float" office:value="580" table:formula="of:=ROW(['ePO-Glossary'.B580])" table:style-name="ce1">
            <text:p>580</text:p>
          </table:table-cell>
          <table:table-cell table:number-columns-repeated="16381"/>
        </table:table-row>
        <table:table-row table:style-name="ro17">
          <table:table-cell/>
          <table:table-cell office:value-type="string" office:string-value="Subcontracting Part" table:formula="of:=['ePO-Glossary'.B582]" table:style-name="ce1">
            <text:p>Subcontracting Part</text:p>
          </table:table-cell>
          <table:table-cell office:value-type="float" office:value="582" table:formula="of:=ROW(['ePO-Glossary'.B582])" table:style-name="ce1">
            <text:p>582</text:p>
          </table:table-cell>
          <table:table-cell table:number-columns-repeated="16381"/>
        </table:table-row>
        <table:table-row table:style-name="ro17">
          <table:table-cell/>
          <table:table-cell office:value-type="string" office:string-value="Subcontracting Part" table:formula="of:=['ePO-Glossary'.B581]" table:style-name="ce1">
            <text:p>Subcontracting Part</text:p>
          </table:table-cell>
          <table:table-cell office:value-type="float" office:value="581" table:formula="of:=ROW(['ePO-Glossary'.B581])" table:style-name="ce1">
            <text:p>581</text:p>
          </table:table-cell>
          <table:table-cell table:number-columns-repeated="16381"/>
        </table:table-row>
        <table:table-row table:style-name="ro17">
          <table:table-cell/>
          <table:table-cell office:value-type="string" office:string-value="Subcontracting Part" table:formula="of:=['ePO-Glossary'.B583]" table:style-name="ce1">
            <text:p>Subcontracting Part</text:p>
          </table:table-cell>
          <table:table-cell office:value-type="float" office:value="583" table:formula="of:=ROW(['ePO-Glossary'.B583])" table:style-name="ce1">
            <text:p>583</text:p>
          </table:table-cell>
          <table:table-cell table:number-columns-repeated="16381"/>
        </table:table-row>
        <table:table-row table:style-name="ro17">
          <table:table-cell/>
          <table:table-cell office:value-type="string" office:string-value="Subcontracting Part" table:formula="of:=['ePO-Glossary'.B584]" table:style-name="ce1">
            <text:p>Subcontracting Part</text:p>
          </table:table-cell>
          <table:table-cell office:value-type="float" office:value="584" table:formula="of:=ROW(['ePO-Glossary'.B584])" table:style-name="ce1">
            <text:p>584</text:p>
          </table:table-cell>
          <table:table-cell table:number-columns-repeated="16381"/>
        </table:table-row>
        <table:table-row table:style-name="ro17">
          <table:table-cell/>
          <table:table-cell office:value-type="string" office:string-value="Subcontracting Part" table:formula="of:=['ePO-Glossary'.B585]" table:style-name="ce1">
            <text:p>Subcontracting Part</text:p>
          </table:table-cell>
          <table:table-cell office:value-type="float" office:value="585" table:formula="of:=ROW(['ePO-Glossary'.B585])" table:style-name="ce1">
            <text:p>585</text:p>
          </table:table-cell>
          <table:table-cell table:number-columns-repeated="16381"/>
        </table:table-row>
        <table:table-row table:style-name="ro17">
          <table:table-cell/>
          <table:table-cell office:value-type="string" office:string-value="Subcontracting Part" table:formula="of:=['ePO-Glossary'.B586]" table:style-name="ce1">
            <text:p>Subcontracting Part</text:p>
          </table:table-cell>
          <table:table-cell office:value-type="float" office:value="586" table:formula="of:=ROW(['ePO-Glossary'.B586])" table:style-name="ce1">
            <text:p>586</text:p>
          </table:table-cell>
          <table:table-cell table:number-columns-repeated="16381"/>
        </table:table-row>
        <table:table-row table:style-name="ro17">
          <table:table-cell/>
          <table:table-cell office:value-type="string" office:string-value="Subcontracting Part" table:formula="of:=['ePO-Glossary'.B587]" table:style-name="ce1">
            <text:p>Subcontracting Part</text:p>
          </table:table-cell>
          <table:table-cell office:value-type="float" office:value="587" table:formula="of:=ROW(['ePO-Glossary'.B587])" table:style-name="ce1">
            <text:p>587</text:p>
          </table:table-cell>
          <table:table-cell table:number-columns-repeated="16381"/>
        </table:table-row>
        <table:table-row table:style-name="ro17">
          <table:table-cell/>
          <table:table-cell office:value-type="string" office:string-value="Subcontracting Part" table:formula="of:=['ePO-Glossary'.B588]" table:style-name="ce1">
            <text:p>Subcontracting Part</text:p>
          </table:table-cell>
          <table:table-cell office:value-type="float" office:value="588" table:formula="of:=ROW(['ePO-Glossary'.B588])" table:style-name="ce1">
            <text:p>588</text:p>
          </table:table-cell>
          <table:table-cell table:number-columns-repeated="16381"/>
        </table:table-row>
        <table:table-row table:style-name="ro17">
          <table:table-cell/>
          <table:table-cell office:value-type="string" office:string-value="Subcontracting Part" table:formula="of:=['ePO-Glossary'.B589]" table:style-name="ce1">
            <text:p>Subcontracting Part</text:p>
          </table:table-cell>
          <table:table-cell office:value-type="float" office:value="589" table:formula="of:=ROW(['ePO-Glossary'.B589])" table:style-name="ce1">
            <text:p>589</text:p>
          </table:table-cell>
          <table:table-cell table:number-columns-repeated="16381"/>
        </table:table-row>
        <table:table-row table:style-name="ro17">
          <table:table-cell/>
          <table:table-cell office:value-type="string" office:string-value="Subcontracting Part" table:formula="of:=['ePO-Glossary'.B590]" table:style-name="ce1">
            <text:p>Subcontracting Part</text:p>
          </table:table-cell>
          <table:table-cell office:value-type="float" office:value="590" table:formula="of:=ROW(['ePO-Glossary'.B590])" table:style-name="ce1">
            <text:p>590</text:p>
          </table:table-cell>
          <table:table-cell table:number-columns-repeated="16381"/>
        </table:table-row>
        <table:table-row table:style-name="ro17">
          <table:table-cell/>
          <table:table-cell office:value-type="string" office:string-value="Subcontracting Part" table:formula="of:=['ePO-Glossary'.B591]" table:style-name="ce1">
            <text:p>Subcontracting Part</text:p>
          </table:table-cell>
          <table:table-cell office:value-type="float" office:value="591" table:formula="of:=ROW(['ePO-Glossary'.B591])" table:style-name="ce1">
            <text:p>591</text:p>
          </table:table-cell>
          <table:table-cell table:number-columns-repeated="16381"/>
        </table:table-row>
        <table:table-row table:style-name="ro17">
          <table:table-cell/>
          <table:table-cell office:value-type="string" office:string-value="Subcontracting Part" table:formula="of:=['ePO-Glossary'.B592]" table:style-name="ce1">
            <text:p>Subcontracting Part</text:p>
          </table:table-cell>
          <table:table-cell office:value-type="float" office:value="592" table:formula="of:=ROW(['ePO-Glossary'.B592])" table:style-name="ce1">
            <text:p>592</text:p>
          </table:table-cell>
          <table:table-cell table:number-columns-repeated="16381"/>
        </table:table-row>
        <table:table-row table:style-name="ro17">
          <table:table-cell/>
          <table:table-cell office:value-type="string" office:string-value="Subcontracting Part" table:formula="of:=['ePO-Glossary'.B593]" table:style-name="ce1">
            <text:p>Subcontracting Part</text:p>
          </table:table-cell>
          <table:table-cell office:value-type="float" office:value="593" table:formula="of:=ROW(['ePO-Glossary'.B593])" table:style-name="ce1">
            <text:p>593</text:p>
          </table:table-cell>
          <table:table-cell table:number-columns-repeated="16381"/>
        </table:table-row>
        <table:table-row table:style-name="ro17">
          <table:table-cell/>
          <table:table-cell office:value-type="string" office:string-value="Suitability" table:formula="of:=['ePO-Glossary'.B594]" table:style-name="ce1">
            <text:p>Suitability</text:p>
          </table:table-cell>
          <table:table-cell office:value-type="float" office:value="594" table:formula="of:=ROW(['ePO-Glossary'.B594])" table:style-name="ce1">
            <text:p>594</text:p>
          </table:table-cell>
          <table:table-cell table:number-columns-repeated="16381"/>
        </table:table-row>
        <table:table-row table:style-name="ro17">
          <table:table-cell/>
          <table:table-cell office:value-type="string" office:string-value="Suitability" table:formula="of:=['ePO-Glossary'.B595]" table:style-name="ce1">
            <text:p>Suitability</text:p>
          </table:table-cell>
          <table:table-cell office:value-type="float" office:value="595" table:formula="of:=ROW(['ePO-Glossary'.B595])" table:style-name="ce1">
            <text:p>595</text:p>
          </table:table-cell>
          <table:table-cell table:number-columns-repeated="16381"/>
        </table:table-row>
        <table:table-row table:style-name="ro17">
          <table:table-cell/>
          <table:table-cell office:value-type="string" office:string-value="Suitability" table:formula="of:=['ePO-Glossary'.B596]" table:style-name="ce1">
            <text:p>Suitability</text:p>
          </table:table-cell>
          <table:table-cell office:value-type="float" office:value="596" table:formula="of:=ROW(['ePO-Glossary'.B596])" table:style-name="ce1">
            <text:p>596</text:p>
          </table:table-cell>
          <table:table-cell table:number-columns-repeated="16381"/>
        </table:table-row>
        <table:table-row table:style-name="ro17">
          <table:table-cell/>
          <table:table-cell office:value-type="string" office:string-value="Suitability" table:formula="of:=['ePO-Glossary'.B597]" table:style-name="ce1">
            <text:p>Suitability</text:p>
          </table:table-cell>
          <table:table-cell office:value-type="float" office:value="597" table:formula="of:=ROW(['ePO-Glossary'.B597])" table:style-name="ce1">
            <text:p>597</text:p>
          </table:table-cell>
          <table:table-cell table:number-columns-repeated="16381"/>
        </table:table-row>
        <table:table-row table:style-name="ro17">
          <table:table-cell/>
          <table:table-cell office:value-type="string" office:string-value="Suitability" table:formula="of:=['ePO-Glossary'.B598]" table:style-name="ce1">
            <text:p>Suitability</text:p>
          </table:table-cell>
          <table:table-cell office:value-type="float" office:value="598" table:formula="of:=ROW(['ePO-Glossary'.B598])" table:style-name="ce1">
            <text:p>598</text:p>
          </table:table-cell>
          <table:table-cell table:number-columns-repeated="16381"/>
        </table:table-row>
        <table:table-row table:style-name="ro17">
          <table:table-cell/>
          <table:table-cell office:value-type="string" office:string-value="Supplier" table:formula="of:=['ePO-Glossary'.B599]" table:style-name="ce1">
            <text:p>Supplier</text:p>
          </table:table-cell>
          <table:table-cell office:value-type="float" office:value="599" table:formula="of:=ROW(['ePO-Glossary'.B599])" table:style-name="ce1">
            <text:p>599</text:p>
          </table:table-cell>
          <table:table-cell table:number-columns-repeated="16381"/>
        </table:table-row>
        <table:table-row table:style-name="ro17">
          <table:table-cell/>
          <table:table-cell office:value-type="string" office:string-value="Tax Party" table:formula="of:=['ePO-Glossary'.B600]" table:style-name="ce1">
            <text:p>Tax Party</text:p>
          </table:table-cell>
          <table:table-cell office:value-type="float" office:value="600" table:formula="of:=ROW(['ePO-Glossary'.B600])" table:style-name="ce1">
            <text:p>600</text:p>
          </table:table-cell>
          <table:table-cell table:number-columns-repeated="16381"/>
        </table:table-row>
        <table:table-row table:style-name="ro17">
          <table:table-cell/>
          <table:table-cell office:value-type="string" office:string-value="Tax Party" table:formula="of:=['ePO-Glossary'.B601]" table:style-name="ce1">
            <text:p>Tax Party</text:p>
          </table:table-cell>
          <table:table-cell office:value-type="float" office:value="601" table:formula="of:=ROW(['ePO-Glossary'.B601])" table:style-name="ce1">
            <text:p>601</text:p>
          </table:table-cell>
          <table:table-cell table:number-columns-repeated="16381"/>
        </table:table-row>
        <table:table-row table:style-name="ro17">
          <table:table-cell/>
          <table:table-cell office:value-type="string" office:string-value="Tax Party Address URL General" table:formula="of:=['ePO-Glossary'.B602]" table:style-name="ce1">
            <text:p>Tax Party Address URL General</text:p>
          </table:table-cell>
          <table:table-cell office:value-type="float" office:value="602" table:formula="of:=ROW(['ePO-Glossary'.B602])" table:style-name="ce1">
            <text:p>602</text:p>
          </table:table-cell>
          <table:table-cell table:number-columns-repeated="16381"/>
        </table:table-row>
        <table:table-row table:style-name="ro17">
          <table:table-cell/>
          <table:table-cell office:value-type="string" office:string-value="Tax Party Address URL General" table:formula="of:=['ePO-Glossary'.B603]" table:style-name="ce1">
            <text:p>Tax Party Address URL General</text:p>
          </table:table-cell>
          <table:table-cell office:value-type="float" office:value="603" table:formula="of:=ROW(['ePO-Glossary'.B603])" table:style-name="ce1">
            <text:p>603</text:p>
          </table:table-cell>
          <table:table-cell table:number-columns-repeated="16381"/>
        </table:table-row>
        <table:table-row table:style-name="ro17">
          <table:table-cell/>
          <table:table-cell office:value-type="string" office:string-value="Tax Party Address URL General" table:formula="of:=['ePO-Glossary'.B604]" table:style-name="ce1">
            <text:p>Tax Party Address URL General</text:p>
          </table:table-cell>
          <table:table-cell office:value-type="float" office:value="604" table:formula="of:=ROW(['ePO-Glossary'.B604])" table:style-name="ce1">
            <text:p>604</text:p>
          </table:table-cell>
          <table:table-cell table:number-columns-repeated="16381"/>
        </table:table-row>
        <table:table-row table:style-name="ro17">
          <table:table-cell/>
          <table:table-cell office:value-type="string" office:string-value="Tax Party Address URL General" table:formula="of:=['ePO-Glossary'.B605]" table:style-name="ce1">
            <text:p>Tax Party Address URL General</text:p>
          </table:table-cell>
          <table:table-cell office:value-type="float" office:value="605" table:formula="of:=ROW(['ePO-Glossary'.B605])" table:style-name="ce1">
            <text:p>605</text:p>
          </table:table-cell>
          <table:table-cell table:number-columns-repeated="16381"/>
        </table:table-row>
        <table:table-row table:style-name="ro17">
          <table:table-cell/>
          <table:table-cell office:value-type="string" office:string-value="Technical And Professional Ability" table:formula="of:=['ePO-Glossary'.B606]" table:style-name="ce1">
            <text:p>Technical And Professional Ability</text:p>
          </table:table-cell>
          <table:table-cell office:value-type="float" office:value="606" table:formula="of:=ROW(['ePO-Glossary'.B606])" table:style-name="ce1">
            <text:p>606</text:p>
          </table:table-cell>
          <table:table-cell table:number-columns-repeated="16381"/>
        </table:table-row>
        <table:table-row table:style-name="ro17">
          <table:table-cell/>
          <table:table-cell office:value-type="string" office:string-value="Technical And Professional Ability" table:formula="of:=['ePO-Glossary'.B607]" table:style-name="ce1">
            <text:p>Technical And Professional Ability</text:p>
          </table:table-cell>
          <table:table-cell office:value-type="float" office:value="607" table:formula="of:=ROW(['ePO-Glossary'.B607])" table:style-name="ce1">
            <text:p>607</text:p>
          </table:table-cell>
          <table:table-cell table:number-columns-repeated="16381"/>
        </table:table-row>
        <table:table-row table:style-name="ro17">
          <table:table-cell/>
          <table:table-cell office:value-type="string" office:string-value="Technical And Professional Ability" table:formula="of:=['ePO-Glossary'.B608]" table:style-name="ce1">
            <text:p>Technical And Professional Ability</text:p>
          </table:table-cell>
          <table:table-cell office:value-type="float" office:value="608" table:formula="of:=ROW(['ePO-Glossary'.B608])" table:style-name="ce1">
            <text:p>608</text:p>
          </table:table-cell>
          <table:table-cell table:number-columns-repeated="16381"/>
        </table:table-row>
        <table:table-row table:style-name="ro17">
          <table:table-cell/>
          <table:table-cell office:value-type="string" office:string-value="Technical And Professional Ability" table:formula="of:=['ePO-Glossary'.B609]" table:style-name="ce1">
            <text:p>Technical And Professional Ability</text:p>
          </table:table-cell>
          <table:table-cell office:value-type="float" office:value="609" table:formula="of:=ROW(['ePO-Glossary'.B609])" table:style-name="ce1">
            <text:p>609</text:p>
          </table:table-cell>
          <table:table-cell table:number-columns-repeated="16381"/>
        </table:table-row>
        <table:table-row table:style-name="ro17">
          <table:table-cell/>
          <table:table-cell office:value-type="string" office:string-value="Technical And Professional Ability" table:formula="of:=['ePO-Glossary'.B610]" table:style-name="ce1">
            <text:p>Technical And Professional Ability</text:p>
          </table:table-cell>
          <table:table-cell office:value-type="float" office:value="610" table:formula="of:=ROW(['ePO-Glossary'.B610])" table:style-name="ce1">
            <text:p>610</text:p>
          </table:table-cell>
          <table:table-cell table:number-columns-repeated="16381"/>
        </table:table-row>
        <table:table-row table:style-name="ro17">
          <table:table-cell/>
          <table:table-cell office:value-type="string" office:string-value="Technical Evaluation Criterion" table:formula="of:=['ePO-Glossary'.B611]" table:style-name="ce1">
            <text:p>Technical Evaluation Criterion</text:p>
          </table:table-cell>
          <table:table-cell office:value-type="float" office:value="611" table:formula="of:=ROW(['ePO-Glossary'.B611])" table:style-name="ce1">
            <text:p>611</text:p>
          </table:table-cell>
          <table:table-cell table:number-columns-repeated="16381"/>
        </table:table-row>
        <table:table-row table:style-name="ro17">
          <table:table-cell/>
          <table:table-cell office:value-type="string" office:string-value="Technical Evaluation Criterion" table:formula="of:=['ePO-Glossary'.B612]" table:style-name="ce1">
            <text:p>Technical Evaluation Criterion</text:p>
          </table:table-cell>
          <table:table-cell office:value-type="float" office:value="612" table:formula="of:=ROW(['ePO-Glossary'.B612])" table:style-name="ce1">
            <text:p>612</text:p>
          </table:table-cell>
          <table:table-cell table:number-columns-repeated="16381"/>
        </table:table-row>
        <table:table-row table:style-name="ro17">
          <table:table-cell/>
          <table:table-cell office:value-type="string" office:string-value="Tender Submission" table:formula="of:=['ePO-Glossary'.B613]" table:style-name="ce1">
            <text:p>Tender Submission</text:p>
          </table:table-cell>
          <table:table-cell office:value-type="float" office:value="613" table:formula="of:=ROW(['ePO-Glossary'.B613])" table:style-name="ce1">
            <text:p>613</text:p>
          </table:table-cell>
          <table:table-cell table:number-columns-repeated="16381"/>
        </table:table-row>
        <table:table-row table:style-name="ro17">
          <table:table-cell/>
          <table:table-cell office:value-type="string" office:string-value="Tender Submission" table:formula="of:=['ePO-Glossary'.B614]" table:style-name="ce1">
            <text:p>Tender Submission</text:p>
          </table:table-cell>
          <table:table-cell office:value-type="float" office:value="614" table:formula="of:=ROW(['ePO-Glossary'.B614])" table:style-name="ce1">
            <text:p>614</text:p>
          </table:table-cell>
          <table:table-cell table:number-columns-repeated="16381"/>
        </table:table-row>
        <table:table-row table:style-name="ro17">
          <table:table-cell/>
          <table:table-cell office:value-type="string" office:string-value="Tender Validity Deadline" table:formula="of:=['ePO-Glossary'.B615]" table:style-name="ce1">
            <text:p>Tender Validity Deadline</text:p>
          </table:table-cell>
          <table:table-cell office:value-type="float" office:value="615" table:formula="of:=ROW(['ePO-Glossary'.B615])" table:style-name="ce1">
            <text:p>615</text:p>
          </table:table-cell>
          <table:table-cell table:number-columns-repeated="16381"/>
        </table:table-row>
        <table:table-row table:style-name="ro17">
          <table:table-cell/>
          <table:table-cell office:value-type="string" office:string-value="Tender Validity Deadline" table:formula="of:=['ePO-Glossary'.B616]" table:style-name="ce1">
            <text:p>Tender Validity Deadline</text:p>
          </table:table-cell>
          <table:table-cell office:value-type="float" office:value="616" table:formula="of:=ROW(['ePO-Glossary'.B616])" table:style-name="ce1">
            <text:p>616</text:p>
          </table:table-cell>
          <table:table-cell table:number-columns-repeated="16381"/>
        </table:table-row>
        <table:table-row table:style-name="ro17">
          <table:table-cell/>
          <table:table-cell office:value-type="string" office:string-value="Tender Variants Awarded" table:formula="of:=['ePO-Glossary'.B617]" table:style-name="ce1">
            <text:p>Tender Variants Awarded</text:p>
          </table:table-cell>
          <table:table-cell office:value-type="float" office:value="617" table:formula="of:=ROW(['ePO-Glossary'.B617])" table:style-name="ce1">
            <text:p>617</text:p>
          </table:table-cell>
          <table:table-cell table:number-columns-repeated="16381"/>
        </table:table-row>
        <table:table-row table:style-name="ro17">
          <table:table-cell/>
          <table:table-cell office:value-type="string" office:string-value="Tender Variants Awarded" table:formula="of:=['ePO-Glossary'.B618]" table:style-name="ce1">
            <text:p>Tender Variants Awarded</text:p>
          </table:table-cell>
          <table:table-cell office:value-type="float" office:value="618" table:formula="of:=ROW(['ePO-Glossary'.B618])" table:style-name="ce1">
            <text:p>618</text:p>
          </table:table-cell>
          <table:table-cell table:number-columns-repeated="16381"/>
        </table:table-row>
        <table:table-row table:style-name="ro17">
          <table:table-cell/>
          <table:table-cell office:value-type="string" office:string-value="Tenderer" table:formula="of:=['ePO-Glossary'.B619]" table:style-name="ce1">
            <text:p>Tenderer</text:p>
          </table:table-cell>
          <table:table-cell office:value-type="float" office:value="619" table:formula="of:=ROW(['ePO-Glossary'.B619])" table:style-name="ce1">
            <text:p>619</text:p>
          </table:table-cell>
          <table:table-cell table:number-columns-repeated="16381"/>
        </table:table-row>
        <table:table-row table:style-name="ro17">
          <table:table-cell/>
          <table:table-cell office:value-type="string" office:string-value="Tenderer" table:formula="of:=['ePO-Glossary'.B620]" table:style-name="ce1">
            <text:p>Tenderer</text:p>
          </table:table-cell>
          <table:table-cell office:value-type="float" office:value="620" table:formula="of:=ROW(['ePO-Glossary'.B620])" table:style-name="ce1">
            <text:p>620</text:p>
          </table:table-cell>
          <table:table-cell table:number-columns-repeated="16381"/>
        </table:table-row>
        <table:table-row table:style-name="ro17">
          <table:table-cell/>
          <table:table-cell office:value-type="string" office:string-value="Tenderer" table:formula="of:=['ePO-Glossary'.B621]" table:style-name="ce1">
            <text:p>Tenderer</text:p>
          </table:table-cell>
          <table:table-cell office:value-type="float" office:value="621" table:formula="of:=ROW(['ePO-Glossary'.B621])" table:style-name="ce1">
            <text:p>621</text:p>
          </table:table-cell>
          <table:table-cell table:number-columns-repeated="16381"/>
        </table:table-row>
        <table:table-row table:style-name="ro17">
          <table:table-cell/>
          <table:table-cell office:value-type="string" office:string-value="Title" table:formula="of:=['ePO-Glossary'.B622]" table:style-name="ce1">
            <text:p>Title</text:p>
          </table:table-cell>
          <table:table-cell office:value-type="float" office:value="622" table:formula="of:=ROW(['ePO-Glossary'.B622])" table:style-name="ce1">
            <text:p>622</text:p>
          </table:table-cell>
          <table:table-cell table:number-columns-repeated="16381"/>
        </table:table-row>
        <table:table-row table:style-name="ro17">
          <table:table-cell/>
          <table:table-cell office:value-type="string" office:string-value="Total Value" table:formula="of:=['ePO-Glossary'.B624]" table:style-name="ce1">
            <text:p>Total Value</text:p>
          </table:table-cell>
          <table:table-cell office:value-type="float" office:value="624" table:formula="of:=ROW(['ePO-Glossary'.B624])" table:style-name="ce1">
            <text:p>624</text:p>
          </table:table-cell>
          <table:table-cell table:number-columns-repeated="16381"/>
        </table:table-row>
        <table:table-row table:style-name="ro17">
          <table:table-cell/>
          <table:table-cell office:value-type="string" office:string-value="Total Value" table:formula="of:=['ePO-Glossary'.B625]" table:style-name="ce1">
            <text:p>Total Value</text:p>
          </table:table-cell>
          <table:table-cell office:value-type="float" office:value="625" table:formula="of:=ROW(['ePO-Glossary'.B625])" table:style-name="ce1">
            <text:p>625</text:p>
          </table:table-cell>
          <table:table-cell table:number-columns-repeated="16381"/>
        </table:table-row>
        <table:table-row table:style-name="ro17">
          <table:table-cell/>
          <table:table-cell office:value-type="string" office:string-value="Total Value" table:formula="of:=['ePO-Glossary'.B623]" table:style-name="ce1">
            <text:p>Total Value</text:p>
          </table:table-cell>
          <table:table-cell office:value-type="float" office:value="623" table:formula="of:=ROW(['ePO-Glossary'.B623])" table:style-name="ce1">
            <text:p>623</text:p>
          </table:table-cell>
          <table:table-cell table:number-columns-repeated="16381"/>
        </table:table-row>
        <table:table-row table:style-name="ro17">
          <table:table-cell/>
          <table:table-cell office:value-type="string" office:string-value="Total Value" table:formula="of:=['ePO-Glossary'.B626]" table:style-name="ce1">
            <text:p>Total Value</text:p>
          </table:table-cell>
          <table:table-cell office:value-type="float" office:value="626" table:formula="of:=ROW(['ePO-Glossary'.B626])" table:style-name="ce1">
            <text:p>626</text:p>
          </table:table-cell>
          <table:table-cell table:number-columns-repeated="16381"/>
        </table:table-row>
        <table:table-row table:style-name="ro17">
          <table:table-cell/>
          <table:table-cell office:value-type="string" office:string-value="Total Value" table:formula="of:=['ePO-Glossary'.B627]" table:style-name="ce1">
            <text:p>Total Value</text:p>
          </table:table-cell>
          <table:table-cell office:value-type="float" office:value="627" table:formula="of:=ROW(['ePO-Glossary'.B627])" table:style-name="ce1">
            <text:p>627</text:p>
          </table:table-cell>
          <table:table-cell table:number-columns-repeated="16381"/>
        </table:table-row>
        <table:table-row table:style-name="ro17">
          <table:table-cell/>
          <table:table-cell office:value-type="string" office:string-value="Type Of Buyer" table:formula="of:=['ePO-Glossary'.B628]" table:style-name="ce1">
            <text:p>Type Of Buyer</text:p>
          </table:table-cell>
          <table:table-cell office:value-type="float" office:value="628" table:formula="of:=ROW(['ePO-Glossary'.B628])" table:style-name="ce1">
            <text:p>628</text:p>
          </table:table-cell>
          <table:table-cell table:number-columns-repeated="16381"/>
        </table:table-row>
        <table:table-row table:style-name="ro17">
          <table:table-cell/>
          <table:table-cell office:value-type="string" office:string-value="Type Of Buyer" table:formula="of:=['ePO-Glossary'.B629]" table:style-name="ce1">
            <text:p>Type Of Buyer</text:p>
          </table:table-cell>
          <table:table-cell office:value-type="float" office:value="629" table:formula="of:=ROW(['ePO-Glossary'.B629])" table:style-name="ce1">
            <text:p>629</text:p>
          </table:table-cell>
          <table:table-cell table:number-columns-repeated="16381"/>
        </table:table-row>
        <table:table-row table:style-name="ro17">
          <table:table-cell/>
          <table:table-cell office:value-type="string" office:string-value="Type Of Buyer" table:formula="of:=['ePO-Glossary'.B630]" table:style-name="ce1">
            <text:p>Type Of Buyer</text:p>
          </table:table-cell>
          <table:table-cell office:value-type="float" office:value="630" table:formula="of:=ROW(['ePO-Glossary'.B630])" table:style-name="ce1">
            <text:p>630</text:p>
          </table:table-cell>
          <table:table-cell table:number-columns-repeated="16381"/>
        </table:table-row>
        <table:table-row table:style-name="ro17">
          <table:table-cell/>
          <table:table-cell office:value-type="string" office:string-value="Type Of Buyer" table:formula="of:=['ePO-Glossary'.B631]" table:style-name="ce1">
            <text:p>Type Of Buyer</text:p>
          </table:table-cell>
          <table:table-cell office:value-type="float" office:value="631" table:formula="of:=ROW(['ePO-Glossary'.B631])" table:style-name="ce1">
            <text:p>631</text:p>
          </table:table-cell>
          <table:table-cell table:number-columns-repeated="16381"/>
        </table:table-row>
        <table:table-row table:style-name="ro17">
          <table:table-cell/>
          <table:table-cell office:value-type="string" office:string-value="Type Of Buyer" table:formula="of:=['ePO-Glossary'.B632]" table:style-name="ce1">
            <text:p>Type Of Buyer</text:p>
          </table:table-cell>
          <table:table-cell office:value-type="float" office:value="632" table:formula="of:=ROW(['ePO-Glossary'.B632])" table:style-name="ce1">
            <text:p>632</text:p>
          </table:table-cell>
          <table:table-cell table:number-columns-repeated="16381"/>
        </table:table-row>
        <table:table-row table:style-name="ro17">
          <table:table-cell/>
          <table:table-cell office:value-type="string" office:string-value="Type Of Buyer" table:formula="of:=['ePO-Glossary'.B633]" table:style-name="ce1">
            <text:p>Type Of Buyer</text:p>
          </table:table-cell>
          <table:table-cell office:value-type="float" office:value="633" table:formula="of:=ROW(['ePO-Glossary'.B633])" table:style-name="ce1">
            <text:p>633</text:p>
          </table:table-cell>
          <table:table-cell table:number-columns-repeated="16381"/>
        </table:table-row>
        <table:table-row table:style-name="ro17">
          <table:table-cell/>
          <table:table-cell office:value-type="string" office:string-value="Type Of Buyer" table:formula="of:=['ePO-Glossary'.B634]" table:style-name="ce1">
            <text:p>Type Of Buyer</text:p>
          </table:table-cell>
          <table:table-cell office:value-type="float" office:value="634" table:formula="of:=ROW(['ePO-Glossary'.B634])" table:style-name="ce1">
            <text:p>634</text:p>
          </table:table-cell>
          <table:table-cell table:number-columns-repeated="16381"/>
        </table:table-row>
        <table:table-row table:style-name="ro17">
          <table:table-cell/>
          <table:table-cell office:value-type="string" office:string-value="Type Of Buyer" table:formula="of:=['ePO-Glossary'.B635]" table:style-name="ce1">
            <text:p>Type Of Buyer</text:p>
          </table:table-cell>
          <table:table-cell office:value-type="float" office:value="635" table:formula="of:=ROW(['ePO-Glossary'.B635])" table:style-name="ce1">
            <text:p>635</text:p>
          </table:table-cell>
          <table:table-cell table:number-columns-repeated="16381"/>
        </table:table-row>
        <table:table-row table:style-name="ro17">
          <table:table-cell/>
          <table:table-cell office:value-type="string" office:string-value="Type Of Buyer" table:formula="of:=['ePO-Glossary'.B636]" table:style-name="ce1">
            <text:p>Type Of Buyer</text:p>
          </table:table-cell>
          <table:table-cell office:value-type="float" office:value="636" table:formula="of:=ROW(['ePO-Glossary'.B636])" table:style-name="ce1">
            <text:p>636</text:p>
          </table:table-cell>
          <table:table-cell table:number-columns-repeated="16381"/>
        </table:table-row>
        <table:table-row table:style-name="ro17">
          <table:table-cell/>
          <table:table-cell office:value-type="string" office:string-value="Type Of Buyer" table:formula="of:=['ePO-Glossary'.B637]" table:style-name="ce1">
            <text:p>Type Of Buyer</text:p>
          </table:table-cell>
          <table:table-cell office:value-type="float" office:value="637" table:formula="of:=ROW(['ePO-Glossary'.B637])" table:style-name="ce1">
            <text:p>637</text:p>
          </table:table-cell>
          <table:table-cell table:number-columns-repeated="16381"/>
        </table:table-row>
        <table:table-row table:style-name="ro17">
          <table:table-cell/>
          <table:table-cell office:value-type="string" office:string-value="Type Of Contract" table:formula="of:=['ePO-Glossary'.B638]" table:style-name="ce1">
            <text:p>Type Of Contract</text:p>
          </table:table-cell>
          <table:table-cell office:value-type="float" office:value="638" table:formula="of:=ROW(['ePO-Glossary'.B638])" table:style-name="ce1">
            <text:p>638</text:p>
          </table:table-cell>
          <table:table-cell table:number-columns-repeated="16381"/>
        </table:table-row>
        <table:table-row table:style-name="ro17">
          <table:table-cell/>
          <table:table-cell office:value-type="string" office:string-value="Type Of Contract" table:formula="of:=['ePO-Glossary'.B639]" table:style-name="ce1">
            <text:p>Type Of Contract</text:p>
          </table:table-cell>
          <table:table-cell office:value-type="float" office:value="639" table:formula="of:=ROW(['ePO-Glossary'.B639])" table:style-name="ce1">
            <text:p>639</text:p>
          </table:table-cell>
          <table:table-cell table:number-columns-repeated="16381"/>
        </table:table-row>
        <table:table-row table:style-name="ro17">
          <table:table-cell/>
          <table:table-cell office:value-type="string" office:string-value="Type Of Contract" table:formula="of:=['ePO-Glossary'.B640]" table:style-name="ce1">
            <text:p>Type Of Contract</text:p>
          </table:table-cell>
          <table:table-cell office:value-type="float" office:value="640" table:formula="of:=ROW(['ePO-Glossary'.B640])" table:style-name="ce1">
            <text:p>640</text:p>
          </table:table-cell>
          <table:table-cell table:number-columns-repeated="16381"/>
        </table:table-row>
        <table:table-row table:style-name="ro17">
          <table:table-cell/>
          <table:table-cell office:value-type="string" office:string-value="Usage ESPD Code" table:formula="of:=['ePO-Glossary'.B641]" table:style-name="ce1">
            <text:p>Usage ESPD Code</text:p>
          </table:table-cell>
          <table:table-cell office:value-type="float" office:value="641" table:formula="of:=ROW(['ePO-Glossary'.B641])" table:style-name="ce1">
            <text:p>641</text:p>
          </table:table-cell>
          <table:table-cell table:number-columns-repeated="16381"/>
        </table:table-row>
        <table:table-row table:style-name="ro17">
          <table:table-cell/>
          <table:table-cell office:value-type="string" office:string-value="Usage ESPD Code" table:formula="of:=['ePO-Glossary'.B642]" table:style-name="ce1">
            <text:p>Usage ESPD Code</text:p>
          </table:table-cell>
          <table:table-cell office:value-type="float" office:value="642" table:formula="of:=ROW(['ePO-Glossary'.B642])" table:style-name="ce1">
            <text:p>642</text:p>
          </table:table-cell>
          <table:table-cell table:number-columns-repeated="16381"/>
        </table:table-row>
        <table:table-row table:style-name="ro17">
          <table:table-cell/>
          <table:table-cell office:value-type="string" office:string-value="Usage ESPD Code" table:formula="of:=['ePO-Glossary'.B643]" table:style-name="ce1">
            <text:p>Usage ESPD Code</text:p>
          </table:table-cell>
          <table:table-cell office:value-type="float" office:value="643" table:formula="of:=ROW(['ePO-Glossary'.B643])" table:style-name="ce1">
            <text:p>643</text:p>
          </table:table-cell>
          <table:table-cell table:number-columns-repeated="16381"/>
        </table:table-row>
        <table:table-row table:style-name="ro17">
          <table:table-cell/>
          <table:table-cell office:value-type="string" office:string-value="Usage ESPD Code" table:formula="of:=['ePO-Glossary'.B644]" table:style-name="ce1">
            <text:p>Usage ESPD Code</text:p>
          </table:table-cell>
          <table:table-cell office:value-type="float" office:value="644" table:formula="of:=ROW(['ePO-Glossary'.B644])" table:style-name="ce1">
            <text:p>644</text:p>
          </table:table-cell>
          <table:table-cell table:number-columns-repeated="16381"/>
        </table:table-row>
        <table:table-row table:style-name="ro17">
          <table:table-cell/>
          <table:table-cell office:value-type="string" office:string-value="Variants Indicator" table:formula="of:=['ePO-Glossary'.B645]" table:style-name="ce1">
            <text:p>Variants Indicator</text:p>
          </table:table-cell>
          <table:table-cell office:value-type="float" office:value="645" table:formula="of:=ROW(['ePO-Glossary'.B645])" table:style-name="ce1">
            <text:p>645</text:p>
          </table:table-cell>
          <table:table-cell table:number-columns-repeated="16381"/>
        </table:table-row>
        <table:table-row table:style-name="ro17">
          <table:table-cell/>
          <table:table-cell office:value-type="string" office:string-value="Variants Indicator" table:formula="of:=['ePO-Glossary'.B646]" table:style-name="ce1">
            <text:p>Variants Indicator</text:p>
          </table:table-cell>
          <table:table-cell office:value-type="float" office:value="646" table:formula="of:=ROW(['ePO-Glossary'.B646])" table:style-name="ce1">
            <text:p>646</text:p>
          </table:table-cell>
          <table:table-cell table:number-columns-repeated="16381"/>
        </table:table-row>
        <table:table-row table:style-name="ro17">
          <table:table-cell/>
          <table:table-cell office:value-type="string" office:string-value="Variants Indicator" table:formula="of:=['ePO-Glossary'.B647]" table:style-name="ce1">
            <text:p>Variants Indicator</text:p>
          </table:table-cell>
          <table:table-cell office:value-type="float" office:value="647" table:formula="of:=ROW(['ePO-Glossary'.B647])" table:style-name="ce1">
            <text:p>647</text:p>
          </table:table-cell>
          <table:table-cell table:number-columns-repeated="16381"/>
        </table:table-row>
        <table:table-row table:style-name="ro17">
          <table:table-cell/>
          <table:table-cell office:value-type="string" office:string-value="Variants Indicator" table:formula="of:=['ePO-Glossary'.B648]" table:style-name="ce1">
            <text:p>Variants Indicator</text:p>
          </table:table-cell>
          <table:table-cell office:value-type="float" office:value="648" table:formula="of:=ROW(['ePO-Glossary'.B648])" table:style-name="ce1">
            <text:p>648</text:p>
          </table:table-cell>
          <table:table-cell table:number-columns-repeated="16381"/>
        </table:table-row>
        <table:table-row table:style-name="ro17">
          <table:table-cell/>
          <table:table-cell office:value-type="string" office:string-value="Variants Indicator" table:formula="of:=['ePO-Glossary'.B649]" table:style-name="ce1">
            <text:p>Variants Indicator</text:p>
          </table:table-cell>
          <table:table-cell office:value-type="float" office:value="649" table:formula="of:=ROW(['ePO-Glossary'.B649])" table:style-name="ce1">
            <text:p>649</text:p>
          </table:table-cell>
          <table:table-cell table:number-columns-repeated="16381"/>
        </table:table-row>
        <table:table-row table:style-name="ro17">
          <table:table-cell/>
          <table:table-cell office:value-type="string" office:string-value="Variants Indicator" table:formula="of:=['ePO-Glossary'.B650]" table:style-name="ce1">
            <text:p>Variants Indicator</text:p>
          </table:table-cell>
          <table:table-cell office:value-type="float" office:value="650" table:formula="of:=ROW(['ePO-Glossary'.B650])" table:style-name="ce1">
            <text:p>650</text:p>
          </table:table-cell>
          <table:table-cell table:number-columns-repeated="16381"/>
        </table:table-row>
        <table:table-row table:style-name="ro17">
          <table:table-cell/>
          <table:table-cell office:value-type="string" office:string-value="Winner" table:formula="of:=['ePO-Glossary'.B651]" table:style-name="ce1">
            <text:p>Winner</text:p>
          </table:table-cell>
          <table:table-cell office:value-type="float" office:value="651" table:formula="of:=ROW(['ePO-Glossary'.B651])" table:style-name="ce1">
            <text:p>651</text:p>
          </table:table-cell>
          <table:table-cell table:number-columns-repeated="16381"/>
        </table:table-row>
        <table:table-row table:style-name="ro17">
          <table:table-cell/>
          <table:table-cell office:value-type="string" office:string-value="Winner Rank" table:formula="of:=['ePO-Glossary'.B652]" table:style-name="ce1">
            <text:p>Winner Rank</text:p>
          </table:table-cell>
          <table:table-cell office:value-type="float" office:value="652" table:formula="of:=ROW(['ePO-Glossary'.B652])" table:style-name="ce1">
            <text:p>652</text:p>
          </table:table-cell>
          <table:table-cell table:number-columns-repeated="16381"/>
        </table:table-row>
        <table:table-row table:style-name="ro17">
          <table:table-cell/>
          <table:table-cell office:value-type="string" office:string-value="Winner Rank" table:formula="of:=['ePO-Glossary'.B653]" table:style-name="ce1">
            <text:p>Winner Rank</text:p>
          </table:table-cell>
          <table:table-cell office:value-type="float" office:value="653" table:formula="of:=ROW(['ePO-Glossary'.B653])" table:style-name="ce1">
            <text:p>653</text:p>
          </table:table-cell>
          <table:table-cell table:number-columns-repeated="16381"/>
        </table:table-row>
        <table:table-row table:style-name="ro17">
          <table:table-cell/>
          <table:table-cell office:value-type="string" office:string-value="Winner Rank" table:formula="of:=['ePO-Glossary'.B654]" table:style-name="ce1">
            <text:p>Winner Rank</text:p>
          </table:table-cell>
          <table:table-cell office:value-type="float" office:value="654" table:formula="of:=ROW(['ePO-Glossary'.B654])" table:style-name="ce1">
            <text:p>654</text:p>
          </table:table-cell>
          <table:table-cell table:number-columns-repeated="16381"/>
        </table:table-row>
        <table:table-row table:style-name="ro17">
          <table:table-cell/>
          <table:table-cell office:value-type="float" office:value="0" table:formula="of:=['ePO-Glossary'.B655]" table:style-name="ce1">
            <text:p>0</text:p>
          </table:table-cell>
          <table:table-cell table:number-columns-repeated="16382" table:style-name="ce1"/>
        </table:table-row>
        <table:table-row table:style-name="ro17">
          <table:table-cell/>
          <table:table-cell office:value-type="float" office:value="0" table:formula="of:=['ePO-Glossary'.B656]" table:style-name="ce1">
            <text:p>0</text:p>
          </table:table-cell>
          <table:table-cell table:number-columns-repeated="16382" table:style-name="ce1"/>
        </table:table-row>
        <table:table-row table:style-name="ro17">
          <table:table-cell/>
          <table:table-cell office:value-type="float" office:value="0" table:formula="of:=['ePO-Glossary'.B657]" table:style-name="ce1">
            <text:p>0</text:p>
          </table:table-cell>
          <table:table-cell table:number-columns-repeated="16382" table:style-name="ce1"/>
        </table:table-row>
        <table:table-row table:style-name="ro17">
          <table:table-cell/>
          <table:table-cell office:value-type="float" office:value="0" table:formula="of:=['ePO-Glossary'.B658]" table:style-name="ce1">
            <text:p>0</text:p>
          </table:table-cell>
          <table:table-cell table:number-columns-repeated="16382" table:style-name="ce1"/>
        </table:table-row>
        <table:table-row table:style-name="ro17">
          <table:table-cell/>
          <table:table-cell office:value-type="float" office:value="0" table:formula="of:=['ePO-Glossary'.B659]" table:style-name="ce1">
            <text:p>0</text:p>
          </table:table-cell>
          <table:table-cell table:number-columns-repeated="16382" table:style-name="ce1"/>
        </table:table-row>
        <table:table-row table:style-name="ro17">
          <table:table-cell/>
          <table:table-cell office:value-type="float" office:value="0" table:formula="of:=['ePO-Glossary'.B660]" table:style-name="ce1">
            <text:p>0</text:p>
          </table:table-cell>
          <table:table-cell table:number-columns-repeated="16382" table:style-name="ce1"/>
        </table:table-row>
        <table:table-row table:style-name="ro17">
          <table:table-cell/>
          <table:table-cell office:value-type="float" office:value="0" table:formula="of:=['ePO-Glossary'.B661]" table:style-name="ce1">
            <text:p>0</text:p>
          </table:table-cell>
          <table:table-cell table:number-columns-repeated="16382" table:style-name="ce1"/>
        </table:table-row>
        <table:table-row table:style-name="ro17">
          <table:table-cell/>
          <table:table-cell office:value-type="float" office:value="0" table:formula="of:=['ePO-Glossary'.B662]" table:style-name="ce1">
            <text:p>0</text:p>
          </table:table-cell>
          <table:table-cell table:number-columns-repeated="16382" table:style-name="ce1"/>
        </table:table-row>
        <table:table-row table:style-name="ro17">
          <table:table-cell/>
          <table:table-cell office:value-type="float" office:value="0" table:formula="of:=['ePO-Glossary'.B663]" table:style-name="ce1">
            <text:p>0</text:p>
          </table:table-cell>
          <table:table-cell table:number-columns-repeated="16382" table:style-name="ce1"/>
        </table:table-row>
        <table:table-row table:style-name="ro17">
          <table:table-cell/>
          <table:table-cell office:value-type="float" office:value="0" table:formula="of:=['ePO-Glossary'.B664]" table:style-name="ce1">
            <text:p>0</text:p>
          </table:table-cell>
          <table:table-cell table:number-columns-repeated="16382" table:style-name="ce1"/>
        </table:table-row>
        <table:table-row table:style-name="ro17">
          <table:table-cell/>
          <table:table-cell office:value-type="float" office:value="0" table:formula="of:=['ePO-Glossary'.B665]" table:style-name="ce1">
            <text:p>0</text:p>
          </table:table-cell>
          <table:table-cell table:number-columns-repeated="16382" table:style-name="ce1"/>
        </table:table-row>
        <table:table-row table:style-name="ro17">
          <table:table-cell/>
          <table:table-cell office:value-type="float" office:value="0" table:formula="of:=['ePO-Glossary'.B666]" table:style-name="ce1">
            <text:p>0</text:p>
          </table:table-cell>
          <table:table-cell table:number-columns-repeated="16382" table:style-name="ce1"/>
        </table:table-row>
        <table:table-row table:style-name="ro17">
          <table:table-cell/>
          <table:table-cell office:value-type="float" office:value="0" table:formula="of:=['ePO-Glossary'.B667]" table:style-name="ce1">
            <text:p>0</text:p>
          </table:table-cell>
          <table:table-cell table:number-columns-repeated="16382" table:style-name="ce1"/>
        </table:table-row>
        <table:table-row table:style-name="ro17">
          <table:table-cell/>
          <table:table-cell office:value-type="float" office:value="0" table:formula="of:=['ePO-Glossary'.B668]" table:style-name="ce1">
            <text:p>0</text:p>
          </table:table-cell>
          <table:table-cell table:number-columns-repeated="16382" table:style-name="ce1"/>
        </table:table-row>
        <table:table-row table:style-name="ro17">
          <table:table-cell/>
          <table:table-cell office:value-type="float" office:value="0" table:formula="of:=['ePO-Glossary'.B669]" table:style-name="ce1">
            <text:p>0</text:p>
          </table:table-cell>
          <table:table-cell table:number-columns-repeated="16382"/>
        </table:table-row>
        <table:table-row table:style-name="ro17">
          <table:table-cell/>
          <table:table-cell office:value-type="float" office:value="0" table:formula="of:=['ePO-Glossary'.B670]" table:style-name="ce1">
            <text:p>0</text:p>
          </table:table-cell>
          <table:table-cell table:number-columns-repeated="16382"/>
        </table:table-row>
        <table:table-row table:style-name="ro17">
          <table:table-cell/>
          <table:table-cell office:value-type="float" office:value="0" table:formula="of:=['ePO-Glossary'.B671]" table:style-name="ce1">
            <text:p>0</text:p>
          </table:table-cell>
          <table:table-cell table:number-columns-repeated="16382"/>
        </table:table-row>
        <table:table-row table:style-name="ro17">
          <table:table-cell/>
          <table:table-cell office:value-type="float" office:value="0" table:formula="of:=['ePO-Glossary'.B672]" table:style-name="ce1">
            <text:p>0</text:p>
          </table:table-cell>
          <table:table-cell table:number-columns-repeated="16382"/>
        </table:table-row>
        <table:table-row table:style-name="ro17">
          <table:table-cell/>
          <table:table-cell office:value-type="float" office:value="0" table:formula="of:=['ePO-Glossary'.B673]" table:style-name="ce1">
            <text:p>0</text:p>
          </table:table-cell>
          <table:table-cell table:number-columns-repeated="16382"/>
        </table:table-row>
        <table:table-row table:style-name="ro17">
          <table:table-cell/>
          <table:table-cell office:value-type="float" office:value="0" table:formula="of:=['ePO-Glossary'.B674]" table:style-name="ce1">
            <text:p>0</text:p>
          </table:table-cell>
          <table:table-cell table:number-columns-repeated="16382"/>
        </table:table-row>
        <table:table-row table:style-name="ro17">
          <table:table-cell/>
          <table:table-cell office:value-type="float" office:value="0" table:formula="of:=['ePO-Glossary'.B675]" table:style-name="ce1">
            <text:p>0</text:p>
          </table:table-cell>
          <table:table-cell table:number-columns-repeated="16382"/>
        </table:table-row>
        <table:table-row table:style-name="ro17">
          <table:table-cell/>
          <table:table-cell office:value-type="float" office:value="0" table:formula="of:=['ePO-Glossary'.B676]" table:style-name="ce1">
            <text:p>0</text:p>
          </table:table-cell>
          <table:table-cell table:number-columns-repeated="16382"/>
        </table:table-row>
        <table:table-row table:style-name="ro17">
          <table:table-cell/>
          <table:table-cell office:value-type="float" office:value="0" table:formula="of:=['ePO-Glossary'.B677]" table:style-name="ce1">
            <text:p>0</text:p>
          </table:table-cell>
          <table:table-cell table:number-columns-repeated="16382"/>
        </table:table-row>
        <table:table-row table:style-name="ro17">
          <table:table-cell/>
          <table:table-cell office:value-type="float" office:value="0" table:formula="of:=['ePO-Glossary'.B678]" table:style-name="ce1">
            <text:p>0</text:p>
          </table:table-cell>
          <table:table-cell table:number-columns-repeated="16382"/>
        </table:table-row>
        <table:table-row table:style-name="ro17">
          <table:table-cell/>
          <table:table-cell office:value-type="float" office:value="0" table:formula="of:=['ePO-Glossary'.B679]" table:style-name="ce1">
            <text:p>0</text:p>
          </table:table-cell>
          <table:table-cell table:number-columns-repeated="16382"/>
        </table:table-row>
        <table:table-row table:style-name="ro17">
          <table:table-cell/>
          <table:table-cell office:value-type="float" office:value="0" table:formula="of:=['ePO-Glossary'.B680]" table:style-name="ce1">
            <text:p>0</text:p>
          </table:table-cell>
          <table:table-cell table:number-columns-repeated="16382"/>
        </table:table-row>
        <table:table-row table:style-name="ro17">
          <table:table-cell/>
          <table:table-cell office:value-type="float" office:value="0" table:formula="of:=['ePO-Glossary'.B681]" table:style-name="ce1">
            <text:p>0</text:p>
          </table:table-cell>
          <table:table-cell table:number-columns-repeated="16382"/>
        </table:table-row>
        <table:table-row table:style-name="ro17">
          <table:table-cell/>
          <table:table-cell office:value-type="float" office:value="0" table:formula="of:=['ePO-Glossary'.B682]" table:style-name="ce1">
            <text:p>0</text:p>
          </table:table-cell>
          <table:table-cell table:number-columns-repeated="16382"/>
        </table:table-row>
        <table:table-row table:number-rows-repeated="1047890" table:style-name="ro20">
          <table:table-cell table:number-columns-repeated="16384"/>
        </table:table-row>
      </table:table>
      <table:named-expressions>
        <table:named-expression table:name="EnvironmentalPartyandEmploymentParty" table:expression="of:=&quot;'epo-glossary'.#ref!&quot;" table:base-cell-address="e-Forms_Foundational.$A$1"/>
        <table:named-expression table:name="Process" table:expression="of:=&quot;'epo-glossary'.#ref!&quot;" table:base-cell-address="e-Forms_Foundational.$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Cambria" svg:font-family="Cambria"/>
    <style:font-face style:name="Inconsolata" svg:font-family="Inconsolata"/>
  </office:font-face-decls>
  <office:styles>
    <number:number-style style:name="N0">
      <number:number number:min-integer-digits="1"/>
    </number:number-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cf1" style:family="table-cell" style:data-style-name="N0">
      <style:table-cell-properties style:vertical-align="automatic" fo:background-color="#92D050"/>
    </style:style>
    <style:style style:name="cf2" style:family="table-cell" style:data-style-name="N0">
      <style:table-cell-properties style:vertical-align="automatic" fo:background-color="#B7E1CD"/>
    </style:style>
    <style:style style:name="cf3" style:family="table-cell" style:data-style-name="N0">
      <style:table-cell-properties style:vertical-align="automatic" fo:background-color="#A5E163"/>
    </style:style>
    <style:style style:name="cf4" style:family="table-cell" style:data-style-name="N0">
      <style:table-cell-properties style:vertical-align="automatic" fo:background-color="#FFEB9C"/>
      <style:text-properties fo:color="#9C6500"/>
    </style:style>
    <style:style style:name="cf5" style:family="table-cell" style:data-style-name="N0">
      <style:table-cell-properties style:vertical-align="automatic" fo:background-color="#C6EFCE"/>
      <style:text-properties fo:color="#006100"/>
    </style:style>
    <style:style style:name="cf6" style:family="table-cell" style:data-style-name="N0">
      <style:table-cell-properties style:vertical-align="automatic" fo:background-color="#FFC7CE"/>
      <style:text-properties fo:color="#9C0006"/>
    </style:style>
    <style:style style:name="cf7" style:family="table-cell" style:data-style-name="N0">
      <style:table-cell-properties fo:background-color="#C6EFCE"/>
      <style:text-properties fo:color="#006100"/>
    </style:style>
    <style:style style:name="cf8" style:family="table-cell" style:data-style-name="N0">
      <style:table-cell-properties fo:background-color="#FFEB9C"/>
      <style:text-properties fo:color="#9C6500"/>
    </style:style>
    <style:style style:name="cf9" style:family="table-cell" style:data-style-name="N0">
      <style:table-cell-properties fo:background-color="#FFC7CE"/>
      <style:text-properties fo:color="#9C0006"/>
    </style:style>
    <style:style style:name="ConditionalStyle_1" style:family="table-cell" style:data-style-name="N0">
      <style:table-cell-properties style:vertical-align="automatic" fo:background-color="#92D050"/>
    </style:style>
    <style:style style:name="Entrada" style:family="table-cell" style:data-style-name="N0">
      <style:table-cell-properties fo:border="thin solid #7F7F7F" style:vertical-align="automatic" fo:background-color="#FFCC99"/>
      <style:text-properties fo:color="#3F3F76" style:font-name="Calibri" style:font-name-asian="Calibri" style:font-name-complex="Calibri"/>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iperv_237_nculo" style:display-name="Hipervínculo" style:family="table-cell" style:data-style-name="N0">
      <style:table-cell-properties style:vertical-align="automatic" fo:background-color="transparent"/>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983858267716535in" fo:margin-bottom="0.983858267716535in" fo:margin-left="0.748031496062992in" fo:margin-right="0.748031496062992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nric Staromiejski Torregrosa</meta:initial-creator>
    <dc:creator>Maria Font Sanchez</dc:creator>
    <meta:creation-date>2018-03-03T10:58:27Z</meta:creation-date>
    <dc:date>2018-03-13T07:53:52Z</dc:date>
    <meta:editing-cycles>5</meta:editing-cycles>
    <meta:editing-duration>PT2624S</meta:editing-duration>
  </office:meta>
</office:document-meta>
</file>